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modern" style:font-pitch="fixed"/>
    <style:font-face style:name="Arial" svg:font-family="Arial" style:font-family-generic="swiss" style:font-pitch="variable"/>
    <style:font-face style:name="Consolas" svg:font-family="Consolas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08in"/>
    </style:style>
    <style:style style:name="co2" style:family="table-column">
      <style:table-column-properties fo:break-before="auto" style:column-width="1.2016in"/>
    </style:style>
    <style:style style:name="co3" style:family="table-column">
      <style:table-column-properties fo:break-before="auto" style:column-width="1.739in"/>
    </style:style>
    <style:style style:name="co4" style:family="table-column">
      <style:table-column-properties fo:break-before="auto" style:column-width="2.0118in"/>
    </style:style>
    <style:style style:name="co5" style:family="table-column">
      <style:table-column-properties fo:break-before="auto" style:column-width="0.2752in"/>
    </style:style>
    <style:style style:name="co6" style:family="table-column">
      <style:table-column-properties fo:break-before="auto" style:column-width="0.9299in"/>
    </style:style>
    <style:style style:name="co7" style:family="table-column">
      <style:table-column-properties fo:break-before="auto" style:column-width="1.6654in"/>
    </style:style>
    <style:style style:name="co8" style:family="table-column">
      <style:table-column-properties fo:break-before="auto" style:column-width="6.4327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2839in"/>
    </style:style>
    <style:style style:name="co11" style:family="table-column">
      <style:table-column-properties fo:break-before="auto" style:column-width="0.1in"/>
    </style:style>
    <style:style style:name="co12" style:family="table-column">
      <style:table-column-properties fo:break-before="auto" style:column-width="1.4in"/>
    </style:style>
    <style:style style:name="co13" style:family="table-column">
      <style:table-column-properties fo:break-before="auto" style:column-width="0.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1in"/>
    </style:style>
    <style:style style:name="co16" style:family="table-column">
      <style:table-column-properties fo:break-before="auto" style:column-width="0.2071in"/>
    </style:style>
    <style:style style:name="co17" style:family="table-column">
      <style:table-column-properties fo:break-before="auto" style:column-width="1.1925in"/>
    </style:style>
    <style:style style:name="co18" style:family="table-column">
      <style:table-column-properties fo:break-before="auto" style:column-width="2.4598in"/>
    </style:style>
    <style:style style:name="co19" style:family="table-column">
      <style:table-column-properties fo:break-before="auto" style:column-width="1.7in"/>
    </style:style>
    <style:style style:name="co20" style:family="table-column">
      <style:table-column-properties fo:break-before="auto" style:column-width="0.7in"/>
    </style:style>
    <style:style style:name="co21" style:family="table-column">
      <style:table-column-properties fo:break-before="auto" style:column-width="0.6in"/>
    </style:style>
    <style:style style:name="co22" style:family="table-column">
      <style:table-column-properties fo:break-before="auto" style:column-width="0.5in"/>
    </style:style>
    <style:style style:name="co23" style:family="table-column">
      <style:table-column-properties fo:break-before="auto" style:column-width="0.1984in"/>
    </style:style>
    <style:style style:name="co24" style:family="table-column">
      <style:table-column-properties fo:break-before="auto" style:column-width="0.2in"/>
    </style:style>
    <style:style style:name="co25" style:family="table-column">
      <style:table-column-properties fo:break-before="auto" style:column-width="1in"/>
    </style:style>
    <style:style style:name="co26" style:family="table-column">
      <style:table-column-properties fo:break-before="auto" style:column-width="2.5in"/>
    </style:style>
    <style:style style:name="co27" style:family="table-column">
      <style:table-column-properties fo:break-before="auto" style:column-width="1.422in"/>
    </style:style>
    <style:style style:name="co28" style:family="table-column">
      <style:table-column-properties fo:break-before="auto" style:column-width="1.3126in"/>
    </style:style>
    <style:style style:name="co29" style:family="table-column">
      <style:table-column-properties fo:break-before="auto" style:column-width="1.1382in"/>
    </style:style>
    <style:style style:name="co30" style:family="table-column">
      <style:table-column-properties fo:break-before="auto" style:column-width="2.9819in"/>
    </style:style>
    <style:style style:name="co31" style:family="table-column">
      <style:table-column-properties fo:break-before="auto" style:column-width="0.3in"/>
    </style:style>
    <style:style style:name="co32" style:family="table-column">
      <style:table-column-properties fo:break-before="auto" style:column-width="1.072in"/>
    </style:style>
    <style:style style:name="ro1" style:family="table-row">
      <style:table-row-properties style:row-height="0.2098in" fo:break-before="auto" style:use-optimal-row-height="fals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1882in" fo:break-before="auto" style:use-optimal-row-height="false"/>
    </style:style>
    <style:style style:name="ro5" style:family="table-row">
      <style:table-row-properties style:row-height="0.1772in" fo:break-before="auto" style:use-optimal-row-height="false"/>
    </style:style>
    <style:style style:name="ro6" style:family="table-row">
      <style:table-row-properties style:row-height="0.2398in" fo:break-before="auto" style:use-optimal-row-height="false"/>
    </style:style>
    <style:style style:name="ro7" style:family="table-row">
      <style:table-row-properties style:row-height="0.3728in" fo:break-before="auto" style:use-optimal-row-height="false"/>
    </style:style>
    <style:style style:name="ro8" style:family="table-row">
      <style:table-row-properties style:row-height="0.25in" fo:break-before="auto" style:use-optimal-row-height="false"/>
    </style:style>
    <style:style style:name="ro9" style:family="table-row">
      <style:table-row-properties style:row-height="0.1882in" fo:break-before="auto" style:use-optimal-row-height="false"/>
    </style:style>
    <style:style style:name="ro10" style:family="table-row">
      <style:table-row-properties style:row-height="0.1898in" fo:break-before="auto" style:use-optimal-row-height="false"/>
    </style:style>
    <style:style style:name="ro11" style:family="table-row">
      <style:table-row-properties style:row-height="0.1783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2063in" fo:break-before="auto" style:use-optimal-row-height="false"/>
    </style:style>
    <style:style style:name="ro14" style:family="table-row">
      <style:table-row-properties style:row-height="0.1902in" fo:break-before="auto" style:use-optimal-row-height="false"/>
    </style:style>
    <style:style style:name="ro15" style:family="table-row">
      <style:table-row-properties style:row-height="0.4453in" fo:break-before="auto" style:use-optimal-row-height="false"/>
    </style:style>
    <style:style style:name="ro16" style:family="table-row">
      <style:table-row-properties style:row-height="0.3311in" fo:break-before="auto" style:use-optimal-row-height="false"/>
    </style:style>
    <style:style style:name="ta1" style:family="table" style:master-page-name="PageStyle_5f_Beliefs">
      <style:table-properties table:display="true" style:writing-mode="lr-tb" tableooo:tab-color="#008000"/>
    </style:style>
    <style:style style:name="ta2" style:family="table" style:master-page-name="PageStyle_5f_Border_20_costs">
      <style:table-properties table:display="true" style:writing-mode="lr-tb"/>
    </style:style>
    <style:style style:name="ta3" style:family="table" style:master-page-name="PageStyle_5f_Policy_5f_Grid">
      <style:table-properties table:display="true" style:writing-mode="lr-tb"/>
    </style:style>
    <style:style style:name="ta4" style:family="table" style:master-page-name="PageStyle_5f_Policies_5f_2">
      <style:table-properties table:display="true" style:writing-mode="lr-tb"/>
    </style:style>
    <style:style style:name="ta5" style:family="table" style:master-page-name="PageStyle_5f_Policy_5f_Themes">
      <style:table-properties table:display="true" style:writing-mode="lr-tb" tableooo:tab-color="#800080"/>
    </style:style>
    <style:style style:name="ta6" style:family="table" style:master-page-name="PageStyle_5f_Policy_20_Costs">
      <style:table-properties table:display="true" style:writing-mode="lr-tb" tableooo:tab-color="#800080"/>
    </style:style>
    <style:style style:name="ta7" style:family="table" style:master-page-name="PageStyle_5f_Policy_20_Costs_5f_Old">
      <style:table-properties table:display="true" style:writing-mode="lr-tb" tableooo:tab-color="#800080"/>
    </style:style>
    <style:style style:name="ta8" style:family="table" style:master-page-name="PageStyle_5f_Spoils">
      <style:table-properties table:display="true" style:writing-mode="lr-tb" tableooo:tab-color="#800080"/>
    </style:style>
    <style:style style:name="ta9" style:family="table" style:master-page-name="PageStyle_5f_Educated_20_Elite">
      <style:table-properties table:display="true" style:writing-mode="lr-tb" tableooo:tab-color="#800080"/>
    </style:style>
    <style:style style:name="ta10" style:family="table" style:master-page-name="PageStyle_5f_TechPrereqs">
      <style:table-properties table:display="true" style:writing-mode="lr-tb" tableooo:tab-color="#99ccff"/>
    </style:style>
    <style:style style:name="ta11" style:family="table" style:master-page-name="PageStyle_5f_Tech_5f_Unlocks">
      <style:table-properties table:display="true" style:writing-mode="lr-tb" tableooo:tab-color="#99ccff"/>
    </style:style>
    <style:style style:name="ta12" style:family="table" style:master-page-name="PageStyle_5f_Tech_5f_Deletes">
      <style:table-properties table:display="true" style:writing-mode="lr-tb" tableooo:tab-color="#99ccff"/>
    </style:style>
    <style:style style:name="ta13" style:family="table" style:master-page-name="PageStyle_5f_Strategic_5f_Resources">
      <style:table-properties table:display="true" style:writing-mode="lr-tb" tableooo:tab-color="#99ccff"/>
    </style:style>
    <style:style style:name="ta14" style:family="table" style:master-page-name="PageStyle_5f_Tech_5f_Costs">
      <style:table-properties table:display="true" style:writing-mode="lr-tb" tableooo:tab-color="#99ccff"/>
    </style:style>
    <style:style style:name="ta15" style:family="table" style:master-page-name="PageStyle_5f_RA_20_Value">
      <style:table-properties table:display="true" style:writing-mode="lr-tb" tableooo:tab-color="#99ccff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padding="0.028in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solid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1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fo:padding="0.028in"/>
    </style:style>
    <style:style style:name="ce13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fo:padding="0.028in"/>
      <style:text-properties style:use-window-font-color="true" style:text-outline="false" style:text-line-through-style="solid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padding="0.028in"/>
      <style:text-properties style:use-window-font-color="true" style:text-outline="false" style:text-line-through-style="solid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8000" style:text-outline="false" style:text-line-through-style="none" style:font-name="Consolas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20" style:family="table-cell" style:parent-style-name="Default">
      <style:table-cell-properties fo:padding="0.028in"/>
      <style:text-properties style:use-window-font-color="true" style:text-outline="false" style:text-line-through-styl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">
      <style:table-cell-properties fo:padding="0.028in"/>
    </style:style>
    <style:style style:name="ce22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cecec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ebe1e1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dfe8f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8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6pt solid #c0c0c0" fo:background-color="#dfe8f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8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fo:background-color="#ececec" fo:padding="0.028in"/>
    </style:style>
    <style:style style:name="ce30" style:family="table-cell" style:parent-style-name="Default" style:data-style-name="N100">
      <style:table-cell-properties style:glyph-orientation-vertical="0" fo:background-color="#dfe8f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Consolas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31" style:family="table-cell" style:parent-style-name="Default">
      <style:table-cell-properties fo:background-color="#dfe8f0" fo:padding="0.028in"/>
    </style:style>
    <style:style style:name="ce32" style:family="table-cell" style:parent-style-name="Default">
      <style:table-cell-properties fo:background-color="#dfe8f0" fo:padding="0.028in"/>
      <style:text-properties style:use-window-font-color="true" style:text-outline="false" style:text-line-through-styl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fo:background-color="#ebe1e1" fo:padding="0.028in"/>
    </style:style>
    <style:style style:name="ce3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Consolas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37" style:family="table-cell" style:parent-style-name="Default">
      <style:table-cell-properties fo:background-color="transparent" fo:padding="0.028in"/>
    </style:style>
    <style:style style:name="ce38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39" style:family="table-cell" style:parent-style-name="Default">
      <style:table-cell-properties style:glyph-orientation-vertical="0" fo:border-bottom="none" fo:background-color="#dfe8f0" style:diagonal-bl-tr="none" style:diagonal-tl-br="none" style:text-align-source="fix" style:repeat-content="false" fo:wrap-option="no-wrap" fo:border-left="none" style:direction="ltr" fo:padding="0.028in" fo:border-right="0.06pt solid #c0c0c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2800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fo:background-color="#deebdd" style:diagonal-bl-tr="none" style:diagonal-tl-br="none" style:text-align-source="fix" style:repeat-content="false" fo:wrap-option="no-wrap" fo:border-left="none" style:direction="ltr" fo:padding="0.028in" fo:border-right="0.06pt solid #c0c0c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355e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fo:background-color="#dfe8f0" style:diagonal-bl-tr="none" style:diagonal-tl-br="none" style:text-align-source="fix" style:repeat-content="false" fo:wrap-option="no-wrap" fo:border-left="0.06pt solid #c0c0c0" style:direction="ltr" fo:padding="0.028in" fo:border-right="0.06pt solid #c0c0c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2800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fo:background-color="#deebdd" style:diagonal-bl-tr="none" style:diagonal-tl-br="none" style:text-align-source="fix" style:repeat-content="false" fo:wrap-option="no-wrap" fo:border-left="0.06pt solid #c0c0c0" style:direction="ltr" fo:padding="0.028in" fo:border-right="0.06pt solid #c0c0c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355e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fo:background-color="#dfe8f0" style:diagonal-bl-tr="none" style:diagonal-tl-br="none" style:text-align-source="fix" style:repeat-content="false" fo:wrap-option="no-wrap" fo:border-left="0.06pt solid #c0c0c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2800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fo:background-color="#deebdd" style:diagonal-bl-tr="none" style:diagonal-tl-br="none" style:text-align-source="fix" style:repeat-content="false" fo:wrap-option="no-wrap" fo:border-left="0.06pt solid #c0c0c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355e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 style:data-style-name="N100">
      <style:table-cell-properties style:glyph-orientation-vertical="0" fo:background-color="#dfe8f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Consolas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47" style:family="table-cell" style:parent-style-name="Default">
      <style:table-cell-properties fo:background-color="#ececec" fo:padding="0.028in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cecec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>
      <style:table-cell-properties fo:background-color="#ececec" fo:padding="0.028in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2">
      <style:table-cell-properties fo:padding="0.028in"/>
    </style:style>
    <style:style style:name="ce55" style:family="table-cell" style:parent-style-name="Default" style:data-style-name="N0">
      <style:table-cell-properties fo:padding="0.028in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124">
      <style:table-cell-properties fo:padding="0.028in"/>
    </style:style>
    <style:style style:name="ce60" style:family="table-cell" style:parent-style-name="Default" style:data-style-name="N10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 style:data-style-name="N10">
      <style:table-cell-properties fo:padding="0.028in"/>
    </style:style>
    <style:style style:name="ce62" style:family="table-cell" style:parent-style-name="Default">
      <style:table-cell-properties fo:background-color="#d9d9d9" fo:padding="0.028in"/>
    </style:style>
    <style:style style:name="ce63" style:family="table-cell" style:parent-style-name="Default">
      <style:table-cell-properties style:glyph-orientation-vertical="0" fo:background-color="#d9d9d9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ackground-color="#d9d9d9"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1">
      <style:table-cell-properties style:glyph-orientation-vertical="0" fo:background-color="#d9d9d9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10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">
      <style:table-cell-properties fo:background-color="#d9d9d9" fo:padding="0.028in"/>
    </style:style>
    <style:style style:name="ce68" style:family="table-cell" style:parent-style-name="Default" style:data-style-name="N10">
      <style:table-cell-properties fo:background-color="#d9d9d9" fo:padding="0.028in"/>
    </style:style>
    <style:style style:name="ce69" style:family="table-cell" style:parent-style-name="Default" style:data-style-name="N1">
      <style:table-cell-properties style:glyph-orientation-vertical="0" fo:background-color="#d9d9d9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d9d9d9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24">
      <style:table-cell-properties style:glyph-orientation-vertical="0" fo:background-color="#d9d9d9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72" style:family="table-cell" style:parent-style-name="Default" style:data-style-name="N124">
      <style:table-cell-properties fo:background-color="#d9d9d9" fo:padding="0.028in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7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ackground-color="#dfe8f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fo:background-color="#ebe1eb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none" fo:background-color="#dfe8f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none" fo:background-color="#e7e8d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fo:background-color="#ecece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none" fo:background-color="#ebe1e1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none" fo:background-color="#deebdd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06pt solid #c0c0c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none" fo:background-color="#dfe8f0" style:diagonal-bl-tr="none" style:diagonal-tl-br="none" style:text-align-source="fix" style:repeat-content="false" fo:wrap-option="no-wrap" fo:border-left="none" style:direction="ltr" fo:padding="0.028in" fo:border-right="0.06pt solid #c0c0c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fo:background-color="#ebe1eb" style:diagonal-bl-tr="none" style:diagonal-tl-br="none" style:text-align-source="fix" style:repeat-content="false" fo:wrap-option="no-wrap" fo:border-left="none" style:direction="ltr" fo:padding="0.028in" fo:border-right="0.06pt solid #c0c0c0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order-bottom="none" fo:background-color="#ebe1eb" style:diagonal-bl-tr="none" style:diagonal-tl-br="none" style:text-align-source="fix" style:repeat-content="false" fo:wrap-option="no-wrap" fo:border-left="none" style:direction="ltr" fo:padding="0.028in" fo:border-right="0.06pt solid #c0c0c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none" fo:background-color="#dfe8f0" style:diagonal-bl-tr="none" style:diagonal-tl-br="none" style:text-align-source="fix" style:repeat-content="false" fo:wrap-option="no-wrap" fo:border-left="none" style:direction="ltr" fo:padding="0.028in" fo:border-right="0.06pt solid #c0c0c0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none" fo:background-color="#e7e8dc" style:diagonal-bl-tr="none" style:diagonal-tl-br="none" style:text-align-source="fix" style:repeat-content="false" fo:wrap-option="no-wrap" fo:border-left="none" style:direction="ltr" fo:padding="0.028in" fo:border-right="0.06pt solid #c0c0c0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fo:background-color="#e7e8dc" style:diagonal-bl-tr="none" style:diagonal-tl-br="none" style:text-align-source="fix" style:repeat-content="false" fo:wrap-option="no-wrap" fo:border-left="none" style:direction="ltr" fo:padding="0.028in" fo:border-right="0.06pt solid #c0c0c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fo:background-color="#ececec" style:diagonal-bl-tr="none" style:diagonal-tl-br="none" style:text-align-source="fix" style:repeat-content="false" fo:wrap-option="no-wrap" fo:border-left="none" style:direction="ltr" fo:padding="0.028in" fo:border-right="0.06pt solid #c0c0c0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order-bottom="none" fo:background-color="#ececec" style:diagonal-bl-tr="none" style:diagonal-tl-br="none" style:text-align-source="fix" style:repeat-content="false" fo:wrap-option="no-wrap" fo:border-left="none" style:direction="ltr" fo:padding="0.028in" fo:border-right="0.06pt solid #c0c0c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fo:background-color="#ebe1e1" style:diagonal-bl-tr="none" style:diagonal-tl-br="none" style:text-align-source="fix" style:repeat-content="false" fo:wrap-option="no-wrap" fo:border-left="none" style:direction="ltr" fo:padding="0.028in" fo:border-right="0.06pt solid #c0c0c0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order-bottom="none" fo:background-color="#ebe1e1" style:diagonal-bl-tr="none" style:diagonal-tl-br="none" style:text-align-source="fix" style:repeat-content="false" fo:wrap-option="no-wrap" fo:border-left="none" style:direction="ltr" fo:padding="0.028in" fo:border-right="0.06pt solid #c0c0c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order-bottom="none" fo:background-color="#deebdd" style:diagonal-bl-tr="none" style:diagonal-tl-br="none" style:text-align-source="fix" style:repeat-content="false" fo:wrap-option="no-wrap" fo:border-left="none" style:direction="ltr" fo:padding="0.028in" fo:border-right="0.06pt solid #c0c0c0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order-bottom="none" fo:background-color="#deebdd" style:diagonal-bl-tr="none" style:diagonal-tl-br="none" style:text-align-source="fix" style:repeat-content="false" fo:wrap-option="no-wrap" fo:border-left="none" style:direction="ltr" fo:padding="0.028in" fo:border-right="0.06pt solid #c0c0c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dfe8f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dfe8f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fo:background-color="#ebe1eb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c0c0c0" style:vertical-align="automatic" style:vertical-justify="auto"/>
      <style:paragraph-properties fo:text-align="start" css3t:text-justify="auto" fo:margin-left="0in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ebe1eb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ebe1eb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fo:background-color="#dfe8f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c0c0c0" style:vertical-align="automatic" style:vertical-justify="auto"/>
      <style:paragraph-properties fo:text-align="start" css3t:text-justify="auto" fo:margin-left="0in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fo:background-color="#e7e8d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c0c0c0" style:vertical-align="automatic" style:vertical-justify="auto"/>
      <style:paragraph-properties fo:text-align="start" css3t:text-justify="auto" fo:margin-left="0in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e7e8dc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e7e8dc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none" fo:background-color="#ecece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c0c0c0" style:vertical-align="automatic" style:vertical-justify="auto"/>
      <style:paragraph-properties fo:text-align="start" css3t:text-justify="auto" fo:margin-left="0in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ececec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none" fo:background-color="#ebe1e1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c0c0c0" style:vertical-align="automatic" style:vertical-justify="auto"/>
      <style:paragraph-properties fo:text-align="start" css3t:text-justify="auto" fo:margin-left="0in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ebe1e1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ebe1e1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fo:background-color="#deebdd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c0c0c0" style:vertical-align="automatic" style:vertical-justify="auto"/>
      <style:paragraph-properties fo:text-align="start" css3t:text-justify="auto" fo:margin-left="0in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deebdd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fo:background-color="#deebdd" style:diagonal-bl-tr="none" style:diagonal-tl-br="none" fo:border="none" fo:padding="0.028in" style:rotation-align="none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06pt solid #c0c0c0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dfe8f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fo:background-color="#dfe8f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fo:background-color="#ebe1eb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c0c0c0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Default">
      <style:table-cell-properties style:glyph-orientation-vertical="0" fo:background-color="#ebe1eb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ebe1eb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order-bottom="none" fo:background-color="#dfe8f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c0c0c0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order-bottom="none" fo:background-color="#e7e8d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c0c0c0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fo:background-color="#e7e8dc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7" style:family="table-cell" style:parent-style-name="Default">
      <style:table-cell-properties style:glyph-orientation-vertical="0" fo:background-color="#e7e8dc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>
      <style:table-cell-properties style:glyph-orientation-vertical="0" fo:border-bottom="none" fo:background-color="#ecece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c0c0c0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ackground-color="#ececec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1" style:family="table-cell" style:parent-style-name="Default">
      <style:table-cell-properties style:glyph-orientation-vertical="0" fo:border-bottom="none" fo:background-color="#ebe1e1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c0c0c0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style:glyph-orientation-vertical="0" fo:background-color="#ebe1e1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3" style:family="table-cell" style:parent-style-name="Default">
      <style:table-cell-properties style:glyph-orientation-vertical="0" fo:background-color="#ebe1e1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Default">
      <style:table-cell-properties style:glyph-orientation-vertical="0" fo:border-bottom="none" fo:background-color="#deebdd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c0c0c0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Default">
      <style:table-cell-properties style:glyph-orientation-vertical="0" fo:background-color="#deebdd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fo:background-color="#deebdd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ackground-color="#deebdd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fo:border-bottom="none" fo:background-color="#ebe1e1" style:diagonal-bl-tr="none" style:diagonal-tl-br="none" fo:border-left="none" fo:padding="0.028in" fo:border-right="none" style:rotation-align="none" fo:border-top="0.06pt solid #c0c0c0"/>
    </style:style>
    <style:style style:name="ce139" style:family="table-cell" style:parent-style-name="Default">
      <style:table-cell-properties style:glyph-orientation-vertical="0" fo:border-bottom="none" fo:background-color="#dae8e8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c0c0c0" style:vertical-align="automatic" style:vertical-justify="auto"/>
      <style:paragraph-properties fo:text-align="start" css3t:text-justify="auto" fo:margin-left="0in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dae8e8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fo:background-color="#dae8e8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c0c0c0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Default">
      <style:table-cell-properties style:glyph-orientation-vertical="0" fo:background-color="#dae8e8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fo:background-color="#ebe1e1" style:diagonal-bl-tr="none" style:diagonal-tl-br="none" fo:border="none" fo:padding="0.028in" style:rotation-align="none"/>
    </style:style>
    <style:style style:name="ce144" style:family="table-cell" style:parent-style-name="Default">
      <style:table-cell-properties fo:background-color="#dae8e8" style:diagonal-bl-tr="none" style:diagonal-tl-br="none" fo:border="none" fo:padding="0.028in" style:rotation-align="none"/>
    </style:style>
    <style:style style:name="ce145" style:family="table-cell" style:parent-style-name="Default">
      <style:table-cell-properties style:glyph-orientation-vertical="0" fo:background-color="#dae8e8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6" style:family="table-cell" style:parent-style-name="Default">
      <style:table-cell-properties style:glyph-orientation-vertical="0" fo:background-color="#dae8e8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Default">
      <style:table-cell-properties fo:border-bottom="none" fo:background-color="#deebdd" style:diagonal-bl-tr="none" style:diagonal-tl-br="none" fo:border-left="none" fo:padding="0.028in" fo:border-right="none" style:rotation-align="none" fo:border-top="0.06pt solid #c0c0c0"/>
    </style:style>
    <style:style style:name="ce149" style:family="table-cell" style:parent-style-name="Default">
      <style:table-cell-properties fo:background-color="#e7e8dc" style:diagonal-bl-tr="none" style:diagonal-tl-br="none" fo:border="none" fo:padding="0.028in" style:rotation-align="none"/>
    </style:style>
    <style:style style:name="ce150" style:family="table-cell" style:parent-style-name="Default">
      <style:table-cell-properties fo:background-color="#ececec" style:diagonal-bl-tr="none" style:diagonal-tl-br="none" fo:border="none" fo:padding="0.028in" style:rotation-align="none"/>
    </style:style>
    <style:style style:name="ce151" style:family="table-cell" style:parent-style-name="Default">
      <style:table-cell-properties style:glyph-orientation-vertical="0" fo:border-bottom="none" fo:background-color="#ebdfeb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c0c0c0" style:vertical-align="automatic" style:vertical-justify="auto"/>
      <style:paragraph-properties fo:text-align="start" css3t:text-justify="auto" fo:margin-left="0in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ackground-color="#ebdfeb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ebdfeb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none" fo:background-color="#ebdfeb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c0c0c0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" style:family="table-cell" style:parent-style-name="Default">
      <style:table-cell-properties style:glyph-orientation-vertical="0" fo:background-color="#ebdfeb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6" style:family="table-cell" style:parent-style-name="Default">
      <style:table-cell-properties style:glyph-orientation-vertical="0" fo:background-color="#ebdfeb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7" style:family="table-cell" style:parent-style-name="Default">
      <style:table-cell-properties fo:border-bottom="none" fo:background-color="#ececec" style:diagonal-bl-tr="none" style:diagonal-tl-br="none" fo:border-left="none" fo:padding="0.028in" fo:border-right="none" style:rotation-align="none" fo:border-top="0.06pt solid #c0c0c0"/>
    </style:style>
    <style:style style:name="ce15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06pt solid #c0c0c0" style:vertical-align="automatic" style:vertical-justify="auto"/>
      <style:paragraph-properties fo:text-align="start" css3t:text-justify="auto" fo:margin-left="0in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ackground-color="#ececec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06pt solid #c0c0c0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Default">
      <style:table-cell-properties fo:background-color="#ececec"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ackground-color="transparent" fo:border-left="none" fo:padding="0.028in" fo:border-right="none" style:rotation-align="none" fo:border-top="0.06pt solid #c0c0c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Consolas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Consolas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69" style:family="table-cell" style:parent-style-name="Default">
      <style:table-cell-properties fo:padding="0.028in"/>
      <style:text-properties fo:color="#0000ff" style:text-outline="false" style:text-line-through-style="none" style:font-name="Consolas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70" style:family="table-cell" style:parent-style-name="Default">
      <style:table-cell-properties fo:background-color="transparent" fo:padding="0.028in"/>
      <style:text-properties fo:color="#0000ff" style:text-outline="false" style:text-line-through-style="none" style:font-name="Consolas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Consolas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Consolas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9.5pt" fo:font-style="normal" fo:text-shadow="none" style:text-underline-style="none" fo:font-weight="norm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ce174" style:family="table-cell" style:parent-style-name="Default">
      <style:table-cell-properties style:diagonal-bl-tr="none" style:diagonal-tl-br="none" fo:background-color="transparent" fo:border="none" fo:padding="0.028in" style:rotation-align="none"/>
    </style:style>
    <style:style style:name="ce175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fo:background-color="transparent" fo:border-left="0.06pt solid #000000" fo:padding="0.028in" fo:border-right="none" style:rotation-align="none" fo:border-top="0.06pt solid #000000"/>
    </style:style>
    <style:style style:name="ce178" style:family="table-cell" style:parent-style-name="Default">
      <style:table-cell-properties fo:border-bottom="none" style:diagonal-bl-tr="none" style:diagonal-tl-br="none" fo:background-color="transparent" fo:border-left="0.06pt solid #000000" fo:padding="0.028in" fo:border-right="none" style:rotation-align="none" fo:border-top="none"/>
    </style:style>
    <style:style style:name="ce179" style:family="table-cell" style:parent-style-name="Default">
      <style:table-cell-properties fo:border-bottom="0.06pt solid #000000" style:diagonal-bl-tr="none" style:diagonal-tl-br="none" fo:background-color="transparent" fo:border-left="0.06pt solid #000000" fo:padding="0.028in" fo:border-right="none" style:rotation-align="none" fo:border-top="none"/>
    </style:style>
    <style:style style:name="ce180" style:family="table-cell" style:parent-style-name="Default">
      <style:table-cell-properties fo:border-bottom="none" style:diagonal-bl-tr="none" style:diagonal-tl-br="none" fo:background-color="transparent" fo:border-left="none" fo:padding="0.028in" fo:border-right="none" style:rotation-align="none" fo:border-top="0.06pt solid #000000"/>
    </style:style>
    <style:style style:name="ce181" style:family="table-cell" style:parent-style-name="Default">
      <style:table-cell-properties fo:border-bottom="0.06pt solid #000000" style:diagonal-bl-tr="none" style:diagonal-tl-br="none" fo:background-color="transparent" fo:border-left="none" fo:padding="0.028in" fo:border-right="none" style:rotation-align="none" fo:border-top="none"/>
    </style:style>
    <style:style style:name="ce182" style:family="table-cell" style:parent-style-name="Default">
      <style:table-cell-properties fo:border-bottom="none" style:diagonal-bl-tr="none" style:diagonal-tl-br="none" fo:background-color="transparent" fo:border-left="none" fo:padding="0.028in" fo:border-right="0.06pt solid #000000" style:rotation-align="none" fo:border-top="0.06pt solid #000000"/>
    </style:style>
    <style:style style:name="ce183" style:family="table-cell" style:parent-style-name="Default">
      <style:table-cell-properties fo:border-bottom="none" style:diagonal-bl-tr="none" style:diagonal-tl-br="none" fo:background-color="transparent" fo:border-left="none" fo:padding="0.028in" fo:border-right="0.06pt solid #000000" style:rotation-align="none" fo:border-top="none"/>
    </style:style>
    <style:style style:name="ce184" style:family="table-cell" style:parent-style-name="Default">
      <style:table-cell-properties fo:border-bottom="0.06pt solid #000000" style:diagonal-bl-tr="none" style:diagonal-tl-br="none" fo:background-color="transparent" fo:border-left="none" fo:padding="0.028in" fo:border-right="0.06pt solid #000000" style:rotation-align="none" fo:border-top="none"/>
    </style:style>
    <style:style style:name="ce185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6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font-name="Consolas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87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9.5pt" fo:font-style="normal" fo:text-shadow="none" style:text-underline-style="none" fo:font-weight="norm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ce188" style:family="table-cell" style:parent-style-name="Default">
      <style:table-cell-properties fo:border-bottom="none" style:diagonal-bl-tr="none" style:diagonal-tl-br="none" fo:background-color="transparent" fo:border-left="none" fo:padding="0.028in" fo:border-right="none" style:rotation-align="none" fo:border-top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Default">
      <style:table-cell-properties fo:border-bottom="0.06pt solid #000000" style:diagonal-bl-tr="none" style:diagonal-tl-br="none" fo:background-color="transparent" fo:border-left="none" fo:padding="0.028in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Default">
      <style:table-cell-properties fo:border-bottom="none" style:diagonal-bl-tr="none" style:diagonal-tl-br="none" fo:background-color="transparent" fo:border-left="none" fo:padding="0.028in" fo:border-right="0.06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Default">
      <style:table-cell-properties fo:border-bottom="none" style:diagonal-bl-tr="none" style:diagonal-tl-br="none" fo:background-color="transparent" fo:border-left="0.06pt solid #000000" fo:padding="0.028in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" style:family="table-cell" style:parent-style-name="Default">
      <style:table-cell-properties fo:background-color="#ececec"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Default">
      <style:table-cell-properties fo:background-color="#ececec"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Default">
      <style:table-cell-properties fo:padding="0.028in"/>
      <style:text-properties fo:color="#008000" style:text-outline="false" style:text-line-through-style="none" style:font-name="Consolas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Consolas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ececec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Consolas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9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ff" style:text-outline="false" style:text-line-through-style="none" style:font-name="Consolas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200" style:family="table-cell" style:parent-style-name="Default">
      <style:table-cell-properties style:glyph-orientation-vertical="0" fo:background-color="#ececec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Consolas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20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202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203" style:family="table-cell" style:parent-style-name="Default">
      <style:table-cell-properties style:glyph-orientation-vertical="0" fo:background-color="#ececec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Consolas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2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Consolas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205" style:family="table-cell" style:parent-style-name="Default">
      <style:table-cell-properties style:glyph-orientation-vertical="0" fo:background-color="#e7e8dc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fo:background-color="#e7e8dc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Default" style:data-style-name="N1">
      <style:table-cell-properties style:glyph-orientation-vertical="0" fo:background-color="#e7e8dc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08" style:family="table-cell" style:parent-style-name="Default">
      <style:table-cell-properties style:glyph-orientation-vertical="0" fo:background-color="#dfe8f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fo:background-color="#dfe8f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10" style:family="table-cell" style:parent-style-name="Default" style:data-style-name="N0">
      <style:table-cell-properties style:glyph-orientation-vertical="0" fo:background-color="#dfe8f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11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45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213" style:family="table-cell" style:parent-style-name="Default" style:data-style-name="N125">
      <style:table-cell-properties style:glyph-orientation-vertical="0" fo:background-color="#dfe8f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14" style:family="table-cell" style:parent-style-name="Default" style:data-style-name="N125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15" style:family="table-cell" style:parent-style-name="Default">
      <style:table-cell-properties style:glyph-orientation-vertical="0" fo:background-color="#ebe1e1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216" style:family="table-cell" style:parent-style-name="Default">
      <style:table-cell-properties style:glyph-orientation-vertical="0" fo:background-color="#deebdd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217" style:family="table-cell" style:parent-style-name="Default" style:data-style-name="N125">
      <style:table-cell-properties style:glyph-orientation-vertical="0" fo:background-color="#ebe1e1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18" style:family="table-cell" style:parent-style-name="Default" style:data-style-name="N125">
      <style:table-cell-properties style:glyph-orientation-vertical="0" fo:background-color="#deebdd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1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Default" style:data-style-name="N10">
      <style:table-cell-properties fo:padding="0.028in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22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22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8000" style:text-outline="false" style:text-line-through-style="none" style:font-name="Consolas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229" style:family="table-cell" style:parent-style-name="Default">
      <style:table-cell-properties style:glyph-orientation-vertical="0" fo:background-color="#ececec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Default" style:data-style-name="N1">
      <style:table-cell-properties fo:background-color="#ececec" style:diagonal-bl-tr="none" style:diagonal-tl-br="none" fo:border="none" fo:padding="0.028in" style:rotation-align="none"/>
    </style:style>
    <style:style style:name="ce231" style:family="table-cell" style:parent-style-name="Default" style:data-style-name="N124">
      <style:table-cell-properties fo:background-color="#ececec" style:diagonal-bl-tr="none" style:diagonal-tl-br="none" fo:border="none" fo:padding="0.028in" style:rotation-align="none"/>
    </style:style>
    <style:style style:name="gr1" style:family="graphic">
      <style:graphic-properties draw:textarea-horizontal-align="justify" draw:textarea-vertical-align="middle" fo:padding-top="0.022in" fo:padding-bottom="0.022in" fo:padding-left="0.022in" fo:padding-right="0.022in" draw:ole-draw-aspect="1"/>
    </style:style>
    <style:style style:name="gr2" style:family="graphic">
      <style:graphic-properties draw:textarea-horizontal-align="justify" draw:textarea-vertical-align="middle" fo:padding-top="0.022in" fo:padding-bottom="0.022in" fo:padding-left="0.022in" fo:padding-right="0.022in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fo:color="#a31515" style:text-outline="false" style:text-line-through-style="none" style:text-position="0% 100%" style:font-name="Consolas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T2" style:family="text">
      <style:text-properties fo:color="#0000ff" style:text-outline="false" style:text-line-through-style="none" style:text-position="0% 100%" style:font-name="Consolas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T3" style:family="text">
      <style:text-properties fo:color="#a31515" style:text-outline="false" style:text-line-through-style="none" style:text-position="0% 100%" style:font-name="Arial" fo:font-size="9.5pt" fo:font-style="normal" fo:text-shadow="none" style:text-underline-style="none" fo:font-weight="norm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4" style:family="text">
      <style:text-properties fo:color="#0000ff" style:text-outline="false" style:text-line-through-style="none" style:text-position="0% 100%" style:font-name="Arial" fo:font-size="9.5pt" fo:font-style="normal" fo:text-shadow="none" style:text-underline-style="none" fo:font-weight="norm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5" style:family="text">
      <style:text-properties fo:color="#008000" style:text-outline="false" style:text-line-through-style="none" style:text-position="0% 100%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Belief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2"/>
        <table:table-column table:style-name="co3" table:default-cell-style-name="ce12"/>
        <table:table-column table:style-name="co4" table:default-cell-style-name="ce1"/>
        <table:table-column table:style-name="co5" table:default-cell-style-name="ce1"/>
        <table:table-column table:style-name="co6" table:visibility="collapse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9" table:default-cell-style-name="ce1"/>
        <table:table-column table:style-name="co9" table:number-columns-repeated="767" table:default-cell-style-name="Default"/>
        <table:table-row table:style-name="ro1">
          <table:table-cell table:style-name="ce1"/>
          <table:table-cell table:style-name="ce8"/>
          <table:table-cell table:number-columns-repeated="3"/>
          <table:table-cell table:style-name="ce19" office:value-type="string" calcext:value-type="string">
            <text:p>-- CEP_F_End.sql created by:</text:p>
          </table:table-cell>
          <table:table-cell table:style-name="ce19"/>
          <table:table-cell table:style-name="ce19" office:value-type="string" calcext:value-type="string">
            <text:p>-- CEP_F_End.sql created by: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8"/>
          <table:table-cell table:number-columns-repeated="3"/>
          <table:table-cell table:style-name="ce19" table:number-columns-repeated="2"/>
          <table:table-cell table:style-name="ce19" office:value-type="string" calcext:value-type="string">
            <text:p>-- Beliefs tab of CEP_PoliciesTechsOther.xls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8"/>
          <table:table-cell table:number-columns-repeated="3"/>
          <table:table-cell table:style-name="ce19" table:number-columns-repeated="2"/>
          <table:table-cell table:style-name="ce20"/>
          <table:table-cell table:number-columns-repeated="1016"/>
        </table:table-row>
        <table:table-row table:style-name="ro1">
          <table:table-cell table:style-name="ce1"/>
          <table:table-cell table:style-name="ce9"/>
          <table:table-cell table:number-columns-repeated="3"/>
          <table:table-cell table:style-name="ce19" table:number-columns-repeated="2"/>
          <table:table-cell table:style-name="ce20" office:value-type="string" calcext:value-type="string">
            <text:p>UPDATE Beliefs SET ListPriority = 0;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9"/>
          <table:table-cell table:number-columns-repeated="3"/>
          <table:table-cell table:style-name="ce19" table:number-columns-repeated="2"/>
          <table:table-cell table:style-name="ce20"/>
          <table:table-cell table:number-columns-repeated="1016"/>
        </table:table-row>
        <table:table-row table:style-name="ro2">
          <table:table-cell table:style-name="ce1"/>
          <table:table-cell table:style-name="ce10" office:value-type="string" calcext:value-type="string">
            <text:p>Pantheons</text:p>
          </table:table-cell>
          <table:table-cell table:number-columns-repeated="3"/>
          <table:table-cell table:style-name="ce19" office:value-type="string" calcext:value-type="string">
            <text:p>-- Beliefs tab of CEP_PoliciesTechsOther.xls</text:p>
          </table:table-cell>
          <table:table-cell table:style-name="ce19"/>
          <table:table-cell table:style-name="ce20" table:formula="of:=&quot;UPDATE Beliefs SET Pantheon=1, Founder=0, Follower=0, Enhancer=0, Reformation=0 WHERE Type IN (&quot;&amp;STRJOIN([.G7:.G31];&quot;,&quot;;&quot;'&quot;;&quot;'&quot;)&amp;&quot;);&quot;" office:value-type="string" office:string-value="UPDATE Beliefs SET Pantheon=1, Founder=0, Follower=0, Enhancer=0, Reformation=0 WHERE Type IN ('BELIEF_GOD_WAR','BELIEF_RELIGIOUS_SETTLEMENTS','BELIEF_DANCE_AURORA','BELIEF_GODDESS_HUNT','BELIEF_DESERT_FOLKLORE','BELIEF_TRANQUIL_REFUGE','BELIEF_GOD_SEA','BELIEF_SACRED_ISLES','BELIEF_ORAL_TRADITION','BELIEF_SACRED_PATH','BELIEF_ONE_WITH_NATURE','BELIEF_STONE_CIRCLES','BELIEF_TEARS_OF_GODS','BELIEF_FORMAL_LITURGY','BELIEF_GOD_FESTIVALS','BELIEF_OPEN_SKY','BELIEF_FERTILITY_RITES','BELIEF_ANCESTOR_WORSHIP','BELIEF_MESSENGER_GODS','BELIEF_GOD_CRAFTSMEN','BELIEF_MONUMENT_GODS','BELIEF_SACRED_WATERS','BELIEF_GODDESS_LOVE','end');" calcext:value-type="string">
            <text:p>UPDATE Beliefs SET Pantheon=1, Founder=0, Follower=0, Enhancer=0, Reformation=0 WHERE Type IN ('BELIEF_GOD_WAR','BELIEF_RELIGIOUS_SETTLEMENTS','BELIEF_DANCE_AURORA','BELIEF_GODDESS_HUNT','BELIEF_DESERT_FOLKLORE','BELIEF_TRANQUIL_REFUGE','BELIEF_GOD_SEA','BELIEF_SACRED_ISLES','BELIEF_ORAL_TRADITION','BELIEF_SACRED_PATH','BELIEF_ONE_WITH_NATURE','BELIEF_STONE_CIRCLES','BELIEF_TEARS_OF_GODS','BELIEF_FORMAL_LITURGY','BELIEF_GOD_FESTIVALS','BELIEF_OPEN_SKY','BELIEF_FERTILITY_RITES','BELIEF_ANCESTOR_WORSHIP','BELIEF_MESSENGER_GODS','BELIEF_GOD_CRAFTSMEN','BELIEF_MONUMENT_GODS','BELIEF_SACRED_WATERS','BELIEF_GODDESS_LOVE','end');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2</text:p>
          </table:table-cell>
          <table:table-cell table:style-name="ce11" office:value-type="string" calcext:value-type="string">
            <text:p>faith</text:p>
          </table:table-cell>
          <table:table-cell table:style-name="ce11" office:value-type="string" calcext:value-type="string">
            <text:p>battles</text:p>
          </table:table-cell>
          <table:table-cell office:value-type="string" calcext:value-type="string">
            <text:p>God War</text:p>
          </table:table-cell>
          <table:table-cell table:formula="of:=[.E8]+1" office:value-type="float" office:value="23" calcext:value-type="float">
            <text:p>23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7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7]=&quot;&quot;;&quot;&quot;;&quot;BELIEF_&quot;&amp;UPPER(SUBSTITUTE([.D7];&quot; &quot;;&quot;_&quot;)))" office:value-type="string" office:string-value="BELIEF_GOD_WAR" calcext:value-type="string">
            <text:p>BELIEF_GOD_WAR</text:p>
          </table:table-cell>
          <table:table-cell table:style-name="ce20" table:formula="of:=IF([.E7]=&quot;&quot;;&quot;&quot;;&quot;UPDATE Beliefs SET ListPriority = &quot;&amp;[.E7]&amp;REPT(&quot; &quot;;3-LEN([.E7]))&amp;&quot; WHERE Type = 'BELIEF_&quot;&amp;UPPER(SUBSTITUTE([.D7];&quot; &quot;;&quot;_&quot;)&amp;&quot;';&quot;))" office:value-type="string" office:string-value="UPDATE Beliefs SET ListPriority = 23  WHERE Type = 'BELIEF_GOD_WAR';" calcext:value-type="string">
            <text:p>UPDATE Beliefs SET ListPriority = 23 <text:s/>WHERE Type = 'BELIEF_GOD_WAR';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1</text:p>
          </table:table-cell>
          <table:table-cell table:style-name="ce11" office:value-type="string" calcext:value-type="string">
            <text:p>faith</text:p>
          </table:table-cell>
          <table:table-cell table:style-name="ce11" office:value-type="string" calcext:value-type="string">
            <text:p>villages</text:p>
          </table:table-cell>
          <table:table-cell office:value-type="string" calcext:value-type="string">
            <text:p>Religious Settlements</text:p>
          </table:table-cell>
          <table:table-cell table:formula="of:=[.E9]+1" office:value-type="float" office:value="22" calcext:value-type="float">
            <text:p>22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8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8]=&quot;&quot;;&quot;&quot;;&quot;BELIEF_&quot;&amp;UPPER(SUBSTITUTE([.D8];&quot; &quot;;&quot;_&quot;)))" office:value-type="string" office:string-value="BELIEF_RELIGIOUS_SETTLEMENTS" calcext:value-type="string">
            <text:p>BELIEF_RELIGIOUS_SETTLEMENTS</text:p>
          </table:table-cell>
          <table:table-cell table:style-name="ce20" table:formula="of:=IF([.E8]=&quot;&quot;;&quot;&quot;;&quot;UPDATE Beliefs SET ListPriority = &quot;&amp;[.E8]&amp;REPT(&quot; &quot;;3-LEN([.E8]))&amp;&quot; WHERE Type = 'BELIEF_&quot;&amp;UPPER(SUBSTITUTE([.D8];&quot; &quot;;&quot;_&quot;)&amp;&quot;';&quot;))" office:value-type="string" office:string-value="UPDATE Beliefs SET ListPriority = 22  WHERE Type = 'BELIEF_RELIGIOUS_SETTLEMENTS';" calcext:value-type="string">
            <text:p>UPDATE Beliefs SET ListPriority = 22 <text:s/>WHERE Type = 'BELIEF_RELIGIOUS_SETTLEMENTS'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featureless tundra</text:p>
          </table:table-cell>
          <table:table-cell office:value-type="string" calcext:value-type="string">
            <text:p>Dance Aurora</text:p>
          </table:table-cell>
          <table:table-cell table:formula="of:=[.E10]+1" office:value-type="float" office:value="21" calcext:value-type="float">
            <text:p>21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9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9]=&quot;&quot;;&quot;&quot;;&quot;BELIEF_&quot;&amp;UPPER(SUBSTITUTE([.D9];&quot; &quot;;&quot;_&quot;)))" office:value-type="string" office:string-value="BELIEF_DANCE_AURORA" calcext:value-type="string">
            <text:p>BELIEF_DANCE_AURORA</text:p>
          </table:table-cell>
          <table:table-cell table:style-name="ce20" table:formula="of:=IF([.E9]=&quot;&quot;;&quot;&quot;;&quot;UPDATE Beliefs SET ListPriority = &quot;&amp;[.E9]&amp;REPT(&quot; &quot;;3-LEN([.E9]))&amp;&quot; WHERE Type = 'BELIEF_&quot;&amp;UPPER(SUBSTITUTE([.D9];&quot; &quot;;&quot;_&quot;)&amp;&quot;';&quot;))" office:value-type="string" office:string-value="UPDATE Beliefs SET ListPriority = 21  WHERE Type = 'BELIEF_DANCE_AURORA';" calcext:value-type="string">
            <text:p>UPDATE Beliefs SET ListPriority = 21 <text:s/>WHERE Type = 'BELIEF_DANCE_AURORA'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mps</text:p>
          </table:table-cell>
          <table:table-cell office:value-type="string" calcext:value-type="string">
            <text:p>Goddess Hunt</text:p>
          </table:table-cell>
          <table:table-cell table:formula="of:=[.E11]+1" office:value-type="float" office:value="20" calcext:value-type="float">
            <text:p>20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10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10]=&quot;&quot;;&quot;&quot;;&quot;BELIEF_&quot;&amp;UPPER(SUBSTITUTE([.D10];&quot; &quot;;&quot;_&quot;)))" office:value-type="string" office:string-value="BELIEF_GODDESS_HUNT" calcext:value-type="string">
            <text:p>BELIEF_GODDESS_HUNT</text:p>
          </table:table-cell>
          <table:table-cell table:style-name="ce20" table:formula="of:=IF([.E10]=&quot;&quot;;&quot;&quot;;&quot;UPDATE Beliefs SET ListPriority = &quot;&amp;[.E10]&amp;REPT(&quot; &quot;;3-LEN([.E10]))&amp;&quot; WHERE Type = 'BELIEF_&quot;&amp;UPPER(SUBSTITUTE([.D10];&quot; &quot;;&quot;_&quot;)&amp;&quot;';&quot;))" office:value-type="string" office:string-value="UPDATE Beliefs SET ListPriority = 20  WHERE Type = 'BELIEF_GODDESS_HUNT';" calcext:value-type="string">
            <text:p>UPDATE Beliefs SET ListPriority = 20 <text:s/>WHERE Type = 'BELIEF_GODDESS_HUNT';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esert Folklore</text:p>
          </table:table-cell>
          <table:table-cell table:formula="of:=[.E12]+1" office:value-type="float" office:value="19" calcext:value-type="float">
            <text:p>19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11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11]=&quot;&quot;;&quot;&quot;;&quot;BELIEF_&quot;&amp;UPPER(SUBSTITUTE([.D11];&quot; &quot;;&quot;_&quot;)))" office:value-type="string" office:string-value="BELIEF_DESERT_FOLKLORE" calcext:value-type="string">
            <text:p>BELIEF_DESERT_FOLKLORE</text:p>
          </table:table-cell>
          <table:table-cell table:style-name="ce20" table:formula="of:=IF([.E11]=&quot;&quot;;&quot;&quot;;&quot;UPDATE Beliefs SET ListPriority = &quot;&amp;[.E11]&amp;REPT(&quot; &quot;;3-LEN([.E11]))&amp;&quot; WHERE Type = 'BELIEF_&quot;&amp;UPPER(SUBSTITUTE([.D11];&quot; &quot;;&quot;_&quot;)&amp;&quot;';&quot;))" office:value-type="string" office:string-value="UPDATE Beliefs SET ListPriority = 19  WHERE Type = 'BELIEF_DESERT_FOLKLORE';" calcext:value-type="string">
            <text:p>UPDATE Beliefs SET ListPriority = 19 <text:s/>WHERE Type = 'BELIEF_DESERT_FOLKLORE';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3" office:value-type="string" calcext:value-type="string">
            <text:p>food, culture</text:p>
          </table:table-cell>
          <table:table-cell table:style-name="ce13" office:value-type="string" calcext:value-type="string">
            <text:p>oasis</text:p>
          </table:table-cell>
          <table:table-cell office:value-type="string" calcext:value-type="string">
            <text:p>Tranquil Refuge</text:p>
          </table:table-cell>
          <table:table-cell table:formula="of:=[.E13]+1" office:value-type="float" office:value="18" calcext:value-type="float">
            <text:p>18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12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12]=&quot;&quot;;&quot;&quot;;&quot;BELIEF_&quot;&amp;UPPER(SUBSTITUTE([.D12];&quot; &quot;;&quot;_&quot;)))" office:value-type="string" office:string-value="BELIEF_TRANQUIL_REFUGE" calcext:value-type="string">
            <text:p>BELIEF_TRANQUIL_REFUGE</text:p>
          </table:table-cell>
          <table:table-cell table:style-name="ce20" table:formula="of:=IF([.E12]=&quot;&quot;;&quot;&quot;;&quot;UPDATE Beliefs SET ListPriority = &quot;&amp;[.E12]&amp;REPT(&quot; &quot;;3-LEN([.E12]))&amp;&quot; WHERE Type = 'BELIEF_&quot;&amp;UPPER(SUBSTITUTE([.D12];&quot; &quot;;&quot;_&quot;)&amp;&quot;';&quot;))" office:value-type="string" office:string-value="UPDATE Beliefs SET ListPriority = 18  WHERE Type = 'BELIEF_TRANQUIL_REFUGE';" calcext:value-type="string">
            <text:p>UPDATE Beliefs SET ListPriority = 18 <text:s/>WHERE Type = 'BELIEF_TRANQUIL_REFUGE'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fishing boats</text:p>
          </table:table-cell>
          <table:table-cell office:value-type="string" calcext:value-type="string">
            <text:p>God Sea</text:p>
          </table:table-cell>
          <table:table-cell table:formula="of:=[.E14]+1" office:value-type="float" office:value="17" calcext:value-type="float">
            <text:p>17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13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13]=&quot;&quot;;&quot;&quot;;&quot;BELIEF_&quot;&amp;UPPER(SUBSTITUTE([.D13];&quot; &quot;;&quot;_&quot;)))" office:value-type="string" office:string-value="BELIEF_GOD_SEA" calcext:value-type="string">
            <text:p>BELIEF_GOD_SEA</text:p>
          </table:table-cell>
          <table:table-cell table:style-name="ce20" table:formula="of:=IF([.E13]=&quot;&quot;;&quot;&quot;;&quot;UPDATE Beliefs SET ListPriority = &quot;&amp;[.E13]&amp;REPT(&quot; &quot;;3-LEN([.E13]))&amp;&quot; WHERE Type = 'BELIEF_&quot;&amp;UPPER(SUBSTITUTE([.D13];&quot; &quot;;&quot;_&quot;)&amp;&quot;';&quot;))" office:value-type="string" office:string-value="UPDATE Beliefs SET ListPriority = 17  WHERE Type = 'BELIEF_GOD_SEA';" calcext:value-type="string">
            <text:p>UPDATE Beliefs SET ListPriority = 17 <text:s/>WHERE Type = 'BELIEF_GOD_SEA';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3" office:value-type="string" calcext:value-type="string">
            <text:p>faith, culture</text:p>
          </table:table-cell>
          <table:table-cell table:style-name="ce13" office:value-type="string" calcext:value-type="string">
            <text:p>isles</text:p>
          </table:table-cell>
          <table:table-cell office:value-type="string" calcext:value-type="string">
            <text:p>Sacred Isles</text:p>
          </table:table-cell>
          <table:table-cell table:formula="of:=[.E15]+1" office:value-type="float" office:value="16" calcext:value-type="float">
            <text:p>16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14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14]=&quot;&quot;;&quot;&quot;;&quot;BELIEF_&quot;&amp;UPPER(SUBSTITUTE([.D14];&quot; &quot;;&quot;_&quot;)))" office:value-type="string" office:string-value="BELIEF_SACRED_ISLES" calcext:value-type="string">
            <text:p>BELIEF_SACRED_ISLES</text:p>
          </table:table-cell>
          <table:table-cell table:style-name="ce20" table:formula="of:=IF([.E14]=&quot;&quot;;&quot;&quot;;&quot;UPDATE Beliefs SET ListPriority = &quot;&amp;[.E14]&amp;REPT(&quot; &quot;;3-LEN([.E14]))&amp;&quot; WHERE Type = 'BELIEF_&quot;&amp;UPPER(SUBSTITUTE([.D14];&quot; &quot;;&quot;_&quot;)&amp;&quot;';&quot;))" office:value-type="string" office:string-value="UPDATE Beliefs SET ListPriority = 16  WHERE Type = 'BELIEF_SACRED_ISLES';" calcext:value-type="string">
            <text:p>UPDATE Beliefs SET ListPriority = 16 <text:s/>WHERE Type = 'BELIEF_SACRED_ISLES'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plantations</text:p>
          </table:table-cell>
          <table:table-cell office:value-type="string" calcext:value-type="string">
            <text:p>Oral Tradition</text:p>
          </table:table-cell>
          <table:table-cell table:formula="of:=[.E16]+1" office:value-type="float" office:value="15" calcext:value-type="float">
            <text:p>15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15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15]=&quot;&quot;;&quot;&quot;;&quot;BELIEF_&quot;&amp;UPPER(SUBSTITUTE([.D15];&quot; &quot;;&quot;_&quot;)))" office:value-type="string" office:string-value="BELIEF_ORAL_TRADITION" calcext:value-type="string">
            <text:p>BELIEF_ORAL_TRADITION</text:p>
          </table:table-cell>
          <table:table-cell table:style-name="ce20" table:formula="of:=IF([.E15]=&quot;&quot;;&quot;&quot;;&quot;UPDATE Beliefs SET ListPriority = &quot;&amp;[.E15]&amp;REPT(&quot; &quot;;3-LEN([.E15]))&amp;&quot; WHERE Type = 'BELIEF_&quot;&amp;UPPER(SUBSTITUTE([.D15];&quot; &quot;;&quot;_&quot;)&amp;&quot;';&quot;))" office:value-type="string" office:string-value="UPDATE Beliefs SET ListPriority = 15  WHERE Type = 'BELIEF_ORAL_TRADITION';" calcext:value-type="string">
            <text:p>UPDATE Beliefs SET ListPriority = 15 <text:s/>WHERE Type = 'BELIEF_ORAL_TRADITION'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jungle</text:p>
          </table:table-cell>
          <table:table-cell office:value-type="string" calcext:value-type="string">
            <text:p>Sacred Path</text:p>
          </table:table-cell>
          <table:table-cell table:formula="of:=[.E17]+1" office:value-type="float" office:value="14" calcext:value-type="float">
            <text:p>14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16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16]=&quot;&quot;;&quot;&quot;;&quot;BELIEF_&quot;&amp;UPPER(SUBSTITUTE([.D16];&quot; &quot;;&quot;_&quot;)))" office:value-type="string" office:string-value="BELIEF_SACRED_PATH" calcext:value-type="string">
            <text:p>BELIEF_SACRED_PATH</text:p>
          </table:table-cell>
          <table:table-cell table:style-name="ce20" table:formula="of:=IF([.E16]=&quot;&quot;;&quot;&quot;;&quot;UPDATE Beliefs SET ListPriority = &quot;&amp;[.E16]&amp;REPT(&quot; &quot;;3-LEN([.E16]))&amp;&quot; WHERE Type = 'BELIEF_&quot;&amp;UPPER(SUBSTITUTE([.D16];&quot; &quot;;&quot;_&quot;)&amp;&quot;';&quot;))" office:value-type="string" office:string-value="UPDATE Beliefs SET ListPriority = 14  WHERE Type = 'BELIEF_SACRED_PATH';" calcext:value-type="string">
            <text:p>UPDATE Beliefs SET ListPriority = 14 <text:s/>WHERE Type = 'BELIEF_SACRED_PATH'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every yield</text:p>
          </table:table-cell>
          <table:table-cell office:value-type="string" calcext:value-type="string">
            <text:p>natural wonders</text:p>
          </table:table-cell>
          <table:table-cell office:value-type="string" calcext:value-type="string">
            <text:p>One with Nature</text:p>
          </table:table-cell>
          <table:table-cell table:formula="of:=[.E18]+1" office:value-type="float" office:value="13" calcext:value-type="float">
            <text:p>13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17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17]=&quot;&quot;;&quot;&quot;;&quot;BELIEF_&quot;&amp;UPPER(SUBSTITUTE([.D17];&quot; &quot;;&quot;_&quot;)))" office:value-type="string" office:string-value="BELIEF_ONE_WITH_NATURE" calcext:value-type="string">
            <text:p>BELIEF_ONE_WITH_NATURE</text:p>
          </table:table-cell>
          <table:table-cell table:style-name="ce20" table:formula="of:=IF([.E17]=&quot;&quot;;&quot;&quot;;&quot;UPDATE Beliefs SET ListPriority = &quot;&amp;[.E17]&amp;REPT(&quot; &quot;;3-LEN([.E17]))&amp;&quot; WHERE Type = 'BELIEF_&quot;&amp;UPPER(SUBSTITUTE([.D17];&quot; &quot;;&quot;_&quot;)&amp;&quot;';&quot;))" office:value-type="string" office:string-value="UPDATE Beliefs SET ListPriority = 13  WHERE Type = 'BELIEF_ONE_WITH_NATURE';" calcext:value-type="string">
            <text:p>UPDATE Beliefs SET ListPriority = 13 <text:s/>WHERE Type = 'BELIEF_ONE_WITH_NATURE'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quarries</text:p>
          </table:table-cell>
          <table:table-cell office:value-type="string" calcext:value-type="string">
            <text:p>Stone Circles</text:p>
          </table:table-cell>
          <table:table-cell table:formula="of:=[.E19]+1" office:value-type="float" office:value="12" calcext:value-type="float">
            <text:p>12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18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18]=&quot;&quot;;&quot;&quot;;&quot;BELIEF_&quot;&amp;UPPER(SUBSTITUTE([.D18];&quot; &quot;;&quot;_&quot;)))" office:value-type="string" office:string-value="BELIEF_STONE_CIRCLES" calcext:value-type="string">
            <text:p>BELIEF_STONE_CIRCLES</text:p>
          </table:table-cell>
          <table:table-cell table:style-name="ce20" table:formula="of:=IF([.E18]=&quot;&quot;;&quot;&quot;;&quot;UPDATE Beliefs SET ListPriority = &quot;&amp;[.E18]&amp;REPT(&quot; &quot;;3-LEN([.E18]))&amp;&quot; WHERE Type = 'BELIEF_&quot;&amp;UPPER(SUBSTITUTE([.D18];&quot; &quot;;&quot;_&quot;)&amp;&quot;';&quot;))" office:value-type="string" office:string-value="UPDATE Beliefs SET ListPriority = 12  WHERE Type = 'BELIEF_STONE_CIRCLES';" calcext:value-type="string">
            <text:p>UPDATE Beliefs SET ListPriority = 12 <text:s/>WHERE Type = 'BELIEF_STONE_CIRCLES'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gems, pearls</text:p>
          </table:table-cell>
          <table:table-cell office:value-type="string" calcext:value-type="string">
            <text:p>Tears of Gods</text:p>
          </table:table-cell>
          <table:table-cell table:formula="of:=[.E20]+1" office:value-type="float" office:value="11" calcext:value-type="float">
            <text:p>11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19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19]=&quot;&quot;;&quot;&quot;;&quot;BELIEF_&quot;&amp;UPPER(SUBSTITUTE([.D19];&quot; &quot;;&quot;_&quot;)))" office:value-type="string" office:string-value="BELIEF_TEARS_OF_GODS" calcext:value-type="string">
            <text:p>BELIEF_TEARS_OF_GODS</text:p>
          </table:table-cell>
          <table:table-cell table:style-name="ce20" table:formula="of:=IF([.E19]=&quot;&quot;;&quot;&quot;;&quot;UPDATE Beliefs SET ListPriority = &quot;&amp;[.E19]&amp;REPT(&quot; &quot;;3-LEN([.E19]))&amp;&quot; WHERE Type = 'BELIEF_&quot;&amp;UPPER(SUBSTITUTE([.D19];&quot; &quot;;&quot;_&quot;)&amp;&quot;';&quot;))" office:value-type="string" office:string-value="UPDATE Beliefs SET ListPriority = 11  WHERE Type = 'BELIEF_TEARS_OF_GODS';" calcext:value-type="string">
            <text:p>UPDATE Beliefs SET ListPriority = 11 <text:s/>WHERE Type = 'BELIEF_TEARS_OF_GODS'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culture, faith</text:p>
          </table:table-cell>
          <table:table-cell office:value-type="string" calcext:value-type="string">
            <text:p>gold, silver</text:p>
          </table:table-cell>
          <table:table-cell office:value-type="string" calcext:value-type="string">
            <text:p>Formal Liturgy</text:p>
          </table:table-cell>
          <table:table-cell table:formula="of:=[.E21]+1" office:value-type="float" office:value="10" calcext:value-type="float">
            <text:p>10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20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20]=&quot;&quot;;&quot;&quot;;&quot;BELIEF_&quot;&amp;UPPER(SUBSTITUTE([.D20];&quot; &quot;;&quot;_&quot;)))" office:value-type="string" office:string-value="BELIEF_FORMAL_LITURGY" calcext:value-type="string">
            <text:p>BELIEF_FORMAL_LITURGY</text:p>
          </table:table-cell>
          <table:table-cell table:style-name="ce20" table:formula="of:=IF([.E20]=&quot;&quot;;&quot;&quot;;&quot;UPDATE Beliefs SET ListPriority = &quot;&amp;[.E20]&amp;REPT(&quot; &quot;;3-LEN([.E20]))&amp;&quot; WHERE Type = 'BELIEF_&quot;&amp;UPPER(SUBSTITUTE([.D20];&quot; &quot;;&quot;_&quot;)&amp;&quot;';&quot;))" office:value-type="string" office:string-value="UPDATE Beliefs SET ListPriority = 10  WHERE Type = 'BELIEF_FORMAL_LITURGY';" calcext:value-type="string">
            <text:p>UPDATE Beliefs SET ListPriority = 10 <text:s/>WHERE Type = 'BELIEF_FORMAL_LITURGY'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culture, faith</text:p>
          </table:table-cell>
          <table:table-cell office:value-type="string" calcext:value-type="string">
            <text:p>wine, incense</text:p>
          </table:table-cell>
          <table:table-cell office:value-type="string" calcext:value-type="string">
            <text:p>God Festivals</text:p>
          </table:table-cell>
          <table:table-cell table:formula="of:=[.E22]+1" office:value-type="float" office:value="9" calcext:value-type="float">
            <text:p>9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21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21]=&quot;&quot;;&quot;&quot;;&quot;BELIEF_&quot;&amp;UPPER(SUBSTITUTE([.D21];&quot; &quot;;&quot;_&quot;)))" office:value-type="string" office:string-value="BELIEF_GOD_FESTIVALS" calcext:value-type="string">
            <text:p>BELIEF_GOD_FESTIVALS</text:p>
          </table:table-cell>
          <table:table-cell table:style-name="ce20" table:formula="of:=IF([.E21]=&quot;&quot;;&quot;&quot;;&quot;UPDATE Beliefs SET ListPriority = &quot;&amp;[.E21]&amp;REPT(&quot; &quot;;3-LEN([.E21]))&amp;&quot; WHERE Type = 'BELIEF_&quot;&amp;UPPER(SUBSTITUTE([.D21];&quot; &quot;;&quot;_&quot;)&amp;&quot;';&quot;))" office:value-type="string" office:string-value="UPDATE Beliefs SET ListPriority = 9   WHERE Type = 'BELIEF_GOD_FESTIVALS';" calcext:value-type="string">
            <text:p>UPDATE Beliefs SET ListPriority = 9 <text:s text:c="2"/>WHERE Type = 'BELIEF_GOD_FESTIVALS'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pastures</text:p>
          </table:table-cell>
          <table:table-cell office:value-type="string" calcext:value-type="string">
            <text:p>Open Sky</text:p>
          </table:table-cell>
          <table:table-cell table:formula="of:=[.E23]+1" office:value-type="float" office:value="8" calcext:value-type="float">
            <text:p>8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22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22]=&quot;&quot;;&quot;&quot;;&quot;BELIEF_&quot;&amp;UPPER(SUBSTITUTE([.D22];&quot; &quot;;&quot;_&quot;)))" office:value-type="string" office:string-value="BELIEF_OPEN_SKY" calcext:value-type="string">
            <text:p>BELIEF_OPEN_SKY</text:p>
          </table:table-cell>
          <table:table-cell table:style-name="ce20" table:formula="of:=IF([.E22]=&quot;&quot;;&quot;&quot;;&quot;UPDATE Beliefs SET ListPriority = &quot;&amp;[.E22]&amp;REPT(&quot; &quot;;3-LEN([.E22]))&amp;&quot; WHERE Type = 'BELIEF_&quot;&amp;UPPER(SUBSTITUTE([.D22];&quot; &quot;;&quot;_&quot;)&amp;&quot;';&quot;))" office:value-type="string" office:string-value="UPDATE Beliefs SET ListPriority = 8   WHERE Type = 'BELIEF_OPEN_SKY';" calcext:value-type="string">
            <text:p>UPDATE Beliefs SET ListPriority = 8 <text:s text:c="2"/>WHERE Type = 'BELIEF_OPEN_SKY';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25</text:p>
          </table:table-cell>
          <table:table-cell table:style-name="ce11" office:value-type="string" calcext:value-type="string">
            <text:p>surplus food</text:p>
          </table:table-cell>
          <table:table-cell table:style-name="ce11" office:value-type="string" calcext:value-type="string">
            <text:p>cities</text:p>
          </table:table-cell>
          <table:table-cell table:style-name="ce17" office:value-type="string" calcext:value-type="string">
            <text:p>Fertility Rites</text:p>
          </table:table-cell>
          <table:table-cell table:formula="of:=[.E24]+1" office:value-type="float" office:value="7" calcext:value-type="float">
            <text:p>7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23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23]=&quot;&quot;;&quot;&quot;;&quot;BELIEF_&quot;&amp;UPPER(SUBSTITUTE([.D23];&quot; &quot;;&quot;_&quot;)))" office:value-type="string" office:string-value="BELIEF_FERTILITY_RITES" calcext:value-type="string">
            <text:p>BELIEF_FERTILITY_RITES</text:p>
          </table:table-cell>
          <table:table-cell table:style-name="ce20" table:formula="of:=IF([.E23]=&quot;&quot;;&quot;&quot;;&quot;UPDATE Beliefs SET ListPriority = &quot;&amp;[.E23]&amp;REPT(&quot; &quot;;3-LEN([.E23]))&amp;&quot; WHERE Type = 'BELIEF_&quot;&amp;UPPER(SUBSTITUTE([.D23];&quot; &quot;;&quot;_&quot;)&amp;&quot;';&quot;))" office:value-type="string" office:string-value="UPDATE Beliefs SET ListPriority = 7   WHERE Type = 'BELIEF_FERTILITY_RITES';" calcext:value-type="string">
            <text:p>UPDATE Beliefs SET ListPriority = 7 <text:s text:c="2"/>WHERE Type = 'BELIEF_FERTILITY_RITES'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shrines</text:p>
          </table:table-cell>
          <table:table-cell office:value-type="string" calcext:value-type="string">
            <text:p>Ancestor Worship</text:p>
          </table:table-cell>
          <table:table-cell table:formula="of:=[.E25]+1" office:value-type="float" office:value="6" calcext:value-type="float">
            <text:p>6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24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24]=&quot;&quot;;&quot;&quot;;&quot;BELIEF_&quot;&amp;UPPER(SUBSTITUTE([.D24];&quot; &quot;;&quot;_&quot;)))" office:value-type="string" office:string-value="BELIEF_ANCESTOR_WORSHIP" calcext:value-type="string">
            <text:p>BELIEF_ANCESTOR_WORSHIP</text:p>
          </table:table-cell>
          <table:table-cell table:style-name="ce20" table:formula="of:=IF([.E24]=&quot;&quot;;&quot;&quot;;&quot;UPDATE Beliefs SET ListPriority = &quot;&amp;[.E24]&amp;REPT(&quot; &quot;;3-LEN([.E24]))&amp;&quot; WHERE Type = 'BELIEF_&quot;&amp;UPPER(SUBSTITUTE([.D24];&quot; &quot;;&quot;_&quot;)&amp;&quot;';&quot;))" office:value-type="string" office:string-value="UPDATE Beliefs SET ListPriority = 6   WHERE Type = 'BELIEF_ANCESTOR_WORSHIP';" calcext:value-type="string">
            <text:p>UPDATE Beliefs SET ListPriority = 6 <text:s text:c="2"/>WHERE Type = 'BELIEF_ANCESTOR_WORSHIP'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cities</text:p>
          </table:table-cell>
          <table:table-cell office:value-type="string" calcext:value-type="string">
            <text:p>Messenger Gods</text:p>
          </table:table-cell>
          <table:table-cell table:formula="of:=[.E26]+1" office:value-type="float" office:value="5" calcext:value-type="float">
            <text:p>5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25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25]=&quot;&quot;;&quot;&quot;;&quot;BELIEF_&quot;&amp;UPPER(SUBSTITUTE([.D25];&quot; &quot;;&quot;_&quot;)))" office:value-type="string" office:string-value="BELIEF_MESSENGER_GODS" calcext:value-type="string">
            <text:p>BELIEF_MESSENGER_GODS</text:p>
          </table:table-cell>
          <table:table-cell table:style-name="ce20" table:formula="of:=IF([.E25]=&quot;&quot;;&quot;&quot;;&quot;UPDATE Beliefs SET ListPriority = &quot;&amp;[.E25]&amp;REPT(&quot; &quot;;3-LEN([.E25]))&amp;&quot; WHERE Type = 'BELIEF_&quot;&amp;UPPER(SUBSTITUTE([.D25];&quot; &quot;;&quot;_&quot;)&amp;&quot;';&quot;))" office:value-type="string" office:string-value="UPDATE Beliefs SET ListPriority = 5   WHERE Type = 'BELIEF_MESSENGER_GODS';" calcext:value-type="string">
            <text:p>UPDATE Beliefs SET ListPriority = 5 <text:s text:c="2"/>WHERE Type = 'BELIEF_MESSENGER_GODS'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Cities 3+</text:p>
          </table:table-cell>
          <table:table-cell office:value-type="string" calcext:value-type="string">
            <text:p>God Craftsmen</text:p>
          </table:table-cell>
          <table:table-cell table:formula="of:=[.E27]+1" office:value-type="float" office:value="4" calcext:value-type="float">
            <text:p>4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26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26]=&quot;&quot;;&quot;&quot;;&quot;BELIEF_&quot;&amp;UPPER(SUBSTITUTE([.D26];&quot; &quot;;&quot;_&quot;)))" office:value-type="string" office:string-value="BELIEF_GOD_CRAFTSMEN" calcext:value-type="string">
            <text:p>BELIEF_GOD_CRAFTSMEN</text:p>
          </table:table-cell>
          <table:table-cell table:style-name="ce20" table:formula="of:=IF([.E26]=&quot;&quot;;&quot;&quot;;&quot;UPDATE Beliefs SET ListPriority = &quot;&amp;[.E26]&amp;REPT(&quot; &quot;;3-LEN([.E26]))&amp;&quot; WHERE Type = 'BELIEF_&quot;&amp;UPPER(SUBSTITUTE([.D26];&quot; &quot;;&quot;_&quot;)&amp;&quot;';&quot;))" office:value-type="string" office:string-value="UPDATE Beliefs SET ListPriority = 4   WHERE Type = 'BELIEF_GOD_CRAFTSMEN';" calcext:value-type="string">
            <text:p>UPDATE Beliefs SET ListPriority = 4 <text:s text:c="2"/>WHERE Type = 'BELIEF_GOD_CRAFTSMEN'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5%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wonders</text:p>
          </table:table-cell>
          <table:table-cell office:value-type="string" calcext:value-type="string">
            <text:p>Monument Gods</text:p>
          </table:table-cell>
          <table:table-cell table:formula="of:=[.E28]+1" office:value-type="float" office:value="3" calcext:value-type="float">
            <text:p>3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27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27]=&quot;&quot;;&quot;&quot;;&quot;BELIEF_&quot;&amp;UPPER(SUBSTITUTE([.D27];&quot; &quot;;&quot;_&quot;)))" office:value-type="string" office:string-value="BELIEF_MONUMENT_GODS" calcext:value-type="string">
            <text:p>BELIEF_MONUMENT_GODS</text:p>
          </table:table-cell>
          <table:table-cell table:style-name="ce20" table:formula="of:=IF([.E27]=&quot;&quot;;&quot;&quot;;&quot;UPDATE Beliefs SET ListPriority = &quot;&amp;[.E27]&amp;REPT(&quot; &quot;;3-LEN([.E27]))&amp;&quot; WHERE Type = 'BELIEF_&quot;&amp;UPPER(SUBSTITUTE([.D27];&quot; &quot;;&quot;_&quot;)&amp;&quot;';&quot;))" office:value-type="string" office:string-value="UPDATE Beliefs SET ListPriority = 3   WHERE Type = 'BELIEF_MONUMENT_GODS';" calcext:value-type="string">
            <text:p>UPDATE Beliefs SET ListPriority = 3 <text:s text:c="2"/>WHERE Type = 'BELIEF_MONUMENT_GODS'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cities on rivers</text:p>
          </table:table-cell>
          <table:table-cell office:value-type="string" calcext:value-type="string">
            <text:p>Sacred Waters</text:p>
          </table:table-cell>
          <table:table-cell table:formula="of:=[.E29]+1" office:value-type="float" office:value="2" calcext:value-type="float">
            <text:p>2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28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28]=&quot;&quot;;&quot;&quot;;&quot;BELIEF_&quot;&amp;UPPER(SUBSTITUTE([.D28];&quot; &quot;;&quot;_&quot;)))" office:value-type="string" office:string-value="BELIEF_SACRED_WATERS" calcext:value-type="string">
            <text:p>BELIEF_SACRED_WATERS</text:p>
          </table:table-cell>
          <table:table-cell table:style-name="ce20" table:formula="of:=IF([.E28]=&quot;&quot;;&quot;&quot;;&quot;UPDATE Beliefs SET ListPriority = &quot;&amp;[.E28]&amp;REPT(&quot; &quot;;3-LEN([.E28]))&amp;&quot; WHERE Type = 'BELIEF_&quot;&amp;UPPER(SUBSTITUTE([.D28];&quot; &quot;;&quot;_&quot;)&amp;&quot;';&quot;))" office:value-type="string" office:string-value="UPDATE Beliefs SET ListPriority = 2   WHERE Type = 'BELIEF_SACRED_WATERS';" calcext:value-type="string">
            <text:p>UPDATE Beliefs SET ListPriority = 2 <text:s text:c="2"/>WHERE Type = 'BELIEF_SACRED_WATERS';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Cities 6+</text:p>
          </table:table-cell>
          <table:table-cell office:value-type="string" calcext:value-type="string">
            <text:p>Goddess Love</text:p>
          </table:table-cell>
          <table:table-cell table:formula="of:=[.E30]+1" office:value-type="float" office:value="1" calcext:value-type="float">
            <text:p>1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29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29]=&quot;&quot;;&quot;&quot;;&quot;BELIEF_&quot;&amp;UPPER(SUBSTITUTE([.D29];&quot; &quot;;&quot;_&quot;)))" office:value-type="string" office:string-value="BELIEF_GODDESS_LOVE" calcext:value-type="string">
            <text:p>BELIEF_GODDESS_LOVE</text:p>
          </table:table-cell>
          <table:table-cell table:style-name="ce20" table:formula="of:=IF([.E29]=&quot;&quot;;&quot;&quot;;&quot;UPDATE Beliefs SET ListPriority = &quot;&amp;[.E29]&amp;REPT(&quot; &quot;;3-LEN([.E29]))&amp;&quot; WHERE Type = 'BELIEF_&quot;&amp;UPPER(SUBSTITUTE([.D29];&quot; &quot;;&quot;_&quot;)&amp;&quot;';&quot;))" office:value-type="string" office:string-value="UPDATE Beliefs SET ListPriority = 1   WHERE Type = 'BELIEF_GODDESS_LOVE';" calcext:value-type="string">
            <text:p>UPDATE Beliefs SET ListPriority = 1 <text:s text:c="2"/>WHERE Type = 'BELIEF_GODDESS_LOVE';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30%</text:p>
          </table:table-cell>
          <table:table-cell table:style-name="ce14" office:value-type="string" calcext:value-type="string">
            <text:p>range strength</text:p>
          </table:table-cell>
          <table:table-cell table:style-name="ce14" office:value-type="string" calcext:value-type="string">
            <text:p>cities</text:p>
          </table:table-cell>
          <table:table-cell table:style-name="ce18" office:value-type="string" calcext:value-type="string">
            <text:p>Goddess of Strategy</text:p>
          </table:table-cell>
          <table:table-cell table:number-columns-repeated="2"/>
          <table:table-cell table:style-name="ce20" table:formula="of:=IF([.E30]=&quot;&quot;;&quot;&quot;;&quot;BELIEF_&quot;&amp;UPPER(SUBSTITUTE([.D30];&quot; &quot;;&quot;_&quot;)))">
            <text:p/>
          </table:table-cell>
          <table:table-cell table:style-name="ce20" table:formula="of:=IF([.E30]=&quot;&quot;;&quot;&quot;;&quot;UPDATE Beliefs SET ListPriority = &quot;&amp;[.E30]&amp;REPT(&quot; &quot;;3-LEN([.E30]))&amp;&quot; WHERE Type = 'BELIEF_&quot;&amp;UPPER(SUBSTITUTE([.D30];&quot; &quot;;&quot;_&quot;)&amp;&quot;';&quot;))">
            <text:p/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20" office:value-type="string" calcext:value-type="string">
            <text:p>end</text:p>
          </table:table-cell>
          <table:table-cell table:style-name="ce20" table:formula="of:=IF([.E31]=&quot;&quot;;&quot;&quot;;&quot;UPDATE Beliefs SET ListPriority = &quot;&amp;[.E31]&amp;REPT(&quot; &quot;;3-LEN([.E31]))&amp;&quot; WHERE Type = 'BELIEF_&quot;&amp;UPPER(SUBSTITUTE([.D31];&quot; &quot;;&quot;_&quot;)&amp;&quot;';&quot;))">
            <text:p/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20" table:formula="of:=IF([.D32]=&quot;&quot;;&quot;&quot;;&quot;BELIEF_&quot;&amp;UPPER(SUBSTITUTE([.D32];&quot; &quot;;&quot;_&quot;)))">
            <text:p/>
          </table:table-cell>
          <table:table-cell table:style-name="ce20" table:formula="of:=IF([.E32]=&quot;&quot;;&quot;&quot;;&quot;UPDATE Beliefs SET ListPriority = &quot;&amp;[.E32]&amp;REPT(&quot; &quot;;3-LEN([.E32]))&amp;&quot; WHERE Type = 'BELIEF_&quot;&amp;UPPER(SUBSTITUTE([.D32];&quot; &quot;;&quot;_&quot;)&amp;&quot;';&quot;))">
            <text:p/>
          </table:table-cell>
          <table:table-cell table:number-columns-repeated="1016"/>
        </table:table-row>
        <table:table-row table:style-name="ro2">
          <table:table-cell/>
          <table:table-cell table:style-name="ce15" office:value-type="string" calcext:value-type="string">
            <text:p>Founder</text:p>
          </table:table-cell>
          <table:table-cell table:number-columns-repeated="4"/>
          <table:table-cell table:style-name="ce20" table:formula="of:=IF([.D33]=&quot;&quot;;&quot;&quot;;&quot;BELIEF_&quot;&amp;UPPER(SUBSTITUTE([.D33];&quot; &quot;;&quot;_&quot;)))">
            <text:p/>
          </table:table-cell>
          <table:table-cell table:style-name="ce20" table:formula="of:=&quot;UPDATE Beliefs SET Pantheon=0, Founder=1, Follower=0, Enhancer=0, Reformation=0 WHERE Type IN (&quot;&amp;STRJOIN([.G34:.G47];&quot;,&quot;;&quot;'&quot;;&quot;'&quot;)&amp;&quot;);&quot;" office:value-type="string" office:string-value="UPDATE Beliefs SET Pantheon=0, Founder=1, Follower=0, Enhancer=0, Reformation=0 WHERE Type IN ('BELIEF_INTERFAITH_DIALOGUE','BELIEF_PAPAL_PRIMACY','BELIEF_CHARITABLE_MISSIONS','BELIEF_INITIATION_RITES','BELIEF_CHURCH_PROPERTY','BELIEF_TITHE','BELIEF_WORLD_CHURCH','BELIEF_PILGRIMAGE','BELIEF_CEREMONIAL_BURIAL','BELIEF_PEACE_LOVING','BELIEF_MESSIAH','BELIEF_MISSIONARY_ZEAL','BELIEF_HOLY_ORDER','end');" calcext:value-type="string">
            <text:p>UPDATE Beliefs SET Pantheon=0, Founder=1, Follower=0, Enhancer=0, Reformation=0 WHERE Type IN ('BELIEF_INTERFAITH_DIALOGUE','BELIEF_PAPAL_PRIMACY','BELIEF_CHARITABLE_MISSIONS','BELIEF_INITIATION_RITES','BELIEF_CHURCH_PROPERTY','BELIEF_TITHE','BELIEF_WORLD_CHURCH','BELIEF_PILGRIMAGE','BELIEF_CEREMONIAL_BURIAL','BELIEF_PEACE_LOVING','BELIEF_MESSIAH','BELIEF_MISSIONARY_ZEAL','BELIEF_HOLY_ORDER','end')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0</text:p>
          </table:table-cell>
          <table:table-cell office:value-type="string" calcext:value-type="string">
            <text:p>instant science</text:p>
          </table:table-cell>
          <table:table-cell office:value-type="string" calcext:value-type="string">
            <text:p>follower of non-faith</text:p>
          </table:table-cell>
          <table:table-cell office:value-type="string" calcext:value-type="string">
            <text:p>Interfaith Dialogue</text:p>
          </table:table-cell>
          <table:table-cell table:formula="of:=[.E35]+1" office:value-type="float" office:value="13" calcext:value-type="float">
            <text:p>13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34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34]=&quot;&quot;;&quot;&quot;;&quot;BELIEF_&quot;&amp;UPPER(SUBSTITUTE([.D34];&quot; &quot;;&quot;_&quot;)))" office:value-type="string" office:string-value="BELIEF_INTERFAITH_DIALOGUE" calcext:value-type="string">
            <text:p>BELIEF_INTERFAITH_DIALOGUE</text:p>
          </table:table-cell>
          <table:table-cell table:style-name="ce20" table:formula="of:=IF([.E34]=&quot;&quot;;&quot;&quot;;&quot;UPDATE Beliefs SET ListPriority = &quot;&amp;[.E34]&amp;REPT(&quot; &quot;;3-LEN([.E34]))&amp;&quot; WHERE Type = 'BELIEF_&quot;&amp;UPPER(SUBSTITUTE([.D34];&quot; &quot;;&quot;_&quot;)&amp;&quot;';&quot;))" office:value-type="string" office:string-value="UPDATE Beliefs SET ListPriority = 13  WHERE Type = 'BELIEF_INTERFAITH_DIALOGUE';" calcext:value-type="string">
            <text:p>UPDATE Beliefs SET ListPriority = 13 <text:s/>WHERE Type = 'BELIEF_INTERFAITH_DIALOGUE'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resting influence with CS</text:p>
          </table:table-cell>
          <table:table-cell/>
          <table:table-cell office:value-type="string" calcext:value-type="string">
            <text:p>Papal Primacy</text:p>
          </table:table-cell>
          <table:table-cell table:formula="of:=[.E36]+1" office:value-type="float" office:value="12" calcext:value-type="float">
            <text:p>12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35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35]=&quot;&quot;;&quot;&quot;;&quot;BELIEF_&quot;&amp;UPPER(SUBSTITUTE([.D35];&quot; &quot;;&quot;_&quot;)))" office:value-type="string" office:string-value="BELIEF_PAPAL_PRIMACY" calcext:value-type="string">
            <text:p>BELIEF_PAPAL_PRIMACY</text:p>
          </table:table-cell>
          <table:table-cell table:style-name="ce20" table:formula="of:=IF([.E35]=&quot;&quot;;&quot;&quot;;&quot;UPDATE Beliefs SET ListPriority = &quot;&amp;[.E35]&amp;REPT(&quot; &quot;;3-LEN([.E35]))&amp;&quot; WHERE Type = 'BELIEF_&quot;&amp;UPPER(SUBSTITUTE([.D35];&quot; &quot;;&quot;_&quot;)&amp;&quot;';&quot;))" office:value-type="string" office:string-value="UPDATE Beliefs SET ListPriority = 12  WHERE Type = 'BELIEF_PAPAL_PRIMACY';" calcext:value-type="string">
            <text:p>UPDATE Beliefs SET ListPriority = 12 <text:s/>WHERE Type = 'BELIEF_PAPAL_PRIMACY'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0%</text:p>
          </table:table-cell>
          <table:table-cell office:value-type="string" calcext:value-type="string">
            <text:p>influence</text:p>
          </table:table-cell>
          <table:table-cell table:style-name="ce11" office:value-type="string" calcext:value-type="string">
            <text:p>gold gifts to CS</text:p>
          </table:table-cell>
          <table:table-cell office:value-type="string" calcext:value-type="string">
            <text:p>Charitable Missions</text:p>
          </table:table-cell>
          <table:table-cell table:formula="of:=[.E37]+1" office:value-type="float" office:value="11" calcext:value-type="float">
            <text:p>11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36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36]=&quot;&quot;;&quot;&quot;;&quot;BELIEF_&quot;&amp;UPPER(SUBSTITUTE([.D36];&quot; &quot;;&quot;_&quot;)))" office:value-type="string" office:string-value="BELIEF_CHARITABLE_MISSIONS" calcext:value-type="string">
            <text:p>BELIEF_CHARITABLE_MISSIONS</text:p>
          </table:table-cell>
          <table:table-cell table:style-name="ce20" table:formula="of:=IF([.E36]=&quot;&quot;;&quot;&quot;;&quot;UPDATE Beliefs SET ListPriority = &quot;&amp;[.E36]&amp;REPT(&quot; &quot;;3-LEN([.E36]))&amp;&quot; WHERE Type = 'BELIEF_&quot;&amp;UPPER(SUBSTITUTE([.D36];&quot; &quot;;&quot;_&quot;)&amp;&quot;';&quot;))" office:value-type="string" office:string-value="UPDATE Beliefs SET ListPriority = 11  WHERE Type = 'BELIEF_CHARITABLE_MISSIONS';" calcext:value-type="string">
            <text:p>UPDATE Beliefs SET ListPriority = 11 <text:s/>WHERE Type = 'BELIEF_CHARITABLE_MISSIONS';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200</text:p>
          </table:table-cell>
          <table:table-cell office:value-type="string" calcext:value-type="string">
            <text:p>Instant gold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nitiation Rites</text:p>
          </table:table-cell>
          <table:table-cell table:formula="of:=[.E38]+1" office:value-type="float" office:value="10" calcext:value-type="float">
            <text:p>10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37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37]=&quot;&quot;;&quot;&quot;;&quot;BELIEF_&quot;&amp;UPPER(SUBSTITUTE([.D37];&quot; &quot;;&quot;_&quot;)))" office:value-type="string" office:string-value="BELIEF_INITIATION_RITES" calcext:value-type="string">
            <text:p>BELIEF_INITIATION_RITES</text:p>
          </table:table-cell>
          <table:table-cell table:style-name="ce20" table:formula="of:=IF([.E37]=&quot;&quot;;&quot;&quot;;&quot;UPDATE Beliefs SET ListPriority = &quot;&amp;[.E37]&amp;REPT(&quot; &quot;;3-LEN([.E37]))&amp;&quot; WHERE Type = 'BELIEF_&quot;&amp;UPPER(SUBSTITUTE([.D37];&quot; &quot;;&quot;_&quot;)&amp;&quot;';&quot;))" office:value-type="string" office:string-value="UPDATE Beliefs SET ListPriority = 10  WHERE Type = 'BELIEF_INITIATION_RITES';" calcext:value-type="string">
            <text:p>UPDATE Beliefs SET ListPriority = 10 <text:s/>WHERE Type = 'BELIEF_INITIATION_RITES';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3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hurch Property</text:p>
          </table:table-cell>
          <table:table-cell table:formula="of:=[.E39]+1" office:value-type="float" office:value="9" calcext:value-type="float">
            <text:p>9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38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38]=&quot;&quot;;&quot;&quot;;&quot;BELIEF_&quot;&amp;UPPER(SUBSTITUTE([.D38];&quot; &quot;;&quot;_&quot;)))" office:value-type="string" office:string-value="BELIEF_CHURCH_PROPERTY" calcext:value-type="string">
            <text:p>BELIEF_CHURCH_PROPERTY</text:p>
          </table:table-cell>
          <table:table-cell table:style-name="ce20" table:formula="of:=IF([.E38]=&quot;&quot;;&quot;&quot;;&quot;UPDATE Beliefs SET ListPriority = &quot;&amp;[.E38]&amp;REPT(&quot; &quot;;3-LEN([.E38]))&amp;&quot; WHERE Type = 'BELIEF_&quot;&amp;UPPER(SUBSTITUTE([.D38];&quot; &quot;;&quot;_&quot;)&amp;&quot;';&quot;))" office:value-type="string" office:string-value="UPDATE Beliefs SET ListPriority = 9   WHERE Type = 'BELIEF_CHURCH_PROPERTY';" calcext:value-type="string">
            <text:p>UPDATE Beliefs SET ListPriority = 9 <text:s text:c="2"/>WHERE Type = 'BELIEF_CHURCH_PROPERTY';</text:p>
          </table:table-cell>
          <table:table-cell table:number-columns-repeated="1016"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old</text:p>
          </table:table-cell>
          <table:table-cell table:style-name="ce1" office:value-type="string" calcext:value-type="string">
            <text:p>4 followers</text:p>
          </table:table-cell>
          <table:table-cell office:value-type="string" calcext:value-type="string">
            <text:p>Tithe</text:p>
          </table:table-cell>
          <table:table-cell table:formula="of:=[.E40]+1" office:value-type="float" office:value="8" calcext:value-type="float">
            <text:p>8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39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39]=&quot;&quot;;&quot;&quot;;&quot;BELIEF_&quot;&amp;UPPER(SUBSTITUTE([.D39];&quot; &quot;;&quot;_&quot;)))" office:value-type="string" office:string-value="BELIEF_TITHE" calcext:value-type="string">
            <text:p>BELIEF_TITHE</text:p>
          </table:table-cell>
          <table:table-cell table:style-name="ce20" table:formula="of:=IF([.E39]=&quot;&quot;;&quot;&quot;;&quot;UPDATE Beliefs SET ListPriority = &quot;&amp;[.E39]&amp;REPT(&quot; &quot;;3-LEN([.E39]))&amp;&quot; WHERE Type = 'BELIEF_&quot;&amp;UPPER(SUBSTITUTE([.D39];&quot; &quot;;&quot;_&quot;)&amp;&quot;';&quot;))" office:value-type="string" office:string-value="UPDATE Beliefs SET ListPriority = 8   WHERE Type = 'BELIEF_TITHE';" calcext:value-type="string">
            <text:p>UPDATE Beliefs SET ListPriority = 8 <text:s text:c="2"/>WHERE Type = 'BELIEF_TITHE'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culture</text:p>
          </table:table-cell>
          <table:table-cell table:style-name="ce1" office:value-type="string" calcext:value-type="string">
            <text:p>3 foreign followers</text:p>
          </table:table-cell>
          <table:table-cell office:value-type="string" calcext:value-type="string">
            <text:p>World Church</text:p>
          </table:table-cell>
          <table:table-cell table:formula="of:=[.E41]+1" office:value-type="float" office:value="7" calcext:value-type="float">
            <text:p>7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40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40]=&quot;&quot;;&quot;&quot;;&quot;BELIEF_&quot;&amp;UPPER(SUBSTITUTE([.D40];&quot; &quot;;&quot;_&quot;)))" office:value-type="string" office:string-value="BELIEF_WORLD_CHURCH" calcext:value-type="string">
            <text:p>BELIEF_WORLD_CHURCH</text:p>
          </table:table-cell>
          <table:table-cell table:style-name="ce20" table:formula="of:=IF([.E40]=&quot;&quot;;&quot;&quot;;&quot;UPDATE Beliefs SET ListPriority = &quot;&amp;[.E40]&amp;REPT(&quot; &quot;;3-LEN([.E40]))&amp;&quot; WHERE Type = 'BELIEF_&quot;&amp;UPPER(SUBSTITUTE([.D40];&quot; &quot;;&quot;_&quot;)&amp;&quot;';&quot;))" office:value-type="string" office:string-value="UPDATE Beliefs SET ListPriority = 7   WHERE Type = 'BELIEF_WORLD_CHURCH';" calcext:value-type="string">
            <text:p>UPDATE Beliefs SET ListPriority = 7 <text:s text:c="2"/>WHERE Type = 'BELIEF_WORLD_CHURCH'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foreign city</text:p>
          </table:table-cell>
          <table:table-cell office:value-type="string" calcext:value-type="string">
            <text:p>Pilgrimage</text:p>
          </table:table-cell>
          <table:table-cell table:formula="of:=[.E42]+1" office:value-type="float" office:value="6" calcext:value-type="float">
            <text:p>6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41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41]=&quot;&quot;;&quot;&quot;;&quot;BELIEF_&quot;&amp;UPPER(SUBSTITUTE([.D41];&quot; &quot;;&quot;_&quot;)))" office:value-type="string" office:string-value="BELIEF_PILGRIMAGE" calcext:value-type="string">
            <text:p>BELIEF_PILGRIMAGE</text:p>
          </table:table-cell>
          <table:table-cell table:style-name="ce20" table:formula="of:=IF([.E41]=&quot;&quot;;&quot;&quot;;&quot;UPDATE Beliefs SET ListPriority = &quot;&amp;[.E41]&amp;REPT(&quot; &quot;;3-LEN([.E41]))&amp;&quot; WHERE Type = 'BELIEF_&quot;&amp;UPPER(SUBSTITUTE([.D41];&quot; &quot;;&quot;_&quot;)&amp;&quot;';&quot;))" office:value-type="string" office:string-value="UPDATE Beliefs SET ListPriority = 6   WHERE Type = 'BELIEF_PILGRIMAGE';" calcext:value-type="string">
            <text:p>UPDATE Beliefs SET ListPriority = 6 <text:s text:c="2"/>WHERE Type = 'BELIEF_PILGRIMAGE'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0.5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eremonial Burial</text:p>
          </table:table-cell>
          <table:table-cell table:formula="of:=[.E43]+1" office:value-type="float" office:value="5" calcext:value-type="float">
            <text:p>5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42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42]=&quot;&quot;;&quot;&quot;;&quot;BELIEF_&quot;&amp;UPPER(SUBSTITUTE([.D42];&quot; &quot;;&quot;_&quot;)))" office:value-type="string" office:string-value="BELIEF_CEREMONIAL_BURIAL" calcext:value-type="string">
            <text:p>BELIEF_CEREMONIAL_BURIAL</text:p>
          </table:table-cell>
          <table:table-cell table:style-name="ce20" table:formula="of:=IF([.E42]=&quot;&quot;;&quot;&quot;;&quot;UPDATE Beliefs SET ListPriority = &quot;&amp;[.E42]&amp;REPT(&quot; &quot;;3-LEN([.E42]))&amp;&quot; WHERE Type = 'BELIEF_&quot;&amp;UPPER(SUBSTITUTE([.D42];&quot; &quot;;&quot;_&quot;)&amp;&quot;';&quot;))" office:value-type="string" office:string-value="UPDATE Beliefs SET ListPriority = 5   WHERE Type = 'BELIEF_CEREMONIAL_BURIAL';" calcext:value-type="string">
            <text:p>UPDATE Beliefs SET ListPriority = 5 <text:s text:c="2"/>WHERE Type = 'BELIEF_CEREMONIAL_BURIAL'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3 friendly foreign followers</text:p>
          </table:table-cell>
          <table:table-cell office:value-type="string" calcext:value-type="string">
            <text:p>Peace Loving</text:p>
          </table:table-cell>
          <table:table-cell table:formula="of:=[.E44]+1" office:value-type="float" office:value="4" calcext:value-type="float">
            <text:p>4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43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43]=&quot;&quot;;&quot;&quot;;&quot;BELIEF_&quot;&amp;UPPER(SUBSTITUTE([.D43];&quot; &quot;;&quot;_&quot;)))" office:value-type="string" office:string-value="BELIEF_PEACE_LOVING" calcext:value-type="string">
            <text:p>BELIEF_PEACE_LOVING</text:p>
          </table:table-cell>
          <table:table-cell table:style-name="ce20" table:formula="of:=IF([.E43]=&quot;&quot;;&quot;&quot;;&quot;UPDATE Beliefs SET ListPriority = &quot;&amp;[.E43]&amp;REPT(&quot; &quot;;3-LEN([.E43]))&amp;&quot; WHERE Type = 'BELIEF_&quot;&amp;UPPER(SUBSTITUTE([.D43];&quot; &quot;;&quot;_&quot;)&amp;&quot;';&quot;))" office:value-type="string" office:string-value="UPDATE Beliefs SET ListPriority = 4   WHERE Type = 'BELIEF_PEACE_LOVING';" calcext:value-type="string">
            <text:p>UPDATE Beliefs SET ListPriority = 4 <text:s text:c="2"/>WHERE Type = 'BELIEF_PEACE_LOVING'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5%</text:p>
          </table:table-cell>
          <table:table-cell office:value-type="string" calcext:value-type="string">
            <text:p>cheaper, stronger</text:p>
          </table:table-cell>
          <table:table-cell table:style-name="ce11" office:value-type="string" calcext:value-type="string">
            <text:p>prophets</text:p>
          </table:table-cell>
          <table:table-cell office:value-type="string" calcext:value-type="string">
            <text:p>Messiah</text:p>
          </table:table-cell>
          <table:table-cell table:formula="of:=[.E45]+1" office:value-type="float" office:value="3" calcext:value-type="float">
            <text:p>3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44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44]=&quot;&quot;;&quot;&quot;;&quot;BELIEF_&quot;&amp;UPPER(SUBSTITUTE([.D44];&quot; &quot;;&quot;_&quot;)))" office:value-type="string" office:string-value="BELIEF_MESSIAH" calcext:value-type="string">
            <text:p>BELIEF_MESSIAH</text:p>
          </table:table-cell>
          <table:table-cell table:style-name="ce20" table:formula="of:=IF([.E44]=&quot;&quot;;&quot;&quot;;&quot;UPDATE Beliefs SET ListPriority = &quot;&amp;[.E44]&amp;REPT(&quot; &quot;;3-LEN([.E44]))&amp;&quot; WHERE Type = 'BELIEF_&quot;&amp;UPPER(SUBSTITUTE([.D44];&quot; &quot;;&quot;_&quot;)&amp;&quot;';&quot;))" office:value-type="string" office:string-value="UPDATE Beliefs SET ListPriority = 3   WHERE Type = 'BELIEF_MESSIAH';" calcext:value-type="string">
            <text:p>UPDATE Beliefs SET ListPriority = 3 <text:s text:c="2"/>WHERE Type = 'BELIEF_MESSIAH'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0%</text:p>
          </table:table-cell>
          <table:table-cell office:value-type="string" calcext:value-type="string">
            <text:p>stronger</text:p>
          </table:table-cell>
          <table:table-cell office:value-type="string" calcext:value-type="string">
            <text:p>missionaries</text:p>
          </table:table-cell>
          <table:table-cell office:value-type="string" calcext:value-type="string">
            <text:p>Missionary Zeal</text:p>
          </table:table-cell>
          <table:table-cell table:formula="of:=[.E46]+1" office:value-type="float" office:value="2" calcext:value-type="float">
            <text:p>2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45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45]=&quot;&quot;;&quot;&quot;;&quot;BELIEF_&quot;&amp;UPPER(SUBSTITUTE([.D45];&quot; &quot;;&quot;_&quot;)))" office:value-type="string" office:string-value="BELIEF_MISSIONARY_ZEAL" calcext:value-type="string">
            <text:p>BELIEF_MISSIONARY_ZEAL</text:p>
          </table:table-cell>
          <table:table-cell table:style-name="ce20" table:formula="of:=IF([.E45]=&quot;&quot;;&quot;&quot;;&quot;UPDATE Beliefs SET ListPriority = &quot;&amp;[.E45]&amp;REPT(&quot; &quot;;3-LEN([.E45]))&amp;&quot; WHERE Type = 'BELIEF_&quot;&amp;UPPER(SUBSTITUTE([.D45];&quot; &quot;;&quot;_&quot;)&amp;&quot;';&quot;))" office:value-type="string" office:string-value="UPDATE Beliefs SET ListPriority = 2   WHERE Type = 'BELIEF_MISSIONARY_ZEAL';" calcext:value-type="string">
            <text:p>UPDATE Beliefs SET ListPriority = 2 <text:s text:c="2"/>WHERE Type = 'BELIEF_MISSIONARY_ZEAL'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5%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missionaries, inquisitors</text:p>
          </table:table-cell>
          <table:table-cell office:value-type="string" calcext:value-type="string">
            <text:p>Holy Order</text:p>
          </table:table-cell>
          <table:table-cell table:formula="of:=[.E47]+1" office:value-type="float" office:value="1" calcext:value-type="float">
            <text:p>1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46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46]=&quot;&quot;;&quot;&quot;;&quot;BELIEF_&quot;&amp;UPPER(SUBSTITUTE([.D46];&quot; &quot;;&quot;_&quot;)))" office:value-type="string" office:string-value="BELIEF_HOLY_ORDER" calcext:value-type="string">
            <text:p>BELIEF_HOLY_ORDER</text:p>
          </table:table-cell>
          <table:table-cell table:style-name="ce20" table:formula="of:=IF([.E46]=&quot;&quot;;&quot;&quot;;&quot;UPDATE Beliefs SET ListPriority = &quot;&amp;[.E46]&amp;REPT(&quot; &quot;;3-LEN([.E46]))&amp;&quot; WHERE Type = 'BELIEF_&quot;&amp;UPPER(SUBSTITUTE([.D46];&quot; &quot;;&quot;_&quot;)&amp;&quot;';&quot;))" office:value-type="string" office:string-value="UPDATE Beliefs SET ListPriority = 1   WHERE Type = 'BELIEF_HOLY_ORDER';" calcext:value-type="string">
            <text:p>UPDATE Beliefs SET ListPriority = 1 <text:s text:c="2"/>WHERE Type = 'BELIEF_HOLY_ORDER';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20" office:value-type="string" calcext:value-type="string">
            <text:p>end</text:p>
          </table:table-cell>
          <table:table-cell table:style-name="ce20" table:formula="of:=IF([.E47]=&quot;&quot;;&quot;&quot;;&quot;UPDATE Beliefs SET ListPriority = &quot;&amp;[.E47]&amp;REPT(&quot; &quot;;3-LEN([.E47]))&amp;&quot; WHERE Type = 'BELIEF_&quot;&amp;UPPER(SUBSTITUTE([.D47];&quot; &quot;;&quot;_&quot;)&amp;&quot;';&quot;))">
            <text:p/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20" table:formula="of:=IF([.D48]=&quot;&quot;;&quot;&quot;;&quot;BELIEF_&quot;&amp;UPPER(SUBSTITUTE([.D48];&quot; &quot;;&quot;_&quot;)))">
            <text:p/>
          </table:table-cell>
          <table:table-cell table:style-name="ce20" table:formula="of:=IF([.E48]=&quot;&quot;;&quot;&quot;;&quot;UPDATE Beliefs SET ListPriority = &quot;&amp;[.E48]&amp;REPT(&quot; &quot;;3-LEN([.E48]))&amp;&quot; WHERE Type = 'BELIEF_&quot;&amp;UPPER(SUBSTITUTE([.D48];&quot; &quot;;&quot;_&quot;)&amp;&quot;';&quot;))">
            <text:p/>
          </table:table-cell>
          <table:table-cell table:number-columns-repeated="1016"/>
        </table:table-row>
        <table:table-row table:style-name="ro2">
          <table:table-cell/>
          <table:table-cell table:style-name="ce15" office:value-type="string" calcext:value-type="string">
            <text:p>Follower</text:p>
          </table:table-cell>
          <table:table-cell table:number-columns-repeated="4"/>
          <table:table-cell table:style-name="ce20" table:formula="of:=IF([.D49]=&quot;&quot;;&quot;&quot;;&quot;BELIEF_&quot;&amp;UPPER(SUBSTITUTE([.D49];&quot; &quot;;&quot;_&quot;)))">
            <text:p/>
          </table:table-cell>
          <table:table-cell table:style-name="ce20" table:formula="of:=&quot;UPDATE Beliefs SET Pantheon=0, Founder=0, Follower=1, Enhancer=0, Reformation=0 WHERE Type IN (&quot;&amp;STRJOIN([.G50:.G65];&quot;,&quot;;&quot;'&quot;;&quot;'&quot;)&amp;&quot;);&quot;" office:value-type="string" office:string-value="UPDATE Beliefs SET Pantheon=0, Founder=0, Follower=1, Enhancer=0, Reformation=0 WHERE Type IN ('BELIEF_HEATHEN_CONVERSION','BELIEF_HOLY_WARRIORS','BELIEF_FEED_WORLD','BELIEF_SWORD_PLOWSHARES','BELIEF_RELIGIOUS_COMMUNITY','BELIEF_GURUSHIP','BELIEF_MONASTERIES','BELIEF_LITURGICAL_DRAMA','BELIEF_CHORAL_MUSIC','BELIEF_RELIGIOUS_ART','BELIEF_DIVINE_INSPIRATION','BELIEF_SACRED_SITES','BELIEF_ASCETISM','BELIEF_RELIGIOUS_CENTER','BELIEF_PEACE_GARDENS','end');" calcext:value-type="string">
            <text:p>UPDATE Beliefs SET Pantheon=0, Founder=0, Follower=1, Enhancer=0, Reformation=0 WHERE Type IN ('BELIEF_HEATHEN_CONVERSION','BELIEF_HOLY_WARRIORS','BELIEF_FEED_WORLD','BELIEF_SWORD_PLOWSHARES','BELIEF_RELIGIOUS_COMMUNITY','BELIEF_GURUSHIP','BELIEF_MONASTERIES','BELIEF_LITURGICAL_DRAMA','BELIEF_CHORAL_MUSIC','BELIEF_RELIGIOUS_ART','BELIEF_DIVINE_INSPIRATION','BELIEF_SACRED_SITES','BELIEF_ASCETISM','BELIEF_RELIGIOUS_CENTER','BELIEF_PEACE_GARDENS','end');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onvert barbarians</text:p>
          </table:table-cell>
          <table:table-cell office:value-type="string" calcext:value-type="string">
            <text:p>with missionaries</text:p>
          </table:table-cell>
          <table:table-cell office:value-type="string" calcext:value-type="string">
            <text:p>Heathen Conversion</text:p>
          </table:table-cell>
          <table:table-cell table:formula="of:=[.E51]+1" office:value-type="float" office:value="15" calcext:value-type="float">
            <text:p>15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50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50]=&quot;&quot;;&quot;&quot;;&quot;BELIEF_&quot;&amp;UPPER(SUBSTITUTE([.D50];&quot; &quot;;&quot;_&quot;)))" office:value-type="string" office:string-value="BELIEF_HEATHEN_CONVERSION" calcext:value-type="string">
            <text:p>BELIEF_HEATHEN_CONVERSION</text:p>
          </table:table-cell>
          <table:table-cell table:style-name="ce20" table:formula="of:=IF([.E50]=&quot;&quot;;&quot;&quot;;&quot;UPDATE Beliefs SET ListPriority = &quot;&amp;[.E50]&amp;REPT(&quot; &quot;;3-LEN([.E50]))&amp;&quot; WHERE Type = 'BELIEF_&quot;&amp;UPPER(SUBSTITUTE([.D50];&quot; &quot;;&quot;_&quot;)&amp;&quot;';&quot;))" office:value-type="string" office:string-value="UPDATE Beliefs SET ListPriority = 15  WHERE Type = 'BELIEF_HEATHEN_CONVERSION';" calcext:value-type="string">
            <text:p>UPDATE Beliefs SET ListPriority = 15 <text:s/>WHERE Type = 'BELIEF_HEATHEN_CONVERSION';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buy</text:p>
          </table:table-cell>
          <table:table-cell table:style-name="ce7" office:value-type="string" calcext:value-type="string">
            <text:p>early units</text:p>
          </table:table-cell>
          <table:table-cell table:style-name="ce7" office:value-type="string" calcext:value-type="string">
            <text:p>with faith</text:p>
          </table:table-cell>
          <table:table-cell table:style-name="ce7" office:value-type="string" calcext:value-type="string">
            <text:p>Holy Warriors</text:p>
          </table:table-cell>
          <table:table-cell table:formula="of:=[.E52]+1" office:value-type="float" office:value="14" calcext:value-type="float">
            <text:p>14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51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51]=&quot;&quot;;&quot;&quot;;&quot;BELIEF_&quot;&amp;UPPER(SUBSTITUTE([.D51];&quot; &quot;;&quot;_&quot;)))" office:value-type="string" office:string-value="BELIEF_HOLY_WARRIORS" calcext:value-type="string">
            <text:p>BELIEF_HOLY_WARRIORS</text:p>
          </table:table-cell>
          <table:table-cell table:style-name="ce20" table:formula="of:=IF([.E51]=&quot;&quot;;&quot;&quot;;&quot;UPDATE Beliefs SET ListPriority = &quot;&amp;[.E51]&amp;REPT(&quot; &quot;;3-LEN([.E51]))&amp;&quot; WHERE Type = 'BELIEF_&quot;&amp;UPPER(SUBSTITUTE([.D51];&quot; &quot;;&quot;_&quot;)&amp;&quot;';&quot;))" office:value-type="string" office:string-value="UPDATE Beliefs SET ListPriority = 14  WHERE Type = 'BELIEF_HOLY_WARRIORS';" calcext:value-type="string">
            <text:p>UPDATE Beliefs SET ListPriority = 14 <text:s/>WHERE Type = 'BELIEF_HOLY_WARRIORS'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</text:p>
          </table:table-cell>
          <table:table-cell table:style-name="ce11" office:value-type="string" calcext:value-type="string">
            <text:p>food</text:p>
          </table:table-cell>
          <table:table-cell office:value-type="string" calcext:value-type="string">
            <text:p>shrines, temples</text:p>
          </table:table-cell>
          <table:table-cell office:value-type="string" calcext:value-type="string">
            <text:p>Feed World</text:p>
          </table:table-cell>
          <table:table-cell table:formula="of:=[.E53]+1" office:value-type="float" office:value="13" calcext:value-type="float">
            <text:p>13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52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52]=&quot;&quot;;&quot;&quot;;&quot;BELIEF_&quot;&amp;UPPER(SUBSTITUTE([.D52];&quot; &quot;;&quot;_&quot;)))" office:value-type="string" office:string-value="BELIEF_FEED_WORLD" calcext:value-type="string">
            <text:p>BELIEF_FEED_WORLD</text:p>
          </table:table-cell>
          <table:table-cell table:style-name="ce20" table:formula="of:=IF([.E52]=&quot;&quot;;&quot;&quot;;&quot;UPDATE Beliefs SET ListPriority = &quot;&amp;[.E52]&amp;REPT(&quot; &quot;;3-LEN([.E52]))&amp;&quot; WHERE Type = 'BELIEF_&quot;&amp;UPPER(SUBSTITUTE([.D52];&quot; &quot;;&quot;_&quot;)&amp;&quot;';&quot;))" office:value-type="string" office:string-value="UPDATE Beliefs SET ListPriority = 13  WHERE Type = 'BELIEF_FEED_WORLD';" calcext:value-type="string">
            <text:p>UPDATE Beliefs SET ListPriority = 13 <text:s/>WHERE Type = 'BELIEF_FEED_WORLD'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5%</text:p>
          </table:table-cell>
          <table:table-cell office:value-type="string" calcext:value-type="string">
            <text:p>surplus food</text:p>
          </table:table-cell>
          <table:table-cell office:value-type="string" calcext:value-type="string">
            <text:p>cities at peace</text:p>
          </table:table-cell>
          <table:table-cell office:value-type="string" calcext:value-type="string">
            <text:p>Sword Plowshares</text:p>
          </table:table-cell>
          <table:table-cell table:formula="of:=[.E54]+1" office:value-type="float" office:value="12" calcext:value-type="float">
            <text:p>12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53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53]=&quot;&quot;;&quot;&quot;;&quot;BELIEF_&quot;&amp;UPPER(SUBSTITUTE([.D53];&quot; &quot;;&quot;_&quot;)))" office:value-type="string" office:string-value="BELIEF_SWORD_PLOWSHARES" calcext:value-type="string">
            <text:p>BELIEF_SWORD_PLOWSHARES</text:p>
          </table:table-cell>
          <table:table-cell table:style-name="ce20" table:formula="of:=IF([.E53]=&quot;&quot;;&quot;&quot;;&quot;UPDATE Beliefs SET ListPriority = &quot;&amp;[.E53]&amp;REPT(&quot; &quot;;3-LEN([.E53]))&amp;&quot; WHERE Type = 'BELIEF_&quot;&amp;UPPER(SUBSTITUTE([.D53];&quot; &quot;;&quot;_&quot;)&amp;&quot;';&quot;))" office:value-type="string" office:string-value="UPDATE Beliefs SET ListPriority = 12  WHERE Type = 'BELIEF_SWORD_PLOWSHARES';" calcext:value-type="string">
            <text:p>UPDATE Beliefs SET ListPriority = 12 <text:s/>WHERE Type = 'BELIEF_SWORD_PLOWSHARES'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followers</text:p>
          </table:table-cell>
          <table:table-cell office:value-type="string" calcext:value-type="string">
            <text:p>Religious Community</text:p>
          </table:table-cell>
          <table:table-cell table:formula="of:=[.E55]+1" office:value-type="float" office:value="11" calcext:value-type="float">
            <text:p>11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54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54]=&quot;&quot;;&quot;&quot;;&quot;BELIEF_&quot;&amp;UPPER(SUBSTITUTE([.D54];&quot; &quot;;&quot;_&quot;)))" office:value-type="string" office:string-value="BELIEF_RELIGIOUS_COMMUNITY" calcext:value-type="string">
            <text:p>BELIEF_RELIGIOUS_COMMUNITY</text:p>
          </table:table-cell>
          <table:table-cell table:style-name="ce20" table:formula="of:=IF([.E54]=&quot;&quot;;&quot;&quot;;&quot;UPDATE Beliefs SET ListPriority = &quot;&amp;[.E54]&amp;REPT(&quot; &quot;;3-LEN([.E54]))&amp;&quot; WHERE Type = 'BELIEF_&quot;&amp;UPPER(SUBSTITUTE([.D54];&quot; &quot;;&quot;_&quot;)&amp;&quot;';&quot;))" office:value-type="string" office:string-value="UPDATE Beliefs SET ListPriority = 11  WHERE Type = 'BELIEF_RELIGIOUS_COMMUNITY';" calcext:value-type="string">
            <text:p>UPDATE Beliefs SET ListPriority = 11 <text:s/>WHERE Type = 'BELIEF_RELIGIOUS_COMMUNITY'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4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cities with specialist</text:p>
          </table:table-cell>
          <table:table-cell office:value-type="string" calcext:value-type="string">
            <text:p>Guruship</text:p>
          </table:table-cell>
          <table:table-cell table:formula="of:=[.E56]+1" office:value-type="float" office:value="10" calcext:value-type="float">
            <text:p>10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55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55]=&quot;&quot;;&quot;&quot;;&quot;BELIEF_&quot;&amp;UPPER(SUBSTITUTE([.D55];&quot; &quot;;&quot;_&quot;)))" office:value-type="string" office:string-value="BELIEF_GURUSHIP" calcext:value-type="string">
            <text:p>BELIEF_GURUSHIP</text:p>
          </table:table-cell>
          <table:table-cell table:style-name="ce20" table:formula="of:=IF([.E55]=&quot;&quot;;&quot;&quot;;&quot;UPDATE Beliefs SET ListPriority = &quot;&amp;[.E55]&amp;REPT(&quot; &quot;;3-LEN([.E55]))&amp;&quot; WHERE Type = 'BELIEF_&quot;&amp;UPPER(SUBSTITUTE([.D55];&quot; &quot;;&quot;_&quot;)&amp;&quot;';&quot;))" office:value-type="string" office:string-value="UPDATE Beliefs SET ListPriority = 10  WHERE Type = 'BELIEF_GURUSHIP';" calcext:value-type="string">
            <text:p>UPDATE Beliefs SET ListPriority = 10 <text:s/>WHERE Type = 'BELIEF_GURUSHIP';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4</text:p>
          </table:table-cell>
          <table:table-cell table:style-name="ce7" office:value-type="string" calcext:value-type="string">
            <text:p>science, 1 faith, 1 happy</text:p>
          </table:table-cell>
          <table:table-cell table:style-name="ce7"/>
          <table:table-cell table:style-name="ce13" office:value-type="string" calcext:value-type="string">
            <text:p>Monasteries</text:p>
          </table:table-cell>
          <table:table-cell table:formula="of:=[.E57]+1" office:value-type="float" office:value="9" calcext:value-type="float">
            <text:p>9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56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56]=&quot;&quot;;&quot;&quot;;&quot;BELIEF_&quot;&amp;UPPER(SUBSTITUTE([.D56];&quot; &quot;;&quot;_&quot;)))" office:value-type="string" office:string-value="BELIEF_MONASTERIES" calcext:value-type="string">
            <text:p>BELIEF_MONASTERIES</text:p>
          </table:table-cell>
          <table:table-cell table:style-name="ce20" table:formula="of:=IF([.E56]=&quot;&quot;;&quot;&quot;;&quot;UPDATE Beliefs SET ListPriority = &quot;&amp;[.E56]&amp;REPT(&quot; &quot;;3-LEN([.E56]))&amp;&quot; WHERE Type = 'BELIEF_&quot;&amp;UPPER(SUBSTITUTE([.D56];&quot; &quot;;&quot;_&quot;)&amp;&quot;';&quot;))" office:value-type="string" office:string-value="UPDATE Beliefs SET ListPriority = 9   WHERE Type = 'BELIEF_MONASTERIES';" calcext:value-type="string">
            <text:p>UPDATE Beliefs SET ListPriority = 9 <text:s text:c="2"/>WHERE Type = 'BELIEF_MONASTERIES'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4</text:p>
          </table:table-cell>
          <table:table-cell table:style-name="ce11" office:value-type="string" calcext:value-type="string">
            <text:p>faith</text:p>
          </table:table-cell>
          <table:table-cell office:value-type="string" calcext:value-type="string">
            <text:p>theaters in cities 3+</text:p>
          </table:table-cell>
          <table:table-cell office:value-type="string" calcext:value-type="string">
            <text:p>Liturgical Drama</text:p>
          </table:table-cell>
          <table:table-cell table:formula="of:=[.E58]+1" office:value-type="float" office:value="8" calcext:value-type="float">
            <text:p>8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57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57]=&quot;&quot;;&quot;&quot;;&quot;BELIEF_&quot;&amp;UPPER(SUBSTITUTE([.D57];&quot; &quot;;&quot;_&quot;)))" office:value-type="string" office:string-value="BELIEF_LITURGICAL_DRAMA" calcext:value-type="string">
            <text:p>BELIEF_LITURGICAL_DRAMA</text:p>
          </table:table-cell>
          <table:table-cell table:style-name="ce20" table:formula="of:=IF([.E57]=&quot;&quot;;&quot;&quot;;&quot;UPDATE Beliefs SET ListPriority = &quot;&amp;[.E57]&amp;REPT(&quot; &quot;;3-LEN([.E57]))&amp;&quot; WHERE Type = 'BELIEF_&quot;&amp;UPPER(SUBSTITUTE([.D57];&quot; &quot;;&quot;_&quot;)&amp;&quot;';&quot;))" office:value-type="string" office:string-value="UPDATE Beliefs SET ListPriority = 8   WHERE Type = 'BELIEF_LITURGICAL_DRAMA';" calcext:value-type="string">
            <text:p>UPDATE Beliefs SET ListPriority = 8 <text:s text:c="2"/>WHERE Type = 'BELIEF_LITURGICAL_DRAMA'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temples in cities 5+</text:p>
          </table:table-cell>
          <table:table-cell office:value-type="string" calcext:value-type="string">
            <text:p>Choral Music</text:p>
          </table:table-cell>
          <table:table-cell table:formula="of:=[.E59]+1" office:value-type="float" office:value="7" calcext:value-type="float">
            <text:p>7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58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58]=&quot;&quot;;&quot;&quot;;&quot;BELIEF_&quot;&amp;UPPER(SUBSTITUTE([.D58];&quot; &quot;;&quot;_&quot;)))" office:value-type="string" office:string-value="BELIEF_CHORAL_MUSIC" calcext:value-type="string">
            <text:p>BELIEF_CHORAL_MUSIC</text:p>
          </table:table-cell>
          <table:table-cell table:style-name="ce20" table:formula="of:=IF([.E58]=&quot;&quot;;&quot;&quot;;&quot;UPDATE Beliefs SET ListPriority = &quot;&amp;[.E58]&amp;REPT(&quot; &quot;;3-LEN([.E58]))&amp;&quot; WHERE Type = 'BELIEF_&quot;&amp;UPPER(SUBSTITUTE([.D58];&quot; &quot;;&quot;_&quot;)&amp;&quot;';&quot;))" office:value-type="string" office:string-value="UPDATE Beliefs SET ListPriority = 7   WHERE Type = 'BELIEF_CHORAL_MUSIC';" calcext:value-type="string">
            <text:p>UPDATE Beliefs SET ListPriority = 7 <text:s text:c="2"/>WHERE Type = 'BELIEF_CHORAL_MUSIC'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culture, tourism</text:p>
          </table:table-cell>
          <table:table-cell office:value-type="string" calcext:value-type="string">
            <text:p>Hermitage</text:p>
          </table:table-cell>
          <table:table-cell office:value-type="string" calcext:value-type="string">
            <text:p>Religious Art</text:p>
          </table:table-cell>
          <table:table-cell table:formula="of:=[.E60]+1" office:value-type="float" office:value="6" calcext:value-type="float">
            <text:p>6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59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59]=&quot;&quot;;&quot;&quot;;&quot;BELIEF_&quot;&amp;UPPER(SUBSTITUTE([.D59];&quot; &quot;;&quot;_&quot;)))" office:value-type="string" office:string-value="BELIEF_RELIGIOUS_ART" calcext:value-type="string">
            <text:p>BELIEF_RELIGIOUS_ART</text:p>
          </table:table-cell>
          <table:table-cell table:style-name="ce20" table:formula="of:=IF([.E59]=&quot;&quot;;&quot;&quot;;&quot;UPDATE Beliefs SET ListPriority = &quot;&amp;[.E59]&amp;REPT(&quot; &quot;;3-LEN([.E59]))&amp;&quot; WHERE Type = 'BELIEF_&quot;&amp;UPPER(SUBSTITUTE([.D59];&quot; &quot;;&quot;_&quot;)&amp;&quot;';&quot;))" office:value-type="string" office:string-value="UPDATE Beliefs SET ListPriority = 6   WHERE Type = 'BELIEF_RELIGIOUS_ART';" calcext:value-type="string">
            <text:p>UPDATE Beliefs SET ListPriority = 6 <text:s text:c="2"/>WHERE Type = 'BELIEF_RELIGIOUS_ART'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tourism, faith</text:p>
          </table:table-cell>
          <table:table-cell office:value-type="string" calcext:value-type="string">
            <text:p>world wonder</text:p>
          </table:table-cell>
          <table:table-cell office:value-type="string" calcext:value-type="string">
            <text:p>Divine Inspiration</text:p>
          </table:table-cell>
          <table:table-cell table:formula="of:=[.E61]+1" office:value-type="float" office:value="5" calcext:value-type="float">
            <text:p>5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60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60]=&quot;&quot;;&quot;&quot;;&quot;BELIEF_&quot;&amp;UPPER(SUBSTITUTE([.D60];&quot; &quot;;&quot;_&quot;)))" office:value-type="string" office:string-value="BELIEF_DIVINE_INSPIRATION" calcext:value-type="string">
            <text:p>BELIEF_DIVINE_INSPIRATION</text:p>
          </table:table-cell>
          <table:table-cell table:style-name="ce20" table:formula="of:=IF([.E60]=&quot;&quot;;&quot;&quot;;&quot;UPDATE Beliefs SET ListPriority = &quot;&amp;[.E60]&amp;REPT(&quot; &quot;;3-LEN([.E60]))&amp;&quot; WHERE Type = 'BELIEF_&quot;&amp;UPPER(SUBSTITUTE([.D60];&quot; &quot;;&quot;_&quot;)&amp;&quot;';&quot;))" office:value-type="string" office:string-value="UPDATE Beliefs SET ListPriority = 5   WHERE Type = 'BELIEF_DIVINE_INSPIRATION';" calcext:value-type="string">
            <text:p>UPDATE Beliefs SET ListPriority = 5 <text:s text:c="2"/>WHERE Type = 'BELIEF_DIVINE_INSPIRATION'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tourism</text:p>
          </table:table-cell>
          <table:table-cell office:value-type="string" calcext:value-type="string">
            <text:p>faith buildings</text:p>
          </table:table-cell>
          <table:table-cell office:value-type="string" calcext:value-type="string">
            <text:p>Sacred Sites</text:p>
          </table:table-cell>
          <table:table-cell table:formula="of:=[.E62]+1" office:value-type="float" office:value="4" calcext:value-type="float">
            <text:p>4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61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61]=&quot;&quot;;&quot;&quot;;&quot;BELIEF_&quot;&amp;UPPER(SUBSTITUTE([.D61];&quot; &quot;;&quot;_&quot;)))" office:value-type="string" office:string-value="BELIEF_SACRED_SITES" calcext:value-type="string">
            <text:p>BELIEF_SACRED_SITES</text:p>
          </table:table-cell>
          <table:table-cell table:style-name="ce20" table:formula="of:=IF([.E61]=&quot;&quot;;&quot;&quot;;&quot;UPDATE Beliefs SET ListPriority = &quot;&amp;[.E61]&amp;REPT(&quot; &quot;;3-LEN([.E61]))&amp;&quot; WHERE Type = 'BELIEF_&quot;&amp;UPPER(SUBSTITUTE([.D61];&quot; &quot;;&quot;_&quot;)&amp;&quot;';&quot;))" office:value-type="string" office:string-value="UPDATE Beliefs SET ListPriority = 4   WHERE Type = 'BELIEF_SACRED_SITES';" calcext:value-type="string">
            <text:p>UPDATE Beliefs SET ListPriority = 4 <text:s text:c="2"/>WHERE Type = 'BELIEF_SACRED_SITES'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shrine in cities 3+</text:p>
          </table:table-cell>
          <table:table-cell office:value-type="string" calcext:value-type="string">
            <text:p>Ascetism</text:p>
          </table:table-cell>
          <table:table-cell table:formula="of:=[.E63]+1" office:value-type="float" office:value="3" calcext:value-type="float">
            <text:p>3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62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62]=&quot;&quot;;&quot;&quot;;&quot;BELIEF_&quot;&amp;UPPER(SUBSTITUTE([.D62];&quot; &quot;;&quot;_&quot;)))" office:value-type="string" office:string-value="BELIEF_ASCETISM" calcext:value-type="string">
            <text:p>BELIEF_ASCETISM</text:p>
          </table:table-cell>
          <table:table-cell table:style-name="ce20" table:formula="of:=IF([.E62]=&quot;&quot;;&quot;&quot;;&quot;UPDATE Beliefs SET ListPriority = &quot;&amp;[.E62]&amp;REPT(&quot; &quot;;3-LEN([.E62]))&amp;&quot; WHERE Type = 'BELIEF_&quot;&amp;UPPER(SUBSTITUTE([.D62];&quot; &quot;;&quot;_&quot;)&amp;&quot;';&quot;))" office:value-type="string" office:string-value="UPDATE Beliefs SET ListPriority = 3   WHERE Type = 'BELIEF_ASCETISM';" calcext:value-type="string">
            <text:p>UPDATE Beliefs SET ListPriority = 3 <text:s text:c="2"/>WHERE Type = 'BELIEF_ASCETISM'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temple in cities 5+</text:p>
          </table:table-cell>
          <table:table-cell office:value-type="string" calcext:value-type="string">
            <text:p>Religious Center</text:p>
          </table:table-cell>
          <table:table-cell table:formula="of:=[.E64]+1" office:value-type="float" office:value="2" calcext:value-type="float">
            <text:p>2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63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63]=&quot;&quot;;&quot;&quot;;&quot;BELIEF_&quot;&amp;UPPER(SUBSTITUTE([.D63];&quot; &quot;;&quot;_&quot;)))" office:value-type="string" office:string-value="BELIEF_RELIGIOUS_CENTER" calcext:value-type="string">
            <text:p>BELIEF_RELIGIOUS_CENTER</text:p>
          </table:table-cell>
          <table:table-cell table:style-name="ce20" table:formula="of:=IF([.E63]=&quot;&quot;;&quot;&quot;;&quot;UPDATE Beliefs SET ListPriority = &quot;&amp;[.E63]&amp;REPT(&quot; &quot;;3-LEN([.E63]))&amp;&quot; WHERE Type = 'BELIEF_&quot;&amp;UPPER(SUBSTITUTE([.D63];&quot; &quot;;&quot;_&quot;)&amp;&quot;';&quot;))" office:value-type="string" office:string-value="UPDATE Beliefs SET ListPriority = 2   WHERE Type = 'BELIEF_RELIGIOUS_CENTER';" calcext:value-type="string">
            <text:p>UPDATE Beliefs SET ListPriority = 2 <text:s text:c="2"/>WHERE Type = 'BELIEF_RELIGIOUS_CENTER'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Peace Gardens</text:p>
          </table:table-cell>
          <table:table-cell table:formula="of:=[.E65]+1" office:value-type="float" office:value="1" calcext:value-type="float">
            <text:p>1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64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64]=&quot;&quot;;&quot;&quot;;&quot;BELIEF_&quot;&amp;UPPER(SUBSTITUTE([.D64];&quot; &quot;;&quot;_&quot;)))" office:value-type="string" office:string-value="BELIEF_PEACE_GARDENS" calcext:value-type="string">
            <text:p>BELIEF_PEACE_GARDENS</text:p>
          </table:table-cell>
          <table:table-cell table:style-name="ce20" table:formula="of:=IF([.E64]=&quot;&quot;;&quot;&quot;;&quot;UPDATE Beliefs SET ListPriority = &quot;&amp;[.E64]&amp;REPT(&quot; &quot;;3-LEN([.E64]))&amp;&quot; WHERE Type = 'BELIEF_&quot;&amp;UPPER(SUBSTITUTE([.D64];&quot; &quot;;&quot;_&quot;)&amp;&quot;';&quot;))" office:value-type="string" office:string-value="UPDATE Beliefs SET ListPriority = 1   WHERE Type = 'BELIEF_PEACE_GARDENS';" calcext:value-type="string">
            <text:p>UPDATE Beliefs SET ListPriority = 1 <text:s text:c="2"/>WHERE Type = 'BELIEF_PEACE_GARDENS';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20" office:value-type="string" calcext:value-type="string">
            <text:p>end</text:p>
          </table:table-cell>
          <table:table-cell table:style-name="ce20" table:formula="of:=IF([.E65]=&quot;&quot;;&quot;&quot;;&quot;UPDATE Beliefs SET ListPriority = &quot;&amp;[.E65]&amp;REPT(&quot; &quot;;3-LEN([.E65]))&amp;&quot; WHERE Type = 'BELIEF_&quot;&amp;UPPER(SUBSTITUTE([.D65];&quot; &quot;;&quot;_&quot;)&amp;&quot;';&quot;))">
            <text:p/>
          </table:table-cell>
          <table:table-cell table:number-columns-repeated="1016"/>
        </table:table-row>
        <table:table-row table:style-name="ro2">
          <table:table-cell/>
          <table:table-cell table:style-name="ce15" office:value-type="string" calcext:value-type="string">
            <text:p>Enhancer</text:p>
          </table:table-cell>
          <table:table-cell table:number-columns-repeated="4"/>
          <table:table-cell table:style-name="ce20" table:formula="of:=IF([.D66]=&quot;&quot;;&quot;&quot;;&quot;BELIEF_&quot;&amp;UPPER(SUBSTITUTE([.D66];&quot; &quot;;&quot;_&quot;)))">
            <text:p/>
          </table:table-cell>
          <table:table-cell table:style-name="ce20" table:formula="of:=&quot;UPDATE Beliefs SET Pantheon=0, Founder=0, Follower=0, Enhancer=1, Reformation=0 WHERE Type IN (&quot;&amp;STRJOIN([.G67:.G77];&quot;,&quot;;&quot;'&quot;;&quot;'&quot;)&amp;&quot;);&quot;" office:value-type="string" office:string-value="UPDATE Beliefs SET Pantheon=0, Founder=0, Follower=0, Enhancer=1, Reformation=0 WHERE Type IN ('BELIEF_JUST_WAR','BELIEF_FAITH_HEALERS','BELIEF_RELIQUARY','BELIEF_UNDERGROUND_SECT','BELIEF_ITINERANT_PREACHERS','BELIEF_RELIGIOUS_TEXTS','BELIEF_RELIGIOUS_UNITY','BELIEF_EVANGELISM','BELIEF_UNITY_OF_PROPHETS','end');" calcext:value-type="string">
            <text:p>UPDATE Beliefs SET Pantheon=0, Founder=0, Follower=0, Enhancer=1, Reformation=0 WHERE Type IN ('BELIEF_JUST_WAR','BELIEF_FAITH_HEALERS','BELIEF_RELIQUARY','BELIEF_UNDERGROUND_SECT','BELIEF_ITINERANT_PREACHERS','BELIEF_RELIGIOUS_TEXTS','BELIEF_RELIGIOUS_UNITY','BELIEF_EVANGELISM','BELIEF_UNITY_OF_PROPHETS','end')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40%</text:p>
          </table:table-cell>
          <table:table-cell office:value-type="string" calcext:value-type="string">
            <text:p>strength</text:p>
          </table:table-cell>
          <table:table-cell table:style-name="ce11" office:value-type="string" calcext:value-type="string">
            <text:p>near cities of religion</text:p>
          </table:table-cell>
          <table:table-cell office:value-type="string" calcext:value-type="string">
            <text:p>Just War</text:p>
          </table:table-cell>
          <table:table-cell table:formula="of:=[.E68]+1" office:value-type="float" office:value="9" calcext:value-type="float">
            <text:p>9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67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67]=&quot;&quot;;&quot;&quot;;&quot;BELIEF_&quot;&amp;UPPER(SUBSTITUTE([.D67];&quot; &quot;;&quot;_&quot;)))" office:value-type="string" office:string-value="BELIEF_JUST_WAR" calcext:value-type="string">
            <text:p>BELIEF_JUST_WAR</text:p>
          </table:table-cell>
          <table:table-cell table:style-name="ce20" table:formula="of:=IF([.E67]=&quot;&quot;;&quot;&quot;;&quot;UPDATE Beliefs SET ListPriority = &quot;&amp;[.E67]&amp;REPT(&quot; &quot;;3-LEN([.E67]))&amp;&quot; WHERE Type = 'BELIEF_&quot;&amp;UPPER(SUBSTITUTE([.D67];&quot; &quot;;&quot;_&quot;)&amp;&quot;';&quot;))" office:value-type="string" office:string-value="UPDATE Beliefs SET ListPriority = 9   WHERE Type = 'BELIEF_JUST_WAR';" calcext:value-type="string">
            <text:p>UPDATE Beliefs SET ListPriority = 9 <text:s text:c="2"/>WHERE Type = 'BELIEF_JUST_WAR';</text:p>
          </table:table-cell>
          <table:table-cell table:number-columns-repeated="1016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11" office:value-type="string" calcext:value-type="string">
            <text:p>healing</text:p>
          </table:table-cell>
          <table:table-cell table:style-name="ce11" office:value-type="string" calcext:value-type="string">
            <text:p>near cities of religion</text:p>
          </table:table-cell>
          <table:table-cell table:style-name="ce17" office:value-type="string" calcext:value-type="string">
            <text:p>Faith Healers</text:p>
          </table:table-cell>
          <table:table-cell table:formula="of:=[.E69]+1" office:value-type="float" office:value="8" calcext:value-type="float">
            <text:p>8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68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68]=&quot;&quot;;&quot;&quot;;&quot;BELIEF_&quot;&amp;UPPER(SUBSTITUTE([.D68];&quot; &quot;;&quot;_&quot;)))" office:value-type="string" office:string-value="BELIEF_FAITH_HEALERS" calcext:value-type="string">
            <text:p>BELIEF_FAITH_HEALERS</text:p>
          </table:table-cell>
          <table:table-cell table:style-name="ce20" table:formula="of:=IF([.E68]=&quot;&quot;;&quot;&quot;;&quot;UPDATE Beliefs SET ListPriority = &quot;&amp;[.E68]&amp;REPT(&quot; &quot;;3-LEN([.E68]))&amp;&quot; WHERE Type = 'BELIEF_&quot;&amp;UPPER(SUBSTITUTE([.D68];&quot; &quot;;&quot;_&quot;)&amp;&quot;';&quot;))" office:value-type="string" office:string-value="UPDATE Beliefs SET ListPriority = 8   WHERE Type = 'BELIEF_FAITH_HEALERS';" calcext:value-type="string">
            <text:p>UPDATE Beliefs SET ListPriority = 8 <text:s text:c="2"/>WHERE Type = 'BELIEF_FAITH_HEALERS'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00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great people</text:p>
          </table:table-cell>
          <table:table-cell office:value-type="string" calcext:value-type="string">
            <text:p>Reliquary</text:p>
          </table:table-cell>
          <table:table-cell table:formula="of:=[.E70]+1" office:value-type="float" office:value="7" calcext:value-type="float">
            <text:p>7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69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69]=&quot;&quot;;&quot;&quot;;&quot;BELIEF_&quot;&amp;UPPER(SUBSTITUTE([.D69];&quot; &quot;;&quot;_&quot;)))" office:value-type="string" office:string-value="BELIEF_RELIQUARY" calcext:value-type="string">
            <text:p>BELIEF_RELIQUARY</text:p>
          </table:table-cell>
          <table:table-cell table:style-name="ce20" table:formula="of:=IF([.E69]=&quot;&quot;;&quot;&quot;;&quot;UPDATE Beliefs SET ListPriority = &quot;&amp;[.E69]&amp;REPT(&quot; &quot;;3-LEN([.E69]))&amp;&quot; WHERE Type = 'BELIEF_&quot;&amp;UPPER(SUBSTITUTE([.D69];&quot; &quot;;&quot;_&quot;)&amp;&quot;';&quot;))" office:value-type="string" office:string-value="UPDATE Beliefs SET ListPriority = 7   WHERE Type = 'BELIEF_RELIQUARY';" calcext:value-type="string">
            <text:p>UPDATE Beliefs SET ListPriority = 7 <text:s text:c="2"/>WHERE Type = 'BELIEF_RELIQUARY';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religious pressure</text:p>
          </table:table-cell>
          <table:table-cell office:value-type="string" calcext:value-type="string">
            <text:p>spies</text:p>
          </table:table-cell>
          <table:table-cell office:value-type="string" calcext:value-type="string">
            <text:p>Underground Sect</text:p>
          </table:table-cell>
          <table:table-cell table:formula="of:=[.E71]+1" office:value-type="float" office:value="6" calcext:value-type="float">
            <text:p>6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70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70]=&quot;&quot;;&quot;&quot;;&quot;BELIEF_&quot;&amp;UPPER(SUBSTITUTE([.D70];&quot; &quot;;&quot;_&quot;)))" office:value-type="string" office:string-value="BELIEF_UNDERGROUND_SECT" calcext:value-type="string">
            <text:p>BELIEF_UNDERGROUND_SECT</text:p>
          </table:table-cell>
          <table:table-cell table:style-name="ce20" table:formula="of:=IF([.E70]=&quot;&quot;;&quot;&quot;;&quot;UPDATE Beliefs SET ListPriority = &quot;&amp;[.E70]&amp;REPT(&quot; &quot;;3-LEN([.E70]))&amp;&quot; WHERE Type = 'BELIEF_&quot;&amp;UPPER(SUBSTITUTE([.D70];&quot; &quot;;&quot;_&quot;)&amp;&quot;';&quot;))" office:value-type="string" office:string-value="UPDATE Beliefs SET ListPriority = 6   WHERE Type = 'BELIEF_UNDERGROUND_SECT';" calcext:value-type="string">
            <text:p>UPDATE Beliefs SET ListPriority = 6 <text:s text:c="2"/>WHERE Type = 'BELIEF_UNDERGROUND_SECT'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30%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religion spread</text:p>
          </table:table-cell>
          <table:table-cell office:value-type="string" calcext:value-type="string">
            <text:p>Itinerant Preachers</text:p>
          </table:table-cell>
          <table:table-cell table:formula="of:=[.E72]+1" office:value-type="float" office:value="5" calcext:value-type="float">
            <text:p>5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71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71]=&quot;&quot;;&quot;&quot;;&quot;BELIEF_&quot;&amp;UPPER(SUBSTITUTE([.D71];&quot; &quot;;&quot;_&quot;)))" office:value-type="string" office:string-value="BELIEF_ITINERANT_PREACHERS" calcext:value-type="string">
            <text:p>BELIEF_ITINERANT_PREACHERS</text:p>
          </table:table-cell>
          <table:table-cell table:style-name="ce20" table:formula="of:=IF([.E71]=&quot;&quot;;&quot;&quot;;&quot;UPDATE Beliefs SET ListPriority = &quot;&amp;[.E71]&amp;REPT(&quot; &quot;;3-LEN([.E71]))&amp;&quot; WHERE Type = 'BELIEF_&quot;&amp;UPPER(SUBSTITUTE([.D71];&quot; &quot;;&quot;_&quot;)&amp;&quot;';&quot;))" office:value-type="string" office:string-value="UPDATE Beliefs SET ListPriority = 5   WHERE Type = 'BELIEF_ITINERANT_PREACHERS';" calcext:value-type="string">
            <text:p>UPDATE Beliefs SET ListPriority = 5 <text:s text:c="2"/>WHERE Type = 'BELIEF_ITINERANT_PREACHERS'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25%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religion spread</text:p>
          </table:table-cell>
          <table:table-cell office:value-type="string" calcext:value-type="string">
            <text:p>Religious Texts</text:p>
          </table:table-cell>
          <table:table-cell table:formula="of:=[.E73]+1" office:value-type="float" office:value="4" calcext:value-type="float">
            <text:p>4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72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72]=&quot;&quot;;&quot;&quot;;&quot;BELIEF_&quot;&amp;UPPER(SUBSTITUTE([.D72];&quot; &quot;;&quot;_&quot;)))" office:value-type="string" office:string-value="BELIEF_RELIGIOUS_TEXTS" calcext:value-type="string">
            <text:p>BELIEF_RELIGIOUS_TEXTS</text:p>
          </table:table-cell>
          <table:table-cell table:style-name="ce20" table:formula="of:=IF([.E72]=&quot;&quot;;&quot;&quot;;&quot;UPDATE Beliefs SET ListPriority = &quot;&amp;[.E72]&amp;REPT(&quot; &quot;;3-LEN([.E72]))&amp;&quot; WHERE Type = 'BELIEF_&quot;&amp;UPPER(SUBSTITUTE([.D72];&quot; &quot;;&quot;_&quot;)&amp;&quot;';&quot;))" office:value-type="string" office:string-value="UPDATE Beliefs SET ListPriority = 4   WHERE Type = 'BELIEF_RELIGIOUS_TEXTS';" calcext:value-type="string">
            <text:p>UPDATE Beliefs SET ListPriority = 4 <text:s text:c="2"/>WHERE Type = 'BELIEF_RELIGIOUS_TEXTS'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00%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religion spread to CS</text:p>
          </table:table-cell>
          <table:table-cell office:value-type="string" calcext:value-type="string">
            <text:p>Religious Unity</text:p>
          </table:table-cell>
          <table:table-cell table:formula="of:=[.E74]+1" office:value-type="float" office:value="3" calcext:value-type="float">
            <text:p>3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73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73]=&quot;&quot;;&quot;&quot;;&quot;BELIEF_&quot;&amp;UPPER(SUBSTITUTE([.D73];&quot; &quot;;&quot;_&quot;)))" office:value-type="string" office:string-value="BELIEF_RELIGIOUS_UNITY" calcext:value-type="string">
            <text:p>BELIEF_RELIGIOUS_UNITY</text:p>
          </table:table-cell>
          <table:table-cell table:style-name="ce20" table:formula="of:=IF([.E73]=&quot;&quot;;&quot;&quot;;&quot;UPDATE Beliefs SET ListPriority = &quot;&amp;[.E73]&amp;REPT(&quot; &quot;;3-LEN([.E73]))&amp;&quot; WHERE Type = 'BELIEF_&quot;&amp;UPPER(SUBSTITUTE([.D73];&quot; &quot;;&quot;_&quot;)&amp;&quot;';&quot;))" office:value-type="string" office:string-value="UPDATE Beliefs SET ListPriority = 3   WHERE Type = 'BELIEF_RELIGIOUS_UNITY';" calcext:value-type="string">
            <text:p>UPDATE Beliefs SET ListPriority = 3 <text:s text:c="2"/>WHERE Type = 'BELIEF_RELIGIOUS_UNITY';</text:p>
          </table:table-cell>
          <table:table-cell table:number-columns-repeated="1016"/>
        </table:table-row>
        <table:table-row table:style-name="ro3">
          <table:table-cell table:style-name="ce2"/>
          <table:table-cell table:style-name="ce11" office:value-type="string" calcext:value-type="string">
            <text:p>erode religions</text:p>
          </table:table-cell>
          <table:table-cell table:style-name="ce11" office:value-type="string" calcext:value-type="string">
            <text:p>with missionaries</text:p>
          </table:table-cell>
          <table:table-cell table:style-name="ce17" office:value-type="string" calcext:value-type="string">
            <text:p>Evangelism</text:p>
          </table:table-cell>
          <table:table-cell table:formula="of:=[.E75]+1" office:value-type="float" office:value="2" calcext:value-type="float">
            <text:p>2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74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74]=&quot;&quot;;&quot;&quot;;&quot;BELIEF_&quot;&amp;UPPER(SUBSTITUTE([.D74];&quot; &quot;;&quot;_&quot;)))" office:value-type="string" office:string-value="BELIEF_EVANGELISM" calcext:value-type="string">
            <text:p>BELIEF_EVANGELISM</text:p>
          </table:table-cell>
          <table:table-cell table:style-name="ce20" table:formula="of:=IF([.E74]=&quot;&quot;;&quot;&quot;;&quot;UPDATE Beliefs SET ListPriority = &quot;&amp;[.E74]&amp;REPT(&quot; &quot;;3-LEN([.E74]))&amp;&quot; WHERE Type = 'BELIEF_&quot;&amp;UPPER(SUBSTITUTE([.D74];&quot; &quot;;&quot;_&quot;)&amp;&quot;';&quot;))" office:value-type="string" office:string-value="UPDATE Beliefs SET ListPriority = 2   WHERE Type = 'BELIEF_EVANGELISM';" calcext:value-type="string">
            <text:p>UPDATE Beliefs SET ListPriority = 2 <text:s text:c="2"/>WHERE Type = 'BELIEF_EVANGELISM'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0%</text:p>
          </table:table-cell>
          <table:table-cell office:value-type="string" calcext:value-type="string">
            <text:p>religious erosion</text:p>
          </table:table-cell>
          <table:table-cell office:value-type="string" calcext:value-type="string">
            <text:p>from enemy religions</text:p>
          </table:table-cell>
          <table:table-cell office:value-type="string" calcext:value-type="string">
            <text:p>Unity of Prophets</text:p>
          </table:table-cell>
          <table:table-cell table:formula="of:=[.E76]+1" office:value-type="float" office:value="1" calcext:value-type="float">
            <text:p>1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75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75]=&quot;&quot;;&quot;&quot;;&quot;BELIEF_&quot;&amp;UPPER(SUBSTITUTE([.D75];&quot; &quot;;&quot;_&quot;)))" office:value-type="string" office:string-value="BELIEF_UNITY_OF_PROPHETS" calcext:value-type="string">
            <text:p>BELIEF_UNITY_OF_PROPHETS</text:p>
          </table:table-cell>
          <table:table-cell table:style-name="ce20" table:formula="of:=IF([.E75]=&quot;&quot;;&quot;&quot;;&quot;UPDATE Beliefs SET ListPriority = &quot;&amp;[.E75]&amp;REPT(&quot; &quot;;3-LEN([.E75]))&amp;&quot; WHERE Type = 'BELIEF_&quot;&amp;UPPER(SUBSTITUTE([.D75];&quot; &quot;;&quot;_&quot;)&amp;&quot;';&quot;))" office:value-type="string" office:string-value="UPDATE Beliefs SET ListPriority = 1   WHERE Type = 'BELIEF_UNITY_OF_PROPHETS';" calcext:value-type="string">
            <text:p>UPDATE Beliefs SET ListPriority = 1 <text:s text:c="2"/>WHERE Type = 'BELIEF_UNITY_OF_PROPHETS';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20%</text:p>
          </table:table-cell>
          <table:table-cell table:style-name="ce14" office:value-type="string" calcext:value-type="string">
            <text:p>strength</text:p>
          </table:table-cell>
          <table:table-cell table:style-name="ce14" office:value-type="string" calcext:value-type="string">
            <text:p>near friendly cities</text:p>
          </table:table-cell>
          <table:table-cell table:style-name="ce18" office:value-type="string" calcext:value-type="string">
            <text:p>Defender of the Faith</text:p>
          </table:table-cell>
          <table:table-cell table:number-columns-repeated="2"/>
          <table:table-cell table:style-name="ce20" table:formula="of:=IF([.E76]=&quot;&quot;;&quot;&quot;;&quot;BELIEF_&quot;&amp;UPPER(SUBSTITUTE([.D76];&quot; &quot;;&quot;_&quot;)))">
            <text:p/>
          </table:table-cell>
          <table:table-cell table:style-name="ce20"/>
          <table:table-cell table:number-columns-repeated="1016"/>
        </table:table-row>
        <table:table-row table:style-name="ro3">
          <table:table-cell table:number-columns-repeated="6"/>
          <table:table-cell table:style-name="ce20" office:value-type="string" calcext:value-type="string">
            <text:p>end</text:p>
          </table:table-cell>
          <table:table-cell table:style-name="ce20"/>
          <table:table-cell table:number-columns-repeated="1016"/>
        </table:table-row>
        <table:table-row table:style-name="ro2">
          <table:table-cell/>
          <table:table-cell table:style-name="ce15" office:value-type="string" calcext:value-type="string">
            <text:p>Reformation</text:p>
          </table:table-cell>
          <table:table-cell table:number-columns-repeated="4"/>
          <table:table-cell table:style-name="ce20" table:formula="of:=IF([.D78]=&quot;&quot;;&quot;&quot;;&quot;BELIEF_&quot;&amp;UPPER(SUBSTITUTE([.D78];&quot; &quot;;&quot;_&quot;)))">
            <text:p/>
          </table:table-cell>
          <table:table-cell table:style-name="ce20" table:formula="of:=&quot;UPDATE Beliefs SET Pantheon=0, Founder=0, Follower=0, Enhancer=0, Reformation=1 WHERE Type IN (&quot;&amp;STRJOIN([.G79:.G88];&quot;,&quot;;&quot;'&quot;;&quot;'&quot;)&amp;&quot;);&quot;" office:value-type="string" office:string-value="UPDATE Beliefs SET Pantheon=0, Founder=0, Follower=0, Enhancer=0, Reformation=1 WHERE Type IN ('BELIEF_RELIGIOUS_FERVOR','BELIEF_COURAGE','BELIEF_WORK_ETHIC','BELIEF_THRIFT','BELIEF_JESUIT_EDUCATION','BELIEF_TO_GLORY_OF_GOD','BELIEF_MOSQUES','BELIEF_CATHEDRALS','BELIEF_PAGODAS','end');" calcext:value-type="string">
            <text:p>UPDATE Beliefs SET Pantheon=0, Founder=0, Follower=0, Enhancer=0, Reformation=1 WHERE Type IN ('BELIEF_RELIGIOUS_FERVOR','BELIEF_COURAGE','BELIEF_WORK_ETHIC','BELIEF_THRIFT','BELIEF_JESUIT_EDUCATION','BELIEF_TO_GLORY_OF_GOD','BELIEF_MOSQUES','BELIEF_CATHEDRALS','BELIEF_PAGODAS','end');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uy</text:p>
          </table:table-cell>
          <table:table-cell table:style-name="ce13" office:value-type="string" calcext:value-type="string">
            <text:p>late units</text:p>
          </table:table-cell>
          <table:table-cell table:style-name="ce13" office:value-type="string" calcext:value-type="string">
            <text:p>with faith</text:p>
          </table:table-cell>
          <table:table-cell table:style-name="ce7" office:value-type="string" calcext:value-type="string">
            <text:p>Religious Fervor</text:p>
          </table:table-cell>
          <table:table-cell table:formula="of:=[.E80]+1" office:value-type="float" office:value="9" calcext:value-type="float">
            <text:p>9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79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79]=&quot;&quot;;&quot;&quot;;&quot;BELIEF_&quot;&amp;UPPER(SUBSTITUTE([.D79];&quot; &quot;;&quot;_&quot;)))" office:value-type="string" office:string-value="BELIEF_RELIGIOUS_FERVOR" calcext:value-type="string">
            <text:p>BELIEF_RELIGIOUS_FERVOR</text:p>
          </table:table-cell>
          <table:table-cell table:style-name="ce20" table:formula="of:=IF([.E79]=&quot;&quot;;&quot;&quot;;&quot;UPDATE Beliefs SET ListPriority = &quot;&amp;[.E79]&amp;REPT(&quot; &quot;;3-LEN([.E79]))&amp;&quot; WHERE Type = 'BELIEF_&quot;&amp;UPPER(SUBSTITUTE([.D79];&quot; &quot;;&quot;_&quot;)&amp;&quot;';&quot;))" office:value-type="string" office:string-value="UPDATE Beliefs SET ListPriority = 9   WHERE Type = 'BELIEF_RELIGIOUS_FERVOR';" calcext:value-type="string">
            <text:p>UPDATE Beliefs SET ListPriority = 9 <text:s text:c="2"/>WHERE Type = 'BELIEF_RELIGIOUS_FERVOR';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uy</text:p>
          </table:table-cell>
          <table:table-cell table:style-name="ce13" office:value-type="string" calcext:value-type="string">
            <text:p>military/naval</text:p>
          </table:table-cell>
          <table:table-cell table:style-name="ce13" office:value-type="string" calcext:value-type="string">
            <text:p>with faith</text:p>
          </table:table-cell>
          <table:table-cell table:style-name="ce7" office:value-type="string" calcext:value-type="string">
            <text:p>Courage</text:p>
          </table:table-cell>
          <table:table-cell table:formula="of:=[.E81]+1" office:value-type="float" office:value="8" calcext:value-type="float">
            <text:p>8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80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80]=&quot;&quot;;&quot;&quot;;&quot;BELIEF_&quot;&amp;UPPER(SUBSTITUTE([.D80];&quot; &quot;;&quot;_&quot;)))" office:value-type="string" office:string-value="BELIEF_COURAGE" calcext:value-type="string">
            <text:p>BELIEF_COURAGE</text:p>
          </table:table-cell>
          <table:table-cell table:style-name="ce20" table:formula="of:=IF([.E80]=&quot;&quot;;&quot;&quot;;&quot;UPDATE Beliefs SET ListPriority = &quot;&amp;[.E80]&amp;REPT(&quot; &quot;;3-LEN([.E80]))&amp;&quot; WHERE Type = 'BELIEF_&quot;&amp;UPPER(SUBSTITUTE([.D80];&quot; &quot;;&quot;_&quot;)&amp;&quot;';&quot;))" office:value-type="string" office:string-value="UPDATE Beliefs SET ListPriority = 8   WHERE Type = 'BELIEF_COURAGE';" calcext:value-type="string">
            <text:p>UPDATE Beliefs SET ListPriority = 8 <text:s text:c="2"/>WHERE Type = 'BELIEF_COURAGE';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uy</text:p>
          </table:table-cell>
          <table:table-cell table:style-name="ce13" office:value-type="string" calcext:value-type="string">
            <text:p>production</text:p>
          </table:table-cell>
          <table:table-cell table:style-name="ce13" office:value-type="string" calcext:value-type="string">
            <text:p>with faith</text:p>
          </table:table-cell>
          <table:table-cell table:style-name="ce7" office:value-type="string" calcext:value-type="string">
            <text:p>Work Ethic</text:p>
          </table:table-cell>
          <table:table-cell table:formula="of:=[.E82]+1" office:value-type="float" office:value="7" calcext:value-type="float">
            <text:p>7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81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81]=&quot;&quot;;&quot;&quot;;&quot;BELIEF_&quot;&amp;UPPER(SUBSTITUTE([.D81];&quot; &quot;;&quot;_&quot;)))" office:value-type="string" office:string-value="BELIEF_WORK_ETHIC" calcext:value-type="string">
            <text:p>BELIEF_WORK_ETHIC</text:p>
          </table:table-cell>
          <table:table-cell table:style-name="ce20" table:formula="of:=IF([.E81]=&quot;&quot;;&quot;&quot;;&quot;UPDATE Beliefs SET ListPriority = &quot;&amp;[.E81]&amp;REPT(&quot; &quot;;3-LEN([.E81]))&amp;&quot; WHERE Type = 'BELIEF_&quot;&amp;UPPER(SUBSTITUTE([.D81];&quot; &quot;;&quot;_&quot;)&amp;&quot;';&quot;))" office:value-type="string" office:string-value="UPDATE Beliefs SET ListPriority = 7   WHERE Type = 'BELIEF_WORK_ETHIC';" calcext:value-type="string">
            <text:p>UPDATE Beliefs SET ListPriority = 7 <text:s text:c="2"/>WHERE Type = 'BELIEF_WORK_ETHIC';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uy</text:p>
          </table:table-cell>
          <table:table-cell table:style-name="ce13" office:value-type="string" calcext:value-type="string">
            <text:p>gold</text:p>
          </table:table-cell>
          <table:table-cell table:style-name="ce13" office:value-type="string" calcext:value-type="string">
            <text:p>with faith</text:p>
          </table:table-cell>
          <table:table-cell table:style-name="ce7" office:value-type="string" calcext:value-type="string">
            <text:p>Thrift</text:p>
          </table:table-cell>
          <table:table-cell table:formula="of:=[.E83]+1" office:value-type="float" office:value="6" calcext:value-type="float">
            <text:p>6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82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82]=&quot;&quot;;&quot;&quot;;&quot;BELIEF_&quot;&amp;UPPER(SUBSTITUTE([.D82];&quot; &quot;;&quot;_&quot;)))" office:value-type="string" office:string-value="BELIEF_THRIFT" calcext:value-type="string">
            <text:p>BELIEF_THRIFT</text:p>
          </table:table-cell>
          <table:table-cell table:style-name="ce20" table:formula="of:=IF([.E82]=&quot;&quot;;&quot;&quot;;&quot;UPDATE Beliefs SET ListPriority = &quot;&amp;[.E82]&amp;REPT(&quot; &quot;;3-LEN([.E82]))&amp;&quot; WHERE Type = 'BELIEF_&quot;&amp;UPPER(SUBSTITUTE([.D82];&quot; &quot;;&quot;_&quot;)&amp;&quot;';&quot;))" office:value-type="string" office:string-value="UPDATE Beliefs SET ListPriority = 6   WHERE Type = 'BELIEF_THRIFT';" calcext:value-type="string">
            <text:p>UPDATE Beliefs SET ListPriority = 6 <text:s text:c="2"/>WHERE Type = 'BELIEF_THRIFT';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uy</text:p>
          </table:table-cell>
          <table:table-cell table:style-name="ce13" office:value-type="string" calcext:value-type="string">
            <text:p>science</text:p>
          </table:table-cell>
          <table:table-cell table:style-name="ce13" office:value-type="string" calcext:value-type="string">
            <text:p>with faith</text:p>
          </table:table-cell>
          <table:table-cell table:style-name="ce7" office:value-type="string" calcext:value-type="string">
            <text:p>Jesuit Education</text:p>
          </table:table-cell>
          <table:table-cell table:formula="of:=[.E84]+1" office:value-type="float" office:value="5" calcext:value-type="float">
            <text:p>5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83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83]=&quot;&quot;;&quot;&quot;;&quot;BELIEF_&quot;&amp;UPPER(SUBSTITUTE([.D83];&quot; &quot;;&quot;_&quot;)))" office:value-type="string" office:string-value="BELIEF_JESUIT_EDUCATION" calcext:value-type="string">
            <text:p>BELIEF_JESUIT_EDUCATION</text:p>
          </table:table-cell>
          <table:table-cell table:style-name="ce20" table:formula="of:=IF([.E83]=&quot;&quot;;&quot;&quot;;&quot;UPDATE Beliefs SET ListPriority = &quot;&amp;[.E83]&amp;REPT(&quot; &quot;;3-LEN([.E83]))&amp;&quot; WHERE Type = 'BELIEF_&quot;&amp;UPPER(SUBSTITUTE([.D83];&quot; &quot;;&quot;_&quot;)&amp;&quot;';&quot;))" office:value-type="string" office:string-value="UPDATE Beliefs SET ListPriority = 5   WHERE Type = 'BELIEF_JESUIT_EDUCATION';" calcext:value-type="string">
            <text:p>UPDATE Beliefs SET ListPriority = 5 <text:s text:c="2"/>WHERE Type = 'BELIEF_JESUIT_EDUCATION';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uy</text:p>
          </table:table-cell>
          <table:table-cell table:style-name="ce13" office:value-type="string" calcext:value-type="string">
            <text:p>great people</text:p>
          </table:table-cell>
          <table:table-cell table:style-name="ce13" office:value-type="string" calcext:value-type="string">
            <text:p>with faith</text:p>
          </table:table-cell>
          <table:table-cell table:style-name="ce7" office:value-type="string" calcext:value-type="string">
            <text:p>To Glory of God</text:p>
          </table:table-cell>
          <table:table-cell table:formula="of:=[.E85]+1" office:value-type="float" office:value="4" calcext:value-type="float">
            <text:p>4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84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84]=&quot;&quot;;&quot;&quot;;&quot;BELIEF_&quot;&amp;UPPER(SUBSTITUTE([.D84];&quot; &quot;;&quot;_&quot;)))" office:value-type="string" office:string-value="BELIEF_TO_GLORY_OF_GOD" calcext:value-type="string">
            <text:p>BELIEF_TO_GLORY_OF_GOD</text:p>
          </table:table-cell>
          <table:table-cell table:style-name="ce20" table:formula="of:=IF([.E84]=&quot;&quot;;&quot;&quot;;&quot;UPDATE Beliefs SET ListPriority = &quot;&amp;[.E84]&amp;REPT(&quot; &quot;;3-LEN([.E84]))&amp;&quot; WHERE Type = 'BELIEF_&quot;&amp;UPPER(SUBSTITUTE([.D84];&quot; &quot;;&quot;_&quot;)&amp;&quot;';&quot;))" office:value-type="string" office:string-value="UPDATE Beliefs SET ListPriority = 4   WHERE Type = 'BELIEF_TO_GLORY_OF_GOD';" calcext:value-type="string">
            <text:p>UPDATE Beliefs SET ListPriority = 4 <text:s text:c="2"/>WHERE Type = 'BELIEF_TO_GLORY_OF_GOD';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5</text:p>
          </table:table-cell>
          <table:table-cell table:style-name="ce7" office:value-type="string" calcext:value-type="string">
            <text:p>culture, 1 faith, 1 happy</text:p>
          </table:table-cell>
          <table:table-cell table:style-name="ce7"/>
          <table:table-cell table:style-name="ce7" office:value-type="string" calcext:value-type="string">
            <text:p>Mosques</text:p>
          </table:table-cell>
          <table:table-cell table:formula="of:=[.E86]+1" office:value-type="float" office:value="3" calcext:value-type="float">
            <text:p>3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85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85]=&quot;&quot;;&quot;&quot;;&quot;BELIEF_&quot;&amp;UPPER(SUBSTITUTE([.D85];&quot; &quot;;&quot;_&quot;)))" office:value-type="string" office:string-value="BELIEF_MOSQUES" calcext:value-type="string">
            <text:p>BELIEF_MOSQUES</text:p>
          </table:table-cell>
          <table:table-cell table:style-name="ce20" table:formula="of:=IF([.E85]=&quot;&quot;;&quot;&quot;;&quot;UPDATE Beliefs SET ListPriority = &quot;&amp;[.E85]&amp;REPT(&quot; &quot;;3-LEN([.E85]))&amp;&quot; WHERE Type = '&quot;&amp;[.G85]&amp;&quot;';&quot;)" office:value-type="string" office:string-value="UPDATE Beliefs SET ListPriority = 3   WHERE Type = 'BELIEF_MOSQUES';" calcext:value-type="string">
            <text:p>UPDATE Beliefs SET ListPriority = 3 <text:s text:c="2"/>WHERE Type = 'BELIEF_MOSQUES';</text:p>
          </table:table-cell>
          <table:table-cell table:number-columns-repeated="1016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16" office:value-type="string" calcext:value-type="string">
            <text:p>Great Work, 1 faith, 1 happy</text:p>
          </table:table-cell>
          <table:table-cell table:style-name="ce13"/>
          <table:table-cell table:style-name="ce7" office:value-type="string" calcext:value-type="string">
            <text:p>Cathedrals</text:p>
          </table:table-cell>
          <table:table-cell table:formula="of:=[.E87]+1" office:value-type="float" office:value="2" calcext:value-type="float">
            <text:p>2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86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86]=&quot;&quot;;&quot;&quot;;&quot;BELIEF_&quot;&amp;UPPER(SUBSTITUTE([.D86];&quot; &quot;;&quot;_&quot;)))" office:value-type="string" office:string-value="BELIEF_CATHEDRALS" calcext:value-type="string">
            <text:p>BELIEF_CATHEDRALS</text:p>
          </table:table-cell>
          <table:table-cell table:style-name="ce20" table:formula="of:=IF([.E86]=&quot;&quot;;&quot;&quot;;&quot;UPDATE Beliefs SET ListPriority = &quot;&amp;[.E86]&amp;REPT(&quot; &quot;;3-LEN([.E86]))&amp;&quot; WHERE Type = 'BELIEF_&quot;&amp;UPPER(SUBSTITUTE([.D86];&quot; &quot;;&quot;_&quot;)&amp;&quot;';&quot;))" office:value-type="string" office:string-value="UPDATE Beliefs SET ListPriority = 2   WHERE Type = 'BELIEF_CATHEDRALS';" calcext:value-type="string">
            <text:p>UPDATE Beliefs SET ListPriority = 2 <text:s text:c="2"/>WHERE Type = 'BELIEF_CATHEDRALS';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3" office:value-type="string" calcext:value-type="string">
            <text:p>happy, 1 faith, 1 culture</text:p>
          </table:table-cell>
          <table:table-cell table:style-name="ce13"/>
          <table:table-cell table:style-name="ce7" office:value-type="string" calcext:value-type="string">
            <text:p>Pagodas</text:p>
          </table:table-cell>
          <table:table-cell table:formula="of:=[.E88]+1" office:value-type="float" office:value="1" calcext:value-type="float">
            <text:p>1</text:p>
          </table:table-cell>
          <table:table-cell table:style-name="ce17" table:formula="of:=&quot;UPDATE Language_EN_US SET Text = '[COLOR_DARK_GREY]&quot;&amp;[#REF!]&amp;REPT(&quot; &quot;;3-LEN([#REF!]))&amp;&quot;[ENDCOLOR]'||Text WHERE Tag = 'TXT_KEY_BELIEF_&quot;&amp;UPPER(SUBSTITUTE([.C87];&quot; &quot;;&quot;_&quot;)&amp;&quot;_SHORT';&quot;)" office:value-type="string" office:string-value="#REF!" calcext:value-type="error">
            <text:p>#REF!</text:p>
          </table:table-cell>
          <table:table-cell table:style-name="ce20" table:formula="of:=IF([.E87]=&quot;&quot;;&quot;&quot;;&quot;BELIEF_&quot;&amp;UPPER(SUBSTITUTE([.D87];&quot; &quot;;&quot;_&quot;)))" office:value-type="string" office:string-value="BELIEF_PAGODAS" calcext:value-type="string">
            <text:p>BELIEF_PAGODAS</text:p>
          </table:table-cell>
          <table:table-cell table:style-name="ce20" table:formula="of:=IF([.E87]=&quot;&quot;;&quot;&quot;;&quot;UPDATE Beliefs SET ListPriority = &quot;&amp;[.E87]&amp;REPT(&quot; &quot;;3-LEN([.E87]))&amp;&quot; WHERE Type = 'BELIEF_&quot;&amp;UPPER(SUBSTITUTE([.D87];&quot; &quot;;&quot;_&quot;)&amp;&quot;';&quot;))" office:value-type="string" office:string-value="UPDATE Beliefs SET ListPriority = 1   WHERE Type = 'BELIEF_PAGODAS';" calcext:value-type="string">
            <text:p>UPDATE Beliefs SET ListPriority = 1 <text:s text:c="2"/>WHERE Type = 'BELIEF_PAGODAS';</text:p>
          </table:table-cell>
          <table:table-cell table:number-columns-repeated="1016"/>
        </table:table-row>
        <table:table-row table:style-name="ro3">
          <table:table-cell table:style-name="ce1" table:number-columns-repeated="3"/>
          <table:table-cell table:number-columns-repeated="3"/>
          <table:table-cell table:style-name="ce20" office:value-type="string" calcext:value-type="string">
            <text:p>end</text:p>
          </table:table-cell>
          <table:table-cell table:style-name="ce20"/>
          <table:table-cell table:number-columns-repeated="1016"/>
        </table:table-row>
        <table:table-row table:style-name="ro3">
          <table:table-cell table:number-columns-repeated="6"/>
          <table:table-cell table:style-name="ce20" table:formula="of:=IF([.D89]=&quot;&quot;;&quot;&quot;;&quot;BELIEF_&quot;&amp;UPPER(SUBSTITUTE([.D89];&quot; &quot;;&quot;_&quot;)))">
            <text:p/>
          </table:table-cell>
          <table:table-cell table:style-name="ce20" office:value-type="string" calcext:value-type="string">
            <text:p>UPDATE LoadedFile SET Value=1 WHERE Type='CEF_End.sql';</text:p>
          </table:table-cell>
          <table:table-cell table:number-columns-repeated="1016"/>
        </table:table-row>
        <table:table-row table:style-name="ro3" table:number-rows-repeated="104848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rder costs" table:style-name="ta2">
        <table:table-column table:style-name="co9" table:number-columns-repeated="257" table:default-cell-style-name="ce1"/>
        <table:table-column table:style-name="co9" table:number-columns-repeated="767" table:default-cell-style-name="Default"/>
        <table:table-row table:style-name="ro4">
          <table:table-cell office:value-type="string" calcext:value-type="string">
            <text:p>Border cost</text:p>
          </table:table-cell>
          <table:table-cell office:value-type="string" calcext:value-type="string">
            <text:p>Monument Income</text:p>
          </table:table-cell>
          <table:table-cell office:value-type="string" calcext:value-type="string">
            <text:p>Theater Income</text:p>
          </table:table-cell>
          <table:table-cell office:value-type="string" calcext:value-type="string">
            <text:p>Opera Income</text:p>
          </table:table-cell>
          <table:table-cell table:number-columns-repeated="1020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>
            <draw:frame table:end-cell-address="'Border costs'.M36" table:end-x="0.1846in" table:end-y="0.0492in" draw:z-index="0" draw:name="Chart 1" draw:style-name="gr1" draw:text-style-name="P1" svg:width="6.9488in" svg:height="6.1244in" svg:x="0.3748in" svg:y="0.1677in">
              <draw:object draw:notify-on-update-of-ranges="'Border costs'.A1:'Border costs'.A1 'Border costs'.A2:'Border costs'.A21 'Border costs'.B1:'Border costs'.B1 'Border costs'.B2:'Border costs'.B21 'Border costs'.C1:'Border costs'.C1 'Border costs'.C2:'Border costs'.C21 'Border costs'.D1:'Border costs'.D1 'Border costs'.D2:'Border costs'.D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'Border costs'.R36" table:end-x="0.5602in" table:end-y="0.0484in" draw:z-index="1" draw:name="Chart 2" draw:style-name="gr1" draw:text-style-name="P1" svg:width="6.9496in" svg:height="6.1236in" svg:x="0.7496in" svg:y="0.1677in">
              <draw:object draw:notify-on-update-of-ranges="'Border costs'.A38:'Border costs'.A38 'Border costs'.A39:'Border costs'.A58 'Border costs'.B38:'Border costs'.B38 'Border costs'.B39:'Border costs'.B58 'Border costs'.C38:'Border costs'.C38 'Border costs'.C39:'Border costs'.C58 'Border costs'.D38:'Border costs'.D38 'Border costs'.D39:'Border costs'.D5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4">
          <table:table-cell table:style-name="ce21" table:formula="of:=[.A2]*1.15+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2]+1" office:value-type="float" office:value="2" calcext:value-type="float">
            <text:p>2</text:p>
          </table:table-cell>
          <table:table-cell table:formula="of:=[.D2]+1" office:value-type="float" office:value="3" calcext:value-type="float">
            <text:p>3</text:p>
          </table:table-cell>
          <table:table-cell table:number-columns-repeated="1020"/>
        </table:table-row>
        <table:table-row table:style-name="ro4">
          <table:table-cell table:style-name="ce21" table:formula="of:=[.A3]*1.15+2" office:value-type="float" office:value="4.3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C3]+1" office:value-type="float" office:value="3" calcext:value-type="float">
            <text:p>3</text:p>
          </table:table-cell>
          <table:table-cell table:formula="of:=[.D3]+1" office:value-type="float" office:value="4" calcext:value-type="float">
            <text:p>4</text:p>
          </table:table-cell>
          <table:table-cell table:number-columns-repeated="1020"/>
        </table:table-row>
        <table:table-row table:style-name="ro4">
          <table:table-cell table:style-name="ce21" table:formula="of:=[.A4]*1.15+2" office:value-type="float" office:value="6.945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C4]+1" office:value-type="float" office:value="4" calcext:value-type="float">
            <text:p>4</text:p>
          </table:table-cell>
          <table:table-cell table:formula="of:=[.D4]+1" office:value-type="float" office:value="5" calcext:value-type="float">
            <text:p>5</text:p>
          </table:table-cell>
          <table:table-cell table:number-columns-repeated="1020"/>
        </table:table-row>
        <table:table-row table:style-name="ro4">
          <table:table-cell table:style-name="ce21" table:formula="of:=[.A5]*1.15+2" office:value-type="float" office:value="9.98675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formula="of:=[.C5]+1" office:value-type="float" office:value="5" calcext:value-type="float">
            <text:p>5</text:p>
          </table:table-cell>
          <table:table-cell table:formula="of:=[.D5]+1" office:value-type="float" office:value="6" calcext:value-type="float">
            <text:p>6</text:p>
          </table:table-cell>
          <table:table-cell table:number-columns-repeated="1020"/>
        </table:table-row>
        <table:table-row table:style-name="ro4">
          <table:table-cell table:style-name="ce21" table:formula="of:=[.A6]*1.15+2" office:value-type="float" office:value="13.4847625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[.C6]+1" office:value-type="float" office:value="6" calcext:value-type="float">
            <text:p>6</text:p>
          </table:table-cell>
          <table:table-cell table:formula="of:=[.D6]+1" office:value-type="float" office:value="7" calcext:value-type="float">
            <text:p>7</text:p>
          </table:table-cell>
          <table:table-cell table:number-columns-repeated="1020"/>
        </table:table-row>
        <table:table-row table:style-name="ro4">
          <table:table-cell table:style-name="ce21" table:formula="of:=[.A7]*1.15+2" office:value-type="float" office:value="17.507476875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C7]+1" office:value-type="float" office:value="7" calcext:value-type="float">
            <text:p>7</text:p>
          </table:table-cell>
          <table:table-cell table:formula="of:=[.D7]+1" office:value-type="float" office:value="8" calcext:value-type="float">
            <text:p>8</text:p>
          </table:table-cell>
          <table:table-cell table:number-columns-repeated="1020"/>
        </table:table-row>
        <table:table-row table:style-name="ro4">
          <table:table-cell table:style-name="ce21" table:formula="of:=[.A8]*1.15+2" office:value-type="float" office:value="22.13359840625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formula="of:=[.C8]+1" office:value-type="float" office:value="8" calcext:value-type="float">
            <text:p>8</text:p>
          </table:table-cell>
          <table:table-cell table:formula="of:=[.D8]+1" office:value-type="float" office:value="9" calcext:value-type="float">
            <text:p>9</text:p>
          </table:table-cell>
          <table:table-cell table:number-columns-repeated="1020"/>
        </table:table-row>
        <table:table-row table:style-name="ro4">
          <table:table-cell table:style-name="ce21" table:formula="of:=[.A9]*1.15+2" office:value-type="float" office:value="27.4536381671875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formula="of:=[.C9]+1" office:value-type="float" office:value="9" calcext:value-type="float">
            <text:p>9</text:p>
          </table:table-cell>
          <table:table-cell table:formula="of:=[.D9]+1" office:value-type="float" office:value="10" calcext:value-type="float">
            <text:p>10</text:p>
          </table:table-cell>
          <table:table-cell table:number-columns-repeated="1020"/>
        </table:table-row>
        <table:table-row table:style-name="ro4">
          <table:table-cell table:style-name="ce21" table:formula="of:=[.A10]*1.15+2" office:value-type="float" office:value="33.5716838922656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formula="of:=[.C10]+1" office:value-type="float" office:value="10" calcext:value-type="float">
            <text:p>10</text:p>
          </table:table-cell>
          <table:table-cell table:formula="of:=[.D10]+1" office:value-type="float" office:value="11" calcext:value-type="float">
            <text:p>11</text:p>
          </table:table-cell>
          <table:table-cell table:number-columns-repeated="1020"/>
        </table:table-row>
        <table:table-row table:style-name="ro4">
          <table:table-cell table:style-name="ce21" table:formula="of:=[.A11]*1.15+2" office:value-type="float" office:value="40.6074364761055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table:formula="of:=[.C11]+1" office:value-type="float" office:value="11" calcext:value-type="float">
            <text:p>11</text:p>
          </table:table-cell>
          <table:table-cell table:formula="of:=[.D11]+1" office:value-type="float" office:value="12" calcext:value-type="float">
            <text:p>12</text:p>
          </table:table-cell>
          <table:table-cell table:number-columns-repeated="1020"/>
        </table:table-row>
        <table:table-row table:style-name="ro4">
          <table:table-cell table:style-name="ce21" table:formula="of:=[.A12]*1.15+2" office:value-type="float" office:value="48.6985519475213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table:formula="of:=[.C12]+1" office:value-type="float" office:value="12" calcext:value-type="float">
            <text:p>12</text:p>
          </table:table-cell>
          <table:table-cell table:formula="of:=[.D12]+1" office:value-type="float" office:value="13" calcext:value-type="float">
            <text:p>13</text:p>
          </table:table-cell>
          <table:table-cell table:number-columns-repeated="1020"/>
        </table:table-row>
        <table:table-row table:style-name="ro4">
          <table:table-cell table:style-name="ce21" table:formula="of:=[.A13]*1.15+2" office:value-type="float" office:value="58.0033347396495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table:formula="of:=[.C13]+1" office:value-type="float" office:value="13" calcext:value-type="float">
            <text:p>13</text:p>
          </table:table-cell>
          <table:table-cell table:formula="of:=[.D13]+1" office:value-type="float" office:value="14" calcext:value-type="float">
            <text:p>14</text:p>
          </table:table-cell>
          <table:table-cell table:number-columns-repeated="1020"/>
        </table:table-row>
        <table:table-row table:style-name="ro4">
          <table:table-cell table:style-name="ce21" table:formula="of:=[.A14]*1.15+2" office:value-type="float" office:value="68.7038349505969" calcext:value-type="float">
            <text:p>69</text:p>
          </table:table-cell>
          <table:table-cell office:value-type="float" office:value="28" calcext:value-type="float">
            <text:p>28</text:p>
          </table:table-cell>
          <table:table-cell table:formula="of:=[.C14]+1" office:value-type="float" office:value="14" calcext:value-type="float">
            <text:p>14</text:p>
          </table:table-cell>
          <table:table-cell table:formula="of:=[.D14]+1" office:value-type="float" office:value="15" calcext:value-type="float">
            <text:p>15</text:p>
          </table:table-cell>
          <table:table-cell table:number-columns-repeated="1020"/>
        </table:table-row>
        <table:table-row table:style-name="ro4">
          <table:table-cell table:style-name="ce21" table:formula="of:=[.A15]*1.15+2" office:value-type="float" office:value="81.0094101931864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table:formula="of:=[.C15]+1" office:value-type="float" office:value="15" calcext:value-type="float">
            <text:p>15</text:p>
          </table:table-cell>
          <table:table-cell table:formula="of:=[.D15]+1" office:value-type="float" office:value="16" calcext:value-type="float">
            <text:p>16</text:p>
          </table:table-cell>
          <table:table-cell table:number-columns-repeated="1020"/>
        </table:table-row>
        <table:table-row table:style-name="ro4">
          <table:table-cell table:style-name="ce21" table:formula="of:=[.A16]*1.15+2" office:value-type="float" office:value="95.1608217221643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table:formula="of:=[.C16]+1" office:value-type="float" office:value="16" calcext:value-type="float">
            <text:p>16</text:p>
          </table:table-cell>
          <table:table-cell table:formula="of:=[.D16]+1" office:value-type="float" office:value="17" calcext:value-type="float">
            <text:p>17</text:p>
          </table:table-cell>
          <table:table-cell table:number-columns-repeated="1020"/>
        </table:table-row>
        <table:table-row table:style-name="ro4">
          <table:table-cell table:style-name="ce21" table:formula="of:=[.A17]*1.15+2" office:value-type="float" office:value="111.434944980489" calcext:value-type="float">
            <text:p>111</text:p>
          </table:table-cell>
          <table:table-cell office:value-type="float" office:value="34" calcext:value-type="float">
            <text:p>34</text:p>
          </table:table-cell>
          <table:table-cell table:formula="of:=[.C17]+1" office:value-type="float" office:value="17" calcext:value-type="float">
            <text:p>17</text:p>
          </table:table-cell>
          <table:table-cell table:formula="of:=[.D17]+1" office:value-type="float" office:value="18" calcext:value-type="float">
            <text:p>18</text:p>
          </table:table-cell>
          <table:table-cell table:number-columns-repeated="1020"/>
        </table:table-row>
        <table:table-row table:style-name="ro4">
          <table:table-cell table:style-name="ce21" table:formula="of:=[.A18]*1.15+2" office:value-type="float" office:value="130.150186727562" calcext:value-type="float">
            <text:p>130</text:p>
          </table:table-cell>
          <table:table-cell office:value-type="float" office:value="36" calcext:value-type="float">
            <text:p>36</text:p>
          </table:table-cell>
          <table:table-cell table:formula="of:=[.C18]+1" office:value-type="float" office:value="18" calcext:value-type="float">
            <text:p>18</text:p>
          </table:table-cell>
          <table:table-cell table:formula="of:=[.D18]+1" office:value-type="float" office:value="19" calcext:value-type="float">
            <text:p>19</text:p>
          </table:table-cell>
          <table:table-cell table:number-columns-repeated="1020"/>
        </table:table-row>
        <table:table-row table:style-name="ro4">
          <table:table-cell table:style-name="ce21" table:formula="of:=[.A19]*1.15+2" office:value-type="float" office:value="151.672714736697" calcext:value-type="float">
            <text:p>152</text:p>
          </table:table-cell>
          <table:table-cell office:value-type="float" office:value="38" calcext:value-type="float">
            <text:p>38</text:p>
          </table:table-cell>
          <table:table-cell table:formula="of:=[.C19]+1" office:value-type="float" office:value="19" calcext:value-type="float">
            <text:p>19</text:p>
          </table:table-cell>
          <table:table-cell table:formula="of:=[.D19]+1" office:value-type="float" office:value="20" calcext:value-type="float">
            <text:p>20</text:p>
          </table:table-cell>
          <table:table-cell table:number-columns-repeated="1020"/>
        </table:table-row>
        <table:table-row table:style-name="ro4">
          <table:table-cell table:style-name="ce21" table:formula="of:=[.A20]*1.15+2" office:value-type="float" office:value="176.423621947201" calcext:value-type="float">
            <text:p>176</text:p>
          </table:table-cell>
          <table:table-cell office:value-type="float" office:value="40" calcext:value-type="float">
            <text:p>40</text:p>
          </table:table-cell>
          <table:table-cell table:formula="of:=[.C20]+1" office:value-type="float" office:value="20" calcext:value-type="float">
            <text:p>20</text:p>
          </table:table-cell>
          <table:table-cell table:formula="of:=[.D20]+1" office:value-type="float" office:value="21" calcext:value-type="float">
            <text:p>21</text:p>
          </table:table-cell>
          <table:table-cell table:number-columns-repeated="1020"/>
        </table:table-row>
        <table:table-row table:style-name="ro5" table:number-rows-repeated="16">
          <table:table-cell table:number-columns-repeated="1024"/>
        </table:table-row>
        <table:table-row table:style-name="ro4">
          <table:table-cell office:value-type="string" calcext:value-type="string">
            <text:p>Border cost</text:p>
          </table:table-cell>
          <table:table-cell office:value-type="string" calcext:value-type="string">
            <text:p>Monument Income</text:p>
          </table:table-cell>
          <table:table-cell office:value-type="string" calcext:value-type="string">
            <text:p>Theater Income</text:p>
          </table:table-cell>
          <table:table-cell office:value-type="string" calcext:value-type="string">
            <text:p>Opera Income</text:p>
          </table:table-cell>
          <table:table-cell table:number-columns-repeated="1020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4">
          <table:table-cell table:style-name="ce21" table:formula="of:=[.A39]+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D39]+12" office:value-type="float" office:value="24" calcext:value-type="float">
            <text:p>24</text:p>
          </table:table-cell>
          <table:table-cell table:number-columns-repeated="1020"/>
        </table:table-row>
        <table:table-row table:style-name="ro4">
          <table:table-cell table:style-name="ce21" table:formula="of:=[.A40]+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[.D40]+12" office:value-type="float" office:value="36" calcext:value-type="float">
            <text:p>36</text:p>
          </table:table-cell>
          <table:table-cell table:number-columns-repeated="1020"/>
        </table:table-row>
        <table:table-row table:style-name="ro4">
          <table:table-cell table:style-name="ce21" table:formula="of:=[.A41]+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D41]+12" office:value-type="float" office:value="48" calcext:value-type="float">
            <text:p>48</text:p>
          </table:table-cell>
          <table:table-cell table:number-columns-repeated="1020"/>
        </table:table-row>
        <table:table-row table:style-name="ro4">
          <table:table-cell table:style-name="ce21" table:formula="of:=[.A42]+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D42]+12" office:value-type="float" office:value="60" calcext:value-type="float">
            <text:p>60</text:p>
          </table:table-cell>
          <table:table-cell table:number-columns-repeated="1020"/>
        </table:table-row>
        <table:table-row table:style-name="ro4">
          <table:table-cell table:style-name="ce21" table:formula="of:=[.A43]+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formula="of:=[.D43]+12" office:value-type="float" office:value="72" calcext:value-type="float">
            <text:p>72</text:p>
          </table:table-cell>
          <table:table-cell table:number-columns-repeated="1020"/>
        </table:table-row>
        <table:table-row table:style-name="ro4">
          <table:table-cell table:style-name="ce21" table:formula="of:=[.A44]+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D44]+12" office:value-type="float" office:value="84" calcext:value-type="float">
            <text:p>84</text:p>
          </table:table-cell>
          <table:table-cell table:number-columns-repeated="1020"/>
        </table:table-row>
        <table:table-row table:style-name="ro4">
          <table:table-cell table:style-name="ce21" table:formula="of:=[.A45]+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[.D45]+12" office:value-type="float" office:value="96" calcext:value-type="float">
            <text:p>96</text:p>
          </table:table-cell>
          <table:table-cell table:number-columns-repeated="1020"/>
        </table:table-row>
        <table:table-row table:style-name="ro4">
          <table:table-cell table:style-name="ce21" table:formula="of:=[.A46]+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table:formula="of:=[.D46]+12" office:value-type="float" office:value="108" calcext:value-type="float">
            <text:p>108</text:p>
          </table:table-cell>
          <table:table-cell table:number-columns-repeated="1020"/>
        </table:table-row>
        <table:table-row table:style-name="ro4">
          <table:table-cell table:style-name="ce21" table:formula="of:=[.A47]+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formula="of:=[.D47]+12" office:value-type="float" office:value="120" calcext:value-type="float">
            <text:p>120</text:p>
          </table:table-cell>
          <table:table-cell table:number-columns-repeated="1020"/>
        </table:table-row>
        <table:table-row table:style-name="ro4">
          <table:table-cell table:style-name="ce21" table:formula="of:=[.A48]+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table:formula="of:=[.D48]+12" office:value-type="float" office:value="132" calcext:value-type="float">
            <text:p>132</text:p>
          </table:table-cell>
          <table:table-cell table:number-columns-repeated="1020"/>
        </table:table-row>
        <table:table-row table:style-name="ro4">
          <table:table-cell table:style-name="ce21" table:formula="of:=[.A49]+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table:formula="of:=[.D49]+12" office:value-type="float" office:value="144" calcext:value-type="float">
            <text:p>144</text:p>
          </table:table-cell>
          <table:table-cell table:number-columns-repeated="1020"/>
        </table:table-row>
        <table:table-row table:style-name="ro4">
          <table:table-cell table:style-name="ce21" table:formula="of:=[.A50]+2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78" calcext:value-type="float">
            <text:p>78</text:p>
          </table:table-cell>
          <table:table-cell table:formula="of:=[.D50]+12" office:value-type="float" office:value="156" calcext:value-type="float">
            <text:p>156</text:p>
          </table:table-cell>
          <table:table-cell table:number-columns-repeated="1020"/>
        </table:table-row>
        <table:table-row table:style-name="ro4">
          <table:table-cell table:style-name="ce21" table:formula="of:=[.A51]+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table:formula="of:=[.D51]+12" office:value-type="float" office:value="168" calcext:value-type="float">
            <text:p>168</text:p>
          </table:table-cell>
          <table:table-cell table:number-columns-repeated="1020"/>
        </table:table-row>
        <table:table-row table:style-name="ro4">
          <table:table-cell table:style-name="ce21" table:formula="of:=[.A52]+2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formula="of:=[.D52]+12" office:value-type="float" office:value="180" calcext:value-type="float">
            <text:p>180</text:p>
          </table:table-cell>
          <table:table-cell table:number-columns-repeated="1020"/>
        </table:table-row>
        <table:table-row table:style-name="ro4">
          <table:table-cell table:style-name="ce21" table:formula="of:=[.A53]+2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table:formula="of:=[.D53]+12" office:value-type="float" office:value="192" calcext:value-type="float">
            <text:p>192</text:p>
          </table:table-cell>
          <table:table-cell table:number-columns-repeated="1020"/>
        </table:table-row>
        <table:table-row table:style-name="ro4">
          <table:table-cell table:style-name="ce21" table:formula="of:=[.A54]+2"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table:formula="of:=[.D54]+12" office:value-type="float" office:value="204" calcext:value-type="float">
            <text:p>204</text:p>
          </table:table-cell>
          <table:table-cell table:number-columns-repeated="1020"/>
        </table:table-row>
        <table:table-row table:style-name="ro4">
          <table:table-cell table:style-name="ce21" table:formula="of:=[.A55]+2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D55]+12" office:value-type="float" office:value="216" calcext:value-type="float">
            <text:p>216</text:p>
          </table:table-cell>
          <table:table-cell table:number-columns-repeated="1020"/>
        </table:table-row>
        <table:table-row table:style-name="ro4">
          <table:table-cell table:style-name="ce21" table:formula="of:=[.A56]+2"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14" calcext:value-type="float">
            <text:p>114</text:p>
          </table:table-cell>
          <table:table-cell table:formula="of:=[.D56]+12" office:value-type="float" office:value="228" calcext:value-type="float">
            <text:p>228</text:p>
          </table:table-cell>
          <table:table-cell table:number-columns-repeated="1020"/>
        </table:table-row>
        <table:table-row table:style-name="ro4">
          <table:table-cell table:style-name="ce21" table:formula="of:=[.A57]+2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formula="of:=[.D57]+12" office:value-type="float" office:value="240" calcext:value-type="float">
            <text:p>240</text:p>
          </table:table-cell>
          <table:table-cell table:number-columns-repeated="1020"/>
        </table:table-row>
        <table:table-row table:style-name="ro5" table:number-rows-repeated="104851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olicy_Grid" table:style-name="ta3">
        <office:forms form:automatic-focus="false" form:apply-design-mode="false"/>
        <table:table-column table:style-name="co10" table:default-cell-style-name="ce22"/>
        <table:table-column table:style-name="co11" table:default-cell-style-name="ce22"/>
        <table:table-column table:style-name="co12" table:number-columns-repeated="5" table:default-cell-style-name="ce24"/>
        <table:table-column table:style-name="co13" table:default-cell-style-name="ce29"/>
        <table:table-column table:style-name="co14" table:default-cell-style-name="ce1"/>
        <table:table-column table:style-name="co14" table:default-cell-style-name="ce20"/>
        <table:table-column table:style-name="co14" table:number-columns-repeated="247" table:default-cell-style-name="ce1"/>
        <table:table-row table:style-name="ro6">
          <table:table-cell table:number-columns-repeated="9"/>
          <table:table-cell table:style-name="ce30" office:value-type="string" calcext:value-type="string">
            <text:p>-- This CEP_Start.sql data automatically created by:</text:p>
          </table:table-cell>
          <table:table-cell table:style-name="ce36"/>
          <table:table-cell table:number-columns-repeated="246"/>
        </table:table-row>
        <table:table-row table:style-name="ro6">
          <table:table-cell table:number-columns-repeated="9"/>
          <table:table-cell table:style-name="ce30" office:value-type="string" calcext:value-type="string">
            <text:p>-- Policy_Grid tab of CEP_PoliciesTechsBeliefs.xls spreadsheet (in mod folder).</text:p>
          </table:table-cell>
          <table:table-cell table:style-name="ce36"/>
          <table:table-cell table:number-columns-repeated="246"/>
        </table:table-row>
        <table:table-row table:style-name="ro6">
          <table:table-cell table:number-columns-repeated="9"/>
          <table:table-cell table:style-name="ce31"/>
          <table:table-cell table:style-name="ce36"/>
          <table:table-cell table:number-columns-repeated="246"/>
        </table:table-row>
        <table:table-row table:style-name="ro6">
          <table:table-cell table:number-columns-repeated="9"/>
          <table:table-cell table:style-name="ce32" table:formula="of:=IF([.C$8]=&quot;&quot;;&quot;&quot;;&quot;UPDATE Policies SET GridX=1 WHERE Type IN (&quot;&amp;[.C$8]&amp;&quot;);&quot;)" office:value-type="string" office:string-value="UPDATE Policies SET GridX=1 WHERE Type IN ('POLICY_REPUBLIC','POLICY_COLLECTIVE_RULE');" calcext:value-type="string">
            <text:p>UPDATE Policies SET GridX=1 WHERE Type IN ('POLICY_REPUBLIC','POLICY_COLLECTIVE_RULE');</text:p>
          </table:table-cell>
          <table:table-cell table:style-name="ce36"/>
          <table:table-cell table:number-columns-repeated="246"/>
        </table:table-row>
        <table:table-row table:style-name="ro6">
          <table:table-cell table:number-columns-repeated="9"/>
          <table:table-cell table:style-name="ce32" table:formula="of:=IF([.D$8]=&quot;&quot;;&quot;&quot;;&quot;UPDATE Policies SET GridX=2 WHERE Type IN (&quot;&amp;[.D$8]&amp;&quot;);&quot;)">
            <text:p/>
          </table:table-cell>
          <table:table-cell table:style-name="ce36"/>
          <table:table-cell table:number-columns-repeated="246"/>
        </table:table-row>
        <table:table-row table:style-name="ro6">
          <table:table-cell table:number-columns-repeated="9"/>
          <table:table-cell table:style-name="ce32" table:formula="of:=IF([.E$8]=&quot;&quot;;&quot;&quot;;&quot;UPDATE Policies SET GridX=3 WHERE Type IN (&quot;&amp;[.E$8]&amp;&quot;);&quot;)" office:value-type="string" office:string-value="UPDATE Policies SET GridX=3 WHERE Type IN ('POLICY_REPRESENTATION');" calcext:value-type="string">
            <text:p>UPDATE Policies SET GridX=3 WHERE Type IN ('POLICY_REPRESENTATION');</text:p>
          </table:table-cell>
          <table:table-cell table:style-name="ce36"/>
          <table:table-cell table:number-columns-repeated="246"/>
        </table:table-row>
        <table:table-row table:style-name="ro6">
          <table:table-cell table:number-columns-repeated="2"/>
          <table:table-cell table:style-name="ce25" office:value-type="string" calcext:value-type="string" table:number-columns-spanned="5" table:number-rows-spanned="1">
            <text:p>Columns</text:p>
          </table:table-cell>
          <table:covered-table-cell table:number-columns-repeated="4" table:style-name="ce25"/>
          <table:table-cell table:number-columns-repeated="2"/>
          <table:table-cell table:style-name="ce32" table:formula="of:=IF([.F$8]=&quot;&quot;;&quot;&quot;;&quot;UPDATE Policies SET GridX=4 WHERE Type IN (&quot;&amp;[.F$8]&amp;&quot;);&quot;)" office:value-type="string" office:string-value="UPDATE Policies SET GridX=4 WHERE Type IN ('POLICY_CITIZENSHIP');" calcext:value-type="string">
            <text:p>UPDATE Policies SET GridX=4 WHERE Type IN ('POLICY_CITIZENSHIP');</text:p>
          </table:table-cell>
          <table:table-cell table:style-name="ce36"/>
          <table:table-cell table:number-columns-repeated="246"/>
        </table:table-row>
        <table:table-row table:style-name="ro6">
          <table:table-cell table:number-columns-repeated="2"/>
          <table:table-cell table:style-name="ce26" table:formula="of:=UPPER(STRJOIN([.C10:.C36];&quot;,&quot;;&quot;'POLICY_&quot;;&quot;'&quot;))" office:value-type="string" office:string-value="'POLICY_REPUBLIC','POLICY_COLLECTIVE_RULE'" calcext:value-type="string">
            <text:p>'POLICY_REPUBLIC','POLICY_COLLECTIVE_RULE'</text:p>
          </table:table-cell>
          <table:table-cell table:style-name="ce26" table:formula="of:=UPPER(STRJOIN([.D10:.D36];&quot;,&quot;;&quot;'POLICY_&quot;;&quot;'&quot;))">
            <text:p/>
          </table:table-cell>
          <table:table-cell table:style-name="ce26" table:formula="of:=UPPER(STRJOIN([.E10:.E36];&quot;,&quot;;&quot;'POLICY_&quot;;&quot;'&quot;))" office:value-type="string" office:string-value="'POLICY_REPRESENTATION'" calcext:value-type="string">
            <text:p>'POLICY_REPRESENTATION'</text:p>
          </table:table-cell>
          <table:table-cell table:style-name="ce26" table:formula="of:=UPPER(STRJOIN([.F10:.F36];&quot;,&quot;;&quot;'POLICY_&quot;;&quot;'&quot;))" office:value-type="string" office:string-value="'POLICY_CITIZENSHIP'" calcext:value-type="string">
            <text:p>'POLICY_CITIZENSHIP'</text:p>
          </table:table-cell>
          <table:table-cell table:style-name="ce26" table:formula="of:=UPPER(STRJOIN([.G10:.G36];&quot;,&quot;;&quot;'POLICY_&quot;;&quot;'&quot;))" office:value-type="string" office:string-value="'POLICY_MERITOCRACY'" calcext:value-type="string">
            <text:p>'POLICY_MERITOCRACY'</text:p>
          </table:table-cell>
          <table:table-cell table:number-columns-repeated="2"/>
          <table:table-cell table:style-name="ce32" table:formula="of:=IF([.G$8]=&quot;&quot;;&quot;&quot;;&quot;UPDATE Policies SET GridX=5 WHERE Type IN (&quot;&amp;[.G$8]&amp;&quot;);&quot;)" office:value-type="string" office:string-value="UPDATE Policies SET GridX=5 WHERE Type IN ('POLICY_MERITOCRACY');" calcext:value-type="string">
            <text:p>UPDATE Policies SET GridX=5 WHERE Type IN ('POLICY_MERITOCRACY');</text:p>
          </table:table-cell>
          <table:table-cell table:style-name="ce36"/>
          <table:table-cell table:number-columns-repeated="246"/>
        </table:table-row>
        <table:table-row table:style-name="ro6">
          <table:table-cell table:number-columns-repeated="9"/>
          <table:table-cell table:style-name="ce32"/>
          <table:table-cell table:style-name="ce37"/>
          <table:table-cell table:number-columns-repeated="246"/>
        </table:table-row>
        <table:table-row table:style-name="ro6">
          <table:table-cell table:number-columns-repeated="2"/>
          <table:table-cell table:style-name="ce27" office:value-type="string" calcext:value-type="string">
            <text:p>Republic</text:p>
          </table:table-cell>
          <table:table-cell table:number-columns-repeated="2" table:style-name="ce27" office:value-type="string" calcext:value-type="string">
            <text:p><text:s/></text:p>
          </table:table-cell>
          <table:table-cell table:style-name="ce27" office:value-type="string" calcext:value-type="string">
            <text:p>Citizenship</text:p>
          </table:table-cell>
          <table:table-cell table:style-name="ce27" office:value-type="string" calcext:value-type="string">
            <text:p><text:s/></text:p>
          </table:table-cell>
          <table:table-cell table:number-columns-repeated="2"/>
          <table:table-cell table:style-name="ce32" table:formula="of:=IF([.J15]=&quot;&quot;;&quot;&quot;;&quot;UPDATE Policies SET GridY=1 WHERE Type IN (&quot;&amp;STRJOIN([.J15:.R15];&quot;,&quot;)&amp;&quot;);&quot;)" office:value-type="string" office:string-value="UPDATE Policies SET GridY=1 WHERE Type IN ('POLICY_REPUBLIC','POLICY_CITIZENSHIP');" calcext:value-type="string">
            <text:p>UPDATE Policies SET GridY=1 WHERE Type IN ('POLICY_REPUBLIC','POLICY_CITIZENSHIP');</text:p>
          </table:table-cell>
          <table:table-cell table:number-columns-repeated="247"/>
        </table:table-row>
        <table:table-row table:style-name="ro6">
          <table:table-cell table:style-name="ce23" office:value-type="string" calcext:value-type="string">
            <text:p>Liberty</text:p>
          </table:table-cell>
          <table:table-cell table:style-name="ce23"/>
          <table:table-cell table:style-name="ce27" office:value-type="string" calcext:value-type="string">
            <text:p>Collective_Rule</text:p>
          </table:table-cell>
          <table:table-cell table:style-name="ce27" office:value-type="string" calcext:value-type="string">
            <text:p><text:s/></text:p>
          </table:table-cell>
          <table:table-cell table:style-name="ce27" office:value-type="string" calcext:value-type="string">
            <text:p>Representation</text:p>
          </table:table-cell>
          <table:table-cell table:style-name="ce27" office:value-type="string" calcext:value-type="string">
            <text:p><text:s/></text:p>
          </table:table-cell>
          <table:table-cell table:style-name="ce27" office:value-type="string" calcext:value-type="string">
            <text:p>Meritocracy</text:p>
          </table:table-cell>
          <table:table-cell table:number-columns-repeated="2"/>
          <table:table-cell table:style-name="ce32" table:formula="of:=IF([.J16]=&quot;&quot;;&quot;&quot;;&quot;UPDATE Policies SET GridY=2 WHERE Type IN (&quot;&amp;STRJOIN([.J16:.R16];&quot;,&quot;)&amp;&quot;);&quot;)" office:value-type="string" office:string-value="UPDATE Policies SET GridY=2 WHERE Type IN ('POLICY_COLLECTIVE_RULE','POLICY_REPRESENTATION','POLICY_MERITOCRACY');" calcext:value-type="string">
            <text:p>UPDATE Policies SET GridY=2 WHERE Type IN ('POLICY_COLLECTIVE_RULE','POLICY_REPRESENTATION','POLICY_MERITOCRACY');</text:p>
          </table:table-cell>
          <table:table-cell table:number-columns-repeated="247"/>
        </table:table-row>
        <table:table-row table:style-name="ro6">
          <table:table-cell table:style-name="ce23" table:number-columns-repeated="2"/>
          <table:table-cell table:number-columns-repeated="5" table:style-name="ce28" office:value-type="string" calcext:value-type="string">
            <text:p><text:s/></text:p>
          </table:table-cell>
          <table:table-cell/>
          <table:table-cell table:formula="of:=UPPER(STRJOIN([.C12:.G12];&quot;,&quot;;&quot;'POLICY_&quot;;&quot;'&quot;))">
            <text:p/>
          </table:table-cell>
          <table:table-cell table:style-name="ce32" table:formula="of:=IF([.J17]=&quot;&quot;;&quot;&quot;;&quot;UPDATE Policies SET GridY=3 WHERE Type IN (&quot;&amp;STRJOIN([.J17:.R17];&quot;,&quot;)&amp;&quot;);&quot;)">
            <text:p/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repeated="5" table:style-name="ce27" office:value-type="string" calcext:value-type="string">
            <text:p><text:s/></text:p>
          </table:table-cell>
          <table:table-cell table:number-columns-repeated="2"/>
          <table:table-cell table:style-name="ce33"/>
          <table:table-cell table:number-columns-repeated="247"/>
        </table:table-row>
        <table:table-row table:style-name="ro6">
          <table:table-cell table:style-name="ce23" office:value-type="string" calcext:value-type="string">
            <text:p>Tradition</text:p>
          </table:table-cell>
          <table:table-cell table:style-name="ce23"/>
          <table:table-cell table:number-columns-repeated="5" table:style-name="ce27" office:value-type="string" calcext:value-type="string">
            <text:p><text:s/></text:p>
          </table:table-cell>
          <table:table-cell table:number-columns-repeated="2"/>
          <table:table-cell table:style-name="ce34" office:value-type="string" calcext:value-type="string" table:number-columns-spanned="9" table:number-rows-spanned="1">
            <text:p>Rows</text:p>
          </table:table-cell>
          <table:covered-table-cell table:number-columns-repeated="8" table:style-name="ce34"/>
          <table:table-cell table:number-columns-repeated="239"/>
        </table:table-row>
        <table:table-row table:style-name="ro6">
          <table:table-cell table:style-name="ce23" table:number-columns-repeated="2"/>
          <table:table-cell table:number-columns-repeated="5" table:style-name="ce28" office:value-type="string" calcext:value-type="string">
            <text:p><text:s/></text:p>
          </table:table-cell>
          <table:table-cell table:number-columns-repeated="2"/>
          <table:table-cell table:style-name="ce35" table:formula="of:=UPPER(STRJOIN([.$C10:.$G10];&quot;,&quot;;&quot;'POLICY_&quot;;&quot;'&quot;))" office:value-type="string" office:string-value="'POLICY_REPUBLIC','POLICY_CITIZENSHIP'" calcext:value-type="string">
            <text:p>'POLICY_REPUBLIC','POLICY_CITIZENSHIP'</text:p>
          </table:table-cell>
          <table:table-cell table:style-name="ce35" table:formula="of:=UPPER(STRJOIN([.$C13:.$G13];&quot;,&quot;;&quot;'POLICY_&quot;;&quot;'&quot;))">
            <text:p/>
          </table:table-cell>
          <table:table-cell table:style-name="ce35" table:formula="of:=UPPER(STRJOIN([.$C16:.$G16];&quot;,&quot;;&quot;'POLICY_&quot;;&quot;'&quot;))">
            <text:p/>
          </table:table-cell>
          <table:table-cell table:style-name="ce35" table:formula="of:=UPPER(STRJOIN([.$C19:.$G19];&quot;,&quot;;&quot;'POLICY_&quot;;&quot;'&quot;))">
            <text:p/>
          </table:table-cell>
          <table:table-cell table:style-name="ce35" table:formula="of:=UPPER(STRJOIN([.$C22:.$G22];&quot;,&quot;;&quot;'POLICY_&quot;;&quot;'&quot;))">
            <text:p/>
          </table:table-cell>
          <table:table-cell table:style-name="ce35" table:formula="of:=UPPER(STRJOIN([.$C25:.$G25];&quot;,&quot;;&quot;'POLICY_&quot;;&quot;'&quot;))">
            <text:p/>
          </table:table-cell>
          <table:table-cell table:style-name="ce35" table:formula="of:=UPPER(STRJOIN([.$C28:.$G28];&quot;,&quot;;&quot;'POLICY_&quot;;&quot;'&quot;))">
            <text:p/>
          </table:table-cell>
          <table:table-cell table:style-name="ce35" table:formula="of:=UPPER(STRJOIN([.$C31:.$G31];&quot;,&quot;;&quot;'POLICY_&quot;;&quot;'&quot;))">
            <text:p/>
          </table:table-cell>
          <table:table-cell table:style-name="ce35" table:formula="of:=UPPER(STRJOIN([.$C34:.$G34];&quot;,&quot;;&quot;'POLICY_&quot;;&quot;'&quot;))">
            <text:p/>
          </table:table-cell>
          <table:table-cell table:number-columns-repeated="239"/>
        </table:table-row>
        <table:table-row table:style-name="ro6">
          <table:table-cell table:number-columns-repeated="2"/>
          <table:table-cell table:number-columns-repeated="5" table:style-name="ce27" office:value-type="string" calcext:value-type="string">
            <text:p><text:s/></text:p>
          </table:table-cell>
          <table:table-cell table:number-columns-repeated="2"/>
          <table:table-cell table:style-name="ce35" table:formula="of:=UPPER(STRJOIN([.$C11:.$G11];&quot;,&quot;;&quot;'POLICY_&quot;;&quot;'&quot;))" office:value-type="string" office:string-value="'POLICY_COLLECTIVE_RULE','POLICY_REPRESENTATION','POLICY_MERITOCRACY'" calcext:value-type="string">
            <text:p>'POLICY_COLLECTIVE_RULE','POLICY_REPRESENTATION','POLICY_MERITOCRACY'</text:p>
          </table:table-cell>
          <table:table-cell table:style-name="ce35" table:formula="of:=UPPER(STRJOIN([.$C14:.$G14];&quot;,&quot;;&quot;'POLICY_&quot;;&quot;'&quot;))">
            <text:p/>
          </table:table-cell>
          <table:table-cell table:style-name="ce35" table:formula="of:=UPPER(STRJOIN([.$C17:.$G17];&quot;,&quot;;&quot;'POLICY_&quot;;&quot;'&quot;))">
            <text:p/>
          </table:table-cell>
          <table:table-cell table:style-name="ce35" table:formula="of:=UPPER(STRJOIN([.$C20:.$G20];&quot;,&quot;;&quot;'POLICY_&quot;;&quot;'&quot;))">
            <text:p/>
          </table:table-cell>
          <table:table-cell table:style-name="ce35" table:formula="of:=UPPER(STRJOIN([.$C23:.$G23];&quot;,&quot;;&quot;'POLICY_&quot;;&quot;'&quot;))">
            <text:p/>
          </table:table-cell>
          <table:table-cell table:style-name="ce35" table:formula="of:=UPPER(STRJOIN([.$C26:.$G26];&quot;,&quot;;&quot;'POLICY_&quot;;&quot;'&quot;))">
            <text:p/>
          </table:table-cell>
          <table:table-cell table:style-name="ce35" table:formula="of:=UPPER(STRJOIN([.$C29:.$G29];&quot;,&quot;;&quot;'POLICY_&quot;;&quot;'&quot;))">
            <text:p/>
          </table:table-cell>
          <table:table-cell table:style-name="ce35" table:formula="of:=UPPER(STRJOIN([.$C32:.$G32];&quot;,&quot;;&quot;'POLICY_&quot;;&quot;'&quot;))">
            <text:p/>
          </table:table-cell>
          <table:table-cell table:style-name="ce35" table:formula="of:=UPPER(STRJOIN([.$C35:.$G35];&quot;,&quot;;&quot;'POLICY_&quot;;&quot;'&quot;))">
            <text:p/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>
            <text:p>Tree</text:p>
          </table:table-cell>
          <table:table-cell table:style-name="ce23"/>
          <table:table-cell table:number-columns-repeated="5" table:style-name="ce27" office:value-type="string" calcext:value-type="string">
            <text:p><text:s/></text:p>
          </table:table-cell>
          <table:table-cell table:number-columns-repeated="2"/>
          <table:table-cell table:style-name="ce35" table:formula="of:=UPPER(STRJOIN([.$C12:.$G12];&quot;,&quot;;&quot;'POLICY_&quot;;&quot;'&quot;))">
            <text:p/>
          </table:table-cell>
          <table:table-cell table:style-name="ce35" table:formula="of:=UPPER(STRJOIN([.$C15:.$G15];&quot;,&quot;;&quot;'POLICY_&quot;;&quot;'&quot;))">
            <text:p/>
          </table:table-cell>
          <table:table-cell table:style-name="ce35" table:formula="of:=UPPER(STRJOIN([.$C18:.$G18];&quot;,&quot;;&quot;'POLICY_&quot;;&quot;'&quot;))">
            <text:p/>
          </table:table-cell>
          <table:table-cell table:style-name="ce35" table:formula="of:=UPPER(STRJOIN([.$C21:.$G21];&quot;,&quot;;&quot;'POLICY_&quot;;&quot;'&quot;))">
            <text:p/>
          </table:table-cell>
          <table:table-cell table:style-name="ce35" table:formula="of:=UPPER(STRJOIN([.$C24:.$G24];&quot;,&quot;;&quot;'POLICY_&quot;;&quot;'&quot;))">
            <text:p/>
          </table:table-cell>
          <table:table-cell table:style-name="ce35" table:formula="of:=UPPER(STRJOIN([.$C27:.$G27];&quot;,&quot;;&quot;'POLICY_&quot;;&quot;'&quot;))">
            <text:p/>
          </table:table-cell>
          <table:table-cell table:style-name="ce35" table:formula="of:=UPPER(STRJOIN([.$C30:.$G30];&quot;,&quot;;&quot;'POLICY_&quot;;&quot;'&quot;))">
            <text:p/>
          </table:table-cell>
          <table:table-cell table:style-name="ce35" table:formula="of:=UPPER(STRJOIN([.$C33:.$G33];&quot;,&quot;;&quot;'POLICY_&quot;;&quot;'&quot;))">
            <text:p/>
          </table:table-cell>
          <table:table-cell table:style-name="ce35" table:formula="of:=UPPER(STRJOIN([.$C36:.$G36];&quot;,&quot;;&quot;'POLICY_&quot;;&quot;'&quot;))">
            <text:p/>
          </table:table-cell>
          <table:table-cell table:number-columns-repeated="239"/>
        </table:table-row>
        <table:table-row table:style-name="ro6">
          <table:table-cell table:style-name="ce23" table:number-columns-repeated="2"/>
          <table:table-cell table:number-columns-repeated="5" table:style-name="ce28" office:value-type="string" calcext:value-type="string">
            <text:p><text:s/></text:p>
          </table:table-cell>
          <table:table-cell table:number-columns-repeated="250"/>
        </table:table-row>
        <table:table-row table:style-name="ro6">
          <table:table-cell table:number-columns-repeated="2"/>
          <table:table-cell table:number-columns-repeated="5" table:style-name="ce27" office:value-type="string" calcext:value-type="string">
            <text:p><text:s/></text:p>
          </table:table-cell>
          <table:table-cell table:number-columns-repeated="250"/>
        </table:table-row>
        <table:table-row table:style-name="ro6">
          <table:table-cell table:style-name="ce23" office:value-type="string" calcext:value-type="string">
            <text:p>Tree</text:p>
          </table:table-cell>
          <table:table-cell table:style-name="ce23"/>
          <table:table-cell table:number-columns-repeated="5" table:style-name="ce27" office:value-type="string" calcext:value-type="string">
            <text:p><text:s/></text:p>
          </table:table-cell>
          <table:table-cell table:number-columns-repeated="250"/>
        </table:table-row>
        <table:table-row table:style-name="ro6">
          <table:table-cell table:style-name="ce23" table:number-columns-repeated="2"/>
          <table:table-cell table:number-columns-repeated="5" table:style-name="ce28" office:value-type="string" calcext:value-type="string">
            <text:p><text:s/></text:p>
          </table:table-cell>
          <table:table-cell table:number-columns-repeated="250"/>
        </table:table-row>
        <table:table-row table:style-name="ro6">
          <table:table-cell table:number-columns-repeated="2"/>
          <table:table-cell table:number-columns-repeated="5" table:style-name="ce27" office:value-type="string" calcext:value-type="string">
            <text:p><text:s/></text:p>
          </table:table-cell>
          <table:table-cell table:number-columns-repeated="250"/>
        </table:table-row>
        <table:table-row table:style-name="ro6">
          <table:table-cell table:style-name="ce23" office:value-type="string" calcext:value-type="string">
            <text:p>Tree</text:p>
          </table:table-cell>
          <table:table-cell table:style-name="ce23"/>
          <table:table-cell table:number-columns-repeated="5" table:style-name="ce27" office:value-type="string" calcext:value-type="string">
            <text:p><text:s/></text:p>
          </table:table-cell>
          <table:table-cell table:number-columns-repeated="250"/>
        </table:table-row>
        <table:table-row table:style-name="ro6">
          <table:table-cell table:style-name="ce23" table:number-columns-repeated="2"/>
          <table:table-cell table:number-columns-repeated="5" table:style-name="ce28" office:value-type="string" calcext:value-type="string">
            <text:p><text:s/></text:p>
          </table:table-cell>
          <table:table-cell table:number-columns-repeated="250"/>
        </table:table-row>
        <table:table-row table:style-name="ro6">
          <table:table-cell table:number-columns-repeated="2"/>
          <table:table-cell table:number-columns-repeated="5" table:style-name="ce27" office:value-type="string" calcext:value-type="string">
            <text:p><text:s/></text:p>
          </table:table-cell>
          <table:table-cell table:number-columns-repeated="250"/>
        </table:table-row>
        <table:table-row table:style-name="ro6">
          <table:table-cell table:style-name="ce23" office:value-type="string" calcext:value-type="string">
            <text:p>Tree</text:p>
          </table:table-cell>
          <table:table-cell table:style-name="ce23"/>
          <table:table-cell table:number-columns-repeated="5" table:style-name="ce27" office:value-type="string" calcext:value-type="string">
            <text:p><text:s/></text:p>
          </table:table-cell>
          <table:table-cell table:number-columns-repeated="250"/>
        </table:table-row>
        <table:table-row table:style-name="ro6">
          <table:table-cell table:style-name="ce23" table:number-columns-repeated="2"/>
          <table:table-cell table:number-columns-repeated="5" table:style-name="ce28" office:value-type="string" calcext:value-type="string">
            <text:p><text:s/></text:p>
          </table:table-cell>
          <table:table-cell table:number-columns-repeated="250"/>
        </table:table-row>
        <table:table-row table:style-name="ro6">
          <table:table-cell table:number-columns-repeated="2"/>
          <table:table-cell table:number-columns-repeated="5" table:style-name="ce27" office:value-type="string" calcext:value-type="string">
            <text:p><text:s/></text:p>
          </table:table-cell>
          <table:table-cell table:number-columns-repeated="250"/>
        </table:table-row>
        <table:table-row table:style-name="ro6">
          <table:table-cell table:style-name="ce23" office:value-type="string" calcext:value-type="string">
            <text:p>Tree</text:p>
          </table:table-cell>
          <table:table-cell table:style-name="ce23"/>
          <table:table-cell table:number-columns-repeated="5" table:style-name="ce27" office:value-type="string" calcext:value-type="string">
            <text:p><text:s/></text:p>
          </table:table-cell>
          <table:table-cell table:number-columns-repeated="250"/>
        </table:table-row>
        <table:table-row table:style-name="ro6">
          <table:table-cell table:style-name="ce23" table:number-columns-repeated="2"/>
          <table:table-cell table:number-columns-repeated="5" table:style-name="ce28" office:value-type="string" calcext:value-type="string">
            <text:p><text:s/></text:p>
          </table:table-cell>
          <table:table-cell table:number-columns-repeated="250"/>
        </table:table-row>
        <table:table-row table:style-name="ro6">
          <table:table-cell table:number-columns-repeated="2"/>
          <table:table-cell table:number-columns-repeated="5" table:style-name="ce27" office:value-type="string" calcext:value-type="string">
            <text:p><text:s/></text:p>
          </table:table-cell>
          <table:table-cell table:number-columns-repeated="250"/>
        </table:table-row>
        <table:table-row table:style-name="ro6">
          <table:table-cell table:style-name="ce23" office:value-type="string" calcext:value-type="string">
            <text:p>Tree</text:p>
          </table:table-cell>
          <table:table-cell table:style-name="ce23"/>
          <table:table-cell table:number-columns-repeated="5" table:style-name="ce27" office:value-type="string" calcext:value-type="string">
            <text:p><text:s/></text:p>
          </table:table-cell>
          <table:table-cell table:number-columns-repeated="250"/>
        </table:table-row>
        <table:table-row table:style-name="ro6">
          <table:table-cell table:style-name="ce23" table:number-columns-repeated="2"/>
          <table:table-cell table:number-columns-repeated="5" table:style-name="ce28" office:value-type="string" calcext:value-type="string">
            <text:p><text:s/></text:p>
          </table:table-cell>
          <table:table-cell table:number-columns-repeated="250"/>
        </table:table-row>
        <table:table-row table:style-name="ro6">
          <table:table-cell table:number-columns-repeated="2"/>
          <table:table-cell table:number-columns-repeated="5" table:style-name="ce27" office:value-type="string" calcext:value-type="string">
            <text:p><text:s/></text:p>
          </table:table-cell>
          <table:table-cell table:number-columns-repeated="250"/>
        </table:table-row>
        <table:table-row table:style-name="ro6">
          <table:table-cell table:style-name="ce23" office:value-type="string" calcext:value-type="string">
            <text:p>Tree</text:p>
          </table:table-cell>
          <table:table-cell table:style-name="ce23"/>
          <table:table-cell table:number-columns-repeated="5" table:style-name="ce27" office:value-type="string" calcext:value-type="string">
            <text:p><text:s/></text:p>
          </table:table-cell>
          <table:table-cell table:number-columns-repeated="250"/>
        </table:table-row>
        <table:table-row table:style-name="ro6">
          <table:table-cell table:style-name="ce23" table:number-columns-repeated="2"/>
          <table:table-cell table:number-columns-repeated="5" table:style-name="ce28" office:value-type="string" calcext:value-type="string">
            <text:p><text:s/></text:p>
          </table:table-cell>
          <table:table-cell table:number-columns-repeated="250"/>
        </table:table-row>
        <table:table-row table:style-name="ro6" table:number-rows-repeated="1048539">
          <table:table-cell table:number-columns-repeated="257"/>
        </table:table-row>
        <table:table-row table:style-name="ro6">
          <table:table-cell table:number-columns-repeated="257"/>
        </table:table-row>
      </table:table>
      <table:table table:name="Policies_2" table:style-name="ta4">
        <table:table-column table:style-name="co13" table:default-cell-style-name="ce29"/>
        <table:table-column table:style-name="co15" table:number-columns-repeated="5" table:default-cell-style-name="ce38"/>
        <table:table-column table:style-name="co13" table:default-cell-style-name="ce29"/>
        <table:table-column table:style-name="co14" table:number-columns-repeated="250" table:default-cell-style-name="ce1"/>
        <table:table-row table:style-name="ro3">
          <table:table-cell table:number-columns-repeated="8"/>
          <table:table-cell table:style-name="ce46" office:value-type="string" calcext:value-type="string">
            <text:p>-- This CEP_Start.sql data automatically created by:</text:p>
          </table:table-cell>
          <table:table-cell/>
          <table:table-cell table:style-name="ce46" office:value-type="string" calcext:value-type="string">
            <text:p>-- This CEP_Start.sql data automatically created by:</text:p>
          </table:table-cell>
          <table:table-cell table:number-columns-repeated="246"/>
        </table:table-row>
        <table:table-row table:style-name="ro3">
          <table:table-cell table:number-columns-repeated="8"/>
          <table:table-cell table:style-name="ce46" office:value-type="string" calcext:value-type="string">
            <text:p>-- Policies tab of CEP_PoliciesTechsBeliefs.xls spreadsheet (in mod folder).</text:p>
          </table:table-cell>
          <table:table-cell/>
          <table:table-cell table:style-name="ce46" office:value-type="string" calcext:value-type="string">
            <text:p>-- Policies tab of CEP_PoliciesTechsBeliefs.xls spreadsheet (in mod folder).</text:p>
          </table:table-cell>
          <table:table-cell table:number-columns-repeated="246"/>
        </table:table-row>
        <table:table-row table:style-name="ro7">
          <table:table-cell table:number-columns-repeated="3"/>
          <table:table-cell table:style-name="ce43" office:value-type="string" calcext:value-type="string">
            <text:p>Liberty</text:p>
          </table:table-cell>
          <table:table-cell table:number-columns-repeated="4"/>
          <table:table-cell table:style-name="ce31"/>
          <table:table-cell table:number-columns-repeated="248"/>
        </table:table-row>
        <table:table-row table:style-name="ro3">
          <table:table-cell table:number-columns-repeated="8"/>
          <table:table-cell table:style-name="ce31"/>
          <table:table-cell table:number-columns-repeated="248"/>
        </table:table-row>
        <table:table-row table:style-name="ro3" table:number-rows-repeated="2">
          <table:table-cell/>
          <table:table-cell table:style-name="ce39"/>
          <table:table-cell table:style-name="ce41" table:number-columns-repeated="3"/>
          <table:table-cell table:style-name="ce44"/>
          <table:table-cell table:number-columns-repeated="2"/>
          <table:table-cell table:style-name="ce31"/>
          <table:table-cell table:number-columns-repeated="248"/>
        </table:table-row>
        <table:table-row table:style-name="ro3">
          <table:table-cell/>
          <table:table-cell table:style-name="ce40" office:value-type="string" calcext:value-type="string">
            <text:p>Republic</text:p>
          </table:table-cell>
          <table:table-cell table:number-columns-repeated="2" table:style-name="ce42" office:value-type="string" calcext:value-type="string">
            <text:p><text:s/></text:p>
          </table:table-cell>
          <table:table-cell table:style-name="ce42" office:value-type="string" calcext:value-type="string">
            <text:p>Citizenship</text:p>
          </table:table-cell>
          <table:table-cell table:style-name="ce45" office:value-type="string" calcext:value-type="string">
            <text:p><text:s/></text:p>
          </table:table-cell>
          <table:table-cell/>
          <table:table-cell table:formula="of:=UPPER(STRJOIN([.B7:.F7];&quot;,&quot;;&quot;'POLICY_&quot;;&quot;'&quot;))" office:value-type="string" office:string-value="'POLICY_REPUBLIC','POLICY_CITIZENSHIP'" calcext:value-type="string">
            <text:p>'POLICY_REPUBLIC','POLICY_CITIZENSHIP'</text:p>
          </table:table-cell>
          <table:table-cell table:style-name="ce31" table:formula="of:=IF([.H7]=&quot;&quot;;&quot;&quot;;&quot;UPDATE Policies SET GridY=1 WHERE Type IN (&quot;&amp;[.H7]&amp;&quot;);&quot;)" office:value-type="string" office:string-value="UPDATE Policies SET GridY=1 WHERE Type IN ('POLICY_REPUBLIC','POLICY_CITIZENSHIP');" calcext:value-type="string">
            <text:p>UPDATE Policies SET GridY=1 WHERE Type IN ('POLICY_REPUBLIC','POLICY_CITIZENSHIP');</text:p>
          </table:table-cell>
          <table:table-cell office:value-type="string" calcext:value-type="string">
            <text:p><text:s/></text:p>
          </table:table-cell>
          <table:table-cell table:number-columns-repeated="247"/>
        </table:table-row>
        <table:table-row table:style-name="ro3">
          <table:table-cell table:number-columns-repeated="8"/>
          <table:table-cell table:style-name="ce31"/>
          <table:table-cell table:number-columns-repeated="248"/>
        </table:table-row>
        <table:table-row table:style-name="ro3">
          <table:table-cell/>
          <table:table-cell table:style-name="ce39"/>
          <table:table-cell table:style-name="ce41" table:number-columns-repeated="3"/>
          <table:table-cell table:style-name="ce44"/>
          <table:table-cell table:number-columns-repeated="2"/>
          <table:table-cell table:style-name="ce31"/>
          <table:table-cell table:number-columns-repeated="248"/>
        </table:table-row>
        <table:table-row table:style-name="ro3">
          <table:table-cell/>
          <table:table-cell table:style-name="ce39" office:value-type="string" calcext:value-type="string">
            <text:p>Republic</text:p>
          </table:table-cell>
          <table:table-cell table:style-name="ce41"/>
          <table:table-cell table:style-name="ce41" office:value-type="string" calcext:value-type="string">
            <text:p>Citizenship</text:p>
          </table:table-cell>
          <table:table-cell table:style-name="ce41"/>
          <table:table-cell table:style-name="ce44" office:value-type="string" calcext:value-type="string">
            <text:p>Citizenship</text:p>
          </table:table-cell>
          <table:table-cell table:number-columns-repeated="2"/>
          <table:table-cell table:style-name="ce31"/>
          <table:table-cell table:number-columns-repeated="248"/>
        </table:table-row>
        <table:table-row table:style-name="ro3">
          <table:table-cell/>
          <table:table-cell table:style-name="ce40" office:value-type="string" calcext:value-type="string">
            <text:p>Collective_Rule</text:p>
          </table:table-cell>
          <table:table-cell table:style-name="ce42" office:value-type="string" calcext:value-type="string">
            <text:p><text:s/></text:p>
          </table:table-cell>
          <table:table-cell table:style-name="ce42" office:value-type="string" calcext:value-type="string">
            <text:p>Representation</text:p>
          </table:table-cell>
          <table:table-cell table:style-name="ce42" office:value-type="string" calcext:value-type="string">
            <text:p><text:s/></text:p>
          </table:table-cell>
          <table:table-cell table:style-name="ce45" office:value-type="string" calcext:value-type="string">
            <text:p>Meritocracy</text:p>
          </table:table-cell>
          <table:table-cell/>
          <table:table-cell table:formula="of:=UPPER(STRJOIN([.B11:.F11];&quot;,&quot;;&quot;'POLICY_&quot;;&quot;'&quot;))" office:value-type="string" office:string-value="'POLICY_COLLECTIVE_RULE','POLICY_REPRESENTATION','POLICY_MERITOCRACY'" calcext:value-type="string">
            <text:p>'POLICY_COLLECTIVE_RULE','POLICY_REPRESENTATION','POLICY_MERITOCRACY'</text:p>
          </table:table-cell>
          <table:table-cell table:style-name="ce31" table:formula="of:=IF([.H11]=&quot;&quot;;&quot;&quot;;&quot;UPDATE Policies SET GridY=2 WHERE Type IN (&quot;&amp;[.H11]&amp;&quot;);&quot;)" office:value-type="string" office:string-value="UPDATE Policies SET GridY=2 WHERE Type IN ('POLICY_COLLECTIVE_RULE','POLICY_REPRESENTATION','POLICY_MERITOCRACY');" calcext:value-type="string">
            <text:p>UPDATE Policies SET GridY=2 WHERE Type IN ('POLICY_COLLECTIVE_RULE','POLICY_REPRESENTATION','POLICY_MERITOCRACY');</text:p>
          </table:table-cell>
          <table:table-cell office:value-type="string" calcext:value-type="string">
            <text:p><text:s/></text:p>
          </table:table-cell>
          <table:table-cell table:number-columns-repeated="247"/>
        </table:table-row>
        <table:table-row table:style-name="ro3">
          <table:table-cell table:number-columns-repeated="8"/>
          <table:table-cell table:style-name="ce31"/>
          <table:table-cell table:number-columns-repeated="248"/>
        </table:table-row>
        <table:table-row table:style-name="ro3" table:number-rows-repeated="2">
          <table:table-cell/>
          <table:table-cell table:style-name="ce39"/>
          <table:table-cell table:style-name="ce41" table:number-columns-repeated="3"/>
          <table:table-cell table:style-name="ce44"/>
          <table:table-cell table:number-columns-repeated="2"/>
          <table:table-cell table:style-name="ce31"/>
          <table:table-cell table:number-columns-repeated="248"/>
        </table:table-row>
        <table:table-row table:style-name="ro3">
          <table:table-cell/>
          <table:table-cell table:style-name="ce40" office:value-type="string" calcext:value-type="string">
            <text:p><text:s/></text:p>
          </table:table-cell>
          <table:table-cell table:number-columns-repeated="3" table:style-name="ce42" office:value-type="string" calcext:value-type="string">
            <text:p><text:s/></text:p>
          </table:table-cell>
          <table:table-cell table:style-name="ce45" office:value-type="string" calcext:value-type="string">
            <text:p><text:s/></text:p>
          </table:table-cell>
          <table:table-cell/>
          <table:table-cell table:formula="of:=UPPER(STRJOIN([.B15:.F15];&quot;,&quot;;&quot;'POLICY_&quot;;&quot;'&quot;))">
            <text:p/>
          </table:table-cell>
          <table:table-cell table:style-name="ce31" table:formula="of:=IF([.H15]=&quot;&quot;;&quot;&quot;;&quot;UPDATE Policies SET GridY=3 WHERE Type IN (&quot;&amp;[.H15]&amp;&quot;);&quot;)">
            <text:p/>
          </table:table-cell>
          <table:table-cell office:value-type="string" calcext:value-type="string">
            <text:p><text:s/></text:p>
          </table:table-cell>
          <table:table-cell table:number-columns-repeated="247"/>
        </table:table-row>
        <table:table-row table:style-name="ro3" table:number-rows-repeated="2">
          <table:table-cell table:number-columns-repeated="8"/>
          <table:table-cell table:style-name="ce31"/>
          <table:table-cell table:number-columns-repeated="248"/>
        </table:table-row>
        <table:table-row table:style-name="ro7">
          <table:table-cell table:number-columns-repeated="3"/>
          <table:table-cell table:style-name="ce43" office:value-type="string" calcext:value-type="string">
            <text:p>Tree</text:p>
          </table:table-cell>
          <table:table-cell table:number-columns-repeated="4"/>
          <table:table-cell table:style-name="ce31"/>
          <table:table-cell table:number-columns-repeated="248"/>
        </table:table-row>
        <table:table-row table:style-name="ro3">
          <table:table-cell table:number-columns-repeated="8"/>
          <table:table-cell table:style-name="ce31"/>
          <table:table-cell table:number-columns-repeated="248"/>
        </table:table-row>
        <table:table-row table:style-name="ro3" table:number-rows-repeated="2">
          <table:table-cell/>
          <table:table-cell table:style-name="ce39"/>
          <table:table-cell table:style-name="ce41" table:number-columns-repeated="3"/>
          <table:table-cell table:style-name="ce44"/>
          <table:table-cell table:number-columns-repeated="2"/>
          <table:table-cell table:style-name="ce31"/>
          <table:table-cell table:number-columns-repeated="248"/>
        </table:table-row>
        <table:table-row table:style-name="ro3">
          <table:table-cell/>
          <table:table-cell table:style-name="ce40"/>
          <table:table-cell table:style-name="ce42" table:number-columns-repeated="3"/>
          <table:table-cell table:style-name="ce45"/>
          <table:table-cell table:number-columns-repeated="2"/>
          <table:table-cell table:style-name="ce31"/>
          <table:table-cell table:number-columns-repeated="248"/>
        </table:table-row>
        <table:table-row table:style-name="ro3">
          <table:table-cell table:number-columns-repeated="8"/>
          <table:table-cell table:style-name="ce31"/>
          <table:table-cell table:number-columns-repeated="248"/>
        </table:table-row>
        <table:table-row table:style-name="ro3" table:number-rows-repeated="2">
          <table:table-cell/>
          <table:table-cell table:style-name="ce39"/>
          <table:table-cell table:style-name="ce41" table:number-columns-repeated="3"/>
          <table:table-cell table:style-name="ce44"/>
          <table:table-cell table:number-columns-repeated="2"/>
          <table:table-cell table:style-name="ce31"/>
          <table:table-cell table:number-columns-repeated="248"/>
        </table:table-row>
        <table:table-row table:style-name="ro3">
          <table:table-cell/>
          <table:table-cell table:style-name="ce40"/>
          <table:table-cell table:style-name="ce42" table:number-columns-repeated="3"/>
          <table:table-cell table:style-name="ce45"/>
          <table:table-cell table:number-columns-repeated="2"/>
          <table:table-cell table:style-name="ce31"/>
          <table:table-cell table:number-columns-repeated="248"/>
        </table:table-row>
        <table:table-row table:style-name="ro3">
          <table:table-cell table:number-columns-repeated="8"/>
          <table:table-cell table:style-name="ce31"/>
          <table:table-cell table:number-columns-repeated="248"/>
        </table:table-row>
        <table:table-row table:style-name="ro3" table:number-rows-repeated="2">
          <table:table-cell/>
          <table:table-cell table:style-name="ce39"/>
          <table:table-cell table:style-name="ce41" table:number-columns-repeated="3"/>
          <table:table-cell table:style-name="ce44"/>
          <table:table-cell table:number-columns-repeated="2"/>
          <table:table-cell table:style-name="ce31"/>
          <table:table-cell table:number-columns-repeated="248"/>
        </table:table-row>
        <table:table-row table:style-name="ro3">
          <table:table-cell/>
          <table:table-cell table:style-name="ce40"/>
          <table:table-cell table:style-name="ce42" table:number-columns-repeated="3"/>
          <table:table-cell table:style-name="ce45"/>
          <table:table-cell table:number-columns-repeated="2"/>
          <table:table-cell table:style-name="ce31"/>
          <table:table-cell table:number-columns-repeated="248"/>
        </table:table-row>
        <table:table-row table:style-name="ro3">
          <table:table-cell table:number-columns-repeated="8"/>
          <table:table-cell table:style-name="ce31"/>
          <table:table-cell table:number-columns-repeated="248"/>
        </table:table-row>
        <table:table-row table:style-name="ro7">
          <table:table-cell table:number-columns-repeated="3"/>
          <table:table-cell table:style-name="ce43" office:value-type="string" calcext:value-type="string">
            <text:p>Tree</text:p>
          </table:table-cell>
          <table:table-cell table:number-columns-repeated="4"/>
          <table:table-cell table:style-name="ce31"/>
          <table:table-cell table:number-columns-repeated="248"/>
        </table:table-row>
        <table:table-row table:style-name="ro3">
          <table:table-cell table:number-columns-repeated="8"/>
          <table:table-cell table:style-name="ce31"/>
          <table:table-cell table:number-columns-repeated="248"/>
        </table:table-row>
        <table:table-row table:style-name="ro3" table:number-rows-repeated="2">
          <table:table-cell/>
          <table:table-cell table:style-name="ce39"/>
          <table:table-cell table:style-name="ce41" table:number-columns-repeated="3"/>
          <table:table-cell table:style-name="ce44"/>
          <table:table-cell table:number-columns-repeated="2"/>
          <table:table-cell table:style-name="ce31"/>
          <table:table-cell table:number-columns-repeated="248"/>
        </table:table-row>
        <table:table-row table:style-name="ro3">
          <table:table-cell/>
          <table:table-cell table:style-name="ce40"/>
          <table:table-cell table:style-name="ce42" table:number-columns-repeated="3"/>
          <table:table-cell table:style-name="ce45"/>
          <table:table-cell table:number-columns-repeated="2"/>
          <table:table-cell table:style-name="ce31"/>
          <table:table-cell table:number-columns-repeated="248"/>
        </table:table-row>
        <table:table-row table:style-name="ro3">
          <table:table-cell table:number-columns-repeated="8"/>
          <table:table-cell table:style-name="ce31"/>
          <table:table-cell table:number-columns-repeated="248"/>
        </table:table-row>
        <table:table-row table:style-name="ro3" table:number-rows-repeated="2">
          <table:table-cell/>
          <table:table-cell table:style-name="ce39"/>
          <table:table-cell table:style-name="ce41" table:number-columns-repeated="3"/>
          <table:table-cell table:style-name="ce44"/>
          <table:table-cell table:number-columns-repeated="2"/>
          <table:table-cell table:style-name="ce31"/>
          <table:table-cell table:number-columns-repeated="248"/>
        </table:table-row>
        <table:table-row table:style-name="ro3">
          <table:table-cell/>
          <table:table-cell table:style-name="ce40"/>
          <table:table-cell table:style-name="ce42" table:number-columns-repeated="3"/>
          <table:table-cell table:style-name="ce45"/>
          <table:table-cell table:number-columns-repeated="2"/>
          <table:table-cell table:style-name="ce31"/>
          <table:table-cell table:number-columns-repeated="248"/>
        </table:table-row>
        <table:table-row table:style-name="ro3">
          <table:table-cell table:number-columns-repeated="8"/>
          <table:table-cell table:style-name="ce31"/>
          <table:table-cell table:number-columns-repeated="248"/>
        </table:table-row>
        <table:table-row table:style-name="ro3" table:number-rows-repeated="2">
          <table:table-cell/>
          <table:table-cell table:style-name="ce39"/>
          <table:table-cell table:style-name="ce41" table:number-columns-repeated="3"/>
          <table:table-cell table:style-name="ce44"/>
          <table:table-cell table:number-columns-repeated="2"/>
          <table:table-cell table:style-name="ce31"/>
          <table:table-cell table:number-columns-repeated="248"/>
        </table:table-row>
        <table:table-row table:style-name="ro3">
          <table:table-cell/>
          <table:table-cell table:style-name="ce40"/>
          <table:table-cell table:style-name="ce42" table:number-columns-repeated="3"/>
          <table:table-cell table:style-name="ce45"/>
          <table:table-cell table:number-columns-repeated="2"/>
          <table:table-cell table:style-name="ce31"/>
          <table:table-cell table:number-columns-repeated="248"/>
        </table:table-row>
        <table:table-row table:style-name="ro3">
          <table:table-cell table:number-columns-repeated="8"/>
          <table:table-cell table:style-name="ce31"/>
          <table:table-cell table:number-columns-repeated="248"/>
        </table:table-row>
        <table:table-row table:style-name="ro7">
          <table:table-cell table:number-columns-repeated="3"/>
          <table:table-cell table:style-name="ce43" office:value-type="string" calcext:value-type="string">
            <text:p>Tree</text:p>
          </table:table-cell>
          <table:table-cell table:number-columns-repeated="4"/>
          <table:table-cell table:style-name="ce31"/>
          <table:table-cell table:number-columns-repeated="248"/>
        </table:table-row>
        <table:table-row table:style-name="ro3">
          <table:table-cell table:number-columns-repeated="8"/>
          <table:table-cell table:style-name="ce31"/>
          <table:table-cell table:number-columns-repeated="248"/>
        </table:table-row>
        <table:table-row table:style-name="ro3" table:number-rows-repeated="2">
          <table:table-cell/>
          <table:table-cell table:style-name="ce39"/>
          <table:table-cell table:style-name="ce41" table:number-columns-repeated="3"/>
          <table:table-cell table:style-name="ce44"/>
          <table:table-cell table:number-columns-repeated="2"/>
          <table:table-cell table:style-name="ce31"/>
          <table:table-cell table:number-columns-repeated="248"/>
        </table:table-row>
        <table:table-row table:style-name="ro3">
          <table:table-cell/>
          <table:table-cell table:style-name="ce40"/>
          <table:table-cell table:style-name="ce42" table:number-columns-repeated="3"/>
          <table:table-cell table:style-name="ce45"/>
          <table:table-cell table:number-columns-repeated="2"/>
          <table:table-cell table:style-name="ce31"/>
          <table:table-cell table:number-columns-repeated="248"/>
        </table:table-row>
        <table:table-row table:style-name="ro3">
          <table:table-cell table:number-columns-repeated="8"/>
          <table:table-cell table:style-name="ce31"/>
          <table:table-cell table:number-columns-repeated="248"/>
        </table:table-row>
        <table:table-row table:style-name="ro3" table:number-rows-repeated="2">
          <table:table-cell/>
          <table:table-cell table:style-name="ce39"/>
          <table:table-cell table:style-name="ce41" table:number-columns-repeated="3"/>
          <table:table-cell table:style-name="ce44"/>
          <table:table-cell table:number-columns-repeated="2"/>
          <table:table-cell table:style-name="ce31"/>
          <table:table-cell table:number-columns-repeated="248"/>
        </table:table-row>
        <table:table-row table:style-name="ro3">
          <table:table-cell/>
          <table:table-cell table:style-name="ce40"/>
          <table:table-cell table:style-name="ce42" table:number-columns-repeated="3"/>
          <table:table-cell table:style-name="ce45"/>
          <table:table-cell table:number-columns-repeated="2"/>
          <table:table-cell table:style-name="ce31"/>
          <table:table-cell table:number-columns-repeated="248"/>
        </table:table-row>
        <table:table-row table:style-name="ro3">
          <table:table-cell table:number-columns-repeated="8"/>
          <table:table-cell table:style-name="ce31"/>
          <table:table-cell table:number-columns-repeated="248"/>
        </table:table-row>
        <table:table-row table:style-name="ro3" table:number-rows-repeated="2">
          <table:table-cell/>
          <table:table-cell table:style-name="ce39"/>
          <table:table-cell table:style-name="ce41" table:number-columns-repeated="3"/>
          <table:table-cell table:style-name="ce44"/>
          <table:table-cell table:number-columns-repeated="2"/>
          <table:table-cell table:style-name="ce31"/>
          <table:table-cell table:number-columns-repeated="248"/>
        </table:table-row>
        <table:table-row table:style-name="ro3">
          <table:table-cell/>
          <table:table-cell table:style-name="ce40"/>
          <table:table-cell table:style-name="ce42" table:number-columns-repeated="3"/>
          <table:table-cell table:style-name="ce45"/>
          <table:table-cell table:number-columns-repeated="2"/>
          <table:table-cell table:style-name="ce31"/>
          <table:table-cell table:number-columns-repeated="248"/>
        </table:table-row>
        <table:table-row table:style-name="ro3">
          <table:table-cell table:number-columns-repeated="8"/>
          <table:table-cell table:style-name="ce31"/>
          <table:table-cell table:number-columns-repeated="248"/>
        </table:table-row>
        <table:table-row table:style-name="ro7">
          <table:table-cell table:number-columns-repeated="3"/>
          <table:table-cell table:style-name="ce43" office:value-type="string" calcext:value-type="string">
            <text:p>Tree</text:p>
          </table:table-cell>
          <table:table-cell table:number-columns-repeated="4"/>
          <table:table-cell table:style-name="ce31"/>
          <table:table-cell table:number-columns-repeated="248"/>
        </table:table-row>
        <table:table-row table:style-name="ro3">
          <table:table-cell table:number-columns-repeated="8"/>
          <table:table-cell table:style-name="ce31"/>
          <table:table-cell table:number-columns-repeated="248"/>
        </table:table-row>
        <table:table-row table:style-name="ro3" table:number-rows-repeated="2">
          <table:table-cell/>
          <table:table-cell table:style-name="ce39"/>
          <table:table-cell table:style-name="ce41" table:number-columns-repeated="3"/>
          <table:table-cell table:style-name="ce44"/>
          <table:table-cell table:number-columns-repeated="2"/>
          <table:table-cell table:style-name="ce31"/>
          <table:table-cell table:number-columns-repeated="248"/>
        </table:table-row>
        <table:table-row table:style-name="ro3">
          <table:table-cell/>
          <table:table-cell table:style-name="ce40"/>
          <table:table-cell table:style-name="ce42" table:number-columns-repeated="3"/>
          <table:table-cell table:style-name="ce45"/>
          <table:table-cell table:number-columns-repeated="2"/>
          <table:table-cell table:style-name="ce31"/>
          <table:table-cell table:number-columns-repeated="248"/>
        </table:table-row>
        <table:table-row table:style-name="ro3">
          <table:table-cell table:number-columns-repeated="8"/>
          <table:table-cell table:style-name="ce31"/>
          <table:table-cell table:number-columns-repeated="248"/>
        </table:table-row>
        <table:table-row table:style-name="ro3" table:number-rows-repeated="2">
          <table:table-cell/>
          <table:table-cell table:style-name="ce39"/>
          <table:table-cell table:style-name="ce41" table:number-columns-repeated="3"/>
          <table:table-cell table:style-name="ce44"/>
          <table:table-cell table:number-columns-repeated="2"/>
          <table:table-cell table:style-name="ce31"/>
          <table:table-cell table:number-columns-repeated="248"/>
        </table:table-row>
        <table:table-row table:style-name="ro3">
          <table:table-cell/>
          <table:table-cell table:style-name="ce40"/>
          <table:table-cell table:style-name="ce42" table:number-columns-repeated="3"/>
          <table:table-cell table:style-name="ce45"/>
          <table:table-cell table:number-columns-repeated="2"/>
          <table:table-cell table:style-name="ce31"/>
          <table:table-cell table:number-columns-repeated="248"/>
        </table:table-row>
        <table:table-row table:style-name="ro3">
          <table:table-cell table:number-columns-repeated="8"/>
          <table:table-cell table:style-name="ce31"/>
          <table:table-cell table:number-columns-repeated="248"/>
        </table:table-row>
        <table:table-row table:style-name="ro3" table:number-rows-repeated="2">
          <table:table-cell/>
          <table:table-cell table:style-name="ce39"/>
          <table:table-cell table:style-name="ce41" table:number-columns-repeated="3"/>
          <table:table-cell table:style-name="ce44"/>
          <table:table-cell table:number-columns-repeated="2"/>
          <table:table-cell table:style-name="ce31"/>
          <table:table-cell table:number-columns-repeated="248"/>
        </table:table-row>
        <table:table-row table:style-name="ro3">
          <table:table-cell/>
          <table:table-cell table:style-name="ce40"/>
          <table:table-cell table:style-name="ce42" table:number-columns-repeated="3"/>
          <table:table-cell table:style-name="ce45"/>
          <table:table-cell table:number-columns-repeated="2"/>
          <table:table-cell table:style-name="ce31"/>
          <table:table-cell table:number-columns-repeated="248"/>
        </table:table-row>
        <table:table-row table:style-name="ro3">
          <table:table-cell table:number-columns-repeated="8"/>
          <table:table-cell table:style-name="ce31"/>
          <table:table-cell table:number-columns-repeated="248"/>
        </table:table-row>
        <table:table-row table:style-name="ro7">
          <table:table-cell table:number-columns-repeated="3"/>
          <table:table-cell table:style-name="ce43" office:value-type="string" calcext:value-type="string">
            <text:p>Tree</text:p>
          </table:table-cell>
          <table:table-cell table:number-columns-repeated="4"/>
          <table:table-cell table:style-name="ce31"/>
          <table:table-cell table:number-columns-repeated="248"/>
        </table:table-row>
        <table:table-row table:style-name="ro3">
          <table:table-cell table:number-columns-repeated="8"/>
          <table:table-cell table:style-name="ce31"/>
          <table:table-cell table:number-columns-repeated="248"/>
        </table:table-row>
        <table:table-row table:style-name="ro3" table:number-rows-repeated="2">
          <table:table-cell/>
          <table:table-cell table:style-name="ce39"/>
          <table:table-cell table:style-name="ce41" table:number-columns-repeated="3"/>
          <table:table-cell table:style-name="ce44"/>
          <table:table-cell table:number-columns-repeated="2"/>
          <table:table-cell table:style-name="ce31"/>
          <table:table-cell table:number-columns-repeated="248"/>
        </table:table-row>
        <table:table-row table:style-name="ro3">
          <table:table-cell/>
          <table:table-cell table:style-name="ce40"/>
          <table:table-cell table:style-name="ce42" table:number-columns-repeated="3"/>
          <table:table-cell table:style-name="ce45"/>
          <table:table-cell table:number-columns-repeated="2"/>
          <table:table-cell table:style-name="ce31"/>
          <table:table-cell table:number-columns-repeated="248"/>
        </table:table-row>
        <table:table-row table:style-name="ro3">
          <table:table-cell table:number-columns-repeated="8"/>
          <table:table-cell table:style-name="ce31"/>
          <table:table-cell table:number-columns-repeated="248"/>
        </table:table-row>
        <table:table-row table:style-name="ro3" table:number-rows-repeated="2">
          <table:table-cell/>
          <table:table-cell table:style-name="ce39"/>
          <table:table-cell table:style-name="ce41" table:number-columns-repeated="3"/>
          <table:table-cell table:style-name="ce44"/>
          <table:table-cell table:number-columns-repeated="2"/>
          <table:table-cell table:style-name="ce31"/>
          <table:table-cell table:number-columns-repeated="248"/>
        </table:table-row>
        <table:table-row table:style-name="ro3">
          <table:table-cell/>
          <table:table-cell table:style-name="ce40"/>
          <table:table-cell table:style-name="ce42" table:number-columns-repeated="3"/>
          <table:table-cell table:style-name="ce45"/>
          <table:table-cell table:number-columns-repeated="2"/>
          <table:table-cell table:style-name="ce31"/>
          <table:table-cell table:number-columns-repeated="248"/>
        </table:table-row>
        <table:table-row table:style-name="ro3">
          <table:table-cell table:number-columns-repeated="8"/>
          <table:table-cell table:style-name="ce31"/>
          <table:table-cell table:number-columns-repeated="248"/>
        </table:table-row>
        <table:table-row table:style-name="ro3" table:number-rows-repeated="2">
          <table:table-cell/>
          <table:table-cell table:style-name="ce39"/>
          <table:table-cell table:style-name="ce41" table:number-columns-repeated="3"/>
          <table:table-cell table:style-name="ce44"/>
          <table:table-cell table:number-columns-repeated="2"/>
          <table:table-cell table:style-name="ce31"/>
          <table:table-cell table:number-columns-repeated="248"/>
        </table:table-row>
        <table:table-row table:style-name="ro3">
          <table:table-cell/>
          <table:table-cell table:style-name="ce40"/>
          <table:table-cell table:style-name="ce42" table:number-columns-repeated="3"/>
          <table:table-cell table:style-name="ce45"/>
          <table:table-cell table:number-columns-repeated="2"/>
          <table:table-cell table:style-name="ce31"/>
          <table:table-cell table:number-columns-repeated="248"/>
        </table:table-row>
        <table:table-row table:style-name="ro3">
          <table:table-cell table:number-columns-repeated="8"/>
          <table:table-cell table:style-name="ce31"/>
          <table:table-cell table:number-columns-repeated="248"/>
        </table:table-row>
        <table:table-row table:style-name="ro7">
          <table:table-cell table:number-columns-repeated="3"/>
          <table:table-cell table:style-name="ce43" office:value-type="string" calcext:value-type="string">
            <text:p>Tree</text:p>
          </table:table-cell>
          <table:table-cell table:number-columns-repeated="4"/>
          <table:table-cell table:style-name="ce31"/>
          <table:table-cell table:number-columns-repeated="248"/>
        </table:table-row>
        <table:table-row table:style-name="ro3">
          <table:table-cell table:number-columns-repeated="8"/>
          <table:table-cell table:style-name="ce31"/>
          <table:table-cell table:number-columns-repeated="248"/>
        </table:table-row>
        <table:table-row table:style-name="ro3" table:number-rows-repeated="2">
          <table:table-cell/>
          <table:table-cell table:style-name="ce39"/>
          <table:table-cell table:style-name="ce41" table:number-columns-repeated="3"/>
          <table:table-cell table:style-name="ce44"/>
          <table:table-cell table:number-columns-repeated="2"/>
          <table:table-cell table:style-name="ce31"/>
          <table:table-cell table:number-columns-repeated="248"/>
        </table:table-row>
        <table:table-row table:style-name="ro3">
          <table:table-cell/>
          <table:table-cell table:style-name="ce40"/>
          <table:table-cell table:style-name="ce42" table:number-columns-repeated="3"/>
          <table:table-cell table:style-name="ce45"/>
          <table:table-cell table:number-columns-repeated="2"/>
          <table:table-cell table:style-name="ce31"/>
          <table:table-cell table:number-columns-repeated="248"/>
        </table:table-row>
        <table:table-row table:style-name="ro3">
          <table:table-cell table:number-columns-repeated="8"/>
          <table:table-cell table:style-name="ce31"/>
          <table:table-cell table:number-columns-repeated="248"/>
        </table:table-row>
        <table:table-row table:style-name="ro3" table:number-rows-repeated="2">
          <table:table-cell/>
          <table:table-cell table:style-name="ce39"/>
          <table:table-cell table:style-name="ce41" table:number-columns-repeated="3"/>
          <table:table-cell table:style-name="ce44"/>
          <table:table-cell table:number-columns-repeated="2"/>
          <table:table-cell table:style-name="ce31"/>
          <table:table-cell table:number-columns-repeated="248"/>
        </table:table-row>
        <table:table-row table:style-name="ro3">
          <table:table-cell/>
          <table:table-cell table:style-name="ce40"/>
          <table:table-cell table:style-name="ce42" table:number-columns-repeated="3"/>
          <table:table-cell table:style-name="ce45"/>
          <table:table-cell table:number-columns-repeated="2"/>
          <table:table-cell table:style-name="ce31"/>
          <table:table-cell table:number-columns-repeated="248"/>
        </table:table-row>
        <table:table-row table:style-name="ro3">
          <table:table-cell table:number-columns-repeated="8"/>
          <table:table-cell table:style-name="ce31"/>
          <table:table-cell table:number-columns-repeated="248"/>
        </table:table-row>
        <table:table-row table:style-name="ro3" table:number-rows-repeated="2">
          <table:table-cell/>
          <table:table-cell table:style-name="ce39"/>
          <table:table-cell table:style-name="ce41" table:number-columns-repeated="3"/>
          <table:table-cell table:style-name="ce44"/>
          <table:table-cell table:number-columns-repeated="2"/>
          <table:table-cell table:style-name="ce31"/>
          <table:table-cell table:number-columns-repeated="248"/>
        </table:table-row>
        <table:table-row table:style-name="ro3">
          <table:table-cell/>
          <table:table-cell table:style-name="ce40"/>
          <table:table-cell table:style-name="ce42" table:number-columns-repeated="3"/>
          <table:table-cell table:style-name="ce45"/>
          <table:table-cell table:number-columns-repeated="2"/>
          <table:table-cell table:style-name="ce31"/>
          <table:table-cell table:number-columns-repeated="248"/>
        </table:table-row>
        <table:table-row table:style-name="ro3">
          <table:table-cell table:number-columns-repeated="8"/>
          <table:table-cell table:style-name="ce31"/>
          <table:table-cell table:number-columns-repeated="248"/>
        </table:table-row>
        <table:table-row table:style-name="ro7">
          <table:table-cell table:number-columns-repeated="3"/>
          <table:table-cell table:style-name="ce43" office:value-type="string" calcext:value-type="string">
            <text:p>Tree</text:p>
          </table:table-cell>
          <table:table-cell table:number-columns-repeated="4"/>
          <table:table-cell table:style-name="ce31"/>
          <table:table-cell table:number-columns-repeated="248"/>
        </table:table-row>
        <table:table-row table:style-name="ro3">
          <table:table-cell table:number-columns-repeated="8"/>
          <table:table-cell table:style-name="ce31"/>
          <table:table-cell table:number-columns-repeated="248"/>
        </table:table-row>
        <table:table-row table:style-name="ro3" table:number-rows-repeated="2">
          <table:table-cell/>
          <table:table-cell table:style-name="ce39"/>
          <table:table-cell table:style-name="ce41" table:number-columns-repeated="3"/>
          <table:table-cell table:style-name="ce44"/>
          <table:table-cell table:number-columns-repeated="2"/>
          <table:table-cell table:style-name="ce31"/>
          <table:table-cell table:number-columns-repeated="248"/>
        </table:table-row>
        <table:table-row table:style-name="ro3">
          <table:table-cell/>
          <table:table-cell table:style-name="ce40"/>
          <table:table-cell table:style-name="ce42" table:number-columns-repeated="3"/>
          <table:table-cell table:style-name="ce45"/>
          <table:table-cell table:number-columns-repeated="2"/>
          <table:table-cell table:style-name="ce31"/>
          <table:table-cell table:number-columns-repeated="248"/>
        </table:table-row>
        <table:table-row table:style-name="ro3">
          <table:table-cell table:number-columns-repeated="8"/>
          <table:table-cell table:style-name="ce31"/>
          <table:table-cell table:number-columns-repeated="248"/>
        </table:table-row>
        <table:table-row table:style-name="ro3" table:number-rows-repeated="2">
          <table:table-cell/>
          <table:table-cell table:style-name="ce39"/>
          <table:table-cell table:style-name="ce41" table:number-columns-repeated="3"/>
          <table:table-cell table:style-name="ce44"/>
          <table:table-cell table:number-columns-repeated="2"/>
          <table:table-cell table:style-name="ce31"/>
          <table:table-cell table:number-columns-repeated="248"/>
        </table:table-row>
        <table:table-row table:style-name="ro3">
          <table:table-cell/>
          <table:table-cell table:style-name="ce40"/>
          <table:table-cell table:style-name="ce42" table:number-columns-repeated="3"/>
          <table:table-cell table:style-name="ce45"/>
          <table:table-cell table:number-columns-repeated="2"/>
          <table:table-cell table:style-name="ce31"/>
          <table:table-cell table:number-columns-repeated="248"/>
        </table:table-row>
        <table:table-row table:style-name="ro3">
          <table:table-cell table:number-columns-repeated="8"/>
          <table:table-cell table:style-name="ce31"/>
          <table:table-cell table:number-columns-repeated="248"/>
        </table:table-row>
        <table:table-row table:style-name="ro3" table:number-rows-repeated="2">
          <table:table-cell/>
          <table:table-cell table:style-name="ce39"/>
          <table:table-cell table:style-name="ce41" table:number-columns-repeated="3"/>
          <table:table-cell table:style-name="ce44"/>
          <table:table-cell table:number-columns-repeated="2"/>
          <table:table-cell table:style-name="ce31"/>
          <table:table-cell table:number-columns-repeated="248"/>
        </table:table-row>
        <table:table-row table:style-name="ro3">
          <table:table-cell/>
          <table:table-cell table:style-name="ce40"/>
          <table:table-cell table:style-name="ce42" table:number-columns-repeated="3"/>
          <table:table-cell table:style-name="ce45"/>
          <table:table-cell table:number-columns-repeated="2"/>
          <table:table-cell table:style-name="ce31"/>
          <table:table-cell table:number-columns-repeated="248"/>
        </table:table-row>
        <table:table-row table:style-name="ro3">
          <table:table-cell table:number-columns-repeated="8"/>
          <table:table-cell table:style-name="ce31"/>
          <table:table-cell table:number-columns-repeated="248"/>
        </table:table-row>
        <table:table-row table:style-name="ro7">
          <table:table-cell table:number-columns-repeated="3"/>
          <table:table-cell table:style-name="ce43" office:value-type="string" calcext:value-type="string">
            <text:p>Tree</text:p>
          </table:table-cell>
          <table:table-cell table:number-columns-repeated="4"/>
          <table:table-cell table:style-name="ce31"/>
          <table:table-cell table:number-columns-repeated="248"/>
        </table:table-row>
        <table:table-row table:style-name="ro3">
          <table:table-cell table:number-columns-repeated="8"/>
          <table:table-cell table:style-name="ce31"/>
          <table:table-cell table:number-columns-repeated="248"/>
        </table:table-row>
        <table:table-row table:style-name="ro3" table:number-rows-repeated="2">
          <table:table-cell/>
          <table:table-cell table:style-name="ce39"/>
          <table:table-cell table:style-name="ce41" table:number-columns-repeated="3"/>
          <table:table-cell table:style-name="ce44"/>
          <table:table-cell table:number-columns-repeated="2"/>
          <table:table-cell table:style-name="ce31"/>
          <table:table-cell table:number-columns-repeated="248"/>
        </table:table-row>
        <table:table-row table:style-name="ro3">
          <table:table-cell/>
          <table:table-cell table:style-name="ce40"/>
          <table:table-cell table:style-name="ce42" table:number-columns-repeated="3"/>
          <table:table-cell table:style-name="ce45"/>
          <table:table-cell table:number-columns-repeated="2"/>
          <table:table-cell table:style-name="ce31"/>
          <table:table-cell table:number-columns-repeated="248"/>
        </table:table-row>
        <table:table-row table:style-name="ro3">
          <table:table-cell table:number-columns-repeated="8"/>
          <table:table-cell table:style-name="ce31"/>
          <table:table-cell table:number-columns-repeated="248"/>
        </table:table-row>
        <table:table-row table:style-name="ro3" table:number-rows-repeated="2">
          <table:table-cell/>
          <table:table-cell table:style-name="ce39"/>
          <table:table-cell table:style-name="ce41" table:number-columns-repeated="3"/>
          <table:table-cell table:style-name="ce44"/>
          <table:table-cell table:number-columns-repeated="2"/>
          <table:table-cell table:style-name="ce31"/>
          <table:table-cell table:number-columns-repeated="248"/>
        </table:table-row>
        <table:table-row table:style-name="ro3">
          <table:table-cell/>
          <table:table-cell table:style-name="ce40"/>
          <table:table-cell table:style-name="ce42" table:number-columns-repeated="3"/>
          <table:table-cell table:style-name="ce45"/>
          <table:table-cell table:number-columns-repeated="2"/>
          <table:table-cell table:style-name="ce31"/>
          <table:table-cell table:number-columns-repeated="248"/>
        </table:table-row>
        <table:table-row table:style-name="ro3">
          <table:table-cell table:number-columns-repeated="8"/>
          <table:table-cell table:style-name="ce31"/>
          <table:table-cell table:number-columns-repeated="248"/>
        </table:table-row>
        <table:table-row table:style-name="ro3" table:number-rows-repeated="2">
          <table:table-cell/>
          <table:table-cell table:style-name="ce39"/>
          <table:table-cell table:style-name="ce41" table:number-columns-repeated="3"/>
          <table:table-cell table:style-name="ce44"/>
          <table:table-cell table:number-columns-repeated="2"/>
          <table:table-cell table:style-name="ce31"/>
          <table:table-cell table:number-columns-repeated="248"/>
        </table:table-row>
        <table:table-row table:style-name="ro3">
          <table:table-cell/>
          <table:table-cell table:style-name="ce40"/>
          <table:table-cell table:style-name="ce42" table:number-columns-repeated="3"/>
          <table:table-cell table:style-name="ce45"/>
          <table:table-cell table:number-columns-repeated="2"/>
          <table:table-cell table:style-name="ce31"/>
          <table:table-cell table:number-columns-repeated="248"/>
        </table:table-row>
        <table:table-row table:style-name="ro3" table:number-rows-repeated="1048447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Policy_Themes" table:style-name="ta5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9" table:number-columns-repeated="252" table:default-cell-style-name="ce1"/>
        <table:table-column table:style-name="co9" table:number-columns-repeated="767" table:default-cell-style-name="Default"/>
        <table:table-row table:style-name="ro6">
          <table:table-cell table:style-name="ce47" table:number-columns-repeated="2"/>
          <table:table-cell table:style-name="ce51" office:value-type="string" calcext:value-type="string">
            <text:p>Good for situation</text:p>
          </table:table-cell>
          <table:table-cell table:style-name="ce51" office:value-type="string" calcext:value-type="string">
            <text:p>Broad Policies</text:p>
          </table:table-cell>
          <table:table-cell table:style-name="ce51" office:value-type="string" calcext:value-type="string">
            <text:p>Narrow Policies</text:p>
          </table:table-cell>
          <table:table-cell table:number-columns-repeated="1019"/>
        </table:table-row>
        <table:table-row table:style-name="ro8">
          <table:table-cell table:style-name="ce48"/>
          <table:table-cell table:style-name="ce49" office:value-type="string" calcext:value-type="string">
            <text:p>Tradition</text:p>
          </table:table-cell>
          <table:table-cell table:style-name="ce48" office:value-type="string" calcext:value-type="string">
            <text:p>Close peaceful neighbors</text:p>
          </table:table-cell>
          <table:table-cell table:style-name="ce48" office:value-type="string" calcext:value-type="string">
            <text:p>Prod, science</text:p>
          </table:table-cell>
          <table:table-cell table:style-name="ce48" office:value-type="string" calcext:value-type="string">
            <text:p>Growth</text:p>
          </table:table-cell>
          <table:table-cell table:style-name="ce52" table:number-columns-repeated="1019"/>
        </table:table-row>
        <table:table-row table:style-name="ro8">
          <table:table-cell table:style-name="ce48"/>
          <table:table-cell table:style-name="ce49" office:value-type="string" calcext:value-type="string">
            <text:p>Honor</text:p>
          </table:table-cell>
          <table:table-cell table:style-name="ce48" office:value-type="string" calcext:value-type="string">
            <text:p>Close hostile neighbors</text:p>
          </table:table-cell>
          <table:table-cell table:style-name="ce48" office:value-type="string" calcext:value-type="string">
            <text:p>Barbs, gold</text:p>
          </table:table-cell>
          <table:table-cell table:style-name="ce48" office:value-type="string" calcext:value-type="string">
            <text:p>Military</text:p>
          </table:table-cell>
          <table:table-cell table:style-name="ce52" table:number-columns-repeated="1019"/>
        </table:table-row>
        <table:table-row table:style-name="ro8">
          <table:table-cell table:style-name="ce48"/>
          <table:table-cell table:style-name="ce49" office:value-type="string" calcext:value-type="string">
            <text:p>Liberty</text:p>
          </table:table-cell>
          <table:table-cell table:style-name="ce48" office:value-type="string" calcext:value-type="string">
            <text:p>Distant neighbors</text:p>
          </table:table-cell>
          <table:table-cell table:style-name="ce48" office:value-type="string" calcext:value-type="string">
            <text:p>Gold, defense</text:p>
          </table:table-cell>
          <table:table-cell table:style-name="ce48" office:value-type="string" calcext:value-type="string">
            <text:p>Expansion</text:p>
          </table:table-cell>
          <table:table-cell table:style-name="ce52" table:number-columns-repeated="1019"/>
        </table:table-row>
        <table:table-row table:style-name="ro8">
          <table:table-cell table:style-name="ce48"/>
          <table:table-cell table:style-name="ce49" office:value-type="string" calcext:value-type="string">
            <text:p>Piety</text:p>
          </table:table-cell>
          <table:table-cell table:style-name="ce48" office:value-type="string" calcext:value-type="string">
            <text:p>Civ with religion/tourism unique</text:p>
          </table:table-cell>
          <table:table-cell table:style-name="ce48" office:value-type="string" calcext:value-type="string">
            <text:p>Happiness</text:p>
          </table:table-cell>
          <table:table-cell table:style-name="ce48" office:value-type="string" calcext:value-type="string">
            <text:p>Religion</text:p>
          </table:table-cell>
          <table:table-cell table:style-name="ce52" table:number-columns-repeated="1019"/>
        </table:table-row>
        <table:table-row table:style-name="ro8">
          <table:table-cell table:style-name="ce48"/>
          <table:table-cell table:style-name="ce49" office:value-type="string" calcext:value-type="string">
            <text:p>Patronage</text:p>
          </table:table-cell>
          <table:table-cell table:style-name="ce48" office:value-type="string" calcext:value-type="string">
            <text:p>Multiple valuable citystates</text:p>
          </table:table-cell>
          <table:table-cell table:style-name="ce48" office:value-type="string" calcext:value-type="string">
            <text:p>Few citystates</text:p>
          </table:table-cell>
          <table:table-cell table:style-name="ce48" office:value-type="string" calcext:value-type="string">
            <text:p>Mass allies</text:p>
          </table:table-cell>
          <table:table-cell table:style-name="ce52" table:number-columns-repeated="1019"/>
        </table:table-row>
        <table:table-row table:style-name="ro8">
          <table:table-cell table:style-name="ce48"/>
          <table:table-cell table:style-name="ce49" office:value-type="string" calcext:value-type="string">
            <text:p>Wealth</text:p>
          </table:table-cell>
          <table:table-cell table:style-name="ce48" office:value-type="string" calcext:value-type="string">
            <text:p>Building things</text:p>
          </table:table-cell>
          <table:table-cell table:style-name="ce48" office:value-type="string" calcext:value-type="string">
            <text:p>Gold, production</text:p>
          </table:table-cell>
          <table:table-cell table:style-name="ce48" office:value-type="string" calcext:value-type="string">
            <text:p>Trade</text:p>
          </table:table-cell>
          <table:table-cell table:style-name="ce52" table:number-columns-repeated="1019"/>
        </table:table-row>
        <table:table-row table:style-name="ro8">
          <table:table-cell table:style-name="ce48"/>
          <table:table-cell table:style-name="ce49" office:value-type="string" calcext:value-type="string">
            <text:p>Knowledge</text:p>
          </table:table-cell>
          <table:table-cell table:style-name="ce48" office:value-type="string" calcext:value-type="string">
            <text:p>Unlocking things to build</text:p>
          </table:table-cell>
          <table:table-cell table:number-columns-repeated="2" table:style-name="ce48" office:value-type="string" calcext:value-type="string">
            <text:p>Science</text:p>
          </table:table-cell>
          <table:table-cell table:style-name="ce52" table:number-columns-repeated="1019"/>
        </table:table-row>
        <table:table-row table:style-name="ro8">
          <table:table-cell table:style-name="ce48"/>
          <table:table-cell table:style-name="ce49" office:value-type="string" calcext:value-type="string">
            <text:p>Exploration</text:p>
          </table:table-cell>
          <table:table-cell table:style-name="ce48" office:value-type="string" calcext:value-type="string">
            <text:p>Colonization</text:p>
          </table:table-cell>
          <table:table-cell table:style-name="ce48" office:value-type="string" calcext:value-type="string">
            <text:p>Expansion</text:p>
          </table:table-cell>
          <table:table-cell table:style-name="ce48" office:value-type="string" calcext:value-type="string">
            <text:p>Navies</text:p>
          </table:table-cell>
          <table:table-cell table:style-name="ce52" table:number-columns-repeated="1019"/>
        </table:table-row>
        <table:table-row table:style-name="ro8">
          <table:table-cell table:style-name="ce48"/>
          <table:table-cell table:style-name="ce49" office:value-type="string" calcext:value-type="string">
            <text:p>Aesthetics</text:p>
          </table:table-cell>
          <table:table-cell table:style-name="ce48" office:value-type="string" calcext:value-type="string">
            <text:p>Tourism</text:p>
          </table:table-cell>
          <table:table-cell table:style-name="ce48" office:value-type="string" calcext:value-type="string">
            <text:p>Culture, specialists</text:p>
          </table:table-cell>
          <table:table-cell table:style-name="ce48" office:value-type="string" calcext:value-type="string">
            <text:p>Tourism</text:p>
          </table:table-cell>
          <table:table-cell table:style-name="ce52" table:number-columns-repeated="1019"/>
        </table:table-row>
        <table:table-row table:style-name="ro8">
          <table:table-cell table:style-name="ce48"/>
          <table:table-cell table:style-name="ce50"/>
          <table:table-cell table:style-name="ce48" table:number-columns-repeated="3"/>
          <table:table-cell table:style-name="ce52" table:number-columns-repeated="1019"/>
        </table:table-row>
        <table:table-row table:style-name="ro8">
          <table:table-cell table:style-name="ce48" table:number-columns-repeated="5"/>
          <table:table-cell table:style-name="ce52" table:number-columns-repeated="1019"/>
        </table:table-row>
        <table:table-row table:style-name="ro5" table:number-rows-repeated="2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5" table:number-rows-repeated="10485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olicy Costs" table:style-name="ta6">
        <table:table-column table:style-name="co9" table:default-cell-style-name="ce17"/>
        <table:table-column table:style-name="co20" table:number-columns-repeated="8" table:default-cell-style-name="ce17"/>
        <table:table-column table:style-name="co21" table:number-columns-repeated="11" table:default-cell-style-name="ce17"/>
        <table:table-column table:style-name="co9" table:number-columns-repeated="224" table:default-cell-style-name="ce17"/>
        <table:table-column table:style-name="co9" table:number-columns-repeated="13" table:default-cell-style-name="ce1"/>
        <table:table-column table:style-name="co9" table:number-columns-repeated="767" table:default-cell-style-name="Default"/>
        <table:table-row table:style-name="ro3">
          <table:table-cell table:style-name="ce53">
            <draw:frame table:end-cell-address="'Policy Costs'.I38" table:end-x="0.1547in" table:end-y="0.1193in" draw:z-index="0" draw:name="Chart 1" draw:style-name="gr1" draw:text-style-name="P1" svg:width="5.9461in" svg:height="7.1004in" svg:x="0.0008in" svg:y="0in">
              <draw:object draw:notify-on-update-of-ranges="'Policy Costs'.T10:'Policy Costs'.T31 'Policy Costs'.U9:'Policy Costs'.U9 'Policy Costs'.U10:'Policy Costs'.U31 'Policy Costs'.V9:'Policy Costs'.V9 'Policy Costs'.V10:'Policy Costs'.V31 'Policy Costs'.W9:'Policy Costs'.W9 'Policy Costs'.W10:'Policy Costs'.W3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53" table:number-columns-repeated="3"/>
          <table:table-cell table:number-columns-repeated="5"/>
          <table:table-cell table:style-name="ce53" office:value-type="string" calcext:value-type="string" table:number-columns-spanned="4" table:number-rows-spanned="1">
            <text:p>Policy Costs</text:p>
          </table:table-cell>
          <table:covered-table-cell table:number-columns-repeated="3" table:style-name="ce53"/>
          <table:table-cell table:number-columns-repeated="1011"/>
        </table:table-row>
        <table:table-row table:style-name="ro4">
          <table:table-cell table:style-name="ce53" table:number-columns-repeated="4"/>
          <table:table-cell table:number-columns-repeated="5"/>
          <table:table-cell table:style-name="ce53"/>
          <table:table-cell office:value-type="string" calcext:value-type="string">
            <text:p>Unmod</text:p>
          </table:table-cell>
          <table:table-cell office:value-type="string" calcext:value-type="string">
            <text:p>Mod Old</text:p>
          </table:table-cell>
          <table:table-cell office:value-type="string" calcext:value-type="string">
            <text:p>Mod New</text:p>
          </table:table-cell>
          <table:table-cell table:number-columns-repeated="1011"/>
        </table:table-row>
        <table:table-row table:style-name="ro4">
          <table:table-cell table:number-columns-repeated="9"/>
          <table:table-cell office:value-type="string" calcext:value-type="string">
            <text:p>required</text:p>
          </table:table-cell>
          <table:table-cell table:number-columns-repeated="3" table:style-name="ce21" office:value-type="float" office:value="36" calcext:value-type="float">
            <text:p>36</text:p>
          </table:table-cell>
          <table:table-cell table:number-columns-repeated="1011"/>
        </table:table-row>
        <table:table-row table:style-name="ro4">
          <table:table-cell table:number-columns-repeated="9"/>
          <table:table-cell office:value-type="string" calcext:value-type="string">
            <text:p>base</text:p>
          </table:table-cell>
          <table:table-cell table:style-name="ce54" office:value-type="float" office:value="25" calcext:value-type="float">
            <text:p>25.00</text:p>
          </table:table-cell>
          <table:table-cell table:style-name="ce54" office:value-type="float" office:value="50" calcext:value-type="float">
            <text:p>50.00</text:p>
          </table:table-cell>
          <table:table-cell table:style-name="ce54" office:value-type="float" office:value="100" calcext:value-type="float">
            <text:p>100.00</text:p>
          </table:table-cell>
          <table:table-cell table:number-columns-repeated="1011"/>
        </table:table-row>
        <table:table-row table:style-name="ro4">
          <table:table-cell table:number-columns-repeated="9"/>
          <table:table-cell office:value-type="string" calcext:value-type="string">
            <text:p>increase</text:p>
          </table:table-cell>
          <table:table-cell table:style-name="ce54" office:value-type="float" office:value="3" calcext:value-type="float">
            <text:p>3.00</text:p>
          </table:table-cell>
          <table:table-cell table:number-columns-repeated="2" table:style-name="ce54" office:value-type="float" office:value="1" calcext:value-type="float">
            <text:p>1.00</text:p>
          </table:table-cell>
          <table:table-cell table:number-columns-repeated="2"/>
          <table:table-cell table:formula="of:=FLOOR([.M$7]*([.M$4]+([.M$5]*([.$N11]-1))^[.M$6]);[.M$8];1)" office:value-type="float" office:value="100" calcext:value-type="float">
            <text:p>100</text:p>
          </table:table-cell>
          <table:table-cell table:number-columns-repeated="1008"/>
        </table:table-row>
        <table:table-row table:style-name="ro4">
          <table:table-cell table:number-columns-repeated="9"/>
          <table:table-cell office:value-type="string" calcext:value-type="string">
            <text:p>exponent</text:p>
          </table:table-cell>
          <table:table-cell table:style-name="ce54" office:value-type="float" office:value="2.01" calcext:value-type="float">
            <text:p>2.01</text:p>
          </table:table-cell>
          <table:table-cell table:number-columns-repeated="2" table:style-name="ce54" office:value-type="float" office:value="2.5" calcext:value-type="float">
            <text:p>2.50</text:p>
          </table:table-cell>
          <table:table-cell table:number-columns-repeated="1011"/>
        </table:table-row>
        <table:table-row table:style-name="ro9">
          <table:table-cell table:number-columns-repeated="9"/>
          <table:table-cell office:value-type="string" calcext:value-type="string">
            <text:p>gamespeed</text:p>
          </table:table-cell>
          <table:table-cell table:number-columns-repeated="3" table:style-name="ce54" office:value-type="float" office:value="1" calcext:value-type="float">
            <text:p>1.00</text:p>
          </table:table-cell>
          <table:table-cell table:number-columns-repeated="1011"/>
        </table:table-row>
        <table:table-row table:style-name="ro4">
          <table:table-cell table:number-columns-repeated="9"/>
          <table:table-cell office:value-type="string" calcext:value-type="string">
            <text:p>divisor</text:p>
          </table:table-cell>
          <table:table-cell table:number-columns-repeated="3" table:style-name="ce54" office:value-type="float" office:value="5" calcext:value-type="float">
            <text:p>5.00</text:p>
          </table:table-cell>
          <table:table-cell table:number-columns-repeated="4"/>
          <table:table-cell table:style-name="ce56"/>
          <table:table-cell table:style-name="ce1"/>
          <table:table-cell table:number-columns-repeated="1005"/>
        </table:table-row>
        <table:table-row table:style-name="ro4">
          <table:table-cell table:number-columns-repeated="10"/>
          <table:table-cell table:style-name="ce54" table:number-columns-repeated="3"/>
          <table:table-cell/>
          <table:table-cell office:value-type="string" calcext:value-type="string">
            <text:p>Unmod</text:p>
          </table:table-cell>
          <table:table-cell office:value-type="string" calcext:value-type="string">
            <text:p>Mod Old</text:p>
          </table:table-cell>
          <table:table-cell office:value-type="string" calcext:value-type="string">
            <text:p>Mod New</text:p>
          </table:table-cell>
          <table:table-cell table:style-name="ce1" table:number-columns-repeated="2"/>
          <table:table-cell table:style-name="ce57" office:value-type="string" calcext:value-type="string">
            <text:p>trees</text:p>
          </table:table-cell>
          <table:table-cell table:style-name="ce1" office:value-type="string" calcext:value-type="string">
            <text:p>Unmod</text:p>
          </table:table-cell>
          <table:table-cell office:value-type="string" calcext:value-type="string">
            <text:p>Mod Old</text:p>
          </table:table-cell>
          <table:table-cell office:value-type="string" calcext:value-type="string">
            <text:p>Mod New</text:p>
          </table:table-cell>
          <table:table-cell table:number-columns-repeated="1001"/>
        </table:table-row>
        <table:table-row table:style-name="ro4">
          <table:table-cell table:number-columns-repeated="10"/>
          <table:table-cell table:style-name="ce54" table:number-columns-repeated="3"/>
          <table:table-cell table:number-columns-repeated="4" office:value-type="float" office:value="0" calcext:value-type="float">
            <text:p>0</text:p>
          </table:table-cell>
          <table:table-cell table:style-name="ce1"/>
          <table:table-cell table:formula="of:=[.N10]/6" office:value-type="float" office:value="0" calcext:value-type="float">
            <text:p>0</text:p>
          </table:table-cell>
          <table:table-cell table:formula="of:=[.S10]/6" office:value-type="float" office:value="0" calcext:value-type="float">
            <text:p>0</text:p>
          </table:table-cell>
          <table:table-cell table:style-name="ce58" table:formula="of:=[.S10]/6" office:value-type="float" office:value="0" calcext:value-type="float">
            <text:p>0.0</text:p>
          </table:table-cell>
          <table:table-cell table:style-name="ce59" table:formula="of:=LOOKUP(LOOKUP([.$S10];[.$N$10:.$N$70];[.$O$10:.$O$70]);[.P$10:.P$70];[.$N$10:.$N$70])/6" office:value-type="float" office:value="0" calcext:value-type="float">
            <text:p>0.0</text:p>
          </table:table-cell>
          <table:table-cell table:style-name="ce59" table:formula="of:=LOOKUP(LOOKUP([.$S10];[.$N$10:.$N$70];[.$O$10:.$O$70]);[.Q$10:.Q$70];[.$N$10:.$N$70])/6" office:value-type="float" office:value="0" calcext:value-type="float">
            <text:p>0.0</text:p>
          </table:table-cell>
          <table:table-cell table:number-columns-repeated="1001"/>
        </table:table-row>
        <table:table-row table:style-name="ro4">
          <table:table-cell table:number-columns-repeated="10"/>
          <table:table-cell table:style-name="ce21" table:formula="of:=FLOOR([.K$7]*([.K$4]+([.K$5]*([.$N11]-1))^[.K$6]);[.K$8];1)" office:value-type="float" office:value="25" calcext:value-type="float">
            <text:p>25</text:p>
          </table:table-cell>
          <table:table-cell table:style-name="ce21" table:formula="of:=FLOOR([.L$7]*([.L$4]+([.L$5]*([.$N11]-1))^[.L$6]);[.L$8];1)" office:value-type="float" office:value="50" calcext:value-type="float">
            <text:p>50</text:p>
          </table:table-cell>
          <table:table-cell table:style-name="ce21" table:formula="of:=FLOOR([.M$7]*([.M$4]+([.M$5]*([.$N11]-1))^[.M$6]);[.M$8];1)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55" table:formula="of:=SUM([.K$11:.K11])" office:value-type="float" office:value="25" calcext:value-type="float">
            <text:p>25</text:p>
          </table:table-cell>
          <table:table-cell table:style-name="ce55" table:formula="of:=SUM([.L$11:.L11])" office:value-type="float" office:value="50" calcext:value-type="float">
            <text:p>50</text:p>
          </table:table-cell>
          <table:table-cell table:style-name="ce55" table:formula="of:=SUM([.M$11:.M11])" office:value-type="float" office:value="100" calcext:value-type="float">
            <text:p>100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/>
          <table:table-cell table:style-name="ce58" table:formula="of:=[.S11]/6" office:value-type="float" office:value="0.166666666666667" calcext:value-type="float">
            <text:p>0.2</text:p>
          </table:table-cell>
          <table:table-cell table:style-name="ce59" table:formula="of:=LOOKUP(LOOKUP([.$S11];[.$N$10:.$N$70];[.$O$10:.$O$70]);[.P$10:.P$70];[.$N$10:.$N$70])/6" office:value-type="float" office:value="0" calcext:value-type="float">
            <text:p>0.0</text:p>
          </table:table-cell>
          <table:table-cell table:style-name="ce59" table:formula="of:=LOOKUP(LOOKUP([.$S11];[.$N$10:.$N$70];[.$O$10:.$O$70]);[.Q$10:.Q$70];[.$N$10:.$N$70])/6" office:value-type="float" office:value="0" calcext:value-type="float">
            <text:p>0.0</text:p>
          </table:table-cell>
          <table:table-cell table:number-columns-repeated="1001"/>
        </table:table-row>
        <table:table-row table:style-name="ro4">
          <table:table-cell table:number-columns-repeated="10"/>
          <table:table-cell table:style-name="ce21" table:formula="of:=FLOOR([.K$7]*([.K$4]+([.K$5]*([.$N12]-1))^[.K$6]);[.K$8];1)" office:value-type="float" office:value="30" calcext:value-type="float">
            <text:p>30</text:p>
          </table:table-cell>
          <table:table-cell table:style-name="ce21" table:formula="of:=FLOOR([.L$7]*([.L$4]+([.L$5]*([.$N12]-1))^[.L$6]);[.L$8];1)" office:value-type="float" office:value="50" calcext:value-type="float">
            <text:p>50</text:p>
          </table:table-cell>
          <table:table-cell table:style-name="ce21" table:formula="of:=FLOOR([.M$7]*([.M$4]+([.M$5]*([.$N12]-1))^[.M$6]);[.M$8];1)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55" table:formula="of:=SUM([.K$11:.K12])" office:value-type="float" office:value="55" calcext:value-type="float">
            <text:p>55</text:p>
          </table:table-cell>
          <table:table-cell table:style-name="ce55" table:formula="of:=SUM([.L$11:.L12])" office:value-type="float" office:value="100" calcext:value-type="float">
            <text:p>100</text:p>
          </table:table-cell>
          <table:table-cell table:style-name="ce55" table:formula="of:=SUM([.M$11:.M12])" office:value-type="float" office:value="200" calcext:value-type="float">
            <text:p>200</text:p>
          </table:table-cell>
          <table:table-cell table:style-name="ce1"/>
          <table:table-cell office:value-type="float" office:value="2" calcext:value-type="float">
            <text:p>2</text:p>
          </table:table-cell>
          <table:table-cell/>
          <table:table-cell table:style-name="ce58" table:formula="of:=[.S12]/6" office:value-type="float" office:value="0.333333333333333" calcext:value-type="float">
            <text:p>0.3</text:p>
          </table:table-cell>
          <table:table-cell table:style-name="ce59" table:formula="of:=LOOKUP(LOOKUP([.$S12];[.$N$10:.$N$70];[.$O$10:.$O$70]);[.P$10:.P$70];[.$N$10:.$N$70])/6" office:value-type="float" office:value="0.166666666666667" calcext:value-type="float">
            <text:p>0.2</text:p>
          </table:table-cell>
          <table:table-cell table:style-name="ce59" table:formula="of:=LOOKUP(LOOKUP([.$S12];[.$N$10:.$N$70];[.$O$10:.$O$70]);[.Q$10:.Q$70];[.$N$10:.$N$70])/6" office:value-type="float" office:value="0" calcext:value-type="float">
            <text:p>0.0</text:p>
          </table:table-cell>
          <table:table-cell table:number-columns-repeated="1001"/>
        </table:table-row>
        <table:table-row table:style-name="ro4">
          <table:table-cell table:number-columns-repeated="10"/>
          <table:table-cell table:style-name="ce21" table:formula="of:=FLOOR([.K$7]*([.K$4]+([.K$5]*([.$N13]-1))^[.K$6]);[.K$8];1)" office:value-type="float" office:value="60" calcext:value-type="float">
            <text:p>60</text:p>
          </table:table-cell>
          <table:table-cell table:style-name="ce21" table:formula="of:=FLOOR([.L$7]*([.L$4]+([.L$5]*([.$N13]-1))^[.L$6]);[.L$8];1)" office:value-type="float" office:value="55" calcext:value-type="float">
            <text:p>55</text:p>
          </table:table-cell>
          <table:table-cell table:style-name="ce21" table:formula="of:=FLOOR([.M$7]*([.M$4]+([.M$5]*([.$N13]-1))^[.M$6]);[.M$8];1)"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style-name="ce55" table:formula="of:=SUM([.K$11:.K13])" office:value-type="float" office:value="115" calcext:value-type="float">
            <text:p>115</text:p>
          </table:table-cell>
          <table:table-cell table:style-name="ce55" table:formula="of:=SUM([.L$11:.L13])" office:value-type="float" office:value="155" calcext:value-type="float">
            <text:p>155</text:p>
          </table:table-cell>
          <table:table-cell table:style-name="ce55" table:formula="of:=SUM([.M$11:.M13])" office:value-type="float" office:value="305" calcext:value-type="float">
            <text:p>305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/>
          <table:table-cell table:style-name="ce58" table:formula="of:=[.S13]/6" office:value-type="float" office:value="0.5" calcext:value-type="float">
            <text:p>0.5</text:p>
          </table:table-cell>
          <table:table-cell table:style-name="ce59" table:formula="of:=LOOKUP(LOOKUP([.$S13];[.$N$10:.$N$70];[.$O$10:.$O$70]);[.P$10:.P$70];[.$N$10:.$N$70])/6" office:value-type="float" office:value="0.333333333333333" calcext:value-type="float">
            <text:p>0.3</text:p>
          </table:table-cell>
          <table:table-cell table:style-name="ce59" table:formula="of:=LOOKUP(LOOKUP([.$S13];[.$N$10:.$N$70];[.$O$10:.$O$70]);[.Q$10:.Q$70];[.$N$10:.$N$70])/6" office:value-type="float" office:value="0.166666666666667" calcext:value-type="float">
            <text:p>0.2</text:p>
          </table:table-cell>
          <table:table-cell table:number-columns-repeated="1001"/>
        </table:table-row>
        <table:table-row table:style-name="ro4">
          <table:table-cell table:number-columns-repeated="10"/>
          <table:table-cell table:style-name="ce21" table:formula="of:=FLOOR([.K$7]*([.K$4]+([.K$5]*([.$N14]-1))^[.K$6]);[.K$8];1)" office:value-type="float" office:value="105" calcext:value-type="float">
            <text:p>105</text:p>
          </table:table-cell>
          <table:table-cell table:style-name="ce21" table:formula="of:=FLOOR([.L$7]*([.L$4]+([.L$5]*([.$N14]-1))^[.L$6]);[.L$8];1)" office:value-type="float" office:value="65" calcext:value-type="float">
            <text:p>65</text:p>
          </table:table-cell>
          <table:table-cell table:style-name="ce21" table:formula="of:=FLOOR([.M$7]*([.M$4]+([.M$5]*([.$N14]-1))^[.M$6]);[.M$8];1)"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style-name="ce55" table:formula="of:=SUM([.K$11:.K14])" office:value-type="float" office:value="220" calcext:value-type="float">
            <text:p>220</text:p>
          </table:table-cell>
          <table:table-cell table:style-name="ce55" table:formula="of:=SUM([.L$11:.L14])" office:value-type="float" office:value="220" calcext:value-type="float">
            <text:p>220</text:p>
          </table:table-cell>
          <table:table-cell table:style-name="ce55" table:formula="of:=SUM([.M$11:.M14])" office:value-type="float" office:value="420" calcext:value-type="float">
            <text:p>420</text:p>
          </table:table-cell>
          <table:table-cell table:style-name="ce1"/>
          <table:table-cell office:value-type="float" office:value="4" calcext:value-type="float">
            <text:p>4</text:p>
          </table:table-cell>
          <table:table-cell/>
          <table:table-cell table:style-name="ce58" table:formula="of:=[.S14]/6" office:value-type="float" office:value="0.666666666666667" calcext:value-type="float">
            <text:p>0.7</text:p>
          </table:table-cell>
          <table:table-cell table:style-name="ce59" table:formula="of:=LOOKUP(LOOKUP([.$S14];[.$N$10:.$N$70];[.$O$10:.$O$70]);[.P$10:.P$70];[.$N$10:.$N$70])/6" office:value-type="float" office:value="0.666666666666667" calcext:value-type="float">
            <text:p>0.7</text:p>
          </table:table-cell>
          <table:table-cell table:style-name="ce59" table:formula="of:=LOOKUP(LOOKUP([.$S14];[.$N$10:.$N$70];[.$O$10:.$O$70]);[.Q$10:.Q$70];[.$N$10:.$N$70])/6" office:value-type="float" office:value="0.333333333333333" calcext:value-type="float">
            <text:p>0.3</text:p>
          </table:table-cell>
          <table:table-cell table:number-columns-repeated="1001"/>
        </table:table-row>
        <table:table-row table:style-name="ro4">
          <table:table-cell table:number-columns-repeated="10"/>
          <table:table-cell table:style-name="ce21" table:formula="of:=FLOOR([.K$7]*([.K$4]+([.K$5]*([.$N15]-1))^[.K$6]);[.K$8];1)" office:value-type="float" office:value="170" calcext:value-type="float">
            <text:p>170</text:p>
          </table:table-cell>
          <table:table-cell table:style-name="ce21" table:formula="of:=FLOOR([.L$7]*([.L$4]+([.L$5]*([.$N15]-1))^[.L$6]);[.L$8];1)" office:value-type="float" office:value="80" calcext:value-type="float">
            <text:p>80</text:p>
          </table:table-cell>
          <table:table-cell table:style-name="ce21" table:formula="of:=FLOOR([.M$7]*([.M$4]+([.M$5]*([.$N15]-1))^[.M$6]);[.M$8];1)"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table:style-name="ce55" table:formula="of:=SUM([.K$11:.K15])" office:value-type="float" office:value="390" calcext:value-type="float">
            <text:p>390</text:p>
          </table:table-cell>
          <table:table-cell table:style-name="ce55" table:formula="of:=SUM([.L$11:.L15])" office:value-type="float" office:value="300" calcext:value-type="float">
            <text:p>300</text:p>
          </table:table-cell>
          <table:table-cell table:style-name="ce55" table:formula="of:=SUM([.M$11:.M15])" office:value-type="float" office:value="550" calcext:value-type="float">
            <text:p>550</text:p>
          </table:table-cell>
          <table:table-cell table:style-name="ce1"/>
          <table:table-cell office:value-type="float" office:value="5" calcext:value-type="float">
            <text:p>5</text:p>
          </table:table-cell>
          <table:table-cell/>
          <table:table-cell table:style-name="ce58" table:formula="of:=[.S15]/6" office:value-type="float" office:value="0.833333333333333" calcext:value-type="float">
            <text:p>0.8</text:p>
          </table:table-cell>
          <table:table-cell table:style-name="ce59" table:formula="of:=LOOKUP(LOOKUP([.$S15];[.$N$10:.$N$70];[.$O$10:.$O$70]);[.P$10:.P$70];[.$N$10:.$N$70])/6" office:value-type="float" office:value="0.833333333333333" calcext:value-type="float">
            <text:p>0.8</text:p>
          </table:table-cell>
          <table:table-cell table:style-name="ce59" table:formula="of:=LOOKUP(LOOKUP([.$S15];[.$N$10:.$N$70];[.$O$10:.$O$70]);[.Q$10:.Q$70];[.$N$10:.$N$70])/6" office:value-type="float" office:value="0.5" calcext:value-type="float">
            <text:p>0.5</text:p>
          </table:table-cell>
          <table:table-cell table:number-columns-repeated="1001"/>
        </table:table-row>
        <table:table-row table:style-name="ro4">
          <table:table-cell table:number-columns-repeated="10"/>
          <table:table-cell table:style-name="ce21" table:formula="of:=FLOOR([.K$7]*([.K$4]+([.K$5]*([.$N16]-1))^[.K$6]);[.K$8];1)" office:value-type="float" office:value="255" calcext:value-type="float">
            <text:p>255</text:p>
          </table:table-cell>
          <table:table-cell table:style-name="ce21" table:formula="of:=FLOOR([.L$7]*([.L$4]+([.L$5]*([.$N16]-1))^[.L$6]);[.L$8];1)" office:value-type="float" office:value="105" calcext:value-type="float">
            <text:p>105</text:p>
          </table:table-cell>
          <table:table-cell table:style-name="ce21" table:formula="of:=FLOOR([.M$7]*([.M$4]+([.M$5]*([.$N16]-1))^[.M$6]);[.M$8];1)"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table:style-name="ce55" table:formula="of:=SUM([.K$11:.K16])" office:value-type="float" office:value="645" calcext:value-type="float">
            <text:p>645</text:p>
          </table:table-cell>
          <table:table-cell table:style-name="ce55" table:formula="of:=SUM([.L$11:.L16])" office:value-type="float" office:value="405" calcext:value-type="float">
            <text:p>405</text:p>
          </table:table-cell>
          <table:table-cell table:style-name="ce55" table:formula="of:=SUM([.M$11:.M16])" office:value-type="float" office:value="705" calcext:value-type="float">
            <text:p>705</text:p>
          </table:table-cell>
          <table:table-cell table:style-name="ce1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58" table:formula="of:=[.S16]/6" office:value-type="float" office:value="1" calcext:value-type="float">
            <text:p>1.0</text:p>
          </table:table-cell>
          <table:table-cell table:style-name="ce59" table:formula="of:=LOOKUP(LOOKUP([.$S16];[.$N$10:.$N$70];[.$O$10:.$O$70]);[.P$10:.P$70];[.$N$10:.$N$70])/6" office:value-type="float" office:value="1.16666666666667" calcext:value-type="float">
            <text:p>1.2</text:p>
          </table:table-cell>
          <table:table-cell table:style-name="ce59" table:formula="of:=LOOKUP(LOOKUP([.$S16];[.$N$10:.$N$70];[.$O$10:.$O$70]);[.Q$10:.Q$70];[.$N$10:.$N$70])/6" office:value-type="float" office:value="0.833333333333333" calcext:value-type="float">
            <text:p>0.8</text:p>
          </table:table-cell>
          <table:table-cell table:number-columns-repeated="1001"/>
        </table:table-row>
        <table:table-row table:style-name="ro4">
          <table:table-cell table:number-columns-repeated="10"/>
          <table:table-cell table:style-name="ce21" table:formula="of:=FLOOR([.K$7]*([.K$4]+([.K$5]*([.$N17]-1))^[.K$6]);[.K$8];1)" office:value-type="float" office:value="355" calcext:value-type="float">
            <text:p>355</text:p>
          </table:table-cell>
          <table:table-cell table:style-name="ce21" table:formula="of:=FLOOR([.L$7]*([.L$4]+([.L$5]*([.$N17]-1))^[.L$6]);[.L$8];1)" office:value-type="float" office:value="135" calcext:value-type="float">
            <text:p>135</text:p>
          </table:table-cell>
          <table:table-cell table:style-name="ce21" table:formula="of:=FLOOR([.M$7]*([.M$4]+([.M$5]*([.$N17]-1))^[.M$6]);[.M$8];1)" office:value-type="float" office:value="185" calcext:value-type="float">
            <text:p>185</text:p>
          </table:table-cell>
          <table:table-cell office:value-type="float" office:value="7" calcext:value-type="float">
            <text:p>7</text:p>
          </table:table-cell>
          <table:table-cell table:style-name="ce55" table:formula="of:=SUM([.K$11:.K17])" office:value-type="float" office:value="1000" calcext:value-type="float">
            <text:p>1000</text:p>
          </table:table-cell>
          <table:table-cell table:style-name="ce55" table:formula="of:=SUM([.L$11:.L17])" office:value-type="float" office:value="540" calcext:value-type="float">
            <text:p>540</text:p>
          </table:table-cell>
          <table:table-cell table:style-name="ce55" table:formula="of:=SUM([.M$11:.M17])" office:value-type="float" office:value="890" calcext:value-type="float">
            <text:p>890</text:p>
          </table:table-cell>
          <table:table-cell table:style-name="ce1"/>
          <table:table-cell office:value-type="float" office:value="7" calcext:value-type="float">
            <text:p>7</text:p>
          </table:table-cell>
          <table:table-cell/>
          <table:table-cell table:style-name="ce58" table:formula="of:=[.S17]/6" office:value-type="float" office:value="1.16666666666667" calcext:value-type="float">
            <text:p>1.2</text:p>
          </table:table-cell>
          <table:table-cell table:style-name="ce59" table:formula="of:=LOOKUP(LOOKUP([.$S17];[.$N$10:.$N$70];[.$O$10:.$O$70]);[.P$10:.P$70];[.$N$10:.$N$70])/6" office:value-type="float" office:value="1.5" calcext:value-type="float">
            <text:p>1.5</text:p>
          </table:table-cell>
          <table:table-cell table:style-name="ce59" table:formula="of:=LOOKUP(LOOKUP([.$S17];[.$N$10:.$N$70];[.$O$10:.$O$70]);[.Q$10:.Q$70];[.$N$10:.$N$70])/6" office:value-type="float" office:value="1.16666666666667" calcext:value-type="float">
            <text:p>1.2</text:p>
          </table:table-cell>
          <table:table-cell table:number-columns-repeated="1001"/>
        </table:table-row>
        <table:table-row table:style-name="ro4">
          <table:table-cell table:number-columns-repeated="10"/>
          <table:table-cell table:style-name="ce21" table:formula="of:=FLOOR([.K$7]*([.K$4]+([.K$5]*([.$N18]-1))^[.K$6]);[.K$8];1)" office:value-type="float" office:value="475" calcext:value-type="float">
            <text:p>475</text:p>
          </table:table-cell>
          <table:table-cell table:style-name="ce21" table:formula="of:=FLOOR([.L$7]*([.L$4]+([.L$5]*([.$N18]-1))^[.L$6]);[.L$8];1)" office:value-type="float" office:value="175" calcext:value-type="float">
            <text:p>175</text:p>
          </table:table-cell>
          <table:table-cell table:style-name="ce21" table:formula="of:=FLOOR([.M$7]*([.M$4]+([.M$5]*([.$N18]-1))^[.M$6]);[.M$8];1)" office:value-type="float" office:value="225" calcext:value-type="float">
            <text:p>225</text:p>
          </table:table-cell>
          <table:table-cell office:value-type="float" office:value="8" calcext:value-type="float">
            <text:p>8</text:p>
          </table:table-cell>
          <table:table-cell table:style-name="ce55" table:formula="of:=SUM([.K$11:.K18])" office:value-type="float" office:value="1475" calcext:value-type="float">
            <text:p>1475</text:p>
          </table:table-cell>
          <table:table-cell table:style-name="ce55" table:formula="of:=SUM([.L$11:.L18])" office:value-type="float" office:value="715" calcext:value-type="float">
            <text:p>715</text:p>
          </table:table-cell>
          <table:table-cell table:style-name="ce55" table:formula="of:=SUM([.M$11:.M18])" office:value-type="float" office:value="1115" calcext:value-type="float">
            <text:p>1115</text:p>
          </table:table-cell>
          <table:table-cell table:style-name="ce1"/>
          <table:table-cell office:value-type="float" office:value="8" calcext:value-type="float">
            <text:p>8</text:p>
          </table:table-cell>
          <table:table-cell/>
          <table:table-cell table:style-name="ce58" table:formula="of:=[.S18]/6" office:value-type="float" office:value="1.33333333333333" calcext:value-type="float">
            <text:p>1.3</text:p>
          </table:table-cell>
          <table:table-cell table:style-name="ce59" table:formula="of:=LOOKUP(LOOKUP([.$S18];[.$N$10:.$N$70];[.$O$10:.$O$70]);[.P$10:.P$70];[.$N$10:.$N$70])/6" office:value-type="float" office:value="1.66666666666667" calcext:value-type="float">
            <text:p>1.7</text:p>
          </table:table-cell>
          <table:table-cell table:style-name="ce59" table:formula="of:=LOOKUP(LOOKUP([.$S18];[.$N$10:.$N$70];[.$O$10:.$O$70]);[.Q$10:.Q$70];[.$N$10:.$N$70])/6" office:value-type="float" office:value="1.5" calcext:value-type="float">
            <text:p>1.5</text:p>
          </table:table-cell>
          <table:table-cell table:number-columns-repeated="1001"/>
        </table:table-row>
        <table:table-row table:style-name="ro4">
          <table:table-cell table:number-columns-repeated="10"/>
          <table:table-cell table:style-name="ce21" table:formula="of:=FLOOR([.K$7]*([.K$4]+([.K$5]*([.$N19]-1))^[.K$6]);[.K$8];1)" office:value-type="float" office:value="615" calcext:value-type="float">
            <text:p>615</text:p>
          </table:table-cell>
          <table:table-cell table:style-name="ce21" table:formula="of:=FLOOR([.L$7]*([.L$4]+([.L$5]*([.$N19]-1))^[.L$6]);[.L$8];1)" office:value-type="float" office:value="230" calcext:value-type="float">
            <text:p>230</text:p>
          </table:table-cell>
          <table:table-cell table:style-name="ce21" table:formula="of:=FLOOR([.M$7]*([.M$4]+([.M$5]*([.$N19]-1))^[.M$6]);[.M$8];1)" office:value-type="float" office:value="280" calcext:value-type="float">
            <text:p>280</text:p>
          </table:table-cell>
          <table:table-cell office:value-type="float" office:value="9" calcext:value-type="float">
            <text:p>9</text:p>
          </table:table-cell>
          <table:table-cell table:style-name="ce55" table:formula="of:=SUM([.K$11:.K19])" office:value-type="float" office:value="2090" calcext:value-type="float">
            <text:p>2090</text:p>
          </table:table-cell>
          <table:table-cell table:style-name="ce55" table:formula="of:=SUM([.L$11:.L19])" office:value-type="float" office:value="945" calcext:value-type="float">
            <text:p>945</text:p>
          </table:table-cell>
          <table:table-cell table:style-name="ce55" table:formula="of:=SUM([.M$11:.M19])" office:value-type="float" office:value="1395" calcext:value-type="float">
            <text:p>1395</text:p>
          </table:table-cell>
          <table:table-cell table:style-name="ce1"/>
          <table:table-cell office:value-type="float" office:value="9" calcext:value-type="float">
            <text:p>9</text:p>
          </table:table-cell>
          <table:table-cell/>
          <table:table-cell table:style-name="ce58" table:formula="of:=[.S19]/6" office:value-type="float" office:value="1.5" calcext:value-type="float">
            <text:p>1.5</text:p>
          </table:table-cell>
          <table:table-cell table:style-name="ce59" table:formula="of:=LOOKUP(LOOKUP([.$S19];[.$N$10:.$N$70];[.$O$10:.$O$70]);[.P$10:.P$70];[.$N$10:.$N$70])/6" office:value-type="float" office:value="2" calcext:value-type="float">
            <text:p>2.0</text:p>
          </table:table-cell>
          <table:table-cell table:style-name="ce59" table:formula="of:=LOOKUP(LOOKUP([.$S19];[.$N$10:.$N$70];[.$O$10:.$O$70]);[.Q$10:.Q$70];[.$N$10:.$N$70])/6" office:value-type="float" office:value="1.66666666666667" calcext:value-type="float">
            <text:p>1.7</text:p>
          </table:table-cell>
          <table:table-cell table:number-columns-repeated="1001"/>
        </table:table-row>
        <table:table-row table:style-name="ro4">
          <table:table-cell table:number-columns-repeated="10"/>
          <table:table-cell table:style-name="ce21" table:formula="of:=FLOOR([.K$7]*([.K$4]+([.K$5]*([.$N20]-1))^[.K$6]);[.K$8];1)" office:value-type="float" office:value="775" calcext:value-type="float">
            <text:p>775</text:p>
          </table:table-cell>
          <table:table-cell table:style-name="ce21" table:formula="of:=FLOOR([.L$7]*([.L$4]+([.L$5]*([.$N20]-1))^[.L$6]);[.L$8];1)" office:value-type="float" office:value="290" calcext:value-type="float">
            <text:p>290</text:p>
          </table:table-cell>
          <table:table-cell table:style-name="ce21" table:formula="of:=FLOOR([.M$7]*([.M$4]+([.M$5]*([.$N20]-1))^[.M$6]);[.M$8];1)" office:value-type="float" office:value="340" calcext:value-type="float">
            <text:p>340</text:p>
          </table:table-cell>
          <table:table-cell office:value-type="float" office:value="10" calcext:value-type="float">
            <text:p>10</text:p>
          </table:table-cell>
          <table:table-cell table:style-name="ce55" table:formula="of:=SUM([.K$11:.K20])" office:value-type="float" office:value="2865" calcext:value-type="float">
            <text:p>2865</text:p>
          </table:table-cell>
          <table:table-cell table:style-name="ce55" table:formula="of:=SUM([.L$11:.L20])" office:value-type="float" office:value="1235" calcext:value-type="float">
            <text:p>1235</text:p>
          </table:table-cell>
          <table:table-cell table:style-name="ce55" table:formula="of:=SUM([.M$11:.M20])" office:value-type="float" office:value="1735" calcext:value-type="float">
            <text:p>1735</text:p>
          </table:table-cell>
          <table:table-cell table:style-name="ce1"/>
          <table:table-cell office:value-type="float" office:value="10" calcext:value-type="float">
            <text:p>10</text:p>
          </table:table-cell>
          <table:table-cell/>
          <table:table-cell table:style-name="ce58" table:formula="of:=[.S20]/6" office:value-type="float" office:value="1.66666666666667" calcext:value-type="float">
            <text:p>1.7</text:p>
          </table:table-cell>
          <table:table-cell table:style-name="ce59" table:formula="of:=LOOKUP(LOOKUP([.$S20];[.$N$10:.$N$70];[.$O$10:.$O$70]);[.P$10:.P$70];[.$N$10:.$N$70])/6" office:value-type="float" office:value="2.16666666666667" calcext:value-type="float">
            <text:p>2.2</text:p>
          </table:table-cell>
          <table:table-cell table:style-name="ce59" table:formula="of:=LOOKUP(LOOKUP([.$S20];[.$N$10:.$N$70];[.$O$10:.$O$70]);[.Q$10:.Q$70];[.$N$10:.$N$70])/6" office:value-type="float" office:value="2" calcext:value-type="float">
            <text:p>2.0</text:p>
          </table:table-cell>
          <table:table-cell table:number-columns-repeated="1001"/>
        </table:table-row>
        <table:table-row table:style-name="ro4">
          <table:table-cell table:number-columns-repeated="10"/>
          <table:table-cell table:style-name="ce21" table:formula="of:=FLOOR([.K$7]*([.K$4]+([.K$5]*([.$N21]-1))^[.K$6]);[.K$8];1)" office:value-type="float" office:value="955" calcext:value-type="float">
            <text:p>955</text:p>
          </table:table-cell>
          <table:table-cell table:style-name="ce21" table:formula="of:=FLOOR([.L$7]*([.L$4]+([.L$5]*([.$N21]-1))^[.L$6]);[.L$8];1)" office:value-type="float" office:value="365" calcext:value-type="float">
            <text:p>365</text:p>
          </table:table-cell>
          <table:table-cell table:style-name="ce21" table:formula="of:=FLOOR([.M$7]*([.M$4]+([.M$5]*([.$N21]-1))^[.M$6]);[.M$8];1)" office:value-type="float" office:value="415" calcext:value-type="float">
            <text:p>415</text:p>
          </table:table-cell>
          <table:table-cell office:value-type="float" office:value="11" calcext:value-type="float">
            <text:p>11</text:p>
          </table:table-cell>
          <table:table-cell table:style-name="ce55" table:formula="of:=SUM([.K$11:.K21])" office:value-type="float" office:value="3820" calcext:value-type="float">
            <text:p>3820</text:p>
          </table:table-cell>
          <table:table-cell table:style-name="ce55" table:formula="of:=SUM([.L$11:.L21])" office:value-type="float" office:value="1600" calcext:value-type="float">
            <text:p>1600</text:p>
          </table:table-cell>
          <table:table-cell table:style-name="ce55" table:formula="of:=SUM([.M$11:.M21])" office:value-type="float" office:value="2150" calcext:value-type="float">
            <text:p>2150</text:p>
          </table:table-cell>
          <table:table-cell table:style-name="ce1"/>
          <table:table-cell office:value-type="float" office:value="11" calcext:value-type="float">
            <text:p>11</text:p>
          </table:table-cell>
          <table:table-cell/>
          <table:table-cell table:style-name="ce58" table:formula="of:=[.S21]/6" office:value-type="float" office:value="1.83333333333333" calcext:value-type="float">
            <text:p>1.8</text:p>
          </table:table-cell>
          <table:table-cell table:style-name="ce59" table:formula="of:=LOOKUP(LOOKUP([.$S21];[.$N$10:.$N$70];[.$O$10:.$O$70]);[.P$10:.P$70];[.$N$10:.$N$70])/6" office:value-type="float" office:value="2.33333333333333" calcext:value-type="float">
            <text:p>2.3</text:p>
          </table:table-cell>
          <table:table-cell table:style-name="ce59" table:formula="of:=LOOKUP(LOOKUP([.$S21];[.$N$10:.$N$70];[.$O$10:.$O$70]);[.Q$10:.Q$70];[.$N$10:.$N$70])/6" office:value-type="float" office:value="2.16666666666667" calcext:value-type="float">
            <text:p>2.2</text:p>
          </table:table-cell>
          <table:table-cell table:number-columns-repeated="1001"/>
        </table:table-row>
        <table:table-row table:style-name="ro4">
          <table:table-cell table:number-columns-repeated="10"/>
          <table:table-cell table:style-name="ce21" table:formula="of:=FLOOR([.K$7]*([.K$4]+([.K$5]*([.$N22]-1))^[.K$6]);[.K$8];1)" office:value-type="float" office:value="1150" calcext:value-type="float">
            <text:p>1150</text:p>
          </table:table-cell>
          <table:table-cell table:style-name="ce21" table:formula="of:=FLOOR([.L$7]*([.L$4]+([.L$5]*([.$N22]-1))^[.L$6]);[.L$8];1)" office:value-type="float" office:value="450" calcext:value-type="float">
            <text:p>450</text:p>
          </table:table-cell>
          <table:table-cell table:style-name="ce21" table:formula="of:=FLOOR([.M$7]*([.M$4]+([.M$5]*([.$N22]-1))^[.M$6]);[.M$8];1)" office:value-type="float" office:value="500" calcext:value-type="float">
            <text:p>500</text:p>
          </table:table-cell>
          <table:table-cell office:value-type="float" office:value="12" calcext:value-type="float">
            <text:p>12</text:p>
          </table:table-cell>
          <table:table-cell table:style-name="ce55" table:formula="of:=SUM([.K$11:.K22])" office:value-type="float" office:value="4970" calcext:value-type="float">
            <text:p>4970</text:p>
          </table:table-cell>
          <table:table-cell table:style-name="ce55" table:formula="of:=SUM([.L$11:.L22])" office:value-type="float" office:value="2050" calcext:value-type="float">
            <text:p>2050</text:p>
          </table:table-cell>
          <table:table-cell table:style-name="ce55" table:formula="of:=SUM([.M$11:.M22])" office:value-type="float" office:value="2650" calcext:value-type="float">
            <text:p>2650</text:p>
          </table:table-cell>
          <table:table-cell table:style-name="ce1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58" table:formula="of:=[.S22]/6" office:value-type="float" office:value="2" calcext:value-type="float">
            <text:p>2.0</text:p>
          </table:table-cell>
          <table:table-cell table:style-name="ce59" table:formula="of:=LOOKUP(LOOKUP([.$S22];[.$N$10:.$N$70];[.$O$10:.$O$70]);[.P$10:.P$70];[.$N$10:.$N$70])/6" office:value-type="float" office:value="2.66666666666667" calcext:value-type="float">
            <text:p>2.7</text:p>
          </table:table-cell>
          <table:table-cell table:style-name="ce59" table:formula="of:=LOOKUP(LOOKUP([.$S22];[.$N$10:.$N$70];[.$O$10:.$O$70]);[.Q$10:.Q$70];[.$N$10:.$N$70])/6" office:value-type="float" office:value="2.5" calcext:value-type="float">
            <text:p>2.5</text:p>
          </table:table-cell>
          <table:table-cell table:number-columns-repeated="1001"/>
        </table:table-row>
        <table:table-row table:style-name="ro4">
          <table:table-cell table:number-columns-repeated="10"/>
          <table:table-cell table:style-name="ce21" table:formula="of:=FLOOR([.K$7]*([.K$4]+([.K$5]*([.$N23]-1))^[.K$6]);[.K$8];1)" office:value-type="float" office:value="1365" calcext:value-type="float">
            <text:p>1365</text:p>
          </table:table-cell>
          <table:table-cell table:style-name="ce21" table:formula="of:=FLOOR([.L$7]*([.L$4]+([.L$5]*([.$N23]-1))^[.L$6]);[.L$8];1)" office:value-type="float" office:value="545" calcext:value-type="float">
            <text:p>545</text:p>
          </table:table-cell>
          <table:table-cell table:style-name="ce21" table:formula="of:=FLOOR([.M$7]*([.M$4]+([.M$5]*([.$N23]-1))^[.M$6]);[.M$8];1)" office:value-type="float" office:value="595" calcext:value-type="float">
            <text:p>595</text:p>
          </table:table-cell>
          <table:table-cell office:value-type="float" office:value="13" calcext:value-type="float">
            <text:p>13</text:p>
          </table:table-cell>
          <table:table-cell table:style-name="ce55" table:formula="of:=SUM([.K$11:.K23])" office:value-type="float" office:value="6335" calcext:value-type="float">
            <text:p>6335</text:p>
          </table:table-cell>
          <table:table-cell table:style-name="ce55" table:formula="of:=SUM([.L$11:.L23])" office:value-type="float" office:value="2595" calcext:value-type="float">
            <text:p>2595</text:p>
          </table:table-cell>
          <table:table-cell table:style-name="ce55" table:formula="of:=SUM([.M$11:.M23])" office:value-type="float" office:value="3245" calcext:value-type="float">
            <text:p>3245</text:p>
          </table:table-cell>
          <table:table-cell table:style-name="ce1"/>
          <table:table-cell office:value-type="float" office:value="13" calcext:value-type="float">
            <text:p>13</text:p>
          </table:table-cell>
          <table:table-cell/>
          <table:table-cell table:style-name="ce58" table:formula="of:=[.S23]/6" office:value-type="float" office:value="2.16666666666667" calcext:value-type="float">
            <text:p>2.2</text:p>
          </table:table-cell>
          <table:table-cell table:style-name="ce59" table:formula="of:=LOOKUP(LOOKUP([.$S23];[.$N$10:.$N$70];[.$O$10:.$O$70]);[.P$10:.P$70];[.$N$10:.$N$70])/6" office:value-type="float" office:value="2.83333333333333" calcext:value-type="float">
            <text:p>2.8</text:p>
          </table:table-cell>
          <table:table-cell table:style-name="ce59" table:formula="of:=LOOKUP(LOOKUP([.$S23];[.$N$10:.$N$70];[.$O$10:.$O$70]);[.Q$10:.Q$70];[.$N$10:.$N$70])/6" office:value-type="float" office:value="2.66666666666667" calcext:value-type="float">
            <text:p>2.7</text:p>
          </table:table-cell>
          <table:table-cell table:number-columns-repeated="1001"/>
        </table:table-row>
        <table:table-row table:style-name="ro4">
          <table:table-cell table:number-columns-repeated="10"/>
          <table:table-cell table:style-name="ce21" table:formula="of:=FLOOR([.K$7]*([.K$4]+([.K$5]*([.$N24]-1))^[.K$6]);[.K$8];1)" office:value-type="float" office:value="1600" calcext:value-type="float">
            <text:p>1600</text:p>
          </table:table-cell>
          <table:table-cell table:style-name="ce21" table:formula="of:=FLOOR([.L$7]*([.L$4]+([.L$5]*([.$N24]-1))^[.L$6]);[.L$8];1)" office:value-type="float" office:value="655" calcext:value-type="float">
            <text:p>655</text:p>
          </table:table-cell>
          <table:table-cell table:style-name="ce21" table:formula="of:=FLOOR([.M$7]*([.M$4]+([.M$5]*([.$N24]-1))^[.M$6]);[.M$8];1)" office:value-type="float" office:value="705" calcext:value-type="float">
            <text:p>705</text:p>
          </table:table-cell>
          <table:table-cell office:value-type="float" office:value="14" calcext:value-type="float">
            <text:p>14</text:p>
          </table:table-cell>
          <table:table-cell table:style-name="ce55" table:formula="of:=SUM([.K$11:.K24])" office:value-type="float" office:value="7935" calcext:value-type="float">
            <text:p>7935</text:p>
          </table:table-cell>
          <table:table-cell table:style-name="ce55" table:formula="of:=SUM([.L$11:.L24])" office:value-type="float" office:value="3250" calcext:value-type="float">
            <text:p>3250</text:p>
          </table:table-cell>
          <table:table-cell table:style-name="ce55" table:formula="of:=SUM([.M$11:.M24])" office:value-type="float" office:value="3950" calcext:value-type="float">
            <text:p>3950</text:p>
          </table:table-cell>
          <table:table-cell table:style-name="ce1"/>
          <table:table-cell office:value-type="float" office:value="14" calcext:value-type="float">
            <text:p>14</text:p>
          </table:table-cell>
          <table:table-cell/>
          <table:table-cell table:style-name="ce58" table:formula="of:=[.S24]/6" office:value-type="float" office:value="2.33333333333333" calcext:value-type="float">
            <text:p>2.3</text:p>
          </table:table-cell>
          <table:table-cell table:style-name="ce59" table:formula="of:=LOOKUP(LOOKUP([.$S24];[.$N$10:.$N$70];[.$O$10:.$O$70]);[.P$10:.P$70];[.$N$10:.$N$70])/6" office:value-type="float" office:value="3" calcext:value-type="float">
            <text:p>3.0</text:p>
          </table:table-cell>
          <table:table-cell table:style-name="ce59" table:formula="of:=LOOKUP(LOOKUP([.$S24];[.$N$10:.$N$70];[.$O$10:.$O$70]);[.Q$10:.Q$70];[.$N$10:.$N$70])/6" office:value-type="float" office:value="2.83333333333333" calcext:value-type="float">
            <text:p>2.8</text:p>
          </table:table-cell>
          <table:table-cell table:number-columns-repeated="1001"/>
        </table:table-row>
        <table:table-row table:style-name="ro4">
          <table:table-cell table:number-columns-repeated="10"/>
          <table:table-cell table:style-name="ce21" table:formula="of:=FLOOR([.K$7]*([.K$4]+([.K$5]*([.$N25]-1))^[.K$6]);[.K$8];1)" office:value-type="float" office:value="1855" calcext:value-type="float">
            <text:p>1855</text:p>
          </table:table-cell>
          <table:table-cell table:style-name="ce21" table:formula="of:=FLOOR([.L$7]*([.L$4]+([.L$5]*([.$N25]-1))^[.L$6]);[.L$8];1)" office:value-type="float" office:value="780" calcext:value-type="float">
            <text:p>780</text:p>
          </table:table-cell>
          <table:table-cell table:style-name="ce21" table:formula="of:=FLOOR([.M$7]*([.M$4]+([.M$5]*([.$N25]-1))^[.M$6]);[.M$8];1)" office:value-type="float" office:value="830" calcext:value-type="float">
            <text:p>830</text:p>
          </table:table-cell>
          <table:table-cell office:value-type="float" office:value="15" calcext:value-type="float">
            <text:p>15</text:p>
          </table:table-cell>
          <table:table-cell table:style-name="ce55" table:formula="of:=SUM([.K$11:.K25])" office:value-type="float" office:value="9790" calcext:value-type="float">
            <text:p>9790</text:p>
          </table:table-cell>
          <table:table-cell table:style-name="ce55" table:formula="of:=SUM([.L$11:.L25])" office:value-type="float" office:value="4030" calcext:value-type="float">
            <text:p>4030</text:p>
          </table:table-cell>
          <table:table-cell table:style-name="ce55" table:formula="of:=SUM([.M$11:.M25])" office:value-type="float" office:value="4780" calcext:value-type="float">
            <text:p>4780</text:p>
          </table:table-cell>
          <table:table-cell table:style-name="ce1"/>
          <table:table-cell office:value-type="float" office:value="15" calcext:value-type="float">
            <text:p>15</text:p>
          </table:table-cell>
          <table:table-cell/>
          <table:table-cell table:style-name="ce58" table:formula="of:=[.S25]/6" office:value-type="float" office:value="2.5" calcext:value-type="float">
            <text:p>2.5</text:p>
          </table:table-cell>
          <table:table-cell table:style-name="ce59" table:formula="of:=LOOKUP(LOOKUP([.$S25];[.$N$10:.$N$70];[.$O$10:.$O$70]);[.P$10:.P$70];[.$N$10:.$N$70])/6" office:value-type="float" office:value="3.16666666666667" calcext:value-type="float">
            <text:p>3.2</text:p>
          </table:table-cell>
          <table:table-cell table:style-name="ce59" table:formula="of:=LOOKUP(LOOKUP([.$S25];[.$N$10:.$N$70];[.$O$10:.$O$70]);[.Q$10:.Q$70];[.$N$10:.$N$70])/6" office:value-type="float" office:value="3.16666666666667" calcext:value-type="float">
            <text:p>3.2</text:p>
          </table:table-cell>
          <table:table-cell table:number-columns-repeated="1001"/>
        </table:table-row>
        <table:table-row table:style-name="ro4">
          <table:table-cell table:number-columns-repeated="10"/>
          <table:table-cell table:style-name="ce21" table:formula="of:=FLOOR([.K$7]*([.K$4]+([.K$5]*([.$N26]-1))^[.K$6]);[.K$8];1)" office:value-type="float" office:value="2125" calcext:value-type="float">
            <text:p>2125</text:p>
          </table:table-cell>
          <table:table-cell table:style-name="ce21" table:formula="of:=FLOOR([.L$7]*([.L$4]+([.L$5]*([.$N26]-1))^[.L$6]);[.L$8];1)" office:value-type="float" office:value="920" calcext:value-type="float">
            <text:p>920</text:p>
          </table:table-cell>
          <table:table-cell table:style-name="ce21" table:formula="of:=FLOOR([.M$7]*([.M$4]+([.M$5]*([.$N26]-1))^[.M$6]);[.M$8];1)" office:value-type="float" office:value="970" calcext:value-type="float">
            <text:p>970</text:p>
          </table:table-cell>
          <table:table-cell office:value-type="float" office:value="16" calcext:value-type="float">
            <text:p>16</text:p>
          </table:table-cell>
          <table:table-cell table:style-name="ce55" table:formula="of:=SUM([.K$11:.K26])" office:value-type="float" office:value="11915" calcext:value-type="float">
            <text:p>11915</text:p>
          </table:table-cell>
          <table:table-cell table:style-name="ce55" table:formula="of:=SUM([.L$11:.L26])" office:value-type="float" office:value="4950" calcext:value-type="float">
            <text:p>4950</text:p>
          </table:table-cell>
          <table:table-cell table:style-name="ce55" table:formula="of:=SUM([.M$11:.M26])" office:value-type="float" office:value="5750" calcext:value-type="float">
            <text:p>5750</text:p>
          </table:table-cell>
          <table:table-cell table:style-name="ce1"/>
          <table:table-cell office:value-type="float" office:value="16" calcext:value-type="float">
            <text:p>16</text:p>
          </table:table-cell>
          <table:table-cell/>
          <table:table-cell table:style-name="ce58" table:formula="of:=[.S26]/6" office:value-type="float" office:value="2.66666666666667" calcext:value-type="float">
            <text:p>2.7</text:p>
          </table:table-cell>
          <table:table-cell table:style-name="ce59" table:formula="of:=LOOKUP(LOOKUP([.$S26];[.$N$10:.$N$70];[.$O$10:.$O$70]);[.P$10:.P$70];[.$N$10:.$N$70])/6" office:value-type="float" office:value="3.33333333333333" calcext:value-type="float">
            <text:p>3.3</text:p>
          </table:table-cell>
          <table:table-cell table:style-name="ce59" table:formula="of:=LOOKUP(LOOKUP([.$S26];[.$N$10:.$N$70];[.$O$10:.$O$70]);[.Q$10:.Q$70];[.$N$10:.$N$70])/6" office:value-type="float" office:value="3.33333333333333" calcext:value-type="float">
            <text:p>3.3</text:p>
          </table:table-cell>
          <table:table-cell table:number-columns-repeated="1001"/>
        </table:table-row>
        <table:table-row table:style-name="ro4">
          <table:table-cell table:number-columns-repeated="10"/>
          <table:table-cell table:style-name="ce21" table:formula="of:=FLOOR([.K$7]*([.K$4]+([.K$5]*([.$N27]-1))^[.K$6]);[.K$8];1)" office:value-type="float" office:value="2415" calcext:value-type="float">
            <text:p>2415</text:p>
          </table:table-cell>
          <table:table-cell table:style-name="ce21" table:formula="of:=FLOOR([.L$7]*([.L$4]+([.L$5]*([.$N27]-1))^[.L$6]);[.L$8];1)" office:value-type="float" office:value="1070" calcext:value-type="float">
            <text:p>1070</text:p>
          </table:table-cell>
          <table:table-cell table:style-name="ce21" table:formula="of:=FLOOR([.M$7]*([.M$4]+([.M$5]*([.$N27]-1))^[.M$6]);[.M$8];1)" office:value-type="float" office:value="1120" calcext:value-type="float">
            <text:p>1120</text:p>
          </table:table-cell>
          <table:table-cell office:value-type="float" office:value="17" calcext:value-type="float">
            <text:p>17</text:p>
          </table:table-cell>
          <table:table-cell table:style-name="ce55" table:formula="of:=SUM([.K$11:.K27])" office:value-type="float" office:value="14330" calcext:value-type="float">
            <text:p>14330</text:p>
          </table:table-cell>
          <table:table-cell table:style-name="ce55" table:formula="of:=SUM([.L$11:.L27])" office:value-type="float" office:value="6020" calcext:value-type="float">
            <text:p>6020</text:p>
          </table:table-cell>
          <table:table-cell table:style-name="ce55" table:formula="of:=SUM([.M$11:.M27])" office:value-type="float" office:value="6870" calcext:value-type="float">
            <text:p>6870</text:p>
          </table:table-cell>
          <table:table-cell table:style-name="ce1"/>
          <table:table-cell office:value-type="float" office:value="17" calcext:value-type="float">
            <text:p>17</text:p>
          </table:table-cell>
          <table:table-cell/>
          <table:table-cell table:style-name="ce58" table:formula="of:=[.S27]/6" office:value-type="float" office:value="2.83333333333333" calcext:value-type="float">
            <text:p>2.8</text:p>
          </table:table-cell>
          <table:table-cell table:style-name="ce59" table:formula="of:=LOOKUP(LOOKUP([.$S27];[.$N$10:.$N$70];[.$O$10:.$O$70]);[.P$10:.P$70];[.$N$10:.$N$70])/6" office:value-type="float" office:value="3.66666666666667" calcext:value-type="float">
            <text:p>3.7</text:p>
          </table:table-cell>
          <table:table-cell table:style-name="ce59" table:formula="of:=LOOKUP(LOOKUP([.$S27];[.$N$10:.$N$70];[.$O$10:.$O$70]);[.Q$10:.Q$70];[.$N$10:.$N$70])/6" office:value-type="float" office:value="3.5" calcext:value-type="float">
            <text:p>3.5</text:p>
          </table:table-cell>
          <table:table-cell table:number-columns-repeated="1001"/>
        </table:table-row>
        <table:table-row table:style-name="ro4">
          <table:table-cell table:style-name="ce53" table:number-columns-repeated="4"/>
          <table:table-cell table:number-columns-repeated="6"/>
          <table:table-cell table:style-name="ce21" table:formula="of:=FLOOR([.K$7]*([.K$4]+([.K$5]*([.$N28]-1))^[.K$6]);[.K$8];1)" office:value-type="float" office:value="2730" calcext:value-type="float">
            <text:p>2730</text:p>
          </table:table-cell>
          <table:table-cell table:style-name="ce21" table:formula="of:=FLOOR([.L$7]*([.L$4]+([.L$5]*([.$N28]-1))^[.L$6]);[.L$8];1)" office:value-type="float" office:value="1240" calcext:value-type="float">
            <text:p>1240</text:p>
          </table:table-cell>
          <table:table-cell table:style-name="ce21" table:formula="of:=FLOOR([.M$7]*([.M$4]+([.M$5]*([.$N28]-1))^[.M$6]);[.M$8];1)" office:value-type="float" office:value="1290" calcext:value-type="float">
            <text:p>1290</text:p>
          </table:table-cell>
          <table:table-cell office:value-type="float" office:value="18" calcext:value-type="float">
            <text:p>18</text:p>
          </table:table-cell>
          <table:table-cell table:style-name="ce55" table:formula="of:=SUM([.K$11:.K28])" office:value-type="float" office:value="17060" calcext:value-type="float">
            <text:p>17060</text:p>
          </table:table-cell>
          <table:table-cell table:style-name="ce55" table:formula="of:=SUM([.L$11:.L28])" office:value-type="float" office:value="7260" calcext:value-type="float">
            <text:p>7260</text:p>
          </table:table-cell>
          <table:table-cell table:style-name="ce55" table:formula="of:=SUM([.M$11:.M28])" office:value-type="float" office:value="8160" calcext:value-type="float">
            <text:p>8160</text:p>
          </table:table-cell>
          <table:table-cell table:style-name="ce1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58" table:formula="of:=[.S28]/6" office:value-type="float" office:value="3" calcext:value-type="float">
            <text:p>3.0</text:p>
          </table:table-cell>
          <table:table-cell table:style-name="ce59" table:formula="of:=LOOKUP(LOOKUP([.$S28];[.$N$10:.$N$70];[.$O$10:.$O$70]);[.P$10:.P$70];[.$N$10:.$N$70])/6" office:value-type="float" office:value="3.83333333333333" calcext:value-type="float">
            <text:p>3.8</text:p>
          </table:table-cell>
          <table:table-cell table:style-name="ce59" table:formula="of:=LOOKUP(LOOKUP([.$S28];[.$N$10:.$N$70];[.$O$10:.$O$70]);[.Q$10:.Q$70];[.$N$10:.$N$70])/6" office:value-type="float" office:value="3.66666666666667" calcext:value-type="float">
            <text:p>3.7</text:p>
          </table:table-cell>
          <table:table-cell table:number-columns-repeated="1001"/>
        </table:table-row>
        <table:table-row table:style-name="ro9">
          <table:table-cell table:style-name="ce1" table:number-columns-repeated="9"/>
          <table:table-cell/>
          <table:table-cell table:style-name="ce21" table:formula="of:=FLOOR([.K$7]*([.K$4]+([.K$5]*([.$N29]-1))^[.K$6]);[.K$8];1)" office:value-type="float" office:value="3055" calcext:value-type="float">
            <text:p>3055</text:p>
          </table:table-cell>
          <table:table-cell table:style-name="ce21" table:formula="of:=FLOOR([.L$7]*([.L$4]+([.L$5]*([.$N29]-1))^[.L$6]);[.L$8];1)" office:value-type="float" office:value="1420" calcext:value-type="float">
            <text:p>1420</text:p>
          </table:table-cell>
          <table:table-cell table:style-name="ce21" table:formula="of:=FLOOR([.M$7]*([.M$4]+([.M$5]*([.$N29]-1))^[.M$6]);[.M$8];1)" office:value-type="float" office:value="1470" calcext:value-type="float">
            <text:p>1470</text:p>
          </table:table-cell>
          <table:table-cell office:value-type="float" office:value="19" calcext:value-type="float">
            <text:p>19</text:p>
          </table:table-cell>
          <table:table-cell table:style-name="ce55" table:formula="of:=SUM([.K$11:.K29])" office:value-type="float" office:value="20115" calcext:value-type="float">
            <text:p>20115</text:p>
          </table:table-cell>
          <table:table-cell table:style-name="ce55" table:formula="of:=SUM([.L$11:.L29])" office:value-type="float" office:value="8680" calcext:value-type="float">
            <text:p>8680</text:p>
          </table:table-cell>
          <table:table-cell table:style-name="ce55" table:formula="of:=SUM([.M$11:.M29])" office:value-type="float" office:value="9630" calcext:value-type="float">
            <text:p>9630</text:p>
          </table:table-cell>
          <table:table-cell table:style-name="ce1"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58" table:formula="of:=[.S29]/6" office:value-type="float" office:value="4" calcext:value-type="float">
            <text:p>4.0</text:p>
          </table:table-cell>
          <table:table-cell table:style-name="ce59" table:formula="of:=LOOKUP(LOOKUP([.$S29];[.$N$10:.$N$70];[.$O$10:.$O$70]);[.P$10:.P$70];[.$N$10:.$N$70])/6" office:value-type="float" office:value="4.83333333333333" calcext:value-type="float">
            <text:p>4.8</text:p>
          </table:table-cell>
          <table:table-cell table:style-name="ce59" table:formula="of:=LOOKUP(LOOKUP([.$S29];[.$N$10:.$N$70];[.$O$10:.$O$70]);[.Q$10:.Q$70];[.$N$10:.$N$70])/6" office:value-type="float" office:value="4.83333333333333" calcext:value-type="float">
            <text:p>4.8</text:p>
          </table:table-cell>
          <table:table-cell table:number-columns-repeated="1001"/>
        </table:table-row>
        <table:table-row table:style-name="ro4">
          <table:table-cell table:style-name="ce1" table:number-columns-repeated="9"/>
          <table:table-cell/>
          <table:table-cell table:style-name="ce21" table:formula="of:=FLOOR([.K$7]*([.K$4]+([.K$5]*([.$N30]-1))^[.K$6]);[.K$8];1)" office:value-type="float" office:value="3405" calcext:value-type="float">
            <text:p>3405</text:p>
          </table:table-cell>
          <table:table-cell table:style-name="ce21" table:formula="of:=FLOOR([.L$7]*([.L$4]+([.L$5]*([.$N30]-1))^[.L$6]);[.L$8];1)" office:value-type="float" office:value="1620" calcext:value-type="float">
            <text:p>1620</text:p>
          </table:table-cell>
          <table:table-cell table:style-name="ce21" table:formula="of:=FLOOR([.M$7]*([.M$4]+([.M$5]*([.$N30]-1))^[.M$6]);[.M$8];1)" office:value-type="float" office:value="1670" calcext:value-type="float">
            <text:p>1670</text:p>
          </table:table-cell>
          <table:table-cell office:value-type="float" office:value="20" calcext:value-type="float">
            <text:p>20</text:p>
          </table:table-cell>
          <table:table-cell table:style-name="ce55" table:formula="of:=SUM([.K$11:.K30])" office:value-type="float" office:value="23520" calcext:value-type="float">
            <text:p>23520</text:p>
          </table:table-cell>
          <table:table-cell table:style-name="ce55" table:formula="of:=SUM([.L$11:.L30])" office:value-type="float" office:value="10300" calcext:value-type="float">
            <text:p>10300</text:p>
          </table:table-cell>
          <table:table-cell table:style-name="ce55" table:formula="of:=SUM([.M$11:.M30])" office:value-type="float" office:value="11300" calcext:value-type="float">
            <text:p>11300</text:p>
          </table:table-cell>
          <table:table-cell table:style-name="ce1"/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58" table:formula="of:=[.S30]/6" office:value-type="float" office:value="5" calcext:value-type="float">
            <text:p>5.0</text:p>
          </table:table-cell>
          <table:table-cell table:style-name="ce59" table:formula="of:=LOOKUP(LOOKUP([.$S30];[.$N$10:.$N$70];[.$O$10:.$O$70]);[.P$10:.P$70];[.$N$10:.$N$70])/6" office:value-type="float" office:value="6" calcext:value-type="float">
            <text:p>6.0</text:p>
          </table:table-cell>
          <table:table-cell table:style-name="ce59" table:formula="of:=LOOKUP(LOOKUP([.$S30];[.$N$10:.$N$70];[.$O$10:.$O$70]);[.Q$10:.Q$70];[.$N$10:.$N$70])/6" office:value-type="float" office:value="6" calcext:value-type="float">
            <text:p>6.0</text:p>
          </table:table-cell>
          <table:table-cell table:number-columns-repeated="1001"/>
        </table:table-row>
        <table:table-row table:style-name="ro4">
          <table:table-cell table:style-name="ce1" table:number-columns-repeated="9"/>
          <table:table-cell/>
          <table:table-cell table:style-name="ce21" table:formula="of:=FLOOR([.K$7]*([.K$4]+([.K$5]*([.$N31]-1))^[.K$6]);[.K$8];1)" office:value-type="float" office:value="3775" calcext:value-type="float">
            <text:p>3775</text:p>
          </table:table-cell>
          <table:table-cell table:style-name="ce21" table:formula="of:=FLOOR([.L$7]*([.L$4]+([.L$5]*([.$N31]-1))^[.L$6]);[.L$8];1)" office:value-type="float" office:value="1835" calcext:value-type="float">
            <text:p>1835</text:p>
          </table:table-cell>
          <table:table-cell table:style-name="ce21" table:formula="of:=FLOOR([.M$7]*([.M$4]+([.M$5]*([.$N31]-1))^[.M$6]);[.M$8];1)" office:value-type="float" office:value="1885" calcext:value-type="float">
            <text:p>1885</text:p>
          </table:table-cell>
          <table:table-cell office:value-type="float" office:value="21" calcext:value-type="float">
            <text:p>21</text:p>
          </table:table-cell>
          <table:table-cell table:style-name="ce55" table:formula="of:=SUM([.K$11:.K31])" office:value-type="float" office:value="27295" calcext:value-type="float">
            <text:p>27295</text:p>
          </table:table-cell>
          <table:table-cell table:style-name="ce55" table:formula="of:=SUM([.L$11:.L31])" office:value-type="float" office:value="12135" calcext:value-type="float">
            <text:p>12135</text:p>
          </table:table-cell>
          <table:table-cell table:style-name="ce55" table:formula="of:=SUM([.M$11:.M31])" office:value-type="float" office:value="13185" calcext:value-type="float">
            <text:p>13185</text:p>
          </table:table-cell>
          <table:table-cell table:style-name="ce1"/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style-name="ce58" table:formula="of:=[.S31]/6" office:value-type="float" office:value="6" calcext:value-type="float">
            <text:p>6.0</text:p>
          </table:table-cell>
          <table:table-cell table:style-name="ce59" table:formula="of:=LOOKUP(LOOKUP([.$S31];[.$N$10:.$N$70];[.$O$10:.$O$70]);[.P$10:.P$70];[.$N$10:.$N$70])/6" office:value-type="float" office:value="7" calcext:value-type="float">
            <text:p>7.0</text:p>
          </table:table-cell>
          <table:table-cell table:style-name="ce59" table:formula="of:=LOOKUP(LOOKUP([.$S31];[.$N$10:.$N$70];[.$O$10:.$O$70]);[.Q$10:.Q$70];[.$N$10:.$N$70])/6" office:value-type="float" office:value="7" calcext:value-type="float">
            <text:p>7.0</text:p>
          </table:table-cell>
          <table:table-cell table:number-columns-repeated="1001"/>
        </table:table-row>
        <table:table-row table:style-name="ro4">
          <table:table-cell table:style-name="ce1" table:number-columns-repeated="9"/>
          <table:table-cell/>
          <table:table-cell table:style-name="ce21" table:formula="of:=FLOOR([.K$7]*([.K$4]+([.K$5]*([.$N32]-1))^[.K$6]);[.K$8];1)" office:value-type="float" office:value="4160" calcext:value-type="float">
            <text:p>4160</text:p>
          </table:table-cell>
          <table:table-cell table:style-name="ce21" table:formula="of:=FLOOR([.L$7]*([.L$4]+([.L$5]*([.$N32]-1))^[.L$6]);[.L$8];1)" office:value-type="float" office:value="2070" calcext:value-type="float">
            <text:p>2070</text:p>
          </table:table-cell>
          <table:table-cell table:style-name="ce21" table:formula="of:=FLOOR([.M$7]*([.M$4]+([.M$5]*([.$N32]-1))^[.M$6]);[.M$8];1)" office:value-type="float" office:value="2120" calcext:value-type="float">
            <text:p>2120</text:p>
          </table:table-cell>
          <table:table-cell office:value-type="float" office:value="22" calcext:value-type="float">
            <text:p>22</text:p>
          </table:table-cell>
          <table:table-cell table:style-name="ce55" table:formula="of:=SUM([.K$11:.K32])" office:value-type="float" office:value="31455" calcext:value-type="float">
            <text:p>31455</text:p>
          </table:table-cell>
          <table:table-cell table:style-name="ce55" table:formula="of:=SUM([.L$11:.L32])" office:value-type="float" office:value="14205" calcext:value-type="float">
            <text:p>14205</text:p>
          </table:table-cell>
          <table:table-cell table:style-name="ce55" table:formula="of:=SUM([.M$11:.M32])" office:value-type="float" office:value="15305" calcext:value-type="float">
            <text:p>15305</text:p>
          </table:table-cell>
          <table:table-cell table:style-name="ce1"/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style-name="ce58" table:formula="of:=[.S32]/6" office:value-type="float" office:value="7" calcext:value-type="float">
            <text:p>7.0</text:p>
          </table:table-cell>
          <table:table-cell table:style-name="ce59" table:formula="of:=LOOKUP(LOOKUP([.$S32];[.$N$10:.$N$70];[.$O$10:.$O$70]);[.P$10:.P$70];[.$N$10:.$N$70])/6" office:value-type="float" office:value="8" calcext:value-type="float">
            <text:p>8.0</text:p>
          </table:table-cell>
          <table:table-cell table:style-name="ce59" table:formula="of:=LOOKUP(LOOKUP([.$S32];[.$N$10:.$N$70];[.$O$10:.$O$70]);[.Q$10:.Q$70];[.$N$10:.$N$70])/6" office:value-type="float" office:value="8" calcext:value-type="float">
            <text:p>8.0</text:p>
          </table:table-cell>
          <table:table-cell table:number-columns-repeated="1001"/>
        </table:table-row>
        <table:table-row table:style-name="ro4">
          <table:table-cell table:style-name="ce1" table:number-columns-repeated="9"/>
          <table:table-cell/>
          <table:table-cell table:style-name="ce21" table:formula="of:=FLOOR([.K$7]*([.K$4]+([.K$5]*([.$N33]-1))^[.K$6]);[.K$8];1)" office:value-type="float" office:value="4565" calcext:value-type="float">
            <text:p>4565</text:p>
          </table:table-cell>
          <table:table-cell table:style-name="ce21" table:formula="of:=FLOOR([.L$7]*([.L$4]+([.L$5]*([.$N33]-1))^[.L$6]);[.L$8];1)" office:value-type="float" office:value="2320" calcext:value-type="float">
            <text:p>2320</text:p>
          </table:table-cell>
          <table:table-cell table:style-name="ce21" table:formula="of:=FLOOR([.M$7]*([.M$4]+([.M$5]*([.$N33]-1))^[.M$6]);[.M$8];1)" office:value-type="float" office:value="2370" calcext:value-type="float">
            <text:p>2370</text:p>
          </table:table-cell>
          <table:table-cell office:value-type="float" office:value="23" calcext:value-type="float">
            <text:p>23</text:p>
          </table:table-cell>
          <table:table-cell table:style-name="ce55" table:formula="of:=SUM([.K$11:.K33])" office:value-type="float" office:value="36020" calcext:value-type="float">
            <text:p>36020</text:p>
          </table:table-cell>
          <table:table-cell table:style-name="ce55" table:formula="of:=SUM([.L$11:.L33])" office:value-type="float" office:value="16525" calcext:value-type="float">
            <text:p>16525</text:p>
          </table:table-cell>
          <table:table-cell table:style-name="ce55" table:formula="of:=SUM([.M$11:.M33])" office:value-type="float" office:value="17675" calcext:value-type="float">
            <text:p>17675</text:p>
          </table:table-cell>
          <table:table-cell table:style-name="ce1"/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style-name="ce58" table:formula="of:=[.S33]/6" office:value-type="float" office:value="8" calcext:value-type="float">
            <text:p>8.0</text:p>
          </table:table-cell>
          <table:table-cell table:style-name="ce59" table:formula="of:=LOOKUP(LOOKUP([.$S33];[.$N$10:.$N$70];[.$O$10:.$O$70]);[.P$10:.P$70];[.$N$10:.$N$70])/6" office:value-type="float" office:value="9" calcext:value-type="float">
            <text:p>9.0</text:p>
          </table:table-cell>
          <table:table-cell table:style-name="ce59" table:formula="of:=LOOKUP(LOOKUP([.$S33];[.$N$10:.$N$70];[.$O$10:.$O$70]);[.Q$10:.Q$70];[.$N$10:.$N$70])/6" office:value-type="float" office:value="9" calcext:value-type="float">
            <text:p>9.0</text:p>
          </table:table-cell>
          <table:table-cell table:number-columns-repeated="1001"/>
        </table:table-row>
        <table:table-row table:style-name="ro4">
          <table:table-cell table:style-name="ce1" table:number-columns-repeated="9"/>
          <table:table-cell/>
          <table:table-cell table:style-name="ce21" table:formula="of:=FLOOR([.K$7]*([.K$4]+([.K$5]*([.$N34]-1))^[.K$6]);[.K$8];1)" office:value-type="float" office:value="4990" calcext:value-type="float">
            <text:p>4990</text:p>
          </table:table-cell>
          <table:table-cell table:style-name="ce21" table:formula="of:=FLOOR([.L$7]*([.L$4]+([.L$5]*([.$N34]-1))^[.L$6]);[.L$8];1)" office:value-type="float" office:value="2585" calcext:value-type="float">
            <text:p>2585</text:p>
          </table:table-cell>
          <table:table-cell table:style-name="ce21" table:formula="of:=FLOOR([.M$7]*([.M$4]+([.M$5]*([.$N34]-1))^[.M$6]);[.M$8];1)" office:value-type="float" office:value="2635" calcext:value-type="float">
            <text:p>2635</text:p>
          </table:table-cell>
          <table:table-cell office:value-type="float" office:value="24" calcext:value-type="float">
            <text:p>24</text:p>
          </table:table-cell>
          <table:table-cell table:style-name="ce55" table:formula="of:=SUM([.K$11:.K34])" office:value-type="float" office:value="41010" calcext:value-type="float">
            <text:p>41010</text:p>
          </table:table-cell>
          <table:table-cell table:style-name="ce55" table:formula="of:=SUM([.L$11:.L34])" office:value-type="float" office:value="19110" calcext:value-type="float">
            <text:p>19110</text:p>
          </table:table-cell>
          <table:table-cell table:style-name="ce55" table:formula="of:=SUM([.M$11:.M34])" office:value-type="float" office:value="20310" calcext:value-type="float">
            <text:p>20310</text:p>
          </table:table-cell>
          <table:table-cell table:style-name="ce1"/>
          <table:table-cell/>
          <table:table-cell table:style-name="ce55" table:number-columns-repeated="2"/>
          <table:table-cell table:style-name="ce1" table:number-columns-repeated="2"/>
          <table:table-cell table:number-columns-repeated="1001"/>
        </table:table-row>
        <table:table-row table:style-name="ro4">
          <table:table-cell table:style-name="ce1" table:number-columns-repeated="9"/>
          <table:table-cell/>
          <table:table-cell table:style-name="ce21" table:formula="of:=FLOOR([.K$7]*([.K$4]+([.K$5]*([.$N35]-1))^[.K$6]);[.K$8];1)" office:value-type="float" office:value="5435" calcext:value-type="float">
            <text:p>5435</text:p>
          </table:table-cell>
          <table:table-cell table:style-name="ce21" table:formula="of:=FLOOR([.L$7]*([.L$4]+([.L$5]*([.$N35]-1))^[.L$6]);[.L$8];1)" office:value-type="float" office:value="2870" calcext:value-type="float">
            <text:p>2870</text:p>
          </table:table-cell>
          <table:table-cell table:style-name="ce21" table:formula="of:=FLOOR([.M$7]*([.M$4]+([.M$5]*([.$N35]-1))^[.M$6]);[.M$8];1)" office:value-type="float" office:value="2920" calcext:value-type="float">
            <text:p>2920</text:p>
          </table:table-cell>
          <table:table-cell office:value-type="float" office:value="25" calcext:value-type="float">
            <text:p>25</text:p>
          </table:table-cell>
          <table:table-cell table:style-name="ce55" table:formula="of:=SUM([.K$11:.K35])" office:value-type="float" office:value="46445" calcext:value-type="float">
            <text:p>46445</text:p>
          </table:table-cell>
          <table:table-cell table:style-name="ce55" table:formula="of:=SUM([.L$11:.L35])" office:value-type="float" office:value="21980" calcext:value-type="float">
            <text:p>21980</text:p>
          </table:table-cell>
          <table:table-cell table:style-name="ce55" table:formula="of:=SUM([.M$11:.M35])" office:value-type="float" office:value="23230" calcext:value-type="float">
            <text:p>23230</text:p>
          </table:table-cell>
          <table:table-cell table:style-name="ce1"/>
          <table:table-cell/>
          <table:table-cell table:style-name="ce55" table:number-columns-repeated="2"/>
          <table:table-cell table:number-columns-repeated="1003"/>
        </table:table-row>
        <table:table-row table:style-name="ro4">
          <table:table-cell table:style-name="ce1" table:number-columns-repeated="9"/>
          <table:table-cell/>
          <table:table-cell table:style-name="ce21" table:formula="of:=FLOOR([.K$7]*([.K$4]+([.K$5]*([.$N36]-1))^[.K$6]);[.K$8];1)" office:value-type="float" office:value="5895" calcext:value-type="float">
            <text:p>5895</text:p>
          </table:table-cell>
          <table:table-cell table:style-name="ce21" table:formula="of:=FLOOR([.L$7]*([.L$4]+([.L$5]*([.$N36]-1))^[.L$6]);[.L$8];1)" office:value-type="float" office:value="3175" calcext:value-type="float">
            <text:p>3175</text:p>
          </table:table-cell>
          <table:table-cell table:style-name="ce21" table:formula="of:=FLOOR([.M$7]*([.M$4]+([.M$5]*([.$N36]-1))^[.M$6]);[.M$8];1)" office:value-type="float" office:value="3225" calcext:value-type="float">
            <text:p>3225</text:p>
          </table:table-cell>
          <table:table-cell office:value-type="float" office:value="26" calcext:value-type="float">
            <text:p>26</text:p>
          </table:table-cell>
          <table:table-cell table:style-name="ce55" table:formula="of:=SUM([.K$11:.K36])" office:value-type="float" office:value="52340" calcext:value-type="float">
            <text:p>52340</text:p>
          </table:table-cell>
          <table:table-cell table:style-name="ce55" table:formula="of:=SUM([.L$11:.L36])" office:value-type="float" office:value="25155" calcext:value-type="float">
            <text:p>25155</text:p>
          </table:table-cell>
          <table:table-cell table:style-name="ce55" table:formula="of:=SUM([.M$11:.M36])" office:value-type="float" office:value="26455" calcext:value-type="float">
            <text:p>26455</text:p>
          </table:table-cell>
          <table:table-cell table:style-name="ce1" table:number-columns-repeated="4"/>
          <table:table-cell table:number-columns-repeated="1003"/>
        </table:table-row>
        <table:table-row table:style-name="ro4">
          <table:table-cell table:style-name="ce1" table:number-columns-repeated="9"/>
          <table:table-cell/>
          <table:table-cell table:style-name="ce21" table:formula="of:=FLOOR([.K$7]*([.K$4]+([.K$5]*([.$N37]-1))^[.K$6]);[.K$8];1)" office:value-type="float" office:value="6375" calcext:value-type="float">
            <text:p>6375</text:p>
          </table:table-cell>
          <table:table-cell table:style-name="ce21" table:formula="of:=FLOOR([.L$7]*([.L$4]+([.L$5]*([.$N37]-1))^[.L$6]);[.L$8];1)" office:value-type="float" office:value="3495" calcext:value-type="float">
            <text:p>3495</text:p>
          </table:table-cell>
          <table:table-cell table:style-name="ce21" table:formula="of:=FLOOR([.M$7]*([.M$4]+([.M$5]*([.$N37]-1))^[.M$6]);[.M$8];1)" office:value-type="float" office:value="3545" calcext:value-type="float">
            <text:p>3545</text:p>
          </table:table-cell>
          <table:table-cell office:value-type="float" office:value="27" calcext:value-type="float">
            <text:p>27</text:p>
          </table:table-cell>
          <table:table-cell table:style-name="ce55" table:formula="of:=SUM([.K$11:.K37])" office:value-type="float" office:value="58715" calcext:value-type="float">
            <text:p>58715</text:p>
          </table:table-cell>
          <table:table-cell table:style-name="ce55" table:formula="of:=SUM([.L$11:.L37])" office:value-type="float" office:value="28650" calcext:value-type="float">
            <text:p>28650</text:p>
          </table:table-cell>
          <table:table-cell table:style-name="ce55" table:formula="of:=SUM([.M$11:.M37])" office:value-type="float" office:value="30000" calcext:value-type="float">
            <text:p>30000</text:p>
          </table:table-cell>
          <table:table-cell table:style-name="ce1" table:number-columns-repeated="4"/>
          <table:table-cell table:number-columns-repeated="1003"/>
        </table:table-row>
        <table:table-row table:style-name="ro4">
          <table:table-cell table:style-name="ce1" table:number-columns-repeated="9"/>
          <table:table-cell/>
          <table:table-cell table:style-name="ce21" table:formula="of:=FLOOR([.K$7]*([.K$4]+([.K$5]*([.$N38]-1))^[.K$6]);[.K$8];1)" office:value-type="float" office:value="6880" calcext:value-type="float">
            <text:p>6880</text:p>
          </table:table-cell>
          <table:table-cell table:style-name="ce21" table:formula="of:=FLOOR([.L$7]*([.L$4]+([.L$5]*([.$N38]-1))^[.L$6]);[.L$8];1)" office:value-type="float" office:value="3835" calcext:value-type="float">
            <text:p>3835</text:p>
          </table:table-cell>
          <table:table-cell table:style-name="ce21" table:formula="of:=FLOOR([.M$7]*([.M$4]+([.M$5]*([.$N38]-1))^[.M$6]);[.M$8];1)" office:value-type="float" office:value="3885" calcext:value-type="float">
            <text:p>3885</text:p>
          </table:table-cell>
          <table:table-cell office:value-type="float" office:value="28" calcext:value-type="float">
            <text:p>28</text:p>
          </table:table-cell>
          <table:table-cell table:style-name="ce55" table:formula="of:=SUM([.K$11:.K38])" office:value-type="float" office:value="65595" calcext:value-type="float">
            <text:p>65595</text:p>
          </table:table-cell>
          <table:table-cell table:style-name="ce55" table:formula="of:=SUM([.L$11:.L38])" office:value-type="float" office:value="32485" calcext:value-type="float">
            <text:p>32485</text:p>
          </table:table-cell>
          <table:table-cell table:style-name="ce55" table:formula="of:=SUM([.M$11:.M38])" office:value-type="float" office:value="33885" calcext:value-type="float">
            <text:p>33885</text:p>
          </table:table-cell>
          <table:table-cell table:style-name="ce1" table:number-columns-repeated="4"/>
          <table:table-cell table:number-columns-repeated="1003"/>
        </table:table-row>
        <table:table-row table:style-name="ro4">
          <table:table-cell table:style-name="ce1" table:number-columns-repeated="9"/>
          <table:table-cell/>
          <table:table-cell table:style-name="ce21" table:formula="of:=FLOOR([.K$7]*([.K$4]+([.K$5]*([.$N39]-1))^[.K$6]);[.K$8];1)" office:value-type="float" office:value="7400" calcext:value-type="float">
            <text:p>7400</text:p>
          </table:table-cell>
          <table:table-cell table:style-name="ce21" table:formula="of:=FLOOR([.L$7]*([.L$4]+([.L$5]*([.$N39]-1))^[.L$6]);[.L$8];1)" office:value-type="float" office:value="4195" calcext:value-type="float">
            <text:p>4195</text:p>
          </table:table-cell>
          <table:table-cell table:style-name="ce21" table:formula="of:=FLOOR([.M$7]*([.M$4]+([.M$5]*([.$N39]-1))^[.M$6]);[.M$8];1)" office:value-type="float" office:value="4245" calcext:value-type="float">
            <text:p>4245</text:p>
          </table:table-cell>
          <table:table-cell office:value-type="float" office:value="29" calcext:value-type="float">
            <text:p>29</text:p>
          </table:table-cell>
          <table:table-cell table:style-name="ce55" table:formula="of:=SUM([.K$11:.K39])" office:value-type="float" office:value="72995" calcext:value-type="float">
            <text:p>72995</text:p>
          </table:table-cell>
          <table:table-cell table:style-name="ce55" table:formula="of:=SUM([.L$11:.L39])" office:value-type="float" office:value="36680" calcext:value-type="float">
            <text:p>36680</text:p>
          </table:table-cell>
          <table:table-cell table:style-name="ce55" table:formula="of:=SUM([.M$11:.M39])" office:value-type="float" office:value="38130" calcext:value-type="float">
            <text:p>38130</text:p>
          </table:table-cell>
          <table:table-cell/>
          <table:table-cell table:style-name="ce1" table:number-columns-repeated="3"/>
          <table:table-cell table:number-columns-repeated="1003"/>
        </table:table-row>
        <table:table-row table:style-name="ro4">
          <table:table-cell table:style-name="ce1" table:number-columns-repeated="9"/>
          <table:table-cell table:formula="of:=[.O40]/[.P40]" office:value-type="float" office:value="1.96170161192583" calcext:value-type="float">
            <text:p>1.9617016119</text:p>
          </table:table-cell>
          <table:table-cell table:style-name="ce21" table:formula="of:=FLOOR([.K$7]*([.K$4]+([.K$5]*([.$N40]-1))^[.K$6]);[.K$8];1)" office:value-type="float" office:value="7935" calcext:value-type="float">
            <text:p>7935</text:p>
          </table:table-cell>
          <table:table-cell table:style-name="ce21" table:formula="of:=FLOOR([.L$7]*([.L$4]+([.L$5]*([.$N40]-1))^[.L$6]);[.L$8];1)" office:value-type="float" office:value="4575" calcext:value-type="float">
            <text:p>4575</text:p>
          </table:table-cell>
          <table:table-cell table:style-name="ce21" table:formula="of:=FLOOR([.M$7]*([.M$4]+([.M$5]*([.$N40]-1))^[.M$6]);[.M$8];1)" office:value-type="float" office:value="4625" calcext:value-type="float">
            <text:p>4625</text:p>
          </table:table-cell>
          <table:table-cell office:value-type="float" office:value="30" calcext:value-type="float">
            <text:p>30</text:p>
          </table:table-cell>
          <table:table-cell table:style-name="ce55" table:formula="of:=SUM([.K$11:.K40])" office:value-type="float" office:value="80930" calcext:value-type="float">
            <text:p>80930</text:p>
          </table:table-cell>
          <table:table-cell table:style-name="ce55" table:formula="of:=SUM([.L$11:.L40])" office:value-type="float" office:value="41255" calcext:value-type="float">
            <text:p>41255</text:p>
          </table:table-cell>
          <table:table-cell table:style-name="ce55" table:formula="of:=SUM([.M$11:.M40])" office:value-type="float" office:value="42755" calcext:value-type="float">
            <text:p>42755</text:p>
          </table:table-cell>
          <table:table-cell/>
          <table:table-cell table:style-name="ce1" table:number-columns-repeated="3"/>
          <table:table-cell table:number-columns-repeated="1003"/>
        </table:table-row>
        <table:table-row table:style-name="ro3">
          <table:table-cell table:style-name="ce1" table:number-columns-repeated="9"/>
          <table:table-cell/>
          <table:table-cell table:style-name="ce21" table:formula="of:=FLOOR([.K$7]*([.K$4]+([.K$5]*([.$N41]-1))^[.K$6]);[.K$8];1)" office:value-type="float" office:value="8495" calcext:value-type="float">
            <text:p>8495</text:p>
          </table:table-cell>
          <table:table-cell table:style-name="ce21" table:formula="of:=FLOOR([.L$7]*([.L$4]+([.L$5]*([.$N41]-1))^[.L$6]);[.L$8];1)" office:value-type="float" office:value="4975" calcext:value-type="float">
            <text:p>4975</text:p>
          </table:table-cell>
          <table:table-cell table:style-name="ce21" table:formula="of:=FLOOR([.M$7]*([.M$4]+([.M$5]*([.$N41]-1))^[.M$6]);[.M$8];1)" office:value-type="float" office:value="5025" calcext:value-type="float">
            <text:p>5025</text:p>
          </table:table-cell>
          <table:table-cell office:value-type="float" office:value="31" calcext:value-type="float">
            <text:p>31</text:p>
          </table:table-cell>
          <table:table-cell table:style-name="ce55" table:formula="of:=SUM([.K$11:.K41])" office:value-type="float" office:value="89425" calcext:value-type="float">
            <text:p>89425</text:p>
          </table:table-cell>
          <table:table-cell table:style-name="ce55" table:formula="of:=SUM([.L$11:.L41])" office:value-type="float" office:value="46230" calcext:value-type="float">
            <text:p>46230</text:p>
          </table:table-cell>
          <table:table-cell table:style-name="ce55" table:formula="of:=SUM([.M$11:.M41])" office:value-type="float" office:value="47780" calcext:value-type="float">
            <text:p>47780</text:p>
          </table:table-cell>
          <table:table-cell table:style-name="ce1"/>
          <table:table-cell/>
          <table:table-cell table:style-name="ce55" table:number-columns-repeated="2"/>
          <table:table-cell table:number-columns-repeated="1003"/>
        </table:table-row>
        <table:table-row table:style-name="ro4">
          <table:table-cell table:style-name="ce1" table:number-columns-repeated="9"/>
          <table:table-cell/>
          <table:table-cell table:style-name="ce21" table:formula="of:=FLOOR([.K$7]*([.K$4]+([.K$5]*([.$N42]-1))^[.K$6]);[.K$8];1)" office:value-type="float" office:value="9075" calcext:value-type="float">
            <text:p>9075</text:p>
          </table:table-cell>
          <table:table-cell table:style-name="ce21" table:formula="of:=FLOOR([.L$7]*([.L$4]+([.L$5]*([.$N42]-1))^[.L$6]);[.L$8];1)" office:value-type="float" office:value="5400" calcext:value-type="float">
            <text:p>5400</text:p>
          </table:table-cell>
          <table:table-cell table:style-name="ce21" table:formula="of:=FLOOR([.M$7]*([.M$4]+([.M$5]*([.$N42]-1))^[.M$6]);[.M$8];1)" office:value-type="float" office:value="5450" calcext:value-type="float">
            <text:p>5450</text:p>
          </table:table-cell>
          <table:table-cell office:value-type="float" office:value="32" calcext:value-type="float">
            <text:p>32</text:p>
          </table:table-cell>
          <table:table-cell table:style-name="ce55" table:formula="of:=SUM([.K$11:.K42])" office:value-type="float" office:value="98500" calcext:value-type="float">
            <text:p>98500</text:p>
          </table:table-cell>
          <table:table-cell table:style-name="ce55" table:formula="of:=SUM([.L$11:.L42])" office:value-type="float" office:value="51630" calcext:value-type="float">
            <text:p>51630</text:p>
          </table:table-cell>
          <table:table-cell table:style-name="ce55" table:formula="of:=SUM([.M$11:.M42])" office:value-type="float" office:value="53230" calcext:value-type="float">
            <text:p>53230</text:p>
          </table:table-cell>
          <table:table-cell table:style-name="ce1"/>
          <table:table-cell/>
          <table:table-cell table:style-name="ce55" table:number-columns-repeated="2"/>
          <table:table-cell table:number-columns-repeated="1003"/>
        </table:table-row>
        <table:table-row table:style-name="ro4">
          <table:table-cell table:style-name="ce1" table:number-columns-repeated="9"/>
          <table:table-cell/>
          <table:table-cell table:style-name="ce21" table:formula="of:=FLOOR([.K$7]*([.K$4]+([.K$5]*([.$N43]-1))^[.K$6]);[.K$8];1)" office:value-type="float" office:value="9670" calcext:value-type="float">
            <text:p>9670</text:p>
          </table:table-cell>
          <table:table-cell table:style-name="ce21" table:formula="of:=FLOOR([.L$7]*([.L$4]+([.L$5]*([.$N43]-1))^[.L$6]);[.L$8];1)" office:value-type="float" office:value="5840" calcext:value-type="float">
            <text:p>5840</text:p>
          </table:table-cell>
          <table:table-cell table:style-name="ce21" table:formula="of:=FLOOR([.M$7]*([.M$4]+([.M$5]*([.$N43]-1))^[.M$6]);[.M$8];1)" office:value-type="float" office:value="5890" calcext:value-type="float">
            <text:p>5890</text:p>
          </table:table-cell>
          <table:table-cell office:value-type="float" office:value="33" calcext:value-type="float">
            <text:p>33</text:p>
          </table:table-cell>
          <table:table-cell table:style-name="ce55" table:formula="of:=SUM([.K$11:.K43])" office:value-type="float" office:value="108170" calcext:value-type="float">
            <text:p>108170</text:p>
          </table:table-cell>
          <table:table-cell table:style-name="ce55" table:formula="of:=SUM([.L$11:.L43])" office:value-type="float" office:value="57470" calcext:value-type="float">
            <text:p>57470</text:p>
          </table:table-cell>
          <table:table-cell table:style-name="ce55" table:formula="of:=SUM([.M$11:.M43])" office:value-type="float" office:value="59120" calcext:value-type="float">
            <text:p>59120</text:p>
          </table:table-cell>
          <table:table-cell table:style-name="ce1" table:number-columns-repeated="4"/>
          <table:table-cell table:number-columns-repeated="1003"/>
        </table:table-row>
        <table:table-row table:style-name="ro4">
          <table:table-cell table:style-name="ce1" table:number-columns-repeated="9"/>
          <table:table-cell/>
          <table:table-cell table:style-name="ce21" table:formula="of:=FLOOR([.K$7]*([.K$4]+([.K$5]*([.$N44]-1))^[.K$6]);[.K$8];1)" office:value-type="float" office:value="10285" calcext:value-type="float">
            <text:p>10285</text:p>
          </table:table-cell>
          <table:table-cell table:style-name="ce21" table:formula="of:=FLOOR([.L$7]*([.L$4]+([.L$5]*([.$N44]-1))^[.L$6]);[.L$8];1)" office:value-type="float" office:value="6305" calcext:value-type="float">
            <text:p>6305</text:p>
          </table:table-cell>
          <table:table-cell table:style-name="ce21" table:formula="of:=FLOOR([.M$7]*([.M$4]+([.M$5]*([.$N44]-1))^[.M$6]);[.M$8];1)" office:value-type="float" office:value="6355" calcext:value-type="float">
            <text:p>6355</text:p>
          </table:table-cell>
          <table:table-cell office:value-type="float" office:value="34" calcext:value-type="float">
            <text:p>34</text:p>
          </table:table-cell>
          <table:table-cell table:style-name="ce55" table:formula="of:=SUM([.K$11:.K44])" office:value-type="float" office:value="118455" calcext:value-type="float">
            <text:p>118455</text:p>
          </table:table-cell>
          <table:table-cell table:style-name="ce55" table:formula="of:=SUM([.L$11:.L44])" office:value-type="float" office:value="63775" calcext:value-type="float">
            <text:p>63775</text:p>
          </table:table-cell>
          <table:table-cell table:style-name="ce55" table:formula="of:=SUM([.M$11:.M44])" office:value-type="float" office:value="65475" calcext:value-type="float">
            <text:p>65475</text:p>
          </table:table-cell>
          <table:table-cell table:style-name="ce1" table:number-columns-repeated="4"/>
          <table:table-cell table:number-columns-repeated="1003"/>
        </table:table-row>
        <table:table-row table:style-name="ro4">
          <table:table-cell table:style-name="ce1" table:number-columns-repeated="9"/>
          <table:table-cell/>
          <table:table-cell table:style-name="ce21" table:formula="of:=FLOOR([.K$7]*([.K$4]+([.K$5]*([.$N45]-1))^[.K$6]);[.K$8];1)" office:value-type="float" office:value="10920" calcext:value-type="float">
            <text:p>10920</text:p>
          </table:table-cell>
          <table:table-cell table:style-name="ce21" table:formula="of:=FLOOR([.L$7]*([.L$4]+([.L$5]*([.$N45]-1))^[.L$6]);[.L$8];1)" office:value-type="float" office:value="6790" calcext:value-type="float">
            <text:p>6790</text:p>
          </table:table-cell>
          <table:table-cell table:style-name="ce21" table:formula="of:=FLOOR([.M$7]*([.M$4]+([.M$5]*([.$N45]-1))^[.M$6]);[.M$8];1)" office:value-type="float" office:value="6840" calcext:value-type="float">
            <text:p>6840</text:p>
          </table:table-cell>
          <table:table-cell office:value-type="float" office:value="35" calcext:value-type="float">
            <text:p>35</text:p>
          </table:table-cell>
          <table:table-cell table:style-name="ce55" table:formula="of:=SUM([.K$11:.K45])" office:value-type="float" office:value="129375" calcext:value-type="float">
            <text:p>129375</text:p>
          </table:table-cell>
          <table:table-cell table:style-name="ce55" table:formula="of:=SUM([.L$11:.L45])" office:value-type="float" office:value="70565" calcext:value-type="float">
            <text:p>70565</text:p>
          </table:table-cell>
          <table:table-cell table:style-name="ce55" table:formula="of:=SUM([.M$11:.M45])" office:value-type="float" office:value="72315" calcext:value-type="float">
            <text:p>72315</text:p>
          </table:table-cell>
          <table:table-cell table:style-name="ce1" table:number-columns-repeated="4"/>
          <table:table-cell table:number-columns-repeated="1003"/>
        </table:table-row>
        <table:table-row table:style-name="ro4">
          <table:table-cell table:style-name="ce1" table:number-columns-repeated="9"/>
          <table:table-cell/>
          <table:table-cell table:style-name="ce21" table:formula="of:=FLOOR([.K$7]*([.K$4]+([.K$5]*([.$N46]-1))^[.K$6]);[.K$8];1)" office:value-type="float" office:value="11575" calcext:value-type="float">
            <text:p>11575</text:p>
          </table:table-cell>
          <table:table-cell table:style-name="ce21" table:formula="of:=FLOOR([.L$7]*([.L$4]+([.L$5]*([.$N46]-1))^[.L$6]);[.L$8];1)" office:value-type="float" office:value="7295" calcext:value-type="float">
            <text:p>7295</text:p>
          </table:table-cell>
          <table:table-cell table:style-name="ce21" table:formula="of:=FLOOR([.M$7]*([.M$4]+([.M$5]*([.$N46]-1))^[.M$6]);[.M$8];1)" office:value-type="float" office:value="7345" calcext:value-type="float">
            <text:p>7345</text:p>
          </table:table-cell>
          <table:table-cell office:value-type="float" office:value="36" calcext:value-type="float">
            <text:p>36</text:p>
          </table:table-cell>
          <table:table-cell table:style-name="ce55" table:formula="of:=SUM([.K$11:.K46])" office:value-type="float" office:value="140950" calcext:value-type="float">
            <text:p>140950</text:p>
          </table:table-cell>
          <table:table-cell table:style-name="ce55" table:formula="of:=SUM([.L$11:.L46])" office:value-type="float" office:value="77860" calcext:value-type="float">
            <text:p>77860</text:p>
          </table:table-cell>
          <table:table-cell table:style-name="ce55" table:formula="of:=SUM([.M$11:.M46])" office:value-type="float" office:value="79660" calcext:value-type="float">
            <text:p>79660</text:p>
          </table:table-cell>
          <table:table-cell/>
          <table:table-cell table:style-name="ce1" table:number-columns-repeated="3"/>
          <table:table-cell table:number-columns-repeated="1003"/>
        </table:table-row>
        <table:table-row table:style-name="ro4">
          <table:table-cell table:style-name="ce1" table:number-columns-repeated="9"/>
          <table:table-cell/>
          <table:table-cell table:style-name="ce21" table:formula="of:=FLOOR([.K$7]*([.K$4]+([.K$5]*([.$N47]-1))^[.K$6]);[.K$8];1)" office:value-type="float" office:value="12245" calcext:value-type="float">
            <text:p>12245</text:p>
          </table:table-cell>
          <table:table-cell table:style-name="ce21" table:formula="of:=FLOOR([.L$7]*([.L$4]+([.L$5]*([.$N47]-1))^[.L$6]);[.L$8];1)" office:value-type="float" office:value="7825" calcext:value-type="float">
            <text:p>7825</text:p>
          </table:table-cell>
          <table:table-cell table:style-name="ce21" table:formula="of:=FLOOR([.M$7]*([.M$4]+([.M$5]*([.$N47]-1))^[.M$6]);[.M$8];1)" office:value-type="float" office:value="7875" calcext:value-type="float">
            <text:p>7875</text:p>
          </table:table-cell>
          <table:table-cell office:value-type="float" office:value="37" calcext:value-type="float">
            <text:p>37</text:p>
          </table:table-cell>
          <table:table-cell table:style-name="ce55" table:formula="of:=SUM([.K$11:.K47])" office:value-type="float" office:value="153195" calcext:value-type="float">
            <text:p>153195</text:p>
          </table:table-cell>
          <table:table-cell table:style-name="ce55" table:formula="of:=SUM([.L$11:.L47])" office:value-type="float" office:value="85685" calcext:value-type="float">
            <text:p>85685</text:p>
          </table:table-cell>
          <table:table-cell table:style-name="ce55" table:formula="of:=SUM([.M$11:.M47])" office:value-type="float" office:value="87535" calcext:value-type="float">
            <text:p>87535</text:p>
          </table:table-cell>
          <table:table-cell/>
          <table:table-cell table:style-name="ce1" table:number-columns-repeated="3"/>
          <table:table-cell table:number-columns-repeated="1003"/>
        </table:table-row>
        <table:table-row table:style-name="ro4">
          <table:table-cell table:style-name="ce1" table:number-columns-repeated="9"/>
          <table:table-cell/>
          <table:table-cell table:style-name="ce21" table:formula="of:=FLOOR([.K$7]*([.K$4]+([.K$5]*([.$N48]-1))^[.K$6]);[.K$8];1)" office:value-type="float" office:value="12940" calcext:value-type="float">
            <text:p>12940</text:p>
          </table:table-cell>
          <table:table-cell table:style-name="ce21" table:formula="of:=FLOOR([.L$7]*([.L$4]+([.L$5]*([.$N48]-1))^[.L$6]);[.L$8];1)" office:value-type="float" office:value="8375" calcext:value-type="float">
            <text:p>8375</text:p>
          </table:table-cell>
          <table:table-cell table:style-name="ce21" table:formula="of:=FLOOR([.M$7]*([.M$4]+([.M$5]*([.$N48]-1))^[.M$6]);[.M$8];1)" office:value-type="float" office:value="8425" calcext:value-type="float">
            <text:p>8425</text:p>
          </table:table-cell>
          <table:table-cell office:value-type="float" office:value="38" calcext:value-type="float">
            <text:p>38</text:p>
          </table:table-cell>
          <table:table-cell table:style-name="ce55" table:formula="of:=SUM([.K$11:.K48])" office:value-type="float" office:value="166135" calcext:value-type="float">
            <text:p>166135</text:p>
          </table:table-cell>
          <table:table-cell table:style-name="ce55" table:formula="of:=SUM([.L$11:.L48])" office:value-type="float" office:value="94060" calcext:value-type="float">
            <text:p>94060</text:p>
          </table:table-cell>
          <table:table-cell table:style-name="ce55" table:formula="of:=SUM([.M$11:.M48])" office:value-type="float" office:value="95960" calcext:value-type="float">
            <text:p>95960</text:p>
          </table:table-cell>
          <table:table-cell table:style-name="ce1"/>
          <table:table-cell/>
          <table:table-cell table:style-name="ce55" table:number-columns-repeated="2"/>
          <table:table-cell table:number-columns-repeated="1003"/>
        </table:table-row>
        <table:table-row table:style-name="ro4">
          <table:table-cell table:style-name="ce1" table:number-columns-repeated="9"/>
          <table:table-cell/>
          <table:table-cell table:style-name="ce21" table:formula="of:=FLOOR([.K$7]*([.K$4]+([.K$5]*([.$N49]-1))^[.K$6]);[.K$8];1)" office:value-type="float" office:value="13650" calcext:value-type="float">
            <text:p>13650</text:p>
          </table:table-cell>
          <table:table-cell table:style-name="ce21" table:formula="of:=FLOOR([.L$7]*([.L$4]+([.L$5]*([.$N49]-1))^[.L$6]);[.L$8];1)" office:value-type="float" office:value="8950" calcext:value-type="float">
            <text:p>8950</text:p>
          </table:table-cell>
          <table:table-cell table:style-name="ce21" table:formula="of:=FLOOR([.M$7]*([.M$4]+([.M$5]*([.$N49]-1))^[.M$6]);[.M$8];1)" office:value-type="float" office:value="9000" calcext:value-type="float">
            <text:p>9000</text:p>
          </table:table-cell>
          <table:table-cell office:value-type="float" office:value="39" calcext:value-type="float">
            <text:p>39</text:p>
          </table:table-cell>
          <table:table-cell table:style-name="ce55" table:formula="of:=SUM([.K$11:.K49])" office:value-type="float" office:value="179785" calcext:value-type="float">
            <text:p>179785</text:p>
          </table:table-cell>
          <table:table-cell table:style-name="ce55" table:formula="of:=SUM([.L$11:.L49])" office:value-type="float" office:value="103010" calcext:value-type="float">
            <text:p>103010</text:p>
          </table:table-cell>
          <table:table-cell table:style-name="ce55" table:formula="of:=SUM([.M$11:.M49])" office:value-type="float" office:value="104960" calcext:value-type="float">
            <text:p>104960</text:p>
          </table:table-cell>
          <table:table-cell table:style-name="ce1"/>
          <table:table-cell/>
          <table:table-cell table:style-name="ce55" table:number-columns-repeated="2"/>
          <table:table-cell table:number-columns-repeated="1003"/>
        </table:table-row>
        <table:table-row table:style-name="ro4">
          <table:table-cell table:style-name="ce1" table:number-columns-repeated="9"/>
          <table:table-cell/>
          <table:table-cell table:style-name="ce21" table:formula="of:=FLOOR([.K$7]*([.K$4]+([.K$5]*([.$N50]-1))^[.K$6]);[.K$8];1)" office:value-type="float" office:value="14380" calcext:value-type="float">
            <text:p>14380</text:p>
          </table:table-cell>
          <table:table-cell table:style-name="ce21" table:formula="of:=FLOOR([.L$7]*([.L$4]+([.L$5]*([.$N50]-1))^[.L$6]);[.L$8];1)" office:value-type="float" office:value="9545" calcext:value-type="float">
            <text:p>9545</text:p>
          </table:table-cell>
          <table:table-cell table:style-name="ce21" table:formula="of:=FLOOR([.M$7]*([.M$4]+([.M$5]*([.$N50]-1))^[.M$6]);[.M$8];1)" office:value-type="float" office:value="9595" calcext:value-type="float">
            <text:p>9595</text:p>
          </table:table-cell>
          <table:table-cell office:value-type="float" office:value="40" calcext:value-type="float">
            <text:p>40</text:p>
          </table:table-cell>
          <table:table-cell table:style-name="ce55" table:formula="of:=SUM([.K$11:.K50])" office:value-type="float" office:value="194165" calcext:value-type="float">
            <text:p>194165</text:p>
          </table:table-cell>
          <table:table-cell table:style-name="ce55" table:formula="of:=SUM([.L$11:.L50])" office:value-type="float" office:value="112555" calcext:value-type="float">
            <text:p>112555</text:p>
          </table:table-cell>
          <table:table-cell table:style-name="ce55" table:formula="of:=SUM([.M$11:.M50])" office:value-type="float" office:value="114555" calcext:value-type="float">
            <text:p>114555</text:p>
          </table:table-cell>
          <table:table-cell table:style-name="ce1"/>
          <table:table-cell/>
          <table:table-cell table:style-name="ce55" table:number-columns-repeated="2"/>
          <table:table-cell table:number-columns-repeated="1003"/>
        </table:table-row>
        <table:table-row table:style-name="ro4">
          <table:table-cell table:style-name="ce1" table:number-columns-repeated="9"/>
          <table:table-cell/>
          <table:table-cell table:style-name="ce21" table:formula="of:=FLOOR([.K$7]*([.K$4]+([.K$5]*([.$N51]-1))^[.K$6]);[.K$8];1)" office:value-type="float" office:value="15130" calcext:value-type="float">
            <text:p>15130</text:p>
          </table:table-cell>
          <table:table-cell table:style-name="ce21" table:formula="of:=FLOOR([.L$7]*([.L$4]+([.L$5]*([.$N51]-1))^[.L$6]);[.L$8];1)" office:value-type="float" office:value="10165" calcext:value-type="float">
            <text:p>10165</text:p>
          </table:table-cell>
          <table:table-cell table:style-name="ce21" table:formula="of:=FLOOR([.M$7]*([.M$4]+([.M$5]*([.$N51]-1))^[.M$6]);[.M$8];1)" office:value-type="float" office:value="10215" calcext:value-type="float">
            <text:p>10215</text:p>
          </table:table-cell>
          <table:table-cell office:value-type="float" office:value="41" calcext:value-type="float">
            <text:p>41</text:p>
          </table:table-cell>
          <table:table-cell table:style-name="ce55" table:formula="of:=SUM([.K$11:.K51])" office:value-type="float" office:value="209295" calcext:value-type="float">
            <text:p>209295</text:p>
          </table:table-cell>
          <table:table-cell table:style-name="ce55" table:formula="of:=SUM([.L$11:.L51])" office:value-type="float" office:value="122720" calcext:value-type="float">
            <text:p>122720</text:p>
          </table:table-cell>
          <table:table-cell table:style-name="ce55" table:formula="of:=SUM([.M$11:.M51])" office:value-type="float" office:value="124770" calcext:value-type="float">
            <text:p>124770</text:p>
          </table:table-cell>
          <table:table-cell table:style-name="ce1"/>
          <table:table-cell/>
          <table:table-cell table:style-name="ce55" table:number-columns-repeated="2"/>
          <table:table-cell table:number-columns-repeated="1003"/>
        </table:table-row>
        <table:table-row table:style-name="ro4">
          <table:table-cell table:style-name="ce1" table:number-columns-repeated="9"/>
          <table:table-cell/>
          <table:table-cell table:style-name="ce21" table:formula="of:=FLOOR([.K$7]*([.K$4]+([.K$5]*([.$N52]-1))^[.K$6]);[.K$8];1)" office:value-type="float" office:value="15895" calcext:value-type="float">
            <text:p>15895</text:p>
          </table:table-cell>
          <table:table-cell table:style-name="ce21" table:formula="of:=FLOOR([.L$7]*([.L$4]+([.L$5]*([.$N52]-1))^[.L$6]);[.L$8];1)" office:value-type="float" office:value="10810" calcext:value-type="float">
            <text:p>10810</text:p>
          </table:table-cell>
          <table:table-cell table:style-name="ce21" table:formula="of:=FLOOR([.M$7]*([.M$4]+([.M$5]*([.$N52]-1))^[.M$6]);[.M$8];1)" office:value-type="float" office:value="10860" calcext:value-type="float">
            <text:p>10860</text:p>
          </table:table-cell>
          <table:table-cell office:value-type="float" office:value="42" calcext:value-type="float">
            <text:p>42</text:p>
          </table:table-cell>
          <table:table-cell table:style-name="ce55" table:formula="of:=SUM([.K$11:.K52])" office:value-type="float" office:value="225190" calcext:value-type="float">
            <text:p>225190</text:p>
          </table:table-cell>
          <table:table-cell table:style-name="ce55" table:formula="of:=SUM([.L$11:.L52])" office:value-type="float" office:value="133530" calcext:value-type="float">
            <text:p>133530</text:p>
          </table:table-cell>
          <table:table-cell table:style-name="ce55" table:formula="of:=SUM([.M$11:.M52])" office:value-type="float" office:value="135630" calcext:value-type="float">
            <text:p>135630</text:p>
          </table:table-cell>
          <table:table-cell table:style-name="ce1"/>
          <table:table-cell/>
          <table:table-cell table:style-name="ce55" table:number-columns-repeated="2"/>
          <table:table-cell table:number-columns-repeated="1003"/>
        </table:table-row>
        <table:table-row table:style-name="ro4">
          <table:table-cell table:style-name="ce1" table:number-columns-repeated="9"/>
          <table:table-cell/>
          <table:table-cell table:style-name="ce21" table:formula="of:=FLOOR([.K$7]*([.K$4]+([.K$5]*([.$N53]-1))^[.K$6]);[.K$8];1)" office:value-type="float" office:value="16685" calcext:value-type="float">
            <text:p>16685</text:p>
          </table:table-cell>
          <table:table-cell table:style-name="ce21" table:formula="of:=FLOOR([.L$7]*([.L$4]+([.L$5]*([.$N53]-1))^[.L$6]);[.L$8];1)" office:value-type="float" office:value="11480" calcext:value-type="float">
            <text:p>11480</text:p>
          </table:table-cell>
          <table:table-cell table:style-name="ce21" table:formula="of:=FLOOR([.M$7]*([.M$4]+([.M$5]*([.$N53]-1))^[.M$6]);[.M$8];1)" office:value-type="float" office:value="11530" calcext:value-type="float">
            <text:p>11530</text:p>
          </table:table-cell>
          <table:table-cell office:value-type="float" office:value="43" calcext:value-type="float">
            <text:p>43</text:p>
          </table:table-cell>
          <table:table-cell table:style-name="ce55" table:formula="of:=SUM([.K$11:.K53])" office:value-type="float" office:value="241875" calcext:value-type="float">
            <text:p>241875</text:p>
          </table:table-cell>
          <table:table-cell table:style-name="ce55" table:formula="of:=SUM([.L$11:.L53])" office:value-type="float" office:value="145010" calcext:value-type="float">
            <text:p>145010</text:p>
          </table:table-cell>
          <table:table-cell table:style-name="ce55" table:formula="of:=SUM([.M$11:.M53])" office:value-type="float" office:value="147160" calcext:value-type="float">
            <text:p>147160</text:p>
          </table:table-cell>
          <table:table-cell table:number-columns-repeated="2"/>
          <table:table-cell table:style-name="ce55" table:number-columns-repeated="2"/>
          <table:table-cell table:number-columns-repeated="1003"/>
        </table:table-row>
        <table:table-row table:style-name="ro4">
          <table:table-cell table:style-name="ce1" table:number-columns-repeated="9"/>
          <table:table-cell/>
          <table:table-cell table:style-name="ce21" table:formula="of:=FLOOR([.K$7]*([.K$4]+([.K$5]*([.$N54]-1))^[.K$6]);[.K$8];1)" office:value-type="float" office:value="17490" calcext:value-type="float">
            <text:p>17490</text:p>
          </table:table-cell>
          <table:table-cell table:style-name="ce21" table:formula="of:=FLOOR([.L$7]*([.L$4]+([.L$5]*([.$N54]-1))^[.L$6]);[.L$8];1)" office:value-type="float" office:value="12170" calcext:value-type="float">
            <text:p>12170</text:p>
          </table:table-cell>
          <table:table-cell table:style-name="ce21" table:formula="of:=FLOOR([.M$7]*([.M$4]+([.M$5]*([.$N54]-1))^[.M$6]);[.M$8];1)" office:value-type="float" office:value="12220" calcext:value-type="float">
            <text:p>12220</text:p>
          </table:table-cell>
          <table:table-cell office:value-type="float" office:value="44" calcext:value-type="float">
            <text:p>44</text:p>
          </table:table-cell>
          <table:table-cell table:style-name="ce55" table:formula="of:=SUM([.K$11:.K54])" office:value-type="float" office:value="259365" calcext:value-type="float">
            <text:p>259365</text:p>
          </table:table-cell>
          <table:table-cell table:style-name="ce55" table:formula="of:=SUM([.L$11:.L54])" office:value-type="float" office:value="157180" calcext:value-type="float">
            <text:p>157180</text:p>
          </table:table-cell>
          <table:table-cell table:style-name="ce55" table:formula="of:=SUM([.M$11:.M54])" office:value-type="float" office:value="159380" calcext:value-type="float">
            <text:p>159380</text:p>
          </table:table-cell>
          <table:table-cell table:number-columns-repeated="2"/>
          <table:table-cell table:style-name="ce55" table:number-columns-repeated="2"/>
          <table:table-cell table:number-columns-repeated="1003"/>
        </table:table-row>
        <table:table-row table:style-name="ro4">
          <table:table-cell table:style-name="ce1" table:number-columns-repeated="9"/>
          <table:table-cell/>
          <table:table-cell table:style-name="ce21" table:formula="of:=FLOOR([.K$7]*([.K$4]+([.K$5]*([.$N55]-1))^[.K$6]);[.K$8];1)" office:value-type="float" office:value="18320" calcext:value-type="float">
            <text:p>18320</text:p>
          </table:table-cell>
          <table:table-cell table:style-name="ce21" table:formula="of:=FLOOR([.L$7]*([.L$4]+([.L$5]*([.$N55]-1))^[.L$6]);[.L$8];1)" office:value-type="float" office:value="12890" calcext:value-type="float">
            <text:p>12890</text:p>
          </table:table-cell>
          <table:table-cell table:style-name="ce21" table:formula="of:=FLOOR([.M$7]*([.M$4]+([.M$5]*([.$N55]-1))^[.M$6]);[.M$8];1)" office:value-type="float" office:value="12940" calcext:value-type="float">
            <text:p>12940</text:p>
          </table:table-cell>
          <table:table-cell office:value-type="float" office:value="45" calcext:value-type="float">
            <text:p>45</text:p>
          </table:table-cell>
          <table:table-cell table:style-name="ce55" table:formula="of:=SUM([.K$11:.K55])" office:value-type="float" office:value="277685" calcext:value-type="float">
            <text:p>277685</text:p>
          </table:table-cell>
          <table:table-cell table:style-name="ce55" table:formula="of:=SUM([.L$11:.L55])" office:value-type="float" office:value="170070" calcext:value-type="float">
            <text:p>170070</text:p>
          </table:table-cell>
          <table:table-cell table:style-name="ce55" table:formula="of:=SUM([.M$11:.M55])" office:value-type="float" office:value="172320" calcext:value-type="float">
            <text:p>172320</text:p>
          </table:table-cell>
          <table:table-cell table:number-columns-repeated="2"/>
          <table:table-cell table:style-name="ce55" table:number-columns-repeated="2"/>
          <table:table-cell table:number-columns-repeated="1003"/>
        </table:table-row>
        <table:table-row table:style-name="ro4">
          <table:table-cell table:style-name="ce1" table:number-columns-repeated="9"/>
          <table:table-cell/>
          <table:table-cell table:style-name="ce21" table:formula="of:=FLOOR([.K$7]*([.K$4]+([.K$5]*([.$N56]-1))^[.K$6]);[.K$8];1)" office:value-type="float" office:value="19165" calcext:value-type="float">
            <text:p>19165</text:p>
          </table:table-cell>
          <table:table-cell table:style-name="ce21" table:formula="of:=FLOOR([.L$7]*([.L$4]+([.L$5]*([.$N56]-1))^[.L$6]);[.L$8];1)" office:value-type="float" office:value="13630" calcext:value-type="float">
            <text:p>13630</text:p>
          </table:table-cell>
          <table:table-cell table:style-name="ce21" table:formula="of:=FLOOR([.M$7]*([.M$4]+([.M$5]*([.$N56]-1))^[.M$6]);[.M$8];1)" office:value-type="float" office:value="13680" calcext:value-type="float">
            <text:p>13680</text:p>
          </table:table-cell>
          <table:table-cell office:value-type="float" office:value="46" calcext:value-type="float">
            <text:p>46</text:p>
          </table:table-cell>
          <table:table-cell table:style-name="ce55" table:formula="of:=SUM([.K$11:.K56])" office:value-type="float" office:value="296850" calcext:value-type="float">
            <text:p>296850</text:p>
          </table:table-cell>
          <table:table-cell table:style-name="ce55" table:formula="of:=SUM([.L$11:.L56])" office:value-type="float" office:value="183700" calcext:value-type="float">
            <text:p>183700</text:p>
          </table:table-cell>
          <table:table-cell table:style-name="ce55" table:formula="of:=SUM([.M$11:.M56])" office:value-type="float" office:value="186000" calcext:value-type="float">
            <text:p>186000</text:p>
          </table:table-cell>
          <table:table-cell table:number-columns-repeated="2"/>
          <table:table-cell table:style-name="ce55" table:number-columns-repeated="2"/>
          <table:table-cell table:number-columns-repeated="1003"/>
        </table:table-row>
        <table:table-row table:style-name="ro4">
          <table:table-cell table:style-name="ce1" table:number-columns-repeated="9"/>
          <table:table-cell/>
          <table:table-cell table:style-name="ce21" table:formula="of:=FLOOR([.K$7]*([.K$4]+([.K$5]*([.$N57]-1))^[.K$6]);[.K$8];1)" office:value-type="float" office:value="20030" calcext:value-type="float">
            <text:p>20030</text:p>
          </table:table-cell>
          <table:table-cell table:style-name="ce21" table:formula="of:=FLOOR([.L$7]*([.L$4]+([.L$5]*([.$N57]-1))^[.L$6]);[.L$8];1)" office:value-type="float" office:value="14400" calcext:value-type="float">
            <text:p>14400</text:p>
          </table:table-cell>
          <table:table-cell table:style-name="ce21" table:formula="of:=FLOOR([.M$7]*([.M$4]+([.M$5]*([.$N57]-1))^[.M$6]);[.M$8];1)" office:value-type="float" office:value="14450" calcext:value-type="float">
            <text:p>14450</text:p>
          </table:table-cell>
          <table:table-cell office:value-type="float" office:value="47" calcext:value-type="float">
            <text:p>47</text:p>
          </table:table-cell>
          <table:table-cell table:style-name="ce55" table:formula="of:=SUM([.K$11:.K57])" office:value-type="float" office:value="316880" calcext:value-type="float">
            <text:p>316880</text:p>
          </table:table-cell>
          <table:table-cell table:style-name="ce55" table:formula="of:=SUM([.L$11:.L57])" office:value-type="float" office:value="198100" calcext:value-type="float">
            <text:p>198100</text:p>
          </table:table-cell>
          <table:table-cell table:style-name="ce55" table:formula="of:=SUM([.M$11:.M57])" office:value-type="float" office:value="200450" calcext:value-type="float">
            <text:p>200450</text:p>
          </table:table-cell>
          <table:table-cell table:number-columns-repeated="2"/>
          <table:table-cell table:style-name="ce55" table:number-columns-repeated="2"/>
          <table:table-cell table:number-columns-repeated="1003"/>
        </table:table-row>
        <table:table-row table:style-name="ro4">
          <table:table-cell table:style-name="ce1" table:number-columns-repeated="9"/>
          <table:table-cell/>
          <table:table-cell table:style-name="ce21" table:formula="of:=FLOOR([.K$7]*([.K$4]+([.K$5]*([.$N58]-1))^[.K$6]);[.K$8];1)" office:value-type="float" office:value="20910" calcext:value-type="float">
            <text:p>20910</text:p>
          </table:table-cell>
          <table:table-cell table:style-name="ce21" table:formula="of:=FLOOR([.L$7]*([.L$4]+([.L$5]*([.$N58]-1))^[.L$6]);[.L$8];1)" office:value-type="float" office:value="15190" calcext:value-type="float">
            <text:p>15190</text:p>
          </table:table-cell>
          <table:table-cell table:style-name="ce21" table:formula="of:=FLOOR([.M$7]*([.M$4]+([.M$5]*([.$N58]-1))^[.M$6]);[.M$8];1)" office:value-type="float" office:value="15240" calcext:value-type="float">
            <text:p>15240</text:p>
          </table:table-cell>
          <table:table-cell office:value-type="float" office:value="48" calcext:value-type="float">
            <text:p>48</text:p>
          </table:table-cell>
          <table:table-cell table:style-name="ce55" table:formula="of:=SUM([.K$11:.K58])" office:value-type="float" office:value="337790" calcext:value-type="float">
            <text:p>337790</text:p>
          </table:table-cell>
          <table:table-cell table:style-name="ce55" table:formula="of:=SUM([.L$11:.L58])" office:value-type="float" office:value="213290" calcext:value-type="float">
            <text:p>213290</text:p>
          </table:table-cell>
          <table:table-cell table:style-name="ce55" table:formula="of:=SUM([.M$11:.M58])" office:value-type="float" office:value="215690" calcext:value-type="float">
            <text:p>215690</text:p>
          </table:table-cell>
          <table:table-cell table:number-columns-repeated="2"/>
          <table:table-cell table:style-name="ce55" table:number-columns-repeated="2"/>
          <table:table-cell table:number-columns-repeated="1003"/>
        </table:table-row>
        <table:table-row table:style-name="ro4">
          <table:table-cell table:style-name="ce1" table:number-columns-repeated="9"/>
          <table:table-cell/>
          <table:table-cell table:style-name="ce21" table:formula="of:=FLOOR([.K$7]*([.K$4]+([.K$5]*([.$N59]-1))^[.K$6]);[.K$8];1)" office:value-type="float" office:value="21815" calcext:value-type="float">
            <text:p>21815</text:p>
          </table:table-cell>
          <table:table-cell table:style-name="ce21" table:formula="of:=FLOOR([.L$7]*([.L$4]+([.L$5]*([.$N59]-1))^[.L$6]);[.L$8];1)" office:value-type="float" office:value="16010" calcext:value-type="float">
            <text:p>16010</text:p>
          </table:table-cell>
          <table:table-cell table:style-name="ce21" table:formula="of:=FLOOR([.M$7]*([.M$4]+([.M$5]*([.$N59]-1))^[.M$6]);[.M$8];1)" office:value-type="float" office:value="16060" calcext:value-type="float">
            <text:p>16060</text:p>
          </table:table-cell>
          <table:table-cell office:value-type="float" office:value="49" calcext:value-type="float">
            <text:p>49</text:p>
          </table:table-cell>
          <table:table-cell table:style-name="ce55" table:formula="of:=SUM([.K$11:.K59])" office:value-type="float" office:value="359605" calcext:value-type="float">
            <text:p>359605</text:p>
          </table:table-cell>
          <table:table-cell table:style-name="ce55" table:formula="of:=SUM([.L$11:.L59])" office:value-type="float" office:value="229300" calcext:value-type="float">
            <text:p>229300</text:p>
          </table:table-cell>
          <table:table-cell table:style-name="ce55" table:formula="of:=SUM([.M$11:.M59])" office:value-type="float" office:value="231750" calcext:value-type="float">
            <text:p>231750</text:p>
          </table:table-cell>
          <table:table-cell table:number-columns-repeated="2"/>
          <table:table-cell table:style-name="ce55" table:number-columns-repeated="2"/>
          <table:table-cell table:number-columns-repeated="1003"/>
        </table:table-row>
        <table:table-row table:style-name="ro4">
          <table:table-cell table:style-name="ce1" table:number-columns-repeated="9"/>
          <table:table-cell/>
          <table:table-cell table:style-name="ce21" table:formula="of:=FLOOR([.K$7]*([.K$4]+([.K$5]*([.$N60]-1))^[.K$6]);[.K$8];1)" office:value-type="float" office:value="22735" calcext:value-type="float">
            <text:p>22735</text:p>
          </table:table-cell>
          <table:table-cell table:style-name="ce21" table:formula="of:=FLOOR([.L$7]*([.L$4]+([.L$5]*([.$N60]-1))^[.L$6]);[.L$8];1)" office:value-type="float" office:value="16855" calcext:value-type="float">
            <text:p>16855</text:p>
          </table:table-cell>
          <table:table-cell table:style-name="ce21" table:formula="of:=FLOOR([.M$7]*([.M$4]+([.M$5]*([.$N60]-1))^[.M$6]);[.M$8];1)" office:value-type="float" office:value="16905" calcext:value-type="float">
            <text:p>16905</text:p>
          </table:table-cell>
          <table:table-cell office:value-type="float" office:value="50" calcext:value-type="float">
            <text:p>50</text:p>
          </table:table-cell>
          <table:table-cell table:style-name="ce55" table:formula="of:=SUM([.K$11:.K60])" office:value-type="float" office:value="382340" calcext:value-type="float">
            <text:p>382340</text:p>
          </table:table-cell>
          <table:table-cell table:style-name="ce55" table:formula="of:=SUM([.L$11:.L60])" office:value-type="float" office:value="246155" calcext:value-type="float">
            <text:p>246155</text:p>
          </table:table-cell>
          <table:table-cell table:style-name="ce55" table:formula="of:=SUM([.M$11:.M60])" office:value-type="float" office:value="248655" calcext:value-type="float">
            <text:p>248655</text:p>
          </table:table-cell>
          <table:table-cell table:number-columns-repeated="2"/>
          <table:table-cell table:style-name="ce55" table:number-columns-repeated="2"/>
          <table:table-cell table:number-columns-repeated="1003"/>
        </table:table-row>
        <table:table-row table:style-name="ro4">
          <table:table-cell table:style-name="ce1" table:number-columns-repeated="9"/>
          <table:table-cell/>
          <table:table-cell table:style-name="ce21" table:formula="of:=FLOOR([.K$7]*([.K$4]+([.K$5]*([.$N61]-1))^[.K$6]);[.K$8];1)" office:value-type="float" office:value="23680" calcext:value-type="float">
            <text:p>23680</text:p>
          </table:table-cell>
          <table:table-cell table:style-name="ce21" table:formula="of:=FLOOR([.L$7]*([.L$4]+([.L$5]*([.$N61]-1))^[.L$6]);[.L$8];1)" office:value-type="float" office:value="17725" calcext:value-type="float">
            <text:p>17725</text:p>
          </table:table-cell>
          <table:table-cell table:style-name="ce21" table:formula="of:=FLOOR([.M$7]*([.M$4]+([.M$5]*([.$N61]-1))^[.M$6]);[.M$8];1)" office:value-type="float" office:value="17775" calcext:value-type="float">
            <text:p>17775</text:p>
          </table:table-cell>
          <table:table-cell office:value-type="float" office:value="51" calcext:value-type="float">
            <text:p>51</text:p>
          </table:table-cell>
          <table:table-cell table:style-name="ce55" table:formula="of:=SUM([.K$11:.K61])" office:value-type="float" office:value="406020" calcext:value-type="float">
            <text:p>406020</text:p>
          </table:table-cell>
          <table:table-cell table:style-name="ce55" table:formula="of:=SUM([.L$11:.L61])" office:value-type="float" office:value="263880" calcext:value-type="float">
            <text:p>263880</text:p>
          </table:table-cell>
          <table:table-cell table:style-name="ce55" table:formula="of:=SUM([.M$11:.M61])" office:value-type="float" office:value="266430" calcext:value-type="float">
            <text:p>266430</text:p>
          </table:table-cell>
          <table:table-cell table:number-columns-repeated="2"/>
          <table:table-cell table:style-name="ce55" table:number-columns-repeated="2"/>
          <table:table-cell table:number-columns-repeated="1003"/>
        </table:table-row>
        <table:table-row table:style-name="ro4">
          <table:table-cell table:style-name="ce1" table:number-columns-repeated="9"/>
          <table:table-cell/>
          <table:table-cell table:style-name="ce21" table:formula="of:=FLOOR([.K$7]*([.K$4]+([.K$5]*([.$N62]-1))^[.K$6]);[.K$8];1)" office:value-type="float" office:value="24640" calcext:value-type="float">
            <text:p>24640</text:p>
          </table:table-cell>
          <table:table-cell table:style-name="ce21" table:formula="of:=FLOOR([.L$7]*([.L$4]+([.L$5]*([.$N62]-1))^[.L$6]);[.L$8];1)" office:value-type="float" office:value="18620" calcext:value-type="float">
            <text:p>18620</text:p>
          </table:table-cell>
          <table:table-cell table:style-name="ce21" table:formula="of:=FLOOR([.M$7]*([.M$4]+([.M$5]*([.$N62]-1))^[.M$6]);[.M$8];1)" office:value-type="float" office:value="18670" calcext:value-type="float">
            <text:p>18670</text:p>
          </table:table-cell>
          <table:table-cell office:value-type="float" office:value="52" calcext:value-type="float">
            <text:p>52</text:p>
          </table:table-cell>
          <table:table-cell table:style-name="ce55" table:formula="of:=SUM([.K$11:.K62])" office:value-type="float" office:value="430660" calcext:value-type="float">
            <text:p>430660</text:p>
          </table:table-cell>
          <table:table-cell table:style-name="ce55" table:formula="of:=SUM([.L$11:.L62])" office:value-type="float" office:value="282500" calcext:value-type="float">
            <text:p>282500</text:p>
          </table:table-cell>
          <table:table-cell table:style-name="ce55" table:formula="of:=SUM([.M$11:.M62])" office:value-type="float" office:value="285100" calcext:value-type="float">
            <text:p>285100</text:p>
          </table:table-cell>
          <table:table-cell table:number-columns-repeated="2"/>
          <table:table-cell table:style-name="ce55" table:number-columns-repeated="2"/>
          <table:table-cell table:number-columns-repeated="1003"/>
        </table:table-row>
        <table:table-row table:style-name="ro4">
          <table:table-cell table:style-name="ce1" table:number-columns-repeated="9"/>
          <table:table-cell/>
          <table:table-cell table:style-name="ce21" table:formula="of:=FLOOR([.K$7]*([.K$4]+([.K$5]*([.$N63]-1))^[.K$6]);[.K$8];1)" office:value-type="float" office:value="25620" calcext:value-type="float">
            <text:p>25620</text:p>
          </table:table-cell>
          <table:table-cell table:style-name="ce21" table:formula="of:=FLOOR([.L$7]*([.L$4]+([.L$5]*([.$N63]-1))^[.L$6]);[.L$8];1)" office:value-type="float" office:value="19545" calcext:value-type="float">
            <text:p>19545</text:p>
          </table:table-cell>
          <table:table-cell table:style-name="ce21" table:formula="of:=FLOOR([.M$7]*([.M$4]+([.M$5]*([.$N63]-1))^[.M$6]);[.M$8];1)" office:value-type="float" office:value="19595" calcext:value-type="float">
            <text:p>19595</text:p>
          </table:table-cell>
          <table:table-cell office:value-type="float" office:value="53" calcext:value-type="float">
            <text:p>53</text:p>
          </table:table-cell>
          <table:table-cell table:style-name="ce55" table:formula="of:=SUM([.K$11:.K63])" office:value-type="float" office:value="456280" calcext:value-type="float">
            <text:p>456280</text:p>
          </table:table-cell>
          <table:table-cell table:style-name="ce55" table:formula="of:=SUM([.L$11:.L63])" office:value-type="float" office:value="302045" calcext:value-type="float">
            <text:p>302045</text:p>
          </table:table-cell>
          <table:table-cell table:style-name="ce55" table:formula="of:=SUM([.M$11:.M63])" office:value-type="float" office:value="304695" calcext:value-type="float">
            <text:p>304695</text:p>
          </table:table-cell>
          <table:table-cell table:number-columns-repeated="2"/>
          <table:table-cell table:style-name="ce55" table:number-columns-repeated="2"/>
          <table:table-cell table:number-columns-repeated="1003"/>
        </table:table-row>
        <table:table-row table:style-name="ro4">
          <table:table-cell table:style-name="ce1" table:number-columns-repeated="9"/>
          <table:table-cell/>
          <table:table-cell table:style-name="ce21" table:formula="of:=FLOOR([.K$7]*([.K$4]+([.K$5]*([.$N64]-1))^[.K$6]);[.K$8];1)" office:value-type="float" office:value="26620" calcext:value-type="float">
            <text:p>26620</text:p>
          </table:table-cell>
          <table:table-cell table:style-name="ce21" table:formula="of:=FLOOR([.L$7]*([.L$4]+([.L$5]*([.$N64]-1))^[.L$6]);[.L$8];1)" office:value-type="float" office:value="20495" calcext:value-type="float">
            <text:p>20495</text:p>
          </table:table-cell>
          <table:table-cell table:style-name="ce21" table:formula="of:=FLOOR([.M$7]*([.M$4]+([.M$5]*([.$N64]-1))^[.M$6]);[.M$8];1)" office:value-type="float" office:value="20545" calcext:value-type="float">
            <text:p>20545</text:p>
          </table:table-cell>
          <table:table-cell office:value-type="float" office:value="54" calcext:value-type="float">
            <text:p>54</text:p>
          </table:table-cell>
          <table:table-cell table:style-name="ce55" table:formula="of:=SUM([.K$11:.K64])" office:value-type="float" office:value="482900" calcext:value-type="float">
            <text:p>482900</text:p>
          </table:table-cell>
          <table:table-cell table:style-name="ce55" table:formula="of:=SUM([.L$11:.L64])" office:value-type="float" office:value="322540" calcext:value-type="float">
            <text:p>322540</text:p>
          </table:table-cell>
          <table:table-cell table:style-name="ce55" table:formula="of:=SUM([.M$11:.M64])" office:value-type="float" office:value="325240" calcext:value-type="float">
            <text:p>325240</text:p>
          </table:table-cell>
          <table:table-cell table:number-columns-repeated="2"/>
          <table:table-cell table:style-name="ce55" table:number-columns-repeated="2"/>
          <table:table-cell table:number-columns-repeated="1003"/>
        </table:table-row>
        <table:table-row table:style-name="ro4">
          <table:table-cell table:style-name="ce1" table:number-columns-repeated="9"/>
          <table:table-cell/>
          <table:table-cell table:style-name="ce21" table:formula="of:=FLOOR([.K$7]*([.K$4]+([.K$5]*([.$N65]-1))^[.K$6]);[.K$8];1)" office:value-type="float" office:value="27635" calcext:value-type="float">
            <text:p>27635</text:p>
          </table:table-cell>
          <table:table-cell table:style-name="ce21" table:formula="of:=FLOOR([.L$7]*([.L$4]+([.L$5]*([.$N65]-1))^[.L$6]);[.L$8];1)" office:value-type="float" office:value="21475" calcext:value-type="float">
            <text:p>21475</text:p>
          </table:table-cell>
          <table:table-cell table:style-name="ce21" table:formula="of:=FLOOR([.M$7]*([.M$4]+([.M$5]*([.$N65]-1))^[.M$6]);[.M$8];1)" office:value-type="float" office:value="21525" calcext:value-type="float">
            <text:p>21525</text:p>
          </table:table-cell>
          <table:table-cell office:value-type="float" office:value="55" calcext:value-type="float">
            <text:p>55</text:p>
          </table:table-cell>
          <table:table-cell table:style-name="ce55" table:formula="of:=SUM([.K$11:.K65])" office:value-type="float" office:value="510535" calcext:value-type="float">
            <text:p>510535</text:p>
          </table:table-cell>
          <table:table-cell table:style-name="ce55" table:formula="of:=SUM([.L$11:.L65])" office:value-type="float" office:value="344015" calcext:value-type="float">
            <text:p>344015</text:p>
          </table:table-cell>
          <table:table-cell table:style-name="ce55" table:formula="of:=SUM([.M$11:.M65])" office:value-type="float" office:value="346765" calcext:value-type="float">
            <text:p>346765</text:p>
          </table:table-cell>
          <table:table-cell table:number-columns-repeated="2"/>
          <table:table-cell table:style-name="ce55" table:number-columns-repeated="2"/>
          <table:table-cell table:number-columns-repeated="1003"/>
        </table:table-row>
        <table:table-row table:style-name="ro4">
          <table:table-cell table:style-name="ce1" table:number-columns-repeated="9"/>
          <table:table-cell/>
          <table:table-cell table:style-name="ce21" table:formula="of:=FLOOR([.K$7]*([.K$4]+([.K$5]*([.$N66]-1))^[.K$6]);[.K$8];1)" office:value-type="float" office:value="28675" calcext:value-type="float">
            <text:p>28675</text:p>
          </table:table-cell>
          <table:table-cell table:style-name="ce21" table:formula="of:=FLOOR([.L$7]*([.L$4]+([.L$5]*([.$N66]-1))^[.L$6]);[.L$8];1)" office:value-type="float" office:value="22480" calcext:value-type="float">
            <text:p>22480</text:p>
          </table:table-cell>
          <table:table-cell table:style-name="ce21" table:formula="of:=FLOOR([.M$7]*([.M$4]+([.M$5]*([.$N66]-1))^[.M$6]);[.M$8];1)" office:value-type="float" office:value="22530" calcext:value-type="float">
            <text:p>22530</text:p>
          </table:table-cell>
          <table:table-cell office:value-type="float" office:value="56" calcext:value-type="float">
            <text:p>56</text:p>
          </table:table-cell>
          <table:table-cell table:style-name="ce55" table:formula="of:=SUM([.K$11:.K66])" office:value-type="float" office:value="539210" calcext:value-type="float">
            <text:p>539210</text:p>
          </table:table-cell>
          <table:table-cell table:style-name="ce55" table:formula="of:=SUM([.L$11:.L66])" office:value-type="float" office:value="366495" calcext:value-type="float">
            <text:p>366495</text:p>
          </table:table-cell>
          <table:table-cell table:style-name="ce55" table:formula="of:=SUM([.M$11:.M66])" office:value-type="float" office:value="369295" calcext:value-type="float">
            <text:p>369295</text:p>
          </table:table-cell>
          <table:table-cell table:number-columns-repeated="1007"/>
        </table:table-row>
        <table:table-row table:style-name="ro4">
          <table:table-cell table:style-name="ce1" table:number-columns-repeated="9"/>
          <table:table-cell/>
          <table:table-cell table:style-name="ce21" table:formula="of:=FLOOR([.K$7]*([.K$4]+([.K$5]*([.$N67]-1))^[.K$6]);[.K$8];1)" office:value-type="float" office:value="29730" calcext:value-type="float">
            <text:p>29730</text:p>
          </table:table-cell>
          <table:table-cell table:style-name="ce21" table:formula="of:=FLOOR([.L$7]*([.L$4]+([.L$5]*([.$N67]-1))^[.L$6]);[.L$8];1)" office:value-type="float" office:value="23515" calcext:value-type="float">
            <text:p>23515</text:p>
          </table:table-cell>
          <table:table-cell table:style-name="ce21" table:formula="of:=FLOOR([.M$7]*([.M$4]+([.M$5]*([.$N67]-1))^[.M$6]);[.M$8];1)" office:value-type="float" office:value="23565" calcext:value-type="float">
            <text:p>23565</text:p>
          </table:table-cell>
          <table:table-cell office:value-type="float" office:value="57" calcext:value-type="float">
            <text:p>57</text:p>
          </table:table-cell>
          <table:table-cell table:style-name="ce55" table:formula="of:=SUM([.K$11:.K67])" office:value-type="float" office:value="568940" calcext:value-type="float">
            <text:p>568940</text:p>
          </table:table-cell>
          <table:table-cell table:style-name="ce55" table:formula="of:=SUM([.L$11:.L67])" office:value-type="float" office:value="390010" calcext:value-type="float">
            <text:p>390010</text:p>
          </table:table-cell>
          <table:table-cell table:style-name="ce55" table:formula="of:=SUM([.M$11:.M67])" office:value-type="float" office:value="392860" calcext:value-type="float">
            <text:p>392860</text:p>
          </table:table-cell>
          <table:table-cell table:number-columns-repeated="1007"/>
        </table:table-row>
        <table:table-row table:style-name="ro4">
          <table:table-cell table:style-name="ce1" table:number-columns-repeated="9"/>
          <table:table-cell/>
          <table:table-cell table:style-name="ce21" table:formula="of:=FLOOR([.K$7]*([.K$4]+([.K$5]*([.$N68]-1))^[.K$6]);[.K$8];1)" office:value-type="float" office:value="30805" calcext:value-type="float">
            <text:p>30805</text:p>
          </table:table-cell>
          <table:table-cell table:style-name="ce21" table:formula="of:=FLOOR([.L$7]*([.L$4]+([.L$5]*([.$N68]-1))^[.L$6]);[.L$8];1)" office:value-type="float" office:value="24575" calcext:value-type="float">
            <text:p>24575</text:p>
          </table:table-cell>
          <table:table-cell table:style-name="ce21" table:formula="of:=FLOOR([.M$7]*([.M$4]+([.M$5]*([.$N68]-1))^[.M$6]);[.M$8];1)" office:value-type="float" office:value="24625" calcext:value-type="float">
            <text:p>24625</text:p>
          </table:table-cell>
          <table:table-cell office:value-type="float" office:value="58" calcext:value-type="float">
            <text:p>58</text:p>
          </table:table-cell>
          <table:table-cell table:style-name="ce55" table:formula="of:=SUM([.K$11:.K68])" office:value-type="float" office:value="599745" calcext:value-type="float">
            <text:p>599745</text:p>
          </table:table-cell>
          <table:table-cell table:style-name="ce55" table:formula="of:=SUM([.L$11:.L68])" office:value-type="float" office:value="414585" calcext:value-type="float">
            <text:p>414585</text:p>
          </table:table-cell>
          <table:table-cell table:style-name="ce55" table:formula="of:=SUM([.M$11:.M68])" office:value-type="float" office:value="417485" calcext:value-type="float">
            <text:p>417485</text:p>
          </table:table-cell>
          <table:table-cell table:number-columns-repeated="1007"/>
        </table:table-row>
        <table:table-row table:style-name="ro4">
          <table:table-cell table:style-name="ce1" table:number-columns-repeated="9"/>
          <table:table-cell/>
          <table:table-cell table:style-name="ce21" table:formula="of:=FLOOR([.K$7]*([.K$4]+([.K$5]*([.$N69]-1))^[.K$6]);[.K$8];1)" office:value-type="float" office:value="31900" calcext:value-type="float">
            <text:p>31900</text:p>
          </table:table-cell>
          <table:table-cell table:style-name="ce21" table:formula="of:=FLOOR([.L$7]*([.L$4]+([.L$5]*([.$N69]-1))^[.L$6]);[.L$8];1)" office:value-type="float" office:value="25665" calcext:value-type="float">
            <text:p>25665</text:p>
          </table:table-cell>
          <table:table-cell table:style-name="ce21" table:formula="of:=FLOOR([.M$7]*([.M$4]+([.M$5]*([.$N69]-1))^[.M$6]);[.M$8];1)" office:value-type="float" office:value="25715" calcext:value-type="float">
            <text:p>25715</text:p>
          </table:table-cell>
          <table:table-cell office:value-type="float" office:value="59" calcext:value-type="float">
            <text:p>59</text:p>
          </table:table-cell>
          <table:table-cell table:style-name="ce55" table:formula="of:=SUM([.K$11:.K69])" office:value-type="float" office:value="631645" calcext:value-type="float">
            <text:p>631645</text:p>
          </table:table-cell>
          <table:table-cell table:style-name="ce55" table:formula="of:=SUM([.L$11:.L69])" office:value-type="float" office:value="440250" calcext:value-type="float">
            <text:p>440250</text:p>
          </table:table-cell>
          <table:table-cell table:style-name="ce55" table:formula="of:=SUM([.M$11:.M69])" office:value-type="float" office:value="443200" calcext:value-type="float">
            <text:p>443200</text:p>
          </table:table-cell>
          <table:table-cell table:number-columns-repeated="1007"/>
        </table:table-row>
        <table:table-row table:style-name="ro4">
          <table:table-cell table:style-name="ce1" table:number-columns-repeated="9"/>
          <table:table-cell/>
          <table:table-cell table:style-name="ce21" table:formula="of:=FLOOR([.K$7]*([.K$4]+([.K$5]*([.$N70]-1))^[.K$6]);[.K$8];1)" office:value-type="float" office:value="33015" calcext:value-type="float">
            <text:p>33015</text:p>
          </table:table-cell>
          <table:table-cell table:style-name="ce21" table:formula="of:=FLOOR([.L$7]*([.L$4]+([.L$5]*([.$N70]-1))^[.L$6]);[.L$8];1)" office:value-type="float" office:value="26785" calcext:value-type="float">
            <text:p>26785</text:p>
          </table:table-cell>
          <table:table-cell table:style-name="ce21" table:formula="of:=FLOOR([.M$7]*([.M$4]+([.M$5]*([.$N70]-1))^[.M$6]);[.M$8];1)" office:value-type="float" office:value="26835" calcext:value-type="float">
            <text:p>26835</text:p>
          </table:table-cell>
          <table:table-cell office:value-type="float" office:value="60" calcext:value-type="float">
            <text:p>60</text:p>
          </table:table-cell>
          <table:table-cell table:style-name="ce55" table:formula="of:=SUM([.K$11:.K70])" office:value-type="float" office:value="664660" calcext:value-type="float">
            <text:p>664660</text:p>
          </table:table-cell>
          <table:table-cell table:style-name="ce55" table:formula="of:=SUM([.L$11:.L70])" office:value-type="float" office:value="467035" calcext:value-type="float">
            <text:p>467035</text:p>
          </table:table-cell>
          <table:table-cell table:style-name="ce55" table:formula="of:=SUM([.M$11:.M70])" office:value-type="float" office:value="470035" calcext:value-type="float">
            <text:p>470035</text:p>
          </table:table-cell>
          <table:table-cell table:number-columns-repeated="1007"/>
        </table:table-row>
        <table:table-row table:style-name="ro5" table:number-rows-repeated="104850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olicy Costs_Old" table:style-name="ta7">
        <table:table-column table:style-name="co9" table:default-cell-style-name="ce17"/>
        <table:table-column table:style-name="co20" table:number-columns-repeated="11" table:default-cell-style-name="ce17"/>
        <table:table-column table:style-name="co22" table:number-columns-repeated="10" table:default-cell-style-name="ce17"/>
        <table:table-column table:style-name="co9" table:number-columns-repeated="235" table:default-cell-style-name="ce17"/>
        <table:table-column table:style-name="co9" table:number-columns-repeated="767" table:default-cell-style-name="Default"/>
        <table:table-row table:style-name="ro4">
          <table:table-cell table:style-name="ce53">
            <draw:frame table:end-cell-address="'Policy Costs_Old'.I22" table:end-x="0.1547in" table:end-y="0.0728in" draw:z-index="0" draw:name="Chart 1" draw:style-name="gr1" draw:text-style-name="P1" svg:width="5.9461in" svg:height="4.0248in" svg:x="0.0008in" svg:y="0in">
              <draw:object draw:notify-on-update-of-ranges="'Policy Costs_Old'.I36:'Policy Costs_Old'.I71 'Policy Costs_Old'.J35:'Policy Costs_Old'.J35 'Policy Costs_Old'.J36:'Policy Costs_Old'.J71 'Policy Costs_Old'.K35:'Policy Costs_Old'.K35 'Policy Costs_Old'.K36:'Policy Costs_Old'.K71 'Policy Costs_Old'.L35:'Policy Costs_Old'.L35 'Policy Costs_Old'.L36:'Policy Costs_Old'.L7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53" table:number-columns-repeated="3"/>
          <table:table-cell table:number-columns-repeated="8"/>
          <table:table-cell table:style-name="ce62"/>
          <table:table-cell table:style-name="ce63" table:number-columns-repeated="2"/>
          <table:table-cell table:style-name="ce69"/>
          <table:table-cell table:style-name="ce63"/>
          <table:table-cell table:style-name="ce68"/>
          <table:table-cell table:style-name="ce64" table:number-columns-repeated="4"/>
          <table:table-cell table:style-name="ce67" table:number-columns-repeated="2"/>
          <table:table-cell table:style-name="ce64"/>
          <table:table-cell table:number-columns-repeated="999"/>
        </table:table-row>
        <table:table-row table:style-name="ro4">
          <table:table-cell table:number-columns-repeated="12"/>
          <table:table-cell table:style-name="ce62"/>
          <table:table-cell table:style-name="ce63" office:value-type="string" calcext:value-type="string">
            <text:p>WW</text:p>
          </table:table-cell>
          <table:table-cell table:style-name="ce63" office:value-type="string" calcext:value-type="string">
            <text:p>CS</text:p>
          </table:table-cell>
          <table:table-cell table:style-name="ce69" office:value-type="string" calcext:value-type="string">
            <text:p>Spec</text:p>
          </table:table-cell>
          <table:table-cell table:style-name="ce63" office:value-type="string" calcext:value-type="string">
            <text:p>Land</text:p>
          </table:table-cell>
          <table:table-cell table:style-name="ce68" office:value-type="percentage" office:value="0.75" calcext:value-type="percentage">
            <text:p>75%</text:p>
          </table:table-cell>
          <table:table-cell table:style-name="ce64" office:value-type="string" calcext:value-type="string">
            <text:p>Puppet or “Before” culture</text:p>
          </table:table-cell>
          <table:table-cell table:style-name="ce64" table:number-columns-repeated="3"/>
          <table:table-cell table:style-name="ce67" table:number-columns-repeated="2"/>
          <table:table-cell table:style-name="ce64"/>
          <table:table-cell table:number-columns-repeated="999"/>
        </table:table-row>
        <table:table-row table:style-name="ro4">
          <table:table-cell table:number-columns-repeated="12"/>
          <table:table-cell table:style-name="ce62"/>
          <table:table-cell table:style-name="ce64" office:value-type="float" office:value="0" calcext:value-type="float">
            <text:p>0</text:p>
          </table:table-cell>
          <table:table-cell table:style-name="ce64" office:value-type="float" office:value="25" calcext:value-type="float">
            <text:p>25</text:p>
          </table:table-cell>
          <table:table-cell table:style-name="ce67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4" table:formula="of:=SUM([.N3:.Q3])" office:value-type="float" office:value="25" calcext:value-type="float">
            <text:p>25</text:p>
          </table:table-cell>
          <table:table-cell table:style-name="ce64" office:value-type="string" calcext:value-type="string">
            <text:p>Player culture income</text:p>
          </table:table-cell>
          <table:table-cell table:style-name="ce64" table:number-columns-repeated="3"/>
          <table:table-cell table:style-name="ce67" table:number-columns-repeated="2"/>
          <table:table-cell table:style-name="ce64"/>
          <table:table-cell table:number-columns-repeated="999"/>
        </table:table-row>
        <table:table-row table:style-name="ro4">
          <table:table-cell table:number-columns-repeated="12"/>
          <table:table-cell table:style-name="ce62"/>
          <table:table-cell table:style-name="ce64" table:number-columns-repeated="3"/>
          <table:table-cell table:style-name="ce67"/>
          <table:table-cell table:style-name="ce64" office:value-type="float" office:value="10" calcext:value-type="float">
            <text:p>10</text:p>
          </table:table-cell>
          <table:table-cell table:style-name="ce64" office:value-type="string" calcext:value-type="string">
            <text:p>Average city size</text:p>
          </table:table-cell>
          <table:table-cell table:style-name="ce64" table:number-columns-repeated="4"/>
          <table:table-cell table:style-name="ce67"/>
          <table:table-cell table:style-name="ce64"/>
          <table:table-cell table:number-columns-repeated="999"/>
        </table:table-row>
        <table:table-row table:style-name="ro4">
          <table:table-cell table:number-columns-repeated="12"/>
          <table:table-cell table:style-name="ce62"/>
          <table:table-cell table:style-name="ce64" table:number-columns-repeated="10"/>
          <table:table-cell table:style-name="ce67"/>
          <table:table-cell table:style-name="ce64"/>
          <table:table-cell table:number-columns-repeated="999"/>
        </table:table-row>
        <table:table-row table:style-name="ro9">
          <table:table-cell table:number-columns-repeated="12"/>
          <table:table-cell table:style-name="ce62"/>
          <table:table-cell table:style-name="ce65" office:value-type="string" calcext:value-type="string" table:number-columns-spanned="2" table:number-rows-spanned="2">
            <text:p>Garrison</text:p>
          </table:table-cell>
          <table:covered-table-cell table:style-name="ce65"/>
          <table:table-cell table:style-name="ce64"/>
          <table:table-cell table:style-name="ce70" office:value-type="string" calcext:value-type="string" table:number-columns-spanned="2" table:number-rows-spanned="2">
            <text:p>Garrison, Mon</text:p>
          </table:table-cell>
          <table:covered-table-cell table:style-name="ce70"/>
          <table:table-cell table:style-name="ce64"/>
          <table:table-cell table:style-name="ce70" office:value-type="string" calcext:value-type="string" table:number-columns-spanned="2" table:number-rows-spanned="2">
            <text:p>Garrison, Mon, Temple</text:p>
          </table:table-cell>
          <table:covered-table-cell table:style-name="ce70"/>
          <table:table-cell table:style-name="ce62"/>
          <table:table-cell table:style-name="ce70" table:number-columns-spanned="2" table:number-rows-spanned="2"/>
          <table:covered-table-cell table:style-name="ce70"/>
          <table:table-cell table:style-name="ce64"/>
          <table:table-cell table:number-columns-repeated="999"/>
        </table:table-row>
        <table:table-row table:style-name="ro4">
          <table:table-cell table:number-columns-repeated="12"/>
          <table:table-cell table:style-name="ce62"/>
          <table:covered-table-cell table:number-columns-repeated="2" table:style-name="ce65"/>
          <table:table-cell table:style-name="ce64"/>
          <table:covered-table-cell table:number-columns-repeated="2" table:style-name="ce70"/>
          <table:table-cell table:style-name="ce64"/>
          <table:covered-table-cell table:number-columns-repeated="2" table:style-name="ce70"/>
          <table:table-cell table:style-name="ce62"/>
          <table:covered-table-cell table:number-columns-repeated="2" table:style-name="ce70"/>
          <table:table-cell table:style-name="ce64"/>
          <table:table-cell table:number-columns-repeated="999"/>
        </table:table-row>
        <table:table-row table:style-name="ro4">
          <table:table-cell table:number-columns-repeated="12"/>
          <table:table-cell table:style-name="ce62"/>
          <table:table-cell table:style-name="ce64" office:value-type="string" calcext:value-type="string">
            <text:p>Rev</text:p>
          </table:table-cell>
          <table:table-cell table:style-name="ce67" office:value-type="float" office:value="2" calcext:value-type="float">
            <text:p>2</text:p>
          </table:table-cell>
          <table:table-cell table:style-name="ce64"/>
          <table:table-cell table:style-name="ce64" office:value-type="string" calcext:value-type="string">
            <text:p>Rev</text:p>
          </table:table-cell>
          <table:table-cell table:style-name="ce67" office:value-type="float" office:value="4" calcext:value-type="float">
            <text:p>4</text:p>
          </table:table-cell>
          <table:table-cell table:style-name="ce64"/>
          <table:table-cell table:style-name="ce64" office:value-type="string" calcext:value-type="string">
            <text:p>Rev</text:p>
          </table:table-cell>
          <table:table-cell table:style-name="ce67" office:value-type="float" office:value="7" calcext:value-type="float">
            <text:p>7</text:p>
          </table:table-cell>
          <table:table-cell table:style-name="ce64" table:number-columns-repeated="2"/>
          <table:table-cell table:style-name="ce67"/>
          <table:table-cell table:style-name="ce64"/>
          <table:table-cell table:number-columns-repeated="999"/>
        </table:table-row>
        <table:table-row table:style-name="ro4">
          <table:table-cell table:number-columns-repeated="12"/>
          <table:table-cell table:style-name="ce62"/>
          <table:table-cell table:style-name="ce64" office:value-type="string" calcext:value-type="string">
            <text:p>Exp</text:p>
          </table:table-cell>
          <table:table-cell table:style-name="ce68" office:value-type="percentage" office:value="0.15" calcext:value-type="percentage">
            <text:p>15%</text:p>
          </table:table-cell>
          <table:table-cell table:style-name="ce64"/>
          <table:table-cell table:style-name="ce64" office:value-type="string" calcext:value-type="string">
            <text:p>Exp</text:p>
          </table:table-cell>
          <table:table-cell table:style-name="ce68" office:value-type="percentage" office:value="0.15" calcext:value-type="percentage">
            <text:p>15%</text:p>
          </table:table-cell>
          <table:table-cell table:style-name="ce64"/>
          <table:table-cell table:style-name="ce64" office:value-type="string" calcext:value-type="string">
            <text:p>Exp</text:p>
          </table:table-cell>
          <table:table-cell table:style-name="ce68" office:value-type="percentage" office:value="0.15" calcext:value-type="percentage">
            <text:p>15%</text:p>
          </table:table-cell>
          <table:table-cell table:style-name="ce64" table:number-columns-repeated="2"/>
          <table:table-cell table:style-name="ce68"/>
          <table:table-cell table:style-name="ce64"/>
          <table:table-cell table:number-columns-repeated="999"/>
        </table:table-row>
        <table:table-row table:style-name="ro4">
          <table:table-cell table:number-columns-repeated="12"/>
          <table:table-cell table:style-name="ce62"/>
          <table:table-cell table:style-name="ce64" table:number-columns-repeated="12"/>
          <table:table-cell table:number-columns-repeated="999"/>
        </table:table-row>
        <table:table-row table:style-name="ro4">
          <table:table-cell table:number-columns-repeated="12"/>
          <table:table-cell table:style-name="ce62"/>
          <table:table-cell table:style-name="ce63" office:value-type="string" calcext:value-type="string">
            <text:p>Cities</text:p>
          </table:table-cell>
          <table:table-cell table:style-name="ce63" office:value-type="string" calcext:value-type="string">
            <text:p>Rate</text:p>
          </table:table-cell>
          <table:table-cell table:style-name="ce63"/>
          <table:table-cell table:style-name="ce63" office:value-type="string" calcext:value-type="string">
            <text:p>Cities</text:p>
          </table:table-cell>
          <table:table-cell table:style-name="ce63" office:value-type="string" calcext:value-type="string">
            <text:p>Rate</text:p>
          </table:table-cell>
          <table:table-cell table:style-name="ce71"/>
          <table:table-cell table:style-name="ce63" office:value-type="string" calcext:value-type="string">
            <text:p>Cities</text:p>
          </table:table-cell>
          <table:table-cell table:style-name="ce63" office:value-type="string" calcext:value-type="string">
            <text:p>Rate</text:p>
          </table:table-cell>
          <table:table-cell table:style-name="ce72"/>
          <table:table-cell table:style-name="ce64" table:number-columns-repeated="3"/>
          <table:table-cell table:number-columns-repeated="999"/>
        </table:table-row>
        <table:table-row table:style-name="ro4">
          <table:table-cell table:number-columns-repeated="12"/>
          <table:table-cell table:style-name="ce62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7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2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2"/>
          <table:table-cell table:style-name="ce64" table:number-columns-repeated="3"/>
          <table:table-cell table:number-columns-repeated="999"/>
        </table:table-row>
        <table:table-row table:style-name="ro4">
          <table:table-cell table:number-columns-repeated="12"/>
          <table:table-cell table:style-name="ce62"/>
          <table:table-cell table:style-name="ce64" office:value-type="float" office:value="2" calcext:value-type="float">
            <text:p>2</text:p>
          </table:table-cell>
          <table:table-cell table:style-name="ce68" table:formula="of:=-1*(((1+[.N13]*[.O$9]-1*[.O$9])*([.$F$3]+([.N13]+[.$F$2]-1)*[.O$8]))/((1+[.N13]*[.O$9]-2*[.O$9])*([.$F$3]+[.N13]*[.O$8]-0*[.O$8]))-1)" office:value-type="percentage" office:value="0.425" calcext:value-type="percentage">
            <text:p>43%</text:p>
          </table:table-cell>
          <table:table-cell table:style-name="ce67"/>
          <table:table-cell table:style-name="ce64" office:value-type="float" office:value="2" calcext:value-type="float">
            <text:p>2</text:p>
          </table:table-cell>
          <table:table-cell table:style-name="ce68" table:formula="of:=-1*(((1+[.Q13]*[.R$9]-1*[.R$9])*([.$F$3]+([.Q13]+[.$F$2]-1)*[.R$8]))/((1+[.Q13]*[.R$9]-2*[.R$9])*([.$F$3]+[.Q13]*[.R$8]-0*[.R$8]))-1)" office:value-type="percentage" office:value="0.425" calcext:value-type="percentage">
            <text:p>43%</text:p>
          </table:table-cell>
          <table:table-cell table:style-name="ce72"/>
          <table:table-cell table:style-name="ce64" office:value-type="float" office:value="2" calcext:value-type="float">
            <text:p>2</text:p>
          </table:table-cell>
          <table:table-cell table:style-name="ce68" table:formula="of:=-1*(((1+[.T13]*[.U$9]-1*[.U$9])*([.$F$3]+([.T13]+[.$F$2]-1)*[.U$8]))/((1+[.T13]*[.U$9]-2*[.U$9])*([.$F$3]+[.T13]*[.U$8]-0*[.U$8]))-1)" office:value-type="percentage" office:value="0.425" calcext:value-type="percentage">
            <text:p>43%</text:p>
          </table:table-cell>
          <table:table-cell table:style-name="ce72"/>
          <table:table-cell table:style-name="ce64"/>
          <table:table-cell table:style-name="ce68"/>
          <table:table-cell table:style-name="ce64"/>
          <table:table-cell table:number-columns-repeated="999"/>
        </table:table-row>
        <table:table-row table:style-name="ro4">
          <table:table-cell table:number-columns-repeated="12"/>
          <table:table-cell table:style-name="ce62"/>
          <table:table-cell table:style-name="ce64" office:value-type="float" office:value="3" calcext:value-type="float">
            <text:p>3</text:p>
          </table:table-cell>
          <table:table-cell table:style-name="ce68" table:formula="of:=-1*(((1+[.N14]*[.O$9]-1*[.O$9])*([.$F$3]+([.N14]+[.$F$2]-1)*[.O$8]))/((1+[.N14]*[.O$9]-2*[.O$9])*([.$F$3]+[.N14]*[.O$8]-0*[.O$8]))-1)" office:value-type="percentage" office:value="0.246376811594203" calcext:value-type="percentage">
            <text:p>25%</text:p>
          </table:table-cell>
          <table:table-cell table:style-name="ce67"/>
          <table:table-cell table:style-name="ce64" office:value-type="float" office:value="3" calcext:value-type="float">
            <text:p>3</text:p>
          </table:table-cell>
          <table:table-cell table:style-name="ce68" table:formula="of:=-1*(((1+[.Q14]*[.R$9]-1*[.R$9])*([.$F$3]+([.Q14]+[.$F$2]-1)*[.R$8]))/((1+[.Q14]*[.R$9]-2*[.R$9])*([.$F$3]+[.Q14]*[.R$8]-0*[.R$8]))-1)" office:value-type="percentage" office:value="0.246376811594203" calcext:value-type="percentage">
            <text:p>25%</text:p>
          </table:table-cell>
          <table:table-cell table:style-name="ce72"/>
          <table:table-cell table:style-name="ce64" office:value-type="float" office:value="3" calcext:value-type="float">
            <text:p>3</text:p>
          </table:table-cell>
          <table:table-cell table:style-name="ce68" table:formula="of:=-1*(((1+[.T14]*[.U$9]-1*[.U$9])*([.$F$3]+([.T14]+[.$F$2]-1)*[.U$8]))/((1+[.T14]*[.U$9]-2*[.U$9])*([.$F$3]+[.T14]*[.U$8]-0*[.U$8]))-1)" office:value-type="percentage" office:value="0.246376811594203" calcext:value-type="percentage">
            <text:p>25%</text:p>
          </table:table-cell>
          <table:table-cell table:style-name="ce72"/>
          <table:table-cell table:style-name="ce64"/>
          <table:table-cell table:style-name="ce68"/>
          <table:table-cell table:style-name="ce64"/>
          <table:table-cell table:number-columns-repeated="999"/>
        </table:table-row>
        <table:table-row table:style-name="ro4">
          <table:table-cell table:number-columns-repeated="12"/>
          <table:table-cell table:style-name="ce62"/>
          <table:table-cell table:style-name="ce64" office:value-type="float" office:value="4" calcext:value-type="float">
            <text:p>4</text:p>
          </table:table-cell>
          <table:table-cell table:style-name="ce68" table:formula="of:=-1*(((1+[.N15]*[.O$9]-1*[.O$9])*([.$F$3]+([.N15]+[.$F$2]-1)*[.O$8]))/((1+[.N15]*[.O$9]-2*[.O$9])*([.$F$3]+[.N15]*[.O$8]-0*[.O$8]))-1)" office:value-type="percentage" office:value="0.163461538461538" calcext:value-type="percentage">
            <text:p>16%</text:p>
          </table:table-cell>
          <table:table-cell table:style-name="ce67"/>
          <table:table-cell table:style-name="ce64" office:value-type="float" office:value="4" calcext:value-type="float">
            <text:p>4</text:p>
          </table:table-cell>
          <table:table-cell table:style-name="ce68" table:formula="of:=-1*(((1+[.Q15]*[.R$9]-1*[.R$9])*([.$F$3]+([.Q15]+[.$F$2]-1)*[.R$8]))/((1+[.Q15]*[.R$9]-2*[.R$9])*([.$F$3]+[.Q15]*[.R$8]-0*[.R$8]))-1)" office:value-type="percentage" office:value="0.163461538461538" calcext:value-type="percentage">
            <text:p>16%</text:p>
          </table:table-cell>
          <table:table-cell table:style-name="ce72"/>
          <table:table-cell table:style-name="ce64" office:value-type="float" office:value="4" calcext:value-type="float">
            <text:p>4</text:p>
          </table:table-cell>
          <table:table-cell table:style-name="ce68" table:formula="of:=-1*(((1+[.T15]*[.U$9]-1*[.U$9])*([.$F$3]+([.T15]+[.$F$2]-1)*[.U$8]))/((1+[.T15]*[.U$9]-2*[.U$9])*([.$F$3]+[.T15]*[.U$8]-0*[.U$8]))-1)" office:value-type="percentage" office:value="0.163461538461538" calcext:value-type="percentage">
            <text:p>16%</text:p>
          </table:table-cell>
          <table:table-cell table:style-name="ce72"/>
          <table:table-cell table:style-name="ce64"/>
          <table:table-cell table:style-name="ce68"/>
          <table:table-cell table:style-name="ce64"/>
          <table:table-cell table:number-columns-repeated="999"/>
        </table:table-row>
        <table:table-row table:style-name="ro4">
          <table:table-cell table:number-columns-repeated="12"/>
          <table:table-cell table:style-name="ce62"/>
          <table:table-cell table:style-name="ce64" office:value-type="float" office:value="5" calcext:value-type="float">
            <text:p>5</text:p>
          </table:table-cell>
          <table:table-cell table:style-name="ce68" table:formula="of:=-1*(((1+[.N16]*[.O$9]-1*[.O$9])*([.$F$3]+([.N16]+[.$F$2]-1)*[.O$8]))/((1+[.N16]*[.O$9]-2*[.O$9])*([.$F$3]+[.N16]*[.O$8]-0*[.O$8]))-1)" office:value-type="percentage" office:value="0.117241379310345" calcext:value-type="percentage">
            <text:p>12%</text:p>
          </table:table-cell>
          <table:table-cell table:style-name="ce67"/>
          <table:table-cell table:style-name="ce64" office:value-type="float" office:value="5" calcext:value-type="float">
            <text:p>5</text:p>
          </table:table-cell>
          <table:table-cell table:style-name="ce68" table:formula="of:=-1*(((1+[.Q16]*[.R$9]-1*[.R$9])*([.$F$3]+([.Q16]+[.$F$2]-1)*[.R$8]))/((1+[.Q16]*[.R$9]-2*[.R$9])*([.$F$3]+[.Q16]*[.R$8]-0*[.R$8]))-1)" office:value-type="percentage" office:value="0.117241379310345" calcext:value-type="percentage">
            <text:p>12%</text:p>
          </table:table-cell>
          <table:table-cell table:style-name="ce72"/>
          <table:table-cell table:style-name="ce64" office:value-type="float" office:value="5" calcext:value-type="float">
            <text:p>5</text:p>
          </table:table-cell>
          <table:table-cell table:style-name="ce68" table:formula="of:=-1*(((1+[.T16]*[.U$9]-1*[.U$9])*([.$F$3]+([.T16]+[.$F$2]-1)*[.U$8]))/((1+[.T16]*[.U$9]-2*[.U$9])*([.$F$3]+[.T16]*[.U$8]-0*[.U$8]))-1)" office:value-type="percentage" office:value="0.117241379310345" calcext:value-type="percentage">
            <text:p>12%</text:p>
          </table:table-cell>
          <table:table-cell table:style-name="ce72"/>
          <table:table-cell table:style-name="ce64"/>
          <table:table-cell table:style-name="ce68"/>
          <table:table-cell table:style-name="ce64"/>
          <table:table-cell table:number-columns-repeated="999"/>
        </table:table-row>
        <table:table-row table:style-name="ro4">
          <table:table-cell table:number-columns-repeated="12"/>
          <table:table-cell table:style-name="ce62"/>
          <table:table-cell table:style-name="ce64" office:value-type="float" office:value="6" calcext:value-type="float">
            <text:p>6</text:p>
          </table:table-cell>
          <table:table-cell table:style-name="ce68" table:formula="of:=-1*(((1+[.N17]*[.O$9]-1*[.O$9])*([.$F$3]+([.N17]+[.$F$2]-1)*[.O$8]))/((1+[.N17]*[.O$9]-2*[.O$9])*([.$F$3]+[.N17]*[.O$8]-0*[.O$8]))-1)" office:value-type="percentage" office:value="0.0885416666666666" calcext:value-type="percentage">
            <text:p>9%</text:p>
          </table:table-cell>
          <table:table-cell table:style-name="ce67"/>
          <table:table-cell table:style-name="ce64" office:value-type="float" office:value="6" calcext:value-type="float">
            <text:p>6</text:p>
          </table:table-cell>
          <table:table-cell table:style-name="ce68" table:formula="of:=-1*(((1+[.Q17]*[.R$9]-1*[.R$9])*([.$F$3]+([.Q17]+[.$F$2]-1)*[.R$8]))/((1+[.Q17]*[.R$9]-2*[.R$9])*([.$F$3]+[.Q17]*[.R$8]-0*[.R$8]))-1)" office:value-type="percentage" office:value="0.0885416666666666" calcext:value-type="percentage">
            <text:p>9%</text:p>
          </table:table-cell>
          <table:table-cell table:style-name="ce72"/>
          <table:table-cell table:style-name="ce64" office:value-type="float" office:value="6" calcext:value-type="float">
            <text:p>6</text:p>
          </table:table-cell>
          <table:table-cell table:style-name="ce68" table:formula="of:=-1*(((1+[.T17]*[.U$9]-1*[.U$9])*([.$F$3]+([.T17]+[.$F$2]-1)*[.U$8]))/((1+[.T17]*[.U$9]-2*[.U$9])*([.$F$3]+[.T17]*[.U$8]-0*[.U$8]))-1)" office:value-type="percentage" office:value="0.0885416666666665" calcext:value-type="percentage">
            <text:p>9%</text:p>
          </table:table-cell>
          <table:table-cell table:style-name="ce72"/>
          <table:table-cell table:style-name="ce64"/>
          <table:table-cell table:style-name="ce68"/>
          <table:table-cell table:style-name="ce64"/>
          <table:table-cell table:number-columns-repeated="999"/>
        </table:table-row>
        <table:table-row table:style-name="ro4">
          <table:table-cell table:number-columns-repeated="12"/>
          <table:table-cell table:style-name="ce62"/>
          <table:table-cell table:style-name="ce64" office:value-type="float" office:value="7" calcext:value-type="float">
            <text:p>7</text:p>
          </table:table-cell>
          <table:table-cell table:style-name="ce68" table:formula="of:=-1*(((1+[.N18]*[.O$9]-1*[.O$9])*([.$F$3]+([.N18]+[.$F$2]-1)*[.O$8]))/((1+[.N18]*[.O$9]-2*[.O$9])*([.$F$3]+[.N18]*[.O$8]-0*[.O$8]))-1)" office:value-type="percentage" office:value="0.0693877551020408" calcext:value-type="percentage">
            <text:p>7%</text:p>
          </table:table-cell>
          <table:table-cell table:style-name="ce67"/>
          <table:table-cell table:style-name="ce64" office:value-type="float" office:value="7" calcext:value-type="float">
            <text:p>7</text:p>
          </table:table-cell>
          <table:table-cell table:style-name="ce68" table:formula="of:=-1*(((1+[.Q18]*[.R$9]-1*[.R$9])*([.$F$3]+([.Q18]+[.$F$2]-1)*[.R$8]))/((1+[.Q18]*[.R$9]-2*[.R$9])*([.$F$3]+[.Q18]*[.R$8]-0*[.R$8]))-1)" office:value-type="percentage" office:value="0.0693877551020408" calcext:value-type="percentage">
            <text:p>7%</text:p>
          </table:table-cell>
          <table:table-cell table:style-name="ce72"/>
          <table:table-cell table:style-name="ce64" office:value-type="float" office:value="7" calcext:value-type="float">
            <text:p>7</text:p>
          </table:table-cell>
          <table:table-cell table:style-name="ce68" table:formula="of:=-1*(((1+[.T18]*[.U$9]-1*[.U$9])*([.$F$3]+([.T18]+[.$F$2]-1)*[.U$8]))/((1+[.T18]*[.U$9]-2*[.U$9])*([.$F$3]+[.T18]*[.U$8]-0*[.U$8]))-1)" office:value-type="percentage" office:value="0.0693877551020406" calcext:value-type="percentage">
            <text:p>7%</text:p>
          </table:table-cell>
          <table:table-cell table:style-name="ce72"/>
          <table:table-cell table:style-name="ce64"/>
          <table:table-cell table:style-name="ce68"/>
          <table:table-cell table:style-name="ce64"/>
          <table:table-cell table:number-columns-repeated="999"/>
        </table:table-row>
        <table:table-row table:style-name="ro4">
          <table:table-cell table:number-columns-repeated="12"/>
          <table:table-cell table:style-name="ce62"/>
          <table:table-cell table:style-name="ce64" office:value-type="float" office:value="8" calcext:value-type="float">
            <text:p>8</text:p>
          </table:table-cell>
          <table:table-cell table:style-name="ce68" table:formula="of:=-1*(((1+[.N19]*[.O$9]-1*[.O$9])*([.$F$3]+([.N19]+[.$F$2]-1)*[.O$8]))/((1+[.N19]*[.O$9]-2*[.O$9])*([.$F$3]+[.N19]*[.O$8]-0*[.O$8]))-1)" office:value-type="percentage" office:value="0.0559210526315789" calcext:value-type="percentage">
            <text:p>6%</text:p>
          </table:table-cell>
          <table:table-cell table:style-name="ce67"/>
          <table:table-cell table:style-name="ce64" office:value-type="float" office:value="8" calcext:value-type="float">
            <text:p>8</text:p>
          </table:table-cell>
          <table:table-cell table:style-name="ce68" table:formula="of:=-1*(((1+[.Q19]*[.R$9]-1*[.R$9])*([.$F$3]+([.Q19]+[.$F$2]-1)*[.R$8]))/((1+[.Q19]*[.R$9]-2*[.R$9])*([.$F$3]+[.Q19]*[.R$8]-0*[.R$8]))-1)" office:value-type="percentage" office:value="0.0559210526315789" calcext:value-type="percentage">
            <text:p>6%</text:p>
          </table:table-cell>
          <table:table-cell table:style-name="ce72"/>
          <table:table-cell table:style-name="ce64" office:value-type="float" office:value="8" calcext:value-type="float">
            <text:p>8</text:p>
          </table:table-cell>
          <table:table-cell table:style-name="ce68" table:formula="of:=-1*(((1+[.T19]*[.U$9]-1*[.U$9])*([.$F$3]+([.T19]+[.$F$2]-1)*[.U$8]))/((1+[.T19]*[.U$9]-2*[.U$9])*([.$F$3]+[.T19]*[.U$8]-0*[.U$8]))-1)" office:value-type="percentage" office:value="0.0559210526315789" calcext:value-type="percentage">
            <text:p>6%</text:p>
          </table:table-cell>
          <table:table-cell table:style-name="ce72"/>
          <table:table-cell table:style-name="ce64"/>
          <table:table-cell table:style-name="ce68"/>
          <table:table-cell table:style-name="ce64"/>
          <table:table-cell table:number-columns-repeated="999"/>
        </table:table-row>
        <table:table-row table:style-name="ro4">
          <table:table-cell table:number-columns-repeated="12"/>
          <table:table-cell table:style-name="ce62"/>
          <table:table-cell table:style-name="ce64" office:value-type="float" office:value="9" calcext:value-type="float">
            <text:p>9</text:p>
          </table:table-cell>
          <table:table-cell table:style-name="ce68" table:formula="of:=-1*(((1+[.N20]*[.O$9]-1*[.O$9])*([.$F$3]+([.N20]+[.$F$2]-1)*[.O$8]))/((1+[.N20]*[.O$9]-2*[.O$9])*([.$F$3]+[.N20]*[.O$8]-0*[.O$8]))-1)" office:value-type="percentage" office:value="0.0460704607046071" calcext:value-type="percentage">
            <text:p>5%</text:p>
          </table:table-cell>
          <table:table-cell table:style-name="ce67"/>
          <table:table-cell table:style-name="ce64" office:value-type="float" office:value="9" calcext:value-type="float">
            <text:p>9</text:p>
          </table:table-cell>
          <table:table-cell table:style-name="ce68" table:formula="of:=-1*(((1+[.Q20]*[.R$9]-1*[.R$9])*([.$F$3]+([.Q20]+[.$F$2]-1)*[.R$8]))/((1+[.Q20]*[.R$9]-2*[.R$9])*([.$F$3]+[.Q20]*[.R$8]-0*[.R$8]))-1)" office:value-type="percentage" office:value="0.0460704607046071" calcext:value-type="percentage">
            <text:p>5%</text:p>
          </table:table-cell>
          <table:table-cell table:style-name="ce72"/>
          <table:table-cell table:style-name="ce64" office:value-type="float" office:value="9" calcext:value-type="float">
            <text:p>9</text:p>
          </table:table-cell>
          <table:table-cell table:style-name="ce68" table:formula="of:=-1*(((1+[.T20]*[.U$9]-1*[.U$9])*([.$F$3]+([.T20]+[.$F$2]-1)*[.U$8]))/((1+[.T20]*[.U$9]-2*[.U$9])*([.$F$3]+[.T20]*[.U$8]-0*[.U$8]))-1)" office:value-type="percentage" office:value="0.046070460704607" calcext:value-type="percentage">
            <text:p>5%</text:p>
          </table:table-cell>
          <table:table-cell table:style-name="ce72"/>
          <table:table-cell table:style-name="ce64"/>
          <table:table-cell table:style-name="ce68"/>
          <table:table-cell table:style-name="ce64"/>
          <table:table-cell table:number-columns-repeated="999"/>
        </table:table-row>
        <table:table-row table:style-name="ro4">
          <table:table-cell table:number-columns-repeated="12"/>
          <table:table-cell table:style-name="ce62"/>
          <table:table-cell table:style-name="ce64" office:value-type="float" office:value="10" calcext:value-type="float">
            <text:p>10</text:p>
          </table:table-cell>
          <table:table-cell table:style-name="ce68" table:formula="of:=-1*(((1+[.N21]*[.O$9]-1*[.O$9])*([.$F$3]+([.N21]+[.$F$2]-1)*[.O$8]))/((1+[.N21]*[.O$9]-2*[.O$9])*([.$F$3]+[.N21]*[.O$8]-0*[.O$8]))-1)" office:value-type="percentage" office:value="0.0386363636363636" calcext:value-type="percentage">
            <text:p>4%</text:p>
          </table:table-cell>
          <table:table-cell table:style-name="ce67"/>
          <table:table-cell table:style-name="ce64" office:value-type="float" office:value="10" calcext:value-type="float">
            <text:p>10</text:p>
          </table:table-cell>
          <table:table-cell table:style-name="ce68" table:formula="of:=-1*(((1+[.Q21]*[.R$9]-1*[.R$9])*([.$F$3]+([.Q21]+[.$F$2]-1)*[.R$8]))/((1+[.Q21]*[.R$9]-2*[.R$9])*([.$F$3]+[.Q21]*[.R$8]-0*[.R$8]))-1)" office:value-type="percentage" office:value="0.0386363636363636" calcext:value-type="percentage">
            <text:p>4%</text:p>
          </table:table-cell>
          <table:table-cell table:style-name="ce72"/>
          <table:table-cell table:style-name="ce64" office:value-type="float" office:value="10" calcext:value-type="float">
            <text:p>10</text:p>
          </table:table-cell>
          <table:table-cell table:style-name="ce68" table:formula="of:=-1*(((1+[.T21]*[.U$9]-1*[.U$9])*([.$F$3]+([.T21]+[.$F$2]-1)*[.U$8]))/((1+[.T21]*[.U$9]-2*[.U$9])*([.$F$3]+[.T21]*[.U$8]-0*[.U$8]))-1)" office:value-type="percentage" office:value="0.0386363636363636" calcext:value-type="percentage">
            <text:p>4%</text:p>
          </table:table-cell>
          <table:table-cell table:style-name="ce72"/>
          <table:table-cell table:style-name="ce64"/>
          <table:table-cell table:style-name="ce68"/>
          <table:table-cell table:style-name="ce64"/>
          <table:table-cell table:number-columns-repeated="999"/>
        </table:table-row>
        <table:table-row table:style-name="ro4">
          <table:table-cell table:number-columns-repeated="12"/>
          <table:table-cell table:style-name="ce62"/>
          <table:table-cell table:style-name="ce64" office:value-type="float" office:value="11" calcext:value-type="float">
            <text:p>11</text:p>
          </table:table-cell>
          <table:table-cell table:style-name="ce68" table:formula="of:=-1*(((1+[.N22]*[.O$9]-1*[.O$9])*([.$F$3]+([.N22]+[.$F$2]-1)*[.O$8]))/((1+[.N22]*[.O$9]-2*[.O$9])*([.$F$3]+[.N22]*[.O$8]-0*[.O$8]))-1)" office:value-type="percentage" office:value="0.0328820116054159" calcext:value-type="percentage">
            <text:p>3%</text:p>
          </table:table-cell>
          <table:table-cell table:style-name="ce67"/>
          <table:table-cell table:style-name="ce64" office:value-type="float" office:value="11" calcext:value-type="float">
            <text:p>11</text:p>
          </table:table-cell>
          <table:table-cell table:style-name="ce68" table:formula="of:=-1*(((1+[.Q22]*[.R$9]-1*[.R$9])*([.$F$3]+([.Q22]+[.$F$2]-1)*[.R$8]))/((1+[.Q22]*[.R$9]-2*[.R$9])*([.$F$3]+[.Q22]*[.R$8]-0*[.R$8]))-1)" office:value-type="percentage" office:value="0.0328820116054159" calcext:value-type="percentage">
            <text:p>3%</text:p>
          </table:table-cell>
          <table:table-cell table:style-name="ce72"/>
          <table:table-cell table:style-name="ce64" office:value-type="float" office:value="11" calcext:value-type="float">
            <text:p>11</text:p>
          </table:table-cell>
          <table:table-cell table:style-name="ce68" table:formula="of:=-1*(((1+[.T22]*[.U$9]-1*[.U$9])*([.$F$3]+([.T22]+[.$F$2]-1)*[.U$8]))/((1+[.T22]*[.U$9]-2*[.U$9])*([.$F$3]+[.T22]*[.U$8]-0*[.U$8]))-1)" office:value-type="percentage" office:value="0.0328820116054159" calcext:value-type="percentage">
            <text:p>3%</text:p>
          </table:table-cell>
          <table:table-cell table:style-name="ce72"/>
          <table:table-cell table:style-name="ce64"/>
          <table:table-cell table:style-name="ce68"/>
          <table:table-cell table:style-name="ce64"/>
          <table:table-cell table:number-columns-repeated="999"/>
        </table:table-row>
        <table:table-row table:style-name="ro4">
          <table:table-cell table:number-columns-repeated="12"/>
          <table:table-cell table:style-name="ce62"/>
          <table:table-cell table:style-name="ce64" office:value-type="float" office:value="12" calcext:value-type="float">
            <text:p>12</text:p>
          </table:table-cell>
          <table:table-cell table:style-name="ce68" table:formula="of:=-1*(((1+[.N23]*[.O$9]-1*[.O$9])*([.$F$3]+([.N23]+[.$F$2]-1)*[.O$8]))/((1+[.N23]*[.O$9]-2*[.O$9])*([.$F$3]+[.N23]*[.O$8]-0*[.O$8]))-1)" office:value-type="percentage" office:value="0.0283333333333334" calcext:value-type="percentage">
            <text:p>3%</text:p>
          </table:table-cell>
          <table:table-cell table:style-name="ce67"/>
          <table:table-cell table:style-name="ce64" office:value-type="float" office:value="12" calcext:value-type="float">
            <text:p>12</text:p>
          </table:table-cell>
          <table:table-cell table:style-name="ce68" table:formula="of:=-1*(((1+[.Q23]*[.R$9]-1*[.R$9])*([.$F$3]+([.Q23]+[.$F$2]-1)*[.R$8]))/((1+[.Q23]*[.R$9]-2*[.R$9])*([.$F$3]+[.Q23]*[.R$8]-0*[.R$8]))-1)" office:value-type="percentage" office:value="0.0283333333333334" calcext:value-type="percentage">
            <text:p>3%</text:p>
          </table:table-cell>
          <table:table-cell table:style-name="ce72"/>
          <table:table-cell table:style-name="ce64" office:value-type="float" office:value="12" calcext:value-type="float">
            <text:p>12</text:p>
          </table:table-cell>
          <table:table-cell table:style-name="ce68" table:formula="of:=-1*(((1+[.T23]*[.U$9]-1*[.U$9])*([.$F$3]+([.T23]+[.$F$2]-1)*[.U$8]))/((1+[.T23]*[.U$9]-2*[.U$9])*([.$F$3]+[.T23]*[.U$8]-0*[.U$8]))-1)" office:value-type="percentage" office:value="0.0283333333333334" calcext:value-type="percentage">
            <text:p>3%</text:p>
          </table:table-cell>
          <table:table-cell table:style-name="ce72"/>
          <table:table-cell table:style-name="ce64"/>
          <table:table-cell table:style-name="ce68"/>
          <table:table-cell table:style-name="ce64"/>
          <table:table-cell table:number-columns-repeated="999"/>
        </table:table-row>
        <table:table-row table:style-name="ro4">
          <table:table-cell table:number-columns-repeated="12"/>
          <table:table-cell table:style-name="ce62"/>
          <table:table-cell table:style-name="ce64" office:value-type="float" office:value="13" calcext:value-type="float">
            <text:p>13</text:p>
          </table:table-cell>
          <table:table-cell table:style-name="ce68" table:formula="of:=-1*(((1+[.N24]*[.O$9]-1*[.O$9])*([.$F$3]+([.N24]+[.$F$2]-1)*[.O$8]))/((1+[.N24]*[.O$9]-2*[.O$9])*([.$F$3]+[.N24]*[.O$8]-0*[.O$8]))-1)" office:value-type="percentage" office:value="0.0246734397677795" calcext:value-type="percentage">
            <text:p>2%</text:p>
          </table:table-cell>
          <table:table-cell table:style-name="ce67"/>
          <table:table-cell table:style-name="ce64" office:value-type="float" office:value="13" calcext:value-type="float">
            <text:p>13</text:p>
          </table:table-cell>
          <table:table-cell table:style-name="ce68" table:formula="of:=-1*(((1+[.Q24]*[.R$9]-1*[.R$9])*([.$F$3]+([.Q24]+[.$F$2]-1)*[.R$8]))/((1+[.Q24]*[.R$9]-2*[.R$9])*([.$F$3]+[.Q24]*[.R$8]-0*[.R$8]))-1)" office:value-type="percentage" office:value="0.0246734397677795" calcext:value-type="percentage">
            <text:p>2%</text:p>
          </table:table-cell>
          <table:table-cell table:style-name="ce72"/>
          <table:table-cell table:style-name="ce64" office:value-type="float" office:value="13" calcext:value-type="float">
            <text:p>13</text:p>
          </table:table-cell>
          <table:table-cell table:style-name="ce68" table:formula="of:=-1*(((1+[.T24]*[.U$9]-1*[.U$9])*([.$F$3]+([.T24]+[.$F$2]-1)*[.U$8]))/((1+[.T24]*[.U$9]-2*[.U$9])*([.$F$3]+[.T24]*[.U$8]-0*[.U$8]))-1)" office:value-type="percentage" office:value="0.0246734397677795" calcext:value-type="percentage">
            <text:p>2%</text:p>
          </table:table-cell>
          <table:table-cell table:style-name="ce72"/>
          <table:table-cell table:style-name="ce64"/>
          <table:table-cell table:style-name="ce68"/>
          <table:table-cell table:style-name="ce64"/>
          <table:table-cell table:number-columns-repeated="999"/>
        </table:table-row>
        <table:table-row table:style-name="ro4">
          <table:table-cell table:number-columns-repeated="12"/>
          <table:table-cell table:style-name="ce62"/>
          <table:table-cell table:style-name="ce64" office:value-type="float" office:value="14" calcext:value-type="float">
            <text:p>14</text:p>
          </table:table-cell>
          <table:table-cell table:style-name="ce68" table:formula="of:=-1*(((1+[.N25]*[.O$9]-1*[.O$9])*([.$F$3]+([.N25]+[.$F$2]-1)*[.O$8]))/((1+[.N25]*[.O$9]-2*[.O$9])*([.$F$3]+[.N25]*[.O$8]-0*[.O$8]))-1)" office:value-type="percentage" office:value="0.0216836734693878" calcext:value-type="percentage">
            <text:p>2%</text:p>
          </table:table-cell>
          <table:table-cell table:style-name="ce67"/>
          <table:table-cell table:style-name="ce64" office:value-type="float" office:value="14" calcext:value-type="float">
            <text:p>14</text:p>
          </table:table-cell>
          <table:table-cell table:style-name="ce68" table:formula="of:=-1*(((1+[.Q25]*[.R$9]-1*[.R$9])*([.$F$3]+([.Q25]+[.$F$2]-1)*[.R$8]))/((1+[.Q25]*[.R$9]-2*[.R$9])*([.$F$3]+[.Q25]*[.R$8]-0*[.R$8]))-1)" office:value-type="percentage" office:value="0.0216836734693878" calcext:value-type="percentage">
            <text:p>2%</text:p>
          </table:table-cell>
          <table:table-cell table:style-name="ce72"/>
          <table:table-cell table:style-name="ce64" office:value-type="float" office:value="14" calcext:value-type="float">
            <text:p>14</text:p>
          </table:table-cell>
          <table:table-cell table:style-name="ce68" table:formula="of:=-1*(((1+[.T25]*[.U$9]-1*[.U$9])*([.$F$3]+([.T25]+[.$F$2]-1)*[.U$8]))/((1+[.T25]*[.U$9]-2*[.U$9])*([.$F$3]+[.T25]*[.U$8]-0*[.U$8]))-1)" office:value-type="percentage" office:value="0.0216836734693879" calcext:value-type="percentage">
            <text:p>2%</text:p>
          </table:table-cell>
          <table:table-cell table:style-name="ce72"/>
          <table:table-cell table:style-name="ce64"/>
          <table:table-cell table:style-name="ce68"/>
          <table:table-cell table:style-name="ce64"/>
          <table:table-cell table:number-columns-repeated="999"/>
        </table:table-row>
        <table:table-row table:style-name="ro4">
          <table:table-cell table:number-columns-repeated="12"/>
          <table:table-cell table:style-name="ce62"/>
          <table:table-cell table:style-name="ce64" office:value-type="float" office:value="15" calcext:value-type="float">
            <text:p>15</text:p>
          </table:table-cell>
          <table:table-cell table:style-name="ce68" table:formula="of:=-1*(((1+[.N26]*[.O$9]-1*[.O$9])*([.$F$3]+([.N26]+[.$F$2]-1)*[.O$8]))/((1+[.N26]*[.O$9]-2*[.O$9])*([.$F$3]+[.N26]*[.O$8]-0*[.O$8]))-1)" office:value-type="percentage" office:value="0.0192090395480227" calcext:value-type="percentage">
            <text:p>2%</text:p>
          </table:table-cell>
          <table:table-cell table:style-name="ce67"/>
          <table:table-cell table:style-name="ce64" office:value-type="float" office:value="15" calcext:value-type="float">
            <text:p>15</text:p>
          </table:table-cell>
          <table:table-cell table:style-name="ce68" table:formula="of:=-1*(((1+[.Q26]*[.R$9]-1*[.R$9])*([.$F$3]+([.Q26]+[.$F$2]-1)*[.R$8]))/((1+[.Q26]*[.R$9]-2*[.R$9])*([.$F$3]+[.Q26]*[.R$8]-0*[.R$8]))-1)" office:value-type="percentage" office:value="0.0192090395480227" calcext:value-type="percentage">
            <text:p>2%</text:p>
          </table:table-cell>
          <table:table-cell table:style-name="ce72"/>
          <table:table-cell table:style-name="ce64" office:value-type="float" office:value="15" calcext:value-type="float">
            <text:p>15</text:p>
          </table:table-cell>
          <table:table-cell table:style-name="ce68" table:formula="of:=-1*(((1+[.T26]*[.U$9]-1*[.U$9])*([.$F$3]+([.T26]+[.$F$2]-1)*[.U$8]))/((1+[.T26]*[.U$9]-2*[.U$9])*([.$F$3]+[.T26]*[.U$8]-0*[.U$8]))-1)" office:value-type="percentage" office:value="0.0192090395480226" calcext:value-type="percentage">
            <text:p>2%</text:p>
          </table:table-cell>
          <table:table-cell table:style-name="ce72"/>
          <table:table-cell table:style-name="ce64"/>
          <table:table-cell table:style-name="ce68"/>
          <table:table-cell table:style-name="ce64"/>
          <table:table-cell table:number-columns-repeated="999"/>
        </table:table-row>
        <table:table-row table:style-name="ro4">
          <table:table-cell table:style-name="ce53" table:number-columns-repeated="4"/>
          <table:table-cell table:number-columns-repeated="8"/>
          <table:table-cell table:style-name="ce62"/>
          <table:table-cell table:style-name="ce64" office:value-type="float" office:value="16" calcext:value-type="float">
            <text:p>16</text:p>
          </table:table-cell>
          <table:table-cell table:style-name="ce68" table:formula="of:=-1*(((1+[.N27]*[.O$9]-1*[.O$9])*([.$F$3]+([.N27]+[.$F$2]-1)*[.O$8]))/((1+[.N27]*[.O$9]-2*[.O$9])*([.$F$3]+[.N27]*[.O$8]-0*[.O$8]))-1)" office:value-type="percentage" office:value="0.0171370967741936" calcext:value-type="percentage">
            <text:p>2%</text:p>
          </table:table-cell>
          <table:table-cell table:style-name="ce67"/>
          <table:table-cell table:style-name="ce64" office:value-type="float" office:value="16" calcext:value-type="float">
            <text:p>16</text:p>
          </table:table-cell>
          <table:table-cell table:style-name="ce68" table:formula="of:=-1*(((1+[.Q27]*[.R$9]-1*[.R$9])*([.$F$3]+([.Q27]+[.$F$2]-1)*[.R$8]))/((1+[.Q27]*[.R$9]-2*[.R$9])*([.$F$3]+[.Q27]*[.R$8]-0*[.R$8]))-1)" office:value-type="percentage" office:value="0.0171370967741936" calcext:value-type="percentage">
            <text:p>2%</text:p>
          </table:table-cell>
          <table:table-cell table:style-name="ce72"/>
          <table:table-cell table:style-name="ce64" office:value-type="float" office:value="16" calcext:value-type="float">
            <text:p>16</text:p>
          </table:table-cell>
          <table:table-cell table:style-name="ce68" table:formula="of:=-1*(((1+[.T27]*[.U$9]-1*[.U$9])*([.$F$3]+([.T27]+[.$F$2]-1)*[.U$8]))/((1+[.T27]*[.U$9]-2*[.U$9])*([.$F$3]+[.T27]*[.U$8]-0*[.U$8]))-1)" office:value-type="percentage" office:value="0.0171370967741935" calcext:value-type="percentage">
            <text:p>2%</text:p>
          </table:table-cell>
          <table:table-cell table:style-name="ce72"/>
          <table:table-cell table:style-name="ce64"/>
          <table:table-cell table:style-name="ce68"/>
          <table:table-cell table:style-name="ce64"/>
          <table:table-cell table:number-columns-repeated="999"/>
        </table:table-row>
        <table:table-row table:style-name="ro9">
          <table:table-cell table:style-name="ce53" office:value-type="string" calcext:value-type="string" table:number-columns-spanned="4" table:number-rows-spanned="1">
            <text:p>Policy Costs</text:p>
          </table:table-cell>
          <table:covered-table-cell table:number-columns-repeated="3" table:style-name="ce53"/>
          <table:table-cell table:number-columns-repeated="8"/>
          <table:table-cell table:style-name="ce62"/>
          <table:table-cell table:style-name="ce64" office:value-type="float" office:value="17" calcext:value-type="float">
            <text:p>17</text:p>
          </table:table-cell>
          <table:table-cell table:style-name="ce68" table:formula="of:=-1*(((1+[.N28]*[.O$9]-1*[.O$9])*([.$F$3]+([.N28]+[.$F$2]-1)*[.O$8]))/((1+[.N28]*[.O$9]-2*[.O$9])*([.$F$3]+[.N28]*[.O$8]-0*[.O$8]))-1)" office:value-type="percentage" office:value="0.0153846153846154" calcext:value-type="percentage">
            <text:p>2%</text:p>
          </table:table-cell>
          <table:table-cell table:style-name="ce67"/>
          <table:table-cell table:style-name="ce64" office:value-type="float" office:value="17" calcext:value-type="float">
            <text:p>17</text:p>
          </table:table-cell>
          <table:table-cell table:style-name="ce68" table:formula="of:=-1*(((1+[.Q28]*[.R$9]-1*[.R$9])*([.$F$3]+([.Q28]+[.$F$2]-1)*[.R$8]))/((1+[.Q28]*[.R$9]-2*[.R$9])*([.$F$3]+[.Q28]*[.R$8]-0*[.R$8]))-1)" office:value-type="percentage" office:value="0.0153846153846154" calcext:value-type="percentage">
            <text:p>2%</text:p>
          </table:table-cell>
          <table:table-cell table:style-name="ce72"/>
          <table:table-cell table:style-name="ce64" office:value-type="float" office:value="17" calcext:value-type="float">
            <text:p>17</text:p>
          </table:table-cell>
          <table:table-cell table:style-name="ce68" table:formula="of:=-1*(((1+[.T28]*[.U$9]-1*[.U$9])*([.$F$3]+([.T28]+[.$F$2]-1)*[.U$8]))/((1+[.T28]*[.U$9]-2*[.U$9])*([.$F$3]+[.T28]*[.U$8]-0*[.U$8]))-1)" office:value-type="percentage" office:value="0.0153846153846153" calcext:value-type="percentage">
            <text:p>2%</text:p>
          </table:table-cell>
          <table:table-cell table:style-name="ce72"/>
          <table:table-cell table:style-name="ce64"/>
          <table:table-cell table:style-name="ce68"/>
          <table:table-cell table:style-name="ce64"/>
          <table:table-cell table:number-columns-repeated="999"/>
        </table:table-row>
        <table:table-row table:style-name="ro4">
          <table:table-cell office:value-type="string" calcext:value-type="string">
            <text:p>required</text:p>
          </table:table-cell>
          <table:table-cell table:number-columns-repeated="3" table:style-name="ce21" office:value-type="float" office:value="36" calcext:value-type="float">
            <text:p>36</text:p>
          </table:table-cell>
          <table:table-cell table:number-columns-repeated="8"/>
          <table:table-cell table:style-name="ce62"/>
          <table:table-cell table:style-name="ce64" office:value-type="float" office:value="18" calcext:value-type="float">
            <text:p>18</text:p>
          </table:table-cell>
          <table:table-cell table:style-name="ce68" table:formula="of:=-1*(((1+[.N29]*[.O$9]-1*[.O$9])*([.$F$3]+([.N29]+[.$F$2]-1)*[.O$8]))/((1+[.N29]*[.O$9]-2*[.O$9])*([.$F$3]+[.N29]*[.O$8]-0*[.O$8]))-1)" office:value-type="percentage" office:value="0.013888888888889" calcext:value-type="percentage">
            <text:p>1%</text:p>
          </table:table-cell>
          <table:table-cell table:style-name="ce67"/>
          <table:table-cell table:style-name="ce64" office:value-type="float" office:value="18" calcext:value-type="float">
            <text:p>18</text:p>
          </table:table-cell>
          <table:table-cell table:style-name="ce68" table:formula="of:=-1*(((1+[.Q29]*[.R$9]-1*[.R$9])*([.$F$3]+([.Q29]+[.$F$2]-1)*[.R$8]))/((1+[.Q29]*[.R$9]-2*[.R$9])*([.$F$3]+[.Q29]*[.R$8]-0*[.R$8]))-1)" office:value-type="percentage" office:value="0.013888888888889" calcext:value-type="percentage">
            <text:p>1%</text:p>
          </table:table-cell>
          <table:table-cell table:style-name="ce72"/>
          <table:table-cell table:style-name="ce64" office:value-type="float" office:value="18" calcext:value-type="float">
            <text:p>18</text:p>
          </table:table-cell>
          <table:table-cell table:style-name="ce68" table:formula="of:=-1*(((1+[.T29]*[.U$9]-1*[.U$9])*([.$F$3]+([.T29]+[.$F$2]-1)*[.U$8]))/((1+[.T29]*[.U$9]-2*[.U$9])*([.$F$3]+[.T29]*[.U$8]-0*[.U$8]))-1)" office:value-type="percentage" office:value="0.0138888888888888" calcext:value-type="percentage">
            <text:p>1%</text:p>
          </table:table-cell>
          <table:table-cell table:style-name="ce72"/>
          <table:table-cell table:style-name="ce64"/>
          <table:table-cell table:style-name="ce68"/>
          <table:table-cell table:style-name="ce64"/>
          <table:table-cell table:number-columns-repeated="999"/>
        </table:table-row>
        <table:table-row table:style-name="ro4">
          <table:table-cell office:value-type="string" calcext:value-type="string">
            <text:p>base</text:p>
          </table:table-cell>
          <table:table-cell table:style-name="ce54" office:value-type="float" office:value="25" calcext:value-type="float">
            <text:p>25.00</text:p>
          </table:table-cell>
          <table:table-cell table:number-columns-repeated="2" table:style-name="ce54" office:value-type="float" office:value="50" calcext:value-type="float">
            <text:p>50.00</text:p>
          </table:table-cell>
          <table:table-cell table:number-columns-repeated="8"/>
          <table:table-cell table:style-name="ce62"/>
          <table:table-cell table:style-name="ce64" office:value-type="float" office:value="19" calcext:value-type="float">
            <text:p>19</text:p>
          </table:table-cell>
          <table:table-cell table:style-name="ce68" table:formula="of:=-1*(((1+[.N30]*[.O$9]-1*[.O$9])*([.$F$3]+([.N30]+[.$F$2]-1)*[.O$8]))/((1+[.N30]*[.O$9]-2*[.O$9])*([.$F$3]+[.N30]*[.O$8]-0*[.O$8]))-1)" office:value-type="percentage" office:value="0.0126019273535952" calcext:value-type="percentage">
            <text:p>1%</text:p>
          </table:table-cell>
          <table:table-cell table:style-name="ce67"/>
          <table:table-cell table:style-name="ce64" office:value-type="float" office:value="19" calcext:value-type="float">
            <text:p>19</text:p>
          </table:table-cell>
          <table:table-cell table:style-name="ce68" table:formula="of:=-1*(((1+[.Q30]*[.R$9]-1*[.R$9])*([.$F$3]+([.Q30]+[.$F$2]-1)*[.R$8]))/((1+[.Q30]*[.R$9]-2*[.R$9])*([.$F$3]+[.Q30]*[.R$8]-0*[.R$8]))-1)" office:value-type="percentage" office:value="0.0126019273535952" calcext:value-type="percentage">
            <text:p>1%</text:p>
          </table:table-cell>
          <table:table-cell table:style-name="ce72"/>
          <table:table-cell table:style-name="ce64" office:value-type="float" office:value="19" calcext:value-type="float">
            <text:p>19</text:p>
          </table:table-cell>
          <table:table-cell table:style-name="ce68" table:formula="of:=-1*(((1+[.T30]*[.U$9]-1*[.U$9])*([.$F$3]+([.T30]+[.$F$2]-1)*[.U$8]))/((1+[.T30]*[.U$9]-2*[.U$9])*([.$F$3]+[.T30]*[.U$8]-0*[.U$8]))-1)" office:value-type="percentage" office:value="0.0126019273535952" calcext:value-type="percentage">
            <text:p>1%</text:p>
          </table:table-cell>
          <table:table-cell table:style-name="ce72"/>
          <table:table-cell table:style-name="ce64"/>
          <table:table-cell table:style-name="ce68"/>
          <table:table-cell table:style-name="ce64"/>
          <table:table-cell table:number-columns-repeated="999"/>
        </table:table-row>
        <table:table-row table:style-name="ro4">
          <table:table-cell office:value-type="string" calcext:value-type="string">
            <text:p>increase</text:p>
          </table:table-cell>
          <table:table-cell table:number-columns-repeated="2" table:style-name="ce54" office:value-type="float" office:value="3" calcext:value-type="float">
            <text:p>3.00</text:p>
          </table:table-cell>
          <table:table-cell table:style-name="ce54" office:value-type="float" office:value="2" calcext:value-type="float">
            <text:p>2.00</text:p>
          </table:table-cell>
          <table:table-cell table:number-columns-repeated="2"/>
          <table:table-cell table:formula="of:=FLOOR([.D$33]*([.D$30]+([.D$31]*([.$E36]-1))^[.D$32]);[.D$34];1)" office:value-type="float" office:value="50" calcext:value-type="float">
            <text:p>50</text:p>
          </table:table-cell>
          <table:table-cell table:number-columns-repeated="5"/>
          <table:table-cell table:style-name="ce62"/>
          <table:table-cell table:style-name="ce64" office:value-type="float" office:value="20" calcext:value-type="float">
            <text:p>20</text:p>
          </table:table-cell>
          <table:table-cell table:style-name="ce68" table:formula="of:=-1*(((1+[.N31]*[.O$9]-1*[.O$9])*([.$F$3]+([.N31]+[.$F$2]-1)*[.O$8]))/((1+[.N31]*[.O$9]-2*[.O$9])*([.$F$3]+[.N31]*[.O$8]-0*[.O$8]))-1)" office:value-type="percentage" office:value="0.0114864864864864" calcext:value-type="percentage">
            <text:p>1%</text:p>
          </table:table-cell>
          <table:table-cell table:style-name="ce67"/>
          <table:table-cell table:style-name="ce64" office:value-type="float" office:value="20" calcext:value-type="float">
            <text:p>20</text:p>
          </table:table-cell>
          <table:table-cell table:style-name="ce68" table:formula="of:=-1*(((1+[.Q31]*[.R$9]-1*[.R$9])*([.$F$3]+([.Q31]+[.$F$2]-1)*[.R$8]))/((1+[.Q31]*[.R$9]-2*[.R$9])*([.$F$3]+[.Q31]*[.R$8]-0*[.R$8]))-1)" office:value-type="percentage" office:value="0.0114864864864864" calcext:value-type="percentage">
            <text:p>1%</text:p>
          </table:table-cell>
          <table:table-cell table:style-name="ce72"/>
          <table:table-cell table:style-name="ce64" office:value-type="float" office:value="20" calcext:value-type="float">
            <text:p>20</text:p>
          </table:table-cell>
          <table:table-cell table:style-name="ce68" table:formula="of:=-1*(((1+[.T31]*[.U$9]-1*[.U$9])*([.$F$3]+([.T31]+[.$F$2]-1)*[.U$8]))/((1+[.T31]*[.U$9]-2*[.U$9])*([.$F$3]+[.T31]*[.U$8]-0*[.U$8]))-1)" office:value-type="percentage" office:value="0.0114864864864863" calcext:value-type="percentage">
            <text:p>1%</text:p>
          </table:table-cell>
          <table:table-cell table:style-name="ce72"/>
          <table:table-cell table:style-name="ce64"/>
          <table:table-cell table:style-name="ce68"/>
          <table:table-cell table:style-name="ce64"/>
          <table:table-cell table:number-columns-repeated="999"/>
        </table:table-row>
        <table:table-row table:style-name="ro4">
          <table:table-cell office:value-type="string" calcext:value-type="string">
            <text:p>exponent</text:p>
          </table:table-cell>
          <table:table-cell table:style-name="ce54" office:value-type="float" office:value="2.01" calcext:value-type="float">
            <text:p>2.01</text:p>
          </table:table-cell>
          <table:table-cell table:style-name="ce54" office:value-type="float" office:value="1.85" calcext:value-type="float">
            <text:p>1.85</text:p>
          </table:table-cell>
          <table:table-cell table:style-name="ce54" office:value-type="float" office:value="2.1" calcext:value-type="float">
            <text:p>2.10</text:p>
          </table:table-cell>
          <table:table-cell table:number-columns-repeated="8"/>
          <table:table-cell table:style-name="ce62">
            <draw:frame table:end-cell-address="'Policy Costs_Old'.X36" table:end-x="0.1465in" table:end-y="0.0386in" draw:z-index="1" draw:name="Picture 1" draw:style-name="gr2" draw:text-style-name="P1" svg:width="5.5657in" svg:height="0.6575in" svg:x="0.4732in" svg:y="0.1339in">
              <text:p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64" table:number-columns-repeated="12"/>
          <table:table-cell table:number-columns-repeated="999"/>
        </table:table-row>
        <table:table-row table:style-name="ro4">
          <table:table-cell office:value-type="string" calcext:value-type="string">
            <text:p>gamespeed</text:p>
          </table:table-cell>
          <table:table-cell table:number-columns-repeated="3" table:style-name="ce54" office:value-type="float" office:value="1" calcext:value-type="float">
            <text:p>1.00</text:p>
          </table:table-cell>
          <table:table-cell table:number-columns-repeated="8"/>
          <table:table-cell table:style-name="ce62"/>
          <table:table-cell table:style-name="ce64" table:number-columns-repeated="12"/>
          <table:table-cell table:number-columns-repeated="999"/>
        </table:table-row>
        <table:table-row table:style-name="ro4">
          <table:table-cell office:value-type="string" calcext:value-type="string">
            <text:p>divisor</text:p>
          </table:table-cell>
          <table:table-cell table:number-columns-repeated="3" table:style-name="ce54" office:value-type="float" office:value="5" calcext:value-type="float">
            <text:p>5.00</text:p>
          </table:table-cell>
          <table:table-cell table:number-columns-repeated="8"/>
          <table:table-cell table:style-name="ce62"/>
          <table:table-cell table:style-name="ce64" table:number-columns-repeated="12"/>
          <table:table-cell table:number-columns-repeated="999"/>
        </table:table-row>
        <table:table-row table:style-name="ro4">
          <table:table-cell/>
          <table:table-cell table:style-name="ce54" table:number-columns-repeated="3"/>
          <table:table-cell/>
          <table:table-cell office:value-type="string" calcext:value-type="string">
            <text:p>Unmodded</text:p>
          </table:table-cell>
          <table:table-cell office:value-type="string" calcext:value-type="string">
            <text:p>Mod Old</text:p>
          </table:table-cell>
          <table:table-cell office:value-type="string" calcext:value-type="string">
            <text:p>Mod New</text:p>
          </table:table-cell>
          <table:table-cell/>
          <table:table-cell office:value-type="string" calcext:value-type="string">
            <text:p>Unmodded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v13.1</text:p>
          </table:table-cell>
          <table:table-cell table:style-name="ce62"/>
          <table:table-cell table:style-name="ce64" table:number-columns-repeated="12"/>
          <table:table-cell table:number-columns-repeated="999"/>
        </table:table-row>
        <table:table-row table:style-name="ro4">
          <table:table-cell/>
          <table:table-cell table:style-name="ce21" table:formula="of:=FLOOR([.B$33]*([.B$30]+([.B$31]*([.$E36]-1))^[.B$32]);[.B$34];1)" office:value-type="float" office:value="25" calcext:value-type="float">
            <text:p>25</text:p>
          </table:table-cell>
          <table:table-cell table:style-name="ce21" table:formula="of:=FLOOR([.C$33]*([.C$30]+([.C$31]*([.$E36]-1))^[.C$32]);[.C$34];1)" office:value-type="float" office:value="50" calcext:value-type="float">
            <text:p>50</text:p>
          </table:table-cell>
          <table:table-cell table:style-name="ce21" table:formula="of:=FLOOR([.D$33]*([.D$30]+([.D$31]*([.$E36]-1))^[.D$32]);[.D$34];1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55" table:formula="of:=SUM([.B$36:.B36])" office:value-type="float" office:value="25" calcext:value-type="float">
            <text:p>25</text:p>
          </table:table-cell>
          <table:table-cell table:style-name="ce55" table:formula="of:=SUM([.C$36:.C36])" office:value-type="float" office:value="50" calcext:value-type="float">
            <text:p>50</text:p>
          </table:table-cell>
          <table:table-cell table:style-name="ce55" table:formula="of:=SUM([.D$36:.D36]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60" office:value-type="percentage" office:value="1" calcext:value-type="percentage">
            <text:p>100%</text:p>
          </table:table-cell>
          <table:table-cell table:style-name="ce60" table:formula="of:=[.C36]/[.B36]" office:value-type="percentage" office:value="2" calcext:value-type="percentage">
            <text:p>200%</text:p>
          </table:table-cell>
          <table:table-cell table:style-name="ce60" table:formula="of:=SUM([.D$36:.D36])/SUM([.B$36:.B36])" office:value-type="percentage" office:value="2" calcext:value-type="percentage">
            <text:p>200%</text:p>
          </table:table-cell>
          <table:table-cell table:style-name="ce62"/>
          <table:table-cell table:style-name="ce64" table:number-columns-repeated="12"/>
          <table:table-cell table:number-columns-repeated="999"/>
        </table:table-row>
        <table:table-row table:style-name="ro4">
          <table:table-cell/>
          <table:table-cell table:style-name="ce21" table:formula="of:=FLOOR([.B$33]*([.B$30]+([.B$31]*([.$E37]-1))^[.B$32]);[.B$34];1)" office:value-type="float" office:value="30" calcext:value-type="float">
            <text:p>30</text:p>
          </table:table-cell>
          <table:table-cell table:style-name="ce21" table:formula="of:=FLOOR([.C$33]*([.C$30]+([.C$31]*([.$E37]-1))^[.C$32]);[.C$34];1)" office:value-type="float" office:value="55" calcext:value-type="float">
            <text:p>55</text:p>
          </table:table-cell>
          <table:table-cell table:style-name="ce21" table:formula="of:=FLOOR([.D$33]*([.D$30]+([.D$31]*([.$E37]-1))^[.D$32]);[.D$34];1)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55" table:formula="of:=SUM([.B$36:.B37])" office:value-type="float" office:value="55" calcext:value-type="float">
            <text:p>55</text:p>
          </table:table-cell>
          <table:table-cell table:style-name="ce55" table:formula="of:=SUM([.C$36:.C37])" office:value-type="float" office:value="105" calcext:value-type="float">
            <text:p>105</text:p>
          </table:table-cell>
          <table:table-cell table:style-name="ce55" table:formula="of:=SUM([.D$36:.D37])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60" office:value-type="percentage" office:value="1" calcext:value-type="percentage">
            <text:p>100%</text:p>
          </table:table-cell>
          <table:table-cell table:style-name="ce60" table:formula="of:=SUM([.C$36:.C37])/SUM([.B$36:.B37])" office:value-type="percentage" office:value="1.90909090909091" calcext:value-type="percentage">
            <text:p>191%</text:p>
          </table:table-cell>
          <table:table-cell table:style-name="ce60" table:formula="of:=SUM([.D$36:.D37])/SUM([.B$36:.B37])" office:value-type="percentage" office:value="1.81818181818182" calcext:value-type="percentage">
            <text:p>182%</text:p>
          </table:table-cell>
          <table:table-cell/>
          <table:table-cell table:style-name="ce21"/>
          <table:table-cell table:number-columns-repeated="1010"/>
        </table:table-row>
        <table:table-row table:style-name="ro10">
          <table:table-cell/>
          <table:table-cell table:style-name="ce21" table:formula="of:=FLOOR([.B$33]*([.B$30]+([.B$31]*([.$E38]-1))^[.B$32]);[.B$34];1)" office:value-type="float" office:value="60" calcext:value-type="float">
            <text:p>60</text:p>
          </table:table-cell>
          <table:table-cell table:style-name="ce21" table:formula="of:=FLOOR([.C$33]*([.C$30]+([.C$31]*([.$E38]-1))^[.C$32]);[.C$34];1)" office:value-type="float" office:value="75" calcext:value-type="float">
            <text:p>75</text:p>
          </table:table-cell>
          <table:table-cell table:style-name="ce21" table:formula="of:=FLOOR([.D$33]*([.D$30]+([.D$31]*([.$E38]-1))^[.D$32]);[.D$34];1)"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style-name="ce55" table:formula="of:=SUM([.B$36:.B38])" office:value-type="float" office:value="115" calcext:value-type="float">
            <text:p>115</text:p>
          </table:table-cell>
          <table:table-cell table:style-name="ce55" table:formula="of:=SUM([.C$36:.C38])" office:value-type="float" office:value="180" calcext:value-type="float">
            <text:p>180</text:p>
          </table:table-cell>
          <table:table-cell table:style-name="ce55" table:formula="of:=SUM([.D$36:.D38])"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table:style-name="ce60" office:value-type="percentage" office:value="1" calcext:value-type="percentage">
            <text:p>100%</text:p>
          </table:table-cell>
          <table:table-cell table:style-name="ce60" table:formula="of:=SUM([.C$36:.C38])/SUM([.B$36:.B38])" office:value-type="percentage" office:value="1.56521739130435" calcext:value-type="percentage">
            <text:p>157%</text:p>
          </table:table-cell>
          <table:table-cell table:style-name="ce60" table:formula="of:=SUM([.D$36:.D38])/SUM([.B$36:.B38])" office:value-type="percentage" office:value="1.43478260869565" calcext:value-type="percentage">
            <text:p>143%</text:p>
          </table:table-cell>
          <table:table-cell/>
          <table:table-cell table:style-name="ce66" table:formula="of:=[.H38]/[.G38]" office:value-type="percentage" office:value="0.916666666666667" calcext:value-type="percentage">
            <text:p>92%</text:p>
          </table:table-cell>
          <table:table-cell table:number-columns-repeated="1010"/>
        </table:table-row>
        <table:table-row table:style-name="ro10">
          <table:table-cell/>
          <table:table-cell table:style-name="ce21" table:formula="of:=FLOOR([.B$33]*([.B$30]+([.B$31]*([.$E39]-1))^[.B$32]);[.B$34];1)" office:value-type="float" office:value="105" calcext:value-type="float">
            <text:p>105</text:p>
          </table:table-cell>
          <table:table-cell table:style-name="ce21" table:formula="of:=FLOOR([.C$33]*([.C$30]+([.C$31]*([.$E39]-1))^[.C$32]);[.C$34];1)" office:value-type="float" office:value="105" calcext:value-type="float">
            <text:p>105</text:p>
          </table:table-cell>
          <table:table-cell table:style-name="ce21" table:formula="of:=FLOOR([.D$33]*([.D$30]+([.D$31]*([.$E39]-1))^[.D$32]);[.D$34];1)"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style-name="ce55" table:formula="of:=SUM([.B$36:.B39])" office:value-type="float" office:value="220" calcext:value-type="float">
            <text:p>220</text:p>
          </table:table-cell>
          <table:table-cell table:style-name="ce55" table:formula="of:=SUM([.C$36:.C39])" office:value-type="float" office:value="285" calcext:value-type="float">
            <text:p>285</text:p>
          </table:table-cell>
          <table:table-cell table:style-name="ce55" table:formula="of:=SUM([.D$36:.D39])"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style-name="ce60" office:value-type="percentage" office:value="1" calcext:value-type="percentage">
            <text:p>100%</text:p>
          </table:table-cell>
          <table:table-cell table:style-name="ce60" table:formula="of:=SUM([.C$36:.C39])/SUM([.B$36:.B39])" office:value-type="percentage" office:value="1.29545454545455" calcext:value-type="percentage">
            <text:p>130%</text:p>
          </table:table-cell>
          <table:table-cell table:style-name="ce60" table:formula="of:=SUM([.D$36:.D39])/SUM([.B$36:.B39])" office:value-type="percentage" office:value="1.15909090909091" calcext:value-type="percentage">
            <text:p>116%</text:p>
          </table:table-cell>
          <table:table-cell/>
          <table:table-cell table:style-name="ce66" table:formula="of:=[.H39]/[.G39]" office:value-type="percentage" office:value="0.894736842105263" calcext:value-type="percentage">
            <text:p>89%</text:p>
          </table:table-cell>
          <table:table-cell table:number-columns-repeated="1010"/>
        </table:table-row>
        <table:table-row table:style-name="ro10">
          <table:table-cell/>
          <table:table-cell table:style-name="ce21" table:formula="of:=FLOOR([.B$33]*([.B$30]+([.B$31]*([.$E40]-1))^[.B$32]);[.B$34];1)" office:value-type="float" office:value="170" calcext:value-type="float">
            <text:p>170</text:p>
          </table:table-cell>
          <table:table-cell table:style-name="ce21" table:formula="of:=FLOOR([.C$33]*([.C$30]+([.C$31]*([.$E40]-1))^[.C$32]);[.C$34];1)" office:value-type="float" office:value="145" calcext:value-type="float">
            <text:p>145</text:p>
          </table:table-cell>
          <table:table-cell table:style-name="ce21" table:formula="of:=FLOOR([.D$33]*([.D$30]+([.D$31]*([.$E40]-1))^[.D$32]);[.D$34];1)"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table:style-name="ce55" table:formula="of:=SUM([.B$36:.B40])" office:value-type="float" office:value="390" calcext:value-type="float">
            <text:p>390</text:p>
          </table:table-cell>
          <table:table-cell table:style-name="ce55" table:formula="of:=SUM([.C$36:.C40])" office:value-type="float" office:value="430" calcext:value-type="float">
            <text:p>430</text:p>
          </table:table-cell>
          <table:table-cell table:style-name="ce55" table:formula="of:=SUM([.D$36:.D40])" office:value-type="float" office:value="380" calcext:value-type="float">
            <text:p>380</text:p>
          </table:table-cell>
          <table:table-cell office:value-type="float" office:value="5" calcext:value-type="float">
            <text:p>5</text:p>
          </table:table-cell>
          <table:table-cell table:style-name="ce60" office:value-type="percentage" office:value="1" calcext:value-type="percentage">
            <text:p>100%</text:p>
          </table:table-cell>
          <table:table-cell table:style-name="ce60" table:formula="of:=SUM([.C$36:.C40])/SUM([.B$36:.B40])" office:value-type="percentage" office:value="1.1025641025641" calcext:value-type="percentage">
            <text:p>110%</text:p>
          </table:table-cell>
          <table:table-cell table:style-name="ce60" table:formula="of:=SUM([.D$36:.D40])/SUM([.B$36:.B40])" office:value-type="percentage" office:value="0.974358974358974" calcext:value-type="percentage">
            <text:p>97%</text:p>
          </table:table-cell>
          <table:table-cell/>
          <table:table-cell table:style-name="ce66" table:formula="of:=[.H40]/[.G40]" office:value-type="percentage" office:value="0.883720930232558" calcext:value-type="percentage">
            <text:p>88%</text:p>
          </table:table-cell>
          <table:table-cell table:number-columns-repeated="1010"/>
        </table:table-row>
        <table:table-row table:style-name="ro10">
          <table:table-cell/>
          <table:table-cell table:style-name="ce21" table:formula="of:=FLOOR([.B$33]*([.B$30]+([.B$31]*([.$E41]-1))^[.B$32]);[.B$34];1)" office:value-type="float" office:value="255" calcext:value-type="float">
            <text:p>255</text:p>
          </table:table-cell>
          <table:table-cell table:style-name="ce21" table:formula="of:=FLOOR([.C$33]*([.C$30]+([.C$31]*([.$E41]-1))^[.C$32]);[.C$34];1)" office:value-type="float" office:value="195" calcext:value-type="float">
            <text:p>195</text:p>
          </table:table-cell>
          <table:table-cell table:style-name="ce21" table:formula="of:=FLOOR([.D$33]*([.D$30]+([.D$31]*([.$E41]-1))^[.D$32]);[.D$34];1)"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table:style-name="ce55" table:formula="of:=SUM([.B$36:.B41])" office:value-type="float" office:value="645" calcext:value-type="float">
            <text:p>645</text:p>
          </table:table-cell>
          <table:table-cell table:style-name="ce55" table:formula="of:=SUM([.C$36:.C41])" office:value-type="float" office:value="625" calcext:value-type="float">
            <text:p>625</text:p>
          </table:table-cell>
          <table:table-cell table:style-name="ce55" table:formula="of:=SUM([.D$36:.D41])" office:value-type="float" office:value="555" calcext:value-type="float">
            <text:p>555</text:p>
          </table:table-cell>
          <table:table-cell office:value-type="float" office:value="6" calcext:value-type="float">
            <text:p>6</text:p>
          </table:table-cell>
          <table:table-cell table:style-name="ce60" office:value-type="percentage" office:value="1" calcext:value-type="percentage">
            <text:p>100%</text:p>
          </table:table-cell>
          <table:table-cell table:style-name="ce60" table:formula="of:=SUM([.C$36:.C41])/SUM([.B$36:.B41])" office:value-type="percentage" office:value="0.968992248062015" calcext:value-type="percentage">
            <text:p>97%</text:p>
          </table:table-cell>
          <table:table-cell table:style-name="ce60" table:formula="of:=SUM([.D$36:.D41])/SUM([.B$36:.B41])" office:value-type="percentage" office:value="0.86046511627907" calcext:value-type="percentage">
            <text:p>86%</text:p>
          </table:table-cell>
          <table:table-cell/>
          <table:table-cell table:style-name="ce66" table:formula="of:=[.H41]/[.G41]" office:value-type="percentage" office:value="0.888" calcext:value-type="percentage">
            <text:p>89%</text:p>
          </table:table-cell>
          <table:table-cell table:number-columns-repeated="1010"/>
        </table:table-row>
        <table:table-row table:style-name="ro10">
          <table:table-cell/>
          <table:table-cell table:style-name="ce21" table:formula="of:=FLOOR([.B$33]*([.B$30]+([.B$31]*([.$E42]-1))^[.B$32]);[.B$34];1)" office:value-type="float" office:value="355" calcext:value-type="float">
            <text:p>355</text:p>
          </table:table-cell>
          <table:table-cell table:style-name="ce21" table:formula="of:=FLOOR([.C$33]*([.C$30]+([.C$31]*([.$E42]-1))^[.C$32]);[.C$34];1)" office:value-type="float" office:value="260" calcext:value-type="float">
            <text:p>260</text:p>
          </table:table-cell>
          <table:table-cell table:style-name="ce21" table:formula="of:=FLOOR([.D$33]*([.D$30]+([.D$31]*([.$E42]-1))^[.D$32]);[.D$34];1)" office:value-type="float" office:value="230" calcext:value-type="float">
            <text:p>230</text:p>
          </table:table-cell>
          <table:table-cell office:value-type="float" office:value="7" calcext:value-type="float">
            <text:p>7</text:p>
          </table:table-cell>
          <table:table-cell table:style-name="ce55" table:formula="of:=SUM([.B$36:.B42])" office:value-type="float" office:value="1000" calcext:value-type="float">
            <text:p>1000</text:p>
          </table:table-cell>
          <table:table-cell table:style-name="ce55" table:formula="of:=SUM([.C$36:.C42])" office:value-type="float" office:value="885" calcext:value-type="float">
            <text:p>885</text:p>
          </table:table-cell>
          <table:table-cell table:style-name="ce55" table:formula="of:=SUM([.D$36:.D42])" office:value-type="float" office:value="785" calcext:value-type="float">
            <text:p>785</text:p>
          </table:table-cell>
          <table:table-cell office:value-type="float" office:value="7" calcext:value-type="float">
            <text:p>7</text:p>
          </table:table-cell>
          <table:table-cell table:style-name="ce60" office:value-type="percentage" office:value="1" calcext:value-type="percentage">
            <text:p>100%</text:p>
          </table:table-cell>
          <table:table-cell table:style-name="ce60" table:formula="of:=SUM([.C$36:.C42])/SUM([.B$36:.B42])" office:value-type="percentage" office:value="0.885" calcext:value-type="percentage">
            <text:p>89%</text:p>
          </table:table-cell>
          <table:table-cell table:style-name="ce60" table:formula="of:=SUM([.D$36:.D42])/SUM([.B$36:.B42])" office:value-type="percentage" office:value="0.785" calcext:value-type="percentage">
            <text:p>79%</text:p>
          </table:table-cell>
          <table:table-cell/>
          <table:table-cell table:style-name="ce66" table:formula="of:=[.H42]/[.G42]" office:value-type="percentage" office:value="0.887005649717514" calcext:value-type="percentage">
            <text:p>89%</text:p>
          </table:table-cell>
          <table:table-cell table:number-columns-repeated="1010"/>
        </table:table-row>
        <table:table-row table:style-name="ro10">
          <table:table-cell/>
          <table:table-cell table:style-name="ce21" table:formula="of:=FLOOR([.B$33]*([.B$30]+([.B$31]*([.$E43]-1))^[.B$32]);[.B$34];1)" office:value-type="float" office:value="475" calcext:value-type="float">
            <text:p>475</text:p>
          </table:table-cell>
          <table:table-cell table:style-name="ce21" table:formula="of:=FLOOR([.C$33]*([.C$30]+([.C$31]*([.$E43]-1))^[.C$32]);[.C$34];1)" office:value-type="float" office:value="325" calcext:value-type="float">
            <text:p>325</text:p>
          </table:table-cell>
          <table:table-cell table:style-name="ce21" table:formula="of:=FLOOR([.D$33]*([.D$30]+([.D$31]*([.$E43]-1))^[.D$32]);[.D$34];1)" office:value-type="float" office:value="305" calcext:value-type="float">
            <text:p>305</text:p>
          </table:table-cell>
          <table:table-cell office:value-type="float" office:value="8" calcext:value-type="float">
            <text:p>8</text:p>
          </table:table-cell>
          <table:table-cell table:style-name="ce55" table:formula="of:=SUM([.B$36:.B43])" office:value-type="float" office:value="1475" calcext:value-type="float">
            <text:p>1475</text:p>
          </table:table-cell>
          <table:table-cell table:style-name="ce55" table:formula="of:=SUM([.C$36:.C43])" office:value-type="float" office:value="1210" calcext:value-type="float">
            <text:p>1210</text:p>
          </table:table-cell>
          <table:table-cell table:style-name="ce55" table:formula="of:=SUM([.D$36:.D43])" office:value-type="float" office:value="1090" calcext:value-type="float">
            <text:p>1090</text:p>
          </table:table-cell>
          <table:table-cell office:value-type="float" office:value="8" calcext:value-type="float">
            <text:p>8</text:p>
          </table:table-cell>
          <table:table-cell table:style-name="ce60" office:value-type="percentage" office:value="1" calcext:value-type="percentage">
            <text:p>100%</text:p>
          </table:table-cell>
          <table:table-cell table:style-name="ce60" table:formula="of:=SUM([.C$36:.C43])/SUM([.B$36:.B43])" office:value-type="percentage" office:value="0.820338983050847" calcext:value-type="percentage">
            <text:p>82%</text:p>
          </table:table-cell>
          <table:table-cell table:style-name="ce60" table:formula="of:=SUM([.D$36:.D43])/SUM([.B$36:.B43])" office:value-type="percentage" office:value="0.738983050847458" calcext:value-type="percentage">
            <text:p>74%</text:p>
          </table:table-cell>
          <table:table-cell/>
          <table:table-cell table:style-name="ce66" table:formula="of:=[.H43]/[.G43]" office:value-type="percentage" office:value="0.900826446280992" calcext:value-type="percentage">
            <text:p>90%</text:p>
          </table:table-cell>
          <table:table-cell table:number-columns-repeated="1010"/>
        </table:table-row>
        <table:table-row table:style-name="ro10">
          <table:table-cell/>
          <table:table-cell table:style-name="ce21" table:formula="of:=FLOOR([.B$33]*([.B$30]+([.B$31]*([.$E44]-1))^[.B$32]);[.B$34];1)" office:value-type="float" office:value="615" calcext:value-type="float">
            <text:p>615</text:p>
          </table:table-cell>
          <table:table-cell table:style-name="ce21" table:formula="of:=FLOOR([.C$33]*([.C$30]+([.C$31]*([.$E44]-1))^[.C$32]);[.C$34];1)" office:value-type="float" office:value="405" calcext:value-type="float">
            <text:p>405</text:p>
          </table:table-cell>
          <table:table-cell table:style-name="ce21" table:formula="of:=FLOOR([.D$33]*([.D$30]+([.D$31]*([.$E44]-1))^[.D$32]);[.D$34];1)" office:value-type="float" office:value="385" calcext:value-type="float">
            <text:p>385</text:p>
          </table:table-cell>
          <table:table-cell office:value-type="float" office:value="9" calcext:value-type="float">
            <text:p>9</text:p>
          </table:table-cell>
          <table:table-cell table:style-name="ce55" table:formula="of:=SUM([.B$36:.B44])" office:value-type="float" office:value="2090" calcext:value-type="float">
            <text:p>2090</text:p>
          </table:table-cell>
          <table:table-cell table:style-name="ce55" table:formula="of:=SUM([.C$36:.C44])" office:value-type="float" office:value="1615" calcext:value-type="float">
            <text:p>1615</text:p>
          </table:table-cell>
          <table:table-cell table:style-name="ce55" table:formula="of:=SUM([.D$36:.D44])" office:value-type="float" office:value="1475" calcext:value-type="float">
            <text:p>1475</text:p>
          </table:table-cell>
          <table:table-cell office:value-type="float" office:value="9" calcext:value-type="float">
            <text:p>9</text:p>
          </table:table-cell>
          <table:table-cell table:style-name="ce60" office:value-type="percentage" office:value="1" calcext:value-type="percentage">
            <text:p>100%</text:p>
          </table:table-cell>
          <table:table-cell table:style-name="ce60" table:formula="of:=SUM([.C$36:.C44])/SUM([.B$36:.B44])" office:value-type="percentage" office:value="0.772727272727273" calcext:value-type="percentage">
            <text:p>77%</text:p>
          </table:table-cell>
          <table:table-cell table:style-name="ce60" table:formula="of:=SUM([.D$36:.D44])/SUM([.B$36:.B44])" office:value-type="percentage" office:value="0.705741626794258" calcext:value-type="percentage">
            <text:p>71%</text:p>
          </table:table-cell>
          <table:table-cell/>
          <table:table-cell table:style-name="ce66" table:formula="of:=[.H44]/[.G44]" office:value-type="percentage" office:value="0.913312693498452" calcext:value-type="percentage">
            <text:p>91%</text:p>
          </table:table-cell>
          <table:table-cell table:number-columns-repeated="1010"/>
        </table:table-row>
        <table:table-row table:style-name="ro10">
          <table:table-cell/>
          <table:table-cell table:style-name="ce21" table:formula="of:=FLOOR([.B$33]*([.B$30]+([.B$31]*([.$E45]-1))^[.B$32]);[.B$34];1)" office:value-type="float" office:value="775" calcext:value-type="float">
            <text:p>775</text:p>
          </table:table-cell>
          <table:table-cell table:style-name="ce21" table:formula="of:=FLOOR([.C$33]*([.C$30]+([.C$31]*([.$E45]-1))^[.C$32]);[.C$34];1)" office:value-type="float" office:value="490" calcext:value-type="float">
            <text:p>490</text:p>
          </table:table-cell>
          <table:table-cell table:style-name="ce21" table:formula="of:=FLOOR([.D$33]*([.D$30]+([.D$31]*([.$E45]-1))^[.D$32]);[.D$34];1)"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style-name="ce55" table:formula="of:=SUM([.B$36:.B45])" office:value-type="float" office:value="2865" calcext:value-type="float">
            <text:p>2865</text:p>
          </table:table-cell>
          <table:table-cell table:style-name="ce55" table:formula="of:=SUM([.C$36:.C45])" office:value-type="float" office:value="2105" calcext:value-type="float">
            <text:p>2105</text:p>
          </table:table-cell>
          <table:table-cell table:style-name="ce55" table:formula="of:=SUM([.D$36:.D45])" office:value-type="float" office:value="1955" calcext:value-type="float">
            <text:p>1955</text:p>
          </table:table-cell>
          <table:table-cell office:value-type="float" office:value="10" calcext:value-type="float">
            <text:p>10</text:p>
          </table:table-cell>
          <table:table-cell table:style-name="ce60" office:value-type="percentage" office:value="1" calcext:value-type="percentage">
            <text:p>100%</text:p>
          </table:table-cell>
          <table:table-cell table:style-name="ce60" table:formula="of:=SUM([.C$36:.C45])/SUM([.B$36:.B45])" office:value-type="percentage" office:value="0.734729493891798" calcext:value-type="percentage">
            <text:p>73%</text:p>
          </table:table-cell>
          <table:table-cell table:style-name="ce60" table:formula="of:=SUM([.D$36:.D45])/SUM([.B$36:.B45])" office:value-type="percentage" office:value="0.682373472949389" calcext:value-type="percentage">
            <text:p>68%</text:p>
          </table:table-cell>
          <table:table-cell/>
          <table:table-cell table:style-name="ce66" table:formula="of:=[.H45]/[.G45]" office:value-type="percentage" office:value="0.928741092636579" calcext:value-type="percentage">
            <text:p>93%</text:p>
          </table:table-cell>
          <table:table-cell table:number-columns-repeated="1010"/>
        </table:table-row>
        <table:table-row table:style-name="ro10">
          <table:table-cell/>
          <table:table-cell table:style-name="ce21" table:formula="of:=FLOOR([.B$33]*([.B$30]+([.B$31]*([.$E46]-1))^[.B$32]);[.B$34];1)" office:value-type="float" office:value="955" calcext:value-type="float">
            <text:p>955</text:p>
          </table:table-cell>
          <table:table-cell table:style-name="ce21" table:formula="of:=FLOOR([.C$33]*([.C$30]+([.C$31]*([.$E46]-1))^[.C$32]);[.C$34];1)" office:value-type="float" office:value="590" calcext:value-type="float">
            <text:p>590</text:p>
          </table:table-cell>
          <table:table-cell table:style-name="ce21" table:formula="of:=FLOOR([.D$33]*([.D$30]+([.D$31]*([.$E46]-1))^[.D$32]);[.D$34];1)" office:value-type="float" office:value="585" calcext:value-type="float">
            <text:p>585</text:p>
          </table:table-cell>
          <table:table-cell office:value-type="float" office:value="11" calcext:value-type="float">
            <text:p>11</text:p>
          </table:table-cell>
          <table:table-cell table:style-name="ce55" table:formula="of:=SUM([.B$36:.B46])" office:value-type="float" office:value="3820" calcext:value-type="float">
            <text:p>3820</text:p>
          </table:table-cell>
          <table:table-cell table:style-name="ce55" table:formula="of:=SUM([.C$36:.C46])" office:value-type="float" office:value="2695" calcext:value-type="float">
            <text:p>2695</text:p>
          </table:table-cell>
          <table:table-cell table:style-name="ce55" table:formula="of:=SUM([.D$36:.D46])" office:value-type="float" office:value="2540" calcext:value-type="float">
            <text:p>2540</text:p>
          </table:table-cell>
          <table:table-cell/>
          <table:table-cell table:style-name="ce60" office:value-type="percentage" office:value="1" calcext:value-type="percentage">
            <text:p>100%</text:p>
          </table:table-cell>
          <table:table-cell table:style-name="ce60" table:formula="of:=SUM([.C$36:.C46])/SUM([.B$36:.B46])" office:value-type="percentage" office:value="0.705497382198953" calcext:value-type="percentage">
            <text:p>71%</text:p>
          </table:table-cell>
          <table:table-cell table:style-name="ce60" table:formula="of:=SUM([.D$36:.D46])/SUM([.B$36:.B46])" office:value-type="percentage" office:value="0.664921465968586" calcext:value-type="percentage">
            <text:p>66%</text:p>
          </table:table-cell>
          <table:table-cell/>
          <table:table-cell table:style-name="ce66" table:formula="of:=[.H46]/[.G46]" office:value-type="percentage" office:value="0.942486085343228" calcext:value-type="percentage">
            <text:p>94%</text:p>
          </table:table-cell>
          <table:table-cell table:number-columns-repeated="1010"/>
        </table:table-row>
        <table:table-row table:style-name="ro10">
          <table:table-cell/>
          <table:table-cell table:style-name="ce21" table:formula="of:=FLOOR([.B$33]*([.B$30]+([.B$31]*([.$E47]-1))^[.B$32]);[.B$34];1)" office:value-type="float" office:value="1150" calcext:value-type="float">
            <text:p>1150</text:p>
          </table:table-cell>
          <table:table-cell table:style-name="ce21" table:formula="of:=FLOOR([.C$33]*([.C$30]+([.C$31]*([.$E47]-1))^[.C$32]);[.C$34];1)" office:value-type="float" office:value="690" calcext:value-type="float">
            <text:p>690</text:p>
          </table:table-cell>
          <table:table-cell table:style-name="ce21" table:formula="of:=FLOOR([.D$33]*([.D$30]+([.D$31]*([.$E47]-1))^[.D$32]);[.D$34];1)" office:value-type="float" office:value="705" calcext:value-type="float">
            <text:p>705</text:p>
          </table:table-cell>
          <table:table-cell office:value-type="float" office:value="12" calcext:value-type="float">
            <text:p>12</text:p>
          </table:table-cell>
          <table:table-cell table:style-name="ce55" table:formula="of:=SUM([.B$36:.B47])" office:value-type="float" office:value="4970" calcext:value-type="float">
            <text:p>4970</text:p>
          </table:table-cell>
          <table:table-cell table:style-name="ce55" table:formula="of:=SUM([.C$36:.C47])" office:value-type="float" office:value="3385" calcext:value-type="float">
            <text:p>3385</text:p>
          </table:table-cell>
          <table:table-cell table:style-name="ce55" table:formula="of:=SUM([.D$36:.D47])" office:value-type="float" office:value="3245" calcext:value-type="float">
            <text:p>3245</text:p>
          </table:table-cell>
          <table:table-cell office:value-type="float" office:value="12" calcext:value-type="float">
            <text:p>12</text:p>
          </table:table-cell>
          <table:table-cell table:style-name="ce60" office:value-type="percentage" office:value="1" calcext:value-type="percentage">
            <text:p>100%</text:p>
          </table:table-cell>
          <table:table-cell table:style-name="ce60" table:formula="of:=SUM([.C$36:.C47])/SUM([.B$36:.B47])" office:value-type="percentage" office:value="0.681086519114688" calcext:value-type="percentage">
            <text:p>68%</text:p>
          </table:table-cell>
          <table:table-cell table:style-name="ce60" table:formula="of:=SUM([.D$36:.D47])/SUM([.B$36:.B47])" office:value-type="percentage" office:value="0.652917505030181" calcext:value-type="percentage">
            <text:p>65%</text:p>
          </table:table-cell>
          <table:table-cell/>
          <table:table-cell table:style-name="ce66" table:formula="of:=[.H47]/[.G47]" office:value-type="percentage" office:value="0.95864106351551" calcext:value-type="percentage">
            <text:p>96%</text:p>
          </table:table-cell>
          <table:table-cell table:number-columns-repeated="1010"/>
        </table:table-row>
        <table:table-row table:style-name="ro10">
          <table:table-cell/>
          <table:table-cell table:style-name="ce21" table:formula="of:=FLOOR([.B$33]*([.B$30]+([.B$31]*([.$E48]-1))^[.B$32]);[.B$34];1)" office:value-type="float" office:value="1365" calcext:value-type="float">
            <text:p>1365</text:p>
          </table:table-cell>
          <table:table-cell table:style-name="ce21" table:formula="of:=FLOOR([.C$33]*([.C$30]+([.C$31]*([.$E48]-1))^[.C$32]);[.C$34];1)" office:value-type="float" office:value="805" calcext:value-type="float">
            <text:p>805</text:p>
          </table:table-cell>
          <table:table-cell table:style-name="ce21" table:formula="of:=FLOOR([.D$33]*([.D$30]+([.D$31]*([.$E48]-1))^[.D$32]);[.D$34];1)" office:value-type="float" office:value="840" calcext:value-type="float">
            <text:p>840</text:p>
          </table:table-cell>
          <table:table-cell office:value-type="float" office:value="13" calcext:value-type="float">
            <text:p>13</text:p>
          </table:table-cell>
          <table:table-cell table:style-name="ce55" table:formula="of:=SUM([.B$36:.B48])" office:value-type="float" office:value="6335" calcext:value-type="float">
            <text:p>6335</text:p>
          </table:table-cell>
          <table:table-cell table:style-name="ce55" table:formula="of:=SUM([.C$36:.C48])" office:value-type="float" office:value="4190" calcext:value-type="float">
            <text:p>4190</text:p>
          </table:table-cell>
          <table:table-cell table:style-name="ce55" table:formula="of:=SUM([.D$36:.D48])" office:value-type="float" office:value="4085" calcext:value-type="float">
            <text:p>4085</text:p>
          </table:table-cell>
          <table:table-cell/>
          <table:table-cell table:style-name="ce60" office:value-type="percentage" office:value="1" calcext:value-type="percentage">
            <text:p>100%</text:p>
          </table:table-cell>
          <table:table-cell table:style-name="ce60" table:formula="of:=SUM([.C$36:.C48])/SUM([.B$36:.B48])" office:value-type="percentage" office:value="0.661404893449092" calcext:value-type="percentage">
            <text:p>66%</text:p>
          </table:table-cell>
          <table:table-cell table:style-name="ce60" table:formula="of:=SUM([.D$36:.D48])/SUM([.B$36:.B48])" office:value-type="percentage" office:value="0.644830307813733" calcext:value-type="percentage">
            <text:p>64%</text:p>
          </table:table-cell>
          <table:table-cell/>
          <table:table-cell table:style-name="ce66" table:formula="of:=[.H48]/[.G48]" office:value-type="percentage" office:value="0.974940334128878" calcext:value-type="percentage">
            <text:p>97%</text:p>
          </table:table-cell>
          <table:table-cell table:number-columns-repeated="1010"/>
        </table:table-row>
        <table:table-row table:style-name="ro10">
          <table:table-cell/>
          <table:table-cell table:style-name="ce21" table:formula="of:=FLOOR([.B$33]*([.B$30]+([.B$31]*([.$E49]-1))^[.B$32]);[.B$34];1)" office:value-type="float" office:value="1600" calcext:value-type="float">
            <text:p>1600</text:p>
          </table:table-cell>
          <table:table-cell table:style-name="ce21" table:formula="of:=FLOOR([.C$33]*([.C$30]+([.C$31]*([.$E49]-1))^[.C$32]);[.C$34];1)" office:value-type="float" office:value="925" calcext:value-type="float">
            <text:p>925</text:p>
          </table:table-cell>
          <table:table-cell table:style-name="ce21" table:formula="of:=FLOOR([.D$33]*([.D$30]+([.D$31]*([.$E49]-1))^[.D$32]);[.D$34];1)" office:value-type="float" office:value="985" calcext:value-type="float">
            <text:p>985</text:p>
          </table:table-cell>
          <table:table-cell office:value-type="float" office:value="14" calcext:value-type="float">
            <text:p>14</text:p>
          </table:table-cell>
          <table:table-cell table:style-name="ce55" table:formula="of:=SUM([.B$36:.B49])" office:value-type="float" office:value="7935" calcext:value-type="float">
            <text:p>7935</text:p>
          </table:table-cell>
          <table:table-cell table:style-name="ce55" table:formula="of:=SUM([.C$36:.C49])" office:value-type="float" office:value="5115" calcext:value-type="float">
            <text:p>5115</text:p>
          </table:table-cell>
          <table:table-cell table:style-name="ce55" table:formula="of:=SUM([.D$36:.D49])" office:value-type="float" office:value="5070" calcext:value-type="float">
            <text:p>5070</text:p>
          </table:table-cell>
          <table:table-cell office:value-type="float" office:value="14" calcext:value-type="float">
            <text:p>14</text:p>
          </table:table-cell>
          <table:table-cell table:style-name="ce60" office:value-type="percentage" office:value="1" calcext:value-type="percentage">
            <text:p>100%</text:p>
          </table:table-cell>
          <table:table-cell table:style-name="ce60" table:formula="of:=SUM([.C$36:.C49])/SUM([.B$36:.B49])" office:value-type="percentage" office:value="0.64461247637051" calcext:value-type="percentage">
            <text:p>64%</text:p>
          </table:table-cell>
          <table:table-cell table:style-name="ce60" table:formula="of:=SUM([.D$36:.D49])/SUM([.B$36:.B49])" office:value-type="percentage" office:value="0.638941398865785" calcext:value-type="percentage">
            <text:p>64%</text:p>
          </table:table-cell>
          <table:table-cell/>
          <table:table-cell table:style-name="ce66" table:formula="of:=[.H49]/[.G49]" office:value-type="percentage" office:value="0.991202346041056" calcext:value-type="percentage">
            <text:p>99%</text:p>
          </table:table-cell>
          <table:table-cell table:number-columns-repeated="1010"/>
        </table:table-row>
        <table:table-row table:style-name="ro10">
          <table:table-cell/>
          <table:table-cell table:style-name="ce21" table:formula="of:=FLOOR([.B$33]*([.B$30]+([.B$31]*([.$E50]-1))^[.B$32]);[.B$34];1)" office:value-type="float" office:value="1855" calcext:value-type="float">
            <text:p>1855</text:p>
          </table:table-cell>
          <table:table-cell table:style-name="ce21" table:formula="of:=FLOOR([.C$33]*([.C$30]+([.C$31]*([.$E50]-1))^[.C$32]);[.C$34];1)" office:value-type="float" office:value="1055" calcext:value-type="float">
            <text:p>1055</text:p>
          </table:table-cell>
          <table:table-cell table:style-name="ce21" table:formula="of:=FLOOR([.D$33]*([.D$30]+([.D$31]*([.$E50]-1))^[.D$32]);[.D$34];1)" office:value-type="float" office:value="1140" calcext:value-type="float">
            <text:p>1140</text:p>
          </table:table-cell>
          <table:table-cell office:value-type="float" office:value="15" calcext:value-type="float">
            <text:p>15</text:p>
          </table:table-cell>
          <table:table-cell table:style-name="ce55" table:formula="of:=SUM([.B$36:.B50])" office:value-type="float" office:value="9790" calcext:value-type="float">
            <text:p>9790</text:p>
          </table:table-cell>
          <table:table-cell table:style-name="ce55" table:formula="of:=SUM([.C$36:.C50])" office:value-type="float" office:value="6170" calcext:value-type="float">
            <text:p>6170</text:p>
          </table:table-cell>
          <table:table-cell table:style-name="ce55" table:formula="of:=SUM([.D$36:.D50])" office:value-type="float" office:value="6210" calcext:value-type="float">
            <text:p>6210</text:p>
          </table:table-cell>
          <table:table-cell/>
          <table:table-cell table:style-name="ce60" office:value-type="percentage" office:value="1" calcext:value-type="percentage">
            <text:p>100%</text:p>
          </table:table-cell>
          <table:table-cell table:style-name="ce60" table:formula="of:=SUM([.C$36:.C50])/SUM([.B$36:.B50])" office:value-type="percentage" office:value="0.63023493360572" calcext:value-type="percentage">
            <text:p>63%</text:p>
          </table:table-cell>
          <table:table-cell table:style-name="ce60" table:formula="of:=SUM([.D$36:.D50])/SUM([.B$36:.B50])" office:value-type="percentage" office:value="0.634320735444331" calcext:value-type="percentage">
            <text:p>63%</text:p>
          </table:table-cell>
          <table:table-cell/>
          <table:table-cell table:style-name="ce66" table:formula="of:=[.H50]/[.G50]" office:value-type="percentage" office:value="1.0064829821718" calcext:value-type="percentage">
            <text:p>101%</text:p>
          </table:table-cell>
          <table:table-cell table:number-columns-repeated="1010"/>
        </table:table-row>
        <table:table-row table:style-name="ro10">
          <table:table-cell/>
          <table:table-cell table:style-name="ce21" table:formula="of:=FLOOR([.B$33]*([.B$30]+([.B$31]*([.$E51]-1))^[.B$32]);[.B$34];1)" office:value-type="float" office:value="2125" calcext:value-type="float">
            <text:p>2125</text:p>
          </table:table-cell>
          <table:table-cell table:style-name="ce21" table:formula="of:=FLOOR([.C$33]*([.C$30]+([.C$31]*([.$E51]-1))^[.C$32]);[.C$34];1)" office:value-type="float" office:value="1190" calcext:value-type="float">
            <text:p>1190</text:p>
          </table:table-cell>
          <table:table-cell table:style-name="ce21" table:formula="of:=FLOOR([.D$33]*([.D$30]+([.D$31]*([.$E51]-1))^[.D$32]);[.D$34];1)" office:value-type="float" office:value="1310" calcext:value-type="float">
            <text:p>1310</text:p>
          </table:table-cell>
          <table:table-cell office:value-type="float" office:value="16" calcext:value-type="float">
            <text:p>16</text:p>
          </table:table-cell>
          <table:table-cell table:style-name="ce55" table:formula="of:=SUM([.B$36:.B51])" office:value-type="float" office:value="11915" calcext:value-type="float">
            <text:p>11915</text:p>
          </table:table-cell>
          <table:table-cell table:style-name="ce55" table:formula="of:=SUM([.C$36:.C51])" office:value-type="float" office:value="7360" calcext:value-type="float">
            <text:p>7360</text:p>
          </table:table-cell>
          <table:table-cell table:style-name="ce55" table:formula="of:=SUM([.D$36:.D51])" office:value-type="float" office:value="7520" calcext:value-type="float">
            <text:p>7520</text:p>
          </table:table-cell>
          <table:table-cell office:value-type="float" office:value="16" calcext:value-type="float">
            <text:p>16</text:p>
          </table:table-cell>
          <table:table-cell table:style-name="ce60" office:value-type="percentage" office:value="1" calcext:value-type="percentage">
            <text:p>100%</text:p>
          </table:table-cell>
          <table:table-cell table:style-name="ce60" table:formula="of:=SUM([.C$36:.C51])/SUM([.B$36:.B51])" office:value-type="percentage" office:value="0.617708770457407" calcext:value-type="percentage">
            <text:p>62%</text:p>
          </table:table-cell>
          <table:table-cell table:style-name="ce60" table:formula="of:=SUM([.D$36:.D51])/SUM([.B$36:.B51])" office:value-type="percentage" office:value="0.631137221989089" calcext:value-type="percentage">
            <text:p>63%</text:p>
          </table:table-cell>
          <table:table-cell/>
          <table:table-cell table:style-name="ce66" table:formula="of:=[.H51]/[.G51]" office:value-type="percentage" office:value="1.02173913043478" calcext:value-type="percentage">
            <text:p>102%</text:p>
          </table:table-cell>
          <table:table-cell table:number-columns-repeated="1010"/>
        </table:table-row>
        <table:table-row table:style-name="ro10">
          <table:table-cell/>
          <table:table-cell table:style-name="ce21" table:formula="of:=FLOOR([.B$33]*([.B$30]+([.B$31]*([.$E52]-1))^[.B$32]);[.B$34];1)" office:value-type="float" office:value="2415" calcext:value-type="float">
            <text:p>2415</text:p>
          </table:table-cell>
          <table:table-cell table:style-name="ce21" table:formula="of:=FLOOR([.C$33]*([.C$30]+([.C$31]*([.$E52]-1))^[.C$32]);[.C$34];1)" office:value-type="float" office:value="1335" calcext:value-type="float">
            <text:p>1335</text:p>
          </table:table-cell>
          <table:table-cell table:style-name="ce21" table:formula="of:=FLOOR([.D$33]*([.D$30]+([.D$31]*([.$E52]-1))^[.D$32]);[.D$34];1)" office:value-type="float" office:value="1495" calcext:value-type="float">
            <text:p>1495</text:p>
          </table:table-cell>
          <table:table-cell office:value-type="float" office:value="17" calcext:value-type="float">
            <text:p>17</text:p>
          </table:table-cell>
          <table:table-cell table:style-name="ce55" table:formula="of:=SUM([.B$36:.B52])" office:value-type="float" office:value="14330" calcext:value-type="float">
            <text:p>14330</text:p>
          </table:table-cell>
          <table:table-cell table:style-name="ce55" table:formula="of:=SUM([.C$36:.C52])" office:value-type="float" office:value="8695" calcext:value-type="float">
            <text:p>8695</text:p>
          </table:table-cell>
          <table:table-cell table:style-name="ce55" table:formula="of:=SUM([.D$36:.D52])" office:value-type="float" office:value="9015" calcext:value-type="float">
            <text:p>9015</text:p>
          </table:table-cell>
          <table:table-cell/>
          <table:table-cell table:style-name="ce60" office:value-type="percentage" office:value="1" calcext:value-type="percentage">
            <text:p>100%</text:p>
          </table:table-cell>
          <table:table-cell table:style-name="ce60" table:formula="of:=SUM([.C$36:.C52])/SUM([.B$36:.B52])" office:value-type="percentage" office:value="0.606769016050244" calcext:value-type="percentage">
            <text:p>61%</text:p>
          </table:table-cell>
          <table:table-cell table:style-name="ce60" table:formula="of:=SUM([.D$36:.D52])/SUM([.B$36:.B52])" office:value-type="percentage" office:value="0.629099790648988" calcext:value-type="percentage">
            <text:p>63%</text:p>
          </table:table-cell>
          <table:table-cell/>
          <table:table-cell table:style-name="ce66" table:formula="of:=[.H52]/[.G52]" office:value-type="percentage" office:value="1.03680276020702" calcext:value-type="percentage">
            <text:p>104%</text:p>
          </table:table-cell>
          <table:table-cell table:number-columns-repeated="1010"/>
        </table:table-row>
        <table:table-row table:style-name="ro10">
          <table:table-cell/>
          <table:table-cell table:style-name="ce21" table:formula="of:=FLOOR([.B$33]*([.B$30]+([.B$31]*([.$E53]-1))^[.B$32]);[.B$34];1)" office:value-type="float" office:value="2730" calcext:value-type="float">
            <text:p>2730</text:p>
          </table:table-cell>
          <table:table-cell table:style-name="ce21" table:formula="of:=FLOOR([.C$33]*([.C$30]+([.C$31]*([.$E53]-1))^[.C$32]);[.C$34];1)" office:value-type="float" office:value="1490" calcext:value-type="float">
            <text:p>1490</text:p>
          </table:table-cell>
          <table:table-cell table:style-name="ce21" table:formula="of:=FLOOR([.D$33]*([.D$30]+([.D$31]*([.$E53]-1))^[.D$32]);[.D$34];1)" office:value-type="float" office:value="1690" calcext:value-type="float">
            <text:p>1690</text:p>
          </table:table-cell>
          <table:table-cell office:value-type="float" office:value="18" calcext:value-type="float">
            <text:p>18</text:p>
          </table:table-cell>
          <table:table-cell table:style-name="ce55" table:formula="of:=SUM([.B$36:.B53])" office:value-type="float" office:value="17060" calcext:value-type="float">
            <text:p>17060</text:p>
          </table:table-cell>
          <table:table-cell table:style-name="ce55" table:formula="of:=SUM([.C$36:.C53])" office:value-type="float" office:value="10185" calcext:value-type="float">
            <text:p>10185</text:p>
          </table:table-cell>
          <table:table-cell table:style-name="ce55" table:formula="of:=SUM([.D$36:.D53])" office:value-type="float" office:value="10705" calcext:value-type="float">
            <text:p>10705</text:p>
          </table:table-cell>
          <table:table-cell office:value-type="float" office:value="18" calcext:value-type="float">
            <text:p>18</text:p>
          </table:table-cell>
          <table:table-cell table:style-name="ce60" office:value-type="percentage" office:value="1" calcext:value-type="percentage">
            <text:p>100%</text:p>
          </table:table-cell>
          <table:table-cell table:style-name="ce60" table:formula="of:=SUM([.C$36:.C53])/SUM([.B$36:.B53])" office:value-type="percentage" office:value="0.597010550996483" calcext:value-type="percentage">
            <text:p>60%</text:p>
          </table:table-cell>
          <table:table-cell table:style-name="ce60" table:formula="of:=SUM([.D$36:.D53])/SUM([.B$36:.B53])" office:value-type="percentage" office:value="0.627491207502931" calcext:value-type="percentage">
            <text:p>63%</text:p>
          </table:table-cell>
          <table:table-cell/>
          <table:table-cell table:style-name="ce66" table:formula="of:=[.H53]/[.G53]" office:value-type="percentage" office:value="1.05105547373589" calcext:value-type="percentage">
            <text:p>105%</text:p>
          </table:table-cell>
          <table:table-cell table:number-columns-repeated="1010"/>
        </table:table-row>
        <table:table-row table:style-name="ro10">
          <table:table-cell/>
          <table:table-cell table:style-name="ce21" table:formula="of:=FLOOR([.B$33]*([.B$30]+([.B$31]*([.$E54]-1))^[.B$32]);[.B$34];1)" office:value-type="float" office:value="3055" calcext:value-type="float">
            <text:p>3055</text:p>
          </table:table-cell>
          <table:table-cell table:style-name="ce21" table:formula="of:=FLOOR([.C$33]*([.C$30]+([.C$31]*([.$E54]-1))^[.C$32]);[.C$34];1)" office:value-type="float" office:value="1650" calcext:value-type="float">
            <text:p>1650</text:p>
          </table:table-cell>
          <table:table-cell table:style-name="ce21" table:formula="of:=FLOOR([.D$33]*([.D$30]+([.D$31]*([.$E54]-1))^[.D$32]);[.D$34];1)" office:value-type="float" office:value="1900" calcext:value-type="float">
            <text:p>1900</text:p>
          </table:table-cell>
          <table:table-cell office:value-type="float" office:value="19" calcext:value-type="float">
            <text:p>19</text:p>
          </table:table-cell>
          <table:table-cell table:style-name="ce55" table:formula="of:=SUM([.B$36:.B54])" office:value-type="float" office:value="20115" calcext:value-type="float">
            <text:p>20115</text:p>
          </table:table-cell>
          <table:table-cell table:style-name="ce55" table:formula="of:=SUM([.C$36:.C54])" office:value-type="float" office:value="11835" calcext:value-type="float">
            <text:p>11835</text:p>
          </table:table-cell>
          <table:table-cell table:style-name="ce55" table:formula="of:=SUM([.D$36:.D54])" office:value-type="float" office:value="12605" calcext:value-type="float">
            <text:p>12605</text:p>
          </table:table-cell>
          <table:table-cell/>
          <table:table-cell table:style-name="ce60" office:value-type="percentage" office:value="1" calcext:value-type="percentage">
            <text:p>100%</text:p>
          </table:table-cell>
          <table:table-cell table:style-name="ce60" table:formula="of:=SUM([.C$36:.C54])/SUM([.B$36:.B54])" office:value-type="percentage" office:value="0.588366890380313" calcext:value-type="percentage">
            <text:p>59%</text:p>
          </table:table-cell>
          <table:table-cell table:style-name="ce60" table:formula="of:=SUM([.D$36:.D54])/SUM([.B$36:.B54])" office:value-type="percentage" office:value="0.626646781009197" calcext:value-type="percentage">
            <text:p>63%</text:p>
          </table:table-cell>
          <table:table-cell/>
          <table:table-cell table:style-name="ce66" table:formula="of:=[.H54]/[.G54]" office:value-type="percentage" office:value="1.06506125897761" calcext:value-type="percentage">
            <text:p>107%</text:p>
          </table:table-cell>
          <table:table-cell table:number-columns-repeated="1010"/>
        </table:table-row>
        <table:table-row table:style-name="ro10">
          <table:table-cell/>
          <table:table-cell table:style-name="ce21" table:formula="of:=FLOOR([.B$33]*([.B$30]+([.B$31]*([.$E55]-1))^[.B$32]);[.B$34];1)" office:value-type="float" office:value="3405" calcext:value-type="float">
            <text:p>3405</text:p>
          </table:table-cell>
          <table:table-cell table:style-name="ce21" table:formula="of:=FLOOR([.C$33]*([.C$30]+([.C$31]*([.$E55]-1))^[.C$32]);[.C$34];1)" office:value-type="float" office:value="1820" calcext:value-type="float">
            <text:p>1820</text:p>
          </table:table-cell>
          <table:table-cell table:style-name="ce21" table:formula="of:=FLOOR([.D$33]*([.D$30]+([.D$31]*([.$E55]-1))^[.D$32]);[.D$34];1)" office:value-type="float" office:value="2125" calcext:value-type="float">
            <text:p>2125</text:p>
          </table:table-cell>
          <table:table-cell office:value-type="float" office:value="20" calcext:value-type="float">
            <text:p>20</text:p>
          </table:table-cell>
          <table:table-cell table:style-name="ce55" table:formula="of:=SUM([.B$36:.B55])" office:value-type="float" office:value="23520" calcext:value-type="float">
            <text:p>23520</text:p>
          </table:table-cell>
          <table:table-cell table:style-name="ce55" table:formula="of:=SUM([.C$36:.C55])" office:value-type="float" office:value="13655" calcext:value-type="float">
            <text:p>13655</text:p>
          </table:table-cell>
          <table:table-cell table:style-name="ce55" table:formula="of:=SUM([.D$36:.D55])" office:value-type="float" office:value="14730" calcext:value-type="float">
            <text:p>14730</text:p>
          </table:table-cell>
          <table:table-cell office:value-type="float" office:value="20" calcext:value-type="float">
            <text:p>20</text:p>
          </table:table-cell>
          <table:table-cell table:style-name="ce60" office:value-type="percentage" office:value="1" calcext:value-type="percentage">
            <text:p>100%</text:p>
          </table:table-cell>
          <table:table-cell table:style-name="ce60" table:formula="of:=SUM([.C$36:.C55])/SUM([.B$36:.B55])" office:value-type="percentage" office:value="0.580569727891156" calcext:value-type="percentage">
            <text:p>58%</text:p>
          </table:table-cell>
          <table:table-cell table:style-name="ce60" table:formula="of:=SUM([.D$36:.D55])/SUM([.B$36:.B55])" office:value-type="percentage" office:value="0.626275510204082" calcext:value-type="percentage">
            <text:p>63%</text:p>
          </table:table-cell>
          <table:table-cell/>
          <table:table-cell table:style-name="ce66" table:formula="of:=[.H55]/[.G55]" office:value-type="percentage" office:value="1.07872574148664" calcext:value-type="percentage">
            <text:p>108%</text:p>
          </table:table-cell>
          <table:table-cell table:number-columns-repeated="1010"/>
        </table:table-row>
        <table:table-row table:style-name="ro10">
          <table:table-cell/>
          <table:table-cell table:style-name="ce21" table:formula="of:=FLOOR([.B$33]*([.B$30]+([.B$31]*([.$E56]-1))^[.B$32]);[.B$34];1)" office:value-type="float" office:value="3775" calcext:value-type="float">
            <text:p>3775</text:p>
          </table:table-cell>
          <table:table-cell table:style-name="ce21" table:formula="of:=FLOOR([.C$33]*([.C$30]+([.C$31]*([.$E56]-1))^[.C$32]);[.C$34];1)" office:value-type="float" office:value="1995" calcext:value-type="float">
            <text:p>1995</text:p>
          </table:table-cell>
          <table:table-cell table:style-name="ce21" table:formula="of:=FLOOR([.D$33]*([.D$30]+([.D$31]*([.$E56]-1))^[.D$32]);[.D$34];1)" office:value-type="float" office:value="2360" calcext:value-type="float">
            <text:p>2360</text:p>
          </table:table-cell>
          <table:table-cell office:value-type="float" office:value="21" calcext:value-type="float">
            <text:p>21</text:p>
          </table:table-cell>
          <table:table-cell table:style-name="ce55" table:formula="of:=SUM([.B$36:.B56])" office:value-type="float" office:value="27295" calcext:value-type="float">
            <text:p>27295</text:p>
          </table:table-cell>
          <table:table-cell table:style-name="ce55" table:formula="of:=SUM([.C$36:.C56])" office:value-type="float" office:value="15650" calcext:value-type="float">
            <text:p>15650</text:p>
          </table:table-cell>
          <table:table-cell table:style-name="ce55" table:formula="of:=SUM([.D$36:.D56])" office:value-type="float" office:value="17090" calcext:value-type="float">
            <text:p>17090</text:p>
          </table:table-cell>
          <table:table-cell/>
          <table:table-cell table:style-name="ce60" office:value-type="percentage" office:value="1" calcext:value-type="percentage">
            <text:p>100%</text:p>
          </table:table-cell>
          <table:table-cell table:style-name="ce60" table:formula="of:=SUM([.C$36:.C56])/SUM([.B$36:.B56])" office:value-type="percentage" office:value="0.573365085180436" calcext:value-type="percentage">
            <text:p>57%</text:p>
          </table:table-cell>
          <table:table-cell table:style-name="ce60" table:formula="of:=SUM([.D$36:.D56])/SUM([.B$36:.B56])" office:value-type="percentage" office:value="0.626122000366367" calcext:value-type="percentage">
            <text:p>63%</text:p>
          </table:table-cell>
          <table:table-cell/>
          <table:table-cell table:style-name="ce66" table:formula="of:=[.H56]/[.G56]" office:value-type="percentage" office:value="1.09201277955272" calcext:value-type="percentage">
            <text:p>109%</text:p>
          </table:table-cell>
          <table:table-cell table:number-columns-repeated="1010"/>
        </table:table-row>
        <table:table-row table:style-name="ro10">
          <table:table-cell/>
          <table:table-cell table:style-name="ce21" table:formula="of:=FLOOR([.B$33]*([.B$30]+([.B$31]*([.$E57]-1))^[.B$32]);[.B$34];1)" office:value-type="float" office:value="4160" calcext:value-type="float">
            <text:p>4160</text:p>
          </table:table-cell>
          <table:table-cell table:style-name="ce21" table:formula="of:=FLOOR([.C$33]*([.C$30]+([.C$31]*([.$E57]-1))^[.C$32]);[.C$34];1)" office:value-type="float" office:value="2180" calcext:value-type="float">
            <text:p>2180</text:p>
          </table:table-cell>
          <table:table-cell table:style-name="ce21" table:formula="of:=FLOOR([.D$33]*([.D$30]+([.D$31]*([.$E57]-1))^[.D$32]);[.D$34];1)" office:value-type="float" office:value="2610" calcext:value-type="float">
            <text:p>2610</text:p>
          </table:table-cell>
          <table:table-cell office:value-type="float" office:value="22" calcext:value-type="float">
            <text:p>22</text:p>
          </table:table-cell>
          <table:table-cell table:style-name="ce55" table:formula="of:=SUM([.B$36:.B57])" office:value-type="float" office:value="31455" calcext:value-type="float">
            <text:p>31455</text:p>
          </table:table-cell>
          <table:table-cell table:style-name="ce55" table:formula="of:=SUM([.C$36:.C57])" office:value-type="float" office:value="17830" calcext:value-type="float">
            <text:p>17830</text:p>
          </table:table-cell>
          <table:table-cell table:style-name="ce55" table:formula="of:=SUM([.D$36:.D57])" office:value-type="float" office:value="19700" calcext:value-type="float">
            <text:p>19700</text:p>
          </table:table-cell>
          <table:table-cell office:value-type="float" office:value="22" calcext:value-type="float">
            <text:p>22</text:p>
          </table:table-cell>
          <table:table-cell table:style-name="ce60" office:value-type="percentage" office:value="1" calcext:value-type="percentage">
            <text:p>100%</text:p>
          </table:table-cell>
          <table:table-cell table:style-name="ce60" table:formula="of:=SUM([.C$36:.C57])/SUM([.B$36:.B57])" office:value-type="percentage" office:value="0.566841519631219" calcext:value-type="percentage">
            <text:p>57%</text:p>
          </table:table-cell>
          <table:table-cell table:style-name="ce60" table:formula="of:=SUM([.D$36:.D57])/SUM([.B$36:.B57])" office:value-type="percentage" office:value="0.626291527579081" calcext:value-type="percentage">
            <text:p>63%</text:p>
          </table:table-cell>
          <table:table-cell/>
          <table:table-cell table:style-name="ce66" table:formula="of:=[.H57]/[.G57]" office:value-type="percentage" office:value="1.1048794167134" calcext:value-type="percentage">
            <text:p>110%</text:p>
          </table:table-cell>
          <table:table-cell table:number-columns-repeated="1010"/>
        </table:table-row>
        <table:table-row table:style-name="ro10">
          <table:table-cell/>
          <table:table-cell table:style-name="ce21" table:formula="of:=FLOOR([.B$33]*([.B$30]+([.B$31]*([.$E58]-1))^[.B$32]);[.B$34];1)" office:value-type="float" office:value="4565" calcext:value-type="float">
            <text:p>4565</text:p>
          </table:table-cell>
          <table:table-cell table:style-name="ce21" table:formula="of:=FLOOR([.C$33]*([.C$30]+([.C$31]*([.$E58]-1))^[.C$32]);[.C$34];1)" office:value-type="float" office:value="2370" calcext:value-type="float">
            <text:p>2370</text:p>
          </table:table-cell>
          <table:table-cell table:style-name="ce21" table:formula="of:=FLOOR([.D$33]*([.D$30]+([.D$31]*([.$E58]-1))^[.D$32]);[.D$34];1)" office:value-type="float" office:value="2875" calcext:value-type="float">
            <text:p>2875</text:p>
          </table:table-cell>
          <table:table-cell office:value-type="float" office:value="23" calcext:value-type="float">
            <text:p>23</text:p>
          </table:table-cell>
          <table:table-cell table:style-name="ce55" table:formula="of:=SUM([.B$36:.B58])" office:value-type="float" office:value="36020" calcext:value-type="float">
            <text:p>36020</text:p>
          </table:table-cell>
          <table:table-cell table:style-name="ce55" table:formula="of:=SUM([.C$36:.C58])" office:value-type="float" office:value="20200" calcext:value-type="float">
            <text:p>20200</text:p>
          </table:table-cell>
          <table:table-cell table:style-name="ce55" table:formula="of:=SUM([.D$36:.D58])" office:value-type="float" office:value="22575" calcext:value-type="float">
            <text:p>22575</text:p>
          </table:table-cell>
          <table:table-cell/>
          <table:table-cell table:style-name="ce60" office:value-type="percentage" office:value="1" calcext:value-type="percentage">
            <text:p>100%</text:p>
          </table:table-cell>
          <table:table-cell table:style-name="ce60" table:formula="of:=SUM([.C$36:.C58])/SUM([.B$36:.B58])" office:value-type="percentage" office:value="0.560799555802332" calcext:value-type="percentage">
            <text:p>56%</text:p>
          </table:table-cell>
          <table:table-cell table:style-name="ce60" table:formula="of:=SUM([.D$36:.D58])/SUM([.B$36:.B58])" office:value-type="percentage" office:value="0.626735147140477" calcext:value-type="percentage">
            <text:p>63%</text:p>
          </table:table-cell>
          <table:table-cell/>
          <table:table-cell table:style-name="ce66" table:formula="of:=[.H58]/[.G58]" office:value-type="percentage" office:value="1.11757425742574" calcext:value-type="percentage">
            <text:p>112%</text:p>
          </table:table-cell>
          <table:table-cell table:number-columns-repeated="1010"/>
        </table:table-row>
        <table:table-row table:style-name="ro10">
          <table:table-cell/>
          <table:table-cell table:style-name="ce21" table:formula="of:=FLOOR([.B$33]*([.B$30]+([.B$31]*([.$E59]-1))^[.B$32]);[.B$34];1)" office:value-type="float" office:value="4990" calcext:value-type="float">
            <text:p>4990</text:p>
          </table:table-cell>
          <table:table-cell table:style-name="ce21" table:formula="of:=FLOOR([.C$33]*([.C$30]+([.C$31]*([.$E59]-1))^[.C$32]);[.C$34];1)" office:value-type="float" office:value="2570" calcext:value-type="float">
            <text:p>2570</text:p>
          </table:table-cell>
          <table:table-cell table:style-name="ce21" table:formula="of:=FLOOR([.D$33]*([.D$30]+([.D$31]*([.$E59]-1))^[.D$32]);[.D$34];1)" office:value-type="float" office:value="3150" calcext:value-type="float">
            <text:p>3150</text:p>
          </table:table-cell>
          <table:table-cell office:value-type="float" office:value="24" calcext:value-type="float">
            <text:p>24</text:p>
          </table:table-cell>
          <table:table-cell table:style-name="ce55" table:formula="of:=SUM([.B$36:.B59])" office:value-type="float" office:value="41010" calcext:value-type="float">
            <text:p>41010</text:p>
          </table:table-cell>
          <table:table-cell table:style-name="ce55" table:formula="of:=SUM([.C$36:.C59])" office:value-type="float" office:value="22770" calcext:value-type="float">
            <text:p>22770</text:p>
          </table:table-cell>
          <table:table-cell table:style-name="ce55" table:formula="of:=SUM([.D$36:.D59])" office:value-type="float" office:value="25725" calcext:value-type="float">
            <text:p>25725</text:p>
          </table:table-cell>
          <table:table-cell office:value-type="float" office:value="24" calcext:value-type="float">
            <text:p>24</text:p>
          </table:table-cell>
          <table:table-cell table:style-name="ce60" office:value-type="percentage" office:value="1" calcext:value-type="percentage">
            <text:p>100%</text:p>
          </table:table-cell>
          <table:table-cell table:style-name="ce60" table:formula="of:=SUM([.C$36:.C59])/SUM([.B$36:.B59])" office:value-type="percentage" office:value="0.555230431602048" calcext:value-type="percentage">
            <text:p>56%</text:p>
          </table:table-cell>
          <table:table-cell table:style-name="ce60" table:formula="of:=SUM([.D$36:.D59])/SUM([.B$36:.B59])" office:value-type="percentage" office:value="0.627286027798098" calcext:value-type="percentage">
            <text:p>63%</text:p>
          </table:table-cell>
          <table:table-cell/>
          <table:table-cell table:style-name="ce66" table:formula="of:=[.H59]/[.G59]" office:value-type="percentage" office:value="1.12977602108037" calcext:value-type="percentage">
            <text:p>113%</text:p>
          </table:table-cell>
          <table:table-cell table:number-columns-repeated="1010"/>
        </table:table-row>
        <table:table-row table:style-name="ro10">
          <table:table-cell/>
          <table:table-cell table:style-name="ce21" table:formula="of:=FLOOR([.B$33]*([.B$30]+([.B$31]*([.$E60]-1))^[.B$32]);[.B$34];1)" office:value-type="float" office:value="5435" calcext:value-type="float">
            <text:p>5435</text:p>
          </table:table-cell>
          <table:table-cell table:style-name="ce21" table:formula="of:=FLOOR([.C$33]*([.C$30]+([.C$31]*([.$E60]-1))^[.C$32]);[.C$34];1)" office:value-type="float" office:value="2775" calcext:value-type="float">
            <text:p>2775</text:p>
          </table:table-cell>
          <table:table-cell table:style-name="ce21" table:formula="of:=FLOOR([.D$33]*([.D$30]+([.D$31]*([.$E60]-1))^[.D$32]);[.D$34];1)" office:value-type="float" office:value="3440" calcext:value-type="float">
            <text:p>3440</text:p>
          </table:table-cell>
          <table:table-cell office:value-type="float" office:value="25" calcext:value-type="float">
            <text:p>25</text:p>
          </table:table-cell>
          <table:table-cell table:style-name="ce55" table:formula="of:=SUM([.B$36:.B60])" office:value-type="float" office:value="46445" calcext:value-type="float">
            <text:p>46445</text:p>
          </table:table-cell>
          <table:table-cell table:style-name="ce55" table:formula="of:=SUM([.C$36:.C60])" office:value-type="float" office:value="25545" calcext:value-type="float">
            <text:p>25545</text:p>
          </table:table-cell>
          <table:table-cell table:style-name="ce55" table:formula="of:=SUM([.D$36:.D60])" office:value-type="float" office:value="29165" calcext:value-type="float">
            <text:p>29165</text:p>
          </table:table-cell>
          <table:table-cell/>
          <table:table-cell table:style-name="ce60" office:value-type="percentage" office:value="1" calcext:value-type="percentage">
            <text:p>100%</text:p>
          </table:table-cell>
          <table:table-cell table:style-name="ce60" table:formula="of:=SUM([.C$36:.C60])/SUM([.B$36:.B60])" office:value-type="percentage" office:value="0.550005382710733" calcext:value-type="percentage">
            <text:p>55%</text:p>
          </table:table-cell>
          <table:table-cell table:style-name="ce60" table:formula="of:=SUM([.D$36:.D60])/SUM([.B$36:.B60])" office:value-type="percentage" office:value="0.627947034126386" calcext:value-type="percentage">
            <text:p>63%</text:p>
          </table:table-cell>
          <table:table-cell/>
          <table:table-cell table:style-name="ce66" table:formula="of:=[.H60]/[.G60]" office:value-type="percentage" office:value="1.1417107065962" calcext:value-type="percentage">
            <text:p>114%</text:p>
          </table:table-cell>
          <table:table-cell table:number-columns-repeated="1010"/>
        </table:table-row>
        <table:table-row table:style-name="ro10">
          <table:table-cell/>
          <table:table-cell table:style-name="ce21" table:formula="of:=FLOOR([.B$33]*([.B$30]+([.B$31]*([.$E61]-1))^[.B$32]);[.B$34];1)" office:value-type="float" office:value="5895" calcext:value-type="float">
            <text:p>5895</text:p>
          </table:table-cell>
          <table:table-cell table:style-name="ce21" table:formula="of:=FLOOR([.C$33]*([.C$30]+([.C$31]*([.$E61]-1))^[.C$32]);[.C$34];1)" office:value-type="float" office:value="2990" calcext:value-type="float">
            <text:p>2990</text:p>
          </table:table-cell>
          <table:table-cell table:style-name="ce21" table:formula="of:=FLOOR([.D$33]*([.D$30]+([.D$31]*([.$E61]-1))^[.D$32]);[.D$34];1)" office:value-type="float" office:value="3745" calcext:value-type="float">
            <text:p>3745</text:p>
          </table:table-cell>
          <table:table-cell office:value-type="float" office:value="26" calcext:value-type="float">
            <text:p>26</text:p>
          </table:table-cell>
          <table:table-cell table:style-name="ce55" table:formula="of:=SUM([.B$36:.B61])" office:value-type="float" office:value="52340" calcext:value-type="float">
            <text:p>52340</text:p>
          </table:table-cell>
          <table:table-cell table:style-name="ce55" table:formula="of:=SUM([.C$36:.C61])" office:value-type="float" office:value="28535" calcext:value-type="float">
            <text:p>28535</text:p>
          </table:table-cell>
          <table:table-cell table:style-name="ce55" table:formula="of:=SUM([.D$36:.D61])" office:value-type="float" office:value="32910" calcext:value-type="float">
            <text:p>32910</text:p>
          </table:table-cell>
          <table:table-cell office:value-type="float" office:value="26" calcext:value-type="float">
            <text:p>26</text:p>
          </table:table-cell>
          <table:table-cell table:style-name="ce60" office:value-type="percentage" office:value="1" calcext:value-type="percentage">
            <text:p>100%</text:p>
          </table:table-cell>
          <table:table-cell table:style-name="ce60" table:formula="of:=SUM([.C$36:.C61])/SUM([.B$36:.B61])" office:value-type="percentage" office:value="0.545185326709973" calcext:value-type="percentage">
            <text:p>55%</text:p>
          </table:table-cell>
          <table:table-cell table:style-name="ce60" table:formula="of:=SUM([.D$36:.D61])/SUM([.B$36:.B61])" office:value-type="percentage" office:value="0.628773404661827" calcext:value-type="percentage">
            <text:p>63%</text:p>
          </table:table-cell>
          <table:table-cell/>
          <table:table-cell table:style-name="ce66" table:formula="of:=[.H61]/[.G61]" office:value-type="percentage" office:value="1.15332048361661" calcext:value-type="percentage">
            <text:p>115%</text:p>
          </table:table-cell>
          <table:table-cell table:number-columns-repeated="1010"/>
        </table:table-row>
        <table:table-row table:style-name="ro10">
          <table:table-cell/>
          <table:table-cell table:style-name="ce21" table:formula="of:=FLOOR([.B$33]*([.B$30]+([.B$31]*([.$E62]-1))^[.B$32]);[.B$34];1)" office:value-type="float" office:value="6375" calcext:value-type="float">
            <text:p>6375</text:p>
          </table:table-cell>
          <table:table-cell table:style-name="ce21" table:formula="of:=FLOOR([.C$33]*([.C$30]+([.C$31]*([.$E62]-1))^[.C$32]);[.C$34];1)" office:value-type="float" office:value="3215" calcext:value-type="float">
            <text:p>3215</text:p>
          </table:table-cell>
          <table:table-cell table:style-name="ce21" table:formula="of:=FLOOR([.D$33]*([.D$30]+([.D$31]*([.$E62]-1))^[.D$32]);[.D$34];1)" office:value-type="float" office:value="4060" calcext:value-type="float">
            <text:p>4060</text:p>
          </table:table-cell>
          <table:table-cell office:value-type="float" office:value="27" calcext:value-type="float">
            <text:p>27</text:p>
          </table:table-cell>
          <table:table-cell table:style-name="ce55" table:formula="of:=SUM([.B$36:.B62])" office:value-type="float" office:value="58715" calcext:value-type="float">
            <text:p>58715</text:p>
          </table:table-cell>
          <table:table-cell table:style-name="ce55" table:formula="of:=SUM([.C$36:.C62])" office:value-type="float" office:value="31750" calcext:value-type="float">
            <text:p>31750</text:p>
          </table:table-cell>
          <table:table-cell table:style-name="ce55" table:formula="of:=SUM([.D$36:.D62])" office:value-type="float" office:value="36970" calcext:value-type="float">
            <text:p>36970</text:p>
          </table:table-cell>
          <table:table-cell/>
          <table:table-cell table:style-name="ce60" office:value-type="percentage" office:value="1" calcext:value-type="percentage">
            <text:p>100%</text:p>
          </table:table-cell>
          <table:table-cell table:style-name="ce60" table:formula="of:=SUM([.C$36:.C62])/SUM([.B$36:.B62])" office:value-type="percentage" office:value="0.54074767946862" calcext:value-type="percentage">
            <text:p>54%</text:p>
          </table:table-cell>
          <table:table-cell table:style-name="ce60" table:formula="of:=SUM([.D$36:.D62])/SUM([.B$36:.B62])" office:value-type="percentage" office:value="0.629651707400153" calcext:value-type="percentage">
            <text:p>63%</text:p>
          </table:table-cell>
          <table:table-cell/>
          <table:table-cell table:style-name="ce66" table:formula="of:=[.H62]/[.G62]" office:value-type="percentage" office:value="1.1644094488189" calcext:value-type="percentage">
            <text:p>116%</text:p>
          </table:table-cell>
          <table:table-cell table:number-columns-repeated="1010"/>
        </table:table-row>
        <table:table-row table:style-name="ro10">
          <table:table-cell/>
          <table:table-cell table:style-name="ce21" table:formula="of:=FLOOR([.B$33]*([.B$30]+([.B$31]*([.$E63]-1))^[.B$32]);[.B$34];1)" office:value-type="float" office:value="6880" calcext:value-type="float">
            <text:p>6880</text:p>
          </table:table-cell>
          <table:table-cell table:style-name="ce21" table:formula="of:=FLOOR([.C$33]*([.C$30]+([.C$31]*([.$E63]-1))^[.C$32]);[.C$34];1)" office:value-type="float" office:value="3440" calcext:value-type="float">
            <text:p>3440</text:p>
          </table:table-cell>
          <table:table-cell table:style-name="ce21" table:formula="of:=FLOOR([.D$33]*([.D$30]+([.D$31]*([.$E63]-1))^[.D$32]);[.D$34];1)" office:value-type="float" office:value="4395" calcext:value-type="float">
            <text:p>4395</text:p>
          </table:table-cell>
          <table:table-cell office:value-type="float" office:value="28" calcext:value-type="float">
            <text:p>28</text:p>
          </table:table-cell>
          <table:table-cell table:style-name="ce55" table:formula="of:=SUM([.B$36:.B63])" office:value-type="float" office:value="65595" calcext:value-type="float">
            <text:p>65595</text:p>
          </table:table-cell>
          <table:table-cell table:style-name="ce55" table:formula="of:=SUM([.C$36:.C63])" office:value-type="float" office:value="35190" calcext:value-type="float">
            <text:p>35190</text:p>
          </table:table-cell>
          <table:table-cell table:style-name="ce55" table:formula="of:=SUM([.D$36:.D63])" office:value-type="float" office:value="41365" calcext:value-type="float">
            <text:p>41365</text:p>
          </table:table-cell>
          <table:table-cell office:value-type="float" office:value="28" calcext:value-type="float">
            <text:p>28</text:p>
          </table:table-cell>
          <table:table-cell table:style-name="ce60" office:value-type="percentage" office:value="1" calcext:value-type="percentage">
            <text:p>100%</text:p>
          </table:table-cell>
          <table:table-cell table:style-name="ce60" table:formula="of:=SUM([.C$36:.C63])/SUM([.B$36:.B63])" office:value-type="percentage" office:value="0.536473816601875" calcext:value-type="percentage">
            <text:p>54%</text:p>
          </table:table-cell>
          <table:table-cell table:style-name="ce60" table:formula="of:=SUM([.D$36:.D63])/SUM([.B$36:.B63])" office:value-type="percentage" office:value="0.630612089336077" calcext:value-type="percentage">
            <text:p>63%</text:p>
          </table:table-cell>
          <table:table-cell/>
          <table:table-cell table:style-name="ce66" table:formula="of:=[.H63]/[.G63]" office:value-type="percentage" office:value="1.17547598749645" calcext:value-type="percentage">
            <text:p>118%</text:p>
          </table:table-cell>
          <table:table-cell table:number-columns-repeated="1010"/>
        </table:table-row>
        <table:table-row table:style-name="ro4">
          <table:table-cell/>
          <table:table-cell table:style-name="ce21" table:formula="of:=FLOOR([.B$33]*([.B$30]+([.B$31]*([.$E64]-1))^[.B$32]);[.B$34];1)" office:value-type="float" office:value="7400" calcext:value-type="float">
            <text:p>7400</text:p>
          </table:table-cell>
          <table:table-cell table:style-name="ce21" table:formula="of:=FLOOR([.C$33]*([.C$30]+([.C$31]*([.$E64]-1))^[.C$32]);[.C$34];1)" office:value-type="float" office:value="3680" calcext:value-type="float">
            <text:p>3680</text:p>
          </table:table-cell>
          <table:table-cell table:style-name="ce21" table:formula="of:=FLOOR([.D$33]*([.D$30]+([.D$31]*([.$E64]-1))^[.D$32]);[.D$34];1)" office:value-type="float" office:value="4740" calcext:value-type="float">
            <text:p>4740</text:p>
          </table:table-cell>
          <table:table-cell office:value-type="float" office:value="29" calcext:value-type="float">
            <text:p>29</text:p>
          </table:table-cell>
          <table:table-cell table:style-name="ce55" table:formula="of:=SUM([.B$36:.B64])" office:value-type="float" office:value="72995" calcext:value-type="float">
            <text:p>72995</text:p>
          </table:table-cell>
          <table:table-cell table:style-name="ce55" table:formula="of:=SUM([.C$36:.C64])" office:value-type="float" office:value="38870" calcext:value-type="float">
            <text:p>38870</text:p>
          </table:table-cell>
          <table:table-cell table:style-name="ce55" table:formula="of:=SUM([.D$36:.D64])" office:value-type="float" office:value="46105" calcext:value-type="float">
            <text:p>46105</text:p>
          </table:table-cell>
          <table:table-cell/>
          <table:table-cell table:style-name="ce60" office:value-type="percentage" office:value="1" calcext:value-type="percentage">
            <text:p>100%</text:p>
          </table:table-cell>
          <table:table-cell table:style-name="ce60" table:formula="of:=SUM([.C$36:.C64])/SUM([.B$36:.B64])" office:value-type="percentage" office:value="0.532502226179875" calcext:value-type="percentage">
            <text:p>53%</text:p>
          </table:table-cell>
          <table:table-cell table:style-name="ce60" table:formula="of:=SUM([.D$36:.D64])/SUM([.B$36:.B64])" office:value-type="percentage" office:value="0.631618604013974" calcext:value-type="percentage">
            <text:p>63%</text:p>
          </table:table-cell>
          <table:table-cell/>
          <table:table-cell table:style-name="ce66" table:formula="of:=[.H64]/[.G64]" office:value-type="percentage" office:value="1.18613326472858" calcext:value-type="percentage">
            <text:p>119%</text:p>
          </table:table-cell>
          <table:table-cell table:number-columns-repeated="1010"/>
        </table:table-row>
        <table:table-row table:style-name="ro4">
          <table:table-cell table:formula="of:=[.F65]/[.G65]" office:value-type="float" office:value="1.89132974994158" calcext:value-type="float">
            <text:p>1.8913297499</text:p>
          </table:table-cell>
          <table:table-cell table:style-name="ce21" table:formula="of:=FLOOR([.B$33]*([.B$30]+([.B$31]*([.$E65]-1))^[.B$32]);[.B$34];1)" office:value-type="float" office:value="7935" calcext:value-type="float">
            <text:p>7935</text:p>
          </table:table-cell>
          <table:table-cell table:style-name="ce21" table:formula="of:=FLOOR([.C$33]*([.C$30]+([.C$31]*([.$E65]-1))^[.C$32]);[.C$34];1)" office:value-type="float" office:value="3920" calcext:value-type="float">
            <text:p>3920</text:p>
          </table:table-cell>
          <table:table-cell table:style-name="ce21" table:formula="of:=FLOOR([.D$33]*([.D$30]+([.D$31]*([.$E65]-1))^[.D$32]);[.D$34];1)" office:value-type="float" office:value="5095" calcext:value-type="float">
            <text:p>5095</text:p>
          </table:table-cell>
          <table:table-cell office:value-type="float" office:value="30" calcext:value-type="float">
            <text:p>30</text:p>
          </table:table-cell>
          <table:table-cell table:style-name="ce55" table:formula="of:=SUM([.B$36:.B65])" office:value-type="float" office:value="80930" calcext:value-type="float">
            <text:p>80930</text:p>
          </table:table-cell>
          <table:table-cell table:style-name="ce55" table:formula="of:=SUM([.C$36:.C65])" office:value-type="float" office:value="42790" calcext:value-type="float">
            <text:p>42790</text:p>
          </table:table-cell>
          <table:table-cell table:style-name="ce55" table:formula="of:=SUM([.D$36:.D65])" office:value-type="float" office:value="51200" calcext:value-type="float">
            <text:p>51200</text:p>
          </table:table-cell>
          <table:table-cell office:value-type="float" office:value="30" calcext:value-type="float">
            <text:p>30</text:p>
          </table:table-cell>
          <table:table-cell table:style-name="ce60" office:value-type="percentage" office:value="1" calcext:value-type="percentage">
            <text:p>100%</text:p>
          </table:table-cell>
          <table:table-cell table:style-name="ce60" table:formula="of:=SUM([.C$36:.C65])/SUM([.B$36:.B65])" office:value-type="percentage" office:value="0.528728530829112" calcext:value-type="percentage">
            <text:p>53%</text:p>
          </table:table-cell>
          <table:table-cell table:style-name="ce60" table:formula="of:=SUM([.D$36:.D65])/SUM([.B$36:.B65])" office:value-type="percentage" office:value="0.632645496107747" calcext:value-type="percentage">
            <text:p>63%</text:p>
          </table:table-cell>
          <table:table-cell/>
          <table:table-cell table:style-name="ce66" table:formula="of:=[.H65]/[.G65]" office:value-type="percentage" office:value="1.19654124795513" calcext:value-type="percentage">
            <text:p>120%</text:p>
          </table:table-cell>
          <table:table-cell table:number-columns-repeated="1010"/>
        </table:table-row>
        <table:table-row table:style-name="ro4">
          <table:table-cell/>
          <table:table-cell table:style-name="ce21" table:formula="of:=FLOOR([.B$33]*([.B$30]+([.B$31]*([.$E66]-1))^[.B$32]);[.B$34];1)" office:value-type="float" office:value="8495" calcext:value-type="float">
            <text:p>8495</text:p>
          </table:table-cell>
          <table:table-cell table:style-name="ce21" table:formula="of:=FLOOR([.C$33]*([.C$30]+([.C$31]*([.$E66]-1))^[.C$32]);[.C$34];1)" office:value-type="float" office:value="4170" calcext:value-type="float">
            <text:p>4170</text:p>
          </table:table-cell>
          <table:table-cell table:style-name="ce21" table:formula="of:=FLOOR([.D$33]*([.D$30]+([.D$31]*([.$E66]-1))^[.D$32]);[.D$34];1)" office:value-type="float" office:value="5470" calcext:value-type="float">
            <text:p>5470</text:p>
          </table:table-cell>
          <table:table-cell office:value-type="float" office:value="31" calcext:value-type="float">
            <text:p>31</text:p>
          </table:table-cell>
          <table:table-cell table:style-name="ce55" table:formula="of:=SUM([.B$36:.B66])" office:value-type="float" office:value="89425" calcext:value-type="float">
            <text:p>89425</text:p>
          </table:table-cell>
          <table:table-cell table:style-name="ce55" table:formula="of:=SUM([.C$36:.C66])" office:value-type="float" office:value="46960" calcext:value-type="float">
            <text:p>46960</text:p>
          </table:table-cell>
          <table:table-cell table:style-name="ce55" table:formula="of:=SUM([.D$36:.D66])" office:value-type="float" office:value="56670" calcext:value-type="float">
            <text:p>56670</text:p>
          </table:table-cell>
          <table:table-cell/>
          <table:table-cell table:style-name="ce60" office:value-type="percentage" office:value="1" calcext:value-type="percentage">
            <text:p>100%</text:p>
          </table:table-cell>
          <table:table-cell table:style-name="ce60" table:formula="of:=SUM([.C$36:.C66])/SUM([.B$36:.B66])" office:value-type="percentage" office:value="0.525132792843165" calcext:value-type="percentage">
            <text:p>53%</text:p>
          </table:table-cell>
          <table:table-cell table:style-name="ce60" table:formula="of:=SUM([.D$36:.D66])/SUM([.B$36:.B66])" office:value-type="percentage" office:value="0.633715403969807" calcext:value-type="percentage">
            <text:p>63%</text:p>
          </table:table-cell>
          <table:table-cell/>
          <table:table-cell table:style-name="ce66" table:formula="of:=[.H66]/[.G66]" office:value-type="percentage" office:value="1.20677172061329" calcext:value-type="percentage">
            <text:p>121%</text:p>
          </table:table-cell>
          <table:table-cell table:number-columns-repeated="1010"/>
        </table:table-row>
        <table:table-row table:style-name="ro4">
          <table:table-cell/>
          <table:table-cell table:style-name="ce21" table:formula="of:=FLOOR([.B$33]*([.B$30]+([.B$31]*([.$E67]-1))^[.B$32]);[.B$34];1)" office:value-type="float" office:value="9075" calcext:value-type="float">
            <text:p>9075</text:p>
          </table:table-cell>
          <table:table-cell table:style-name="ce21" table:formula="of:=FLOOR([.C$33]*([.C$30]+([.C$31]*([.$E67]-1))^[.C$32]);[.C$34];1)" office:value-type="float" office:value="4430" calcext:value-type="float">
            <text:p>4430</text:p>
          </table:table-cell>
          <table:table-cell table:style-name="ce21" table:formula="of:=FLOOR([.D$33]*([.D$30]+([.D$31]*([.$E67]-1))^[.D$32]);[.D$34];1)" office:value-type="float" office:value="5855" calcext:value-type="float">
            <text:p>5855</text:p>
          </table:table-cell>
          <table:table-cell office:value-type="float" office:value="32" calcext:value-type="float">
            <text:p>32</text:p>
          </table:table-cell>
          <table:table-cell table:style-name="ce55" table:formula="of:=SUM([.B$36:.B67])" office:value-type="float" office:value="98500" calcext:value-type="float">
            <text:p>98500</text:p>
          </table:table-cell>
          <table:table-cell table:style-name="ce55" table:formula="of:=SUM([.C$36:.C67])" office:value-type="float" office:value="51390" calcext:value-type="float">
            <text:p>51390</text:p>
          </table:table-cell>
          <table:table-cell table:style-name="ce55" table:formula="of:=SUM([.D$36:.D67])" office:value-type="float" office:value="62525" calcext:value-type="float">
            <text:p>62525</text:p>
          </table:table-cell>
          <table:table-cell office:value-type="float" office:value="32" calcext:value-type="float">
            <text:p>32</text:p>
          </table:table-cell>
          <table:table-cell table:style-name="ce60" office:value-type="percentage" office:value="1" calcext:value-type="percentage">
            <text:p>100%</text:p>
          </table:table-cell>
          <table:table-cell table:style-name="ce60" table:formula="of:=SUM([.C$36:.C67])/SUM([.B$36:.B67])" office:value-type="percentage" office:value="0.521725888324873" calcext:value-type="percentage">
            <text:p>52%</text:p>
          </table:table-cell>
          <table:table-cell table:style-name="ce60" table:formula="of:=SUM([.D$36:.D67])/SUM([.B$36:.B67])" office:value-type="percentage" office:value="0.634771573604061" calcext:value-type="percentage">
            <text:p>63%</text:p>
          </table:table-cell>
          <table:table-cell/>
          <table:table-cell table:style-name="ce66" table:formula="of:=[.H67]/[.G67]" office:value-type="percentage" office:value="1.21667639618603" calcext:value-type="percentage">
            <text:p>122%</text:p>
          </table:table-cell>
          <table:table-cell table:number-columns-repeated="1010"/>
        </table:table-row>
        <table:table-row table:style-name="ro4">
          <table:table-cell/>
          <table:table-cell table:style-name="ce21" table:formula="of:=FLOOR([.B$33]*([.B$30]+([.B$31]*([.$E68]-1))^[.B$32]);[.B$34];1)" office:value-type="float" office:value="9670" calcext:value-type="float">
            <text:p>9670</text:p>
          </table:table-cell>
          <table:table-cell table:style-name="ce21" table:formula="of:=FLOOR([.C$33]*([.C$30]+([.C$31]*([.$E68]-1))^[.C$32]);[.C$34];1)" office:value-type="float" office:value="4695" calcext:value-type="float">
            <text:p>4695</text:p>
          </table:table-cell>
          <table:table-cell table:style-name="ce21" table:formula="of:=FLOOR([.D$33]*([.D$30]+([.D$31]*([.$E68]-1))^[.D$32]);[.D$34];1)" office:value-type="float" office:value="6255" calcext:value-type="float">
            <text:p>6255</text:p>
          </table:table-cell>
          <table:table-cell office:value-type="float" office:value="33" calcext:value-type="float">
            <text:p>33</text:p>
          </table:table-cell>
          <table:table-cell table:style-name="ce55" table:formula="of:=SUM([.B$36:.B68])" office:value-type="float" office:value="108170" calcext:value-type="float">
            <text:p>108170</text:p>
          </table:table-cell>
          <table:table-cell table:style-name="ce55" table:formula="of:=SUM([.C$36:.C68])" office:value-type="float" office:value="56085" calcext:value-type="float">
            <text:p>56085</text:p>
          </table:table-cell>
          <table:table-cell table:style-name="ce55" table:formula="of:=SUM([.D$36:.D68])" office:value-type="float" office:value="68780" calcext:value-type="float">
            <text:p>68780</text:p>
          </table:table-cell>
          <table:table-cell/>
          <table:table-cell table:style-name="ce60" office:value-type="percentage" office:value="1" calcext:value-type="percentage">
            <text:p>100%</text:p>
          </table:table-cell>
          <table:table-cell table:style-name="ce60" table:formula="of:=SUM([.C$36:.C68])/SUM([.B$36:.B68])" office:value-type="percentage" office:value="0.518489414810021" calcext:value-type="percentage">
            <text:p>52%</text:p>
          </table:table-cell>
          <table:table-cell table:style-name="ce60" table:formula="of:=SUM([.D$36:.D68])/SUM([.B$36:.B68])" office:value-type="percentage" office:value="0.635850975316631" calcext:value-type="percentage">
            <text:p>64%</text:p>
          </table:table-cell>
          <table:table-cell/>
          <table:table-cell table:style-name="ce66" table:formula="of:=[.H68]/[.G68]" office:value-type="percentage" office:value="1.22635285727022" calcext:value-type="percentage">
            <text:p>123%</text:p>
          </table:table-cell>
          <table:table-cell table:number-columns-repeated="1010"/>
        </table:table-row>
        <table:table-row table:style-name="ro4">
          <table:table-cell/>
          <table:table-cell table:style-name="ce21" table:formula="of:=FLOOR([.B$33]*([.B$30]+([.B$31]*([.$E69]-1))^[.B$32]);[.B$34];1)" office:value-type="float" office:value="10285" calcext:value-type="float">
            <text:p>10285</text:p>
          </table:table-cell>
          <table:table-cell table:style-name="ce21" table:formula="of:=FLOOR([.C$33]*([.C$30]+([.C$31]*([.$E69]-1))^[.C$32]);[.C$34];1)" office:value-type="float" office:value="4965" calcext:value-type="float">
            <text:p>4965</text:p>
          </table:table-cell>
          <table:table-cell table:style-name="ce21" table:formula="of:=FLOOR([.D$33]*([.D$30]+([.D$31]*([.$E69]-1))^[.D$32]);[.D$34];1)" office:value-type="float" office:value="6670" calcext:value-type="float">
            <text:p>6670</text:p>
          </table:table-cell>
          <table:table-cell office:value-type="float" office:value="34" calcext:value-type="float">
            <text:p>34</text:p>
          </table:table-cell>
          <table:table-cell table:style-name="ce55" table:formula="of:=SUM([.B$36:.B69])" office:value-type="float" office:value="118455" calcext:value-type="float">
            <text:p>118455</text:p>
          </table:table-cell>
          <table:table-cell table:style-name="ce55" table:formula="of:=SUM([.C$36:.C69])" office:value-type="float" office:value="61050" calcext:value-type="float">
            <text:p>61050</text:p>
          </table:table-cell>
          <table:table-cell table:style-name="ce55" table:formula="of:=SUM([.D$36:.D69])" office:value-type="float" office:value="75450" calcext:value-type="float">
            <text:p>75450</text:p>
          </table:table-cell>
          <table:table-cell office:value-type="float" office:value="34" calcext:value-type="float">
            <text:p>34</text:p>
          </table:table-cell>
          <table:table-cell table:style-name="ce60" office:value-type="percentage" office:value="1" calcext:value-type="percentage">
            <text:p>100%</text:p>
          </table:table-cell>
          <table:table-cell table:style-name="ce60" table:formula="of:=SUM([.C$36:.C69])/SUM([.B$36:.B69])" office:value-type="percentage" office:value="0.515385589464354" calcext:value-type="percentage">
            <text:p>52%</text:p>
          </table:table-cell>
          <table:table-cell table:style-name="ce60" table:formula="of:=SUM([.D$36:.D69])/SUM([.B$36:.B69])" office:value-type="percentage" office:value="0.636950740787641" calcext:value-type="percentage">
            <text:p>64%</text:p>
          </table:table-cell>
          <table:table-cell/>
          <table:table-cell table:style-name="ce66" table:formula="of:=[.H69]/[.G69]" office:value-type="percentage" office:value="1.23587223587224" calcext:value-type="percentage">
            <text:p>124%</text:p>
          </table:table-cell>
          <table:table-cell table:number-columns-repeated="1010"/>
        </table:table-row>
        <table:table-row table:style-name="ro4">
          <table:table-cell/>
          <table:table-cell table:style-name="ce21" table:formula="of:=FLOOR([.B$33]*([.B$30]+([.B$31]*([.$E70]-1))^[.B$32]);[.B$34];1)" office:value-type="float" office:value="10920" calcext:value-type="float">
            <text:p>10920</text:p>
          </table:table-cell>
          <table:table-cell table:style-name="ce21" table:formula="of:=FLOOR([.C$33]*([.C$30]+([.C$31]*([.$E70]-1))^[.C$32]);[.C$34];1)" office:value-type="float" office:value="5245" calcext:value-type="float">
            <text:p>5245</text:p>
          </table:table-cell>
          <table:table-cell table:style-name="ce21" table:formula="of:=FLOOR([.D$33]*([.D$30]+([.D$31]*([.$E70]-1))^[.D$32]);[.D$34];1)" office:value-type="float" office:value="7100" calcext:value-type="float">
            <text:p>7100</text:p>
          </table:table-cell>
          <table:table-cell office:value-type="float" office:value="35" calcext:value-type="float">
            <text:p>35</text:p>
          </table:table-cell>
          <table:table-cell table:style-name="ce55" table:formula="of:=SUM([.B$36:.B70])" office:value-type="float" office:value="129375" calcext:value-type="float">
            <text:p>129375</text:p>
          </table:table-cell>
          <table:table-cell table:style-name="ce55" table:formula="of:=SUM([.C$36:.C70])" office:value-type="float" office:value="66295" calcext:value-type="float">
            <text:p>66295</text:p>
          </table:table-cell>
          <table:table-cell table:style-name="ce55" table:formula="of:=SUM([.D$36:.D70])" office:value-type="float" office:value="82550" calcext:value-type="float">
            <text:p>82550</text:p>
          </table:table-cell>
          <table:table-cell/>
          <table:table-cell table:style-name="ce60" office:value-type="percentage" office:value="1" calcext:value-type="percentage">
            <text:p>100%</text:p>
          </table:table-cell>
          <table:table-cell table:style-name="ce60" table:formula="of:=SUM([.C$36:.C70])/SUM([.B$36:.B70])" office:value-type="percentage" office:value="0.512425120772947" calcext:value-type="percentage">
            <text:p>51%</text:p>
          </table:table-cell>
          <table:table-cell table:style-name="ce60" table:formula="of:=SUM([.D$36:.D70])/SUM([.B$36:.B70])" office:value-type="percentage" office:value="0.638067632850242" calcext:value-type="percentage">
            <text:p>64%</text:p>
          </table:table-cell>
          <table:table-cell/>
          <table:table-cell table:style-name="ce66" table:formula="of:=[.H70]/[.G70]" office:value-type="percentage" office:value="1.2451919450939" calcext:value-type="percentage">
            <text:p>125%</text:p>
          </table:table-cell>
          <table:table-cell table:number-columns-repeated="1010"/>
        </table:table-row>
        <table:table-row table:style-name="ro4">
          <table:table-cell/>
          <table:table-cell table:style-name="ce21" table:formula="of:=FLOOR([.B$33]*([.B$30]+([.B$31]*([.$E71]-1))^[.B$32]);[.B$34];1)" office:value-type="float" office:value="11575" calcext:value-type="float">
            <text:p>11575</text:p>
          </table:table-cell>
          <table:table-cell table:style-name="ce21" table:formula="of:=FLOOR([.C$33]*([.C$30]+([.C$31]*([.$E71]-1))^[.C$32]);[.C$34];1)" office:value-type="float" office:value="5535" calcext:value-type="float">
            <text:p>5535</text:p>
          </table:table-cell>
          <table:table-cell table:style-name="ce21" table:formula="of:=FLOOR([.D$33]*([.D$30]+([.D$31]*([.$E71]-1))^[.D$32]);[.D$34];1)" office:value-type="float" office:value="7540" calcext:value-type="float">
            <text:p>7540</text:p>
          </table:table-cell>
          <table:table-cell office:value-type="float" office:value="36" calcext:value-type="float">
            <text:p>36</text:p>
          </table:table-cell>
          <table:table-cell table:style-name="ce55" table:formula="of:=SUM([.B$36:.B71])" office:value-type="float" office:value="140950" calcext:value-type="float">
            <text:p>140950</text:p>
          </table:table-cell>
          <table:table-cell table:style-name="ce55" table:formula="of:=SUM([.C$36:.C71])" office:value-type="float" office:value="71830" calcext:value-type="float">
            <text:p>71830</text:p>
          </table:table-cell>
          <table:table-cell table:style-name="ce55" table:formula="of:=SUM([.D$36:.D71])" office:value-type="float" office:value="90090" calcext:value-type="float">
            <text:p>90090</text:p>
          </table:table-cell>
          <table:table-cell office:value-type="float" office:value="36" calcext:value-type="float">
            <text:p>36</text:p>
          </table:table-cell>
          <table:table-cell table:style-name="ce60" office:value-type="percentage" office:value="1" calcext:value-type="percentage">
            <text:p>100%</text:p>
          </table:table-cell>
          <table:table-cell table:style-name="ce60" table:formula="of:=SUM([.C$36:.C71])/SUM([.B$36:.B71])" office:value-type="percentage" office:value="0.509613338063143" calcext:value-type="percentage">
            <text:p>51%</text:p>
          </table:table-cell>
          <table:table-cell table:style-name="ce60" table:formula="of:=SUM([.D$36:.D71])/SUM([.B$36:.B71])" office:value-type="percentage" office:value="0.639162823696346" calcext:value-type="percentage">
            <text:p>64%</text:p>
          </table:table-cell>
          <table:table-cell/>
          <table:table-cell table:style-name="ce66" table:formula="of:=[.H71]/[.G71]" office:value-type="percentage" office:value="1.2542113323124" calcext:value-type="percentage">
            <text:p>125%</text:p>
          </table:table-cell>
          <table:table-cell table:number-columns-repeated="1010"/>
        </table:table-row>
        <table:table-row table:style-name="ro4">
          <table:table-cell/>
          <table:table-cell table:style-name="ce55" table:formula="of:=SUM([.B36:.B65])" office:value-type="float" office:value="80930" calcext:value-type="float">
            <text:p>80930</text:p>
          </table:table-cell>
          <table:table-cell table:style-name="ce55" table:formula="of:=SUM([.C36:.C71])" office:value-type="float" office:value="71830" calcext:value-type="float">
            <text:p>71830</text:p>
          </table:table-cell>
          <table:table-cell table:style-name="ce55" table:formula="of:=SUM([.D36:.D71])" office:value-type="float" office:value="90090" calcext:value-type="float">
            <text:p>90090</text:p>
          </table:table-cell>
          <table:table-cell table:number-columns-repeated="5"/>
          <table:table-cell table:style-name="ce61" table:number-columns-repeated="2"/>
          <table:table-cell table:number-columns-repeated="1013"/>
        </table:table-row>
        <table:table-row table:style-name="ro5" table:number-rows-repeated="104850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poils" table:style-name="ta8">
        <table:table-column table:style-name="co9" table:number-columns-repeated="257" table:default-cell-style-name="ce17"/>
        <table:table-column table:style-name="co9" table:number-columns-repeated="767" table:default-cell-style-name="Default"/>
        <table:table-row table:style-name="ro4">
          <table:table-cell/>
          <table:table-cell table:style-name="ce73"/>
          <table:table-cell table:number-columns-repeated="1022"/>
        </table:table-row>
        <table:table-row table:style-name="ro9">
          <table:table-cell/>
          <table:table-cell table:style-name="ce74" office:value-type="string" calcext:value-type="string" table:number-columns-spanned="4" table:number-rows-spanned="1">
            <text:p>Era</text:p>
          </table:table-cell>
          <table:covered-table-cell table:number-columns-repeated="3" table:style-name="ce74"/>
          <table:table-cell table:number-columns-repeated="1019"/>
        </table:table-row>
        <table:table-row table:style-name="ro4">
          <table:table-cell table:style-name="ce57" office:value-type="string" calcext:value-type="string">
            <text:p>Population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4" calcext:value-type="float">
            <text:p>4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6" calcext:value-type="float">
            <text:p>6</text:p>
          </table:table-cell>
          <table:table-cell table:number-columns-repeated="1019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75" table:formula="of:=[.$G$4]+[.$A4]*[.$G$5]+[.B$3]*[.$G$6]" office:value-type="float" office:value="420" calcext:value-type="float">
            <text:p>420</text:p>
          </table:table-cell>
          <table:table-cell table:style-name="ce75" table:formula="of:=[.$G$4]+[.$A4]*[.$G$5]+[.C$3]*[.$G$6]" office:value-type="float" office:value="520" calcext:value-type="float">
            <text:p>520</text:p>
          </table:table-cell>
          <table:table-cell table:style-name="ce75" table:formula="of:=[.$G$4]+[.$A4]*[.$G$5]+[.D$3]*[.$G$6]" office:value-type="float" office:value="620" calcext:value-type="float">
            <text:p>620</text:p>
          </table:table-cell>
          <table:table-cell table:style-name="ce75" table:formula="of:=[.$G$4]+[.$A4]*[.$G$5]+[.E$3]*[.$G$6]" office:value-type="float" office:value="720" calcext:value-type="float">
            <text:p>72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75" table:formula="of:=[.$G$4]+[.$A5]*[.$G$5]+[.B$3]*[.$G$6]" office:value-type="float" office:value="500" calcext:value-type="float">
            <text:p>500</text:p>
          </table:table-cell>
          <table:table-cell table:style-name="ce75" table:formula="of:=[.$G$4]+[.$A5]*[.$G$5]+[.C$3]*[.$G$6]" office:value-type="float" office:value="600" calcext:value-type="float">
            <text:p>600</text:p>
          </table:table-cell>
          <table:table-cell table:style-name="ce75" table:formula="of:=[.$G$4]+[.$A5]*[.$G$5]+[.D$3]*[.$G$6]" office:value-type="float" office:value="700" calcext:value-type="float">
            <text:p>700</text:p>
          </table:table-cell>
          <table:table-cell table:style-name="ce75" table:formula="of:=[.$G$4]+[.$A5]*[.$G$5]+[.E$3]*[.$G$6]" office:value-type="float" office:value="800" calcext:value-type="float">
            <text:p>8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75" table:formula="of:=[.$G$4]+[.$A6]*[.$G$5]+[.B$3]*[.$G$6]" office:value-type="float" office:value="600" calcext:value-type="float">
            <text:p>600</text:p>
          </table:table-cell>
          <table:table-cell table:style-name="ce75" table:formula="of:=[.$G$4]+[.$A6]*[.$G$5]+[.C$3]*[.$G$6]" office:value-type="float" office:value="700" calcext:value-type="float">
            <text:p>700</text:p>
          </table:table-cell>
          <table:table-cell table:style-name="ce75" table:formula="of:=[.$G$4]+[.$A6]*[.$G$5]+[.D$3]*[.$G$6]" office:value-type="float" office:value="800" calcext:value-type="float">
            <text:p>800</text:p>
          </table:table-cell>
          <table:table-cell table:style-name="ce75" table:formula="of:=[.$G$4]+[.$A6]*[.$G$5]+[.E$3]*[.$G$6]" office:value-type="float" office:value="900" calcext:value-type="float">
            <text:p>9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75" table:formula="of:=[.$G$4]+[.$A7]*[.$G$5]+[.B$3]*[.$G$6]" office:value-type="float" office:value="700" calcext:value-type="float">
            <text:p>700</text:p>
          </table:table-cell>
          <table:table-cell table:style-name="ce75" table:formula="of:=[.$G$4]+[.$A7]*[.$G$5]+[.C$3]*[.$G$6]" office:value-type="float" office:value="800" calcext:value-type="float">
            <text:p>800</text:p>
          </table:table-cell>
          <table:table-cell table:style-name="ce75" table:formula="of:=[.$G$4]+[.$A7]*[.$G$5]+[.D$3]*[.$G$6]" office:value-type="float" office:value="900" calcext:value-type="float">
            <text:p>900</text:p>
          </table:table-cell>
          <table:table-cell table:style-name="ce75" table:formula="of:=[.$G$4]+[.$A7]*[.$G$5]+[.E$3]*[.$G$6]" office:value-type="float" office:value="1000" calcext:value-type="float">
            <text:p>1000</text:p>
          </table:table-cell>
          <table:table-cell table:number-columns-repeated="1019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75" table:formula="of:=[.$G$4]+[.$A8]*[.$G$5]+[.B$3]*[.$G$6]" office:value-type="float" office:value="800" calcext:value-type="float">
            <text:p>800</text:p>
          </table:table-cell>
          <table:table-cell table:style-name="ce75" table:formula="of:=[.$G$4]+[.$A8]*[.$G$5]+[.C$3]*[.$G$6]" office:value-type="float" office:value="900" calcext:value-type="float">
            <text:p>900</text:p>
          </table:table-cell>
          <table:table-cell table:style-name="ce75" table:formula="of:=[.$G$4]+[.$A8]*[.$G$5]+[.D$3]*[.$G$6]" office:value-type="float" office:value="1000" calcext:value-type="float">
            <text:p>1000</text:p>
          </table:table-cell>
          <table:table-cell table:style-name="ce75" table:formula="of:=[.$G$4]+[.$A8]*[.$G$5]+[.E$3]*[.$G$6]" office:value-type="float" office:value="1100" calcext:value-type="float">
            <text:p>1100</text:p>
          </table:table-cell>
          <table:table-cell table:number-columns-repeated="1019"/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75"/>
          <table:table-cell table:style-name="ce75" table:formula="of:=[.$G$4]+[.$A9]*[.$G$5]+[.C$3]*[.$G$6]" office:value-type="float" office:value="1000" calcext:value-type="float">
            <text:p>1000</text:p>
          </table:table-cell>
          <table:table-cell table:style-name="ce75" table:formula="of:=[.$G$4]+[.$A9]*[.$G$5]+[.D$3]*[.$G$6]" office:value-type="float" office:value="1100" calcext:value-type="float">
            <text:p>1100</text:p>
          </table:table-cell>
          <table:table-cell table:style-name="ce75" table:formula="of:=[.$G$4]+[.$A9]*[.$G$5]+[.E$3]*[.$G$6]" office:value-type="float" office:value="1200" calcext:value-type="float">
            <text:p>1200</text:p>
          </table:table-cell>
          <table:table-cell table:number-columns-repeated="1019"/>
        </table:table-row>
        <table:table-row table:style-name="ro4">
          <table:table-cell office:value-type="float" office:value="30" calcext:value-type="float">
            <text:p>30</text:p>
          </table:table-cell>
          <table:table-cell table:style-name="ce75" table:number-columns-repeated="2"/>
          <table:table-cell table:style-name="ce75" table:formula="of:=[.$G$4]+[.$A10]*[.$G$5]+[.D$3]*[.$G$6]" office:value-type="float" office:value="1200" calcext:value-type="float">
            <text:p>1200</text:p>
          </table:table-cell>
          <table:table-cell table:style-name="ce75" table:formula="of:=[.$G$4]+[.$A10]*[.$G$5]+[.E$3]*[.$G$6]" office:value-type="float" office:value="1300" calcext:value-type="float">
            <text:p>1300</text:p>
          </table:table-cell>
          <table:table-cell table:number-columns-repeated="1019"/>
        </table:table-row>
        <table:table-row table:style-name="ro4">
          <table:table-cell office:value-type="float" office:value="35" calcext:value-type="float">
            <text:p>35</text:p>
          </table:table-cell>
          <table:table-cell table:style-name="ce75" table:number-columns-repeated="3"/>
          <table:table-cell table:style-name="ce75" table:formula="of:=[.$G$4]+[.$A11]*[.$G$5]+[.E$3]*[.$G$6]" office:value-type="float" office:value="1400" calcext:value-type="float">
            <text:p>1400</text:p>
          </table:table-cell>
          <table:table-cell table:number-columns-repeated="1019"/>
        </table:table-row>
        <table:table-row table:style-name="ro4">
          <table:table-cell/>
          <table:table-cell table:style-name="ce75" table:number-columns-repeated="4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Old Values</text:p>
          </table:table-cell>
          <table:table-cell table:style-name="ce76" table:formula="of:=50*[.B3]^1.5" office:value-type="float" office:value="259.807621135332" calcext:value-type="float">
            <text:p>260</text:p>
          </table:table-cell>
          <table:table-cell table:style-name="ce76" table:formula="of:=50*[.C3]^1.5" office:value-type="float" office:value="400" calcext:value-type="float">
            <text:p>400</text:p>
          </table:table-cell>
          <table:table-cell table:style-name="ce76" table:formula="of:=50*[.D3]^1.5" office:value-type="float" office:value="559.016994374947" calcext:value-type="float">
            <text:p>559</text:p>
          </table:table-cell>
          <table:table-cell table:style-name="ce76" table:formula="of:=50*[.E3]^1.5" office:value-type="float" office:value="734.846922834953" calcext:value-type="float">
            <text:p>735</text:p>
          </table:table-cell>
          <table:table-cell table:number-columns-repeated="1019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ducated Elite" table:style-name="ta9">
        <table:table-column table:style-name="co9" table:number-columns-repeated="257" table:default-cell-style-name="ce17"/>
        <table:table-column table:style-name="co9" table:number-columns-repeated="767" table:default-cell-style-name="Default"/>
        <table:table-row table:style-name="ro4">
          <table:table-cell table:number-columns-repeated="2"/>
          <table:table-cell table:formula="of:=12*3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57" office:value-type="string" calcext:value-type="string">
            <text:p>Needed</text:p>
          </table:table-cell>
          <table:table-cell table:style-name="ce57" office:value-type="string" calcext:value-type="string">
            <text:p>Start</text:p>
          </table:table-cell>
          <table:table-cell table:style-name="ce57" office:value-type="string" calcext:value-type="string">
            <text:p>Turns</text:p>
          </table:table-cell>
          <table:table-cell table:style-name="ce57" office:value-type="string" calcext:value-type="string">
            <text:p>Surplus</text:p>
          </table:table-cell>
          <table:table-cell table:style-name="ce57" office:value-type="string" calcext:value-type="string">
            <text:p>Turn #</text:p>
          </table:table-cell>
          <table:table-cell table:number-columns-repeated="1019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CEILING(([.A3]-[.B3])/[.C$1];1;1)" office:value-type="float" office:value="3" calcext:value-type="float">
            <text:p>3</text:p>
          </table:table-cell>
          <table:table-cell table:formula="of:=([.C3]*([.C$1]-[.B3]))-[.A3]" office:value-type="float" office:value="8" calcext:value-type="float">
            <text:p>8</text:p>
          </table:table-cell>
          <table:table-cell table:formula="of:=SUM([.C$3:.C3])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office:value-type="float" office:value="200" calcext:value-type="float">
            <text:p>200</text:p>
          </table:table-cell>
          <table:table-cell table:formula="of:=[.D3]" office:value-type="float" office:value="8" calcext:value-type="float">
            <text:p>8</text:p>
          </table:table-cell>
          <table:table-cell table:formula="of:=CEILING(([.A4]-[.B4])/[.C$1];1;1)" office:value-type="float" office:value="6" calcext:value-type="float">
            <text:p>6</text:p>
          </table:table-cell>
          <table:table-cell table:formula="of:=([.C4]*[.C$1])-([.A4]-[.B4])" office:value-type="float" office:value="24" calcext:value-type="float">
            <text:p>24</text:p>
          </table:table-cell>
          <table:table-cell table:formula="of:=SUM([.C$3:.C4])" office:value-type="float" office:value="9" calcext:value-type="float">
            <text:p>9</text:p>
          </table:table-cell>
          <table:table-cell table:number-columns-repeated="1019"/>
        </table:table-row>
        <table:table-row table:style-name="ro4">
          <table:table-cell office:value-type="float" office:value="300" calcext:value-type="float">
            <text:p>300</text:p>
          </table:table-cell>
          <table:table-cell table:formula="of:=[.D4]" office:value-type="float" office:value="24" calcext:value-type="float">
            <text:p>24</text:p>
          </table:table-cell>
          <table:table-cell table:formula="of:=CEILING(([.A5]-[.B5])/[.C$1];1;1)" office:value-type="float" office:value="8" calcext:value-type="float">
            <text:p>8</text:p>
          </table:table-cell>
          <table:table-cell table:formula="of:=([.C5]*[.C$1])-([.A5]-[.B5])" office:value-type="float" office:value="12" calcext:value-type="float">
            <text:p>12</text:p>
          </table:table-cell>
          <table:table-cell table:formula="of:=SUM([.C$3:.C5])" office:value-type="float" office:value="17" calcext:value-type="float">
            <text:p>17</text:p>
          </table:table-cell>
          <table:table-cell table:number-columns-repeated="1019"/>
        </table:table-row>
        <table:table-row table:style-name="ro4">
          <table:table-cell office:value-type="float" office:value="400" calcext:value-type="float">
            <text:p>400</text:p>
          </table:table-cell>
          <table:table-cell table:formula="of:=[.D5]" office:value-type="float" office:value="12" calcext:value-type="float">
            <text:p>12</text:p>
          </table:table-cell>
          <table:table-cell table:formula="of:=CEILING(([.A6]-[.B6])/[.C$1];1;1)" office:value-type="float" office:value="11" calcext:value-type="float">
            <text:p>11</text:p>
          </table:table-cell>
          <table:table-cell table:formula="of:=([.C6]*[.C$1])-([.A6]-[.B6])" office:value-type="float" office:value="8" calcext:value-type="float">
            <text:p>8</text:p>
          </table:table-cell>
          <table:table-cell table:formula="of:=SUM([.C$3:.C6])" office:value-type="float" office:value="28" calcext:value-type="float">
            <text:p>28</text:p>
          </table:table-cell>
          <table:table-cell table:number-columns-repeated="1019"/>
        </table:table-row>
        <table:table-row table:style-name="ro4">
          <table:table-cell office:value-type="float" office:value="500" calcext:value-type="float">
            <text:p>500</text:p>
          </table:table-cell>
          <table:table-cell table:formula="of:=[.D6]" office:value-type="float" office:value="8" calcext:value-type="float">
            <text:p>8</text:p>
          </table:table-cell>
          <table:table-cell table:formula="of:=CEILING(([.A7]-[.B7])/[.C$1];1;1)" office:value-type="float" office:value="14" calcext:value-type="float">
            <text:p>14</text:p>
          </table:table-cell>
          <table:table-cell table:formula="of:=([.C7]*[.C$1])-([.A7]-[.B7])" office:value-type="float" office:value="12" calcext:value-type="float">
            <text:p>12</text:p>
          </table:table-cell>
          <table:table-cell table:formula="of:=SUM([.C$3:.C7])" office:value-type="float" office:value="42" calcext:value-type="float">
            <text:p>42</text:p>
          </table:table-cell>
          <table:table-cell table:number-columns-repeated="1019"/>
        </table:table-row>
        <table:table-row table:style-name="ro4">
          <table:table-cell office:value-type="float" office:value="600" calcext:value-type="float">
            <text:p>600</text:p>
          </table:table-cell>
          <table:table-cell table:formula="of:=[.D7]" office:value-type="float" office:value="12" calcext:value-type="float">
            <text:p>12</text:p>
          </table:table-cell>
          <table:table-cell table:formula="of:=CEILING(([.A8]-[.B8])/[.C$1];1;1)" office:value-type="float" office:value="17" calcext:value-type="float">
            <text:p>17</text:p>
          </table:table-cell>
          <table:table-cell table:formula="of:=([.C8]*[.C$1])-([.A8]-[.B8])" office:value-type="float" office:value="24" calcext:value-type="float">
            <text:p>24</text:p>
          </table:table-cell>
          <table:table-cell table:formula="of:=SUM([.C$3:.C8])" office:value-type="float" office:value="59" calcext:value-type="float">
            <text:p>59</text:p>
          </table:table-cell>
          <table:table-cell table:number-columns-repeated="1019"/>
        </table:table-row>
        <table:table-row table:style-name="ro4">
          <table:table-cell office:value-type="float" office:value="700" calcext:value-type="float">
            <text:p>700</text:p>
          </table:table-cell>
          <table:table-cell table:formula="of:=[.D8]" office:value-type="float" office:value="24" calcext:value-type="float">
            <text:p>24</text:p>
          </table:table-cell>
          <table:table-cell table:formula="of:=CEILING(([.A9]-[.B9])/[.C$1];1;1)" office:value-type="float" office:value="19" calcext:value-type="float">
            <text:p>19</text:p>
          </table:table-cell>
          <table:table-cell table:formula="of:=([.C9]*[.C$1])-([.A9]-[.B9])" office:value-type="float" office:value="8" calcext:value-type="float">
            <text:p>8</text:p>
          </table:table-cell>
          <table:table-cell table:formula="of:=SUM([.C$3:.C9])" office:value-type="float" office:value="78" calcext:value-type="float">
            <text:p>78</text:p>
          </table:table-cell>
          <table:table-cell table:number-columns-repeated="1019"/>
        </table:table-row>
        <table:table-row table:style-name="ro4">
          <table:table-cell office:value-type="float" office:value="800" calcext:value-type="float">
            <text:p>800</text:p>
          </table:table-cell>
          <table:table-cell table:formula="of:=[.D9]" office:value-type="float" office:value="8" calcext:value-type="float">
            <text:p>8</text:p>
          </table:table-cell>
          <table:table-cell table:formula="of:=CEILING(([.A10]-[.B10])/[.C$1];1;1)" office:value-type="float" office:value="22" calcext:value-type="float">
            <text:p>22</text:p>
          </table:table-cell>
          <table:table-cell table:formula="of:=([.C10]*[.C$1])-([.A10]-[.B10])" office:value-type="float" office:value="0" calcext:value-type="float">
            <text:p>0</text:p>
          </table:table-cell>
          <table:table-cell table:formula="of:=SUM([.C$3:.C10])" office:value-type="float" office:value="100" calcext:value-type="float">
            <text:p>100</text:p>
          </table:table-cell>
          <table:table-cell table:number-columns-repeated="1019"/>
        </table:table-row>
        <table:table-row table:style-name="ro4">
          <table:table-cell office:value-type="float" office:value="900" calcext:value-type="float">
            <text:p>900</text:p>
          </table:table-cell>
          <table:table-cell table:formula="of:=[.D10]" office:value-type="float" office:value="0" calcext:value-type="float">
            <text:p>0</text:p>
          </table:table-cell>
          <table:table-cell table:formula="of:=CEILING(([.A11]-[.B11])/[.C$1];1;1)" office:value-type="float" office:value="25" calcext:value-type="float">
            <text:p>25</text:p>
          </table:table-cell>
          <table:table-cell table:formula="of:=([.C11]*[.C$1])-([.A11]-[.B11])" office:value-type="float" office:value="0" calcext:value-type="float">
            <text:p>0</text:p>
          </table:table-cell>
          <table:table-cell table:formula="of:=SUM([.C$3:.C11])" office:value-type="float" office:value="125" calcext:value-type="float">
            <text:p>125</text:p>
          </table:table-cell>
          <table:table-cell table:number-columns-repeated="1019"/>
        </table:table-row>
        <table:table-row table:style-name="ro4">
          <table:table-cell office:value-type="float" office:value="1000" calcext:value-type="float">
            <text:p>1000</text:p>
          </table:table-cell>
          <table:table-cell table:formula="of:=[.D11]" office:value-type="float" office:value="0" calcext:value-type="float">
            <text:p>0</text:p>
          </table:table-cell>
          <table:table-cell table:formula="of:=CEILING(([.A12]-[.B12])/[.C$1];1;1)" office:value-type="float" office:value="28" calcext:value-type="float">
            <text:p>28</text:p>
          </table:table-cell>
          <table:table-cell table:formula="of:=([.C12]*[.C$1])-([.A12]-[.B12])" office:value-type="float" office:value="8" calcext:value-type="float">
            <text:p>8</text:p>
          </table:table-cell>
          <table:table-cell table:formula="of:=SUM([.C$3:.C12])" office:value-type="float" office:value="153" calcext:value-type="float">
            <text:p>153</text:p>
          </table:table-cell>
          <table:table-cell table:number-columns-repeated="1019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echPrereqs" table:style-name="ta10">
        <table:table-column table:style-name="co13" table:default-cell-style-name="ce77"/>
        <table:table-column table:style-name="co23" table:default-cell-style-name="ce77"/>
        <table:table-column table:style-name="co24" table:default-cell-style-name="ce99"/>
        <table:table-column table:style-name="co25" table:number-columns-repeated="21" table:default-cell-style-name="ce99"/>
        <table:table-column table:style-name="co25" table:default-cell-style-name="ce159"/>
        <table:table-column table:style-name="co25" table:default-cell-style-name="ce99"/>
        <table:table-column table:style-name="co25" table:default-cell-style-name="ce159"/>
        <table:table-column table:style-name="co25" table:default-cell-style-name="ce99"/>
        <table:table-column table:style-name="co25" table:default-cell-style-name="ce159"/>
        <table:table-column table:style-name="co25" table:default-cell-style-name="ce99"/>
        <table:table-column table:style-name="co25" table:default-cell-style-name="ce159"/>
        <table:table-column table:style-name="co25" table:default-cell-style-name="ce99"/>
        <table:table-column table:style-name="co25" table:default-cell-style-name="ce159"/>
        <table:table-column table:style-name="co25" table:default-cell-style-name="ce99"/>
        <table:table-column table:style-name="co25" table:default-cell-style-name="ce159"/>
        <table:table-column table:style-name="co25" table:default-cell-style-name="ce162"/>
        <table:table-column table:style-name="co25" table:default-cell-style-name="ce166"/>
        <table:table-column table:style-name="co25" table:default-cell-style-name="ce37"/>
        <table:table-column table:style-name="co24" table:number-columns-repeated="2" table:default-cell-style-name="ce37"/>
        <table:table-column table:style-name="co26" table:default-cell-style-name="ce37"/>
        <table:table-column table:style-name="co24" table:default-cell-style-name="ce37"/>
        <table:table-column table:style-name="co26" table:default-cell-style-name="ce37"/>
        <table:table-column table:style-name="co25" table:default-cell-style-name="ce37"/>
        <table:table-column table:style-name="co6" table:number-columns-repeated="42" table:default-cell-style-name="ce37"/>
        <table:table-column table:style-name="co6" table:number-columns-repeated="27" table:default-cell-style-name="ce166"/>
        <table:table-column table:style-name="co9" table:number-columns-repeated="144" table:default-cell-style-name="ce166"/>
        <table:table-column table:style-name="co9" table:number-columns-repeated="767" table:default-cell-style-name="Default"/>
        <table:table-row table:style-name="ro11">
          <table:table-cell/>
          <table:table-cell table:style-name="ce86"/>
          <table:table-cell table:number-columns-repeated="10"/>
          <table:table-cell table:style-name="ce147"/>
          <table:table-cell table:number-columns-repeated="9"/>
          <table:table-cell table:style-name="ce147"/>
          <table:table-cell/>
          <table:table-cell table:style-name="ce147"/>
          <table:table-cell/>
          <table:table-cell table:style-name="ce147"/>
          <table:table-cell/>
          <table:table-cell table:style-name="ce147"/>
          <table:table-cell/>
          <table:table-cell table:style-name="ce147"/>
          <table:table-cell/>
          <table:table-cell table:style-name="ce147"/>
          <table:table-cell/>
          <table:table-cell table:style-name="ce147"/>
          <table:table-cell table:style-name="ce99"/>
          <table:table-cell table:style-name="ce163"/>
          <table:table-cell/>
          <table:table-cell table:style-name="ce167" office:value-type="string" calcext:value-type="string" table:number-columns-spanned="3" table:number-rows-spanned="1">
            <text:p>&lt;?xml version="1.0" encoding="utf-8"?&gt;</text:p>
          </table:table-cell>
          <table:covered-table-cell table:number-columns-repeated="2" table:style-name="ce167"/>
          <table:table-cell table:style-name="ce176"/>
          <table:table-cell table:style-name="ce36" office:value-type="string" calcext:value-type="string">
            <text:p>-- This CER_Start.sql data automatically created by:</text:p>
          </table:table-cell>
          <table:table-cell table:style-name="ce1"/>
          <table:table-cell table:number-columns-repeated="42"/>
          <table:table-cell table:style-name="ce37" table:number-columns-repeated="26"/>
          <table:table-cell table:style-name="ce1"/>
          <table:table-cell table:style-name="ce163" table:number-columns-repeated="911"/>
        </table:table-row>
        <table:table-row table:style-name="ro1">
          <table:table-cell/>
          <table:table-cell table:style-name="ce86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style-name="ce147"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47"/>
          <table:table-cell office:value-type="float" office:value="11" calcext:value-type="float">
            <text:p>11</text:p>
          </table:table-cell>
          <table:table-cell table:style-name="ce147"/>
          <table:table-cell office:value-type="float" office:value="12" calcext:value-type="float">
            <text:p>12</text:p>
          </table:table-cell>
          <table:table-cell table:style-name="ce147"/>
          <table:table-cell office:value-type="float" office:value="13" calcext:value-type="float">
            <text:p>13</text:p>
          </table:table-cell>
          <table:table-cell table:style-name="ce147"/>
          <table:table-cell office:value-type="float" office:value="14" calcext:value-type="float">
            <text:p>14</text:p>
          </table:table-cell>
          <table:table-cell table:style-name="ce147"/>
          <table:table-cell office:value-type="float" office:value="15" calcext:value-type="float">
            <text:p>15</text:p>
          </table:table-cell>
          <table:table-cell table:style-name="ce147"/>
          <table:table-cell office:value-type="float" office:value="16" calcext:value-type="float">
            <text:p>16</text:p>
          </table:table-cell>
          <table:table-cell table:style-name="ce147"/>
          <table:table-cell table:style-name="ce99" office:value-type="float" office:value="17" calcext:value-type="float">
            <text:p>17</text:p>
          </table:table-cell>
          <table:table-cell table:style-name="ce163"/>
          <table:table-cell/>
          <table:table-cell table:style-name="ce168" office:value-type="string" calcext:value-type="string" table:number-columns-spanned="3" table:number-rows-spanned="1">
            <text:p>&lt;!-- </text:p>
            <text:p>GER_TechPrereqs.xml automatically created by:</text:p>
            <text:p>TechPrereqs tab of GEM_Details.xlsspreadsheet (in mod folder).</text:p>
            <text:p>--&gt;</text:p>
            <text:p><text:tab/><text:tab/></text:p>
          </table:table-cell>
          <table:covered-table-cell table:number-columns-repeated="2" table:style-name="ce168"/>
          <table:table-cell table:style-name="ce176" office:value-type="string" calcext:value-type="string">
            <text:p><text:s/></text:p>
          </table:table-cell>
          <table:table-cell table:style-name="ce36" office:value-type="string" calcext:value-type="string">
            <text:p>-- TechPrereqs tab of CEP_PoliciesTechsBeliefs.xls spreadsheet (in mod folder).</text:p>
          </table:table-cell>
          <table:table-cell table:style-name="ce1" office:value-type="string" calcext:value-type="string">
            <text:p><text:s/>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37" office:value-type="float" office:value="9" calcext:value-type="float">
            <text:p>9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style-name="ce37"/>
          <table:table-cell table:style-name="ce37" office:value-type="float" office:value="11" calcext:value-type="float">
            <text:p>11</text:p>
          </table:table-cell>
          <table:table-cell table:style-name="ce37"/>
          <table:table-cell table:style-name="ce37" office:value-type="float" office:value="12" calcext:value-type="float">
            <text:p>12</text:p>
          </table:table-cell>
          <table:table-cell table:style-name="ce37"/>
          <table:table-cell table:style-name="ce37" office:value-type="float" office:value="13" calcext:value-type="float">
            <text:p>13</text:p>
          </table:table-cell>
          <table:table-cell table:style-name="ce37"/>
          <table:table-cell table:style-name="ce37" office:value-type="float" office:value="14" calcext:value-type="float">
            <text:p>14</text:p>
          </table:table-cell>
          <table:table-cell table:style-name="ce37"/>
          <table:table-cell table:style-name="ce37" office:value-type="float" office:value="15" calcext:value-type="float">
            <text:p>15</text:p>
          </table:table-cell>
          <table:table-cell table:style-name="ce37"/>
          <table:table-cell table:style-name="ce37" office:value-type="float" office:value="16" calcext:value-type="float">
            <text:p>16</text:p>
          </table:table-cell>
          <table:table-cell table:style-name="ce37"/>
          <table:table-cell table:style-name="ce37" office:value-type="float" office:value="17" calcext:value-type="float">
            <text:p>17</text:p>
          </table:table-cell>
          <table:table-cell table:style-name="ce37"/>
          <table:table-cell table:style-name="ce1"/>
          <table:table-cell table:style-name="ce163" table:number-columns-repeated="911"/>
        </table:table-row>
        <table:table-row table:style-name="ro1">
          <table:table-cell table:style-name="ce78" office:value-type="float" office:value="0" calcext:value-type="float" table:number-columns-spanned="1" table:number-rows-spanned="3">
            <text:p>0</text:p>
          </table:table-cell>
          <table:table-cell table:style-name="ce87"/>
          <table:table-cell table:style-name="ce100"/>
          <table:table-cell table:style-name="ce119"/>
          <table:table-cell table:style-name="ce100"/>
          <table:table-cell table:style-name="ce119" office:value-type="string" calcext:value-type="string">
            <text:p>Sailing</text:p>
          </table:table-cell>
          <table:table-cell table:style-name="ce100" office:value-type="string" calcext:value-type="string">
            <text:p>Sailing</text:p>
          </table:table-cell>
          <table:table-cell table:style-name="ce119" office:value-type="string" calcext:value-type="string">
            <text:p>Optics</text:p>
          </table:table-cell>
          <table:table-cell table:style-name="ce100"/>
          <table:table-cell table:style-name="ce119"/>
          <table:table-cell table:style-name="ce100" office:value-type="string" calcext:value-type="string">
            <text:p>Optics</text:p>
          </table:table-cell>
          <table:table-cell table:style-name="ce119" office:value-type="string" calcext:value-type="string">
            <text:p>Compass</text:p>
          </table:table-cell>
          <table:table-cell table:style-name="ce100" office:value-type="string" calcext:value-type="string">
            <text:p>Compass</text:p>
          </table:table-cell>
          <table:table-cell table:style-name="ce119" office:value-type="string" calcext:value-type="string">
            <text:p>Carvel_Hulls</text:p>
          </table:table-cell>
          <table:table-cell table:style-name="ce100" office:value-type="string" calcext:value-type="string">
            <text:p>Carvel_Hulls</text:p>
          </table:table-cell>
          <table:table-cell table:style-name="ce119" office:value-type="string" calcext:value-type="string">
            <text:p>Astronomy</text:p>
          </table:table-cell>
          <table:table-cell table:style-name="ce100" office:value-type="string" calcext:value-type="string">
            <text:p>Astronomy</text:p>
          </table:table-cell>
          <table:table-cell table:style-name="ce119" office:value-type="string" calcext:value-type="string">
            <text:p>Navigation</text:p>
          </table:table-cell>
          <table:table-cell table:style-name="ce130" table:number-columns-repeated="2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1"/>
          <table:table-cell table:style-name="ce130"/>
          <table:table-cell table:style-name="ce111"/>
          <table:table-cell table:style-name="ce130"/>
          <table:table-cell table:style-name="ce111"/>
          <table:table-cell table:style-name="ce160"/>
          <table:table-cell table:style-name="ce164"/>
          <table:table-cell/>
          <table:table-cell table:style-name="ce169" office:value-type="string" calcext:value-type="string">
            <text:p>&lt;GameData&gt;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 table:formula="of:=[.DH3]" office:value-type="string" office:string-value="UPDATE Technologies SET GridY=0 WHERE Type IN ('TECH_SAILING', 'TECH_OPTICS', 'TECH_COMPASS', 'TECH_CARVEL_HULLS', 'TECH_ASTRONOMY', 'TECH_NAVIGATION', 'none');" calcext:value-type="string">
            <text:p>UPDATE Technologies SET GridY=0 WHERE Type IN ('TECH_SAILING', 'TECH_OPTICS', 'TECH_COMPASS', 'TECH_CARVEL_HULLS', 'TECH_ASTRONOMY', 'TECH_NAVIGATION', 'none');</text:p>
          </table:table-cell>
          <table:table-cell table:style-name="ce1" office:value-type="string" calcext:value-type="string">
            <text:p><text:s/></text:p>
          </table:table-cell>
          <table:table-cell table:style-name="ce177" table:formula="of:=IF([.C3]=0;&quot;&quot;;&quot;&lt;Row&gt;&lt;PrereqTech&gt;TECH_&quot;&amp;UPPER([.C3])&amp;&quot;&lt;/PrereqTech&gt;&quot;&amp;REPT(&quot; &quot;;25-LEN([.C3]))&amp;&quot;&lt;TechType&gt;TECH_&quot;&amp;UPPER([.D3])&amp;&quot;&lt;/TechType&gt;&lt;/Row&gt;&quot;)">
            <text:p/>
          </table:table-cell>
          <table:table-cell table:style-name="ce180"/>
          <table:table-cell table:style-name="ce180" table:formula="of:=IF([.E3]=0;&quot;&quot;;&quot;&lt;Row&gt;&lt;PrereqTech&gt;TECH_&quot;&amp;UPPER([.E3])&amp;&quot;&lt;/PrereqTech&gt;&quot;&amp;REPT(&quot; &quot;;25-LEN([.E3]))&amp;&quot;&lt;TechType&gt;TECH_&quot;&amp;UPPER([.F3])&amp;&quot;&lt;/TechType&gt;&lt;/Row&gt;&quot;)">
            <text:p/>
          </table:table-cell>
          <table:table-cell table:style-name="ce180"/>
          <table:table-cell table:style-name="ce180" table:formula="of:=IF([.G3]=0;&quot;&quot;;&quot;&lt;Row&gt;&lt;PrereqTech&gt;TECH_&quot;&amp;UPPER([.G3])&amp;&quot;&lt;/PrereqTech&gt;&quot;&amp;REPT(&quot; &quot;;25-LEN([.G3]))&amp;&quot;&lt;TechType&gt;TECH_&quot;&amp;UPPER([.H3])&amp;&quot;&lt;/TechType&gt;&lt;/Row&gt;&quot;)" office:value-type="string" office:string-value="&lt;Row&gt;&lt;PrereqTech&gt;TECH_SAILING&lt;/PrereqTech&gt;                  &lt;TechType&gt;TECH_OPTICS&lt;/TechType&gt;&lt;/Row&gt;" calcext:value-type="string">
            <text:p>&lt;Row&gt;&lt;PrereqTech&gt;TECH_SAILING&lt;/PrereqTech&gt; <text:s text:c="17"/>&lt;TechType&gt;TECH_OPTICS&lt;/TechType&gt;&lt;/Row&gt;</text:p>
          </table:table-cell>
          <table:table-cell table:style-name="ce180"/>
          <table:table-cell table:style-name="ce180" table:formula="of:=IF([.I3]=0;&quot;&quot;;&quot;&lt;Row&gt;&lt;PrereqTech&gt;TECH_&quot;&amp;UPPER([.I3])&amp;&quot;&lt;/PrereqTech&gt;&quot;&amp;REPT(&quot; &quot;;25-LEN([.I3]))&amp;&quot;&lt;TechType&gt;TECH_&quot;&amp;UPPER([.J3])&amp;&quot;&lt;/TechType&gt;&lt;/Row&gt;&quot;)">
            <text:p/>
          </table:table-cell>
          <table:table-cell table:style-name="ce180"/>
          <table:table-cell table:style-name="ce180" table:formula="of:=IF([.K3]=0;&quot;&quot;;&quot;&lt;Row&gt;&lt;PrereqTech&gt;TECH_&quot;&amp;UPPER([.K3])&amp;&quot;&lt;/PrereqTech&gt;&quot;&amp;REPT(&quot; &quot;;25-LEN([.K3]))&amp;&quot;&lt;TechType&gt;TECH_&quot;&amp;UPPER([.L3])&amp;&quot;&lt;/TechType&gt;&lt;/Row&gt;&quot;)" office:value-type="string" office:string-value="&lt;Row&gt;&lt;PrereqTech&gt;TECH_OPTICS&lt;/PrereqTech&gt;                   &lt;TechType&gt;TECH_COMPASS&lt;/TechType&gt;&lt;/Row&gt;" calcext:value-type="string">
            <text:p>&lt;Row&gt;&lt;PrereqTech&gt;TECH_OPTICS&lt;/PrereqTech&gt; <text:s text:c="18"/>&lt;TechType&gt;TECH_COMPASS&lt;/TechType&gt;&lt;/Row&gt;</text:p>
          </table:table-cell>
          <table:table-cell table:style-name="ce180"/>
          <table:table-cell table:style-name="ce180" table:formula="of:=IF([.M3]=0;&quot;&quot;;&quot;&lt;Row&gt;&lt;PrereqTech&gt;TECH_&quot;&amp;UPPER([.M3])&amp;&quot;&lt;/PrereqTech&gt;&quot;&amp;REPT(&quot; &quot;;25-LEN([.M3]))&amp;&quot;&lt;TechType&gt;TECH_&quot;&amp;UPPER([.N3])&amp;&quot;&lt;/TechType&gt;&lt;/Row&gt;&quot;)" office:value-type="string" office:string-value="&lt;Row&gt;&lt;PrereqTech&gt;TECH_COMPASS&lt;/PrereqTech&gt;                  &lt;TechType&gt;TECH_CARVEL_HULLS&lt;/TechType&gt;&lt;/Row&gt;" calcext:value-type="string">
            <text:p>&lt;Row&gt;&lt;PrereqTech&gt;TECH_COMPASS&lt;/PrereqTech&gt; <text:s text:c="17"/>&lt;TechType&gt;TECH_CARVEL_HULLS&lt;/TechType&gt;&lt;/Row&gt;</text:p>
          </table:table-cell>
          <table:table-cell table:style-name="ce180"/>
          <table:table-cell table:style-name="ce180" table:formula="of:=IF([.O3]=0;&quot;&quot;;&quot;&lt;Row&gt;&lt;PrereqTech&gt;TECH_&quot;&amp;UPPER([.O3])&amp;&quot;&lt;/PrereqTech&gt;&quot;&amp;REPT(&quot; &quot;;25-LEN([.O3]))&amp;&quot;&lt;TechType&gt;TECH_&quot;&amp;UPPER([.P3])&amp;&quot;&lt;/TechType&gt;&lt;/Row&gt;&quot;)" office:value-type="string" office:string-value="&lt;Row&gt;&lt;PrereqTech&gt;TECH_CARVEL_HULLS&lt;/PrereqTech&gt;             &lt;TechType&gt;TECH_ASTRONOMY&lt;/TechType&gt;&lt;/Row&gt;" calcext:value-type="string">
            <text:p>&lt;Row&gt;&lt;PrereqTech&gt;TECH_CARVEL_HULLS&lt;/PrereqTech&gt; <text:s text:c="12"/>&lt;TechType&gt;TECH_ASTRONOMY&lt;/TechType&gt;&lt;/Row&gt;</text:p>
          </table:table-cell>
          <table:table-cell table:style-name="ce180"/>
          <table:table-cell table:style-name="ce180" table:formula="of:=IF([.Q3]=0;&quot;&quot;;&quot;&lt;Row&gt;&lt;PrereqTech&gt;TECH_&quot;&amp;UPPER([.Q3])&amp;&quot;&lt;/PrereqTech&gt;&quot;&amp;REPT(&quot; &quot;;25-LEN([.Q3]))&amp;&quot;&lt;TechType&gt;TECH_&quot;&amp;UPPER([.R3])&amp;&quot;&lt;/TechType&gt;&lt;/Row&gt;&quot;)" office:value-type="string" office:string-value="&lt;Row&gt;&lt;PrereqTech&gt;TECH_ASTRONOMY&lt;/PrereqTech&gt;                &lt;TechType&gt;TECH_NAVIGATION&lt;/TechType&gt;&lt;/Row&gt;" calcext:value-type="string">
            <text:p>&lt;Row&gt;&lt;PrereqTech&gt;TECH_ASTRONOMY&lt;/PrereqTech&gt; <text:s text:c="15"/>&lt;TechType&gt;TECH_NAVIGATION&lt;/TechType&gt;&lt;/Row&gt;</text:p>
          </table:table-cell>
          <table:table-cell table:style-name="ce180"/>
          <table:table-cell table:style-name="ce180" table:formula="of:=IF([.S3]=0;&quot;&quot;;&quot;&lt;Row&gt;&lt;PrereqTech&gt;TECH_&quot;&amp;UPPER([.S3])&amp;&quot;&lt;/PrereqTech&gt;&quot;&amp;REPT(&quot; &quot;;25-LEN([.S3]))&amp;&quot;&lt;TechType&gt;TECH_&quot;&amp;UPPER([.T3])&amp;&quot;&lt;/TechType&gt;&lt;/Row&gt;&quot;)">
            <text:p/>
          </table:table-cell>
          <table:table-cell table:style-name="ce180"/>
          <table:table-cell table:style-name="ce180" table:formula="of:=IF([.U3]=0;&quot;&quot;;&quot;&lt;Row&gt;&lt;PrereqTech&gt;TECH_&quot;&amp;UPPER([.U3])&amp;&quot;&lt;/PrereqTech&gt;&quot;&amp;REPT(&quot; &quot;;25-LEN([.U3]))&amp;&quot;&lt;TechType&gt;TECH_&quot;&amp;UPPER([.V3])&amp;&quot;&lt;/TechType&gt;&lt;/Row&gt;&quot;)">
            <text:p/>
          </table:table-cell>
          <table:table-cell table:style-name="ce180"/>
          <table:table-cell table:style-name="ce180" table:formula="of:=IF([.W3]=0;&quot;&quot;;&quot;&lt;Row&gt;&lt;PrereqTech&gt;TECH_&quot;&amp;UPPER([.W3])&amp;&quot;&lt;/PrereqTech&gt;&quot;&amp;REPT(&quot; &quot;;25-LEN([.W3]))&amp;&quot;&lt;TechType&gt;TECH_&quot;&amp;UPPER([.X3])&amp;&quot;&lt;/TechType&gt;&lt;/Row&gt;&quot;)">
            <text:p/>
          </table:table-cell>
          <table:table-cell table:style-name="ce180"/>
          <table:table-cell table:style-name="ce180" table:formula="of:=IF([.Y3]=0;&quot;&quot;;&quot;&lt;Row&gt;&lt;PrereqTech&gt;TECH_&quot;&amp;UPPER([.Y3])&amp;&quot;&lt;/PrereqTech&gt;&quot;&amp;REPT(&quot; &quot;;25-LEN([.Y3]))&amp;&quot;&lt;TechType&gt;TECH_&quot;&amp;UPPER([.Z3])&amp;&quot;&lt;/TechType&gt;&lt;/Row&gt;&quot;)">
            <text:p/>
          </table:table-cell>
          <table:table-cell table:style-name="ce180"/>
          <table:table-cell table:style-name="ce180" table:formula="of:=IF([.AA3]=0;&quot;&quot;;&quot;&lt;Row&gt;&lt;PrereqTech&gt;TECH_&quot;&amp;UPPER([.AA3])&amp;&quot;&lt;/PrereqTech&gt;&quot;&amp;REPT(&quot; &quot;;25-LEN([.AA3]))&amp;&quot;&lt;TechType&gt;TECH_&quot;&amp;UPPER([.AB3])&amp;&quot;&lt;/TechType&gt;&lt;/Row&gt;&quot;)">
            <text:p/>
          </table:table-cell>
          <table:table-cell table:style-name="ce180"/>
          <table:table-cell table:style-name="ce180" table:formula="of:=IF([.AC3]=0;&quot;&quot;;&quot;&lt;Row&gt;&lt;PrereqTech&gt;TECH_&quot;&amp;UPPER([.AC3])&amp;&quot;&lt;/PrereqTech&gt;&quot;&amp;REPT(&quot; &quot;;25-LEN([.AC3]))&amp;&quot;&lt;TechType&gt;TECH_&quot;&amp;UPPER([.AD3])&amp;&quot;&lt;/TechType&gt;&lt;/Row&gt;&quot;)">
            <text:p/>
          </table:table-cell>
          <table:table-cell table:style-name="ce180"/>
          <table:table-cell table:style-name="ce180" table:formula="of:=IF([.AE3]=0;&quot;&quot;;&quot;&lt;Row&gt;&lt;PrereqTech&gt;TECH_&quot;&amp;UPPER([.AE3])&amp;&quot;&lt;/PrereqTech&gt;&quot;&amp;REPT(&quot; &quot;;25-LEN([.AE3]))&amp;&quot;&lt;TechType&gt;TECH_&quot;&amp;UPPER([.AF3])&amp;&quot;&lt;/TechType&gt;&lt;/Row&gt;&quot;)">
            <text:p/>
          </table:table-cell>
          <table:table-cell table:style-name="ce180"/>
          <table:table-cell table:style-name="ce180" table:formula="of:=IF([.AG3]=0;&quot;&quot;;&quot;&lt;Row&gt;&lt;PrereqTech&gt;TECH_&quot;&amp;UPPER([.AG3])&amp;&quot;&lt;/PrereqTech&gt;&quot;&amp;REPT(&quot; &quot;;25-LEN([.AG3]))&amp;&quot;&lt;TechType&gt;TECH_&quot;&amp;UPPER([.AH3])&amp;&quot;&lt;/TechType&gt;&lt;/Row&gt;&quot;)">
            <text:p/>
          </table:table-cell>
          <table:table-cell table:style-name="ce180"/>
          <table:table-cell table:style-name="ce182" table:formula="of:=IF([.AI3]=0;&quot;&quot;;&quot;&lt;Row&gt;&lt;PrereqTech&gt;TECH_&quot;&amp;UPPER([.AI3])&amp;&quot;&lt;/PrereqTech&gt;&quot;&amp;REPT(&quot; &quot;;25-LEN([.AI3]))&amp;&quot;&lt;TechType&gt;TECH_&quot;&amp;UPPER([.AJ3])&amp;&quot;&lt;/TechType&gt;&lt;/Row&gt;&quot;)">
            <text:p/>
          </table:table-cell>
          <table:table-cell/>
          <table:table-cell table:style-name="ce177" table:formula="of:=IF([.D3]=0;&quot;&quot;;&quot;'TECH_&quot;&amp;UPPER([.D3])&amp;&quot;', &quot;)">
            <text:p/>
          </table:table-cell>
          <table:table-cell table:style-name="ce180"/>
          <table:table-cell table:style-name="ce180" table:formula="of:=IF([.F3]=0;&quot;&quot;;&quot;'TECH_&quot;&amp;UPPER([.F3])&amp;&quot;', &quot;)" office:value-type="string" office:string-value="'TECH_SAILING', " calcext:value-type="string">
            <text:p>'TECH_SAILING', </text:p>
          </table:table-cell>
          <table:table-cell table:style-name="ce180"/>
          <table:table-cell table:style-name="ce180" table:formula="of:=IF([.H3]=0;&quot;&quot;;&quot;'TECH_&quot;&amp;UPPER([.H3])&amp;&quot;', &quot;)" office:value-type="string" office:string-value="'TECH_OPTICS', " calcext:value-type="string">
            <text:p>'TECH_OPTICS', </text:p>
          </table:table-cell>
          <table:table-cell table:style-name="ce180"/>
          <table:table-cell table:style-name="ce180" table:formula="of:=IF([.J3]=0;&quot;&quot;;&quot;'TECH_&quot;&amp;UPPER([.J3])&amp;&quot;', &quot;)">
            <text:p/>
          </table:table-cell>
          <table:table-cell table:style-name="ce180"/>
          <table:table-cell table:style-name="ce180" table:formula="of:=IF([.L3]=0;&quot;&quot;;&quot;'TECH_&quot;&amp;UPPER([.L3])&amp;&quot;', &quot;)" office:value-type="string" office:string-value="'TECH_COMPASS', " calcext:value-type="string">
            <text:p>'TECH_COMPASS', </text:p>
          </table:table-cell>
          <table:table-cell table:style-name="ce180"/>
          <table:table-cell table:style-name="ce180" table:formula="of:=IF([.N3]=0;&quot;&quot;;&quot;'TECH_&quot;&amp;UPPER([.N3])&amp;&quot;', &quot;)" office:value-type="string" office:string-value="'TECH_CARVEL_HULLS', " calcext:value-type="string">
            <text:p>'TECH_CARVEL_HULLS', </text:p>
          </table:table-cell>
          <table:table-cell table:style-name="ce180"/>
          <table:table-cell table:style-name="ce180" table:formula="of:=IF([.P3]=0;&quot;&quot;;&quot;'TECH_&quot;&amp;UPPER([.P3])&amp;&quot;', &quot;)" office:value-type="string" office:string-value="'TECH_ASTRONOMY', " calcext:value-type="string">
            <text:p>'TECH_ASTRONOMY', </text:p>
          </table:table-cell>
          <table:table-cell table:style-name="ce180"/>
          <table:table-cell table:style-name="ce180" table:formula="of:=IF([.R3]=0;&quot;&quot;;&quot;'TECH_&quot;&amp;UPPER([.R3])&amp;&quot;', &quot;)" office:value-type="string" office:string-value="'TECH_NAVIGATION', " calcext:value-type="string">
            <text:p>'TECH_NAVIGATION', </text:p>
          </table:table-cell>
          <table:table-cell table:style-name="ce180"/>
          <table:table-cell table:style-name="ce180" table:formula="of:=IF([.T3]=0;&quot;&quot;;&quot;'TECH_&quot;&amp;UPPER([.T3])&amp;&quot;', &quot;)">
            <text:p/>
          </table:table-cell>
          <table:table-cell table:style-name="ce180"/>
          <table:table-cell table:style-name="ce180" table:formula="of:=IF([.V3]=0;&quot;&quot;;&quot;'TECH_&quot;&amp;UPPER([.V3])&amp;&quot;', &quot;)">
            <text:p/>
          </table:table-cell>
          <table:table-cell table:style-name="ce180"/>
          <table:table-cell table:style-name="ce180" table:formula="of:=IF([.X3]=0;&quot;&quot;;&quot;'TECH_&quot;&amp;UPPER([.X3])&amp;&quot;', &quot;)">
            <text:p/>
          </table:table-cell>
          <table:table-cell table:style-name="ce180"/>
          <table:table-cell table:style-name="ce180" table:formula="of:=IF([.Z3]=0;&quot;&quot;;&quot;'TECH_&quot;&amp;UPPER([.Z3])&amp;&quot;', &quot;)">
            <text:p/>
          </table:table-cell>
          <table:table-cell table:style-name="ce180"/>
          <table:table-cell table:style-name="ce180" table:formula="of:=IF([.AB3]=0;&quot;&quot;;&quot;'TECH_&quot;&amp;UPPER([.AB3])&amp;&quot;', &quot;)">
            <text:p/>
          </table:table-cell>
          <table:table-cell table:style-name="ce180"/>
          <table:table-cell table:style-name="ce180" table:formula="of:=IF([.AD3]=0;&quot;&quot;;&quot;'TECH_&quot;&amp;UPPER([.AD3])&amp;&quot;', &quot;)">
            <text:p/>
          </table:table-cell>
          <table:table-cell table:style-name="ce180"/>
          <table:table-cell table:style-name="ce180" table:formula="of:=IF([.AF3]=0;&quot;&quot;;&quot;'TECH_&quot;&amp;UPPER([.AF3])&amp;&quot;', &quot;)">
            <text:p/>
          </table:table-cell>
          <table:table-cell table:style-name="ce180"/>
          <table:table-cell table:style-name="ce180" table:formula="of:=IF([.AH3]=0;&quot;&quot;;&quot;'TECH_&quot;&amp;UPPER([.AH3])&amp;&quot;', &quot;)">
            <text:p/>
          </table:table-cell>
          <table:table-cell table:style-name="ce188"/>
          <table:table-cell table:style-name="ce183" table:formula="of:=IF([.AJ3]=0;&quot;&quot;;&quot;'TECH_&quot;&amp;UPPER([.AJ3])&amp;&quot;', &quot;)">
            <text:p/>
          </table:table-cell>
          <table:table-cell table:style-name="ce191" table:formula="of:=&quot;UPDATE Technologies SET GridY=&quot;&amp;[.A3]&amp;&quot; WHERE Type IN (&quot;&amp;[.CA3]&amp;[.CC3]&amp;[.CE3]&amp;[.CG3]&amp;[.CI3]&amp;[.CK3]&amp;[.CM3]&amp;[.CO3]&amp;[.CQ3]&amp;[.CS3]&amp;[.CU3]&amp;[.CW3]&amp;[.CY3]&amp;[.DA3]&amp;[.DC3]&amp;[.DE3]&amp;[.DG3]&amp;&quot;'none');&quot;" office:value-type="string" office:string-value="UPDATE Technologies SET GridY=0 WHERE Type IN ('TECH_SAILING', 'TECH_OPTICS', 'TECH_COMPASS', 'TECH_CARVEL_HULLS', 'TECH_ASTRONOMY', 'TECH_NAVIGATION', 'none');" calcext:value-type="string">
            <text:p>UPDATE Technologies SET GridY=0 WHERE Type IN ('TECH_SAILING', 'TECH_OPTICS', 'TECH_COMPASS', 'TECH_CARVEL_HULLS', 'TECH_ASTRONOMY', 'TECH_NAVIGATION', 'none');</text:p>
          </table:table-cell>
          <table:table-cell table:style-name="ce1" office:value-type="string" calcext:value-type="string">
            <text:p><text:s/></text:p>
          </table:table-cell>
          <table:table-cell table:style-name="ce175" table:number-columns-repeated="911"/>
        </table:table-row>
        <table:table-row table:style-name="ro1">
          <table:covered-table-cell table:style-name="ce78"/>
          <table:table-cell table:style-name="ce87"/>
          <table:table-cell table:style-name="ce100"/>
          <table:table-cell table:style-name="ce119"/>
          <table:table-cell table:style-name="ce100" office:value-type="string" calcext:value-type="string">
            <text:p>Pottery</text:p>
          </table:table-cell>
          <table:table-cell table:style-name="ce119"/>
          <table:table-cell table:style-name="ce100"/>
          <table:table-cell table:style-name="ce119"/>
          <table:table-cell table:style-name="ce100"/>
          <table:table-cell table:style-name="ce119"/>
          <table:table-cell table:style-name="ce100" office:value-type="string" calcext:value-type="string">
            <text:p>Currency</text:p>
          </table:table-cell>
          <table:table-cell table:style-name="ce119"/>
          <table:table-cell table:style-name="ce100"/>
          <table:table-cell table:style-name="ce119"/>
          <table:table-cell table:style-name="ce100" office:value-type="string" calcext:value-type="string">
            <text:p>Education</text:p>
          </table:table-cell>
          <table:table-cell table:style-name="ce119"/>
          <table:table-cell table:style-name="ce100"/>
          <table:table-cell table:style-name="ce119"/>
          <table:table-cell table:style-name="ce130" table:number-columns-repeated="2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1"/>
          <table:table-cell table:style-name="ce130"/>
          <table:table-cell table:style-name="ce111"/>
          <table:table-cell table:style-name="ce130"/>
          <table:table-cell table:style-name="ce111"/>
          <table:table-cell table:style-name="ce160"/>
          <table:table-cell table:style-name="ce164"/>
          <table:table-cell/>
          <table:table-cell table:style-name="ce1"/>
          <table:table-cell table:style-name="ce169" office:value-type="string" calcext:value-type="string">
            <text:p>&lt;Technology_PrereqTechs&gt;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formula="of:=[.DH8]" office:value-type="string" office:string-value="UPDATE Technologies SET GridY=1 WHERE Type IN ('TECH_POTTERY', 'TECH_CALENDAR', 'TECH_ACOUSTICS', 'none');" calcext:value-type="string">
            <text:p>UPDATE Technologies SET GridY=1 WHERE Type IN ('TECH_POTTERY', 'TECH_CALENDAR', 'TECH_ACOUSTICS', 'none');</text:p>
          </table:table-cell>
          <table:table-cell table:style-name="ce1" office:value-type="string" calcext:value-type="string">
            <text:p><text:s/></text:p>
          </table:table-cell>
          <table:table-cell table:style-name="ce178" table:formula="of:=IF([.C4]=0;&quot;&quot;;&quot;&lt;Row&gt;&lt;PrereqTech&gt;TECH_&quot;&amp;UPPER([.C4])&amp;&quot;&lt;/PrereqTech&gt;&quot;&amp;REPT(&quot; &quot;;25-LEN([.C4]))&amp;&quot;&lt;TechType&gt;TECH_&quot;&amp;UPPER([.D3])&amp;&quot;&lt;/TechType&gt;&lt;/Row&gt;&quot;)">
            <text:p/>
          </table:table-cell>
          <table:table-cell/>
          <table:table-cell table:style-name="ce174" table:formula="of:=IF([.E4]=0;&quot;&quot;;&quot;&lt;Row&gt;&lt;PrereqTech&gt;TECH_&quot;&amp;UPPER([.E4])&amp;&quot;&lt;/PrereqTech&gt;&quot;&amp;REPT(&quot; &quot;;25-LEN([.E4]))&amp;&quot;&lt;TechType&gt;TECH_&quot;&amp;UPPER([.F3])&amp;&quot;&lt;/TechType&gt;&lt;/Row&gt;&quot;)" office:value-type="string" office:string-value="&lt;Row&gt;&lt;PrereqTech&gt;TECH_POTTERY&lt;/PrereqTech&gt;                  &lt;TechType&gt;TECH_SAILING&lt;/TechType&gt;&lt;/Row&gt;" calcext:value-type="string">
            <text:p>&lt;Row&gt;&lt;PrereqTech&gt;TECH_POTTERY&lt;/PrereqTech&gt; <text:s text:c="17"/>&lt;TechType&gt;TECH_SAILING&lt;/TechType&gt;&lt;/Row&gt;</text:p>
          </table:table-cell>
          <table:table-cell/>
          <table:table-cell table:style-name="ce174" table:formula="of:=IF([.G4]=0;&quot;&quot;;&quot;&lt;Row&gt;&lt;PrereqTech&gt;TECH_&quot;&amp;UPPER([.G4])&amp;&quot;&lt;/PrereqTech&gt;&quot;&amp;REPT(&quot; &quot;;25-LEN([.G4]))&amp;&quot;&lt;TechType&gt;TECH_&quot;&amp;UPPER([.H3])&amp;&quot;&lt;/TechType&gt;&lt;/Row&gt;&quot;)">
            <text:p/>
          </table:table-cell>
          <table:table-cell/>
          <table:table-cell table:style-name="ce174" table:formula="of:=IF([.I4]=0;&quot;&quot;;&quot;&lt;Row&gt;&lt;PrereqTech&gt;TECH_&quot;&amp;UPPER([.I4])&amp;&quot;&lt;/PrereqTech&gt;&quot;&amp;REPT(&quot; &quot;;25-LEN([.I4]))&amp;&quot;&lt;TechType&gt;TECH_&quot;&amp;UPPER([.J3])&amp;&quot;&lt;/TechType&gt;&lt;/Row&gt;&quot;)">
            <text:p/>
          </table:table-cell>
          <table:table-cell/>
          <table:table-cell table:style-name="ce174" table:formula="of:=IF([.K4]=0;&quot;&quot;;&quot;&lt;Row&gt;&lt;PrereqTech&gt;TECH_&quot;&amp;UPPER([.K4])&amp;&quot;&lt;/PrereqTech&gt;&quot;&amp;REPT(&quot; &quot;;25-LEN([.K4]))&amp;&quot;&lt;TechType&gt;TECH_&quot;&amp;UPPER([.L3])&amp;&quot;&lt;/TechType&gt;&lt;/Row&gt;&quot;)" office:value-type="string" office:string-value="&lt;Row&gt;&lt;PrereqTech&gt;TECH_CURRENCY&lt;/PrereqTech&gt;                 &lt;TechType&gt;TECH_COMPASS&lt;/TechType&gt;&lt;/Row&gt;" calcext:value-type="string">
            <text:p>&lt;Row&gt;&lt;PrereqTech&gt;TECH_CURRENCY&lt;/PrereqTech&gt; <text:s text:c="16"/>&lt;TechType&gt;TECH_COMPASS&lt;/TechType&gt;&lt;/Row&gt;</text:p>
          </table:table-cell>
          <table:table-cell/>
          <table:table-cell table:style-name="ce174" table:formula="of:=IF([.M4]=0;&quot;&quot;;&quot;&lt;Row&gt;&lt;PrereqTech&gt;TECH_&quot;&amp;UPPER([.M4])&amp;&quot;&lt;/PrereqTech&gt;&quot;&amp;REPT(&quot; &quot;;25-LEN([.M4]))&amp;&quot;&lt;TechType&gt;TECH_&quot;&amp;UPPER([.N3])&amp;&quot;&lt;/TechType&gt;&lt;/Row&gt;&quot;)">
            <text:p/>
          </table:table-cell>
          <table:table-cell/>
          <table:table-cell table:style-name="ce174" table:formula="of:=IF([.O4]=0;&quot;&quot;;&quot;&lt;Row&gt;&lt;PrereqTech&gt;TECH_&quot;&amp;UPPER([.O4])&amp;&quot;&lt;/PrereqTech&gt;&quot;&amp;REPT(&quot; &quot;;25-LEN([.O4]))&amp;&quot;&lt;TechType&gt;TECH_&quot;&amp;UPPER([.P3])&amp;&quot;&lt;/TechType&gt;&lt;/Row&gt;&quot;)" office:value-type="string" office:string-value="&lt;Row&gt;&lt;PrereqTech&gt;TECH_EDUCATION&lt;/PrereqTech&gt;                &lt;TechType&gt;TECH_ASTRONOMY&lt;/TechType&gt;&lt;/Row&gt;" calcext:value-type="string">
            <text:p>&lt;Row&gt;&lt;PrereqTech&gt;TECH_EDUCATION&lt;/PrereqTech&gt; <text:s text:c="15"/>&lt;TechType&gt;TECH_ASTRONOMY&lt;/TechType&gt;&lt;/Row&gt;</text:p>
          </table:table-cell>
          <table:table-cell/>
          <table:table-cell table:style-name="ce174" table:formula="of:=IF([.Q4]=0;&quot;&quot;;&quot;&lt;Row&gt;&lt;PrereqTech&gt;TECH_&quot;&amp;UPPER([.Q4])&amp;&quot;&lt;/PrereqTech&gt;&quot;&amp;REPT(&quot; &quot;;25-LEN([.Q4]))&amp;&quot;&lt;TechType&gt;TECH_&quot;&amp;UPPER([.R3])&amp;&quot;&lt;/TechType&gt;&lt;/Row&gt;&quot;)">
            <text:p/>
          </table:table-cell>
          <table:table-cell/>
          <table:table-cell table:style-name="ce174" table:formula="of:=IF([.S4]=0;&quot;&quot;;&quot;&lt;Row&gt;&lt;PrereqTech&gt;TECH_&quot;&amp;UPPER([.S4])&amp;&quot;&lt;/PrereqTech&gt;&quot;&amp;REPT(&quot; &quot;;25-LEN([.S4]))&amp;&quot;&lt;TechType&gt;TECH_&quot;&amp;UPPER([.T3])&amp;&quot;&lt;/TechType&gt;&lt;/Row&gt;&quot;)">
            <text:p/>
          </table:table-cell>
          <table:table-cell/>
          <table:table-cell table:style-name="ce174" table:formula="of:=IF([.U4]=0;&quot;&quot;;&quot;&lt;Row&gt;&lt;PrereqTech&gt;TECH_&quot;&amp;UPPER([.U4])&amp;&quot;&lt;/PrereqTech&gt;&quot;&amp;REPT(&quot; &quot;;25-LEN([.U4]))&amp;&quot;&lt;TechType&gt;TECH_&quot;&amp;UPPER([.V3])&amp;&quot;&lt;/TechType&gt;&lt;/Row&gt;&quot;)">
            <text:p/>
          </table:table-cell>
          <table:table-cell/>
          <table:table-cell table:style-name="ce174" table:formula="of:=IF([.W4]=0;&quot;&quot;;&quot;&lt;Row&gt;&lt;PrereqTech&gt;TECH_&quot;&amp;UPPER([.W4])&amp;&quot;&lt;/PrereqTech&gt;&quot;&amp;REPT(&quot; &quot;;25-LEN([.W4]))&amp;&quot;&lt;TechType&gt;TECH_&quot;&amp;UPPER([.X3])&amp;&quot;&lt;/TechType&gt;&lt;/Row&gt;&quot;)">
            <text:p/>
          </table:table-cell>
          <table:table-cell/>
          <table:table-cell table:style-name="ce174" table:formula="of:=IF([.Y4]=0;&quot;&quot;;&quot;&lt;Row&gt;&lt;PrereqTech&gt;TECH_&quot;&amp;UPPER([.Y4])&amp;&quot;&lt;/PrereqTech&gt;&quot;&amp;REPT(&quot; &quot;;25-LEN([.Y4]))&amp;&quot;&lt;TechType&gt;TECH_&quot;&amp;UPPER([.Z3])&amp;&quot;&lt;/TechType&gt;&lt;/Row&gt;&quot;)">
            <text:p/>
          </table:table-cell>
          <table:table-cell/>
          <table:table-cell table:style-name="ce174" table:formula="of:=IF([.AA4]=0;&quot;&quot;;&quot;&lt;Row&gt;&lt;PrereqTech&gt;TECH_&quot;&amp;UPPER([.AA4])&amp;&quot;&lt;/PrereqTech&gt;&quot;&amp;REPT(&quot; &quot;;25-LEN([.AA4]))&amp;&quot;&lt;TechType&gt;TECH_&quot;&amp;UPPER([.AB3])&amp;&quot;&lt;/TechType&gt;&lt;/Row&gt;&quot;)">
            <text:p/>
          </table:table-cell>
          <table:table-cell/>
          <table:table-cell table:style-name="ce174" table:formula="of:=IF([.AC4]=0;&quot;&quot;;&quot;&lt;Row&gt;&lt;PrereqTech&gt;TECH_&quot;&amp;UPPER([.AC4])&amp;&quot;&lt;/PrereqTech&gt;&quot;&amp;REPT(&quot; &quot;;25-LEN([.AC4]))&amp;&quot;&lt;TechType&gt;TECH_&quot;&amp;UPPER([.AD3])&amp;&quot;&lt;/TechType&gt;&lt;/Row&gt;&quot;)">
            <text:p/>
          </table:table-cell>
          <table:table-cell/>
          <table:table-cell table:style-name="ce174" table:formula="of:=IF([.AE4]=0;&quot;&quot;;&quot;&lt;Row&gt;&lt;PrereqTech&gt;TECH_&quot;&amp;UPPER([.AE4])&amp;&quot;&lt;/PrereqTech&gt;&quot;&amp;REPT(&quot; &quot;;25-LEN([.AE4]))&amp;&quot;&lt;TechType&gt;TECH_&quot;&amp;UPPER([.AF3])&amp;&quot;&lt;/TechType&gt;&lt;/Row&gt;&quot;)">
            <text:p/>
          </table:table-cell>
          <table:table-cell/>
          <table:table-cell table:style-name="ce174" table:formula="of:=IF([.AG4]=0;&quot;&quot;;&quot;&lt;Row&gt;&lt;PrereqTech&gt;TECH_&quot;&amp;UPPER([.AG4])&amp;&quot;&lt;/PrereqTech&gt;&quot;&amp;REPT(&quot; &quot;;25-LEN([.AG4]))&amp;&quot;&lt;TechType&gt;TECH_&quot;&amp;UPPER([.AH3])&amp;&quot;&lt;/TechType&gt;&lt;/Row&gt;&quot;)">
            <text:p/>
          </table:table-cell>
          <table:table-cell/>
          <table:table-cell table:style-name="ce183" table:formula="of:=IF([.AI4]=0;&quot;&quot;;&quot;&lt;Row&gt;&lt;PrereqTech&gt;TECH_&quot;&amp;UPPER([.AI4])&amp;&quot;&lt;/PrereqTech&gt;&quot;&amp;REPT(&quot; &quot;;25-LEN([.AI4]))&amp;&quot;&lt;TechType&gt;TECH_&quot;&amp;UPPER([.AJ3])&amp;&quot;&lt;/TechType&gt;&lt;/Row&gt;&quot;)">
            <text:p/>
          </table:table-cell>
          <table:table-cell/>
          <table:table-cell table:style-name="ce178"/>
          <table:table-cell table:style-name="ce174" table:number-columns-repeated="30"/>
          <table:table-cell table:style-name="ce175"/>
          <table:table-cell table:style-name="ce183" table:formula="of:=IF([.AJ4]=0;&quot;&quot;;&quot;'TECH_&quot;&amp;UPPER([.AJ4])&amp;&quot;', &quot;)">
            <text:p/>
          </table:table-cell>
          <table:table-cell table:style-name="ce191"/>
          <table:table-cell table:style-name="ce1" office:value-type="string" calcext:value-type="string">
            <text:p><text:s/></text:p>
          </table:table-cell>
          <table:table-cell table:style-name="ce175" table:number-columns-repeated="911"/>
        </table:table-row>
        <table:table-row table:style-name="ro1">
          <table:covered-table-cell table:style-name="ce78"/>
          <table:table-cell table:style-name="ce87"/>
          <table:table-cell table:style-name="ce101"/>
          <table:table-cell table:style-name="ce120"/>
          <table:table-cell table:style-name="ce101"/>
          <table:table-cell table:style-name="ce120"/>
          <table:table-cell table:style-name="ce101"/>
          <table:table-cell table:style-name="ce120"/>
          <table:table-cell table:style-name="ce101"/>
          <table:table-cell table:style-name="ce120"/>
          <table:table-cell table:style-name="ce101"/>
          <table:table-cell table:style-name="ce120"/>
          <table:table-cell table:style-name="ce101"/>
          <table:table-cell table:style-name="ce120"/>
          <table:table-cell table:style-name="ce101"/>
          <table:table-cell table:style-name="ce120"/>
          <table:table-cell table:style-name="ce101"/>
          <table:table-cell table:style-name="ce120"/>
          <table:table-cell table:style-name="ce130" table:number-columns-repeated="2"/>
          <table:table-cell table:style-name="ce111"/>
          <table:table-cell table:style-name="ce130"/>
          <table:table-cell table:style-name="ce111"/>
          <table:table-cell table:style-name="ce130"/>
          <table:table-cell table:style-name="ce111"/>
          <table:table-cell table:style-name="ce130"/>
          <table:table-cell table:style-name="ce111"/>
          <table:table-cell table:style-name="ce130"/>
          <table:table-cell table:style-name="ce111"/>
          <table:table-cell table:style-name="ce130"/>
          <table:table-cell table:style-name="ce111"/>
          <table:table-cell table:style-name="ce130"/>
          <table:table-cell table:style-name="ce111"/>
          <table:table-cell table:style-name="ce130"/>
          <table:table-cell table:style-name="ce111"/>
          <table:table-cell table:style-name="ce160"/>
          <table:table-cell table:style-name="ce164"/>
          <table:table-cell/>
          <table:table-cell table:style-name="ce1" table:number-columns-repeated="2"/>
          <table:table-cell table:style-name="ce169" office:value-type="string" calcext:value-type="string">
            <text:p>&lt;Delete /&gt;</text:p>
          </table:table-cell>
          <table:table-cell table:style-name="ce1" office:value-type="string" calcext:value-type="string">
            <text:p><text:s/></text:p>
          </table:table-cell>
          <table:table-cell table:style-name="ce1" table:formula="of:=[.DH13]" office:value-type="string" office:string-value="UPDATE Technologies SET GridY=2 WHERE Type IN ('TECH_WRITING', 'TECH_DRAMA', 'TECH_PHILOSOPHY', 'TECH_THEOLOGY', 'TECH_EDUCATION', 'TECH_ARCHITECTURE', 'TECH_ARCHAEOLOGY', 'TECH_BIOLOGY', 'TECH_REFRIGERATION', 'TECH_ECOLOGY', 'TECH_INTERNET', 'TECH_GLOBALIZATION', 'TECH_BALLISTICS', 'none');" calcext:value-type="string">
            <text:p>UPDATE Technologies SET GridY=2 WHERE Type IN ('TECH_WRITING', 'TECH_DRAMA', 'TECH_PHILOSOPHY', 'TECH_THEOLOGY', 'TECH_EDUCATION', 'TECH_ARCHITECTURE', 'TECH_ARCHAEOLOGY', 'TECH_BIOLOGY', 'TECH_REFRIGERATION', 'TECH_ECOLOGY', 'TECH_INTERNET', 'TECH_GLOBALIZATION', 'TECH_BALLISTICS', 'none');</text:p>
          </table:table-cell>
          <table:table-cell table:style-name="ce1" office:value-type="string" calcext:value-type="string">
            <text:p><text:s/></text:p>
          </table:table-cell>
          <table:table-cell table:style-name="ce178" table:formula="of:=IF([.C5]=0;&quot;&quot;;&quot;&lt;Row&gt;&lt;PrereqTech&gt;TECH_&quot;&amp;UPPER([.C5])&amp;&quot;&lt;/PrereqTech&gt;&quot;&amp;REPT(&quot; &quot;;25-LEN([.C5]))&amp;&quot;&lt;TechType&gt;TECH_&quot;&amp;UPPER([.D3])&amp;&quot;&lt;/TechType&gt;&lt;/Row&gt;&quot;)">
            <text:p/>
          </table:table-cell>
          <table:table-cell/>
          <table:table-cell table:style-name="ce174" table:formula="of:=IF([.E5]=0;&quot;&quot;;&quot;&lt;Row&gt;&lt;PrereqTech&gt;TECH_&quot;&amp;UPPER([.E5])&amp;&quot;&lt;/PrereqTech&gt;&quot;&amp;REPT(&quot; &quot;;25-LEN([.E5]))&amp;&quot;&lt;TechType&gt;TECH_&quot;&amp;UPPER([.F3])&amp;&quot;&lt;/TechType&gt;&lt;/Row&gt;&quot;)">
            <text:p/>
          </table:table-cell>
          <table:table-cell/>
          <table:table-cell table:style-name="ce174" table:formula="of:=IF([.G5]=0;&quot;&quot;;&quot;&lt;Row&gt;&lt;PrereqTech&gt;TECH_&quot;&amp;UPPER([.G5])&amp;&quot;&lt;/PrereqTech&gt;&quot;&amp;REPT(&quot; &quot;;25-LEN([.G5]))&amp;&quot;&lt;TechType&gt;TECH_&quot;&amp;UPPER([.H3])&amp;&quot;&lt;/TechType&gt;&lt;/Row&gt;&quot;)">
            <text:p/>
          </table:table-cell>
          <table:table-cell/>
          <table:table-cell table:style-name="ce174" table:formula="of:=IF([.I5]=0;&quot;&quot;;&quot;&lt;Row&gt;&lt;PrereqTech&gt;TECH_&quot;&amp;UPPER([.I5])&amp;&quot;&lt;/PrereqTech&gt;&quot;&amp;REPT(&quot; &quot;;25-LEN([.I5]))&amp;&quot;&lt;TechType&gt;TECH_&quot;&amp;UPPER([.J3])&amp;&quot;&lt;/TechType&gt;&lt;/Row&gt;&quot;)">
            <text:p/>
          </table:table-cell>
          <table:table-cell/>
          <table:table-cell table:style-name="ce174" table:formula="of:=IF([.K5]=0;&quot;&quot;;&quot;&lt;Row&gt;&lt;PrereqTech&gt;TECH_&quot;&amp;UPPER([.K5])&amp;&quot;&lt;/PrereqTech&gt;&quot;&amp;REPT(&quot; &quot;;25-LEN([.K5]))&amp;&quot;&lt;TechType&gt;TECH_&quot;&amp;UPPER([.L3])&amp;&quot;&lt;/TechType&gt;&lt;/Row&gt;&quot;)">
            <text:p/>
          </table:table-cell>
          <table:table-cell/>
          <table:table-cell table:style-name="ce174" table:formula="of:=IF([.M5]=0;&quot;&quot;;&quot;&lt;Row&gt;&lt;PrereqTech&gt;TECH_&quot;&amp;UPPER([.M5])&amp;&quot;&lt;/PrereqTech&gt;&quot;&amp;REPT(&quot; &quot;;25-LEN([.M5]))&amp;&quot;&lt;TechType&gt;TECH_&quot;&amp;UPPER([.N3])&amp;&quot;&lt;/TechType&gt;&lt;/Row&gt;&quot;)">
            <text:p/>
          </table:table-cell>
          <table:table-cell/>
          <table:table-cell table:style-name="ce174" table:formula="of:=IF([.O5]=0;&quot;&quot;;&quot;&lt;Row&gt;&lt;PrereqTech&gt;TECH_&quot;&amp;UPPER([.O5])&amp;&quot;&lt;/PrereqTech&gt;&quot;&amp;REPT(&quot; &quot;;25-LEN([.O5]))&amp;&quot;&lt;TechType&gt;TECH_&quot;&amp;UPPER([.P3])&amp;&quot;&lt;/TechType&gt;&lt;/Row&gt;&quot;)">
            <text:p/>
          </table:table-cell>
          <table:table-cell/>
          <table:table-cell table:style-name="ce174" table:formula="of:=IF([.Q5]=0;&quot;&quot;;&quot;&lt;Row&gt;&lt;PrereqTech&gt;TECH_&quot;&amp;UPPER([.Q5])&amp;&quot;&lt;/PrereqTech&gt;&quot;&amp;REPT(&quot; &quot;;25-LEN([.Q5]))&amp;&quot;&lt;TechType&gt;TECH_&quot;&amp;UPPER([.R3])&amp;&quot;&lt;/TechType&gt;&lt;/Row&gt;&quot;)">
            <text:p/>
          </table:table-cell>
          <table:table-cell/>
          <table:table-cell table:style-name="ce174" table:formula="of:=IF([.S5]=0;&quot;&quot;;&quot;&lt;Row&gt;&lt;PrereqTech&gt;TECH_&quot;&amp;UPPER([.S5])&amp;&quot;&lt;/PrereqTech&gt;&quot;&amp;REPT(&quot; &quot;;25-LEN([.S5]))&amp;&quot;&lt;TechType&gt;TECH_&quot;&amp;UPPER([.T3])&amp;&quot;&lt;/TechType&gt;&lt;/Row&gt;&quot;)">
            <text:p/>
          </table:table-cell>
          <table:table-cell/>
          <table:table-cell table:style-name="ce174" table:formula="of:=IF([.U5]=0;&quot;&quot;;&quot;&lt;Row&gt;&lt;PrereqTech&gt;TECH_&quot;&amp;UPPER([.U5])&amp;&quot;&lt;/PrereqTech&gt;&quot;&amp;REPT(&quot; &quot;;25-LEN([.U5]))&amp;&quot;&lt;TechType&gt;TECH_&quot;&amp;UPPER([.V3])&amp;&quot;&lt;/TechType&gt;&lt;/Row&gt;&quot;)">
            <text:p/>
          </table:table-cell>
          <table:table-cell/>
          <table:table-cell table:style-name="ce174" table:formula="of:=IF([.W5]=0;&quot;&quot;;&quot;&lt;Row&gt;&lt;PrereqTech&gt;TECH_&quot;&amp;UPPER([.W5])&amp;&quot;&lt;/PrereqTech&gt;&quot;&amp;REPT(&quot; &quot;;25-LEN([.W5]))&amp;&quot;&lt;TechType&gt;TECH_&quot;&amp;UPPER([.X3])&amp;&quot;&lt;/TechType&gt;&lt;/Row&gt;&quot;)">
            <text:p/>
          </table:table-cell>
          <table:table-cell/>
          <table:table-cell table:style-name="ce174" table:formula="of:=IF([.Y5]=0;&quot;&quot;;&quot;&lt;Row&gt;&lt;PrereqTech&gt;TECH_&quot;&amp;UPPER([.Y5])&amp;&quot;&lt;/PrereqTech&gt;&quot;&amp;REPT(&quot; &quot;;25-LEN([.Y5]))&amp;&quot;&lt;TechType&gt;TECH_&quot;&amp;UPPER([.Z3])&amp;&quot;&lt;/TechType&gt;&lt;/Row&gt;&quot;)">
            <text:p/>
          </table:table-cell>
          <table:table-cell/>
          <table:table-cell table:style-name="ce174" table:formula="of:=IF([.AA5]=0;&quot;&quot;;&quot;&lt;Row&gt;&lt;PrereqTech&gt;TECH_&quot;&amp;UPPER([.AA5])&amp;&quot;&lt;/PrereqTech&gt;&quot;&amp;REPT(&quot; &quot;;25-LEN([.AA5]))&amp;&quot;&lt;TechType&gt;TECH_&quot;&amp;UPPER([.AB3])&amp;&quot;&lt;/TechType&gt;&lt;/Row&gt;&quot;)">
            <text:p/>
          </table:table-cell>
          <table:table-cell/>
          <table:table-cell table:style-name="ce174" table:formula="of:=IF([.AC5]=0;&quot;&quot;;&quot;&lt;Row&gt;&lt;PrereqTech&gt;TECH_&quot;&amp;UPPER([.AC5])&amp;&quot;&lt;/PrereqTech&gt;&quot;&amp;REPT(&quot; &quot;;25-LEN([.AC5]))&amp;&quot;&lt;TechType&gt;TECH_&quot;&amp;UPPER([.AD3])&amp;&quot;&lt;/TechType&gt;&lt;/Row&gt;&quot;)">
            <text:p/>
          </table:table-cell>
          <table:table-cell/>
          <table:table-cell table:style-name="ce174" table:formula="of:=IF([.AE5]=0;&quot;&quot;;&quot;&lt;Row&gt;&lt;PrereqTech&gt;TECH_&quot;&amp;UPPER([.AE5])&amp;&quot;&lt;/PrereqTech&gt;&quot;&amp;REPT(&quot; &quot;;25-LEN([.AE5]))&amp;&quot;&lt;TechType&gt;TECH_&quot;&amp;UPPER([.AF3])&amp;&quot;&lt;/TechType&gt;&lt;/Row&gt;&quot;)">
            <text:p/>
          </table:table-cell>
          <table:table-cell/>
          <table:table-cell table:style-name="ce174" table:formula="of:=IF([.AG5]=0;&quot;&quot;;&quot;&lt;Row&gt;&lt;PrereqTech&gt;TECH_&quot;&amp;UPPER([.AG5])&amp;&quot;&lt;/PrereqTech&gt;&quot;&amp;REPT(&quot; &quot;;25-LEN([.AG5]))&amp;&quot;&lt;TechType&gt;TECH_&quot;&amp;UPPER([.AH3])&amp;&quot;&lt;/TechType&gt;&lt;/Row&gt;&quot;)">
            <text:p/>
          </table:table-cell>
          <table:table-cell/>
          <table:table-cell table:style-name="ce183" table:formula="of:=IF([.AI5]=0;&quot;&quot;;&quot;&lt;Row&gt;&lt;PrereqTech&gt;TECH_&quot;&amp;UPPER([.AI5])&amp;&quot;&lt;/PrereqTech&gt;&quot;&amp;REPT(&quot; &quot;;25-LEN([.AI5]))&amp;&quot;&lt;TechType&gt;TECH_&quot;&amp;UPPER([.AJ3])&amp;&quot;&lt;/TechType&gt;&lt;/Row&gt;&quot;)">
            <text:p/>
          </table:table-cell>
          <table:table-cell/>
          <table:table-cell table:style-name="ce178"/>
          <table:table-cell table:style-name="ce174" table:number-columns-repeated="30"/>
          <table:table-cell table:style-name="ce175"/>
          <table:table-cell table:style-name="ce183" table:formula="of:=IF([.AJ5]=0;&quot;&quot;;&quot;'TECH_&quot;&amp;UPPER([.AJ5])&amp;&quot;', &quot;)">
            <text:p/>
          </table:table-cell>
          <table:table-cell table:style-name="ce191"/>
          <table:table-cell table:style-name="ce1" office:value-type="string" calcext:value-type="string">
            <text:p><text:s/></text:p>
          </table:table-cell>
          <table:table-cell table:style-name="ce175" table:number-columns-repeated="911"/>
        </table:table-row>
        <table:table-row table:style-name="ro3">
          <table:table-cell table:style-name="ce79" office:value-type="float" office:value="1" calcext:value-type="float" table:number-columns-spanned="1" table:number-rows-spanned="5">
            <text:p>1</text:p>
          </table:table-cell>
          <table:table-cell table:style-name="ce88"/>
          <table:table-cell table:style-name="ce102"/>
          <table:table-cell table:style-name="ce121"/>
          <table:table-cell table:style-name="ce102"/>
          <table:table-cell table:style-name="ce121"/>
          <table:table-cell table:style-name="ce102"/>
          <table:table-cell table:style-name="ce121"/>
          <table:table-cell table:style-name="ce102"/>
          <table:table-cell table:style-name="ce121"/>
          <table:table-cell table:style-name="ce109"/>
          <table:table-cell table:style-name="ce128"/>
          <table:table-cell table:style-name="ce109"/>
          <table:table-cell table:style-name="ce128"/>
          <table:table-cell table:style-name="ce102"/>
          <table:table-cell table:style-name="ce121"/>
          <table:table-cell table:style-name="ce109"/>
          <table:table-cell table:style-name="ce128"/>
          <table:table-cell table:style-name="ce109"/>
          <table:table-cell table:style-name="ce128"/>
          <table:table-cell table:style-name="ce109"/>
          <table:table-cell table:style-name="ce128"/>
          <table:table-cell table:style-name="ce109"/>
          <table:table-cell table:style-name="ce128"/>
          <table:table-cell table:style-name="ce109"/>
          <table:table-cell table:style-name="ce128"/>
          <table:table-cell table:style-name="ce109"/>
          <table:table-cell table:style-name="ce128"/>
          <table:table-cell table:style-name="ce109"/>
          <table:table-cell table:style-name="ce128"/>
          <table:table-cell table:style-name="ce109"/>
          <table:table-cell table:style-name="ce128"/>
          <table:table-cell table:style-name="ce109"/>
          <table:table-cell table:style-name="ce128"/>
          <table:table-cell table:style-name="ce109"/>
          <table:table-cell table:style-name="ce128"/>
          <table:table-cell table:style-name="ce109"/>
          <table:table-cell/>
          <table:table-cell table:style-name="ce170" office:value-type="string" calcext:value-type="string">
            <text:p><text:s text:c="2"/></text:p>
          </table:table-cell>
          <table:table-cell table:style-name="ce170"/>
          <table:table-cell table:style-name="ce174" table:formula="of:=STRJOIN([.AS3:.AS48];&quot;&quot;)" office:value-type="string" office:string-value="&lt;Row&gt;&lt;PrereqTech&gt;TECH_AGRICULTURE&lt;/PrereqTech&gt;              &lt;TechType&gt;TECH_POTTERY&lt;/TechType&gt;&lt;/Row&gt;&lt;Row&gt;&lt;PrereqTech&gt;TECH_AGRICULTURE&lt;/PrereqTech&gt;              &lt;TechType&gt;TECH_ANIMAL_HUSBANDRY&lt;/TechType&gt;&lt;/Row&gt;&lt;Row&gt;&lt;PrereqTech&gt;TECH_AGRICULTURE&lt;/PrereqTech&gt;              &lt;TechType&gt;TECH_ARCHERY&lt;/TechType&gt;&lt;/Row&gt;&lt;Row&gt;&lt;PrereqTech&gt;TECH_AGRICULTURE&lt;/PrereqTech&gt;              &lt;TechType&gt;TECH_MINING&lt;/TechType&gt;&lt;/Row&gt;" calcext:value-type="string">
            <text:p>&lt;Row&gt;&lt;PrereqTech&gt;TECH_AGRICULTURE&lt;/PrereqTech&gt; <text:s text:c="13"/>&lt;TechType&gt;TECH_POTTERY&lt;/TechType&gt;&lt;/Row&gt;&lt;Row&gt;&lt;PrereqTech&gt;TECH_AGRICULTURE&lt;/PrereqTech&gt; <text:s text:c="13"/>&lt;TechType&gt;TECH_ANIMAL_HUSBANDRY&lt;/TechType&gt;&lt;/Row&gt;&lt;Row&gt;&lt;PrereqTech&gt;TECH_AGRICULTURE&lt;/PrereqTech&gt; <text:s text:c="13"/>&lt;TechType&gt;TECH_ARCHERY&lt;/TechType&gt;&lt;/Row&gt;&lt;Row&gt;&lt;PrereqTech&gt;TECH_AGRICULTURE&lt;/PrereqTech&gt; <text:s text:c="13"/>&lt;TechType&gt;TECH_MINING&lt;/TechType&gt;&lt;/Row&gt;</text:p>
          </table:table-cell>
          <table:table-cell table:style-name="ce1" office:value-type="string" calcext:value-type="string">
            <text:p><text:s/></text:p>
          </table:table-cell>
          <table:table-cell table:style-name="ce1" table:formula="of:=[.DH18]" office:value-type="string" office:string-value="UPDATE Technologies SET GridY=3 WHERE Type IN ('TECH_TRAPPING', 'TECH_CURRENCY', 'TECH_GUILDS', 'TECH_BANKING', 'TECH_ECONOMICS', 'TECH_SCIENTIFIC_THEORY', 'TECH_ELECTRICITY', 'TECH_RADIO', 'TECH_PLASTIC', 'TECH_ROCKETRY', 'TECH_COMPUTERS', 'TECH_SATELLITES', 'TECH_NANOTECHNOLOGY', 'TECH_TELECOM', 'none');" calcext:value-type="string">
            <text:p>UPDATE Technologies SET GridY=3 WHERE Type IN ('TECH_TRAPPING', 'TECH_CURRENCY', 'TECH_GUILDS', 'TECH_BANKING', 'TECH_ECONOMICS', 'TECH_SCIENTIFIC_THEORY', 'TECH_ELECTRICITY', 'TECH_RADIO', 'TECH_PLASTIC', 'TECH_ROCKETRY', 'TECH_COMPUTERS', 'TECH_SATELLITES', 'TECH_NANOTECHNOLOGY', 'TECH_TELECOM', 'none');</text:p>
          </table:table-cell>
          <table:table-cell table:style-name="ce1" office:value-type="string" calcext:value-type="string">
            <text:p><text:s/></text:p>
          </table:table-cell>
          <table:table-cell table:style-name="ce178" table:formula="of:=IF([.C6]=0;&quot;&quot;;&quot;&lt;Row&gt;&lt;PrereqTech&gt;TECH_&quot;&amp;UPPER([.C6])&amp;&quot;&lt;/PrereqTech&gt;&quot;&amp;REPT(&quot; &quot;;25-LEN([.C6]))&amp;&quot;&lt;TechType&gt;TECH_&quot;&amp;UPPER([.D8])&amp;&quot;&lt;/TechType&gt;&lt;/Row&gt;&quot;)">
            <text:p/>
          </table:table-cell>
          <table:table-cell/>
          <table:table-cell table:style-name="ce174" table:formula="of:=IF([.E6]=0;&quot;&quot;;&quot;&lt;Row&gt;&lt;PrereqTech&gt;TECH_&quot;&amp;UPPER([.E6])&amp;&quot;&lt;/PrereqTech&gt;&quot;&amp;REPT(&quot; &quot;;25-LEN([.E6]))&amp;&quot;&lt;TechType&gt;TECH_&quot;&amp;UPPER([.F8])&amp;&quot;&lt;/TechType&gt;&lt;/Row&gt;&quot;)">
            <text:p/>
          </table:table-cell>
          <table:table-cell/>
          <table:table-cell table:style-name="ce174" table:formula="of:=IF([.G6]=0;&quot;&quot;;&quot;&lt;Row&gt;&lt;PrereqTech&gt;TECH_&quot;&amp;UPPER([.G6])&amp;&quot;&lt;/PrereqTech&gt;&quot;&amp;REPT(&quot; &quot;;25-LEN([.G6]))&amp;&quot;&lt;TechType&gt;TECH_&quot;&amp;UPPER([.H8])&amp;&quot;&lt;/TechType&gt;&lt;/Row&gt;&quot;)">
            <text:p/>
          </table:table-cell>
          <table:table-cell/>
          <table:table-cell table:style-name="ce174" table:formula="of:=IF([.I6]=0;&quot;&quot;;&quot;&lt;Row&gt;&lt;PrereqTech&gt;TECH_&quot;&amp;UPPER([.I6])&amp;&quot;&lt;/PrereqTech&gt;&quot;&amp;REPT(&quot; &quot;;25-LEN([.I6]))&amp;&quot;&lt;TechType&gt;TECH_&quot;&amp;UPPER([.J8])&amp;&quot;&lt;/TechType&gt;&lt;/Row&gt;&quot;)">
            <text:p/>
          </table:table-cell>
          <table:table-cell/>
          <table:table-cell table:style-name="ce174" table:formula="of:=IF([.K6]=0;&quot;&quot;;&quot;&lt;Row&gt;&lt;PrereqTech&gt;TECH_&quot;&amp;UPPER([.K6])&amp;&quot;&lt;/PrereqTech&gt;&quot;&amp;REPT(&quot; &quot;;25-LEN([.K6]))&amp;&quot;&lt;TechType&gt;TECH_&quot;&amp;UPPER([.L8])&amp;&quot;&lt;/TechType&gt;&lt;/Row&gt;&quot;)">
            <text:p/>
          </table:table-cell>
          <table:table-cell/>
          <table:table-cell table:style-name="ce174" table:formula="of:=IF([.M6]=0;&quot;&quot;;&quot;&lt;Row&gt;&lt;PrereqTech&gt;TECH_&quot;&amp;UPPER([.M6])&amp;&quot;&lt;/PrereqTech&gt;&quot;&amp;REPT(&quot; &quot;;25-LEN([.M6]))&amp;&quot;&lt;TechType&gt;TECH_&quot;&amp;UPPER([.N8])&amp;&quot;&lt;/TechType&gt;&lt;/Row&gt;&quot;)">
            <text:p/>
          </table:table-cell>
          <table:table-cell/>
          <table:table-cell table:style-name="ce174" table:formula="of:=IF([.O6]=0;&quot;&quot;;&quot;&lt;Row&gt;&lt;PrereqTech&gt;TECH_&quot;&amp;UPPER([.O6])&amp;&quot;&lt;/PrereqTech&gt;&quot;&amp;REPT(&quot; &quot;;25-LEN([.O6]))&amp;&quot;&lt;TechType&gt;TECH_&quot;&amp;UPPER([.P8])&amp;&quot;&lt;/TechType&gt;&lt;/Row&gt;&quot;)">
            <text:p/>
          </table:table-cell>
          <table:table-cell/>
          <table:table-cell table:style-name="ce174" table:formula="of:=IF([.Q6]=0;&quot;&quot;;&quot;&lt;Row&gt;&lt;PrereqTech&gt;TECH_&quot;&amp;UPPER([.Q6])&amp;&quot;&lt;/PrereqTech&gt;&quot;&amp;REPT(&quot; &quot;;25-LEN([.Q6]))&amp;&quot;&lt;TechType&gt;TECH_&quot;&amp;UPPER([.R8])&amp;&quot;&lt;/TechType&gt;&lt;/Row&gt;&quot;)">
            <text:p/>
          </table:table-cell>
          <table:table-cell/>
          <table:table-cell table:style-name="ce174" table:formula="of:=IF([.S6]=0;&quot;&quot;;&quot;&lt;Row&gt;&lt;PrereqTech&gt;TECH_&quot;&amp;UPPER([.S6])&amp;&quot;&lt;/PrereqTech&gt;&quot;&amp;REPT(&quot; &quot;;25-LEN([.S6]))&amp;&quot;&lt;TechType&gt;TECH_&quot;&amp;UPPER([.T8])&amp;&quot;&lt;/TechType&gt;&lt;/Row&gt;&quot;)">
            <text:p/>
          </table:table-cell>
          <table:table-cell/>
          <table:table-cell table:style-name="ce174" table:formula="of:=IF([.U6]=0;&quot;&quot;;&quot;&lt;Row&gt;&lt;PrereqTech&gt;TECH_&quot;&amp;UPPER([.U6])&amp;&quot;&lt;/PrereqTech&gt;&quot;&amp;REPT(&quot; &quot;;25-LEN([.U6]))&amp;&quot;&lt;TechType&gt;TECH_&quot;&amp;UPPER([.V8])&amp;&quot;&lt;/TechType&gt;&lt;/Row&gt;&quot;)">
            <text:p/>
          </table:table-cell>
          <table:table-cell/>
          <table:table-cell table:style-name="ce174" table:formula="of:=IF([.W6]=0;&quot;&quot;;&quot;&lt;Row&gt;&lt;PrereqTech&gt;TECH_&quot;&amp;UPPER([.W6])&amp;&quot;&lt;/PrereqTech&gt;&quot;&amp;REPT(&quot; &quot;;25-LEN([.W6]))&amp;&quot;&lt;TechType&gt;TECH_&quot;&amp;UPPER([.X8])&amp;&quot;&lt;/TechType&gt;&lt;/Row&gt;&quot;)">
            <text:p/>
          </table:table-cell>
          <table:table-cell/>
          <table:table-cell table:style-name="ce174" table:formula="of:=IF([.Y6]=0;&quot;&quot;;&quot;&lt;Row&gt;&lt;PrereqTech&gt;TECH_&quot;&amp;UPPER([.Y6])&amp;&quot;&lt;/PrereqTech&gt;&quot;&amp;REPT(&quot; &quot;;25-LEN([.Y6]))&amp;&quot;&lt;TechType&gt;TECH_&quot;&amp;UPPER([.Z8])&amp;&quot;&lt;/TechType&gt;&lt;/Row&gt;&quot;)">
            <text:p/>
          </table:table-cell>
          <table:table-cell/>
          <table:table-cell table:style-name="ce174" table:formula="of:=IF([.AA6]=0;&quot;&quot;;&quot;&lt;Row&gt;&lt;PrereqTech&gt;TECH_&quot;&amp;UPPER([.AA6])&amp;&quot;&lt;/PrereqTech&gt;&quot;&amp;REPT(&quot; &quot;;25-LEN([.AA6]))&amp;&quot;&lt;TechType&gt;TECH_&quot;&amp;UPPER([.AB8])&amp;&quot;&lt;/TechType&gt;&lt;/Row&gt;&quot;)">
            <text:p/>
          </table:table-cell>
          <table:table-cell/>
          <table:table-cell table:style-name="ce174" table:formula="of:=IF([.AC6]=0;&quot;&quot;;&quot;&lt;Row&gt;&lt;PrereqTech&gt;TECH_&quot;&amp;UPPER([.AC6])&amp;&quot;&lt;/PrereqTech&gt;&quot;&amp;REPT(&quot; &quot;;25-LEN([.AC6]))&amp;&quot;&lt;TechType&gt;TECH_&quot;&amp;UPPER([.AD8])&amp;&quot;&lt;/TechType&gt;&lt;/Row&gt;&quot;)">
            <text:p/>
          </table:table-cell>
          <table:table-cell/>
          <table:table-cell table:style-name="ce174" table:formula="of:=IF([.AE6]=0;&quot;&quot;;&quot;&lt;Row&gt;&lt;PrereqTech&gt;TECH_&quot;&amp;UPPER([.AE6])&amp;&quot;&lt;/PrereqTech&gt;&quot;&amp;REPT(&quot; &quot;;25-LEN([.AE6]))&amp;&quot;&lt;TechType&gt;TECH_&quot;&amp;UPPER([.AF8])&amp;&quot;&lt;/TechType&gt;&lt;/Row&gt;&quot;)">
            <text:p/>
          </table:table-cell>
          <table:table-cell/>
          <table:table-cell table:style-name="ce174" table:formula="of:=IF([.AG6]=0;&quot;&quot;;&quot;&lt;Row&gt;&lt;PrereqTech&gt;TECH_&quot;&amp;UPPER([.AG6])&amp;&quot;&lt;/PrereqTech&gt;&quot;&amp;REPT(&quot; &quot;;25-LEN([.AG6]))&amp;&quot;&lt;TechType&gt;TECH_&quot;&amp;UPPER([.AH8])&amp;&quot;&lt;/TechType&gt;&lt;/Row&gt;&quot;)">
            <text:p/>
          </table:table-cell>
          <table:table-cell/>
          <table:table-cell table:style-name="ce183" table:formula="of:=IF([.AI6]=0;&quot;&quot;;&quot;&lt;Row&gt;&lt;PrereqTech&gt;TECH_&quot;&amp;UPPER([.AI6])&amp;&quot;&lt;/PrereqTech&gt;&quot;&amp;REPT(&quot; &quot;;25-LEN([.AI6]))&amp;&quot;&lt;TechType&gt;TECH_&quot;&amp;UPPER([.AJ8])&amp;&quot;&lt;/TechType&gt;&lt;/Row&gt;&quot;)">
            <text:p/>
          </table:table-cell>
          <table:table-cell table:formula="of:=IF([.AE6]=0;&quot;&quot;;&quot;&lt;Row&gt;&lt;PrereqTech&gt;TECH_&quot;&amp;UPPER([.AE6])&amp;&quot;&lt;/PrereqTech&gt;&quot;&amp;REPT(&quot; &quot;;25-LEN([.AE6]))&amp;&quot;&lt;TechType&gt;TECH_&quot;&amp;UPPER([.AF8])&amp;&quot;&lt;/TechType&gt;&lt;/Row&gt;&quot;)">
            <text:p/>
          </table:table-cell>
          <table:table-cell table:style-name="ce178" table:formula="of:=IF([.AG6]=0;&quot;&quot;;&quot;&lt;Row&gt;&lt;PrereqTech&gt;TECH_&quot;&amp;UPPER([.AG6])&amp;&quot;&lt;/PrereqTech&gt;&quot;&amp;REPT(&quot; &quot;;25-LEN([.AG6]))&amp;&quot;&lt;TechType&gt;TECH_&quot;&amp;UPPER([.AH8])&amp;&quot;&lt;/TechType&gt;&lt;/Row&gt;&quot;)">
            <text:p/>
          </table:table-cell>
          <table:table-cell/>
          <table:table-cell table:formula="of:=IF([.AI6]=0;&quot;&quot;;&quot;&lt;Row&gt;&lt;PrereqTech&gt;TECH_&quot;&amp;UPPER([.AI6])&amp;&quot;&lt;/PrereqTech&gt;&quot;&amp;REPT(&quot; &quot;;25-LEN([.AI6]))&amp;&quot;&lt;TechType&gt;TECH_&quot;&amp;UPPER([.AJ8])&amp;&quot;&lt;/TechType&gt;&lt;/Row&gt;&quot;)">
            <text:p/>
          </table:table-cell>
          <table:table-cell table:number-columns-repeated="3"/>
          <table:table-cell table:style-name="ce175" table:number-columns-repeated="26"/>
          <table:table-cell table:style-name="ce183" table:formula="of:=IF([.AJ6]=0;&quot;&quot;;&quot;'TECH_&quot;&amp;UPPER([.AJ6])&amp;&quot;', &quot;)">
            <text:p/>
          </table:table-cell>
          <table:table-cell table:style-name="ce191"/>
          <table:table-cell table:style-name="ce1" office:value-type="string" calcext:value-type="string">
            <text:p><text:s/></text:p>
          </table:table-cell>
          <table:table-cell table:style-name="ce165" table:number-columns-repeated="911"/>
        </table:table-row>
        <table:table-row table:style-name="ro3">
          <table:covered-table-cell table:style-name="ce79"/>
          <table:table-cell table:style-name="ce89"/>
          <table:table-cell table:style-name="ce103"/>
          <table:table-cell table:style-name="ce122"/>
          <table:table-cell table:style-name="ce103"/>
          <table:table-cell table:style-name="ce122"/>
          <table:table-cell table:style-name="ce103"/>
          <table:table-cell table:style-name="ce122"/>
          <table:table-cell table:style-name="ce103"/>
          <table:table-cell table:style-name="ce122"/>
          <table:table-cell table:style-name="ce110"/>
          <table:table-cell table:style-name="ce129"/>
          <table:table-cell table:style-name="ce110"/>
          <table:table-cell table:style-name="ce129"/>
          <table:table-cell table:style-name="ce103"/>
          <table:table-cell table:style-name="ce122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/>
          <table:table-cell table:style-name="ce170" office:value-type="string" calcext:value-type="string">
            <text:p><text:s text:c="2"/></text:p>
          </table:table-cell>
          <table:table-cell table:style-name="ce170"/>
          <table:table-cell table:style-name="ce174" table:formula="of:=STRJOIN([.AU3:.AU48];&quot;&quot;)" office:value-type="string" office:string-value="&lt;Row&gt;&lt;PrereqTech&gt;TECH_POTTERY&lt;/PrereqTech&gt;                  &lt;TechType&gt;TECH_SAILING&lt;/TechType&gt;&lt;/Row&gt;&lt;Row&gt;&lt;PrereqTech&gt;TECH_POTTERY&lt;/PrereqTech&gt;                  &lt;TechType&gt;TECH_CALENDAR&lt;/TechType&gt;&lt;/Row&gt;&lt;Row&gt;&lt;PrereqTech&gt;TECH_POTTERY&lt;/PrereqTech&gt;                  &lt;TechType&gt;TECH_WRITING&lt;/TechType&gt;&lt;/Row&gt;&lt;Row&gt;&lt;PrereqTech&gt;TECH_ANIMAL_HUSBANDRY&lt;/PrereqTech&gt;         &lt;TechType&gt;TECH_TRAPPING&lt;/TechType&gt;&lt;/Row&gt;&lt;Row&gt;&lt;PrereqTech&gt;TECH_ANIMAL_HUSBANDRY&lt;/PrereqTech&gt;         &lt;TechType&gt;TECH_THE_WHEEL&lt;/TechType&gt;&lt;/Row&gt;&lt;Row&gt;&lt;PrereqTech&gt;TECH_MINING&lt;/PrereqTech&gt;                   &lt;TechType&gt;TECH_BRONZE_WORKING&lt;/TechType&gt;&lt;/Row&gt;&lt;Row&gt;&lt;PrereqTech&gt;TECH_MINING&lt;/PrereqTech&gt;                   &lt;TechType&gt;TECH_MASONRY&lt;/TechType&gt;&lt;/Row&gt;" calcext:value-type="string">
            <text:p>&lt;Row&gt;&lt;PrereqTech&gt;TECH_POTTERY&lt;/PrereqTech&gt; <text:s text:c="17"/>&lt;TechType&gt;TECH_SAILING&lt;/TechType&gt;&lt;/Row&gt;&lt;Row&gt;&lt;PrereqTech&gt;TECH_POTTERY&lt;/PrereqTech&gt; <text:s text:c="17"/>&lt;TechType&gt;TECH_CALENDAR&lt;/TechType&gt;&lt;/Row&gt;&lt;Row&gt;&lt;PrereqTech&gt;TECH_POTTERY&lt;/PrereqTech&gt; <text:s text:c="17"/>&lt;TechType&gt;TECH_WRITING&lt;/TechType&gt;&lt;/Row&gt;&lt;Row&gt;&lt;PrereqTech&gt;TECH_ANIMAL_HUSBANDRY&lt;/PrereqTech&gt; <text:s text:c="8"/>&lt;TechType&gt;TECH_TRAPPING&lt;/TechType&gt;&lt;/Row&gt;&lt;Row&gt;&lt;PrereqTech&gt;TECH_ANIMAL_HUSBANDRY&lt;/PrereqTech&gt; <text:s text:c="8"/>&lt;TechType&gt;TECH_THE_WHEEL&lt;/TechType&gt;&lt;/Row&gt;&lt;Row&gt;&lt;PrereqTech&gt;TECH_MINING&lt;/PrereqTech&gt; <text:s text:c="18"/>&lt;TechType&gt;TECH_BRONZE_WORKING&lt;/TechType&gt;&lt;/Row&gt;&lt;Row&gt;&lt;PrereqTech&gt;TECH_MINING&lt;/PrereqTech&gt; <text:s text:c="18"/>&lt;TechType&gt;TECH_MASONRY&lt;/TechType&gt;&lt;/Row&gt;</text:p>
          </table:table-cell>
          <table:table-cell table:style-name="ce1" office:value-type="string" calcext:value-type="string">
            <text:p><text:s/></text:p>
          </table:table-cell>
          <table:table-cell table:style-name="ce1" table:formula="of:=[.DH23]" office:value-type="string" office:string-value="UPDATE Technologies SET GridY=4 WHERE Type IN ('TECH_ELECTRONICS', 'TECH_ADVANCED_BALLISTICS', 'TECH_FUTURE_TECH', 'none');" calcext:value-type="string">
            <text:p>UPDATE Technologies SET GridY=4 WHERE Type IN ('TECH_ELECTRONICS', 'TECH_ADVANCED_BALLISTICS', 'TECH_FUTURE_TECH', 'none');</text:p>
          </table:table-cell>
          <table:table-cell table:style-name="ce1" office:value-type="string" calcext:value-type="string">
            <text:p><text:s/></text:p>
          </table:table-cell>
          <table:table-cell table:style-name="ce178" table:formula="of:=IF([.C7]=0;&quot;&quot;;&quot;&lt;Row&gt;&lt;PrereqTech&gt;TECH_&quot;&amp;UPPER([.C7])&amp;&quot;&lt;/PrereqTech&gt;&quot;&amp;REPT(&quot; &quot;;25-LEN([.C7]))&amp;&quot;&lt;TechType&gt;TECH_&quot;&amp;UPPER([.D8])&amp;&quot;&lt;/TechType&gt;&lt;/Row&gt;&quot;)">
            <text:p/>
          </table:table-cell>
          <table:table-cell/>
          <table:table-cell table:style-name="ce174" table:formula="of:=IF([.E7]=0;&quot;&quot;;&quot;&lt;Row&gt;&lt;PrereqTech&gt;TECH_&quot;&amp;UPPER([.E7])&amp;&quot;&lt;/PrereqTech&gt;&quot;&amp;REPT(&quot; &quot;;25-LEN([.E7]))&amp;&quot;&lt;TechType&gt;TECH_&quot;&amp;UPPER([.F8])&amp;&quot;&lt;/TechType&gt;&lt;/Row&gt;&quot;)">
            <text:p/>
          </table:table-cell>
          <table:table-cell/>
          <table:table-cell table:style-name="ce174" table:formula="of:=IF([.G7]=0;&quot;&quot;;&quot;&lt;Row&gt;&lt;PrereqTech&gt;TECH_&quot;&amp;UPPER([.G7])&amp;&quot;&lt;/PrereqTech&gt;&quot;&amp;REPT(&quot; &quot;;25-LEN([.G7]))&amp;&quot;&lt;TechType&gt;TECH_&quot;&amp;UPPER([.H8])&amp;&quot;&lt;/TechType&gt;&lt;/Row&gt;&quot;)">
            <text:p/>
          </table:table-cell>
          <table:table-cell/>
          <table:table-cell table:style-name="ce174" table:formula="of:=IF([.I7]=0;&quot;&quot;;&quot;&lt;Row&gt;&lt;PrereqTech&gt;TECH_&quot;&amp;UPPER([.I7])&amp;&quot;&lt;/PrereqTech&gt;&quot;&amp;REPT(&quot; &quot;;25-LEN([.I7]))&amp;&quot;&lt;TechType&gt;TECH_&quot;&amp;UPPER([.J8])&amp;&quot;&lt;/TechType&gt;&lt;/Row&gt;&quot;)">
            <text:p/>
          </table:table-cell>
          <table:table-cell/>
          <table:table-cell table:style-name="ce174" table:formula="of:=IF([.K7]=0;&quot;&quot;;&quot;&lt;Row&gt;&lt;PrereqTech&gt;TECH_&quot;&amp;UPPER([.K7])&amp;&quot;&lt;/PrereqTech&gt;&quot;&amp;REPT(&quot; &quot;;25-LEN([.K7]))&amp;&quot;&lt;TechType&gt;TECH_&quot;&amp;UPPER([.L8])&amp;&quot;&lt;/TechType&gt;&lt;/Row&gt;&quot;)">
            <text:p/>
          </table:table-cell>
          <table:table-cell/>
          <table:table-cell table:style-name="ce174" table:formula="of:=IF([.M7]=0;&quot;&quot;;&quot;&lt;Row&gt;&lt;PrereqTech&gt;TECH_&quot;&amp;UPPER([.M7])&amp;&quot;&lt;/PrereqTech&gt;&quot;&amp;REPT(&quot; &quot;;25-LEN([.M7]))&amp;&quot;&lt;TechType&gt;TECH_&quot;&amp;UPPER([.N8])&amp;&quot;&lt;/TechType&gt;&lt;/Row&gt;&quot;)">
            <text:p/>
          </table:table-cell>
          <table:table-cell/>
          <table:table-cell table:style-name="ce174" table:formula="of:=IF([.O7]=0;&quot;&quot;;&quot;&lt;Row&gt;&lt;PrereqTech&gt;TECH_&quot;&amp;UPPER([.O7])&amp;&quot;&lt;/PrereqTech&gt;&quot;&amp;REPT(&quot; &quot;;25-LEN([.O7]))&amp;&quot;&lt;TechType&gt;TECH_&quot;&amp;UPPER([.P8])&amp;&quot;&lt;/TechType&gt;&lt;/Row&gt;&quot;)">
            <text:p/>
          </table:table-cell>
          <table:table-cell/>
          <table:table-cell table:style-name="ce174" table:formula="of:=IF([.Q7]=0;&quot;&quot;;&quot;&lt;Row&gt;&lt;PrereqTech&gt;TECH_&quot;&amp;UPPER([.Q7])&amp;&quot;&lt;/PrereqTech&gt;&quot;&amp;REPT(&quot; &quot;;25-LEN([.Q7]))&amp;&quot;&lt;TechType&gt;TECH_&quot;&amp;UPPER([.R8])&amp;&quot;&lt;/TechType&gt;&lt;/Row&gt;&quot;)">
            <text:p/>
          </table:table-cell>
          <table:table-cell/>
          <table:table-cell table:style-name="ce174" table:formula="of:=IF([.S7]=0;&quot;&quot;;&quot;&lt;Row&gt;&lt;PrereqTech&gt;TECH_&quot;&amp;UPPER([.S7])&amp;&quot;&lt;/PrereqTech&gt;&quot;&amp;REPT(&quot; &quot;;25-LEN([.S7]))&amp;&quot;&lt;TechType&gt;TECH_&quot;&amp;UPPER([.T8])&amp;&quot;&lt;/TechType&gt;&lt;/Row&gt;&quot;)">
            <text:p/>
          </table:table-cell>
          <table:table-cell/>
          <table:table-cell table:style-name="ce174" table:formula="of:=IF([.U7]=0;&quot;&quot;;&quot;&lt;Row&gt;&lt;PrereqTech&gt;TECH_&quot;&amp;UPPER([.U7])&amp;&quot;&lt;/PrereqTech&gt;&quot;&amp;REPT(&quot; &quot;;25-LEN([.U7]))&amp;&quot;&lt;TechType&gt;TECH_&quot;&amp;UPPER([.V8])&amp;&quot;&lt;/TechType&gt;&lt;/Row&gt;&quot;)">
            <text:p/>
          </table:table-cell>
          <table:table-cell/>
          <table:table-cell table:style-name="ce174" table:formula="of:=IF([.W7]=0;&quot;&quot;;&quot;&lt;Row&gt;&lt;PrereqTech&gt;TECH_&quot;&amp;UPPER([.W7])&amp;&quot;&lt;/PrereqTech&gt;&quot;&amp;REPT(&quot; &quot;;25-LEN([.W7]))&amp;&quot;&lt;TechType&gt;TECH_&quot;&amp;UPPER([.X8])&amp;&quot;&lt;/TechType&gt;&lt;/Row&gt;&quot;)">
            <text:p/>
          </table:table-cell>
          <table:table-cell/>
          <table:table-cell table:style-name="ce174" table:formula="of:=IF([.Y7]=0;&quot;&quot;;&quot;&lt;Row&gt;&lt;PrereqTech&gt;TECH_&quot;&amp;UPPER([.Y7])&amp;&quot;&lt;/PrereqTech&gt;&quot;&amp;REPT(&quot; &quot;;25-LEN([.Y7]))&amp;&quot;&lt;TechType&gt;TECH_&quot;&amp;UPPER([.Z8])&amp;&quot;&lt;/TechType&gt;&lt;/Row&gt;&quot;)">
            <text:p/>
          </table:table-cell>
          <table:table-cell/>
          <table:table-cell table:style-name="ce174" table:formula="of:=IF([.AA7]=0;&quot;&quot;;&quot;&lt;Row&gt;&lt;PrereqTech&gt;TECH_&quot;&amp;UPPER([.AA7])&amp;&quot;&lt;/PrereqTech&gt;&quot;&amp;REPT(&quot; &quot;;25-LEN([.AA7]))&amp;&quot;&lt;TechType&gt;TECH_&quot;&amp;UPPER([.AB8])&amp;&quot;&lt;/TechType&gt;&lt;/Row&gt;&quot;)">
            <text:p/>
          </table:table-cell>
          <table:table-cell/>
          <table:table-cell table:style-name="ce174" table:formula="of:=IF([.AC7]=0;&quot;&quot;;&quot;&lt;Row&gt;&lt;PrereqTech&gt;TECH_&quot;&amp;UPPER([.AC7])&amp;&quot;&lt;/PrereqTech&gt;&quot;&amp;REPT(&quot; &quot;;25-LEN([.AC7]))&amp;&quot;&lt;TechType&gt;TECH_&quot;&amp;UPPER([.AD8])&amp;&quot;&lt;/TechType&gt;&lt;/Row&gt;&quot;)">
            <text:p/>
          </table:table-cell>
          <table:table-cell/>
          <table:table-cell table:style-name="ce174" table:formula="of:=IF([.AE7]=0;&quot;&quot;;&quot;&lt;Row&gt;&lt;PrereqTech&gt;TECH_&quot;&amp;UPPER([.AE7])&amp;&quot;&lt;/PrereqTech&gt;&quot;&amp;REPT(&quot; &quot;;25-LEN([.AE7]))&amp;&quot;&lt;TechType&gt;TECH_&quot;&amp;UPPER([.AF8])&amp;&quot;&lt;/TechType&gt;&lt;/Row&gt;&quot;)">
            <text:p/>
          </table:table-cell>
          <table:table-cell/>
          <table:table-cell table:style-name="ce174" table:formula="of:=IF([.AG7]=0;&quot;&quot;;&quot;&lt;Row&gt;&lt;PrereqTech&gt;TECH_&quot;&amp;UPPER([.AG7])&amp;&quot;&lt;/PrereqTech&gt;&quot;&amp;REPT(&quot; &quot;;25-LEN([.AG7]))&amp;&quot;&lt;TechType&gt;TECH_&quot;&amp;UPPER([.AH8])&amp;&quot;&lt;/TechType&gt;&lt;/Row&gt;&quot;)">
            <text:p/>
          </table:table-cell>
          <table:table-cell/>
          <table:table-cell table:style-name="ce183" table:formula="of:=IF([.AI7]=0;&quot;&quot;;&quot;&lt;Row&gt;&lt;PrereqTech&gt;TECH_&quot;&amp;UPPER([.AI7])&amp;&quot;&lt;/PrereqTech&gt;&quot;&amp;REPT(&quot; &quot;;25-LEN([.AI7]))&amp;&quot;&lt;TechType&gt;TECH_&quot;&amp;UPPER([.AJ8])&amp;&quot;&lt;/TechType&gt;&lt;/Row&gt;&quot;)">
            <text:p/>
          </table:table-cell>
          <table:table-cell table:formula="of:=IF([.AE7]=0;&quot;&quot;;&quot;&lt;Row&gt;&lt;PrereqTech&gt;TECH_&quot;&amp;UPPER([.AE7])&amp;&quot;&lt;/PrereqTech&gt;&quot;&amp;REPT(&quot; &quot;;25-LEN([.AE7]))&amp;&quot;&lt;TechType&gt;TECH_&quot;&amp;UPPER([.AF8])&amp;&quot;&lt;/TechType&gt;&lt;/Row&gt;&quot;)">
            <text:p/>
          </table:table-cell>
          <table:table-cell table:style-name="ce178" table:formula="of:=IF([.AG7]=0;&quot;&quot;;&quot;&lt;Row&gt;&lt;PrereqTech&gt;TECH_&quot;&amp;UPPER([.AG7])&amp;&quot;&lt;/PrereqTech&gt;&quot;&amp;REPT(&quot; &quot;;25-LEN([.AG7]))&amp;&quot;&lt;TechType&gt;TECH_&quot;&amp;UPPER([.AH8])&amp;&quot;&lt;/TechType&gt;&lt;/Row&gt;&quot;)">
            <text:p/>
          </table:table-cell>
          <table:table-cell/>
          <table:table-cell table:formula="of:=IF([.AI7]=0;&quot;&quot;;&quot;&lt;Row&gt;&lt;PrereqTech&gt;TECH_&quot;&amp;UPPER([.AI7])&amp;&quot;&lt;/PrereqTech&gt;&quot;&amp;REPT(&quot; &quot;;25-LEN([.AI7]))&amp;&quot;&lt;TechType&gt;TECH_&quot;&amp;UPPER([.AJ8])&amp;&quot;&lt;/TechType&gt;&lt;/Row&gt;&quot;)">
            <text:p/>
          </table:table-cell>
          <table:table-cell table:number-columns-repeated="3"/>
          <table:table-cell table:style-name="ce166" table:number-columns-repeated="2"/>
          <table:table-cell table:number-columns-repeated="22"/>
          <table:table-cell table:style-name="ce175"/>
          <table:table-cell/>
          <table:table-cell table:style-name="ce183" table:formula="of:=IF([.AJ7]=0;&quot;&quot;;&quot;'TECH_&quot;&amp;UPPER([.AJ7])&amp;&quot;', &quot;)">
            <text:p/>
          </table:table-cell>
          <table:table-cell table:style-name="ce191"/>
          <table:table-cell table:style-name="ce1" office:value-type="string" calcext:value-type="string">
            <text:p><text:s/></text:p>
          </table:table-cell>
          <table:table-cell table:number-columns-repeated="911"/>
        </table:table-row>
        <table:table-row table:style-name="ro3">
          <table:covered-table-cell table:style-name="ce79" office:value-type="float" office:value="1" calcext:value-type="float">
            <text:p>1</text:p>
          </table:covered-table-cell>
          <table:table-cell table:style-name="ce89"/>
          <table:table-cell table:style-name="ce103" office:value-type="string" calcext:value-type="string">
            <text:p>Agriculture</text:p>
          </table:table-cell>
          <table:table-cell table:style-name="ce122" office:value-type="string" calcext:value-type="string">
            <text:p>Pottery</text:p>
          </table:table-cell>
          <table:table-cell table:style-name="ce103" office:value-type="string" calcext:value-type="string">
            <text:p>Pottery</text:p>
          </table:table-cell>
          <table:table-cell table:style-name="ce122" office:value-type="string" calcext:value-type="string">
            <text:p>Calendar</text:p>
          </table:table-cell>
          <table:table-cell table:style-name="ce103"/>
          <table:table-cell table:style-name="ce122"/>
          <table:table-cell table:style-name="ce103"/>
          <table:table-cell table:style-name="ce122"/>
          <table:table-cell table:style-name="ce110"/>
          <table:table-cell table:style-name="ce129"/>
          <table:table-cell table:style-name="ce110"/>
          <table:table-cell table:style-name="ce129"/>
          <table:table-cell table:style-name="ce103" office:value-type="string" calcext:value-type="string">
            <text:p>Education</text:p>
          </table:table-cell>
          <table:table-cell table:style-name="ce122" office:value-type="string" calcext:value-type="string">
            <text:p>Acoustics</text:p>
          </table:table-cell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/>
          <table:table-cell table:style-name="ce170" office:value-type="string" calcext:value-type="string">
            <text:p><text:s/></text:p>
          </table:table-cell>
          <table:table-cell table:style-name="ce170"/>
          <table:table-cell table:style-name="ce175" table:formula="of:=STRJOIN([.AW3:.AW48];&quot;&quot;)" office:value-type="string" office:string-value="&lt;Row&gt;&lt;PrereqTech&gt;TECH_SAILING&lt;/PrereqTech&gt;                  &lt;TechType&gt;TECH_OPTICS&lt;/TechType&gt;&lt;/Row&gt;&lt;Row&gt;&lt;PrereqTech&gt;TECH_CALENDAR&lt;/PrereqTech&gt;                 &lt;TechType&gt;TECH_DRAMA&lt;/TechType&gt;&lt;/Row&gt;&lt;Row&gt;&lt;PrereqTech&gt;TECH_WRITING&lt;/PrereqTech&gt;                  &lt;TechType&gt;TECH_DRAMA&lt;/TechType&gt;&lt;/Row&gt;&lt;Row&gt;&lt;PrereqTech&gt;TECH_THE_WHEEL&lt;/PrereqTech&gt;                &lt;TechType&gt;TECH_HORSEBACK_RIDING&lt;/TechType&gt;&lt;/Row&gt;&lt;Row&gt;&lt;PrereqTech&gt;TECH_THE_WHEEL&lt;/PrereqTech&gt;                &lt;TechType&gt;TECH_MATHEMATICS&lt;/TechType&gt;&lt;/Row&gt;&lt;Row&gt;&lt;PrereqTech&gt;TECH_ARCHERY&lt;/PrereqTech&gt;                  &lt;TechType&gt;TECH_MATHEMATICS&lt;/TechType&gt;&lt;/Row&gt;&lt;Row&gt;&lt;PrereqTech&gt;TECH_BRONZE_WORKING&lt;/PrereqTech&gt;           &lt;TechType&gt;TECH_MATHEMATICS&lt;/TechType&gt;&lt;/Row&gt;&lt;Row&gt;&lt;PrereqTech&gt;TECH_BRONZE_WORKING&lt;/PrereqTech&gt;           &lt;TechType&gt;TECH_IRON_WORKING&lt;/TechType&gt;&lt;/Row&gt;&lt;Row&gt;&lt;PrereqTech&gt;TECH_MASONRY&lt;/PrereqTech&gt;                  &lt;TechType&gt;TECH_CONSTRUCTION&lt;/TechType&gt;&lt;/Row&gt;" calcext:value-type="string">
            <text:p>&lt;Row&gt;&lt;PrereqTech&gt;TECH_SAILING&lt;/PrereqTech&gt; <text:s text:c="17"/>&lt;TechType&gt;TECH_OPTICS&lt;/TechType&gt;&lt;/Row&gt;&lt;Row&gt;&lt;PrereqTech&gt;TECH_CALENDAR&lt;/PrereqTech&gt; <text:s text:c="16"/>&lt;TechType&gt;TECH_DRAMA&lt;/TechType&gt;&lt;/Row&gt;&lt;Row&gt;&lt;PrereqTech&gt;TECH_WRITING&lt;/PrereqTech&gt; <text:s text:c="17"/>&lt;TechType&gt;TECH_DRAMA&lt;/TechType&gt;&lt;/Row&gt;&lt;Row&gt;&lt;PrereqTech&gt;TECH_THE_WHEEL&lt;/PrereqTech&gt; <text:s text:c="15"/>&lt;TechType&gt;TECH_HORSEBACK_RIDING&lt;/TechType&gt;&lt;/Row&gt;&lt;Row&gt;&lt;PrereqTech&gt;TECH_THE_WHEEL&lt;/PrereqTech&gt; <text:s text:c="15"/>&lt;TechType&gt;TECH_MATHEMATICS&lt;/TechType&gt;&lt;/Row&gt;&lt;Row&gt;&lt;PrereqTech&gt;TECH_ARCHERY&lt;/PrereqTech&gt; <text:s text:c="17"/>&lt;TechType&gt;TECH_MATHEMATICS&lt;/TechType&gt;&lt;/Row&gt;&lt;Row&gt;&lt;PrereqTech&gt;TECH_BRONZE_WORKING&lt;/PrereqTech&gt; <text:s text:c="10"/>&lt;TechType&gt;TECH_MATHEMATICS&lt;/TechType&gt;&lt;/Row&gt;&lt;Row&gt;&lt;PrereqTech&gt;TECH_BRONZE_WORKING&lt;/PrereqTech&gt; <text:s text:c="10"/>&lt;TechType&gt;TECH_IRON_WORKING&lt;/TechType&gt;&lt;/Row&gt;&lt;Row&gt;&lt;PrereqTech&gt;TECH_MASONRY&lt;/PrereqTech&gt; <text:s text:c="17"/>&lt;TechType&gt;TECH_CONSTRUCTION&lt;/TechType&gt;&lt;/Row&gt;</text:p>
          </table:table-cell>
          <table:table-cell table:style-name="ce1" office:value-type="string" calcext:value-type="string">
            <text:p><text:s/></text:p>
          </table:table-cell>
          <table:table-cell table:style-name="ce1" table:formula="of:=[.DH28]" office:value-type="string" office:string-value="UPDATE Technologies SET GridY=5 WHERE Type IN ('TECH_ANIMAL_HUSBANDRY', 'TECH_THE_WHEEL', 'TECH_HORSEBACK_RIDING', 'TECH_CIVIL_SERVICE', 'TECH_CHIVALRY', 'TECH_MILITARY_SCIENCE', 'TECH_REPLACEABLE_PARTS', 'TECH_PARTICLE_PHYSICS', 'TECH_PENICILIN', 'none');" calcext:value-type="string">
            <text:p>UPDATE Technologies SET GridY=5 WHERE Type IN ('TECH_ANIMAL_HUSBANDRY', 'TECH_THE_WHEEL', 'TECH_HORSEBACK_RIDING', 'TECH_CIVIL_SERVICE', 'TECH_CHIVALRY', 'TECH_MILITARY_SCIENCE', 'TECH_REPLACEABLE_PARTS', 'TECH_PARTICLE_PHYSICS', 'TECH_PENICILIN', 'none');</text:p>
          </table:table-cell>
          <table:table-cell table:style-name="ce1" office:value-type="string" calcext:value-type="string">
            <text:p><text:s/></text:p>
          </table:table-cell>
          <table:table-cell table:style-name="ce178" table:formula="of:=IF([.C8]=0;&quot;&quot;;&quot;&lt;Row&gt;&lt;PrereqTech&gt;TECH_&quot;&amp;UPPER([.C8])&amp;&quot;&lt;/PrereqTech&gt;&quot;&amp;REPT(&quot; &quot;;25-LEN([.C8]))&amp;&quot;&lt;TechType&gt;TECH_&quot;&amp;UPPER([.D8])&amp;&quot;&lt;/TechType&gt;&lt;/Row&gt;&quot;)" office:value-type="string" office:string-value="&lt;Row&gt;&lt;PrereqTech&gt;TECH_AGRICULTURE&lt;/PrereqTech&gt;              &lt;TechType&gt;TECH_POTTERY&lt;/TechType&gt;&lt;/Row&gt;" calcext:value-type="string">
            <text:p>&lt;Row&gt;&lt;PrereqTech&gt;TECH_AGRICULTURE&lt;/PrereqTech&gt; <text:s text:c="13"/>&lt;TechType&gt;TECH_POTTERY&lt;/TechType&gt;&lt;/Row&gt;</text:p>
          </table:table-cell>
          <table:table-cell/>
          <table:table-cell table:style-name="ce174" table:formula="of:=IF([.E8]=0;&quot;&quot;;&quot;&lt;Row&gt;&lt;PrereqTech&gt;TECH_&quot;&amp;UPPER([.E8])&amp;&quot;&lt;/PrereqTech&gt;&quot;&amp;REPT(&quot; &quot;;25-LEN([.E8]))&amp;&quot;&lt;TechType&gt;TECH_&quot;&amp;UPPER([.F8])&amp;&quot;&lt;/TechType&gt;&lt;/Row&gt;&quot;)" office:value-type="string" office:string-value="&lt;Row&gt;&lt;PrereqTech&gt;TECH_POTTERY&lt;/PrereqTech&gt;                  &lt;TechType&gt;TECH_CALENDAR&lt;/TechType&gt;&lt;/Row&gt;" calcext:value-type="string">
            <text:p>&lt;Row&gt;&lt;PrereqTech&gt;TECH_POTTERY&lt;/PrereqTech&gt; <text:s text:c="17"/>&lt;TechType&gt;TECH_CALENDAR&lt;/TechType&gt;&lt;/Row&gt;</text:p>
          </table:table-cell>
          <table:table-cell/>
          <table:table-cell table:style-name="ce174" table:formula="of:=IF([.G8]=0;&quot;&quot;;&quot;&lt;Row&gt;&lt;PrereqTech&gt;TECH_&quot;&amp;UPPER([.G8])&amp;&quot;&lt;/PrereqTech&gt;&quot;&amp;REPT(&quot; &quot;;25-LEN([.G8]))&amp;&quot;&lt;TechType&gt;TECH_&quot;&amp;UPPER([.H8])&amp;&quot;&lt;/TechType&gt;&lt;/Row&gt;&quot;)">
            <text:p/>
          </table:table-cell>
          <table:table-cell/>
          <table:table-cell table:style-name="ce174" table:formula="of:=IF([.I8]=0;&quot;&quot;;&quot;&lt;Row&gt;&lt;PrereqTech&gt;TECH_&quot;&amp;UPPER([.I8])&amp;&quot;&lt;/PrereqTech&gt;&quot;&amp;REPT(&quot; &quot;;25-LEN([.I8]))&amp;&quot;&lt;TechType&gt;TECH_&quot;&amp;UPPER([.J8])&amp;&quot;&lt;/TechType&gt;&lt;/Row&gt;&quot;)">
            <text:p/>
          </table:table-cell>
          <table:table-cell/>
          <table:table-cell table:style-name="ce174" table:formula="of:=IF([.K8]=0;&quot;&quot;;&quot;&lt;Row&gt;&lt;PrereqTech&gt;TECH_&quot;&amp;UPPER([.K8])&amp;&quot;&lt;/PrereqTech&gt;&quot;&amp;REPT(&quot; &quot;;25-LEN([.K8]))&amp;&quot;&lt;TechType&gt;TECH_&quot;&amp;UPPER([.L8])&amp;&quot;&lt;/TechType&gt;&lt;/Row&gt;&quot;)">
            <text:p/>
          </table:table-cell>
          <table:table-cell/>
          <table:table-cell table:style-name="ce174" table:formula="of:=IF([.M8]=0;&quot;&quot;;&quot;&lt;Row&gt;&lt;PrereqTech&gt;TECH_&quot;&amp;UPPER([.M8])&amp;&quot;&lt;/PrereqTech&gt;&quot;&amp;REPT(&quot; &quot;;25-LEN([.M8]))&amp;&quot;&lt;TechType&gt;TECH_&quot;&amp;UPPER([.N8])&amp;&quot;&lt;/TechType&gt;&lt;/Row&gt;&quot;)">
            <text:p/>
          </table:table-cell>
          <table:table-cell/>
          <table:table-cell table:style-name="ce174" table:formula="of:=IF([.O8]=0;&quot;&quot;;&quot;&lt;Row&gt;&lt;PrereqTech&gt;TECH_&quot;&amp;UPPER([.O8])&amp;&quot;&lt;/PrereqTech&gt;&quot;&amp;REPT(&quot; &quot;;25-LEN([.O8]))&amp;&quot;&lt;TechType&gt;TECH_&quot;&amp;UPPER([.P8])&amp;&quot;&lt;/TechType&gt;&lt;/Row&gt;&quot;)" office:value-type="string" office:string-value="&lt;Row&gt;&lt;PrereqTech&gt;TECH_EDUCATION&lt;/PrereqTech&gt;                &lt;TechType&gt;TECH_ACOUSTICS&lt;/TechType&gt;&lt;/Row&gt;" calcext:value-type="string">
            <text:p>&lt;Row&gt;&lt;PrereqTech&gt;TECH_EDUCATION&lt;/PrereqTech&gt; <text:s text:c="15"/>&lt;TechType&gt;TECH_ACOUSTICS&lt;/TechType&gt;&lt;/Row&gt;</text:p>
          </table:table-cell>
          <table:table-cell/>
          <table:table-cell table:style-name="ce174" table:formula="of:=IF([.Q8]=0;&quot;&quot;;&quot;&lt;Row&gt;&lt;PrereqTech&gt;TECH_&quot;&amp;UPPER([.Q8])&amp;&quot;&lt;/PrereqTech&gt;&quot;&amp;REPT(&quot; &quot;;25-LEN([.Q8]))&amp;&quot;&lt;TechType&gt;TECH_&quot;&amp;UPPER([.R8])&amp;&quot;&lt;/TechType&gt;&lt;/Row&gt;&quot;)">
            <text:p/>
          </table:table-cell>
          <table:table-cell/>
          <table:table-cell table:style-name="ce174" table:formula="of:=IF([.S8]=0;&quot;&quot;;&quot;&lt;Row&gt;&lt;PrereqTech&gt;TECH_&quot;&amp;UPPER([.S8])&amp;&quot;&lt;/PrereqTech&gt;&quot;&amp;REPT(&quot; &quot;;25-LEN([.S8]))&amp;&quot;&lt;TechType&gt;TECH_&quot;&amp;UPPER([.T8])&amp;&quot;&lt;/TechType&gt;&lt;/Row&gt;&quot;)">
            <text:p/>
          </table:table-cell>
          <table:table-cell/>
          <table:table-cell table:style-name="ce174" table:formula="of:=IF([.U8]=0;&quot;&quot;;&quot;&lt;Row&gt;&lt;PrereqTech&gt;TECH_&quot;&amp;UPPER([.U8])&amp;&quot;&lt;/PrereqTech&gt;&quot;&amp;REPT(&quot; &quot;;25-LEN([.U8]))&amp;&quot;&lt;TechType&gt;TECH_&quot;&amp;UPPER([.V8])&amp;&quot;&lt;/TechType&gt;&lt;/Row&gt;&quot;)">
            <text:p/>
          </table:table-cell>
          <table:table-cell/>
          <table:table-cell table:style-name="ce174" table:formula="of:=IF([.W8]=0;&quot;&quot;;&quot;&lt;Row&gt;&lt;PrereqTech&gt;TECH_&quot;&amp;UPPER([.W8])&amp;&quot;&lt;/PrereqTech&gt;&quot;&amp;REPT(&quot; &quot;;25-LEN([.W8]))&amp;&quot;&lt;TechType&gt;TECH_&quot;&amp;UPPER([.X8])&amp;&quot;&lt;/TechType&gt;&lt;/Row&gt;&quot;)">
            <text:p/>
          </table:table-cell>
          <table:table-cell/>
          <table:table-cell table:style-name="ce174" table:formula="of:=IF([.Y8]=0;&quot;&quot;;&quot;&lt;Row&gt;&lt;PrereqTech&gt;TECH_&quot;&amp;UPPER([.Y8])&amp;&quot;&lt;/PrereqTech&gt;&quot;&amp;REPT(&quot; &quot;;25-LEN([.Y8]))&amp;&quot;&lt;TechType&gt;TECH_&quot;&amp;UPPER([.Z8])&amp;&quot;&lt;/TechType&gt;&lt;/Row&gt;&quot;)">
            <text:p/>
          </table:table-cell>
          <table:table-cell/>
          <table:table-cell table:style-name="ce174" table:formula="of:=IF([.AA8]=0;&quot;&quot;;&quot;&lt;Row&gt;&lt;PrereqTech&gt;TECH_&quot;&amp;UPPER([.AA8])&amp;&quot;&lt;/PrereqTech&gt;&quot;&amp;REPT(&quot; &quot;;25-LEN([.AA8]))&amp;&quot;&lt;TechType&gt;TECH_&quot;&amp;UPPER([.AB8])&amp;&quot;&lt;/TechType&gt;&lt;/Row&gt;&quot;)">
            <text:p/>
          </table:table-cell>
          <table:table-cell/>
          <table:table-cell table:style-name="ce174" table:formula="of:=IF([.AC8]=0;&quot;&quot;;&quot;&lt;Row&gt;&lt;PrereqTech&gt;TECH_&quot;&amp;UPPER([.AC8])&amp;&quot;&lt;/PrereqTech&gt;&quot;&amp;REPT(&quot; &quot;;25-LEN([.AC8]))&amp;&quot;&lt;TechType&gt;TECH_&quot;&amp;UPPER([.AD8])&amp;&quot;&lt;/TechType&gt;&lt;/Row&gt;&quot;)">
            <text:p/>
          </table:table-cell>
          <table:table-cell/>
          <table:table-cell table:style-name="ce174" table:formula="of:=IF([.AE8]=0;&quot;&quot;;&quot;&lt;Row&gt;&lt;PrereqTech&gt;TECH_&quot;&amp;UPPER([.AE8])&amp;&quot;&lt;/PrereqTech&gt;&quot;&amp;REPT(&quot; &quot;;25-LEN([.AE8]))&amp;&quot;&lt;TechType&gt;TECH_&quot;&amp;UPPER([.AF8])&amp;&quot;&lt;/TechType&gt;&lt;/Row&gt;&quot;)">
            <text:p/>
          </table:table-cell>
          <table:table-cell/>
          <table:table-cell table:style-name="ce174" table:formula="of:=IF([.AG8]=0;&quot;&quot;;&quot;&lt;Row&gt;&lt;PrereqTech&gt;TECH_&quot;&amp;UPPER([.AG8])&amp;&quot;&lt;/PrereqTech&gt;&quot;&amp;REPT(&quot; &quot;;25-LEN([.AG8]))&amp;&quot;&lt;TechType&gt;TECH_&quot;&amp;UPPER([.AH8])&amp;&quot;&lt;/TechType&gt;&lt;/Row&gt;&quot;)">
            <text:p/>
          </table:table-cell>
          <table:table-cell/>
          <table:table-cell table:style-name="ce183" table:formula="of:=IF([.AI8]=0;&quot;&quot;;&quot;&lt;Row&gt;&lt;PrereqTech&gt;TECH_&quot;&amp;UPPER([.AI8])&amp;&quot;&lt;/PrereqTech&gt;&quot;&amp;REPT(&quot; &quot;;25-LEN([.AI8]))&amp;&quot;&lt;TechType&gt;TECH_&quot;&amp;UPPER([.AJ8])&amp;&quot;&lt;/TechType&gt;&lt;/Row&gt;&quot;)">
            <text:p/>
          </table:table-cell>
          <table:table-cell/>
          <table:table-cell table:style-name="ce178" table:formula="of:=IF([.D8]=0;&quot;&quot;;&quot;'TECH_&quot;&amp;UPPER([.D8])&amp;&quot;', &quot;)" office:value-type="string" office:string-value="'TECH_POTTERY', " calcext:value-type="string">
            <text:p>'TECH_POTTERY', </text:p>
          </table:table-cell>
          <table:table-cell table:style-name="ce174"/>
          <table:table-cell table:style-name="ce174" table:formula="of:=IF([.F8]=0;&quot;&quot;;&quot;'TECH_&quot;&amp;UPPER([.F8])&amp;&quot;', &quot;)" office:value-type="string" office:string-value="'TECH_CALENDAR', " calcext:value-type="string">
            <text:p>'TECH_CALENDAR', </text:p>
          </table:table-cell>
          <table:table-cell table:style-name="ce174"/>
          <table:table-cell table:style-name="ce174" table:formula="of:=IF([.H8]=0;&quot;&quot;;&quot;'TECH_&quot;&amp;UPPER([.H8])&amp;&quot;', &quot;)">
            <text:p/>
          </table:table-cell>
          <table:table-cell table:style-name="ce174"/>
          <table:table-cell table:style-name="ce174" table:formula="of:=IF([.J8]=0;&quot;&quot;;&quot;'TECH_&quot;&amp;UPPER([.J8])&amp;&quot;', &quot;)">
            <text:p/>
          </table:table-cell>
          <table:table-cell table:style-name="ce174"/>
          <table:table-cell table:style-name="ce174" table:formula="of:=IF([.L8]=0;&quot;&quot;;&quot;'TECH_&quot;&amp;UPPER([.L8])&amp;&quot;', &quot;)">
            <text:p/>
          </table:table-cell>
          <table:table-cell table:style-name="ce174"/>
          <table:table-cell table:style-name="ce174" table:formula="of:=IF([.N8]=0;&quot;&quot;;&quot;'TECH_&quot;&amp;UPPER([.N8])&amp;&quot;', &quot;)">
            <text:p/>
          </table:table-cell>
          <table:table-cell table:style-name="ce174"/>
          <table:table-cell table:style-name="ce174" table:formula="of:=IF([.P8]=0;&quot;&quot;;&quot;'TECH_&quot;&amp;UPPER([.P8])&amp;&quot;', &quot;)" office:value-type="string" office:string-value="'TECH_ACOUSTICS', " calcext:value-type="string">
            <text:p>'TECH_ACOUSTICS', </text:p>
          </table:table-cell>
          <table:table-cell table:style-name="ce174"/>
          <table:table-cell table:style-name="ce174" table:formula="of:=IF([.R8]=0;&quot;&quot;;&quot;'TECH_&quot;&amp;UPPER([.R8])&amp;&quot;', &quot;)">
            <text:p/>
          </table:table-cell>
          <table:table-cell table:style-name="ce174"/>
          <table:table-cell table:style-name="ce174" table:formula="of:=IF([.T8]=0;&quot;&quot;;&quot;'TECH_&quot;&amp;UPPER([.T8])&amp;&quot;', &quot;)">
            <text:p/>
          </table:table-cell>
          <table:table-cell table:style-name="ce174"/>
          <table:table-cell table:style-name="ce174" table:formula="of:=IF([.V8]=0;&quot;&quot;;&quot;'TECH_&quot;&amp;UPPER([.V8])&amp;&quot;', &quot;)">
            <text:p/>
          </table:table-cell>
          <table:table-cell table:style-name="ce174"/>
          <table:table-cell table:style-name="ce174" table:formula="of:=IF([.X8]=0;&quot;&quot;;&quot;'TECH_&quot;&amp;UPPER([.X8])&amp;&quot;', &quot;)">
            <text:p/>
          </table:table-cell>
          <table:table-cell table:style-name="ce174"/>
          <table:table-cell table:style-name="ce174" table:formula="of:=IF([.Z8]=0;&quot;&quot;;&quot;'TECH_&quot;&amp;UPPER([.Z8])&amp;&quot;', &quot;)">
            <text:p/>
          </table:table-cell>
          <table:table-cell table:style-name="ce174"/>
          <table:table-cell table:style-name="ce174" table:formula="of:=IF([.AB8]=0;&quot;&quot;;&quot;'TECH_&quot;&amp;UPPER([.AB8])&amp;&quot;', &quot;)">
            <text:p/>
          </table:table-cell>
          <table:table-cell table:style-name="ce174"/>
          <table:table-cell table:style-name="ce174" table:formula="of:=IF([.AD8]=0;&quot;&quot;;&quot;'TECH_&quot;&amp;UPPER([.AD8])&amp;&quot;', &quot;)">
            <text:p/>
          </table:table-cell>
          <table:table-cell table:style-name="ce174"/>
          <table:table-cell table:style-name="ce174" table:formula="of:=IF([.AF8]=0;&quot;&quot;;&quot;'TECH_&quot;&amp;UPPER([.AF8])&amp;&quot;', &quot;)">
            <text:p/>
          </table:table-cell>
          <table:table-cell table:style-name="ce174"/>
          <table:table-cell table:style-name="ce174" table:formula="of:=IF([.AH8]=0;&quot;&quot;;&quot;'TECH_&quot;&amp;UPPER([.AH8])&amp;&quot;', &quot;)">
            <text:p/>
          </table:table-cell>
          <table:table-cell table:style-name="ce174"/>
          <table:table-cell table:style-name="ce183" table:formula="of:=IF([.AJ8]=0;&quot;&quot;;&quot;'TECH_&quot;&amp;UPPER([.AJ8])&amp;&quot;', &quot;)">
            <text:p/>
          </table:table-cell>
          <table:table-cell table:style-name="ce191" table:formula="of:=&quot;UPDATE Technologies SET GridY=&quot;&amp;[.A8]&amp;&quot; WHERE Type IN (&quot;&amp;[.CA8]&amp;[.CC8]&amp;[.CE8]&amp;[.CG8]&amp;[.CI8]&amp;[.CK8]&amp;[.CM8]&amp;[.CO8]&amp;[.CQ8]&amp;[.CS8]&amp;[.CU8]&amp;[.CW8]&amp;[.CY8]&amp;[.DA8]&amp;[.DC8]&amp;[.DE8]&amp;[.DG8]&amp;&quot;'none');&quot;" office:value-type="string" office:string-value="UPDATE Technologies SET GridY=1 WHERE Type IN ('TECH_POTTERY', 'TECH_CALENDAR', 'TECH_ACOUSTICS', 'none');" calcext:value-type="string">
            <text:p>UPDATE Technologies SET GridY=1 WHERE Type IN ('TECH_POTTERY', 'TECH_CALENDAR', 'TECH_ACOUSTICS', 'none');</text:p>
          </table:table-cell>
          <table:table-cell table:style-name="ce1" office:value-type="string" calcext:value-type="string">
            <text:p><text:s/></text:p>
          </table:table-cell>
          <table:table-cell table:number-columns-repeated="911"/>
        </table:table-row>
        <table:table-row table:style-name="ro3">
          <table:covered-table-cell table:style-name="ce79"/>
          <table:table-cell table:style-name="ce89"/>
          <table:table-cell table:style-name="ce103"/>
          <table:table-cell table:style-name="ce122"/>
          <table:table-cell table:style-name="ce103"/>
          <table:table-cell table:style-name="ce122"/>
          <table:table-cell table:style-name="ce103"/>
          <table:table-cell table:style-name="ce122"/>
          <table:table-cell table:style-name="ce103"/>
          <table:table-cell table:style-name="ce122"/>
          <table:table-cell table:style-name="ce110"/>
          <table:table-cell table:style-name="ce129"/>
          <table:table-cell table:style-name="ce110"/>
          <table:table-cell table:style-name="ce129"/>
          <table:table-cell table:style-name="ce103"/>
          <table:table-cell table:style-name="ce122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/>
          <table:table-cell table:style-name="ce170" office:value-type="string" calcext:value-type="string">
            <text:p><text:s text:c="2"/></text:p>
          </table:table-cell>
          <table:table-cell table:style-name="ce170"/>
          <table:table-cell table:style-name="ce175" table:formula="of:=STRJOIN([.AY3:.AY48];&quot;&quot;)" office:value-type="string" office:string-value="&lt;Row&gt;&lt;PrereqTech&gt;TECH_DRAMA&lt;/PrereqTech&gt;                    &lt;TechType&gt;TECH_PHILOSOPHY&lt;/TechType&gt;&lt;/Row&gt;&lt;Row&gt;&lt;PrereqTech&gt;TECH_DRAMA&lt;/PrereqTech&gt;                    &lt;TechType&gt;TECH_CURRENCY&lt;/TechType&gt;&lt;/Row&gt;&lt;Row&gt;&lt;PrereqTech&gt;TECH_TRAPPING&lt;/PrereqTech&gt;                 &lt;TechType&gt;TECH_CURRENCY&lt;/TechType&gt;&lt;/Row&gt;&lt;Row&gt;&lt;PrereqTech&gt;TECH_HORSEBACK_RIDING&lt;/PrereqTech&gt;         &lt;TechType&gt;TECH_CURRENCY&lt;/TechType&gt;&lt;/Row&gt;&lt;Row&gt;&lt;PrereqTech&gt;TECH_MATHEMATICS&lt;/PrereqTech&gt;              &lt;TechType&gt;TECH_CURRENCY&lt;/TechType&gt;&lt;/Row&gt;&lt;Row&gt;&lt;PrereqTech&gt;TECH_MATHEMATICS&lt;/PrereqTech&gt;              &lt;TechType&gt;TECH_ENGINEERING&lt;/TechType&gt;&lt;/Row&gt;" calcext:value-type="string">
            <text:p>&lt;Row&gt;&lt;PrereqTech&gt;TECH_DRAMA&lt;/PrereqTech&gt; <text:s text:c="19"/>&lt;TechType&gt;TECH_PHILOSOPHY&lt;/TechType&gt;&lt;/Row&gt;&lt;Row&gt;&lt;PrereqTech&gt;TECH_DRAMA&lt;/PrereqTech&gt; <text:s text:c="19"/>&lt;TechType&gt;TECH_CURRENCY&lt;/TechType&gt;&lt;/Row&gt;&lt;Row&gt;&lt;PrereqTech&gt;TECH_TRAPPING&lt;/PrereqTech&gt; <text:s text:c="16"/>&lt;TechType&gt;TECH_CURRENCY&lt;/TechType&gt;&lt;/Row&gt;&lt;Row&gt;&lt;PrereqTech&gt;TECH_HORSEBACK_RIDING&lt;/PrereqTech&gt; <text:s text:c="8"/>&lt;TechType&gt;TECH_CURRENCY&lt;/TechType&gt;&lt;/Row&gt;&lt;Row&gt;&lt;PrereqTech&gt;TECH_MATHEMATICS&lt;/PrereqTech&gt; <text:s text:c="13"/>&lt;TechType&gt;TECH_CURRENCY&lt;/TechType&gt;&lt;/Row&gt;&lt;Row&gt;&lt;PrereqTech&gt;TECH_MATHEMATICS&lt;/PrereqTech&gt; <text:s text:c="13"/>&lt;TechType&gt;TECH_ENGINEERING&lt;/TechType&gt;&lt;/Row&gt;</text:p>
          </table:table-cell>
          <table:table-cell table:style-name="ce1" office:value-type="string" calcext:value-type="string">
            <text:p><text:s/></text:p>
          </table:table-cell>
          <table:table-cell table:style-name="ce1" table:formula="of:=[.DH33]" office:value-type="string" office:string-value="UPDATE Technologies SET GridY=6 WHERE Type IN ('TECH_ARCHERY', 'TECH_MATHEMATICS', 'TECH_ENGINEERING', 'TECH_MACHINERY', 'TECH_PRINTING_PRESS', 'TECH_METALLURGY', 'TECH_STEAM_POWER', 'TECH_INDUSTRIALIZATION', 'TECH_FLIGHT', 'TECH_COMBUSTION', 'TECH_ATOMIC_THEORY', 'TECH_NUCLEAR_FISSION', 'TECH_NUCLEAR_FUSION', 'TECH_MOBILE_TACTICS', 'none');" calcext:value-type="string">
            <text:p>UPDATE Technologies SET GridY=6 WHERE Type IN ('TECH_ARCHERY', 'TECH_MATHEMATICS', 'TECH_ENGINEERING', 'TECH_MACHINERY', 'TECH_PRINTING_PRESS', 'TECH_METALLURGY', 'TECH_STEAM_POWER', 'TECH_INDUSTRIALIZATION', 'TECH_FLIGHT', 'TECH_COMBUSTION', 'TECH_ATOMIC_THEORY', 'TECH_NUCLEAR_FISSION', 'TECH_NUCLEAR_FUSION', 'TECH_MOBILE_TACTICS', 'none');</text:p>
          </table:table-cell>
          <table:table-cell table:style-name="ce1" office:value-type="string" calcext:value-type="string">
            <text:p><text:s/></text:p>
          </table:table-cell>
          <table:table-cell table:style-name="ce178" table:formula="of:=IF([.C9]=0;&quot;&quot;;&quot;&lt;Row&gt;&lt;PrereqTech&gt;TECH_&quot;&amp;UPPER([.C9])&amp;&quot;&lt;/PrereqTech&gt;&quot;&amp;REPT(&quot; &quot;;25-LEN([.C9]))&amp;&quot;&lt;TechType&gt;TECH_&quot;&amp;UPPER([.D8])&amp;&quot;&lt;/TechType&gt;&lt;/Row&gt;&quot;)">
            <text:p/>
          </table:table-cell>
          <table:table-cell/>
          <table:table-cell table:style-name="ce174" table:formula="of:=IF([.E9]=0;&quot;&quot;;&quot;&lt;Row&gt;&lt;PrereqTech&gt;TECH_&quot;&amp;UPPER([.E9])&amp;&quot;&lt;/PrereqTech&gt;&quot;&amp;REPT(&quot; &quot;;25-LEN([.E9]))&amp;&quot;&lt;TechType&gt;TECH_&quot;&amp;UPPER([.F8])&amp;&quot;&lt;/TechType&gt;&lt;/Row&gt;&quot;)">
            <text:p/>
          </table:table-cell>
          <table:table-cell/>
          <table:table-cell table:style-name="ce174" table:formula="of:=IF([.G9]=0;&quot;&quot;;&quot;&lt;Row&gt;&lt;PrereqTech&gt;TECH_&quot;&amp;UPPER([.G9])&amp;&quot;&lt;/PrereqTech&gt;&quot;&amp;REPT(&quot; &quot;;25-LEN([.G9]))&amp;&quot;&lt;TechType&gt;TECH_&quot;&amp;UPPER([.H8])&amp;&quot;&lt;/TechType&gt;&lt;/Row&gt;&quot;)">
            <text:p/>
          </table:table-cell>
          <table:table-cell/>
          <table:table-cell table:style-name="ce174" table:formula="of:=IF([.I9]=0;&quot;&quot;;&quot;&lt;Row&gt;&lt;PrereqTech&gt;TECH_&quot;&amp;UPPER([.I9])&amp;&quot;&lt;/PrereqTech&gt;&quot;&amp;REPT(&quot; &quot;;25-LEN([.I9]))&amp;&quot;&lt;TechType&gt;TECH_&quot;&amp;UPPER([.J8])&amp;&quot;&lt;/TechType&gt;&lt;/Row&gt;&quot;)">
            <text:p/>
          </table:table-cell>
          <table:table-cell/>
          <table:table-cell table:style-name="ce174" table:formula="of:=IF([.K9]=0;&quot;&quot;;&quot;&lt;Row&gt;&lt;PrereqTech&gt;TECH_&quot;&amp;UPPER([.K9])&amp;&quot;&lt;/PrereqTech&gt;&quot;&amp;REPT(&quot; &quot;;25-LEN([.K9]))&amp;&quot;&lt;TechType&gt;TECH_&quot;&amp;UPPER([.L8])&amp;&quot;&lt;/TechType&gt;&lt;/Row&gt;&quot;)">
            <text:p/>
          </table:table-cell>
          <table:table-cell/>
          <table:table-cell table:style-name="ce174" table:formula="of:=IF([.M9]=0;&quot;&quot;;&quot;&lt;Row&gt;&lt;PrereqTech&gt;TECH_&quot;&amp;UPPER([.M9])&amp;&quot;&lt;/PrereqTech&gt;&quot;&amp;REPT(&quot; &quot;;25-LEN([.M9]))&amp;&quot;&lt;TechType&gt;TECH_&quot;&amp;UPPER([.N8])&amp;&quot;&lt;/TechType&gt;&lt;/Row&gt;&quot;)">
            <text:p/>
          </table:table-cell>
          <table:table-cell/>
          <table:table-cell table:style-name="ce174" table:formula="of:=IF([.O9]=0;&quot;&quot;;&quot;&lt;Row&gt;&lt;PrereqTech&gt;TECH_&quot;&amp;UPPER([.O9])&amp;&quot;&lt;/PrereqTech&gt;&quot;&amp;REPT(&quot; &quot;;25-LEN([.O9]))&amp;&quot;&lt;TechType&gt;TECH_&quot;&amp;UPPER([.P8])&amp;&quot;&lt;/TechType&gt;&lt;/Row&gt;&quot;)">
            <text:p/>
          </table:table-cell>
          <table:table-cell/>
          <table:table-cell table:style-name="ce174" table:formula="of:=IF([.Q9]=0;&quot;&quot;;&quot;&lt;Row&gt;&lt;PrereqTech&gt;TECH_&quot;&amp;UPPER([.Q9])&amp;&quot;&lt;/PrereqTech&gt;&quot;&amp;REPT(&quot; &quot;;25-LEN([.Q9]))&amp;&quot;&lt;TechType&gt;TECH_&quot;&amp;UPPER([.R8])&amp;&quot;&lt;/TechType&gt;&lt;/Row&gt;&quot;)">
            <text:p/>
          </table:table-cell>
          <table:table-cell/>
          <table:table-cell table:style-name="ce174" table:formula="of:=IF([.S9]=0;&quot;&quot;;&quot;&lt;Row&gt;&lt;PrereqTech&gt;TECH_&quot;&amp;UPPER([.S9])&amp;&quot;&lt;/PrereqTech&gt;&quot;&amp;REPT(&quot; &quot;;25-LEN([.S9]))&amp;&quot;&lt;TechType&gt;TECH_&quot;&amp;UPPER([.T8])&amp;&quot;&lt;/TechType&gt;&lt;/Row&gt;&quot;)">
            <text:p/>
          </table:table-cell>
          <table:table-cell/>
          <table:table-cell table:style-name="ce174" table:formula="of:=IF([.U9]=0;&quot;&quot;;&quot;&lt;Row&gt;&lt;PrereqTech&gt;TECH_&quot;&amp;UPPER([.U9])&amp;&quot;&lt;/PrereqTech&gt;&quot;&amp;REPT(&quot; &quot;;25-LEN([.U9]))&amp;&quot;&lt;TechType&gt;TECH_&quot;&amp;UPPER([.V8])&amp;&quot;&lt;/TechType&gt;&lt;/Row&gt;&quot;)">
            <text:p/>
          </table:table-cell>
          <table:table-cell/>
          <table:table-cell table:style-name="ce174" table:formula="of:=IF([.W9]=0;&quot;&quot;;&quot;&lt;Row&gt;&lt;PrereqTech&gt;TECH_&quot;&amp;UPPER([.W9])&amp;&quot;&lt;/PrereqTech&gt;&quot;&amp;REPT(&quot; &quot;;25-LEN([.W9]))&amp;&quot;&lt;TechType&gt;TECH_&quot;&amp;UPPER([.X8])&amp;&quot;&lt;/TechType&gt;&lt;/Row&gt;&quot;)">
            <text:p/>
          </table:table-cell>
          <table:table-cell/>
          <table:table-cell table:style-name="ce174" table:formula="of:=IF([.Y9]=0;&quot;&quot;;&quot;&lt;Row&gt;&lt;PrereqTech&gt;TECH_&quot;&amp;UPPER([.Y9])&amp;&quot;&lt;/PrereqTech&gt;&quot;&amp;REPT(&quot; &quot;;25-LEN([.Y9]))&amp;&quot;&lt;TechType&gt;TECH_&quot;&amp;UPPER([.Z8])&amp;&quot;&lt;/TechType&gt;&lt;/Row&gt;&quot;)">
            <text:p/>
          </table:table-cell>
          <table:table-cell/>
          <table:table-cell table:style-name="ce174" table:formula="of:=IF([.AA9]=0;&quot;&quot;;&quot;&lt;Row&gt;&lt;PrereqTech&gt;TECH_&quot;&amp;UPPER([.AA9])&amp;&quot;&lt;/PrereqTech&gt;&quot;&amp;REPT(&quot; &quot;;25-LEN([.AA9]))&amp;&quot;&lt;TechType&gt;TECH_&quot;&amp;UPPER([.AB8])&amp;&quot;&lt;/TechType&gt;&lt;/Row&gt;&quot;)">
            <text:p/>
          </table:table-cell>
          <table:table-cell/>
          <table:table-cell table:style-name="ce174" table:formula="of:=IF([.AC9]=0;&quot;&quot;;&quot;&lt;Row&gt;&lt;PrereqTech&gt;TECH_&quot;&amp;UPPER([.AC9])&amp;&quot;&lt;/PrereqTech&gt;&quot;&amp;REPT(&quot; &quot;;25-LEN([.AC9]))&amp;&quot;&lt;TechType&gt;TECH_&quot;&amp;UPPER([.AD8])&amp;&quot;&lt;/TechType&gt;&lt;/Row&gt;&quot;)">
            <text:p/>
          </table:table-cell>
          <table:table-cell/>
          <table:table-cell table:style-name="ce174" table:formula="of:=IF([.AE9]=0;&quot;&quot;;&quot;&lt;Row&gt;&lt;PrereqTech&gt;TECH_&quot;&amp;UPPER([.AE9])&amp;&quot;&lt;/PrereqTech&gt;&quot;&amp;REPT(&quot; &quot;;25-LEN([.AE9]))&amp;&quot;&lt;TechType&gt;TECH_&quot;&amp;UPPER([.AF8])&amp;&quot;&lt;/TechType&gt;&lt;/Row&gt;&quot;)">
            <text:p/>
          </table:table-cell>
          <table:table-cell/>
          <table:table-cell table:style-name="ce174" table:formula="of:=IF([.AG9]=0;&quot;&quot;;&quot;&lt;Row&gt;&lt;PrereqTech&gt;TECH_&quot;&amp;UPPER([.AG9])&amp;&quot;&lt;/PrereqTech&gt;&quot;&amp;REPT(&quot; &quot;;25-LEN([.AG9]))&amp;&quot;&lt;TechType&gt;TECH_&quot;&amp;UPPER([.AH8])&amp;&quot;&lt;/TechType&gt;&lt;/Row&gt;&quot;)">
            <text:p/>
          </table:table-cell>
          <table:table-cell/>
          <table:table-cell table:style-name="ce183" table:formula="of:=IF([.AI9]=0;&quot;&quot;;&quot;&lt;Row&gt;&lt;PrereqTech&gt;TECH_&quot;&amp;UPPER([.AI9])&amp;&quot;&lt;/PrereqTech&gt;&quot;&amp;REPT(&quot; &quot;;25-LEN([.AI9]))&amp;&quot;&lt;TechType&gt;TECH_&quot;&amp;UPPER([.AJ8])&amp;&quot;&lt;/TechType&gt;&lt;/Row&gt;&quot;)">
            <text:p/>
          </table:table-cell>
          <table:table-cell/>
          <table:table-cell table:style-name="ce178"/>
          <table:table-cell table:number-columns-repeated="5"/>
          <table:table-cell table:style-name="ce166" table:number-columns-repeated="2"/>
          <table:table-cell table:number-columns-repeated="22"/>
          <table:table-cell table:style-name="ce175" table:number-columns-repeated="2"/>
          <table:table-cell table:style-name="ce183" table:formula="of:=IF([.AJ9]=0;&quot;&quot;;&quot;'TECH_&quot;&amp;UPPER([.AJ9])&amp;&quot;', &quot;)">
            <text:p/>
          </table:table-cell>
          <table:table-cell table:style-name="ce191"/>
          <table:table-cell table:style-name="ce1" office:value-type="string" calcext:value-type="string">
            <text:p><text:s/></text:p>
          </table:table-cell>
          <table:table-cell table:number-columns-repeated="911"/>
        </table:table-row>
        <table:table-row table:style-name="ro3">
          <table:covered-table-cell table:style-name="ce79"/>
          <table:table-cell table:style-name="ce89"/>
          <table:table-cell table:style-name="ce104"/>
          <table:table-cell table:style-name="ce123"/>
          <table:table-cell table:style-name="ce104"/>
          <table:table-cell table:style-name="ce123"/>
          <table:table-cell table:style-name="ce104"/>
          <table:table-cell table:style-name="ce123"/>
          <table:table-cell table:style-name="ce104"/>
          <table:table-cell table:style-name="ce123"/>
          <table:table-cell table:style-name="ce111"/>
          <table:table-cell table:style-name="ce130"/>
          <table:table-cell table:style-name="ce111"/>
          <table:table-cell table:style-name="ce130"/>
          <table:table-cell table:style-name="ce104"/>
          <table:table-cell table:style-name="ce123"/>
          <table:table-cell table:style-name="ce111"/>
          <table:table-cell table:style-name="ce130"/>
          <table:table-cell table:style-name="ce111"/>
          <table:table-cell table:style-name="ce130"/>
          <table:table-cell table:style-name="ce111"/>
          <table:table-cell table:style-name="ce130"/>
          <table:table-cell table:style-name="ce111"/>
          <table:table-cell table:style-name="ce130"/>
          <table:table-cell table:style-name="ce111"/>
          <table:table-cell table:style-name="ce130"/>
          <table:table-cell table:style-name="ce111"/>
          <table:table-cell table:style-name="ce130"/>
          <table:table-cell table:style-name="ce111"/>
          <table:table-cell table:style-name="ce130"/>
          <table:table-cell table:style-name="ce111"/>
          <table:table-cell table:style-name="ce130"/>
          <table:table-cell table:style-name="ce111"/>
          <table:table-cell table:style-name="ce130"/>
          <table:table-cell table:style-name="ce111"/>
          <table:table-cell table:style-name="ce130"/>
          <table:table-cell table:style-name="ce111"/>
          <table:table-cell/>
          <table:table-cell table:style-name="ce170" office:value-type="string" calcext:value-type="string">
            <text:p><text:s text:c="2"/></text:p>
          </table:table-cell>
          <table:table-cell table:style-name="ce170"/>
          <table:table-cell table:style-name="ce175" table:formula="of:=STRJOIN([.BA3:.BA48];&quot;&quot;)" office:value-type="string" office:string-value="&lt;Row&gt;&lt;PrereqTech&gt;TECH_OPTICS&lt;/PrereqTech&gt;                   &lt;TechType&gt;TECH_COMPASS&lt;/TechType&gt;&lt;/Row&gt;&lt;Row&gt;&lt;PrereqTech&gt;TECH_CURRENCY&lt;/PrereqTech&gt;                 &lt;TechType&gt;TECH_COMPASS&lt;/TechType&gt;&lt;/Row&gt;&lt;Row&gt;&lt;PrereqTech&gt;TECH_PHILOSOPHY&lt;/PrereqTech&gt;               &lt;TechType&gt;TECH_THEOLOGY&lt;/TechType&gt;&lt;/Row&gt;&lt;Row&gt;&lt;PrereqTech&gt;TECH_CURRENCY&lt;/PrereqTech&gt;                 &lt;TechType&gt;TECH_GUILDS&lt;/TechType&gt;&lt;/Row&gt;&lt;Row&gt;&lt;PrereqTech&gt;TECH_CURRENCY&lt;/PrereqTech&gt;                 &lt;TechType&gt;TECH_CIVIL_SERVICE&lt;/TechType&gt;&lt;/Row&gt;&lt;Row&gt;&lt;PrereqTech&gt;TECH_ENGINEERING&lt;/PrereqTech&gt;              &lt;TechType&gt;TECH_CIVIL_SERVICE&lt;/TechType&gt;&lt;/Row&gt;&lt;Row&gt;&lt;PrereqTech&gt;TECH_ENGINEERING&lt;/PrereqTech&gt;              &lt;TechType&gt;TECH_METAL_CASTING&lt;/TechType&gt;&lt;/Row&gt;&lt;Row&gt;&lt;PrereqTech&gt;TECH_IRON_WORKING&lt;/PrereqTech&gt;             &lt;TechType&gt;TECH_METAL_CASTING&lt;/TechType&gt;&lt;/Row&gt;&lt;Row&gt;&lt;PrereqTech&gt;TECH_CONSTRUCTION&lt;/PrereqTech&gt;             &lt;TechType&gt;TECH_METAL_CASTING&lt;/TechType&gt;&lt;/Row&gt;" calcext:value-type="string">
            <text:p>&lt;Row&gt;&lt;PrereqTech&gt;TECH_OPTICS&lt;/PrereqTech&gt; <text:s text:c="18"/>&lt;TechType&gt;TECH_COMPASS&lt;/TechType&gt;&lt;/Row&gt;&lt;Row&gt;&lt;PrereqTech&gt;TECH_CURRENCY&lt;/PrereqTech&gt; <text:s text:c="16"/>&lt;TechType&gt;TECH_COMPASS&lt;/TechType&gt;&lt;/Row&gt;&lt;Row&gt;&lt;PrereqTech&gt;TECH_PHILOSOPHY&lt;/PrereqTech&gt; <text:s text:c="14"/>&lt;TechType&gt;TECH_THEOLOGY&lt;/TechType&gt;&lt;/Row&gt;&lt;Row&gt;&lt;PrereqTech&gt;TECH_CURRENCY&lt;/PrereqTech&gt; <text:s text:c="16"/>&lt;TechType&gt;TECH_GUILDS&lt;/TechType&gt;&lt;/Row&gt;&lt;Row&gt;&lt;PrereqTech&gt;TECH_CURRENCY&lt;/PrereqTech&gt; <text:s text:c="16"/>&lt;TechType&gt;TECH_CIVIL_SERVICE&lt;/TechType&gt;&lt;/Row&gt;&lt;Row&gt;&lt;PrereqTech&gt;TECH_ENGINEERING&lt;/PrereqTech&gt; <text:s text:c="13"/>&lt;TechType&gt;TECH_CIVIL_SERVICE&lt;/TechType&gt;&lt;/Row&gt;&lt;Row&gt;&lt;PrereqTech&gt;TECH_ENGINEERING&lt;/PrereqTech&gt; <text:s text:c="13"/>&lt;TechType&gt;TECH_METAL_CASTING&lt;/TechType&gt;&lt;/Row&gt;&lt;Row&gt;&lt;PrereqTech&gt;TECH_IRON_WORKING&lt;/PrereqTech&gt; <text:s text:c="12"/>&lt;TechType&gt;TECH_METAL_CASTING&lt;/TechType&gt;&lt;/Row&gt;&lt;Row&gt;&lt;PrereqTech&gt;TECH_CONSTRUCTION&lt;/PrereqTech&gt; <text:s text:c="12"/>&lt;TechType&gt;TECH_METAL_CASTING&lt;/TechType&gt;&lt;/Row&gt;</text:p>
          </table:table-cell>
          <table:table-cell table:style-name="ce1" office:value-type="string" calcext:value-type="string">
            <text:p><text:s/></text:p>
          </table:table-cell>
          <table:table-cell table:style-name="ce1" table:formula="of:=[.DH38]" office:value-type="string" office:string-value="UPDATE Technologies SET GridY=7 WHERE Type IN ('TECH_MINING', 'TECH_BRONZE_WORKING', 'TECH_IRON_WORKING', 'TECH_METAL_CASTING', 'TECH_PHYSICS', 'TECH_GUNPOWDER', 'TECH_CHEMISTRY', 'TECH_RIFLING', 'TECH_RAILROAD', 'TECH_COMBINED_ARMS', 'TECH_ROBOTICS', 'TECH_LASERS', 'TECH_STEALTH', 'TECH_RADAR', 'none');" calcext:value-type="string">
            <text:p>UPDATE Technologies SET GridY=7 WHERE Type IN ('TECH_MINING', 'TECH_BRONZE_WORKING', 'TECH_IRON_WORKING', 'TECH_METAL_CASTING', 'TECH_PHYSICS', 'TECH_GUNPOWDER', 'TECH_CHEMISTRY', 'TECH_RIFLING', 'TECH_RAILROAD', 'TECH_COMBINED_ARMS', 'TECH_ROBOTICS', 'TECH_LASERS', 'TECH_STEALTH', 'TECH_RADAR', 'none');</text:p>
          </table:table-cell>
          <table:table-cell table:style-name="ce1" office:value-type="string" calcext:value-type="string">
            <text:p><text:s/></text:p>
          </table:table-cell>
          <table:table-cell table:style-name="ce178" table:formula="of:=IF([.C10]=0;&quot;&quot;;&quot;&lt;Row&gt;&lt;PrereqTech&gt;TECH_&quot;&amp;UPPER([.C10])&amp;&quot;&lt;/PrereqTech&gt;&quot;&amp;REPT(&quot; &quot;;25-LEN([.C10]))&amp;&quot;&lt;TechType&gt;TECH_&quot;&amp;UPPER([.D8])&amp;&quot;&lt;/TechType&gt;&lt;/Row&gt;&quot;)">
            <text:p/>
          </table:table-cell>
          <table:table-cell/>
          <table:table-cell table:style-name="ce174" table:formula="of:=IF([.E10]=0;&quot;&quot;;&quot;&lt;Row&gt;&lt;PrereqTech&gt;TECH_&quot;&amp;UPPER([.E10])&amp;&quot;&lt;/PrereqTech&gt;&quot;&amp;REPT(&quot; &quot;;25-LEN([.E10]))&amp;&quot;&lt;TechType&gt;TECH_&quot;&amp;UPPER([.F8])&amp;&quot;&lt;/TechType&gt;&lt;/Row&gt;&quot;)">
            <text:p/>
          </table:table-cell>
          <table:table-cell/>
          <table:table-cell table:style-name="ce174" table:formula="of:=IF([.G10]=0;&quot;&quot;;&quot;&lt;Row&gt;&lt;PrereqTech&gt;TECH_&quot;&amp;UPPER([.G10])&amp;&quot;&lt;/PrereqTech&gt;&quot;&amp;REPT(&quot; &quot;;25-LEN([.G10]))&amp;&quot;&lt;TechType&gt;TECH_&quot;&amp;UPPER([.H8])&amp;&quot;&lt;/TechType&gt;&lt;/Row&gt;&quot;)">
            <text:p/>
          </table:table-cell>
          <table:table-cell/>
          <table:table-cell table:style-name="ce174" table:formula="of:=IF([.I10]=0;&quot;&quot;;&quot;&lt;Row&gt;&lt;PrereqTech&gt;TECH_&quot;&amp;UPPER([.I10])&amp;&quot;&lt;/PrereqTech&gt;&quot;&amp;REPT(&quot; &quot;;25-LEN([.I10]))&amp;&quot;&lt;TechType&gt;TECH_&quot;&amp;UPPER([.J8])&amp;&quot;&lt;/TechType&gt;&lt;/Row&gt;&quot;)">
            <text:p/>
          </table:table-cell>
          <table:table-cell/>
          <table:table-cell table:style-name="ce174" table:formula="of:=IF([.K10]=0;&quot;&quot;;&quot;&lt;Row&gt;&lt;PrereqTech&gt;TECH_&quot;&amp;UPPER([.K10])&amp;&quot;&lt;/PrereqTech&gt;&quot;&amp;REPT(&quot; &quot;;25-LEN([.K10]))&amp;&quot;&lt;TechType&gt;TECH_&quot;&amp;UPPER([.L8])&amp;&quot;&lt;/TechType&gt;&lt;/Row&gt;&quot;)">
            <text:p/>
          </table:table-cell>
          <table:table-cell/>
          <table:table-cell table:style-name="ce174" table:formula="of:=IF([.M10]=0;&quot;&quot;;&quot;&lt;Row&gt;&lt;PrereqTech&gt;TECH_&quot;&amp;UPPER([.M10])&amp;&quot;&lt;/PrereqTech&gt;&quot;&amp;REPT(&quot; &quot;;25-LEN([.M10]))&amp;&quot;&lt;TechType&gt;TECH_&quot;&amp;UPPER([.N8])&amp;&quot;&lt;/TechType&gt;&lt;/Row&gt;&quot;)">
            <text:p/>
          </table:table-cell>
          <table:table-cell/>
          <table:table-cell table:style-name="ce174" table:formula="of:=IF([.O10]=0;&quot;&quot;;&quot;&lt;Row&gt;&lt;PrereqTech&gt;TECH_&quot;&amp;UPPER([.O10])&amp;&quot;&lt;/PrereqTech&gt;&quot;&amp;REPT(&quot; &quot;;25-LEN([.O10]))&amp;&quot;&lt;TechType&gt;TECH_&quot;&amp;UPPER([.P8])&amp;&quot;&lt;/TechType&gt;&lt;/Row&gt;&quot;)">
            <text:p/>
          </table:table-cell>
          <table:table-cell/>
          <table:table-cell table:style-name="ce174" table:formula="of:=IF([.Q10]=0;&quot;&quot;;&quot;&lt;Row&gt;&lt;PrereqTech&gt;TECH_&quot;&amp;UPPER([.Q10])&amp;&quot;&lt;/PrereqTech&gt;&quot;&amp;REPT(&quot; &quot;;25-LEN([.Q10]))&amp;&quot;&lt;TechType&gt;TECH_&quot;&amp;UPPER([.R8])&amp;&quot;&lt;/TechType&gt;&lt;/Row&gt;&quot;)">
            <text:p/>
          </table:table-cell>
          <table:table-cell/>
          <table:table-cell table:style-name="ce174" table:formula="of:=IF([.S10]=0;&quot;&quot;;&quot;&lt;Row&gt;&lt;PrereqTech&gt;TECH_&quot;&amp;UPPER([.S10])&amp;&quot;&lt;/PrereqTech&gt;&quot;&amp;REPT(&quot; &quot;;25-LEN([.S10]))&amp;&quot;&lt;TechType&gt;TECH_&quot;&amp;UPPER([.T8])&amp;&quot;&lt;/TechType&gt;&lt;/Row&gt;&quot;)">
            <text:p/>
          </table:table-cell>
          <table:table-cell/>
          <table:table-cell table:style-name="ce174" table:formula="of:=IF([.U10]=0;&quot;&quot;;&quot;&lt;Row&gt;&lt;PrereqTech&gt;TECH_&quot;&amp;UPPER([.U10])&amp;&quot;&lt;/PrereqTech&gt;&quot;&amp;REPT(&quot; &quot;;25-LEN([.U10]))&amp;&quot;&lt;TechType&gt;TECH_&quot;&amp;UPPER([.V8])&amp;&quot;&lt;/TechType&gt;&lt;/Row&gt;&quot;)">
            <text:p/>
          </table:table-cell>
          <table:table-cell/>
          <table:table-cell table:style-name="ce174" table:formula="of:=IF([.W10]=0;&quot;&quot;;&quot;&lt;Row&gt;&lt;PrereqTech&gt;TECH_&quot;&amp;UPPER([.W10])&amp;&quot;&lt;/PrereqTech&gt;&quot;&amp;REPT(&quot; &quot;;25-LEN([.W10]))&amp;&quot;&lt;TechType&gt;TECH_&quot;&amp;UPPER([.X8])&amp;&quot;&lt;/TechType&gt;&lt;/Row&gt;&quot;)">
            <text:p/>
          </table:table-cell>
          <table:table-cell/>
          <table:table-cell table:style-name="ce174" table:formula="of:=IF([.Y10]=0;&quot;&quot;;&quot;&lt;Row&gt;&lt;PrereqTech&gt;TECH_&quot;&amp;UPPER([.Y10])&amp;&quot;&lt;/PrereqTech&gt;&quot;&amp;REPT(&quot; &quot;;25-LEN([.Y10]))&amp;&quot;&lt;TechType&gt;TECH_&quot;&amp;UPPER([.Z8])&amp;&quot;&lt;/TechType&gt;&lt;/Row&gt;&quot;)">
            <text:p/>
          </table:table-cell>
          <table:table-cell/>
          <table:table-cell table:style-name="ce174" table:formula="of:=IF([.AA10]=0;&quot;&quot;;&quot;&lt;Row&gt;&lt;PrereqTech&gt;TECH_&quot;&amp;UPPER([.AA10])&amp;&quot;&lt;/PrereqTech&gt;&quot;&amp;REPT(&quot; &quot;;25-LEN([.AA10]))&amp;&quot;&lt;TechType&gt;TECH_&quot;&amp;UPPER([.AB8])&amp;&quot;&lt;/TechType&gt;&lt;/Row&gt;&quot;)">
            <text:p/>
          </table:table-cell>
          <table:table-cell/>
          <table:table-cell table:style-name="ce174" table:formula="of:=IF([.AC10]=0;&quot;&quot;;&quot;&lt;Row&gt;&lt;PrereqTech&gt;TECH_&quot;&amp;UPPER([.AC10])&amp;&quot;&lt;/PrereqTech&gt;&quot;&amp;REPT(&quot; &quot;;25-LEN([.AC10]))&amp;&quot;&lt;TechType&gt;TECH_&quot;&amp;UPPER([.AD8])&amp;&quot;&lt;/TechType&gt;&lt;/Row&gt;&quot;)">
            <text:p/>
          </table:table-cell>
          <table:table-cell/>
          <table:table-cell table:style-name="ce174" table:formula="of:=IF([.AE10]=0;&quot;&quot;;&quot;&lt;Row&gt;&lt;PrereqTech&gt;TECH_&quot;&amp;UPPER([.AE10])&amp;&quot;&lt;/PrereqTech&gt;&quot;&amp;REPT(&quot; &quot;;25-LEN([.AE10]))&amp;&quot;&lt;TechType&gt;TECH_&quot;&amp;UPPER([.AF8])&amp;&quot;&lt;/TechType&gt;&lt;/Row&gt;&quot;)">
            <text:p/>
          </table:table-cell>
          <table:table-cell/>
          <table:table-cell table:style-name="ce174" table:formula="of:=IF([.AG10]=0;&quot;&quot;;&quot;&lt;Row&gt;&lt;PrereqTech&gt;TECH_&quot;&amp;UPPER([.AG10])&amp;&quot;&lt;/PrereqTech&gt;&quot;&amp;REPT(&quot; &quot;;25-LEN([.AG10]))&amp;&quot;&lt;TechType&gt;TECH_&quot;&amp;UPPER([.AH8])&amp;&quot;&lt;/TechType&gt;&lt;/Row&gt;&quot;)">
            <text:p/>
          </table:table-cell>
          <table:table-cell/>
          <table:table-cell table:style-name="ce183" table:formula="of:=IF([.AI10]=0;&quot;&quot;;&quot;&lt;Row&gt;&lt;PrereqTech&gt;TECH_&quot;&amp;UPPER([.AI10])&amp;&quot;&lt;/PrereqTech&gt;&quot;&amp;REPT(&quot; &quot;;25-LEN([.AI10]))&amp;&quot;&lt;TechType&gt;TECH_&quot;&amp;UPPER([.AJ8])&amp;&quot;&lt;/TechType&gt;&lt;/Row&gt;&quot;)">
            <text:p/>
          </table:table-cell>
          <table:table-cell/>
          <table:table-cell table:style-name="ce178"/>
          <table:table-cell table:number-columns-repeated="5"/>
          <table:table-cell table:style-name="ce175" table:number-columns-repeated="26"/>
          <table:table-cell table:style-name="ce183" table:formula="of:=IF([.AJ10]=0;&quot;&quot;;&quot;'TECH_&quot;&amp;UPPER([.AJ10])&amp;&quot;', &quot;)">
            <text:p/>
          </table:table-cell>
          <table:table-cell table:style-name="ce191"/>
          <table:table-cell table:style-name="ce1" office:value-type="string" calcext:value-type="string">
            <text:p><text:s/></text:p>
          </table:table-cell>
          <table:table-cell table:style-name="ce175" table:number-columns-repeated="911"/>
        </table:table-row>
        <table:table-row table:style-name="ro3">
          <table:table-cell table:style-name="ce80" office:value-type="float" office:value="2" calcext:value-type="float" table:number-columns-spanned="1" table:number-rows-spanned="5">
            <text:p>2</text:p>
          </table:table-cell>
          <table:table-cell table:style-name="ce90"/>
          <table:table-cell table:style-name="ce105"/>
          <table:table-cell table:style-name="ce124"/>
          <table:table-cell table:style-name="ce105"/>
          <table:table-cell table:style-name="ce124"/>
          <table:table-cell table:style-name="ce102"/>
          <table:table-cell table:style-name="ce121"/>
          <table:table-cell table:style-name="ce102"/>
          <table:table-cell table:style-name="ce121"/>
          <table:table-cell table:style-name="ce102"/>
          <table:table-cell table:style-name="ce121"/>
          <table:table-cell table:style-name="ce105"/>
          <table:table-cell table:style-name="ce124"/>
          <table:table-cell table:style-name="ce102"/>
          <table:table-cell table:style-name="ce121"/>
          <table:table-cell table:style-name="ce102"/>
          <table:table-cell table:style-name="ce121"/>
          <table:table-cell table:style-name="ce109"/>
          <table:table-cell table:style-name="ce128"/>
          <table:table-cell table:style-name="ce115"/>
          <table:table-cell table:style-name="ce134"/>
          <table:table-cell table:style-name="ce115"/>
          <table:table-cell table:style-name="ce134"/>
          <table:table-cell table:style-name="ce115"/>
          <table:table-cell table:style-name="ce134"/>
          <table:table-cell table:style-name="ce115"/>
          <table:table-cell table:style-name="ce134"/>
          <table:table-cell table:style-name="ce106"/>
          <table:table-cell table:style-name="ce125"/>
          <table:table-cell table:style-name="ce106"/>
          <table:table-cell table:style-name="ce125"/>
          <table:table-cell table:style-name="ce106"/>
          <table:table-cell table:style-name="ce125"/>
          <table:table-cell table:style-name="ce106"/>
          <table:table-cell table:style-name="ce125"/>
          <table:table-cell table:style-name="ce106"/>
          <table:table-cell/>
          <table:table-cell table:style-name="ce170" office:value-type="string" calcext:value-type="string">
            <text:p><text:s text:c="2"/></text:p>
          </table:table-cell>
          <table:table-cell table:style-name="ce170"/>
          <table:table-cell table:style-name="ce175" table:formula="of:=STRJOIN([.BC3:.BC48];&quot;&quot;)" office:value-type="string" office:string-value="&lt;Row&gt;&lt;PrereqTech&gt;TECH_COMPASS&lt;/PrereqTech&gt;                  &lt;TechType&gt;TECH_CARVEL_HULLS&lt;/TechType&gt;&lt;/Row&gt;&lt;Row&gt;&lt;PrereqTech&gt;TECH_THEOLOGY&lt;/PrereqTech&gt;                 &lt;TechType&gt;TECH_EDUCATION&lt;/TechType&gt;&lt;/Row&gt;&lt;Row&gt;&lt;PrereqTech&gt;TECH_GUILDS&lt;/PrereqTech&gt;                   &lt;TechType&gt;TECH_EDUCATION&lt;/TechType&gt;&lt;/Row&gt;&lt;Row&gt;&lt;PrereqTech&gt;TECH_CIVIL_SERVICE&lt;/PrereqTech&gt;            &lt;TechType&gt;TECH_CHIVALRY&lt;/TechType&gt;&lt;/Row&gt;&lt;Row&gt;&lt;PrereqTech&gt;TECH_CIVIL_SERVICE&lt;/PrereqTech&gt;            &lt;TechType&gt;TECH_MACHINERY&lt;/TechType&gt;&lt;/Row&gt;&lt;Row&gt;&lt;PrereqTech&gt;TECH_METAL_CASTING&lt;/PrereqTech&gt;            &lt;TechType&gt;TECH_MACHINERY&lt;/TechType&gt;&lt;/Row&gt;&lt;Row&gt;&lt;PrereqTech&gt;TECH_METAL_CASTING&lt;/PrereqTech&gt;            &lt;TechType&gt;TECH_PHYSICS&lt;/TechType&gt;&lt;/Row&gt;&lt;Row&gt;&lt;PrereqTech&gt;TECH_METAL_CASTING&lt;/PrereqTech&gt;            &lt;TechType&gt;TECH_STEEL&lt;/TechType&gt;&lt;/Row&gt;" calcext:value-type="string">
            <text:p>&lt;Row&gt;&lt;PrereqTech&gt;TECH_COMPASS&lt;/PrereqTech&gt; <text:s text:c="17"/>&lt;TechType&gt;TECH_CARVEL_HULLS&lt;/TechType&gt;&lt;/Row&gt;&lt;Row&gt;&lt;PrereqTech&gt;TECH_THEOLOGY&lt;/PrereqTech&gt; <text:s text:c="16"/>&lt;TechType&gt;TECH_EDUCATION&lt;/TechType&gt;&lt;/Row&gt;&lt;Row&gt;&lt;PrereqTech&gt;TECH_GUILDS&lt;/PrereqTech&gt; <text:s text:c="18"/>&lt;TechType&gt;TECH_EDUCATION&lt;/TechType&gt;&lt;/Row&gt;&lt;Row&gt;&lt;PrereqTech&gt;TECH_CIVIL_SERVICE&lt;/PrereqTech&gt; <text:s text:c="11"/>&lt;TechType&gt;TECH_CHIVALRY&lt;/TechType&gt;&lt;/Row&gt;&lt;Row&gt;&lt;PrereqTech&gt;TECH_CIVIL_SERVICE&lt;/PrereqTech&gt; <text:s text:c="11"/>&lt;TechType&gt;TECH_MACHINERY&lt;/TechType&gt;&lt;/Row&gt;&lt;Row&gt;&lt;PrereqTech&gt;TECH_METAL_CASTING&lt;/PrereqTech&gt; <text:s text:c="11"/>&lt;TechType&gt;TECH_MACHINERY&lt;/TechType&gt;&lt;/Row&gt;&lt;Row&gt;&lt;PrereqTech&gt;TECH_METAL_CASTING&lt;/PrereqTech&gt; <text:s text:c="11"/>&lt;TechType&gt;TECH_PHYSICS&lt;/TechType&gt;&lt;/Row&gt;&lt;Row&gt;&lt;PrereqTech&gt;TECH_METAL_CASTING&lt;/PrereqTech&gt; <text:s text:c="11"/>&lt;TechType&gt;TECH_STEEL&lt;/TechType&gt;&lt;/Row&gt;</text:p>
          </table:table-cell>
          <table:table-cell table:style-name="ce1" office:value-type="string" calcext:value-type="string">
            <text:p><text:s/></text:p>
          </table:table-cell>
          <table:table-cell table:style-name="ce1" table:formula="of:=[.DH43]" office:value-type="string" office:string-value="UPDATE Technologies SET GridY=8 WHERE Type IN ('TECH_STEEL', 'TECH_FERTILIZER', 'TECH_DYNAMITE', 'none');" calcext:value-type="string">
            <text:p>UPDATE Technologies SET GridY=8 WHERE Type IN ('TECH_STEEL', 'TECH_FERTILIZER', 'TECH_DYNAMITE', 'none');</text:p>
          </table:table-cell>
          <table:table-cell table:style-name="ce1" office:value-type="string" calcext:value-type="string">
            <text:p><text:s/></text:p>
          </table:table-cell>
          <table:table-cell table:style-name="ce178" table:formula="of:=IF([.C11]=0;&quot;&quot;;&quot;&lt;Row&gt;&lt;PrereqTech&gt;TECH_&quot;&amp;UPPER([.C11])&amp;&quot;&lt;/PrereqTech&gt;&quot;&amp;REPT(&quot; &quot;;25-LEN([.C11]))&amp;&quot;&lt;TechType&gt;TECH_&quot;&amp;UPPER([.D13])&amp;&quot;&lt;/TechType&gt;&lt;/Row&gt;&quot;)">
            <text:p/>
          </table:table-cell>
          <table:table-cell/>
          <table:table-cell table:style-name="ce174" table:formula="of:=IF([.E11]=0;&quot;&quot;;&quot;&lt;Row&gt;&lt;PrereqTech&gt;TECH_&quot;&amp;UPPER([.E11])&amp;&quot;&lt;/PrereqTech&gt;&quot;&amp;REPT(&quot; &quot;;25-LEN([.E11]))&amp;&quot;&lt;TechType&gt;TECH_&quot;&amp;UPPER([.F13])&amp;&quot;&lt;/TechType&gt;&lt;/Row&gt;&quot;)">
            <text:p/>
          </table:table-cell>
          <table:table-cell/>
          <table:table-cell table:style-name="ce174" table:formula="of:=IF([.G11]=0;&quot;&quot;;&quot;&lt;Row&gt;&lt;PrereqTech&gt;TECH_&quot;&amp;UPPER([.G11])&amp;&quot;&lt;/PrereqTech&gt;&quot;&amp;REPT(&quot; &quot;;25-LEN([.G11]))&amp;&quot;&lt;TechType&gt;TECH_&quot;&amp;UPPER([.H13])&amp;&quot;&lt;/TechType&gt;&lt;/Row&gt;&quot;)">
            <text:p/>
          </table:table-cell>
          <table:table-cell/>
          <table:table-cell table:style-name="ce174" table:formula="of:=IF([.I11]=0;&quot;&quot;;&quot;&lt;Row&gt;&lt;PrereqTech&gt;TECH_&quot;&amp;UPPER([.I11])&amp;&quot;&lt;/PrereqTech&gt;&quot;&amp;REPT(&quot; &quot;;25-LEN([.I11]))&amp;&quot;&lt;TechType&gt;TECH_&quot;&amp;UPPER([.J13])&amp;&quot;&lt;/TechType&gt;&lt;/Row&gt;&quot;)">
            <text:p/>
          </table:table-cell>
          <table:table-cell/>
          <table:table-cell table:style-name="ce174" table:formula="of:=IF([.K11]=0;&quot;&quot;;&quot;&lt;Row&gt;&lt;PrereqTech&gt;TECH_&quot;&amp;UPPER([.K11])&amp;&quot;&lt;/PrereqTech&gt;&quot;&amp;REPT(&quot; &quot;;25-LEN([.K11]))&amp;&quot;&lt;TechType&gt;TECH_&quot;&amp;UPPER([.L13])&amp;&quot;&lt;/TechType&gt;&lt;/Row&gt;&quot;)">
            <text:p/>
          </table:table-cell>
          <table:table-cell/>
          <table:table-cell table:style-name="ce174" table:formula="of:=IF([.M11]=0;&quot;&quot;;&quot;&lt;Row&gt;&lt;PrereqTech&gt;TECH_&quot;&amp;UPPER([.M11])&amp;&quot;&lt;/PrereqTech&gt;&quot;&amp;REPT(&quot; &quot;;25-LEN([.M11]))&amp;&quot;&lt;TechType&gt;TECH_&quot;&amp;UPPER([.N13])&amp;&quot;&lt;/TechType&gt;&lt;/Row&gt;&quot;)">
            <text:p/>
          </table:table-cell>
          <table:table-cell/>
          <table:table-cell table:style-name="ce174" table:formula="of:=IF([.O11]=0;&quot;&quot;;&quot;&lt;Row&gt;&lt;PrereqTech&gt;TECH_&quot;&amp;UPPER([.O11])&amp;&quot;&lt;/PrereqTech&gt;&quot;&amp;REPT(&quot; &quot;;25-LEN([.O11]))&amp;&quot;&lt;TechType&gt;TECH_&quot;&amp;UPPER([.P13])&amp;&quot;&lt;/TechType&gt;&lt;/Row&gt;&quot;)">
            <text:p/>
          </table:table-cell>
          <table:table-cell/>
          <table:table-cell table:style-name="ce174" table:formula="of:=IF([.Q11]=0;&quot;&quot;;&quot;&lt;Row&gt;&lt;PrereqTech&gt;TECH_&quot;&amp;UPPER([.Q11])&amp;&quot;&lt;/PrereqTech&gt;&quot;&amp;REPT(&quot; &quot;;25-LEN([.Q11]))&amp;&quot;&lt;TechType&gt;TECH_&quot;&amp;UPPER([.R13])&amp;&quot;&lt;/TechType&gt;&lt;/Row&gt;&quot;)">
            <text:p/>
          </table:table-cell>
          <table:table-cell/>
          <table:table-cell table:style-name="ce174" table:formula="of:=IF([.S11]=0;&quot;&quot;;&quot;&lt;Row&gt;&lt;PrereqTech&gt;TECH_&quot;&amp;UPPER([.S11])&amp;&quot;&lt;/PrereqTech&gt;&quot;&amp;REPT(&quot; &quot;;25-LEN([.S11]))&amp;&quot;&lt;TechType&gt;TECH_&quot;&amp;UPPER([.T13])&amp;&quot;&lt;/TechType&gt;&lt;/Row&gt;&quot;)">
            <text:p/>
          </table:table-cell>
          <table:table-cell/>
          <table:table-cell table:style-name="ce174" table:formula="of:=IF([.U11]=0;&quot;&quot;;&quot;&lt;Row&gt;&lt;PrereqTech&gt;TECH_&quot;&amp;UPPER([.U11])&amp;&quot;&lt;/PrereqTech&gt;&quot;&amp;REPT(&quot; &quot;;25-LEN([.U11]))&amp;&quot;&lt;TechType&gt;TECH_&quot;&amp;UPPER([.V13])&amp;&quot;&lt;/TechType&gt;&lt;/Row&gt;&quot;)">
            <text:p/>
          </table:table-cell>
          <table:table-cell/>
          <table:table-cell table:style-name="ce174" table:formula="of:=IF([.W11]=0;&quot;&quot;;&quot;&lt;Row&gt;&lt;PrereqTech&gt;TECH_&quot;&amp;UPPER([.W11])&amp;&quot;&lt;/PrereqTech&gt;&quot;&amp;REPT(&quot; &quot;;25-LEN([.W11]))&amp;&quot;&lt;TechType&gt;TECH_&quot;&amp;UPPER([.X13])&amp;&quot;&lt;/TechType&gt;&lt;/Row&gt;&quot;)">
            <text:p/>
          </table:table-cell>
          <table:table-cell/>
          <table:table-cell table:style-name="ce174" table:formula="of:=IF([.Y11]=0;&quot;&quot;;&quot;&lt;Row&gt;&lt;PrereqTech&gt;TECH_&quot;&amp;UPPER([.Y11])&amp;&quot;&lt;/PrereqTech&gt;&quot;&amp;REPT(&quot; &quot;;25-LEN([.Y11]))&amp;&quot;&lt;TechType&gt;TECH_&quot;&amp;UPPER([.Z13])&amp;&quot;&lt;/TechType&gt;&lt;/Row&gt;&quot;)">
            <text:p/>
          </table:table-cell>
          <table:table-cell/>
          <table:table-cell table:style-name="ce174" table:formula="of:=IF([.AA11]=0;&quot;&quot;;&quot;&lt;Row&gt;&lt;PrereqTech&gt;TECH_&quot;&amp;UPPER([.AA11])&amp;&quot;&lt;/PrereqTech&gt;&quot;&amp;REPT(&quot; &quot;;25-LEN([.AA11]))&amp;&quot;&lt;TechType&gt;TECH_&quot;&amp;UPPER([.AB13])&amp;&quot;&lt;/TechType&gt;&lt;/Row&gt;&quot;)">
            <text:p/>
          </table:table-cell>
          <table:table-cell/>
          <table:table-cell table:style-name="ce174" table:formula="of:=IF([.AC11]=0;&quot;&quot;;&quot;&lt;Row&gt;&lt;PrereqTech&gt;TECH_&quot;&amp;UPPER([.AC11])&amp;&quot;&lt;/PrereqTech&gt;&quot;&amp;REPT(&quot; &quot;;25-LEN([.AC11]))&amp;&quot;&lt;TechType&gt;TECH_&quot;&amp;UPPER([.AD13])&amp;&quot;&lt;/TechType&gt;&lt;/Row&gt;&quot;)">
            <text:p/>
          </table:table-cell>
          <table:table-cell/>
          <table:table-cell table:style-name="ce174" table:formula="of:=IF([.AE11]=0;&quot;&quot;;&quot;&lt;Row&gt;&lt;PrereqTech&gt;TECH_&quot;&amp;UPPER([.AE11])&amp;&quot;&lt;/PrereqTech&gt;&quot;&amp;REPT(&quot; &quot;;25-LEN([.AE11]))&amp;&quot;&lt;TechType&gt;TECH_&quot;&amp;UPPER([.AF13])&amp;&quot;&lt;/TechType&gt;&lt;/Row&gt;&quot;)">
            <text:p/>
          </table:table-cell>
          <table:table-cell/>
          <table:table-cell table:style-name="ce174" table:formula="of:=IF([.AG11]=0;&quot;&quot;;&quot;&lt;Row&gt;&lt;PrereqTech&gt;TECH_&quot;&amp;UPPER([.AG11])&amp;&quot;&lt;/PrereqTech&gt;&quot;&amp;REPT(&quot; &quot;;25-LEN([.AG11]))&amp;&quot;&lt;TechType&gt;TECH_&quot;&amp;UPPER([.AH13])&amp;&quot;&lt;/TechType&gt;&lt;/Row&gt;&quot;)">
            <text:p/>
          </table:table-cell>
          <table:table-cell/>
          <table:table-cell table:style-name="ce183" table:formula="of:=IF([.AI11]=0;&quot;&quot;;&quot;&lt;Row&gt;&lt;PrereqTech&gt;TECH_&quot;&amp;UPPER([.AI11])&amp;&quot;&lt;/PrereqTech&gt;&quot;&amp;REPT(&quot; &quot;;25-LEN([.AI11]))&amp;&quot;&lt;TechType&gt;TECH_&quot;&amp;UPPER([.AJ13])&amp;&quot;&lt;/TechType&gt;&lt;/Row&gt;&quot;)">
            <text:p/>
          </table:table-cell>
          <table:table-cell/>
          <table:table-cell table:style-name="ce178"/>
          <table:table-cell table:number-columns-repeated="5"/>
          <table:table-cell table:style-name="ce175" table:number-columns-repeated="26"/>
          <table:table-cell table:style-name="ce183" table:formula="of:=IF([.AJ11]=0;&quot;&quot;;&quot;'TECH_&quot;&amp;UPPER([.AJ11])&amp;&quot;', &quot;)">
            <text:p/>
          </table:table-cell>
          <table:table-cell table:style-name="ce191"/>
          <table:table-cell table:style-name="ce1" office:value-type="string" calcext:value-type="string">
            <text:p><text:s/></text:p>
          </table:table-cell>
          <table:table-cell table:style-name="ce165" table:number-columns-repeated="911"/>
        </table:table-row>
        <table:table-row table:style-name="ro3">
          <table:covered-table-cell table:style-name="ce80"/>
          <table:table-cell table:style-name="ce87"/>
          <table:table-cell table:style-name="ce100"/>
          <table:table-cell table:style-name="ce119"/>
          <table:table-cell table:style-name="ce100" office:value-type="string" calcext:value-type="string">
            <text:p>Pottery</text:p>
          </table:table-cell>
          <table:table-cell table:style-name="ce119"/>
          <table:table-cell table:style-name="ce103" office:value-type="string" calcext:value-type="string">
            <text:p>Calendar</text:p>
          </table:table-cell>
          <table:table-cell table:style-name="ce122"/>
          <table:table-cell table:style-name="ce103"/>
          <table:table-cell table:style-name="ce122"/>
          <table:table-cell table:style-name="ce103"/>
          <table:table-cell table:style-name="ce122"/>
          <table:table-cell table:style-name="ce100"/>
          <table:table-cell table:style-name="ce119"/>
          <table:table-cell table:style-name="ce103"/>
          <table:table-cell table:style-name="ce122"/>
          <table:table-cell table:style-name="ce103"/>
          <table:table-cell table:style-name="ce122"/>
          <table:table-cell table:style-name="ce110"/>
          <table:table-cell table:style-name="ce129"/>
          <table:table-cell table:style-name="ce116"/>
          <table:table-cell table:style-name="ce135"/>
          <table:table-cell table:style-name="ce116"/>
          <table:table-cell table:style-name="ce135"/>
          <table:table-cell table:style-name="ce116"/>
          <table:table-cell table:style-name="ce135"/>
          <table:table-cell table:style-name="ce116"/>
          <table:table-cell table:style-name="ce135"/>
          <table:table-cell table:style-name="ce107"/>
          <table:table-cell table:style-name="ce126"/>
          <table:table-cell table:style-name="ce107"/>
          <table:table-cell table:style-name="ce126"/>
          <table:table-cell table:style-name="ce107"/>
          <table:table-cell table:style-name="ce126"/>
          <table:table-cell table:style-name="ce107"/>
          <table:table-cell table:style-name="ce126"/>
          <table:table-cell table:style-name="ce107"/>
          <table:table-cell/>
          <table:table-cell table:style-name="ce170" office:value-type="string" calcext:value-type="string">
            <text:p><text:s text:c="2"/></text:p>
          </table:table-cell>
          <table:table-cell table:style-name="ce170"/>
          <table:table-cell table:style-name="ce175" table:formula="of:=STRJOIN([.BE3:.BE48];&quot;&quot;)" office:value-type="string" office:string-value="&lt;Row&gt;&lt;PrereqTech&gt;TECH_CARVEL_HULLS&lt;/PrereqTech&gt;             &lt;TechType&gt;TECH_ASTRONOMY&lt;/TechType&gt;&lt;/Row&gt;&lt;Row&gt;&lt;PrereqTech&gt;TECH_EDUCATION&lt;/PrereqTech&gt;                &lt;TechType&gt;TECH_ASTRONOMY&lt;/TechType&gt;&lt;/Row&gt;&lt;Row&gt;&lt;PrereqTech&gt;TECH_EDUCATION&lt;/PrereqTech&gt;                &lt;TechType&gt;TECH_ACOUSTICS&lt;/TechType&gt;&lt;/Row&gt;&lt;Row&gt;&lt;PrereqTech&gt;TECH_EDUCATION&lt;/PrereqTech&gt;                &lt;TechType&gt;TECH_ARCHITECTURE&lt;/TechType&gt;&lt;/Row&gt;&lt;Row&gt;&lt;PrereqTech&gt;TECH_GUILDS&lt;/PrereqTech&gt;                   &lt;TechType&gt;TECH_BANKING&lt;/TechType&gt;&lt;/Row&gt;&lt;Row&gt;&lt;PrereqTech&gt;TECH_CHIVALRY&lt;/PrereqTech&gt;                 &lt;TechType&gt;TECH_BANKING&lt;/TechType&gt;&lt;/Row&gt;&lt;Row&gt;&lt;PrereqTech&gt;TECH_CHIVALRY&lt;/PrereqTech&gt;                 &lt;TechType&gt;TECH_PRINTING_PRESS&lt;/TechType&gt;&lt;/Row&gt;&lt;Row&gt;&lt;PrereqTech&gt;TECH_MACHINERY&lt;/PrereqTech&gt;                &lt;TechType&gt;TECH_PRINTING_PRESS&lt;/TechType&gt;&lt;/Row&gt;&lt;Row&gt;&lt;PrereqTech&gt;TECH_PHYSICS&lt;/PrereqTech&gt;                  &lt;TechType&gt;TECH_GUNPOWDER&lt;/TechType&gt;&lt;/Row&gt;" calcext:value-type="string">
            <text:p>&lt;Row&gt;&lt;PrereqTech&gt;TECH_CARVEL_HULLS&lt;/PrereqTech&gt; <text:s text:c="12"/>&lt;TechType&gt;TECH_ASTRONOMY&lt;/TechType&gt;&lt;/Row&gt;&lt;Row&gt;&lt;PrereqTech&gt;TECH_EDUCATION&lt;/PrereqTech&gt; <text:s text:c="15"/>&lt;TechType&gt;TECH_ASTRONOMY&lt;/TechType&gt;&lt;/Row&gt;&lt;Row&gt;&lt;PrereqTech&gt;TECH_EDUCATION&lt;/PrereqTech&gt; <text:s text:c="15"/>&lt;TechType&gt;TECH_ACOUSTICS&lt;/TechType&gt;&lt;/Row&gt;&lt;Row&gt;&lt;PrereqTech&gt;TECH_EDUCATION&lt;/PrereqTech&gt; <text:s text:c="15"/>&lt;TechType&gt;TECH_ARCHITECTURE&lt;/TechType&gt;&lt;/Row&gt;&lt;Row&gt;&lt;PrereqTech&gt;TECH_GUILDS&lt;/PrereqTech&gt; <text:s text:c="18"/>&lt;TechType&gt;TECH_BANKING&lt;/TechType&gt;&lt;/Row&gt;&lt;Row&gt;&lt;PrereqTech&gt;TECH_CHIVALRY&lt;/PrereqTech&gt; <text:s text:c="16"/>&lt;TechType&gt;TECH_BANKING&lt;/TechType&gt;&lt;/Row&gt;&lt;Row&gt;&lt;PrereqTech&gt;TECH_CHIVALRY&lt;/PrereqTech&gt; <text:s text:c="16"/>&lt;TechType&gt;TECH_PRINTING_PRESS&lt;/TechType&gt;&lt;/Row&gt;&lt;Row&gt;&lt;PrereqTech&gt;TECH_MACHINERY&lt;/PrereqTech&gt; <text:s text:c="15"/>&lt;TechType&gt;TECH_PRINTING_PRESS&lt;/TechType&gt;&lt;/Row&gt;&lt;Row&gt;&lt;PrereqTech&gt;TECH_PHYSICS&lt;/PrereqTech&gt; <text:s text:c="17"/>&lt;TechType&gt;TECH_GUNPOWDER&lt;/TechType&gt;&lt;/Row&gt;</text:p>
          </table:table-cell>
          <table:table-cell table:style-name="ce1" office:value-type="string" calcext:value-type="string">
            <text:p><text:s/></text:p>
          </table:table-cell>
          <table:table-cell table:style-name="ce1" table:formula="of:=[.DH48]" office:value-type="string" office:string-value="UPDATE Technologies SET GridY=9 WHERE Type IN ('TECH_MASONRY', 'TECH_CONSTRUCTION', 'none');" calcext:value-type="string">
            <text:p>UPDATE Technologies SET GridY=9 WHERE Type IN ('TECH_MASONRY', 'TECH_CONSTRUCTION', 'none');</text:p>
          </table:table-cell>
          <table:table-cell table:style-name="ce1" office:value-type="string" calcext:value-type="string">
            <text:p><text:s/></text:p>
          </table:table-cell>
          <table:table-cell table:style-name="ce178" table:formula="of:=IF([.C12]=0;&quot;&quot;;&quot;&lt;Row&gt;&lt;PrereqTech&gt;TECH_&quot;&amp;UPPER([.C12])&amp;&quot;&lt;/PrereqTech&gt;&quot;&amp;REPT(&quot; &quot;;25-LEN([.C12]))&amp;&quot;&lt;TechType&gt;TECH_&quot;&amp;UPPER([.D13])&amp;&quot;&lt;/TechType&gt;&lt;/Row&gt;&quot;)">
            <text:p/>
          </table:table-cell>
          <table:table-cell/>
          <table:table-cell table:style-name="ce174" table:formula="of:=IF([.E12]=0;&quot;&quot;;&quot;&lt;Row&gt;&lt;PrereqTech&gt;TECH_&quot;&amp;UPPER([.E12])&amp;&quot;&lt;/PrereqTech&gt;&quot;&amp;REPT(&quot; &quot;;25-LEN([.E12]))&amp;&quot;&lt;TechType&gt;TECH_&quot;&amp;UPPER([.F13])&amp;&quot;&lt;/TechType&gt;&lt;/Row&gt;&quot;)" office:value-type="string" office:string-value="&lt;Row&gt;&lt;PrereqTech&gt;TECH_POTTERY&lt;/PrereqTech&gt;                  &lt;TechType&gt;TECH_WRITING&lt;/TechType&gt;&lt;/Row&gt;" calcext:value-type="string">
            <text:p>&lt;Row&gt;&lt;PrereqTech&gt;TECH_POTTERY&lt;/PrereqTech&gt; <text:s text:c="17"/>&lt;TechType&gt;TECH_WRITING&lt;/TechType&gt;&lt;/Row&gt;</text:p>
          </table:table-cell>
          <table:table-cell/>
          <table:table-cell table:style-name="ce174" table:formula="of:=IF([.G12]=0;&quot;&quot;;&quot;&lt;Row&gt;&lt;PrereqTech&gt;TECH_&quot;&amp;UPPER([.G12])&amp;&quot;&lt;/PrereqTech&gt;&quot;&amp;REPT(&quot; &quot;;25-LEN([.G12]))&amp;&quot;&lt;TechType&gt;TECH_&quot;&amp;UPPER([.H13])&amp;&quot;&lt;/TechType&gt;&lt;/Row&gt;&quot;)" office:value-type="string" office:string-value="&lt;Row&gt;&lt;PrereqTech&gt;TECH_CALENDAR&lt;/PrereqTech&gt;                 &lt;TechType&gt;TECH_DRAMA&lt;/TechType&gt;&lt;/Row&gt;" calcext:value-type="string">
            <text:p>&lt;Row&gt;&lt;PrereqTech&gt;TECH_CALENDAR&lt;/PrereqTech&gt; <text:s text:c="16"/>&lt;TechType&gt;TECH_DRAMA&lt;/TechType&gt;&lt;/Row&gt;</text:p>
          </table:table-cell>
          <table:table-cell/>
          <table:table-cell table:style-name="ce174" table:formula="of:=IF([.I12]=0;&quot;&quot;;&quot;&lt;Row&gt;&lt;PrereqTech&gt;TECH_&quot;&amp;UPPER([.I12])&amp;&quot;&lt;/PrereqTech&gt;&quot;&amp;REPT(&quot; &quot;;25-LEN([.I12]))&amp;&quot;&lt;TechType&gt;TECH_&quot;&amp;UPPER([.J13])&amp;&quot;&lt;/TechType&gt;&lt;/Row&gt;&quot;)">
            <text:p/>
          </table:table-cell>
          <table:table-cell/>
          <table:table-cell table:style-name="ce174" table:formula="of:=IF([.K12]=0;&quot;&quot;;&quot;&lt;Row&gt;&lt;PrereqTech&gt;TECH_&quot;&amp;UPPER([.K12])&amp;&quot;&lt;/PrereqTech&gt;&quot;&amp;REPT(&quot; &quot;;25-LEN([.K12]))&amp;&quot;&lt;TechType&gt;TECH_&quot;&amp;UPPER([.L13])&amp;&quot;&lt;/TechType&gt;&lt;/Row&gt;&quot;)">
            <text:p/>
          </table:table-cell>
          <table:table-cell/>
          <table:table-cell table:style-name="ce174" table:formula="of:=IF([.M12]=0;&quot;&quot;;&quot;&lt;Row&gt;&lt;PrereqTech&gt;TECH_&quot;&amp;UPPER([.M12])&amp;&quot;&lt;/PrereqTech&gt;&quot;&amp;REPT(&quot; &quot;;25-LEN([.M12]))&amp;&quot;&lt;TechType&gt;TECH_&quot;&amp;UPPER([.N13])&amp;&quot;&lt;/TechType&gt;&lt;/Row&gt;&quot;)">
            <text:p/>
          </table:table-cell>
          <table:table-cell/>
          <table:table-cell table:style-name="ce174" table:formula="of:=IF([.O12]=0;&quot;&quot;;&quot;&lt;Row&gt;&lt;PrereqTech&gt;TECH_&quot;&amp;UPPER([.O12])&amp;&quot;&lt;/PrereqTech&gt;&quot;&amp;REPT(&quot; &quot;;25-LEN([.O12]))&amp;&quot;&lt;TechType&gt;TECH_&quot;&amp;UPPER([.P13])&amp;&quot;&lt;/TechType&gt;&lt;/Row&gt;&quot;)">
            <text:p/>
          </table:table-cell>
          <table:table-cell/>
          <table:table-cell table:style-name="ce174" table:formula="of:=IF([.Q12]=0;&quot;&quot;;&quot;&lt;Row&gt;&lt;PrereqTech&gt;TECH_&quot;&amp;UPPER([.Q12])&amp;&quot;&lt;/PrereqTech&gt;&quot;&amp;REPT(&quot; &quot;;25-LEN([.Q12]))&amp;&quot;&lt;TechType&gt;TECH_&quot;&amp;UPPER([.R13])&amp;&quot;&lt;/TechType&gt;&lt;/Row&gt;&quot;)">
            <text:p/>
          </table:table-cell>
          <table:table-cell/>
          <table:table-cell table:style-name="ce174" table:formula="of:=IF([.S12]=0;&quot;&quot;;&quot;&lt;Row&gt;&lt;PrereqTech&gt;TECH_&quot;&amp;UPPER([.S12])&amp;&quot;&lt;/PrereqTech&gt;&quot;&amp;REPT(&quot; &quot;;25-LEN([.S12]))&amp;&quot;&lt;TechType&gt;TECH_&quot;&amp;UPPER([.T13])&amp;&quot;&lt;/TechType&gt;&lt;/Row&gt;&quot;)">
            <text:p/>
          </table:table-cell>
          <table:table-cell/>
          <table:table-cell table:style-name="ce174" table:formula="of:=IF([.U12]=0;&quot;&quot;;&quot;&lt;Row&gt;&lt;PrereqTech&gt;TECH_&quot;&amp;UPPER([.U12])&amp;&quot;&lt;/PrereqTech&gt;&quot;&amp;REPT(&quot; &quot;;25-LEN([.U12]))&amp;&quot;&lt;TechType&gt;TECH_&quot;&amp;UPPER([.V13])&amp;&quot;&lt;/TechType&gt;&lt;/Row&gt;&quot;)">
            <text:p/>
          </table:table-cell>
          <table:table-cell/>
          <table:table-cell table:style-name="ce174" table:formula="of:=IF([.W12]=0;&quot;&quot;;&quot;&lt;Row&gt;&lt;PrereqTech&gt;TECH_&quot;&amp;UPPER([.W12])&amp;&quot;&lt;/PrereqTech&gt;&quot;&amp;REPT(&quot; &quot;;25-LEN([.W12]))&amp;&quot;&lt;TechType&gt;TECH_&quot;&amp;UPPER([.X13])&amp;&quot;&lt;/TechType&gt;&lt;/Row&gt;&quot;)">
            <text:p/>
          </table:table-cell>
          <table:table-cell/>
          <table:table-cell table:style-name="ce174" table:formula="of:=IF([.Y12]=0;&quot;&quot;;&quot;&lt;Row&gt;&lt;PrereqTech&gt;TECH_&quot;&amp;UPPER([.Y12])&amp;&quot;&lt;/PrereqTech&gt;&quot;&amp;REPT(&quot; &quot;;25-LEN([.Y12]))&amp;&quot;&lt;TechType&gt;TECH_&quot;&amp;UPPER([.Z13])&amp;&quot;&lt;/TechType&gt;&lt;/Row&gt;&quot;)">
            <text:p/>
          </table:table-cell>
          <table:table-cell/>
          <table:table-cell table:style-name="ce174" table:formula="of:=IF([.AA12]=0;&quot;&quot;;&quot;&lt;Row&gt;&lt;PrereqTech&gt;TECH_&quot;&amp;UPPER([.AA12])&amp;&quot;&lt;/PrereqTech&gt;&quot;&amp;REPT(&quot; &quot;;25-LEN([.AA12]))&amp;&quot;&lt;TechType&gt;TECH_&quot;&amp;UPPER([.AB13])&amp;&quot;&lt;/TechType&gt;&lt;/Row&gt;&quot;)">
            <text:p/>
          </table:table-cell>
          <table:table-cell/>
          <table:table-cell table:style-name="ce174" table:formula="of:=IF([.AC12]=0;&quot;&quot;;&quot;&lt;Row&gt;&lt;PrereqTech&gt;TECH_&quot;&amp;UPPER([.AC12])&amp;&quot;&lt;/PrereqTech&gt;&quot;&amp;REPT(&quot; &quot;;25-LEN([.AC12]))&amp;&quot;&lt;TechType&gt;TECH_&quot;&amp;UPPER([.AD13])&amp;&quot;&lt;/TechType&gt;&lt;/Row&gt;&quot;)">
            <text:p/>
          </table:table-cell>
          <table:table-cell/>
          <table:table-cell table:style-name="ce174" table:formula="of:=IF([.AE12]=0;&quot;&quot;;&quot;&lt;Row&gt;&lt;PrereqTech&gt;TECH_&quot;&amp;UPPER([.AE12])&amp;&quot;&lt;/PrereqTech&gt;&quot;&amp;REPT(&quot; &quot;;25-LEN([.AE12]))&amp;&quot;&lt;TechType&gt;TECH_&quot;&amp;UPPER([.AF13])&amp;&quot;&lt;/TechType&gt;&lt;/Row&gt;&quot;)">
            <text:p/>
          </table:table-cell>
          <table:table-cell/>
          <table:table-cell table:style-name="ce174" table:formula="of:=IF([.AG12]=0;&quot;&quot;;&quot;&lt;Row&gt;&lt;PrereqTech&gt;TECH_&quot;&amp;UPPER([.AG12])&amp;&quot;&lt;/PrereqTech&gt;&quot;&amp;REPT(&quot; &quot;;25-LEN([.AG12]))&amp;&quot;&lt;TechType&gt;TECH_&quot;&amp;UPPER([.AH13])&amp;&quot;&lt;/TechType&gt;&lt;/Row&gt;&quot;)">
            <text:p/>
          </table:table-cell>
          <table:table-cell/>
          <table:table-cell table:style-name="ce183" table:formula="of:=IF([.AI12]=0;&quot;&quot;;&quot;&lt;Row&gt;&lt;PrereqTech&gt;TECH_&quot;&amp;UPPER([.AI12])&amp;&quot;&lt;/PrereqTech&gt;&quot;&amp;REPT(&quot; &quot;;25-LEN([.AI12]))&amp;&quot;&lt;TechType&gt;TECH_&quot;&amp;UPPER([.AJ13])&amp;&quot;&lt;/TechType&gt;&lt;/Row&gt;&quot;)">
            <text:p/>
          </table:table-cell>
          <table:table-cell/>
          <table:table-cell table:style-name="ce178"/>
          <table:table-cell table:number-columns-repeated="5"/>
          <table:table-cell table:style-name="ce166" table:number-columns-repeated="2"/>
          <table:table-cell table:number-columns-repeated="22"/>
          <table:table-cell table:style-name="ce175" table:number-columns-repeated="2"/>
          <table:table-cell table:style-name="ce183" table:formula="of:=IF([.AJ12]=0;&quot;&quot;;&quot;'TECH_&quot;&amp;UPPER([.AJ12])&amp;&quot;', &quot;)">
            <text:p/>
          </table:table-cell>
          <table:table-cell table:style-name="ce191"/>
          <table:table-cell table:style-name="ce1" office:value-type="string" calcext:value-type="string">
            <text:p><text:s/></text:p>
          </table:table-cell>
          <table:table-cell table:number-columns-repeated="911"/>
        </table:table-row>
        <table:table-row table:style-name="ro3">
          <table:covered-table-cell table:style-name="ce80" office:value-type="float" office:value="2" calcext:value-type="float">
            <text:p>2</text:p>
          </table:covered-table-cell>
          <table:table-cell table:style-name="ce87"/>
          <table:table-cell table:style-name="ce100"/>
          <table:table-cell table:style-name="ce119"/>
          <table:table-cell table:style-name="ce100"/>
          <table:table-cell table:style-name="ce119" office:value-type="string" calcext:value-type="string">
            <text:p>Writing</text:p>
          </table:table-cell>
          <table:table-cell table:style-name="ce103" office:value-type="string" calcext:value-type="string">
            <text:p>Writing</text:p>
          </table:table-cell>
          <table:table-cell table:style-name="ce122" office:value-type="string" calcext:value-type="string">
            <text:p>Drama</text:p>
          </table:table-cell>
          <table:table-cell table:style-name="ce103" office:value-type="string" calcext:value-type="string">
            <text:p>Drama</text:p>
          </table:table-cell>
          <table:table-cell table:style-name="ce122" office:value-type="string" calcext:value-type="string">
            <text:p>Philosophy</text:p>
          </table:table-cell>
          <table:table-cell table:style-name="ce103" office:value-type="string" calcext:value-type="string">
            <text:p>Philosophy</text:p>
          </table:table-cell>
          <table:table-cell table:style-name="ce122" office:value-type="string" calcext:value-type="string">
            <text:p>Theology</text:p>
          </table:table-cell>
          <table:table-cell table:style-name="ce100" office:value-type="string" calcext:value-type="string">
            <text:p>Theology</text:p>
          </table:table-cell>
          <table:table-cell table:style-name="ce119" office:value-type="string" calcext:value-type="string">
            <text:p>Education</text:p>
          </table:table-cell>
          <table:table-cell table:style-name="ce103" office:value-type="string" calcext:value-type="string">
            <text:p>Education</text:p>
          </table:table-cell>
          <table:table-cell table:style-name="ce122" office:value-type="string" calcext:value-type="string">
            <text:p>Architecture</text:p>
          </table:table-cell>
          <table:table-cell table:style-name="ce103" office:value-type="string" calcext:value-type="string">
            <text:p>Architecture</text:p>
          </table:table-cell>
          <table:table-cell table:style-name="ce122" office:value-type="string" calcext:value-type="string">
            <text:p>Archaeology</text:p>
          </table:table-cell>
          <table:table-cell table:style-name="ce110"/>
          <table:table-cell table:style-name="ce129"/>
          <table:table-cell table:style-name="ce116"/>
          <table:table-cell table:style-name="ce135" office:value-type="string" calcext:value-type="string">
            <text:p>Biology</text:p>
          </table:table-cell>
          <table:table-cell table:style-name="ce116" office:value-type="string" calcext:value-type="string">
            <text:p>Biology</text:p>
          </table:table-cell>
          <table:table-cell table:style-name="ce135" office:value-type="string" calcext:value-type="string">
            <text:p>Refrigeration</text:p>
          </table:table-cell>
          <table:table-cell table:style-name="ce116"/>
          <table:table-cell table:style-name="ce135"/>
          <table:table-cell table:style-name="ce116" office:value-type="string" calcext:value-type="string">
            <text:p>Refrigeration</text:p>
          </table:table-cell>
          <table:table-cell table:style-name="ce135" office:value-type="string" calcext:value-type="string">
            <text:p>Ecology</text:p>
          </table:table-cell>
          <table:table-cell table:style-name="ce107"/>
          <table:table-cell table:style-name="ce126"/>
          <table:table-cell table:style-name="ce107" office:value-type="string" calcext:value-type="string">
            <text:p>Ecology</text:p>
          </table:table-cell>
          <table:table-cell table:style-name="ce126" office:value-type="string" calcext:value-type="string">
            <text:p>Internet</text:p>
          </table:table-cell>
          <table:table-cell table:style-name="ce107" office:value-type="string" calcext:value-type="string">
            <text:p>Internet</text:p>
          </table:table-cell>
          <table:table-cell table:style-name="ce126" office:value-type="string" calcext:value-type="string">
            <text:p>Globalization</text:p>
          </table:table-cell>
          <table:table-cell table:style-name="ce107"/>
          <table:table-cell table:style-name="ce126" office:value-type="string" calcext:value-type="string">
            <text:p>Ballistics</text:p>
          </table:table-cell>
          <table:table-cell table:style-name="ce107"/>
          <table:table-cell/>
          <table:table-cell table:style-name="ce170" office:value-type="string" calcext:value-type="string">
            <text:p><text:s text:c="2"/></text:p>
          </table:table-cell>
          <table:table-cell table:style-name="ce170"/>
          <table:table-cell table:style-name="ce174" table:formula="of:=STRJOIN([.BG3:.BG48];&quot;&quot;)" office:value-type="string" office:string-value="&lt;Row&gt;&lt;PrereqTech&gt;TECH_ASTRONOMY&lt;/PrereqTech&gt;                &lt;TechType&gt;TECH_NAVIGATION&lt;/TechType&gt;&lt;/Row&gt;&lt;Row&gt;&lt;PrereqTech&gt;TECH_ARCHITECTURE&lt;/PrereqTech&gt;             &lt;TechType&gt;TECH_ARCHAEOLOGY&lt;/TechType&gt;&lt;/Row&gt;&lt;Row&gt;&lt;PrereqTech&gt;TECH_BANKING&lt;/PrereqTech&gt;                  &lt;TechType&gt;TECH_ARCHAEOLOGY&lt;/TechType&gt;&lt;/Row&gt;&lt;Row&gt;&lt;PrereqTech&gt;TECH_BANKING&lt;/PrereqTech&gt;                  &lt;TechType&gt;TECH_ECONOMICS&lt;/TechType&gt;&lt;/Row&gt;&lt;Row&gt;&lt;PrereqTech&gt;TECH_PRINTING_PRESS&lt;/PrereqTech&gt;           &lt;TechType&gt;TECH_METALLURGY&lt;/TechType&gt;&lt;/Row&gt;&lt;Row&gt;&lt;PrereqTech&gt;TECH_PRINTING_PRESS&lt;/PrereqTech&gt;           &lt;TechType&gt;TECH_CHEMISTRY&lt;/TechType&gt;&lt;/Row&gt;&lt;Row&gt;&lt;PrereqTech&gt;TECH_GUNPOWDER&lt;/PrereqTech&gt;                &lt;TechType&gt;TECH_CHEMISTRY&lt;/TechType&gt;&lt;/Row&gt;&lt;Row&gt;&lt;PrereqTech&gt;TECH_STEEL&lt;/PrereqTech&gt;                    &lt;TechType&gt;TECH_CHEMISTRY&lt;/TechType&gt;&lt;/Row&gt;" calcext:value-type="string">
            <text:p>&lt;Row&gt;&lt;PrereqTech&gt;TECH_ASTRONOMY&lt;/PrereqTech&gt; <text:s text:c="15"/>&lt;TechType&gt;TECH_NAVIGATION&lt;/TechType&gt;&lt;/Row&gt;&lt;Row&gt;&lt;PrereqTech&gt;TECH_ARCHITECTURE&lt;/PrereqTech&gt; <text:s text:c="12"/>&lt;TechType&gt;TECH_ARCHAEOLOGY&lt;/TechType&gt;&lt;/Row&gt;&lt;Row&gt;&lt;PrereqTech&gt;TECH_BANKING&lt;/PrereqTech&gt; <text:s text:c="17"/>&lt;TechType&gt;TECH_ARCHAEOLOGY&lt;/TechType&gt;&lt;/Row&gt;&lt;Row&gt;&lt;PrereqTech&gt;TECH_BANKING&lt;/PrereqTech&gt; <text:s text:c="17"/>&lt;TechType&gt;TECH_ECONOMICS&lt;/TechType&gt;&lt;/Row&gt;&lt;Row&gt;&lt;PrereqTech&gt;TECH_PRINTING_PRESS&lt;/PrereqTech&gt; <text:s text:c="10"/>&lt;TechType&gt;TECH_METALLURGY&lt;/TechType&gt;&lt;/Row&gt;&lt;Row&gt;&lt;PrereqTech&gt;TECH_PRINTING_PRESS&lt;/PrereqTech&gt; <text:s text:c="10"/>&lt;TechType&gt;TECH_CHEMISTRY&lt;/TechType&gt;&lt;/Row&gt;&lt;Row&gt;&lt;PrereqTech&gt;TECH_GUNPOWDER&lt;/PrereqTech&gt; <text:s text:c="15"/>&lt;TechType&gt;TECH_CHEMISTRY&lt;/TechType&gt;&lt;/Row&gt;&lt;Row&gt;&lt;PrereqTech&gt;TECH_STEEL&lt;/PrereqTech&gt; <text:s text:c="19"/>&lt;TechType&gt;TECH_CHEMISTRY&lt;/TechType&gt;&lt;/Row&gt;</text:p>
          </table:table-cell>
          <table:table-cell table:style-name="ce1" office:value-type="string" calcext:value-type="string">
            <text:p><text:s/></text:p>
          </table:table-cell>
          <table:table-cell table:style-name="ce1" table:formula="of:=[.CA49]" office:value-type="string" office:string-value="UPDATE Technologies SET GridX=1, Era='ERA_ANCIENT' WHERE Type IN ('TECH_POTTERY', 'TECH_ANIMAL_HUSBANDRY', 'TECH_ARCHERY', 'TECH_MINING', 'none');" calcext:value-type="string">
            <text:p>UPDATE Technologies SET GridX=1, Era='ERA_ANCIENT' WHERE Type IN ('TECH_POTTERY', 'TECH_ANIMAL_HUSBANDRY', 'TECH_ARCHERY', 'TECH_MINING', 'none');</text:p>
          </table:table-cell>
          <table:table-cell table:style-name="ce1" office:value-type="string" calcext:value-type="string">
            <text:p><text:s/></text:p>
          </table:table-cell>
          <table:table-cell table:style-name="ce178" table:formula="of:=IF([.C13]=0;&quot;&quot;;&quot;&lt;Row&gt;&lt;PrereqTech&gt;TECH_&quot;&amp;UPPER([.C13])&amp;&quot;&lt;/PrereqTech&gt;&quot;&amp;REPT(&quot; &quot;;25-LEN([.C13]))&amp;&quot;&lt;TechType&gt;TECH_&quot;&amp;UPPER([.D13])&amp;&quot;&lt;/TechType&gt;&lt;/Row&gt;&quot;)">
            <text:p/>
          </table:table-cell>
          <table:table-cell/>
          <table:table-cell table:style-name="ce174" table:formula="of:=IF([.E13]=0;&quot;&quot;;&quot;&lt;Row&gt;&lt;PrereqTech&gt;TECH_&quot;&amp;UPPER([.E13])&amp;&quot;&lt;/PrereqTech&gt;&quot;&amp;REPT(&quot; &quot;;25-LEN([.E13]))&amp;&quot;&lt;TechType&gt;TECH_&quot;&amp;UPPER([.F13])&amp;&quot;&lt;/TechType&gt;&lt;/Row&gt;&quot;)">
            <text:p/>
          </table:table-cell>
          <table:table-cell/>
          <table:table-cell table:style-name="ce174" table:formula="of:=IF([.G13]=0;&quot;&quot;;&quot;&lt;Row&gt;&lt;PrereqTech&gt;TECH_&quot;&amp;UPPER([.G13])&amp;&quot;&lt;/PrereqTech&gt;&quot;&amp;REPT(&quot; &quot;;25-LEN([.G13]))&amp;&quot;&lt;TechType&gt;TECH_&quot;&amp;UPPER([.H13])&amp;&quot;&lt;/TechType&gt;&lt;/Row&gt;&quot;)" office:value-type="string" office:string-value="&lt;Row&gt;&lt;PrereqTech&gt;TECH_WRITING&lt;/PrereqTech&gt;                  &lt;TechType&gt;TECH_DRAMA&lt;/TechType&gt;&lt;/Row&gt;" calcext:value-type="string">
            <text:p>&lt;Row&gt;&lt;PrereqTech&gt;TECH_WRITING&lt;/PrereqTech&gt; <text:s text:c="17"/>&lt;TechType&gt;TECH_DRAMA&lt;/TechType&gt;&lt;/Row&gt;</text:p>
          </table:table-cell>
          <table:table-cell/>
          <table:table-cell table:style-name="ce174" table:formula="of:=IF([.I13]=0;&quot;&quot;;&quot;&lt;Row&gt;&lt;PrereqTech&gt;TECH_&quot;&amp;UPPER([.I13])&amp;&quot;&lt;/PrereqTech&gt;&quot;&amp;REPT(&quot; &quot;;25-LEN([.I13]))&amp;&quot;&lt;TechType&gt;TECH_&quot;&amp;UPPER([.J13])&amp;&quot;&lt;/TechType&gt;&lt;/Row&gt;&quot;)" office:value-type="string" office:string-value="&lt;Row&gt;&lt;PrereqTech&gt;TECH_DRAMA&lt;/PrereqTech&gt;                    &lt;TechType&gt;TECH_PHILOSOPHY&lt;/TechType&gt;&lt;/Row&gt;" calcext:value-type="string">
            <text:p>&lt;Row&gt;&lt;PrereqTech&gt;TECH_DRAMA&lt;/PrereqTech&gt; <text:s text:c="19"/>&lt;TechType&gt;TECH_PHILOSOPHY&lt;/TechType&gt;&lt;/Row&gt;</text:p>
          </table:table-cell>
          <table:table-cell/>
          <table:table-cell table:style-name="ce174" table:formula="of:=IF([.K13]=0;&quot;&quot;;&quot;&lt;Row&gt;&lt;PrereqTech&gt;TECH_&quot;&amp;UPPER([.K13])&amp;&quot;&lt;/PrereqTech&gt;&quot;&amp;REPT(&quot; &quot;;25-LEN([.K13]))&amp;&quot;&lt;TechType&gt;TECH_&quot;&amp;UPPER([.L13])&amp;&quot;&lt;/TechType&gt;&lt;/Row&gt;&quot;)" office:value-type="string" office:string-value="&lt;Row&gt;&lt;PrereqTech&gt;TECH_PHILOSOPHY&lt;/PrereqTech&gt;               &lt;TechType&gt;TECH_THEOLOGY&lt;/TechType&gt;&lt;/Row&gt;" calcext:value-type="string">
            <text:p>&lt;Row&gt;&lt;PrereqTech&gt;TECH_PHILOSOPHY&lt;/PrereqTech&gt; <text:s text:c="14"/>&lt;TechType&gt;TECH_THEOLOGY&lt;/TechType&gt;&lt;/Row&gt;</text:p>
          </table:table-cell>
          <table:table-cell/>
          <table:table-cell table:style-name="ce174" table:formula="of:=IF([.M13]=0;&quot;&quot;;&quot;&lt;Row&gt;&lt;PrereqTech&gt;TECH_&quot;&amp;UPPER([.M13])&amp;&quot;&lt;/PrereqTech&gt;&quot;&amp;REPT(&quot; &quot;;25-LEN([.M13]))&amp;&quot;&lt;TechType&gt;TECH_&quot;&amp;UPPER([.N13])&amp;&quot;&lt;/TechType&gt;&lt;/Row&gt;&quot;)" office:value-type="string" office:string-value="&lt;Row&gt;&lt;PrereqTech&gt;TECH_THEOLOGY&lt;/PrereqTech&gt;                 &lt;TechType&gt;TECH_EDUCATION&lt;/TechType&gt;&lt;/Row&gt;" calcext:value-type="string">
            <text:p>&lt;Row&gt;&lt;PrereqTech&gt;TECH_THEOLOGY&lt;/PrereqTech&gt; <text:s text:c="16"/>&lt;TechType&gt;TECH_EDUCATION&lt;/TechType&gt;&lt;/Row&gt;</text:p>
          </table:table-cell>
          <table:table-cell/>
          <table:table-cell table:style-name="ce174" table:formula="of:=IF([.O13]=0;&quot;&quot;;&quot;&lt;Row&gt;&lt;PrereqTech&gt;TECH_&quot;&amp;UPPER([.O13])&amp;&quot;&lt;/PrereqTech&gt;&quot;&amp;REPT(&quot; &quot;;25-LEN([.O13]))&amp;&quot;&lt;TechType&gt;TECH_&quot;&amp;UPPER([.P13])&amp;&quot;&lt;/TechType&gt;&lt;/Row&gt;&quot;)" office:value-type="string" office:string-value="&lt;Row&gt;&lt;PrereqTech&gt;TECH_EDUCATION&lt;/PrereqTech&gt;                &lt;TechType&gt;TECH_ARCHITECTURE&lt;/TechType&gt;&lt;/Row&gt;" calcext:value-type="string">
            <text:p>&lt;Row&gt;&lt;PrereqTech&gt;TECH_EDUCATION&lt;/PrereqTech&gt; <text:s text:c="15"/>&lt;TechType&gt;TECH_ARCHITECTURE&lt;/TechType&gt;&lt;/Row&gt;</text:p>
          </table:table-cell>
          <table:table-cell/>
          <table:table-cell table:style-name="ce174" table:formula="of:=IF([.Q13]=0;&quot;&quot;;&quot;&lt;Row&gt;&lt;PrereqTech&gt;TECH_&quot;&amp;UPPER([.Q13])&amp;&quot;&lt;/PrereqTech&gt;&quot;&amp;REPT(&quot; &quot;;25-LEN([.Q13]))&amp;&quot;&lt;TechType&gt;TECH_&quot;&amp;UPPER([.R13])&amp;&quot;&lt;/TechType&gt;&lt;/Row&gt;&quot;)" office:value-type="string" office:string-value="&lt;Row&gt;&lt;PrereqTech&gt;TECH_ARCHITECTURE&lt;/PrereqTech&gt;             &lt;TechType&gt;TECH_ARCHAEOLOGY&lt;/TechType&gt;&lt;/Row&gt;" calcext:value-type="string">
            <text:p>&lt;Row&gt;&lt;PrereqTech&gt;TECH_ARCHITECTURE&lt;/PrereqTech&gt; <text:s text:c="12"/>&lt;TechType&gt;TECH_ARCHAEOLOGY&lt;/TechType&gt;&lt;/Row&gt;</text:p>
          </table:table-cell>
          <table:table-cell/>
          <table:table-cell table:style-name="ce174" table:formula="of:=IF([.S13]=0;&quot;&quot;;&quot;&lt;Row&gt;&lt;PrereqTech&gt;TECH_&quot;&amp;UPPER([.S13])&amp;&quot;&lt;/PrereqTech&gt;&quot;&amp;REPT(&quot; &quot;;25-LEN([.S13]))&amp;&quot;&lt;TechType&gt;TECH_&quot;&amp;UPPER([.T13])&amp;&quot;&lt;/TechType&gt;&lt;/Row&gt;&quot;)">
            <text:p/>
          </table:table-cell>
          <table:table-cell/>
          <table:table-cell table:style-name="ce174" table:formula="of:=IF([.U13]=0;&quot;&quot;;&quot;&lt;Row&gt;&lt;PrereqTech&gt;TECH_&quot;&amp;UPPER([.U13])&amp;&quot;&lt;/PrereqTech&gt;&quot;&amp;REPT(&quot; &quot;;25-LEN([.U13]))&amp;&quot;&lt;TechType&gt;TECH_&quot;&amp;UPPER([.V13])&amp;&quot;&lt;/TechType&gt;&lt;/Row&gt;&quot;)">
            <text:p/>
          </table:table-cell>
          <table:table-cell/>
          <table:table-cell table:style-name="ce174" table:formula="of:=IF([.W13]=0;&quot;&quot;;&quot;&lt;Row&gt;&lt;PrereqTech&gt;TECH_&quot;&amp;UPPER([.W13])&amp;&quot;&lt;/PrereqTech&gt;&quot;&amp;REPT(&quot; &quot;;25-LEN([.W13]))&amp;&quot;&lt;TechType&gt;TECH_&quot;&amp;UPPER([.X13])&amp;&quot;&lt;/TechType&gt;&lt;/Row&gt;&quot;)" office:value-type="string" office:string-value="&lt;Row&gt;&lt;PrereqTech&gt;TECH_BIOLOGY&lt;/PrereqTech&gt;                  &lt;TechType&gt;TECH_REFRIGERATION&lt;/TechType&gt;&lt;/Row&gt;" calcext:value-type="string">
            <text:p>&lt;Row&gt;&lt;PrereqTech&gt;TECH_BIOLOGY&lt;/PrereqTech&gt; <text:s text:c="17"/>&lt;TechType&gt;TECH_REFRIGERATION&lt;/TechType&gt;&lt;/Row&gt;</text:p>
          </table:table-cell>
          <table:table-cell/>
          <table:table-cell table:style-name="ce174" table:formula="of:=IF([.Y13]=0;&quot;&quot;;&quot;&lt;Row&gt;&lt;PrereqTech&gt;TECH_&quot;&amp;UPPER([.Y13])&amp;&quot;&lt;/PrereqTech&gt;&quot;&amp;REPT(&quot; &quot;;25-LEN([.Y13]))&amp;&quot;&lt;TechType&gt;TECH_&quot;&amp;UPPER([.Z13])&amp;&quot;&lt;/TechType&gt;&lt;/Row&gt;&quot;)">
            <text:p/>
          </table:table-cell>
          <table:table-cell/>
          <table:table-cell table:style-name="ce174" table:formula="of:=IF([.AA13]=0;&quot;&quot;;&quot;&lt;Row&gt;&lt;PrereqTech&gt;TECH_&quot;&amp;UPPER([.AA13])&amp;&quot;&lt;/PrereqTech&gt;&quot;&amp;REPT(&quot; &quot;;25-LEN([.AA13]))&amp;&quot;&lt;TechType&gt;TECH_&quot;&amp;UPPER([.AB13])&amp;&quot;&lt;/TechType&gt;&lt;/Row&gt;&quot;)" office:value-type="string" office:string-value="&lt;Row&gt;&lt;PrereqTech&gt;TECH_REFRIGERATION&lt;/PrereqTech&gt;            &lt;TechType&gt;TECH_ECOLOGY&lt;/TechType&gt;&lt;/Row&gt;" calcext:value-type="string">
            <text:p>&lt;Row&gt;&lt;PrereqTech&gt;TECH_REFRIGERATION&lt;/PrereqTech&gt; <text:s text:c="11"/>&lt;TechType&gt;TECH_ECOLOGY&lt;/TechType&gt;&lt;/Row&gt;</text:p>
          </table:table-cell>
          <table:table-cell/>
          <table:table-cell table:style-name="ce174" table:formula="of:=IF([.AC13]=0;&quot;&quot;;&quot;&lt;Row&gt;&lt;PrereqTech&gt;TECH_&quot;&amp;UPPER([.AC13])&amp;&quot;&lt;/PrereqTech&gt;&quot;&amp;REPT(&quot; &quot;;25-LEN([.AC13]))&amp;&quot;&lt;TechType&gt;TECH_&quot;&amp;UPPER([.AD13])&amp;&quot;&lt;/TechType&gt;&lt;/Row&gt;&quot;)">
            <text:p/>
          </table:table-cell>
          <table:table-cell/>
          <table:table-cell table:style-name="ce174" table:formula="of:=IF([.AE13]=0;&quot;&quot;;&quot;&lt;Row&gt;&lt;PrereqTech&gt;TECH_&quot;&amp;UPPER([.AE13])&amp;&quot;&lt;/PrereqTech&gt;&quot;&amp;REPT(&quot; &quot;;25-LEN([.AE13]))&amp;&quot;&lt;TechType&gt;TECH_&quot;&amp;UPPER([.AF13])&amp;&quot;&lt;/TechType&gt;&lt;/Row&gt;&quot;)" office:value-type="string" office:string-value="&lt;Row&gt;&lt;PrereqTech&gt;TECH_ECOLOGY&lt;/PrereqTech&gt;                  &lt;TechType&gt;TECH_INTERNET&lt;/TechType&gt;&lt;/Row&gt;" calcext:value-type="string">
            <text:p>&lt;Row&gt;&lt;PrereqTech&gt;TECH_ECOLOGY&lt;/PrereqTech&gt; <text:s text:c="17"/>&lt;TechType&gt;TECH_INTERNET&lt;/TechType&gt;&lt;/Row&gt;</text:p>
          </table:table-cell>
          <table:table-cell/>
          <table:table-cell table:style-name="ce174" table:formula="of:=IF([.AG13]=0;&quot;&quot;;&quot;&lt;Row&gt;&lt;PrereqTech&gt;TECH_&quot;&amp;UPPER([.AG13])&amp;&quot;&lt;/PrereqTech&gt;&quot;&amp;REPT(&quot; &quot;;25-LEN([.AG13]))&amp;&quot;&lt;TechType&gt;TECH_&quot;&amp;UPPER([.AH13])&amp;&quot;&lt;/TechType&gt;&lt;/Row&gt;&quot;)" office:value-type="string" office:string-value="&lt;Row&gt;&lt;PrereqTech&gt;TECH_INTERNET&lt;/PrereqTech&gt;                 &lt;TechType&gt;TECH_GLOBALIZATION&lt;/TechType&gt;&lt;/Row&gt;" calcext:value-type="string">
            <text:p>&lt;Row&gt;&lt;PrereqTech&gt;TECH_INTERNET&lt;/PrereqTech&gt; <text:s text:c="16"/>&lt;TechType&gt;TECH_GLOBALIZATION&lt;/TechType&gt;&lt;/Row&gt;</text:p>
          </table:table-cell>
          <table:table-cell/>
          <table:table-cell table:style-name="ce183" table:formula="of:=IF([.AI13]=0;&quot;&quot;;&quot;&lt;Row&gt;&lt;PrereqTech&gt;TECH_&quot;&amp;UPPER([.AI13])&amp;&quot;&lt;/PrereqTech&gt;&quot;&amp;REPT(&quot; &quot;;25-LEN([.AI13]))&amp;&quot;&lt;TechType&gt;TECH_&quot;&amp;UPPER([.AJ13])&amp;&quot;&lt;/TechType&gt;&lt;/Row&gt;&quot;)">
            <text:p/>
          </table:table-cell>
          <table:table-cell/>
          <table:table-cell table:style-name="ce178" table:formula="of:=IF([.D13]=0;&quot;&quot;;&quot;'TECH_&quot;&amp;UPPER([.D13])&amp;&quot;', &quot;)">
            <text:p/>
          </table:table-cell>
          <table:table-cell table:style-name="ce174"/>
          <table:table-cell table:style-name="ce174" table:formula="of:=IF([.F13]=0;&quot;&quot;;&quot;'TECH_&quot;&amp;UPPER([.F13])&amp;&quot;', &quot;)" office:value-type="string" office:string-value="'TECH_WRITING', " calcext:value-type="string">
            <text:p>'TECH_WRITING', </text:p>
          </table:table-cell>
          <table:table-cell table:style-name="ce174"/>
          <table:table-cell table:style-name="ce174" table:formula="of:=IF([.H13]=0;&quot;&quot;;&quot;'TECH_&quot;&amp;UPPER([.H13])&amp;&quot;', &quot;)" office:value-type="string" office:string-value="'TECH_DRAMA', " calcext:value-type="string">
            <text:p>'TECH_DRAMA', </text:p>
          </table:table-cell>
          <table:table-cell table:style-name="ce174"/>
          <table:table-cell table:style-name="ce174" table:formula="of:=IF([.J13]=0;&quot;&quot;;&quot;'TECH_&quot;&amp;UPPER([.J13])&amp;&quot;', &quot;)" office:value-type="string" office:string-value="'TECH_PHILOSOPHY', " calcext:value-type="string">
            <text:p>'TECH_PHILOSOPHY', </text:p>
          </table:table-cell>
          <table:table-cell table:style-name="ce174"/>
          <table:table-cell table:style-name="ce174" table:formula="of:=IF([.L13]=0;&quot;&quot;;&quot;'TECH_&quot;&amp;UPPER([.L13])&amp;&quot;', &quot;)" office:value-type="string" office:string-value="'TECH_THEOLOGY', " calcext:value-type="string">
            <text:p>'TECH_THEOLOGY', </text:p>
          </table:table-cell>
          <table:table-cell table:style-name="ce174"/>
          <table:table-cell table:style-name="ce174" table:formula="of:=IF([.N13]=0;&quot;&quot;;&quot;'TECH_&quot;&amp;UPPER([.N13])&amp;&quot;', &quot;)" office:value-type="string" office:string-value="'TECH_EDUCATION', " calcext:value-type="string">
            <text:p>'TECH_EDUCATION', </text:p>
          </table:table-cell>
          <table:table-cell table:style-name="ce174"/>
          <table:table-cell table:style-name="ce174" table:formula="of:=IF([.P13]=0;&quot;&quot;;&quot;'TECH_&quot;&amp;UPPER([.P13])&amp;&quot;', &quot;)" office:value-type="string" office:string-value="'TECH_ARCHITECTURE', " calcext:value-type="string">
            <text:p>'TECH_ARCHITECTURE', </text:p>
          </table:table-cell>
          <table:table-cell table:style-name="ce174"/>
          <table:table-cell table:style-name="ce174" table:formula="of:=IF([.R13]=0;&quot;&quot;;&quot;'TECH_&quot;&amp;UPPER([.R13])&amp;&quot;', &quot;)" office:value-type="string" office:string-value="'TECH_ARCHAEOLOGY', " calcext:value-type="string">
            <text:p>'TECH_ARCHAEOLOGY', </text:p>
          </table:table-cell>
          <table:table-cell table:style-name="ce174"/>
          <table:table-cell table:style-name="ce174" table:formula="of:=IF([.T13]=0;&quot;&quot;;&quot;'TECH_&quot;&amp;UPPER([.T13])&amp;&quot;', &quot;)">
            <text:p/>
          </table:table-cell>
          <table:table-cell table:style-name="ce174"/>
          <table:table-cell table:style-name="ce174" table:formula="of:=IF([.V13]=0;&quot;&quot;;&quot;'TECH_&quot;&amp;UPPER([.V13])&amp;&quot;', &quot;)" office:value-type="string" office:string-value="'TECH_BIOLOGY', " calcext:value-type="string">
            <text:p>'TECH_BIOLOGY', </text:p>
          </table:table-cell>
          <table:table-cell table:style-name="ce174"/>
          <table:table-cell table:style-name="ce174" table:formula="of:=IF([.X13]=0;&quot;&quot;;&quot;'TECH_&quot;&amp;UPPER([.X13])&amp;&quot;', &quot;)" office:value-type="string" office:string-value="'TECH_REFRIGERATION', " calcext:value-type="string">
            <text:p>'TECH_REFRIGERATION', </text:p>
          </table:table-cell>
          <table:table-cell table:style-name="ce174"/>
          <table:table-cell table:style-name="ce174" table:formula="of:=IF([.Z13]=0;&quot;&quot;;&quot;'TECH_&quot;&amp;UPPER([.Z13])&amp;&quot;', &quot;)">
            <text:p/>
          </table:table-cell>
          <table:table-cell table:style-name="ce174"/>
          <table:table-cell table:style-name="ce174" table:formula="of:=IF([.AB13]=0;&quot;&quot;;&quot;'TECH_&quot;&amp;UPPER([.AB13])&amp;&quot;', &quot;)" office:value-type="string" office:string-value="'TECH_ECOLOGY', " calcext:value-type="string">
            <text:p>'TECH_ECOLOGY', </text:p>
          </table:table-cell>
          <table:table-cell table:style-name="ce174"/>
          <table:table-cell table:style-name="ce174" table:formula="of:=IF([.AD13]=0;&quot;&quot;;&quot;'TECH_&quot;&amp;UPPER([.AD13])&amp;&quot;', &quot;)">
            <text:p/>
          </table:table-cell>
          <table:table-cell table:style-name="ce174"/>
          <table:table-cell table:style-name="ce174" table:formula="of:=IF([.AF13]=0;&quot;&quot;;&quot;'TECH_&quot;&amp;UPPER([.AF13])&amp;&quot;', &quot;)" office:value-type="string" office:string-value="'TECH_INTERNET', " calcext:value-type="string">
            <text:p>'TECH_INTERNET', </text:p>
          </table:table-cell>
          <table:table-cell table:style-name="ce174"/>
          <table:table-cell table:style-name="ce174" table:formula="of:=IF([.AH13]=0;&quot;&quot;;&quot;'TECH_&quot;&amp;UPPER([.AH13])&amp;&quot;', &quot;)" office:value-type="string" office:string-value="'TECH_GLOBALIZATION', " calcext:value-type="string">
            <text:p>'TECH_GLOBALIZATION', </text:p>
          </table:table-cell>
          <table:table-cell table:style-name="ce175"/>
          <table:table-cell table:style-name="ce183" table:formula="of:=IF([.AJ13]=0;&quot;&quot;;&quot;'TECH_&quot;&amp;UPPER([.AJ13])&amp;&quot;', &quot;)" office:value-type="string" office:string-value="'TECH_BALLISTICS', " calcext:value-type="string">
            <text:p>'TECH_BALLISTICS', </text:p>
          </table:table-cell>
          <table:table-cell table:style-name="ce191" table:formula="of:=&quot;UPDATE Technologies SET GridY=&quot;&amp;[.A13]&amp;&quot; WHERE Type IN (&quot;&amp;[.CA13]&amp;[.CC13]&amp;[.CE13]&amp;[.CG13]&amp;[.CI13]&amp;[.CK13]&amp;[.CM13]&amp;[.CO13]&amp;[.CQ13]&amp;[.CS13]&amp;[.CU13]&amp;[.CW13]&amp;[.CY13]&amp;[.DA13]&amp;[.DC13]&amp;[.DE13]&amp;[.DG13]&amp;&quot;'none');&quot;" office:value-type="string" office:string-value="UPDATE Technologies SET GridY=2 WHERE Type IN ('TECH_WRITING', 'TECH_DRAMA', 'TECH_PHILOSOPHY', 'TECH_THEOLOGY', 'TECH_EDUCATION', 'TECH_ARCHITECTURE', 'TECH_ARCHAEOLOGY', 'TECH_BIOLOGY', 'TECH_REFRIGERATION', 'TECH_ECOLOGY', 'TECH_INTERNET', 'TECH_GLOBALIZATION', 'TECH_BALLISTICS', 'none');" calcext:value-type="string">
            <text:p>UPDATE Technologies SET GridY=2 WHERE Type IN ('TECH_WRITING', 'TECH_DRAMA', 'TECH_PHILOSOPHY', 'TECH_THEOLOGY', 'TECH_EDUCATION', 'TECH_ARCHITECTURE', 'TECH_ARCHAEOLOGY', 'TECH_BIOLOGY', 'TECH_REFRIGERATION', 'TECH_ECOLOGY', 'TECH_INTERNET', 'TECH_GLOBALIZATION', 'TECH_BALLISTICS', 'none');</text:p>
          </table:table-cell>
          <table:table-cell table:style-name="ce1" office:value-type="string" calcext:value-type="string">
            <text:p><text:s/></text:p>
          </table:table-cell>
          <table:table-cell table:number-columns-repeated="911"/>
        </table:table-row>
        <table:table-row table:style-name="ro3">
          <table:covered-table-cell table:style-name="ce80"/>
          <table:table-cell table:style-name="ce87"/>
          <table:table-cell table:style-name="ce100"/>
          <table:table-cell table:style-name="ce119"/>
          <table:table-cell table:style-name="ce100"/>
          <table:table-cell table:style-name="ce119"/>
          <table:table-cell table:style-name="ce103"/>
          <table:table-cell table:style-name="ce122"/>
          <table:table-cell table:style-name="ce103"/>
          <table:table-cell table:style-name="ce122"/>
          <table:table-cell table:style-name="ce103"/>
          <table:table-cell table:style-name="ce122"/>
          <table:table-cell table:style-name="ce100" office:value-type="string" calcext:value-type="string">
            <text:p>Guilds</text:p>
          </table:table-cell>
          <table:table-cell table:style-name="ce119"/>
          <table:table-cell table:style-name="ce103"/>
          <table:table-cell table:style-name="ce122"/>
          <table:table-cell table:style-name="ce103" office:value-type="string" calcext:value-type="string">
            <text:p>Banking</text:p>
          </table:table-cell>
          <table:table-cell table:style-name="ce122"/>
          <table:table-cell table:style-name="ce110"/>
          <table:table-cell table:style-name="ce129"/>
          <table:table-cell table:style-name="ce116" office:value-type="string" calcext:value-type="string">
            <text:p>Scientific_Theory</text:p>
          </table:table-cell>
          <table:table-cell table:style-name="ce135"/>
          <table:table-cell table:style-name="ce116" office:value-type="string" calcext:value-type="string">
            <text:p>Electricity</text:p>
          </table:table-cell>
          <table:table-cell table:style-name="ce135"/>
          <table:table-cell table:style-name="ce116"/>
          <table:table-cell table:style-name="ce135"/>
          <table:table-cell table:style-name="ce116"/>
          <table:table-cell table:style-name="ce135"/>
          <table:table-cell table:style-name="ce107"/>
          <table:table-cell table:style-name="ce126"/>
          <table:table-cell table:style-name="ce107" office:value-type="string" calcext:value-type="string">
            <text:p>Computers</text:p>
          </table:table-cell>
          <table:table-cell table:style-name="ce126"/>
          <table:table-cell table:style-name="ce107"/>
          <table:table-cell table:style-name="ce126"/>
          <table:table-cell table:style-name="ce107"/>
          <table:table-cell table:style-name="ce126"/>
          <table:table-cell table:style-name="ce107"/>
          <table:table-cell/>
          <table:table-cell table:style-name="ce170" office:value-type="string" calcext:value-type="string">
            <text:p><text:s text:c="2"/></text:p>
          </table:table-cell>
          <table:table-cell table:style-name="ce170"/>
          <table:table-cell table:style-name="ce174" table:formula="of:=STRJOIN([.BI3:.BI48];&quot;&quot;)" office:value-type="string" office:string-value="&lt;Row&gt;&lt;PrereqTech&gt;TECH_NAVIGATION&lt;/PrereqTech&gt;               &lt;TechType&gt;TECH_SCIENTIFIC_THEORY&lt;/TechType&gt;&lt;/Row&gt;&lt;Row&gt;&lt;PrereqTech&gt;TECH_ACOUSTICS&lt;/PrereqTech&gt;                &lt;TechType&gt;TECH_SCIENTIFIC_THEORY&lt;/TechType&gt;&lt;/Row&gt;&lt;Row&gt;&lt;PrereqTech&gt;TECH_ARCHAEOLOGY&lt;/PrereqTech&gt;              &lt;TechType&gt;TECH_SCIENTIFIC_THEORY&lt;/TechType&gt;&lt;/Row&gt;&lt;Row&gt;&lt;PrereqTech&gt;TECH_ECONOMICS&lt;/PrereqTech&gt;                &lt;TechType&gt;TECH_SCIENTIFIC_THEORY&lt;/TechType&gt;&lt;/Row&gt;&lt;Row&gt;&lt;PrereqTech&gt;TECH_METALLURGY&lt;/PrereqTech&gt;               &lt;TechType&gt;TECH_SCIENTIFIC_THEORY&lt;/TechType&gt;&lt;/Row&gt;&lt;Row&gt;&lt;PrereqTech&gt;TECH_METALLURGY&lt;/PrereqTech&gt;               &lt;TechType&gt;TECH_MILITARY_SCIENCE&lt;/TechType&gt;&lt;/Row&gt;&lt;Row&gt;&lt;PrereqTech&gt;TECH_METALLURGY&lt;/PrereqTech&gt;               &lt;TechType&gt;TECH_STEAM_POWER&lt;/TechType&gt;&lt;/Row&gt;&lt;Row&gt;&lt;PrereqTech&gt;TECH_CHEMISTRY&lt;/PrereqTech&gt;                &lt;TechType&gt;TECH_RIFLING&lt;/TechType&gt;&lt;/Row&gt;&lt;Row&gt;&lt;PrereqTech&gt;TECH_CHEMISTRY&lt;/PrereqTech&gt;                &lt;TechType&gt;TECH_FERTILIZER&lt;/TechType&gt;&lt;/Row&gt;" calcext:value-type="string">
            <text:p>&lt;Row&gt;&lt;PrereqTech&gt;TECH_NAVIGATION&lt;/PrereqTech&gt; <text:s text:c="14"/>&lt;TechType&gt;TECH_SCIENTIFIC_THEORY&lt;/TechType&gt;&lt;/Row&gt;&lt;Row&gt;&lt;PrereqTech&gt;TECH_ACOUSTICS&lt;/PrereqTech&gt; <text:s text:c="15"/>&lt;TechType&gt;TECH_SCIENTIFIC_THEORY&lt;/TechType&gt;&lt;/Row&gt;&lt;Row&gt;&lt;PrereqTech&gt;TECH_ARCHAEOLOGY&lt;/PrereqTech&gt; <text:s text:c="13"/>&lt;TechType&gt;TECH_SCIENTIFIC_THEORY&lt;/TechType&gt;&lt;/Row&gt;&lt;Row&gt;&lt;PrereqTech&gt;TECH_ECONOMICS&lt;/PrereqTech&gt; <text:s text:c="15"/>&lt;TechType&gt;TECH_SCIENTIFIC_THEORY&lt;/TechType&gt;&lt;/Row&gt;&lt;Row&gt;&lt;PrereqTech&gt;TECH_METALLURGY&lt;/PrereqTech&gt; <text:s text:c="14"/>&lt;TechType&gt;TECH_SCIENTIFIC_THEORY&lt;/TechType&gt;&lt;/Row&gt;&lt;Row&gt;&lt;PrereqTech&gt;TECH_METALLURGY&lt;/PrereqTech&gt; <text:s text:c="14"/>&lt;TechType&gt;TECH_MILITARY_SCIENCE&lt;/TechType&gt;&lt;/Row&gt;&lt;Row&gt;&lt;PrereqTech&gt;TECH_METALLURGY&lt;/PrereqTech&gt; <text:s text:c="14"/>&lt;TechType&gt;TECH_STEAM_POWER&lt;/TechType&gt;&lt;/Row&gt;&lt;Row&gt;&lt;PrereqTech&gt;TECH_CHEMISTRY&lt;/PrereqTech&gt; <text:s text:c="15"/>&lt;TechType&gt;TECH_RIFLING&lt;/TechType&gt;&lt;/Row&gt;&lt;Row&gt;&lt;PrereqTech&gt;TECH_CHEMISTRY&lt;/PrereqTech&gt; <text:s text:c="15"/>&lt;TechType&gt;TECH_FERTILIZER&lt;/TechType&gt;&lt;/Row&gt;</text:p>
          </table:table-cell>
          <table:table-cell table:style-name="ce1" office:value-type="string" calcext:value-type="string">
            <text:p><text:s/></text:p>
          </table:table-cell>
          <table:table-cell table:style-name="ce1" table:formula="of:=[.CC49]" office:value-type="string" office:string-value="UPDATE Technologies SET GridX=2, Era='ERA_ANCIENT' WHERE Type IN ('TECH_SAILING', 'TECH_CALENDAR', 'TECH_WRITING', 'TECH_TRAPPING', 'TECH_THE_WHEEL', 'TECH_BRONZE_WORKING', 'TECH_MASONRY', 'none');" calcext:value-type="string">
            <text:p>UPDATE Technologies SET GridX=2, Era='ERA_ANCIENT' WHERE Type IN ('TECH_SAILING', 'TECH_CALENDAR', 'TECH_WRITING', 'TECH_TRAPPING', 'TECH_THE_WHEEL', 'TECH_BRONZE_WORKING', 'TECH_MASONRY', 'none');</text:p>
          </table:table-cell>
          <table:table-cell table:style-name="ce1" office:value-type="string" calcext:value-type="string">
            <text:p><text:s/></text:p>
          </table:table-cell>
          <table:table-cell table:style-name="ce178" table:formula="of:=IF([.C14]=0;&quot;&quot;;&quot;&lt;Row&gt;&lt;PrereqTech&gt;TECH_&quot;&amp;UPPER([.C14])&amp;&quot;&lt;/PrereqTech&gt;&quot;&amp;REPT(&quot; &quot;;25-LEN([.C14]))&amp;&quot;&lt;TechType&gt;TECH_&quot;&amp;UPPER([.D13])&amp;&quot;&lt;/TechType&gt;&lt;/Row&gt;&quot;)">
            <text:p/>
          </table:table-cell>
          <table:table-cell/>
          <table:table-cell table:style-name="ce174" table:formula="of:=IF([.E14]=0;&quot;&quot;;&quot;&lt;Row&gt;&lt;PrereqTech&gt;TECH_&quot;&amp;UPPER([.E14])&amp;&quot;&lt;/PrereqTech&gt;&quot;&amp;REPT(&quot; &quot;;25-LEN([.E14]))&amp;&quot;&lt;TechType&gt;TECH_&quot;&amp;UPPER([.F13])&amp;&quot;&lt;/TechType&gt;&lt;/Row&gt;&quot;)">
            <text:p/>
          </table:table-cell>
          <table:table-cell/>
          <table:table-cell table:style-name="ce174" table:formula="of:=IF([.G14]=0;&quot;&quot;;&quot;&lt;Row&gt;&lt;PrereqTech&gt;TECH_&quot;&amp;UPPER([.G14])&amp;&quot;&lt;/PrereqTech&gt;&quot;&amp;REPT(&quot; &quot;;25-LEN([.G14]))&amp;&quot;&lt;TechType&gt;TECH_&quot;&amp;UPPER([.H13])&amp;&quot;&lt;/TechType&gt;&lt;/Row&gt;&quot;)">
            <text:p/>
          </table:table-cell>
          <table:table-cell/>
          <table:table-cell table:style-name="ce174" table:formula="of:=IF([.I14]=0;&quot;&quot;;&quot;&lt;Row&gt;&lt;PrereqTech&gt;TECH_&quot;&amp;UPPER([.I14])&amp;&quot;&lt;/PrereqTech&gt;&quot;&amp;REPT(&quot; &quot;;25-LEN([.I14]))&amp;&quot;&lt;TechType&gt;TECH_&quot;&amp;UPPER([.J13])&amp;&quot;&lt;/TechType&gt;&lt;/Row&gt;&quot;)">
            <text:p/>
          </table:table-cell>
          <table:table-cell/>
          <table:table-cell table:style-name="ce174" table:formula="of:=IF([.K14]=0;&quot;&quot;;&quot;&lt;Row&gt;&lt;PrereqTech&gt;TECH_&quot;&amp;UPPER([.K14])&amp;&quot;&lt;/PrereqTech&gt;&quot;&amp;REPT(&quot; &quot;;25-LEN([.K14]))&amp;&quot;&lt;TechType&gt;TECH_&quot;&amp;UPPER([.L13])&amp;&quot;&lt;/TechType&gt;&lt;/Row&gt;&quot;)">
            <text:p/>
          </table:table-cell>
          <table:table-cell/>
          <table:table-cell table:style-name="ce174" table:formula="of:=IF([.M14]=0;&quot;&quot;;&quot;&lt;Row&gt;&lt;PrereqTech&gt;TECH_&quot;&amp;UPPER([.M14])&amp;&quot;&lt;/PrereqTech&gt;&quot;&amp;REPT(&quot; &quot;;25-LEN([.M14]))&amp;&quot;&lt;TechType&gt;TECH_&quot;&amp;UPPER([.N13])&amp;&quot;&lt;/TechType&gt;&lt;/Row&gt;&quot;)" office:value-type="string" office:string-value="&lt;Row&gt;&lt;PrereqTech&gt;TECH_GUILDS&lt;/PrereqTech&gt;                   &lt;TechType&gt;TECH_EDUCATION&lt;/TechType&gt;&lt;/Row&gt;" calcext:value-type="string">
            <text:p>&lt;Row&gt;&lt;PrereqTech&gt;TECH_GUILDS&lt;/PrereqTech&gt; <text:s text:c="18"/>&lt;TechType&gt;TECH_EDUCATION&lt;/TechType&gt;&lt;/Row&gt;</text:p>
          </table:table-cell>
          <table:table-cell/>
          <table:table-cell table:style-name="ce174" table:formula="of:=IF([.O14]=0;&quot;&quot;;&quot;&lt;Row&gt;&lt;PrereqTech&gt;TECH_&quot;&amp;UPPER([.O14])&amp;&quot;&lt;/PrereqTech&gt;&quot;&amp;REPT(&quot; &quot;;25-LEN([.O14]))&amp;&quot;&lt;TechType&gt;TECH_&quot;&amp;UPPER([.P13])&amp;&quot;&lt;/TechType&gt;&lt;/Row&gt;&quot;)">
            <text:p/>
          </table:table-cell>
          <table:table-cell/>
          <table:table-cell table:style-name="ce174" table:formula="of:=IF([.Q14]=0;&quot;&quot;;&quot;&lt;Row&gt;&lt;PrereqTech&gt;TECH_&quot;&amp;UPPER([.Q14])&amp;&quot;&lt;/PrereqTech&gt;&quot;&amp;REPT(&quot; &quot;;25-LEN([.Q14]))&amp;&quot;&lt;TechType&gt;TECH_&quot;&amp;UPPER([.R13])&amp;&quot;&lt;/TechType&gt;&lt;/Row&gt;&quot;)" office:value-type="string" office:string-value="&lt;Row&gt;&lt;PrereqTech&gt;TECH_BANKING&lt;/PrereqTech&gt;                  &lt;TechType&gt;TECH_ARCHAEOLOGY&lt;/TechType&gt;&lt;/Row&gt;" calcext:value-type="string">
            <text:p>&lt;Row&gt;&lt;PrereqTech&gt;TECH_BANKING&lt;/PrereqTech&gt; <text:s text:c="17"/>&lt;TechType&gt;TECH_ARCHAEOLOGY&lt;/TechType&gt;&lt;/Row&gt;</text:p>
          </table:table-cell>
          <table:table-cell/>
          <table:table-cell table:style-name="ce174" table:formula="of:=IF([.S14]=0;&quot;&quot;;&quot;&lt;Row&gt;&lt;PrereqTech&gt;TECH_&quot;&amp;UPPER([.S14])&amp;&quot;&lt;/PrereqTech&gt;&quot;&amp;REPT(&quot; &quot;;25-LEN([.S14]))&amp;&quot;&lt;TechType&gt;TECH_&quot;&amp;UPPER([.T13])&amp;&quot;&lt;/TechType&gt;&lt;/Row&gt;&quot;)">
            <text:p/>
          </table:table-cell>
          <table:table-cell/>
          <table:table-cell table:style-name="ce174" table:formula="of:=IF([.U14]=0;&quot;&quot;;&quot;&lt;Row&gt;&lt;PrereqTech&gt;TECH_&quot;&amp;UPPER([.U14])&amp;&quot;&lt;/PrereqTech&gt;&quot;&amp;REPT(&quot; &quot;;25-LEN([.U14]))&amp;&quot;&lt;TechType&gt;TECH_&quot;&amp;UPPER([.V13])&amp;&quot;&lt;/TechType&gt;&lt;/Row&gt;&quot;)" office:value-type="string" office:string-value="&lt;Row&gt;&lt;PrereqTech&gt;TECH_SCIENTIFIC_THEORY&lt;/PrereqTech&gt;        &lt;TechType&gt;TECH_BIOLOGY&lt;/TechType&gt;&lt;/Row&gt;" calcext:value-type="string">
            <text:p>&lt;Row&gt;&lt;PrereqTech&gt;TECH_SCIENTIFIC_THEORY&lt;/PrereqTech&gt; <text:s text:c="7"/>&lt;TechType&gt;TECH_BIOLOGY&lt;/TechType&gt;&lt;/Row&gt;</text:p>
          </table:table-cell>
          <table:table-cell/>
          <table:table-cell table:style-name="ce174" table:formula="of:=IF([.W14]=0;&quot;&quot;;&quot;&lt;Row&gt;&lt;PrereqTech&gt;TECH_&quot;&amp;UPPER([.W14])&amp;&quot;&lt;/PrereqTech&gt;&quot;&amp;REPT(&quot; &quot;;25-LEN([.W14]))&amp;&quot;&lt;TechType&gt;TECH_&quot;&amp;UPPER([.X13])&amp;&quot;&lt;/TechType&gt;&lt;/Row&gt;&quot;)" office:value-type="string" office:string-value="&lt;Row&gt;&lt;PrereqTech&gt;TECH_ELECTRICITY&lt;/PrereqTech&gt;              &lt;TechType&gt;TECH_REFRIGERATION&lt;/TechType&gt;&lt;/Row&gt;" calcext:value-type="string">
            <text:p>&lt;Row&gt;&lt;PrereqTech&gt;TECH_ELECTRICITY&lt;/PrereqTech&gt; <text:s text:c="13"/>&lt;TechType&gt;TECH_REFRIGERATION&lt;/TechType&gt;&lt;/Row&gt;</text:p>
          </table:table-cell>
          <table:table-cell/>
          <table:table-cell table:style-name="ce174" table:formula="of:=IF([.Y14]=0;&quot;&quot;;&quot;&lt;Row&gt;&lt;PrereqTech&gt;TECH_&quot;&amp;UPPER([.Y14])&amp;&quot;&lt;/PrereqTech&gt;&quot;&amp;REPT(&quot; &quot;;25-LEN([.Y14]))&amp;&quot;&lt;TechType&gt;TECH_&quot;&amp;UPPER([.Z13])&amp;&quot;&lt;/TechType&gt;&lt;/Row&gt;&quot;)">
            <text:p/>
          </table:table-cell>
          <table:table-cell/>
          <table:table-cell table:style-name="ce174" table:formula="of:=IF([.AA14]=0;&quot;&quot;;&quot;&lt;Row&gt;&lt;PrereqTech&gt;TECH_&quot;&amp;UPPER([.AA14])&amp;&quot;&lt;/PrereqTech&gt;&quot;&amp;REPT(&quot; &quot;;25-LEN([.AA14]))&amp;&quot;&lt;TechType&gt;TECH_&quot;&amp;UPPER([.AB13])&amp;&quot;&lt;/TechType&gt;&lt;/Row&gt;&quot;)">
            <text:p/>
          </table:table-cell>
          <table:table-cell/>
          <table:table-cell table:style-name="ce174" table:formula="of:=IF([.AC14]=0;&quot;&quot;;&quot;&lt;Row&gt;&lt;PrereqTech&gt;TECH_&quot;&amp;UPPER([.AC14])&amp;&quot;&lt;/PrereqTech&gt;&quot;&amp;REPT(&quot; &quot;;25-LEN([.AC14]))&amp;&quot;&lt;TechType&gt;TECH_&quot;&amp;UPPER([.AD13])&amp;&quot;&lt;/TechType&gt;&lt;/Row&gt;&quot;)">
            <text:p/>
          </table:table-cell>
          <table:table-cell/>
          <table:table-cell table:style-name="ce174" table:formula="of:=IF([.AE14]=0;&quot;&quot;;&quot;&lt;Row&gt;&lt;PrereqTech&gt;TECH_&quot;&amp;UPPER([.AE14])&amp;&quot;&lt;/PrereqTech&gt;&quot;&amp;REPT(&quot; &quot;;25-LEN([.AE14]))&amp;&quot;&lt;TechType&gt;TECH_&quot;&amp;UPPER([.AF13])&amp;&quot;&lt;/TechType&gt;&lt;/Row&gt;&quot;)" office:value-type="string" office:string-value="&lt;Row&gt;&lt;PrereqTech&gt;TECH_COMPUTERS&lt;/PrereqTech&gt;                &lt;TechType&gt;TECH_INTERNET&lt;/TechType&gt;&lt;/Row&gt;" calcext:value-type="string">
            <text:p>&lt;Row&gt;&lt;PrereqTech&gt;TECH_COMPUTERS&lt;/PrereqTech&gt; <text:s text:c="15"/>&lt;TechType&gt;TECH_INTERNET&lt;/TechType&gt;&lt;/Row&gt;</text:p>
          </table:table-cell>
          <table:table-cell/>
          <table:table-cell table:style-name="ce174" table:formula="of:=IF([.AG14]=0;&quot;&quot;;&quot;&lt;Row&gt;&lt;PrereqTech&gt;TECH_&quot;&amp;UPPER([.AG14])&amp;&quot;&lt;/PrereqTech&gt;&quot;&amp;REPT(&quot; &quot;;25-LEN([.AG14]))&amp;&quot;&lt;TechType&gt;TECH_&quot;&amp;UPPER([.AH13])&amp;&quot;&lt;/TechType&gt;&lt;/Row&gt;&quot;)">
            <text:p/>
          </table:table-cell>
          <table:table-cell/>
          <table:table-cell table:style-name="ce183" table:formula="of:=IF([.AI14]=0;&quot;&quot;;&quot;&lt;Row&gt;&lt;PrereqTech&gt;TECH_&quot;&amp;UPPER([.AI14])&amp;&quot;&lt;/PrereqTech&gt;&quot;&amp;REPT(&quot; &quot;;25-LEN([.AI14]))&amp;&quot;&lt;TechType&gt;TECH_&quot;&amp;UPPER([.AJ13])&amp;&quot;&lt;/TechType&gt;&lt;/Row&gt;&quot;)">
            <text:p/>
          </table:table-cell>
          <table:table-cell/>
          <table:table-cell table:style-name="ce178"/>
          <table:table-cell table:number-columns-repeated="5"/>
          <table:table-cell table:style-name="ce166" table:number-columns-repeated="2"/>
          <table:table-cell table:number-columns-repeated="22"/>
          <table:table-cell table:style-name="ce175" table:number-columns-repeated="2"/>
          <table:table-cell table:style-name="ce183" table:formula="of:=IF([.AJ14]=0;&quot;&quot;;&quot;'TECH_&quot;&amp;UPPER([.AJ14])&amp;&quot;', &quot;)">
            <text:p/>
          </table:table-cell>
          <table:table-cell table:style-name="ce191"/>
          <table:table-cell table:style-name="ce1" office:value-type="string" calcext:value-type="string">
            <text:p><text:s/></text:p>
          </table:table-cell>
          <table:table-cell table:number-columns-repeated="911"/>
        </table:table-row>
        <table:table-row table:style-name="ro3">
          <table:covered-table-cell table:style-name="ce80"/>
          <table:table-cell table:style-name="ce87"/>
          <table:table-cell table:style-name="ce101"/>
          <table:table-cell table:style-name="ce120"/>
          <table:table-cell table:style-name="ce101"/>
          <table:table-cell table:style-name="ce120"/>
          <table:table-cell table:style-name="ce104"/>
          <table:table-cell table:style-name="ce123"/>
          <table:table-cell table:style-name="ce104"/>
          <table:table-cell table:style-name="ce123"/>
          <table:table-cell table:style-name="ce104"/>
          <table:table-cell table:style-name="ce123"/>
          <table:table-cell table:style-name="ce101"/>
          <table:table-cell table:style-name="ce120"/>
          <table:table-cell table:style-name="ce104"/>
          <table:table-cell table:style-name="ce123"/>
          <table:table-cell table:style-name="ce104"/>
          <table:table-cell table:style-name="ce123"/>
          <table:table-cell table:style-name="ce110"/>
          <table:table-cell table:style-name="ce130"/>
          <table:table-cell table:style-name="ce137"/>
          <table:table-cell table:style-name="ce136"/>
          <table:table-cell table:style-name="ce137"/>
          <table:table-cell table:style-name="ce136"/>
          <table:table-cell table:style-name="ce137"/>
          <table:table-cell table:style-name="ce136"/>
          <table:table-cell table:style-name="ce137"/>
          <table:table-cell table:style-name="ce136"/>
          <table:table-cell table:style-name="ce108"/>
          <table:table-cell table:style-name="ce127"/>
          <table:table-cell table:style-name="ce108"/>
          <table:table-cell table:style-name="ce127"/>
          <table:table-cell table:style-name="ce108"/>
          <table:table-cell table:style-name="ce127"/>
          <table:table-cell table:style-name="ce108"/>
          <table:table-cell table:style-name="ce127"/>
          <table:table-cell table:style-name="ce108"/>
          <table:table-cell/>
          <table:table-cell table:style-name="ce170" office:value-type="string" calcext:value-type="string">
            <text:p><text:s text:c="2"/></text:p>
          </table:table-cell>
          <table:table-cell table:style-name="ce170"/>
          <table:table-cell table:style-name="ce174" table:formula="of:=STRJOIN([.BK3:.BK48];&quot;&quot;)" office:value-type="string" office:string-value="&lt;Row&gt;&lt;PrereqTech&gt;TECH_SCIENTIFIC_THEORY&lt;/PrereqTech&gt;        &lt;TechType&gt;TECH_BIOLOGY&lt;/TechType&gt;&lt;/Row&gt;&lt;Row&gt;&lt;PrereqTech&gt;TECH_SCIENTIFIC_THEORY&lt;/PrereqTech&gt;        &lt;TechType&gt;TECH_ELECTRICITY&lt;/TechType&gt;&lt;/Row&gt;&lt;Row&gt;&lt;PrereqTech&gt;TECH_SCIENTIFIC_THEORY&lt;/PrereqTech&gt;        &lt;TechType&gt;TECH_INDUSTRIALIZATION&lt;/TechType&gt;&lt;/Row&gt;&lt;Row&gt;&lt;PrereqTech&gt;TECH_MILITARY_SCIENCE&lt;/PrereqTech&gt;         &lt;TechType&gt;TECH_INDUSTRIALIZATION&lt;/TechType&gt;&lt;/Row&gt;&lt;Row&gt;&lt;PrereqTech&gt;TECH_STEAM_POWER&lt;/PrereqTech&gt;              &lt;TechType&gt;TECH_INDUSTRIALIZATION&lt;/TechType&gt;&lt;/Row&gt;&lt;Row&gt;&lt;PrereqTech&gt;TECH_RIFLING&lt;/PrereqTech&gt;                  &lt;TechType&gt;TECH_INDUSTRIALIZATION&lt;/TechType&gt;&lt;/Row&gt;&lt;Row&gt;&lt;PrereqTech&gt;TECH_RIFLING&lt;/PrereqTech&gt;                  &lt;TechType&gt;TECH_DYNAMITE&lt;/TechType&gt;&lt;/Row&gt;&lt;Row&gt;&lt;PrereqTech&gt;TECH_FERTILIZER&lt;/PrereqTech&gt;               &lt;TechType&gt;TECH_DYNAMITE&lt;/TechType&gt;&lt;/Row&gt;" calcext:value-type="string">
            <text:p>&lt;Row&gt;&lt;PrereqTech&gt;TECH_SCIENTIFIC_THEORY&lt;/PrereqTech&gt; <text:s text:c="7"/>&lt;TechType&gt;TECH_BIOLOGY&lt;/TechType&gt;&lt;/Row&gt;&lt;Row&gt;&lt;PrereqTech&gt;TECH_SCIENTIFIC_THEORY&lt;/PrereqTech&gt; <text:s text:c="7"/>&lt;TechType&gt;TECH_ELECTRICITY&lt;/TechType&gt;&lt;/Row&gt;&lt;Row&gt;&lt;PrereqTech&gt;TECH_SCIENTIFIC_THEORY&lt;/PrereqTech&gt; <text:s text:c="7"/>&lt;TechType&gt;TECH_INDUSTRIALIZATION&lt;/TechType&gt;&lt;/Row&gt;&lt;Row&gt;&lt;PrereqTech&gt;TECH_MILITARY_SCIENCE&lt;/PrereqTech&gt; <text:s text:c="8"/>&lt;TechType&gt;TECH_INDUSTRIALIZATION&lt;/TechType&gt;&lt;/Row&gt;&lt;Row&gt;&lt;PrereqTech&gt;TECH_STEAM_POWER&lt;/PrereqTech&gt; <text:s text:c="13"/>&lt;TechType&gt;TECH_INDUSTRIALIZATION&lt;/TechType&gt;&lt;/Row&gt;&lt;Row&gt;&lt;PrereqTech&gt;TECH_RIFLING&lt;/PrereqTech&gt; <text:s text:c="17"/>&lt;TechType&gt;TECH_INDUSTRIALIZATION&lt;/TechType&gt;&lt;/Row&gt;&lt;Row&gt;&lt;PrereqTech&gt;TECH_RIFLING&lt;/PrereqTech&gt; <text:s text:c="17"/>&lt;TechType&gt;TECH_DYNAMITE&lt;/TechType&gt;&lt;/Row&gt;&lt;Row&gt;&lt;PrereqTech&gt;TECH_FERTILIZER&lt;/PrereqTech&gt; <text:s text:c="14"/>&lt;TechType&gt;TECH_DYNAMITE&lt;/TechType&gt;&lt;/Row&gt;</text:p>
          </table:table-cell>
          <table:table-cell table:style-name="ce1" office:value-type="string" calcext:value-type="string">
            <text:p><text:s/></text:p>
          </table:table-cell>
          <table:table-cell table:style-name="ce1" table:formula="of:=[.CE49]" office:value-type="string" office:string-value="UPDATE Technologies SET GridX=3, Era='ERA_CLASSICAL' WHERE Type IN ('TECH_OPTICS', 'TECH_DRAMA', 'TECH_HORSEBACK_RIDING', 'TECH_MATHEMATICS', 'TECH_IRON_WORKING', 'TECH_CONSTRUCTION', 'none');" calcext:value-type="string">
            <text:p>UPDATE Technologies SET GridX=3, Era='ERA_CLASSICAL' WHERE Type IN ('TECH_OPTICS', 'TECH_DRAMA', 'TECH_HORSEBACK_RIDING', 'TECH_MATHEMATICS', 'TECH_IRON_WORKING', 'TECH_CONSTRUCTION', 'none');</text:p>
          </table:table-cell>
          <table:table-cell table:style-name="ce1" office:value-type="string" calcext:value-type="string">
            <text:p><text:s/></text:p>
          </table:table-cell>
          <table:table-cell table:style-name="ce178" table:formula="of:=IF([.C15]=0;&quot;&quot;;&quot;&lt;Row&gt;&lt;PrereqTech&gt;TECH_&quot;&amp;UPPER([.C15])&amp;&quot;&lt;/PrereqTech&gt;&quot;&amp;REPT(&quot; &quot;;25-LEN([.C15]))&amp;&quot;&lt;TechType&gt;TECH_&quot;&amp;UPPER([.D13])&amp;&quot;&lt;/TechType&gt;&lt;/Row&gt;&quot;)">
            <text:p/>
          </table:table-cell>
          <table:table-cell/>
          <table:table-cell table:style-name="ce174" table:formula="of:=IF([.E15]=0;&quot;&quot;;&quot;&lt;Row&gt;&lt;PrereqTech&gt;TECH_&quot;&amp;UPPER([.E15])&amp;&quot;&lt;/PrereqTech&gt;&quot;&amp;REPT(&quot; &quot;;25-LEN([.E15]))&amp;&quot;&lt;TechType&gt;TECH_&quot;&amp;UPPER([.F13])&amp;&quot;&lt;/TechType&gt;&lt;/Row&gt;&quot;)">
            <text:p/>
          </table:table-cell>
          <table:table-cell/>
          <table:table-cell table:style-name="ce174" table:formula="of:=IF([.G15]=0;&quot;&quot;;&quot;&lt;Row&gt;&lt;PrereqTech&gt;TECH_&quot;&amp;UPPER([.G15])&amp;&quot;&lt;/PrereqTech&gt;&quot;&amp;REPT(&quot; &quot;;25-LEN([.G15]))&amp;&quot;&lt;TechType&gt;TECH_&quot;&amp;UPPER([.H13])&amp;&quot;&lt;/TechType&gt;&lt;/Row&gt;&quot;)">
            <text:p/>
          </table:table-cell>
          <table:table-cell/>
          <table:table-cell table:style-name="ce174" table:formula="of:=IF([.I15]=0;&quot;&quot;;&quot;&lt;Row&gt;&lt;PrereqTech&gt;TECH_&quot;&amp;UPPER([.I15])&amp;&quot;&lt;/PrereqTech&gt;&quot;&amp;REPT(&quot; &quot;;25-LEN([.I15]))&amp;&quot;&lt;TechType&gt;TECH_&quot;&amp;UPPER([.J13])&amp;&quot;&lt;/TechType&gt;&lt;/Row&gt;&quot;)">
            <text:p/>
          </table:table-cell>
          <table:table-cell/>
          <table:table-cell table:style-name="ce174" table:formula="of:=IF([.K15]=0;&quot;&quot;;&quot;&lt;Row&gt;&lt;PrereqTech&gt;TECH_&quot;&amp;UPPER([.K15])&amp;&quot;&lt;/PrereqTech&gt;&quot;&amp;REPT(&quot; &quot;;25-LEN([.K15]))&amp;&quot;&lt;TechType&gt;TECH_&quot;&amp;UPPER([.L13])&amp;&quot;&lt;/TechType&gt;&lt;/Row&gt;&quot;)">
            <text:p/>
          </table:table-cell>
          <table:table-cell/>
          <table:table-cell table:style-name="ce174" table:formula="of:=IF([.M15]=0;&quot;&quot;;&quot;&lt;Row&gt;&lt;PrereqTech&gt;TECH_&quot;&amp;UPPER([.M15])&amp;&quot;&lt;/PrereqTech&gt;&quot;&amp;REPT(&quot; &quot;;25-LEN([.M15]))&amp;&quot;&lt;TechType&gt;TECH_&quot;&amp;UPPER([.N13])&amp;&quot;&lt;/TechType&gt;&lt;/Row&gt;&quot;)">
            <text:p/>
          </table:table-cell>
          <table:table-cell/>
          <table:table-cell table:style-name="ce174" table:formula="of:=IF([.O15]=0;&quot;&quot;;&quot;&lt;Row&gt;&lt;PrereqTech&gt;TECH_&quot;&amp;UPPER([.O15])&amp;&quot;&lt;/PrereqTech&gt;&quot;&amp;REPT(&quot; &quot;;25-LEN([.O15]))&amp;&quot;&lt;TechType&gt;TECH_&quot;&amp;UPPER([.P13])&amp;&quot;&lt;/TechType&gt;&lt;/Row&gt;&quot;)">
            <text:p/>
          </table:table-cell>
          <table:table-cell/>
          <table:table-cell table:style-name="ce174" table:formula="of:=IF([.Q15]=0;&quot;&quot;;&quot;&lt;Row&gt;&lt;PrereqTech&gt;TECH_&quot;&amp;UPPER([.Q15])&amp;&quot;&lt;/PrereqTech&gt;&quot;&amp;REPT(&quot; &quot;;25-LEN([.Q15]))&amp;&quot;&lt;TechType&gt;TECH_&quot;&amp;UPPER([.R13])&amp;&quot;&lt;/TechType&gt;&lt;/Row&gt;&quot;)">
            <text:p/>
          </table:table-cell>
          <table:table-cell/>
          <table:table-cell table:style-name="ce174" table:formula="of:=IF([.S15]=0;&quot;&quot;;&quot;&lt;Row&gt;&lt;PrereqTech&gt;TECH_&quot;&amp;UPPER([.S15])&amp;&quot;&lt;/PrereqTech&gt;&quot;&amp;REPT(&quot; &quot;;25-LEN([.S15]))&amp;&quot;&lt;TechType&gt;TECH_&quot;&amp;UPPER([.T13])&amp;&quot;&lt;/TechType&gt;&lt;/Row&gt;&quot;)">
            <text:p/>
          </table:table-cell>
          <table:table-cell/>
          <table:table-cell table:style-name="ce174" table:formula="of:=IF([.U15]=0;&quot;&quot;;&quot;&lt;Row&gt;&lt;PrereqTech&gt;TECH_&quot;&amp;UPPER([.U15])&amp;&quot;&lt;/PrereqTech&gt;&quot;&amp;REPT(&quot; &quot;;25-LEN([.U15]))&amp;&quot;&lt;TechType&gt;TECH_&quot;&amp;UPPER([.V13])&amp;&quot;&lt;/TechType&gt;&lt;/Row&gt;&quot;)">
            <text:p/>
          </table:table-cell>
          <table:table-cell/>
          <table:table-cell table:style-name="ce174" table:formula="of:=IF([.W15]=0;&quot;&quot;;&quot;&lt;Row&gt;&lt;PrereqTech&gt;TECH_&quot;&amp;UPPER([.W15])&amp;&quot;&lt;/PrereqTech&gt;&quot;&amp;REPT(&quot; &quot;;25-LEN([.W15]))&amp;&quot;&lt;TechType&gt;TECH_&quot;&amp;UPPER([.X13])&amp;&quot;&lt;/TechType&gt;&lt;/Row&gt;&quot;)">
            <text:p/>
          </table:table-cell>
          <table:table-cell/>
          <table:table-cell table:style-name="ce174" table:formula="of:=IF([.Y15]=0;&quot;&quot;;&quot;&lt;Row&gt;&lt;PrereqTech&gt;TECH_&quot;&amp;UPPER([.Y15])&amp;&quot;&lt;/PrereqTech&gt;&quot;&amp;REPT(&quot; &quot;;25-LEN([.Y15]))&amp;&quot;&lt;TechType&gt;TECH_&quot;&amp;UPPER([.Z13])&amp;&quot;&lt;/TechType&gt;&lt;/Row&gt;&quot;)">
            <text:p/>
          </table:table-cell>
          <table:table-cell/>
          <table:table-cell table:style-name="ce174" table:formula="of:=IF([.AA15]=0;&quot;&quot;;&quot;&lt;Row&gt;&lt;PrereqTech&gt;TECH_&quot;&amp;UPPER([.AA15])&amp;&quot;&lt;/PrereqTech&gt;&quot;&amp;REPT(&quot; &quot;;25-LEN([.AA15]))&amp;&quot;&lt;TechType&gt;TECH_&quot;&amp;UPPER([.AB13])&amp;&quot;&lt;/TechType&gt;&lt;/Row&gt;&quot;)">
            <text:p/>
          </table:table-cell>
          <table:table-cell/>
          <table:table-cell table:style-name="ce174" table:formula="of:=IF([.AC15]=0;&quot;&quot;;&quot;&lt;Row&gt;&lt;PrereqTech&gt;TECH_&quot;&amp;UPPER([.AC15])&amp;&quot;&lt;/PrereqTech&gt;&quot;&amp;REPT(&quot; &quot;;25-LEN([.AC15]))&amp;&quot;&lt;TechType&gt;TECH_&quot;&amp;UPPER([.AD13])&amp;&quot;&lt;/TechType&gt;&lt;/Row&gt;&quot;)">
            <text:p/>
          </table:table-cell>
          <table:table-cell/>
          <table:table-cell table:style-name="ce174" table:formula="of:=IF([.AE15]=0;&quot;&quot;;&quot;&lt;Row&gt;&lt;PrereqTech&gt;TECH_&quot;&amp;UPPER([.AE15])&amp;&quot;&lt;/PrereqTech&gt;&quot;&amp;REPT(&quot; &quot;;25-LEN([.AE15]))&amp;&quot;&lt;TechType&gt;TECH_&quot;&amp;UPPER([.AF13])&amp;&quot;&lt;/TechType&gt;&lt;/Row&gt;&quot;)">
            <text:p/>
          </table:table-cell>
          <table:table-cell/>
          <table:table-cell table:style-name="ce174" table:formula="of:=IF([.AG15]=0;&quot;&quot;;&quot;&lt;Row&gt;&lt;PrereqTech&gt;TECH_&quot;&amp;UPPER([.AG15])&amp;&quot;&lt;/PrereqTech&gt;&quot;&amp;REPT(&quot; &quot;;25-LEN([.AG15]))&amp;&quot;&lt;TechType&gt;TECH_&quot;&amp;UPPER([.AH13])&amp;&quot;&lt;/TechType&gt;&lt;/Row&gt;&quot;)">
            <text:p/>
          </table:table-cell>
          <table:table-cell/>
          <table:table-cell table:style-name="ce183" table:formula="of:=IF([.AI15]=0;&quot;&quot;;&quot;&lt;Row&gt;&lt;PrereqTech&gt;TECH_&quot;&amp;UPPER([.AI15])&amp;&quot;&lt;/PrereqTech&gt;&quot;&amp;REPT(&quot; &quot;;25-LEN([.AI15]))&amp;&quot;&lt;TechType&gt;TECH_&quot;&amp;UPPER([.AJ13])&amp;&quot;&lt;/TechType&gt;&lt;/Row&gt;&quot;)">
            <text:p/>
          </table:table-cell>
          <table:table-cell/>
          <table:table-cell table:style-name="ce178"/>
          <table:table-cell table:number-columns-repeated="5"/>
          <table:table-cell table:style-name="ce175" table:number-columns-repeated="26"/>
          <table:table-cell table:style-name="ce183" table:formula="of:=IF([.AJ15]=0;&quot;&quot;;&quot;'TECH_&quot;&amp;UPPER([.AJ15])&amp;&quot;', &quot;)">
            <text:p/>
          </table:table-cell>
          <table:table-cell table:style-name="ce191"/>
          <table:table-cell table:style-name="ce1" office:value-type="string" calcext:value-type="string">
            <text:p><text:s/></text:p>
          </table:table-cell>
          <table:table-cell table:style-name="ce175" table:number-columns-repeated="911"/>
        </table:table-row>
        <table:table-row table:style-name="ro3">
          <table:table-cell table:style-name="ce81" office:value-type="float" office:value="3" calcext:value-type="float" table:number-columns-spanned="1" table:number-rows-spanned="5">
            <text:p>3</text:p>
          </table:table-cell>
          <table:table-cell table:style-name="ce91"/>
          <table:table-cell table:style-name="ce106"/>
          <table:table-cell table:style-name="ce125"/>
          <table:table-cell table:style-name="ce106"/>
          <table:table-cell table:style-name="ce125"/>
          <table:table-cell table:style-name="ce106"/>
          <table:table-cell table:style-name="ce125"/>
          <table:table-cell table:style-name="ce106"/>
          <table:table-cell table:style-name="ce125"/>
          <table:table-cell table:style-name="ce106"/>
          <table:table-cell table:style-name="ce125"/>
          <table:table-cell table:style-name="ce106"/>
          <table:table-cell table:style-name="ce125"/>
          <table:table-cell table:style-name="ce106"/>
          <table:table-cell table:style-name="ce125"/>
          <table:table-cell table:style-name="ce106"/>
          <table:table-cell table:style-name="ce125"/>
          <table:table-cell table:style-name="ce105" office:value-type="string" calcext:value-type="string">
            <text:p>Navigation</text:p>
          </table:table-cell>
          <table:table-cell table:style-name="ce124"/>
          <table:table-cell table:style-name="ce151"/>
          <table:table-cell table:style-name="ce154"/>
          <table:table-cell table:style-name="ce151"/>
          <table:table-cell table:style-name="ce154"/>
          <table:table-cell table:style-name="ce105"/>
          <table:table-cell table:style-name="ce124"/>
          <table:table-cell table:style-name="ce105" office:value-type="string" calcext:value-type="string">
            <text:p>Refrigeration</text:p>
          </table:table-cell>
          <table:table-cell table:style-name="ce124"/>
          <table:table-cell table:style-name="ce105"/>
          <table:table-cell table:style-name="ce124"/>
          <table:table-cell table:style-name="ce105"/>
          <table:table-cell table:style-name="ce124"/>
          <table:table-cell table:style-name="ce105"/>
          <table:table-cell table:style-name="ce124"/>
          <table:table-cell table:style-name="ce105"/>
          <table:table-cell table:style-name="ce124"/>
          <table:table-cell table:style-name="ce105"/>
          <table:table-cell/>
          <table:table-cell table:style-name="ce170" office:value-type="string" calcext:value-type="string">
            <text:p><text:s text:c="2"/></text:p>
          </table:table-cell>
          <table:table-cell table:style-name="ce170"/>
          <table:table-cell table:style-name="ce174" table:formula="of:=STRJOIN([.BM3:.BM48];&quot;&quot;)" office:value-type="string" office:string-value="&lt;Row&gt;&lt;PrereqTech&gt;TECH_BIOLOGY&lt;/PrereqTech&gt;                  &lt;TechType&gt;TECH_REFRIGERATION&lt;/TechType&gt;&lt;/Row&gt;&lt;Row&gt;&lt;PrereqTech&gt;TECH_ELECTRICITY&lt;/PrereqTech&gt;              &lt;TechType&gt;TECH_REFRIGERATION&lt;/TechType&gt;&lt;/Row&gt;&lt;Row&gt;&lt;PrereqTech&gt;TECH_ELECTRICITY&lt;/PrereqTech&gt;              &lt;TechType&gt;TECH_RADIO&lt;/TechType&gt;&lt;/Row&gt;&lt;Row&gt;&lt;PrereqTech&gt;TECH_ELECTRICITY&lt;/PrereqTech&gt;              &lt;TechType&gt;TECH_REPLACEABLE_PARTS&lt;/TechType&gt;&lt;/Row&gt;&lt;Row&gt;&lt;PrereqTech&gt;TECH_INDUSTRIALIZATION&lt;/PrereqTech&gt;        &lt;TechType&gt;TECH_REPLACEABLE_PARTS&lt;/TechType&gt;&lt;/Row&gt;&lt;Row&gt;&lt;PrereqTech&gt;TECH_INDUSTRIALIZATION&lt;/PrereqTech&gt;        &lt;TechType&gt;TECH_FLIGHT&lt;/TechType&gt;&lt;/Row&gt;&lt;Row&gt;&lt;PrereqTech&gt;TECH_INDUSTRIALIZATION&lt;/PrereqTech&gt;        &lt;TechType&gt;TECH_RAILROAD&lt;/TechType&gt;&lt;/Row&gt;&lt;Row&gt;&lt;PrereqTech&gt;TECH_DYNAMITE&lt;/PrereqTech&gt;                 &lt;TechType&gt;TECH_RAILROAD&lt;/TechType&gt;&lt;/Row&gt;" calcext:value-type="string">
            <text:p>&lt;Row&gt;&lt;PrereqTech&gt;TECH_BIOLOGY&lt;/PrereqTech&gt; <text:s text:c="17"/>&lt;TechType&gt;TECH_REFRIGERATION&lt;/TechType&gt;&lt;/Row&gt;&lt;Row&gt;&lt;PrereqTech&gt;TECH_ELECTRICITY&lt;/PrereqTech&gt; <text:s text:c="13"/>&lt;TechType&gt;TECH_REFRIGERATION&lt;/TechType&gt;&lt;/Row&gt;&lt;Row&gt;&lt;PrereqTech&gt;TECH_ELECTRICITY&lt;/PrereqTech&gt; <text:s text:c="13"/>&lt;TechType&gt;TECH_RADIO&lt;/TechType&gt;&lt;/Row&gt;&lt;Row&gt;&lt;PrereqTech&gt;TECH_ELECTRICITY&lt;/PrereqTech&gt; <text:s text:c="13"/>&lt;TechType&gt;TECH_REPLACEABLE_PARTS&lt;/TechType&gt;&lt;/Row&gt;&lt;Row&gt;&lt;PrereqTech&gt;TECH_INDUSTRIALIZATION&lt;/PrereqTech&gt; <text:s text:c="7"/>&lt;TechType&gt;TECH_REPLACEABLE_PARTS&lt;/TechType&gt;&lt;/Row&gt;&lt;Row&gt;&lt;PrereqTech&gt;TECH_INDUSTRIALIZATION&lt;/PrereqTech&gt; <text:s text:c="7"/>&lt;TechType&gt;TECH_FLIGHT&lt;/TechType&gt;&lt;/Row&gt;&lt;Row&gt;&lt;PrereqTech&gt;TECH_INDUSTRIALIZATION&lt;/PrereqTech&gt; <text:s text:c="7"/>&lt;TechType&gt;TECH_RAILROAD&lt;/TechType&gt;&lt;/Row&gt;&lt;Row&gt;&lt;PrereqTech&gt;TECH_DYNAMITE&lt;/PrereqTech&gt; <text:s text:c="16"/>&lt;TechType&gt;TECH_RAILROAD&lt;/TechType&gt;&lt;/Row&gt;</text:p>
          </table:table-cell>
          <table:table-cell table:style-name="ce1" office:value-type="string" calcext:value-type="string">
            <text:p><text:s/></text:p>
          </table:table-cell>
          <table:table-cell table:style-name="ce1" table:formula="of:=[.CG49]" office:value-type="string" office:string-value="UPDATE Technologies SET GridX=4, Era='ERA_CLASSICAL' WHERE Type IN ('TECH_PHILOSOPHY', 'TECH_CURRENCY', 'TECH_ENGINEERING', 'none');" calcext:value-type="string">
            <text:p>UPDATE Technologies SET GridX=4, Era='ERA_CLASSICAL' WHERE Type IN ('TECH_PHILOSOPHY', 'TECH_CURRENCY', 'TECH_ENGINEERING', 'none');</text:p>
          </table:table-cell>
          <table:table-cell table:style-name="ce1" office:value-type="string" calcext:value-type="string">
            <text:p><text:s/></text:p>
          </table:table-cell>
          <table:table-cell table:style-name="ce178" table:formula="of:=IF([.C16]=0;&quot;&quot;;&quot;&lt;Row&gt;&lt;PrereqTech&gt;TECH_&quot;&amp;UPPER([.C16])&amp;&quot;&lt;/PrereqTech&gt;&quot;&amp;REPT(&quot; &quot;;25-LEN([.C16]))&amp;&quot;&lt;TechType&gt;TECH_&quot;&amp;UPPER([.D18])&amp;&quot;&lt;/TechType&gt;&lt;/Row&gt;&quot;)">
            <text:p/>
          </table:table-cell>
          <table:table-cell/>
          <table:table-cell table:style-name="ce174" table:formula="of:=IF([.E16]=0;&quot;&quot;;&quot;&lt;Row&gt;&lt;PrereqTech&gt;TECH_&quot;&amp;UPPER([.E16])&amp;&quot;&lt;/PrereqTech&gt;&quot;&amp;REPT(&quot; &quot;;25-LEN([.E16]))&amp;&quot;&lt;TechType&gt;TECH_&quot;&amp;UPPER([.F18])&amp;&quot;&lt;/TechType&gt;&lt;/Row&gt;&quot;)">
            <text:p/>
          </table:table-cell>
          <table:table-cell/>
          <table:table-cell table:style-name="ce174" table:formula="of:=IF([.G16]=0;&quot;&quot;;&quot;&lt;Row&gt;&lt;PrereqTech&gt;TECH_&quot;&amp;UPPER([.G16])&amp;&quot;&lt;/PrereqTech&gt;&quot;&amp;REPT(&quot; &quot;;25-LEN([.G16]))&amp;&quot;&lt;TechType&gt;TECH_&quot;&amp;UPPER([.H18])&amp;&quot;&lt;/TechType&gt;&lt;/Row&gt;&quot;)">
            <text:p/>
          </table:table-cell>
          <table:table-cell/>
          <table:table-cell table:style-name="ce174" table:formula="of:=IF([.I16]=0;&quot;&quot;;&quot;&lt;Row&gt;&lt;PrereqTech&gt;TECH_&quot;&amp;UPPER([.I16])&amp;&quot;&lt;/PrereqTech&gt;&quot;&amp;REPT(&quot; &quot;;25-LEN([.I16]))&amp;&quot;&lt;TechType&gt;TECH_&quot;&amp;UPPER([.J18])&amp;&quot;&lt;/TechType&gt;&lt;/Row&gt;&quot;)">
            <text:p/>
          </table:table-cell>
          <table:table-cell/>
          <table:table-cell table:style-name="ce174" table:formula="of:=IF([.K16]=0;&quot;&quot;;&quot;&lt;Row&gt;&lt;PrereqTech&gt;TECH_&quot;&amp;UPPER([.K16])&amp;&quot;&lt;/PrereqTech&gt;&quot;&amp;REPT(&quot; &quot;;25-LEN([.K16]))&amp;&quot;&lt;TechType&gt;TECH_&quot;&amp;UPPER([.L18])&amp;&quot;&lt;/TechType&gt;&lt;/Row&gt;&quot;)">
            <text:p/>
          </table:table-cell>
          <table:table-cell/>
          <table:table-cell table:style-name="ce174" table:formula="of:=IF([.M16]=0;&quot;&quot;;&quot;&lt;Row&gt;&lt;PrereqTech&gt;TECH_&quot;&amp;UPPER([.M16])&amp;&quot;&lt;/PrereqTech&gt;&quot;&amp;REPT(&quot; &quot;;25-LEN([.M16]))&amp;&quot;&lt;TechType&gt;TECH_&quot;&amp;UPPER([.N18])&amp;&quot;&lt;/TechType&gt;&lt;/Row&gt;&quot;)">
            <text:p/>
          </table:table-cell>
          <table:table-cell/>
          <table:table-cell table:style-name="ce174" table:formula="of:=IF([.O16]=0;&quot;&quot;;&quot;&lt;Row&gt;&lt;PrereqTech&gt;TECH_&quot;&amp;UPPER([.O16])&amp;&quot;&lt;/PrereqTech&gt;&quot;&amp;REPT(&quot; &quot;;25-LEN([.O16]))&amp;&quot;&lt;TechType&gt;TECH_&quot;&amp;UPPER([.P18])&amp;&quot;&lt;/TechType&gt;&lt;/Row&gt;&quot;)">
            <text:p/>
          </table:table-cell>
          <table:table-cell/>
          <table:table-cell table:style-name="ce174" table:formula="of:=IF([.Q16]=0;&quot;&quot;;&quot;&lt;Row&gt;&lt;PrereqTech&gt;TECH_&quot;&amp;UPPER([.Q16])&amp;&quot;&lt;/PrereqTech&gt;&quot;&amp;REPT(&quot; &quot;;25-LEN([.Q16]))&amp;&quot;&lt;TechType&gt;TECH_&quot;&amp;UPPER([.R18])&amp;&quot;&lt;/TechType&gt;&lt;/Row&gt;&quot;)">
            <text:p/>
          </table:table-cell>
          <table:table-cell/>
          <table:table-cell table:style-name="ce174" table:formula="of:=IF([.S16]=0;&quot;&quot;;&quot;&lt;Row&gt;&lt;PrereqTech&gt;TECH_&quot;&amp;UPPER([.S16])&amp;&quot;&lt;/PrereqTech&gt;&quot;&amp;REPT(&quot; &quot;;25-LEN([.S16]))&amp;&quot;&lt;TechType&gt;TECH_&quot;&amp;UPPER([.T18])&amp;&quot;&lt;/TechType&gt;&lt;/Row&gt;&quot;)" office:value-type="string" office:string-value="&lt;Row&gt;&lt;PrereqTech&gt;TECH_NAVIGATION&lt;/PrereqTech&gt;               &lt;TechType&gt;TECH_SCIENTIFIC_THEORY&lt;/TechType&gt;&lt;/Row&gt;" calcext:value-type="string">
            <text:p>&lt;Row&gt;&lt;PrereqTech&gt;TECH_NAVIGATION&lt;/PrereqTech&gt; <text:s text:c="14"/>&lt;TechType&gt;TECH_SCIENTIFIC_THEORY&lt;/TechType&gt;&lt;/Row&gt;</text:p>
          </table:table-cell>
          <table:table-cell/>
          <table:table-cell table:style-name="ce174" table:formula="of:=IF([.U16]=0;&quot;&quot;;&quot;&lt;Row&gt;&lt;PrereqTech&gt;TECH_&quot;&amp;UPPER([.U16])&amp;&quot;&lt;/PrereqTech&gt;&quot;&amp;REPT(&quot; &quot;;25-LEN([.U16]))&amp;&quot;&lt;TechType&gt;TECH_&quot;&amp;UPPER([.V18])&amp;&quot;&lt;/TechType&gt;&lt;/Row&gt;&quot;)">
            <text:p/>
          </table:table-cell>
          <table:table-cell/>
          <table:table-cell table:style-name="ce174" table:formula="of:=IF([.W16]=0;&quot;&quot;;&quot;&lt;Row&gt;&lt;PrereqTech&gt;TECH_&quot;&amp;UPPER([.W16])&amp;&quot;&lt;/PrereqTech&gt;&quot;&amp;REPT(&quot; &quot;;25-LEN([.W16]))&amp;&quot;&lt;TechType&gt;TECH_&quot;&amp;UPPER([.X18])&amp;&quot;&lt;/TechType&gt;&lt;/Row&gt;&quot;)">
            <text:p/>
          </table:table-cell>
          <table:table-cell/>
          <table:table-cell table:style-name="ce174" table:formula="of:=IF([.Y16]=0;&quot;&quot;;&quot;&lt;Row&gt;&lt;PrereqTech&gt;TECH_&quot;&amp;UPPER([.Y16])&amp;&quot;&lt;/PrereqTech&gt;&quot;&amp;REPT(&quot; &quot;;25-LEN([.Y16]))&amp;&quot;&lt;TechType&gt;TECH_&quot;&amp;UPPER([.Z18])&amp;&quot;&lt;/TechType&gt;&lt;/Row&gt;&quot;)">
            <text:p/>
          </table:table-cell>
          <table:table-cell/>
          <table:table-cell table:style-name="ce174" table:formula="of:=IF([.AA16]=0;&quot;&quot;;&quot;&lt;Row&gt;&lt;PrereqTech&gt;TECH_&quot;&amp;UPPER([.AA16])&amp;&quot;&lt;/PrereqTech&gt;&quot;&amp;REPT(&quot; &quot;;25-LEN([.AA16]))&amp;&quot;&lt;TechType&gt;TECH_&quot;&amp;UPPER([.AB18])&amp;&quot;&lt;/TechType&gt;&lt;/Row&gt;&quot;)" office:value-type="string" office:string-value="&lt;Row&gt;&lt;PrereqTech&gt;TECH_REFRIGERATION&lt;/PrereqTech&gt;            &lt;TechType&gt;TECH_ROCKETRY&lt;/TechType&gt;&lt;/Row&gt;" calcext:value-type="string">
            <text:p>&lt;Row&gt;&lt;PrereqTech&gt;TECH_REFRIGERATION&lt;/PrereqTech&gt; <text:s text:c="11"/>&lt;TechType&gt;TECH_ROCKETRY&lt;/TechType&gt;&lt;/Row&gt;</text:p>
          </table:table-cell>
          <table:table-cell/>
          <table:table-cell table:style-name="ce174" table:formula="of:=IF([.AC16]=0;&quot;&quot;;&quot;&lt;Row&gt;&lt;PrereqTech&gt;TECH_&quot;&amp;UPPER([.AC16])&amp;&quot;&lt;/PrereqTech&gt;&quot;&amp;REPT(&quot; &quot;;25-LEN([.AC16]))&amp;&quot;&lt;TechType&gt;TECH_&quot;&amp;UPPER([.AD18])&amp;&quot;&lt;/TechType&gt;&lt;/Row&gt;&quot;)">
            <text:p/>
          </table:table-cell>
          <table:table-cell/>
          <table:table-cell table:style-name="ce174" table:formula="of:=IF([.AE16]=0;&quot;&quot;;&quot;&lt;Row&gt;&lt;PrereqTech&gt;TECH_&quot;&amp;UPPER([.AE16])&amp;&quot;&lt;/PrereqTech&gt;&quot;&amp;REPT(&quot; &quot;;25-LEN([.AE16]))&amp;&quot;&lt;TechType&gt;TECH_&quot;&amp;UPPER([.AF18])&amp;&quot;&lt;/TechType&gt;&lt;/Row&gt;&quot;)">
            <text:p/>
          </table:table-cell>
          <table:table-cell/>
          <table:table-cell table:style-name="ce174" table:formula="of:=IF([.AG16]=0;&quot;&quot;;&quot;&lt;Row&gt;&lt;PrereqTech&gt;TECH_&quot;&amp;UPPER([.AG16])&amp;&quot;&lt;/PrereqTech&gt;&quot;&amp;REPT(&quot; &quot;;25-LEN([.AG16]))&amp;&quot;&lt;TechType&gt;TECH_&quot;&amp;UPPER([.AH18])&amp;&quot;&lt;/TechType&gt;&lt;/Row&gt;&quot;)">
            <text:p/>
          </table:table-cell>
          <table:table-cell/>
          <table:table-cell table:style-name="ce183" table:formula="of:=IF([.AI16]=0;&quot;&quot;;&quot;&lt;Row&gt;&lt;PrereqTech&gt;TECH_&quot;&amp;UPPER([.AI16])&amp;&quot;&lt;/PrereqTech&gt;&quot;&amp;REPT(&quot; &quot;;25-LEN([.AI16]))&amp;&quot;&lt;TechType&gt;TECH_&quot;&amp;UPPER([.AJ18])&amp;&quot;&lt;/TechType&gt;&lt;/Row&gt;&quot;)">
            <text:p/>
          </table:table-cell>
          <table:table-cell/>
          <table:table-cell table:style-name="ce178"/>
          <table:table-cell table:number-columns-repeated="5"/>
          <table:table-cell table:style-name="ce175" table:number-columns-repeated="26"/>
          <table:table-cell table:style-name="ce183" table:formula="of:=IF([.AJ16]=0;&quot;&quot;;&quot;'TECH_&quot;&amp;UPPER([.AJ16])&amp;&quot;', &quot;)">
            <text:p/>
          </table:table-cell>
          <table:table-cell table:style-name="ce191"/>
          <table:table-cell table:style-name="ce1" office:value-type="string" calcext:value-type="string">
            <text:p><text:s/></text:p>
          </table:table-cell>
          <table:table-cell table:style-name="ce165" table:number-columns-repeated="911"/>
        </table:table-row>
        <table:table-row table:style-name="ro3">
          <table:covered-table-cell table:style-name="ce81"/>
          <table:table-cell table:style-name="ce92"/>
          <table:table-cell table:style-name="ce107"/>
          <table:table-cell table:style-name="ce126"/>
          <table:table-cell table:style-name="ce107"/>
          <table:table-cell table:style-name="ce126"/>
          <table:table-cell table:style-name="ce107"/>
          <table:table-cell table:style-name="ce126"/>
          <table:table-cell table:style-name="ce107" office:value-type="string" calcext:value-type="string">
            <text:p>Drama</text:p>
          </table:table-cell>
          <table:table-cell table:style-name="ce126"/>
          <table:table-cell table:style-name="ce107"/>
          <table:table-cell table:style-name="ce126"/>
          <table:table-cell table:style-name="ce107"/>
          <table:table-cell table:style-name="ce126"/>
          <table:table-cell table:style-name="ce107"/>
          <table:table-cell table:style-name="ce126"/>
          <table:table-cell table:style-name="ce107"/>
          <table:table-cell table:style-name="ce126"/>
          <table:table-cell table:style-name="ce100" office:value-type="string" calcext:value-type="string">
            <text:p>Acoustics</text:p>
          </table:table-cell>
          <table:table-cell table:style-name="ce119"/>
          <table:table-cell table:style-name="ce152"/>
          <table:table-cell table:style-name="ce155"/>
          <table:table-cell table:style-name="ce152"/>
          <table:table-cell table:style-name="ce155"/>
          <table:table-cell table:style-name="ce100"/>
          <table:table-cell table:style-name="ce119"/>
          <table:table-cell table:style-name="ce100" office:value-type="string" calcext:value-type="string">
            <text:p>Plastic</text:p>
          </table:table-cell>
          <table:table-cell table:style-name="ce119"/>
          <table:table-cell table:style-name="ce100"/>
          <table:table-cell table:style-name="ce119"/>
          <table:table-cell table:style-name="ce100"/>
          <table:table-cell table:style-name="ce119"/>
          <table:table-cell table:style-name="ce100"/>
          <table:table-cell table:style-name="ce119"/>
          <table:table-cell table:style-name="ce100"/>
          <table:table-cell table:style-name="ce119"/>
          <table:table-cell table:style-name="ce100"/>
          <table:table-cell/>
          <table:table-cell table:style-name="ce170" office:value-type="string" calcext:value-type="string">
            <text:p><text:s text:c="2"/></text:p>
          </table:table-cell>
          <table:table-cell table:style-name="ce170"/>
          <table:table-cell table:style-name="ce174" table:formula="of:=STRJOIN([.BM3:.BM48];&quot;&quot;)" office:value-type="string" office:string-value="&lt;Row&gt;&lt;PrereqTech&gt;TECH_BIOLOGY&lt;/PrereqTech&gt;                  &lt;TechType&gt;TECH_REFRIGERATION&lt;/TechType&gt;&lt;/Row&gt;&lt;Row&gt;&lt;PrereqTech&gt;TECH_ELECTRICITY&lt;/PrereqTech&gt;              &lt;TechType&gt;TECH_REFRIGERATION&lt;/TechType&gt;&lt;/Row&gt;&lt;Row&gt;&lt;PrereqTech&gt;TECH_ELECTRICITY&lt;/PrereqTech&gt;              &lt;TechType&gt;TECH_RADIO&lt;/TechType&gt;&lt;/Row&gt;&lt;Row&gt;&lt;PrereqTech&gt;TECH_ELECTRICITY&lt;/PrereqTech&gt;              &lt;TechType&gt;TECH_REPLACEABLE_PARTS&lt;/TechType&gt;&lt;/Row&gt;&lt;Row&gt;&lt;PrereqTech&gt;TECH_INDUSTRIALIZATION&lt;/PrereqTech&gt;        &lt;TechType&gt;TECH_REPLACEABLE_PARTS&lt;/TechType&gt;&lt;/Row&gt;&lt;Row&gt;&lt;PrereqTech&gt;TECH_INDUSTRIALIZATION&lt;/PrereqTech&gt;        &lt;TechType&gt;TECH_FLIGHT&lt;/TechType&gt;&lt;/Row&gt;&lt;Row&gt;&lt;PrereqTech&gt;TECH_INDUSTRIALIZATION&lt;/PrereqTech&gt;        &lt;TechType&gt;TECH_RAILROAD&lt;/TechType&gt;&lt;/Row&gt;&lt;Row&gt;&lt;PrereqTech&gt;TECH_DYNAMITE&lt;/PrereqTech&gt;                 &lt;TechType&gt;TECH_RAILROAD&lt;/TechType&gt;&lt;/Row&gt;" calcext:value-type="string">
            <text:p>&lt;Row&gt;&lt;PrereqTech&gt;TECH_BIOLOGY&lt;/PrereqTech&gt; <text:s text:c="17"/>&lt;TechType&gt;TECH_REFRIGERATION&lt;/TechType&gt;&lt;/Row&gt;&lt;Row&gt;&lt;PrereqTech&gt;TECH_ELECTRICITY&lt;/PrereqTech&gt; <text:s text:c="13"/>&lt;TechType&gt;TECH_REFRIGERATION&lt;/TechType&gt;&lt;/Row&gt;&lt;Row&gt;&lt;PrereqTech&gt;TECH_ELECTRICITY&lt;/PrereqTech&gt; <text:s text:c="13"/>&lt;TechType&gt;TECH_RADIO&lt;/TechType&gt;&lt;/Row&gt;&lt;Row&gt;&lt;PrereqTech&gt;TECH_ELECTRICITY&lt;/PrereqTech&gt; <text:s text:c="13"/>&lt;TechType&gt;TECH_REPLACEABLE_PARTS&lt;/TechType&gt;&lt;/Row&gt;&lt;Row&gt;&lt;PrereqTech&gt;TECH_INDUSTRIALIZATION&lt;/PrereqTech&gt; <text:s text:c="7"/>&lt;TechType&gt;TECH_REPLACEABLE_PARTS&lt;/TechType&gt;&lt;/Row&gt;&lt;Row&gt;&lt;PrereqTech&gt;TECH_INDUSTRIALIZATION&lt;/PrereqTech&gt; <text:s text:c="7"/>&lt;TechType&gt;TECH_FLIGHT&lt;/TechType&gt;&lt;/Row&gt;&lt;Row&gt;&lt;PrereqTech&gt;TECH_INDUSTRIALIZATION&lt;/PrereqTech&gt; <text:s text:c="7"/>&lt;TechType&gt;TECH_RAILROAD&lt;/TechType&gt;&lt;/Row&gt;&lt;Row&gt;&lt;PrereqTech&gt;TECH_DYNAMITE&lt;/PrereqTech&gt; <text:s text:c="16"/>&lt;TechType&gt;TECH_RAILROAD&lt;/TechType&gt;&lt;/Row&gt;</text:p>
          </table:table-cell>
          <table:table-cell table:style-name="ce1" office:value-type="string" calcext:value-type="string">
            <text:p><text:s/></text:p>
          </table:table-cell>
          <table:table-cell table:style-name="ce1" table:formula="of:=[.CI49]" office:value-type="string" office:string-value="UPDATE Technologies SET GridX=5, Era='ERA_MEDIEVAL' WHERE Type IN ('TECH_COMPASS', 'TECH_THEOLOGY', 'TECH_GUILDS', 'TECH_CIVIL_SERVICE', 'TECH_METAL_CASTING', 'none');" calcext:value-type="string">
            <text:p>UPDATE Technologies SET GridX=5, Era='ERA_MEDIEVAL' WHERE Type IN ('TECH_COMPASS', 'TECH_THEOLOGY', 'TECH_GUILDS', 'TECH_CIVIL_SERVICE', 'TECH_METAL_CASTING', 'none');</text:p>
          </table:table-cell>
          <table:table-cell table:style-name="ce1" office:value-type="string" calcext:value-type="string">
            <text:p><text:s/></text:p>
          </table:table-cell>
          <table:table-cell table:style-name="ce178" table:formula="of:=IF([.C17]=0;&quot;&quot;;&quot;&lt;Row&gt;&lt;PrereqTech&gt;TECH_&quot;&amp;UPPER([.C17])&amp;&quot;&lt;/PrereqTech&gt;&quot;&amp;REPT(&quot; &quot;;25-LEN([.C17]))&amp;&quot;&lt;TechType&gt;TECH_&quot;&amp;UPPER([.D18])&amp;&quot;&lt;/TechType&gt;&lt;/Row&gt;&quot;)">
            <text:p/>
          </table:table-cell>
          <table:table-cell/>
          <table:table-cell table:style-name="ce174" table:formula="of:=IF([.E17]=0;&quot;&quot;;&quot;&lt;Row&gt;&lt;PrereqTech&gt;TECH_&quot;&amp;UPPER([.E17])&amp;&quot;&lt;/PrereqTech&gt;&quot;&amp;REPT(&quot; &quot;;25-LEN([.E17]))&amp;&quot;&lt;TechType&gt;TECH_&quot;&amp;UPPER([.F18])&amp;&quot;&lt;/TechType&gt;&lt;/Row&gt;&quot;)">
            <text:p/>
          </table:table-cell>
          <table:table-cell/>
          <table:table-cell table:style-name="ce174" table:formula="of:=IF([.G17]=0;&quot;&quot;;&quot;&lt;Row&gt;&lt;PrereqTech&gt;TECH_&quot;&amp;UPPER([.G17])&amp;&quot;&lt;/PrereqTech&gt;&quot;&amp;REPT(&quot; &quot;;25-LEN([.G17]))&amp;&quot;&lt;TechType&gt;TECH_&quot;&amp;UPPER([.H18])&amp;&quot;&lt;/TechType&gt;&lt;/Row&gt;&quot;)">
            <text:p/>
          </table:table-cell>
          <table:table-cell/>
          <table:table-cell table:style-name="ce174" table:formula="of:=IF([.I17]=0;&quot;&quot;;&quot;&lt;Row&gt;&lt;PrereqTech&gt;TECH_&quot;&amp;UPPER([.I17])&amp;&quot;&lt;/PrereqTech&gt;&quot;&amp;REPT(&quot; &quot;;25-LEN([.I17]))&amp;&quot;&lt;TechType&gt;TECH_&quot;&amp;UPPER([.J18])&amp;&quot;&lt;/TechType&gt;&lt;/Row&gt;&quot;)" office:value-type="string" office:string-value="&lt;Row&gt;&lt;PrereqTech&gt;TECH_DRAMA&lt;/PrereqTech&gt;                    &lt;TechType&gt;TECH_CURRENCY&lt;/TechType&gt;&lt;/Row&gt;" calcext:value-type="string">
            <text:p>&lt;Row&gt;&lt;PrereqTech&gt;TECH_DRAMA&lt;/PrereqTech&gt; <text:s text:c="19"/>&lt;TechType&gt;TECH_CURRENCY&lt;/TechType&gt;&lt;/Row&gt;</text:p>
          </table:table-cell>
          <table:table-cell/>
          <table:table-cell table:style-name="ce174" table:formula="of:=IF([.K17]=0;&quot;&quot;;&quot;&lt;Row&gt;&lt;PrereqTech&gt;TECH_&quot;&amp;UPPER([.K17])&amp;&quot;&lt;/PrereqTech&gt;&quot;&amp;REPT(&quot; &quot;;25-LEN([.K17]))&amp;&quot;&lt;TechType&gt;TECH_&quot;&amp;UPPER([.L18])&amp;&quot;&lt;/TechType&gt;&lt;/Row&gt;&quot;)">
            <text:p/>
          </table:table-cell>
          <table:table-cell/>
          <table:table-cell table:style-name="ce174" table:formula="of:=IF([.M17]=0;&quot;&quot;;&quot;&lt;Row&gt;&lt;PrereqTech&gt;TECH_&quot;&amp;UPPER([.M17])&amp;&quot;&lt;/PrereqTech&gt;&quot;&amp;REPT(&quot; &quot;;25-LEN([.M17]))&amp;&quot;&lt;TechType&gt;TECH_&quot;&amp;UPPER([.N18])&amp;&quot;&lt;/TechType&gt;&lt;/Row&gt;&quot;)">
            <text:p/>
          </table:table-cell>
          <table:table-cell/>
          <table:table-cell table:style-name="ce174" table:formula="of:=IF([.O17]=0;&quot;&quot;;&quot;&lt;Row&gt;&lt;PrereqTech&gt;TECH_&quot;&amp;UPPER([.O17])&amp;&quot;&lt;/PrereqTech&gt;&quot;&amp;REPT(&quot; &quot;;25-LEN([.O17]))&amp;&quot;&lt;TechType&gt;TECH_&quot;&amp;UPPER([.P18])&amp;&quot;&lt;/TechType&gt;&lt;/Row&gt;&quot;)">
            <text:p/>
          </table:table-cell>
          <table:table-cell/>
          <table:table-cell table:style-name="ce174" table:formula="of:=IF([.Q17]=0;&quot;&quot;;&quot;&lt;Row&gt;&lt;PrereqTech&gt;TECH_&quot;&amp;UPPER([.Q17])&amp;&quot;&lt;/PrereqTech&gt;&quot;&amp;REPT(&quot; &quot;;25-LEN([.Q17]))&amp;&quot;&lt;TechType&gt;TECH_&quot;&amp;UPPER([.R18])&amp;&quot;&lt;/TechType&gt;&lt;/Row&gt;&quot;)">
            <text:p/>
          </table:table-cell>
          <table:table-cell/>
          <table:table-cell table:style-name="ce174" table:formula="of:=IF([.S17]=0;&quot;&quot;;&quot;&lt;Row&gt;&lt;PrereqTech&gt;TECH_&quot;&amp;UPPER([.S17])&amp;&quot;&lt;/PrereqTech&gt;&quot;&amp;REPT(&quot; &quot;;25-LEN([.S17]))&amp;&quot;&lt;TechType&gt;TECH_&quot;&amp;UPPER([.T18])&amp;&quot;&lt;/TechType&gt;&lt;/Row&gt;&quot;)" office:value-type="string" office:string-value="&lt;Row&gt;&lt;PrereqTech&gt;TECH_ACOUSTICS&lt;/PrereqTech&gt;                &lt;TechType&gt;TECH_SCIENTIFIC_THEORY&lt;/TechType&gt;&lt;/Row&gt;" calcext:value-type="string">
            <text:p>&lt;Row&gt;&lt;PrereqTech&gt;TECH_ACOUSTICS&lt;/PrereqTech&gt; <text:s text:c="15"/>&lt;TechType&gt;TECH_SCIENTIFIC_THEORY&lt;/TechType&gt;&lt;/Row&gt;</text:p>
          </table:table-cell>
          <table:table-cell/>
          <table:table-cell table:style-name="ce174" table:formula="of:=IF([.U17]=0;&quot;&quot;;&quot;&lt;Row&gt;&lt;PrereqTech&gt;TECH_&quot;&amp;UPPER([.U17])&amp;&quot;&lt;/PrereqTech&gt;&quot;&amp;REPT(&quot; &quot;;25-LEN([.U17]))&amp;&quot;&lt;TechType&gt;TECH_&quot;&amp;UPPER([.V18])&amp;&quot;&lt;/TechType&gt;&lt;/Row&gt;&quot;)">
            <text:p/>
          </table:table-cell>
          <table:table-cell/>
          <table:table-cell table:style-name="ce174" table:formula="of:=IF([.W17]=0;&quot;&quot;;&quot;&lt;Row&gt;&lt;PrereqTech&gt;TECH_&quot;&amp;UPPER([.W17])&amp;&quot;&lt;/PrereqTech&gt;&quot;&amp;REPT(&quot; &quot;;25-LEN([.W17]))&amp;&quot;&lt;TechType&gt;TECH_&quot;&amp;UPPER([.X18])&amp;&quot;&lt;/TechType&gt;&lt;/Row&gt;&quot;)">
            <text:p/>
          </table:table-cell>
          <table:table-cell/>
          <table:table-cell table:style-name="ce174" table:formula="of:=IF([.Y17]=0;&quot;&quot;;&quot;&lt;Row&gt;&lt;PrereqTech&gt;TECH_&quot;&amp;UPPER([.Y17])&amp;&quot;&lt;/PrereqTech&gt;&quot;&amp;REPT(&quot; &quot;;25-LEN([.Y17]))&amp;&quot;&lt;TechType&gt;TECH_&quot;&amp;UPPER([.Z18])&amp;&quot;&lt;/TechType&gt;&lt;/Row&gt;&quot;)">
            <text:p/>
          </table:table-cell>
          <table:table-cell/>
          <table:table-cell table:style-name="ce174" table:formula="of:=IF([.AA17]=0;&quot;&quot;;&quot;&lt;Row&gt;&lt;PrereqTech&gt;TECH_&quot;&amp;UPPER([.AA17])&amp;&quot;&lt;/PrereqTech&gt;&quot;&amp;REPT(&quot; &quot;;25-LEN([.AA17]))&amp;&quot;&lt;TechType&gt;TECH_&quot;&amp;UPPER([.AB18])&amp;&quot;&lt;/TechType&gt;&lt;/Row&gt;&quot;)" office:value-type="string" office:string-value="&lt;Row&gt;&lt;PrereqTech&gt;TECH_PLASTIC&lt;/PrereqTech&gt;                  &lt;TechType&gt;TECH_ROCKETRY&lt;/TechType&gt;&lt;/Row&gt;" calcext:value-type="string">
            <text:p>&lt;Row&gt;&lt;PrereqTech&gt;TECH_PLASTIC&lt;/PrereqTech&gt; <text:s text:c="17"/>&lt;TechType&gt;TECH_ROCKETRY&lt;/TechType&gt;&lt;/Row&gt;</text:p>
          </table:table-cell>
          <table:table-cell/>
          <table:table-cell table:style-name="ce174" table:formula="of:=IF([.AC17]=0;&quot;&quot;;&quot;&lt;Row&gt;&lt;PrereqTech&gt;TECH_&quot;&amp;UPPER([.AC17])&amp;&quot;&lt;/PrereqTech&gt;&quot;&amp;REPT(&quot; &quot;;25-LEN([.AC17]))&amp;&quot;&lt;TechType&gt;TECH_&quot;&amp;UPPER([.AD18])&amp;&quot;&lt;/TechType&gt;&lt;/Row&gt;&quot;)">
            <text:p/>
          </table:table-cell>
          <table:table-cell/>
          <table:table-cell table:style-name="ce174" table:formula="of:=IF([.AE17]=0;&quot;&quot;;&quot;&lt;Row&gt;&lt;PrereqTech&gt;TECH_&quot;&amp;UPPER([.AE17])&amp;&quot;&lt;/PrereqTech&gt;&quot;&amp;REPT(&quot; &quot;;25-LEN([.AE17]))&amp;&quot;&lt;TechType&gt;TECH_&quot;&amp;UPPER([.AF18])&amp;&quot;&lt;/TechType&gt;&lt;/Row&gt;&quot;)">
            <text:p/>
          </table:table-cell>
          <table:table-cell/>
          <table:table-cell table:style-name="ce174" table:formula="of:=IF([.AG17]=0;&quot;&quot;;&quot;&lt;Row&gt;&lt;PrereqTech&gt;TECH_&quot;&amp;UPPER([.AG17])&amp;&quot;&lt;/PrereqTech&gt;&quot;&amp;REPT(&quot; &quot;;25-LEN([.AG17]))&amp;&quot;&lt;TechType&gt;TECH_&quot;&amp;UPPER([.AH18])&amp;&quot;&lt;/TechType&gt;&lt;/Row&gt;&quot;)">
            <text:p/>
          </table:table-cell>
          <table:table-cell/>
          <table:table-cell table:style-name="ce183" table:formula="of:=IF([.AI17]=0;&quot;&quot;;&quot;&lt;Row&gt;&lt;PrereqTech&gt;TECH_&quot;&amp;UPPER([.AI17])&amp;&quot;&lt;/PrereqTech&gt;&quot;&amp;REPT(&quot; &quot;;25-LEN([.AI17]))&amp;&quot;&lt;TechType&gt;TECH_&quot;&amp;UPPER([.AJ18])&amp;&quot;&lt;/TechType&gt;&lt;/Row&gt;&quot;)">
            <text:p/>
          </table:table-cell>
          <table:table-cell/>
          <table:table-cell table:style-name="ce178"/>
          <table:table-cell table:number-columns-repeated="5"/>
          <table:table-cell table:style-name="ce166" table:number-columns-repeated="2"/>
          <table:table-cell table:number-columns-repeated="22"/>
          <table:table-cell table:style-name="ce175" table:number-columns-repeated="2"/>
          <table:table-cell table:style-name="ce183" table:formula="of:=IF([.AJ17]=0;&quot;&quot;;&quot;'TECH_&quot;&amp;UPPER([.AJ17])&amp;&quot;', &quot;)">
            <text:p/>
          </table:table-cell>
          <table:table-cell table:style-name="ce191"/>
          <table:table-cell table:style-name="ce1" office:value-type="string" calcext:value-type="string">
            <text:p><text:s/></text:p>
          </table:table-cell>
          <table:table-cell table:number-columns-repeated="911"/>
        </table:table-row>
        <table:table-row table:style-name="ro3">
          <table:covered-table-cell table:style-name="ce81" office:value-type="float" office:value="3" calcext:value-type="float">
            <text:p>3</text:p>
          </table:covered-table-cell>
          <table:table-cell table:style-name="ce92"/>
          <table:table-cell table:style-name="ce107"/>
          <table:table-cell table:style-name="ce126"/>
          <table:table-cell table:style-name="ce107"/>
          <table:table-cell table:style-name="ce126" office:value-type="string" calcext:value-type="string">
            <text:p>Trapping</text:p>
          </table:table-cell>
          <table:table-cell table:style-name="ce107"/>
          <table:table-cell table:style-name="ce126"/>
          <table:table-cell table:style-name="ce107" office:value-type="string" calcext:value-type="string">
            <text:p>Trapping</text:p>
          </table:table-cell>
          <table:table-cell table:style-name="ce126" office:value-type="string" calcext:value-type="string">
            <text:p>Currency</text:p>
          </table:table-cell>
          <table:table-cell table:style-name="ce107" office:value-type="string" calcext:value-type="string">
            <text:p>Currency</text:p>
          </table:table-cell>
          <table:table-cell table:style-name="ce126" office:value-type="string" calcext:value-type="string">
            <text:p>Guilds</text:p>
          </table:table-cell>
          <table:table-cell table:style-name="ce107"/>
          <table:table-cell table:style-name="ce126"/>
          <table:table-cell table:style-name="ce107" office:value-type="string" calcext:value-type="string">
            <text:p>Guilds</text:p>
          </table:table-cell>
          <table:table-cell table:style-name="ce126" office:value-type="string" calcext:value-type="string">
            <text:p>Banking</text:p>
          </table:table-cell>
          <table:table-cell table:style-name="ce107" office:value-type="string" calcext:value-type="string">
            <text:p>Banking</text:p>
          </table:table-cell>
          <table:table-cell table:style-name="ce126" office:value-type="string" calcext:value-type="string">
            <text:p>Economics</text:p>
          </table:table-cell>
          <table:table-cell table:style-name="ce100" office:value-type="string" calcext:value-type="string">
            <text:p>Archaeology</text:p>
          </table:table-cell>
          <table:table-cell table:style-name="ce119" office:value-type="string" calcext:value-type="string">
            <text:p>Scientific_Theory</text:p>
          </table:table-cell>
          <table:table-cell table:style-name="ce152" office:value-type="string" calcext:value-type="string">
            <text:p>Scientific_Theory</text:p>
          </table:table-cell>
          <table:table-cell table:style-name="ce155" office:value-type="string" calcext:value-type="string">
            <text:p>Electricity</text:p>
          </table:table-cell>
          <table:table-cell table:style-name="ce152" office:value-type="string" calcext:value-type="string">
            <text:p>Electricity</text:p>
          </table:table-cell>
          <table:table-cell table:style-name="ce155" office:value-type="string" calcext:value-type="string">
            <text:p>Radio</text:p>
          </table:table-cell>
          <table:table-cell table:style-name="ce100" office:value-type="string" calcext:value-type="string">
            <text:p>Radio</text:p>
          </table:table-cell>
          <table:table-cell table:style-name="ce119" office:value-type="string" calcext:value-type="string">
            <text:p>Plastic</text:p>
          </table:table-cell>
          <table:table-cell table:style-name="ce100" office:value-type="string" calcext:value-type="string">
            <text:p>Electronics</text:p>
          </table:table-cell>
          <table:table-cell table:style-name="ce119" office:value-type="string" calcext:value-type="string">
            <text:p>Rocketry</text:p>
          </table:table-cell>
          <table:table-cell table:style-name="ce100" office:value-type="string" calcext:value-type="string">
            <text:p>Rocketry</text:p>
          </table:table-cell>
          <table:table-cell table:style-name="ce119" office:value-type="string" calcext:value-type="string">
            <text:p>Computers</text:p>
          </table:table-cell>
          <table:table-cell table:style-name="ce100" office:value-type="string" calcext:value-type="string">
            <text:p>Computers</text:p>
          </table:table-cell>
          <table:table-cell table:style-name="ce119" office:value-type="string" calcext:value-type="string">
            <text:p>Satellites</text:p>
          </table:table-cell>
          <table:table-cell table:style-name="ce100" office:value-type="string" calcext:value-type="string">
            <text:p>Satellites</text:p>
          </table:table-cell>
          <table:table-cell table:style-name="ce119" office:value-type="string" calcext:value-type="string">
            <text:p>Nanotechnology</text:p>
          </table:table-cell>
          <table:table-cell table:style-name="ce100"/>
          <table:table-cell table:style-name="ce119" office:value-type="string" calcext:value-type="string">
            <text:p>Telecom</text:p>
          </table:table-cell>
          <table:table-cell table:style-name="ce100"/>
          <table:table-cell/>
          <table:table-cell table:style-name="ce170" office:value-type="string" calcext:value-type="string">
            <text:p><text:s text:c="2"/></text:p>
          </table:table-cell>
          <table:table-cell table:style-name="ce170"/>
          <table:table-cell table:style-name="ce174" table:formula="of:=STRJOIN([.BO3:.BO48];&quot;&quot;)" office:value-type="string" office:string-value="&lt;Row&gt;&lt;PrereqTech&gt;TECH_RADIO&lt;/PrereqTech&gt;                    &lt;TechType&gt;TECH_PLASTIC&lt;/TechType&gt;&lt;/Row&gt;&lt;Row&gt;&lt;PrereqTech&gt;TECH_RADIO&lt;/PrereqTech&gt;                    &lt;TechType&gt;TECH_ELECTRONICS&lt;/TechType&gt;&lt;/Row&gt;&lt;Row&gt;&lt;PrereqTech&gt;TECH_REPLACEABLE_PARTS&lt;/PrereqTech&gt;        &lt;TechType&gt;TECH_ELECTRONICS&lt;/TechType&gt;&lt;/Row&gt;&lt;Row&gt;&lt;PrereqTech&gt;TECH_FLIGHT&lt;/PrereqTech&gt;                   &lt;TechType&gt;TECH_COMBUSTION&lt;/TechType&gt;&lt;/Row&gt;&lt;Row&gt;&lt;PrereqTech&gt;TECH_RAILROAD&lt;/PrereqTech&gt;                 &lt;TechType&gt;TECH_COMBUSTION&lt;/TechType&gt;&lt;/Row&gt;" calcext:value-type="string">
            <text:p>&lt;Row&gt;&lt;PrereqTech&gt;TECH_RADIO&lt;/PrereqTech&gt; <text:s text:c="19"/>&lt;TechType&gt;TECH_PLASTIC&lt;/TechType&gt;&lt;/Row&gt;&lt;Row&gt;&lt;PrereqTech&gt;TECH_RADIO&lt;/PrereqTech&gt; <text:s text:c="19"/>&lt;TechType&gt;TECH_ELECTRONICS&lt;/TechType&gt;&lt;/Row&gt;&lt;Row&gt;&lt;PrereqTech&gt;TECH_REPLACEABLE_PARTS&lt;/PrereqTech&gt; <text:s text:c="7"/>&lt;TechType&gt;TECH_ELECTRONICS&lt;/TechType&gt;&lt;/Row&gt;&lt;Row&gt;&lt;PrereqTech&gt;TECH_FLIGHT&lt;/PrereqTech&gt; <text:s text:c="18"/>&lt;TechType&gt;TECH_COMBUSTION&lt;/TechType&gt;&lt;/Row&gt;&lt;Row&gt;&lt;PrereqTech&gt;TECH_RAILROAD&lt;/PrereqTech&gt; <text:s text:c="16"/>&lt;TechType&gt;TECH_COMBUSTION&lt;/TechType&gt;&lt;/Row&gt;</text:p>
          </table:table-cell>
          <table:table-cell table:style-name="ce1" office:value-type="string" calcext:value-type="string">
            <text:p><text:s/></text:p>
          </table:table-cell>
          <table:table-cell table:style-name="ce1" table:formula="of:=[.CK49]" office:value-type="string" office:string-value="UPDATE Technologies SET GridX=6, Era='ERA_MEDIEVAL' WHERE Type IN ('TECH_CARVEL_HULLS', 'TECH_EDUCATION', 'TECH_CHIVALRY', 'TECH_MACHINERY', 'TECH_PHYSICS', 'TECH_STEEL', 'none');" calcext:value-type="string">
            <text:p>UPDATE Technologies SET GridX=6, Era='ERA_MEDIEVAL' WHERE Type IN ('TECH_CARVEL_HULLS', 'TECH_EDUCATION', 'TECH_CHIVALRY', 'TECH_MACHINERY', 'TECH_PHYSICS', 'TECH_STEEL', 'none');</text:p>
          </table:table-cell>
          <table:table-cell table:style-name="ce1" office:value-type="string" calcext:value-type="string">
            <text:p><text:s/></text:p>
          </table:table-cell>
          <table:table-cell table:style-name="ce178" table:formula="of:=IF([.C18]=0;&quot;&quot;;&quot;&lt;Row&gt;&lt;PrereqTech&gt;TECH_&quot;&amp;UPPER([.C18])&amp;&quot;&lt;/PrereqTech&gt;&quot;&amp;REPT(&quot; &quot;;25-LEN([.C18]))&amp;&quot;&lt;TechType&gt;TECH_&quot;&amp;UPPER([.D18])&amp;&quot;&lt;/TechType&gt;&lt;/Row&gt;&quot;)">
            <text:p/>
          </table:table-cell>
          <table:table-cell/>
          <table:table-cell table:style-name="ce174" table:formula="of:=IF([.E18]=0;&quot;&quot;;&quot;&lt;Row&gt;&lt;PrereqTech&gt;TECH_&quot;&amp;UPPER([.E18])&amp;&quot;&lt;/PrereqTech&gt;&quot;&amp;REPT(&quot; &quot;;25-LEN([.E18]))&amp;&quot;&lt;TechType&gt;TECH_&quot;&amp;UPPER([.F18])&amp;&quot;&lt;/TechType&gt;&lt;/Row&gt;&quot;)">
            <text:p/>
          </table:table-cell>
          <table:table-cell/>
          <table:table-cell table:style-name="ce174" table:formula="of:=IF([.G18]=0;&quot;&quot;;&quot;&lt;Row&gt;&lt;PrereqTech&gt;TECH_&quot;&amp;UPPER([.G18])&amp;&quot;&lt;/PrereqTech&gt;&quot;&amp;REPT(&quot; &quot;;25-LEN([.G18]))&amp;&quot;&lt;TechType&gt;TECH_&quot;&amp;UPPER([.H18])&amp;&quot;&lt;/TechType&gt;&lt;/Row&gt;&quot;)">
            <text:p/>
          </table:table-cell>
          <table:table-cell/>
          <table:table-cell table:style-name="ce174" table:formula="of:=IF([.I18]=0;&quot;&quot;;&quot;&lt;Row&gt;&lt;PrereqTech&gt;TECH_&quot;&amp;UPPER([.I18])&amp;&quot;&lt;/PrereqTech&gt;&quot;&amp;REPT(&quot; &quot;;25-LEN([.I18]))&amp;&quot;&lt;TechType&gt;TECH_&quot;&amp;UPPER([.J18])&amp;&quot;&lt;/TechType&gt;&lt;/Row&gt;&quot;)" office:value-type="string" office:string-value="&lt;Row&gt;&lt;PrereqTech&gt;TECH_TRAPPING&lt;/PrereqTech&gt;                 &lt;TechType&gt;TECH_CURRENCY&lt;/TechType&gt;&lt;/Row&gt;" calcext:value-type="string">
            <text:p>&lt;Row&gt;&lt;PrereqTech&gt;TECH_TRAPPING&lt;/PrereqTech&gt; <text:s text:c="16"/>&lt;TechType&gt;TECH_CURRENCY&lt;/TechType&gt;&lt;/Row&gt;</text:p>
          </table:table-cell>
          <table:table-cell/>
          <table:table-cell table:style-name="ce174" table:formula="of:=IF([.K18]=0;&quot;&quot;;&quot;&lt;Row&gt;&lt;PrereqTech&gt;TECH_&quot;&amp;UPPER([.K18])&amp;&quot;&lt;/PrereqTech&gt;&quot;&amp;REPT(&quot; &quot;;25-LEN([.K18]))&amp;&quot;&lt;TechType&gt;TECH_&quot;&amp;UPPER([.L18])&amp;&quot;&lt;/TechType&gt;&lt;/Row&gt;&quot;)" office:value-type="string" office:string-value="&lt;Row&gt;&lt;PrereqTech&gt;TECH_CURRENCY&lt;/PrereqTech&gt;                 &lt;TechType&gt;TECH_GUILDS&lt;/TechType&gt;&lt;/Row&gt;" calcext:value-type="string">
            <text:p>&lt;Row&gt;&lt;PrereqTech&gt;TECH_CURRENCY&lt;/PrereqTech&gt; <text:s text:c="16"/>&lt;TechType&gt;TECH_GUILDS&lt;/TechType&gt;&lt;/Row&gt;</text:p>
          </table:table-cell>
          <table:table-cell/>
          <table:table-cell table:style-name="ce174" table:formula="of:=IF([.M18]=0;&quot;&quot;;&quot;&lt;Row&gt;&lt;PrereqTech&gt;TECH_&quot;&amp;UPPER([.M18])&amp;&quot;&lt;/PrereqTech&gt;&quot;&amp;REPT(&quot; &quot;;25-LEN([.M18]))&amp;&quot;&lt;TechType&gt;TECH_&quot;&amp;UPPER([.N18])&amp;&quot;&lt;/TechType&gt;&lt;/Row&gt;&quot;)">
            <text:p/>
          </table:table-cell>
          <table:table-cell/>
          <table:table-cell table:style-name="ce174" table:formula="of:=IF([.O18]=0;&quot;&quot;;&quot;&lt;Row&gt;&lt;PrereqTech&gt;TECH_&quot;&amp;UPPER([.O18])&amp;&quot;&lt;/PrereqTech&gt;&quot;&amp;REPT(&quot; &quot;;25-LEN([.O18]))&amp;&quot;&lt;TechType&gt;TECH_&quot;&amp;UPPER([.P18])&amp;&quot;&lt;/TechType&gt;&lt;/Row&gt;&quot;)" office:value-type="string" office:string-value="&lt;Row&gt;&lt;PrereqTech&gt;TECH_GUILDS&lt;/PrereqTech&gt;                   &lt;TechType&gt;TECH_BANKING&lt;/TechType&gt;&lt;/Row&gt;" calcext:value-type="string">
            <text:p>&lt;Row&gt;&lt;PrereqTech&gt;TECH_GUILDS&lt;/PrereqTech&gt; <text:s text:c="18"/>&lt;TechType&gt;TECH_BANKING&lt;/TechType&gt;&lt;/Row&gt;</text:p>
          </table:table-cell>
          <table:table-cell/>
          <table:table-cell table:style-name="ce174" table:formula="of:=IF([.Q18]=0;&quot;&quot;;&quot;&lt;Row&gt;&lt;PrereqTech&gt;TECH_&quot;&amp;UPPER([.Q18])&amp;&quot;&lt;/PrereqTech&gt;&quot;&amp;REPT(&quot; &quot;;25-LEN([.Q18]))&amp;&quot;&lt;TechType&gt;TECH_&quot;&amp;UPPER([.R18])&amp;&quot;&lt;/TechType&gt;&lt;/Row&gt;&quot;)" office:value-type="string" office:string-value="&lt;Row&gt;&lt;PrereqTech&gt;TECH_BANKING&lt;/PrereqTech&gt;                  &lt;TechType&gt;TECH_ECONOMICS&lt;/TechType&gt;&lt;/Row&gt;" calcext:value-type="string">
            <text:p>&lt;Row&gt;&lt;PrereqTech&gt;TECH_BANKING&lt;/PrereqTech&gt; <text:s text:c="17"/>&lt;TechType&gt;TECH_ECONOMICS&lt;/TechType&gt;&lt;/Row&gt;</text:p>
          </table:table-cell>
          <table:table-cell/>
          <table:table-cell table:style-name="ce174" table:formula="of:=IF([.S18]=0;&quot;&quot;;&quot;&lt;Row&gt;&lt;PrereqTech&gt;TECH_&quot;&amp;UPPER([.S18])&amp;&quot;&lt;/PrereqTech&gt;&quot;&amp;REPT(&quot; &quot;;25-LEN([.S18]))&amp;&quot;&lt;TechType&gt;TECH_&quot;&amp;UPPER([.T18])&amp;&quot;&lt;/TechType&gt;&lt;/Row&gt;&quot;)" office:value-type="string" office:string-value="&lt;Row&gt;&lt;PrereqTech&gt;TECH_ARCHAEOLOGY&lt;/PrereqTech&gt;              &lt;TechType&gt;TECH_SCIENTIFIC_THEORY&lt;/TechType&gt;&lt;/Row&gt;" calcext:value-type="string">
            <text:p>&lt;Row&gt;&lt;PrereqTech&gt;TECH_ARCHAEOLOGY&lt;/PrereqTech&gt; <text:s text:c="13"/>&lt;TechType&gt;TECH_SCIENTIFIC_THEORY&lt;/TechType&gt;&lt;/Row&gt;</text:p>
          </table:table-cell>
          <table:table-cell/>
          <table:table-cell table:style-name="ce174" table:formula="of:=IF([.U18]=0;&quot;&quot;;&quot;&lt;Row&gt;&lt;PrereqTech&gt;TECH_&quot;&amp;UPPER([.U18])&amp;&quot;&lt;/PrereqTech&gt;&quot;&amp;REPT(&quot; &quot;;25-LEN([.U18]))&amp;&quot;&lt;TechType&gt;TECH_&quot;&amp;UPPER([.V18])&amp;&quot;&lt;/TechType&gt;&lt;/Row&gt;&quot;)" office:value-type="string" office:string-value="&lt;Row&gt;&lt;PrereqTech&gt;TECH_SCIENTIFIC_THEORY&lt;/PrereqTech&gt;        &lt;TechType&gt;TECH_ELECTRICITY&lt;/TechType&gt;&lt;/Row&gt;" calcext:value-type="string">
            <text:p>&lt;Row&gt;&lt;PrereqTech&gt;TECH_SCIENTIFIC_THEORY&lt;/PrereqTech&gt; <text:s text:c="7"/>&lt;TechType&gt;TECH_ELECTRICITY&lt;/TechType&gt;&lt;/Row&gt;</text:p>
          </table:table-cell>
          <table:table-cell/>
          <table:table-cell table:style-name="ce174" table:formula="of:=IF([.W18]=0;&quot;&quot;;&quot;&lt;Row&gt;&lt;PrereqTech&gt;TECH_&quot;&amp;UPPER([.W18])&amp;&quot;&lt;/PrereqTech&gt;&quot;&amp;REPT(&quot; &quot;;25-LEN([.W18]))&amp;&quot;&lt;TechType&gt;TECH_&quot;&amp;UPPER([.X18])&amp;&quot;&lt;/TechType&gt;&lt;/Row&gt;&quot;)" office:value-type="string" office:string-value="&lt;Row&gt;&lt;PrereqTech&gt;TECH_ELECTRICITY&lt;/PrereqTech&gt;              &lt;TechType&gt;TECH_RADIO&lt;/TechType&gt;&lt;/Row&gt;" calcext:value-type="string">
            <text:p>&lt;Row&gt;&lt;PrereqTech&gt;TECH_ELECTRICITY&lt;/PrereqTech&gt; <text:s text:c="13"/>&lt;TechType&gt;TECH_RADIO&lt;/TechType&gt;&lt;/Row&gt;</text:p>
          </table:table-cell>
          <table:table-cell/>
          <table:table-cell table:style-name="ce174" table:formula="of:=IF([.Y18]=0;&quot;&quot;;&quot;&lt;Row&gt;&lt;PrereqTech&gt;TECH_&quot;&amp;UPPER([.Y18])&amp;&quot;&lt;/PrereqTech&gt;&quot;&amp;REPT(&quot; &quot;;25-LEN([.Y18]))&amp;&quot;&lt;TechType&gt;TECH_&quot;&amp;UPPER([.Z18])&amp;&quot;&lt;/TechType&gt;&lt;/Row&gt;&quot;)" office:value-type="string" office:string-value="&lt;Row&gt;&lt;PrereqTech&gt;TECH_RADIO&lt;/PrereqTech&gt;                    &lt;TechType&gt;TECH_PLASTIC&lt;/TechType&gt;&lt;/Row&gt;" calcext:value-type="string">
            <text:p>&lt;Row&gt;&lt;PrereqTech&gt;TECH_RADIO&lt;/PrereqTech&gt; <text:s text:c="19"/>&lt;TechType&gt;TECH_PLASTIC&lt;/TechType&gt;&lt;/Row&gt;</text:p>
          </table:table-cell>
          <table:table-cell/>
          <table:table-cell table:style-name="ce174" table:formula="of:=IF([.AA18]=0;&quot;&quot;;&quot;&lt;Row&gt;&lt;PrereqTech&gt;TECH_&quot;&amp;UPPER([.AA18])&amp;&quot;&lt;/PrereqTech&gt;&quot;&amp;REPT(&quot; &quot;;25-LEN([.AA18]))&amp;&quot;&lt;TechType&gt;TECH_&quot;&amp;UPPER([.AB18])&amp;&quot;&lt;/TechType&gt;&lt;/Row&gt;&quot;)" office:value-type="string" office:string-value="&lt;Row&gt;&lt;PrereqTech&gt;TECH_ELECTRONICS&lt;/PrereqTech&gt;              &lt;TechType&gt;TECH_ROCKETRY&lt;/TechType&gt;&lt;/Row&gt;" calcext:value-type="string">
            <text:p>&lt;Row&gt;&lt;PrereqTech&gt;TECH_ELECTRONICS&lt;/PrereqTech&gt; <text:s text:c="13"/>&lt;TechType&gt;TECH_ROCKETRY&lt;/TechType&gt;&lt;/Row&gt;</text:p>
          </table:table-cell>
          <table:table-cell/>
          <table:table-cell table:style-name="ce174" table:formula="of:=IF([.AC18]=0;&quot;&quot;;&quot;&lt;Row&gt;&lt;PrereqTech&gt;TECH_&quot;&amp;UPPER([.AC18])&amp;&quot;&lt;/PrereqTech&gt;&quot;&amp;REPT(&quot; &quot;;25-LEN([.AC18]))&amp;&quot;&lt;TechType&gt;TECH_&quot;&amp;UPPER([.AD18])&amp;&quot;&lt;/TechType&gt;&lt;/Row&gt;&quot;)" office:value-type="string" office:string-value="&lt;Row&gt;&lt;PrereqTech&gt;TECH_ROCKETRY&lt;/PrereqTech&gt;                 &lt;TechType&gt;TECH_COMPUTERS&lt;/TechType&gt;&lt;/Row&gt;" calcext:value-type="string">
            <text:p>&lt;Row&gt;&lt;PrereqTech&gt;TECH_ROCKETRY&lt;/PrereqTech&gt; <text:s text:c="16"/>&lt;TechType&gt;TECH_COMPUTERS&lt;/TechType&gt;&lt;/Row&gt;</text:p>
          </table:table-cell>
          <table:table-cell/>
          <table:table-cell table:style-name="ce174" table:formula="of:=IF([.AE18]=0;&quot;&quot;;&quot;&lt;Row&gt;&lt;PrereqTech&gt;TECH_&quot;&amp;UPPER([.AE18])&amp;&quot;&lt;/PrereqTech&gt;&quot;&amp;REPT(&quot; &quot;;25-LEN([.AE18]))&amp;&quot;&lt;TechType&gt;TECH_&quot;&amp;UPPER([.AF18])&amp;&quot;&lt;/TechType&gt;&lt;/Row&gt;&quot;)" office:value-type="string" office:string-value="&lt;Row&gt;&lt;PrereqTech&gt;TECH_COMPUTERS&lt;/PrereqTech&gt;                &lt;TechType&gt;TECH_SATELLITES&lt;/TechType&gt;&lt;/Row&gt;" calcext:value-type="string">
            <text:p>&lt;Row&gt;&lt;PrereqTech&gt;TECH_COMPUTERS&lt;/PrereqTech&gt; <text:s text:c="15"/>&lt;TechType&gt;TECH_SATELLITES&lt;/TechType&gt;&lt;/Row&gt;</text:p>
          </table:table-cell>
          <table:table-cell/>
          <table:table-cell table:style-name="ce174" table:formula="of:=IF([.AG18]=0;&quot;&quot;;&quot;&lt;Row&gt;&lt;PrereqTech&gt;TECH_&quot;&amp;UPPER([.AG18])&amp;&quot;&lt;/PrereqTech&gt;&quot;&amp;REPT(&quot; &quot;;25-LEN([.AG18]))&amp;&quot;&lt;TechType&gt;TECH_&quot;&amp;UPPER([.AH18])&amp;&quot;&lt;/TechType&gt;&lt;/Row&gt;&quot;)" office:value-type="string" office:string-value="&lt;Row&gt;&lt;PrereqTech&gt;TECH_SATELLITES&lt;/PrereqTech&gt;               &lt;TechType&gt;TECH_NANOTECHNOLOGY&lt;/TechType&gt;&lt;/Row&gt;" calcext:value-type="string">
            <text:p>&lt;Row&gt;&lt;PrereqTech&gt;TECH_SATELLITES&lt;/PrereqTech&gt; <text:s text:c="14"/>&lt;TechType&gt;TECH_NANOTECHNOLOGY&lt;/TechType&gt;&lt;/Row&gt;</text:p>
          </table:table-cell>
          <table:table-cell/>
          <table:table-cell table:style-name="ce183" table:formula="of:=IF([.AI18]=0;&quot;&quot;;&quot;&lt;Row&gt;&lt;PrereqTech&gt;TECH_&quot;&amp;UPPER([.AI18])&amp;&quot;&lt;/PrereqTech&gt;&quot;&amp;REPT(&quot; &quot;;25-LEN([.AI18]))&amp;&quot;&lt;TechType&gt;TECH_&quot;&amp;UPPER([.AJ18])&amp;&quot;&lt;/TechType&gt;&lt;/Row&gt;&quot;)">
            <text:p/>
          </table:table-cell>
          <table:table-cell/>
          <table:table-cell table:style-name="ce178" table:formula="of:=IF([.D18]=0;&quot;&quot;;&quot;'TECH_&quot;&amp;UPPER([.D18])&amp;&quot;', &quot;)">
            <text:p/>
          </table:table-cell>
          <table:table-cell table:style-name="ce174"/>
          <table:table-cell table:style-name="ce174" table:formula="of:=IF([.F18]=0;&quot;&quot;;&quot;'TECH_&quot;&amp;UPPER([.F18])&amp;&quot;', &quot;)" office:value-type="string" office:string-value="'TECH_TRAPPING', " calcext:value-type="string">
            <text:p>'TECH_TRAPPING', </text:p>
          </table:table-cell>
          <table:table-cell table:style-name="ce174"/>
          <table:table-cell table:style-name="ce174" table:formula="of:=IF([.H18]=0;&quot;&quot;;&quot;'TECH_&quot;&amp;UPPER([.H18])&amp;&quot;', &quot;)">
            <text:p/>
          </table:table-cell>
          <table:table-cell table:style-name="ce174"/>
          <table:table-cell table:style-name="ce174" table:formula="of:=IF([.J18]=0;&quot;&quot;;&quot;'TECH_&quot;&amp;UPPER([.J18])&amp;&quot;', &quot;)" office:value-type="string" office:string-value="'TECH_CURRENCY', " calcext:value-type="string">
            <text:p>'TECH_CURRENCY', </text:p>
          </table:table-cell>
          <table:table-cell table:style-name="ce174"/>
          <table:table-cell table:style-name="ce174" table:formula="of:=IF([.L18]=0;&quot;&quot;;&quot;'TECH_&quot;&amp;UPPER([.L18])&amp;&quot;', &quot;)" office:value-type="string" office:string-value="'TECH_GUILDS', " calcext:value-type="string">
            <text:p>'TECH_GUILDS', </text:p>
          </table:table-cell>
          <table:table-cell table:style-name="ce174"/>
          <table:table-cell table:style-name="ce174" table:formula="of:=IF([.N18]=0;&quot;&quot;;&quot;'TECH_&quot;&amp;UPPER([.N18])&amp;&quot;', &quot;)">
            <text:p/>
          </table:table-cell>
          <table:table-cell table:style-name="ce174"/>
          <table:table-cell table:style-name="ce174" table:formula="of:=IF([.P18]=0;&quot;&quot;;&quot;'TECH_&quot;&amp;UPPER([.P18])&amp;&quot;', &quot;)" office:value-type="string" office:string-value="'TECH_BANKING', " calcext:value-type="string">
            <text:p>'TECH_BANKING', </text:p>
          </table:table-cell>
          <table:table-cell table:style-name="ce174"/>
          <table:table-cell table:style-name="ce174" table:formula="of:=IF([.R18]=0;&quot;&quot;;&quot;'TECH_&quot;&amp;UPPER([.R18])&amp;&quot;', &quot;)" office:value-type="string" office:string-value="'TECH_ECONOMICS', " calcext:value-type="string">
            <text:p>'TECH_ECONOMICS', </text:p>
          </table:table-cell>
          <table:table-cell table:style-name="ce174"/>
          <table:table-cell table:style-name="ce174" table:formula="of:=IF([.T18]=0;&quot;&quot;;&quot;'TECH_&quot;&amp;UPPER([.T18])&amp;&quot;', &quot;)" office:value-type="string" office:string-value="'TECH_SCIENTIFIC_THEORY', " calcext:value-type="string">
            <text:p>'TECH_SCIENTIFIC_THEORY', </text:p>
          </table:table-cell>
          <table:table-cell table:style-name="ce174"/>
          <table:table-cell table:style-name="ce174" table:formula="of:=IF([.V18]=0;&quot;&quot;;&quot;'TECH_&quot;&amp;UPPER([.V18])&amp;&quot;', &quot;)" office:value-type="string" office:string-value="'TECH_ELECTRICITY', " calcext:value-type="string">
            <text:p>'TECH_ELECTRICITY', </text:p>
          </table:table-cell>
          <table:table-cell table:style-name="ce174"/>
          <table:table-cell table:style-name="ce174" table:formula="of:=IF([.X18]=0;&quot;&quot;;&quot;'TECH_&quot;&amp;UPPER([.X18])&amp;&quot;', &quot;)" office:value-type="string" office:string-value="'TECH_RADIO', " calcext:value-type="string">
            <text:p>'TECH_RADIO', </text:p>
          </table:table-cell>
          <table:table-cell table:style-name="ce174"/>
          <table:table-cell table:style-name="ce174" table:formula="of:=IF([.Z18]=0;&quot;&quot;;&quot;'TECH_&quot;&amp;UPPER([.Z18])&amp;&quot;', &quot;)" office:value-type="string" office:string-value="'TECH_PLASTIC', " calcext:value-type="string">
            <text:p>'TECH_PLASTIC', </text:p>
          </table:table-cell>
          <table:table-cell table:style-name="ce174"/>
          <table:table-cell table:style-name="ce174" table:formula="of:=IF([.AB18]=0;&quot;&quot;;&quot;'TECH_&quot;&amp;UPPER([.AB18])&amp;&quot;', &quot;)" office:value-type="string" office:string-value="'TECH_ROCKETRY', " calcext:value-type="string">
            <text:p>'TECH_ROCKETRY', </text:p>
          </table:table-cell>
          <table:table-cell table:style-name="ce174"/>
          <table:table-cell table:style-name="ce174" table:formula="of:=IF([.AD18]=0;&quot;&quot;;&quot;'TECH_&quot;&amp;UPPER([.AD18])&amp;&quot;', &quot;)" office:value-type="string" office:string-value="'TECH_COMPUTERS', " calcext:value-type="string">
            <text:p>'TECH_COMPUTERS', </text:p>
          </table:table-cell>
          <table:table-cell table:style-name="ce174"/>
          <table:table-cell table:style-name="ce174" table:formula="of:=IF([.AF18]=0;&quot;&quot;;&quot;'TECH_&quot;&amp;UPPER([.AF18])&amp;&quot;', &quot;)" office:value-type="string" office:string-value="'TECH_SATELLITES', " calcext:value-type="string">
            <text:p>'TECH_SATELLITES', </text:p>
          </table:table-cell>
          <table:table-cell table:style-name="ce174"/>
          <table:table-cell table:style-name="ce174" table:formula="of:=IF([.AH18]=0;&quot;&quot;;&quot;'TECH_&quot;&amp;UPPER([.AH18])&amp;&quot;', &quot;)" office:value-type="string" office:string-value="'TECH_NANOTECHNOLOGY', " calcext:value-type="string">
            <text:p>'TECH_NANOTECHNOLOGY', </text:p>
          </table:table-cell>
          <table:table-cell table:style-name="ce175"/>
          <table:table-cell table:style-name="ce183" table:formula="of:=IF([.AJ18]=0;&quot;&quot;;&quot;'TECH_&quot;&amp;UPPER([.AJ18])&amp;&quot;', &quot;)" office:value-type="string" office:string-value="'TECH_TELECOM', " calcext:value-type="string">
            <text:p>'TECH_TELECOM', </text:p>
          </table:table-cell>
          <table:table-cell table:style-name="ce191" table:formula="of:=&quot;UPDATE Technologies SET GridY=&quot;&amp;[.A18]&amp;&quot; WHERE Type IN (&quot;&amp;[.CA18]&amp;[.CC18]&amp;[.CE18]&amp;[.CG18]&amp;[.CI18]&amp;[.CK18]&amp;[.CM18]&amp;[.CO18]&amp;[.CQ18]&amp;[.CS18]&amp;[.CU18]&amp;[.CW18]&amp;[.CY18]&amp;[.DA18]&amp;[.DC18]&amp;[.DE18]&amp;[.DG18]&amp;&quot;'none');&quot;" office:value-type="string" office:string-value="UPDATE Technologies SET GridY=3 WHERE Type IN ('TECH_TRAPPING', 'TECH_CURRENCY', 'TECH_GUILDS', 'TECH_BANKING', 'TECH_ECONOMICS', 'TECH_SCIENTIFIC_THEORY', 'TECH_ELECTRICITY', 'TECH_RADIO', 'TECH_PLASTIC', 'TECH_ROCKETRY', 'TECH_COMPUTERS', 'TECH_SATELLITES', 'TECH_NANOTECHNOLOGY', 'TECH_TELECOM', 'none');" calcext:value-type="string">
            <text:p>UPDATE Technologies SET GridY=3 WHERE Type IN ('TECH_TRAPPING', 'TECH_CURRENCY', 'TECH_GUILDS', 'TECH_BANKING', 'TECH_ECONOMICS', 'TECH_SCIENTIFIC_THEORY', 'TECH_ELECTRICITY', 'TECH_RADIO', 'TECH_PLASTIC', 'TECH_ROCKETRY', 'TECH_COMPUTERS', 'TECH_SATELLITES', 'TECH_NANOTECHNOLOGY', 'TECH_TELECOM', 'none');</text:p>
          </table:table-cell>
          <table:table-cell table:style-name="ce1" office:value-type="string" calcext:value-type="string">
            <text:p><text:s/></text:p>
          </table:table-cell>
          <table:table-cell table:number-columns-repeated="911"/>
        </table:table-row>
        <table:table-row table:style-name="ro3">
          <table:covered-table-cell table:style-name="ce81"/>
          <table:table-cell table:style-name="ce92"/>
          <table:table-cell table:style-name="ce107"/>
          <table:table-cell table:style-name="ce126"/>
          <table:table-cell table:style-name="ce107" office:value-type="string" calcext:value-type="string">
            <text:p>Animal_Husbandry</text:p>
          </table:table-cell>
          <table:table-cell table:style-name="ce126"/>
          <table:table-cell table:style-name="ce107"/>
          <table:table-cell table:style-name="ce126"/>
          <table:table-cell table:style-name="ce107" office:value-type="string" calcext:value-type="string">
            <text:p>Horseback_Riding</text:p>
          </table:table-cell>
          <table:table-cell table:style-name="ce126"/>
          <table:table-cell table:style-name="ce107"/>
          <table:table-cell table:style-name="ce126"/>
          <table:table-cell table:style-name="ce107"/>
          <table:table-cell table:style-name="ce126"/>
          <table:table-cell table:style-name="ce107" office:value-type="string" calcext:value-type="string">
            <text:p>Chivalry</text:p>
          </table:table-cell>
          <table:table-cell table:style-name="ce126"/>
          <table:table-cell table:style-name="ce107"/>
          <table:table-cell table:style-name="ce126"/>
          <table:table-cell table:style-name="ce100" office:value-type="string" calcext:value-type="string">
            <text:p>Economics</text:p>
          </table:table-cell>
          <table:table-cell table:style-name="ce119"/>
          <table:table-cell table:style-name="ce152"/>
          <table:table-cell table:style-name="ce155"/>
          <table:table-cell table:style-name="ce152"/>
          <table:table-cell table:style-name="ce155"/>
          <table:table-cell table:style-name="ce100"/>
          <table:table-cell table:style-name="ce119"/>
          <table:table-cell table:style-name="ce100" office:value-type="string" calcext:value-type="string">
            <text:p>Combustion</text:p>
          </table:table-cell>
          <table:table-cell table:style-name="ce119"/>
          <table:table-cell table:style-name="ce100"/>
          <table:table-cell table:style-name="ce119"/>
          <table:table-cell table:style-name="ce100"/>
          <table:table-cell table:style-name="ce119"/>
          <table:table-cell table:style-name="ce100"/>
          <table:table-cell table:style-name="ce119"/>
          <table:table-cell table:style-name="ce100"/>
          <table:table-cell table:style-name="ce119"/>
          <table:table-cell table:style-name="ce100"/>
          <table:table-cell/>
          <table:table-cell table:style-name="ce170" office:value-type="string" calcext:value-type="string">
            <text:p><text:s text:c="2"/></text:p>
          </table:table-cell>
          <table:table-cell table:style-name="ce170"/>
          <table:table-cell table:style-name="ce174" table:formula="of:=STRJOIN([.BQ3:.BQ48];&quot;&quot;)" office:value-type="string" office:string-value="&lt;Row&gt;&lt;PrereqTech&gt;TECH_REFRIGERATION&lt;/PrereqTech&gt;            &lt;TechType&gt;TECH_ECOLOGY&lt;/TechType&gt;&lt;/Row&gt;&lt;Row&gt;&lt;PrereqTech&gt;TECH_REFRIGERATION&lt;/PrereqTech&gt;            &lt;TechType&gt;TECH_ROCKETRY&lt;/TechType&gt;&lt;/Row&gt;&lt;Row&gt;&lt;PrereqTech&gt;TECH_PLASTIC&lt;/PrereqTech&gt;                  &lt;TechType&gt;TECH_ROCKETRY&lt;/TechType&gt;&lt;/Row&gt;&lt;Row&gt;&lt;PrereqTech&gt;TECH_ELECTRONICS&lt;/PrereqTech&gt;              &lt;TechType&gt;TECH_ROCKETRY&lt;/TechType&gt;&lt;/Row&gt;&lt;Row&gt;&lt;PrereqTech&gt;TECH_COMBUSTION&lt;/PrereqTech&gt;               &lt;TechType&gt;TECH_ROCKETRY&lt;/TechType&gt;&lt;/Row&gt;&lt;Row&gt;&lt;PrereqTech&gt;TECH_COMBUSTION&lt;/PrereqTech&gt;               &lt;TechType&gt;TECH_ATOMIC_THEORY&lt;/TechType&gt;&lt;/Row&gt;&lt;Row&gt;&lt;PrereqTech&gt;TECH_COMBUSTION&lt;/PrereqTech&gt;               &lt;TechType&gt;TECH_COMBINED_ARMS&lt;/TechType&gt;&lt;/Row&gt;" calcext:value-type="string">
            <text:p>&lt;Row&gt;&lt;PrereqTech&gt;TECH_REFRIGERATION&lt;/PrereqTech&gt; <text:s text:c="11"/>&lt;TechType&gt;TECH_ECOLOGY&lt;/TechType&gt;&lt;/Row&gt;&lt;Row&gt;&lt;PrereqTech&gt;TECH_REFRIGERATION&lt;/PrereqTech&gt; <text:s text:c="11"/>&lt;TechType&gt;TECH_ROCKETRY&lt;/TechType&gt;&lt;/Row&gt;&lt;Row&gt;&lt;PrereqTech&gt;TECH_PLASTIC&lt;/PrereqTech&gt; <text:s text:c="17"/>&lt;TechType&gt;TECH_ROCKETRY&lt;/TechType&gt;&lt;/Row&gt;&lt;Row&gt;&lt;PrereqTech&gt;TECH_ELECTRONICS&lt;/PrereqTech&gt; <text:s text:c="13"/>&lt;TechType&gt;TECH_ROCKETRY&lt;/TechType&gt;&lt;/Row&gt;&lt;Row&gt;&lt;PrereqTech&gt;TECH_COMBUSTION&lt;/PrereqTech&gt; <text:s text:c="14"/>&lt;TechType&gt;TECH_ROCKETRY&lt;/TechType&gt;&lt;/Row&gt;&lt;Row&gt;&lt;PrereqTech&gt;TECH_COMBUSTION&lt;/PrereqTech&gt; <text:s text:c="14"/>&lt;TechType&gt;TECH_ATOMIC_THEORY&lt;/TechType&gt;&lt;/Row&gt;&lt;Row&gt;&lt;PrereqTech&gt;TECH_COMBUSTION&lt;/PrereqTech&gt; <text:s text:c="14"/>&lt;TechType&gt;TECH_COMBINED_ARMS&lt;/TechType&gt;&lt;/Row&gt;</text:p>
          </table:table-cell>
          <table:table-cell table:style-name="ce1" office:value-type="string" calcext:value-type="string">
            <text:p><text:s/></text:p>
          </table:table-cell>
          <table:table-cell table:style-name="ce1" table:formula="of:=[.CM49]" office:value-type="string" office:string-value="UPDATE Technologies SET GridX=7, Era='ERA_RENAISSANCE' WHERE Type IN ('TECH_ASTRONOMY', 'TECH_ACOUSTICS', 'TECH_ARCHITECTURE', 'TECH_BANKING', 'TECH_PRINTING_PRESS', 'TECH_GUNPOWDER', 'none');" calcext:value-type="string">
            <text:p>UPDATE Technologies SET GridX=7, Era='ERA_RENAISSANCE' WHERE Type IN ('TECH_ASTRONOMY', 'TECH_ACOUSTICS', 'TECH_ARCHITECTURE', 'TECH_BANKING', 'TECH_PRINTING_PRESS', 'TECH_GUNPOWDER', 'none');</text:p>
          </table:table-cell>
          <table:table-cell table:style-name="ce1" office:value-type="string" calcext:value-type="string">
            <text:p><text:s/></text:p>
          </table:table-cell>
          <table:table-cell table:style-name="ce178" table:formula="of:=IF([.C19]=0;&quot;&quot;;&quot;&lt;Row&gt;&lt;PrereqTech&gt;TECH_&quot;&amp;UPPER([.C19])&amp;&quot;&lt;/PrereqTech&gt;&quot;&amp;REPT(&quot; &quot;;25-LEN([.C19]))&amp;&quot;&lt;TechType&gt;TECH_&quot;&amp;UPPER([.D18])&amp;&quot;&lt;/TechType&gt;&lt;/Row&gt;&quot;)">
            <text:p/>
          </table:table-cell>
          <table:table-cell/>
          <table:table-cell table:style-name="ce174" table:formula="of:=IF([.E19]=0;&quot;&quot;;&quot;&lt;Row&gt;&lt;PrereqTech&gt;TECH_&quot;&amp;UPPER([.E19])&amp;&quot;&lt;/PrereqTech&gt;&quot;&amp;REPT(&quot; &quot;;25-LEN([.E19]))&amp;&quot;&lt;TechType&gt;TECH_&quot;&amp;UPPER([.F18])&amp;&quot;&lt;/TechType&gt;&lt;/Row&gt;&quot;)" office:value-type="string" office:string-value="&lt;Row&gt;&lt;PrereqTech&gt;TECH_ANIMAL_HUSBANDRY&lt;/PrereqTech&gt;         &lt;TechType&gt;TECH_TRAPPING&lt;/TechType&gt;&lt;/Row&gt;" calcext:value-type="string">
            <text:p>&lt;Row&gt;&lt;PrereqTech&gt;TECH_ANIMAL_HUSBANDRY&lt;/PrereqTech&gt; <text:s text:c="8"/>&lt;TechType&gt;TECH_TRAPPING&lt;/TechType&gt;&lt;/Row&gt;</text:p>
          </table:table-cell>
          <table:table-cell/>
          <table:table-cell table:style-name="ce174" table:formula="of:=IF([.G19]=0;&quot;&quot;;&quot;&lt;Row&gt;&lt;PrereqTech&gt;TECH_&quot;&amp;UPPER([.G19])&amp;&quot;&lt;/PrereqTech&gt;&quot;&amp;REPT(&quot; &quot;;25-LEN([.G19]))&amp;&quot;&lt;TechType&gt;TECH_&quot;&amp;UPPER([.H18])&amp;&quot;&lt;/TechType&gt;&lt;/Row&gt;&quot;)">
            <text:p/>
          </table:table-cell>
          <table:table-cell/>
          <table:table-cell table:style-name="ce174" table:formula="of:=IF([.I19]=0;&quot;&quot;;&quot;&lt;Row&gt;&lt;PrereqTech&gt;TECH_&quot;&amp;UPPER([.I19])&amp;&quot;&lt;/PrereqTech&gt;&quot;&amp;REPT(&quot; &quot;;25-LEN([.I19]))&amp;&quot;&lt;TechType&gt;TECH_&quot;&amp;UPPER([.J18])&amp;&quot;&lt;/TechType&gt;&lt;/Row&gt;&quot;)" office:value-type="string" office:string-value="&lt;Row&gt;&lt;PrereqTech&gt;TECH_HORSEBACK_RIDING&lt;/PrereqTech&gt;         &lt;TechType&gt;TECH_CURRENCY&lt;/TechType&gt;&lt;/Row&gt;" calcext:value-type="string">
            <text:p>&lt;Row&gt;&lt;PrereqTech&gt;TECH_HORSEBACK_RIDING&lt;/PrereqTech&gt; <text:s text:c="8"/>&lt;TechType&gt;TECH_CURRENCY&lt;/TechType&gt;&lt;/Row&gt;</text:p>
          </table:table-cell>
          <table:table-cell/>
          <table:table-cell table:style-name="ce174" table:formula="of:=IF([.K19]=0;&quot;&quot;;&quot;&lt;Row&gt;&lt;PrereqTech&gt;TECH_&quot;&amp;UPPER([.K19])&amp;&quot;&lt;/PrereqTech&gt;&quot;&amp;REPT(&quot; &quot;;25-LEN([.K19]))&amp;&quot;&lt;TechType&gt;TECH_&quot;&amp;UPPER([.L18])&amp;&quot;&lt;/TechType&gt;&lt;/Row&gt;&quot;)">
            <text:p/>
          </table:table-cell>
          <table:table-cell/>
          <table:table-cell table:style-name="ce174" table:formula="of:=IF([.M19]=0;&quot;&quot;;&quot;&lt;Row&gt;&lt;PrereqTech&gt;TECH_&quot;&amp;UPPER([.M19])&amp;&quot;&lt;/PrereqTech&gt;&quot;&amp;REPT(&quot; &quot;;25-LEN([.M19]))&amp;&quot;&lt;TechType&gt;TECH_&quot;&amp;UPPER([.N18])&amp;&quot;&lt;/TechType&gt;&lt;/Row&gt;&quot;)">
            <text:p/>
          </table:table-cell>
          <table:table-cell/>
          <table:table-cell table:style-name="ce174" table:formula="of:=IF([.O19]=0;&quot;&quot;;&quot;&lt;Row&gt;&lt;PrereqTech&gt;TECH_&quot;&amp;UPPER([.O19])&amp;&quot;&lt;/PrereqTech&gt;&quot;&amp;REPT(&quot; &quot;;25-LEN([.O19]))&amp;&quot;&lt;TechType&gt;TECH_&quot;&amp;UPPER([.P18])&amp;&quot;&lt;/TechType&gt;&lt;/Row&gt;&quot;)" office:value-type="string" office:string-value="&lt;Row&gt;&lt;PrereqTech&gt;TECH_CHIVALRY&lt;/PrereqTech&gt;                 &lt;TechType&gt;TECH_BANKING&lt;/TechType&gt;&lt;/Row&gt;" calcext:value-type="string">
            <text:p>&lt;Row&gt;&lt;PrereqTech&gt;TECH_CHIVALRY&lt;/PrereqTech&gt; <text:s text:c="16"/>&lt;TechType&gt;TECH_BANKING&lt;/TechType&gt;&lt;/Row&gt;</text:p>
          </table:table-cell>
          <table:table-cell/>
          <table:table-cell table:style-name="ce174" table:formula="of:=IF([.Q19]=0;&quot;&quot;;&quot;&lt;Row&gt;&lt;PrereqTech&gt;TECH_&quot;&amp;UPPER([.Q19])&amp;&quot;&lt;/PrereqTech&gt;&quot;&amp;REPT(&quot; &quot;;25-LEN([.Q19]))&amp;&quot;&lt;TechType&gt;TECH_&quot;&amp;UPPER([.R18])&amp;&quot;&lt;/TechType&gt;&lt;/Row&gt;&quot;)">
            <text:p/>
          </table:table-cell>
          <table:table-cell/>
          <table:table-cell table:style-name="ce174" table:formula="of:=IF([.S19]=0;&quot;&quot;;&quot;&lt;Row&gt;&lt;PrereqTech&gt;TECH_&quot;&amp;UPPER([.S19])&amp;&quot;&lt;/PrereqTech&gt;&quot;&amp;REPT(&quot; &quot;;25-LEN([.S19]))&amp;&quot;&lt;TechType&gt;TECH_&quot;&amp;UPPER([.T18])&amp;&quot;&lt;/TechType&gt;&lt;/Row&gt;&quot;)" office:value-type="string" office:string-value="&lt;Row&gt;&lt;PrereqTech&gt;TECH_ECONOMICS&lt;/PrereqTech&gt;                &lt;TechType&gt;TECH_SCIENTIFIC_THEORY&lt;/TechType&gt;&lt;/Row&gt;" calcext:value-type="string">
            <text:p>&lt;Row&gt;&lt;PrereqTech&gt;TECH_ECONOMICS&lt;/PrereqTech&gt; <text:s text:c="15"/>&lt;TechType&gt;TECH_SCIENTIFIC_THEORY&lt;/TechType&gt;&lt;/Row&gt;</text:p>
          </table:table-cell>
          <table:table-cell/>
          <table:table-cell table:style-name="ce174" table:formula="of:=IF([.U19]=0;&quot;&quot;;&quot;&lt;Row&gt;&lt;PrereqTech&gt;TECH_&quot;&amp;UPPER([.U19])&amp;&quot;&lt;/PrereqTech&gt;&quot;&amp;REPT(&quot; &quot;;25-LEN([.U19]))&amp;&quot;&lt;TechType&gt;TECH_&quot;&amp;UPPER([.V18])&amp;&quot;&lt;/TechType&gt;&lt;/Row&gt;&quot;)">
            <text:p/>
          </table:table-cell>
          <table:table-cell/>
          <table:table-cell table:style-name="ce174" table:formula="of:=IF([.W19]=0;&quot;&quot;;&quot;&lt;Row&gt;&lt;PrereqTech&gt;TECH_&quot;&amp;UPPER([.W19])&amp;&quot;&lt;/PrereqTech&gt;&quot;&amp;REPT(&quot; &quot;;25-LEN([.W19]))&amp;&quot;&lt;TechType&gt;TECH_&quot;&amp;UPPER([.X18])&amp;&quot;&lt;/TechType&gt;&lt;/Row&gt;&quot;)">
            <text:p/>
          </table:table-cell>
          <table:table-cell/>
          <table:table-cell table:style-name="ce174" table:formula="of:=IF([.Y19]=0;&quot;&quot;;&quot;&lt;Row&gt;&lt;PrereqTech&gt;TECH_&quot;&amp;UPPER([.Y19])&amp;&quot;&lt;/PrereqTech&gt;&quot;&amp;REPT(&quot; &quot;;25-LEN([.Y19]))&amp;&quot;&lt;TechType&gt;TECH_&quot;&amp;UPPER([.Z18])&amp;&quot;&lt;/TechType&gt;&lt;/Row&gt;&quot;)">
            <text:p/>
          </table:table-cell>
          <table:table-cell/>
          <table:table-cell table:style-name="ce174" table:formula="of:=IF([.AA19]=0;&quot;&quot;;&quot;&lt;Row&gt;&lt;PrereqTech&gt;TECH_&quot;&amp;UPPER([.AA19])&amp;&quot;&lt;/PrereqTech&gt;&quot;&amp;REPT(&quot; &quot;;25-LEN([.AA19]))&amp;&quot;&lt;TechType&gt;TECH_&quot;&amp;UPPER([.AB18])&amp;&quot;&lt;/TechType&gt;&lt;/Row&gt;&quot;)" office:value-type="string" office:string-value="&lt;Row&gt;&lt;PrereqTech&gt;TECH_COMBUSTION&lt;/PrereqTech&gt;               &lt;TechType&gt;TECH_ROCKETRY&lt;/TechType&gt;&lt;/Row&gt;" calcext:value-type="string">
            <text:p>&lt;Row&gt;&lt;PrereqTech&gt;TECH_COMBUSTION&lt;/PrereqTech&gt; <text:s text:c="14"/>&lt;TechType&gt;TECH_ROCKETRY&lt;/TechType&gt;&lt;/Row&gt;</text:p>
          </table:table-cell>
          <table:table-cell/>
          <table:table-cell table:style-name="ce174" table:formula="of:=IF([.AC19]=0;&quot;&quot;;&quot;&lt;Row&gt;&lt;PrereqTech&gt;TECH_&quot;&amp;UPPER([.AC19])&amp;&quot;&lt;/PrereqTech&gt;&quot;&amp;REPT(&quot; &quot;;25-LEN([.AC19]))&amp;&quot;&lt;TechType&gt;TECH_&quot;&amp;UPPER([.AD18])&amp;&quot;&lt;/TechType&gt;&lt;/Row&gt;&quot;)">
            <text:p/>
          </table:table-cell>
          <table:table-cell/>
          <table:table-cell table:style-name="ce174" table:formula="of:=IF([.AE19]=0;&quot;&quot;;&quot;&lt;Row&gt;&lt;PrereqTech&gt;TECH_&quot;&amp;UPPER([.AE19])&amp;&quot;&lt;/PrereqTech&gt;&quot;&amp;REPT(&quot; &quot;;25-LEN([.AE19]))&amp;&quot;&lt;TechType&gt;TECH_&quot;&amp;UPPER([.AF18])&amp;&quot;&lt;/TechType&gt;&lt;/Row&gt;&quot;)">
            <text:p/>
          </table:table-cell>
          <table:table-cell/>
          <table:table-cell table:style-name="ce174" table:formula="of:=IF([.AG19]=0;&quot;&quot;;&quot;&lt;Row&gt;&lt;PrereqTech&gt;TECH_&quot;&amp;UPPER([.AG19])&amp;&quot;&lt;/PrereqTech&gt;&quot;&amp;REPT(&quot; &quot;;25-LEN([.AG19]))&amp;&quot;&lt;TechType&gt;TECH_&quot;&amp;UPPER([.AH18])&amp;&quot;&lt;/TechType&gt;&lt;/Row&gt;&quot;)">
            <text:p/>
          </table:table-cell>
          <table:table-cell/>
          <table:table-cell table:style-name="ce183" table:formula="of:=IF([.AI19]=0;&quot;&quot;;&quot;&lt;Row&gt;&lt;PrereqTech&gt;TECH_&quot;&amp;UPPER([.AI19])&amp;&quot;&lt;/PrereqTech&gt;&quot;&amp;REPT(&quot; &quot;;25-LEN([.AI19]))&amp;&quot;&lt;TechType&gt;TECH_&quot;&amp;UPPER([.AJ18])&amp;&quot;&lt;/TechType&gt;&lt;/Row&gt;&quot;)">
            <text:p/>
          </table:table-cell>
          <table:table-cell/>
          <table:table-cell table:style-name="ce178"/>
          <table:table-cell table:number-columns-repeated="5"/>
          <table:table-cell table:style-name="ce166" table:number-columns-repeated="2"/>
          <table:table-cell table:number-columns-repeated="22"/>
          <table:table-cell table:style-name="ce175" table:number-columns-repeated="2"/>
          <table:table-cell table:style-name="ce190"/>
          <table:table-cell table:style-name="ce191"/>
          <table:table-cell table:style-name="ce1" office:value-type="string" calcext:value-type="string">
            <text:p><text:s/></text:p>
          </table:table-cell>
          <table:table-cell table:number-columns-repeated="911"/>
        </table:table-row>
        <table:table-row table:style-name="ro3">
          <table:covered-table-cell table:style-name="ce81"/>
          <table:table-cell table:style-name="ce92"/>
          <table:table-cell table:style-name="ce108"/>
          <table:table-cell table:style-name="ce127"/>
          <table:table-cell table:style-name="ce108"/>
          <table:table-cell table:style-name="ce127"/>
          <table:table-cell table:style-name="ce108"/>
          <table:table-cell table:style-name="ce127"/>
          <table:table-cell table:style-name="ce107" office:value-type="string" calcext:value-type="string">
            <text:p>Mathematics</text:p>
          </table:table-cell>
          <table:table-cell table:style-name="ce127"/>
          <table:table-cell table:style-name="ce108"/>
          <table:table-cell table:style-name="ce127"/>
          <table:table-cell table:style-name="ce108"/>
          <table:table-cell table:style-name="ce127"/>
          <table:table-cell table:style-name="ce108"/>
          <table:table-cell table:style-name="ce127"/>
          <table:table-cell table:style-name="ce149"/>
          <table:table-cell table:style-name="ce127"/>
          <table:table-cell table:style-name="ce100" office:value-type="string" calcext:value-type="string">
            <text:p>Metallurgy</text:p>
          </table:table-cell>
          <table:table-cell table:style-name="ce120"/>
          <table:table-cell table:style-name="ce153"/>
          <table:table-cell table:style-name="ce156"/>
          <table:table-cell table:style-name="ce153"/>
          <table:table-cell table:style-name="ce156"/>
          <table:table-cell table:style-name="ce101"/>
          <table:table-cell table:style-name="ce120"/>
          <table:table-cell table:style-name="ce100"/>
          <table:table-cell table:style-name="ce120"/>
          <table:table-cell table:style-name="ce100"/>
          <table:table-cell table:style-name="ce120"/>
          <table:table-cell table:style-name="ce101"/>
          <table:table-cell table:style-name="ce120"/>
          <table:table-cell table:style-name="ce101"/>
          <table:table-cell table:style-name="ce120"/>
          <table:table-cell table:style-name="ce101"/>
          <table:table-cell table:style-name="ce120"/>
          <table:table-cell table:style-name="ce101"/>
          <table:table-cell/>
          <table:table-cell table:style-name="ce170" office:value-type="string" calcext:value-type="string">
            <text:p><text:s text:c="2"/></text:p>
          </table:table-cell>
          <table:table-cell table:style-name="ce170"/>
          <table:table-cell table:style-name="ce174" table:formula="of:=STRJOIN([.BS3:.BS48];&quot;&quot;)" office:value-type="string" office:string-value="&lt;Row&gt;&lt;PrereqTech&gt;TECH_ROCKETRY&lt;/PrereqTech&gt;                 &lt;TechType&gt;TECH_COMPUTERS&lt;/TechType&gt;&lt;/Row&gt;&lt;Row&gt;&lt;PrereqTech&gt;TECH_ATOMIC_THEORY&lt;/PrereqTech&gt;            &lt;TechType&gt;TECH_NUCLEAR_FISSION&lt;/TechType&gt;&lt;/Row&gt;&lt;Row&gt;&lt;PrereqTech&gt;TECH_COMBINED_ARMS&lt;/PrereqTech&gt;            &lt;TechType&gt;TECH_ROBOTICS&lt;/TechType&gt;&lt;/Row&gt;" calcext:value-type="string">
            <text:p>&lt;Row&gt;&lt;PrereqTech&gt;TECH_ROCKETRY&lt;/PrereqTech&gt; <text:s text:c="16"/>&lt;TechType&gt;TECH_COMPUTERS&lt;/TechType&gt;&lt;/Row&gt;&lt;Row&gt;&lt;PrereqTech&gt;TECH_ATOMIC_THEORY&lt;/PrereqTech&gt; <text:s text:c="11"/>&lt;TechType&gt;TECH_NUCLEAR_FISSION&lt;/TechType&gt;&lt;/Row&gt;&lt;Row&gt;&lt;PrereqTech&gt;TECH_COMBINED_ARMS&lt;/PrereqTech&gt; <text:s text:c="11"/>&lt;TechType&gt;TECH_ROBOTICS&lt;/TechType&gt;&lt;/Row&gt;</text:p>
          </table:table-cell>
          <table:table-cell table:style-name="ce1" office:value-type="string" calcext:value-type="string">
            <text:p><text:s/></text:p>
          </table:table-cell>
          <table:table-cell table:style-name="ce1" table:formula="of:=[.CO49]" office:value-type="string" office:string-value="UPDATE Technologies SET GridX=8, Era='ERA_RENAISSANCE' WHERE Type IN ('TECH_NAVIGATION', 'TECH_ARCHAEOLOGY', 'TECH_ECONOMICS', 'TECH_METALLURGY', 'TECH_CHEMISTRY', 'none');" calcext:value-type="string">
            <text:p>UPDATE Technologies SET GridX=8, Era='ERA_RENAISSANCE' WHERE Type IN ('TECH_NAVIGATION', 'TECH_ARCHAEOLOGY', 'TECH_ECONOMICS', 'TECH_METALLURGY', 'TECH_CHEMISTRY', 'none');</text:p>
          </table:table-cell>
          <table:table-cell table:style-name="ce1" office:value-type="string" calcext:value-type="string">
            <text:p><text:s/></text:p>
          </table:table-cell>
          <table:table-cell table:style-name="ce178" table:formula="of:=IF([.C20]=0;&quot;&quot;;&quot;&lt;Row&gt;&lt;PrereqTech&gt;TECH_&quot;&amp;UPPER([.C20])&amp;&quot;&lt;/PrereqTech&gt;&quot;&amp;REPT(&quot; &quot;;25-LEN([.C20]))&amp;&quot;&lt;TechType&gt;TECH_&quot;&amp;UPPER([.D18])&amp;&quot;&lt;/TechType&gt;&lt;/Row&gt;&quot;)">
            <text:p/>
          </table:table-cell>
          <table:table-cell/>
          <table:table-cell table:style-name="ce174" table:formula="of:=IF([.E20]=0;&quot;&quot;;&quot;&lt;Row&gt;&lt;PrereqTech&gt;TECH_&quot;&amp;UPPER([.E20])&amp;&quot;&lt;/PrereqTech&gt;&quot;&amp;REPT(&quot; &quot;;25-LEN([.E20]))&amp;&quot;&lt;TechType&gt;TECH_&quot;&amp;UPPER([.F18])&amp;&quot;&lt;/TechType&gt;&lt;/Row&gt;&quot;)">
            <text:p/>
          </table:table-cell>
          <table:table-cell/>
          <table:table-cell table:style-name="ce174" table:formula="of:=IF([.G20]=0;&quot;&quot;;&quot;&lt;Row&gt;&lt;PrereqTech&gt;TECH_&quot;&amp;UPPER([.G20])&amp;&quot;&lt;/PrereqTech&gt;&quot;&amp;REPT(&quot; &quot;;25-LEN([.G20]))&amp;&quot;&lt;TechType&gt;TECH_&quot;&amp;UPPER([.H18])&amp;&quot;&lt;/TechType&gt;&lt;/Row&gt;&quot;)">
            <text:p/>
          </table:table-cell>
          <table:table-cell/>
          <table:table-cell table:style-name="ce174" table:formula="of:=IF([.I20]=0;&quot;&quot;;&quot;&lt;Row&gt;&lt;PrereqTech&gt;TECH_&quot;&amp;UPPER([.I20])&amp;&quot;&lt;/PrereqTech&gt;&quot;&amp;REPT(&quot; &quot;;25-LEN([.I20]))&amp;&quot;&lt;TechType&gt;TECH_&quot;&amp;UPPER([.J18])&amp;&quot;&lt;/TechType&gt;&lt;/Row&gt;&quot;)" office:value-type="string" office:string-value="&lt;Row&gt;&lt;PrereqTech&gt;TECH_MATHEMATICS&lt;/PrereqTech&gt;              &lt;TechType&gt;TECH_CURRENCY&lt;/TechType&gt;&lt;/Row&gt;" calcext:value-type="string">
            <text:p>&lt;Row&gt;&lt;PrereqTech&gt;TECH_MATHEMATICS&lt;/PrereqTech&gt; <text:s text:c="13"/>&lt;TechType&gt;TECH_CURRENCY&lt;/TechType&gt;&lt;/Row&gt;</text:p>
          </table:table-cell>
          <table:table-cell/>
          <table:table-cell table:style-name="ce174" table:formula="of:=IF([.K20]=0;&quot;&quot;;&quot;&lt;Row&gt;&lt;PrereqTech&gt;TECH_&quot;&amp;UPPER([.K20])&amp;&quot;&lt;/PrereqTech&gt;&quot;&amp;REPT(&quot; &quot;;25-LEN([.K20]))&amp;&quot;&lt;TechType&gt;TECH_&quot;&amp;UPPER([.L18])&amp;&quot;&lt;/TechType&gt;&lt;/Row&gt;&quot;)">
            <text:p/>
          </table:table-cell>
          <table:table-cell/>
          <table:table-cell table:style-name="ce174" table:formula="of:=IF([.M20]=0;&quot;&quot;;&quot;&lt;Row&gt;&lt;PrereqTech&gt;TECH_&quot;&amp;UPPER([.M20])&amp;&quot;&lt;/PrereqTech&gt;&quot;&amp;REPT(&quot; &quot;;25-LEN([.M20]))&amp;&quot;&lt;TechType&gt;TECH_&quot;&amp;UPPER([.N18])&amp;&quot;&lt;/TechType&gt;&lt;/Row&gt;&quot;)">
            <text:p/>
          </table:table-cell>
          <table:table-cell/>
          <table:table-cell table:style-name="ce174" table:formula="of:=IF([.O20]=0;&quot;&quot;;&quot;&lt;Row&gt;&lt;PrereqTech&gt;TECH_&quot;&amp;UPPER([.O20])&amp;&quot;&lt;/PrereqTech&gt;&quot;&amp;REPT(&quot; &quot;;25-LEN([.O20]))&amp;&quot;&lt;TechType&gt;TECH_&quot;&amp;UPPER([.P18])&amp;&quot;&lt;/TechType&gt;&lt;/Row&gt;&quot;)">
            <text:p/>
          </table:table-cell>
          <table:table-cell/>
          <table:table-cell table:style-name="ce174" table:formula="of:=IF([.Q20]=0;&quot;&quot;;&quot;&lt;Row&gt;&lt;PrereqTech&gt;TECH_&quot;&amp;UPPER([.Q20])&amp;&quot;&lt;/PrereqTech&gt;&quot;&amp;REPT(&quot; &quot;;25-LEN([.Q20]))&amp;&quot;&lt;TechType&gt;TECH_&quot;&amp;UPPER([.R18])&amp;&quot;&lt;/TechType&gt;&lt;/Row&gt;&quot;)">
            <text:p/>
          </table:table-cell>
          <table:table-cell/>
          <table:table-cell table:style-name="ce174" table:formula="of:=IF([.S20]=0;&quot;&quot;;&quot;&lt;Row&gt;&lt;PrereqTech&gt;TECH_&quot;&amp;UPPER([.S20])&amp;&quot;&lt;/PrereqTech&gt;&quot;&amp;REPT(&quot; &quot;;25-LEN([.S20]))&amp;&quot;&lt;TechType&gt;TECH_&quot;&amp;UPPER([.T18])&amp;&quot;&lt;/TechType&gt;&lt;/Row&gt;&quot;)" office:value-type="string" office:string-value="&lt;Row&gt;&lt;PrereqTech&gt;TECH_METALLURGY&lt;/PrereqTech&gt;               &lt;TechType&gt;TECH_SCIENTIFIC_THEORY&lt;/TechType&gt;&lt;/Row&gt;" calcext:value-type="string">
            <text:p>&lt;Row&gt;&lt;PrereqTech&gt;TECH_METALLURGY&lt;/PrereqTech&gt; <text:s text:c="14"/>&lt;TechType&gt;TECH_SCIENTIFIC_THEORY&lt;/TechType&gt;&lt;/Row&gt;</text:p>
          </table:table-cell>
          <table:table-cell/>
          <table:table-cell table:style-name="ce174" table:formula="of:=IF([.U20]=0;&quot;&quot;;&quot;&lt;Row&gt;&lt;PrereqTech&gt;TECH_&quot;&amp;UPPER([.U20])&amp;&quot;&lt;/PrereqTech&gt;&quot;&amp;REPT(&quot; &quot;;25-LEN([.U20]))&amp;&quot;&lt;TechType&gt;TECH_&quot;&amp;UPPER([.V18])&amp;&quot;&lt;/TechType&gt;&lt;/Row&gt;&quot;)">
            <text:p/>
          </table:table-cell>
          <table:table-cell/>
          <table:table-cell table:style-name="ce174" table:formula="of:=IF([.W20]=0;&quot;&quot;;&quot;&lt;Row&gt;&lt;PrereqTech&gt;TECH_&quot;&amp;UPPER([.W20])&amp;&quot;&lt;/PrereqTech&gt;&quot;&amp;REPT(&quot; &quot;;25-LEN([.W20]))&amp;&quot;&lt;TechType&gt;TECH_&quot;&amp;UPPER([.X18])&amp;&quot;&lt;/TechType&gt;&lt;/Row&gt;&quot;)">
            <text:p/>
          </table:table-cell>
          <table:table-cell/>
          <table:table-cell table:style-name="ce174" table:formula="of:=IF([.Y20]=0;&quot;&quot;;&quot;&lt;Row&gt;&lt;PrereqTech&gt;TECH_&quot;&amp;UPPER([.Y20])&amp;&quot;&lt;/PrereqTech&gt;&quot;&amp;REPT(&quot; &quot;;25-LEN([.Y20]))&amp;&quot;&lt;TechType&gt;TECH_&quot;&amp;UPPER([.Z18])&amp;&quot;&lt;/TechType&gt;&lt;/Row&gt;&quot;)">
            <text:p/>
          </table:table-cell>
          <table:table-cell/>
          <table:table-cell table:style-name="ce174" table:formula="of:=IF([.AA20]=0;&quot;&quot;;&quot;&lt;Row&gt;&lt;PrereqTech&gt;TECH_&quot;&amp;UPPER([.AA20])&amp;&quot;&lt;/PrereqTech&gt;&quot;&amp;REPT(&quot; &quot;;25-LEN([.AA20]))&amp;&quot;&lt;TechType&gt;TECH_&quot;&amp;UPPER([.AB18])&amp;&quot;&lt;/TechType&gt;&lt;/Row&gt;&quot;)">
            <text:p/>
          </table:table-cell>
          <table:table-cell/>
          <table:table-cell table:style-name="ce174" table:formula="of:=IF([.AC20]=0;&quot;&quot;;&quot;&lt;Row&gt;&lt;PrereqTech&gt;TECH_&quot;&amp;UPPER([.AC20])&amp;&quot;&lt;/PrereqTech&gt;&quot;&amp;REPT(&quot; &quot;;25-LEN([.AC20]))&amp;&quot;&lt;TechType&gt;TECH_&quot;&amp;UPPER([.AD18])&amp;&quot;&lt;/TechType&gt;&lt;/Row&gt;&quot;)">
            <text:p/>
          </table:table-cell>
          <table:table-cell/>
          <table:table-cell table:style-name="ce174" table:formula="of:=IF([.AE20]=0;&quot;&quot;;&quot;&lt;Row&gt;&lt;PrereqTech&gt;TECH_&quot;&amp;UPPER([.AE20])&amp;&quot;&lt;/PrereqTech&gt;&quot;&amp;REPT(&quot; &quot;;25-LEN([.AE20]))&amp;&quot;&lt;TechType&gt;TECH_&quot;&amp;UPPER([.AF18])&amp;&quot;&lt;/TechType&gt;&lt;/Row&gt;&quot;)">
            <text:p/>
          </table:table-cell>
          <table:table-cell/>
          <table:table-cell table:style-name="ce174" table:formula="of:=IF([.AG20]=0;&quot;&quot;;&quot;&lt;Row&gt;&lt;PrereqTech&gt;TECH_&quot;&amp;UPPER([.AG20])&amp;&quot;&lt;/PrereqTech&gt;&quot;&amp;REPT(&quot; &quot;;25-LEN([.AG20]))&amp;&quot;&lt;TechType&gt;TECH_&quot;&amp;UPPER([.AH18])&amp;&quot;&lt;/TechType&gt;&lt;/Row&gt;&quot;)">
            <text:p/>
          </table:table-cell>
          <table:table-cell/>
          <table:table-cell table:style-name="ce183" table:formula="of:=IF([.AI20]=0;&quot;&quot;;&quot;&lt;Row&gt;&lt;PrereqTech&gt;TECH_&quot;&amp;UPPER([.AI20])&amp;&quot;&lt;/PrereqTech&gt;&quot;&amp;REPT(&quot; &quot;;25-LEN([.AI20]))&amp;&quot;&lt;TechType&gt;TECH_&quot;&amp;UPPER([.AJ18])&amp;&quot;&lt;/TechType&gt;&lt;/Row&gt;&quot;)">
            <text:p/>
          </table:table-cell>
          <table:table-cell/>
          <table:table-cell table:style-name="ce178"/>
          <table:table-cell table:number-columns-repeated="5"/>
          <table:table-cell table:style-name="ce175" table:number-columns-repeated="26"/>
          <table:table-cell table:style-name="ce190"/>
          <table:table-cell table:style-name="ce191"/>
          <table:table-cell table:style-name="ce1" office:value-type="string" calcext:value-type="string">
            <text:p><text:s/></text:p>
          </table:table-cell>
          <table:table-cell table:style-name="ce175" table:number-columns-repeated="911"/>
        </table:table-row>
        <table:table-row table:style-name="ro3">
          <table:table-cell table:style-name="ce82" office:value-type="float" office:value="4" calcext:value-type="float" table:number-columns-spanned="1" table:number-rows-spanned="5">
            <text:p>4</text:p>
          </table:table-cell>
          <table:table-cell table:style-name="ce93"/>
          <table:table-cell table:style-name="ce109"/>
          <table:table-cell table:style-name="ce128"/>
          <table:table-cell table:style-name="ce109"/>
          <table:table-cell table:style-name="ce128"/>
          <table:table-cell table:style-name="ce109"/>
          <table:table-cell table:style-name="ce128"/>
          <table:table-cell table:style-name="ce109"/>
          <table:table-cell table:style-name="ce128"/>
          <table:table-cell table:style-name="ce109"/>
          <table:table-cell table:style-name="ce128"/>
          <table:table-cell table:style-name="ce109"/>
          <table:table-cell table:style-name="ce128"/>
          <table:table-cell table:style-name="ce109"/>
          <table:table-cell table:style-name="ce128"/>
          <table:table-cell table:style-name="ce109"/>
          <table:table-cell table:style-name="ce128"/>
          <table:table-cell table:style-name="ce109"/>
          <table:table-cell table:style-name="ce128"/>
          <table:table-cell table:style-name="ce109"/>
          <table:table-cell table:style-name="ce128"/>
          <table:table-cell table:style-name="ce109"/>
          <table:table-cell table:style-name="ce128"/>
          <table:table-cell table:style-name="ce106"/>
          <table:table-cell table:style-name="ce125"/>
          <table:table-cell table:style-name="ce109"/>
          <table:table-cell table:style-name="ce128"/>
          <table:table-cell table:style-name="ce109"/>
          <table:table-cell table:style-name="ce128"/>
          <table:table-cell table:style-name="ce105"/>
          <table:table-cell table:style-name="ce124"/>
          <table:table-cell table:style-name="ce105"/>
          <table:table-cell table:style-name="ce124"/>
          <table:table-cell table:style-name="ce105" office:value-type="string" calcext:value-type="string">
            <text:p>Globalization</text:p>
          </table:table-cell>
          <table:table-cell table:style-name="ce124"/>
          <table:table-cell table:style-name="ce105"/>
          <table:table-cell/>
          <table:table-cell table:style-name="ce170" office:value-type="string" calcext:value-type="string">
            <text:p><text:s text:c="2"/></text:p>
          </table:table-cell>
          <table:table-cell table:style-name="ce170"/>
          <table:table-cell table:style-name="ce174" table:formula="of:=STRJOIN([.BU3:.BU48];&quot;&quot;)" office:value-type="string" office:string-value="&lt;Row&gt;&lt;PrereqTech&gt;TECH_ECOLOGY&lt;/PrereqTech&gt;                  &lt;TechType&gt;TECH_INTERNET&lt;/TechType&gt;&lt;/Row&gt;&lt;Row&gt;&lt;PrereqTech&gt;TECH_COMPUTERS&lt;/PrereqTech&gt;                &lt;TechType&gt;TECH_INTERNET&lt;/TechType&gt;&lt;/Row&gt;&lt;Row&gt;&lt;PrereqTech&gt;TECH_COMPUTERS&lt;/PrereqTech&gt;                &lt;TechType&gt;TECH_SATELLITES&lt;/TechType&gt;&lt;/Row&gt;&lt;Row&gt;&lt;PrereqTech&gt;TECH_COMPUTERS&lt;/PrereqTech&gt;                &lt;TechType&gt;TECH_PARTICLE_PHYSICS&lt;/TechType&gt;&lt;/Row&gt;&lt;Row&gt;&lt;PrereqTech&gt;TECH_NUCLEAR_FISSION&lt;/PrereqTech&gt;          &lt;TechType&gt;TECH_PARTICLE_PHYSICS&lt;/TechType&gt;&lt;/Row&gt;&lt;Row&gt;&lt;PrereqTech&gt;TECH_ROBOTICS&lt;/PrereqTech&gt;                 &lt;TechType&gt;TECH_LASERS&lt;/TechType&gt;&lt;/Row&gt;" calcext:value-type="string">
            <text:p>&lt;Row&gt;&lt;PrereqTech&gt;TECH_ECOLOGY&lt;/PrereqTech&gt; <text:s text:c="17"/>&lt;TechType&gt;TECH_INTERNET&lt;/TechType&gt;&lt;/Row&gt;&lt;Row&gt;&lt;PrereqTech&gt;TECH_COMPUTERS&lt;/PrereqTech&gt; <text:s text:c="15"/>&lt;TechType&gt;TECH_INTERNET&lt;/TechType&gt;&lt;/Row&gt;&lt;Row&gt;&lt;PrereqTech&gt;TECH_COMPUTERS&lt;/PrereqTech&gt; <text:s text:c="15"/>&lt;TechType&gt;TECH_SATELLITES&lt;/TechType&gt;&lt;/Row&gt;&lt;Row&gt;&lt;PrereqTech&gt;TECH_COMPUTERS&lt;/PrereqTech&gt; <text:s text:c="15"/>&lt;TechType&gt;TECH_PARTICLE_PHYSICS&lt;/TechType&gt;&lt;/Row&gt;&lt;Row&gt;&lt;PrereqTech&gt;TECH_NUCLEAR_FISSION&lt;/PrereqTech&gt; <text:s text:c="9"/>&lt;TechType&gt;TECH_PARTICLE_PHYSICS&lt;/TechType&gt;&lt;/Row&gt;&lt;Row&gt;&lt;PrereqTech&gt;TECH_ROBOTICS&lt;/PrereqTech&gt; <text:s text:c="16"/>&lt;TechType&gt;TECH_LASERS&lt;/TechType&gt;&lt;/Row&gt;</text:p>
          </table:table-cell>
          <table:table-cell table:style-name="ce1" office:value-type="string" calcext:value-type="string">
            <text:p><text:s/></text:p>
          </table:table-cell>
          <table:table-cell table:style-name="ce1" table:formula="of:=[.CQ49]" office:value-type="string" office:string-value="UPDATE Technologies SET GridX=9, Era='ERA_INDUSTRIAL' WHERE Type IN ('TECH_SCIENTIFIC_THEORY', 'TECH_MILITARY_SCIENCE', 'TECH_STEAM_POWER', 'TECH_RIFLING', 'TECH_FERTILIZER', 'none');" calcext:value-type="string">
            <text:p>UPDATE Technologies SET GridX=9, Era='ERA_INDUSTRIAL' WHERE Type IN ('TECH_SCIENTIFIC_THEORY', 'TECH_MILITARY_SCIENCE', 'TECH_STEAM_POWER', 'TECH_RIFLING', 'TECH_FERTILIZER', 'none');</text:p>
          </table:table-cell>
          <table:table-cell table:style-name="ce1" office:value-type="string" calcext:value-type="string">
            <text:p><text:s/></text:p>
          </table:table-cell>
          <table:table-cell table:style-name="ce178" table:formula="of:=IF([.C21]=0;&quot;&quot;;&quot;&lt;Row&gt;&lt;PrereqTech&gt;TECH_&quot;&amp;UPPER([.C21])&amp;&quot;&lt;/PrereqTech&gt;&quot;&amp;REPT(&quot; &quot;;25-LEN([.C21]))&amp;&quot;&lt;TechType&gt;TECH_&quot;&amp;UPPER([.D23])&amp;&quot;&lt;/TechType&gt;&lt;/Row&gt;&quot;)">
            <text:p/>
          </table:table-cell>
          <table:table-cell/>
          <table:table-cell table:style-name="ce174" table:formula="of:=IF([.E21]=0;&quot;&quot;;&quot;&lt;Row&gt;&lt;PrereqTech&gt;TECH_&quot;&amp;UPPER([.E21])&amp;&quot;&lt;/PrereqTech&gt;&quot;&amp;REPT(&quot; &quot;;25-LEN([.E21]))&amp;&quot;&lt;TechType&gt;TECH_&quot;&amp;UPPER([.F23])&amp;&quot;&lt;/TechType&gt;&lt;/Row&gt;&quot;)">
            <text:p/>
          </table:table-cell>
          <table:table-cell/>
          <table:table-cell table:style-name="ce174" table:formula="of:=IF([.G21]=0;&quot;&quot;;&quot;&lt;Row&gt;&lt;PrereqTech&gt;TECH_&quot;&amp;UPPER([.G21])&amp;&quot;&lt;/PrereqTech&gt;&quot;&amp;REPT(&quot; &quot;;25-LEN([.G21]))&amp;&quot;&lt;TechType&gt;TECH_&quot;&amp;UPPER([.H23])&amp;&quot;&lt;/TechType&gt;&lt;/Row&gt;&quot;)">
            <text:p/>
          </table:table-cell>
          <table:table-cell/>
          <table:table-cell table:style-name="ce174" table:formula="of:=IF([.I21]=0;&quot;&quot;;&quot;&lt;Row&gt;&lt;PrereqTech&gt;TECH_&quot;&amp;UPPER([.I21])&amp;&quot;&lt;/PrereqTech&gt;&quot;&amp;REPT(&quot; &quot;;25-LEN([.I21]))&amp;&quot;&lt;TechType&gt;TECH_&quot;&amp;UPPER([.J23])&amp;&quot;&lt;/TechType&gt;&lt;/Row&gt;&quot;)">
            <text:p/>
          </table:table-cell>
          <table:table-cell/>
          <table:table-cell table:style-name="ce174" table:formula="of:=IF([.K21]=0;&quot;&quot;;&quot;&lt;Row&gt;&lt;PrereqTech&gt;TECH_&quot;&amp;UPPER([.K21])&amp;&quot;&lt;/PrereqTech&gt;&quot;&amp;REPT(&quot; &quot;;25-LEN([.K21]))&amp;&quot;&lt;TechType&gt;TECH_&quot;&amp;UPPER([.L23])&amp;&quot;&lt;/TechType&gt;&lt;/Row&gt;&quot;)">
            <text:p/>
          </table:table-cell>
          <table:table-cell/>
          <table:table-cell table:style-name="ce174" table:formula="of:=IF([.M21]=0;&quot;&quot;;&quot;&lt;Row&gt;&lt;PrereqTech&gt;TECH_&quot;&amp;UPPER([.M21])&amp;&quot;&lt;/PrereqTech&gt;&quot;&amp;REPT(&quot; &quot;;25-LEN([.M21]))&amp;&quot;&lt;TechType&gt;TECH_&quot;&amp;UPPER([.N23])&amp;&quot;&lt;/TechType&gt;&lt;/Row&gt;&quot;)">
            <text:p/>
          </table:table-cell>
          <table:table-cell/>
          <table:table-cell table:style-name="ce174" table:formula="of:=IF([.O21]=0;&quot;&quot;;&quot;&lt;Row&gt;&lt;PrereqTech&gt;TECH_&quot;&amp;UPPER([.O21])&amp;&quot;&lt;/PrereqTech&gt;&quot;&amp;REPT(&quot; &quot;;25-LEN([.O21]))&amp;&quot;&lt;TechType&gt;TECH_&quot;&amp;UPPER([.P28])&amp;&quot;&lt;/TechType&gt;&lt;/Row&gt;&quot;)">
            <text:p/>
          </table:table-cell>
          <table:table-cell/>
          <table:table-cell table:style-name="ce174" table:formula="of:=IF([.Q21]=0;&quot;&quot;;&quot;&lt;Row&gt;&lt;PrereqTech&gt;TECH_&quot;&amp;UPPER([.Q21])&amp;&quot;&lt;/PrereqTech&gt;&quot;&amp;REPT(&quot; &quot;;25-LEN([.Q21]))&amp;&quot;&lt;TechType&gt;TECH_&quot;&amp;UPPER([.R23])&amp;&quot;&lt;/TechType&gt;&lt;/Row&gt;&quot;)">
            <text:p/>
          </table:table-cell>
          <table:table-cell/>
          <table:table-cell table:style-name="ce174" table:formula="of:=IF([.S21]=0;&quot;&quot;;&quot;&lt;Row&gt;&lt;PrereqTech&gt;TECH_&quot;&amp;UPPER([.S21])&amp;&quot;&lt;/PrereqTech&gt;&quot;&amp;REPT(&quot; &quot;;25-LEN([.S21]))&amp;&quot;&lt;TechType&gt;TECH_&quot;&amp;UPPER([.T23])&amp;&quot;&lt;/TechType&gt;&lt;/Row&gt;&quot;)">
            <text:p/>
          </table:table-cell>
          <table:table-cell/>
          <table:table-cell table:style-name="ce174" table:formula="of:=IF([.U21]=0;&quot;&quot;;&quot;&lt;Row&gt;&lt;PrereqTech&gt;TECH_&quot;&amp;UPPER([.U21])&amp;&quot;&lt;/PrereqTech&gt;&quot;&amp;REPT(&quot; &quot;;25-LEN([.U21]))&amp;&quot;&lt;TechType&gt;TECH_&quot;&amp;UPPER([.V23])&amp;&quot;&lt;/TechType&gt;&lt;/Row&gt;&quot;)">
            <text:p/>
          </table:table-cell>
          <table:table-cell/>
          <table:table-cell table:style-name="ce174" table:formula="of:=IF([.W21]=0;&quot;&quot;;&quot;&lt;Row&gt;&lt;PrereqTech&gt;TECH_&quot;&amp;UPPER([.W21])&amp;&quot;&lt;/PrereqTech&gt;&quot;&amp;REPT(&quot; &quot;;25-LEN([.W21]))&amp;&quot;&lt;TechType&gt;TECH_&quot;&amp;UPPER([.X23])&amp;&quot;&lt;/TechType&gt;&lt;/Row&gt;&quot;)">
            <text:p/>
          </table:table-cell>
          <table:table-cell/>
          <table:table-cell table:style-name="ce174" table:formula="of:=IF([.Y21]=0;&quot;&quot;;&quot;&lt;Row&gt;&lt;PrereqTech&gt;TECH_&quot;&amp;UPPER([.Y21])&amp;&quot;&lt;/PrereqTech&gt;&quot;&amp;REPT(&quot; &quot;;25-LEN([.Y21]))&amp;&quot;&lt;TechType&gt;TECH_&quot;&amp;UPPER([.Z23])&amp;&quot;&lt;/TechType&gt;&lt;/Row&gt;&quot;)">
            <text:p/>
          </table:table-cell>
          <table:table-cell/>
          <table:table-cell table:style-name="ce174" table:formula="of:=IF([.AA21]=0;&quot;&quot;;&quot;&lt;Row&gt;&lt;PrereqTech&gt;TECH_&quot;&amp;UPPER([.AA21])&amp;&quot;&lt;/PrereqTech&gt;&quot;&amp;REPT(&quot; &quot;;25-LEN([.AA21]))&amp;&quot;&lt;TechType&gt;TECH_&quot;&amp;UPPER([.AB23])&amp;&quot;&lt;/TechType&gt;&lt;/Row&gt;&quot;)">
            <text:p/>
          </table:table-cell>
          <table:table-cell/>
          <table:table-cell table:style-name="ce174" table:formula="of:=IF([.AC21]=0;&quot;&quot;;&quot;&lt;Row&gt;&lt;PrereqTech&gt;TECH_&quot;&amp;UPPER([.AC21])&amp;&quot;&lt;/PrereqTech&gt;&quot;&amp;REPT(&quot; &quot;;25-LEN([.AC21]))&amp;&quot;&lt;TechType&gt;TECH_&quot;&amp;UPPER([.AD23])&amp;&quot;&lt;/TechType&gt;&lt;/Row&gt;&quot;)">
            <text:p/>
          </table:table-cell>
          <table:table-cell/>
          <table:table-cell table:style-name="ce174" table:formula="of:=IF([.AE21]=0;&quot;&quot;;&quot;&lt;Row&gt;&lt;PrereqTech&gt;TECH_&quot;&amp;UPPER([.AE21])&amp;&quot;&lt;/PrereqTech&gt;&quot;&amp;REPT(&quot; &quot;;25-LEN([.AE21]))&amp;&quot;&lt;TechType&gt;TECH_&quot;&amp;UPPER([.AF23])&amp;&quot;&lt;/TechType&gt;&lt;/Row&gt;&quot;)">
            <text:p/>
          </table:table-cell>
          <table:table-cell/>
          <table:table-cell table:style-name="ce174" table:formula="of:=IF([.AG21]=0;&quot;&quot;;&quot;&lt;Row&gt;&lt;PrereqTech&gt;TECH_&quot;&amp;UPPER([.AG21])&amp;&quot;&lt;/PrereqTech&gt;&quot;&amp;REPT(&quot; &quot;;25-LEN([.AG21]))&amp;&quot;&lt;TechType&gt;TECH_&quot;&amp;UPPER([.AH23])&amp;&quot;&lt;/TechType&gt;&lt;/Row&gt;&quot;)">
            <text:p/>
          </table:table-cell>
          <table:table-cell/>
          <table:table-cell table:style-name="ce183" table:formula="of:=IF([.AI21]=0;&quot;&quot;;&quot;&lt;Row&gt;&lt;PrereqTech&gt;TECH_&quot;&amp;UPPER([.AI21])&amp;&quot;&lt;/PrereqTech&gt;&quot;&amp;REPT(&quot; &quot;;25-LEN([.AI21]))&amp;&quot;&lt;TechType&gt;TECH_&quot;&amp;UPPER([.AJ23])&amp;&quot;&lt;/TechType&gt;&lt;/Row&gt;&quot;)" office:value-type="string" office:string-value="&lt;Row&gt;&lt;PrereqTech&gt;TECH_GLOBALIZATION&lt;/PrereqTech&gt;            &lt;TechType&gt;TECH_FUTURE_TECH&lt;/TechType&gt;&lt;/Row&gt;" calcext:value-type="string">
            <text:p>&lt;Row&gt;&lt;PrereqTech&gt;TECH_GLOBALIZATION&lt;/PrereqTech&gt; <text:s text:c="11"/>&lt;TechType&gt;TECH_FUTURE_TECH&lt;/TechType&gt;&lt;/Row&gt;</text:p>
          </table:table-cell>
          <table:table-cell/>
          <table:table-cell table:style-name="ce178"/>
          <table:table-cell table:number-columns-repeated="5"/>
          <table:table-cell table:style-name="ce175" table:number-columns-repeated="26"/>
          <table:table-cell table:style-name="ce190"/>
          <table:table-cell table:style-name="ce191"/>
          <table:table-cell table:style-name="ce1" office:value-type="string" calcext:value-type="string">
            <text:p><text:s/></text:p>
          </table:table-cell>
          <table:table-cell table:style-name="ce165" table:number-columns-repeated="911"/>
        </table:table-row>
        <table:table-row table:style-name="ro3">
          <table:covered-table-cell table:style-name="ce82"/>
          <table:table-cell table:style-name="ce94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07" office:value-type="string" calcext:value-type="string">
            <text:p>Radio</text:p>
          </table:table-cell>
          <table:table-cell table:style-name="ce126"/>
          <table:table-cell table:style-name="ce110"/>
          <table:table-cell table:style-name="ce129"/>
          <table:table-cell table:style-name="ce110"/>
          <table:table-cell table:style-name="ce129"/>
          <table:table-cell table:style-name="ce100"/>
          <table:table-cell table:style-name="ce119"/>
          <table:table-cell table:style-name="ce100"/>
          <table:table-cell table:style-name="ce119"/>
          <table:table-cell table:style-name="ce100" table:formula="of:=[.AH18]" office:value-type="string" office:string-value="Nanotechnology" calcext:value-type="string">
            <text:p>Nanotechnology</text:p>
          </table:table-cell>
          <table:table-cell table:style-name="ce119"/>
          <table:table-cell table:style-name="ce100"/>
          <table:table-cell/>
          <table:table-cell table:style-name="ce170" office:value-type="string" calcext:value-type="string">
            <text:p><text:s text:c="2"/></text:p>
          </table:table-cell>
          <table:table-cell table:style-name="ce170"/>
          <table:table-cell table:style-name="ce174" table:formula="of:=STRJOIN([.BW3:.BW48];&quot;&quot;)" office:value-type="string" office:string-value="&lt;Row&gt;&lt;PrereqTech&gt;TECH_INTERNET&lt;/PrereqTech&gt;                 &lt;TechType&gt;TECH_GLOBALIZATION&lt;/TechType&gt;&lt;/Row&gt;&lt;Row&gt;&lt;PrereqTech&gt;TECH_SATELLITES&lt;/PrereqTech&gt;               &lt;TechType&gt;TECH_NANOTECHNOLOGY&lt;/TechType&gt;&lt;/Row&gt;&lt;Row&gt;&lt;PrereqTech&gt;TECH_PARTICLE_PHYSICS&lt;/PrereqTech&gt;         &lt;TechType&gt;TECH_ADVANCED_BALLISTICS&lt;/TechType&gt;&lt;/Row&gt;&lt;Row&gt;&lt;PrereqTech&gt;TECH_PARTICLE_PHYSICS&lt;/PrereqTech&gt;         &lt;TechType&gt;TECH_NUCLEAR_FUSION&lt;/TechType&gt;&lt;/Row&gt;&lt;Row&gt;&lt;PrereqTech&gt;TECH_LASERS&lt;/PrereqTech&gt;                   &lt;TechType&gt;TECH_NUCLEAR_FUSION&lt;/TechType&gt;&lt;/Row&gt;&lt;Row&gt;&lt;PrereqTech&gt;TECH_LASERS&lt;/PrereqTech&gt;                   &lt;TechType&gt;TECH_STEALTH&lt;/TechType&gt;&lt;/Row&gt;" calcext:value-type="string">
            <text:p>&lt;Row&gt;&lt;PrereqTech&gt;TECH_INTERNET&lt;/PrereqTech&gt; <text:s text:c="16"/>&lt;TechType&gt;TECH_GLOBALIZATION&lt;/TechType&gt;&lt;/Row&gt;&lt;Row&gt;&lt;PrereqTech&gt;TECH_SATELLITES&lt;/PrereqTech&gt; <text:s text:c="14"/>&lt;TechType&gt;TECH_NANOTECHNOLOGY&lt;/TechType&gt;&lt;/Row&gt;&lt;Row&gt;&lt;PrereqTech&gt;TECH_PARTICLE_PHYSICS&lt;/PrereqTech&gt; <text:s text:c="8"/>&lt;TechType&gt;TECH_ADVANCED_BALLISTICS&lt;/TechType&gt;&lt;/Row&gt;&lt;Row&gt;&lt;PrereqTech&gt;TECH_PARTICLE_PHYSICS&lt;/PrereqTech&gt; <text:s text:c="8"/>&lt;TechType&gt;TECH_NUCLEAR_FUSION&lt;/TechType&gt;&lt;/Row&gt;&lt;Row&gt;&lt;PrereqTech&gt;TECH_LASERS&lt;/PrereqTech&gt; <text:s text:c="18"/>&lt;TechType&gt;TECH_NUCLEAR_FUSION&lt;/TechType&gt;&lt;/Row&gt;&lt;Row&gt;&lt;PrereqTech&gt;TECH_LASERS&lt;/PrereqTech&gt; <text:s text:c="18"/>&lt;TechType&gt;TECH_STEALTH&lt;/TechType&gt;&lt;/Row&gt;</text:p>
          </table:table-cell>
          <table:table-cell table:style-name="ce1" office:value-type="string" calcext:value-type="string">
            <text:p><text:s/></text:p>
          </table:table-cell>
          <table:table-cell table:style-name="ce1" table:formula="of:=[.CS49]" office:value-type="string" office:string-value="UPDATE Technologies SET GridX=10, Era='ERA_INDUSTRIAL' WHERE Type IN ('TECH_BIOLOGY', 'TECH_ELECTRICITY', 'TECH_INDUSTRIALIZATION', 'TECH_DYNAMITE', 'none');" calcext:value-type="string">
            <text:p>UPDATE Technologies SET GridX=10, Era='ERA_INDUSTRIAL' WHERE Type IN ('TECH_BIOLOGY', 'TECH_ELECTRICITY', 'TECH_INDUSTRIALIZATION', 'TECH_DYNAMITE', 'none');</text:p>
          </table:table-cell>
          <table:table-cell table:style-name="ce1" office:value-type="string" calcext:value-type="string">
            <text:p><text:s/></text:p>
          </table:table-cell>
          <table:table-cell table:style-name="ce178" table:formula="of:=IF([.C22]=0;&quot;&quot;;&quot;&lt;Row&gt;&lt;PrereqTech&gt;TECH_&quot;&amp;UPPER([.C22])&amp;&quot;&lt;/PrereqTech&gt;&quot;&amp;REPT(&quot; &quot;;25-LEN([.C22]))&amp;&quot;&lt;TechType&gt;TECH_&quot;&amp;UPPER([.D23])&amp;&quot;&lt;/TechType&gt;&lt;/Row&gt;&quot;)">
            <text:p/>
          </table:table-cell>
          <table:table-cell/>
          <table:table-cell table:style-name="ce174" table:formula="of:=IF([.E22]=0;&quot;&quot;;&quot;&lt;Row&gt;&lt;PrereqTech&gt;TECH_&quot;&amp;UPPER([.E22])&amp;&quot;&lt;/PrereqTech&gt;&quot;&amp;REPT(&quot; &quot;;25-LEN([.E22]))&amp;&quot;&lt;TechType&gt;TECH_&quot;&amp;UPPER([.F23])&amp;&quot;&lt;/TechType&gt;&lt;/Row&gt;&quot;)">
            <text:p/>
          </table:table-cell>
          <table:table-cell/>
          <table:table-cell table:style-name="ce174" table:formula="of:=IF([.G22]=0;&quot;&quot;;&quot;&lt;Row&gt;&lt;PrereqTech&gt;TECH_&quot;&amp;UPPER([.G22])&amp;&quot;&lt;/PrereqTech&gt;&quot;&amp;REPT(&quot; &quot;;25-LEN([.G22]))&amp;&quot;&lt;TechType&gt;TECH_&quot;&amp;UPPER([.H23])&amp;&quot;&lt;/TechType&gt;&lt;/Row&gt;&quot;)">
            <text:p/>
          </table:table-cell>
          <table:table-cell/>
          <table:table-cell table:style-name="ce174" table:formula="of:=IF([.I22]=0;&quot;&quot;;&quot;&lt;Row&gt;&lt;PrereqTech&gt;TECH_&quot;&amp;UPPER([.I22])&amp;&quot;&lt;/PrereqTech&gt;&quot;&amp;REPT(&quot; &quot;;25-LEN([.I22]))&amp;&quot;&lt;TechType&gt;TECH_&quot;&amp;UPPER([.J23])&amp;&quot;&lt;/TechType&gt;&lt;/Row&gt;&quot;)">
            <text:p/>
          </table:table-cell>
          <table:table-cell/>
          <table:table-cell table:style-name="ce174" table:formula="of:=IF([.K22]=0;&quot;&quot;;&quot;&lt;Row&gt;&lt;PrereqTech&gt;TECH_&quot;&amp;UPPER([.K22])&amp;&quot;&lt;/PrereqTech&gt;&quot;&amp;REPT(&quot; &quot;;25-LEN([.K22]))&amp;&quot;&lt;TechType&gt;TECH_&quot;&amp;UPPER([.L23])&amp;&quot;&lt;/TechType&gt;&lt;/Row&gt;&quot;)">
            <text:p/>
          </table:table-cell>
          <table:table-cell/>
          <table:table-cell table:style-name="ce174" table:formula="of:=IF([.M22]=0;&quot;&quot;;&quot;&lt;Row&gt;&lt;PrereqTech&gt;TECH_&quot;&amp;UPPER([.M22])&amp;&quot;&lt;/PrereqTech&gt;&quot;&amp;REPT(&quot; &quot;;25-LEN([.M22]))&amp;&quot;&lt;TechType&gt;TECH_&quot;&amp;UPPER([.N23])&amp;&quot;&lt;/TechType&gt;&lt;/Row&gt;&quot;)">
            <text:p/>
          </table:table-cell>
          <table:table-cell/>
          <table:table-cell table:style-name="ce174" table:formula="of:=IF([.O22]=0;&quot;&quot;;&quot;&lt;Row&gt;&lt;PrereqTech&gt;TECH_&quot;&amp;UPPER([.O22])&amp;&quot;&lt;/PrereqTech&gt;&quot;&amp;REPT(&quot; &quot;;25-LEN([.O22]))&amp;&quot;&lt;TechType&gt;TECH_&quot;&amp;UPPER([.P28])&amp;&quot;&lt;/TechType&gt;&lt;/Row&gt;&quot;)">
            <text:p/>
          </table:table-cell>
          <table:table-cell/>
          <table:table-cell table:style-name="ce174" table:formula="of:=IF([.Q22]=0;&quot;&quot;;&quot;&lt;Row&gt;&lt;PrereqTech&gt;TECH_&quot;&amp;UPPER([.Q22])&amp;&quot;&lt;/PrereqTech&gt;&quot;&amp;REPT(&quot; &quot;;25-LEN([.Q22]))&amp;&quot;&lt;TechType&gt;TECH_&quot;&amp;UPPER([.R23])&amp;&quot;&lt;/TechType&gt;&lt;/Row&gt;&quot;)">
            <text:p/>
          </table:table-cell>
          <table:table-cell/>
          <table:table-cell table:style-name="ce174" table:formula="of:=IF([.S22]=0;&quot;&quot;;&quot;&lt;Row&gt;&lt;PrereqTech&gt;TECH_&quot;&amp;UPPER([.S22])&amp;&quot;&lt;/PrereqTech&gt;&quot;&amp;REPT(&quot; &quot;;25-LEN([.S22]))&amp;&quot;&lt;TechType&gt;TECH_&quot;&amp;UPPER([.T23])&amp;&quot;&lt;/TechType&gt;&lt;/Row&gt;&quot;)">
            <text:p/>
          </table:table-cell>
          <table:table-cell/>
          <table:table-cell table:style-name="ce174" table:formula="of:=IF([.U22]=0;&quot;&quot;;&quot;&lt;Row&gt;&lt;PrereqTech&gt;TECH_&quot;&amp;UPPER([.U22])&amp;&quot;&lt;/PrereqTech&gt;&quot;&amp;REPT(&quot; &quot;;25-LEN([.U22]))&amp;&quot;&lt;TechType&gt;TECH_&quot;&amp;UPPER([.V23])&amp;&quot;&lt;/TechType&gt;&lt;/Row&gt;&quot;)">
            <text:p/>
          </table:table-cell>
          <table:table-cell/>
          <table:table-cell table:style-name="ce174" table:formula="of:=IF([.W22]=0;&quot;&quot;;&quot;&lt;Row&gt;&lt;PrereqTech&gt;TECH_&quot;&amp;UPPER([.W22])&amp;&quot;&lt;/PrereqTech&gt;&quot;&amp;REPT(&quot; &quot;;25-LEN([.W22]))&amp;&quot;&lt;TechType&gt;TECH_&quot;&amp;UPPER([.X23])&amp;&quot;&lt;/TechType&gt;&lt;/Row&gt;&quot;)">
            <text:p/>
          </table:table-cell>
          <table:table-cell/>
          <table:table-cell table:style-name="ce174" table:formula="of:=IF([.Y22]=0;&quot;&quot;;&quot;&lt;Row&gt;&lt;PrereqTech&gt;TECH_&quot;&amp;UPPER([.Y22])&amp;&quot;&lt;/PrereqTech&gt;&quot;&amp;REPT(&quot; &quot;;25-LEN([.Y22]))&amp;&quot;&lt;TechType&gt;TECH_&quot;&amp;UPPER([.Z23])&amp;&quot;&lt;/TechType&gt;&lt;/Row&gt;&quot;)" office:value-type="string" office:string-value="&lt;Row&gt;&lt;PrereqTech&gt;TECH_RADIO&lt;/PrereqTech&gt;                    &lt;TechType&gt;TECH_ELECTRONICS&lt;/TechType&gt;&lt;/Row&gt;" calcext:value-type="string">
            <text:p>&lt;Row&gt;&lt;PrereqTech&gt;TECH_RADIO&lt;/PrereqTech&gt; <text:s text:c="19"/>&lt;TechType&gt;TECH_ELECTRONICS&lt;/TechType&gt;&lt;/Row&gt;</text:p>
          </table:table-cell>
          <table:table-cell/>
          <table:table-cell table:style-name="ce174" table:formula="of:=IF([.AA22]=0;&quot;&quot;;&quot;&lt;Row&gt;&lt;PrereqTech&gt;TECH_&quot;&amp;UPPER([.AA22])&amp;&quot;&lt;/PrereqTech&gt;&quot;&amp;REPT(&quot; &quot;;25-LEN([.AA22]))&amp;&quot;&lt;TechType&gt;TECH_&quot;&amp;UPPER([.AB23])&amp;&quot;&lt;/TechType&gt;&lt;/Row&gt;&quot;)">
            <text:p/>
          </table:table-cell>
          <table:table-cell/>
          <table:table-cell table:style-name="ce174" table:formula="of:=IF([.AC22]=0;&quot;&quot;;&quot;&lt;Row&gt;&lt;PrereqTech&gt;TECH_&quot;&amp;UPPER([.AC22])&amp;&quot;&lt;/PrereqTech&gt;&quot;&amp;REPT(&quot; &quot;;25-LEN([.AC22]))&amp;&quot;&lt;TechType&gt;TECH_&quot;&amp;UPPER([.AD23])&amp;&quot;&lt;/TechType&gt;&lt;/Row&gt;&quot;)">
            <text:p/>
          </table:table-cell>
          <table:table-cell/>
          <table:table-cell table:style-name="ce174" table:formula="of:=IF([.AE22]=0;&quot;&quot;;&quot;&lt;Row&gt;&lt;PrereqTech&gt;TECH_&quot;&amp;UPPER([.AE22])&amp;&quot;&lt;/PrereqTech&gt;&quot;&amp;REPT(&quot; &quot;;25-LEN([.AE22]))&amp;&quot;&lt;TechType&gt;TECH_&quot;&amp;UPPER([.AF23])&amp;&quot;&lt;/TechType&gt;&lt;/Row&gt;&quot;)">
            <text:p/>
          </table:table-cell>
          <table:table-cell/>
          <table:table-cell table:style-name="ce174" table:formula="of:=IF([.AG22]=0;&quot;&quot;;&quot;&lt;Row&gt;&lt;PrereqTech&gt;TECH_&quot;&amp;UPPER([.AG22])&amp;&quot;&lt;/PrereqTech&gt;&quot;&amp;REPT(&quot; &quot;;25-LEN([.AG22]))&amp;&quot;&lt;TechType&gt;TECH_&quot;&amp;UPPER([.AH23])&amp;&quot;&lt;/TechType&gt;&lt;/Row&gt;&quot;)">
            <text:p/>
          </table:table-cell>
          <table:table-cell/>
          <table:table-cell table:style-name="ce183" table:formula="of:=IF([.AI22]=0;&quot;&quot;;&quot;&lt;Row&gt;&lt;PrereqTech&gt;TECH_&quot;&amp;UPPER([.AI22])&amp;&quot;&lt;/PrereqTech&gt;&quot;&amp;REPT(&quot; &quot;;25-LEN([.AI22]))&amp;&quot;&lt;TechType&gt;TECH_&quot;&amp;UPPER([.AJ23])&amp;&quot;&lt;/TechType&gt;&lt;/Row&gt;&quot;)" office:value-type="string" office:string-value="&lt;Row&gt;&lt;PrereqTech&gt;TECH_NANOTECHNOLOGY&lt;/PrereqTech&gt;           &lt;TechType&gt;TECH_FUTURE_TECH&lt;/TechType&gt;&lt;/Row&gt;" calcext:value-type="string">
            <text:p>&lt;Row&gt;&lt;PrereqTech&gt;TECH_NANOTECHNOLOGY&lt;/PrereqTech&gt; <text:s text:c="10"/>&lt;TechType&gt;TECH_FUTURE_TECH&lt;/TechType&gt;&lt;/Row&gt;</text:p>
          </table:table-cell>
          <table:table-cell/>
          <table:table-cell table:style-name="ce178"/>
          <table:table-cell table:number-columns-repeated="5"/>
          <table:table-cell table:style-name="ce166" table:number-columns-repeated="2"/>
          <table:table-cell table:number-columns-repeated="22"/>
          <table:table-cell table:style-name="ce175" table:number-columns-repeated="2"/>
          <table:table-cell table:style-name="ce190"/>
          <table:table-cell table:style-name="ce191"/>
          <table:table-cell table:style-name="ce1" office:value-type="string" calcext:value-type="string">
            <text:p><text:s/></text:p>
          </table:table-cell>
          <table:table-cell table:number-columns-repeated="911"/>
        </table:table-row>
        <table:table-row table:style-name="ro3">
          <table:covered-table-cell table:style-name="ce82" office:value-type="float" office:value="4" calcext:value-type="float">
            <text:p>4</text:p>
          </table:covered-table-cell>
          <table:table-cell table:style-name="ce94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07"/>
          <table:table-cell table:style-name="ce126" office:value-type="string" calcext:value-type="string">
            <text:p>Electronics</text:p>
          </table:table-cell>
          <table:table-cell table:style-name="ce110"/>
          <table:table-cell table:style-name="ce129"/>
          <table:table-cell table:style-name="ce110"/>
          <table:table-cell table:style-name="ce129"/>
          <table:table-cell table:style-name="ce100"/>
          <table:table-cell table:style-name="ce119"/>
          <table:table-cell table:style-name="ce100" office:value-type="string" calcext:value-type="string">
            <text:p>Particle_Physics</text:p>
          </table:table-cell>
          <table:table-cell table:style-name="ce119" office:value-type="string" calcext:value-type="string">
            <text:p>Advanced_Ballistics</text:p>
          </table:table-cell>
          <table:table-cell table:style-name="ce100" table:formula="of:=[.AH23]" office:value-type="string" office:string-value="Advanced_Ballistics" calcext:value-type="string">
            <text:p>Advanced_Ballistics</text:p>
          </table:table-cell>
          <table:table-cell table:style-name="ce119" office:value-type="string" calcext:value-type="string">
            <text:p>Future_Tech</text:p>
          </table:table-cell>
          <table:table-cell table:style-name="ce100"/>
          <table:table-cell/>
          <table:table-cell table:style-name="ce170" office:value-type="string" calcext:value-type="string">
            <text:p><text:s text:c="2"/></text:p>
          </table:table-cell>
          <table:table-cell table:style-name="ce170"/>
          <table:table-cell table:style-name="ce1" table:formula="of:=STRJOIN([.BY3:.BY48];&quot;&quot;)" office:value-type="string" office:string-value="&lt;Row&gt;&lt;PrereqTech&gt;TECH_GLOBALIZATION&lt;/PrereqTech&gt;            &lt;TechType&gt;TECH_FUTURE_TECH&lt;/TechType&gt;&lt;/Row&gt;&lt;Row&gt;&lt;PrereqTech&gt;TECH_NANOTECHNOLOGY&lt;/PrereqTech&gt;           &lt;TechType&gt;TECH_FUTURE_TECH&lt;/TechType&gt;&lt;/Row&gt;&lt;Row&gt;&lt;PrereqTech&gt;TECH_ADVANCED_BALLISTICS&lt;/PrereqTech&gt;      &lt;TechType&gt;TECH_FUTURE_TECH&lt;/TechType&gt;&lt;/Row&gt;&lt;Row&gt;&lt;PrereqTech&gt;TECH_NUCLEAR_FUSION&lt;/PrereqTech&gt;           &lt;TechType&gt;TECH_FUTURE_TECH&lt;/TechType&gt;&lt;/Row&gt;&lt;Row&gt;&lt;PrereqTech&gt;TECH_STEALTH&lt;/PrereqTech&gt;                  &lt;TechType&gt;TECH_FUTURE_TECH&lt;/TechType&gt;&lt;/Row&gt;" calcext:value-type="string">
            <text:p>&lt;Row&gt;&lt;PrereqTech&gt;TECH_GLOBALIZATION&lt;/PrereqTech&gt; <text:s text:c="11"/>&lt;TechType&gt;TECH_FUTURE_TECH&lt;/TechType&gt;&lt;/Row&gt;&lt;Row&gt;&lt;PrereqTech&gt;TECH_NANOTECHNOLOGY&lt;/PrereqTech&gt; <text:s text:c="10"/>&lt;TechType&gt;TECH_FUTURE_TECH&lt;/TechType&gt;&lt;/Row&gt;&lt;Row&gt;&lt;PrereqTech&gt;TECH_ADVANCED_BALLISTICS&lt;/PrereqTech&gt; <text:s text:c="5"/>&lt;TechType&gt;TECH_FUTURE_TECH&lt;/TechType&gt;&lt;/Row&gt;&lt;Row&gt;&lt;PrereqTech&gt;TECH_NUCLEAR_FUSION&lt;/PrereqTech&gt; <text:s text:c="10"/>&lt;TechType&gt;TECH_FUTURE_TECH&lt;/TechType&gt;&lt;/Row&gt;&lt;Row&gt;&lt;PrereqTech&gt;TECH_STEALTH&lt;/PrereqTech&gt; <text:s text:c="17"/>&lt;TechType&gt;TECH_FUTURE_TECH&lt;/TechType&gt;&lt;/Row&gt;</text:p>
          </table:table-cell>
          <table:table-cell table:style-name="ce1" office:value-type="string" calcext:value-type="string">
            <text:p><text:s/></text:p>
          </table:table-cell>
          <table:table-cell table:style-name="ce1" table:formula="of:=[.CU49]" office:value-type="string" office:string-value="UPDATE Technologies SET GridX=11, Era='ERA_MODERN' WHERE Type IN ('TECH_REFRIGERATION', 'TECH_RADIO', 'TECH_REPLACEABLE_PARTS', 'TECH_FLIGHT', 'TECH_RAILROAD', 'none');" calcext:value-type="string">
            <text:p>UPDATE Technologies SET GridX=11, Era='ERA_MODERN' WHERE Type IN ('TECH_REFRIGERATION', 'TECH_RADIO', 'TECH_REPLACEABLE_PARTS', 'TECH_FLIGHT', 'TECH_RAILROAD', 'none');</text:p>
          </table:table-cell>
          <table:table-cell table:style-name="ce1" office:value-type="string" calcext:value-type="string">
            <text:p><text:s/></text:p>
          </table:table-cell>
          <table:table-cell table:style-name="ce178" table:formula="of:=IF([.C23]=0;&quot;&quot;;&quot;&lt;Row&gt;&lt;PrereqTech&gt;TECH_&quot;&amp;UPPER([.C23])&amp;&quot;&lt;/PrereqTech&gt;&quot;&amp;REPT(&quot; &quot;;25-LEN([.C23]))&amp;&quot;&lt;TechType&gt;TECH_&quot;&amp;UPPER([.D23])&amp;&quot;&lt;/TechType&gt;&lt;/Row&gt;&quot;)">
            <text:p/>
          </table:table-cell>
          <table:table-cell/>
          <table:table-cell table:style-name="ce174" table:formula="of:=IF([.E23]=0;&quot;&quot;;&quot;&lt;Row&gt;&lt;PrereqTech&gt;TECH_&quot;&amp;UPPER([.E23])&amp;&quot;&lt;/PrereqTech&gt;&quot;&amp;REPT(&quot; &quot;;25-LEN([.E23]))&amp;&quot;&lt;TechType&gt;TECH_&quot;&amp;UPPER([.F23])&amp;&quot;&lt;/TechType&gt;&lt;/Row&gt;&quot;)">
            <text:p/>
          </table:table-cell>
          <table:table-cell/>
          <table:table-cell table:style-name="ce174" table:formula="of:=IF([.G23]=0;&quot;&quot;;&quot;&lt;Row&gt;&lt;PrereqTech&gt;TECH_&quot;&amp;UPPER([.G23])&amp;&quot;&lt;/PrereqTech&gt;&quot;&amp;REPT(&quot; &quot;;25-LEN([.G23]))&amp;&quot;&lt;TechType&gt;TECH_&quot;&amp;UPPER([.H23])&amp;&quot;&lt;/TechType&gt;&lt;/Row&gt;&quot;)">
            <text:p/>
          </table:table-cell>
          <table:table-cell/>
          <table:table-cell table:style-name="ce174" table:formula="of:=IF([.I23]=0;&quot;&quot;;&quot;&lt;Row&gt;&lt;PrereqTech&gt;TECH_&quot;&amp;UPPER([.I23])&amp;&quot;&lt;/PrereqTech&gt;&quot;&amp;REPT(&quot; &quot;;25-LEN([.I23]))&amp;&quot;&lt;TechType&gt;TECH_&quot;&amp;UPPER([.J23])&amp;&quot;&lt;/TechType&gt;&lt;/Row&gt;&quot;)">
            <text:p/>
          </table:table-cell>
          <table:table-cell/>
          <table:table-cell table:style-name="ce174" table:formula="of:=IF([.K23]=0;&quot;&quot;;&quot;&lt;Row&gt;&lt;PrereqTech&gt;TECH_&quot;&amp;UPPER([.K23])&amp;&quot;&lt;/PrereqTech&gt;&quot;&amp;REPT(&quot; &quot;;25-LEN([.K23]))&amp;&quot;&lt;TechType&gt;TECH_&quot;&amp;UPPER([.L23])&amp;&quot;&lt;/TechType&gt;&lt;/Row&gt;&quot;)">
            <text:p/>
          </table:table-cell>
          <table:table-cell/>
          <table:table-cell table:style-name="ce174" table:formula="of:=IF([.M23]=0;&quot;&quot;;&quot;&lt;Row&gt;&lt;PrereqTech&gt;TECH_&quot;&amp;UPPER([.M23])&amp;&quot;&lt;/PrereqTech&gt;&quot;&amp;REPT(&quot; &quot;;25-LEN([.M23]))&amp;&quot;&lt;TechType&gt;TECH_&quot;&amp;UPPER([.N23])&amp;&quot;&lt;/TechType&gt;&lt;/Row&gt;&quot;)">
            <text:p/>
          </table:table-cell>
          <table:table-cell/>
          <table:table-cell table:style-name="ce174" table:formula="of:=IF([.O27]=0;&quot;&quot;;&quot;&lt;Row&gt;&lt;PrereqTech&gt;TECH_&quot;&amp;UPPER([.O27])&amp;&quot;&lt;/PrereqTech&gt;&quot;&amp;REPT(&quot; &quot;;25-LEN([.O27]))&amp;&quot;&lt;TechType&gt;TECH_&quot;&amp;UPPER([.P28])&amp;&quot;&lt;/TechType&gt;&lt;/Row&gt;&quot;)">
            <text:p/>
          </table:table-cell>
          <table:table-cell/>
          <table:table-cell table:style-name="ce174" table:formula="of:=IF([.Q23]=0;&quot;&quot;;&quot;&lt;Row&gt;&lt;PrereqTech&gt;TECH_&quot;&amp;UPPER([.Q23])&amp;&quot;&lt;/PrereqTech&gt;&quot;&amp;REPT(&quot; &quot;;25-LEN([.Q23]))&amp;&quot;&lt;TechType&gt;TECH_&quot;&amp;UPPER([.R23])&amp;&quot;&lt;/TechType&gt;&lt;/Row&gt;&quot;)">
            <text:p/>
          </table:table-cell>
          <table:table-cell/>
          <table:table-cell table:style-name="ce174" table:formula="of:=IF([.S23]=0;&quot;&quot;;&quot;&lt;Row&gt;&lt;PrereqTech&gt;TECH_&quot;&amp;UPPER([.S23])&amp;&quot;&lt;/PrereqTech&gt;&quot;&amp;REPT(&quot; &quot;;25-LEN([.S23]))&amp;&quot;&lt;TechType&gt;TECH_&quot;&amp;UPPER([.T23])&amp;&quot;&lt;/TechType&gt;&lt;/Row&gt;&quot;)">
            <text:p/>
          </table:table-cell>
          <table:table-cell/>
          <table:table-cell table:style-name="ce174" table:formula="of:=IF([.U23]=0;&quot;&quot;;&quot;&lt;Row&gt;&lt;PrereqTech&gt;TECH_&quot;&amp;UPPER([.U23])&amp;&quot;&lt;/PrereqTech&gt;&quot;&amp;REPT(&quot; &quot;;25-LEN([.U23]))&amp;&quot;&lt;TechType&gt;TECH_&quot;&amp;UPPER([.V23])&amp;&quot;&lt;/TechType&gt;&lt;/Row&gt;&quot;)">
            <text:p/>
          </table:table-cell>
          <table:table-cell/>
          <table:table-cell table:style-name="ce174" table:formula="of:=IF([.W23]=0;&quot;&quot;;&quot;&lt;Row&gt;&lt;PrereqTech&gt;TECH_&quot;&amp;UPPER([.W23])&amp;&quot;&lt;/PrereqTech&gt;&quot;&amp;REPT(&quot; &quot;;25-LEN([.W23]))&amp;&quot;&lt;TechType&gt;TECH_&quot;&amp;UPPER([.X23])&amp;&quot;&lt;/TechType&gt;&lt;/Row&gt;&quot;)">
            <text:p/>
          </table:table-cell>
          <table:table-cell/>
          <table:table-cell table:style-name="ce174" table:formula="of:=IF([.Y23]=0;&quot;&quot;;&quot;&lt;Row&gt;&lt;PrereqTech&gt;TECH_&quot;&amp;UPPER([.Y23])&amp;&quot;&lt;/PrereqTech&gt;&quot;&amp;REPT(&quot; &quot;;25-LEN([.Y23]))&amp;&quot;&lt;TechType&gt;TECH_&quot;&amp;UPPER([.Z23])&amp;&quot;&lt;/TechType&gt;&lt;/Row&gt;&quot;)">
            <text:p/>
          </table:table-cell>
          <table:table-cell/>
          <table:table-cell table:style-name="ce174" table:formula="of:=IF([.AA23]=0;&quot;&quot;;&quot;&lt;Row&gt;&lt;PrereqTech&gt;TECH_&quot;&amp;UPPER([.AA23])&amp;&quot;&lt;/PrereqTech&gt;&quot;&amp;REPT(&quot; &quot;;25-LEN([.AA23]))&amp;&quot;&lt;TechType&gt;TECH_&quot;&amp;UPPER([.AB23])&amp;&quot;&lt;/TechType&gt;&lt;/Row&gt;&quot;)">
            <text:p/>
          </table:table-cell>
          <table:table-cell/>
          <table:table-cell table:style-name="ce174" table:formula="of:=IF([.AC23]=0;&quot;&quot;;&quot;&lt;Row&gt;&lt;PrereqTech&gt;TECH_&quot;&amp;UPPER([.AC23])&amp;&quot;&lt;/PrereqTech&gt;&quot;&amp;REPT(&quot; &quot;;25-LEN([.AC23]))&amp;&quot;&lt;TechType&gt;TECH_&quot;&amp;UPPER([.AD23])&amp;&quot;&lt;/TechType&gt;&lt;/Row&gt;&quot;)">
            <text:p/>
          </table:table-cell>
          <table:table-cell/>
          <table:table-cell table:style-name="ce174" table:formula="of:=IF([.AE23]=0;&quot;&quot;;&quot;&lt;Row&gt;&lt;PrereqTech&gt;TECH_&quot;&amp;UPPER([.AE23])&amp;&quot;&lt;/PrereqTech&gt;&quot;&amp;REPT(&quot; &quot;;25-LEN([.AE23]))&amp;&quot;&lt;TechType&gt;TECH_&quot;&amp;UPPER([.AF23])&amp;&quot;&lt;/TechType&gt;&lt;/Row&gt;&quot;)">
            <text:p/>
          </table:table-cell>
          <table:table-cell/>
          <table:table-cell table:style-name="ce174" table:formula="of:=IF([.AG23]=0;&quot;&quot;;&quot;&lt;Row&gt;&lt;PrereqTech&gt;TECH_&quot;&amp;UPPER([.AG23])&amp;&quot;&lt;/PrereqTech&gt;&quot;&amp;REPT(&quot; &quot;;25-LEN([.AG23]))&amp;&quot;&lt;TechType&gt;TECH_&quot;&amp;UPPER([.AH23])&amp;&quot;&lt;/TechType&gt;&lt;/Row&gt;&quot;)" office:value-type="string" office:string-value="&lt;Row&gt;&lt;PrereqTech&gt;TECH_PARTICLE_PHYSICS&lt;/PrereqTech&gt;         &lt;TechType&gt;TECH_ADVANCED_BALLISTICS&lt;/TechType&gt;&lt;/Row&gt;" calcext:value-type="string">
            <text:p>&lt;Row&gt;&lt;PrereqTech&gt;TECH_PARTICLE_PHYSICS&lt;/PrereqTech&gt; <text:s text:c="8"/>&lt;TechType&gt;TECH_ADVANCED_BALLISTICS&lt;/TechType&gt;&lt;/Row&gt;</text:p>
          </table:table-cell>
          <table:table-cell/>
          <table:table-cell table:style-name="ce183" table:formula="of:=IF([.AI23]=0;&quot;&quot;;&quot;&lt;Row&gt;&lt;PrereqTech&gt;TECH_&quot;&amp;UPPER([.AI23])&amp;&quot;&lt;/PrereqTech&gt;&quot;&amp;REPT(&quot; &quot;;25-LEN([.AI23]))&amp;&quot;&lt;TechType&gt;TECH_&quot;&amp;UPPER([.AJ23])&amp;&quot;&lt;/TechType&gt;&lt;/Row&gt;&quot;)" office:value-type="string" office:string-value="&lt;Row&gt;&lt;PrereqTech&gt;TECH_ADVANCED_BALLISTICS&lt;/PrereqTech&gt;      &lt;TechType&gt;TECH_FUTURE_TECH&lt;/TechType&gt;&lt;/Row&gt;" calcext:value-type="string">
            <text:p>&lt;Row&gt;&lt;PrereqTech&gt;TECH_ADVANCED_BALLISTICS&lt;/PrereqTech&gt; <text:s text:c="5"/>&lt;TechType&gt;TECH_FUTURE_TECH&lt;/TechType&gt;&lt;/Row&gt;</text:p>
          </table:table-cell>
          <table:table-cell/>
          <table:table-cell table:style-name="ce178" table:formula="of:=IF([.D23]=0;&quot;&quot;;&quot;'TECH_&quot;&amp;UPPER([.D23])&amp;&quot;', &quot;)">
            <text:p/>
          </table:table-cell>
          <table:table-cell table:style-name="ce174"/>
          <table:table-cell table:style-name="ce174" table:formula="of:=IF([.F23]=0;&quot;&quot;;&quot;'TECH_&quot;&amp;UPPER([.F23])&amp;&quot;', &quot;)">
            <text:p/>
          </table:table-cell>
          <table:table-cell table:style-name="ce174"/>
          <table:table-cell table:style-name="ce174" table:formula="of:=IF([.H23]=0;&quot;&quot;;&quot;'TECH_&quot;&amp;UPPER([.H23])&amp;&quot;', &quot;)">
            <text:p/>
          </table:table-cell>
          <table:table-cell table:style-name="ce174"/>
          <table:table-cell table:style-name="ce174" table:formula="of:=IF([.J23]=0;&quot;&quot;;&quot;'TECH_&quot;&amp;UPPER([.J23])&amp;&quot;', &quot;)">
            <text:p/>
          </table:table-cell>
          <table:table-cell table:style-name="ce174"/>
          <table:table-cell table:style-name="ce174" table:formula="of:=IF([.L23]=0;&quot;&quot;;&quot;'TECH_&quot;&amp;UPPER([.L23])&amp;&quot;', &quot;)">
            <text:p/>
          </table:table-cell>
          <table:table-cell table:style-name="ce174"/>
          <table:table-cell table:style-name="ce174" table:formula="of:=IF([.N23]=0;&quot;&quot;;&quot;'TECH_&quot;&amp;UPPER([.N23])&amp;&quot;', &quot;)">
            <text:p/>
          </table:table-cell>
          <table:table-cell table:style-name="ce174"/>
          <table:table-cell table:style-name="ce174" table:formula="of:=IF([.P28]=0;&quot;&quot;;&quot;'TECH_&quot;&amp;UPPER([.P28])&amp;&quot;', &quot;)">
            <text:p/>
          </table:table-cell>
          <table:table-cell table:style-name="ce174"/>
          <table:table-cell table:style-name="ce174" table:formula="of:=IF([.R23]=0;&quot;&quot;;&quot;'TECH_&quot;&amp;UPPER([.R23])&amp;&quot;', &quot;)">
            <text:p/>
          </table:table-cell>
          <table:table-cell table:style-name="ce174"/>
          <table:table-cell table:style-name="ce174" table:formula="of:=IF([.T23]=0;&quot;&quot;;&quot;'TECH_&quot;&amp;UPPER([.T23])&amp;&quot;', &quot;)">
            <text:p/>
          </table:table-cell>
          <table:table-cell table:style-name="ce174"/>
          <table:table-cell table:style-name="ce174" table:formula="of:=IF([.V23]=0;&quot;&quot;;&quot;'TECH_&quot;&amp;UPPER([.V23])&amp;&quot;', &quot;)">
            <text:p/>
          </table:table-cell>
          <table:table-cell table:style-name="ce174"/>
          <table:table-cell table:style-name="ce174" table:formula="of:=IF([.X23]=0;&quot;&quot;;&quot;'TECH_&quot;&amp;UPPER([.X23])&amp;&quot;', &quot;)">
            <text:p/>
          </table:table-cell>
          <table:table-cell table:style-name="ce174"/>
          <table:table-cell table:style-name="ce174" table:formula="of:=IF([.Z23]=0;&quot;&quot;;&quot;'TECH_&quot;&amp;UPPER([.Z23])&amp;&quot;', &quot;)" office:value-type="string" office:string-value="'TECH_ELECTRONICS', " calcext:value-type="string">
            <text:p>'TECH_ELECTRONICS', </text:p>
          </table:table-cell>
          <table:table-cell table:style-name="ce174"/>
          <table:table-cell table:style-name="ce174" table:formula="of:=IF([.AB23]=0;&quot;&quot;;&quot;'TECH_&quot;&amp;UPPER([.AB23])&amp;&quot;', &quot;)">
            <text:p/>
          </table:table-cell>
          <table:table-cell table:style-name="ce174"/>
          <table:table-cell table:style-name="ce174" table:formula="of:=IF([.AD23]=0;&quot;&quot;;&quot;'TECH_&quot;&amp;UPPER([.AD23])&amp;&quot;', &quot;)">
            <text:p/>
          </table:table-cell>
          <table:table-cell table:style-name="ce174"/>
          <table:table-cell table:style-name="ce174" table:formula="of:=IF([.AF23]=0;&quot;&quot;;&quot;'TECH_&quot;&amp;UPPER([.AF23])&amp;&quot;', &quot;)">
            <text:p/>
          </table:table-cell>
          <table:table-cell table:style-name="ce174"/>
          <table:table-cell table:style-name="ce174" table:formula="of:=IF([.AH23]=0;&quot;&quot;;&quot;'TECH_&quot;&amp;UPPER([.AH23])&amp;&quot;', &quot;)" office:value-type="string" office:string-value="'TECH_ADVANCED_BALLISTICS', " calcext:value-type="string">
            <text:p>'TECH_ADVANCED_BALLISTICS', </text:p>
          </table:table-cell>
          <table:table-cell table:style-name="ce175"/>
          <table:table-cell table:style-name="ce183" table:formula="of:=IF([.AJ23]=0;&quot;&quot;;&quot;'TECH_&quot;&amp;UPPER([.AJ23])&amp;&quot;', &quot;)" office:value-type="string" office:string-value="'TECH_FUTURE_TECH', " calcext:value-type="string">
            <text:p>'TECH_FUTURE_TECH', </text:p>
          </table:table-cell>
          <table:table-cell table:style-name="ce191" table:formula="of:=&quot;UPDATE Technologies SET GridY=&quot;&amp;[.A23]&amp;&quot; WHERE Type IN (&quot;&amp;[.CA23]&amp;[.CC23]&amp;[.CE23]&amp;[.CG23]&amp;[.CI23]&amp;[.CK23]&amp;[.CM23]&amp;[.CO23]&amp;[.CQ23]&amp;[.CS23]&amp;[.CU23]&amp;[.CW23]&amp;[.CY23]&amp;[.DA23]&amp;[.DC23]&amp;[.DE23]&amp;[.DG23]&amp;&quot;'none');&quot;" office:value-type="string" office:string-value="UPDATE Technologies SET GridY=4 WHERE Type IN ('TECH_ELECTRONICS', 'TECH_ADVANCED_BALLISTICS', 'TECH_FUTURE_TECH', 'none');" calcext:value-type="string">
            <text:p>UPDATE Technologies SET GridY=4 WHERE Type IN ('TECH_ELECTRONICS', 'TECH_ADVANCED_BALLISTICS', 'TECH_FUTURE_TECH', 'none');</text:p>
          </table:table-cell>
          <table:table-cell table:style-name="ce1" office:value-type="string" calcext:value-type="string">
            <text:p><text:s/></text:p>
          </table:table-cell>
          <table:table-cell table:number-columns-repeated="911"/>
        </table:table-row>
        <table:table-row table:style-name="ro12">
          <table:covered-table-cell table:style-name="ce82"/>
          <table:table-cell table:style-name="ce94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07" office:value-type="string" calcext:value-type="string">
            <text:p>Replaceable_Parts</text:p>
          </table:table-cell>
          <table:table-cell table:style-name="ce126"/>
          <table:table-cell table:style-name="ce110"/>
          <table:table-cell table:style-name="ce129"/>
          <table:table-cell table:style-name="ce110"/>
          <table:table-cell table:style-name="ce129"/>
          <table:table-cell table:style-name="ce100"/>
          <table:table-cell table:style-name="ce119"/>
          <table:table-cell table:style-name="ce100"/>
          <table:table-cell table:style-name="ce119"/>
          <table:table-cell table:style-name="ce100" office:value-type="string" calcext:value-type="string">
            <text:p>Nuclear_Fusion</text:p>
          </table:table-cell>
          <table:table-cell table:style-name="ce119"/>
          <table:table-cell table:style-name="ce100"/>
          <table:table-cell/>
          <table:table-cell table:style-name="ce171"/>
          <table:table-cell table:style-name="ce173" office:value-type="string" calcext:value-type="string">
            <text:p>&lt;/<text:span text:style-name="T3">Technology_PrereqTechs</text:span><text:span text:style-name="T4">&gt;</text:span></text:p>
          </table:table-cell>
          <table:table-cell table:style-name="ce171"/>
          <table:table-cell table:style-name="ce1" office:value-type="string" calcext:value-type="string">
            <text:p><text:s/></text:p>
          </table:table-cell>
          <table:table-cell table:style-name="ce1" table:formula="of:=[.CW49]" office:value-type="string" office:string-value="UPDATE Technologies SET GridX=12, Era='ERA_MODERN' WHERE Type IN ('TECH_PLASTIC', 'TECH_ELECTRONICS', 'TECH_COMBUSTION', 'none');" calcext:value-type="string">
            <text:p>UPDATE Technologies SET GridX=12, Era='ERA_MODERN' WHERE Type IN ('TECH_PLASTIC', 'TECH_ELECTRONICS', 'TECH_COMBUSTION', 'none');</text:p>
          </table:table-cell>
          <table:table-cell table:style-name="ce1" office:value-type="string" calcext:value-type="string">
            <text:p><text:s/></text:p>
          </table:table-cell>
          <table:table-cell table:style-name="ce178" table:formula="of:=IF([.C24]=0;&quot;&quot;;&quot;&lt;Row&gt;&lt;PrereqTech&gt;TECH_&quot;&amp;UPPER([.C24])&amp;&quot;&lt;/PrereqTech&gt;&quot;&amp;REPT(&quot; &quot;;25-LEN([.C24]))&amp;&quot;&lt;TechType&gt;TECH_&quot;&amp;UPPER([.D23])&amp;&quot;&lt;/TechType&gt;&lt;/Row&gt;&quot;)">
            <text:p/>
          </table:table-cell>
          <table:table-cell/>
          <table:table-cell table:style-name="ce174" table:formula="of:=IF([.E24]=0;&quot;&quot;;&quot;&lt;Row&gt;&lt;PrereqTech&gt;TECH_&quot;&amp;UPPER([.E24])&amp;&quot;&lt;/PrereqTech&gt;&quot;&amp;REPT(&quot; &quot;;25-LEN([.E24]))&amp;&quot;&lt;TechType&gt;TECH_&quot;&amp;UPPER([.F23])&amp;&quot;&lt;/TechType&gt;&lt;/Row&gt;&quot;)">
            <text:p/>
          </table:table-cell>
          <table:table-cell/>
          <table:table-cell table:style-name="ce174" table:formula="of:=IF([.G24]=0;&quot;&quot;;&quot;&lt;Row&gt;&lt;PrereqTech&gt;TECH_&quot;&amp;UPPER([.G24])&amp;&quot;&lt;/PrereqTech&gt;&quot;&amp;REPT(&quot; &quot;;25-LEN([.G24]))&amp;&quot;&lt;TechType&gt;TECH_&quot;&amp;UPPER([.H23])&amp;&quot;&lt;/TechType&gt;&lt;/Row&gt;&quot;)">
            <text:p/>
          </table:table-cell>
          <table:table-cell/>
          <table:table-cell table:style-name="ce174" table:formula="of:=IF([.I24]=0;&quot;&quot;;&quot;&lt;Row&gt;&lt;PrereqTech&gt;TECH_&quot;&amp;UPPER([.I24])&amp;&quot;&lt;/PrereqTech&gt;&quot;&amp;REPT(&quot; &quot;;25-LEN([.I24]))&amp;&quot;&lt;TechType&gt;TECH_&quot;&amp;UPPER([.J23])&amp;&quot;&lt;/TechType&gt;&lt;/Row&gt;&quot;)">
            <text:p/>
          </table:table-cell>
          <table:table-cell/>
          <table:table-cell table:style-name="ce174" table:formula="of:=IF([.K24]=0;&quot;&quot;;&quot;&lt;Row&gt;&lt;PrereqTech&gt;TECH_&quot;&amp;UPPER([.K24])&amp;&quot;&lt;/PrereqTech&gt;&quot;&amp;REPT(&quot; &quot;;25-LEN([.K24]))&amp;&quot;&lt;TechType&gt;TECH_&quot;&amp;UPPER([.L23])&amp;&quot;&lt;/TechType&gt;&lt;/Row&gt;&quot;)">
            <text:p/>
          </table:table-cell>
          <table:table-cell/>
          <table:table-cell table:style-name="ce174" table:formula="of:=IF([.M24]=0;&quot;&quot;;&quot;&lt;Row&gt;&lt;PrereqTech&gt;TECH_&quot;&amp;UPPER([.M24])&amp;&quot;&lt;/PrereqTech&gt;&quot;&amp;REPT(&quot; &quot;;25-LEN([.M24]))&amp;&quot;&lt;TechType&gt;TECH_&quot;&amp;UPPER([.N23])&amp;&quot;&lt;/TechType&gt;&lt;/Row&gt;&quot;)">
            <text:p/>
          </table:table-cell>
          <table:table-cell/>
          <table:table-cell table:style-name="ce174" table:formula="of:=IF([.O28]=0;&quot;&quot;;&quot;&lt;Row&gt;&lt;PrereqTech&gt;TECH_&quot;&amp;UPPER([.O28])&amp;&quot;&lt;/PrereqTech&gt;&quot;&amp;REPT(&quot; &quot;;25-LEN([.O28]))&amp;&quot;&lt;TechType&gt;TECH_&quot;&amp;UPPER([.P28])&amp;&quot;&lt;/TechType&gt;&lt;/Row&gt;&quot;)">
            <text:p/>
          </table:table-cell>
          <table:table-cell/>
          <table:table-cell table:style-name="ce174" table:formula="of:=IF([.Q24]=0;&quot;&quot;;&quot;&lt;Row&gt;&lt;PrereqTech&gt;TECH_&quot;&amp;UPPER([.Q24])&amp;&quot;&lt;/PrereqTech&gt;&quot;&amp;REPT(&quot; &quot;;25-LEN([.Q24]))&amp;&quot;&lt;TechType&gt;TECH_&quot;&amp;UPPER([.R23])&amp;&quot;&lt;/TechType&gt;&lt;/Row&gt;&quot;)">
            <text:p/>
          </table:table-cell>
          <table:table-cell/>
          <table:table-cell table:style-name="ce174" table:formula="of:=IF([.S24]=0;&quot;&quot;;&quot;&lt;Row&gt;&lt;PrereqTech&gt;TECH_&quot;&amp;UPPER([.S24])&amp;&quot;&lt;/PrereqTech&gt;&quot;&amp;REPT(&quot; &quot;;25-LEN([.S24]))&amp;&quot;&lt;TechType&gt;TECH_&quot;&amp;UPPER([.T23])&amp;&quot;&lt;/TechType&gt;&lt;/Row&gt;&quot;)">
            <text:p/>
          </table:table-cell>
          <table:table-cell/>
          <table:table-cell table:style-name="ce174" table:formula="of:=IF([.U24]=0;&quot;&quot;;&quot;&lt;Row&gt;&lt;PrereqTech&gt;TECH_&quot;&amp;UPPER([.U24])&amp;&quot;&lt;/PrereqTech&gt;&quot;&amp;REPT(&quot; &quot;;25-LEN([.U24]))&amp;&quot;&lt;TechType&gt;TECH_&quot;&amp;UPPER([.V23])&amp;&quot;&lt;/TechType&gt;&lt;/Row&gt;&quot;)">
            <text:p/>
          </table:table-cell>
          <table:table-cell/>
          <table:table-cell table:style-name="ce174" table:formula="of:=IF([.W24]=0;&quot;&quot;;&quot;&lt;Row&gt;&lt;PrereqTech&gt;TECH_&quot;&amp;UPPER([.W24])&amp;&quot;&lt;/PrereqTech&gt;&quot;&amp;REPT(&quot; &quot;;25-LEN([.W24]))&amp;&quot;&lt;TechType&gt;TECH_&quot;&amp;UPPER([.X23])&amp;&quot;&lt;/TechType&gt;&lt;/Row&gt;&quot;)">
            <text:p/>
          </table:table-cell>
          <table:table-cell/>
          <table:table-cell table:style-name="ce174" table:formula="of:=IF([.Y24]=0;&quot;&quot;;&quot;&lt;Row&gt;&lt;PrereqTech&gt;TECH_&quot;&amp;UPPER([.Y24])&amp;&quot;&lt;/PrereqTech&gt;&quot;&amp;REPT(&quot; &quot;;25-LEN([.Y24]))&amp;&quot;&lt;TechType&gt;TECH_&quot;&amp;UPPER([.Z23])&amp;&quot;&lt;/TechType&gt;&lt;/Row&gt;&quot;)" office:value-type="string" office:string-value="&lt;Row&gt;&lt;PrereqTech&gt;TECH_REPLACEABLE_PARTS&lt;/PrereqTech&gt;        &lt;TechType&gt;TECH_ELECTRONICS&lt;/TechType&gt;&lt;/Row&gt;" calcext:value-type="string">
            <text:p>&lt;Row&gt;&lt;PrereqTech&gt;TECH_REPLACEABLE_PARTS&lt;/PrereqTech&gt; <text:s text:c="7"/>&lt;TechType&gt;TECH_ELECTRONICS&lt;/TechType&gt;&lt;/Row&gt;</text:p>
          </table:table-cell>
          <table:table-cell/>
          <table:table-cell table:style-name="ce174" table:formula="of:=IF([.AA24]=0;&quot;&quot;;&quot;&lt;Row&gt;&lt;PrereqTech&gt;TECH_&quot;&amp;UPPER([.AA24])&amp;&quot;&lt;/PrereqTech&gt;&quot;&amp;REPT(&quot; &quot;;25-LEN([.AA24]))&amp;&quot;&lt;TechType&gt;TECH_&quot;&amp;UPPER([.AB23])&amp;&quot;&lt;/TechType&gt;&lt;/Row&gt;&quot;)">
            <text:p/>
          </table:table-cell>
          <table:table-cell/>
          <table:table-cell table:style-name="ce174" table:formula="of:=IF([.AC24]=0;&quot;&quot;;&quot;&lt;Row&gt;&lt;PrereqTech&gt;TECH_&quot;&amp;UPPER([.AC24])&amp;&quot;&lt;/PrereqTech&gt;&quot;&amp;REPT(&quot; &quot;;25-LEN([.AC24]))&amp;&quot;&lt;TechType&gt;TECH_&quot;&amp;UPPER([.AD23])&amp;&quot;&lt;/TechType&gt;&lt;/Row&gt;&quot;)">
            <text:p/>
          </table:table-cell>
          <table:table-cell/>
          <table:table-cell table:style-name="ce174" table:formula="of:=IF([.AE24]=0;&quot;&quot;;&quot;&lt;Row&gt;&lt;PrereqTech&gt;TECH_&quot;&amp;UPPER([.AE24])&amp;&quot;&lt;/PrereqTech&gt;&quot;&amp;REPT(&quot; &quot;;25-LEN([.AE24]))&amp;&quot;&lt;TechType&gt;TECH_&quot;&amp;UPPER([.AF23])&amp;&quot;&lt;/TechType&gt;&lt;/Row&gt;&quot;)">
            <text:p/>
          </table:table-cell>
          <table:table-cell/>
          <table:table-cell table:style-name="ce174" table:formula="of:=IF([.AG24]=0;&quot;&quot;;&quot;&lt;Row&gt;&lt;PrereqTech&gt;TECH_&quot;&amp;UPPER([.AG24])&amp;&quot;&lt;/PrereqTech&gt;&quot;&amp;REPT(&quot; &quot;;25-LEN([.AG24]))&amp;&quot;&lt;TechType&gt;TECH_&quot;&amp;UPPER([.AH23])&amp;&quot;&lt;/TechType&gt;&lt;/Row&gt;&quot;)">
            <text:p/>
          </table:table-cell>
          <table:table-cell/>
          <table:table-cell table:style-name="ce183" table:formula="of:=IF([.AI24]=0;&quot;&quot;;&quot;&lt;Row&gt;&lt;PrereqTech&gt;TECH_&quot;&amp;UPPER([.AI24])&amp;&quot;&lt;/PrereqTech&gt;&quot;&amp;REPT(&quot; &quot;;25-LEN([.AI24]))&amp;&quot;&lt;TechType&gt;TECH_&quot;&amp;UPPER([.AJ23])&amp;&quot;&lt;/TechType&gt;&lt;/Row&gt;&quot;)" office:value-type="string" office:string-value="&lt;Row&gt;&lt;PrereqTech&gt;TECH_NUCLEAR_FUSION&lt;/PrereqTech&gt;           &lt;TechType&gt;TECH_FUTURE_TECH&lt;/TechType&gt;&lt;/Row&gt;" calcext:value-type="string">
            <text:p>&lt;Row&gt;&lt;PrereqTech&gt;TECH_NUCLEAR_FUSION&lt;/PrereqTech&gt; <text:s text:c="10"/>&lt;TechType&gt;TECH_FUTURE_TECH&lt;/TechType&gt;&lt;/Row&gt;</text:p>
          </table:table-cell>
          <table:table-cell/>
          <table:table-cell table:style-name="ce178"/>
          <table:table-cell table:number-columns-repeated="5"/>
          <table:table-cell table:style-name="ce166" table:number-columns-repeated="2"/>
          <table:table-cell table:number-columns-repeated="22"/>
          <table:table-cell table:style-name="ce175" table:number-columns-repeated="2"/>
          <table:table-cell table:style-name="ce190"/>
          <table:table-cell table:style-name="ce191"/>
          <table:table-cell table:style-name="ce1" office:value-type="string" calcext:value-type="string">
            <text:p><text:s/></text:p>
          </table:table-cell>
          <table:table-cell table:number-columns-repeated="911"/>
        </table:table-row>
        <table:table-row table:style-name="ro3">
          <table:covered-table-cell table:style-name="ce82"/>
          <table:table-cell table:style-name="ce94"/>
          <table:table-cell table:style-name="ce111"/>
          <table:table-cell table:style-name="ce130"/>
          <table:table-cell table:style-name="ce111"/>
          <table:table-cell table:style-name="ce130"/>
          <table:table-cell table:style-name="ce111"/>
          <table:table-cell table:style-name="ce130"/>
          <table:table-cell table:style-name="ce111"/>
          <table:table-cell table:style-name="ce130"/>
          <table:table-cell table:style-name="ce111"/>
          <table:table-cell table:style-name="ce130"/>
          <table:table-cell table:style-name="ce111"/>
          <table:table-cell table:style-name="ce130"/>
          <table:table-cell table:style-name="ce111"/>
          <table:table-cell table:style-name="ce130"/>
          <table:table-cell table:style-name="ce150"/>
          <table:table-cell table:style-name="ce130"/>
          <table:table-cell table:style-name="ce111"/>
          <table:table-cell table:style-name="ce130"/>
          <table:table-cell table:style-name="ce111"/>
          <table:table-cell table:style-name="ce130"/>
          <table:table-cell table:style-name="ce111"/>
          <table:table-cell table:style-name="ce130"/>
          <table:table-cell table:style-name="ce108"/>
          <table:table-cell table:style-name="ce127"/>
          <table:table-cell table:style-name="ce111"/>
          <table:table-cell table:style-name="ce130"/>
          <table:table-cell table:style-name="ce111"/>
          <table:table-cell table:style-name="ce130"/>
          <table:table-cell table:style-name="ce101"/>
          <table:table-cell table:style-name="ce120"/>
          <table:table-cell table:style-name="ce101"/>
          <table:table-cell table:style-name="ce120"/>
          <table:table-cell table:style-name="ce100" office:value-type="string" calcext:value-type="string">
            <text:p>Stealth</text:p>
          </table:table-cell>
          <table:table-cell table:style-name="ce120"/>
          <table:table-cell table:style-name="ce101"/>
          <table:table-cell/>
          <table:table-cell table:style-name="ce172" office:value-type="string" calcext:value-type="string" table:number-columns-spanned="3" table:number-rows-spanned="1">
            <text:p>&lt;/<text:span text:style-name="T1">GameData</text:span><text:span text:style-name="T2">&gt;</text:span></text:p>
          </table:table-cell>
          <table:covered-table-cell table:number-columns-repeated="2" table:style-name="ce172"/>
          <table:table-cell table:style-name="ce1" office:value-type="string" calcext:value-type="string">
            <text:p><text:s/></text:p>
          </table:table-cell>
          <table:table-cell table:style-name="ce1" table:formula="of:=[.CY49]" office:value-type="string" office:string-value="UPDATE Technologies SET GridX=13, Era='ERA_POSTMODERN' WHERE Type IN ('TECH_ECOLOGY', 'TECH_ROCKETRY', 'TECH_ATOMIC_THEORY', 'TECH_COMBINED_ARMS', 'none');" calcext:value-type="string">
            <text:p>UPDATE Technologies SET GridX=13, Era='ERA_POSTMODERN' WHERE Type IN ('TECH_ECOLOGY', 'TECH_ROCKETRY', 'TECH_ATOMIC_THEORY', 'TECH_COMBINED_ARMS', 'none');</text:p>
          </table:table-cell>
          <table:table-cell table:style-name="ce1" office:value-type="string" calcext:value-type="string">
            <text:p><text:s/></text:p>
          </table:table-cell>
          <table:table-cell table:style-name="ce178" table:formula="of:=IF([.C25]=0;&quot;&quot;;&quot;&lt;Row&gt;&lt;PrereqTech&gt;TECH_&quot;&amp;UPPER([.C25])&amp;&quot;&lt;/PrereqTech&gt;&quot;&amp;REPT(&quot; &quot;;25-LEN([.C25]))&amp;&quot;&lt;TechType&gt;TECH_&quot;&amp;UPPER([.D23])&amp;&quot;&lt;/TechType&gt;&lt;/Row&gt;&quot;)">
            <text:p/>
          </table:table-cell>
          <table:table-cell/>
          <table:table-cell table:style-name="ce174" table:formula="of:=IF([.E25]=0;&quot;&quot;;&quot;&lt;Row&gt;&lt;PrereqTech&gt;TECH_&quot;&amp;UPPER([.E25])&amp;&quot;&lt;/PrereqTech&gt;&quot;&amp;REPT(&quot; &quot;;25-LEN([.E25]))&amp;&quot;&lt;TechType&gt;TECH_&quot;&amp;UPPER([.F23])&amp;&quot;&lt;/TechType&gt;&lt;/Row&gt;&quot;)">
            <text:p/>
          </table:table-cell>
          <table:table-cell/>
          <table:table-cell table:style-name="ce174" table:formula="of:=IF([.G25]=0;&quot;&quot;;&quot;&lt;Row&gt;&lt;PrereqTech&gt;TECH_&quot;&amp;UPPER([.G25])&amp;&quot;&lt;/PrereqTech&gt;&quot;&amp;REPT(&quot; &quot;;25-LEN([.G25]))&amp;&quot;&lt;TechType&gt;TECH_&quot;&amp;UPPER([.H23])&amp;&quot;&lt;/TechType&gt;&lt;/Row&gt;&quot;)">
            <text:p/>
          </table:table-cell>
          <table:table-cell/>
          <table:table-cell table:style-name="ce174" table:formula="of:=IF([.I25]=0;&quot;&quot;;&quot;&lt;Row&gt;&lt;PrereqTech&gt;TECH_&quot;&amp;UPPER([.I25])&amp;&quot;&lt;/PrereqTech&gt;&quot;&amp;REPT(&quot; &quot;;25-LEN([.I25]))&amp;&quot;&lt;TechType&gt;TECH_&quot;&amp;UPPER([.J23])&amp;&quot;&lt;/TechType&gt;&lt;/Row&gt;&quot;)">
            <text:p/>
          </table:table-cell>
          <table:table-cell/>
          <table:table-cell table:style-name="ce174" table:formula="of:=IF([.K25]=0;&quot;&quot;;&quot;&lt;Row&gt;&lt;PrereqTech&gt;TECH_&quot;&amp;UPPER([.K25])&amp;&quot;&lt;/PrereqTech&gt;&quot;&amp;REPT(&quot; &quot;;25-LEN([.K25]))&amp;&quot;&lt;TechType&gt;TECH_&quot;&amp;UPPER([.L23])&amp;&quot;&lt;/TechType&gt;&lt;/Row&gt;&quot;)">
            <text:p/>
          </table:table-cell>
          <table:table-cell/>
          <table:table-cell table:style-name="ce174" table:formula="of:=IF([.M25]=0;&quot;&quot;;&quot;&lt;Row&gt;&lt;PrereqTech&gt;TECH_&quot;&amp;UPPER([.M25])&amp;&quot;&lt;/PrereqTech&gt;&quot;&amp;REPT(&quot; &quot;;25-LEN([.M25]))&amp;&quot;&lt;TechType&gt;TECH_&quot;&amp;UPPER([.N23])&amp;&quot;&lt;/TechType&gt;&lt;/Row&gt;&quot;)">
            <text:p/>
          </table:table-cell>
          <table:table-cell/>
          <table:table-cell table:style-name="ce174" table:formula="of:=IF([.O25]=0;&quot;&quot;;&quot;&lt;Row&gt;&lt;PrereqTech&gt;TECH_&quot;&amp;UPPER([.O25])&amp;&quot;&lt;/PrereqTech&gt;&quot;&amp;REPT(&quot; &quot;;25-LEN([.O25]))&amp;&quot;&lt;TechType&gt;TECH_&quot;&amp;UPPER([.P28])&amp;&quot;&lt;/TechType&gt;&lt;/Row&gt;&quot;)">
            <text:p/>
          </table:table-cell>
          <table:table-cell/>
          <table:table-cell table:style-name="ce174" table:formula="of:=IF([.Q25]=0;&quot;&quot;;&quot;&lt;Row&gt;&lt;PrereqTech&gt;TECH_&quot;&amp;UPPER([.Q25])&amp;&quot;&lt;/PrereqTech&gt;&quot;&amp;REPT(&quot; &quot;;25-LEN([.Q25]))&amp;&quot;&lt;TechType&gt;TECH_&quot;&amp;UPPER([.R23])&amp;&quot;&lt;/TechType&gt;&lt;/Row&gt;&quot;)">
            <text:p/>
          </table:table-cell>
          <table:table-cell/>
          <table:table-cell table:style-name="ce174" table:formula="of:=IF([.S25]=0;&quot;&quot;;&quot;&lt;Row&gt;&lt;PrereqTech&gt;TECH_&quot;&amp;UPPER([.S25])&amp;&quot;&lt;/PrereqTech&gt;&quot;&amp;REPT(&quot; &quot;;25-LEN([.S25]))&amp;&quot;&lt;TechType&gt;TECH_&quot;&amp;UPPER([.T23])&amp;&quot;&lt;/TechType&gt;&lt;/Row&gt;&quot;)">
            <text:p/>
          </table:table-cell>
          <table:table-cell/>
          <table:table-cell table:style-name="ce174" table:formula="of:=IF([.U25]=0;&quot;&quot;;&quot;&lt;Row&gt;&lt;PrereqTech&gt;TECH_&quot;&amp;UPPER([.U25])&amp;&quot;&lt;/PrereqTech&gt;&quot;&amp;REPT(&quot; &quot;;25-LEN([.U25]))&amp;&quot;&lt;TechType&gt;TECH_&quot;&amp;UPPER([.V23])&amp;&quot;&lt;/TechType&gt;&lt;/Row&gt;&quot;)">
            <text:p/>
          </table:table-cell>
          <table:table-cell/>
          <table:table-cell table:style-name="ce174" table:formula="of:=IF([.W25]=0;&quot;&quot;;&quot;&lt;Row&gt;&lt;PrereqTech&gt;TECH_&quot;&amp;UPPER([.W25])&amp;&quot;&lt;/PrereqTech&gt;&quot;&amp;REPT(&quot; &quot;;25-LEN([.W25]))&amp;&quot;&lt;TechType&gt;TECH_&quot;&amp;UPPER([.X23])&amp;&quot;&lt;/TechType&gt;&lt;/Row&gt;&quot;)">
            <text:p/>
          </table:table-cell>
          <table:table-cell/>
          <table:table-cell table:style-name="ce174" table:formula="of:=IF([.Y25]=0;&quot;&quot;;&quot;&lt;Row&gt;&lt;PrereqTech&gt;TECH_&quot;&amp;UPPER([.Y25])&amp;&quot;&lt;/PrereqTech&gt;&quot;&amp;REPT(&quot; &quot;;25-LEN([.Y25]))&amp;&quot;&lt;TechType&gt;TECH_&quot;&amp;UPPER([.Z23])&amp;&quot;&lt;/TechType&gt;&lt;/Row&gt;&quot;)">
            <text:p/>
          </table:table-cell>
          <table:table-cell/>
          <table:table-cell table:style-name="ce174" table:formula="of:=IF([.AA25]=0;&quot;&quot;;&quot;&lt;Row&gt;&lt;PrereqTech&gt;TECH_&quot;&amp;UPPER([.AA25])&amp;&quot;&lt;/PrereqTech&gt;&quot;&amp;REPT(&quot; &quot;;25-LEN([.AA25]))&amp;&quot;&lt;TechType&gt;TECH_&quot;&amp;UPPER([.AB23])&amp;&quot;&lt;/TechType&gt;&lt;/Row&gt;&quot;)">
            <text:p/>
          </table:table-cell>
          <table:table-cell/>
          <table:table-cell table:style-name="ce174" table:formula="of:=IF([.AC25]=0;&quot;&quot;;&quot;&lt;Row&gt;&lt;PrereqTech&gt;TECH_&quot;&amp;UPPER([.AC25])&amp;&quot;&lt;/PrereqTech&gt;&quot;&amp;REPT(&quot; &quot;;25-LEN([.AC25]))&amp;&quot;&lt;TechType&gt;TECH_&quot;&amp;UPPER([.AD23])&amp;&quot;&lt;/TechType&gt;&lt;/Row&gt;&quot;)">
            <text:p/>
          </table:table-cell>
          <table:table-cell/>
          <table:table-cell table:style-name="ce174" table:formula="of:=IF([.AE25]=0;&quot;&quot;;&quot;&lt;Row&gt;&lt;PrereqTech&gt;TECH_&quot;&amp;UPPER([.AE25])&amp;&quot;&lt;/PrereqTech&gt;&quot;&amp;REPT(&quot; &quot;;25-LEN([.AE25]))&amp;&quot;&lt;TechType&gt;TECH_&quot;&amp;UPPER([.AF23])&amp;&quot;&lt;/TechType&gt;&lt;/Row&gt;&quot;)">
            <text:p/>
          </table:table-cell>
          <table:table-cell/>
          <table:table-cell table:style-name="ce174" table:formula="of:=IF([.AG25]=0;&quot;&quot;;&quot;&lt;Row&gt;&lt;PrereqTech&gt;TECH_&quot;&amp;UPPER([.AG25])&amp;&quot;&lt;/PrereqTech&gt;&quot;&amp;REPT(&quot; &quot;;25-LEN([.AG25]))&amp;&quot;&lt;TechType&gt;TECH_&quot;&amp;UPPER([.AH23])&amp;&quot;&lt;/TechType&gt;&lt;/Row&gt;&quot;)">
            <text:p/>
          </table:table-cell>
          <table:table-cell/>
          <table:table-cell table:style-name="ce183" table:formula="of:=IF([.AI25]=0;&quot;&quot;;&quot;&lt;Row&gt;&lt;PrereqTech&gt;TECH_&quot;&amp;UPPER([.AI25])&amp;&quot;&lt;/PrereqTech&gt;&quot;&amp;REPT(&quot; &quot;;25-LEN([.AI25]))&amp;&quot;&lt;TechType&gt;TECH_&quot;&amp;UPPER([.AJ23])&amp;&quot;&lt;/TechType&gt;&lt;/Row&gt;&quot;)" office:value-type="string" office:string-value="&lt;Row&gt;&lt;PrereqTech&gt;TECH_STEALTH&lt;/PrereqTech&gt;                  &lt;TechType&gt;TECH_FUTURE_TECH&lt;/TechType&gt;&lt;/Row&gt;" calcext:value-type="string">
            <text:p>&lt;Row&gt;&lt;PrereqTech&gt;TECH_STEALTH&lt;/PrereqTech&gt; <text:s text:c="17"/>&lt;TechType&gt;TECH_FUTURE_TECH&lt;/TechType&gt;&lt;/Row&gt;</text:p>
          </table:table-cell>
          <table:table-cell/>
          <table:table-cell table:style-name="ce178"/>
          <table:table-cell table:number-columns-repeated="5"/>
          <table:table-cell table:style-name="ce175" table:number-columns-repeated="26"/>
          <table:table-cell table:style-name="ce190"/>
          <table:table-cell table:style-name="ce191"/>
          <table:table-cell table:style-name="ce1" office:value-type="string" calcext:value-type="string">
            <text:p><text:s/></text:p>
          </table:table-cell>
          <table:table-cell table:style-name="ce175" table:number-columns-repeated="911"/>
        </table:table-row>
        <table:table-row table:style-name="ro3">
          <table:table-cell table:style-name="ce83" office:value-type="float" office:value="5" calcext:value-type="float" table:number-columns-spanned="1" table:number-rows-spanned="5">
            <text:p>5</text:p>
          </table:table-cell>
          <table:table-cell table:style-name="ce95"/>
          <table:table-cell table:style-name="ce112"/>
          <table:table-cell table:style-name="ce131"/>
          <table:table-cell table:style-name="ce112"/>
          <table:table-cell table:style-name="ce131"/>
          <table:table-cell table:style-name="ce112"/>
          <table:table-cell table:style-name="ce131"/>
          <table:table-cell table:style-name="ce112"/>
          <table:table-cell table:style-name="ce131"/>
          <table:table-cell table:style-name="ce139"/>
          <table:table-cell table:style-name="ce141"/>
          <table:table-cell table:style-name="ce112"/>
          <table:table-cell table:style-name="ce131"/>
          <table:table-cell table:style-name="ce112"/>
          <table:table-cell table:style-name="ce131"/>
          <table:table-cell table:style-name="ce112"/>
          <table:table-cell table:style-name="ce131"/>
          <table:table-cell table:style-name="ce112"/>
          <table:table-cell table:style-name="ce131"/>
          <table:table-cell table:style-name="ce109"/>
          <table:table-cell table:style-name="ce128"/>
          <table:table-cell table:style-name="ce139"/>
          <table:table-cell table:style-name="ce141"/>
          <table:table-cell table:style-name="ce109"/>
          <table:table-cell table:style-name="ce128"/>
          <table:table-cell table:style-name="ce109"/>
          <table:table-cell table:style-name="ce128"/>
          <table:table-cell table:style-name="ce109"/>
          <table:table-cell table:style-name="ce128"/>
          <table:table-cell table:style-name="ce105"/>
          <table:table-cell table:style-name="ce124"/>
          <table:table-cell table:style-name="ce109"/>
          <table:table-cell table:style-name="ce128"/>
          <table:table-cell table:style-name="ce109"/>
          <table:table-cell table:style-name="ce128"/>
          <table:table-cell table:style-name="ce109"/>
          <table:table-cell/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formula="of:=[.DA49]" office:value-type="string" office:string-value="UPDATE Technologies SET GridX=14, Era='ERA_POSTMODERN' WHERE Type IN ('TECH_COMPUTERS', 'TECH_NUCLEAR_FISSION', 'TECH_ROBOTICS', 'none');" calcext:value-type="string">
            <text:p>UPDATE Technologies SET GridX=14, Era='ERA_POSTMODERN' WHERE Type IN ('TECH_COMPUTERS', 'TECH_NUCLEAR_FISSION', 'TECH_ROBOTICS', 'none');</text:p>
          </table:table-cell>
          <table:table-cell table:style-name="ce1" office:value-type="string" calcext:value-type="string">
            <text:p><text:s/></text:p>
          </table:table-cell>
          <table:table-cell table:style-name="ce178" table:formula="of:=IF([.C26]=0;&quot;&quot;;&quot;&lt;Row&gt;&lt;PrereqTech&gt;TECH_&quot;&amp;UPPER([.C26])&amp;&quot;&lt;/PrereqTech&gt;&quot;&amp;REPT(&quot; &quot;;25-LEN([.C26]))&amp;&quot;&lt;TechType&gt;TECH_&quot;&amp;UPPER([.D28])&amp;&quot;&lt;/TechType&gt;&lt;/Row&gt;&quot;)">
            <text:p/>
          </table:table-cell>
          <table:table-cell/>
          <table:table-cell table:style-name="ce174" table:formula="of:=IF([.E26]=0;&quot;&quot;;&quot;&lt;Row&gt;&lt;PrereqTech&gt;TECH_&quot;&amp;UPPER([.E26])&amp;&quot;&lt;/PrereqTech&gt;&quot;&amp;REPT(&quot; &quot;;25-LEN([.E26]))&amp;&quot;&lt;TechType&gt;TECH_&quot;&amp;UPPER([.F28])&amp;&quot;&lt;/TechType&gt;&lt;/Row&gt;&quot;)">
            <text:p/>
          </table:table-cell>
          <table:table-cell/>
          <table:table-cell table:style-name="ce174" table:formula="of:=IF([.G26]=0;&quot;&quot;;&quot;&lt;Row&gt;&lt;PrereqTech&gt;TECH_&quot;&amp;UPPER([.G26])&amp;&quot;&lt;/PrereqTech&gt;&quot;&amp;REPT(&quot; &quot;;25-LEN([.G26]))&amp;&quot;&lt;TechType&gt;TECH_&quot;&amp;UPPER([.H28])&amp;&quot;&lt;/TechType&gt;&lt;/Row&gt;&quot;)">
            <text:p/>
          </table:table-cell>
          <table:table-cell/>
          <table:table-cell table:style-name="ce174" table:formula="of:=IF([.I26]=0;&quot;&quot;;&quot;&lt;Row&gt;&lt;PrereqTech&gt;TECH_&quot;&amp;UPPER([.I26])&amp;&quot;&lt;/PrereqTech&gt;&quot;&amp;REPT(&quot; &quot;;25-LEN([.I26]))&amp;&quot;&lt;TechType&gt;TECH_&quot;&amp;UPPER([.J28])&amp;&quot;&lt;/TechType&gt;&lt;/Row&gt;&quot;)">
            <text:p/>
          </table:table-cell>
          <table:table-cell/>
          <table:table-cell table:style-name="ce174" table:formula="of:=IF([.K26]=0;&quot;&quot;;&quot;&lt;Row&gt;&lt;PrereqTech&gt;TECH_&quot;&amp;UPPER([.K26])&amp;&quot;&lt;/PrereqTech&gt;&quot;&amp;REPT(&quot; &quot;;25-LEN([.K26]))&amp;&quot;&lt;TechType&gt;TECH_&quot;&amp;UPPER([.L28])&amp;&quot;&lt;/TechType&gt;&lt;/Row&gt;&quot;)">
            <text:p/>
          </table:table-cell>
          <table:table-cell/>
          <table:table-cell table:style-name="ce174" table:formula="of:=IF([.M26]=0;&quot;&quot;;&quot;&lt;Row&gt;&lt;PrereqTech&gt;TECH_&quot;&amp;UPPER([.M26])&amp;&quot;&lt;/PrereqTech&gt;&quot;&amp;REPT(&quot; &quot;;25-LEN([.M26]))&amp;&quot;&lt;TechType&gt;TECH_&quot;&amp;UPPER([.N28])&amp;&quot;&lt;/TechType&gt;&lt;/Row&gt;&quot;)">
            <text:p/>
          </table:table-cell>
          <table:table-cell/>
          <table:table-cell table:style-name="ce174" table:formula="of:=IF([.O26]=0;&quot;&quot;;&quot;&lt;Row&gt;&lt;PrereqTech&gt;TECH_&quot;&amp;UPPER([.O26])&amp;&quot;&lt;/PrereqTech&gt;&quot;&amp;REPT(&quot; &quot;;25-LEN([.O26]))&amp;&quot;&lt;TechType&gt;TECH_&quot;&amp;UPPER([.P28])&amp;&quot;&lt;/TechType&gt;&lt;/Row&gt;&quot;)">
            <text:p/>
          </table:table-cell>
          <table:table-cell/>
          <table:table-cell table:style-name="ce174" table:formula="of:=IF([.Q26]=0;&quot;&quot;;&quot;&lt;Row&gt;&lt;PrereqTech&gt;TECH_&quot;&amp;UPPER([.Q26])&amp;&quot;&lt;/PrereqTech&gt;&quot;&amp;REPT(&quot; &quot;;25-LEN([.Q26]))&amp;&quot;&lt;TechType&gt;TECH_&quot;&amp;UPPER([.R28])&amp;&quot;&lt;/TechType&gt;&lt;/Row&gt;&quot;)">
            <text:p/>
          </table:table-cell>
          <table:table-cell/>
          <table:table-cell table:style-name="ce174" table:formula="of:=IF([.S26]=0;&quot;&quot;;&quot;&lt;Row&gt;&lt;PrereqTech&gt;TECH_&quot;&amp;UPPER([.S26])&amp;&quot;&lt;/PrereqTech&gt;&quot;&amp;REPT(&quot; &quot;;25-LEN([.S26]))&amp;&quot;&lt;TechType&gt;TECH_&quot;&amp;UPPER([.T28])&amp;&quot;&lt;/TechType&gt;&lt;/Row&gt;&quot;)">
            <text:p/>
          </table:table-cell>
          <table:table-cell/>
          <table:table-cell table:style-name="ce174" table:formula="of:=IF([.U26]=0;&quot;&quot;;&quot;&lt;Row&gt;&lt;PrereqTech&gt;TECH_&quot;&amp;UPPER([.U26])&amp;&quot;&lt;/PrereqTech&gt;&quot;&amp;REPT(&quot; &quot;;25-LEN([.U26]))&amp;&quot;&lt;TechType&gt;TECH_&quot;&amp;UPPER([.V28])&amp;&quot;&lt;/TechType&gt;&lt;/Row&gt;&quot;)">
            <text:p/>
          </table:table-cell>
          <table:table-cell/>
          <table:table-cell table:style-name="ce174" table:formula="of:=IF([.W26]=0;&quot;&quot;;&quot;&lt;Row&gt;&lt;PrereqTech&gt;TECH_&quot;&amp;UPPER([.W26])&amp;&quot;&lt;/PrereqTech&gt;&quot;&amp;REPT(&quot; &quot;;25-LEN([.W26]))&amp;&quot;&lt;TechType&gt;TECH_&quot;&amp;UPPER([.X28])&amp;&quot;&lt;/TechType&gt;&lt;/Row&gt;&quot;)">
            <text:p/>
          </table:table-cell>
          <table:table-cell/>
          <table:table-cell table:style-name="ce174" table:formula="of:=IF([.Y26]=0;&quot;&quot;;&quot;&lt;Row&gt;&lt;PrereqTech&gt;TECH_&quot;&amp;UPPER([.Y26])&amp;&quot;&lt;/PrereqTech&gt;&quot;&amp;REPT(&quot; &quot;;25-LEN([.Y26]))&amp;&quot;&lt;TechType&gt;TECH_&quot;&amp;UPPER([.Z28])&amp;&quot;&lt;/TechType&gt;&lt;/Row&gt;&quot;)">
            <text:p/>
          </table:table-cell>
          <table:table-cell/>
          <table:table-cell table:style-name="ce174" table:formula="of:=IF([.AA26]=0;&quot;&quot;;&quot;&lt;Row&gt;&lt;PrereqTech&gt;TECH_&quot;&amp;UPPER([.AA26])&amp;&quot;&lt;/PrereqTech&gt;&quot;&amp;REPT(&quot; &quot;;25-LEN([.AA26]))&amp;&quot;&lt;TechType&gt;TECH_&quot;&amp;UPPER([.AB28])&amp;&quot;&lt;/TechType&gt;&lt;/Row&gt;&quot;)">
            <text:p/>
          </table:table-cell>
          <table:table-cell/>
          <table:table-cell table:style-name="ce174" table:formula="of:=IF([.AC26]=0;&quot;&quot;;&quot;&lt;Row&gt;&lt;PrereqTech&gt;TECH_&quot;&amp;UPPER([.AC26])&amp;&quot;&lt;/PrereqTech&gt;&quot;&amp;REPT(&quot; &quot;;25-LEN([.AC26]))&amp;&quot;&lt;TechType&gt;TECH_&quot;&amp;UPPER([.AD28])&amp;&quot;&lt;/TechType&gt;&lt;/Row&gt;&quot;)">
            <text:p/>
          </table:table-cell>
          <table:table-cell/>
          <table:table-cell table:style-name="ce174" table:formula="of:=IF([.AE26]=0;&quot;&quot;;&quot;&lt;Row&gt;&lt;PrereqTech&gt;TECH_&quot;&amp;UPPER([.AE26])&amp;&quot;&lt;/PrereqTech&gt;&quot;&amp;REPT(&quot; &quot;;25-LEN([.AE26]))&amp;&quot;&lt;TechType&gt;TECH_&quot;&amp;UPPER([.AF28])&amp;&quot;&lt;/TechType&gt;&lt;/Row&gt;&quot;)">
            <text:p/>
          </table:table-cell>
          <table:table-cell/>
          <table:table-cell table:style-name="ce174" table:formula="of:=IF([.AG26]=0;&quot;&quot;;&quot;&lt;Row&gt;&lt;PrereqTech&gt;TECH_&quot;&amp;UPPER([.AG26])&amp;&quot;&lt;/PrereqTech&gt;&quot;&amp;REPT(&quot; &quot;;25-LEN([.AG26]))&amp;&quot;&lt;TechType&gt;TECH_&quot;&amp;UPPER([.AH28])&amp;&quot;&lt;/TechType&gt;&lt;/Row&gt;&quot;)">
            <text:p/>
          </table:table-cell>
          <table:table-cell/>
          <table:table-cell table:style-name="ce183" table:formula="of:=IF([.AI26]=0;&quot;&quot;;&quot;&lt;Row&gt;&lt;PrereqTech&gt;TECH_&quot;&amp;UPPER([.AI26])&amp;&quot;&lt;/PrereqTech&gt;&quot;&amp;REPT(&quot; &quot;;25-LEN([.AI26]))&amp;&quot;&lt;TechType&gt;TECH_&quot;&amp;UPPER([.AJ28])&amp;&quot;&lt;/TechType&gt;&lt;/Row&gt;&quot;)">
            <text:p/>
          </table:table-cell>
          <table:table-cell/>
          <table:table-cell table:style-name="ce178"/>
          <table:table-cell table:number-columns-repeated="5"/>
          <table:table-cell table:style-name="ce175" table:number-columns-repeated="26"/>
          <table:table-cell table:style-name="ce190"/>
          <table:table-cell table:style-name="ce191"/>
          <table:table-cell table:style-name="ce1" office:value-type="string" calcext:value-type="string">
            <text:p><text:s/></text:p>
          </table:table-cell>
          <table:table-cell table:style-name="ce165" table:number-columns-repeated="911"/>
        </table:table-row>
        <table:table-row table:style-name="ro3">
          <table:covered-table-cell table:style-name="ce83"/>
          <table:table-cell table:style-name="ce96"/>
          <table:table-cell table:style-name="ce113"/>
          <table:table-cell table:style-name="ce132"/>
          <table:table-cell table:style-name="ce113"/>
          <table:table-cell table:style-name="ce132"/>
          <table:table-cell table:style-name="ce113"/>
          <table:table-cell table:style-name="ce132"/>
          <table:table-cell table:style-name="ce113"/>
          <table:table-cell table:style-name="ce132"/>
          <table:table-cell table:style-name="ce140" office:value-type="string" calcext:value-type="string">
            <text:p>Currency</text:p>
          </table:table-cell>
          <table:table-cell table:style-name="ce142"/>
          <table:table-cell table:style-name="ce113"/>
          <table:table-cell table:style-name="ce132"/>
          <table:table-cell table:style-name="ce113"/>
          <table:table-cell table:style-name="ce132"/>
          <table:table-cell table:style-name="ce113"/>
          <table:table-cell table:style-name="ce132"/>
          <table:table-cell table:style-name="ce113"/>
          <table:table-cell table:style-name="ce132"/>
          <table:table-cell table:style-name="ce110"/>
          <table:table-cell table:style-name="ce129"/>
          <table:table-cell table:style-name="ce140" office:value-type="string" calcext:value-type="string">
            <text:p>Electricity</text:p>
          </table:table-cell>
          <table:table-cell table:style-name="ce142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00" office:value-type="string" calcext:value-type="string">
            <text:p>Computers</text:p>
          </table:table-cell>
          <table:table-cell table:style-name="ce11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/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formula="of:=[.DC49]" office:value-type="string" office:string-value="UPDATE Technologies SET GridX=15, Era='ERA_FUTURE' WHERE Type IN ('TECH_INTERNET', 'TECH_SATELLITES', 'TECH_PARTICLE_PHYSICS', 'TECH_LASERS', 'none');" calcext:value-type="string">
            <text:p>UPDATE Technologies SET GridX=15, Era='ERA_FUTURE' WHERE Type IN ('TECH_INTERNET', 'TECH_SATELLITES', 'TECH_PARTICLE_PHYSICS', 'TECH_LASERS', 'none');</text:p>
          </table:table-cell>
          <table:table-cell table:style-name="ce1" office:value-type="string" calcext:value-type="string">
            <text:p><text:s/></text:p>
          </table:table-cell>
          <table:table-cell table:style-name="ce178" table:formula="of:=IF([.C27]=0;&quot;&quot;;&quot;&lt;Row&gt;&lt;PrereqTech&gt;TECH_&quot;&amp;UPPER([.C27])&amp;&quot;&lt;/PrereqTech&gt;&quot;&amp;REPT(&quot; &quot;;25-LEN([.C27]))&amp;&quot;&lt;TechType&gt;TECH_&quot;&amp;UPPER([.D28])&amp;&quot;&lt;/TechType&gt;&lt;/Row&gt;&quot;)">
            <text:p/>
          </table:table-cell>
          <table:table-cell/>
          <table:table-cell table:style-name="ce174" table:formula="of:=IF([.E27]=0;&quot;&quot;;&quot;&lt;Row&gt;&lt;PrereqTech&gt;TECH_&quot;&amp;UPPER([.E27])&amp;&quot;&lt;/PrereqTech&gt;&quot;&amp;REPT(&quot; &quot;;25-LEN([.E27]))&amp;&quot;&lt;TechType&gt;TECH_&quot;&amp;UPPER([.F28])&amp;&quot;&lt;/TechType&gt;&lt;/Row&gt;&quot;)">
            <text:p/>
          </table:table-cell>
          <table:table-cell/>
          <table:table-cell table:style-name="ce174" table:formula="of:=IF([.G27]=0;&quot;&quot;;&quot;&lt;Row&gt;&lt;PrereqTech&gt;TECH_&quot;&amp;UPPER([.G27])&amp;&quot;&lt;/PrereqTech&gt;&quot;&amp;REPT(&quot; &quot;;25-LEN([.G27]))&amp;&quot;&lt;TechType&gt;TECH_&quot;&amp;UPPER([.H28])&amp;&quot;&lt;/TechType&gt;&lt;/Row&gt;&quot;)">
            <text:p/>
          </table:table-cell>
          <table:table-cell/>
          <table:table-cell table:style-name="ce174" table:formula="of:=IF([.I27]=0;&quot;&quot;;&quot;&lt;Row&gt;&lt;PrereqTech&gt;TECH_&quot;&amp;UPPER([.I27])&amp;&quot;&lt;/PrereqTech&gt;&quot;&amp;REPT(&quot; &quot;;25-LEN([.I27]))&amp;&quot;&lt;TechType&gt;TECH_&quot;&amp;UPPER([.J28])&amp;&quot;&lt;/TechType&gt;&lt;/Row&gt;&quot;)">
            <text:p/>
          </table:table-cell>
          <table:table-cell/>
          <table:table-cell table:style-name="ce174" table:formula="of:=IF([.K27]=0;&quot;&quot;;&quot;&lt;Row&gt;&lt;PrereqTech&gt;TECH_&quot;&amp;UPPER([.K27])&amp;&quot;&lt;/PrereqTech&gt;&quot;&amp;REPT(&quot; &quot;;25-LEN([.K27]))&amp;&quot;&lt;TechType&gt;TECH_&quot;&amp;UPPER([.L28])&amp;&quot;&lt;/TechType&gt;&lt;/Row&gt;&quot;)" office:value-type="string" office:string-value="&lt;Row&gt;&lt;PrereqTech&gt;TECH_CURRENCY&lt;/PrereqTech&gt;                 &lt;TechType&gt;TECH_CIVIL_SERVICE&lt;/TechType&gt;&lt;/Row&gt;" calcext:value-type="string">
            <text:p>&lt;Row&gt;&lt;PrereqTech&gt;TECH_CURRENCY&lt;/PrereqTech&gt; <text:s text:c="16"/>&lt;TechType&gt;TECH_CIVIL_SERVICE&lt;/TechType&gt;&lt;/Row&gt;</text:p>
          </table:table-cell>
          <table:table-cell/>
          <table:table-cell table:style-name="ce174" table:formula="of:=IF([.M27]=0;&quot;&quot;;&quot;&lt;Row&gt;&lt;PrereqTech&gt;TECH_&quot;&amp;UPPER([.M27])&amp;&quot;&lt;/PrereqTech&gt;&quot;&amp;REPT(&quot; &quot;;25-LEN([.M27]))&amp;&quot;&lt;TechType&gt;TECH_&quot;&amp;UPPER([.N28])&amp;&quot;&lt;/TechType&gt;&lt;/Row&gt;&quot;)">
            <text:p/>
          </table:table-cell>
          <table:table-cell/>
          <table:table-cell table:style-name="ce174" table:formula="of:=IF([.O27]=0;&quot;&quot;;&quot;&lt;Row&gt;&lt;PrereqTech&gt;TECH_&quot;&amp;UPPER([.O27])&amp;&quot;&lt;/PrereqTech&gt;&quot;&amp;REPT(&quot; &quot;;25-LEN([.O27]))&amp;&quot;&lt;TechType&gt;TECH_&quot;&amp;UPPER([.P28])&amp;&quot;&lt;/TechType&gt;&lt;/Row&gt;&quot;)">
            <text:p/>
          </table:table-cell>
          <table:table-cell/>
          <table:table-cell table:style-name="ce174" table:formula="of:=IF([.Q27]=0;&quot;&quot;;&quot;&lt;Row&gt;&lt;PrereqTech&gt;TECH_&quot;&amp;UPPER([.Q27])&amp;&quot;&lt;/PrereqTech&gt;&quot;&amp;REPT(&quot; &quot;;25-LEN([.Q27]))&amp;&quot;&lt;TechType&gt;TECH_&quot;&amp;UPPER([.R28])&amp;&quot;&lt;/TechType&gt;&lt;/Row&gt;&quot;)">
            <text:p/>
          </table:table-cell>
          <table:table-cell/>
          <table:table-cell table:style-name="ce174" table:formula="of:=IF([.S27]=0;&quot;&quot;;&quot;&lt;Row&gt;&lt;PrereqTech&gt;TECH_&quot;&amp;UPPER([.S27])&amp;&quot;&lt;/PrereqTech&gt;&quot;&amp;REPT(&quot; &quot;;25-LEN([.S27]))&amp;&quot;&lt;TechType&gt;TECH_&quot;&amp;UPPER([.T28])&amp;&quot;&lt;/TechType&gt;&lt;/Row&gt;&quot;)">
            <text:p/>
          </table:table-cell>
          <table:table-cell/>
          <table:table-cell table:style-name="ce174" table:formula="of:=IF([.U27]=0;&quot;&quot;;&quot;&lt;Row&gt;&lt;PrereqTech&gt;TECH_&quot;&amp;UPPER([.U27])&amp;&quot;&lt;/PrereqTech&gt;&quot;&amp;REPT(&quot; &quot;;25-LEN([.U27]))&amp;&quot;&lt;TechType&gt;TECH_&quot;&amp;UPPER([.V28])&amp;&quot;&lt;/TechType&gt;&lt;/Row&gt;&quot;)">
            <text:p/>
          </table:table-cell>
          <table:table-cell/>
          <table:table-cell table:style-name="ce174" table:formula="of:=IF([.W27]=0;&quot;&quot;;&quot;&lt;Row&gt;&lt;PrereqTech&gt;TECH_&quot;&amp;UPPER([.W27])&amp;&quot;&lt;/PrereqTech&gt;&quot;&amp;REPT(&quot; &quot;;25-LEN([.W27]))&amp;&quot;&lt;TechType&gt;TECH_&quot;&amp;UPPER([.X28])&amp;&quot;&lt;/TechType&gt;&lt;/Row&gt;&quot;)" office:value-type="string" office:string-value="&lt;Row&gt;&lt;PrereqTech&gt;TECH_ELECTRICITY&lt;/PrereqTech&gt;              &lt;TechType&gt;TECH_REPLACEABLE_PARTS&lt;/TechType&gt;&lt;/Row&gt;" calcext:value-type="string">
            <text:p>&lt;Row&gt;&lt;PrereqTech&gt;TECH_ELECTRICITY&lt;/PrereqTech&gt; <text:s text:c="13"/>&lt;TechType&gt;TECH_REPLACEABLE_PARTS&lt;/TechType&gt;&lt;/Row&gt;</text:p>
          </table:table-cell>
          <table:table-cell/>
          <table:table-cell table:style-name="ce174" table:formula="of:=IF([.Y27]=0;&quot;&quot;;&quot;&lt;Row&gt;&lt;PrereqTech&gt;TECH_&quot;&amp;UPPER([.Y27])&amp;&quot;&lt;/PrereqTech&gt;&quot;&amp;REPT(&quot; &quot;;25-LEN([.Y27]))&amp;&quot;&lt;TechType&gt;TECH_&quot;&amp;UPPER([.Z28])&amp;&quot;&lt;/TechType&gt;&lt;/Row&gt;&quot;)">
            <text:p/>
          </table:table-cell>
          <table:table-cell/>
          <table:table-cell table:style-name="ce174" table:formula="of:=IF([.AA27]=0;&quot;&quot;;&quot;&lt;Row&gt;&lt;PrereqTech&gt;TECH_&quot;&amp;UPPER([.AA27])&amp;&quot;&lt;/PrereqTech&gt;&quot;&amp;REPT(&quot; &quot;;25-LEN([.AA27]))&amp;&quot;&lt;TechType&gt;TECH_&quot;&amp;UPPER([.AB28])&amp;&quot;&lt;/TechType&gt;&lt;/Row&gt;&quot;)">
            <text:p/>
          </table:table-cell>
          <table:table-cell/>
          <table:table-cell table:style-name="ce174" table:formula="of:=IF([.AC27]=0;&quot;&quot;;&quot;&lt;Row&gt;&lt;PrereqTech&gt;TECH_&quot;&amp;UPPER([.AC27])&amp;&quot;&lt;/PrereqTech&gt;&quot;&amp;REPT(&quot; &quot;;25-LEN([.AC27]))&amp;&quot;&lt;TechType&gt;TECH_&quot;&amp;UPPER([.AD28])&amp;&quot;&lt;/TechType&gt;&lt;/Row&gt;&quot;)">
            <text:p/>
          </table:table-cell>
          <table:table-cell/>
          <table:table-cell table:style-name="ce174" table:formula="of:=IF([.AE27]=0;&quot;&quot;;&quot;&lt;Row&gt;&lt;PrereqTech&gt;TECH_&quot;&amp;UPPER([.AE27])&amp;&quot;&lt;/PrereqTech&gt;&quot;&amp;REPT(&quot; &quot;;25-LEN([.AE27]))&amp;&quot;&lt;TechType&gt;TECH_&quot;&amp;UPPER([.AF28])&amp;&quot;&lt;/TechType&gt;&lt;/Row&gt;&quot;)" office:value-type="string" office:string-value="&lt;Row&gt;&lt;PrereqTech&gt;TECH_COMPUTERS&lt;/PrereqTech&gt;                &lt;TechType&gt;TECH_PARTICLE_PHYSICS&lt;/TechType&gt;&lt;/Row&gt;" calcext:value-type="string">
            <text:p>&lt;Row&gt;&lt;PrereqTech&gt;TECH_COMPUTERS&lt;/PrereqTech&gt; <text:s text:c="15"/>&lt;TechType&gt;TECH_PARTICLE_PHYSICS&lt;/TechType&gt;&lt;/Row&gt;</text:p>
          </table:table-cell>
          <table:table-cell/>
          <table:table-cell table:style-name="ce174" table:formula="of:=IF([.AG27]=0;&quot;&quot;;&quot;&lt;Row&gt;&lt;PrereqTech&gt;TECH_&quot;&amp;UPPER([.AG27])&amp;&quot;&lt;/PrereqTech&gt;&quot;&amp;REPT(&quot; &quot;;25-LEN([.AG27]))&amp;&quot;&lt;TechType&gt;TECH_&quot;&amp;UPPER([.AH28])&amp;&quot;&lt;/TechType&gt;&lt;/Row&gt;&quot;)">
            <text:p/>
          </table:table-cell>
          <table:table-cell/>
          <table:table-cell table:style-name="ce183" table:formula="of:=IF([.AI27]=0;&quot;&quot;;&quot;&lt;Row&gt;&lt;PrereqTech&gt;TECH_&quot;&amp;UPPER([.AI27])&amp;&quot;&lt;/PrereqTech&gt;&quot;&amp;REPT(&quot; &quot;;25-LEN([.AI27]))&amp;&quot;&lt;TechType&gt;TECH_&quot;&amp;UPPER([.AJ28])&amp;&quot;&lt;/TechType&gt;&lt;/Row&gt;&quot;)">
            <text:p/>
          </table:table-cell>
          <table:table-cell/>
          <table:table-cell table:style-name="ce178"/>
          <table:table-cell table:number-columns-repeated="5"/>
          <table:table-cell table:style-name="ce166" table:number-columns-repeated="2"/>
          <table:table-cell table:number-columns-repeated="22"/>
          <table:table-cell table:style-name="ce175" table:number-columns-repeated="2"/>
          <table:table-cell table:style-name="ce190"/>
          <table:table-cell table:style-name="ce191"/>
          <table:table-cell table:style-name="ce1" office:value-type="string" calcext:value-type="string">
            <text:p><text:s/></text:p>
          </table:table-cell>
          <table:table-cell table:number-columns-repeated="911"/>
        </table:table-row>
        <table:table-row table:style-name="ro3">
          <table:covered-table-cell table:style-name="ce83" office:value-type="float" office:value="5" calcext:value-type="float">
            <text:p>5</text:p>
          </table:covered-table-cell>
          <table:table-cell table:style-name="ce96"/>
          <table:table-cell table:style-name="ce113" office:value-type="string" calcext:value-type="string">
            <text:p>Agriculture</text:p>
          </table:table-cell>
          <table:table-cell table:style-name="ce132" office:value-type="string" calcext:value-type="string">
            <text:p>Animal_Husbandry</text:p>
          </table:table-cell>
          <table:table-cell table:style-name="ce113" office:value-type="string" calcext:value-type="string">
            <text:p>Animal_Husbandry</text:p>
          </table:table-cell>
          <table:table-cell table:style-name="ce132" office:value-type="string" calcext:value-type="string">
            <text:p>The_Wheel</text:p>
          </table:table-cell>
          <table:table-cell table:style-name="ce113" office:value-type="string" calcext:value-type="string">
            <text:p>The_Wheel</text:p>
          </table:table-cell>
          <table:table-cell table:style-name="ce132" office:value-type="string" calcext:value-type="string">
            <text:p>Horseback_Riding</text:p>
          </table:table-cell>
          <table:table-cell table:style-name="ce113"/>
          <table:table-cell table:style-name="ce132"/>
          <table:table-cell table:style-name="ce140"/>
          <table:table-cell table:style-name="ce142" office:value-type="string" calcext:value-type="string">
            <text:p>Civil_Service</text:p>
          </table:table-cell>
          <table:table-cell table:style-name="ce113" office:value-type="string" calcext:value-type="string">
            <text:p>Civil_Service</text:p>
          </table:table-cell>
          <table:table-cell table:style-name="ce132" office:value-type="string" calcext:value-type="string">
            <text:p>Chivalry</text:p>
          </table:table-cell>
          <table:table-cell table:style-name="ce113"/>
          <table:table-cell table:style-name="ce132"/>
          <table:table-cell table:style-name="ce113"/>
          <table:table-cell table:style-name="ce132"/>
          <table:table-cell table:style-name="ce113"/>
          <table:table-cell table:style-name="ce132" office:value-type="string" calcext:value-type="string">
            <text:p>Military_Science</text:p>
          </table:table-cell>
          <table:table-cell table:style-name="ce110"/>
          <table:table-cell table:style-name="ce129"/>
          <table:table-cell table:style-name="ce140"/>
          <table:table-cell table:style-name="ce142" office:value-type="string" calcext:value-type="string">
            <text:p>Replaceable_Parts</text:p>
          </table:table-cell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00"/>
          <table:table-cell table:style-name="ce119" office:value-type="string" calcext:value-type="string">
            <text:p>Particle_Physics</text:p>
          </table:table-cell>
          <table:table-cell table:style-name="ce110"/>
          <table:table-cell table:style-name="ce129"/>
          <table:table-cell table:style-name="ce110"/>
          <table:table-cell table:style-name="ce129" office:value-type="string" calcext:value-type="string">
            <text:p>Penicilin</text:p>
          </table:table-cell>
          <table:table-cell table:style-name="ce110"/>
          <table:table-cell/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formula="of:=[.DE49]" office:value-type="string" office:string-value="UPDATE Technologies SET GridX=16, Era='ERA_FUTURE' WHERE Type IN ('TECH_GLOBALIZATION', 'TECH_NANOTECHNOLOGY', 'TECH_ADVANCED_BALLISTICS', 'TECH_NUCLEAR_FUSION', 'TECH_STEALTH', 'none');" calcext:value-type="string">
            <text:p>UPDATE Technologies SET GridX=16, Era='ERA_FUTURE' WHERE Type IN ('TECH_GLOBALIZATION', 'TECH_NANOTECHNOLOGY', 'TECH_ADVANCED_BALLISTICS', 'TECH_NUCLEAR_FUSION', 'TECH_STEALTH', 'none');</text:p>
          </table:table-cell>
          <table:table-cell table:style-name="ce1" office:value-type="string" calcext:value-type="string">
            <text:p><text:s/></text:p>
          </table:table-cell>
          <table:table-cell table:style-name="ce178" table:formula="of:=IF([.C28]=0;&quot;&quot;;&quot;&lt;Row&gt;&lt;PrereqTech&gt;TECH_&quot;&amp;UPPER([.C28])&amp;&quot;&lt;/PrereqTech&gt;&quot;&amp;REPT(&quot; &quot;;25-LEN([.C28]))&amp;&quot;&lt;TechType&gt;TECH_&quot;&amp;UPPER([.D28])&amp;&quot;&lt;/TechType&gt;&lt;/Row&gt;&quot;)" office:value-type="string" office:string-value="&lt;Row&gt;&lt;PrereqTech&gt;TECH_AGRICULTURE&lt;/PrereqTech&gt;              &lt;TechType&gt;TECH_ANIMAL_HUSBANDRY&lt;/TechType&gt;&lt;/Row&gt;" calcext:value-type="string">
            <text:p>&lt;Row&gt;&lt;PrereqTech&gt;TECH_AGRICULTURE&lt;/PrereqTech&gt; <text:s text:c="13"/>&lt;TechType&gt;TECH_ANIMAL_HUSBANDRY&lt;/TechType&gt;&lt;/Row&gt;</text:p>
          </table:table-cell>
          <table:table-cell/>
          <table:table-cell table:style-name="ce174" table:formula="of:=IF([.E28]=0;&quot;&quot;;&quot;&lt;Row&gt;&lt;PrereqTech&gt;TECH_&quot;&amp;UPPER([.E28])&amp;&quot;&lt;/PrereqTech&gt;&quot;&amp;REPT(&quot; &quot;;25-LEN([.E28]))&amp;&quot;&lt;TechType&gt;TECH_&quot;&amp;UPPER([.F28])&amp;&quot;&lt;/TechType&gt;&lt;/Row&gt;&quot;)" office:value-type="string" office:string-value="&lt;Row&gt;&lt;PrereqTech&gt;TECH_ANIMAL_HUSBANDRY&lt;/PrereqTech&gt;         &lt;TechType&gt;TECH_THE_WHEEL&lt;/TechType&gt;&lt;/Row&gt;" calcext:value-type="string">
            <text:p>&lt;Row&gt;&lt;PrereqTech&gt;TECH_ANIMAL_HUSBANDRY&lt;/PrereqTech&gt; <text:s text:c="8"/>&lt;TechType&gt;TECH_THE_WHEEL&lt;/TechType&gt;&lt;/Row&gt;</text:p>
          </table:table-cell>
          <table:table-cell/>
          <table:table-cell table:style-name="ce174" table:formula="of:=IF([.G28]=0;&quot;&quot;;&quot;&lt;Row&gt;&lt;PrereqTech&gt;TECH_&quot;&amp;UPPER([.G28])&amp;&quot;&lt;/PrereqTech&gt;&quot;&amp;REPT(&quot; &quot;;25-LEN([.G28]))&amp;&quot;&lt;TechType&gt;TECH_&quot;&amp;UPPER([.H28])&amp;&quot;&lt;/TechType&gt;&lt;/Row&gt;&quot;)" office:value-type="string" office:string-value="&lt;Row&gt;&lt;PrereqTech&gt;TECH_THE_WHEEL&lt;/PrereqTech&gt;                &lt;TechType&gt;TECH_HORSEBACK_RIDING&lt;/TechType&gt;&lt;/Row&gt;" calcext:value-type="string">
            <text:p>&lt;Row&gt;&lt;PrereqTech&gt;TECH_THE_WHEEL&lt;/PrereqTech&gt; <text:s text:c="15"/>&lt;TechType&gt;TECH_HORSEBACK_RIDING&lt;/TechType&gt;&lt;/Row&gt;</text:p>
          </table:table-cell>
          <table:table-cell/>
          <table:table-cell table:style-name="ce174" table:formula="of:=IF([.I28]=0;&quot;&quot;;&quot;&lt;Row&gt;&lt;PrereqTech&gt;TECH_&quot;&amp;UPPER([.I28])&amp;&quot;&lt;/PrereqTech&gt;&quot;&amp;REPT(&quot; &quot;;25-LEN([.I28]))&amp;&quot;&lt;TechType&gt;TECH_&quot;&amp;UPPER([.J28])&amp;&quot;&lt;/TechType&gt;&lt;/Row&gt;&quot;)">
            <text:p/>
          </table:table-cell>
          <table:table-cell/>
          <table:table-cell table:style-name="ce174" table:formula="of:=IF([.K28]=0;&quot;&quot;;&quot;&lt;Row&gt;&lt;PrereqTech&gt;TECH_&quot;&amp;UPPER([.K28])&amp;&quot;&lt;/PrereqTech&gt;&quot;&amp;REPT(&quot; &quot;;25-LEN([.K28]))&amp;&quot;&lt;TechType&gt;TECH_&quot;&amp;UPPER([.L28])&amp;&quot;&lt;/TechType&gt;&lt;/Row&gt;&quot;)">
            <text:p/>
          </table:table-cell>
          <table:table-cell/>
          <table:table-cell table:style-name="ce174" table:formula="of:=IF([.M28]=0;&quot;&quot;;&quot;&lt;Row&gt;&lt;PrereqTech&gt;TECH_&quot;&amp;UPPER([.M28])&amp;&quot;&lt;/PrereqTech&gt;&quot;&amp;REPT(&quot; &quot;;25-LEN([.M28]))&amp;&quot;&lt;TechType&gt;TECH_&quot;&amp;UPPER([.N28])&amp;&quot;&lt;/TechType&gt;&lt;/Row&gt;&quot;)" office:value-type="string" office:string-value="&lt;Row&gt;&lt;PrereqTech&gt;TECH_CIVIL_SERVICE&lt;/PrereqTech&gt;            &lt;TechType&gt;TECH_CHIVALRY&lt;/TechType&gt;&lt;/Row&gt;" calcext:value-type="string">
            <text:p>&lt;Row&gt;&lt;PrereqTech&gt;TECH_CIVIL_SERVICE&lt;/PrereqTech&gt; <text:s text:c="11"/>&lt;TechType&gt;TECH_CHIVALRY&lt;/TechType&gt;&lt;/Row&gt;</text:p>
          </table:table-cell>
          <table:table-cell/>
          <table:table-cell table:style-name="ce174" table:formula="of:=IF([.O28]=0;&quot;&quot;;&quot;&lt;Row&gt;&lt;PrereqTech&gt;TECH_&quot;&amp;UPPER([.O28])&amp;&quot;&lt;/PrereqTech&gt;&quot;&amp;REPT(&quot; &quot;;25-LEN([.O28]))&amp;&quot;&lt;TechType&gt;TECH_&quot;&amp;UPPER([.P28])&amp;&quot;&lt;/TechType&gt;&lt;/Row&gt;&quot;)">
            <text:p/>
          </table:table-cell>
          <table:table-cell/>
          <table:table-cell table:style-name="ce174" table:formula="of:=IF([.Q28]=0;&quot;&quot;;&quot;&lt;Row&gt;&lt;PrereqTech&gt;TECH_&quot;&amp;UPPER([.Q28])&amp;&quot;&lt;/PrereqTech&gt;&quot;&amp;REPT(&quot; &quot;;25-LEN([.Q28]))&amp;&quot;&lt;TechType&gt;TECH_&quot;&amp;UPPER([.R28])&amp;&quot;&lt;/TechType&gt;&lt;/Row&gt;&quot;)">
            <text:p/>
          </table:table-cell>
          <table:table-cell/>
          <table:table-cell table:style-name="ce174" table:formula="of:=IF([.S28]=0;&quot;&quot;;&quot;&lt;Row&gt;&lt;PrereqTech&gt;TECH_&quot;&amp;UPPER([.S28])&amp;&quot;&lt;/PrereqTech&gt;&quot;&amp;REPT(&quot; &quot;;25-LEN([.S28]))&amp;&quot;&lt;TechType&gt;TECH_&quot;&amp;UPPER([.T28])&amp;&quot;&lt;/TechType&gt;&lt;/Row&gt;&quot;)">
            <text:p/>
          </table:table-cell>
          <table:table-cell/>
          <table:table-cell table:style-name="ce174" table:formula="of:=IF([.U28]=0;&quot;&quot;;&quot;&lt;Row&gt;&lt;PrereqTech&gt;TECH_&quot;&amp;UPPER([.U28])&amp;&quot;&lt;/PrereqTech&gt;&quot;&amp;REPT(&quot; &quot;;25-LEN([.U28]))&amp;&quot;&lt;TechType&gt;TECH_&quot;&amp;UPPER([.V28])&amp;&quot;&lt;/TechType&gt;&lt;/Row&gt;&quot;)">
            <text:p/>
          </table:table-cell>
          <table:table-cell/>
          <table:table-cell table:style-name="ce174" table:formula="of:=IF([.W28]=0;&quot;&quot;;&quot;&lt;Row&gt;&lt;PrereqTech&gt;TECH_&quot;&amp;UPPER([.W28])&amp;&quot;&lt;/PrereqTech&gt;&quot;&amp;REPT(&quot; &quot;;25-LEN([.W28]))&amp;&quot;&lt;TechType&gt;TECH_&quot;&amp;UPPER([.X28])&amp;&quot;&lt;/TechType&gt;&lt;/Row&gt;&quot;)">
            <text:p/>
          </table:table-cell>
          <table:table-cell/>
          <table:table-cell table:style-name="ce174" table:formula="of:=IF([.Y28]=0;&quot;&quot;;&quot;&lt;Row&gt;&lt;PrereqTech&gt;TECH_&quot;&amp;UPPER([.Y28])&amp;&quot;&lt;/PrereqTech&gt;&quot;&amp;REPT(&quot; &quot;;25-LEN([.Y28]))&amp;&quot;&lt;TechType&gt;TECH_&quot;&amp;UPPER([.Z28])&amp;&quot;&lt;/TechType&gt;&lt;/Row&gt;&quot;)">
            <text:p/>
          </table:table-cell>
          <table:table-cell/>
          <table:table-cell table:style-name="ce174" table:formula="of:=IF([.AA28]=0;&quot;&quot;;&quot;&lt;Row&gt;&lt;PrereqTech&gt;TECH_&quot;&amp;UPPER([.AA28])&amp;&quot;&lt;/PrereqTech&gt;&quot;&amp;REPT(&quot; &quot;;25-LEN([.AA28]))&amp;&quot;&lt;TechType&gt;TECH_&quot;&amp;UPPER([.AB28])&amp;&quot;&lt;/TechType&gt;&lt;/Row&gt;&quot;)">
            <text:p/>
          </table:table-cell>
          <table:table-cell/>
          <table:table-cell table:style-name="ce174" table:formula="of:=IF([.AC28]=0;&quot;&quot;;&quot;&lt;Row&gt;&lt;PrereqTech&gt;TECH_&quot;&amp;UPPER([.AC28])&amp;&quot;&lt;/PrereqTech&gt;&quot;&amp;REPT(&quot; &quot;;25-LEN([.AC28]))&amp;&quot;&lt;TechType&gt;TECH_&quot;&amp;UPPER([.AD28])&amp;&quot;&lt;/TechType&gt;&lt;/Row&gt;&quot;)">
            <text:p/>
          </table:table-cell>
          <table:table-cell/>
          <table:table-cell table:style-name="ce174" table:formula="of:=IF([.AE28]=0;&quot;&quot;;&quot;&lt;Row&gt;&lt;PrereqTech&gt;TECH_&quot;&amp;UPPER([.AE28])&amp;&quot;&lt;/PrereqTech&gt;&quot;&amp;REPT(&quot; &quot;;25-LEN([.AE28]))&amp;&quot;&lt;TechType&gt;TECH_&quot;&amp;UPPER([.AF28])&amp;&quot;&lt;/TechType&gt;&lt;/Row&gt;&quot;)">
            <text:p/>
          </table:table-cell>
          <table:table-cell/>
          <table:table-cell table:style-name="ce174" table:formula="of:=IF([.AG28]=0;&quot;&quot;;&quot;&lt;Row&gt;&lt;PrereqTech&gt;TECH_&quot;&amp;UPPER([.AG28])&amp;&quot;&lt;/PrereqTech&gt;&quot;&amp;REPT(&quot; &quot;;25-LEN([.AG28]))&amp;&quot;&lt;TechType&gt;TECH_&quot;&amp;UPPER([.AH28])&amp;&quot;&lt;/TechType&gt;&lt;/Row&gt;&quot;)">
            <text:p/>
          </table:table-cell>
          <table:table-cell/>
          <table:table-cell table:style-name="ce183" table:formula="of:=IF([.AI28]=0;&quot;&quot;;&quot;&lt;Row&gt;&lt;PrereqTech&gt;TECH_&quot;&amp;UPPER([.AI28])&amp;&quot;&lt;/PrereqTech&gt;&quot;&amp;REPT(&quot; &quot;;25-LEN([.AI28]))&amp;&quot;&lt;TechType&gt;TECH_&quot;&amp;UPPER([.AJ28])&amp;&quot;&lt;/TechType&gt;&lt;/Row&gt;&quot;)">
            <text:p/>
          </table:table-cell>
          <table:table-cell/>
          <table:table-cell table:style-name="ce178" table:formula="of:=IF([.D28]=0;&quot;&quot;;&quot;'TECH_&quot;&amp;UPPER([.D28])&amp;&quot;', &quot;)" office:value-type="string" office:string-value="'TECH_ANIMAL_HUSBANDRY', " calcext:value-type="string">
            <text:p>'TECH_ANIMAL_HUSBANDRY', </text:p>
          </table:table-cell>
          <table:table-cell table:style-name="ce174"/>
          <table:table-cell table:style-name="ce174" table:formula="of:=IF([.F28]=0;&quot;&quot;;&quot;'TECH_&quot;&amp;UPPER([.F28])&amp;&quot;', &quot;)" office:value-type="string" office:string-value="'TECH_THE_WHEEL', " calcext:value-type="string">
            <text:p>'TECH_THE_WHEEL', </text:p>
          </table:table-cell>
          <table:table-cell table:style-name="ce174"/>
          <table:table-cell table:style-name="ce174" table:formula="of:=IF([.H28]=0;&quot;&quot;;&quot;'TECH_&quot;&amp;UPPER([.H28])&amp;&quot;', &quot;)" office:value-type="string" office:string-value="'TECH_HORSEBACK_RIDING', " calcext:value-type="string">
            <text:p>'TECH_HORSEBACK_RIDING', </text:p>
          </table:table-cell>
          <table:table-cell table:style-name="ce174"/>
          <table:table-cell table:style-name="ce174" table:formula="of:=IF([.J28]=0;&quot;&quot;;&quot;'TECH_&quot;&amp;UPPER([.J28])&amp;&quot;', &quot;)">
            <text:p/>
          </table:table-cell>
          <table:table-cell table:style-name="ce174"/>
          <table:table-cell table:style-name="ce174" table:formula="of:=IF([.L28]=0;&quot;&quot;;&quot;'TECH_&quot;&amp;UPPER([.L28])&amp;&quot;', &quot;)" office:value-type="string" office:string-value="'TECH_CIVIL_SERVICE', " calcext:value-type="string">
            <text:p>'TECH_CIVIL_SERVICE', </text:p>
          </table:table-cell>
          <table:table-cell table:style-name="ce174"/>
          <table:table-cell table:style-name="ce174" table:formula="of:=IF([.N28]=0;&quot;&quot;;&quot;'TECH_&quot;&amp;UPPER([.N28])&amp;&quot;', &quot;)" office:value-type="string" office:string-value="'TECH_CHIVALRY', " calcext:value-type="string">
            <text:p>'TECH_CHIVALRY', </text:p>
          </table:table-cell>
          <table:table-cell table:style-name="ce174"/>
          <table:table-cell table:style-name="ce174" table:formula="of:=IF([.P28]=0;&quot;&quot;;&quot;'TECH_&quot;&amp;UPPER([.P28])&amp;&quot;', &quot;)">
            <text:p/>
          </table:table-cell>
          <table:table-cell table:style-name="ce174"/>
          <table:table-cell table:style-name="ce174" table:formula="of:=IF([.R28]=0;&quot;&quot;;&quot;'TECH_&quot;&amp;UPPER([.R28])&amp;&quot;', &quot;)">
            <text:p/>
          </table:table-cell>
          <table:table-cell table:style-name="ce174"/>
          <table:table-cell table:style-name="ce174" table:formula="of:=IF([.T28]=0;&quot;&quot;;&quot;'TECH_&quot;&amp;UPPER([.T28])&amp;&quot;', &quot;)" office:value-type="string" office:string-value="'TECH_MILITARY_SCIENCE', " calcext:value-type="string">
            <text:p>'TECH_MILITARY_SCIENCE', </text:p>
          </table:table-cell>
          <table:table-cell table:style-name="ce174"/>
          <table:table-cell table:style-name="ce174" table:formula="of:=IF([.V28]=0;&quot;&quot;;&quot;'TECH_&quot;&amp;UPPER([.V28])&amp;&quot;', &quot;)">
            <text:p/>
          </table:table-cell>
          <table:table-cell table:style-name="ce174"/>
          <table:table-cell table:style-name="ce174" table:formula="of:=IF([.X28]=0;&quot;&quot;;&quot;'TECH_&quot;&amp;UPPER([.X28])&amp;&quot;', &quot;)" office:value-type="string" office:string-value="'TECH_REPLACEABLE_PARTS', " calcext:value-type="string">
            <text:p>'TECH_REPLACEABLE_PARTS', </text:p>
          </table:table-cell>
          <table:table-cell table:style-name="ce174"/>
          <table:table-cell table:style-name="ce174" table:formula="of:=IF([.Z28]=0;&quot;&quot;;&quot;'TECH_&quot;&amp;UPPER([.Z28])&amp;&quot;', &quot;)">
            <text:p/>
          </table:table-cell>
          <table:table-cell table:style-name="ce174"/>
          <table:table-cell table:style-name="ce174" table:formula="of:=IF([.AB28]=0;&quot;&quot;;&quot;'TECH_&quot;&amp;UPPER([.AB28])&amp;&quot;', &quot;)">
            <text:p/>
          </table:table-cell>
          <table:table-cell table:style-name="ce174"/>
          <table:table-cell table:style-name="ce174" table:formula="of:=IF([.AD28]=0;&quot;&quot;;&quot;'TECH_&quot;&amp;UPPER([.AD28])&amp;&quot;', &quot;)">
            <text:p/>
          </table:table-cell>
          <table:table-cell table:style-name="ce174"/>
          <table:table-cell table:style-name="ce174" table:formula="of:=IF([.AF28]=0;&quot;&quot;;&quot;'TECH_&quot;&amp;UPPER([.AF28])&amp;&quot;', &quot;)" office:value-type="string" office:string-value="'TECH_PARTICLE_PHYSICS', " calcext:value-type="string">
            <text:p>'TECH_PARTICLE_PHYSICS', </text:p>
          </table:table-cell>
          <table:table-cell table:style-name="ce174"/>
          <table:table-cell table:style-name="ce174" table:formula="of:=IF([.AH28]=0;&quot;&quot;;&quot;'TECH_&quot;&amp;UPPER([.AH28])&amp;&quot;', &quot;)">
            <text:p/>
          </table:table-cell>
          <table:table-cell table:style-name="ce175"/>
          <table:table-cell table:style-name="ce183" table:formula="of:=IF([.AJ28]=0;&quot;&quot;;&quot;'TECH_&quot;&amp;UPPER([.AJ28])&amp;&quot;', &quot;)" office:value-type="string" office:string-value="'TECH_PENICILIN', " calcext:value-type="string">
            <text:p>'TECH_PENICILIN', </text:p>
          </table:table-cell>
          <table:table-cell table:style-name="ce191" table:formula="of:=&quot;UPDATE Technologies SET GridY=&quot;&amp;[.A28]&amp;&quot; WHERE Type IN (&quot;&amp;[.CA28]&amp;[.CC28]&amp;[.CE28]&amp;[.CG28]&amp;[.CI28]&amp;[.CK28]&amp;[.CM28]&amp;[.CO28]&amp;[.CQ28]&amp;[.CS28]&amp;[.CU28]&amp;[.CW28]&amp;[.CY28]&amp;[.DA28]&amp;[.DC28]&amp;[.DE28]&amp;[.DG28]&amp;&quot;'none');&quot;" office:value-type="string" office:string-value="UPDATE Technologies SET GridY=5 WHERE Type IN ('TECH_ANIMAL_HUSBANDRY', 'TECH_THE_WHEEL', 'TECH_HORSEBACK_RIDING', 'TECH_CIVIL_SERVICE', 'TECH_CHIVALRY', 'TECH_MILITARY_SCIENCE', 'TECH_REPLACEABLE_PARTS', 'TECH_PARTICLE_PHYSICS', 'TECH_PENICILIN', 'none');" calcext:value-type="string">
            <text:p>UPDATE Technologies SET GridY=5 WHERE Type IN ('TECH_ANIMAL_HUSBANDRY', 'TECH_THE_WHEEL', 'TECH_HORSEBACK_RIDING', 'TECH_CIVIL_SERVICE', 'TECH_CHIVALRY', 'TECH_MILITARY_SCIENCE', 'TECH_REPLACEABLE_PARTS', 'TECH_PARTICLE_PHYSICS', 'TECH_PENICILIN', 'none');</text:p>
          </table:table-cell>
          <table:table-cell table:style-name="ce1" office:value-type="string" calcext:value-type="string">
            <text:p><text:s/></text:p>
          </table:table-cell>
          <table:table-cell table:number-columns-repeated="911"/>
        </table:table-row>
        <table:table-row table:style-name="ro3">
          <table:covered-table-cell table:style-name="ce83"/>
          <table:table-cell table:style-name="ce96"/>
          <table:table-cell table:style-name="ce113"/>
          <table:table-cell table:style-name="ce132"/>
          <table:table-cell table:style-name="ce113"/>
          <table:table-cell table:style-name="ce132"/>
          <table:table-cell table:style-name="ce113"/>
          <table:table-cell table:style-name="ce132"/>
          <table:table-cell table:style-name="ce113"/>
          <table:table-cell table:style-name="ce132"/>
          <table:table-cell table:style-name="ce140" office:value-type="string" calcext:value-type="string">
            <text:p>Engineering</text:p>
          </table:table-cell>
          <table:table-cell table:style-name="ce142"/>
          <table:table-cell table:style-name="ce113"/>
          <table:table-cell table:style-name="ce132"/>
          <table:table-cell table:style-name="ce113"/>
          <table:table-cell table:style-name="ce132"/>
          <table:table-cell table:style-name="ce113"/>
          <table:table-cell table:style-name="ce132"/>
          <table:table-cell table:style-name="ce113" office:value-type="string" calcext:value-type="string">
            <text:p>Metallurgy</text:p>
          </table:table-cell>
          <table:table-cell table:style-name="ce132"/>
          <table:table-cell table:style-name="ce110"/>
          <table:table-cell table:style-name="ce129"/>
          <table:table-cell table:style-name="ce140" office:value-type="string" calcext:value-type="string">
            <text:p>Industrialization</text:p>
          </table:table-cell>
          <table:table-cell table:style-name="ce142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00" office:value-type="string" calcext:value-type="string">
            <text:p>Nuclear_Fission</text:p>
          </table:table-cell>
          <table:table-cell table:style-name="ce11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/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formula="of:=[.DG49]" office:value-type="string" office:string-value="UPDATE Technologies SET GridX=17, Era='ERA_FUTURE' WHERE Type IN ('TECH_BALLISTICS', 'TECH_TELECOM', 'TECH_FUTURE_TECH', 'TECH_PENICILIN', 'TECH_MOBILE_TACTICS', 'TECH_RADAR', 'none');" calcext:value-type="string">
            <text:p>UPDATE Technologies SET GridX=17, Era='ERA_FUTURE' WHERE Type IN ('TECH_BALLISTICS', 'TECH_TELECOM', 'TECH_FUTURE_TECH', 'TECH_PENICILIN', 'TECH_MOBILE_TACTICS', 'TECH_RADAR', 'none');</text:p>
          </table:table-cell>
          <table:table-cell table:style-name="ce1" office:value-type="string" calcext:value-type="string">
            <text:p><text:s/></text:p>
          </table:table-cell>
          <table:table-cell table:style-name="ce178" table:formula="of:=IF([.C29]=0;&quot;&quot;;&quot;&lt;Row&gt;&lt;PrereqTech&gt;TECH_&quot;&amp;UPPER([.C29])&amp;&quot;&lt;/PrereqTech&gt;&quot;&amp;REPT(&quot; &quot;;25-LEN([.C29]))&amp;&quot;&lt;TechType&gt;TECH_&quot;&amp;UPPER([.D28])&amp;&quot;&lt;/TechType&gt;&lt;/Row&gt;&quot;)">
            <text:p/>
          </table:table-cell>
          <table:table-cell/>
          <table:table-cell table:style-name="ce174" table:formula="of:=IF([.E29]=0;&quot;&quot;;&quot;&lt;Row&gt;&lt;PrereqTech&gt;TECH_&quot;&amp;UPPER([.E29])&amp;&quot;&lt;/PrereqTech&gt;&quot;&amp;REPT(&quot; &quot;;25-LEN([.E29]))&amp;&quot;&lt;TechType&gt;TECH_&quot;&amp;UPPER([.F28])&amp;&quot;&lt;/TechType&gt;&lt;/Row&gt;&quot;)">
            <text:p/>
          </table:table-cell>
          <table:table-cell/>
          <table:table-cell table:style-name="ce174" table:formula="of:=IF([.G29]=0;&quot;&quot;;&quot;&lt;Row&gt;&lt;PrereqTech&gt;TECH_&quot;&amp;UPPER([.G29])&amp;&quot;&lt;/PrereqTech&gt;&quot;&amp;REPT(&quot; &quot;;25-LEN([.G29]))&amp;&quot;&lt;TechType&gt;TECH_&quot;&amp;UPPER([.H28])&amp;&quot;&lt;/TechType&gt;&lt;/Row&gt;&quot;)">
            <text:p/>
          </table:table-cell>
          <table:table-cell/>
          <table:table-cell table:style-name="ce174" table:formula="of:=IF([.I29]=0;&quot;&quot;;&quot;&lt;Row&gt;&lt;PrereqTech&gt;TECH_&quot;&amp;UPPER([.I29])&amp;&quot;&lt;/PrereqTech&gt;&quot;&amp;REPT(&quot; &quot;;25-LEN([.I29]))&amp;&quot;&lt;TechType&gt;TECH_&quot;&amp;UPPER([.J28])&amp;&quot;&lt;/TechType&gt;&lt;/Row&gt;&quot;)">
            <text:p/>
          </table:table-cell>
          <table:table-cell/>
          <table:table-cell table:style-name="ce174" table:formula="of:=IF([.K29]=0;&quot;&quot;;&quot;&lt;Row&gt;&lt;PrereqTech&gt;TECH_&quot;&amp;UPPER([.K29])&amp;&quot;&lt;/PrereqTech&gt;&quot;&amp;REPT(&quot; &quot;;25-LEN([.K29]))&amp;&quot;&lt;TechType&gt;TECH_&quot;&amp;UPPER([.L28])&amp;&quot;&lt;/TechType&gt;&lt;/Row&gt;&quot;)" office:value-type="string" office:string-value="&lt;Row&gt;&lt;PrereqTech&gt;TECH_ENGINEERING&lt;/PrereqTech&gt;              &lt;TechType&gt;TECH_CIVIL_SERVICE&lt;/TechType&gt;&lt;/Row&gt;" calcext:value-type="string">
            <text:p>&lt;Row&gt;&lt;PrereqTech&gt;TECH_ENGINEERING&lt;/PrereqTech&gt; <text:s text:c="13"/>&lt;TechType&gt;TECH_CIVIL_SERVICE&lt;/TechType&gt;&lt;/Row&gt;</text:p>
          </table:table-cell>
          <table:table-cell/>
          <table:table-cell table:style-name="ce174" table:formula="of:=IF([.M29]=0;&quot;&quot;;&quot;&lt;Row&gt;&lt;PrereqTech&gt;TECH_&quot;&amp;UPPER([.M29])&amp;&quot;&lt;/PrereqTech&gt;&quot;&amp;REPT(&quot; &quot;;25-LEN([.M29]))&amp;&quot;&lt;TechType&gt;TECH_&quot;&amp;UPPER([.N28])&amp;&quot;&lt;/TechType&gt;&lt;/Row&gt;&quot;)">
            <text:p/>
          </table:table-cell>
          <table:table-cell/>
          <table:table-cell table:style-name="ce174" table:formula="of:=IF([.O29]=0;&quot;&quot;;&quot;&lt;Row&gt;&lt;PrereqTech&gt;TECH_&quot;&amp;UPPER([.O29])&amp;&quot;&lt;/PrereqTech&gt;&quot;&amp;REPT(&quot; &quot;;25-LEN([.O29]))&amp;&quot;&lt;TechType&gt;TECH_&quot;&amp;UPPER([.P28])&amp;&quot;&lt;/TechType&gt;&lt;/Row&gt;&quot;)">
            <text:p/>
          </table:table-cell>
          <table:table-cell/>
          <table:table-cell table:style-name="ce174" table:formula="of:=IF([.Q29]=0;&quot;&quot;;&quot;&lt;Row&gt;&lt;PrereqTech&gt;TECH_&quot;&amp;UPPER([.Q29])&amp;&quot;&lt;/PrereqTech&gt;&quot;&amp;REPT(&quot; &quot;;25-LEN([.Q29]))&amp;&quot;&lt;TechType&gt;TECH_&quot;&amp;UPPER([.R28])&amp;&quot;&lt;/TechType&gt;&lt;/Row&gt;&quot;)">
            <text:p/>
          </table:table-cell>
          <table:table-cell/>
          <table:table-cell table:style-name="ce174" table:formula="of:=IF([.S29]=0;&quot;&quot;;&quot;&lt;Row&gt;&lt;PrereqTech&gt;TECH_&quot;&amp;UPPER([.S29])&amp;&quot;&lt;/PrereqTech&gt;&quot;&amp;REPT(&quot; &quot;;25-LEN([.S29]))&amp;&quot;&lt;TechType&gt;TECH_&quot;&amp;UPPER([.T28])&amp;&quot;&lt;/TechType&gt;&lt;/Row&gt;&quot;)" office:value-type="string" office:string-value="&lt;Row&gt;&lt;PrereqTech&gt;TECH_METALLURGY&lt;/PrereqTech&gt;               &lt;TechType&gt;TECH_MILITARY_SCIENCE&lt;/TechType&gt;&lt;/Row&gt;" calcext:value-type="string">
            <text:p>&lt;Row&gt;&lt;PrereqTech&gt;TECH_METALLURGY&lt;/PrereqTech&gt; <text:s text:c="14"/>&lt;TechType&gt;TECH_MILITARY_SCIENCE&lt;/TechType&gt;&lt;/Row&gt;</text:p>
          </table:table-cell>
          <table:table-cell/>
          <table:table-cell table:style-name="ce174" table:formula="of:=IF([.U29]=0;&quot;&quot;;&quot;&lt;Row&gt;&lt;PrereqTech&gt;TECH_&quot;&amp;UPPER([.U29])&amp;&quot;&lt;/PrereqTech&gt;&quot;&amp;REPT(&quot; &quot;;25-LEN([.U29]))&amp;&quot;&lt;TechType&gt;TECH_&quot;&amp;UPPER([.V28])&amp;&quot;&lt;/TechType&gt;&lt;/Row&gt;&quot;)">
            <text:p/>
          </table:table-cell>
          <table:table-cell/>
          <table:table-cell table:style-name="ce174" table:formula="of:=IF([.W29]=0;&quot;&quot;;&quot;&lt;Row&gt;&lt;PrereqTech&gt;TECH_&quot;&amp;UPPER([.W29])&amp;&quot;&lt;/PrereqTech&gt;&quot;&amp;REPT(&quot; &quot;;25-LEN([.W29]))&amp;&quot;&lt;TechType&gt;TECH_&quot;&amp;UPPER([.X28])&amp;&quot;&lt;/TechType&gt;&lt;/Row&gt;&quot;)" office:value-type="string" office:string-value="&lt;Row&gt;&lt;PrereqTech&gt;TECH_INDUSTRIALIZATION&lt;/PrereqTech&gt;        &lt;TechType&gt;TECH_REPLACEABLE_PARTS&lt;/TechType&gt;&lt;/Row&gt;" calcext:value-type="string">
            <text:p>&lt;Row&gt;&lt;PrereqTech&gt;TECH_INDUSTRIALIZATION&lt;/PrereqTech&gt; <text:s text:c="7"/>&lt;TechType&gt;TECH_REPLACEABLE_PARTS&lt;/TechType&gt;&lt;/Row&gt;</text:p>
          </table:table-cell>
          <table:table-cell/>
          <table:table-cell table:style-name="ce174" table:formula="of:=IF([.Y29]=0;&quot;&quot;;&quot;&lt;Row&gt;&lt;PrereqTech&gt;TECH_&quot;&amp;UPPER([.Y29])&amp;&quot;&lt;/PrereqTech&gt;&quot;&amp;REPT(&quot; &quot;;25-LEN([.Y29]))&amp;&quot;&lt;TechType&gt;TECH_&quot;&amp;UPPER([.Z28])&amp;&quot;&lt;/TechType&gt;&lt;/Row&gt;&quot;)">
            <text:p/>
          </table:table-cell>
          <table:table-cell/>
          <table:table-cell table:style-name="ce174" table:formula="of:=IF([.AA29]=0;&quot;&quot;;&quot;&lt;Row&gt;&lt;PrereqTech&gt;TECH_&quot;&amp;UPPER([.AA29])&amp;&quot;&lt;/PrereqTech&gt;&quot;&amp;REPT(&quot; &quot;;25-LEN([.AA29]))&amp;&quot;&lt;TechType&gt;TECH_&quot;&amp;UPPER([.AB28])&amp;&quot;&lt;/TechType&gt;&lt;/Row&gt;&quot;)">
            <text:p/>
          </table:table-cell>
          <table:table-cell/>
          <table:table-cell table:style-name="ce174" table:formula="of:=IF([.AC29]=0;&quot;&quot;;&quot;&lt;Row&gt;&lt;PrereqTech&gt;TECH_&quot;&amp;UPPER([.AC29])&amp;&quot;&lt;/PrereqTech&gt;&quot;&amp;REPT(&quot; &quot;;25-LEN([.AC29]))&amp;&quot;&lt;TechType&gt;TECH_&quot;&amp;UPPER([.AD28])&amp;&quot;&lt;/TechType&gt;&lt;/Row&gt;&quot;)">
            <text:p/>
          </table:table-cell>
          <table:table-cell/>
          <table:table-cell table:style-name="ce174" table:formula="of:=IF([.AE29]=0;&quot;&quot;;&quot;&lt;Row&gt;&lt;PrereqTech&gt;TECH_&quot;&amp;UPPER([.AE29])&amp;&quot;&lt;/PrereqTech&gt;&quot;&amp;REPT(&quot; &quot;;25-LEN([.AE29]))&amp;&quot;&lt;TechType&gt;TECH_&quot;&amp;UPPER([.AF28])&amp;&quot;&lt;/TechType&gt;&lt;/Row&gt;&quot;)" office:value-type="string" office:string-value="&lt;Row&gt;&lt;PrereqTech&gt;TECH_NUCLEAR_FISSION&lt;/PrereqTech&gt;          &lt;TechType&gt;TECH_PARTICLE_PHYSICS&lt;/TechType&gt;&lt;/Row&gt;" calcext:value-type="string">
            <text:p>&lt;Row&gt;&lt;PrereqTech&gt;TECH_NUCLEAR_FISSION&lt;/PrereqTech&gt; <text:s text:c="9"/>&lt;TechType&gt;TECH_PARTICLE_PHYSICS&lt;/TechType&gt;&lt;/Row&gt;</text:p>
          </table:table-cell>
          <table:table-cell/>
          <table:table-cell table:style-name="ce174" table:formula="of:=IF([.AG29]=0;&quot;&quot;;&quot;&lt;Row&gt;&lt;PrereqTech&gt;TECH_&quot;&amp;UPPER([.AG29])&amp;&quot;&lt;/PrereqTech&gt;&quot;&amp;REPT(&quot; &quot;;25-LEN([.AG29]))&amp;&quot;&lt;TechType&gt;TECH_&quot;&amp;UPPER([.AH28])&amp;&quot;&lt;/TechType&gt;&lt;/Row&gt;&quot;)">
            <text:p/>
          </table:table-cell>
          <table:table-cell/>
          <table:table-cell table:style-name="ce183" table:formula="of:=IF([.AI29]=0;&quot;&quot;;&quot;&lt;Row&gt;&lt;PrereqTech&gt;TECH_&quot;&amp;UPPER([.AI29])&amp;&quot;&lt;/PrereqTech&gt;&quot;&amp;REPT(&quot; &quot;;25-LEN([.AI29]))&amp;&quot;&lt;TechType&gt;TECH_&quot;&amp;UPPER([.AJ28])&amp;&quot;&lt;/TechType&gt;&lt;/Row&gt;&quot;)">
            <text:p/>
          </table:table-cell>
          <table:table-cell/>
          <table:table-cell table:style-name="ce178"/>
          <table:table-cell table:number-columns-repeated="5"/>
          <table:table-cell table:style-name="ce166" table:number-columns-repeated="2"/>
          <table:table-cell table:number-columns-repeated="22"/>
          <table:table-cell table:style-name="ce175" table:number-columns-repeated="2"/>
          <table:table-cell table:style-name="ce190"/>
          <table:table-cell table:style-name="ce191"/>
          <table:table-cell table:style-name="ce1" office:value-type="string" calcext:value-type="string">
            <text:p><text:s/></text:p>
          </table:table-cell>
          <table:table-cell table:number-columns-repeated="911"/>
        </table:table-row>
        <table:table-row table:style-name="ro3">
          <table:covered-table-cell table:style-name="ce83"/>
          <table:table-cell table:style-name="ce96"/>
          <table:table-cell table:style-name="ce114"/>
          <table:table-cell table:style-name="ce133"/>
          <table:table-cell table:style-name="ce114"/>
          <table:table-cell table:style-name="ce133"/>
          <table:table-cell table:style-name="ce114"/>
          <table:table-cell table:style-name="ce133"/>
          <table:table-cell table:style-name="ce114"/>
          <table:table-cell table:style-name="ce133"/>
          <table:table-cell table:style-name="ce146"/>
          <table:table-cell table:style-name="ce145"/>
          <table:table-cell table:style-name="ce114"/>
          <table:table-cell table:style-name="ce133"/>
          <table:table-cell table:style-name="ce143"/>
          <table:table-cell table:style-name="ce133"/>
          <table:table-cell table:style-name="ce114"/>
          <table:table-cell table:style-name="ce133"/>
          <table:table-cell table:style-name="ce114"/>
          <table:table-cell table:style-name="ce133"/>
          <table:table-cell table:style-name="ce111"/>
          <table:table-cell table:style-name="ce130"/>
          <table:table-cell table:style-name="ce146"/>
          <table:table-cell table:style-name="ce145"/>
          <table:table-cell table:style-name="ce111"/>
          <table:table-cell table:style-name="ce130"/>
          <table:table-cell table:style-name="ce111"/>
          <table:table-cell table:style-name="ce130"/>
          <table:table-cell table:style-name="ce111"/>
          <table:table-cell table:style-name="ce130"/>
          <table:table-cell table:style-name="ce101"/>
          <table:table-cell table:style-name="ce120"/>
          <table:table-cell table:style-name="ce150"/>
          <table:table-cell table:style-name="ce130"/>
          <table:table-cell table:style-name="ce111"/>
          <table:table-cell table:style-name="ce130"/>
          <table:table-cell table:style-name="ce111"/>
          <table:table-cell/>
          <table:table-cell table:style-name="ce170" office:value-type="string" calcext:value-type="string">
            <text:p><text:s text:c="2"/></text:p>
          </table:table-cell>
          <table:table-cell table:style-name="ce170"/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78" table:formula="of:=IF([.C30]=0;&quot;&quot;;&quot;&lt;Row&gt;&lt;PrereqTech&gt;TECH_&quot;&amp;UPPER([.C30])&amp;&quot;&lt;/PrereqTech&gt;&quot;&amp;REPT(&quot; &quot;;25-LEN([.C30]))&amp;&quot;&lt;TechType&gt;TECH_&quot;&amp;UPPER([.D28])&amp;&quot;&lt;/TechType&gt;&lt;/Row&gt;&quot;)">
            <text:p/>
          </table:table-cell>
          <table:table-cell/>
          <table:table-cell table:style-name="ce174" table:formula="of:=IF([.E30]=0;&quot;&quot;;&quot;&lt;Row&gt;&lt;PrereqTech&gt;TECH_&quot;&amp;UPPER([.E30])&amp;&quot;&lt;/PrereqTech&gt;&quot;&amp;REPT(&quot; &quot;;25-LEN([.E30]))&amp;&quot;&lt;TechType&gt;TECH_&quot;&amp;UPPER([.F28])&amp;&quot;&lt;/TechType&gt;&lt;/Row&gt;&quot;)">
            <text:p/>
          </table:table-cell>
          <table:table-cell/>
          <table:table-cell table:style-name="ce174" table:formula="of:=IF([.G30]=0;&quot;&quot;;&quot;&lt;Row&gt;&lt;PrereqTech&gt;TECH_&quot;&amp;UPPER([.G30])&amp;&quot;&lt;/PrereqTech&gt;&quot;&amp;REPT(&quot; &quot;;25-LEN([.G30]))&amp;&quot;&lt;TechType&gt;TECH_&quot;&amp;UPPER([.H28])&amp;&quot;&lt;/TechType&gt;&lt;/Row&gt;&quot;)">
            <text:p/>
          </table:table-cell>
          <table:table-cell/>
          <table:table-cell table:style-name="ce174" table:formula="of:=IF([.I30]=0;&quot;&quot;;&quot;&lt;Row&gt;&lt;PrereqTech&gt;TECH_&quot;&amp;UPPER([.I30])&amp;&quot;&lt;/PrereqTech&gt;&quot;&amp;REPT(&quot; &quot;;25-LEN([.I30]))&amp;&quot;&lt;TechType&gt;TECH_&quot;&amp;UPPER([.J28])&amp;&quot;&lt;/TechType&gt;&lt;/Row&gt;&quot;)">
            <text:p/>
          </table:table-cell>
          <table:table-cell/>
          <table:table-cell table:style-name="ce174" table:formula="of:=IF([.K30]=0;&quot;&quot;;&quot;&lt;Row&gt;&lt;PrereqTech&gt;TECH_&quot;&amp;UPPER([.K30])&amp;&quot;&lt;/PrereqTech&gt;&quot;&amp;REPT(&quot; &quot;;25-LEN([.K30]))&amp;&quot;&lt;TechType&gt;TECH_&quot;&amp;UPPER([.L28])&amp;&quot;&lt;/TechType&gt;&lt;/Row&gt;&quot;)">
            <text:p/>
          </table:table-cell>
          <table:table-cell/>
          <table:table-cell table:style-name="ce174" table:formula="of:=IF([.M30]=0;&quot;&quot;;&quot;&lt;Row&gt;&lt;PrereqTech&gt;TECH_&quot;&amp;UPPER([.M30])&amp;&quot;&lt;/PrereqTech&gt;&quot;&amp;REPT(&quot; &quot;;25-LEN([.M30]))&amp;&quot;&lt;TechType&gt;TECH_&quot;&amp;UPPER([.N28])&amp;&quot;&lt;/TechType&gt;&lt;/Row&gt;&quot;)">
            <text:p/>
          </table:table-cell>
          <table:table-cell/>
          <table:table-cell table:style-name="ce174" table:formula="of:=IF([.O30]=0;&quot;&quot;;&quot;&lt;Row&gt;&lt;PrereqTech&gt;TECH_&quot;&amp;UPPER([.O30])&amp;&quot;&lt;/PrereqTech&gt;&quot;&amp;REPT(&quot; &quot;;25-LEN([.O30]))&amp;&quot;&lt;TechType&gt;TECH_&quot;&amp;UPPER([.P28])&amp;&quot;&lt;/TechType&gt;&lt;/Row&gt;&quot;)">
            <text:p/>
          </table:table-cell>
          <table:table-cell/>
          <table:table-cell table:style-name="ce174" table:formula="of:=IF([.Q30]=0;&quot;&quot;;&quot;&lt;Row&gt;&lt;PrereqTech&gt;TECH_&quot;&amp;UPPER([.Q30])&amp;&quot;&lt;/PrereqTech&gt;&quot;&amp;REPT(&quot; &quot;;25-LEN([.Q30]))&amp;&quot;&lt;TechType&gt;TECH_&quot;&amp;UPPER([.R28])&amp;&quot;&lt;/TechType&gt;&lt;/Row&gt;&quot;)">
            <text:p/>
          </table:table-cell>
          <table:table-cell/>
          <table:table-cell table:style-name="ce174" table:formula="of:=IF([.S30]=0;&quot;&quot;;&quot;&lt;Row&gt;&lt;PrereqTech&gt;TECH_&quot;&amp;UPPER([.S30])&amp;&quot;&lt;/PrereqTech&gt;&quot;&amp;REPT(&quot; &quot;;25-LEN([.S30]))&amp;&quot;&lt;TechType&gt;TECH_&quot;&amp;UPPER([.T28])&amp;&quot;&lt;/TechType&gt;&lt;/Row&gt;&quot;)">
            <text:p/>
          </table:table-cell>
          <table:table-cell/>
          <table:table-cell table:style-name="ce174" table:formula="of:=IF([.U30]=0;&quot;&quot;;&quot;&lt;Row&gt;&lt;PrereqTech&gt;TECH_&quot;&amp;UPPER([.U30])&amp;&quot;&lt;/PrereqTech&gt;&quot;&amp;REPT(&quot; &quot;;25-LEN([.U30]))&amp;&quot;&lt;TechType&gt;TECH_&quot;&amp;UPPER([.V28])&amp;&quot;&lt;/TechType&gt;&lt;/Row&gt;&quot;)">
            <text:p/>
          </table:table-cell>
          <table:table-cell/>
          <table:table-cell table:style-name="ce174" table:formula="of:=IF([.W30]=0;&quot;&quot;;&quot;&lt;Row&gt;&lt;PrereqTech&gt;TECH_&quot;&amp;UPPER([.W30])&amp;&quot;&lt;/PrereqTech&gt;&quot;&amp;REPT(&quot; &quot;;25-LEN([.W30]))&amp;&quot;&lt;TechType&gt;TECH_&quot;&amp;UPPER([.X28])&amp;&quot;&lt;/TechType&gt;&lt;/Row&gt;&quot;)">
            <text:p/>
          </table:table-cell>
          <table:table-cell/>
          <table:table-cell table:style-name="ce174" table:formula="of:=IF([.Y30]=0;&quot;&quot;;&quot;&lt;Row&gt;&lt;PrereqTech&gt;TECH_&quot;&amp;UPPER([.Y30])&amp;&quot;&lt;/PrereqTech&gt;&quot;&amp;REPT(&quot; &quot;;25-LEN([.Y30]))&amp;&quot;&lt;TechType&gt;TECH_&quot;&amp;UPPER([.Z28])&amp;&quot;&lt;/TechType&gt;&lt;/Row&gt;&quot;)">
            <text:p/>
          </table:table-cell>
          <table:table-cell/>
          <table:table-cell table:style-name="ce174" table:formula="of:=IF([.AA30]=0;&quot;&quot;;&quot;&lt;Row&gt;&lt;PrereqTech&gt;TECH_&quot;&amp;UPPER([.AA30])&amp;&quot;&lt;/PrereqTech&gt;&quot;&amp;REPT(&quot; &quot;;25-LEN([.AA30]))&amp;&quot;&lt;TechType&gt;TECH_&quot;&amp;UPPER([.AB28])&amp;&quot;&lt;/TechType&gt;&lt;/Row&gt;&quot;)">
            <text:p/>
          </table:table-cell>
          <table:table-cell/>
          <table:table-cell table:style-name="ce174" table:formula="of:=IF([.AC30]=0;&quot;&quot;;&quot;&lt;Row&gt;&lt;PrereqTech&gt;TECH_&quot;&amp;UPPER([.AC30])&amp;&quot;&lt;/PrereqTech&gt;&quot;&amp;REPT(&quot; &quot;;25-LEN([.AC30]))&amp;&quot;&lt;TechType&gt;TECH_&quot;&amp;UPPER([.AD28])&amp;&quot;&lt;/TechType&gt;&lt;/Row&gt;&quot;)">
            <text:p/>
          </table:table-cell>
          <table:table-cell/>
          <table:table-cell table:style-name="ce174" table:formula="of:=IF([.AE30]=0;&quot;&quot;;&quot;&lt;Row&gt;&lt;PrereqTech&gt;TECH_&quot;&amp;UPPER([.AE30])&amp;&quot;&lt;/PrereqTech&gt;&quot;&amp;REPT(&quot; &quot;;25-LEN([.AE30]))&amp;&quot;&lt;TechType&gt;TECH_&quot;&amp;UPPER([.AF28])&amp;&quot;&lt;/TechType&gt;&lt;/Row&gt;&quot;)">
            <text:p/>
          </table:table-cell>
          <table:table-cell/>
          <table:table-cell table:style-name="ce174" table:formula="of:=IF([.AG30]=0;&quot;&quot;;&quot;&lt;Row&gt;&lt;PrereqTech&gt;TECH_&quot;&amp;UPPER([.AG30])&amp;&quot;&lt;/PrereqTech&gt;&quot;&amp;REPT(&quot; &quot;;25-LEN([.AG30]))&amp;&quot;&lt;TechType&gt;TECH_&quot;&amp;UPPER([.AH28])&amp;&quot;&lt;/TechType&gt;&lt;/Row&gt;&quot;)">
            <text:p/>
          </table:table-cell>
          <table:table-cell/>
          <table:table-cell table:style-name="ce183" table:formula="of:=IF([.AI30]=0;&quot;&quot;;&quot;&lt;Row&gt;&lt;PrereqTech&gt;TECH_&quot;&amp;UPPER([.AI30])&amp;&quot;&lt;/PrereqTech&gt;&quot;&amp;REPT(&quot; &quot;;25-LEN([.AI30]))&amp;&quot;&lt;TechType&gt;TECH_&quot;&amp;UPPER([.AJ28])&amp;&quot;&lt;/TechType&gt;&lt;/Row&gt;&quot;)">
            <text:p/>
          </table:table-cell>
          <table:table-cell/>
          <table:table-cell table:style-name="ce178"/>
          <table:table-cell table:number-columns-repeated="5"/>
          <table:table-cell table:style-name="ce175" table:number-columns-repeated="26"/>
          <table:table-cell table:style-name="ce190"/>
          <table:table-cell table:style-name="ce191"/>
          <table:table-cell table:style-name="ce1" office:value-type="string" calcext:value-type="string">
            <text:p><text:s/></text:p>
          </table:table-cell>
          <table:table-cell table:style-name="ce175" table:number-columns-repeated="911"/>
        </table:table-row>
        <table:table-row table:style-name="ro3">
          <table:table-cell table:style-name="ce84" office:value-type="float" office:value="6" calcext:value-type="float" table:number-columns-spanned="1" table:number-rows-spanned="5">
            <text:p>6</text:p>
          </table:table-cell>
          <table:table-cell table:style-name="ce97"/>
          <table:table-cell table:style-name="ce115"/>
          <table:table-cell table:style-name="ce134"/>
          <table:table-cell table:style-name="ce115"/>
          <table:table-cell table:style-name="ce134"/>
          <table:table-cell table:style-name="ce115"/>
          <table:table-cell table:style-name="ce134"/>
          <table:table-cell table:style-name="ce139"/>
          <table:table-cell table:style-name="ce141"/>
          <table:table-cell table:style-name="ce115"/>
          <table:table-cell table:style-name="ce134"/>
          <table:table-cell table:style-name="ce148"/>
          <table:table-cell table:style-name="ce134"/>
          <table:table-cell table:style-name="ce139"/>
          <table:table-cell table:style-name="ce141"/>
          <table:table-cell table:style-name="ce115"/>
          <table:table-cell table:style-name="ce134"/>
          <table:table-cell table:style-name="ce115"/>
          <table:table-cell table:style-name="ce134"/>
          <table:table-cell table:style-name="ce115" office:value-type="string" calcext:value-type="string">
            <text:p>Scientific_Theory</text:p>
          </table:table-cell>
          <table:table-cell table:style-name="ce134"/>
          <table:table-cell table:style-name="ce115"/>
          <table:table-cell table:style-name="ce134"/>
          <table:table-cell table:style-name="ce115"/>
          <table:table-cell table:style-name="ce134"/>
          <table:table-cell table:style-name="ce115"/>
          <table:table-cell table:style-name="ce134"/>
          <table:table-cell table:style-name="ce115"/>
          <table:table-cell table:style-name="ce134"/>
          <table:table-cell table:style-name="ce115"/>
          <table:table-cell table:style-name="ce134"/>
          <table:table-cell table:style-name="ce115"/>
          <table:table-cell table:style-name="ce134"/>
          <table:table-cell table:style-name="ce115"/>
          <table:table-cell table:style-name="ce134"/>
          <table:table-cell table:style-name="ce115"/>
          <table:table-cell/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78" table:formula="of:=IF([.C31]=0;&quot;&quot;;&quot;&lt;Row&gt;&lt;PrereqTech&gt;TECH_&quot;&amp;UPPER([.C31])&amp;&quot;&lt;/PrereqTech&gt;&quot;&amp;REPT(&quot; &quot;;25-LEN([.C31]))&amp;&quot;&lt;TechType&gt;TECH_&quot;&amp;UPPER([.D33])&amp;&quot;&lt;/TechType&gt;&lt;/Row&gt;&quot;)">
            <text:p/>
          </table:table-cell>
          <table:table-cell/>
          <table:table-cell table:style-name="ce174" table:formula="of:=IF([.E31]=0;&quot;&quot;;&quot;&lt;Row&gt;&lt;PrereqTech&gt;TECH_&quot;&amp;UPPER([.E31])&amp;&quot;&lt;/PrereqTech&gt;&quot;&amp;REPT(&quot; &quot;;25-LEN([.E31]))&amp;&quot;&lt;TechType&gt;TECH_&quot;&amp;UPPER([.F33])&amp;&quot;&lt;/TechType&gt;&lt;/Row&gt;&quot;)">
            <text:p/>
          </table:table-cell>
          <table:table-cell/>
          <table:table-cell table:style-name="ce174" table:formula="of:=IF([.G31]=0;&quot;&quot;;&quot;&lt;Row&gt;&lt;PrereqTech&gt;TECH_&quot;&amp;UPPER([.G31])&amp;&quot;&lt;/PrereqTech&gt;&quot;&amp;REPT(&quot; &quot;;25-LEN([.G31]))&amp;&quot;&lt;TechType&gt;TECH_&quot;&amp;UPPER([.H33])&amp;&quot;&lt;/TechType&gt;&lt;/Row&gt;&quot;)">
            <text:p/>
          </table:table-cell>
          <table:table-cell/>
          <table:table-cell table:style-name="ce174" table:formula="of:=IF([.I31]=0;&quot;&quot;;&quot;&lt;Row&gt;&lt;PrereqTech&gt;TECH_&quot;&amp;UPPER([.I31])&amp;&quot;&lt;/PrereqTech&gt;&quot;&amp;REPT(&quot; &quot;;25-LEN([.I31]))&amp;&quot;&lt;TechType&gt;TECH_&quot;&amp;UPPER([.J33])&amp;&quot;&lt;/TechType&gt;&lt;/Row&gt;&quot;)">
            <text:p/>
          </table:table-cell>
          <table:table-cell/>
          <table:table-cell table:style-name="ce174" table:formula="of:=IF([.K31]=0;&quot;&quot;;&quot;&lt;Row&gt;&lt;PrereqTech&gt;TECH_&quot;&amp;UPPER([.K31])&amp;&quot;&lt;/PrereqTech&gt;&quot;&amp;REPT(&quot; &quot;;25-LEN([.K31]))&amp;&quot;&lt;TechType&gt;TECH_&quot;&amp;UPPER([.L33])&amp;&quot;&lt;/TechType&gt;&lt;/Row&gt;&quot;)">
            <text:p/>
          </table:table-cell>
          <table:table-cell/>
          <table:table-cell table:style-name="ce174" table:formula="of:=IF([.M31]=0;&quot;&quot;;&quot;&lt;Row&gt;&lt;PrereqTech&gt;TECH_&quot;&amp;UPPER([.M31])&amp;&quot;&lt;/PrereqTech&gt;&quot;&amp;REPT(&quot; &quot;;25-LEN([.M31]))&amp;&quot;&lt;TechType&gt;TECH_&quot;&amp;UPPER([.N33])&amp;&quot;&lt;/TechType&gt;&lt;/Row&gt;&quot;)">
            <text:p/>
          </table:table-cell>
          <table:table-cell/>
          <table:table-cell table:style-name="ce174" table:formula="of:=IF([.O31]=0;&quot;&quot;;&quot;&lt;Row&gt;&lt;PrereqTech&gt;TECH_&quot;&amp;UPPER([.O31])&amp;&quot;&lt;/PrereqTech&gt;&quot;&amp;REPT(&quot; &quot;;25-LEN([.O31]))&amp;&quot;&lt;TechType&gt;TECH_&quot;&amp;UPPER([.P33])&amp;&quot;&lt;/TechType&gt;&lt;/Row&gt;&quot;)">
            <text:p/>
          </table:table-cell>
          <table:table-cell/>
          <table:table-cell table:style-name="ce174" table:formula="of:=IF([.Q31]=0;&quot;&quot;;&quot;&lt;Row&gt;&lt;PrereqTech&gt;TECH_&quot;&amp;UPPER([.Q31])&amp;&quot;&lt;/PrereqTech&gt;&quot;&amp;REPT(&quot; &quot;;25-LEN([.Q31]))&amp;&quot;&lt;TechType&gt;TECH_&quot;&amp;UPPER([.R33])&amp;&quot;&lt;/TechType&gt;&lt;/Row&gt;&quot;)">
            <text:p/>
          </table:table-cell>
          <table:table-cell/>
          <table:table-cell table:style-name="ce174" table:formula="of:=IF([.S31]=0;&quot;&quot;;&quot;&lt;Row&gt;&lt;PrereqTech&gt;TECH_&quot;&amp;UPPER([.S31])&amp;&quot;&lt;/PrereqTech&gt;&quot;&amp;REPT(&quot; &quot;;25-LEN([.S31]))&amp;&quot;&lt;TechType&gt;TECH_&quot;&amp;UPPER([.T33])&amp;&quot;&lt;/TechType&gt;&lt;/Row&gt;&quot;)">
            <text:p/>
          </table:table-cell>
          <table:table-cell/>
          <table:table-cell table:style-name="ce174" table:formula="of:=IF([.U31]=0;&quot;&quot;;&quot;&lt;Row&gt;&lt;PrereqTech&gt;TECH_&quot;&amp;UPPER([.U31])&amp;&quot;&lt;/PrereqTech&gt;&quot;&amp;REPT(&quot; &quot;;25-LEN([.U31]))&amp;&quot;&lt;TechType&gt;TECH_&quot;&amp;UPPER([.V33])&amp;&quot;&lt;/TechType&gt;&lt;/Row&gt;&quot;)" office:value-type="string" office:string-value="&lt;Row&gt;&lt;PrereqTech&gt;TECH_SCIENTIFIC_THEORY&lt;/PrereqTech&gt;        &lt;TechType&gt;TECH_INDUSTRIALIZATION&lt;/TechType&gt;&lt;/Row&gt;" calcext:value-type="string">
            <text:p>&lt;Row&gt;&lt;PrereqTech&gt;TECH_SCIENTIFIC_THEORY&lt;/PrereqTech&gt; <text:s text:c="7"/>&lt;TechType&gt;TECH_INDUSTRIALIZATION&lt;/TechType&gt;&lt;/Row&gt;</text:p>
          </table:table-cell>
          <table:table-cell/>
          <table:table-cell table:style-name="ce174" table:formula="of:=IF([.W31]=0;&quot;&quot;;&quot;&lt;Row&gt;&lt;PrereqTech&gt;TECH_&quot;&amp;UPPER([.W31])&amp;&quot;&lt;/PrereqTech&gt;&quot;&amp;REPT(&quot; &quot;;25-LEN([.W31]))&amp;&quot;&lt;TechType&gt;TECH_&quot;&amp;UPPER([.X33])&amp;&quot;&lt;/TechType&gt;&lt;/Row&gt;&quot;)">
            <text:p/>
          </table:table-cell>
          <table:table-cell/>
          <table:table-cell table:style-name="ce174" table:formula="of:=IF([.Y31]=0;&quot;&quot;;&quot;&lt;Row&gt;&lt;PrereqTech&gt;TECH_&quot;&amp;UPPER([.Y31])&amp;&quot;&lt;/PrereqTech&gt;&quot;&amp;REPT(&quot; &quot;;25-LEN([.Y31]))&amp;&quot;&lt;TechType&gt;TECH_&quot;&amp;UPPER([.Z33])&amp;&quot;&lt;/TechType&gt;&lt;/Row&gt;&quot;)">
            <text:p/>
          </table:table-cell>
          <table:table-cell/>
          <table:table-cell table:style-name="ce174" table:formula="of:=IF([.AA31]=0;&quot;&quot;;&quot;&lt;Row&gt;&lt;PrereqTech&gt;TECH_&quot;&amp;UPPER([.AA31])&amp;&quot;&lt;/PrereqTech&gt;&quot;&amp;REPT(&quot; &quot;;25-LEN([.AA31]))&amp;&quot;&lt;TechType&gt;TECH_&quot;&amp;UPPER([.AB33])&amp;&quot;&lt;/TechType&gt;&lt;/Row&gt;&quot;)">
            <text:p/>
          </table:table-cell>
          <table:table-cell/>
          <table:table-cell table:style-name="ce174" table:formula="of:=IF([.AC31]=0;&quot;&quot;;&quot;&lt;Row&gt;&lt;PrereqTech&gt;TECH_&quot;&amp;UPPER([.AC31])&amp;&quot;&lt;/PrereqTech&gt;&quot;&amp;REPT(&quot; &quot;;25-LEN([.AC31]))&amp;&quot;&lt;TechType&gt;TECH_&quot;&amp;UPPER([.AD33])&amp;&quot;&lt;/TechType&gt;&lt;/Row&gt;&quot;)">
            <text:p/>
          </table:table-cell>
          <table:table-cell/>
          <table:table-cell table:style-name="ce174" table:formula="of:=IF([.AE31]=0;&quot;&quot;;&quot;&lt;Row&gt;&lt;PrereqTech&gt;TECH_&quot;&amp;UPPER([.AE31])&amp;&quot;&lt;/PrereqTech&gt;&quot;&amp;REPT(&quot; &quot;;25-LEN([.AE31]))&amp;&quot;&lt;TechType&gt;TECH_&quot;&amp;UPPER([.AF33])&amp;&quot;&lt;/TechType&gt;&lt;/Row&gt;&quot;)">
            <text:p/>
          </table:table-cell>
          <table:table-cell/>
          <table:table-cell table:style-name="ce174" table:formula="of:=IF([.AG31]=0;&quot;&quot;;&quot;&lt;Row&gt;&lt;PrereqTech&gt;TECH_&quot;&amp;UPPER([.AG31])&amp;&quot;&lt;/PrereqTech&gt;&quot;&amp;REPT(&quot; &quot;;25-LEN([.AG31]))&amp;&quot;&lt;TechType&gt;TECH_&quot;&amp;UPPER([.AH33])&amp;&quot;&lt;/TechType&gt;&lt;/Row&gt;&quot;)">
            <text:p/>
          </table:table-cell>
          <table:table-cell/>
          <table:table-cell table:style-name="ce183" table:formula="of:=IF([.AI31]=0;&quot;&quot;;&quot;&lt;Row&gt;&lt;PrereqTech&gt;TECH_&quot;&amp;UPPER([.AI31])&amp;&quot;&lt;/PrereqTech&gt;&quot;&amp;REPT(&quot; &quot;;25-LEN([.AI31]))&amp;&quot;&lt;TechType&gt;TECH_&quot;&amp;UPPER([.AJ33])&amp;&quot;&lt;/TechType&gt;&lt;/Row&gt;&quot;)">
            <text:p/>
          </table:table-cell>
          <table:table-cell/>
          <table:table-cell table:style-name="ce178"/>
          <table:table-cell table:number-columns-repeated="5"/>
          <table:table-cell table:style-name="ce175" table:number-columns-repeated="26"/>
          <table:table-cell table:style-name="ce190"/>
          <table:table-cell table:style-name="ce191"/>
          <table:table-cell table:style-name="ce1" office:value-type="string" calcext:value-type="string">
            <text:p><text:s/></text:p>
          </table:table-cell>
          <table:table-cell table:style-name="ce165" table:number-columns-repeated="911"/>
        </table:table-row>
        <table:table-row table:style-name="ro3">
          <table:covered-table-cell table:style-name="ce84"/>
          <table:table-cell table:style-name="ce98"/>
          <table:table-cell table:style-name="ce116"/>
          <table:table-cell table:style-name="ce135"/>
          <table:table-cell table:style-name="ce116"/>
          <table:table-cell table:style-name="ce135"/>
          <table:table-cell table:style-name="ce116" office:value-type="string" calcext:value-type="string">
            <text:p>The_Wheel</text:p>
          </table:table-cell>
          <table:table-cell table:style-name="ce135"/>
          <table:table-cell table:style-name="ce140"/>
          <table:table-cell table:style-name="ce142"/>
          <table:table-cell table:style-name="ce116"/>
          <table:table-cell table:style-name="ce135"/>
          <table:table-cell table:style-name="ce116" office:value-type="string" calcext:value-type="string">
            <text:p>Civil_Service</text:p>
          </table:table-cell>
          <table:table-cell table:style-name="ce135"/>
          <table:table-cell table:style-name="ce140" office:value-type="string" calcext:value-type="string">
            <text:p>Chivalry</text:p>
          </table:table-cell>
          <table:table-cell table:style-name="ce142"/>
          <table:table-cell table:style-name="ce116"/>
          <table:table-cell table:style-name="ce135"/>
          <table:table-cell table:style-name="ce116"/>
          <table:table-cell table:style-name="ce135"/>
          <table:table-cell table:style-name="ce116" office:value-type="string" calcext:value-type="string">
            <text:p>Military_Science</text:p>
          </table:table-cell>
          <table:table-cell table:style-name="ce135"/>
          <table:table-cell table:style-name="ce116"/>
          <table:table-cell table:style-name="ce135"/>
          <table:table-cell table:style-name="ce116"/>
          <table:table-cell table:style-name="ce135"/>
          <table:table-cell table:style-name="ce116"/>
          <table:table-cell table:style-name="ce135"/>
          <table:table-cell table:style-name="ce116"/>
          <table:table-cell table:style-name="ce135"/>
          <table:table-cell table:style-name="ce116"/>
          <table:table-cell table:style-name="ce135"/>
          <table:table-cell table:style-name="ce116" office:value-type="string" calcext:value-type="string">
            <text:p>Particle_Physics</text:p>
          </table:table-cell>
          <table:table-cell table:style-name="ce135"/>
          <table:table-cell table:style-name="ce116"/>
          <table:table-cell table:style-name="ce135"/>
          <table:table-cell table:style-name="ce116"/>
          <table:table-cell/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78" table:formula="of:=IF([.C32]=0;&quot;&quot;;&quot;&lt;Row&gt;&lt;PrereqTech&gt;TECH_&quot;&amp;UPPER([.C32])&amp;&quot;&lt;/PrereqTech&gt;&quot;&amp;REPT(&quot; &quot;;25-LEN([.C32]))&amp;&quot;&lt;TechType&gt;TECH_&quot;&amp;UPPER([.D33])&amp;&quot;&lt;/TechType&gt;&lt;/Row&gt;&quot;)">
            <text:p/>
          </table:table-cell>
          <table:table-cell/>
          <table:table-cell table:style-name="ce174" table:formula="of:=IF([.E32]=0;&quot;&quot;;&quot;&lt;Row&gt;&lt;PrereqTech&gt;TECH_&quot;&amp;UPPER([.E32])&amp;&quot;&lt;/PrereqTech&gt;&quot;&amp;REPT(&quot; &quot;;25-LEN([.E32]))&amp;&quot;&lt;TechType&gt;TECH_&quot;&amp;UPPER([.F33])&amp;&quot;&lt;/TechType&gt;&lt;/Row&gt;&quot;)">
            <text:p/>
          </table:table-cell>
          <table:table-cell/>
          <table:table-cell table:style-name="ce174" table:formula="of:=IF([.G32]=0;&quot;&quot;;&quot;&lt;Row&gt;&lt;PrereqTech&gt;TECH_&quot;&amp;UPPER([.G32])&amp;&quot;&lt;/PrereqTech&gt;&quot;&amp;REPT(&quot; &quot;;25-LEN([.G32]))&amp;&quot;&lt;TechType&gt;TECH_&quot;&amp;UPPER([.H33])&amp;&quot;&lt;/TechType&gt;&lt;/Row&gt;&quot;)" office:value-type="string" office:string-value="&lt;Row&gt;&lt;PrereqTech&gt;TECH_THE_WHEEL&lt;/PrereqTech&gt;                &lt;TechType&gt;TECH_MATHEMATICS&lt;/TechType&gt;&lt;/Row&gt;" calcext:value-type="string">
            <text:p>&lt;Row&gt;&lt;PrereqTech&gt;TECH_THE_WHEEL&lt;/PrereqTech&gt; <text:s text:c="15"/>&lt;TechType&gt;TECH_MATHEMATICS&lt;/TechType&gt;&lt;/Row&gt;</text:p>
          </table:table-cell>
          <table:table-cell/>
          <table:table-cell table:style-name="ce174" table:formula="of:=IF([.I32]=0;&quot;&quot;;&quot;&lt;Row&gt;&lt;PrereqTech&gt;TECH_&quot;&amp;UPPER([.I32])&amp;&quot;&lt;/PrereqTech&gt;&quot;&amp;REPT(&quot; &quot;;25-LEN([.I32]))&amp;&quot;&lt;TechType&gt;TECH_&quot;&amp;UPPER([.J33])&amp;&quot;&lt;/TechType&gt;&lt;/Row&gt;&quot;)">
            <text:p/>
          </table:table-cell>
          <table:table-cell/>
          <table:table-cell table:style-name="ce174" table:formula="of:=IF([.K32]=0;&quot;&quot;;&quot;&lt;Row&gt;&lt;PrereqTech&gt;TECH_&quot;&amp;UPPER([.K32])&amp;&quot;&lt;/PrereqTech&gt;&quot;&amp;REPT(&quot; &quot;;25-LEN([.K32]))&amp;&quot;&lt;TechType&gt;TECH_&quot;&amp;UPPER([.L33])&amp;&quot;&lt;/TechType&gt;&lt;/Row&gt;&quot;)">
            <text:p/>
          </table:table-cell>
          <table:table-cell/>
          <table:table-cell table:style-name="ce174" table:formula="of:=IF([.M32]=0;&quot;&quot;;&quot;&lt;Row&gt;&lt;PrereqTech&gt;TECH_&quot;&amp;UPPER([.M32])&amp;&quot;&lt;/PrereqTech&gt;&quot;&amp;REPT(&quot; &quot;;25-LEN([.M32]))&amp;&quot;&lt;TechType&gt;TECH_&quot;&amp;UPPER([.N33])&amp;&quot;&lt;/TechType&gt;&lt;/Row&gt;&quot;)" office:value-type="string" office:string-value="&lt;Row&gt;&lt;PrereqTech&gt;TECH_CIVIL_SERVICE&lt;/PrereqTech&gt;            &lt;TechType&gt;TECH_MACHINERY&lt;/TechType&gt;&lt;/Row&gt;" calcext:value-type="string">
            <text:p>&lt;Row&gt;&lt;PrereqTech&gt;TECH_CIVIL_SERVICE&lt;/PrereqTech&gt; <text:s text:c="11"/>&lt;TechType&gt;TECH_MACHINERY&lt;/TechType&gt;&lt;/Row&gt;</text:p>
          </table:table-cell>
          <table:table-cell/>
          <table:table-cell table:style-name="ce174" table:formula="of:=IF([.O32]=0;&quot;&quot;;&quot;&lt;Row&gt;&lt;PrereqTech&gt;TECH_&quot;&amp;UPPER([.O32])&amp;&quot;&lt;/PrereqTech&gt;&quot;&amp;REPT(&quot; &quot;;25-LEN([.O32]))&amp;&quot;&lt;TechType&gt;TECH_&quot;&amp;UPPER([.P33])&amp;&quot;&lt;/TechType&gt;&lt;/Row&gt;&quot;)" office:value-type="string" office:string-value="&lt;Row&gt;&lt;PrereqTech&gt;TECH_CHIVALRY&lt;/PrereqTech&gt;                 &lt;TechType&gt;TECH_PRINTING_PRESS&lt;/TechType&gt;&lt;/Row&gt;" calcext:value-type="string">
            <text:p>&lt;Row&gt;&lt;PrereqTech&gt;TECH_CHIVALRY&lt;/PrereqTech&gt; <text:s text:c="16"/>&lt;TechType&gt;TECH_PRINTING_PRESS&lt;/TechType&gt;&lt;/Row&gt;</text:p>
          </table:table-cell>
          <table:table-cell/>
          <table:table-cell table:style-name="ce174" table:formula="of:=IF([.Q32]=0;&quot;&quot;;&quot;&lt;Row&gt;&lt;PrereqTech&gt;TECH_&quot;&amp;UPPER([.Q32])&amp;&quot;&lt;/PrereqTech&gt;&quot;&amp;REPT(&quot; &quot;;25-LEN([.Q32]))&amp;&quot;&lt;TechType&gt;TECH_&quot;&amp;UPPER([.R33])&amp;&quot;&lt;/TechType&gt;&lt;/Row&gt;&quot;)">
            <text:p/>
          </table:table-cell>
          <table:table-cell/>
          <table:table-cell table:style-name="ce174" table:formula="of:=IF([.S32]=0;&quot;&quot;;&quot;&lt;Row&gt;&lt;PrereqTech&gt;TECH_&quot;&amp;UPPER([.S32])&amp;&quot;&lt;/PrereqTech&gt;&quot;&amp;REPT(&quot; &quot;;25-LEN([.S32]))&amp;&quot;&lt;TechType&gt;TECH_&quot;&amp;UPPER([.T33])&amp;&quot;&lt;/TechType&gt;&lt;/Row&gt;&quot;)">
            <text:p/>
          </table:table-cell>
          <table:table-cell/>
          <table:table-cell table:style-name="ce174" table:formula="of:=IF([.U32]=0;&quot;&quot;;&quot;&lt;Row&gt;&lt;PrereqTech&gt;TECH_&quot;&amp;UPPER([.U32])&amp;&quot;&lt;/PrereqTech&gt;&quot;&amp;REPT(&quot; &quot;;25-LEN([.U32]))&amp;&quot;&lt;TechType&gt;TECH_&quot;&amp;UPPER([.V33])&amp;&quot;&lt;/TechType&gt;&lt;/Row&gt;&quot;)" office:value-type="string" office:string-value="&lt;Row&gt;&lt;PrereqTech&gt;TECH_MILITARY_SCIENCE&lt;/PrereqTech&gt;         &lt;TechType&gt;TECH_INDUSTRIALIZATION&lt;/TechType&gt;&lt;/Row&gt;" calcext:value-type="string">
            <text:p>&lt;Row&gt;&lt;PrereqTech&gt;TECH_MILITARY_SCIENCE&lt;/PrereqTech&gt; <text:s text:c="8"/>&lt;TechType&gt;TECH_INDUSTRIALIZATION&lt;/TechType&gt;&lt;/Row&gt;</text:p>
          </table:table-cell>
          <table:table-cell/>
          <table:table-cell table:style-name="ce174" table:formula="of:=IF([.W32]=0;&quot;&quot;;&quot;&lt;Row&gt;&lt;PrereqTech&gt;TECH_&quot;&amp;UPPER([.W32])&amp;&quot;&lt;/PrereqTech&gt;&quot;&amp;REPT(&quot; &quot;;25-LEN([.W32]))&amp;&quot;&lt;TechType&gt;TECH_&quot;&amp;UPPER([.X33])&amp;&quot;&lt;/TechType&gt;&lt;/Row&gt;&quot;)">
            <text:p/>
          </table:table-cell>
          <table:table-cell/>
          <table:table-cell table:style-name="ce174" table:formula="of:=IF([.Y32]=0;&quot;&quot;;&quot;&lt;Row&gt;&lt;PrereqTech&gt;TECH_&quot;&amp;UPPER([.Y32])&amp;&quot;&lt;/PrereqTech&gt;&quot;&amp;REPT(&quot; &quot;;25-LEN([.Y32]))&amp;&quot;&lt;TechType&gt;TECH_&quot;&amp;UPPER([.Z33])&amp;&quot;&lt;/TechType&gt;&lt;/Row&gt;&quot;)">
            <text:p/>
          </table:table-cell>
          <table:table-cell/>
          <table:table-cell table:style-name="ce174" table:formula="of:=IF([.AA32]=0;&quot;&quot;;&quot;&lt;Row&gt;&lt;PrereqTech&gt;TECH_&quot;&amp;UPPER([.AA32])&amp;&quot;&lt;/PrereqTech&gt;&quot;&amp;REPT(&quot; &quot;;25-LEN([.AA32]))&amp;&quot;&lt;TechType&gt;TECH_&quot;&amp;UPPER([.AB33])&amp;&quot;&lt;/TechType&gt;&lt;/Row&gt;&quot;)">
            <text:p/>
          </table:table-cell>
          <table:table-cell/>
          <table:table-cell table:style-name="ce174" table:formula="of:=IF([.AC32]=0;&quot;&quot;;&quot;&lt;Row&gt;&lt;PrereqTech&gt;TECH_&quot;&amp;UPPER([.AC32])&amp;&quot;&lt;/PrereqTech&gt;&quot;&amp;REPT(&quot; &quot;;25-LEN([.AC32]))&amp;&quot;&lt;TechType&gt;TECH_&quot;&amp;UPPER([.AD33])&amp;&quot;&lt;/TechType&gt;&lt;/Row&gt;&quot;)">
            <text:p/>
          </table:table-cell>
          <table:table-cell/>
          <table:table-cell table:style-name="ce174" table:formula="of:=IF([.AE32]=0;&quot;&quot;;&quot;&lt;Row&gt;&lt;PrereqTech&gt;TECH_&quot;&amp;UPPER([.AE32])&amp;&quot;&lt;/PrereqTech&gt;&quot;&amp;REPT(&quot; &quot;;25-LEN([.AE32]))&amp;&quot;&lt;TechType&gt;TECH_&quot;&amp;UPPER([.AF33])&amp;&quot;&lt;/TechType&gt;&lt;/Row&gt;&quot;)">
            <text:p/>
          </table:table-cell>
          <table:table-cell/>
          <table:table-cell table:style-name="ce174" table:formula="of:=IF([.AG32]=0;&quot;&quot;;&quot;&lt;Row&gt;&lt;PrereqTech&gt;TECH_&quot;&amp;UPPER([.AG32])&amp;&quot;&lt;/PrereqTech&gt;&quot;&amp;REPT(&quot; &quot;;25-LEN([.AG32]))&amp;&quot;&lt;TechType&gt;TECH_&quot;&amp;UPPER([.AH33])&amp;&quot;&lt;/TechType&gt;&lt;/Row&gt;&quot;)" office:value-type="string" office:string-value="&lt;Row&gt;&lt;PrereqTech&gt;TECH_PARTICLE_PHYSICS&lt;/PrereqTech&gt;         &lt;TechType&gt;TECH_NUCLEAR_FUSION&lt;/TechType&gt;&lt;/Row&gt;" calcext:value-type="string">
            <text:p>&lt;Row&gt;&lt;PrereqTech&gt;TECH_PARTICLE_PHYSICS&lt;/PrereqTech&gt; <text:s text:c="8"/>&lt;TechType&gt;TECH_NUCLEAR_FUSION&lt;/TechType&gt;&lt;/Row&gt;</text:p>
          </table:table-cell>
          <table:table-cell/>
          <table:table-cell table:style-name="ce183" table:formula="of:=IF([.AI32]=0;&quot;&quot;;&quot;&lt;Row&gt;&lt;PrereqTech&gt;TECH_&quot;&amp;UPPER([.AI32])&amp;&quot;&lt;/PrereqTech&gt;&quot;&amp;REPT(&quot; &quot;;25-LEN([.AI32]))&amp;&quot;&lt;TechType&gt;TECH_&quot;&amp;UPPER([.AJ33])&amp;&quot;&lt;/TechType&gt;&lt;/Row&gt;&quot;)">
            <text:p/>
          </table:table-cell>
          <table:table-cell/>
          <table:table-cell table:style-name="ce178"/>
          <table:table-cell table:number-columns-repeated="5"/>
          <table:table-cell table:style-name="ce166" table:number-columns-repeated="2"/>
          <table:table-cell table:number-columns-repeated="22"/>
          <table:table-cell table:style-name="ce175" table:number-columns-repeated="2"/>
          <table:table-cell table:style-name="ce190"/>
          <table:table-cell table:style-name="ce191"/>
          <table:table-cell table:style-name="ce1" office:value-type="string" calcext:value-type="string">
            <text:p><text:s/></text:p>
          </table:table-cell>
          <table:table-cell table:number-columns-repeated="911"/>
        </table:table-row>
        <table:table-row table:style-name="ro3">
          <table:covered-table-cell table:style-name="ce84" office:value-type="float" office:value="6" calcext:value-type="float">
            <text:p>6</text:p>
          </table:covered-table-cell>
          <table:table-cell table:style-name="ce98"/>
          <table:table-cell table:style-name="ce116" office:value-type="string" calcext:value-type="string">
            <text:p>Agriculture</text:p>
          </table:table-cell>
          <table:table-cell table:style-name="ce135" office:value-type="string" calcext:value-type="string">
            <text:p>Archery</text:p>
          </table:table-cell>
          <table:table-cell table:style-name="ce116"/>
          <table:table-cell table:style-name="ce135"/>
          <table:table-cell table:style-name="ce116" office:value-type="string" calcext:value-type="string">
            <text:p>Archery</text:p>
          </table:table-cell>
          <table:table-cell table:style-name="ce135" office:value-type="string" calcext:value-type="string">
            <text:p>Mathematics</text:p>
          </table:table-cell>
          <table:table-cell table:style-name="ce140" office:value-type="string" calcext:value-type="string">
            <text:p>Mathematics</text:p>
          </table:table-cell>
          <table:table-cell table:style-name="ce142" office:value-type="string" calcext:value-type="string">
            <text:p>Engineering</text:p>
          </table:table-cell>
          <table:table-cell table:style-name="ce116"/>
          <table:table-cell table:style-name="ce135"/>
          <table:table-cell table:style-name="ce116"/>
          <table:table-cell table:style-name="ce135" office:value-type="string" calcext:value-type="string">
            <text:p>Machinery</text:p>
          </table:table-cell>
          <table:table-cell table:style-name="ce140" office:value-type="string" calcext:value-type="string">
            <text:p>Machinery</text:p>
          </table:table-cell>
          <table:table-cell table:style-name="ce142" office:value-type="string" calcext:value-type="string">
            <text:p>Printing_Press</text:p>
          </table:table-cell>
          <table:table-cell table:style-name="ce116" office:value-type="string" calcext:value-type="string">
            <text:p>Printing_Press</text:p>
          </table:table-cell>
          <table:table-cell table:style-name="ce135" office:value-type="string" calcext:value-type="string">
            <text:p>Metallurgy</text:p>
          </table:table-cell>
          <table:table-cell table:style-name="ce116" office:value-type="string" calcext:value-type="string">
            <text:p>Metallurgy</text:p>
          </table:table-cell>
          <table:table-cell table:style-name="ce135" office:value-type="string" calcext:value-type="string">
            <text:p>Steam_Power</text:p>
          </table:table-cell>
          <table:table-cell table:style-name="ce116" office:value-type="string" calcext:value-type="string">
            <text:p>Steam_Power</text:p>
          </table:table-cell>
          <table:table-cell table:style-name="ce135" office:value-type="string" calcext:value-type="string">
            <text:p>Industrialization</text:p>
          </table:table-cell>
          <table:table-cell table:style-name="ce116" office:value-type="string" calcext:value-type="string">
            <text:p>Industrialization</text:p>
          </table:table-cell>
          <table:table-cell table:style-name="ce135" office:value-type="string" calcext:value-type="string">
            <text:p>Flight</text:p>
          </table:table-cell>
          <table:table-cell table:style-name="ce116" office:value-type="string" calcext:value-type="string">
            <text:p>Flight</text:p>
          </table:table-cell>
          <table:table-cell table:style-name="ce135" office:value-type="string" calcext:value-type="string">
            <text:p>Combustion</text:p>
          </table:table-cell>
          <table:table-cell table:style-name="ce116" office:value-type="string" calcext:value-type="string">
            <text:p>Combustion</text:p>
          </table:table-cell>
          <table:table-cell table:style-name="ce135" office:value-type="string" calcext:value-type="string">
            <text:p>Atomic_Theory</text:p>
          </table:table-cell>
          <table:table-cell table:style-name="ce116" office:value-type="string" calcext:value-type="string">
            <text:p>Atomic_Theory</text:p>
          </table:table-cell>
          <table:table-cell table:style-name="ce135" office:value-type="string" calcext:value-type="string">
            <text:p>Nuclear_Fission</text:p>
          </table:table-cell>
          <table:table-cell table:style-name="ce116"/>
          <table:table-cell table:style-name="ce135"/>
          <table:table-cell table:style-name="ce116"/>
          <table:table-cell table:style-name="ce135" office:value-type="string" calcext:value-type="string">
            <text:p>Nuclear_Fusion</text:p>
          </table:table-cell>
          <table:table-cell table:style-name="ce116"/>
          <table:table-cell table:style-name="ce135" office:value-type="string" calcext:value-type="string">
            <text:p>Mobile_Tactics</text:p>
          </table:table-cell>
          <table:table-cell table:style-name="ce116"/>
          <table:table-cell/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78" table:formula="of:=IF([.C33]=0;&quot;&quot;;&quot;&lt;Row&gt;&lt;PrereqTech&gt;TECH_&quot;&amp;UPPER([.C33])&amp;&quot;&lt;/PrereqTech&gt;&quot;&amp;REPT(&quot; &quot;;25-LEN([.C33]))&amp;&quot;&lt;TechType&gt;TECH_&quot;&amp;UPPER([.D33])&amp;&quot;&lt;/TechType&gt;&lt;/Row&gt;&quot;)" office:value-type="string" office:string-value="&lt;Row&gt;&lt;PrereqTech&gt;TECH_AGRICULTURE&lt;/PrereqTech&gt;              &lt;TechType&gt;TECH_ARCHERY&lt;/TechType&gt;&lt;/Row&gt;" calcext:value-type="string">
            <text:p>&lt;Row&gt;&lt;PrereqTech&gt;TECH_AGRICULTURE&lt;/PrereqTech&gt; <text:s text:c="13"/>&lt;TechType&gt;TECH_ARCHERY&lt;/TechType&gt;&lt;/Row&gt;</text:p>
          </table:table-cell>
          <table:table-cell/>
          <table:table-cell table:style-name="ce174" table:formula="of:=IF([.E33]=0;&quot;&quot;;&quot;&lt;Row&gt;&lt;PrereqTech&gt;TECH_&quot;&amp;UPPER([.E33])&amp;&quot;&lt;/PrereqTech&gt;&quot;&amp;REPT(&quot; &quot;;25-LEN([.E33]))&amp;&quot;&lt;TechType&gt;TECH_&quot;&amp;UPPER([.F33])&amp;&quot;&lt;/TechType&gt;&lt;/Row&gt;&quot;)">
            <text:p/>
          </table:table-cell>
          <table:table-cell/>
          <table:table-cell table:style-name="ce174" table:formula="of:=IF([.G33]=0;&quot;&quot;;&quot;&lt;Row&gt;&lt;PrereqTech&gt;TECH_&quot;&amp;UPPER([.G33])&amp;&quot;&lt;/PrereqTech&gt;&quot;&amp;REPT(&quot; &quot;;25-LEN([.G33]))&amp;&quot;&lt;TechType&gt;TECH_&quot;&amp;UPPER([.H33])&amp;&quot;&lt;/TechType&gt;&lt;/Row&gt;&quot;)" office:value-type="string" office:string-value="&lt;Row&gt;&lt;PrereqTech&gt;TECH_ARCHERY&lt;/PrereqTech&gt;                  &lt;TechType&gt;TECH_MATHEMATICS&lt;/TechType&gt;&lt;/Row&gt;" calcext:value-type="string">
            <text:p>&lt;Row&gt;&lt;PrereqTech&gt;TECH_ARCHERY&lt;/PrereqTech&gt; <text:s text:c="17"/>&lt;TechType&gt;TECH_MATHEMATICS&lt;/TechType&gt;&lt;/Row&gt;</text:p>
          </table:table-cell>
          <table:table-cell/>
          <table:table-cell table:style-name="ce174" table:formula="of:=IF([.I33]=0;&quot;&quot;;&quot;&lt;Row&gt;&lt;PrereqTech&gt;TECH_&quot;&amp;UPPER([.I33])&amp;&quot;&lt;/PrereqTech&gt;&quot;&amp;REPT(&quot; &quot;;25-LEN([.I33]))&amp;&quot;&lt;TechType&gt;TECH_&quot;&amp;UPPER([.J33])&amp;&quot;&lt;/TechType&gt;&lt;/Row&gt;&quot;)" office:value-type="string" office:string-value="&lt;Row&gt;&lt;PrereqTech&gt;TECH_MATHEMATICS&lt;/PrereqTech&gt;              &lt;TechType&gt;TECH_ENGINEERING&lt;/TechType&gt;&lt;/Row&gt;" calcext:value-type="string">
            <text:p>&lt;Row&gt;&lt;PrereqTech&gt;TECH_MATHEMATICS&lt;/PrereqTech&gt; <text:s text:c="13"/>&lt;TechType&gt;TECH_ENGINEERING&lt;/TechType&gt;&lt;/Row&gt;</text:p>
          </table:table-cell>
          <table:table-cell/>
          <table:table-cell table:style-name="ce174" table:formula="of:=IF([.K33]=0;&quot;&quot;;&quot;&lt;Row&gt;&lt;PrereqTech&gt;TECH_&quot;&amp;UPPER([.K33])&amp;&quot;&lt;/PrereqTech&gt;&quot;&amp;REPT(&quot; &quot;;25-LEN([.K33]))&amp;&quot;&lt;TechType&gt;TECH_&quot;&amp;UPPER([.L33])&amp;&quot;&lt;/TechType&gt;&lt;/Row&gt;&quot;)">
            <text:p/>
          </table:table-cell>
          <table:table-cell/>
          <table:table-cell table:style-name="ce174" table:formula="of:=IF([.M33]=0;&quot;&quot;;&quot;&lt;Row&gt;&lt;PrereqTech&gt;TECH_&quot;&amp;UPPER([.M33])&amp;&quot;&lt;/PrereqTech&gt;&quot;&amp;REPT(&quot; &quot;;25-LEN([.M33]))&amp;&quot;&lt;TechType&gt;TECH_&quot;&amp;UPPER([.N33])&amp;&quot;&lt;/TechType&gt;&lt;/Row&gt;&quot;)">
            <text:p/>
          </table:table-cell>
          <table:table-cell/>
          <table:table-cell table:style-name="ce174" table:formula="of:=IF([.O33]=0;&quot;&quot;;&quot;&lt;Row&gt;&lt;PrereqTech&gt;TECH_&quot;&amp;UPPER([.O33])&amp;&quot;&lt;/PrereqTech&gt;&quot;&amp;REPT(&quot; &quot;;25-LEN([.O33]))&amp;&quot;&lt;TechType&gt;TECH_&quot;&amp;UPPER([.P33])&amp;&quot;&lt;/TechType&gt;&lt;/Row&gt;&quot;)" office:value-type="string" office:string-value="&lt;Row&gt;&lt;PrereqTech&gt;TECH_MACHINERY&lt;/PrereqTech&gt;                &lt;TechType&gt;TECH_PRINTING_PRESS&lt;/TechType&gt;&lt;/Row&gt;" calcext:value-type="string">
            <text:p>&lt;Row&gt;&lt;PrereqTech&gt;TECH_MACHINERY&lt;/PrereqTech&gt; <text:s text:c="15"/>&lt;TechType&gt;TECH_PRINTING_PRESS&lt;/TechType&gt;&lt;/Row&gt;</text:p>
          </table:table-cell>
          <table:table-cell/>
          <table:table-cell table:style-name="ce174" table:formula="of:=IF([.Q33]=0;&quot;&quot;;&quot;&lt;Row&gt;&lt;PrereqTech&gt;TECH_&quot;&amp;UPPER([.Q33])&amp;&quot;&lt;/PrereqTech&gt;&quot;&amp;REPT(&quot; &quot;;25-LEN([.Q33]))&amp;&quot;&lt;TechType&gt;TECH_&quot;&amp;UPPER([.R33])&amp;&quot;&lt;/TechType&gt;&lt;/Row&gt;&quot;)" office:value-type="string" office:string-value="&lt;Row&gt;&lt;PrereqTech&gt;TECH_PRINTING_PRESS&lt;/PrereqTech&gt;           &lt;TechType&gt;TECH_METALLURGY&lt;/TechType&gt;&lt;/Row&gt;" calcext:value-type="string">
            <text:p>&lt;Row&gt;&lt;PrereqTech&gt;TECH_PRINTING_PRESS&lt;/PrereqTech&gt; <text:s text:c="10"/>&lt;TechType&gt;TECH_METALLURGY&lt;/TechType&gt;&lt;/Row&gt;</text:p>
          </table:table-cell>
          <table:table-cell/>
          <table:table-cell table:style-name="ce174" table:formula="of:=IF([.S33]=0;&quot;&quot;;&quot;&lt;Row&gt;&lt;PrereqTech&gt;TECH_&quot;&amp;UPPER([.S33])&amp;&quot;&lt;/PrereqTech&gt;&quot;&amp;REPT(&quot; &quot;;25-LEN([.S33]))&amp;&quot;&lt;TechType&gt;TECH_&quot;&amp;UPPER([.T33])&amp;&quot;&lt;/TechType&gt;&lt;/Row&gt;&quot;)" office:value-type="string" office:string-value="&lt;Row&gt;&lt;PrereqTech&gt;TECH_METALLURGY&lt;/PrereqTech&gt;               &lt;TechType&gt;TECH_STEAM_POWER&lt;/TechType&gt;&lt;/Row&gt;" calcext:value-type="string">
            <text:p>&lt;Row&gt;&lt;PrereqTech&gt;TECH_METALLURGY&lt;/PrereqTech&gt; <text:s text:c="14"/>&lt;TechType&gt;TECH_STEAM_POWER&lt;/TechType&gt;&lt;/Row&gt;</text:p>
          </table:table-cell>
          <table:table-cell/>
          <table:table-cell table:style-name="ce174" table:formula="of:=IF([.U33]=0;&quot;&quot;;&quot;&lt;Row&gt;&lt;PrereqTech&gt;TECH_&quot;&amp;UPPER([.U33])&amp;&quot;&lt;/PrereqTech&gt;&quot;&amp;REPT(&quot; &quot;;25-LEN([.U33]))&amp;&quot;&lt;TechType&gt;TECH_&quot;&amp;UPPER([.V33])&amp;&quot;&lt;/TechType&gt;&lt;/Row&gt;&quot;)" office:value-type="string" office:string-value="&lt;Row&gt;&lt;PrereqTech&gt;TECH_STEAM_POWER&lt;/PrereqTech&gt;              &lt;TechType&gt;TECH_INDUSTRIALIZATION&lt;/TechType&gt;&lt;/Row&gt;" calcext:value-type="string">
            <text:p>&lt;Row&gt;&lt;PrereqTech&gt;TECH_STEAM_POWER&lt;/PrereqTech&gt; <text:s text:c="13"/>&lt;TechType&gt;TECH_INDUSTRIALIZATION&lt;/TechType&gt;&lt;/Row&gt;</text:p>
          </table:table-cell>
          <table:table-cell/>
          <table:table-cell table:style-name="ce174" table:formula="of:=IF([.W33]=0;&quot;&quot;;&quot;&lt;Row&gt;&lt;PrereqTech&gt;TECH_&quot;&amp;UPPER([.W33])&amp;&quot;&lt;/PrereqTech&gt;&quot;&amp;REPT(&quot; &quot;;25-LEN([.W33]))&amp;&quot;&lt;TechType&gt;TECH_&quot;&amp;UPPER([.X33])&amp;&quot;&lt;/TechType&gt;&lt;/Row&gt;&quot;)" office:value-type="string" office:string-value="&lt;Row&gt;&lt;PrereqTech&gt;TECH_INDUSTRIALIZATION&lt;/PrereqTech&gt;        &lt;TechType&gt;TECH_FLIGHT&lt;/TechType&gt;&lt;/Row&gt;" calcext:value-type="string">
            <text:p>&lt;Row&gt;&lt;PrereqTech&gt;TECH_INDUSTRIALIZATION&lt;/PrereqTech&gt; <text:s text:c="7"/>&lt;TechType&gt;TECH_FLIGHT&lt;/TechType&gt;&lt;/Row&gt;</text:p>
          </table:table-cell>
          <table:table-cell/>
          <table:table-cell table:style-name="ce174" table:formula="of:=IF([.Y33]=0;&quot;&quot;;&quot;&lt;Row&gt;&lt;PrereqTech&gt;TECH_&quot;&amp;UPPER([.Y33])&amp;&quot;&lt;/PrereqTech&gt;&quot;&amp;REPT(&quot; &quot;;25-LEN([.Y33]))&amp;&quot;&lt;TechType&gt;TECH_&quot;&amp;UPPER([.Z33])&amp;&quot;&lt;/TechType&gt;&lt;/Row&gt;&quot;)" office:value-type="string" office:string-value="&lt;Row&gt;&lt;PrereqTech&gt;TECH_FLIGHT&lt;/PrereqTech&gt;                   &lt;TechType&gt;TECH_COMBUSTION&lt;/TechType&gt;&lt;/Row&gt;" calcext:value-type="string">
            <text:p>&lt;Row&gt;&lt;PrereqTech&gt;TECH_FLIGHT&lt;/PrereqTech&gt; <text:s text:c="18"/>&lt;TechType&gt;TECH_COMBUSTION&lt;/TechType&gt;&lt;/Row&gt;</text:p>
          </table:table-cell>
          <table:table-cell/>
          <table:table-cell table:style-name="ce174" table:formula="of:=IF([.AA33]=0;&quot;&quot;;&quot;&lt;Row&gt;&lt;PrereqTech&gt;TECH_&quot;&amp;UPPER([.AA33])&amp;&quot;&lt;/PrereqTech&gt;&quot;&amp;REPT(&quot; &quot;;25-LEN([.AA33]))&amp;&quot;&lt;TechType&gt;TECH_&quot;&amp;UPPER([.AB33])&amp;&quot;&lt;/TechType&gt;&lt;/Row&gt;&quot;)" office:value-type="string" office:string-value="&lt;Row&gt;&lt;PrereqTech&gt;TECH_COMBUSTION&lt;/PrereqTech&gt;               &lt;TechType&gt;TECH_ATOMIC_THEORY&lt;/TechType&gt;&lt;/Row&gt;" calcext:value-type="string">
            <text:p>&lt;Row&gt;&lt;PrereqTech&gt;TECH_COMBUSTION&lt;/PrereqTech&gt; <text:s text:c="14"/>&lt;TechType&gt;TECH_ATOMIC_THEORY&lt;/TechType&gt;&lt;/Row&gt;</text:p>
          </table:table-cell>
          <table:table-cell/>
          <table:table-cell table:style-name="ce174" table:formula="of:=IF([.AC33]=0;&quot;&quot;;&quot;&lt;Row&gt;&lt;PrereqTech&gt;TECH_&quot;&amp;UPPER([.AC33])&amp;&quot;&lt;/PrereqTech&gt;&quot;&amp;REPT(&quot; &quot;;25-LEN([.AC33]))&amp;&quot;&lt;TechType&gt;TECH_&quot;&amp;UPPER([.AD33])&amp;&quot;&lt;/TechType&gt;&lt;/Row&gt;&quot;)" office:value-type="string" office:string-value="&lt;Row&gt;&lt;PrereqTech&gt;TECH_ATOMIC_THEORY&lt;/PrereqTech&gt;            &lt;TechType&gt;TECH_NUCLEAR_FISSION&lt;/TechType&gt;&lt;/Row&gt;" calcext:value-type="string">
            <text:p>&lt;Row&gt;&lt;PrereqTech&gt;TECH_ATOMIC_THEORY&lt;/PrereqTech&gt; <text:s text:c="11"/>&lt;TechType&gt;TECH_NUCLEAR_FISSION&lt;/TechType&gt;&lt;/Row&gt;</text:p>
          </table:table-cell>
          <table:table-cell/>
          <table:table-cell table:style-name="ce174" table:formula="of:=IF([.AE33]=0;&quot;&quot;;&quot;&lt;Row&gt;&lt;PrereqTech&gt;TECH_&quot;&amp;UPPER([.AE33])&amp;&quot;&lt;/PrereqTech&gt;&quot;&amp;REPT(&quot; &quot;;25-LEN([.AE33]))&amp;&quot;&lt;TechType&gt;TECH_&quot;&amp;UPPER([.AF33])&amp;&quot;&lt;/TechType&gt;&lt;/Row&gt;&quot;)">
            <text:p/>
          </table:table-cell>
          <table:table-cell/>
          <table:table-cell table:style-name="ce174" table:formula="of:=IF([.AG33]=0;&quot;&quot;;&quot;&lt;Row&gt;&lt;PrereqTech&gt;TECH_&quot;&amp;UPPER([.AG33])&amp;&quot;&lt;/PrereqTech&gt;&quot;&amp;REPT(&quot; &quot;;25-LEN([.AG33]))&amp;&quot;&lt;TechType&gt;TECH_&quot;&amp;UPPER([.AH33])&amp;&quot;&lt;/TechType&gt;&lt;/Row&gt;&quot;)">
            <text:p/>
          </table:table-cell>
          <table:table-cell/>
          <table:table-cell table:style-name="ce183" table:formula="of:=IF([.AI33]=0;&quot;&quot;;&quot;&lt;Row&gt;&lt;PrereqTech&gt;TECH_&quot;&amp;UPPER([.AI33])&amp;&quot;&lt;/PrereqTech&gt;&quot;&amp;REPT(&quot; &quot;;25-LEN([.AI33]))&amp;&quot;&lt;TechType&gt;TECH_&quot;&amp;UPPER([.AJ33])&amp;&quot;&lt;/TechType&gt;&lt;/Row&gt;&quot;)">
            <text:p/>
          </table:table-cell>
          <table:table-cell/>
          <table:table-cell table:style-name="ce178" table:formula="of:=IF([.D33]=0;&quot;&quot;;&quot;'TECH_&quot;&amp;UPPER([.D33])&amp;&quot;', &quot;)" office:value-type="string" office:string-value="'TECH_ARCHERY', " calcext:value-type="string">
            <text:p>'TECH_ARCHERY', </text:p>
          </table:table-cell>
          <table:table-cell table:style-name="ce174"/>
          <table:table-cell table:style-name="ce174" table:formula="of:=IF([.F33]=0;&quot;&quot;;&quot;'TECH_&quot;&amp;UPPER([.F33])&amp;&quot;', &quot;)">
            <text:p/>
          </table:table-cell>
          <table:table-cell table:style-name="ce174"/>
          <table:table-cell table:style-name="ce174" table:formula="of:=IF([.H33]=0;&quot;&quot;;&quot;'TECH_&quot;&amp;UPPER([.H33])&amp;&quot;', &quot;)" office:value-type="string" office:string-value="'TECH_MATHEMATICS', " calcext:value-type="string">
            <text:p>'TECH_MATHEMATICS', </text:p>
          </table:table-cell>
          <table:table-cell table:style-name="ce174"/>
          <table:table-cell table:style-name="ce174" table:formula="of:=IF([.J33]=0;&quot;&quot;;&quot;'TECH_&quot;&amp;UPPER([.J33])&amp;&quot;', &quot;)" office:value-type="string" office:string-value="'TECH_ENGINEERING', " calcext:value-type="string">
            <text:p>'TECH_ENGINEERING', </text:p>
          </table:table-cell>
          <table:table-cell table:style-name="ce174"/>
          <table:table-cell table:style-name="ce174" table:formula="of:=IF([.L33]=0;&quot;&quot;;&quot;'TECH_&quot;&amp;UPPER([.L33])&amp;&quot;', &quot;)">
            <text:p/>
          </table:table-cell>
          <table:table-cell table:style-name="ce174"/>
          <table:table-cell table:style-name="ce174" table:formula="of:=IF([.N33]=0;&quot;&quot;;&quot;'TECH_&quot;&amp;UPPER([.N33])&amp;&quot;', &quot;)" office:value-type="string" office:string-value="'TECH_MACHINERY', " calcext:value-type="string">
            <text:p>'TECH_MACHINERY', </text:p>
          </table:table-cell>
          <table:table-cell table:style-name="ce174"/>
          <table:table-cell table:style-name="ce174" table:formula="of:=IF([.P33]=0;&quot;&quot;;&quot;'TECH_&quot;&amp;UPPER([.P33])&amp;&quot;', &quot;)" office:value-type="string" office:string-value="'TECH_PRINTING_PRESS', " calcext:value-type="string">
            <text:p>'TECH_PRINTING_PRESS', </text:p>
          </table:table-cell>
          <table:table-cell table:style-name="ce174"/>
          <table:table-cell table:style-name="ce174" table:formula="of:=IF([.R33]=0;&quot;&quot;;&quot;'TECH_&quot;&amp;UPPER([.R33])&amp;&quot;', &quot;)" office:value-type="string" office:string-value="'TECH_METALLURGY', " calcext:value-type="string">
            <text:p>'TECH_METALLURGY', </text:p>
          </table:table-cell>
          <table:table-cell table:style-name="ce174"/>
          <table:table-cell table:style-name="ce174" table:formula="of:=IF([.T33]=0;&quot;&quot;;&quot;'TECH_&quot;&amp;UPPER([.T33])&amp;&quot;', &quot;)" office:value-type="string" office:string-value="'TECH_STEAM_POWER', " calcext:value-type="string">
            <text:p>'TECH_STEAM_POWER', </text:p>
          </table:table-cell>
          <table:table-cell table:style-name="ce174"/>
          <table:table-cell table:style-name="ce174" table:formula="of:=IF([.V33]=0;&quot;&quot;;&quot;'TECH_&quot;&amp;UPPER([.V33])&amp;&quot;', &quot;)" office:value-type="string" office:string-value="'TECH_INDUSTRIALIZATION', " calcext:value-type="string">
            <text:p>'TECH_INDUSTRIALIZATION', </text:p>
          </table:table-cell>
          <table:table-cell table:style-name="ce174"/>
          <table:table-cell table:style-name="ce174" table:formula="of:=IF([.X33]=0;&quot;&quot;;&quot;'TECH_&quot;&amp;UPPER([.X33])&amp;&quot;', &quot;)" office:value-type="string" office:string-value="'TECH_FLIGHT', " calcext:value-type="string">
            <text:p>'TECH_FLIGHT', </text:p>
          </table:table-cell>
          <table:table-cell table:style-name="ce174"/>
          <table:table-cell table:style-name="ce174" table:formula="of:=IF([.Z33]=0;&quot;&quot;;&quot;'TECH_&quot;&amp;UPPER([.Z33])&amp;&quot;', &quot;)" office:value-type="string" office:string-value="'TECH_COMBUSTION', " calcext:value-type="string">
            <text:p>'TECH_COMBUSTION', </text:p>
          </table:table-cell>
          <table:table-cell table:style-name="ce174"/>
          <table:table-cell table:style-name="ce174" table:formula="of:=IF([.AB33]=0;&quot;&quot;;&quot;'TECH_&quot;&amp;UPPER([.AB33])&amp;&quot;', &quot;)" office:value-type="string" office:string-value="'TECH_ATOMIC_THEORY', " calcext:value-type="string">
            <text:p>'TECH_ATOMIC_THEORY', </text:p>
          </table:table-cell>
          <table:table-cell table:style-name="ce174"/>
          <table:table-cell table:style-name="ce174" table:formula="of:=IF([.AD33]=0;&quot;&quot;;&quot;'TECH_&quot;&amp;UPPER([.AD33])&amp;&quot;', &quot;)" office:value-type="string" office:string-value="'TECH_NUCLEAR_FISSION', " calcext:value-type="string">
            <text:p>'TECH_NUCLEAR_FISSION', </text:p>
          </table:table-cell>
          <table:table-cell table:style-name="ce174"/>
          <table:table-cell table:style-name="ce174" table:formula="of:=IF([.AF33]=0;&quot;&quot;;&quot;'TECH_&quot;&amp;UPPER([.AF33])&amp;&quot;', &quot;)">
            <text:p/>
          </table:table-cell>
          <table:table-cell table:style-name="ce174"/>
          <table:table-cell table:style-name="ce174" table:formula="of:=IF([.AH33]=0;&quot;&quot;;&quot;'TECH_&quot;&amp;UPPER([.AH33])&amp;&quot;', &quot;)" office:value-type="string" office:string-value="'TECH_NUCLEAR_FUSION', " calcext:value-type="string">
            <text:p>'TECH_NUCLEAR_FUSION', </text:p>
          </table:table-cell>
          <table:table-cell table:style-name="ce175"/>
          <table:table-cell table:style-name="ce183" table:formula="of:=IF([.AJ33]=0;&quot;&quot;;&quot;'TECH_&quot;&amp;UPPER([.AJ33])&amp;&quot;', &quot;)" office:value-type="string" office:string-value="'TECH_MOBILE_TACTICS', " calcext:value-type="string">
            <text:p>'TECH_MOBILE_TACTICS', </text:p>
          </table:table-cell>
          <table:table-cell table:style-name="ce191" table:formula="of:=&quot;UPDATE Technologies SET GridY=&quot;&amp;[.A33]&amp;&quot; WHERE Type IN (&quot;&amp;[.CA33]&amp;[.CC33]&amp;[.CE33]&amp;[.CG33]&amp;[.CI33]&amp;[.CK33]&amp;[.CM33]&amp;[.CO33]&amp;[.CQ33]&amp;[.CS33]&amp;[.CU33]&amp;[.CW33]&amp;[.CY33]&amp;[.DA33]&amp;[.DC33]&amp;[.DE33]&amp;[.DG33]&amp;&quot;'none');&quot;" office:value-type="string" office:string-value="UPDATE Technologies SET GridY=6 WHERE Type IN ('TECH_ARCHERY', 'TECH_MATHEMATICS', 'TECH_ENGINEERING', 'TECH_MACHINERY', 'TECH_PRINTING_PRESS', 'TECH_METALLURGY', 'TECH_STEAM_POWER', 'TECH_INDUSTRIALIZATION', 'TECH_FLIGHT', 'TECH_COMBUSTION', 'TECH_ATOMIC_THEORY', 'TECH_NUCLEAR_FISSION', 'TECH_NUCLEAR_FUSION', 'TECH_MOBILE_TACTICS', 'none');" calcext:value-type="string">
            <text:p>UPDATE Technologies SET GridY=6 WHERE Type IN ('TECH_ARCHERY', 'TECH_MATHEMATICS', 'TECH_ENGINEERING', 'TECH_MACHINERY', 'TECH_PRINTING_PRESS', 'TECH_METALLURGY', 'TECH_STEAM_POWER', 'TECH_INDUSTRIALIZATION', 'TECH_FLIGHT', 'TECH_COMBUSTION', 'TECH_ATOMIC_THEORY', 'TECH_NUCLEAR_FISSION', 'TECH_NUCLEAR_FUSION', 'TECH_MOBILE_TACTICS', 'none');</text:p>
          </table:table-cell>
          <table:table-cell table:style-name="ce1" office:value-type="string" calcext:value-type="string">
            <text:p><text:s/></text:p>
          </table:table-cell>
          <table:table-cell table:number-columns-repeated="911"/>
        </table:table-row>
        <table:table-row table:style-name="ro3">
          <table:covered-table-cell table:style-name="ce84"/>
          <table:table-cell table:style-name="ce98"/>
          <table:table-cell table:style-name="ce116"/>
          <table:table-cell table:style-name="ce135"/>
          <table:table-cell table:style-name="ce116"/>
          <table:table-cell table:style-name="ce135"/>
          <table:table-cell table:style-name="ce116" office:value-type="string" calcext:value-type="string">
            <text:p>Bronze_Working</text:p>
          </table:table-cell>
          <table:table-cell table:style-name="ce135"/>
          <table:table-cell table:style-name="ce140"/>
          <table:table-cell table:style-name="ce142"/>
          <table:table-cell table:style-name="ce116"/>
          <table:table-cell table:style-name="ce135"/>
          <table:table-cell table:style-name="ce116" office:value-type="string" calcext:value-type="string">
            <text:p>Metal_Casting</text:p>
          </table:table-cell>
          <table:table-cell table:style-name="ce135"/>
          <table:table-cell table:style-name="ce140"/>
          <table:table-cell table:style-name="ce142"/>
          <table:table-cell table:style-name="ce116"/>
          <table:table-cell table:style-name="ce135"/>
          <table:table-cell table:style-name="ce116"/>
          <table:table-cell table:style-name="ce135"/>
          <table:table-cell table:style-name="ce116" office:value-type="string" calcext:value-type="string">
            <text:p>Rifling</text:p>
          </table:table-cell>
          <table:table-cell table:style-name="ce135"/>
          <table:table-cell table:style-name="ce116"/>
          <table:table-cell table:style-name="ce135"/>
          <table:table-cell table:style-name="ce116" office:value-type="string" calcext:value-type="string">
            <text:p>Railroad</text:p>
          </table:table-cell>
          <table:table-cell table:style-name="ce135"/>
          <table:table-cell table:style-name="ce116"/>
          <table:table-cell table:style-name="ce135"/>
          <table:table-cell table:style-name="ce116"/>
          <table:table-cell table:style-name="ce135"/>
          <table:table-cell table:style-name="ce116"/>
          <table:table-cell table:style-name="ce135"/>
          <table:table-cell table:style-name="ce116" office:value-type="string" calcext:value-type="string">
            <text:p>Lasers</text:p>
          </table:table-cell>
          <table:table-cell table:style-name="ce135"/>
          <table:table-cell table:style-name="ce116"/>
          <table:table-cell table:style-name="ce135"/>
          <table:table-cell table:style-name="ce116"/>
          <table:table-cell/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78" table:formula="of:=IF([.C34]=0;&quot;&quot;;&quot;&lt;Row&gt;&lt;PrereqTech&gt;TECH_&quot;&amp;UPPER([.C34])&amp;&quot;&lt;/PrereqTech&gt;&quot;&amp;REPT(&quot; &quot;;25-LEN([.C34]))&amp;&quot;&lt;TechType&gt;TECH_&quot;&amp;UPPER([.D33])&amp;&quot;&lt;/TechType&gt;&lt;/Row&gt;&quot;)">
            <text:p/>
          </table:table-cell>
          <table:table-cell/>
          <table:table-cell table:style-name="ce174" table:formula="of:=IF([.E34]=0;&quot;&quot;;&quot;&lt;Row&gt;&lt;PrereqTech&gt;TECH_&quot;&amp;UPPER([.E34])&amp;&quot;&lt;/PrereqTech&gt;&quot;&amp;REPT(&quot; &quot;;25-LEN([.E34]))&amp;&quot;&lt;TechType&gt;TECH_&quot;&amp;UPPER([.F33])&amp;&quot;&lt;/TechType&gt;&lt;/Row&gt;&quot;)">
            <text:p/>
          </table:table-cell>
          <table:table-cell/>
          <table:table-cell table:style-name="ce174" table:formula="of:=IF([.G34]=0;&quot;&quot;;&quot;&lt;Row&gt;&lt;PrereqTech&gt;TECH_&quot;&amp;UPPER([.G34])&amp;&quot;&lt;/PrereqTech&gt;&quot;&amp;REPT(&quot; &quot;;25-LEN([.G34]))&amp;&quot;&lt;TechType&gt;TECH_&quot;&amp;UPPER([.H33])&amp;&quot;&lt;/TechType&gt;&lt;/Row&gt;&quot;)" office:value-type="string" office:string-value="&lt;Row&gt;&lt;PrereqTech&gt;TECH_BRONZE_WORKING&lt;/PrereqTech&gt;           &lt;TechType&gt;TECH_MATHEMATICS&lt;/TechType&gt;&lt;/Row&gt;" calcext:value-type="string">
            <text:p>&lt;Row&gt;&lt;PrereqTech&gt;TECH_BRONZE_WORKING&lt;/PrereqTech&gt; <text:s text:c="10"/>&lt;TechType&gt;TECH_MATHEMATICS&lt;/TechType&gt;&lt;/Row&gt;</text:p>
          </table:table-cell>
          <table:table-cell/>
          <table:table-cell table:style-name="ce174" table:formula="of:=IF([.I34]=0;&quot;&quot;;&quot;&lt;Row&gt;&lt;PrereqTech&gt;TECH_&quot;&amp;UPPER([.I34])&amp;&quot;&lt;/PrereqTech&gt;&quot;&amp;REPT(&quot; &quot;;25-LEN([.I34]))&amp;&quot;&lt;TechType&gt;TECH_&quot;&amp;UPPER([.J33])&amp;&quot;&lt;/TechType&gt;&lt;/Row&gt;&quot;)">
            <text:p/>
          </table:table-cell>
          <table:table-cell/>
          <table:table-cell table:style-name="ce174" table:formula="of:=IF([.K34]=0;&quot;&quot;;&quot;&lt;Row&gt;&lt;PrereqTech&gt;TECH_&quot;&amp;UPPER([.K34])&amp;&quot;&lt;/PrereqTech&gt;&quot;&amp;REPT(&quot; &quot;;25-LEN([.K34]))&amp;&quot;&lt;TechType&gt;TECH_&quot;&amp;UPPER([.L33])&amp;&quot;&lt;/TechType&gt;&lt;/Row&gt;&quot;)">
            <text:p/>
          </table:table-cell>
          <table:table-cell/>
          <table:table-cell table:style-name="ce174" table:formula="of:=IF([.M34]=0;&quot;&quot;;&quot;&lt;Row&gt;&lt;PrereqTech&gt;TECH_&quot;&amp;UPPER([.M34])&amp;&quot;&lt;/PrereqTech&gt;&quot;&amp;REPT(&quot; &quot;;25-LEN([.M34]))&amp;&quot;&lt;TechType&gt;TECH_&quot;&amp;UPPER([.N33])&amp;&quot;&lt;/TechType&gt;&lt;/Row&gt;&quot;)" office:value-type="string" office:string-value="&lt;Row&gt;&lt;PrereqTech&gt;TECH_METAL_CASTING&lt;/PrereqTech&gt;            &lt;TechType&gt;TECH_MACHINERY&lt;/TechType&gt;&lt;/Row&gt;" calcext:value-type="string">
            <text:p>&lt;Row&gt;&lt;PrereqTech&gt;TECH_METAL_CASTING&lt;/PrereqTech&gt; <text:s text:c="11"/>&lt;TechType&gt;TECH_MACHINERY&lt;/TechType&gt;&lt;/Row&gt;</text:p>
          </table:table-cell>
          <table:table-cell/>
          <table:table-cell table:style-name="ce174" table:formula="of:=IF([.O34]=0;&quot;&quot;;&quot;&lt;Row&gt;&lt;PrereqTech&gt;TECH_&quot;&amp;UPPER([.O34])&amp;&quot;&lt;/PrereqTech&gt;&quot;&amp;REPT(&quot; &quot;;25-LEN([.O34]))&amp;&quot;&lt;TechType&gt;TECH_&quot;&amp;UPPER([.P33])&amp;&quot;&lt;/TechType&gt;&lt;/Row&gt;&quot;)">
            <text:p/>
          </table:table-cell>
          <table:table-cell/>
          <table:table-cell table:style-name="ce174" table:formula="of:=IF([.Q34]=0;&quot;&quot;;&quot;&lt;Row&gt;&lt;PrereqTech&gt;TECH_&quot;&amp;UPPER([.Q34])&amp;&quot;&lt;/PrereqTech&gt;&quot;&amp;REPT(&quot; &quot;;25-LEN([.Q34]))&amp;&quot;&lt;TechType&gt;TECH_&quot;&amp;UPPER([.R33])&amp;&quot;&lt;/TechType&gt;&lt;/Row&gt;&quot;)">
            <text:p/>
          </table:table-cell>
          <table:table-cell/>
          <table:table-cell table:style-name="ce174" table:formula="of:=IF([.S34]=0;&quot;&quot;;&quot;&lt;Row&gt;&lt;PrereqTech&gt;TECH_&quot;&amp;UPPER([.S34])&amp;&quot;&lt;/PrereqTech&gt;&quot;&amp;REPT(&quot; &quot;;25-LEN([.S34]))&amp;&quot;&lt;TechType&gt;TECH_&quot;&amp;UPPER([.T33])&amp;&quot;&lt;/TechType&gt;&lt;/Row&gt;&quot;)">
            <text:p/>
          </table:table-cell>
          <table:table-cell/>
          <table:table-cell table:style-name="ce174" table:formula="of:=IF([.U34]=0;&quot;&quot;;&quot;&lt;Row&gt;&lt;PrereqTech&gt;TECH_&quot;&amp;UPPER([.U34])&amp;&quot;&lt;/PrereqTech&gt;&quot;&amp;REPT(&quot; &quot;;25-LEN([.U34]))&amp;&quot;&lt;TechType&gt;TECH_&quot;&amp;UPPER([.V33])&amp;&quot;&lt;/TechType&gt;&lt;/Row&gt;&quot;)" office:value-type="string" office:string-value="&lt;Row&gt;&lt;PrereqTech&gt;TECH_RIFLING&lt;/PrereqTech&gt;                  &lt;TechType&gt;TECH_INDUSTRIALIZATION&lt;/TechType&gt;&lt;/Row&gt;" calcext:value-type="string">
            <text:p>&lt;Row&gt;&lt;PrereqTech&gt;TECH_RIFLING&lt;/PrereqTech&gt; <text:s text:c="17"/>&lt;TechType&gt;TECH_INDUSTRIALIZATION&lt;/TechType&gt;&lt;/Row&gt;</text:p>
          </table:table-cell>
          <table:table-cell/>
          <table:table-cell table:style-name="ce174" table:formula="of:=IF([.W34]=0;&quot;&quot;;&quot;&lt;Row&gt;&lt;PrereqTech&gt;TECH_&quot;&amp;UPPER([.W34])&amp;&quot;&lt;/PrereqTech&gt;&quot;&amp;REPT(&quot; &quot;;25-LEN([.W34]))&amp;&quot;&lt;TechType&gt;TECH_&quot;&amp;UPPER([.X33])&amp;&quot;&lt;/TechType&gt;&lt;/Row&gt;&quot;)">
            <text:p/>
          </table:table-cell>
          <table:table-cell/>
          <table:table-cell table:style-name="ce174" table:formula="of:=IF([.Y34]=0;&quot;&quot;;&quot;&lt;Row&gt;&lt;PrereqTech&gt;TECH_&quot;&amp;UPPER([.Y34])&amp;&quot;&lt;/PrereqTech&gt;&quot;&amp;REPT(&quot; &quot;;25-LEN([.Y34]))&amp;&quot;&lt;TechType&gt;TECH_&quot;&amp;UPPER([.Z33])&amp;&quot;&lt;/TechType&gt;&lt;/Row&gt;&quot;)" office:value-type="string" office:string-value="&lt;Row&gt;&lt;PrereqTech&gt;TECH_RAILROAD&lt;/PrereqTech&gt;                 &lt;TechType&gt;TECH_COMBUSTION&lt;/TechType&gt;&lt;/Row&gt;" calcext:value-type="string">
            <text:p>&lt;Row&gt;&lt;PrereqTech&gt;TECH_RAILROAD&lt;/PrereqTech&gt; <text:s text:c="16"/>&lt;TechType&gt;TECH_COMBUSTION&lt;/TechType&gt;&lt;/Row&gt;</text:p>
          </table:table-cell>
          <table:table-cell/>
          <table:table-cell table:style-name="ce174" table:formula="of:=IF([.AA34]=0;&quot;&quot;;&quot;&lt;Row&gt;&lt;PrereqTech&gt;TECH_&quot;&amp;UPPER([.AA34])&amp;&quot;&lt;/PrereqTech&gt;&quot;&amp;REPT(&quot; &quot;;25-LEN([.AA34]))&amp;&quot;&lt;TechType&gt;TECH_&quot;&amp;UPPER([.AB33])&amp;&quot;&lt;/TechType&gt;&lt;/Row&gt;&quot;)">
            <text:p/>
          </table:table-cell>
          <table:table-cell/>
          <table:table-cell table:style-name="ce174" table:formula="of:=IF([.AC34]=0;&quot;&quot;;&quot;&lt;Row&gt;&lt;PrereqTech&gt;TECH_&quot;&amp;UPPER([.AC34])&amp;&quot;&lt;/PrereqTech&gt;&quot;&amp;REPT(&quot; &quot;;25-LEN([.AC34]))&amp;&quot;&lt;TechType&gt;TECH_&quot;&amp;UPPER([.AD33])&amp;&quot;&lt;/TechType&gt;&lt;/Row&gt;&quot;)">
            <text:p/>
          </table:table-cell>
          <table:table-cell/>
          <table:table-cell table:style-name="ce174" table:formula="of:=IF([.AE34]=0;&quot;&quot;;&quot;&lt;Row&gt;&lt;PrereqTech&gt;TECH_&quot;&amp;UPPER([.AE34])&amp;&quot;&lt;/PrereqTech&gt;&quot;&amp;REPT(&quot; &quot;;25-LEN([.AE34]))&amp;&quot;&lt;TechType&gt;TECH_&quot;&amp;UPPER([.AF33])&amp;&quot;&lt;/TechType&gt;&lt;/Row&gt;&quot;)">
            <text:p/>
          </table:table-cell>
          <table:table-cell/>
          <table:table-cell table:style-name="ce174" table:formula="of:=IF([.AG34]=0;&quot;&quot;;&quot;&lt;Row&gt;&lt;PrereqTech&gt;TECH_&quot;&amp;UPPER([.AG34])&amp;&quot;&lt;/PrereqTech&gt;&quot;&amp;REPT(&quot; &quot;;25-LEN([.AG34]))&amp;&quot;&lt;TechType&gt;TECH_&quot;&amp;UPPER([.AH33])&amp;&quot;&lt;/TechType&gt;&lt;/Row&gt;&quot;)" office:value-type="string" office:string-value="&lt;Row&gt;&lt;PrereqTech&gt;TECH_LASERS&lt;/PrereqTech&gt;                   &lt;TechType&gt;TECH_NUCLEAR_FUSION&lt;/TechType&gt;&lt;/Row&gt;" calcext:value-type="string">
            <text:p>&lt;Row&gt;&lt;PrereqTech&gt;TECH_LASERS&lt;/PrereqTech&gt; <text:s text:c="18"/>&lt;TechType&gt;TECH_NUCLEAR_FUSION&lt;/TechType&gt;&lt;/Row&gt;</text:p>
          </table:table-cell>
          <table:table-cell/>
          <table:table-cell table:style-name="ce183" table:formula="of:=IF([.AI34]=0;&quot;&quot;;&quot;&lt;Row&gt;&lt;PrereqTech&gt;TECH_&quot;&amp;UPPER([.AI34])&amp;&quot;&lt;/PrereqTech&gt;&quot;&amp;REPT(&quot; &quot;;25-LEN([.AI34]))&amp;&quot;&lt;TechType&gt;TECH_&quot;&amp;UPPER([.AJ33])&amp;&quot;&lt;/TechType&gt;&lt;/Row&gt;&quot;)">
            <text:p/>
          </table:table-cell>
          <table:table-cell/>
          <table:table-cell table:style-name="ce178"/>
          <table:table-cell table:number-columns-repeated="5"/>
          <table:table-cell table:style-name="ce166" table:number-columns-repeated="2"/>
          <table:table-cell table:number-columns-repeated="22"/>
          <table:table-cell table:style-name="ce175" table:number-columns-repeated="2"/>
          <table:table-cell table:style-name="ce190"/>
          <table:table-cell table:style-name="ce191"/>
          <table:table-cell table:style-name="ce1" office:value-type="string" calcext:value-type="string">
            <text:p><text:s/></text:p>
          </table:table-cell>
          <table:table-cell table:number-columns-repeated="911"/>
        </table:table-row>
        <table:table-row table:style-name="ro3">
          <table:covered-table-cell table:style-name="ce84"/>
          <table:table-cell table:style-name="ce98"/>
          <table:table-cell table:style-name="ce117"/>
          <table:table-cell table:style-name="ce136"/>
          <table:table-cell table:style-name="ce137"/>
          <table:table-cell table:style-name="ce136"/>
          <table:table-cell table:style-name="ce137"/>
          <table:table-cell table:style-name="ce136"/>
          <table:table-cell table:style-name="ce144"/>
          <table:table-cell table:style-name="ce145"/>
          <table:table-cell table:style-name="ce137"/>
          <table:table-cell table:style-name="ce136"/>
          <table:table-cell table:style-name="ce137"/>
          <table:table-cell table:style-name="ce136"/>
          <table:table-cell table:style-name="ce144"/>
          <table:table-cell table:style-name="ce145"/>
          <table:table-cell table:style-name="ce137"/>
          <table:table-cell table:style-name="ce136"/>
          <table:table-cell table:style-name="ce137"/>
          <table:table-cell table:style-name="ce136"/>
          <table:table-cell table:style-name="ce116"/>
          <table:table-cell table:style-name="ce136"/>
          <table:table-cell table:style-name="ce137"/>
          <table:table-cell table:style-name="ce136"/>
          <table:table-cell table:style-name="ce137"/>
          <table:table-cell table:style-name="ce136"/>
          <table:table-cell table:style-name="ce137"/>
          <table:table-cell table:style-name="ce136"/>
          <table:table-cell table:style-name="ce137"/>
          <table:table-cell table:style-name="ce136"/>
          <table:table-cell table:style-name="ce137"/>
          <table:table-cell table:style-name="ce136"/>
          <table:table-cell table:style-name="ce117"/>
          <table:table-cell table:style-name="ce136"/>
          <table:table-cell table:style-name="ce137"/>
          <table:table-cell table:style-name="ce136"/>
          <table:table-cell table:style-name="ce137"/>
          <table:table-cell table:number-columns-repeated="7"/>
          <table:table-cell table:style-name="ce178" table:formula="of:=IF([.C35]=0;&quot;&quot;;&quot;&lt;Row&gt;&lt;PrereqTech&gt;TECH_&quot;&amp;UPPER([.C35])&amp;&quot;&lt;/PrereqTech&gt;&quot;&amp;REPT(&quot; &quot;;25-LEN([.C35]))&amp;&quot;&lt;TechType&gt;TECH_&quot;&amp;UPPER([.D33])&amp;&quot;&lt;/TechType&gt;&lt;/Row&gt;&quot;)">
            <text:p/>
          </table:table-cell>
          <table:table-cell/>
          <table:table-cell table:style-name="ce174" table:formula="of:=IF([.E35]=0;&quot;&quot;;&quot;&lt;Row&gt;&lt;PrereqTech&gt;TECH_&quot;&amp;UPPER([.E35])&amp;&quot;&lt;/PrereqTech&gt;&quot;&amp;REPT(&quot; &quot;;25-LEN([.E35]))&amp;&quot;&lt;TechType&gt;TECH_&quot;&amp;UPPER([.F33])&amp;&quot;&lt;/TechType&gt;&lt;/Row&gt;&quot;)">
            <text:p/>
          </table:table-cell>
          <table:table-cell/>
          <table:table-cell table:style-name="ce174" table:formula="of:=IF([.G35]=0;&quot;&quot;;&quot;&lt;Row&gt;&lt;PrereqTech&gt;TECH_&quot;&amp;UPPER([.G35])&amp;&quot;&lt;/PrereqTech&gt;&quot;&amp;REPT(&quot; &quot;;25-LEN([.G35]))&amp;&quot;&lt;TechType&gt;TECH_&quot;&amp;UPPER([.H33])&amp;&quot;&lt;/TechType&gt;&lt;/Row&gt;&quot;)">
            <text:p/>
          </table:table-cell>
          <table:table-cell/>
          <table:table-cell table:style-name="ce174" table:formula="of:=IF([.I35]=0;&quot;&quot;;&quot;&lt;Row&gt;&lt;PrereqTech&gt;TECH_&quot;&amp;UPPER([.I35])&amp;&quot;&lt;/PrereqTech&gt;&quot;&amp;REPT(&quot; &quot;;25-LEN([.I35]))&amp;&quot;&lt;TechType&gt;TECH_&quot;&amp;UPPER([.J33])&amp;&quot;&lt;/TechType&gt;&lt;/Row&gt;&quot;)">
            <text:p/>
          </table:table-cell>
          <table:table-cell/>
          <table:table-cell table:style-name="ce174" table:formula="of:=IF([.K35]=0;&quot;&quot;;&quot;&lt;Row&gt;&lt;PrereqTech&gt;TECH_&quot;&amp;UPPER([.K35])&amp;&quot;&lt;/PrereqTech&gt;&quot;&amp;REPT(&quot; &quot;;25-LEN([.K35]))&amp;&quot;&lt;TechType&gt;TECH_&quot;&amp;UPPER([.L33])&amp;&quot;&lt;/TechType&gt;&lt;/Row&gt;&quot;)">
            <text:p/>
          </table:table-cell>
          <table:table-cell/>
          <table:table-cell table:style-name="ce174" table:formula="of:=IF([.M35]=0;&quot;&quot;;&quot;&lt;Row&gt;&lt;PrereqTech&gt;TECH_&quot;&amp;UPPER([.M35])&amp;&quot;&lt;/PrereqTech&gt;&quot;&amp;REPT(&quot; &quot;;25-LEN([.M35]))&amp;&quot;&lt;TechType&gt;TECH_&quot;&amp;UPPER([.N33])&amp;&quot;&lt;/TechType&gt;&lt;/Row&gt;&quot;)">
            <text:p/>
          </table:table-cell>
          <table:table-cell/>
          <table:table-cell table:style-name="ce174" table:formula="of:=IF([.O35]=0;&quot;&quot;;&quot;&lt;Row&gt;&lt;PrereqTech&gt;TECH_&quot;&amp;UPPER([.O35])&amp;&quot;&lt;/PrereqTech&gt;&quot;&amp;REPT(&quot; &quot;;25-LEN([.O35]))&amp;&quot;&lt;TechType&gt;TECH_&quot;&amp;UPPER([.P33])&amp;&quot;&lt;/TechType&gt;&lt;/Row&gt;&quot;)">
            <text:p/>
          </table:table-cell>
          <table:table-cell/>
          <table:table-cell table:style-name="ce174" table:formula="of:=IF([.Q35]=0;&quot;&quot;;&quot;&lt;Row&gt;&lt;PrereqTech&gt;TECH_&quot;&amp;UPPER([.Q35])&amp;&quot;&lt;/PrereqTech&gt;&quot;&amp;REPT(&quot; &quot;;25-LEN([.Q35]))&amp;&quot;&lt;TechType&gt;TECH_&quot;&amp;UPPER([.R33])&amp;&quot;&lt;/TechType&gt;&lt;/Row&gt;&quot;)">
            <text:p/>
          </table:table-cell>
          <table:table-cell/>
          <table:table-cell table:style-name="ce174" table:formula="of:=IF([.S35]=0;&quot;&quot;;&quot;&lt;Row&gt;&lt;PrereqTech&gt;TECH_&quot;&amp;UPPER([.S35])&amp;&quot;&lt;/PrereqTech&gt;&quot;&amp;REPT(&quot; &quot;;25-LEN([.S35]))&amp;&quot;&lt;TechType&gt;TECH_&quot;&amp;UPPER([.T33])&amp;&quot;&lt;/TechType&gt;&lt;/Row&gt;&quot;)">
            <text:p/>
          </table:table-cell>
          <table:table-cell/>
          <table:table-cell table:style-name="ce174" table:formula="of:=IF([.U35]=0;&quot;&quot;;&quot;&lt;Row&gt;&lt;PrereqTech&gt;TECH_&quot;&amp;UPPER([.U35])&amp;&quot;&lt;/PrereqTech&gt;&quot;&amp;REPT(&quot; &quot;;25-LEN([.U35]))&amp;&quot;&lt;TechType&gt;TECH_&quot;&amp;UPPER([.V33])&amp;&quot;&lt;/TechType&gt;&lt;/Row&gt;&quot;)">
            <text:p/>
          </table:table-cell>
          <table:table-cell/>
          <table:table-cell table:style-name="ce174" table:formula="of:=IF([.W35]=0;&quot;&quot;;&quot;&lt;Row&gt;&lt;PrereqTech&gt;TECH_&quot;&amp;UPPER([.W35])&amp;&quot;&lt;/PrereqTech&gt;&quot;&amp;REPT(&quot; &quot;;25-LEN([.W35]))&amp;&quot;&lt;TechType&gt;TECH_&quot;&amp;UPPER([.X33])&amp;&quot;&lt;/TechType&gt;&lt;/Row&gt;&quot;)">
            <text:p/>
          </table:table-cell>
          <table:table-cell/>
          <table:table-cell table:style-name="ce174" table:formula="of:=IF([.Y35]=0;&quot;&quot;;&quot;&lt;Row&gt;&lt;PrereqTech&gt;TECH_&quot;&amp;UPPER([.Y35])&amp;&quot;&lt;/PrereqTech&gt;&quot;&amp;REPT(&quot; &quot;;25-LEN([.Y35]))&amp;&quot;&lt;TechType&gt;TECH_&quot;&amp;UPPER([.Z33])&amp;&quot;&lt;/TechType&gt;&lt;/Row&gt;&quot;)">
            <text:p/>
          </table:table-cell>
          <table:table-cell/>
          <table:table-cell table:style-name="ce174" table:formula="of:=IF([.AA35]=0;&quot;&quot;;&quot;&lt;Row&gt;&lt;PrereqTech&gt;TECH_&quot;&amp;UPPER([.AA35])&amp;&quot;&lt;/PrereqTech&gt;&quot;&amp;REPT(&quot; &quot;;25-LEN([.AA35]))&amp;&quot;&lt;TechType&gt;TECH_&quot;&amp;UPPER([.AB33])&amp;&quot;&lt;/TechType&gt;&lt;/Row&gt;&quot;)">
            <text:p/>
          </table:table-cell>
          <table:table-cell/>
          <table:table-cell table:style-name="ce174" table:formula="of:=IF([.AC35]=0;&quot;&quot;;&quot;&lt;Row&gt;&lt;PrereqTech&gt;TECH_&quot;&amp;UPPER([.AC35])&amp;&quot;&lt;/PrereqTech&gt;&quot;&amp;REPT(&quot; &quot;;25-LEN([.AC35]))&amp;&quot;&lt;TechType&gt;TECH_&quot;&amp;UPPER([.AD33])&amp;&quot;&lt;/TechType&gt;&lt;/Row&gt;&quot;)">
            <text:p/>
          </table:table-cell>
          <table:table-cell/>
          <table:table-cell table:style-name="ce174" table:formula="of:=IF([.AE35]=0;&quot;&quot;;&quot;&lt;Row&gt;&lt;PrereqTech&gt;TECH_&quot;&amp;UPPER([.AE35])&amp;&quot;&lt;/PrereqTech&gt;&quot;&amp;REPT(&quot; &quot;;25-LEN([.AE35]))&amp;&quot;&lt;TechType&gt;TECH_&quot;&amp;UPPER([.AF33])&amp;&quot;&lt;/TechType&gt;&lt;/Row&gt;&quot;)">
            <text:p/>
          </table:table-cell>
          <table:table-cell/>
          <table:table-cell table:style-name="ce174" table:formula="of:=IF([.AG35]=0;&quot;&quot;;&quot;&lt;Row&gt;&lt;PrereqTech&gt;TECH_&quot;&amp;UPPER([.AG35])&amp;&quot;&lt;/PrereqTech&gt;&quot;&amp;REPT(&quot; &quot;;25-LEN([.AG35]))&amp;&quot;&lt;TechType&gt;TECH_&quot;&amp;UPPER([.AH33])&amp;&quot;&lt;/TechType&gt;&lt;/Row&gt;&quot;)">
            <text:p/>
          </table:table-cell>
          <table:table-cell/>
          <table:table-cell table:style-name="ce183" table:formula="of:=IF([.AI35]=0;&quot;&quot;;&quot;&lt;Row&gt;&lt;PrereqTech&gt;TECH_&quot;&amp;UPPER([.AI35])&amp;&quot;&lt;/PrereqTech&gt;&quot;&amp;REPT(&quot; &quot;;25-LEN([.AI35]))&amp;&quot;&lt;TechType&gt;TECH_&quot;&amp;UPPER([.AJ33])&amp;&quot;&lt;/TechType&gt;&lt;/Row&gt;&quot;)">
            <text:p/>
          </table:table-cell>
          <table:table-cell/>
          <table:table-cell table:style-name="ce178"/>
          <table:table-cell table:number-columns-repeated="5"/>
          <table:table-cell table:style-name="ce175" table:number-columns-repeated="26"/>
          <table:table-cell table:style-name="ce190"/>
          <table:table-cell table:style-name="ce191"/>
          <table:table-cell table:style-name="ce1" office:value-type="string" calcext:value-type="string">
            <text:p><text:s/></text:p>
          </table:table-cell>
          <table:table-cell table:style-name="ce175" table:number-columns-repeated="911"/>
        </table:table-row>
        <table:table-row table:style-name="ro3">
          <table:table-cell table:style-name="ce83" office:value-type="float" office:value="7" calcext:value-type="float" table:number-columns-spanned="1" table:number-rows-spanned="5">
            <text:p>7</text:p>
          </table:table-cell>
          <table:table-cell table:style-name="ce95"/>
          <table:table-cell table:style-name="ce112"/>
          <table:table-cell table:style-name="ce131"/>
          <table:table-cell table:style-name="ce138"/>
          <table:table-cell table:style-name="ce131"/>
          <table:table-cell table:style-name="ce112"/>
          <table:table-cell table:style-name="ce131"/>
          <table:table-cell table:style-name="ce112"/>
          <table:table-cell table:style-name="ce131"/>
          <table:table-cell table:style-name="ce112"/>
          <table:table-cell table:style-name="ce131"/>
          <table:table-cell table:style-name="ce112"/>
          <table:table-cell table:style-name="ce131"/>
          <table:table-cell table:style-name="ce112"/>
          <table:table-cell table:style-name="ce131"/>
          <table:table-cell table:style-name="ce112"/>
          <table:table-cell table:style-name="ce131"/>
          <table:table-cell table:style-name="ce138"/>
          <table:table-cell table:style-name="ce131"/>
          <table:table-cell table:style-name="ce112"/>
          <table:table-cell table:style-name="ce131"/>
          <table:table-cell table:style-name="ce138"/>
          <table:table-cell table:style-name="ce131"/>
          <table:table-cell table:style-name="ce138"/>
          <table:table-cell table:style-name="ce131"/>
          <table:table-cell table:style-name="ce138"/>
          <table:table-cell table:style-name="ce131"/>
          <table:table-cell table:style-name="ce138"/>
          <table:table-cell table:style-name="ce131"/>
          <table:table-cell table:style-name="ce112"/>
          <table:table-cell table:style-name="ce131"/>
          <table:table-cell table:style-name="ce112"/>
          <table:table-cell table:style-name="ce131"/>
          <table:table-cell table:style-name="ce138"/>
          <table:table-cell table:style-name="ce131"/>
          <table:table-cell table:style-name="ce112"/>
          <table:table-cell table:number-columns-repeated="7"/>
          <table:table-cell table:style-name="ce178" table:formula="of:=IF([.C36]=0;&quot;&quot;;&quot;&lt;Row&gt;&lt;PrereqTech&gt;TECH_&quot;&amp;UPPER([.C36])&amp;&quot;&lt;/PrereqTech&gt;&quot;&amp;REPT(&quot; &quot;;25-LEN([.C36]))&amp;&quot;&lt;TechType&gt;TECH_&quot;&amp;UPPER([.D38])&amp;&quot;&lt;/TechType&gt;&lt;/Row&gt;&quot;)">
            <text:p/>
          </table:table-cell>
          <table:table-cell/>
          <table:table-cell table:style-name="ce174" table:formula="of:=IF([.E36]=0;&quot;&quot;;&quot;&lt;Row&gt;&lt;PrereqTech&gt;TECH_&quot;&amp;UPPER([.E36])&amp;&quot;&lt;/PrereqTech&gt;&quot;&amp;REPT(&quot; &quot;;25-LEN([.E36]))&amp;&quot;&lt;TechType&gt;TECH_&quot;&amp;UPPER([.F38])&amp;&quot;&lt;/TechType&gt;&lt;/Row&gt;&quot;)">
            <text:p/>
          </table:table-cell>
          <table:table-cell/>
          <table:table-cell table:style-name="ce174" table:formula="of:=IF([.G36]=0;&quot;&quot;;&quot;&lt;Row&gt;&lt;PrereqTech&gt;TECH_&quot;&amp;UPPER([.G36])&amp;&quot;&lt;/PrereqTech&gt;&quot;&amp;REPT(&quot; &quot;;25-LEN([.G36]))&amp;&quot;&lt;TechType&gt;TECH_&quot;&amp;UPPER([.H38])&amp;&quot;&lt;/TechType&gt;&lt;/Row&gt;&quot;)">
            <text:p/>
          </table:table-cell>
          <table:table-cell/>
          <table:table-cell table:style-name="ce174" table:formula="of:=IF([.I36]=0;&quot;&quot;;&quot;&lt;Row&gt;&lt;PrereqTech&gt;TECH_&quot;&amp;UPPER([.I36])&amp;&quot;&lt;/PrereqTech&gt;&quot;&amp;REPT(&quot; &quot;;25-LEN([.I36]))&amp;&quot;&lt;TechType&gt;TECH_&quot;&amp;UPPER([.J38])&amp;&quot;&lt;/TechType&gt;&lt;/Row&gt;&quot;)">
            <text:p/>
          </table:table-cell>
          <table:table-cell/>
          <table:table-cell table:style-name="ce174" table:formula="of:=IF([.K36]=0;&quot;&quot;;&quot;&lt;Row&gt;&lt;PrereqTech&gt;TECH_&quot;&amp;UPPER([.K36])&amp;&quot;&lt;/PrereqTech&gt;&quot;&amp;REPT(&quot; &quot;;25-LEN([.K36]))&amp;&quot;&lt;TechType&gt;TECH_&quot;&amp;UPPER([.L38])&amp;&quot;&lt;/TechType&gt;&lt;/Row&gt;&quot;)">
            <text:p/>
          </table:table-cell>
          <table:table-cell/>
          <table:table-cell table:style-name="ce174" table:formula="of:=IF([.M36]=0;&quot;&quot;;&quot;&lt;Row&gt;&lt;PrereqTech&gt;TECH_&quot;&amp;UPPER([.M36])&amp;&quot;&lt;/PrereqTech&gt;&quot;&amp;REPT(&quot; &quot;;25-LEN([.M36]))&amp;&quot;&lt;TechType&gt;TECH_&quot;&amp;UPPER([.N38])&amp;&quot;&lt;/TechType&gt;&lt;/Row&gt;&quot;)">
            <text:p/>
          </table:table-cell>
          <table:table-cell/>
          <table:table-cell table:style-name="ce174" table:formula="of:=IF([.O36]=0;&quot;&quot;;&quot;&lt;Row&gt;&lt;PrereqTech&gt;TECH_&quot;&amp;UPPER([.O36])&amp;&quot;&lt;/PrereqTech&gt;&quot;&amp;REPT(&quot; &quot;;25-LEN([.O36]))&amp;&quot;&lt;TechType&gt;TECH_&quot;&amp;UPPER([.P38])&amp;&quot;&lt;/TechType&gt;&lt;/Row&gt;&quot;)">
            <text:p/>
          </table:table-cell>
          <table:table-cell/>
          <table:table-cell table:style-name="ce174" table:formula="of:=IF([.Q36]=0;&quot;&quot;;&quot;&lt;Row&gt;&lt;PrereqTech&gt;TECH_&quot;&amp;UPPER([.Q36])&amp;&quot;&lt;/PrereqTech&gt;&quot;&amp;REPT(&quot; &quot;;25-LEN([.Q36]))&amp;&quot;&lt;TechType&gt;TECH_&quot;&amp;UPPER([.R38])&amp;&quot;&lt;/TechType&gt;&lt;/Row&gt;&quot;)">
            <text:p/>
          </table:table-cell>
          <table:table-cell/>
          <table:table-cell table:style-name="ce174" table:formula="of:=IF([.S36]=0;&quot;&quot;;&quot;&lt;Row&gt;&lt;PrereqTech&gt;TECH_&quot;&amp;UPPER([.S36])&amp;&quot;&lt;/PrereqTech&gt;&quot;&amp;REPT(&quot; &quot;;25-LEN([.S36]))&amp;&quot;&lt;TechType&gt;TECH_&quot;&amp;UPPER([.T38])&amp;&quot;&lt;/TechType&gt;&lt;/Row&gt;&quot;)">
            <text:p/>
          </table:table-cell>
          <table:table-cell/>
          <table:table-cell table:style-name="ce174" table:formula="of:=IF([.U36]=0;&quot;&quot;;&quot;&lt;Row&gt;&lt;PrereqTech&gt;TECH_&quot;&amp;UPPER([.U36])&amp;&quot;&lt;/PrereqTech&gt;&quot;&amp;REPT(&quot; &quot;;25-LEN([.U36]))&amp;&quot;&lt;TechType&gt;TECH_&quot;&amp;UPPER([.V38])&amp;&quot;&lt;/TechType&gt;&lt;/Row&gt;&quot;)">
            <text:p/>
          </table:table-cell>
          <table:table-cell/>
          <table:table-cell table:style-name="ce174" table:formula="of:=IF([.W36]=0;&quot;&quot;;&quot;&lt;Row&gt;&lt;PrereqTech&gt;TECH_&quot;&amp;UPPER([.W36])&amp;&quot;&lt;/PrereqTech&gt;&quot;&amp;REPT(&quot; &quot;;25-LEN([.W36]))&amp;&quot;&lt;TechType&gt;TECH_&quot;&amp;UPPER([.X38])&amp;&quot;&lt;/TechType&gt;&lt;/Row&gt;&quot;)">
            <text:p/>
          </table:table-cell>
          <table:table-cell/>
          <table:table-cell table:style-name="ce174" table:formula="of:=IF([.Y36]=0;&quot;&quot;;&quot;&lt;Row&gt;&lt;PrereqTech&gt;TECH_&quot;&amp;UPPER([.Y36])&amp;&quot;&lt;/PrereqTech&gt;&quot;&amp;REPT(&quot; &quot;;25-LEN([.Y36]))&amp;&quot;&lt;TechType&gt;TECH_&quot;&amp;UPPER([.Z38])&amp;&quot;&lt;/TechType&gt;&lt;/Row&gt;&quot;)">
            <text:p/>
          </table:table-cell>
          <table:table-cell/>
          <table:table-cell table:style-name="ce174" table:formula="of:=IF([.AA36]=0;&quot;&quot;;&quot;&lt;Row&gt;&lt;PrereqTech&gt;TECH_&quot;&amp;UPPER([.AA36])&amp;&quot;&lt;/PrereqTech&gt;&quot;&amp;REPT(&quot; &quot;;25-LEN([.AA36]))&amp;&quot;&lt;TechType&gt;TECH_&quot;&amp;UPPER([.AB38])&amp;&quot;&lt;/TechType&gt;&lt;/Row&gt;&quot;)">
            <text:p/>
          </table:table-cell>
          <table:table-cell/>
          <table:table-cell table:style-name="ce174" table:formula="of:=IF([.AC36]=0;&quot;&quot;;&quot;&lt;Row&gt;&lt;PrereqTech&gt;TECH_&quot;&amp;UPPER([.AC36])&amp;&quot;&lt;/PrereqTech&gt;&quot;&amp;REPT(&quot; &quot;;25-LEN([.AC36]))&amp;&quot;&lt;TechType&gt;TECH_&quot;&amp;UPPER([.AD38])&amp;&quot;&lt;/TechType&gt;&lt;/Row&gt;&quot;)">
            <text:p/>
          </table:table-cell>
          <table:table-cell/>
          <table:table-cell table:style-name="ce174" table:formula="of:=IF([.AE36]=0;&quot;&quot;;&quot;&lt;Row&gt;&lt;PrereqTech&gt;TECH_&quot;&amp;UPPER([.AE36])&amp;&quot;&lt;/PrereqTech&gt;&quot;&amp;REPT(&quot; &quot;;25-LEN([.AE36]))&amp;&quot;&lt;TechType&gt;TECH_&quot;&amp;UPPER([.AF38])&amp;&quot;&lt;/TechType&gt;&lt;/Row&gt;&quot;)">
            <text:p/>
          </table:table-cell>
          <table:table-cell/>
          <table:table-cell table:style-name="ce174" table:formula="of:=IF([.AG36]=0;&quot;&quot;;&quot;&lt;Row&gt;&lt;PrereqTech&gt;TECH_&quot;&amp;UPPER([.AG36])&amp;&quot;&lt;/PrereqTech&gt;&quot;&amp;REPT(&quot; &quot;;25-LEN([.AG36]))&amp;&quot;&lt;TechType&gt;TECH_&quot;&amp;UPPER([.AH38])&amp;&quot;&lt;/TechType&gt;&lt;/Row&gt;&quot;)">
            <text:p/>
          </table:table-cell>
          <table:table-cell/>
          <table:table-cell table:style-name="ce183" table:formula="of:=IF([.AI36]=0;&quot;&quot;;&quot;&lt;Row&gt;&lt;PrereqTech&gt;TECH_&quot;&amp;UPPER([.AI36])&amp;&quot;&lt;/PrereqTech&gt;&quot;&amp;REPT(&quot; &quot;;25-LEN([.AI36]))&amp;&quot;&lt;TechType&gt;TECH_&quot;&amp;UPPER([.AJ38])&amp;&quot;&lt;/TechType&gt;&lt;/Row&gt;&quot;)">
            <text:p/>
          </table:table-cell>
          <table:table-cell/>
          <table:table-cell table:style-name="ce178"/>
          <table:table-cell table:number-columns-repeated="5"/>
          <table:table-cell table:style-name="ce175" table:number-columns-repeated="26"/>
          <table:table-cell table:style-name="ce190"/>
          <table:table-cell table:style-name="ce191"/>
          <table:table-cell table:style-name="ce1" office:value-type="string" calcext:value-type="string">
            <text:p><text:s/></text:p>
          </table:table-cell>
          <table:table-cell table:style-name="ce165" table:number-columns-repeated="911"/>
        </table:table-row>
        <table:table-row table:style-name="ro3">
          <table:covered-table-cell table:style-name="ce83"/>
          <table:table-cell table:style-name="ce96"/>
          <table:table-cell table:style-name="ce113"/>
          <table:table-cell table:style-name="ce132"/>
          <table:table-cell table:style-name="ce113"/>
          <table:table-cell table:style-name="ce132"/>
          <table:table-cell table:style-name="ce113"/>
          <table:table-cell table:style-name="ce132"/>
          <table:table-cell table:style-name="ce113"/>
          <table:table-cell table:style-name="ce132"/>
          <table:table-cell table:style-name="ce113" office:value-type="string" calcext:value-type="string">
            <text:p>Engineering</text:p>
          </table:table-cell>
          <table:table-cell table:style-name="ce132"/>
          <table:table-cell table:style-name="ce113"/>
          <table:table-cell table:style-name="ce132"/>
          <table:table-cell table:style-name="ce113"/>
          <table:table-cell table:style-name="ce132"/>
          <table:table-cell table:style-name="ce113" office:value-type="string" calcext:value-type="string">
            <text:p>Printing_Press</text:p>
          </table:table-cell>
          <table:table-cell table:style-name="ce132"/>
          <table:table-cell table:style-name="ce113"/>
          <table:table-cell table:style-name="ce132"/>
          <table:table-cell table:style-name="ce113"/>
          <table:table-cell table:style-name="ce132"/>
          <table:table-cell table:style-name="ce113" office:value-type="string" calcext:value-type="string">
            <text:p>Industrialization</text:p>
          </table:table-cell>
          <table:table-cell table:style-name="ce132"/>
          <table:table-cell table:style-name="ce113"/>
          <table:table-cell table:style-name="ce132"/>
          <table:table-cell table:style-name="ce113" office:value-type="string" calcext:value-type="string">
            <text:p>Combustion</text:p>
          </table:table-cell>
          <table:table-cell table:style-name="ce132"/>
          <table:table-cell table:style-name="ce113" table:number-columns-repeated="3"/>
          <table:table-cell table:style-name="ce132"/>
          <table:table-cell table:style-name="ce113"/>
          <table:table-cell table:style-name="ce132"/>
          <table:table-cell table:style-name="ce113"/>
          <table:table-cell table:style-name="ce132"/>
          <table:table-cell table:style-name="ce113"/>
          <table:table-cell table:number-columns-repeated="7"/>
          <table:table-cell table:style-name="ce178" table:formula="of:=IF([.C37]=0;&quot;&quot;;&quot;&lt;Row&gt;&lt;PrereqTech&gt;TECH_&quot;&amp;UPPER([.C37])&amp;&quot;&lt;/PrereqTech&gt;&quot;&amp;REPT(&quot; &quot;;25-LEN([.C37]))&amp;&quot;&lt;TechType&gt;TECH_&quot;&amp;UPPER([.D38])&amp;&quot;&lt;/TechType&gt;&lt;/Row&gt;&quot;)">
            <text:p/>
          </table:table-cell>
          <table:table-cell/>
          <table:table-cell table:style-name="ce174" table:formula="of:=IF([.E37]=0;&quot;&quot;;&quot;&lt;Row&gt;&lt;PrereqTech&gt;TECH_&quot;&amp;UPPER([.E37])&amp;&quot;&lt;/PrereqTech&gt;&quot;&amp;REPT(&quot; &quot;;25-LEN([.E37]))&amp;&quot;&lt;TechType&gt;TECH_&quot;&amp;UPPER([.F38])&amp;&quot;&lt;/TechType&gt;&lt;/Row&gt;&quot;)">
            <text:p/>
          </table:table-cell>
          <table:table-cell/>
          <table:table-cell table:style-name="ce174" table:formula="of:=IF([.G37]=0;&quot;&quot;;&quot;&lt;Row&gt;&lt;PrereqTech&gt;TECH_&quot;&amp;UPPER([.G37])&amp;&quot;&lt;/PrereqTech&gt;&quot;&amp;REPT(&quot; &quot;;25-LEN([.G37]))&amp;&quot;&lt;TechType&gt;TECH_&quot;&amp;UPPER([.H38])&amp;&quot;&lt;/TechType&gt;&lt;/Row&gt;&quot;)">
            <text:p/>
          </table:table-cell>
          <table:table-cell/>
          <table:table-cell table:style-name="ce174" table:formula="of:=IF([.I37]=0;&quot;&quot;;&quot;&lt;Row&gt;&lt;PrereqTech&gt;TECH_&quot;&amp;UPPER([.I37])&amp;&quot;&lt;/PrereqTech&gt;&quot;&amp;REPT(&quot; &quot;;25-LEN([.I37]))&amp;&quot;&lt;TechType&gt;TECH_&quot;&amp;UPPER([.J38])&amp;&quot;&lt;/TechType&gt;&lt;/Row&gt;&quot;)">
            <text:p/>
          </table:table-cell>
          <table:table-cell/>
          <table:table-cell table:style-name="ce174" table:formula="of:=IF([.K37]=0;&quot;&quot;;&quot;&lt;Row&gt;&lt;PrereqTech&gt;TECH_&quot;&amp;UPPER([.K37])&amp;&quot;&lt;/PrereqTech&gt;&quot;&amp;REPT(&quot; &quot;;25-LEN([.K37]))&amp;&quot;&lt;TechType&gt;TECH_&quot;&amp;UPPER([.L38])&amp;&quot;&lt;/TechType&gt;&lt;/Row&gt;&quot;)" office:value-type="string" office:string-value="&lt;Row&gt;&lt;PrereqTech&gt;TECH_ENGINEERING&lt;/PrereqTech&gt;              &lt;TechType&gt;TECH_METAL_CASTING&lt;/TechType&gt;&lt;/Row&gt;" calcext:value-type="string">
            <text:p>&lt;Row&gt;&lt;PrereqTech&gt;TECH_ENGINEERING&lt;/PrereqTech&gt; <text:s text:c="13"/>&lt;TechType&gt;TECH_METAL_CASTING&lt;/TechType&gt;&lt;/Row&gt;</text:p>
          </table:table-cell>
          <table:table-cell/>
          <table:table-cell table:style-name="ce174" table:formula="of:=IF([.M37]=0;&quot;&quot;;&quot;&lt;Row&gt;&lt;PrereqTech&gt;TECH_&quot;&amp;UPPER([.M37])&amp;&quot;&lt;/PrereqTech&gt;&quot;&amp;REPT(&quot; &quot;;25-LEN([.M37]))&amp;&quot;&lt;TechType&gt;TECH_&quot;&amp;UPPER([.N38])&amp;&quot;&lt;/TechType&gt;&lt;/Row&gt;&quot;)">
            <text:p/>
          </table:table-cell>
          <table:table-cell/>
          <table:table-cell table:style-name="ce174" table:formula="of:=IF([.O37]=0;&quot;&quot;;&quot;&lt;Row&gt;&lt;PrereqTech&gt;TECH_&quot;&amp;UPPER([.O37])&amp;&quot;&lt;/PrereqTech&gt;&quot;&amp;REPT(&quot; &quot;;25-LEN([.O37]))&amp;&quot;&lt;TechType&gt;TECH_&quot;&amp;UPPER([.P38])&amp;&quot;&lt;/TechType&gt;&lt;/Row&gt;&quot;)">
            <text:p/>
          </table:table-cell>
          <table:table-cell/>
          <table:table-cell table:style-name="ce174" table:formula="of:=IF([.Q37]=0;&quot;&quot;;&quot;&lt;Row&gt;&lt;PrereqTech&gt;TECH_&quot;&amp;UPPER([.Q37])&amp;&quot;&lt;/PrereqTech&gt;&quot;&amp;REPT(&quot; &quot;;25-LEN([.Q37]))&amp;&quot;&lt;TechType&gt;TECH_&quot;&amp;UPPER([.R38])&amp;&quot;&lt;/TechType&gt;&lt;/Row&gt;&quot;)" office:value-type="string" office:string-value="&lt;Row&gt;&lt;PrereqTech&gt;TECH_PRINTING_PRESS&lt;/PrereqTech&gt;           &lt;TechType&gt;TECH_CHEMISTRY&lt;/TechType&gt;&lt;/Row&gt;" calcext:value-type="string">
            <text:p>&lt;Row&gt;&lt;PrereqTech&gt;TECH_PRINTING_PRESS&lt;/PrereqTech&gt; <text:s text:c="10"/>&lt;TechType&gt;TECH_CHEMISTRY&lt;/TechType&gt;&lt;/Row&gt;</text:p>
          </table:table-cell>
          <table:table-cell/>
          <table:table-cell table:style-name="ce174" table:formula="of:=IF([.S37]=0;&quot;&quot;;&quot;&lt;Row&gt;&lt;PrereqTech&gt;TECH_&quot;&amp;UPPER([.S37])&amp;&quot;&lt;/PrereqTech&gt;&quot;&amp;REPT(&quot; &quot;;25-LEN([.S37]))&amp;&quot;&lt;TechType&gt;TECH_&quot;&amp;UPPER([.T38])&amp;&quot;&lt;/TechType&gt;&lt;/Row&gt;&quot;)">
            <text:p/>
          </table:table-cell>
          <table:table-cell/>
          <table:table-cell table:style-name="ce174" table:formula="of:=IF([.U37]=0;&quot;&quot;;&quot;&lt;Row&gt;&lt;PrereqTech&gt;TECH_&quot;&amp;UPPER([.U37])&amp;&quot;&lt;/PrereqTech&gt;&quot;&amp;REPT(&quot; &quot;;25-LEN([.U37]))&amp;&quot;&lt;TechType&gt;TECH_&quot;&amp;UPPER([.V38])&amp;&quot;&lt;/TechType&gt;&lt;/Row&gt;&quot;)">
            <text:p/>
          </table:table-cell>
          <table:table-cell/>
          <table:table-cell table:style-name="ce174" table:formula="of:=IF([.W37]=0;&quot;&quot;;&quot;&lt;Row&gt;&lt;PrereqTech&gt;TECH_&quot;&amp;UPPER([.W37])&amp;&quot;&lt;/PrereqTech&gt;&quot;&amp;REPT(&quot; &quot;;25-LEN([.W37]))&amp;&quot;&lt;TechType&gt;TECH_&quot;&amp;UPPER([.X38])&amp;&quot;&lt;/TechType&gt;&lt;/Row&gt;&quot;)" office:value-type="string" office:string-value="&lt;Row&gt;&lt;PrereqTech&gt;TECH_INDUSTRIALIZATION&lt;/PrereqTech&gt;        &lt;TechType&gt;TECH_RAILROAD&lt;/TechType&gt;&lt;/Row&gt;" calcext:value-type="string">
            <text:p>&lt;Row&gt;&lt;PrereqTech&gt;TECH_INDUSTRIALIZATION&lt;/PrereqTech&gt; <text:s text:c="7"/>&lt;TechType&gt;TECH_RAILROAD&lt;/TechType&gt;&lt;/Row&gt;</text:p>
          </table:table-cell>
          <table:table-cell/>
          <table:table-cell table:style-name="ce174" table:formula="of:=IF([.Y37]=0;&quot;&quot;;&quot;&lt;Row&gt;&lt;PrereqTech&gt;TECH_&quot;&amp;UPPER([.Y37])&amp;&quot;&lt;/PrereqTech&gt;&quot;&amp;REPT(&quot; &quot;;25-LEN([.Y37]))&amp;&quot;&lt;TechType&gt;TECH_&quot;&amp;UPPER([.Z38])&amp;&quot;&lt;/TechType&gt;&lt;/Row&gt;&quot;)">
            <text:p/>
          </table:table-cell>
          <table:table-cell/>
          <table:table-cell table:style-name="ce174" table:formula="of:=IF([.AA37]=0;&quot;&quot;;&quot;&lt;Row&gt;&lt;PrereqTech&gt;TECH_&quot;&amp;UPPER([.AA37])&amp;&quot;&lt;/PrereqTech&gt;&quot;&amp;REPT(&quot; &quot;;25-LEN([.AA37]))&amp;&quot;&lt;TechType&gt;TECH_&quot;&amp;UPPER([.AB38])&amp;&quot;&lt;/TechType&gt;&lt;/Row&gt;&quot;)" office:value-type="string" office:string-value="&lt;Row&gt;&lt;PrereqTech&gt;TECH_COMBUSTION&lt;/PrereqTech&gt;               &lt;TechType&gt;TECH_COMBINED_ARMS&lt;/TechType&gt;&lt;/Row&gt;" calcext:value-type="string">
            <text:p>&lt;Row&gt;&lt;PrereqTech&gt;TECH_COMBUSTION&lt;/PrereqTech&gt; <text:s text:c="14"/>&lt;TechType&gt;TECH_COMBINED_ARMS&lt;/TechType&gt;&lt;/Row&gt;</text:p>
          </table:table-cell>
          <table:table-cell/>
          <table:table-cell table:style-name="ce174" table:formula="of:=IF([.AC37]=0;&quot;&quot;;&quot;&lt;Row&gt;&lt;PrereqTech&gt;TECH_&quot;&amp;UPPER([.AC37])&amp;&quot;&lt;/PrereqTech&gt;&quot;&amp;REPT(&quot; &quot;;25-LEN([.AC37]))&amp;&quot;&lt;TechType&gt;TECH_&quot;&amp;UPPER([.AD38])&amp;&quot;&lt;/TechType&gt;&lt;/Row&gt;&quot;)">
            <text:p/>
          </table:table-cell>
          <table:table-cell/>
          <table:table-cell table:style-name="ce174" table:formula="of:=IF([.AE37]=0;&quot;&quot;;&quot;&lt;Row&gt;&lt;PrereqTech&gt;TECH_&quot;&amp;UPPER([.AE37])&amp;&quot;&lt;/PrereqTech&gt;&quot;&amp;REPT(&quot; &quot;;25-LEN([.AE37]))&amp;&quot;&lt;TechType&gt;TECH_&quot;&amp;UPPER([.AF38])&amp;&quot;&lt;/TechType&gt;&lt;/Row&gt;&quot;)">
            <text:p/>
          </table:table-cell>
          <table:table-cell/>
          <table:table-cell table:style-name="ce174" table:formula="of:=IF([.AG37]=0;&quot;&quot;;&quot;&lt;Row&gt;&lt;PrereqTech&gt;TECH_&quot;&amp;UPPER([.AG37])&amp;&quot;&lt;/PrereqTech&gt;&quot;&amp;REPT(&quot; &quot;;25-LEN([.AG37]))&amp;&quot;&lt;TechType&gt;TECH_&quot;&amp;UPPER([.AH38])&amp;&quot;&lt;/TechType&gt;&lt;/Row&gt;&quot;)">
            <text:p/>
          </table:table-cell>
          <table:table-cell/>
          <table:table-cell table:style-name="ce183" table:formula="of:=IF([.AI37]=0;&quot;&quot;;&quot;&lt;Row&gt;&lt;PrereqTech&gt;TECH_&quot;&amp;UPPER([.AI37])&amp;&quot;&lt;/PrereqTech&gt;&quot;&amp;REPT(&quot; &quot;;25-LEN([.AI37]))&amp;&quot;&lt;TechType&gt;TECH_&quot;&amp;UPPER([.AJ38])&amp;&quot;&lt;/TechType&gt;&lt;/Row&gt;&quot;)">
            <text:p/>
          </table:table-cell>
          <table:table-cell/>
          <table:table-cell table:style-name="ce178"/>
          <table:table-cell table:number-columns-repeated="5"/>
          <table:table-cell table:style-name="ce166" table:number-columns-repeated="2"/>
          <table:table-cell table:number-columns-repeated="22"/>
          <table:table-cell table:style-name="ce175" table:number-columns-repeated="2"/>
          <table:table-cell table:style-name="ce190"/>
          <table:table-cell table:style-name="ce191"/>
          <table:table-cell table:style-name="ce1" office:value-type="string" calcext:value-type="string">
            <text:p><text:s/></text:p>
          </table:table-cell>
          <table:table-cell table:number-columns-repeated="911"/>
        </table:table-row>
        <table:table-row table:style-name="ro3">
          <table:covered-table-cell table:style-name="ce83" office:value-type="float" office:value="7" calcext:value-type="float">
            <text:p>7</text:p>
          </table:covered-table-cell>
          <table:table-cell table:style-name="ce96"/>
          <table:table-cell table:style-name="ce113" office:value-type="string" calcext:value-type="string">
            <text:p>Agriculture</text:p>
          </table:table-cell>
          <table:table-cell table:style-name="ce132" office:value-type="string" calcext:value-type="string">
            <text:p>Mining</text:p>
          </table:table-cell>
          <table:table-cell table:style-name="ce113" office:value-type="string" calcext:value-type="string">
            <text:p>Mining</text:p>
          </table:table-cell>
          <table:table-cell table:style-name="ce132" office:value-type="string" calcext:value-type="string">
            <text:p>Bronze_Working</text:p>
          </table:table-cell>
          <table:table-cell table:style-name="ce113" office:value-type="string" calcext:value-type="string">
            <text:p>Bronze_Working</text:p>
          </table:table-cell>
          <table:table-cell table:style-name="ce132" office:value-type="string" calcext:value-type="string">
            <text:p>Iron_Working</text:p>
          </table:table-cell>
          <table:table-cell table:style-name="ce113"/>
          <table:table-cell table:style-name="ce132"/>
          <table:table-cell table:style-name="ce113" office:value-type="string" calcext:value-type="string">
            <text:p>Iron_Working</text:p>
          </table:table-cell>
          <table:table-cell table:style-name="ce132" office:value-type="string" calcext:value-type="string">
            <text:p>Metal_Casting</text:p>
          </table:table-cell>
          <table:table-cell table:style-name="ce113" office:value-type="string" calcext:value-type="string">
            <text:p>Metal_Casting</text:p>
          </table:table-cell>
          <table:table-cell table:style-name="ce132" office:value-type="string" calcext:value-type="string">
            <text:p>Physics</text:p>
          </table:table-cell>
          <table:table-cell table:style-name="ce113" office:value-type="string" calcext:value-type="string">
            <text:p>Physics</text:p>
          </table:table-cell>
          <table:table-cell table:style-name="ce132" office:value-type="string" calcext:value-type="string">
            <text:p>Gunpowder</text:p>
          </table:table-cell>
          <table:table-cell table:style-name="ce113" office:value-type="string" calcext:value-type="string">
            <text:p>Gunpowder</text:p>
          </table:table-cell>
          <table:table-cell table:style-name="ce132" office:value-type="string" calcext:value-type="string">
            <text:p>Chemistry</text:p>
          </table:table-cell>
          <table:table-cell table:style-name="ce113" office:value-type="string" calcext:value-type="string">
            <text:p>Chemistry</text:p>
          </table:table-cell>
          <table:table-cell table:style-name="ce132" office:value-type="string" calcext:value-type="string">
            <text:p>Rifling</text:p>
          </table:table-cell>
          <table:table-cell table:style-name="ce113"/>
          <table:table-cell table:style-name="ce132"/>
          <table:table-cell table:style-name="ce113"/>
          <table:table-cell table:style-name="ce132" office:value-type="string" calcext:value-type="string">
            <text:p>Railroad</text:p>
          </table:table-cell>
          <table:table-cell table:style-name="ce113"/>
          <table:table-cell table:style-name="ce132"/>
          <table:table-cell table:style-name="ce113"/>
          <table:table-cell table:style-name="ce132" office:value-type="string" calcext:value-type="string">
            <text:p>Combined_Arms</text:p>
          </table:table-cell>
          <table:table-cell table:style-name="ce113" office:value-type="string" calcext:value-type="string">
            <text:p>Combined_Arms</text:p>
          </table:table-cell>
          <table:table-cell table:style-name="ce132" office:value-type="string" calcext:value-type="string">
            <text:p>Robotics</text:p>
          </table:table-cell>
          <table:table-cell table:style-name="ce113" office:value-type="string" calcext:value-type="string">
            <text:p>Robotics</text:p>
          </table:table-cell>
          <table:table-cell table:style-name="ce132" office:value-type="string" calcext:value-type="string">
            <text:p>Lasers</text:p>
          </table:table-cell>
          <table:table-cell table:style-name="ce113" office:value-type="string" calcext:value-type="string">
            <text:p>Lasers</text:p>
          </table:table-cell>
          <table:table-cell table:style-name="ce132" office:value-type="string" calcext:value-type="string">
            <text:p>Stealth</text:p>
          </table:table-cell>
          <table:table-cell table:style-name="ce113"/>
          <table:table-cell table:style-name="ce132" office:value-type="string" calcext:value-type="string">
            <text:p>Radar</text:p>
          </table:table-cell>
          <table:table-cell table:style-name="ce113"/>
          <table:table-cell table:number-columns-repeated="7"/>
          <table:table-cell table:style-name="ce178" table:formula="of:=IF([.C38]=0;&quot;&quot;;&quot;&lt;Row&gt;&lt;PrereqTech&gt;TECH_&quot;&amp;UPPER([.C38])&amp;&quot;&lt;/PrereqTech&gt;&quot;&amp;REPT(&quot; &quot;;25-LEN([.C38]))&amp;&quot;&lt;TechType&gt;TECH_&quot;&amp;UPPER([.D38])&amp;&quot;&lt;/TechType&gt;&lt;/Row&gt;&quot;)" office:value-type="string" office:string-value="&lt;Row&gt;&lt;PrereqTech&gt;TECH_AGRICULTURE&lt;/PrereqTech&gt;              &lt;TechType&gt;TECH_MINING&lt;/TechType&gt;&lt;/Row&gt;" calcext:value-type="string">
            <text:p>&lt;Row&gt;&lt;PrereqTech&gt;TECH_AGRICULTURE&lt;/PrereqTech&gt; <text:s text:c="13"/>&lt;TechType&gt;TECH_MINING&lt;/TechType&gt;&lt;/Row&gt;</text:p>
          </table:table-cell>
          <table:table-cell/>
          <table:table-cell table:style-name="ce174" table:formula="of:=IF([.E38]=0;&quot;&quot;;&quot;&lt;Row&gt;&lt;PrereqTech&gt;TECH_&quot;&amp;UPPER([.E38])&amp;&quot;&lt;/PrereqTech&gt;&quot;&amp;REPT(&quot; &quot;;25-LEN([.E38]))&amp;&quot;&lt;TechType&gt;TECH_&quot;&amp;UPPER([.F38])&amp;&quot;&lt;/TechType&gt;&lt;/Row&gt;&quot;)" office:value-type="string" office:string-value="&lt;Row&gt;&lt;PrereqTech&gt;TECH_MINING&lt;/PrereqTech&gt;                   &lt;TechType&gt;TECH_BRONZE_WORKING&lt;/TechType&gt;&lt;/Row&gt;" calcext:value-type="string">
            <text:p>&lt;Row&gt;&lt;PrereqTech&gt;TECH_MINING&lt;/PrereqTech&gt; <text:s text:c="18"/>&lt;TechType&gt;TECH_BRONZE_WORKING&lt;/TechType&gt;&lt;/Row&gt;</text:p>
          </table:table-cell>
          <table:table-cell/>
          <table:table-cell table:style-name="ce174" table:formula="of:=IF([.G38]=0;&quot;&quot;;&quot;&lt;Row&gt;&lt;PrereqTech&gt;TECH_&quot;&amp;UPPER([.G38])&amp;&quot;&lt;/PrereqTech&gt;&quot;&amp;REPT(&quot; &quot;;25-LEN([.G38]))&amp;&quot;&lt;TechType&gt;TECH_&quot;&amp;UPPER([.H38])&amp;&quot;&lt;/TechType&gt;&lt;/Row&gt;&quot;)" office:value-type="string" office:string-value="&lt;Row&gt;&lt;PrereqTech&gt;TECH_BRONZE_WORKING&lt;/PrereqTech&gt;           &lt;TechType&gt;TECH_IRON_WORKING&lt;/TechType&gt;&lt;/Row&gt;" calcext:value-type="string">
            <text:p>&lt;Row&gt;&lt;PrereqTech&gt;TECH_BRONZE_WORKING&lt;/PrereqTech&gt; <text:s text:c="10"/>&lt;TechType&gt;TECH_IRON_WORKING&lt;/TechType&gt;&lt;/Row&gt;</text:p>
          </table:table-cell>
          <table:table-cell/>
          <table:table-cell table:style-name="ce174" table:formula="of:=IF([.I38]=0;&quot;&quot;;&quot;&lt;Row&gt;&lt;PrereqTech&gt;TECH_&quot;&amp;UPPER([.I38])&amp;&quot;&lt;/PrereqTech&gt;&quot;&amp;REPT(&quot; &quot;;25-LEN([.I38]))&amp;&quot;&lt;TechType&gt;TECH_&quot;&amp;UPPER([.J38])&amp;&quot;&lt;/TechType&gt;&lt;/Row&gt;&quot;)">
            <text:p/>
          </table:table-cell>
          <table:table-cell/>
          <table:table-cell table:style-name="ce174" table:formula="of:=IF([.K38]=0;&quot;&quot;;&quot;&lt;Row&gt;&lt;PrereqTech&gt;TECH_&quot;&amp;UPPER([.K38])&amp;&quot;&lt;/PrereqTech&gt;&quot;&amp;REPT(&quot; &quot;;25-LEN([.K38]))&amp;&quot;&lt;TechType&gt;TECH_&quot;&amp;UPPER([.L38])&amp;&quot;&lt;/TechType&gt;&lt;/Row&gt;&quot;)" office:value-type="string" office:string-value="&lt;Row&gt;&lt;PrereqTech&gt;TECH_IRON_WORKING&lt;/PrereqTech&gt;             &lt;TechType&gt;TECH_METAL_CASTING&lt;/TechType&gt;&lt;/Row&gt;" calcext:value-type="string">
            <text:p>&lt;Row&gt;&lt;PrereqTech&gt;TECH_IRON_WORKING&lt;/PrereqTech&gt; <text:s text:c="12"/>&lt;TechType&gt;TECH_METAL_CASTING&lt;/TechType&gt;&lt;/Row&gt;</text:p>
          </table:table-cell>
          <table:table-cell/>
          <table:table-cell table:style-name="ce174" table:formula="of:=IF([.M38]=0;&quot;&quot;;&quot;&lt;Row&gt;&lt;PrereqTech&gt;TECH_&quot;&amp;UPPER([.M38])&amp;&quot;&lt;/PrereqTech&gt;&quot;&amp;REPT(&quot; &quot;;25-LEN([.M38]))&amp;&quot;&lt;TechType&gt;TECH_&quot;&amp;UPPER([.N38])&amp;&quot;&lt;/TechType&gt;&lt;/Row&gt;&quot;)" office:value-type="string" office:string-value="&lt;Row&gt;&lt;PrereqTech&gt;TECH_METAL_CASTING&lt;/PrereqTech&gt;            &lt;TechType&gt;TECH_PHYSICS&lt;/TechType&gt;&lt;/Row&gt;" calcext:value-type="string">
            <text:p>&lt;Row&gt;&lt;PrereqTech&gt;TECH_METAL_CASTING&lt;/PrereqTech&gt; <text:s text:c="11"/>&lt;TechType&gt;TECH_PHYSICS&lt;/TechType&gt;&lt;/Row&gt;</text:p>
          </table:table-cell>
          <table:table-cell/>
          <table:table-cell table:style-name="ce174" table:formula="of:=IF([.O38]=0;&quot;&quot;;&quot;&lt;Row&gt;&lt;PrereqTech&gt;TECH_&quot;&amp;UPPER([.O38])&amp;&quot;&lt;/PrereqTech&gt;&quot;&amp;REPT(&quot; &quot;;25-LEN([.O38]))&amp;&quot;&lt;TechType&gt;TECH_&quot;&amp;UPPER([.P38])&amp;&quot;&lt;/TechType&gt;&lt;/Row&gt;&quot;)" office:value-type="string" office:string-value="&lt;Row&gt;&lt;PrereqTech&gt;TECH_PHYSICS&lt;/PrereqTech&gt;                  &lt;TechType&gt;TECH_GUNPOWDER&lt;/TechType&gt;&lt;/Row&gt;" calcext:value-type="string">
            <text:p>&lt;Row&gt;&lt;PrereqTech&gt;TECH_PHYSICS&lt;/PrereqTech&gt; <text:s text:c="17"/>&lt;TechType&gt;TECH_GUNPOWDER&lt;/TechType&gt;&lt;/Row&gt;</text:p>
          </table:table-cell>
          <table:table-cell/>
          <table:table-cell table:style-name="ce174" table:formula="of:=IF([.Q38]=0;&quot;&quot;;&quot;&lt;Row&gt;&lt;PrereqTech&gt;TECH_&quot;&amp;UPPER([.Q38])&amp;&quot;&lt;/PrereqTech&gt;&quot;&amp;REPT(&quot; &quot;;25-LEN([.Q38]))&amp;&quot;&lt;TechType&gt;TECH_&quot;&amp;UPPER([.R38])&amp;&quot;&lt;/TechType&gt;&lt;/Row&gt;&quot;)" office:value-type="string" office:string-value="&lt;Row&gt;&lt;PrereqTech&gt;TECH_GUNPOWDER&lt;/PrereqTech&gt;                &lt;TechType&gt;TECH_CHEMISTRY&lt;/TechType&gt;&lt;/Row&gt;" calcext:value-type="string">
            <text:p>&lt;Row&gt;&lt;PrereqTech&gt;TECH_GUNPOWDER&lt;/PrereqTech&gt; <text:s text:c="15"/>&lt;TechType&gt;TECH_CHEMISTRY&lt;/TechType&gt;&lt;/Row&gt;</text:p>
          </table:table-cell>
          <table:table-cell/>
          <table:table-cell table:style-name="ce174" table:formula="of:=IF([.S38]=0;&quot;&quot;;&quot;&lt;Row&gt;&lt;PrereqTech&gt;TECH_&quot;&amp;UPPER([.S38])&amp;&quot;&lt;/PrereqTech&gt;&quot;&amp;REPT(&quot; &quot;;25-LEN([.S38]))&amp;&quot;&lt;TechType&gt;TECH_&quot;&amp;UPPER([.T38])&amp;&quot;&lt;/TechType&gt;&lt;/Row&gt;&quot;)" office:value-type="string" office:string-value="&lt;Row&gt;&lt;PrereqTech&gt;TECH_CHEMISTRY&lt;/PrereqTech&gt;                &lt;TechType&gt;TECH_RIFLING&lt;/TechType&gt;&lt;/Row&gt;" calcext:value-type="string">
            <text:p>&lt;Row&gt;&lt;PrereqTech&gt;TECH_CHEMISTRY&lt;/PrereqTech&gt; <text:s text:c="15"/>&lt;TechType&gt;TECH_RIFLING&lt;/TechType&gt;&lt;/Row&gt;</text:p>
          </table:table-cell>
          <table:table-cell/>
          <table:table-cell table:style-name="ce174" table:formula="of:=IF([.U38]=0;&quot;&quot;;&quot;&lt;Row&gt;&lt;PrereqTech&gt;TECH_&quot;&amp;UPPER([.U38])&amp;&quot;&lt;/PrereqTech&gt;&quot;&amp;REPT(&quot; &quot;;25-LEN([.U38]))&amp;&quot;&lt;TechType&gt;TECH_&quot;&amp;UPPER([.V38])&amp;&quot;&lt;/TechType&gt;&lt;/Row&gt;&quot;)">
            <text:p/>
          </table:table-cell>
          <table:table-cell/>
          <table:table-cell table:style-name="ce174" table:formula="of:=IF([.W38]=0;&quot;&quot;;&quot;&lt;Row&gt;&lt;PrereqTech&gt;TECH_&quot;&amp;UPPER([.W38])&amp;&quot;&lt;/PrereqTech&gt;&quot;&amp;REPT(&quot; &quot;;25-LEN([.W38]))&amp;&quot;&lt;TechType&gt;TECH_&quot;&amp;UPPER([.X38])&amp;&quot;&lt;/TechType&gt;&lt;/Row&gt;&quot;)">
            <text:p/>
          </table:table-cell>
          <table:table-cell/>
          <table:table-cell table:style-name="ce174" table:formula="of:=IF([.Y38]=0;&quot;&quot;;&quot;&lt;Row&gt;&lt;PrereqTech&gt;TECH_&quot;&amp;UPPER([.Y38])&amp;&quot;&lt;/PrereqTech&gt;&quot;&amp;REPT(&quot; &quot;;25-LEN([.Y38]))&amp;&quot;&lt;TechType&gt;TECH_&quot;&amp;UPPER([.Z38])&amp;&quot;&lt;/TechType&gt;&lt;/Row&gt;&quot;)">
            <text:p/>
          </table:table-cell>
          <table:table-cell/>
          <table:table-cell table:style-name="ce174" table:formula="of:=IF([.AA38]=0;&quot;&quot;;&quot;&lt;Row&gt;&lt;PrereqTech&gt;TECH_&quot;&amp;UPPER([.AA38])&amp;&quot;&lt;/PrereqTech&gt;&quot;&amp;REPT(&quot; &quot;;25-LEN([.AA38]))&amp;&quot;&lt;TechType&gt;TECH_&quot;&amp;UPPER([.AB38])&amp;&quot;&lt;/TechType&gt;&lt;/Row&gt;&quot;)">
            <text:p/>
          </table:table-cell>
          <table:table-cell/>
          <table:table-cell table:style-name="ce174" table:formula="of:=IF([.AC38]=0;&quot;&quot;;&quot;&lt;Row&gt;&lt;PrereqTech&gt;TECH_&quot;&amp;UPPER([.AC38])&amp;&quot;&lt;/PrereqTech&gt;&quot;&amp;REPT(&quot; &quot;;25-LEN([.AC38]))&amp;&quot;&lt;TechType&gt;TECH_&quot;&amp;UPPER([.AD38])&amp;&quot;&lt;/TechType&gt;&lt;/Row&gt;&quot;)" office:value-type="string" office:string-value="&lt;Row&gt;&lt;PrereqTech&gt;TECH_COMBINED_ARMS&lt;/PrereqTech&gt;            &lt;TechType&gt;TECH_ROBOTICS&lt;/TechType&gt;&lt;/Row&gt;" calcext:value-type="string">
            <text:p>&lt;Row&gt;&lt;PrereqTech&gt;TECH_COMBINED_ARMS&lt;/PrereqTech&gt; <text:s text:c="11"/>&lt;TechType&gt;TECH_ROBOTICS&lt;/TechType&gt;&lt;/Row&gt;</text:p>
          </table:table-cell>
          <table:table-cell/>
          <table:table-cell table:style-name="ce174" table:formula="of:=IF([.AE38]=0;&quot;&quot;;&quot;&lt;Row&gt;&lt;PrereqTech&gt;TECH_&quot;&amp;UPPER([.AE38])&amp;&quot;&lt;/PrereqTech&gt;&quot;&amp;REPT(&quot; &quot;;25-LEN([.AE38]))&amp;&quot;&lt;TechType&gt;TECH_&quot;&amp;UPPER([.AF38])&amp;&quot;&lt;/TechType&gt;&lt;/Row&gt;&quot;)" office:value-type="string" office:string-value="&lt;Row&gt;&lt;PrereqTech&gt;TECH_ROBOTICS&lt;/PrereqTech&gt;                 &lt;TechType&gt;TECH_LASERS&lt;/TechType&gt;&lt;/Row&gt;" calcext:value-type="string">
            <text:p>&lt;Row&gt;&lt;PrereqTech&gt;TECH_ROBOTICS&lt;/PrereqTech&gt; <text:s text:c="16"/>&lt;TechType&gt;TECH_LASERS&lt;/TechType&gt;&lt;/Row&gt;</text:p>
          </table:table-cell>
          <table:table-cell/>
          <table:table-cell table:style-name="ce174" table:formula="of:=IF([.AG38]=0;&quot;&quot;;&quot;&lt;Row&gt;&lt;PrereqTech&gt;TECH_&quot;&amp;UPPER([.AG38])&amp;&quot;&lt;/PrereqTech&gt;&quot;&amp;REPT(&quot; &quot;;25-LEN([.AG38]))&amp;&quot;&lt;TechType&gt;TECH_&quot;&amp;UPPER([.AH38])&amp;&quot;&lt;/TechType&gt;&lt;/Row&gt;&quot;)" office:value-type="string" office:string-value="&lt;Row&gt;&lt;PrereqTech&gt;TECH_LASERS&lt;/PrereqTech&gt;                   &lt;TechType&gt;TECH_STEALTH&lt;/TechType&gt;&lt;/Row&gt;" calcext:value-type="string">
            <text:p>&lt;Row&gt;&lt;PrereqTech&gt;TECH_LASERS&lt;/PrereqTech&gt; <text:s text:c="18"/>&lt;TechType&gt;TECH_STEALTH&lt;/TechType&gt;&lt;/Row&gt;</text:p>
          </table:table-cell>
          <table:table-cell/>
          <table:table-cell table:style-name="ce183" table:formula="of:=IF([.AI38]=0;&quot;&quot;;&quot;&lt;Row&gt;&lt;PrereqTech&gt;TECH_&quot;&amp;UPPER([.AI38])&amp;&quot;&lt;/PrereqTech&gt;&quot;&amp;REPT(&quot; &quot;;25-LEN([.AI38]))&amp;&quot;&lt;TechType&gt;TECH_&quot;&amp;UPPER([.AJ38])&amp;&quot;&lt;/TechType&gt;&lt;/Row&gt;&quot;)">
            <text:p/>
          </table:table-cell>
          <table:table-cell/>
          <table:table-cell table:style-name="ce178" table:formula="of:=IF([.D38]=0;&quot;&quot;;&quot;'TECH_&quot;&amp;UPPER([.D38])&amp;&quot;', &quot;)" office:value-type="string" office:string-value="'TECH_MINING', " calcext:value-type="string">
            <text:p>'TECH_MINING', </text:p>
          </table:table-cell>
          <table:table-cell table:style-name="ce174"/>
          <table:table-cell table:style-name="ce174" table:formula="of:=IF([.F38]=0;&quot;&quot;;&quot;'TECH_&quot;&amp;UPPER([.F38])&amp;&quot;', &quot;)" office:value-type="string" office:string-value="'TECH_BRONZE_WORKING', " calcext:value-type="string">
            <text:p>'TECH_BRONZE_WORKING', </text:p>
          </table:table-cell>
          <table:table-cell table:style-name="ce174"/>
          <table:table-cell table:style-name="ce174" table:formula="of:=IF([.H38]=0;&quot;&quot;;&quot;'TECH_&quot;&amp;UPPER([.H38])&amp;&quot;', &quot;)" office:value-type="string" office:string-value="'TECH_IRON_WORKING', " calcext:value-type="string">
            <text:p>'TECH_IRON_WORKING', </text:p>
          </table:table-cell>
          <table:table-cell table:style-name="ce174"/>
          <table:table-cell table:style-name="ce174" table:formula="of:=IF([.J38]=0;&quot;&quot;;&quot;'TECH_&quot;&amp;UPPER([.J38])&amp;&quot;', &quot;)">
            <text:p/>
          </table:table-cell>
          <table:table-cell table:style-name="ce174"/>
          <table:table-cell table:style-name="ce174" table:formula="of:=IF([.L38]=0;&quot;&quot;;&quot;'TECH_&quot;&amp;UPPER([.L38])&amp;&quot;', &quot;)" office:value-type="string" office:string-value="'TECH_METAL_CASTING', " calcext:value-type="string">
            <text:p>'TECH_METAL_CASTING', </text:p>
          </table:table-cell>
          <table:table-cell table:style-name="ce174"/>
          <table:table-cell table:style-name="ce174" table:formula="of:=IF([.N38]=0;&quot;&quot;;&quot;'TECH_&quot;&amp;UPPER([.N38])&amp;&quot;', &quot;)" office:value-type="string" office:string-value="'TECH_PHYSICS', " calcext:value-type="string">
            <text:p>'TECH_PHYSICS', </text:p>
          </table:table-cell>
          <table:table-cell table:style-name="ce174"/>
          <table:table-cell table:style-name="ce174" table:formula="of:=IF([.P38]=0;&quot;&quot;;&quot;'TECH_&quot;&amp;UPPER([.P38])&amp;&quot;', &quot;)" office:value-type="string" office:string-value="'TECH_GUNPOWDER', " calcext:value-type="string">
            <text:p>'TECH_GUNPOWDER', </text:p>
          </table:table-cell>
          <table:table-cell table:style-name="ce174"/>
          <table:table-cell table:style-name="ce174" table:formula="of:=IF([.R38]=0;&quot;&quot;;&quot;'TECH_&quot;&amp;UPPER([.R38])&amp;&quot;', &quot;)" office:value-type="string" office:string-value="'TECH_CHEMISTRY', " calcext:value-type="string">
            <text:p>'TECH_CHEMISTRY', </text:p>
          </table:table-cell>
          <table:table-cell table:style-name="ce174"/>
          <table:table-cell table:style-name="ce174" table:formula="of:=IF([.T38]=0;&quot;&quot;;&quot;'TECH_&quot;&amp;UPPER([.T38])&amp;&quot;', &quot;)" office:value-type="string" office:string-value="'TECH_RIFLING', " calcext:value-type="string">
            <text:p>'TECH_RIFLING', </text:p>
          </table:table-cell>
          <table:table-cell table:style-name="ce174"/>
          <table:table-cell table:style-name="ce174" table:formula="of:=IF([.V38]=0;&quot;&quot;;&quot;'TECH_&quot;&amp;UPPER([.V38])&amp;&quot;', &quot;)">
            <text:p/>
          </table:table-cell>
          <table:table-cell table:style-name="ce174"/>
          <table:table-cell table:style-name="ce174" table:formula="of:=IF([.X38]=0;&quot;&quot;;&quot;'TECH_&quot;&amp;UPPER([.X38])&amp;&quot;', &quot;)" office:value-type="string" office:string-value="'TECH_RAILROAD', " calcext:value-type="string">
            <text:p>'TECH_RAILROAD', </text:p>
          </table:table-cell>
          <table:table-cell table:style-name="ce174"/>
          <table:table-cell table:style-name="ce174" table:formula="of:=IF([.Z38]=0;&quot;&quot;;&quot;'TECH_&quot;&amp;UPPER([.Z38])&amp;&quot;', &quot;)">
            <text:p/>
          </table:table-cell>
          <table:table-cell table:style-name="ce174"/>
          <table:table-cell table:style-name="ce174" table:formula="of:=IF([.AB38]=0;&quot;&quot;;&quot;'TECH_&quot;&amp;UPPER([.AB38])&amp;&quot;', &quot;)" office:value-type="string" office:string-value="'TECH_COMBINED_ARMS', " calcext:value-type="string">
            <text:p>'TECH_COMBINED_ARMS', </text:p>
          </table:table-cell>
          <table:table-cell table:style-name="ce174"/>
          <table:table-cell table:style-name="ce174" table:formula="of:=IF([.AD38]=0;&quot;&quot;;&quot;'TECH_&quot;&amp;UPPER([.AD38])&amp;&quot;', &quot;)" office:value-type="string" office:string-value="'TECH_ROBOTICS', " calcext:value-type="string">
            <text:p>'TECH_ROBOTICS', </text:p>
          </table:table-cell>
          <table:table-cell table:style-name="ce174"/>
          <table:table-cell table:style-name="ce174" table:formula="of:=IF([.AF38]=0;&quot;&quot;;&quot;'TECH_&quot;&amp;UPPER([.AF38])&amp;&quot;', &quot;)" office:value-type="string" office:string-value="'TECH_LASERS', " calcext:value-type="string">
            <text:p>'TECH_LASERS', </text:p>
          </table:table-cell>
          <table:table-cell table:style-name="ce174"/>
          <table:table-cell table:style-name="ce174" table:formula="of:=IF([.AH38]=0;&quot;&quot;;&quot;'TECH_&quot;&amp;UPPER([.AH38])&amp;&quot;', &quot;)" office:value-type="string" office:string-value="'TECH_STEALTH', " calcext:value-type="string">
            <text:p>'TECH_STEALTH', </text:p>
          </table:table-cell>
          <table:table-cell table:style-name="ce175"/>
          <table:table-cell table:style-name="ce183" table:formula="of:=IF([.AJ38]=0;&quot;&quot;;&quot;'TECH_&quot;&amp;UPPER([.AJ38])&amp;&quot;', &quot;)" office:value-type="string" office:string-value="'TECH_RADAR', " calcext:value-type="string">
            <text:p>'TECH_RADAR', </text:p>
          </table:table-cell>
          <table:table-cell table:style-name="ce191" table:formula="of:=&quot;UPDATE Technologies SET GridY=&quot;&amp;[.A38]&amp;&quot; WHERE Type IN (&quot;&amp;[.CA38]&amp;[.CC38]&amp;[.CE38]&amp;[.CG38]&amp;[.CI38]&amp;[.CK38]&amp;[.CM38]&amp;[.CO38]&amp;[.CQ38]&amp;[.CS38]&amp;[.CU38]&amp;[.CW38]&amp;[.CY38]&amp;[.DA38]&amp;[.DC38]&amp;[.DE38]&amp;[.DG38]&amp;&quot;'none');&quot;" office:value-type="string" office:string-value="UPDATE Technologies SET GridY=7 WHERE Type IN ('TECH_MINING', 'TECH_BRONZE_WORKING', 'TECH_IRON_WORKING', 'TECH_METAL_CASTING', 'TECH_PHYSICS', 'TECH_GUNPOWDER', 'TECH_CHEMISTRY', 'TECH_RIFLING', 'TECH_RAILROAD', 'TECH_COMBINED_ARMS', 'TECH_ROBOTICS', 'TECH_LASERS', 'TECH_STEALTH', 'TECH_RADAR', 'none');" calcext:value-type="string">
            <text:p>UPDATE Technologies SET GridY=7 WHERE Type IN ('TECH_MINING', 'TECH_BRONZE_WORKING', 'TECH_IRON_WORKING', 'TECH_METAL_CASTING', 'TECH_PHYSICS', 'TECH_GUNPOWDER', 'TECH_CHEMISTRY', 'TECH_RIFLING', 'TECH_RAILROAD', 'TECH_COMBINED_ARMS', 'TECH_ROBOTICS', 'TECH_LASERS', 'TECH_STEALTH', 'TECH_RADAR', 'none');</text:p>
          </table:table-cell>
          <table:table-cell table:style-name="ce1" office:value-type="string" calcext:value-type="string">
            <text:p><text:s/></text:p>
          </table:table-cell>
          <table:table-cell table:number-columns-repeated="911"/>
        </table:table-row>
        <table:table-row table:style-name="ro3">
          <table:covered-table-cell table:style-name="ce83"/>
          <table:table-cell table:style-name="ce96"/>
          <table:table-cell table:style-name="ce113"/>
          <table:table-cell table:style-name="ce132"/>
          <table:table-cell table:style-name="ce113"/>
          <table:table-cell table:style-name="ce132"/>
          <table:table-cell table:style-name="ce35"/>
          <table:table-cell table:style-name="ce132"/>
          <table:table-cell table:style-name="ce113"/>
          <table:table-cell table:style-name="ce132"/>
          <table:table-cell table:style-name="ce113" office:value-type="string" calcext:value-type="string">
            <text:p>Construction</text:p>
          </table:table-cell>
          <table:table-cell table:style-name="ce132"/>
          <table:table-cell table:style-name="ce113"/>
          <table:table-cell table:style-name="ce132"/>
          <table:table-cell table:style-name="ce113"/>
          <table:table-cell table:style-name="ce132"/>
          <table:table-cell table:style-name="ce113" office:value-type="string" calcext:value-type="string">
            <text:p>Steel</text:p>
          </table:table-cell>
          <table:table-cell table:style-name="ce132"/>
          <table:table-cell table:style-name="ce113"/>
          <table:table-cell table:style-name="ce132"/>
          <table:table-cell table:style-name="ce113"/>
          <table:table-cell table:style-name="ce132"/>
          <table:table-cell table:style-name="ce113" office:value-type="string" calcext:value-type="string">
            <text:p>Dynamite</text:p>
          </table:table-cell>
          <table:table-cell table:style-name="ce132"/>
          <table:table-cell table:style-name="ce113"/>
          <table:table-cell table:style-name="ce132"/>
          <table:table-cell table:style-name="ce113"/>
          <table:table-cell table:style-name="ce132"/>
          <table:table-cell table:style-name="ce113"/>
          <table:table-cell table:style-name="ce132"/>
          <table:table-cell table:style-name="ce35"/>
          <table:table-cell table:style-name="ce132"/>
          <table:table-cell table:style-name="ce113"/>
          <table:table-cell table:style-name="ce132"/>
          <table:table-cell table:style-name="ce113"/>
          <table:table-cell table:style-name="ce132"/>
          <table:table-cell table:style-name="ce113"/>
          <table:table-cell table:number-columns-repeated="7"/>
          <table:table-cell table:style-name="ce178" table:formula="of:=IF([.C39]=0;&quot;&quot;;&quot;&lt;Row&gt;&lt;PrereqTech&gt;TECH_&quot;&amp;UPPER([.C39])&amp;&quot;&lt;/PrereqTech&gt;&quot;&amp;REPT(&quot; &quot;;25-LEN([.C39]))&amp;&quot;&lt;TechType&gt;TECH_&quot;&amp;UPPER([.D38])&amp;&quot;&lt;/TechType&gt;&lt;/Row&gt;&quot;)">
            <text:p/>
          </table:table-cell>
          <table:table-cell/>
          <table:table-cell table:style-name="ce174" table:formula="of:=IF([.E39]=0;&quot;&quot;;&quot;&lt;Row&gt;&lt;PrereqTech&gt;TECH_&quot;&amp;UPPER([.E39])&amp;&quot;&lt;/PrereqTech&gt;&quot;&amp;REPT(&quot; &quot;;25-LEN([.E39]))&amp;&quot;&lt;TechType&gt;TECH_&quot;&amp;UPPER([.F38])&amp;&quot;&lt;/TechType&gt;&lt;/Row&gt;&quot;)">
            <text:p/>
          </table:table-cell>
          <table:table-cell/>
          <table:table-cell table:style-name="ce174" table:formula="of:=IF([.G39]=0;&quot;&quot;;&quot;&lt;Row&gt;&lt;PrereqTech&gt;TECH_&quot;&amp;UPPER([.G39])&amp;&quot;&lt;/PrereqTech&gt;&quot;&amp;REPT(&quot; &quot;;25-LEN([.G39]))&amp;&quot;&lt;TechType&gt;TECH_&quot;&amp;UPPER([.H38])&amp;&quot;&lt;/TechType&gt;&lt;/Row&gt;&quot;)">
            <text:p/>
          </table:table-cell>
          <table:table-cell/>
          <table:table-cell table:style-name="ce174" table:formula="of:=IF([.I39]=0;&quot;&quot;;&quot;&lt;Row&gt;&lt;PrereqTech&gt;TECH_&quot;&amp;UPPER([.I39])&amp;&quot;&lt;/PrereqTech&gt;&quot;&amp;REPT(&quot; &quot;;25-LEN([.I39]))&amp;&quot;&lt;TechType&gt;TECH_&quot;&amp;UPPER([.J38])&amp;&quot;&lt;/TechType&gt;&lt;/Row&gt;&quot;)">
            <text:p/>
          </table:table-cell>
          <table:table-cell/>
          <table:table-cell table:style-name="ce174" table:formula="of:=IF([.K39]=0;&quot;&quot;;&quot;&lt;Row&gt;&lt;PrereqTech&gt;TECH_&quot;&amp;UPPER([.K39])&amp;&quot;&lt;/PrereqTech&gt;&quot;&amp;REPT(&quot; &quot;;25-LEN([.K39]))&amp;&quot;&lt;TechType&gt;TECH_&quot;&amp;UPPER([.L38])&amp;&quot;&lt;/TechType&gt;&lt;/Row&gt;&quot;)" office:value-type="string" office:string-value="&lt;Row&gt;&lt;PrereqTech&gt;TECH_CONSTRUCTION&lt;/PrereqTech&gt;             &lt;TechType&gt;TECH_METAL_CASTING&lt;/TechType&gt;&lt;/Row&gt;" calcext:value-type="string">
            <text:p>&lt;Row&gt;&lt;PrereqTech&gt;TECH_CONSTRUCTION&lt;/PrereqTech&gt; <text:s text:c="12"/>&lt;TechType&gt;TECH_METAL_CASTING&lt;/TechType&gt;&lt;/Row&gt;</text:p>
          </table:table-cell>
          <table:table-cell/>
          <table:table-cell table:style-name="ce174" table:formula="of:=IF([.M39]=0;&quot;&quot;;&quot;&lt;Row&gt;&lt;PrereqTech&gt;TECH_&quot;&amp;UPPER([.M39])&amp;&quot;&lt;/PrereqTech&gt;&quot;&amp;REPT(&quot; &quot;;25-LEN([.M39]))&amp;&quot;&lt;TechType&gt;TECH_&quot;&amp;UPPER([.N38])&amp;&quot;&lt;/TechType&gt;&lt;/Row&gt;&quot;)">
            <text:p/>
          </table:table-cell>
          <table:table-cell/>
          <table:table-cell table:style-name="ce174" table:formula="of:=IF([.O39]=0;&quot;&quot;;&quot;&lt;Row&gt;&lt;PrereqTech&gt;TECH_&quot;&amp;UPPER([.O39])&amp;&quot;&lt;/PrereqTech&gt;&quot;&amp;REPT(&quot; &quot;;25-LEN([.O39]))&amp;&quot;&lt;TechType&gt;TECH_&quot;&amp;UPPER([.P38])&amp;&quot;&lt;/TechType&gt;&lt;/Row&gt;&quot;)">
            <text:p/>
          </table:table-cell>
          <table:table-cell/>
          <table:table-cell table:style-name="ce174" table:formula="of:=IF([.Q39]=0;&quot;&quot;;&quot;&lt;Row&gt;&lt;PrereqTech&gt;TECH_&quot;&amp;UPPER([.Q39])&amp;&quot;&lt;/PrereqTech&gt;&quot;&amp;REPT(&quot; &quot;;25-LEN([.Q39]))&amp;&quot;&lt;TechType&gt;TECH_&quot;&amp;UPPER([.R38])&amp;&quot;&lt;/TechType&gt;&lt;/Row&gt;&quot;)" office:value-type="string" office:string-value="&lt;Row&gt;&lt;PrereqTech&gt;TECH_STEEL&lt;/PrereqTech&gt;                    &lt;TechType&gt;TECH_CHEMISTRY&lt;/TechType&gt;&lt;/Row&gt;" calcext:value-type="string">
            <text:p>&lt;Row&gt;&lt;PrereqTech&gt;TECH_STEEL&lt;/PrereqTech&gt; <text:s text:c="19"/>&lt;TechType&gt;TECH_CHEMISTRY&lt;/TechType&gt;&lt;/Row&gt;</text:p>
          </table:table-cell>
          <table:table-cell/>
          <table:table-cell table:style-name="ce174" table:formula="of:=IF([.S39]=0;&quot;&quot;;&quot;&lt;Row&gt;&lt;PrereqTech&gt;TECH_&quot;&amp;UPPER([.S39])&amp;&quot;&lt;/PrereqTech&gt;&quot;&amp;REPT(&quot; &quot;;25-LEN([.S39]))&amp;&quot;&lt;TechType&gt;TECH_&quot;&amp;UPPER([.T38])&amp;&quot;&lt;/TechType&gt;&lt;/Row&gt;&quot;)">
            <text:p/>
          </table:table-cell>
          <table:table-cell/>
          <table:table-cell table:style-name="ce174" table:formula="of:=IF([.U39]=0;&quot;&quot;;&quot;&lt;Row&gt;&lt;PrereqTech&gt;TECH_&quot;&amp;UPPER([.U39])&amp;&quot;&lt;/PrereqTech&gt;&quot;&amp;REPT(&quot; &quot;;25-LEN([.U39]))&amp;&quot;&lt;TechType&gt;TECH_&quot;&amp;UPPER([.V38])&amp;&quot;&lt;/TechType&gt;&lt;/Row&gt;&quot;)">
            <text:p/>
          </table:table-cell>
          <table:table-cell/>
          <table:table-cell table:style-name="ce174" table:formula="of:=IF([.W39]=0;&quot;&quot;;&quot;&lt;Row&gt;&lt;PrereqTech&gt;TECH_&quot;&amp;UPPER([.W39])&amp;&quot;&lt;/PrereqTech&gt;&quot;&amp;REPT(&quot; &quot;;25-LEN([.W39]))&amp;&quot;&lt;TechType&gt;TECH_&quot;&amp;UPPER([.X38])&amp;&quot;&lt;/TechType&gt;&lt;/Row&gt;&quot;)" office:value-type="string" office:string-value="&lt;Row&gt;&lt;PrereqTech&gt;TECH_DYNAMITE&lt;/PrereqTech&gt;                 &lt;TechType&gt;TECH_RAILROAD&lt;/TechType&gt;&lt;/Row&gt;" calcext:value-type="string">
            <text:p>&lt;Row&gt;&lt;PrereqTech&gt;TECH_DYNAMITE&lt;/PrereqTech&gt; <text:s text:c="16"/>&lt;TechType&gt;TECH_RAILROAD&lt;/TechType&gt;&lt;/Row&gt;</text:p>
          </table:table-cell>
          <table:table-cell/>
          <table:table-cell table:style-name="ce174" table:formula="of:=IF([.Y39]=0;&quot;&quot;;&quot;&lt;Row&gt;&lt;PrereqTech&gt;TECH_&quot;&amp;UPPER([.Y39])&amp;&quot;&lt;/PrereqTech&gt;&quot;&amp;REPT(&quot; &quot;;25-LEN([.Y39]))&amp;&quot;&lt;TechType&gt;TECH_&quot;&amp;UPPER([.Z38])&amp;&quot;&lt;/TechType&gt;&lt;/Row&gt;&quot;)">
            <text:p/>
          </table:table-cell>
          <table:table-cell/>
          <table:table-cell table:style-name="ce174" table:formula="of:=IF([.AA39]=0;&quot;&quot;;&quot;&lt;Row&gt;&lt;PrereqTech&gt;TECH_&quot;&amp;UPPER([.AA39])&amp;&quot;&lt;/PrereqTech&gt;&quot;&amp;REPT(&quot; &quot;;25-LEN([.AA39]))&amp;&quot;&lt;TechType&gt;TECH_&quot;&amp;UPPER([.AB38])&amp;&quot;&lt;/TechType&gt;&lt;/Row&gt;&quot;)">
            <text:p/>
          </table:table-cell>
          <table:table-cell/>
          <table:table-cell table:style-name="ce174" table:formula="of:=IF([.AC39]=0;&quot;&quot;;&quot;&lt;Row&gt;&lt;PrereqTech&gt;TECH_&quot;&amp;UPPER([.AC39])&amp;&quot;&lt;/PrereqTech&gt;&quot;&amp;REPT(&quot; &quot;;25-LEN([.AC39]))&amp;&quot;&lt;TechType&gt;TECH_&quot;&amp;UPPER([.AD38])&amp;&quot;&lt;/TechType&gt;&lt;/Row&gt;&quot;)">
            <text:p/>
          </table:table-cell>
          <table:table-cell/>
          <table:table-cell table:style-name="ce174" table:formula="of:=IF([.AE39]=0;&quot;&quot;;&quot;&lt;Row&gt;&lt;PrereqTech&gt;TECH_&quot;&amp;UPPER([.AE39])&amp;&quot;&lt;/PrereqTech&gt;&quot;&amp;REPT(&quot; &quot;;25-LEN([.AE39]))&amp;&quot;&lt;TechType&gt;TECH_&quot;&amp;UPPER([.AF38])&amp;&quot;&lt;/TechType&gt;&lt;/Row&gt;&quot;)">
            <text:p/>
          </table:table-cell>
          <table:table-cell/>
          <table:table-cell table:style-name="ce174" table:formula="of:=IF([.AG39]=0;&quot;&quot;;&quot;&lt;Row&gt;&lt;PrereqTech&gt;TECH_&quot;&amp;UPPER([.AG39])&amp;&quot;&lt;/PrereqTech&gt;&quot;&amp;REPT(&quot; &quot;;25-LEN([.AG39]))&amp;&quot;&lt;TechType&gt;TECH_&quot;&amp;UPPER([.AH38])&amp;&quot;&lt;/TechType&gt;&lt;/Row&gt;&quot;)">
            <text:p/>
          </table:table-cell>
          <table:table-cell/>
          <table:table-cell table:style-name="ce183" table:formula="of:=IF([.AI39]=0;&quot;&quot;;&quot;&lt;Row&gt;&lt;PrereqTech&gt;TECH_&quot;&amp;UPPER([.AI39])&amp;&quot;&lt;/PrereqTech&gt;&quot;&amp;REPT(&quot; &quot;;25-LEN([.AI39]))&amp;&quot;&lt;TechType&gt;TECH_&quot;&amp;UPPER([.AJ38])&amp;&quot;&lt;/TechType&gt;&lt;/Row&gt;&quot;)">
            <text:p/>
          </table:table-cell>
          <table:table-cell/>
          <table:table-cell table:style-name="ce178"/>
          <table:table-cell table:number-columns-repeated="5"/>
          <table:table-cell table:style-name="ce166" table:number-columns-repeated="2"/>
          <table:table-cell table:number-columns-repeated="22"/>
          <table:table-cell table:style-name="ce175" table:number-columns-repeated="2"/>
          <table:table-cell table:style-name="ce190"/>
          <table:table-cell table:style-name="ce191"/>
          <table:table-cell table:style-name="ce1" office:value-type="string" calcext:value-type="string">
            <text:p><text:s/></text:p>
          </table:table-cell>
          <table:table-cell table:number-columns-repeated="911"/>
        </table:table-row>
        <table:table-row table:style-name="ro3">
          <table:covered-table-cell table:style-name="ce83"/>
          <table:table-cell table:style-name="ce96"/>
          <table:table-cell table:style-name="ce114"/>
          <table:table-cell table:style-name="ce133"/>
          <table:table-cell table:style-name="ce114"/>
          <table:table-cell table:style-name="ce133"/>
          <table:table-cell table:style-name="ce143"/>
          <table:table-cell table:style-name="ce133"/>
          <table:table-cell table:style-name="ce114"/>
          <table:table-cell table:style-name="ce133"/>
          <table:table-cell table:style-name="ce114"/>
          <table:table-cell table:style-name="ce133"/>
          <table:table-cell table:style-name="ce113"/>
          <table:table-cell table:style-name="ce132"/>
          <table:table-cell table:style-name="ce114"/>
          <table:table-cell table:style-name="ce133"/>
          <table:table-cell table:style-name="ce114"/>
          <table:table-cell table:style-name="ce133" table:number-columns-repeated="3"/>
          <table:table-cell table:style-name="ce114"/>
          <table:table-cell table:style-name="ce133"/>
          <table:table-cell table:style-name="ce114"/>
          <table:table-cell table:style-name="ce133"/>
          <table:table-cell table:style-name="ce114"/>
          <table:table-cell table:style-name="ce133"/>
          <table:table-cell table:style-name="ce114"/>
          <table:table-cell table:style-name="ce133"/>
          <table:table-cell table:style-name="ce114"/>
          <table:table-cell table:style-name="ce133"/>
          <table:table-cell table:style-name="ce143"/>
          <table:table-cell table:style-name="ce133"/>
          <table:table-cell table:style-name="ce114"/>
          <table:table-cell table:style-name="ce133"/>
          <table:table-cell table:style-name="ce114"/>
          <table:table-cell table:style-name="ce133"/>
          <table:table-cell table:style-name="ce114"/>
          <table:table-cell table:number-columns-repeated="7"/>
          <table:table-cell table:style-name="ce178" table:formula="of:=IF([.C40]=0;&quot;&quot;;&quot;&lt;Row&gt;&lt;PrereqTech&gt;TECH_&quot;&amp;UPPER([.C40])&amp;&quot;&lt;/PrereqTech&gt;&quot;&amp;REPT(&quot; &quot;;25-LEN([.C40]))&amp;&quot;&lt;TechType&gt;TECH_&quot;&amp;UPPER([.D38])&amp;&quot;&lt;/TechType&gt;&lt;/Row&gt;&quot;)">
            <text:p/>
          </table:table-cell>
          <table:table-cell/>
          <table:table-cell table:style-name="ce174" table:formula="of:=IF([.E40]=0;&quot;&quot;;&quot;&lt;Row&gt;&lt;PrereqTech&gt;TECH_&quot;&amp;UPPER([.E40])&amp;&quot;&lt;/PrereqTech&gt;&quot;&amp;REPT(&quot; &quot;;25-LEN([.E40]))&amp;&quot;&lt;TechType&gt;TECH_&quot;&amp;UPPER([.F38])&amp;&quot;&lt;/TechType&gt;&lt;/Row&gt;&quot;)">
            <text:p/>
          </table:table-cell>
          <table:table-cell/>
          <table:table-cell table:style-name="ce174" table:formula="of:=IF([.G40]=0;&quot;&quot;;&quot;&lt;Row&gt;&lt;PrereqTech&gt;TECH_&quot;&amp;UPPER([.G40])&amp;&quot;&lt;/PrereqTech&gt;&quot;&amp;REPT(&quot; &quot;;25-LEN([.G40]))&amp;&quot;&lt;TechType&gt;TECH_&quot;&amp;UPPER([.H38])&amp;&quot;&lt;/TechType&gt;&lt;/Row&gt;&quot;)">
            <text:p/>
          </table:table-cell>
          <table:table-cell/>
          <table:table-cell table:style-name="ce174" table:formula="of:=IF([.I40]=0;&quot;&quot;;&quot;&lt;Row&gt;&lt;PrereqTech&gt;TECH_&quot;&amp;UPPER([.I40])&amp;&quot;&lt;/PrereqTech&gt;&quot;&amp;REPT(&quot; &quot;;25-LEN([.I40]))&amp;&quot;&lt;TechType&gt;TECH_&quot;&amp;UPPER([.J38])&amp;&quot;&lt;/TechType&gt;&lt;/Row&gt;&quot;)">
            <text:p/>
          </table:table-cell>
          <table:table-cell/>
          <table:table-cell table:style-name="ce174" table:formula="of:=IF([.K40]=0;&quot;&quot;;&quot;&lt;Row&gt;&lt;PrereqTech&gt;TECH_&quot;&amp;UPPER([.K40])&amp;&quot;&lt;/PrereqTech&gt;&quot;&amp;REPT(&quot; &quot;;25-LEN([.K40]))&amp;&quot;&lt;TechType&gt;TECH_&quot;&amp;UPPER([.L38])&amp;&quot;&lt;/TechType&gt;&lt;/Row&gt;&quot;)">
            <text:p/>
          </table:table-cell>
          <table:table-cell/>
          <table:table-cell table:style-name="ce174" table:formula="of:=IF([.M40]=0;&quot;&quot;;&quot;&lt;Row&gt;&lt;PrereqTech&gt;TECH_&quot;&amp;UPPER([.M40])&amp;&quot;&lt;/PrereqTech&gt;&quot;&amp;REPT(&quot; &quot;;25-LEN([.M40]))&amp;&quot;&lt;TechType&gt;TECH_&quot;&amp;UPPER([.N38])&amp;&quot;&lt;/TechType&gt;&lt;/Row&gt;&quot;)">
            <text:p/>
          </table:table-cell>
          <table:table-cell/>
          <table:table-cell table:style-name="ce174" table:formula="of:=IF([.O40]=0;&quot;&quot;;&quot;&lt;Row&gt;&lt;PrereqTech&gt;TECH_&quot;&amp;UPPER([.O40])&amp;&quot;&lt;/PrereqTech&gt;&quot;&amp;REPT(&quot; &quot;;25-LEN([.O40]))&amp;&quot;&lt;TechType&gt;TECH_&quot;&amp;UPPER([.P38])&amp;&quot;&lt;/TechType&gt;&lt;/Row&gt;&quot;)">
            <text:p/>
          </table:table-cell>
          <table:table-cell/>
          <table:table-cell table:style-name="ce174" table:formula="of:=IF([.Q40]=0;&quot;&quot;;&quot;&lt;Row&gt;&lt;PrereqTech&gt;TECH_&quot;&amp;UPPER([.Q40])&amp;&quot;&lt;/PrereqTech&gt;&quot;&amp;REPT(&quot; &quot;;25-LEN([.Q40]))&amp;&quot;&lt;TechType&gt;TECH_&quot;&amp;UPPER([.R38])&amp;&quot;&lt;/TechType&gt;&lt;/Row&gt;&quot;)">
            <text:p/>
          </table:table-cell>
          <table:table-cell/>
          <table:table-cell table:style-name="ce174" table:formula="of:=IF([.S40]=0;&quot;&quot;;&quot;&lt;Row&gt;&lt;PrereqTech&gt;TECH_&quot;&amp;UPPER([.S40])&amp;&quot;&lt;/PrereqTech&gt;&quot;&amp;REPT(&quot; &quot;;25-LEN([.S40]))&amp;&quot;&lt;TechType&gt;TECH_&quot;&amp;UPPER([.T38])&amp;&quot;&lt;/TechType&gt;&lt;/Row&gt;&quot;)">
            <text:p/>
          </table:table-cell>
          <table:table-cell/>
          <table:table-cell table:style-name="ce174" table:formula="of:=IF([.U40]=0;&quot;&quot;;&quot;&lt;Row&gt;&lt;PrereqTech&gt;TECH_&quot;&amp;UPPER([.U40])&amp;&quot;&lt;/PrereqTech&gt;&quot;&amp;REPT(&quot; &quot;;25-LEN([.U40]))&amp;&quot;&lt;TechType&gt;TECH_&quot;&amp;UPPER([.V38])&amp;&quot;&lt;/TechType&gt;&lt;/Row&gt;&quot;)">
            <text:p/>
          </table:table-cell>
          <table:table-cell/>
          <table:table-cell table:style-name="ce174" table:formula="of:=IF([.W40]=0;&quot;&quot;;&quot;&lt;Row&gt;&lt;PrereqTech&gt;TECH_&quot;&amp;UPPER([.W40])&amp;&quot;&lt;/PrereqTech&gt;&quot;&amp;REPT(&quot; &quot;;25-LEN([.W40]))&amp;&quot;&lt;TechType&gt;TECH_&quot;&amp;UPPER([.X38])&amp;&quot;&lt;/TechType&gt;&lt;/Row&gt;&quot;)">
            <text:p/>
          </table:table-cell>
          <table:table-cell/>
          <table:table-cell table:style-name="ce174" table:formula="of:=IF([.Y40]=0;&quot;&quot;;&quot;&lt;Row&gt;&lt;PrereqTech&gt;TECH_&quot;&amp;UPPER([.Y40])&amp;&quot;&lt;/PrereqTech&gt;&quot;&amp;REPT(&quot; &quot;;25-LEN([.Y40]))&amp;&quot;&lt;TechType&gt;TECH_&quot;&amp;UPPER([.Z38])&amp;&quot;&lt;/TechType&gt;&lt;/Row&gt;&quot;)">
            <text:p/>
          </table:table-cell>
          <table:table-cell/>
          <table:table-cell table:style-name="ce174" table:formula="of:=IF([.AA40]=0;&quot;&quot;;&quot;&lt;Row&gt;&lt;PrereqTech&gt;TECH_&quot;&amp;UPPER([.AA40])&amp;&quot;&lt;/PrereqTech&gt;&quot;&amp;REPT(&quot; &quot;;25-LEN([.AA40]))&amp;&quot;&lt;TechType&gt;TECH_&quot;&amp;UPPER([.AB38])&amp;&quot;&lt;/TechType&gt;&lt;/Row&gt;&quot;)">
            <text:p/>
          </table:table-cell>
          <table:table-cell/>
          <table:table-cell table:style-name="ce174" table:formula="of:=IF([.AC40]=0;&quot;&quot;;&quot;&lt;Row&gt;&lt;PrereqTech&gt;TECH_&quot;&amp;UPPER([.AC40])&amp;&quot;&lt;/PrereqTech&gt;&quot;&amp;REPT(&quot; &quot;;25-LEN([.AC40]))&amp;&quot;&lt;TechType&gt;TECH_&quot;&amp;UPPER([.AD38])&amp;&quot;&lt;/TechType&gt;&lt;/Row&gt;&quot;)">
            <text:p/>
          </table:table-cell>
          <table:table-cell/>
          <table:table-cell table:style-name="ce174" table:formula="of:=IF([.AE40]=0;&quot;&quot;;&quot;&lt;Row&gt;&lt;PrereqTech&gt;TECH_&quot;&amp;UPPER([.AE40])&amp;&quot;&lt;/PrereqTech&gt;&quot;&amp;REPT(&quot; &quot;;25-LEN([.AE40]))&amp;&quot;&lt;TechType&gt;TECH_&quot;&amp;UPPER([.AF38])&amp;&quot;&lt;/TechType&gt;&lt;/Row&gt;&quot;)">
            <text:p/>
          </table:table-cell>
          <table:table-cell/>
          <table:table-cell table:style-name="ce174" table:formula="of:=IF([.AG40]=0;&quot;&quot;;&quot;&lt;Row&gt;&lt;PrereqTech&gt;TECH_&quot;&amp;UPPER([.AG40])&amp;&quot;&lt;/PrereqTech&gt;&quot;&amp;REPT(&quot; &quot;;25-LEN([.AG40]))&amp;&quot;&lt;TechType&gt;TECH_&quot;&amp;UPPER([.AH38])&amp;&quot;&lt;/TechType&gt;&lt;/Row&gt;&quot;)">
            <text:p/>
          </table:table-cell>
          <table:table-cell/>
          <table:table-cell table:style-name="ce183" table:formula="of:=IF([.AI40]=0;&quot;&quot;;&quot;&lt;Row&gt;&lt;PrereqTech&gt;TECH_&quot;&amp;UPPER([.AI40])&amp;&quot;&lt;/PrereqTech&gt;&quot;&amp;REPT(&quot; &quot;;25-LEN([.AI40]))&amp;&quot;&lt;TechType&gt;TECH_&quot;&amp;UPPER([.AJ38])&amp;&quot;&lt;/TechType&gt;&lt;/Row&gt;&quot;)">
            <text:p/>
          </table:table-cell>
          <table:table-cell/>
          <table:table-cell table:style-name="ce178"/>
          <table:table-cell table:number-columns-repeated="5"/>
          <table:table-cell table:style-name="ce175" table:number-columns-repeated="26"/>
          <table:table-cell table:style-name="ce190"/>
          <table:table-cell table:style-name="ce191"/>
          <table:table-cell table:style-name="ce1" office:value-type="string" calcext:value-type="string">
            <text:p><text:s/></text:p>
          </table:table-cell>
          <table:table-cell table:style-name="ce175" table:number-columns-repeated="911"/>
        </table:table-row>
        <table:table-row table:style-name="ro3">
          <table:table-cell table:style-name="ce82" office:value-type="float" office:value="8" calcext:value-type="float" table:number-columns-spanned="1" table:number-rows-spanned="5">
            <text:p>8</text:p>
          </table:table-cell>
          <table:table-cell table:style-name="ce93"/>
          <table:table-cell table:style-name="ce109"/>
          <table:table-cell table:style-name="ce128"/>
          <table:table-cell table:style-name="ce109"/>
          <table:table-cell table:style-name="ce128"/>
          <table:table-cell table:style-name="ce109"/>
          <table:table-cell table:style-name="ce128"/>
          <table:table-cell table:style-name="ce109"/>
          <table:table-cell table:style-name="ce128"/>
          <table:table-cell table:style-name="ce109"/>
          <table:table-cell table:style-name="ce128"/>
          <table:table-cell table:style-name="ce112"/>
          <table:table-cell table:style-name="ce131"/>
          <table:table-cell table:style-name="ce109"/>
          <table:table-cell table:style-name="ce128"/>
          <table:table-cell table:style-name="ce109"/>
          <table:table-cell table:style-name="ce128"/>
          <table:table-cell table:style-name="ce134" table:number-columns-repeated="2"/>
          <table:table-cell table:style-name="ce115"/>
          <table:table-cell table:style-name="ce134"/>
          <table:table-cell table:style-name="ce157"/>
          <table:table-cell table:style-name="ce128"/>
          <table:table-cell table:style-name="ce157"/>
          <table:table-cell table:style-name="ce128"/>
          <table:table-cell table:style-name="ce110"/>
          <table:table-cell table:style-name="ce128"/>
          <table:table-cell table:style-name="ce157"/>
          <table:table-cell table:style-name="ce128"/>
          <table:table-cell table:style-name="ce109"/>
          <table:table-cell table:style-name="ce128"/>
          <table:table-cell table:style-name="ce109"/>
          <table:table-cell table:style-name="ce128"/>
          <table:table-cell table:style-name="ce109"/>
          <table:table-cell table:style-name="ce128"/>
          <table:table-cell table:style-name="ce109"/>
          <table:table-cell table:number-columns-repeated="7"/>
          <table:table-cell table:style-name="ce178" table:formula="of:=IF([.C41]=0;&quot;&quot;;&quot;&lt;Row&gt;&lt;PrereqTech&gt;TECH_&quot;&amp;UPPER([.C41])&amp;&quot;&lt;/PrereqTech&gt;&quot;&amp;REPT(&quot; &quot;;25-LEN([.C41]))&amp;&quot;&lt;TechType&gt;TECH_&quot;&amp;UPPER([.D43])&amp;&quot;&lt;/TechType&gt;&lt;/Row&gt;&quot;)">
            <text:p/>
          </table:table-cell>
          <table:table-cell/>
          <table:table-cell table:style-name="ce174" table:formula="of:=IF([.E41]=0;&quot;&quot;;&quot;&lt;Row&gt;&lt;PrereqTech&gt;TECH_&quot;&amp;UPPER([.E41])&amp;&quot;&lt;/PrereqTech&gt;&quot;&amp;REPT(&quot; &quot;;25-LEN([.E41]))&amp;&quot;&lt;TechType&gt;TECH_&quot;&amp;UPPER([.F43])&amp;&quot;&lt;/TechType&gt;&lt;/Row&gt;&quot;)">
            <text:p/>
          </table:table-cell>
          <table:table-cell/>
          <table:table-cell table:style-name="ce174" table:formula="of:=IF([.G41]=0;&quot;&quot;;&quot;&lt;Row&gt;&lt;PrereqTech&gt;TECH_&quot;&amp;UPPER([.G41])&amp;&quot;&lt;/PrereqTech&gt;&quot;&amp;REPT(&quot; &quot;;25-LEN([.G41]))&amp;&quot;&lt;TechType&gt;TECH_&quot;&amp;UPPER([.H43])&amp;&quot;&lt;/TechType&gt;&lt;/Row&gt;&quot;)">
            <text:p/>
          </table:table-cell>
          <table:table-cell/>
          <table:table-cell table:style-name="ce174" table:formula="of:=IF([.I41]=0;&quot;&quot;;&quot;&lt;Row&gt;&lt;PrereqTech&gt;TECH_&quot;&amp;UPPER([.I41])&amp;&quot;&lt;/PrereqTech&gt;&quot;&amp;REPT(&quot; &quot;;25-LEN([.I41]))&amp;&quot;&lt;TechType&gt;TECH_&quot;&amp;UPPER([.J43])&amp;&quot;&lt;/TechType&gt;&lt;/Row&gt;&quot;)">
            <text:p/>
          </table:table-cell>
          <table:table-cell/>
          <table:table-cell table:style-name="ce174" table:formula="of:=IF([.K41]=0;&quot;&quot;;&quot;&lt;Row&gt;&lt;PrereqTech&gt;TECH_&quot;&amp;UPPER([.K41])&amp;&quot;&lt;/PrereqTech&gt;&quot;&amp;REPT(&quot; &quot;;25-LEN([.K41]))&amp;&quot;&lt;TechType&gt;TECH_&quot;&amp;UPPER([.L43])&amp;&quot;&lt;/TechType&gt;&lt;/Row&gt;&quot;)">
            <text:p/>
          </table:table-cell>
          <table:table-cell/>
          <table:table-cell table:style-name="ce174" table:formula="of:=IF([.M41]=0;&quot;&quot;;&quot;&lt;Row&gt;&lt;PrereqTech&gt;TECH_&quot;&amp;UPPER([.M41])&amp;&quot;&lt;/PrereqTech&gt;&quot;&amp;REPT(&quot; &quot;;25-LEN([.M41]))&amp;&quot;&lt;TechType&gt;TECH_&quot;&amp;UPPER([.N43])&amp;&quot;&lt;/TechType&gt;&lt;/Row&gt;&quot;)">
            <text:p/>
          </table:table-cell>
          <table:table-cell/>
          <table:table-cell table:style-name="ce174" table:formula="of:=IF([.O41]=0;&quot;&quot;;&quot;&lt;Row&gt;&lt;PrereqTech&gt;TECH_&quot;&amp;UPPER([.O41])&amp;&quot;&lt;/PrereqTech&gt;&quot;&amp;REPT(&quot; &quot;;25-LEN([.O41]))&amp;&quot;&lt;TechType&gt;TECH_&quot;&amp;UPPER([.P43])&amp;&quot;&lt;/TechType&gt;&lt;/Row&gt;&quot;)">
            <text:p/>
          </table:table-cell>
          <table:table-cell/>
          <table:table-cell table:style-name="ce174" table:formula="of:=IF([.Q41]=0;&quot;&quot;;&quot;&lt;Row&gt;&lt;PrereqTech&gt;TECH_&quot;&amp;UPPER([.Q41])&amp;&quot;&lt;/PrereqTech&gt;&quot;&amp;REPT(&quot; &quot;;25-LEN([.Q41]))&amp;&quot;&lt;TechType&gt;TECH_&quot;&amp;UPPER([.R43])&amp;&quot;&lt;/TechType&gt;&lt;/Row&gt;&quot;)">
            <text:p/>
          </table:table-cell>
          <table:table-cell/>
          <table:table-cell table:style-name="ce174" table:formula="of:=IF([.S41]=0;&quot;&quot;;&quot;&lt;Row&gt;&lt;PrereqTech&gt;TECH_&quot;&amp;UPPER([.S41])&amp;&quot;&lt;/PrereqTech&gt;&quot;&amp;REPT(&quot; &quot;;25-LEN([.S41]))&amp;&quot;&lt;TechType&gt;TECH_&quot;&amp;UPPER([.T43])&amp;&quot;&lt;/TechType&gt;&lt;/Row&gt;&quot;)">
            <text:p/>
          </table:table-cell>
          <table:table-cell/>
          <table:table-cell table:style-name="ce174" table:formula="of:=IF([.U41]=0;&quot;&quot;;&quot;&lt;Row&gt;&lt;PrereqTech&gt;TECH_&quot;&amp;UPPER([.U41])&amp;&quot;&lt;/PrereqTech&gt;&quot;&amp;REPT(&quot; &quot;;25-LEN([.U41]))&amp;&quot;&lt;TechType&gt;TECH_&quot;&amp;UPPER([.V43])&amp;&quot;&lt;/TechType&gt;&lt;/Row&gt;&quot;)">
            <text:p/>
          </table:table-cell>
          <table:table-cell/>
          <table:table-cell table:style-name="ce174" table:formula="of:=IF([.W41]=0;&quot;&quot;;&quot;&lt;Row&gt;&lt;PrereqTech&gt;TECH_&quot;&amp;UPPER([.W41])&amp;&quot;&lt;/PrereqTech&gt;&quot;&amp;REPT(&quot; &quot;;25-LEN([.W41]))&amp;&quot;&lt;TechType&gt;TECH_&quot;&amp;UPPER([.X43])&amp;&quot;&lt;/TechType&gt;&lt;/Row&gt;&quot;)">
            <text:p/>
          </table:table-cell>
          <table:table-cell/>
          <table:table-cell table:style-name="ce174" table:formula="of:=IF([.Y41]=0;&quot;&quot;;&quot;&lt;Row&gt;&lt;PrereqTech&gt;TECH_&quot;&amp;UPPER([.Y41])&amp;&quot;&lt;/PrereqTech&gt;&quot;&amp;REPT(&quot; &quot;;25-LEN([.Y41]))&amp;&quot;&lt;TechType&gt;TECH_&quot;&amp;UPPER([.Z43])&amp;&quot;&lt;/TechType&gt;&lt;/Row&gt;&quot;)">
            <text:p/>
          </table:table-cell>
          <table:table-cell/>
          <table:table-cell table:style-name="ce174" table:formula="of:=IF([.AA41]=0;&quot;&quot;;&quot;&lt;Row&gt;&lt;PrereqTech&gt;TECH_&quot;&amp;UPPER([.AA41])&amp;&quot;&lt;/PrereqTech&gt;&quot;&amp;REPT(&quot; &quot;;25-LEN([.AA41]))&amp;&quot;&lt;TechType&gt;TECH_&quot;&amp;UPPER([.AB43])&amp;&quot;&lt;/TechType&gt;&lt;/Row&gt;&quot;)">
            <text:p/>
          </table:table-cell>
          <table:table-cell/>
          <table:table-cell table:style-name="ce174" table:formula="of:=IF([.AC41]=0;&quot;&quot;;&quot;&lt;Row&gt;&lt;PrereqTech&gt;TECH_&quot;&amp;UPPER([.AC41])&amp;&quot;&lt;/PrereqTech&gt;&quot;&amp;REPT(&quot; &quot;;25-LEN([.AC41]))&amp;&quot;&lt;TechType&gt;TECH_&quot;&amp;UPPER([.AD43])&amp;&quot;&lt;/TechType&gt;&lt;/Row&gt;&quot;)">
            <text:p/>
          </table:table-cell>
          <table:table-cell/>
          <table:table-cell table:style-name="ce174" table:formula="of:=IF([.AE41]=0;&quot;&quot;;&quot;&lt;Row&gt;&lt;PrereqTech&gt;TECH_&quot;&amp;UPPER([.AE41])&amp;&quot;&lt;/PrereqTech&gt;&quot;&amp;REPT(&quot; &quot;;25-LEN([.AE41]))&amp;&quot;&lt;TechType&gt;TECH_&quot;&amp;UPPER([.AF43])&amp;&quot;&lt;/TechType&gt;&lt;/Row&gt;&quot;)">
            <text:p/>
          </table:table-cell>
          <table:table-cell/>
          <table:table-cell table:style-name="ce174" table:formula="of:=IF([.AG41]=0;&quot;&quot;;&quot;&lt;Row&gt;&lt;PrereqTech&gt;TECH_&quot;&amp;UPPER([.AG41])&amp;&quot;&lt;/PrereqTech&gt;&quot;&amp;REPT(&quot; &quot;;25-LEN([.AG41]))&amp;&quot;&lt;TechType&gt;TECH_&quot;&amp;UPPER([.AH43])&amp;&quot;&lt;/TechType&gt;&lt;/Row&gt;&quot;)">
            <text:p/>
          </table:table-cell>
          <table:table-cell/>
          <table:table-cell table:style-name="ce183" table:formula="of:=IF([.AI41]=0;&quot;&quot;;&quot;&lt;Row&gt;&lt;PrereqTech&gt;TECH_&quot;&amp;UPPER([.AI41])&amp;&quot;&lt;/PrereqTech&gt;&quot;&amp;REPT(&quot; &quot;;25-LEN([.AI41]))&amp;&quot;&lt;TechType&gt;TECH_&quot;&amp;UPPER([.AJ43])&amp;&quot;&lt;/TechType&gt;&lt;/Row&gt;&quot;)">
            <text:p/>
          </table:table-cell>
          <table:table-cell/>
          <table:table-cell table:style-name="ce178"/>
          <table:table-cell table:number-columns-repeated="5"/>
          <table:table-cell table:style-name="ce175" table:number-columns-repeated="26"/>
          <table:table-cell table:style-name="ce190"/>
          <table:table-cell table:style-name="ce191"/>
          <table:table-cell table:style-name="ce1" office:value-type="string" calcext:value-type="string">
            <text:p><text:s/></text:p>
          </table:table-cell>
          <table:table-cell table:style-name="ce165" table:number-columns-repeated="911"/>
        </table:table-row>
        <table:table-row table:style-name="ro3">
          <table:covered-table-cell table:style-name="ce82"/>
          <table:table-cell table:style-name="ce94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3"/>
          <table:table-cell table:style-name="ce132"/>
          <table:table-cell table:style-name="ce110"/>
          <table:table-cell table:style-name="ce129"/>
          <table:table-cell table:style-name="ce110"/>
          <table:table-cell table:style-name="ce129"/>
          <table:table-cell table:style-name="ce116" office:value-type="string" calcext:value-type="string">
            <text:p>Chemistry</text:p>
          </table:table-cell>
          <table:table-cell table:style-name="ce135"/>
          <table:table-cell table:style-name="ce116" office:value-type="string" calcext:value-type="string">
            <text:p>Rifling</text:p>
          </table:table-cell>
          <table:table-cell table:style-name="ce135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 table:number-columns-repeated="3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number-columns-repeated="7"/>
          <table:table-cell table:style-name="ce178" table:formula="of:=IF([.C42]=0;&quot;&quot;;&quot;&lt;Row&gt;&lt;PrereqTech&gt;TECH_&quot;&amp;UPPER([.C42])&amp;&quot;&lt;/PrereqTech&gt;&quot;&amp;REPT(&quot; &quot;;25-LEN([.C42]))&amp;&quot;&lt;TechType&gt;TECH_&quot;&amp;UPPER([.D43])&amp;&quot;&lt;/TechType&gt;&lt;/Row&gt;&quot;)">
            <text:p/>
          </table:table-cell>
          <table:table-cell/>
          <table:table-cell table:style-name="ce174" table:formula="of:=IF([.E42]=0;&quot;&quot;;&quot;&lt;Row&gt;&lt;PrereqTech&gt;TECH_&quot;&amp;UPPER([.E42])&amp;&quot;&lt;/PrereqTech&gt;&quot;&amp;REPT(&quot; &quot;;25-LEN([.E42]))&amp;&quot;&lt;TechType&gt;TECH_&quot;&amp;UPPER([.F43])&amp;&quot;&lt;/TechType&gt;&lt;/Row&gt;&quot;)">
            <text:p/>
          </table:table-cell>
          <table:table-cell/>
          <table:table-cell table:style-name="ce174" table:formula="of:=IF([.G42]=0;&quot;&quot;;&quot;&lt;Row&gt;&lt;PrereqTech&gt;TECH_&quot;&amp;UPPER([.G42])&amp;&quot;&lt;/PrereqTech&gt;&quot;&amp;REPT(&quot; &quot;;25-LEN([.G42]))&amp;&quot;&lt;TechType&gt;TECH_&quot;&amp;UPPER([.H43])&amp;&quot;&lt;/TechType&gt;&lt;/Row&gt;&quot;)">
            <text:p/>
          </table:table-cell>
          <table:table-cell/>
          <table:table-cell table:style-name="ce174" table:formula="of:=IF([.I42]=0;&quot;&quot;;&quot;&lt;Row&gt;&lt;PrereqTech&gt;TECH_&quot;&amp;UPPER([.I42])&amp;&quot;&lt;/PrereqTech&gt;&quot;&amp;REPT(&quot; &quot;;25-LEN([.I42]))&amp;&quot;&lt;TechType&gt;TECH_&quot;&amp;UPPER([.J43])&amp;&quot;&lt;/TechType&gt;&lt;/Row&gt;&quot;)">
            <text:p/>
          </table:table-cell>
          <table:table-cell/>
          <table:table-cell table:style-name="ce174" table:formula="of:=IF([.K42]=0;&quot;&quot;;&quot;&lt;Row&gt;&lt;PrereqTech&gt;TECH_&quot;&amp;UPPER([.K42])&amp;&quot;&lt;/PrereqTech&gt;&quot;&amp;REPT(&quot; &quot;;25-LEN([.K42]))&amp;&quot;&lt;TechType&gt;TECH_&quot;&amp;UPPER([.L43])&amp;&quot;&lt;/TechType&gt;&lt;/Row&gt;&quot;)">
            <text:p/>
          </table:table-cell>
          <table:table-cell/>
          <table:table-cell table:style-name="ce174" table:formula="of:=IF([.M42]=0;&quot;&quot;;&quot;&lt;Row&gt;&lt;PrereqTech&gt;TECH_&quot;&amp;UPPER([.M42])&amp;&quot;&lt;/PrereqTech&gt;&quot;&amp;REPT(&quot; &quot;;25-LEN([.M42]))&amp;&quot;&lt;TechType&gt;TECH_&quot;&amp;UPPER([.N43])&amp;&quot;&lt;/TechType&gt;&lt;/Row&gt;&quot;)">
            <text:p/>
          </table:table-cell>
          <table:table-cell/>
          <table:table-cell table:style-name="ce174" table:formula="of:=IF([.O42]=0;&quot;&quot;;&quot;&lt;Row&gt;&lt;PrereqTech&gt;TECH_&quot;&amp;UPPER([.O42])&amp;&quot;&lt;/PrereqTech&gt;&quot;&amp;REPT(&quot; &quot;;25-LEN([.O42]))&amp;&quot;&lt;TechType&gt;TECH_&quot;&amp;UPPER([.P43])&amp;&quot;&lt;/TechType&gt;&lt;/Row&gt;&quot;)">
            <text:p/>
          </table:table-cell>
          <table:table-cell/>
          <table:table-cell table:style-name="ce174" table:formula="of:=IF([.Q42]=0;&quot;&quot;;&quot;&lt;Row&gt;&lt;PrereqTech&gt;TECH_&quot;&amp;UPPER([.Q42])&amp;&quot;&lt;/PrereqTech&gt;&quot;&amp;REPT(&quot; &quot;;25-LEN([.Q42]))&amp;&quot;&lt;TechType&gt;TECH_&quot;&amp;UPPER([.R43])&amp;&quot;&lt;/TechType&gt;&lt;/Row&gt;&quot;)">
            <text:p/>
          </table:table-cell>
          <table:table-cell/>
          <table:table-cell table:style-name="ce174" table:formula="of:=IF([.S42]=0;&quot;&quot;;&quot;&lt;Row&gt;&lt;PrereqTech&gt;TECH_&quot;&amp;UPPER([.S42])&amp;&quot;&lt;/PrereqTech&gt;&quot;&amp;REPT(&quot; &quot;;25-LEN([.S42]))&amp;&quot;&lt;TechType&gt;TECH_&quot;&amp;UPPER([.T43])&amp;&quot;&lt;/TechType&gt;&lt;/Row&gt;&quot;)" office:value-type="string" office:string-value="&lt;Row&gt;&lt;PrereqTech&gt;TECH_CHEMISTRY&lt;/PrereqTech&gt;                &lt;TechType&gt;TECH_FERTILIZER&lt;/TechType&gt;&lt;/Row&gt;" calcext:value-type="string">
            <text:p>&lt;Row&gt;&lt;PrereqTech&gt;TECH_CHEMISTRY&lt;/PrereqTech&gt; <text:s text:c="15"/>&lt;TechType&gt;TECH_FERTILIZER&lt;/TechType&gt;&lt;/Row&gt;</text:p>
          </table:table-cell>
          <table:table-cell/>
          <table:table-cell table:style-name="ce174" table:formula="of:=IF([.U42]=0;&quot;&quot;;&quot;&lt;Row&gt;&lt;PrereqTech&gt;TECH_&quot;&amp;UPPER([.U42])&amp;&quot;&lt;/PrereqTech&gt;&quot;&amp;REPT(&quot; &quot;;25-LEN([.U42]))&amp;&quot;&lt;TechType&gt;TECH_&quot;&amp;UPPER([.V43])&amp;&quot;&lt;/TechType&gt;&lt;/Row&gt;&quot;)" office:value-type="string" office:string-value="&lt;Row&gt;&lt;PrereqTech&gt;TECH_RIFLING&lt;/PrereqTech&gt;                  &lt;TechType&gt;TECH_DYNAMITE&lt;/TechType&gt;&lt;/Row&gt;" calcext:value-type="string">
            <text:p>&lt;Row&gt;&lt;PrereqTech&gt;TECH_RIFLING&lt;/PrereqTech&gt; <text:s text:c="17"/>&lt;TechType&gt;TECH_DYNAMITE&lt;/TechType&gt;&lt;/Row&gt;</text:p>
          </table:table-cell>
          <table:table-cell/>
          <table:table-cell table:style-name="ce174" table:formula="of:=IF([.W42]=0;&quot;&quot;;&quot;&lt;Row&gt;&lt;PrereqTech&gt;TECH_&quot;&amp;UPPER([.W42])&amp;&quot;&lt;/PrereqTech&gt;&quot;&amp;REPT(&quot; &quot;;25-LEN([.W42]))&amp;&quot;&lt;TechType&gt;TECH_&quot;&amp;UPPER([.X43])&amp;&quot;&lt;/TechType&gt;&lt;/Row&gt;&quot;)">
            <text:p/>
          </table:table-cell>
          <table:table-cell/>
          <table:table-cell table:style-name="ce174" table:formula="of:=IF([.Y42]=0;&quot;&quot;;&quot;&lt;Row&gt;&lt;PrereqTech&gt;TECH_&quot;&amp;UPPER([.Y42])&amp;&quot;&lt;/PrereqTech&gt;&quot;&amp;REPT(&quot; &quot;;25-LEN([.Y42]))&amp;&quot;&lt;TechType&gt;TECH_&quot;&amp;UPPER([.Z43])&amp;&quot;&lt;/TechType&gt;&lt;/Row&gt;&quot;)">
            <text:p/>
          </table:table-cell>
          <table:table-cell/>
          <table:table-cell table:style-name="ce174" table:formula="of:=IF([.AA42]=0;&quot;&quot;;&quot;&lt;Row&gt;&lt;PrereqTech&gt;TECH_&quot;&amp;UPPER([.AA42])&amp;&quot;&lt;/PrereqTech&gt;&quot;&amp;REPT(&quot; &quot;;25-LEN([.AA42]))&amp;&quot;&lt;TechType&gt;TECH_&quot;&amp;UPPER([.AB43])&amp;&quot;&lt;/TechType&gt;&lt;/Row&gt;&quot;)">
            <text:p/>
          </table:table-cell>
          <table:table-cell/>
          <table:table-cell table:style-name="ce174" table:formula="of:=IF([.AC42]=0;&quot;&quot;;&quot;&lt;Row&gt;&lt;PrereqTech&gt;TECH_&quot;&amp;UPPER([.AC42])&amp;&quot;&lt;/PrereqTech&gt;&quot;&amp;REPT(&quot; &quot;;25-LEN([.AC42]))&amp;&quot;&lt;TechType&gt;TECH_&quot;&amp;UPPER([.AD43])&amp;&quot;&lt;/TechType&gt;&lt;/Row&gt;&quot;)">
            <text:p/>
          </table:table-cell>
          <table:table-cell/>
          <table:table-cell table:style-name="ce174" table:formula="of:=IF([.AE42]=0;&quot;&quot;;&quot;&lt;Row&gt;&lt;PrereqTech&gt;TECH_&quot;&amp;UPPER([.AE42])&amp;&quot;&lt;/PrereqTech&gt;&quot;&amp;REPT(&quot; &quot;;25-LEN([.AE42]))&amp;&quot;&lt;TechType&gt;TECH_&quot;&amp;UPPER([.AF43])&amp;&quot;&lt;/TechType&gt;&lt;/Row&gt;&quot;)">
            <text:p/>
          </table:table-cell>
          <table:table-cell/>
          <table:table-cell table:style-name="ce174" table:formula="of:=IF([.AG42]=0;&quot;&quot;;&quot;&lt;Row&gt;&lt;PrereqTech&gt;TECH_&quot;&amp;UPPER([.AG42])&amp;&quot;&lt;/PrereqTech&gt;&quot;&amp;REPT(&quot; &quot;;25-LEN([.AG42]))&amp;&quot;&lt;TechType&gt;TECH_&quot;&amp;UPPER([.AH43])&amp;&quot;&lt;/TechType&gt;&lt;/Row&gt;&quot;)">
            <text:p/>
          </table:table-cell>
          <table:table-cell/>
          <table:table-cell table:style-name="ce183" table:formula="of:=IF([.AI42]=0;&quot;&quot;;&quot;&lt;Row&gt;&lt;PrereqTech&gt;TECH_&quot;&amp;UPPER([.AI42])&amp;&quot;&lt;/PrereqTech&gt;&quot;&amp;REPT(&quot; &quot;;25-LEN([.AI42]))&amp;&quot;&lt;TechType&gt;TECH_&quot;&amp;UPPER([.AJ43])&amp;&quot;&lt;/TechType&gt;&lt;/Row&gt;&quot;)">
            <text:p/>
          </table:table-cell>
          <table:table-cell/>
          <table:table-cell table:style-name="ce178"/>
          <table:table-cell table:number-columns-repeated="5"/>
          <table:table-cell table:style-name="ce166" table:number-columns-repeated="2"/>
          <table:table-cell table:number-columns-repeated="22"/>
          <table:table-cell table:style-name="ce175" table:number-columns-repeated="2"/>
          <table:table-cell table:style-name="ce190"/>
          <table:table-cell table:style-name="ce191"/>
          <table:table-cell table:style-name="ce1" office:value-type="string" calcext:value-type="string">
            <text:p><text:s/></text:p>
          </table:table-cell>
          <table:table-cell table:number-columns-repeated="911"/>
        </table:table-row>
        <table:table-row table:style-name="ro3">
          <table:covered-table-cell table:style-name="ce82" office:value-type="float" office:value="8" calcext:value-type="float">
            <text:p>8</text:p>
          </table:covered-table-cell>
          <table:table-cell table:style-name="ce94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3" office:value-type="string" calcext:value-type="string">
            <text:p>Metal_Casting</text:p>
          </table:table-cell>
          <table:table-cell table:style-name="ce132" office:value-type="string" calcext:value-type="string">
            <text:p>Steel</text:p>
          </table:table-cell>
          <table:table-cell table:style-name="ce110"/>
          <table:table-cell table:style-name="ce129"/>
          <table:table-cell table:style-name="ce110"/>
          <table:table-cell table:style-name="ce129"/>
          <table:table-cell table:style-name="ce116"/>
          <table:table-cell table:style-name="ce135" office:value-type="string" calcext:value-type="string">
            <text:p>Fertilizer</text:p>
          </table:table-cell>
          <table:table-cell table:style-name="ce116" office:value-type="string" calcext:value-type="string">
            <text:p>Fertilizer</text:p>
          </table:table-cell>
          <table:table-cell table:style-name="ce135" office:value-type="string" calcext:value-type="string">
            <text:p>Dynamite</text:p>
          </table:table-cell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number-columns-repeated="7"/>
          <table:table-cell table:style-name="ce178" table:formula="of:=IF([.C43]=0;&quot;&quot;;&quot;&lt;Row&gt;&lt;PrereqTech&gt;TECH_&quot;&amp;UPPER([.C43])&amp;&quot;&lt;/PrereqTech&gt;&quot;&amp;REPT(&quot; &quot;;25-LEN([.C43]))&amp;&quot;&lt;TechType&gt;TECH_&quot;&amp;UPPER([.D43])&amp;&quot;&lt;/TechType&gt;&lt;/Row&gt;&quot;)">
            <text:p/>
          </table:table-cell>
          <table:table-cell/>
          <table:table-cell table:style-name="ce174" table:formula="of:=IF([.E43]=0;&quot;&quot;;&quot;&lt;Row&gt;&lt;PrereqTech&gt;TECH_&quot;&amp;UPPER([.E43])&amp;&quot;&lt;/PrereqTech&gt;&quot;&amp;REPT(&quot; &quot;;25-LEN([.E43]))&amp;&quot;&lt;TechType&gt;TECH_&quot;&amp;UPPER([.F43])&amp;&quot;&lt;/TechType&gt;&lt;/Row&gt;&quot;)">
            <text:p/>
          </table:table-cell>
          <table:table-cell/>
          <table:table-cell table:style-name="ce174" table:formula="of:=IF([.G43]=0;&quot;&quot;;&quot;&lt;Row&gt;&lt;PrereqTech&gt;TECH_&quot;&amp;UPPER([.G43])&amp;&quot;&lt;/PrereqTech&gt;&quot;&amp;REPT(&quot; &quot;;25-LEN([.G43]))&amp;&quot;&lt;TechType&gt;TECH_&quot;&amp;UPPER([.H43])&amp;&quot;&lt;/TechType&gt;&lt;/Row&gt;&quot;)">
            <text:p/>
          </table:table-cell>
          <table:table-cell/>
          <table:table-cell table:style-name="ce174" table:formula="of:=IF([.I43]=0;&quot;&quot;;&quot;&lt;Row&gt;&lt;PrereqTech&gt;TECH_&quot;&amp;UPPER([.I43])&amp;&quot;&lt;/PrereqTech&gt;&quot;&amp;REPT(&quot; &quot;;25-LEN([.I43]))&amp;&quot;&lt;TechType&gt;TECH_&quot;&amp;UPPER([.J43])&amp;&quot;&lt;/TechType&gt;&lt;/Row&gt;&quot;)">
            <text:p/>
          </table:table-cell>
          <table:table-cell/>
          <table:table-cell table:style-name="ce174" table:formula="of:=IF([.K43]=0;&quot;&quot;;&quot;&lt;Row&gt;&lt;PrereqTech&gt;TECH_&quot;&amp;UPPER([.K43])&amp;&quot;&lt;/PrereqTech&gt;&quot;&amp;REPT(&quot; &quot;;25-LEN([.K43]))&amp;&quot;&lt;TechType&gt;TECH_&quot;&amp;UPPER([.L43])&amp;&quot;&lt;/TechType&gt;&lt;/Row&gt;&quot;)">
            <text:p/>
          </table:table-cell>
          <table:table-cell/>
          <table:table-cell table:style-name="ce174" table:formula="of:=IF([.M43]=0;&quot;&quot;;&quot;&lt;Row&gt;&lt;PrereqTech&gt;TECH_&quot;&amp;UPPER([.M43])&amp;&quot;&lt;/PrereqTech&gt;&quot;&amp;REPT(&quot; &quot;;25-LEN([.M43]))&amp;&quot;&lt;TechType&gt;TECH_&quot;&amp;UPPER([.N43])&amp;&quot;&lt;/TechType&gt;&lt;/Row&gt;&quot;)" office:value-type="string" office:string-value="&lt;Row&gt;&lt;PrereqTech&gt;TECH_METAL_CASTING&lt;/PrereqTech&gt;            &lt;TechType&gt;TECH_STEEL&lt;/TechType&gt;&lt;/Row&gt;" calcext:value-type="string">
            <text:p>&lt;Row&gt;&lt;PrereqTech&gt;TECH_METAL_CASTING&lt;/PrereqTech&gt; <text:s text:c="11"/>&lt;TechType&gt;TECH_STEEL&lt;/TechType&gt;&lt;/Row&gt;</text:p>
          </table:table-cell>
          <table:table-cell/>
          <table:table-cell table:style-name="ce174" table:formula="of:=IF([.O43]=0;&quot;&quot;;&quot;&lt;Row&gt;&lt;PrereqTech&gt;TECH_&quot;&amp;UPPER([.O43])&amp;&quot;&lt;/PrereqTech&gt;&quot;&amp;REPT(&quot; &quot;;25-LEN([.O43]))&amp;&quot;&lt;TechType&gt;TECH_&quot;&amp;UPPER([.P43])&amp;&quot;&lt;/TechType&gt;&lt;/Row&gt;&quot;)">
            <text:p/>
          </table:table-cell>
          <table:table-cell/>
          <table:table-cell table:style-name="ce174" table:formula="of:=IF([.Q43]=0;&quot;&quot;;&quot;&lt;Row&gt;&lt;PrereqTech&gt;TECH_&quot;&amp;UPPER([.Q43])&amp;&quot;&lt;/PrereqTech&gt;&quot;&amp;REPT(&quot; &quot;;25-LEN([.Q43]))&amp;&quot;&lt;TechType&gt;TECH_&quot;&amp;UPPER([.R43])&amp;&quot;&lt;/TechType&gt;&lt;/Row&gt;&quot;)">
            <text:p/>
          </table:table-cell>
          <table:table-cell/>
          <table:table-cell table:style-name="ce174" table:formula="of:=IF([.S43]=0;&quot;&quot;;&quot;&lt;Row&gt;&lt;PrereqTech&gt;TECH_&quot;&amp;UPPER([.S43])&amp;&quot;&lt;/PrereqTech&gt;&quot;&amp;REPT(&quot; &quot;;25-LEN([.S43]))&amp;&quot;&lt;TechType&gt;TECH_&quot;&amp;UPPER([.T43])&amp;&quot;&lt;/TechType&gt;&lt;/Row&gt;&quot;)">
            <text:p/>
          </table:table-cell>
          <table:table-cell/>
          <table:table-cell table:style-name="ce174" table:formula="of:=IF([.U43]=0;&quot;&quot;;&quot;&lt;Row&gt;&lt;PrereqTech&gt;TECH_&quot;&amp;UPPER([.U43])&amp;&quot;&lt;/PrereqTech&gt;&quot;&amp;REPT(&quot; &quot;;25-LEN([.U43]))&amp;&quot;&lt;TechType&gt;TECH_&quot;&amp;UPPER([.V43])&amp;&quot;&lt;/TechType&gt;&lt;/Row&gt;&quot;)" office:value-type="string" office:string-value="&lt;Row&gt;&lt;PrereqTech&gt;TECH_FERTILIZER&lt;/PrereqTech&gt;               &lt;TechType&gt;TECH_DYNAMITE&lt;/TechType&gt;&lt;/Row&gt;" calcext:value-type="string">
            <text:p>&lt;Row&gt;&lt;PrereqTech&gt;TECH_FERTILIZER&lt;/PrereqTech&gt; <text:s text:c="14"/>&lt;TechType&gt;TECH_DYNAMITE&lt;/TechType&gt;&lt;/Row&gt;</text:p>
          </table:table-cell>
          <table:table-cell/>
          <table:table-cell table:style-name="ce174" table:formula="of:=IF([.W43]=0;&quot;&quot;;&quot;&lt;Row&gt;&lt;PrereqTech&gt;TECH_&quot;&amp;UPPER([.W43])&amp;&quot;&lt;/PrereqTech&gt;&quot;&amp;REPT(&quot; &quot;;25-LEN([.W43]))&amp;&quot;&lt;TechType&gt;TECH_&quot;&amp;UPPER([.X43])&amp;&quot;&lt;/TechType&gt;&lt;/Row&gt;&quot;)">
            <text:p/>
          </table:table-cell>
          <table:table-cell/>
          <table:table-cell table:style-name="ce174" table:formula="of:=IF([.Y43]=0;&quot;&quot;;&quot;&lt;Row&gt;&lt;PrereqTech&gt;TECH_&quot;&amp;UPPER([.Y43])&amp;&quot;&lt;/PrereqTech&gt;&quot;&amp;REPT(&quot; &quot;;25-LEN([.Y43]))&amp;&quot;&lt;TechType&gt;TECH_&quot;&amp;UPPER([.Z43])&amp;&quot;&lt;/TechType&gt;&lt;/Row&gt;&quot;)">
            <text:p/>
          </table:table-cell>
          <table:table-cell/>
          <table:table-cell table:style-name="ce174" table:formula="of:=IF([.AA43]=0;&quot;&quot;;&quot;&lt;Row&gt;&lt;PrereqTech&gt;TECH_&quot;&amp;UPPER([.AA43])&amp;&quot;&lt;/PrereqTech&gt;&quot;&amp;REPT(&quot; &quot;;25-LEN([.AA43]))&amp;&quot;&lt;TechType&gt;TECH_&quot;&amp;UPPER([.AB43])&amp;&quot;&lt;/TechType&gt;&lt;/Row&gt;&quot;)">
            <text:p/>
          </table:table-cell>
          <table:table-cell/>
          <table:table-cell table:style-name="ce174" table:formula="of:=IF([.AC43]=0;&quot;&quot;;&quot;&lt;Row&gt;&lt;PrereqTech&gt;TECH_&quot;&amp;UPPER([.AC43])&amp;&quot;&lt;/PrereqTech&gt;&quot;&amp;REPT(&quot; &quot;;25-LEN([.AC43]))&amp;&quot;&lt;TechType&gt;TECH_&quot;&amp;UPPER([.AD43])&amp;&quot;&lt;/TechType&gt;&lt;/Row&gt;&quot;)">
            <text:p/>
          </table:table-cell>
          <table:table-cell/>
          <table:table-cell table:style-name="ce174" table:formula="of:=IF([.AE43]=0;&quot;&quot;;&quot;&lt;Row&gt;&lt;PrereqTech&gt;TECH_&quot;&amp;UPPER([.AE43])&amp;&quot;&lt;/PrereqTech&gt;&quot;&amp;REPT(&quot; &quot;;25-LEN([.AE43]))&amp;&quot;&lt;TechType&gt;TECH_&quot;&amp;UPPER([.AF43])&amp;&quot;&lt;/TechType&gt;&lt;/Row&gt;&quot;)">
            <text:p/>
          </table:table-cell>
          <table:table-cell/>
          <table:table-cell table:style-name="ce174" table:formula="of:=IF([.AG43]=0;&quot;&quot;;&quot;&lt;Row&gt;&lt;PrereqTech&gt;TECH_&quot;&amp;UPPER([.AG43])&amp;&quot;&lt;/PrereqTech&gt;&quot;&amp;REPT(&quot; &quot;;25-LEN([.AG43]))&amp;&quot;&lt;TechType&gt;TECH_&quot;&amp;UPPER([.AH43])&amp;&quot;&lt;/TechType&gt;&lt;/Row&gt;&quot;)">
            <text:p/>
          </table:table-cell>
          <table:table-cell/>
          <table:table-cell table:style-name="ce183" table:formula="of:=IF([.AI43]=0;&quot;&quot;;&quot;&lt;Row&gt;&lt;PrereqTech&gt;TECH_&quot;&amp;UPPER([.AI43])&amp;&quot;&lt;/PrereqTech&gt;&quot;&amp;REPT(&quot; &quot;;25-LEN([.AI43]))&amp;&quot;&lt;TechType&gt;TECH_&quot;&amp;UPPER([.AJ43])&amp;&quot;&lt;/TechType&gt;&lt;/Row&gt;&quot;)">
            <text:p/>
          </table:table-cell>
          <table:table-cell/>
          <table:table-cell table:style-name="ce178" table:formula="of:=IF([.D43]=0;&quot;&quot;;&quot;'TECH_&quot;&amp;UPPER([.D43])&amp;&quot;', &quot;)">
            <text:p/>
          </table:table-cell>
          <table:table-cell table:style-name="ce174"/>
          <table:table-cell table:style-name="ce174" table:formula="of:=IF([.F43]=0;&quot;&quot;;&quot;'TECH_&quot;&amp;UPPER([.F43])&amp;&quot;', &quot;)">
            <text:p/>
          </table:table-cell>
          <table:table-cell table:style-name="ce174"/>
          <table:table-cell table:style-name="ce174" table:formula="of:=IF([.H43]=0;&quot;&quot;;&quot;'TECH_&quot;&amp;UPPER([.H43])&amp;&quot;', &quot;)">
            <text:p/>
          </table:table-cell>
          <table:table-cell table:style-name="ce174"/>
          <table:table-cell table:style-name="ce174" table:formula="of:=IF([.J43]=0;&quot;&quot;;&quot;'TECH_&quot;&amp;UPPER([.J43])&amp;&quot;', &quot;)">
            <text:p/>
          </table:table-cell>
          <table:table-cell table:style-name="ce174"/>
          <table:table-cell table:style-name="ce174" table:formula="of:=IF([.L43]=0;&quot;&quot;;&quot;'TECH_&quot;&amp;UPPER([.L43])&amp;&quot;', &quot;)">
            <text:p/>
          </table:table-cell>
          <table:table-cell table:style-name="ce174"/>
          <table:table-cell table:style-name="ce174" table:formula="of:=IF([.N43]=0;&quot;&quot;;&quot;'TECH_&quot;&amp;UPPER([.N43])&amp;&quot;', &quot;)" office:value-type="string" office:string-value="'TECH_STEEL', " calcext:value-type="string">
            <text:p>'TECH_STEEL', </text:p>
          </table:table-cell>
          <table:table-cell table:style-name="ce174"/>
          <table:table-cell table:style-name="ce174" table:formula="of:=IF([.P43]=0;&quot;&quot;;&quot;'TECH_&quot;&amp;UPPER([.P43])&amp;&quot;', &quot;)">
            <text:p/>
          </table:table-cell>
          <table:table-cell table:style-name="ce174"/>
          <table:table-cell table:style-name="ce174" table:formula="of:=IF([.R43]=0;&quot;&quot;;&quot;'TECH_&quot;&amp;UPPER([.R43])&amp;&quot;', &quot;)">
            <text:p/>
          </table:table-cell>
          <table:table-cell table:style-name="ce174"/>
          <table:table-cell table:style-name="ce174" table:formula="of:=IF([.T43]=0;&quot;&quot;;&quot;'TECH_&quot;&amp;UPPER([.T43])&amp;&quot;', &quot;)" office:value-type="string" office:string-value="'TECH_FERTILIZER', " calcext:value-type="string">
            <text:p>'TECH_FERTILIZER', </text:p>
          </table:table-cell>
          <table:table-cell table:style-name="ce174"/>
          <table:table-cell table:style-name="ce174" table:formula="of:=IF([.V43]=0;&quot;&quot;;&quot;'TECH_&quot;&amp;UPPER([.V43])&amp;&quot;', &quot;)" office:value-type="string" office:string-value="'TECH_DYNAMITE', " calcext:value-type="string">
            <text:p>'TECH_DYNAMITE', </text:p>
          </table:table-cell>
          <table:table-cell table:style-name="ce174"/>
          <table:table-cell table:style-name="ce174" table:formula="of:=IF([.X43]=0;&quot;&quot;;&quot;'TECH_&quot;&amp;UPPER([.X43])&amp;&quot;', &quot;)">
            <text:p/>
          </table:table-cell>
          <table:table-cell table:style-name="ce174"/>
          <table:table-cell table:style-name="ce174" table:formula="of:=IF([.Z43]=0;&quot;&quot;;&quot;'TECH_&quot;&amp;UPPER([.Z43])&amp;&quot;', &quot;)">
            <text:p/>
          </table:table-cell>
          <table:table-cell table:style-name="ce174"/>
          <table:table-cell table:style-name="ce174" table:formula="of:=IF([.AB43]=0;&quot;&quot;;&quot;'TECH_&quot;&amp;UPPER([.AB43])&amp;&quot;', &quot;)">
            <text:p/>
          </table:table-cell>
          <table:table-cell table:style-name="ce174"/>
          <table:table-cell table:style-name="ce174" table:formula="of:=IF([.AD43]=0;&quot;&quot;;&quot;'TECH_&quot;&amp;UPPER([.AD43])&amp;&quot;', &quot;)">
            <text:p/>
          </table:table-cell>
          <table:table-cell table:style-name="ce174"/>
          <table:table-cell table:style-name="ce174" table:formula="of:=IF([.AF43]=0;&quot;&quot;;&quot;'TECH_&quot;&amp;UPPER([.AF43])&amp;&quot;', &quot;)">
            <text:p/>
          </table:table-cell>
          <table:table-cell table:style-name="ce174"/>
          <table:table-cell table:style-name="ce174" table:formula="of:=IF([.AH43]=0;&quot;&quot;;&quot;'TECH_&quot;&amp;UPPER([.AH43])&amp;&quot;', &quot;)">
            <text:p/>
          </table:table-cell>
          <table:table-cell table:style-name="ce175"/>
          <table:table-cell table:style-name="ce183" table:formula="of:=IF([.AJ43]=0;&quot;&quot;;&quot;'TECH_&quot;&amp;UPPER([.AJ43])&amp;&quot;', &quot;)">
            <text:p/>
          </table:table-cell>
          <table:table-cell table:style-name="ce191" table:formula="of:=&quot;UPDATE Technologies SET GridY=&quot;&amp;[.A43]&amp;&quot; WHERE Type IN (&quot;&amp;[.CA43]&amp;[.CC43]&amp;[.CE43]&amp;[.CG43]&amp;[.CI43]&amp;[.CK43]&amp;[.CM43]&amp;[.CO43]&amp;[.CQ43]&amp;[.CS43]&amp;[.CU43]&amp;[.CW43]&amp;[.CY43]&amp;[.DA43]&amp;[.DC43]&amp;[.DE43]&amp;[.DG43]&amp;&quot;'none');&quot;" office:value-type="string" office:string-value="UPDATE Technologies SET GridY=8 WHERE Type IN ('TECH_STEEL', 'TECH_FERTILIZER', 'TECH_DYNAMITE', 'none');" calcext:value-type="string">
            <text:p>UPDATE Technologies SET GridY=8 WHERE Type IN ('TECH_STEEL', 'TECH_FERTILIZER', 'TECH_DYNAMITE', 'none');</text:p>
          </table:table-cell>
          <table:table-cell table:style-name="ce1" office:value-type="string" calcext:value-type="string">
            <text:p><text:s/></text:p>
          </table:table-cell>
          <table:table-cell table:number-columns-repeated="911"/>
        </table:table-row>
        <table:table-row table:style-name="ro3">
          <table:covered-table-cell table:style-name="ce82"/>
          <table:table-cell table:style-name="ce94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3"/>
          <table:table-cell table:style-name="ce132"/>
          <table:table-cell table:style-name="ce110"/>
          <table:table-cell table:style-name="ce129"/>
          <table:table-cell table:style-name="ce110"/>
          <table:table-cell table:style-name="ce129"/>
          <table:table-cell table:style-name="ce116"/>
          <table:table-cell table:style-name="ce135"/>
          <table:table-cell table:style-name="ce116"/>
          <table:table-cell table:style-name="ce135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29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number-columns-repeated="7"/>
          <table:table-cell table:style-name="ce178" table:formula="of:=IF([.C44]=0;&quot;&quot;;&quot;&lt;Row&gt;&lt;PrereqTech&gt;TECH_&quot;&amp;UPPER([.C44])&amp;&quot;&lt;/PrereqTech&gt;&quot;&amp;REPT(&quot; &quot;;25-LEN([.C44]))&amp;&quot;&lt;TechType&gt;TECH_&quot;&amp;UPPER([.D43])&amp;&quot;&lt;/TechType&gt;&lt;/Row&gt;&quot;)">
            <text:p/>
          </table:table-cell>
          <table:table-cell/>
          <table:table-cell table:style-name="ce174" table:formula="of:=IF([.E44]=0;&quot;&quot;;&quot;&lt;Row&gt;&lt;PrereqTech&gt;TECH_&quot;&amp;UPPER([.E44])&amp;&quot;&lt;/PrereqTech&gt;&quot;&amp;REPT(&quot; &quot;;25-LEN([.E44]))&amp;&quot;&lt;TechType&gt;TECH_&quot;&amp;UPPER([.F43])&amp;&quot;&lt;/TechType&gt;&lt;/Row&gt;&quot;)">
            <text:p/>
          </table:table-cell>
          <table:table-cell/>
          <table:table-cell table:style-name="ce174" table:formula="of:=IF([.G44]=0;&quot;&quot;;&quot;&lt;Row&gt;&lt;PrereqTech&gt;TECH_&quot;&amp;UPPER([.G44])&amp;&quot;&lt;/PrereqTech&gt;&quot;&amp;REPT(&quot; &quot;;25-LEN([.G44]))&amp;&quot;&lt;TechType&gt;TECH_&quot;&amp;UPPER([.H43])&amp;&quot;&lt;/TechType&gt;&lt;/Row&gt;&quot;)">
            <text:p/>
          </table:table-cell>
          <table:table-cell/>
          <table:table-cell table:style-name="ce174" table:formula="of:=IF([.I44]=0;&quot;&quot;;&quot;&lt;Row&gt;&lt;PrereqTech&gt;TECH_&quot;&amp;UPPER([.I44])&amp;&quot;&lt;/PrereqTech&gt;&quot;&amp;REPT(&quot; &quot;;25-LEN([.I44]))&amp;&quot;&lt;TechType&gt;TECH_&quot;&amp;UPPER([.J43])&amp;&quot;&lt;/TechType&gt;&lt;/Row&gt;&quot;)">
            <text:p/>
          </table:table-cell>
          <table:table-cell/>
          <table:table-cell table:style-name="ce174" table:formula="of:=IF([.K44]=0;&quot;&quot;;&quot;&lt;Row&gt;&lt;PrereqTech&gt;TECH_&quot;&amp;UPPER([.K44])&amp;&quot;&lt;/PrereqTech&gt;&quot;&amp;REPT(&quot; &quot;;25-LEN([.K44]))&amp;&quot;&lt;TechType&gt;TECH_&quot;&amp;UPPER([.L43])&amp;&quot;&lt;/TechType&gt;&lt;/Row&gt;&quot;)">
            <text:p/>
          </table:table-cell>
          <table:table-cell/>
          <table:table-cell table:style-name="ce174" table:formula="of:=IF([.M44]=0;&quot;&quot;;&quot;&lt;Row&gt;&lt;PrereqTech&gt;TECH_&quot;&amp;UPPER([.M44])&amp;&quot;&lt;/PrereqTech&gt;&quot;&amp;REPT(&quot; &quot;;25-LEN([.M44]))&amp;&quot;&lt;TechType&gt;TECH_&quot;&amp;UPPER([.N43])&amp;&quot;&lt;/TechType&gt;&lt;/Row&gt;&quot;)">
            <text:p/>
          </table:table-cell>
          <table:table-cell/>
          <table:table-cell table:style-name="ce174" table:formula="of:=IF([.O44]=0;&quot;&quot;;&quot;&lt;Row&gt;&lt;PrereqTech&gt;TECH_&quot;&amp;UPPER([.O44])&amp;&quot;&lt;/PrereqTech&gt;&quot;&amp;REPT(&quot; &quot;;25-LEN([.O44]))&amp;&quot;&lt;TechType&gt;TECH_&quot;&amp;UPPER([.P43])&amp;&quot;&lt;/TechType&gt;&lt;/Row&gt;&quot;)">
            <text:p/>
          </table:table-cell>
          <table:table-cell/>
          <table:table-cell table:style-name="ce174" table:formula="of:=IF([.Q44]=0;&quot;&quot;;&quot;&lt;Row&gt;&lt;PrereqTech&gt;TECH_&quot;&amp;UPPER([.Q44])&amp;&quot;&lt;/PrereqTech&gt;&quot;&amp;REPT(&quot; &quot;;25-LEN([.Q44]))&amp;&quot;&lt;TechType&gt;TECH_&quot;&amp;UPPER([.R43])&amp;&quot;&lt;/TechType&gt;&lt;/Row&gt;&quot;)">
            <text:p/>
          </table:table-cell>
          <table:table-cell/>
          <table:table-cell table:style-name="ce174" table:formula="of:=IF([.S43]=0;&quot;&quot;;&quot;&lt;Row&gt;&lt;PrereqTech&gt;TECH_&quot;&amp;UPPER([.S43])&amp;&quot;&lt;/PrereqTech&gt;&quot;&amp;REPT(&quot; &quot;;25-LEN([.S43]))&amp;&quot;&lt;TechType&gt;TECH_&quot;&amp;UPPER([.T43])&amp;&quot;&lt;/TechType&gt;&lt;/Row&gt;&quot;)">
            <text:p/>
          </table:table-cell>
          <table:table-cell/>
          <table:table-cell table:style-name="ce174" table:formula="of:=IF([.U44]=0;&quot;&quot;;&quot;&lt;Row&gt;&lt;PrereqTech&gt;TECH_&quot;&amp;UPPER([.U44])&amp;&quot;&lt;/PrereqTech&gt;&quot;&amp;REPT(&quot; &quot;;25-LEN([.U44]))&amp;&quot;&lt;TechType&gt;TECH_&quot;&amp;UPPER([.V43])&amp;&quot;&lt;/TechType&gt;&lt;/Row&gt;&quot;)">
            <text:p/>
          </table:table-cell>
          <table:table-cell/>
          <table:table-cell table:style-name="ce174" table:formula="of:=IF([.W44]=0;&quot;&quot;;&quot;&lt;Row&gt;&lt;PrereqTech&gt;TECH_&quot;&amp;UPPER([.W44])&amp;&quot;&lt;/PrereqTech&gt;&quot;&amp;REPT(&quot; &quot;;25-LEN([.W44]))&amp;&quot;&lt;TechType&gt;TECH_&quot;&amp;UPPER([.X43])&amp;&quot;&lt;/TechType&gt;&lt;/Row&gt;&quot;)">
            <text:p/>
          </table:table-cell>
          <table:table-cell/>
          <table:table-cell table:style-name="ce174" table:formula="of:=IF([.Y44]=0;&quot;&quot;;&quot;&lt;Row&gt;&lt;PrereqTech&gt;TECH_&quot;&amp;UPPER([.Y44])&amp;&quot;&lt;/PrereqTech&gt;&quot;&amp;REPT(&quot; &quot;;25-LEN([.Y44]))&amp;&quot;&lt;TechType&gt;TECH_&quot;&amp;UPPER([.Z43])&amp;&quot;&lt;/TechType&gt;&lt;/Row&gt;&quot;)">
            <text:p/>
          </table:table-cell>
          <table:table-cell/>
          <table:table-cell table:style-name="ce174" table:formula="of:=IF([.AA44]=0;&quot;&quot;;&quot;&lt;Row&gt;&lt;PrereqTech&gt;TECH_&quot;&amp;UPPER([.AA44])&amp;&quot;&lt;/PrereqTech&gt;&quot;&amp;REPT(&quot; &quot;;25-LEN([.AA44]))&amp;&quot;&lt;TechType&gt;TECH_&quot;&amp;UPPER([.AB43])&amp;&quot;&lt;/TechType&gt;&lt;/Row&gt;&quot;)">
            <text:p/>
          </table:table-cell>
          <table:table-cell/>
          <table:table-cell table:style-name="ce174" table:formula="of:=IF([.AC44]=0;&quot;&quot;;&quot;&lt;Row&gt;&lt;PrereqTech&gt;TECH_&quot;&amp;UPPER([.AC44])&amp;&quot;&lt;/PrereqTech&gt;&quot;&amp;REPT(&quot; &quot;;25-LEN([.AC44]))&amp;&quot;&lt;TechType&gt;TECH_&quot;&amp;UPPER([.AD43])&amp;&quot;&lt;/TechType&gt;&lt;/Row&gt;&quot;)">
            <text:p/>
          </table:table-cell>
          <table:table-cell/>
          <table:table-cell table:style-name="ce174" table:formula="of:=IF([.AE44]=0;&quot;&quot;;&quot;&lt;Row&gt;&lt;PrereqTech&gt;TECH_&quot;&amp;UPPER([.AE44])&amp;&quot;&lt;/PrereqTech&gt;&quot;&amp;REPT(&quot; &quot;;25-LEN([.AE44]))&amp;&quot;&lt;TechType&gt;TECH_&quot;&amp;UPPER([.AF43])&amp;&quot;&lt;/TechType&gt;&lt;/Row&gt;&quot;)">
            <text:p/>
          </table:table-cell>
          <table:table-cell/>
          <table:table-cell table:style-name="ce174" table:formula="of:=IF([.AG44]=0;&quot;&quot;;&quot;&lt;Row&gt;&lt;PrereqTech&gt;TECH_&quot;&amp;UPPER([.AG44])&amp;&quot;&lt;/PrereqTech&gt;&quot;&amp;REPT(&quot; &quot;;25-LEN([.AG44]))&amp;&quot;&lt;TechType&gt;TECH_&quot;&amp;UPPER([.AH43])&amp;&quot;&lt;/TechType&gt;&lt;/Row&gt;&quot;)">
            <text:p/>
          </table:table-cell>
          <table:table-cell/>
          <table:table-cell table:style-name="ce183" table:formula="of:=IF([.AI44]=0;&quot;&quot;;&quot;&lt;Row&gt;&lt;PrereqTech&gt;TECH_&quot;&amp;UPPER([.AI44])&amp;&quot;&lt;/PrereqTech&gt;&quot;&amp;REPT(&quot; &quot;;25-LEN([.AI44]))&amp;&quot;&lt;TechType&gt;TECH_&quot;&amp;UPPER([.AJ43])&amp;&quot;&lt;/TechType&gt;&lt;/Row&gt;&quot;)">
            <text:p/>
          </table:table-cell>
          <table:table-cell/>
          <table:table-cell table:style-name="ce178"/>
          <table:table-cell table:number-columns-repeated="5"/>
          <table:table-cell table:style-name="ce166" table:number-columns-repeated="2"/>
          <table:table-cell table:number-columns-repeated="22"/>
          <table:table-cell table:style-name="ce175" table:number-columns-repeated="2"/>
          <table:table-cell table:style-name="ce190"/>
          <table:table-cell table:style-name="ce191"/>
          <table:table-cell table:style-name="ce1" office:value-type="string" calcext:value-type="string">
            <text:p><text:s/></text:p>
          </table:table-cell>
          <table:table-cell table:number-columns-repeated="911"/>
        </table:table-row>
        <table:table-row table:style-name="ro3">
          <table:covered-table-cell table:style-name="ce82"/>
          <table:table-cell table:style-name="ce94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1"/>
          <table:table-cell table:style-name="ce130"/>
          <table:table-cell table:style-name="ce114"/>
          <table:table-cell table:style-name="ce133"/>
          <table:table-cell table:style-name="ce111"/>
          <table:table-cell table:style-name="ce130"/>
          <table:table-cell table:style-name="ce111" table:number-columns-repeated="2"/>
          <table:table-cell table:style-name="ce116"/>
          <table:table-cell table:style-name="ce135"/>
          <table:table-cell table:style-name="ce137"/>
          <table:table-cell table:style-name="ce136"/>
          <table:table-cell table:style-name="ce111"/>
          <table:table-cell table:style-name="ce130"/>
          <table:table-cell table:style-name="ce111"/>
          <table:table-cell table:style-name="ce130"/>
          <table:table-cell table:style-name="ce111"/>
          <table:table-cell table:style-name="ce130"/>
          <table:table-cell table:style-name="ce111"/>
          <table:table-cell table:style-name="ce130"/>
          <table:table-cell table:style-name="ce150"/>
          <table:table-cell table:style-name="ce130"/>
          <table:table-cell table:style-name="ce111"/>
          <table:table-cell table:style-name="ce130"/>
          <table:table-cell table:style-name="ce111"/>
          <table:table-cell table:style-name="ce130"/>
          <table:table-cell table:style-name="ce111"/>
          <table:table-cell table:number-columns-repeated="7"/>
          <table:table-cell table:style-name="ce178" table:formula="of:=IF([.C45]=0;&quot;&quot;;&quot;&lt;Row&gt;&lt;PrereqTech&gt;TECH_&quot;&amp;UPPER([.C45])&amp;&quot;&lt;/PrereqTech&gt;&quot;&amp;REPT(&quot; &quot;;25-LEN([.C45]))&amp;&quot;&lt;TechType&gt;TECH_&quot;&amp;UPPER([.D43])&amp;&quot;&lt;/TechType&gt;&lt;/Row&gt;&quot;)">
            <text:p/>
          </table:table-cell>
          <table:table-cell/>
          <table:table-cell table:style-name="ce174" table:formula="of:=IF([.E45]=0;&quot;&quot;;&quot;&lt;Row&gt;&lt;PrereqTech&gt;TECH_&quot;&amp;UPPER([.E45])&amp;&quot;&lt;/PrereqTech&gt;&quot;&amp;REPT(&quot; &quot;;25-LEN([.E45]))&amp;&quot;&lt;TechType&gt;TECH_&quot;&amp;UPPER([.F43])&amp;&quot;&lt;/TechType&gt;&lt;/Row&gt;&quot;)">
            <text:p/>
          </table:table-cell>
          <table:table-cell/>
          <table:table-cell table:style-name="ce174" table:formula="of:=IF([.G45]=0;&quot;&quot;;&quot;&lt;Row&gt;&lt;PrereqTech&gt;TECH_&quot;&amp;UPPER([.G45])&amp;&quot;&lt;/PrereqTech&gt;&quot;&amp;REPT(&quot; &quot;;25-LEN([.G45]))&amp;&quot;&lt;TechType&gt;TECH_&quot;&amp;UPPER([.H43])&amp;&quot;&lt;/TechType&gt;&lt;/Row&gt;&quot;)">
            <text:p/>
          </table:table-cell>
          <table:table-cell/>
          <table:table-cell table:style-name="ce174" table:formula="of:=IF([.I45]=0;&quot;&quot;;&quot;&lt;Row&gt;&lt;PrereqTech&gt;TECH_&quot;&amp;UPPER([.I45])&amp;&quot;&lt;/PrereqTech&gt;&quot;&amp;REPT(&quot; &quot;;25-LEN([.I45]))&amp;&quot;&lt;TechType&gt;TECH_&quot;&amp;UPPER([.J43])&amp;&quot;&lt;/TechType&gt;&lt;/Row&gt;&quot;)">
            <text:p/>
          </table:table-cell>
          <table:table-cell/>
          <table:table-cell table:style-name="ce174" table:formula="of:=IF([.K45]=0;&quot;&quot;;&quot;&lt;Row&gt;&lt;PrereqTech&gt;TECH_&quot;&amp;UPPER([.K45])&amp;&quot;&lt;/PrereqTech&gt;&quot;&amp;REPT(&quot; &quot;;25-LEN([.K45]))&amp;&quot;&lt;TechType&gt;TECH_&quot;&amp;UPPER([.L43])&amp;&quot;&lt;/TechType&gt;&lt;/Row&gt;&quot;)">
            <text:p/>
          </table:table-cell>
          <table:table-cell/>
          <table:table-cell table:style-name="ce174" table:formula="of:=IF([.M45]=0;&quot;&quot;;&quot;&lt;Row&gt;&lt;PrereqTech&gt;TECH_&quot;&amp;UPPER([.M45])&amp;&quot;&lt;/PrereqTech&gt;&quot;&amp;REPT(&quot; &quot;;25-LEN([.M45]))&amp;&quot;&lt;TechType&gt;TECH_&quot;&amp;UPPER([.N43])&amp;&quot;&lt;/TechType&gt;&lt;/Row&gt;&quot;)">
            <text:p/>
          </table:table-cell>
          <table:table-cell/>
          <table:table-cell table:style-name="ce174" table:formula="of:=IF([.O45]=0;&quot;&quot;;&quot;&lt;Row&gt;&lt;PrereqTech&gt;TECH_&quot;&amp;UPPER([.O45])&amp;&quot;&lt;/PrereqTech&gt;&quot;&amp;REPT(&quot; &quot;;25-LEN([.O45]))&amp;&quot;&lt;TechType&gt;TECH_&quot;&amp;UPPER([.P43])&amp;&quot;&lt;/TechType&gt;&lt;/Row&gt;&quot;)">
            <text:p/>
          </table:table-cell>
          <table:table-cell/>
          <table:table-cell table:style-name="ce174" table:formula="of:=IF([.Q45]=0;&quot;&quot;;&quot;&lt;Row&gt;&lt;PrereqTech&gt;TECH_&quot;&amp;UPPER([.Q45])&amp;&quot;&lt;/PrereqTech&gt;&quot;&amp;REPT(&quot; &quot;;25-LEN([.Q45]))&amp;&quot;&lt;TechType&gt;TECH_&quot;&amp;UPPER([.R43])&amp;&quot;&lt;/TechType&gt;&lt;/Row&gt;&quot;)">
            <text:p/>
          </table:table-cell>
          <table:table-cell/>
          <table:table-cell table:style-name="ce174" table:formula="of:=IF([.S44]=0;&quot;&quot;;&quot;&lt;Row&gt;&lt;PrereqTech&gt;TECH_&quot;&amp;UPPER([.S44])&amp;&quot;&lt;/PrereqTech&gt;&quot;&amp;REPT(&quot; &quot;;25-LEN([.S44]))&amp;&quot;&lt;TechType&gt;TECH_&quot;&amp;UPPER([.T43])&amp;&quot;&lt;/TechType&gt;&lt;/Row&gt;&quot;)">
            <text:p/>
          </table:table-cell>
          <table:table-cell/>
          <table:table-cell table:style-name="ce174" table:formula="of:=IF([.U45]=0;&quot;&quot;;&quot;&lt;Row&gt;&lt;PrereqTech&gt;TECH_&quot;&amp;UPPER([.U45])&amp;&quot;&lt;/PrereqTech&gt;&quot;&amp;REPT(&quot; &quot;;25-LEN([.U45]))&amp;&quot;&lt;TechType&gt;TECH_&quot;&amp;UPPER([.V43])&amp;&quot;&lt;/TechType&gt;&lt;/Row&gt;&quot;)">
            <text:p/>
          </table:table-cell>
          <table:table-cell/>
          <table:table-cell table:style-name="ce174" table:formula="of:=IF([.W45]=0;&quot;&quot;;&quot;&lt;Row&gt;&lt;PrereqTech&gt;TECH_&quot;&amp;UPPER([.W45])&amp;&quot;&lt;/PrereqTech&gt;&quot;&amp;REPT(&quot; &quot;;25-LEN([.W45]))&amp;&quot;&lt;TechType&gt;TECH_&quot;&amp;UPPER([.X43])&amp;&quot;&lt;/TechType&gt;&lt;/Row&gt;&quot;)">
            <text:p/>
          </table:table-cell>
          <table:table-cell/>
          <table:table-cell table:style-name="ce174" table:formula="of:=IF([.Y45]=0;&quot;&quot;;&quot;&lt;Row&gt;&lt;PrereqTech&gt;TECH_&quot;&amp;UPPER([.Y45])&amp;&quot;&lt;/PrereqTech&gt;&quot;&amp;REPT(&quot; &quot;;25-LEN([.Y45]))&amp;&quot;&lt;TechType&gt;TECH_&quot;&amp;UPPER([.Z43])&amp;&quot;&lt;/TechType&gt;&lt;/Row&gt;&quot;)">
            <text:p/>
          </table:table-cell>
          <table:table-cell/>
          <table:table-cell table:style-name="ce174" table:formula="of:=IF([.AA45]=0;&quot;&quot;;&quot;&lt;Row&gt;&lt;PrereqTech&gt;TECH_&quot;&amp;UPPER([.AA45])&amp;&quot;&lt;/PrereqTech&gt;&quot;&amp;REPT(&quot; &quot;;25-LEN([.AA45]))&amp;&quot;&lt;TechType&gt;TECH_&quot;&amp;UPPER([.AB43])&amp;&quot;&lt;/TechType&gt;&lt;/Row&gt;&quot;)">
            <text:p/>
          </table:table-cell>
          <table:table-cell/>
          <table:table-cell table:style-name="ce174" table:formula="of:=IF([.AC45]=0;&quot;&quot;;&quot;&lt;Row&gt;&lt;PrereqTech&gt;TECH_&quot;&amp;UPPER([.AC45])&amp;&quot;&lt;/PrereqTech&gt;&quot;&amp;REPT(&quot; &quot;;25-LEN([.AC45]))&amp;&quot;&lt;TechType&gt;TECH_&quot;&amp;UPPER([.AD43])&amp;&quot;&lt;/TechType&gt;&lt;/Row&gt;&quot;)">
            <text:p/>
          </table:table-cell>
          <table:table-cell/>
          <table:table-cell table:style-name="ce174" table:formula="of:=IF([.AE45]=0;&quot;&quot;;&quot;&lt;Row&gt;&lt;PrereqTech&gt;TECH_&quot;&amp;UPPER([.AE45])&amp;&quot;&lt;/PrereqTech&gt;&quot;&amp;REPT(&quot; &quot;;25-LEN([.AE45]))&amp;&quot;&lt;TechType&gt;TECH_&quot;&amp;UPPER([.AF43])&amp;&quot;&lt;/TechType&gt;&lt;/Row&gt;&quot;)">
            <text:p/>
          </table:table-cell>
          <table:table-cell/>
          <table:table-cell table:style-name="ce174" table:formula="of:=IF([.AG45]=0;&quot;&quot;;&quot;&lt;Row&gt;&lt;PrereqTech&gt;TECH_&quot;&amp;UPPER([.AG45])&amp;&quot;&lt;/PrereqTech&gt;&quot;&amp;REPT(&quot; &quot;;25-LEN([.AG45]))&amp;&quot;&lt;TechType&gt;TECH_&quot;&amp;UPPER([.AH43])&amp;&quot;&lt;/TechType&gt;&lt;/Row&gt;&quot;)">
            <text:p/>
          </table:table-cell>
          <table:table-cell/>
          <table:table-cell table:style-name="ce183" table:formula="of:=IF([.AI45]=0;&quot;&quot;;&quot;&lt;Row&gt;&lt;PrereqTech&gt;TECH_&quot;&amp;UPPER([.AI45])&amp;&quot;&lt;/PrereqTech&gt;&quot;&amp;REPT(&quot; &quot;;25-LEN([.AI45]))&amp;&quot;&lt;TechType&gt;TECH_&quot;&amp;UPPER([.AJ43])&amp;&quot;&lt;/TechType&gt;&lt;/Row&gt;&quot;)">
            <text:p/>
          </table:table-cell>
          <table:table-cell/>
          <table:table-cell table:style-name="ce178"/>
          <table:table-cell table:number-columns-repeated="5"/>
          <table:table-cell table:style-name="ce175" table:number-columns-repeated="26"/>
          <table:table-cell table:style-name="ce190"/>
          <table:table-cell table:style-name="ce191"/>
          <table:table-cell table:style-name="ce1" office:value-type="string" calcext:value-type="string">
            <text:p><text:s/></text:p>
          </table:table-cell>
          <table:table-cell table:style-name="ce175" table:number-columns-repeated="911"/>
        </table:table-row>
        <table:table-row table:style-name="ro3">
          <table:table-cell table:style-name="ce82" office:value-type="float" office:value="9" calcext:value-type="float" table:number-columns-spanned="1" table:number-rows-spanned="5">
            <text:p>9</text:p>
          </table:table-cell>
          <table:table-cell table:style-name="ce93"/>
          <table:table-cell table:style-name="ce109"/>
          <table:table-cell table:style-name="ce128"/>
          <table:table-cell table:style-name="ce139"/>
          <table:table-cell table:style-name="ce141"/>
          <table:table-cell table:style-name="ce139"/>
          <table:table-cell table:style-name="ce141"/>
          <table:table-cell table:style-name="ce109"/>
          <table:table-cell table:style-name="ce128"/>
          <table:table-cell table:style-name="ce109"/>
          <table:table-cell table:style-name="ce128"/>
          <table:table-cell table:style-name="ce109"/>
          <table:table-cell table:style-name="ce128"/>
          <table:table-cell table:style-name="ce109"/>
          <table:table-cell table:style-name="ce128"/>
          <table:table-cell table:style-name="ce109"/>
          <table:table-cell table:style-name="ce128"/>
          <table:table-cell table:style-name="ce109"/>
          <table:table-cell table:style-name="ce128"/>
          <table:table-cell table:style-name="ce109"/>
          <table:table-cell table:style-name="ce128"/>
          <table:table-cell table:style-name="ce109"/>
          <table:table-cell table:style-name="ce128"/>
          <table:table-cell table:style-name="ce109"/>
          <table:table-cell table:style-name="ce128"/>
          <table:table-cell table:style-name="ce109"/>
          <table:table-cell table:style-name="ce128"/>
          <table:table-cell table:style-name="ce109"/>
          <table:table-cell table:style-name="ce128"/>
          <table:table-cell table:style-name="ce109"/>
          <table:table-cell table:style-name="ce128"/>
          <table:table-cell table:style-name="ce109"/>
          <table:table-cell table:style-name="ce128"/>
          <table:table-cell table:style-name="ce109"/>
          <table:table-cell table:style-name="ce128"/>
          <table:table-cell table:style-name="ce109"/>
          <table:table-cell table:number-columns-repeated="7"/>
          <table:table-cell table:style-name="ce178" table:formula="of:=IF([.C46]=0;&quot;&quot;;&quot;&lt;Row&gt;&lt;PrereqTech&gt;TECH_&quot;&amp;UPPER([.C46])&amp;&quot;&lt;/PrereqTech&gt;&quot;&amp;REPT(&quot; &quot;;25-LEN([.C46]))&amp;&quot;&lt;TechType&gt;TECH_&quot;&amp;UPPER([.D48])&amp;&quot;&lt;/TechType&gt;&lt;/Row&gt;&quot;)">
            <text:p/>
          </table:table-cell>
          <table:table-cell/>
          <table:table-cell table:style-name="ce174" table:formula="of:=IF([.E46]=0;&quot;&quot;;&quot;&lt;Row&gt;&lt;PrereqTech&gt;TECH_&quot;&amp;UPPER([.E46])&amp;&quot;&lt;/PrereqTech&gt;&quot;&amp;REPT(&quot; &quot;;25-LEN([.E46]))&amp;&quot;&lt;TechType&gt;TECH_&quot;&amp;UPPER([.F48])&amp;&quot;&lt;/TechType&gt;&lt;/Row&gt;&quot;)">
            <text:p/>
          </table:table-cell>
          <table:table-cell/>
          <table:table-cell table:style-name="ce174" table:formula="of:=IF([.G46]=0;&quot;&quot;;&quot;&lt;Row&gt;&lt;PrereqTech&gt;TECH_&quot;&amp;UPPER([.G46])&amp;&quot;&lt;/PrereqTech&gt;&quot;&amp;REPT(&quot; &quot;;25-LEN([.G46]))&amp;&quot;&lt;TechType&gt;TECH_&quot;&amp;UPPER([.H48])&amp;&quot;&lt;/TechType&gt;&lt;/Row&gt;&quot;)">
            <text:p/>
          </table:table-cell>
          <table:table-cell/>
          <table:table-cell table:style-name="ce174" table:formula="of:=IF([.I46]=0;&quot;&quot;;&quot;&lt;Row&gt;&lt;PrereqTech&gt;TECH_&quot;&amp;UPPER([.I46])&amp;&quot;&lt;/PrereqTech&gt;&quot;&amp;REPT(&quot; &quot;;25-LEN([.I46]))&amp;&quot;&lt;TechType&gt;TECH_&quot;&amp;UPPER([.J48])&amp;&quot;&lt;/TechType&gt;&lt;/Row&gt;&quot;)">
            <text:p/>
          </table:table-cell>
          <table:table-cell/>
          <table:table-cell table:style-name="ce174" table:formula="of:=IF([.K46]=0;&quot;&quot;;&quot;&lt;Row&gt;&lt;PrereqTech&gt;TECH_&quot;&amp;UPPER([.K46])&amp;&quot;&lt;/PrereqTech&gt;&quot;&amp;REPT(&quot; &quot;;25-LEN([.K46]))&amp;&quot;&lt;TechType&gt;TECH_&quot;&amp;UPPER([.L48])&amp;&quot;&lt;/TechType&gt;&lt;/Row&gt;&quot;)">
            <text:p/>
          </table:table-cell>
          <table:table-cell/>
          <table:table-cell table:style-name="ce174" table:formula="of:=IF([.M46]=0;&quot;&quot;;&quot;&lt;Row&gt;&lt;PrereqTech&gt;TECH_&quot;&amp;UPPER([.M46])&amp;&quot;&lt;/PrereqTech&gt;&quot;&amp;REPT(&quot; &quot;;25-LEN([.M46]))&amp;&quot;&lt;TechType&gt;TECH_&quot;&amp;UPPER([.N48])&amp;&quot;&lt;/TechType&gt;&lt;/Row&gt;&quot;)">
            <text:p/>
          </table:table-cell>
          <table:table-cell/>
          <table:table-cell table:style-name="ce174" table:formula="of:=IF([.O46]=0;&quot;&quot;;&quot;&lt;Row&gt;&lt;PrereqTech&gt;TECH_&quot;&amp;UPPER([.O46])&amp;&quot;&lt;/PrereqTech&gt;&quot;&amp;REPT(&quot; &quot;;25-LEN([.O46]))&amp;&quot;&lt;TechType&gt;TECH_&quot;&amp;UPPER([.P43])&amp;&quot;&lt;/TechType&gt;&lt;/Row&gt;&quot;)">
            <text:p/>
          </table:table-cell>
          <table:table-cell/>
          <table:table-cell table:style-name="ce174" table:formula="of:=IF([.Q46]=0;&quot;&quot;;&quot;&lt;Row&gt;&lt;PrereqTech&gt;TECH_&quot;&amp;UPPER([.Q46])&amp;&quot;&lt;/PrereqTech&gt;&quot;&amp;REPT(&quot; &quot;;25-LEN([.Q46]))&amp;&quot;&lt;TechType&gt;TECH_&quot;&amp;UPPER([.R43])&amp;&quot;&lt;/TechType&gt;&lt;/Row&gt;&quot;)">
            <text:p/>
          </table:table-cell>
          <table:table-cell/>
          <table:table-cell table:style-name="ce174" table:formula="of:=IF([.S46]=0;&quot;&quot;;&quot;&lt;Row&gt;&lt;PrereqTech&gt;TECH_&quot;&amp;UPPER([.S46])&amp;&quot;&lt;/PrereqTech&gt;&quot;&amp;REPT(&quot; &quot;;25-LEN([.S46]))&amp;&quot;&lt;TechType&gt;TECH_&quot;&amp;UPPER([.T48])&amp;&quot;&lt;/TechType&gt;&lt;/Row&gt;&quot;)">
            <text:p/>
          </table:table-cell>
          <table:table-cell/>
          <table:table-cell table:style-name="ce174" table:formula="of:=IF([.U46]=0;&quot;&quot;;&quot;&lt;Row&gt;&lt;PrereqTech&gt;TECH_&quot;&amp;UPPER([.U46])&amp;&quot;&lt;/PrereqTech&gt;&quot;&amp;REPT(&quot; &quot;;25-LEN([.U46]))&amp;&quot;&lt;TechType&gt;TECH_&quot;&amp;UPPER([.V48])&amp;&quot;&lt;/TechType&gt;&lt;/Row&gt;&quot;)">
            <text:p/>
          </table:table-cell>
          <table:table-cell/>
          <table:table-cell table:style-name="ce174" table:formula="of:=IF([.W46]=0;&quot;&quot;;&quot;&lt;Row&gt;&lt;PrereqTech&gt;TECH_&quot;&amp;UPPER([.W46])&amp;&quot;&lt;/PrereqTech&gt;&quot;&amp;REPT(&quot; &quot;;25-LEN([.W46]))&amp;&quot;&lt;TechType&gt;TECH_&quot;&amp;UPPER([.X48])&amp;&quot;&lt;/TechType&gt;&lt;/Row&gt;&quot;)">
            <text:p/>
          </table:table-cell>
          <table:table-cell/>
          <table:table-cell table:style-name="ce174" table:formula="of:=IF([.Y46]=0;&quot;&quot;;&quot;&lt;Row&gt;&lt;PrereqTech&gt;TECH_&quot;&amp;UPPER([.Y46])&amp;&quot;&lt;/PrereqTech&gt;&quot;&amp;REPT(&quot; &quot;;25-LEN([.Y46]))&amp;&quot;&lt;TechType&gt;TECH_&quot;&amp;UPPER([.Z48])&amp;&quot;&lt;/TechType&gt;&lt;/Row&gt;&quot;)">
            <text:p/>
          </table:table-cell>
          <table:table-cell/>
          <table:table-cell table:style-name="ce174" table:formula="of:=IF([.AA46]=0;&quot;&quot;;&quot;&lt;Row&gt;&lt;PrereqTech&gt;TECH_&quot;&amp;UPPER([.AA46])&amp;&quot;&lt;/PrereqTech&gt;&quot;&amp;REPT(&quot; &quot;;25-LEN([.AA46]))&amp;&quot;&lt;TechType&gt;TECH_&quot;&amp;UPPER([.AB48])&amp;&quot;&lt;/TechType&gt;&lt;/Row&gt;&quot;)">
            <text:p/>
          </table:table-cell>
          <table:table-cell/>
          <table:table-cell table:style-name="ce174" table:formula="of:=IF([.AC46]=0;&quot;&quot;;&quot;&lt;Row&gt;&lt;PrereqTech&gt;TECH_&quot;&amp;UPPER([.AC46])&amp;&quot;&lt;/PrereqTech&gt;&quot;&amp;REPT(&quot; &quot;;25-LEN([.AC46]))&amp;&quot;&lt;TechType&gt;TECH_&quot;&amp;UPPER([.AD48])&amp;&quot;&lt;/TechType&gt;&lt;/Row&gt;&quot;)">
            <text:p/>
          </table:table-cell>
          <table:table-cell/>
          <table:table-cell table:style-name="ce174" table:formula="of:=IF([.AE46]=0;&quot;&quot;;&quot;&lt;Row&gt;&lt;PrereqTech&gt;TECH_&quot;&amp;UPPER([.AE46])&amp;&quot;&lt;/PrereqTech&gt;&quot;&amp;REPT(&quot; &quot;;25-LEN([.AE46]))&amp;&quot;&lt;TechType&gt;TECH_&quot;&amp;UPPER([.AF48])&amp;&quot;&lt;/TechType&gt;&lt;/Row&gt;&quot;)">
            <text:p/>
          </table:table-cell>
          <table:table-cell/>
          <table:table-cell table:style-name="ce174" table:formula="of:=IF([.AG46]=0;&quot;&quot;;&quot;&lt;Row&gt;&lt;PrereqTech&gt;TECH_&quot;&amp;UPPER([.AG46])&amp;&quot;&lt;/PrereqTech&gt;&quot;&amp;REPT(&quot; &quot;;25-LEN([.AG46]))&amp;&quot;&lt;TechType&gt;TECH_&quot;&amp;UPPER([.AH48])&amp;&quot;&lt;/TechType&gt;&lt;/Row&gt;&quot;)">
            <text:p/>
          </table:table-cell>
          <table:table-cell/>
          <table:table-cell table:style-name="ce183" table:formula="of:=IF([.AI46]=0;&quot;&quot;;&quot;&lt;Row&gt;&lt;PrereqTech&gt;TECH_&quot;&amp;UPPER([.AI46])&amp;&quot;&lt;/PrereqTech&gt;&quot;&amp;REPT(&quot; &quot;;25-LEN([.AI46]))&amp;&quot;&lt;TechType&gt;TECH_&quot;&amp;UPPER([.AJ48])&amp;&quot;&lt;/TechType&gt;&lt;/Row&gt;&quot;)">
            <text:p/>
          </table:table-cell>
          <table:table-cell/>
          <table:table-cell table:style-name="ce178"/>
          <table:table-cell table:number-columns-repeated="5"/>
          <table:table-cell table:style-name="ce175" table:number-columns-repeated="26"/>
          <table:table-cell table:style-name="ce190"/>
          <table:table-cell table:style-name="ce191"/>
          <table:table-cell table:style-name="ce1" office:value-type="string" calcext:value-type="string">
            <text:p><text:s/></text:p>
          </table:table-cell>
          <table:table-cell table:style-name="ce165" table:number-columns-repeated="911"/>
        </table:table-row>
        <table:table-row table:style-name="ro3">
          <table:covered-table-cell table:style-name="ce82"/>
          <table:table-cell table:style-name="ce94"/>
          <table:table-cell table:style-name="ce110"/>
          <table:table-cell table:style-name="ce129"/>
          <table:table-cell table:style-name="ce140"/>
          <table:table-cell table:style-name="ce142"/>
          <table:table-cell table:style-name="ce140"/>
          <table:table-cell table:style-name="ce142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29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number-columns-repeated="7"/>
          <table:table-cell table:style-name="ce178" table:formula="of:=IF([.C47]=0;&quot;&quot;;&quot;&lt;Row&gt;&lt;PrereqTech&gt;TECH_&quot;&amp;UPPER([.C47])&amp;&quot;&lt;/PrereqTech&gt;&quot;&amp;REPT(&quot; &quot;;25-LEN([.C47]))&amp;&quot;&lt;TechType&gt;TECH_&quot;&amp;UPPER([.D48])&amp;&quot;&lt;/TechType&gt;&lt;/Row&gt;&quot;)">
            <text:p/>
          </table:table-cell>
          <table:table-cell/>
          <table:table-cell table:style-name="ce174" table:formula="of:=IF([.E47]=0;&quot;&quot;;&quot;&lt;Row&gt;&lt;PrereqTech&gt;TECH_&quot;&amp;UPPER([.E47])&amp;&quot;&lt;/PrereqTech&gt;&quot;&amp;REPT(&quot; &quot;;25-LEN([.E47]))&amp;&quot;&lt;TechType&gt;TECH_&quot;&amp;UPPER([.F48])&amp;&quot;&lt;/TechType&gt;&lt;/Row&gt;&quot;)">
            <text:p/>
          </table:table-cell>
          <table:table-cell/>
          <table:table-cell table:style-name="ce174" table:formula="of:=IF([.G47]=0;&quot;&quot;;&quot;&lt;Row&gt;&lt;PrereqTech&gt;TECH_&quot;&amp;UPPER([.G47])&amp;&quot;&lt;/PrereqTech&gt;&quot;&amp;REPT(&quot; &quot;;25-LEN([.G47]))&amp;&quot;&lt;TechType&gt;TECH_&quot;&amp;UPPER([.H48])&amp;&quot;&lt;/TechType&gt;&lt;/Row&gt;&quot;)">
            <text:p/>
          </table:table-cell>
          <table:table-cell/>
          <table:table-cell table:style-name="ce174" table:formula="of:=IF([.I47]=0;&quot;&quot;;&quot;&lt;Row&gt;&lt;PrereqTech&gt;TECH_&quot;&amp;UPPER([.I47])&amp;&quot;&lt;/PrereqTech&gt;&quot;&amp;REPT(&quot; &quot;;25-LEN([.I47]))&amp;&quot;&lt;TechType&gt;TECH_&quot;&amp;UPPER([.J48])&amp;&quot;&lt;/TechType&gt;&lt;/Row&gt;&quot;)">
            <text:p/>
          </table:table-cell>
          <table:table-cell/>
          <table:table-cell table:style-name="ce174" table:formula="of:=IF([.K47]=0;&quot;&quot;;&quot;&lt;Row&gt;&lt;PrereqTech&gt;TECH_&quot;&amp;UPPER([.K47])&amp;&quot;&lt;/PrereqTech&gt;&quot;&amp;REPT(&quot; &quot;;25-LEN([.K47]))&amp;&quot;&lt;TechType&gt;TECH_&quot;&amp;UPPER([.L48])&amp;&quot;&lt;/TechType&gt;&lt;/Row&gt;&quot;)">
            <text:p/>
          </table:table-cell>
          <table:table-cell/>
          <table:table-cell table:style-name="ce174" table:formula="of:=IF([.M47]=0;&quot;&quot;;&quot;&lt;Row&gt;&lt;PrereqTech&gt;TECH_&quot;&amp;UPPER([.M47])&amp;&quot;&lt;/PrereqTech&gt;&quot;&amp;REPT(&quot; &quot;;25-LEN([.M47]))&amp;&quot;&lt;TechType&gt;TECH_&quot;&amp;UPPER([.N48])&amp;&quot;&lt;/TechType&gt;&lt;/Row&gt;&quot;)">
            <text:p/>
          </table:table-cell>
          <table:table-cell/>
          <table:table-cell table:style-name="ce174" table:formula="of:=IF([.O43]=0;&quot;&quot;;&quot;&lt;Row&gt;&lt;PrereqTech&gt;TECH_&quot;&amp;UPPER([.O43])&amp;&quot;&lt;/PrereqTech&gt;&quot;&amp;REPT(&quot; &quot;;25-LEN([.O43]))&amp;&quot;&lt;TechType&gt;TECH_&quot;&amp;UPPER([.P43])&amp;&quot;&lt;/TechType&gt;&lt;/Row&gt;&quot;)">
            <text:p/>
          </table:table-cell>
          <table:table-cell/>
          <table:table-cell table:style-name="ce174" table:formula="of:=IF([.Q47]=0;&quot;&quot;;&quot;&lt;Row&gt;&lt;PrereqTech&gt;TECH_&quot;&amp;UPPER([.Q47])&amp;&quot;&lt;/PrereqTech&gt;&quot;&amp;REPT(&quot; &quot;;25-LEN([.Q47]))&amp;&quot;&lt;TechType&gt;TECH_&quot;&amp;UPPER([.R43])&amp;&quot;&lt;/TechType&gt;&lt;/Row&gt;&quot;)">
            <text:p/>
          </table:table-cell>
          <table:table-cell/>
          <table:table-cell table:style-name="ce174" table:formula="of:=IF([.S46]=0;&quot;&quot;;&quot;&lt;Row&gt;&lt;PrereqTech&gt;TECH_&quot;&amp;UPPER([.S46])&amp;&quot;&lt;/PrereqTech&gt;&quot;&amp;REPT(&quot; &quot;;25-LEN([.S46]))&amp;&quot;&lt;TechType&gt;TECH_&quot;&amp;UPPER([.T48])&amp;&quot;&lt;/TechType&gt;&lt;/Row&gt;&quot;)">
            <text:p/>
          </table:table-cell>
          <table:table-cell/>
          <table:table-cell table:style-name="ce174" table:formula="of:=IF([.U47]=0;&quot;&quot;;&quot;&lt;Row&gt;&lt;PrereqTech&gt;TECH_&quot;&amp;UPPER([.U47])&amp;&quot;&lt;/PrereqTech&gt;&quot;&amp;REPT(&quot; &quot;;25-LEN([.U47]))&amp;&quot;&lt;TechType&gt;TECH_&quot;&amp;UPPER([.V48])&amp;&quot;&lt;/TechType&gt;&lt;/Row&gt;&quot;)">
            <text:p/>
          </table:table-cell>
          <table:table-cell/>
          <table:table-cell table:style-name="ce174" table:formula="of:=IF([.W47]=0;&quot;&quot;;&quot;&lt;Row&gt;&lt;PrereqTech&gt;TECH_&quot;&amp;UPPER([.W47])&amp;&quot;&lt;/PrereqTech&gt;&quot;&amp;REPT(&quot; &quot;;25-LEN([.W47]))&amp;&quot;&lt;TechType&gt;TECH_&quot;&amp;UPPER([.X48])&amp;&quot;&lt;/TechType&gt;&lt;/Row&gt;&quot;)">
            <text:p/>
          </table:table-cell>
          <table:table-cell/>
          <table:table-cell table:style-name="ce174" table:formula="of:=IF([.Y47]=0;&quot;&quot;;&quot;&lt;Row&gt;&lt;PrereqTech&gt;TECH_&quot;&amp;UPPER([.Y47])&amp;&quot;&lt;/PrereqTech&gt;&quot;&amp;REPT(&quot; &quot;;25-LEN([.Y47]))&amp;&quot;&lt;TechType&gt;TECH_&quot;&amp;UPPER([.Z48])&amp;&quot;&lt;/TechType&gt;&lt;/Row&gt;&quot;)">
            <text:p/>
          </table:table-cell>
          <table:table-cell/>
          <table:table-cell table:style-name="ce174" table:formula="of:=IF([.AA47]=0;&quot;&quot;;&quot;&lt;Row&gt;&lt;PrereqTech&gt;TECH_&quot;&amp;UPPER([.AA47])&amp;&quot;&lt;/PrereqTech&gt;&quot;&amp;REPT(&quot; &quot;;25-LEN([.AA47]))&amp;&quot;&lt;TechType&gt;TECH_&quot;&amp;UPPER([.AB48])&amp;&quot;&lt;/TechType&gt;&lt;/Row&gt;&quot;)">
            <text:p/>
          </table:table-cell>
          <table:table-cell/>
          <table:table-cell table:style-name="ce174" table:formula="of:=IF([.AC47]=0;&quot;&quot;;&quot;&lt;Row&gt;&lt;PrereqTech&gt;TECH_&quot;&amp;UPPER([.AC47])&amp;&quot;&lt;/PrereqTech&gt;&quot;&amp;REPT(&quot; &quot;;25-LEN([.AC47]))&amp;&quot;&lt;TechType&gt;TECH_&quot;&amp;UPPER([.AD48])&amp;&quot;&lt;/TechType&gt;&lt;/Row&gt;&quot;)">
            <text:p/>
          </table:table-cell>
          <table:table-cell/>
          <table:table-cell table:style-name="ce174" table:formula="of:=IF([.AE47]=0;&quot;&quot;;&quot;&lt;Row&gt;&lt;PrereqTech&gt;TECH_&quot;&amp;UPPER([.AE47])&amp;&quot;&lt;/PrereqTech&gt;&quot;&amp;REPT(&quot; &quot;;25-LEN([.AE47]))&amp;&quot;&lt;TechType&gt;TECH_&quot;&amp;UPPER([.AF48])&amp;&quot;&lt;/TechType&gt;&lt;/Row&gt;&quot;)">
            <text:p/>
          </table:table-cell>
          <table:table-cell/>
          <table:table-cell table:style-name="ce174" table:formula="of:=IF([.AG47]=0;&quot;&quot;;&quot;&lt;Row&gt;&lt;PrereqTech&gt;TECH_&quot;&amp;UPPER([.AG47])&amp;&quot;&lt;/PrereqTech&gt;&quot;&amp;REPT(&quot; &quot;;25-LEN([.AG47]))&amp;&quot;&lt;TechType&gt;TECH_&quot;&amp;UPPER([.AH48])&amp;&quot;&lt;/TechType&gt;&lt;/Row&gt;&quot;)">
            <text:p/>
          </table:table-cell>
          <table:table-cell/>
          <table:table-cell table:style-name="ce183" table:formula="of:=IF([.AI47]=0;&quot;&quot;;&quot;&lt;Row&gt;&lt;PrereqTech&gt;TECH_&quot;&amp;UPPER([.AI47])&amp;&quot;&lt;/PrereqTech&gt;&quot;&amp;REPT(&quot; &quot;;25-LEN([.AI47]))&amp;&quot;&lt;TechType&gt;TECH_&quot;&amp;UPPER([.AJ48])&amp;&quot;&lt;/TechType&gt;&lt;/Row&gt;&quot;)">
            <text:p/>
          </table:table-cell>
          <table:table-cell/>
          <table:table-cell table:style-name="ce178"/>
          <table:table-cell table:number-columns-repeated="5"/>
          <table:table-cell table:style-name="ce166" table:number-columns-repeated="2"/>
          <table:table-cell table:number-columns-repeated="22"/>
          <table:table-cell table:style-name="ce175" table:number-columns-repeated="2"/>
          <table:table-cell table:style-name="ce190"/>
          <table:table-cell table:style-name="ce191"/>
          <table:table-cell table:style-name="ce1" office:value-type="string" calcext:value-type="string">
            <text:p><text:s/></text:p>
          </table:table-cell>
          <table:table-cell table:number-columns-repeated="911"/>
        </table:table-row>
        <table:table-row table:style-name="ro3">
          <table:covered-table-cell table:style-name="ce82" office:value-type="float" office:value="9" calcext:value-type="float">
            <text:p>9</text:p>
          </table:covered-table-cell>
          <table:table-cell table:style-name="ce94"/>
          <table:table-cell table:style-name="ce110"/>
          <table:table-cell table:style-name="ce129"/>
          <table:table-cell table:style-name="ce140" office:value-type="string" calcext:value-type="string">
            <text:p>Mining</text:p>
          </table:table-cell>
          <table:table-cell table:style-name="ce142" office:value-type="string" calcext:value-type="string">
            <text:p>Masonry</text:p>
          </table:table-cell>
          <table:table-cell table:style-name="ce140" office:value-type="string" calcext:value-type="string">
            <text:p>Masonry</text:p>
          </table:table-cell>
          <table:table-cell table:style-name="ce142" office:value-type="string" calcext:value-type="string">
            <text:p>Construction</text:p>
          </table:table-cell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29" table:number-columns-repeated="4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number-columns-repeated="7"/>
          <table:table-cell table:style-name="ce179" table:formula="of:=IF([.C48]=0;&quot;&quot;;&quot;&lt;Row&gt;&lt;PrereqTech&gt;TECH_&quot;&amp;UPPER([.C48])&amp;&quot;&lt;/PrereqTech&gt;&quot;&amp;REPT(&quot; &quot;;25-LEN([.C48]))&amp;&quot;&lt;TechType&gt;TECH_&quot;&amp;UPPER([.D48])&amp;&quot;&lt;/TechType&gt;&lt;/Row&gt;&quot;)">
            <text:p/>
          </table:table-cell>
          <table:table-cell table:style-name="ce181"/>
          <table:table-cell table:style-name="ce181" table:formula="of:=IF([.E48]=0;&quot;&quot;;&quot;&lt;Row&gt;&lt;PrereqTech&gt;TECH_&quot;&amp;UPPER([.E48])&amp;&quot;&lt;/PrereqTech&gt;&quot;&amp;REPT(&quot; &quot;;25-LEN([.E48]))&amp;&quot;&lt;TechType&gt;TECH_&quot;&amp;UPPER([.F48])&amp;&quot;&lt;/TechType&gt;&lt;/Row&gt;&quot;)" office:value-type="string" office:string-value="&lt;Row&gt;&lt;PrereqTech&gt;TECH_MINING&lt;/PrereqTech&gt;                   &lt;TechType&gt;TECH_MASONRY&lt;/TechType&gt;&lt;/Row&gt;" calcext:value-type="string">
            <text:p>&lt;Row&gt;&lt;PrereqTech&gt;TECH_MINING&lt;/PrereqTech&gt; <text:s text:c="18"/>&lt;TechType&gt;TECH_MASONRY&lt;/TechType&gt;&lt;/Row&gt;</text:p>
          </table:table-cell>
          <table:table-cell table:style-name="ce181"/>
          <table:table-cell table:style-name="ce181" table:formula="of:=IF([.G48]=0;&quot;&quot;;&quot;&lt;Row&gt;&lt;PrereqTech&gt;TECH_&quot;&amp;UPPER([.G48])&amp;&quot;&lt;/PrereqTech&gt;&quot;&amp;REPT(&quot; &quot;;25-LEN([.G48]))&amp;&quot;&lt;TechType&gt;TECH_&quot;&amp;UPPER([.H48])&amp;&quot;&lt;/TechType&gt;&lt;/Row&gt;&quot;)" office:value-type="string" office:string-value="&lt;Row&gt;&lt;PrereqTech&gt;TECH_MASONRY&lt;/PrereqTech&gt;                  &lt;TechType&gt;TECH_CONSTRUCTION&lt;/TechType&gt;&lt;/Row&gt;" calcext:value-type="string">
            <text:p>&lt;Row&gt;&lt;PrereqTech&gt;TECH_MASONRY&lt;/PrereqTech&gt; <text:s text:c="17"/>&lt;TechType&gt;TECH_CONSTRUCTION&lt;/TechType&gt;&lt;/Row&gt;</text:p>
          </table:table-cell>
          <table:table-cell table:style-name="ce181"/>
          <table:table-cell table:style-name="ce181" table:formula="of:=IF([.I48]=0;&quot;&quot;;&quot;&lt;Row&gt;&lt;PrereqTech&gt;TECH_&quot;&amp;UPPER([.I48])&amp;&quot;&lt;/PrereqTech&gt;&quot;&amp;REPT(&quot; &quot;;25-LEN([.I48]))&amp;&quot;&lt;TechType&gt;TECH_&quot;&amp;UPPER([.J48])&amp;&quot;&lt;/TechType&gt;&lt;/Row&gt;&quot;)">
            <text:p/>
          </table:table-cell>
          <table:table-cell table:style-name="ce181"/>
          <table:table-cell table:style-name="ce181" table:formula="of:=IF([.K48]=0;&quot;&quot;;&quot;&lt;Row&gt;&lt;PrereqTech&gt;TECH_&quot;&amp;UPPER([.K48])&amp;&quot;&lt;/PrereqTech&gt;&quot;&amp;REPT(&quot; &quot;;25-LEN([.K48]))&amp;&quot;&lt;TechType&gt;TECH_&quot;&amp;UPPER([.L48])&amp;&quot;&lt;/TechType&gt;&lt;/Row&gt;&quot;)">
            <text:p/>
          </table:table-cell>
          <table:table-cell table:style-name="ce181"/>
          <table:table-cell table:style-name="ce181" table:formula="of:=IF([.M48]=0;&quot;&quot;;&quot;&lt;Row&gt;&lt;PrereqTech&gt;TECH_&quot;&amp;UPPER([.M48])&amp;&quot;&lt;/PrereqTech&gt;&quot;&amp;REPT(&quot; &quot;;25-LEN([.M48]))&amp;&quot;&lt;TechType&gt;TECH_&quot;&amp;UPPER([.N48])&amp;&quot;&lt;/TechType&gt;&lt;/Row&gt;&quot;)">
            <text:p/>
          </table:table-cell>
          <table:table-cell table:style-name="ce181"/>
          <table:table-cell table:style-name="ce181" table:formula="of:=IF([.O44]=0;&quot;&quot;;&quot;&lt;Row&gt;&lt;PrereqTech&gt;TECH_&quot;&amp;UPPER([.O44])&amp;&quot;&lt;/PrereqTech&gt;&quot;&amp;REPT(&quot; &quot;;25-LEN([.O44]))&amp;&quot;&lt;TechType&gt;TECH_&quot;&amp;UPPER([.P43])&amp;&quot;&lt;/TechType&gt;&lt;/Row&gt;&quot;)">
            <text:p/>
          </table:table-cell>
          <table:table-cell table:style-name="ce181"/>
          <table:table-cell table:style-name="ce181" table:formula="of:=IF([.Q43]=0;&quot;&quot;;&quot;&lt;Row&gt;&lt;PrereqTech&gt;TECH_&quot;&amp;UPPER([.Q43])&amp;&quot;&lt;/PrereqTech&gt;&quot;&amp;REPT(&quot; &quot;;25-LEN([.Q43]))&amp;&quot;&lt;TechType&gt;TECH_&quot;&amp;UPPER([.R43])&amp;&quot;&lt;/TechType&gt;&lt;/Row&gt;&quot;)">
            <text:p/>
          </table:table-cell>
          <table:table-cell table:style-name="ce181"/>
          <table:table-cell table:style-name="ce181" table:formula="of:=IF([.S47]=0;&quot;&quot;;&quot;&lt;Row&gt;&lt;PrereqTech&gt;TECH_&quot;&amp;UPPER([.S47])&amp;&quot;&lt;/PrereqTech&gt;&quot;&amp;REPT(&quot; &quot;;25-LEN([.S47]))&amp;&quot;&lt;TechType&gt;TECH_&quot;&amp;UPPER([.T48])&amp;&quot;&lt;/TechType&gt;&lt;/Row&gt;&quot;)">
            <text:p/>
          </table:table-cell>
          <table:table-cell table:style-name="ce181"/>
          <table:table-cell table:style-name="ce181" table:formula="of:=IF([.U48]=0;&quot;&quot;;&quot;&lt;Row&gt;&lt;PrereqTech&gt;TECH_&quot;&amp;UPPER([.U48])&amp;&quot;&lt;/PrereqTech&gt;&quot;&amp;REPT(&quot; &quot;;25-LEN([.U48]))&amp;&quot;&lt;TechType&gt;TECH_&quot;&amp;UPPER([.V48])&amp;&quot;&lt;/TechType&gt;&lt;/Row&gt;&quot;)">
            <text:p/>
          </table:table-cell>
          <table:table-cell table:style-name="ce181"/>
          <table:table-cell table:style-name="ce181" table:formula="of:=IF([.W48]=0;&quot;&quot;;&quot;&lt;Row&gt;&lt;PrereqTech&gt;TECH_&quot;&amp;UPPER([.W48])&amp;&quot;&lt;/PrereqTech&gt;&quot;&amp;REPT(&quot; &quot;;25-LEN([.W48]))&amp;&quot;&lt;TechType&gt;TECH_&quot;&amp;UPPER([.X48])&amp;&quot;&lt;/TechType&gt;&lt;/Row&gt;&quot;)">
            <text:p/>
          </table:table-cell>
          <table:table-cell table:style-name="ce181"/>
          <table:table-cell table:style-name="ce181" table:formula="of:=IF([.Y48]=0;&quot;&quot;;&quot;&lt;Row&gt;&lt;PrereqTech&gt;TECH_&quot;&amp;UPPER([.Y48])&amp;&quot;&lt;/PrereqTech&gt;&quot;&amp;REPT(&quot; &quot;;25-LEN([.Y48]))&amp;&quot;&lt;TechType&gt;TECH_&quot;&amp;UPPER([.Z48])&amp;&quot;&lt;/TechType&gt;&lt;/Row&gt;&quot;)">
            <text:p/>
          </table:table-cell>
          <table:table-cell table:style-name="ce181"/>
          <table:table-cell table:style-name="ce181" table:formula="of:=IF([.AA48]=0;&quot;&quot;;&quot;&lt;Row&gt;&lt;PrereqTech&gt;TECH_&quot;&amp;UPPER([.AA48])&amp;&quot;&lt;/PrereqTech&gt;&quot;&amp;REPT(&quot; &quot;;25-LEN([.AA48]))&amp;&quot;&lt;TechType&gt;TECH_&quot;&amp;UPPER([.AB48])&amp;&quot;&lt;/TechType&gt;&lt;/Row&gt;&quot;)">
            <text:p/>
          </table:table-cell>
          <table:table-cell table:style-name="ce181"/>
          <table:table-cell table:style-name="ce181" table:formula="of:=IF([.AC48]=0;&quot;&quot;;&quot;&lt;Row&gt;&lt;PrereqTech&gt;TECH_&quot;&amp;UPPER([.AC48])&amp;&quot;&lt;/PrereqTech&gt;&quot;&amp;REPT(&quot; &quot;;25-LEN([.AC48]))&amp;&quot;&lt;TechType&gt;TECH_&quot;&amp;UPPER([.AD48])&amp;&quot;&lt;/TechType&gt;&lt;/Row&gt;&quot;)">
            <text:p/>
          </table:table-cell>
          <table:table-cell table:style-name="ce181"/>
          <table:table-cell table:style-name="ce181" table:formula="of:=IF([.AE48]=0;&quot;&quot;;&quot;&lt;Row&gt;&lt;PrereqTech&gt;TECH_&quot;&amp;UPPER([.AE48])&amp;&quot;&lt;/PrereqTech&gt;&quot;&amp;REPT(&quot; &quot;;25-LEN([.AE48]))&amp;&quot;&lt;TechType&gt;TECH_&quot;&amp;UPPER([.AF48])&amp;&quot;&lt;/TechType&gt;&lt;/Row&gt;&quot;)">
            <text:p/>
          </table:table-cell>
          <table:table-cell table:style-name="ce181"/>
          <table:table-cell table:style-name="ce181" table:formula="of:=IF([.AG48]=0;&quot;&quot;;&quot;&lt;Row&gt;&lt;PrereqTech&gt;TECH_&quot;&amp;UPPER([.AG48])&amp;&quot;&lt;/PrereqTech&gt;&quot;&amp;REPT(&quot; &quot;;25-LEN([.AG48]))&amp;&quot;&lt;TechType&gt;TECH_&quot;&amp;UPPER([.AH48])&amp;&quot;&lt;/TechType&gt;&lt;/Row&gt;&quot;)">
            <text:p/>
          </table:table-cell>
          <table:table-cell table:style-name="ce181"/>
          <table:table-cell table:style-name="ce184" table:formula="of:=IF([.AI48]=0;&quot;&quot;;&quot;&lt;Row&gt;&lt;PrereqTech&gt;TECH_&quot;&amp;UPPER([.AI48])&amp;&quot;&lt;/PrereqTech&gt;&quot;&amp;REPT(&quot; &quot;;25-LEN([.AI48]))&amp;&quot;&lt;TechType&gt;TECH_&quot;&amp;UPPER([.AJ48])&amp;&quot;&lt;/TechType&gt;&lt;/Row&gt;&quot;)">
            <text:p/>
          </table:table-cell>
          <table:table-cell/>
          <table:table-cell table:style-name="ce179" table:formula="of:=IF([.D48]=0;&quot;&quot;;&quot;'TECH_&quot;&amp;UPPER([.D48])&amp;&quot;', &quot;)">
            <text:p/>
          </table:table-cell>
          <table:table-cell table:style-name="ce181"/>
          <table:table-cell table:style-name="ce181" table:formula="of:=IF([.F48]=0;&quot;&quot;;&quot;'TECH_&quot;&amp;UPPER([.F48])&amp;&quot;', &quot;)" office:value-type="string" office:string-value="'TECH_MASONRY', " calcext:value-type="string">
            <text:p>'TECH_MASONRY', </text:p>
          </table:table-cell>
          <table:table-cell table:style-name="ce181"/>
          <table:table-cell table:style-name="ce181" table:formula="of:=IF([.H48]=0;&quot;&quot;;&quot;'TECH_&quot;&amp;UPPER([.H48])&amp;&quot;', &quot;)" office:value-type="string" office:string-value="'TECH_CONSTRUCTION', " calcext:value-type="string">
            <text:p>'TECH_CONSTRUCTION', </text:p>
          </table:table-cell>
          <table:table-cell table:style-name="ce181"/>
          <table:table-cell table:style-name="ce181" table:formula="of:=IF([.J48]=0;&quot;&quot;;&quot;'TECH_&quot;&amp;UPPER([.J48])&amp;&quot;', &quot;)">
            <text:p/>
          </table:table-cell>
          <table:table-cell table:style-name="ce181"/>
          <table:table-cell table:style-name="ce181" table:formula="of:=IF([.L48]=0;&quot;&quot;;&quot;'TECH_&quot;&amp;UPPER([.L48])&amp;&quot;', &quot;)">
            <text:p/>
          </table:table-cell>
          <table:table-cell table:style-name="ce181"/>
          <table:table-cell table:style-name="ce181" table:formula="of:=IF([.N48]=0;&quot;&quot;;&quot;'TECH_&quot;&amp;UPPER([.N48])&amp;&quot;', &quot;)">
            <text:p/>
          </table:table-cell>
          <table:table-cell table:style-name="ce181"/>
          <table:table-cell table:style-name="ce181" table:formula="of:=IF([.P48]=0;&quot;&quot;;&quot;'TECH_&quot;&amp;UPPER([.P48])&amp;&quot;', &quot;)">
            <text:p/>
          </table:table-cell>
          <table:table-cell table:style-name="ce181"/>
          <table:table-cell table:style-name="ce181" table:formula="of:=IF([.R48]=0;&quot;&quot;;&quot;'TECH_&quot;&amp;UPPER([.R48])&amp;&quot;', &quot;)">
            <text:p/>
          </table:table-cell>
          <table:table-cell table:style-name="ce181"/>
          <table:table-cell table:style-name="ce181" table:formula="of:=IF([.T48]=0;&quot;&quot;;&quot;'TECH_&quot;&amp;UPPER([.T48])&amp;&quot;', &quot;)">
            <text:p/>
          </table:table-cell>
          <table:table-cell table:style-name="ce181"/>
          <table:table-cell table:style-name="ce181" table:formula="of:=IF([.V48]=0;&quot;&quot;;&quot;'TECH_&quot;&amp;UPPER([.V48])&amp;&quot;', &quot;)">
            <text:p/>
          </table:table-cell>
          <table:table-cell table:style-name="ce181"/>
          <table:table-cell table:style-name="ce181" table:formula="of:=IF([.X48]=0;&quot;&quot;;&quot;'TECH_&quot;&amp;UPPER([.X48])&amp;&quot;', &quot;)">
            <text:p/>
          </table:table-cell>
          <table:table-cell table:style-name="ce181"/>
          <table:table-cell table:style-name="ce181" table:formula="of:=IF([.Z48]=0;&quot;&quot;;&quot;'TECH_&quot;&amp;UPPER([.Z48])&amp;&quot;', &quot;)">
            <text:p/>
          </table:table-cell>
          <table:table-cell table:style-name="ce181"/>
          <table:table-cell table:style-name="ce181" table:formula="of:=IF([.AB48]=0;&quot;&quot;;&quot;'TECH_&quot;&amp;UPPER([.AB48])&amp;&quot;', &quot;)">
            <text:p/>
          </table:table-cell>
          <table:table-cell table:style-name="ce181"/>
          <table:table-cell table:style-name="ce181" table:formula="of:=IF([.AD48]=0;&quot;&quot;;&quot;'TECH_&quot;&amp;UPPER([.AD48])&amp;&quot;', &quot;)">
            <text:p/>
          </table:table-cell>
          <table:table-cell table:style-name="ce181"/>
          <table:table-cell table:style-name="ce181" table:formula="of:=IF([.AF48]=0;&quot;&quot;;&quot;'TECH_&quot;&amp;UPPER([.AF48])&amp;&quot;', &quot;)">
            <text:p/>
          </table:table-cell>
          <table:table-cell table:style-name="ce181"/>
          <table:table-cell table:style-name="ce181" table:formula="of:=IF([.AH48]=0;&quot;&quot;;&quot;'TECH_&quot;&amp;UPPER([.AH48])&amp;&quot;', &quot;)">
            <text:p/>
          </table:table-cell>
          <table:table-cell table:style-name="ce189"/>
          <table:table-cell table:style-name="ce184" table:formula="of:=IF([.AJ48]=0;&quot;&quot;;&quot;'TECH_&quot;&amp;UPPER([.AJ48])&amp;&quot;', &quot;)">
            <text:p/>
          </table:table-cell>
          <table:table-cell table:style-name="ce191" table:formula="of:=&quot;UPDATE Technologies SET GridY=&quot;&amp;[.A48]&amp;&quot; WHERE Type IN (&quot;&amp;[.CA48]&amp;[.CC48]&amp;[.CE48]&amp;[.CG48]&amp;[.CI48]&amp;[.CK48]&amp;[.CM48]&amp;[.CO48]&amp;[.CQ48]&amp;[.CS48]&amp;[.CU48]&amp;[.CW48]&amp;[.CY48]&amp;[.DA48]&amp;[.DC48]&amp;[.DE48]&amp;[.DG48]&amp;&quot;'none');&quot;" office:value-type="string" office:string-value="UPDATE Technologies SET GridY=9 WHERE Type IN ('TECH_MASONRY', 'TECH_CONSTRUCTION', 'none');" calcext:value-type="string">
            <text:p>UPDATE Technologies SET GridY=9 WHERE Type IN ('TECH_MASONRY', 'TECH_CONSTRUCTION', 'none');</text:p>
          </table:table-cell>
          <table:table-cell table:style-name="ce1" office:value-type="string" calcext:value-type="string">
            <text:p><text:s/></text:p>
          </table:table-cell>
          <table:table-cell table:number-columns-repeated="911"/>
        </table:table-row>
        <table:table-row table:style-name="ro4">
          <table:covered-table-cell table:style-name="ce82"/>
          <table:table-cell table:style-name="ce94"/>
          <table:table-cell table:style-name="ce110"/>
          <table:table-cell table:style-name="ce129"/>
          <table:table-cell table:style-name="ce140"/>
          <table:table-cell table:style-name="ce142"/>
          <table:table-cell table:style-name="ce140"/>
          <table:table-cell table:style-name="ce142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29" table:number-columns-repeated="3"/>
          <table:table-cell table:style-name="ce111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style-name="ce129"/>
          <table:table-cell table:style-name="ce110"/>
          <table:table-cell table:number-columns-repeated="7"/>
          <table:table-cell table:style-name="ce162" table:number-columns-repeated="34"/>
          <table:table-cell table:style-name="ce185" table:formula="of:=&quot;UPDATE Technologies SET GridX=&quot;&amp;[.CA2]&amp;&quot;, Era='&quot;&amp;[.CA50]&amp;&quot;' WHERE Type IN (&quot;&amp;[.CA3]&amp;[.CA8]&amp;[.CA13]&amp;[.CA18]&amp;[.CA23]&amp;[.CA28]&amp;[.CA33]&amp;[.CA38]&amp;[.CA43]&amp;[.CA48]&amp;&quot;'none');&quot;" office:value-type="string" office:string-value="UPDATE Technologies SET GridX=1, Era='ERA_ANCIENT' WHERE Type IN ('TECH_POTTERY', 'TECH_ANIMAL_HUSBANDRY', 'TECH_ARCHERY', 'TECH_MINING', 'none');" calcext:value-type="string">
            <text:p>UPDATE Technologies SET GridX=1, Era='ERA_ANCIENT' WHERE Type IN ('TECH_POTTERY', 'TECH_ANIMAL_HUSBANDRY', 'TECH_ARCHERY', 'TECH_MINING', 'none');</text:p>
          </table:table-cell>
          <table:table-cell table:style-name="ce174"/>
          <table:table-cell table:style-name="ce185" table:formula="of:=&quot;UPDATE Technologies SET GridX=&quot;&amp;[.CC2]&amp;&quot;, Era='&quot;&amp;[.CC50]&amp;&quot;' WHERE Type IN (&quot;&amp;[.CC3]&amp;[.CC8]&amp;[.CC13]&amp;[.CC18]&amp;[.CC23]&amp;[.CC28]&amp;[.CC33]&amp;[.CC38]&amp;[.CC43]&amp;[.CC48]&amp;&quot;'none');&quot;" office:value-type="string" office:string-value="UPDATE Technologies SET GridX=2, Era='ERA_ANCIENT' WHERE Type IN ('TECH_SAILING', 'TECH_CALENDAR', 'TECH_WRITING', 'TECH_TRAPPING', 'TECH_THE_WHEEL', 'TECH_BRONZE_WORKING', 'TECH_MASONRY', 'none');" calcext:value-type="string">
            <text:p>UPDATE Technologies SET GridX=2, Era='ERA_ANCIENT' WHERE Type IN ('TECH_SAILING', 'TECH_CALENDAR', 'TECH_WRITING', 'TECH_TRAPPING', 'TECH_THE_WHEEL', 'TECH_BRONZE_WORKING', 'TECH_MASONRY', 'none');</text:p>
          </table:table-cell>
          <table:table-cell table:style-name="ce174"/>
          <table:table-cell table:style-name="ce185" table:formula="of:=&quot;UPDATE Technologies SET GridX=&quot;&amp;[.CE2]&amp;&quot;, Era='&quot;&amp;[.CE50]&amp;&quot;' WHERE Type IN (&quot;&amp;[.CE3]&amp;[.CE8]&amp;[.CE13]&amp;[.CE18]&amp;[.CE23]&amp;[.CE28]&amp;[.CE33]&amp;[.CE38]&amp;[.CE43]&amp;[.CE48]&amp;&quot;'none');&quot;" office:value-type="string" office:string-value="UPDATE Technologies SET GridX=3, Era='ERA_CLASSICAL' WHERE Type IN ('TECH_OPTICS', 'TECH_DRAMA', 'TECH_HORSEBACK_RIDING', 'TECH_MATHEMATICS', 'TECH_IRON_WORKING', 'TECH_CONSTRUCTION', 'none');" calcext:value-type="string">
            <text:p>UPDATE Technologies SET GridX=3, Era='ERA_CLASSICAL' WHERE Type IN ('TECH_OPTICS', 'TECH_DRAMA', 'TECH_HORSEBACK_RIDING', 'TECH_MATHEMATICS', 'TECH_IRON_WORKING', 'TECH_CONSTRUCTION', 'none');</text:p>
          </table:table-cell>
          <table:table-cell table:style-name="ce174"/>
          <table:table-cell table:style-name="ce185" table:formula="of:=&quot;UPDATE Technologies SET GridX=&quot;&amp;[.CG2]&amp;&quot;, Era='&quot;&amp;[.CG50]&amp;&quot;' WHERE Type IN (&quot;&amp;[.CG3]&amp;[.CG8]&amp;[.CG13]&amp;[.CG18]&amp;[.CG23]&amp;[.CG28]&amp;[.CG33]&amp;[.CG38]&amp;[.CG43]&amp;[.CG48]&amp;&quot;'none');&quot;" office:value-type="string" office:string-value="UPDATE Technologies SET GridX=4, Era='ERA_CLASSICAL' WHERE Type IN ('TECH_PHILOSOPHY', 'TECH_CURRENCY', 'TECH_ENGINEERING', 'none');" calcext:value-type="string">
            <text:p>UPDATE Technologies SET GridX=4, Era='ERA_CLASSICAL' WHERE Type IN ('TECH_PHILOSOPHY', 'TECH_CURRENCY', 'TECH_ENGINEERING', 'none');</text:p>
          </table:table-cell>
          <table:table-cell table:style-name="ce174"/>
          <table:table-cell table:style-name="ce185" table:formula="of:=&quot;UPDATE Technologies SET GridX=&quot;&amp;[.CI2]&amp;&quot;, Era='&quot;&amp;[.CI50]&amp;&quot;' WHERE Type IN (&quot;&amp;[.CI3]&amp;[.CI8]&amp;[.CI13]&amp;[.CI18]&amp;[.CI23]&amp;[.CI28]&amp;[.CI33]&amp;[.CI38]&amp;[.CI43]&amp;[.CI48]&amp;&quot;'none');&quot;" office:value-type="string" office:string-value="UPDATE Technologies SET GridX=5, Era='ERA_MEDIEVAL' WHERE Type IN ('TECH_COMPASS', 'TECH_THEOLOGY', 'TECH_GUILDS', 'TECH_CIVIL_SERVICE', 'TECH_METAL_CASTING', 'none');" calcext:value-type="string">
            <text:p>UPDATE Technologies SET GridX=5, Era='ERA_MEDIEVAL' WHERE Type IN ('TECH_COMPASS', 'TECH_THEOLOGY', 'TECH_GUILDS', 'TECH_CIVIL_SERVICE', 'TECH_METAL_CASTING', 'none');</text:p>
          </table:table-cell>
          <table:table-cell table:style-name="ce174"/>
          <table:table-cell table:style-name="ce185" table:formula="of:=&quot;UPDATE Technologies SET GridX=&quot;&amp;[.CK2]&amp;&quot;, Era='&quot;&amp;[.CK50]&amp;&quot;' WHERE Type IN (&quot;&amp;[.CK3]&amp;[.CK8]&amp;[.CK13]&amp;[.CK18]&amp;[.CK23]&amp;[.CK28]&amp;[.CK33]&amp;[.CK38]&amp;[.CK43]&amp;[.CK48]&amp;&quot;'none');&quot;" office:value-type="string" office:string-value="UPDATE Technologies SET GridX=6, Era='ERA_MEDIEVAL' WHERE Type IN ('TECH_CARVEL_HULLS', 'TECH_EDUCATION', 'TECH_CHIVALRY', 'TECH_MACHINERY', 'TECH_PHYSICS', 'TECH_STEEL', 'none');" calcext:value-type="string">
            <text:p>UPDATE Technologies SET GridX=6, Era='ERA_MEDIEVAL' WHERE Type IN ('TECH_CARVEL_HULLS', 'TECH_EDUCATION', 'TECH_CHIVALRY', 'TECH_MACHINERY', 'TECH_PHYSICS', 'TECH_STEEL', 'none');</text:p>
          </table:table-cell>
          <table:table-cell table:style-name="ce174"/>
          <table:table-cell table:style-name="ce185" table:formula="of:=&quot;UPDATE Technologies SET GridX=&quot;&amp;[.CM2]&amp;&quot;, Era='&quot;&amp;[.CM50]&amp;&quot;' WHERE Type IN (&quot;&amp;[.CM3]&amp;[.CM8]&amp;[.CM13]&amp;[.CM18]&amp;[.CM23]&amp;[.CM28]&amp;[.CM33]&amp;[.CM38]&amp;[.CM43]&amp;[.CM48]&amp;&quot;'none');&quot;" office:value-type="string" office:string-value="UPDATE Technologies SET GridX=7, Era='ERA_RENAISSANCE' WHERE Type IN ('TECH_ASTRONOMY', 'TECH_ACOUSTICS', 'TECH_ARCHITECTURE', 'TECH_BANKING', 'TECH_PRINTING_PRESS', 'TECH_GUNPOWDER', 'none');" calcext:value-type="string">
            <text:p>UPDATE Technologies SET GridX=7, Era='ERA_RENAISSANCE' WHERE Type IN ('TECH_ASTRONOMY', 'TECH_ACOUSTICS', 'TECH_ARCHITECTURE', 'TECH_BANKING', 'TECH_PRINTING_PRESS', 'TECH_GUNPOWDER', 'none');</text:p>
          </table:table-cell>
          <table:table-cell table:style-name="ce174"/>
          <table:table-cell table:style-name="ce185" table:formula="of:=&quot;UPDATE Technologies SET GridX=&quot;&amp;[.CO2]&amp;&quot;, Era='&quot;&amp;[.CO50]&amp;&quot;' WHERE Type IN (&quot;&amp;[.CO3]&amp;[.CO8]&amp;[.CO13]&amp;[.CO18]&amp;[.CO23]&amp;[.CO28]&amp;[.CO33]&amp;[.CO38]&amp;[.CO43]&amp;[.CO48]&amp;&quot;'none');&quot;" office:value-type="string" office:string-value="UPDATE Technologies SET GridX=8, Era='ERA_RENAISSANCE' WHERE Type IN ('TECH_NAVIGATION', 'TECH_ARCHAEOLOGY', 'TECH_ECONOMICS', 'TECH_METALLURGY', 'TECH_CHEMISTRY', 'none');" calcext:value-type="string">
            <text:p>UPDATE Technologies SET GridX=8, Era='ERA_RENAISSANCE' WHERE Type IN ('TECH_NAVIGATION', 'TECH_ARCHAEOLOGY', 'TECH_ECONOMICS', 'TECH_METALLURGY', 'TECH_CHEMISTRY', 'none');</text:p>
          </table:table-cell>
          <table:table-cell table:style-name="ce174"/>
          <table:table-cell table:style-name="ce185" table:formula="of:=&quot;UPDATE Technologies SET GridX=&quot;&amp;[.CQ2]&amp;&quot;, Era='&quot;&amp;[.CQ50]&amp;&quot;' WHERE Type IN (&quot;&amp;[.CQ3]&amp;[.CQ8]&amp;[.CQ13]&amp;[.CQ18]&amp;[.CQ23]&amp;[.CQ28]&amp;[.CQ33]&amp;[.CQ38]&amp;[.CQ43]&amp;[.CQ48]&amp;&quot;'none');&quot;" office:value-type="string" office:string-value="UPDATE Technologies SET GridX=9, Era='ERA_INDUSTRIAL' WHERE Type IN ('TECH_SCIENTIFIC_THEORY', 'TECH_MILITARY_SCIENCE', 'TECH_STEAM_POWER', 'TECH_RIFLING', 'TECH_FERTILIZER', 'none');" calcext:value-type="string">
            <text:p>UPDATE Technologies SET GridX=9, Era='ERA_INDUSTRIAL' WHERE Type IN ('TECH_SCIENTIFIC_THEORY', 'TECH_MILITARY_SCIENCE', 'TECH_STEAM_POWER', 'TECH_RIFLING', 'TECH_FERTILIZER', 'none');</text:p>
          </table:table-cell>
          <table:table-cell table:style-name="ce174"/>
          <table:table-cell table:style-name="ce185" table:formula="of:=&quot;UPDATE Technologies SET GridX=&quot;&amp;[.CS2]&amp;&quot;, Era='&quot;&amp;[.CS50]&amp;&quot;' WHERE Type IN (&quot;&amp;[.CS3]&amp;[.CS8]&amp;[.CS13]&amp;[.CS18]&amp;[.CS23]&amp;[.CS28]&amp;[.CS33]&amp;[.CS38]&amp;[.CS43]&amp;[.CS48]&amp;&quot;'none');&quot;" office:value-type="string" office:string-value="UPDATE Technologies SET GridX=10, Era='ERA_INDUSTRIAL' WHERE Type IN ('TECH_BIOLOGY', 'TECH_ELECTRICITY', 'TECH_INDUSTRIALIZATION', 'TECH_DYNAMITE', 'none');" calcext:value-type="string">
            <text:p>UPDATE Technologies SET GridX=10, Era='ERA_INDUSTRIAL' WHERE Type IN ('TECH_BIOLOGY', 'TECH_ELECTRICITY', 'TECH_INDUSTRIALIZATION', 'TECH_DYNAMITE', 'none');</text:p>
          </table:table-cell>
          <table:table-cell table:style-name="ce174"/>
          <table:table-cell table:style-name="ce185" table:formula="of:=&quot;UPDATE Technologies SET GridX=&quot;&amp;[.CU2]&amp;&quot;, Era='&quot;&amp;[.CU50]&amp;&quot;' WHERE Type IN (&quot;&amp;[.CU3]&amp;[.CU8]&amp;[.CU13]&amp;[.CU18]&amp;[.CU23]&amp;[.CU28]&amp;[.CU33]&amp;[.CU38]&amp;[.CU43]&amp;[.CU48]&amp;&quot;'none');&quot;" office:value-type="string" office:string-value="UPDATE Technologies SET GridX=11, Era='ERA_MODERN' WHERE Type IN ('TECH_REFRIGERATION', 'TECH_RADIO', 'TECH_REPLACEABLE_PARTS', 'TECH_FLIGHT', 'TECH_RAILROAD', 'none');" calcext:value-type="string">
            <text:p>UPDATE Technologies SET GridX=11, Era='ERA_MODERN' WHERE Type IN ('TECH_REFRIGERATION', 'TECH_RADIO', 'TECH_REPLACEABLE_PARTS', 'TECH_FLIGHT', 'TECH_RAILROAD', 'none');</text:p>
          </table:table-cell>
          <table:table-cell table:style-name="ce174"/>
          <table:table-cell table:style-name="ce185" table:formula="of:=&quot;UPDATE Technologies SET GridX=&quot;&amp;[.CW2]&amp;&quot;, Era='&quot;&amp;[.CW50]&amp;&quot;' WHERE Type IN (&quot;&amp;[.CW3]&amp;[.CW8]&amp;[.CW13]&amp;[.CW18]&amp;[.CW23]&amp;[.CW28]&amp;[.CW33]&amp;[.CW38]&amp;[.CW43]&amp;[.CW48]&amp;&quot;'none');&quot;" office:value-type="string" office:string-value="UPDATE Technologies SET GridX=12, Era='ERA_MODERN' WHERE Type IN ('TECH_PLASTIC', 'TECH_ELECTRONICS', 'TECH_COMBUSTION', 'none');" calcext:value-type="string">
            <text:p>UPDATE Technologies SET GridX=12, Era='ERA_MODERN' WHERE Type IN ('TECH_PLASTIC', 'TECH_ELECTRONICS', 'TECH_COMBUSTION', 'none');</text:p>
          </table:table-cell>
          <table:table-cell table:style-name="ce174"/>
          <table:table-cell table:style-name="ce185" table:formula="of:=&quot;UPDATE Technologies SET GridX=&quot;&amp;[.CY2]&amp;&quot;, Era='&quot;&amp;[.CY50]&amp;&quot;' WHERE Type IN (&quot;&amp;[.CY3]&amp;[.CY8]&amp;[.CY13]&amp;[.CY18]&amp;[.CY23]&amp;[.CY28]&amp;[.CY33]&amp;[.CY38]&amp;[.CY43]&amp;[.CY48]&amp;&quot;'none');&quot;" office:value-type="string" office:string-value="UPDATE Technologies SET GridX=13, Era='ERA_POSTMODERN' WHERE Type IN ('TECH_ECOLOGY', 'TECH_ROCKETRY', 'TECH_ATOMIC_THEORY', 'TECH_COMBINED_ARMS', 'none');" calcext:value-type="string">
            <text:p>UPDATE Technologies SET GridX=13, Era='ERA_POSTMODERN' WHERE Type IN ('TECH_ECOLOGY', 'TECH_ROCKETRY', 'TECH_ATOMIC_THEORY', 'TECH_COMBINED_ARMS', 'none');</text:p>
          </table:table-cell>
          <table:table-cell table:style-name="ce174"/>
          <table:table-cell table:style-name="ce185" table:formula="of:=&quot;UPDATE Technologies SET GridX=&quot;&amp;[.DA2]&amp;&quot;, Era='&quot;&amp;[.DA50]&amp;&quot;' WHERE Type IN (&quot;&amp;[.DA3]&amp;[.DA8]&amp;[.DA13]&amp;[.DA18]&amp;[.DA23]&amp;[.DA28]&amp;[.DA33]&amp;[.DA38]&amp;[.DA43]&amp;[.DA48]&amp;&quot;'none');&quot;" office:value-type="string" office:string-value="UPDATE Technologies SET GridX=14, Era='ERA_POSTMODERN' WHERE Type IN ('TECH_COMPUTERS', 'TECH_NUCLEAR_FISSION', 'TECH_ROBOTICS', 'none');" calcext:value-type="string">
            <text:p>UPDATE Technologies SET GridX=14, Era='ERA_POSTMODERN' WHERE Type IN ('TECH_COMPUTERS', 'TECH_NUCLEAR_FISSION', 'TECH_ROBOTICS', 'none');</text:p>
          </table:table-cell>
          <table:table-cell table:style-name="ce174"/>
          <table:table-cell table:style-name="ce185" table:formula="of:=&quot;UPDATE Technologies SET GridX=&quot;&amp;[.DC2]&amp;&quot;, Era='&quot;&amp;[.DC50]&amp;&quot;' WHERE Type IN (&quot;&amp;[.DC3]&amp;[.DC8]&amp;[.DC13]&amp;[.DC18]&amp;[.DC23]&amp;[.DC28]&amp;[.DC33]&amp;[.DC38]&amp;[.DC43]&amp;[.DC48]&amp;&quot;'none');&quot;" office:value-type="string" office:string-value="UPDATE Technologies SET GridX=15, Era='ERA_FUTURE' WHERE Type IN ('TECH_INTERNET', 'TECH_SATELLITES', 'TECH_PARTICLE_PHYSICS', 'TECH_LASERS', 'none');" calcext:value-type="string">
            <text:p>UPDATE Technologies SET GridX=15, Era='ERA_FUTURE' WHERE Type IN ('TECH_INTERNET', 'TECH_SATELLITES', 'TECH_PARTICLE_PHYSICS', 'TECH_LASERS', 'none');</text:p>
          </table:table-cell>
          <table:table-cell table:style-name="ce174"/>
          <table:table-cell table:style-name="ce185" table:formula="of:=&quot;UPDATE Technologies SET GridX=&quot;&amp;[.DE2]&amp;&quot;, Era='&quot;&amp;[.DE50]&amp;&quot;' WHERE Type IN (&quot;&amp;[.DE3]&amp;[.DE8]&amp;[.DE13]&amp;[.DE18]&amp;[.DE23]&amp;[.DE28]&amp;[.DE33]&amp;[.DE38]&amp;[.DE43]&amp;[.DE48]&amp;&quot;'none');&quot;" office:value-type="string" office:string-value="UPDATE Technologies SET GridX=16, Era='ERA_FUTURE' WHERE Type IN ('TECH_GLOBALIZATION', 'TECH_NANOTECHNOLOGY', 'TECH_ADVANCED_BALLISTICS', 'TECH_NUCLEAR_FUSION', 'TECH_STEALTH', 'none');" calcext:value-type="string">
            <text:p>UPDATE Technologies SET GridX=16, Era='ERA_FUTURE' WHERE Type IN ('TECH_GLOBALIZATION', 'TECH_NANOTECHNOLOGY', 'TECH_ADVANCED_BALLISTICS', 'TECH_NUCLEAR_FUSION', 'TECH_STEALTH', 'none');</text:p>
          </table:table-cell>
          <table:table-cell table:style-name="ce174"/>
          <table:table-cell table:style-name="ce185" table:formula="of:=&quot;UPDATE Technologies SET GridX=&quot;&amp;[.DG2]&amp;&quot;, Era='&quot;&amp;[.DG50]&amp;&quot;' WHERE Type IN (&quot;&amp;[.DG3]&amp;[.DG8]&amp;[.DG13]&amp;[.DG18]&amp;[.DG23]&amp;[.DG28]&amp;[.DG33]&amp;[.DG38]&amp;[.DG43]&amp;[.DG48]&amp;&quot;'none');&quot;" office:value-type="string" office:string-value="UPDATE Technologies SET GridX=17, Era='ERA_FUTURE' WHERE Type IN ('TECH_BALLISTICS', 'TECH_TELECOM', 'TECH_FUTURE_TECH', 'TECH_PENICILIN', 'TECH_MOBILE_TACTICS', 'TECH_RADAR', 'none');" calcext:value-type="string">
            <text:p>UPDATE Technologies SET GridX=17, Era='ERA_FUTURE' WHERE Type IN ('TECH_BALLISTICS', 'TECH_TELECOM', 'TECH_FUTURE_TECH', 'TECH_PENICILIN', 'TECH_MOBILE_TACTICS', 'TECH_RADAR', 'none');</text:p>
          </table:table-cell>
          <table:table-cell/>
          <table:table-cell table:style-name="ce1" office:value-type="string" calcext:value-type="string">
            <text:p><text:s/></text:p>
          </table:table-cell>
          <table:table-cell table:number-columns-repeated="911"/>
        </table:table-row>
        <table:table-row table:style-name="ro4">
          <table:covered-table-cell table:style-name="ce82"/>
          <table:table-cell table:style-name="ce94"/>
          <table:table-cell table:style-name="ce110"/>
          <table:table-cell table:style-name="ce129"/>
          <table:table-cell table:style-name="ce140"/>
          <table:table-cell table:style-name="ce142"/>
          <table:table-cell table:style-name="ce140"/>
          <table:table-cell table:style-name="ce142"/>
          <table:table-cell table:style-name="ce110"/>
          <table:table-cell table:style-name="ce129"/>
          <table:table-cell table:style-name="ce111"/>
          <table:table-cell table:style-name="ce130"/>
          <table:table-cell table:style-name="ce111"/>
          <table:table-cell table:style-name="ce130"/>
          <table:table-cell table:style-name="ce110"/>
          <table:table-cell table:style-name="ce129"/>
          <table:table-cell table:style-name="ce110"/>
          <table:table-cell table:style-name="ce129"/>
          <table:table-cell table:style-name="ce111"/>
          <table:table-cell table:style-name="ce130"/>
          <table:table-cell table:style-name="ce110"/>
          <table:table-cell table:style-name="ce129"/>
          <table:table-cell table:style-name="ce111"/>
          <table:table-cell table:style-name="ce130"/>
          <table:table-cell table:style-name="ce111"/>
          <table:table-cell table:style-name="ce130"/>
          <table:table-cell table:style-name="ce111"/>
          <table:table-cell table:style-name="ce130"/>
          <table:table-cell table:style-name="ce111"/>
          <table:table-cell table:style-name="ce130"/>
          <table:table-cell table:style-name="ce111"/>
          <table:table-cell table:style-name="ce130"/>
          <table:table-cell table:style-name="ce111"/>
          <table:table-cell table:style-name="ce130"/>
          <table:table-cell table:style-name="ce110"/>
          <table:table-cell table:style-name="ce129"/>
          <table:table-cell table:style-name="ce110"/>
          <table:table-cell table:number-columns-repeated="12"/>
          <table:table-cell table:formula="of:=IF([.C50]=0;&quot;&quot;;&quot;&lt;Row&gt;&lt;PrereqTech&gt;TECH_&quot;&amp;UPPER([.C50])&amp;&quot;&lt;/PrereqTech&gt;&quot;&amp;REPT(&quot; &quot;;25-LEN([.C50]))&amp;&quot;&lt;TechType&gt;TECH_&quot;&amp;UPPER([.D48])&amp;&quot;&lt;/TechType&gt;&lt;/Row&gt;&quot;)">
            <text:p/>
          </table:table-cell>
          <table:table-cell/>
          <table:table-cell table:formula="of:=IF([.E50]=0;&quot;&quot;;&quot;&lt;Row&gt;&lt;PrereqTech&gt;TECH_&quot;&amp;UPPER([.E50])&amp;&quot;&lt;/PrereqTech&gt;&quot;&amp;REPT(&quot; &quot;;25-LEN([.E50]))&amp;&quot;&lt;TechType&gt;TECH_&quot;&amp;UPPER([.F48])&amp;&quot;&lt;/TechType&gt;&lt;/Row&gt;&quot;)">
            <text:p/>
          </table:table-cell>
          <table:table-cell/>
          <table:table-cell table:formula="of:=IF([.G50]=0;&quot;&quot;;&quot;&lt;Row&gt;&lt;PrereqTech&gt;TECH_&quot;&amp;UPPER([.G50])&amp;&quot;&lt;/PrereqTech&gt;&quot;&amp;REPT(&quot; &quot;;25-LEN([.G50]))&amp;&quot;&lt;TechType&gt;TECH_&quot;&amp;UPPER([.H48])&amp;&quot;&lt;/TechType&gt;&lt;/Row&gt;&quot;)">
            <text:p/>
          </table:table-cell>
          <table:table-cell/>
          <table:table-cell table:formula="of:=IF([.I50]=0;&quot;&quot;;&quot;&lt;Row&gt;&lt;PrereqTech&gt;TECH_&quot;&amp;UPPER([.I50])&amp;&quot;&lt;/PrereqTech&gt;&quot;&amp;REPT(&quot; &quot;;25-LEN([.I50]))&amp;&quot;&lt;TechType&gt;TECH_&quot;&amp;UPPER([.J48])&amp;&quot;&lt;/TechType&gt;&lt;/Row&gt;&quot;)">
            <text:p/>
          </table:table-cell>
          <table:table-cell/>
          <table:table-cell table:formula="of:=IF([.K50]=0;&quot;&quot;;&quot;&lt;Row&gt;&lt;PrereqTech&gt;TECH_&quot;&amp;UPPER([.K50])&amp;&quot;&lt;/PrereqTech&gt;&quot;&amp;REPT(&quot; &quot;;25-LEN([.K50]))&amp;&quot;&lt;TechType&gt;TECH_&quot;&amp;UPPER([.L48])&amp;&quot;&lt;/TechType&gt;&lt;/Row&gt;&quot;)">
            <text:p/>
          </table:table-cell>
          <table:table-cell/>
          <table:table-cell table:formula="of:=IF([.M50]=0;&quot;&quot;;&quot;&lt;Row&gt;&lt;PrereqTech&gt;TECH_&quot;&amp;UPPER([.M50])&amp;&quot;&lt;/PrereqTech&gt;&quot;&amp;REPT(&quot; &quot;;25-LEN([.M50]))&amp;&quot;&lt;TechType&gt;TECH_&quot;&amp;UPPER([.N48])&amp;&quot;&lt;/TechType&gt;&lt;/Row&gt;&quot;)">
            <text:p/>
          </table:table-cell>
          <table:table-cell/>
          <table:table-cell table:formula="of:=IF([.O50]=0;&quot;&quot;;&quot;&lt;Row&gt;&lt;PrereqTech&gt;TECH_&quot;&amp;UPPER([.O50])&amp;&quot;&lt;/PrereqTech&gt;&quot;&amp;REPT(&quot; &quot;;25-LEN([.O50]))&amp;&quot;&lt;TechType&gt;TECH_&quot;&amp;UPPER([.P43])&amp;&quot;&lt;/TechType&gt;&lt;/Row&gt;&quot;)">
            <text:p/>
          </table:table-cell>
          <table:table-cell/>
          <table:table-cell table:formula="of:=IF([.Q50]=0;&quot;&quot;;&quot;&lt;Row&gt;&lt;PrereqTech&gt;TECH_&quot;&amp;UPPER([.Q50])&amp;&quot;&lt;/PrereqTech&gt;&quot;&amp;REPT(&quot; &quot;;25-LEN([.Q50]))&amp;&quot;&lt;TechType&gt;TECH_&quot;&amp;UPPER([.R43])&amp;&quot;&lt;/TechType&gt;&lt;/Row&gt;&quot;)">
            <text:p/>
          </table:table-cell>
          <table:table-cell/>
          <table:table-cell table:formula="of:=IF([.S50]=0;&quot;&quot;;&quot;&lt;Row&gt;&lt;PrereqTech&gt;TECH_&quot;&amp;UPPER([.S50])&amp;&quot;&lt;/PrereqTech&gt;&quot;&amp;REPT(&quot; &quot;;25-LEN([.S50]))&amp;&quot;&lt;TechType&gt;TECH_&quot;&amp;UPPER([.T48])&amp;&quot;&lt;/TechType&gt;&lt;/Row&gt;&quot;)">
            <text:p/>
          </table:table-cell>
          <table:table-cell/>
          <table:table-cell table:formula="of:=IF([.U50]=0;&quot;&quot;;&quot;&lt;Row&gt;&lt;PrereqTech&gt;TECH_&quot;&amp;UPPER([.U50])&amp;&quot;&lt;/PrereqTech&gt;&quot;&amp;REPT(&quot; &quot;;25-LEN([.U50]))&amp;&quot;&lt;TechType&gt;TECH_&quot;&amp;UPPER([.V48])&amp;&quot;&lt;/TechType&gt;&lt;/Row&gt;&quot;)">
            <text:p/>
          </table:table-cell>
          <table:table-cell/>
          <table:table-cell table:formula="of:=IF([.W50]=0;&quot;&quot;;&quot;&lt;Row&gt;&lt;PrereqTech&gt;TECH_&quot;&amp;UPPER([.W50])&amp;&quot;&lt;/PrereqTech&gt;&quot;&amp;REPT(&quot; &quot;;25-LEN([.W50]))&amp;&quot;&lt;TechType&gt;TECH_&quot;&amp;UPPER([.X48])&amp;&quot;&lt;/TechType&gt;&lt;/Row&gt;&quot;)">
            <text:p/>
          </table:table-cell>
          <table:table-cell/>
          <table:table-cell table:formula="of:=IF([.Y50]=0;&quot;&quot;;&quot;&lt;Row&gt;&lt;PrereqTech&gt;TECH_&quot;&amp;UPPER([.Y50])&amp;&quot;&lt;/PrereqTech&gt;&quot;&amp;REPT(&quot; &quot;;25-LEN([.Y50]))&amp;&quot;&lt;TechType&gt;TECH_&quot;&amp;UPPER([.Z48])&amp;&quot;&lt;/TechType&gt;&lt;/Row&gt;&quot;)">
            <text:p/>
          </table:table-cell>
          <table:table-cell/>
          <table:table-cell table:formula="of:=IF([.AA50]=0;&quot;&quot;;&quot;&lt;Row&gt;&lt;PrereqTech&gt;TECH_&quot;&amp;UPPER([.AA50])&amp;&quot;&lt;/PrereqTech&gt;&quot;&amp;REPT(&quot; &quot;;25-LEN([.AA50]))&amp;&quot;&lt;TechType&gt;TECH_&quot;&amp;UPPER([.AB48])&amp;&quot;&lt;/TechType&gt;&lt;/Row&gt;&quot;)">
            <text:p/>
          </table:table-cell>
          <table:table-cell/>
          <table:table-cell table:formula="of:=IF([.AC50]=0;&quot;&quot;;&quot;&lt;Row&gt;&lt;PrereqTech&gt;TECH_&quot;&amp;UPPER([.AC50])&amp;&quot;&lt;/PrereqTech&gt;&quot;&amp;REPT(&quot; &quot;;25-LEN([.AC50]))&amp;&quot;&lt;TechType&gt;TECH_&quot;&amp;UPPER([.AD48])&amp;&quot;&lt;/TechType&gt;&lt;/Row&gt;&quot;)">
            <text:p/>
          </table:table-cell>
          <table:table-cell/>
          <table:table-cell table:formula="of:=IF([.AE50]=0;&quot;&quot;;&quot;&lt;Row&gt;&lt;PrereqTech&gt;TECH_&quot;&amp;UPPER([.AE50])&amp;&quot;&lt;/PrereqTech&gt;&quot;&amp;REPT(&quot; &quot;;25-LEN([.AE50]))&amp;&quot;&lt;TechType&gt;TECH_&quot;&amp;UPPER([.AF48])&amp;&quot;&lt;/TechType&gt;&lt;/Row&gt;&quot;)">
            <text:p/>
          </table:table-cell>
          <table:table-cell table:style-name="ce186" office:value-type="string" calcext:value-type="string">
            <text:p>ERA_ANCIENT</text:p>
          </table:table-cell>
          <table:table-cell table:style-name="ce166"/>
          <table:table-cell table:style-name="ce186" office:value-type="string" calcext:value-type="string">
            <text:p>ERA_ANCIENT</text:p>
          </table:table-cell>
          <table:table-cell table:style-name="ce166"/>
          <table:table-cell table:style-name="ce187" office:value-type="string" calcext:value-type="string">
            <text:p>ERA_CLASSICAL</text:p>
          </table:table-cell>
          <table:table-cell table:style-name="ce166"/>
          <table:table-cell table:style-name="ce187" office:value-type="string" calcext:value-type="string">
            <text:p>ERA_CLASSICAL</text:p>
          </table:table-cell>
          <table:table-cell table:style-name="ce166"/>
          <table:table-cell table:style-name="ce187" office:value-type="string" calcext:value-type="string">
            <text:p>ERA_MEDIEVAL</text:p>
          </table:table-cell>
          <table:table-cell/>
          <table:table-cell table:style-name="ce187" office:value-type="string" calcext:value-type="string">
            <text:p>ERA_MEDIEVAL</text:p>
          </table:table-cell>
          <table:table-cell/>
          <table:table-cell table:style-name="ce187" office:value-type="string" calcext:value-type="string">
            <text:p>ERA_RENAISSANCE</text:p>
          </table:table-cell>
          <table:table-cell/>
          <table:table-cell table:style-name="ce187" office:value-type="string" calcext:value-type="string">
            <text:p>ERA_RENAISSANCE</text:p>
          </table:table-cell>
          <table:table-cell/>
          <table:table-cell table:style-name="ce187" office:value-type="string" calcext:value-type="string">
            <text:p>ERA_INDUSTRIAL</text:p>
          </table:table-cell>
          <table:table-cell/>
          <table:table-cell table:style-name="ce187" office:value-type="string" calcext:value-type="string">
            <text:p>ERA_INDUSTRIAL</text:p>
          </table:table-cell>
          <table:table-cell/>
          <table:table-cell table:style-name="ce187" office:value-type="string" calcext:value-type="string">
            <text:p>ERA_MODERN</text:p>
          </table:table-cell>
          <table:table-cell/>
          <table:table-cell table:style-name="ce187" office:value-type="string" calcext:value-type="string">
            <text:p>ERA_MODERN</text:p>
          </table:table-cell>
          <table:table-cell/>
          <table:table-cell table:style-name="ce187" office:value-type="string" calcext:value-type="string">
            <text:p>ERA_POSTMODERN</text:p>
          </table:table-cell>
          <table:table-cell/>
          <table:table-cell table:style-name="ce187" office:value-type="string" calcext:value-type="string">
            <text:p>ERA_POSTMODERN</text:p>
          </table:table-cell>
          <table:table-cell/>
          <table:table-cell table:style-name="ce187" office:value-type="string" calcext:value-type="string">
            <text:p>ERA_FUTURE</text:p>
          </table:table-cell>
          <table:table-cell/>
          <table:table-cell table:style-name="ce187" office:value-type="string" calcext:value-type="string">
            <text:p>ERA_FUTURE</text:p>
          </table:table-cell>
          <table:table-cell/>
          <table:table-cell table:style-name="ce187" office:value-type="string" calcext:value-type="string">
            <text:p>ERA_FUTURE</text:p>
          </table:table-cell>
          <table:table-cell/>
          <table:table-cell table:style-name="ce1" office:value-type="string" calcext:value-type="string">
            <text:p><text:s/></text:p>
          </table:table-cell>
          <table:table-cell table:number-columns-repeated="911"/>
        </table:table-row>
        <table:table-row table:style-name="ro3">
          <table:table-cell table:style-name="ce85" table:number-columns-repeated="2"/>
          <table:table-cell table:style-name="ce118" table:number-columns-repeated="22"/>
          <table:table-cell table:style-name="ce158"/>
          <table:table-cell table:style-name="ce118"/>
          <table:table-cell table:style-name="ce158"/>
          <table:table-cell table:style-name="ce118"/>
          <table:table-cell table:style-name="ce158"/>
          <table:table-cell table:style-name="ce118"/>
          <table:table-cell table:style-name="ce158"/>
          <table:table-cell table:style-name="ce118"/>
          <table:table-cell table:style-name="ce158"/>
          <table:table-cell table:style-name="ce118"/>
          <table:table-cell table:style-name="ce158"/>
          <table:table-cell table:style-name="ce161"/>
          <table:table-cell table:style-name="ce165"/>
          <table:table-cell table:style-name="ce1" table:number-columns-repeated="9"/>
          <table:table-cell table:number-columns-repeated="40"/>
          <table:table-cell table:style-name="ce165" table:number-columns-repeated="4"/>
          <table:table-cell table:style-name="ce175" table:number-columns-repeated="23"/>
          <table:table-cell table:style-name="ce165" table:number-columns-repeated="911"/>
        </table:table-row>
        <table:table-row table:style-name="ro5" table:number-rows-repeated="10485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ech_Unlocks" table:style-name="ta11">
        <table:table-column table:style-name="co23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27" table:default-cell-style-name="ce1"/>
        <table:table-column table:style-name="co6" table:visibility="collapse" table:default-cell-style-name="ce1"/>
        <table:table-column table:style-name="co24" table:number-columns-repeated="2" table:default-cell-style-name="ce1"/>
        <table:table-column table:style-name="co30" table:default-cell-style-name="ce1"/>
        <table:table-column table:style-name="co9" table:number-columns-repeated="248" table:default-cell-style-name="ce1"/>
        <table:table-column table:style-name="co9" table:number-columns-repeated="767" table:default-cell-style-name="Default"/>
        <table:table-row table:style-name="ro11">
          <table:table-cell/>
          <table:table-cell table:style-name="ce7" table:number-columns-repeated="4"/>
          <table:table-cell table:style-name="ce194"/>
          <table:table-cell table:style-name="ce172" office:value-type="string" calcext:value-type="string" table:number-columns-spanned="3" table:number-rows-spanned="1">
            <text:p>&lt;?xml version="1.0" encoding="utf-8"?&gt;</text:p>
          </table:table-cell>
          <table:covered-table-cell table:number-columns-repeated="2" table:style-name="ce172"/>
          <table:table-cell table:number-columns-repeated="1015"/>
        </table:table-row>
        <table:table-row table:style-name="ro11">
          <table:table-cell/>
          <table:table-cell table:style-name="ce7" table:number-columns-repeated="4"/>
          <table:table-cell table:style-name="ce194"/>
          <table:table-cell table:style-name="ce195" office:value-type="string" calcext:value-type="string" table:number-columns-spanned="3" table:number-rows-spanned="1">
            <text:p>&lt;!--<text:span text:style-name="T5"> </text:span></text:p>
          </table:table-cell>
          <table:covered-table-cell table:number-columns-repeated="2" table:style-name="ce195"/>
          <table:table-cell table:number-columns-repeated="1015"/>
        </table:table-row>
        <table:table-row table:style-name="ro11">
          <table:table-cell/>
          <table:table-cell table:style-name="ce7" table:number-columns-repeated="4"/>
          <table:table-cell table:style-name="ce194"/>
          <table:table-cell table:style-name="ce196" office:value-type="string" calcext:value-type="string" table:number-columns-spanned="3" table:number-rows-spanned="1">
            <text:p>CER_Unlocks.xml from:</text:p>
          </table:table-cell>
          <table:covered-table-cell table:number-columns-repeated="2" table:style-name="ce196"/>
          <table:table-cell table:number-columns-repeated="1015"/>
        </table:table-row>
        <table:table-row table:style-name="ro11">
          <table:table-cell/>
          <table:table-cell table:style-name="ce7" table:number-columns-repeated="4"/>
          <table:table-cell table:style-name="ce194"/>
          <table:table-cell table:style-name="ce196" office:value-type="string" calcext:value-type="string" table:number-columns-spanned="3" table:number-rows-spanned="1">
            <text:p>TechUnlocks tab of CEM_Info_PoliciesTechsOther.xls (in mod folder).</text:p>
          </table:table-cell>
          <table:covered-table-cell table:number-columns-repeated="2" table:style-name="ce196"/>
          <table:table-cell table:number-columns-repeated="1015"/>
        </table:table-row>
        <table:table-row table:style-name="ro11">
          <table:table-cell/>
          <table:table-cell table:style-name="ce7" table:number-columns-repeated="4"/>
          <table:table-cell table:style-name="ce194"/>
          <table:table-cell table:style-name="ce195" office:value-type="string" calcext:value-type="string" table:number-columns-spanned="3" table:number-rows-spanned="1">
            <text:p>--&gt;</text:p>
          </table:table-cell>
          <table:covered-table-cell table:number-columns-repeated="2" table:style-name="ce195"/>
          <table:table-cell table:number-columns-repeated="1015"/>
        </table:table-row>
        <table:table-row table:style-name="ro13">
          <table:table-cell/>
          <table:table-cell table:style-name="ce7" office:value-type="string" calcext:value-type="string">
            <text:p>Object</text:p>
          </table:table-cell>
          <table:table-cell table:style-name="ce7" office:value-type="string" calcext:value-type="string">
            <text:p>New</text:p>
          </table:table-cell>
          <table:table-cell table:style-name="ce7"/>
          <table:table-cell table:style-name="ce7" office:value-type="string" calcext:value-type="string">
            <text:p>Old</text:p>
          </table:table-cell>
          <table:table-cell table:style-name="ce194" office:value-type="string" calcext:value-type="string">
            <text:p>e</text:p>
          </table:table-cell>
          <table:table-cell table:style-name="ce197" office:value-type="string" calcext:value-type="string" table:number-columns-spanned="3" table:number-rows-spanned="1">
            <text:p>&lt;GameData&gt;</text:p>
          </table:table-cell>
          <table:covered-table-cell table:number-columns-repeated="2" table:style-name="ce197"/>
          <table:table-cell table:number-columns-repeated="1015"/>
        </table:table-row>
        <table:table-row table:style-name="ro14">
          <table:table-cell table:style-name="ce29" table:number-columns-repeated="2"/>
          <table:table-cell table:style-name="ce29" office:value-type="string" calcext:value-type="string">
            <text:p>TechReveal</text:p>
          </table:table-cell>
          <table:table-cell table:style-name="ce29" office:value-type="string" calcext:value-type="string">
            <text:p>TechCityTrade</text:p>
          </table:table-cell>
          <table:table-cell table:style-name="ce29"/>
          <table:table-cell table:style-name="ce29" office:value-type="string" calcext:value-type="string">
            <text:p>RESOURCE_</text:p>
          </table:table-cell>
          <table:table-cell table:style-name="ce198"/>
          <table:table-cell table:style-name="ce200" office:value-type="string" calcext:value-type="string" table:number-columns-spanned="2" table:number-rows-spanned="1">
            <text:p>&lt;<text:span text:style-name="T1">Resources</text:span><text:span text:style-name="T2">&gt;</text:span></text:p>
          </table:table-cell>
          <table:covered-table-cell table:style-name="ce200"/>
          <table:table-cell table:style-name="ce29" table:number-columns-repeated="1015"/>
        </table:table-row>
        <table:table-row table:style-name="ro14">
          <table:table-cell/>
          <table:table-cell office:value-type="string" calcext:value-type="string">
            <text:p>Iron</text:p>
          </table:table-cell>
          <table:table-cell table:number-columns-repeated="2" office:value-type="string" calcext:value-type="string">
            <text:p>Mining</text:p>
          </table:table-cell>
          <table:table-cell office:value-type="string" calcext:value-type="string">
            <text:p>Iron_Working</text:p>
          </table:table-cell>
          <table:table-cell/>
          <table:table-cell table:style-name="ce199" table:number-columns-repeated="2"/>
          <table:table-cell table:style-name="ce201" table:formula="of:=IF([.B8]=0;&quot;&quot;;&quot;&lt;Update&gt;&lt;Where Type=&quot;&quot;&quot;&amp;[.$F$7]&amp;UPPER([.$B8])&amp;&quot;&quot;&quot;/&gt;&quot;&amp;REPT(&quot; &quot;;10-LEN([.$B8]))&amp;&quot;&lt;Set &quot;&amp;[.C$7]&amp;&quot;=&quot;&quot;TECH_&quot;&amp;UPPER([.$C8])&amp;&quot;&quot;&quot;&quot;&amp;REPT(&quot; &quot;;20-LEN([.$C8]))&amp;[.D$7]&amp;&quot;=&quot;&quot;TECH_&quot;&amp;UPPER([.$D8])&amp;&quot;&quot;&quot;/&gt;&lt;/Update&gt;&quot;)" office:value-type="string" office:string-value="&lt;Update&gt;&lt;Where Type=&quot;RESOURCE_IRON&quot;/&gt;      &lt;Set TechReveal=&quot;TECH_MINING&quot;              TechCityTrade=&quot;TECH_MINING&quot;/&gt;&lt;/Update&gt;" calcext:value-type="string">
            <text:p>&lt;Update&gt;&lt;Where Type="RESOURCE_IRON"/&gt; <text:s text:c="5"/>&lt;Set TechReveal="TECH_MINING" <text:s text:c="13"/>TechCityTrade="TECH_MINING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Coal</text:p>
          </table:table-cell>
          <table:table-cell office:value-type="string" calcext:value-type="string">
            <text:p>Metallurgy</text:p>
          </table:table-cell>
          <table:table-cell table:number-columns-repeated="2" office:value-type="string" calcext:value-type="string">
            <text:p>Steam_Power</text:p>
          </table:table-cell>
          <table:table-cell/>
          <table:table-cell table:style-name="ce199" table:number-columns-repeated="2"/>
          <table:table-cell table:style-name="ce201" table:formula="of:=IF([.B9]=0;&quot;&quot;;&quot;&lt;Update&gt;&lt;Where Type=&quot;&quot;&quot;&amp;[.$F$7]&amp;UPPER([.$B9])&amp;&quot;&quot;&quot;/&gt;&quot;&amp;REPT(&quot; &quot;;10-LEN([.$B9]))&amp;&quot;&lt;Set &quot;&amp;[.C$7]&amp;&quot;=&quot;&quot;TECH_&quot;&amp;UPPER([.$C9])&amp;&quot;&quot;&quot;&quot;&amp;REPT(&quot; &quot;;20-LEN([.$C9]))&amp;[.D$7]&amp;&quot;=&quot;&quot;TECH_&quot;&amp;UPPER([.$D9])&amp;&quot;&quot;&quot;/&gt;&lt;/Update&gt;&quot;)" office:value-type="string" office:string-value="&lt;Update&gt;&lt;Where Type=&quot;RESOURCE_COAL&quot;/&gt;      &lt;Set TechReveal=&quot;TECH_METALLURGY&quot;          TechCityTrade=&quot;TECH_STEAM_POWER&quot;/&gt;&lt;/Update&gt;" calcext:value-type="string">
            <text:p>&lt;Update&gt;&lt;Where Type="RESOURCE_COAL"/&gt; <text:s text:c="5"/>&lt;Set TechReveal="TECH_METALLURGY" <text:s text:c="9"/>TechCityTrade="TECH_STEAM_POWER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Oil</text:p>
          </table:table-cell>
          <table:table-cell office:value-type="string" calcext:value-type="string">
            <text:p>Chemistry</text:p>
          </table:table-cell>
          <table:table-cell office:value-type="string" calcext:value-type="string">
            <text:p>Dynamite</text:p>
          </table:table-cell>
          <table:table-cell office:value-type="string" calcext:value-type="string">
            <text:p>Biology</text:p>
          </table:table-cell>
          <table:table-cell/>
          <table:table-cell table:style-name="ce199" table:number-columns-repeated="2"/>
          <table:table-cell table:style-name="ce201" table:formula="of:=IF([.B10]=0;&quot;&quot;;&quot;&lt;Update&gt;&lt;Where Type=&quot;&quot;&quot;&amp;[.$F$7]&amp;UPPER([.$B10])&amp;&quot;&quot;&quot;/&gt;&quot;&amp;REPT(&quot; &quot;;10-LEN([.$B10]))&amp;&quot;&lt;Set &quot;&amp;[.C$7]&amp;&quot;=&quot;&quot;TECH_&quot;&amp;UPPER([.$C10])&amp;&quot;&quot;&quot;&quot;&amp;REPT(&quot; &quot;;20-LEN([.$C10]))&amp;[.D$7]&amp;&quot;=&quot;&quot;TECH_&quot;&amp;UPPER([.$D10])&amp;&quot;&quot;&quot;/&gt;&lt;/Update&gt;&quot;)" office:value-type="string" office:string-value="&lt;Update&gt;&lt;Where Type=&quot;RESOURCE_OIL&quot;/&gt;       &lt;Set TechReveal=&quot;TECH_CHEMISTRY&quot;           TechCityTrade=&quot;TECH_DYNAMITE&quot;/&gt;&lt;/Update&gt;" calcext:value-type="string">
            <text:p>&lt;Update&gt;&lt;Where Type="RESOURCE_OIL"/&gt; <text:s text:c="6"/>&lt;Set TechReveal="TECH_CHEMISTRY" <text:s text:c="10"/>TechCityTrade="TECH_DYNAMITE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Aluminum</text:p>
          </table:table-cell>
          <table:table-cell office:value-type="string" calcext:value-type="string">
            <text:p>Chemistry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Electricity</text:p>
          </table:table-cell>
          <table:table-cell/>
          <table:table-cell table:style-name="ce199" table:number-columns-repeated="2"/>
          <table:table-cell table:style-name="ce201" table:formula="of:=IF([.B11]=0;&quot;&quot;;&quot;&lt;Update&gt;&lt;Where Type=&quot;&quot;&quot;&amp;[.$F$7]&amp;UPPER([.$B11])&amp;&quot;&quot;&quot;/&gt;&quot;&amp;REPT(&quot; &quot;;10-LEN([.$B11]))&amp;&quot;&lt;Set &quot;&amp;[.C$7]&amp;&quot;=&quot;&quot;TECH_&quot;&amp;UPPER([.$C11])&amp;&quot;&quot;&quot;&quot;&amp;REPT(&quot; &quot;;20-LEN([.$C11]))&amp;[.D$7]&amp;&quot;=&quot;&quot;TECH_&quot;&amp;UPPER([.$D11])&amp;&quot;&quot;&quot;/&gt;&lt;/Update&gt;&quot;)" office:value-type="string" office:string-value="&lt;Update&gt;&lt;Where Type=&quot;RESOURCE_ALUMINUM&quot;/&gt;  &lt;Set TechReveal=&quot;TECH_CHEMISTRY&quot;           TechCityTrade=&quot;TECH_FLIGHT&quot;/&gt;&lt;/Update&gt;" calcext:value-type="string">
            <text:p>&lt;Update&gt;&lt;Where Type="RESOURCE_ALUMINUM"/&gt; <text:s/>&lt;Set TechReveal="TECH_CHEMISTRY" <text:s text:c="10"/>TechCityTrade="TECH_FLIGHT"/&gt;&lt;/Update&gt;</text:p>
          </table:table-cell>
          <table:table-cell table:number-columns-repeated="1015"/>
        </table:table-row>
        <table:table-row table:style-name="ro14">
          <table:table-cell table:number-columns-repeated="6"/>
          <table:table-cell table:style-name="ce199" table:number-columns-repeated="2"/>
          <table:table-cell table:style-name="ce201" table:formula="of:=IF([.B12]=0;&quot;&quot;;&quot;&lt;Update&gt;&lt;Where Type=&quot;&quot;&quot;&amp;[.$F$7]&amp;UPPER([.$B12])&amp;&quot;&quot;&quot;/&gt;&quot;&amp;REPT(&quot; &quot;;10-LEN([.$B12]))&amp;&quot;&lt;Set &quot;&amp;[.C$7]&amp;&quot;=&quot;&quot;TECH_&quot;&amp;UPPER([.$C12])&amp;&quot;&quot;&quot;&quot;&amp;REPT(&quot; &quot;;20-LEN([.$C12]))&amp;[.D$7]&amp;&quot;=&quot;&quot;TECH_&quot;&amp;UPPER([.$D12])&amp;&quot;&quot;&quot;/&gt;&lt;/Update&gt;&quot;)">
            <text:p/>
          </table:table-cell>
          <table:table-cell table:number-columns-repeated="1015"/>
        </table:table-row>
        <table:table-row table:style-name="ro14">
          <table:table-cell table:number-columns-repeated="6"/>
          <table:table-cell table:style-name="ce199" table:number-columns-repeated="2"/>
          <table:table-cell table:style-name="ce201" table:formula="of:=IF([.B13]=0;&quot;&quot;;&quot;&lt;Update&gt;&lt;Where Type=&quot;&quot;&quot;&amp;[.$F$18]&amp;UPPER([.$B13])&amp;&quot;&quot;&quot;/&gt;&quot;&amp;REPT(&quot; &quot;;10-LEN([.$B13]))&amp;&quot;&lt;Set &quot;&amp;[.C12]&amp;&quot;=&quot;&quot;TECH_&quot;&amp;UPPER([.$C13])&amp;&quot;&quot;&quot;/&gt;&quot;&amp;REPT(&quot; &quot;;20-LEN([.$B13]))&amp;&quot;&lt;Set &quot;&amp;[.D12]&amp;&quot;=&quot;&quot;TECH_&quot;&amp;UPPER([.$D13])&amp;&quot;&quot;&quot;/&gt;&lt;/Update&gt;&quot;)">
            <text:p/>
          </table:table-cell>
          <table:table-cell table:number-columns-repeated="1015"/>
        </table:table-row>
        <table:table-row table:style-name="ro14">
          <table:table-cell table:style-name="ce29" table:number-columns-repeated="6"/>
          <table:table-cell table:style-name="ce198"/>
          <table:table-cell table:style-name="ce200" office:value-type="string" calcext:value-type="string" table:number-columns-spanned="2" table:number-rows-spanned="1">
            <text:p>&lt;<text:span text:style-name="T1">/Resources</text:span><text:span text:style-name="T2">&gt;</text:span></text:p>
          </table:table-cell>
          <table:covered-table-cell table:style-name="ce200"/>
          <table:table-cell table:style-name="ce29"/>
          <table:table-cell table:style-name="ce203" office:value-type="string" calcext:value-type="string" table:number-columns-spanned="6" table:number-rows-spanned="1">
            <text:p>-- This CET_Start.sql data created by:</text:p>
          </table:table-cell>
          <table:covered-table-cell table:number-columns-repeated="5" table:style-name="ce203"/>
          <table:table-cell table:style-name="ce29" table:number-columns-repeated="1008"/>
        </table:table-row>
        <table:table-row table:style-name="ro14">
          <table:table-cell table:style-name="ce29"/>
          <table:table-cell table:style-name="ce192" table:number-columns-repeated="2"/>
          <table:table-cell table:style-name="ce193" office:value-type="string" calcext:value-type="string">
            <text:p>Feature</text:p>
          </table:table-cell>
          <table:table-cell table:style-name="ce192"/>
          <table:table-cell table:style-name="ce29" office:value-type="string" calcext:value-type="string">
            <text:p>BUILD_</text:p>
          </table:table-cell>
          <table:table-cell table:style-name="ce198"/>
          <table:table-cell table:style-name="ce200" office:value-type="string" calcext:value-type="string" table:number-columns-spanned="2" table:number-rows-spanned="1">
            <text:p>&lt;<text:span text:style-name="T1">Builds</text:span><text:span text:style-name="T2">&gt;</text:span></text:p>
          </table:table-cell>
          <table:covered-table-cell table:style-name="ce200"/>
          <table:table-cell table:style-name="ce29"/>
          <table:table-cell table:style-name="ce203" office:value-type="string" calcext:value-type="string" table:number-columns-spanned="6" table:number-rows-spanned="1">
            <text:p>-- TechUnlocks tab of CEM_Details.xls spreadsheet (in mod folder).</text:p>
          </table:table-cell>
          <table:covered-table-cell table:number-columns-repeated="5" table:style-name="ce203"/>
          <table:table-cell table:style-name="ce29" table:number-columns-repeated="1008"/>
        </table:table-row>
        <table:table-row table:style-name="ro14">
          <table:table-cell/>
          <table:table-cell office:value-type="string" calcext:value-type="string">
            <text:p>Camp</text:p>
          </table:table-cell>
          <table:table-cell office:value-type="string" calcext:value-type="string">
            <text:p>Archery</text:p>
          </table:table-cell>
          <table:table-cell/>
          <table:table-cell office:value-type="string" calcext:value-type="string">
            <text:p>Trapping</text:p>
          </table:table-cell>
          <table:table-cell/>
          <table:table-cell table:style-name="ce199" table:number-columns-repeated="2"/>
          <table:table-cell table:style-name="ce201" table:formula="of:=IF([.B16]=0;&quot;&quot;;&quot;&lt;Update&gt;&lt;Where Type=&quot;&quot;&quot;&amp;[.$F$15]&amp;UPPER([.$B16])&amp;&quot;&quot;&quot;/&gt;&quot;&amp;REPT(&quot; &quot;;20-LEN([.$B16]))&amp;&quot;&lt;Set PrereqTech=&quot;&quot;TECH_&quot;&amp;UPPER([.$C16])&amp;&quot;&quot;&quot;/&gt;&lt;/Update&gt;&quot;)" office:value-type="string" office:string-value="&lt;Update&gt;&lt;Where Type=&quot;BUILD_CAMP&quot;/&gt;                &lt;Set PrereqTech=&quot;TECH_ARCHERY&quot;/&gt;&lt;/Update&gt;" calcext:value-type="string">
            <text:p>&lt;Update&gt;&lt;Where Type="BUILD_CAMP"/&gt; <text:s text:c="15"/>&lt;Set PrereqTech="TECH_ARCHERY"/&gt;&lt;/Update&gt;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4">
          <table:table-cell/>
          <table:table-cell office:value-type="string" calcext:value-type="string">
            <text:p>Remove_Forest</text:p>
          </table:table-cell>
          <table:table-cell office:value-type="string" calcext:value-type="string">
            <text:p>Animal_Husbandry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ining</text:p>
          </table:table-cell>
          <table:table-cell/>
          <table:table-cell table:style-name="ce199" table:number-columns-repeated="2"/>
          <table:table-cell table:style-name="ce201" table:formula="of:=IF([.B17]=0;&quot;&quot;;&quot;&lt;Update&gt;&lt;Where Type=&quot;&quot;&quot;&amp;[.$F$15]&amp;UPPER([.$B17])&amp;&quot;&quot;&quot;/&gt;&quot;&amp;REPT(&quot; &quot;;20-LEN([.$B17]))&amp;&quot;&lt;Set PrereqTech=&quot;&quot;TECH_&quot;&amp;UPPER([.$C17])&amp;&quot;&quot;&quot;/&gt;&lt;/Update&gt;&quot;)" office:value-type="string" office:string-value="&lt;Update&gt;&lt;Where Type=&quot;BUILD_REMOVE_FOREST&quot;/&gt;       &lt;Set PrereqTech=&quot;TECH_ANIMAL_HUSBANDRY&quot;/&gt;&lt;/Update&gt;" calcext:value-type="string">
            <text:p>&lt;Update&gt;&lt;Where Type="BUILD_REMOVE_FOREST"/&gt; <text:s text:c="6"/>&lt;Set PrereqTech="TECH_ANIMAL_HUSBANDRY"/&gt;&lt;/Update&gt;</text:p>
          </table:table-cell>
          <table:table-cell office:value-type="string" calcext:value-type="string">
            <text:p><text:s/></text:p>
          </table:table-cell>
          <table:table-cell table:formula="of:=&quot;UPDATE BuildFeatures SET PrereqTech = 'TECH_&quot;&amp;UPPER([.$C17])&amp;&quot;' WHERE FeatureType = 'FEATURE_&quot;&amp;UPPER([.$D17])&amp;&quot;';&quot;" office:value-type="string" office:string-value="UPDATE BuildFeatures SET PrereqTech = 'TECH_ANIMAL_HUSBANDRY' WHERE FeatureType = 'FEATURE_FOREST';" calcext:value-type="string">
            <text:p>UPDATE BuildFeatures SET PrereqTech = 'TECH_ANIMAL_HUSBANDRY' WHERE FeatureType = 'FEATURE_FOREST';</text:p>
          </table:table-cell>
          <table:table-cell table:number-columns-repeated="1013"/>
        </table:table-row>
        <table:table-row table:style-name="ro14">
          <table:table-cell/>
          <table:table-cell office:value-type="string" calcext:value-type="string">
            <text:p>Remove_Jungle</text:p>
          </table:table-cell>
          <table:table-cell office:value-type="string" calcext:value-type="string">
            <text:p>The_Wheel</text:p>
          </table:table-cell>
          <table:table-cell office:value-type="string" calcext:value-type="string">
            <text:p>JUNGLE</text:p>
          </table:table-cell>
          <table:table-cell office:value-type="string" calcext:value-type="string">
            <text:p>Bronze_Working</text:p>
          </table:table-cell>
          <table:table-cell/>
          <table:table-cell table:style-name="ce199" table:number-columns-repeated="2"/>
          <table:table-cell table:style-name="ce201" table:formula="of:=IF([.B18]=0;&quot;&quot;;&quot;&lt;Update&gt;&lt;Where Type=&quot;&quot;&quot;&amp;[.$F$15]&amp;UPPER([.$B18])&amp;&quot;&quot;&quot;/&gt;&quot;&amp;REPT(&quot; &quot;;20-LEN([.$B18]))&amp;&quot;&lt;Set PrereqTech=&quot;&quot;TECH_&quot;&amp;UPPER([.$C18])&amp;&quot;&quot;&quot;/&gt;&lt;/Update&gt;&quot;)" office:value-type="string" office:string-value="&lt;Update&gt;&lt;Where Type=&quot;BUILD_REMOVE_JUNGLE&quot;/&gt;       &lt;Set PrereqTech=&quot;TECH_THE_WHEEL&quot;/&gt;&lt;/Update&gt;" calcext:value-type="string">
            <text:p>&lt;Update&gt;&lt;Where Type="BUILD_REMOVE_JUNGLE"/&gt; <text:s text:c="6"/>&lt;Set PrereqTech="TECH_THE_WHEEL"/&gt;&lt;/Update&gt;</text:p>
          </table:table-cell>
          <table:table-cell office:value-type="string" calcext:value-type="string">
            <text:p><text:s/></text:p>
          </table:table-cell>
          <table:table-cell table:formula="of:=&quot;UPDATE BuildFeatures SET PrereqTech = 'TECH_&quot;&amp;UPPER([.$C18])&amp;&quot;' WHERE FeatureType = 'FEATURE_&quot;&amp;UPPER([.$D18])&amp;&quot;';&quot;" office:value-type="string" office:string-value="UPDATE BuildFeatures SET PrereqTech = 'TECH_THE_WHEEL' WHERE FeatureType = 'FEATURE_JUNGLE';" calcext:value-type="string">
            <text:p>UPDATE BuildFeatures SET PrereqTech = 'TECH_THE_WHEEL' WHERE FeatureType = 'FEATURE_JUNGLE';</text:p>
          </table:table-cell>
          <table:table-cell table:number-columns-repeated="1013"/>
        </table:table-row>
        <table:table-row table:style-name="ro14">
          <table:table-cell/>
          <table:table-cell office:value-type="string" calcext:value-type="string">
            <text:p>Remove_Marsh</text:p>
          </table:table-cell>
          <table:table-cell office:value-type="string" calcext:value-type="string">
            <text:p>Bronze_Working</text:p>
          </table:table-cell>
          <table:table-cell office:value-type="string" calcext:value-type="string">
            <text:p>MARSH</text:p>
          </table:table-cell>
          <table:table-cell office:value-type="string" calcext:value-type="string">
            <text:p>Masonry</text:p>
          </table:table-cell>
          <table:table-cell/>
          <table:table-cell table:style-name="ce199" table:number-columns-repeated="2"/>
          <table:table-cell table:style-name="ce201" table:formula="of:=IF([.B19]=0;&quot;&quot;;&quot;&lt;Update&gt;&lt;Where Type=&quot;&quot;&quot;&amp;[.$F$15]&amp;UPPER([.$B19])&amp;&quot;&quot;&quot;/&gt;&quot;&amp;REPT(&quot; &quot;;20-LEN([.$B19]))&amp;&quot;&lt;Set PrereqTech=&quot;&quot;TECH_&quot;&amp;UPPER([.$C19])&amp;&quot;&quot;&quot;/&gt;&lt;/Update&gt;&quot;)" office:value-type="string" office:string-value="&lt;Update&gt;&lt;Where Type=&quot;BUILD_REMOVE_MARSH&quot;/&gt;        &lt;Set PrereqTech=&quot;TECH_BRONZE_WORKING&quot;/&gt;&lt;/Update&gt;" calcext:value-type="string">
            <text:p>&lt;Update&gt;&lt;Where Type="BUILD_REMOVE_MARSH"/&gt; <text:s text:c="7"/>&lt;Set PrereqTech="TECH_BRONZE_WORKING"/&gt;&lt;/Update&gt;</text:p>
          </table:table-cell>
          <table:table-cell office:value-type="string" calcext:value-type="string">
            <text:p><text:s/></text:p>
          </table:table-cell>
          <table:table-cell table:formula="of:=&quot;UPDATE BuildFeatures SET PrereqTech = 'TECH_&quot;&amp;UPPER([.$C19])&amp;&quot;' WHERE FeatureType = 'FEATURE_&quot;&amp;UPPER([.$D19])&amp;&quot;';&quot;" office:value-type="string" office:string-value="UPDATE BuildFeatures SET PrereqTech = 'TECH_BRONZE_WORKING' WHERE FeatureType = 'FEATURE_MARSH';" calcext:value-type="string">
            <text:p>UPDATE BuildFeatures SET PrereqTech = 'TECH_BRONZE_WORKING' WHERE FeatureType = 'FEATURE_MARSH';</text:p>
          </table:table-cell>
          <table:table-cell table:number-columns-repeated="1013"/>
        </table:table-row>
        <table:table-row table:style-name="ro14">
          <table:table-cell/>
          <table:table-cell office:value-type="string" calcext:value-type="string">
            <text:p>Trading_Post</text:p>
          </table:table-cell>
          <table:table-cell office:value-type="string" calcext:value-type="string">
            <text:p>Trapping</text:p>
          </table:table-cell>
          <table:table-cell/>
          <table:table-cell office:value-type="string" calcext:value-type="string">
            <text:p>Trapping</text:p>
          </table:table-cell>
          <table:table-cell/>
          <table:table-cell table:style-name="ce199" table:number-columns-repeated="2"/>
          <table:table-cell table:style-name="ce201" table:formula="of:=IF([.B20]=0;&quot;&quot;;&quot;&lt;Update&gt;&lt;Where Type=&quot;&quot;&quot;&amp;[.$F$15]&amp;UPPER([.$B20])&amp;&quot;&quot;&quot;/&gt;&quot;&amp;REPT(&quot; &quot;;20-LEN([.$B20]))&amp;&quot;&lt;Set PrereqTech=&quot;&quot;TECH_&quot;&amp;UPPER([.$C20])&amp;&quot;&quot;&quot;/&gt;&lt;/Update&gt;&quot;)" office:value-type="string" office:string-value="&lt;Update&gt;&lt;Where Type=&quot;BUILD_TRADING_POST&quot;/&gt;        &lt;Set PrereqTech=&quot;TECH_TRAPPING&quot;/&gt;&lt;/Update&gt;" calcext:value-type="string">
            <text:p>&lt;Update&gt;&lt;Where Type="BUILD_TRADING_POST"/&gt; <text:s text:c="7"/>&lt;Set PrereqTech="TECH_TRAPPING"/&gt;&lt;/Update&gt;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4">
          <table:table-cell/>
          <table:table-cell office:value-type="string" calcext:value-type="string">
            <text:p>Road</text:p>
          </table:table-cell>
          <table:table-cell office:value-type="string" calcext:value-type="string">
            <text:p>Trapping</text:p>
          </table:table-cell>
          <table:table-cell/>
          <table:table-cell office:value-type="string" calcext:value-type="string">
            <text:p>The_Wheel</text:p>
          </table:table-cell>
          <table:table-cell/>
          <table:table-cell table:style-name="ce199" table:number-columns-repeated="2"/>
          <table:table-cell table:style-name="ce201" table:formula="of:=IF([.B21]=0;&quot;&quot;;&quot;&lt;Update&gt;&lt;Where Type=&quot;&quot;&quot;&amp;[.$F$15]&amp;UPPER([.$B21])&amp;&quot;&quot;&quot;/&gt;&quot;&amp;REPT(&quot; &quot;;20-LEN([.$B21]))&amp;&quot;&lt;Set PrereqTech=&quot;&quot;TECH_&quot;&amp;UPPER([.$C21])&amp;&quot;&quot;&quot;/&gt;&lt;/Update&gt;&quot;)" office:value-type="string" office:string-value="&lt;Update&gt;&lt;Where Type=&quot;BUILD_ROAD&quot;/&gt;                &lt;Set PrereqTech=&quot;TECH_TRAPPING&quot;/&gt;&lt;/Update&gt;" calcext:value-type="string">
            <text:p>&lt;Update&gt;&lt;Where Type="BUILD_ROAD"/&gt; <text:s text:c="15"/>&lt;Set PrereqTech="TECH_TRAPPING"/&gt;&lt;/Update&gt;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4">
          <table:table-cell/>
          <table:table-cell office:value-type="string" calcext:value-type="string">
            <text:p>Lumbermill</text:p>
          </table:table-cell>
          <table:table-cell office:value-type="string" calcext:value-type="string">
            <text:p>Iron_Working</text:p>
          </table:table-cell>
          <table:table-cell/>
          <table:table-cell office:value-type="string" calcext:value-type="string">
            <text:p>Construction</text:p>
          </table:table-cell>
          <table:table-cell/>
          <table:table-cell table:style-name="ce199" table:number-columns-repeated="2"/>
          <table:table-cell table:style-name="ce201" table:formula="of:=IF([.B22]=0;&quot;&quot;;&quot;&lt;Update&gt;&lt;Where Type=&quot;&quot;&quot;&amp;[.$F$15]&amp;UPPER([.$B22])&amp;&quot;&quot;&quot;/&gt;&quot;&amp;REPT(&quot; &quot;;20-LEN([.$B22]))&amp;&quot;&lt;Set PrereqTech=&quot;&quot;TECH_&quot;&amp;UPPER([.$C22])&amp;&quot;&quot;&quot;/&gt;&lt;/Update&gt;&quot;)" office:value-type="string" office:string-value="&lt;Update&gt;&lt;Where Type=&quot;BUILD_LUMBERMILL&quot;/&gt;          &lt;Set PrereqTech=&quot;TECH_IRON_WORKING&quot;/&gt;&lt;/Update&gt;" calcext:value-type="string">
            <text:p>&lt;Update&gt;&lt;Where Type="BUILD_LUMBERMILL"/&gt; <text:s text:c="9"/>&lt;Set PrereqTech="TECH_IRON_WORKING"/&gt;&lt;/Update&gt;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4">
          <table:table-cell/>
          <table:table-cell office:value-type="string" calcext:value-type="string">
            <text:p>Well</text:p>
          </table:table-cell>
          <table:table-cell office:value-type="string" calcext:value-type="string">
            <text:p>Dynamite</text:p>
          </table:table-cell>
          <table:table-cell/>
          <table:table-cell office:value-type="string" calcext:value-type="string">
            <text:p>Biology</text:p>
          </table:table-cell>
          <table:table-cell/>
          <table:table-cell table:style-name="ce199" table:number-columns-repeated="2"/>
          <table:table-cell table:style-name="ce201" table:formula="of:=IF([.B23]=0;&quot;&quot;;&quot;&lt;Update&gt;&lt;Where Type=&quot;&quot;&quot;&amp;[.$F$15]&amp;UPPER([.$B23])&amp;&quot;&quot;&quot;/&gt;&quot;&amp;REPT(&quot; &quot;;20-LEN([.$B23]))&amp;&quot;&lt;Set PrereqTech=&quot;&quot;TECH_&quot;&amp;UPPER([.$C23])&amp;&quot;&quot;&quot;/&gt;&lt;/Update&gt;&quot;)" office:value-type="string" office:string-value="&lt;Update&gt;&lt;Where Type=&quot;BUILD_WELL&quot;/&gt;                &lt;Set PrereqTech=&quot;TECH_DYNAMITE&quot;/&gt;&lt;/Update&gt;" calcext:value-type="string">
            <text:p>&lt;Update&gt;&lt;Where Type="BUILD_WELL"/&gt; <text:s text:c="15"/>&lt;Set PrereqTech="TECH_DYNAMITE"/&gt;&lt;/Update&gt;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4">
          <table:table-cell/>
          <table:table-cell office:value-type="string" calcext:value-type="string">
            <text:p>Offshore_Platform</text:p>
          </table:table-cell>
          <table:table-cell office:value-type="string" calcext:value-type="string">
            <text:p>Dynamite</text:p>
          </table:table-cell>
          <table:table-cell/>
          <table:table-cell office:value-type="string" calcext:value-type="string">
            <text:p>Refrigeration</text:p>
          </table:table-cell>
          <table:table-cell/>
          <table:table-cell table:style-name="ce199" table:number-columns-repeated="2"/>
          <table:table-cell table:style-name="ce201" table:formula="of:=IF([.B24]=0;&quot;&quot;;&quot;&lt;Update&gt;&lt;Where Type=&quot;&quot;&quot;&amp;[.$F$15]&amp;UPPER([.$B24])&amp;&quot;&quot;&quot;/&gt;&quot;&amp;REPT(&quot; &quot;;20-LEN([.$B24]))&amp;&quot;&lt;Set PrereqTech=&quot;&quot;TECH_&quot;&amp;UPPER([.$C24])&amp;&quot;&quot;&quot;/&gt;&lt;/Update&gt;&quot;)" office:value-type="string" office:string-value="&lt;Update&gt;&lt;Where Type=&quot;BUILD_OFFSHORE_PLATFORM&quot;/&gt;   &lt;Set PrereqTech=&quot;TECH_DYNAMITE&quot;/&gt;&lt;/Update&gt;" calcext:value-type="string">
            <text:p>&lt;Update&gt;&lt;Where Type="BUILD_OFFSHORE_PLATFORM"/&gt; <text:s text:c="2"/>&lt;Set PrereqTech="TECH_DYNAMITE"/&gt;&lt;/Update&gt;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4">
          <table:table-cell/>
          <table:table-cell office:value-type="string" calcext:value-type="string">
            <text:p>Terrace_Farm</text:p>
          </table:table-cell>
          <table:table-cell office:value-type="string" calcext:value-type="string">
            <text:p>Engineering</text:p>
          </table:table-cell>
          <table:table-cell/>
          <table:table-cell office:value-type="string" calcext:value-type="string">
            <text:p>Construction</text:p>
          </table:table-cell>
          <table:table-cell/>
          <table:table-cell table:style-name="ce199" table:number-columns-repeated="2"/>
          <table:table-cell table:style-name="ce201" table:formula="of:=IF([.B25]=0;&quot;&quot;;&quot;&lt;Update&gt;&lt;Where Type=&quot;&quot;&quot;&amp;[.$F$15]&amp;UPPER([.$B25])&amp;&quot;&quot;&quot;/&gt;&quot;&amp;REPT(&quot; &quot;;20-LEN([.$B25]))&amp;&quot;&lt;Set PrereqTech=&quot;&quot;TECH_&quot;&amp;UPPER([.$C25])&amp;&quot;&quot;&quot;/&gt;&lt;/Update&gt;&quot;)" office:value-type="string" office:string-value="&lt;Update&gt;&lt;Where Type=&quot;BUILD_TERRACE_FARM&quot;/&gt;        &lt;Set PrereqTech=&quot;TECH_ENGINEERING&quot;/&gt;&lt;/Update&gt;" calcext:value-type="string">
            <text:p>&lt;Update&gt;&lt;Where Type="BUILD_TERRACE_FARM"/&gt; <text:s text:c="7"/>&lt;Set PrereqTech="TECH_ENGINEERING"/&gt;&lt;/Update&gt;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4">
          <table:table-cell/>
          <table:table-cell office:value-type="string" calcext:value-type="string">
            <text:p>Fort</text:p>
          </table:table-cell>
          <table:table-cell office:value-type="string" calcext:value-type="string">
            <text:p>Masonry</text:p>
          </table:table-cell>
          <table:table-cell/>
          <table:table-cell office:value-type="string" calcext:value-type="string">
            <text:p>Engineering</text:p>
          </table:table-cell>
          <table:table-cell/>
          <table:table-cell table:style-name="ce199" table:number-columns-repeated="2"/>
          <table:table-cell table:style-name="ce201" table:formula="of:=IF([.B26]=0;&quot;&quot;;&quot;&lt;Update&gt;&lt;Where Type=&quot;&quot;&quot;&amp;[.$F$15]&amp;UPPER([.$B26])&amp;&quot;&quot;&quot;/&gt;&quot;&amp;REPT(&quot; &quot;;20-LEN([.$B26]))&amp;&quot;&lt;Set PrereqTech=&quot;&quot;TECH_&quot;&amp;UPPER([.$C26])&amp;&quot;&quot;&quot;/&gt;&lt;/Update&gt;&quot;)" office:value-type="string" office:string-value="&lt;Update&gt;&lt;Where Type=&quot;BUILD_FORT&quot;/&gt;                &lt;Set PrereqTech=&quot;TECH_MASONRY&quot;/&gt;&lt;/Update&gt;" calcext:value-type="string">
            <text:p>&lt;Update&gt;&lt;Where Type="BUILD_FORT"/&gt; <text:s text:c="15"/>&lt;Set PrereqTech="TECH_MASONRY"/&gt;&lt;/Update&gt;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4">
          <table:table-cell/>
          <table:table-cell office:value-type="string" calcext:value-type="string">
            <text:p>Brazilwood_Camp</text:p>
          </table:table-cell>
          <table:table-cell office:value-type="string" calcext:value-type="string">
            <text:p>Iron_Working</text:p>
          </table:table-cell>
          <table:table-cell/>
          <table:table-cell office:value-type="string" calcext:value-type="string">
            <text:p>Guilds</text:p>
          </table:table-cell>
          <table:table-cell/>
          <table:table-cell table:style-name="ce199" table:number-columns-repeated="2"/>
          <table:table-cell table:style-name="ce201" table:formula="of:=IF([.B27]=0;&quot;&quot;;&quot;&lt;Update&gt;&lt;Where Type=&quot;&quot;&quot;&amp;[.$F$15]&amp;UPPER([.$B27])&amp;&quot;&quot;&quot;/&gt;&quot;&amp;REPT(&quot; &quot;;20-LEN([.$B27]))&amp;&quot;&lt;Set PrereqTech=&quot;&quot;TECH_&quot;&amp;UPPER([.$C27])&amp;&quot;&quot;&quot;/&gt;&lt;/Update&gt;&quot;)" office:value-type="string" office:string-value="&lt;Update&gt;&lt;Where Type=&quot;BUILD_BRAZILWOOD_CAMP&quot;/&gt;     &lt;Set PrereqTech=&quot;TECH_IRON_WORKING&quot;/&gt;&lt;/Update&gt;" calcext:value-type="string">
            <text:p>&lt;Update&gt;&lt;Where Type="BUILD_BRAZILWOOD_CAMP"/&gt; <text:s text:c="4"/>&lt;Set PrereqTech="TECH_IRON_WORKING"/&gt;&lt;/Update&gt;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4">
          <table:table-cell/>
          <table:table-cell office:value-type="string" calcext:value-type="string">
            <text:p>Polder</text:p>
          </table:table-cell>
          <table:table-cell office:value-type="string" calcext:value-type="string">
            <text:p>Civil_Service</text:p>
          </table:table-cell>
          <table:table-cell/>
          <table:table-cell office:value-type="string" calcext:value-type="string">
            <text:p>Guilds</text:p>
          </table:table-cell>
          <table:table-cell/>
          <table:table-cell table:style-name="ce199" table:number-columns-repeated="2"/>
          <table:table-cell table:style-name="ce201" table:formula="of:=IF([.B28]=0;&quot;&quot;;&quot;&lt;Update&gt;&lt;Where Type=&quot;&quot;&quot;&amp;[.$F$15]&amp;UPPER([.$B28])&amp;&quot;&quot;&quot;/&gt;&quot;&amp;REPT(&quot; &quot;;20-LEN([.$B28]))&amp;&quot;&lt;Set PrereqTech=&quot;&quot;TECH_&quot;&amp;UPPER([.$C28])&amp;&quot;&quot;&quot;/&gt;&lt;/Update&gt;&quot;)" office:value-type="string" office:string-value="&lt;Update&gt;&lt;Where Type=&quot;BUILD_POLDER&quot;/&gt;              &lt;Set PrereqTech=&quot;TECH_CIVIL_SERVICE&quot;/&gt;&lt;/Update&gt;" calcext:value-type="string">
            <text:p>&lt;Update&gt;&lt;Where Type="BUILD_POLDER"/&gt; <text:s text:c="13"/>&lt;Set PrereqTech="TECH_CIVIL_SERVICE"/&gt;&lt;/Update&gt;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4">
          <table:table-cell table:number-columns-repeated="6"/>
          <table:table-cell table:style-name="ce199" table:number-columns-repeated="2"/>
          <table:table-cell table:style-name="ce201" table:formula="of:=IF([.B29]=0;&quot;&quot;;&quot;&lt;Update&gt;&lt;Where Type=&quot;&quot;&quot;&amp;[.$F$15]&amp;UPPER([.$B29])&amp;&quot;&quot;&quot;/&gt;&quot;&amp;REPT(&quot; &quot;;20-LEN([.$B29]))&amp;&quot;&lt;Set PrereqTech=&quot;&quot;TECH_&quot;&amp;UPPER([.$C29])&amp;&quot;&quot;&quot;/&gt;&lt;/Update&gt;&quot;)">
            <text:p/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4">
          <table:table-cell table:number-columns-repeated="6"/>
          <table:table-cell table:style-name="ce199" table:number-columns-repeated="2"/>
          <table:table-cell table:style-name="ce201" table:formula="of:=IF([.B30]=0;&quot;&quot;;&quot;&lt;Update&gt;&lt;Where Type=&quot;&quot;&quot;&amp;[.$F$15]&amp;UPPER([.$B30])&amp;&quot;&quot;&quot;/&gt;&quot;&amp;REPT(&quot; &quot;;20-LEN([.$B30]))&amp;&quot;&lt;Set PrereqTech=&quot;&quot;TECH_&quot;&amp;UPPER([.$C30])&amp;&quot;&quot;&quot;/&gt;&lt;/Update&gt;&quot;)">
            <text:p/>
          </table:table-cell>
          <table:table-cell table:number-columns-repeated="1015"/>
        </table:table-row>
        <table:table-row table:style-name="ro14">
          <table:table-cell table:style-name="ce29" table:number-columns-repeated="6"/>
          <table:table-cell table:style-name="ce198"/>
          <table:table-cell table:style-name="ce200" office:value-type="string" calcext:value-type="string" table:number-columns-spanned="2" table:number-rows-spanned="1">
            <text:p>&lt;/<text:span text:style-name="T1">Builds</text:span><text:span text:style-name="T2">&gt;</text:span></text:p>
          </table:table-cell>
          <table:covered-table-cell table:style-name="ce200"/>
          <table:table-cell table:style-name="ce29" table:number-columns-repeated="1015"/>
        </table:table-row>
        <table:table-row table:style-name="ro14">
          <table:table-cell table:style-name="ce29" table:number-columns-repeated="5"/>
          <table:table-cell table:style-name="ce29" office:value-type="string" calcext:value-type="string">
            <text:p>BUILDINGCLASS_</text:p>
          </table:table-cell>
          <table:table-cell table:style-name="ce198"/>
          <table:table-cell table:style-name="ce200" office:value-type="string" calcext:value-type="string" table:number-columns-spanned="2" table:number-rows-spanned="1">
            <text:p>&lt;<text:span text:style-name="T1">Buildings</text:span><text:span text:style-name="T2">&gt;</text:span></text:p>
          </table:table-cell>
          <table:covered-table-cell table:style-name="ce200"/>
          <table:table-cell table:style-name="ce29" table:number-columns-repeated="1015"/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Combustion</text:p>
          </table:table-cell>
          <table:table-cell/>
          <table:table-cell office:value-type="string" calcext:value-type="string">
            <text:p>Electronics</text:p>
          </table:table-cell>
          <table:table-cell/>
          <table:table-cell table:style-name="ce199" table:number-columns-repeated="2"/>
          <table:table-cell table:style-name="ce201" table:formula="of:=IF([.B33]=0;&quot;&quot;;&quot;&lt;Update&gt;&lt;Where BuildingClass=&quot;&quot;&quot;&amp;[.$F$32]&amp;UPPER([.$B33])&amp;&quot;&quot;&quot;/&gt;&quot;&amp;REPT(&quot; &quot;;25-LEN([.$B33]))&amp;&quot;&lt;Set PrereqTech=&quot;&quot;TECH_&quot;&amp;UPPER([.$C33])&amp;&quot;&quot;&quot;/&gt;&lt;/Update&gt;&quot;)" office:value-type="string" office:string-value="&lt;Update&gt;&lt;Where BuildingClass=&quot;BUILDINGCLASS_AIRPORT&quot;/&gt;                  &lt;Set PrereqTech=&quot;TECH_COMBUSTION&quot;/&gt;&lt;/Update&gt;" calcext:value-type="string">
            <text:p>&lt;Update&gt;&lt;Where BuildingClass="BUILDINGCLASS_AIRPORT"/&gt; <text:s text:c="17"/>&lt;Set PrereqTech="TECH_COMBUSTION"/&gt;&lt;/Update&gt;</text:p>
          </table:table-cell>
          <table:table-cell table:number-columns-repeated="1015"/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string" calcext:value-type="string">
            <text:p>Aqueduct</text:p>
          </table:table-cell>
          <table:table-cell office:value-type="string" calcext:value-type="string">
            <text:p>Engineering</text:p>
          </table:table-cell>
          <table:table-cell/>
          <table:table-cell office:value-type="string" calcext:value-type="string">
            <text:p>Engineering</text:p>
          </table:table-cell>
          <table:table-cell/>
          <table:table-cell table:style-name="ce199" table:number-columns-repeated="2"/>
          <table:table-cell table:style-name="ce201" table:formula="of:=IF([.B34]=0;&quot;&quot;;&quot;&lt;Update&gt;&lt;Where BuildingClass=&quot;&quot;&quot;&amp;[.$F$32]&amp;UPPER([.$B34])&amp;&quot;&quot;&quot;/&gt;&quot;&amp;REPT(&quot; &quot;;25-LEN([.$B34]))&amp;&quot;&lt;Set PrereqTech=&quot;&quot;TECH_&quot;&amp;UPPER([.$C34])&amp;&quot;&quot;&quot;/&gt;&lt;/Update&gt;&quot;)" office:value-type="string" office:string-value="&lt;Update&gt;&lt;Where BuildingClass=&quot;BUILDINGCLASS_AQUEDUCT&quot;/&gt;                 &lt;Set PrereqTech=&quot;TECH_ENGINEERING&quot;/&gt;&lt;/Update&gt;" calcext:value-type="string">
            <text:p>&lt;Update&gt;&lt;Where BuildingClass="BUILDINGCLASS_AQUEDUCT"/&gt; <text:s text:c="16"/>&lt;Set PrereqTech="TECH_ENGINEERING"/&gt;&lt;/Update&gt;</text:p>
          </table:table-cell>
          <table:table-cell table:number-columns-repeated="1015"/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string" calcext:value-type="string">
            <text:p>Armory</text:p>
          </table:table-cell>
          <table:table-cell office:value-type="string" calcext:value-type="string">
            <text:p>Machinery</text:p>
          </table:table-cell>
          <table:table-cell/>
          <table:table-cell office:value-type="string" calcext:value-type="string">
            <text:p>Steel</text:p>
          </table:table-cell>
          <table:table-cell/>
          <table:table-cell table:style-name="ce199" table:number-columns-repeated="2"/>
          <table:table-cell table:style-name="ce201" table:formula="of:=IF([.B35]=0;&quot;&quot;;&quot;&lt;Update&gt;&lt;Where BuildingClass=&quot;&quot;&quot;&amp;[.$F$32]&amp;UPPER([.$B35])&amp;&quot;&quot;&quot;/&gt;&quot;&amp;REPT(&quot; &quot;;25-LEN([.$B35]))&amp;&quot;&lt;Set PrereqTech=&quot;&quot;TECH_&quot;&amp;UPPER([.$C35])&amp;&quot;&quot;&quot;/&gt;&lt;/Update&gt;&quot;)" office:value-type="string" office:string-value="&lt;Update&gt;&lt;Where BuildingClass=&quot;BUILDINGCLASS_ARMORY&quot;/&gt;                   &lt;Set PrereqTech=&quot;TECH_MACHINERY&quot;/&gt;&lt;/Update&gt;" calcext:value-type="string">
            <text:p>&lt;Update&gt;&lt;Where BuildingClass="BUILDINGCLASS_ARMORY"/&gt; <text:s text:c="18"/>&lt;Set PrereqTech="TECH_MACHINERY"/&gt;&lt;/Update&gt;</text:p>
          </table:table-cell>
          <table:table-cell table:number-columns-repeated="1015"/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string" calcext:value-type="string">
            <text:p>Barracks</text:p>
          </table:table-cell>
          <table:table-cell office:value-type="string" calcext:value-type="string">
            <text:p>Mining</text:p>
          </table:table-cell>
          <table:table-cell/>
          <table:table-cell office:value-type="string" calcext:value-type="string">
            <text:p>Bronze_Working</text:p>
          </table:table-cell>
          <table:table-cell/>
          <table:table-cell table:style-name="ce199" table:number-columns-repeated="2"/>
          <table:table-cell table:style-name="ce201" table:formula="of:=IF([.B36]=0;&quot;&quot;;&quot;&lt;Update&gt;&lt;Where BuildingClass=&quot;&quot;&quot;&amp;[.$F$32]&amp;UPPER([.$B36])&amp;&quot;&quot;&quot;/&gt;&quot;&amp;REPT(&quot; &quot;;25-LEN([.$B36]))&amp;&quot;&lt;Set PrereqTech=&quot;&quot;TECH_&quot;&amp;UPPER([.$C36])&amp;&quot;&quot;&quot;/&gt;&lt;/Update&gt;&quot;)" office:value-type="string" office:string-value="&lt;Update&gt;&lt;Where BuildingClass=&quot;BUILDINGCLASS_BARRACKS&quot;/&gt;                 &lt;Set PrereqTech=&quot;TECH_MINING&quot;/&gt;&lt;/Update&gt;" calcext:value-type="string">
            <text:p>&lt;Update&gt;&lt;Where BuildingClass="BUILDINGCLASS_BARRACKS"/&gt; <text:s text:c="16"/>&lt;Set PrereqTech="TECH_MINING"/&gt;&lt;/Update&gt;</text:p>
          </table:table-cell>
          <table:table-cell table:number-columns-repeated="1015"/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string" calcext:value-type="string">
            <text:p>Constable</text:p>
          </table:table-cell>
          <table:table-cell office:value-type="string" calcext:value-type="string">
            <text:p>Acoustics</text:p>
          </table:table-cell>
          <table:table-cell/>
          <table:table-cell office:value-type="string" calcext:value-type="string">
            <text:p>Banking</text:p>
          </table:table-cell>
          <table:table-cell/>
          <table:table-cell table:style-name="ce199" table:number-columns-repeated="2"/>
          <table:table-cell table:style-name="ce201" table:formula="of:=IF([.B37]=0;&quot;&quot;;&quot;&lt;Update&gt;&lt;Where BuildingClass=&quot;&quot;&quot;&amp;[.$F$32]&amp;UPPER([.$B37])&amp;&quot;&quot;&quot;/&gt;&quot;&amp;REPT(&quot; &quot;;25-LEN([.$B37]))&amp;&quot;&lt;Set PrereqTech=&quot;&quot;TECH_&quot;&amp;UPPER([.$C37])&amp;&quot;&quot;&quot;/&gt;&lt;/Update&gt;&quot;)" office:value-type="string" office:string-value="&lt;Update&gt;&lt;Where BuildingClass=&quot;BUILDINGCLASS_CONSTABLE&quot;/&gt;                &lt;Set PrereqTech=&quot;TECH_ACOUSTICS&quot;/&gt;&lt;/Update&gt;" calcext:value-type="string">
            <text:p>&lt;Update&gt;&lt;Where BuildingClass="BUILDINGCLASS_CONSTABLE"/&gt; <text:s text:c="15"/>&lt;Set PrereqTech="TECH_ACOUSTICS"/&gt;&lt;/Update&gt;</text:p>
          </table:table-cell>
          <table:table-cell table:number-columns-repeated="1015"/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string" calcext:value-type="string">
            <text:p>Circus</text:p>
          </table:table-cell>
          <table:table-cell office:value-type="string" calcext:value-type="string">
            <text:p>Horseback_Riding</text:p>
          </table:table-cell>
          <table:table-cell/>
          <table:table-cell office:value-type="string" calcext:value-type="string">
            <text:p>Trade</text:p>
          </table:table-cell>
          <table:table-cell/>
          <table:table-cell table:style-name="ce199" table:number-columns-repeated="2"/>
          <table:table-cell table:style-name="ce201" table:formula="of:=IF([.B38]=0;&quot;&quot;;&quot;&lt;Update&gt;&lt;Where BuildingClass=&quot;&quot;&quot;&amp;[.$F$32]&amp;UPPER([.$B38])&amp;&quot;&quot;&quot;/&gt;&quot;&amp;REPT(&quot; &quot;;25-LEN([.$B38]))&amp;&quot;&lt;Set PrereqTech=&quot;&quot;TECH_&quot;&amp;UPPER([.$C38])&amp;&quot;&quot;&quot;/&gt;&lt;/Update&gt;&quot;)" office:value-type="string" office:string-value="&lt;Update&gt;&lt;Where BuildingClass=&quot;BUILDINGCLASS_CIRCUS&quot;/&gt;                   &lt;Set PrereqTech=&quot;TECH_HORSEBACK_RIDING&quot;/&gt;&lt;/Update&gt;" calcext:value-type="string">
            <text:p>&lt;Update&gt;&lt;Where BuildingClass="BUILDINGCLASS_CIRCUS"/&gt; <text:s text:c="18"/>&lt;Set PrereqTech="TECH_HORSEBACK_RIDING"/&gt;&lt;/Update&gt;</text:p>
          </table:table-cell>
          <table:table-cell table:number-columns-repeated="1015"/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Industrialization</text:p>
          </table:table-cell>
          <table:table-cell/>
          <table:table-cell office:value-type="string" calcext:value-type="string">
            <text:p>Steam_Power</text:p>
          </table:table-cell>
          <table:table-cell/>
          <table:table-cell table:style-name="ce199" table:number-columns-repeated="2"/>
          <table:table-cell table:style-name="ce201" table:formula="of:=IF([.B39]=0;&quot;&quot;;&quot;&lt;Update&gt;&lt;Where BuildingClass=&quot;&quot;&quot;&amp;[.$F$32]&amp;UPPER([.$B39])&amp;&quot;&quot;&quot;/&gt;&quot;&amp;REPT(&quot; &quot;;25-LEN([.$B39]))&amp;&quot;&lt;Set PrereqTech=&quot;&quot;TECH_&quot;&amp;UPPER([.$C39])&amp;&quot;&quot;&quot;/&gt;&lt;/Update&gt;&quot;)" office:value-type="string" office:string-value="&lt;Update&gt;&lt;Where BuildingClass=&quot;BUILDINGCLASS_FACTORY&quot;/&gt;                  &lt;Set PrereqTech=&quot;TECH_INDUSTRIALIZATION&quot;/&gt;&lt;/Update&gt;" calcext:value-type="string">
            <text:p>&lt;Update&gt;&lt;Where BuildingClass="BUILDINGCLASS_FACTORY"/&gt; <text:s text:c="17"/>&lt;Set PrereqTech="TECH_INDUSTRIALIZATION"/&gt;&lt;/Update&gt;</text:p>
          </table:table-cell>
          <table:table-cell table:number-columns-repeated="1015"/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string" calcext:value-type="string">
            <text:p>Caravansary</text:p>
          </table:table-cell>
          <table:table-cell office:value-type="string" calcext:value-type="string">
            <text:p>Trapping</text:p>
          </table:table-cell>
          <table:table-cell/>
          <table:table-cell office:value-type="string" calcext:value-type="string">
            <text:p>Horseback_Riding</text:p>
          </table:table-cell>
          <table:table-cell/>
          <table:table-cell table:style-name="ce199" table:number-columns-repeated="2"/>
          <table:table-cell table:style-name="ce201" table:formula="of:=IF([.B40]=0;&quot;&quot;;&quot;&lt;Update&gt;&lt;Where BuildingClass=&quot;&quot;&quot;&amp;[.$F$32]&amp;UPPER([.$B40])&amp;&quot;&quot;&quot;/&gt;&quot;&amp;REPT(&quot; &quot;;25-LEN([.$B40]))&amp;&quot;&lt;Set PrereqTech=&quot;&quot;TECH_&quot;&amp;UPPER([.$C40])&amp;&quot;&quot;&quot;/&gt;&lt;/Update&gt;&quot;)" office:value-type="string" office:string-value="&lt;Update&gt;&lt;Where BuildingClass=&quot;BUILDINGCLASS_CARAVANSARY&quot;/&gt;              &lt;Set PrereqTech=&quot;TECH_TRAPPING&quot;/&gt;&lt;/Update&gt;" calcext:value-type="string">
            <text:p>&lt;Update&gt;&lt;Where BuildingClass="BUILDINGCLASS_CARAVANSARY"/&gt; <text:s text:c="13"/>&lt;Set PrereqTech="TECH_TRAPPING"/&gt;&lt;/Update&gt;</text:p>
          </table:table-cell>
          <table:table-cell table:number-columns-repeated="1015"/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string" calcext:value-type="string">
            <text:p>Lighthouse</text:p>
          </table:table-cell>
          <table:table-cell office:value-type="string" calcext:value-type="string">
            <text:p>Sailing</text:p>
          </table:table-cell>
          <table:table-cell/>
          <table:table-cell office:value-type="string" calcext:value-type="string">
            <text:p>Optics</text:p>
          </table:table-cell>
          <table:table-cell/>
          <table:table-cell table:style-name="ce199" table:number-columns-repeated="2"/>
          <table:table-cell table:style-name="ce201" table:formula="of:=IF([.B41]=0;&quot;&quot;;&quot;&lt;Update&gt;&lt;Where BuildingClass=&quot;&quot;&quot;&amp;[.$F$32]&amp;UPPER([.$B41])&amp;&quot;&quot;&quot;/&gt;&quot;&amp;REPT(&quot; &quot;;25-LEN([.$B41]))&amp;&quot;&lt;Set PrereqTech=&quot;&quot;TECH_&quot;&amp;UPPER([.$C41])&amp;&quot;&quot;&quot;/&gt;&lt;/Update&gt;&quot;)" office:value-type="string" office:string-value="&lt;Update&gt;&lt;Where BuildingClass=&quot;BUILDINGCLASS_LIGHTHOUSE&quot;/&gt;               &lt;Set PrereqTech=&quot;TECH_SAILING&quot;/&gt;&lt;/Update&gt;" calcext:value-type="string">
            <text:p>&lt;Update&gt;&lt;Where BuildingClass="BUILDINGCLASS_LIGHTHOUSE"/&gt; <text:s text:c="14"/>&lt;Set PrereqTech="TECH_SAILING"/&gt;&lt;/Update&gt;</text:p>
          </table:table-cell>
          <table:table-cell table:number-columns-repeated="1015"/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Currency</text:p>
          </table:table-cell>
          <table:table-cell/>
          <table:table-cell table:style-name="ce199" table:number-columns-repeated="2"/>
          <table:table-cell table:style-name="ce201" table:formula="of:=IF([.B42]=0;&quot;&quot;;&quot;&lt;Update&gt;&lt;Where BuildingClass=&quot;&quot;&quot;&amp;[.$F$32]&amp;UPPER([.$B42])&amp;&quot;&quot;&quot;/&gt;&quot;&amp;REPT(&quot; &quot;;25-LEN([.$B42]))&amp;&quot;&lt;Set PrereqTech=&quot;&quot;TECH_&quot;&amp;UPPER([.$C42])&amp;&quot;&quot;&quot;/&gt;&lt;/Update&gt;&quot;)" office:value-type="string" office:string-value="&lt;Update&gt;&lt;Where BuildingClass=&quot;BUILDINGCLASS_MARKET&quot;/&gt;                   &lt;Set PrereqTech=&quot;TECH_CURRENCY&quot;/&gt;&lt;/Update&gt;" calcext:value-type="string">
            <text:p>&lt;Update&gt;&lt;Where BuildingClass="BUILDINGCLASS_MARKET"/&gt; <text:s text:c="18"/>&lt;Set PrereqTech="TECH_CURRENCY"/&gt;&lt;/Update&gt;</text:p>
          </table:table-cell>
          <table:table-cell table:number-columns-repeated="1015"/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string" calcext:value-type="string">
            <text:p>Medical_Lab</text:p>
          </table:table-cell>
          <table:table-cell office:value-type="string" calcext:value-type="string">
            <text:p>Ecology</text:p>
          </table:table-cell>
          <table:table-cell/>
          <table:table-cell office:value-type="string" calcext:value-type="string">
            <text:p>Penicilin</text:p>
          </table:table-cell>
          <table:table-cell/>
          <table:table-cell table:style-name="ce199" table:number-columns-repeated="2"/>
          <table:table-cell table:style-name="ce201" table:formula="of:=IF([.B43]=0;&quot;&quot;;&quot;&lt;Update&gt;&lt;Where BuildingClass=&quot;&quot;&quot;&amp;[.$F$32]&amp;UPPER([.$B43])&amp;&quot;&quot;&quot;/&gt;&quot;&amp;REPT(&quot; &quot;;25-LEN([.$B43]))&amp;&quot;&lt;Set PrereqTech=&quot;&quot;TECH_&quot;&amp;UPPER([.$C43])&amp;&quot;&quot;&quot;/&gt;&lt;/Update&gt;&quot;)" office:value-type="string" office:string-value="&lt;Update&gt;&lt;Where BuildingClass=&quot;BUILDINGCLASS_MEDICAL_LAB&quot;/&gt;              &lt;Set PrereqTech=&quot;TECH_ECOLOGY&quot;/&gt;&lt;/Update&gt;" calcext:value-type="string">
            <text:p>&lt;Update&gt;&lt;Where BuildingClass="BUILDINGCLASS_MEDICAL_LAB"/&gt; <text:s text:c="13"/>&lt;Set PrereqTech="TECH_ECOLOGY"/&gt;&lt;/Update&gt;</text:p>
          </table:table-cell>
          <table:table-cell table:number-columns-repeated="1015"/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string" calcext:value-type="string">
            <text:p>Military_Base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Replaceable_Parts</text:p>
          </table:table-cell>
          <table:table-cell/>
          <table:table-cell table:style-name="ce199" table:number-columns-repeated="2"/>
          <table:table-cell table:style-name="ce201" table:formula="of:=IF([.B44]=0;&quot;&quot;;&quot;&lt;Update&gt;&lt;Where BuildingClass=&quot;&quot;&quot;&amp;[.$F$32]&amp;UPPER([.$B44])&amp;&quot;&quot;&quot;/&gt;&quot;&amp;REPT(&quot; &quot;;25-LEN([.$B44]))&amp;&quot;&lt;Set PrereqTech=&quot;&quot;TECH_&quot;&amp;UPPER([.$C44])&amp;&quot;&quot;&quot;/&gt;&lt;/Update&gt;&quot;)" office:value-type="string" office:string-value="&lt;Update&gt;&lt;Where BuildingClass=&quot;BUILDINGCLASS_MILITARY_BASE&quot;/&gt;            &lt;Set PrereqTech=&quot;TECH_RADIO&quot;/&gt;&lt;/Update&gt;" calcext:value-type="string">
            <text:p>&lt;Update&gt;&lt;Where BuildingClass="BUILDINGCLASS_MILITARY_BASE"/&gt; <text:s text:c="11"/>&lt;Set PrereqTech="TECH_RADIO"/&gt;&lt;/Update&gt;</text:p>
          </table:table-cell>
          <table:table-cell table:number-columns-repeated="1015"/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string" calcext:value-type="string">
            <text:p>Opera_House</text:p>
          </table:table-cell>
          <table:table-cell office:value-type="string" calcext:value-type="string">
            <text:p>Architecture</text:p>
          </table:table-cell>
          <table:table-cell/>
          <table:table-cell office:value-type="string" calcext:value-type="string">
            <text:p>Acoustics</text:p>
          </table:table-cell>
          <table:table-cell/>
          <table:table-cell table:style-name="ce199" table:number-columns-repeated="2"/>
          <table:table-cell table:style-name="ce201" table:formula="of:=IF([.B45]=0;&quot;&quot;;&quot;&lt;Update&gt;&lt;Where BuildingClass=&quot;&quot;&quot;&amp;[.$F$32]&amp;UPPER([.$B45])&amp;&quot;&quot;&quot;/&gt;&quot;&amp;REPT(&quot; &quot;;25-LEN([.$B45]))&amp;&quot;&lt;Set PrereqTech=&quot;&quot;TECH_&quot;&amp;UPPER([.$C45])&amp;&quot;&quot;&quot;/&gt;&lt;/Update&gt;&quot;)" office:value-type="string" office:string-value="&lt;Update&gt;&lt;Where BuildingClass=&quot;BUILDINGCLASS_OPERA_HOUSE&quot;/&gt;              &lt;Set PrereqTech=&quot;TECH_ARCHITECTURE&quot;/&gt;&lt;/Update&gt;" calcext:value-type="string">
            <text:p>&lt;Update&gt;&lt;Where BuildingClass="BUILDINGCLASS_OPERA_HOUSE"/&gt; <text:s text:c="13"/>&lt;Set PrereqTech="TECH_ARCHITECTURE"/&gt;&lt;/Update&gt;</text:p>
          </table:table-cell>
          <table:table-cell table:number-columns-repeated="1015"/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Pottery</text:p>
          </table:table-cell>
          <table:table-cell/>
          <table:table-cell table:style-name="ce199" table:number-columns-repeated="2"/>
          <table:table-cell table:style-name="ce201" table:formula="of:=IF([.B46]=0;&quot;&quot;;&quot;&lt;Update&gt;&lt;Where BuildingClass=&quot;&quot;&quot;&amp;[.$F$32]&amp;UPPER([.$B46])&amp;&quot;&quot;&quot;/&gt;&quot;&amp;REPT(&quot; &quot;;25-LEN([.$B46]))&amp;&quot;&lt;Set PrereqTech=&quot;&quot;&quot;&amp;UPPER([.$C46])&amp;&quot;&quot;&quot;/&gt;&lt;/Update&gt;&quot;)" office:value-type="string" office:string-value="&lt;Update&gt;&lt;Where BuildingClass=&quot;BUILDINGCLASS_SHRINE&quot;/&gt;                   &lt;Set PrereqTech=&quot;NULL&quot;/&gt;&lt;/Update&gt;" calcext:value-type="string">
            <text:p>&lt;Update&gt;&lt;Where BuildingClass="BUILDINGCLASS_SHRINE"/&gt; <text:s text:c="18"/>&lt;Set PrereqTech="NULL"/&gt;&lt;/Update&gt;</text:p>
          </table:table-cell>
          <table:table-cell table:number-columns-repeated="1015"/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string" calcext:value-type="string">
            <text:p>Spaceship_Factory</text:p>
          </table:table-cell>
          <table:table-cell office:value-type="string" calcext:value-type="string">
            <text:p>Nuclear_Fission</text:p>
          </table:table-cell>
          <table:table-cell/>
          <table:table-cell office:value-type="string" calcext:value-type="string">
            <text:p>Robotics</text:p>
          </table:table-cell>
          <table:table-cell/>
          <table:table-cell table:style-name="ce199" table:number-columns-repeated="2"/>
          <table:table-cell table:style-name="ce201" table:formula="of:=IF([.B47]=0;&quot;&quot;;&quot;&lt;Update&gt;&lt;Where BuildingClass=&quot;&quot;&quot;&amp;[.$F$32]&amp;UPPER([.$B47])&amp;&quot;&quot;&quot;/&gt;&quot;&amp;REPT(&quot; &quot;;25-LEN([.$B47]))&amp;&quot;&lt;Set PrereqTech=&quot;&quot;TECH_&quot;&amp;UPPER([.$C47])&amp;&quot;&quot;&quot;/&gt;&lt;/Update&gt;&quot;)" office:value-type="string" office:string-value="&lt;Update&gt;&lt;Where BuildingClass=&quot;BUILDINGCLASS_SPACESHIP_FACTORY&quot;/&gt;        &lt;Set PrereqTech=&quot;TECH_NUCLEAR_FISSION&quot;/&gt;&lt;/Update&gt;" calcext:value-type="string">
            <text:p>&lt;Update&gt;&lt;Where BuildingClass="BUILDINGCLASS_SPACESHIP_FACTORY"/&gt; <text:s text:c="7"/>&lt;Set PrereqTech="TECH_NUCLEAR_FISSION"/&gt;&lt;/Update&gt;</text:p>
          </table:table-cell>
          <table:table-cell table:number-columns-repeated="1015"/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string" calcext:value-type="string">
            <text:p>Stoneworks</text:p>
          </table:table-cell>
          <table:table-cell office:value-type="string" calcext:value-type="string">
            <text:p>Masonry</text:p>
          </table:table-cell>
          <table:table-cell/>
          <table:table-cell office:value-type="string" calcext:value-type="string">
            <text:p>Calendar</text:p>
          </table:table-cell>
          <table:table-cell/>
          <table:table-cell table:style-name="ce199" table:number-columns-repeated="2"/>
          <table:table-cell table:style-name="ce201" table:formula="of:=IF([.B48]=0;&quot;&quot;;&quot;&lt;Update&gt;&lt;Where BuildingClass=&quot;&quot;&quot;&amp;[.$F$32]&amp;UPPER([.$B48])&amp;&quot;&quot;&quot;/&gt;&quot;&amp;REPT(&quot; &quot;;25-LEN([.$B48]))&amp;&quot;&lt;Set PrereqTech=&quot;&quot;TECH_&quot;&amp;UPPER([.$C48])&amp;&quot;&quot;&quot;/&gt;&lt;/Update&gt;&quot;)" office:value-type="string" office:string-value="&lt;Update&gt;&lt;Where BuildingClass=&quot;BUILDINGCLASS_STONEWORKS&quot;/&gt;               &lt;Set PrereqTech=&quot;TECH_MASONRY&quot;/&gt;&lt;/Update&gt;" calcext:value-type="string">
            <text:p>&lt;Update&gt;&lt;Where BuildingClass="BUILDINGCLASS_STONEWORKS"/&gt; <text:s text:c="14"/>&lt;Set PrereqTech="TECH_MASONRY"/&gt;&lt;/Update&gt;</text:p>
          </table:table-cell>
          <table:table-cell table:number-columns-repeated="1015"/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The_Wheel</text:p>
          </table:table-cell>
          <table:table-cell/>
          <table:table-cell office:value-type="string" calcext:value-type="string">
            <text:p>Horseback_Riding</text:p>
          </table:table-cell>
          <table:table-cell/>
          <table:table-cell table:style-name="ce199" table:number-columns-repeated="2"/>
          <table:table-cell table:style-name="ce201" table:formula="of:=IF([.B49]=0;&quot;&quot;;&quot;&lt;Update&gt;&lt;Where BuildingClass=&quot;&quot;&quot;&amp;[.$F$32]&amp;UPPER([.$B49])&amp;&quot;&quot;&quot;/&gt;&quot;&amp;REPT(&quot; &quot;;25-LEN([.$B49]))&amp;&quot;&lt;Set PrereqTech=&quot;&quot;TECH_&quot;&amp;UPPER([.$C49])&amp;&quot;&quot;&quot;/&gt;&lt;/Update&gt;&quot;)" office:value-type="string" office:string-value="&lt;Update&gt;&lt;Where BuildingClass=&quot;BUILDINGCLASS_STABLE&quot;/&gt;                   &lt;Set PrereqTech=&quot;TECH_THE_WHEEL&quot;/&gt;&lt;/Update&gt;" calcext:value-type="string">
            <text:p>&lt;Update&gt;&lt;Where BuildingClass="BUILDINGCLASS_STABLE"/&gt; <text:s text:c="18"/>&lt;Set PrereqTech="TECH_THE_WHEEL"/&gt;&lt;/Update&gt;</text:p>
          </table:table-cell>
          <table:table-cell table:number-columns-repeated="1015"/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string" calcext:value-type="string">
            <text:p>Stadium</text:p>
          </table:table-cell>
          <table:table-cell office:value-type="string" calcext:value-type="string">
            <text:p>Replaceable_Parts</text:p>
          </table:table-cell>
          <table:table-cell/>
          <table:table-cell office:value-type="string" calcext:value-type="string">
            <text:p>Refrigeration</text:p>
          </table:table-cell>
          <table:table-cell/>
          <table:table-cell table:style-name="ce199" table:number-columns-repeated="2"/>
          <table:table-cell table:style-name="ce201" table:formula="of:=IF([.B50]=0;&quot;&quot;;&quot;&lt;Update&gt;&lt;Where BuildingClass=&quot;&quot;&quot;&amp;[.$F$32]&amp;UPPER([.$B50])&amp;&quot;&quot;&quot;/&gt;&quot;&amp;REPT(&quot; &quot;;25-LEN([.$B50]))&amp;&quot;&lt;Set PrereqTech=&quot;&quot;TECH_&quot;&amp;UPPER([.$C50])&amp;&quot;&quot;&quot;/&gt;&lt;/Update&gt;&quot;)" office:value-type="string" office:string-value="&lt;Update&gt;&lt;Where BuildingClass=&quot;BUILDINGCLASS_STADIUM&quot;/&gt;                  &lt;Set PrereqTech=&quot;TECH_REPLACEABLE_PARTS&quot;/&gt;&lt;/Update&gt;" calcext:value-type="string">
            <text:p>&lt;Update&gt;&lt;Where BuildingClass="BUILDINGCLASS_STADIUM"/&gt; <text:s text:c="17"/>&lt;Set PrereqTech="TECH_REPLACEABLE_PARTS"/&gt;&lt;/Update&gt;</text:p>
          </table:table-cell>
          <table:table-cell table:number-columns-repeated="1015"/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string" calcext:value-type="string">
            <text:p>Stock_Exchange</text:p>
          </table:table-cell>
          <table:table-cell office:value-type="string" calcext:value-type="string">
            <text:p>Electronics</text:p>
          </table:table-cell>
          <table:table-cell/>
          <table:table-cell office:value-type="string" calcext:value-type="string">
            <text:p>Electricity</text:p>
          </table:table-cell>
          <table:table-cell/>
          <table:table-cell table:style-name="ce199" table:number-columns-repeated="2"/>
          <table:table-cell table:style-name="ce201" table:formula="of:=IF([.B51]=0;&quot;&quot;;&quot;&lt;Update&gt;&lt;Where BuildingClass=&quot;&quot;&quot;&amp;[.$F$32]&amp;UPPER([.$B51])&amp;&quot;&quot;&quot;/&gt;&quot;&amp;REPT(&quot; &quot;;25-LEN([.$B51]))&amp;&quot;&lt;Set PrereqTech=&quot;&quot;TECH_&quot;&amp;UPPER([.$C51])&amp;&quot;&quot;&quot;/&gt;&lt;/Update&gt;&quot;)" office:value-type="string" office:string-value="&lt;Update&gt;&lt;Where BuildingClass=&quot;BUILDINGCLASS_STOCK_EXCHANGE&quot;/&gt;           &lt;Set PrereqTech=&quot;TECH_ELECTRONICS&quot;/&gt;&lt;/Update&gt;" calcext:value-type="string">
            <text:p>&lt;Update&gt;&lt;Where BuildingClass="BUILDINGCLASS_STOCK_EXCHANGE"/&gt; <text:s text:c="10"/>&lt;Set PrereqTech="TECH_ELECTRONICS"/&gt;&lt;/Update&gt;</text:p>
          </table:table-cell>
          <table:table-cell table:number-columns-repeated="1015"/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string" calcext:value-type="string">
            <text:p>Stone_Works</text:p>
          </table:table-cell>
          <table:table-cell office:value-type="string" calcext:value-type="string">
            <text:p>Masonry</text:p>
          </table:table-cell>
          <table:table-cell/>
          <table:table-cell office:value-type="string" calcext:value-type="string">
            <text:p>Calendar</text:p>
          </table:table-cell>
          <table:table-cell/>
          <table:table-cell table:style-name="ce199" table:number-columns-repeated="2"/>
          <table:table-cell table:style-name="ce201" table:formula="of:=IF([.B52]=0;&quot;&quot;;&quot;&lt;Update&gt;&lt;Where BuildingClass=&quot;&quot;&quot;&amp;[.$F$32]&amp;UPPER([.$B52])&amp;&quot;&quot;&quot;/&gt;&quot;&amp;REPT(&quot; &quot;;25-LEN([.$B52]))&amp;&quot;&lt;Set PrereqTech=&quot;&quot;TECH_&quot;&amp;UPPER([.$C52])&amp;&quot;&quot;&quot;/&gt;&lt;/Update&gt;&quot;)" office:value-type="string" office:string-value="&lt;Update&gt;&lt;Where BuildingClass=&quot;BUILDINGCLASS_STONE_WORKS&quot;/&gt;              &lt;Set PrereqTech=&quot;TECH_MASONRY&quot;/&gt;&lt;/Update&gt;" calcext:value-type="string">
            <text:p>&lt;Update&gt;&lt;Where BuildingClass="BUILDINGCLASS_STONE_WORKS"/&gt; <text:s text:c="13"/>&lt;Set PrereqTech="TECH_MASONRY"/&gt;&lt;/Update&gt;</text:p>
          </table:table-cell>
          <table:table-cell table:number-columns-repeated="1015"/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Masonry</text:p>
          </table:table-cell>
          <table:table-cell/>
          <table:table-cell office:value-type="string" calcext:value-type="string">
            <text:p>Masonry</text:p>
          </table:table-cell>
          <table:table-cell/>
          <table:table-cell table:style-name="ce199" table:number-columns-repeated="2"/>
          <table:table-cell table:style-name="ce201" table:formula="of:=IF([.B53]=0;&quot;&quot;;&quot;&lt;Update&gt;&lt;Where BuildingClass=&quot;&quot;&quot;&amp;[.$F$32]&amp;UPPER([.$B53])&amp;&quot;&quot;&quot;/&gt;&quot;&amp;REPT(&quot; &quot;;25-LEN([.$B53]))&amp;&quot;&lt;Set PrereqTech=&quot;&quot;TECH_&quot;&amp;UPPER([.$C53])&amp;&quot;&quot;&quot;/&gt;&lt;/Update&gt;&quot;)" office:value-type="string" office:string-value="&lt;Update&gt;&lt;Where BuildingClass=&quot;BUILDINGCLASS_WALLS&quot;/&gt;                    &lt;Set PrereqTech=&quot;TECH_MASONRY&quot;/&gt;&lt;/Update&gt;" calcext:value-type="string">
            <text:p>&lt;Update&gt;&lt;Where BuildingClass="BUILDINGCLASS_WALLS"/&gt; <text:s text:c="19"/>&lt;Set PrereqTech="TECH_MASONRY"/&gt;&lt;/Update&gt;</text:p>
          </table:table-cell>
          <table:table-cell table:number-columns-repeated="1015"/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string" calcext:value-type="string">
            <text:p>Windmill</text:p>
          </table:table-cell>
          <table:table-cell office:value-type="string" calcext:value-type="string">
            <text:p>Steam_Power</text:p>
          </table:table-cell>
          <table:table-cell/>
          <table:table-cell office:value-type="string" calcext:value-type="string">
            <text:p>Economics</text:p>
          </table:table-cell>
          <table:table-cell/>
          <table:table-cell table:style-name="ce199" table:number-columns-repeated="2"/>
          <table:table-cell table:style-name="ce201" table:formula="of:=IF([.B54]=0;&quot;&quot;;&quot;&lt;Update&gt;&lt;Where BuildingClass=&quot;&quot;&quot;&amp;[.$F$32]&amp;UPPER([.$B54])&amp;&quot;&quot;&quot;/&gt;&quot;&amp;REPT(&quot; &quot;;25-LEN([.$B54]))&amp;&quot;&lt;Set PrereqTech=&quot;&quot;TECH_&quot;&amp;UPPER([.$C54])&amp;&quot;&quot;&quot;/&gt;&lt;/Update&gt;&quot;)" office:value-type="string" office:string-value="&lt;Update&gt;&lt;Where BuildingClass=&quot;BUILDINGCLASS_WINDMILL&quot;/&gt;                 &lt;Set PrereqTech=&quot;TECH_STEAM_POWER&quot;/&gt;&lt;/Update&gt;" calcext:value-type="string">
            <text:p>&lt;Update&gt;&lt;Where BuildingClass="BUILDINGCLASS_WINDMILL"/&gt; <text:s text:c="16"/>&lt;Set PrereqTech="TECH_STEAM_POWER"/&gt;&lt;/Update&gt;</text:p>
          </table:table-cell>
          <table:table-cell table:number-columns-repeated="1015"/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string" calcext:value-type="string">
            <text:p>Workshop</text:p>
          </table:table-cell>
          <table:table-cell office:value-type="string" calcext:value-type="string">
            <text:p>Bronze_Working</text:p>
          </table:table-cell>
          <table:table-cell/>
          <table:table-cell office:value-type="string" calcext:value-type="string">
            <text:p>Metal_Casting</text:p>
          </table:table-cell>
          <table:table-cell/>
          <table:table-cell table:style-name="ce199" table:number-columns-repeated="2"/>
          <table:table-cell table:style-name="ce201" table:formula="of:=IF([.B55]=0;&quot;&quot;;&quot;&lt;Update&gt;&lt;Where BuildingClass=&quot;&quot;&quot;&amp;[.$F$32]&amp;UPPER([.$B55])&amp;&quot;&quot;&quot;/&gt;&quot;&amp;REPT(&quot; &quot;;25-LEN([.$B55]))&amp;&quot;&lt;Set PrereqTech=&quot;&quot;TECH_&quot;&amp;UPPER([.$C55])&amp;&quot;&quot;&quot;/&gt;&lt;/Update&gt;&quot;)" office:value-type="string" office:string-value="&lt;Update&gt;&lt;Where BuildingClass=&quot;BUILDINGCLASS_WORKSHOP&quot;/&gt;                 &lt;Set PrereqTech=&quot;TECH_BRONZE_WORKING&quot;/&gt;&lt;/Update&gt;" calcext:value-type="string">
            <text:p>&lt;Update&gt;&lt;Where BuildingClass="BUILDINGCLASS_WORKSHOP"/&gt; <text:s text:c="16"/>&lt;Set PrereqTech="TECH_BRONZE_WORKING"/&gt;&lt;/Update&gt;</text:p>
          </table:table-cell>
          <table:table-cell table:number-columns-repeated="1015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string" calcext:value-type="string">
            <text:p>Circus_Maximus</text:p>
          </table:table-cell>
          <table:table-cell office:value-type="string" calcext:value-type="string">
            <text:p>Horseback_Riding</text:p>
          </table:table-cell>
          <table:table-cell/>
          <table:table-cell office:value-type="string" calcext:value-type="string">
            <text:p>Horseback_Riding</text:p>
          </table:table-cell>
          <table:table-cell/>
          <table:table-cell table:style-name="ce199" table:number-columns-repeated="2"/>
          <table:table-cell table:style-name="ce201" table:formula="of:=IF([.B56]=0;&quot;&quot;;&quot;&lt;Update&gt;&lt;Where BuildingClass=&quot;&quot;&quot;&amp;[.$F$32]&amp;UPPER([.$B56])&amp;&quot;&quot;&quot;/&gt;&quot;&amp;REPT(&quot; &quot;;25-LEN([.$B56]))&amp;&quot;&lt;Set PrereqTech=&quot;&quot;TECH_&quot;&amp;UPPER([.$C56])&amp;&quot;&quot;&quot;/&gt;&lt;/Update&gt;&quot;)" office:value-type="string" office:string-value="&lt;Update&gt;&lt;Where BuildingClass=&quot;BUILDINGCLASS_CIRCUS_MAXIMUS&quot;/&gt;           &lt;Set PrereqTech=&quot;TECH_HORSEBACK_RIDING&quot;/&gt;&lt;/Update&gt;" calcext:value-type="string">
            <text:p>&lt;Update&gt;&lt;Where BuildingClass="BUILDINGCLASS_CIRCUS_MAXIMUS"/&gt; <text:s text:c="10"/>&lt;Set PrereqTech="TECH_HORSEBACK_RIDING"/&gt;&lt;/Update&gt;</text:p>
          </table:table-cell>
          <table:table-cell table:number-columns-repeated="1015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string" calcext:value-type="string">
            <text:p>Grand_Temple</text:p>
          </table:table-cell>
          <table:table-cell office:value-type="string" calcext:value-type="string">
            <text:p>Theology</text:p>
          </table:table-cell>
          <table:table-cell/>
          <table:table-cell office:value-type="string" calcext:value-type="string">
            <text:p>Theology</text:p>
          </table:table-cell>
          <table:table-cell/>
          <table:table-cell table:style-name="ce199" table:number-columns-repeated="2"/>
          <table:table-cell table:style-name="ce201" table:formula="of:=IF([.B57]=0;&quot;&quot;;&quot;&lt;Update&gt;&lt;Where BuildingClass=&quot;&quot;&quot;&amp;[.$F$32]&amp;UPPER([.$B57])&amp;&quot;&quot;&quot;/&gt;&quot;&amp;REPT(&quot; &quot;;25-LEN([.$B57]))&amp;&quot;&lt;Set PrereqTech=&quot;&quot;TECH_&quot;&amp;UPPER([.$C57])&amp;&quot;&quot;&quot;/&gt;&lt;/Update&gt;&quot;)" office:value-type="string" office:string-value="&lt;Update&gt;&lt;Where BuildingClass=&quot;BUILDINGCLASS_GRAND_TEMPLE&quot;/&gt;             &lt;Set PrereqTech=&quot;TECH_THEOLOGY&quot;/&gt;&lt;/Update&gt;" calcext:value-type="string">
            <text:p>&lt;Update&gt;&lt;Where BuildingClass="BUILDINGCLASS_GRAND_TEMPLE"/&gt; <text:s text:c="12"/>&lt;Set PrereqTech="TECH_THEOLOGY"/&gt;&lt;/Update&gt;</text:p>
          </table:table-cell>
          <table:table-cell table:number-columns-repeated="1015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string" calcext:value-type="string">
            <text:p>Hermitage</text:p>
          </table:table-cell>
          <table:table-cell office:value-type="string" calcext:value-type="string">
            <text:p>Archaeology</text:p>
          </table:table-cell>
          <table:table-cell/>
          <table:table-cell office:value-type="string" calcext:value-type="string">
            <text:p>Architecture</text:p>
          </table:table-cell>
          <table:table-cell/>
          <table:table-cell table:style-name="ce199" table:number-columns-repeated="2"/>
          <table:table-cell table:style-name="ce201" table:formula="of:=IF([.B58]=0;&quot;&quot;;&quot;&lt;Update&gt;&lt;Where BuildingClass=&quot;&quot;&quot;&amp;[.$F$32]&amp;UPPER([.$B58])&amp;&quot;&quot;&quot;/&gt;&quot;&amp;REPT(&quot; &quot;;25-LEN([.$B58]))&amp;&quot;&lt;Set PrereqTech=&quot;&quot;TECH_&quot;&amp;UPPER([.$C58])&amp;&quot;&quot;&quot;/&gt;&lt;/Update&gt;&quot;)" office:value-type="string" office:string-value="&lt;Update&gt;&lt;Where BuildingClass=&quot;BUILDINGCLASS_HERMITAGE&quot;/&gt;                &lt;Set PrereqTech=&quot;TECH_ARCHAEOLOGY&quot;/&gt;&lt;/Update&gt;" calcext:value-type="string">
            <text:p>&lt;Update&gt;&lt;Where BuildingClass="BUILDINGCLASS_HERMITAGE"/&gt; <text:s text:c="15"/>&lt;Set PrereqTech="TECH_ARCHAEOLOGY"/&gt;&lt;/Update&gt;</text:p>
          </table:table-cell>
          <table:table-cell table:number-columns-repeated="1015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string" calcext:value-type="string">
            <text:p>Heroic_Epic</text:p>
          </table:table-cell>
          <table:table-cell office:value-type="string" calcext:value-type="string">
            <text:p>Mining</text:p>
          </table:table-cell>
          <table:table-cell/>
          <table:table-cell office:value-type="string" calcext:value-type="string">
            <text:p>Iron Working</text:p>
          </table:table-cell>
          <table:table-cell/>
          <table:table-cell table:style-name="ce199" table:number-columns-repeated="2"/>
          <table:table-cell table:style-name="ce201" table:formula="of:=IF([.B59]=0;&quot;&quot;;&quot;&lt;Update&gt;&lt;Where BuildingClass=&quot;&quot;&quot;&amp;[.$F$32]&amp;UPPER([.$B59])&amp;&quot;&quot;&quot;/&gt;&quot;&amp;REPT(&quot; &quot;;25-LEN([.$B59]))&amp;&quot;&lt;Set PrereqTech=&quot;&quot;TECH_&quot;&amp;UPPER([.$C59])&amp;&quot;&quot;&quot;/&gt;&lt;/Update&gt;&quot;)" office:value-type="string" office:string-value="&lt;Update&gt;&lt;Where BuildingClass=&quot;BUILDINGCLASS_HEROIC_EPIC&quot;/&gt;              &lt;Set PrereqTech=&quot;TECH_MINING&quot;/&gt;&lt;/Update&gt;" calcext:value-type="string">
            <text:p>&lt;Update&gt;&lt;Where BuildingClass="BUILDINGCLASS_HEROIC_EPIC"/&gt; <text:s text:c="13"/>&lt;Set PrereqTech="TECH_MINING"/&gt;&lt;/Update&gt;</text:p>
          </table:table-cell>
          <table:table-cell table:number-columns-repeated="1015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string" calcext:value-type="string">
            <text:p>Ironworks</text:p>
          </table:table-cell>
          <table:table-cell office:value-type="string" calcext:value-type="string">
            <text:p>Steel</text:p>
          </table:table-cell>
          <table:table-cell/>
          <table:table-cell office:value-type="string" calcext:value-type="string">
            <text:p>Machinery</text:p>
          </table:table-cell>
          <table:table-cell/>
          <table:table-cell table:style-name="ce199" table:number-columns-repeated="2"/>
          <table:table-cell table:style-name="ce201" table:formula="of:=IF([.B60]=0;&quot;&quot;;&quot;&lt;Update&gt;&lt;Where BuildingClass=&quot;&quot;&quot;&amp;[.$F$32]&amp;UPPER([.$B60])&amp;&quot;&quot;&quot;/&gt;&quot;&amp;REPT(&quot; &quot;;25-LEN([.$B60]))&amp;&quot;&lt;Set PrereqTech=&quot;&quot;TECH_&quot;&amp;UPPER([.$C60])&amp;&quot;&quot;&quot;/&gt;&lt;/Update&gt;&quot;)" office:value-type="string" office:string-value="&lt;Update&gt;&lt;Where BuildingClass=&quot;BUILDINGCLASS_IRONWORKS&quot;/&gt;                &lt;Set PrereqTech=&quot;TECH_STEEL&quot;/&gt;&lt;/Update&gt;" calcext:value-type="string">
            <text:p>&lt;Update&gt;&lt;Where BuildingClass="BUILDINGCLASS_IRONWORKS"/&gt; <text:s text:c="15"/>&lt;Set PrereqTech="TECH_STEEL"/&gt;&lt;/Update&gt;</text:p>
          </table:table-cell>
          <table:table-cell table:number-columns-repeated="1015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string" calcext:value-type="string">
            <text:p>Musicians_Guild</text:p>
          </table:table-cell>
          <table:table-cell office:value-type="string" calcext:value-type="string">
            <text:p>Architecture</text:p>
          </table:table-cell>
          <table:table-cell/>
          <table:table-cell office:value-type="string" calcext:value-type="string">
            <text:p>Acoustics</text:p>
          </table:table-cell>
          <table:table-cell/>
          <table:table-cell table:style-name="ce199" table:number-columns-repeated="2"/>
          <table:table-cell table:style-name="ce201" table:formula="of:=IF([.B61]=0;&quot;&quot;;&quot;&lt;Update&gt;&lt;Where BuildingClass=&quot;&quot;&quot;&amp;[.$F$32]&amp;UPPER([.$B61])&amp;&quot;&quot;&quot;/&gt;&quot;&amp;REPT(&quot; &quot;;25-LEN([.$B61]))&amp;&quot;&lt;Set PrereqTech=&quot;&quot;TECH_&quot;&amp;UPPER([.$C61])&amp;&quot;&quot;&quot;/&gt;&lt;/Update&gt;&quot;)" office:value-type="string" office:string-value="&lt;Update&gt;&lt;Where BuildingClass=&quot;BUILDINGCLASS_MUSICIANS_GUILD&quot;/&gt;          &lt;Set PrereqTech=&quot;TECH_ARCHITECTURE&quot;/&gt;&lt;/Update&gt;" calcext:value-type="string">
            <text:p>&lt;Update&gt;&lt;Where BuildingClass="BUILDINGCLASS_MUSICIANS_GUILD"/&gt; <text:s text:c="9"/>&lt;Set PrereqTech="TECH_ARCHITECTURE"/&gt;&lt;/Update&gt;</text:p>
          </table:table-cell>
          <table:table-cell table:number-columns-repeated="1015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string" calcext:value-type="string">
            <text:p>Writers_Guild</text:p>
          </table:table-cell>
          <table:table-cell office:value-type="string" calcext:value-type="string">
            <text:p>Philosophy</text:p>
          </table:table-cell>
          <table:table-cell/>
          <table:table-cell office:value-type="string" calcext:value-type="string">
            <text:p>Drama</text:p>
          </table:table-cell>
          <table:table-cell/>
          <table:table-cell table:style-name="ce199" table:number-columns-repeated="2"/>
          <table:table-cell table:style-name="ce201" table:formula="of:=IF([.B62]=0;&quot;&quot;;&quot;&lt;Update&gt;&lt;Where BuildingClass=&quot;&quot;&quot;&amp;[.$F$32]&amp;UPPER([.$B62])&amp;&quot;&quot;&quot;/&gt;&quot;&amp;REPT(&quot; &quot;;25-LEN([.$B62]))&amp;&quot;&lt;Set PrereqTech=&quot;&quot;TECH_&quot;&amp;UPPER([.$C62])&amp;&quot;&quot;&quot;/&gt;&lt;/Update&gt;&quot;)" office:value-type="string" office:string-value="&lt;Update&gt;&lt;Where BuildingClass=&quot;BUILDINGCLASS_WRITERS_GUILD&quot;/&gt;            &lt;Set PrereqTech=&quot;TECH_PHILOSOPHY&quot;/&gt;&lt;/Update&gt;" calcext:value-type="string">
            <text:p>&lt;Update&gt;&lt;Where BuildingClass="BUILDINGCLASS_WRITERS_GUILD"/&gt; <text:s text:c="11"/>&lt;Set PrereqTech="TECH_PHILOSOPHY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Alhambra</text:p>
          </table:table-cell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hivalry</text:p>
          </table:table-cell>
          <table:table-cell/>
          <table:table-cell table:style-name="ce199" table:number-columns-repeated="2"/>
          <table:table-cell table:style-name="ce201" table:formula="of:=IF([.B63]=0;&quot;&quot;;&quot;&lt;Update&gt;&lt;Where BuildingClass=&quot;&quot;&quot;&amp;[.$F$32]&amp;UPPER([.$B63])&amp;&quot;&quot;&quot;/&gt;&quot;&amp;REPT(&quot; &quot;;25-LEN([.$B63]))&amp;&quot;&lt;Set PrereqTech=&quot;&quot;TECH_&quot;&amp;UPPER([.$C63])&amp;&quot;&quot;&quot;/&gt;&lt;/Update&gt;&quot;)" office:value-type="string" office:string-value="&lt;Update&gt;&lt;Where BuildingClass=&quot;BUILDINGCLASS_ALHAMBRA&quot;/&gt;                 &lt;Set PrereqTech=&quot;TECH_PHYSICS&quot;/&gt;&lt;/Update&gt;" calcext:value-type="string">
            <text:p>&lt;Update&gt;&lt;Where BuildingClass="BUILDINGCLASS_ALHAMBRA"/&gt; <text:s text:c="16"/>&lt;Set PrereqTech="TECH_PHYSICS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Angkor_Wat</text:p>
          </table:table-cell>
          <table:table-cell office:value-type="string" calcext:value-type="string">
            <text:p>Guilds</text:p>
          </table:table-cell>
          <table:table-cell/>
          <table:table-cell office:value-type="string" calcext:value-type="string">
            <text:p>Education</text:p>
          </table:table-cell>
          <table:table-cell/>
          <table:table-cell table:style-name="ce199" table:number-columns-repeated="2"/>
          <table:table-cell table:style-name="ce201" table:formula="of:=IF([.B64]=0;&quot;&quot;;&quot;&lt;Update&gt;&lt;Where BuildingClass=&quot;&quot;&quot;&amp;[.$F$32]&amp;UPPER([.$B64])&amp;&quot;&quot;&quot;/&gt;&quot;&amp;REPT(&quot; &quot;;25-LEN([.$B64]))&amp;&quot;&lt;Set PrereqTech=&quot;&quot;TECH_&quot;&amp;UPPER([.$C64])&amp;&quot;&quot;&quot;/&gt;&lt;/Update&gt;&quot;)" office:value-type="string" office:string-value="&lt;Update&gt;&lt;Where BuildingClass=&quot;BUILDINGCLASS_ANGKOR_WAT&quot;/&gt;               &lt;Set PrereqTech=&quot;TECH_GUILDS&quot;/&gt;&lt;/Update&gt;" calcext:value-type="string">
            <text:p>&lt;Update&gt;&lt;Where BuildingClass="BUILDINGCLASS_ANGKOR_WAT"/&gt; <text:s text:c="14"/>&lt;Set PrereqTech="TECH_GUILDS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Banaue_Rice_Terraces</text:p>
          </table:table-cell>
          <table:table-cell office:value-type="string" calcext:value-type="string">
            <text:p>Bronze_Working</text:p>
          </table:table-cell>
          <table:table-cell table:number-columns-repeated="3"/>
          <table:table-cell table:style-name="ce199" table:number-columns-repeated="2"/>
          <table:table-cell table:style-name="ce201" table:formula="of:=IF([.B65]=0;&quot;&quot;;&quot;&lt;Update&gt;&lt;Where BuildingClass=&quot;&quot;&quot;&amp;[.$F$32]&amp;UPPER([.$B65])&amp;&quot;&quot;&quot;/&gt;&quot;&amp;REPT(&quot; &quot;;25-LEN([.$B65]))&amp;&quot;&lt;Set PrereqTech=&quot;&quot;TECH_&quot;&amp;UPPER([.$C65])&amp;&quot;&quot;&quot;/&gt;&lt;/Update&gt;&quot;)" office:value-type="string" office:string-value="&lt;Update&gt;&lt;Where BuildingClass=&quot;BUILDINGCLASS_BANAUE_RICE_TERRACES&quot;/&gt;     &lt;Set PrereqTech=&quot;TECH_BRONZE_WORKING&quot;/&gt;&lt;/Update&gt;" calcext:value-type="string">
            <text:p>&lt;Update&gt;&lt;Where BuildingClass="BUILDINGCLASS_BANAUE_RICE_TERRACES"/&gt; <text:s text:c="4"/>&lt;Set PrereqTech="TECH_BRONZE_WORKING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Big_Ben</text:p>
          </table:table-cell>
          <table:table-cell office:value-type="string" calcext:value-type="string">
            <text:p>Economics</text:p>
          </table:table-cell>
          <table:table-cell/>
          <table:table-cell office:value-type="string" calcext:value-type="string">
            <text:p>Steam Power</text:p>
          </table:table-cell>
          <table:table-cell/>
          <table:table-cell table:style-name="ce199" table:number-columns-repeated="2"/>
          <table:table-cell table:style-name="ce201" table:formula="of:=IF([.B66]=0;&quot;&quot;;&quot;&lt;Update&gt;&lt;Where BuildingClass=&quot;&quot;&quot;&amp;[.$F$32]&amp;UPPER([.$B66])&amp;&quot;&quot;&quot;/&gt;&quot;&amp;REPT(&quot; &quot;;25-LEN([.$B66]))&amp;&quot;&lt;Set PrereqTech=&quot;&quot;TECH_&quot;&amp;UPPER([.$C66])&amp;&quot;&quot;&quot;/&gt;&lt;/Update&gt;&quot;)" office:value-type="string" office:string-value="&lt;Update&gt;&lt;Where BuildingClass=&quot;BUILDINGCLASS_BIG_BEN&quot;/&gt;                  &lt;Set PrereqTech=&quot;TECH_ECONOMICS&quot;/&gt;&lt;/Update&gt;" calcext:value-type="string">
            <text:p>&lt;Update&gt;&lt;Where BuildingClass="BUILDINGCLASS_BIG_BEN"/&gt; <text:s text:c="17"/>&lt;Set PrereqTech="TECH_ECONOMICS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Broadway</text:p>
          </table:table-cell>
          <table:table-cell office:value-type="string" calcext:value-type="string">
            <text:p>Replaceable_Parts</text:p>
          </table:table-cell>
          <table:table-cell/>
          <table:table-cell office:value-type="string" calcext:value-type="string">
            <text:p>Radio</text:p>
          </table:table-cell>
          <table:table-cell/>
          <table:table-cell table:style-name="ce199" table:number-columns-repeated="2"/>
          <table:table-cell table:style-name="ce201" table:formula="of:=IF([.B67]=0;&quot;&quot;;&quot;&lt;Update&gt;&lt;Where BuildingClass=&quot;&quot;&quot;&amp;[.$F$32]&amp;UPPER([.$B67])&amp;&quot;&quot;&quot;/&gt;&quot;&amp;REPT(&quot; &quot;;25-LEN([.$B67]))&amp;&quot;&lt;Set PrereqTech=&quot;&quot;TECH_&quot;&amp;UPPER([.$C67])&amp;&quot;&quot;&quot;/&gt;&lt;/Update&gt;&quot;)" office:value-type="string" office:string-value="&lt;Update&gt;&lt;Where BuildingClass=&quot;BUILDINGCLASS_BROADWAY&quot;/&gt;                 &lt;Set PrereqTech=&quot;TECH_REPLACEABLE_PARTS&quot;/&gt;&lt;/Update&gt;" calcext:value-type="string">
            <text:p>&lt;Update&gt;&lt;Where BuildingClass="BUILDINGCLASS_BROADWAY"/&gt; <text:s text:c="16"/>&lt;Set PrereqTech="TECH_REPLACEABLE_PARTS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Chichen_Itza</text:p>
          </table:table-cell>
          <table:table-cell office:value-type="string" calcext:value-type="string">
            <text:p>Civil_Service</text:p>
          </table:table-cell>
          <table:table-cell/>
          <table:table-cell office:value-type="string" calcext:value-type="string">
            <text:p>Civil_Service</text:p>
          </table:table-cell>
          <table:table-cell/>
          <table:table-cell table:style-name="ce199" table:number-columns-repeated="2"/>
          <table:table-cell table:style-name="ce201" table:formula="of:=IF([.B68]=0;&quot;&quot;;&quot;&lt;Update&gt;&lt;Where BuildingClass=&quot;&quot;&quot;&amp;[.$F$32]&amp;UPPER([.$B68])&amp;&quot;&quot;&quot;/&gt;&quot;&amp;REPT(&quot; &quot;;25-LEN([.$B68]))&amp;&quot;&lt;Set PrereqTech=&quot;&quot;TECH_&quot;&amp;UPPER([.$C68])&amp;&quot;&quot;&quot;/&gt;&lt;/Update&gt;&quot;)" office:value-type="string" office:string-value="&lt;Update&gt;&lt;Where BuildingClass=&quot;BUILDINGCLASS_CHICHEN_ITZA&quot;/&gt;             &lt;Set PrereqTech=&quot;TECH_CIVIL_SERVICE&quot;/&gt;&lt;/Update&gt;" calcext:value-type="string">
            <text:p>&lt;Update&gt;&lt;Where BuildingClass="BUILDINGCLASS_CHICHEN_ITZA"/&gt; <text:s text:c="12"/>&lt;Set PrereqTech="TECH_CIVIL_SERVICE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Churches_Lalibela</text:p>
          </table:table-cell>
          <table:table-cell office:value-type="string" calcext:value-type="string">
            <text:p>Philosophy</text:p>
          </table:table-cell>
          <table:table-cell table:number-columns-repeated="3"/>
          <table:table-cell table:style-name="ce199" table:number-columns-repeated="2"/>
          <table:table-cell table:style-name="ce201" table:formula="of:=IF([.B69]=0;&quot;&quot;;&quot;&lt;Update&gt;&lt;Where BuildingClass=&quot;&quot;&quot;&amp;[.$F$32]&amp;UPPER([.$B69])&amp;&quot;&quot;&quot;/&gt;&quot;&amp;REPT(&quot; &quot;;25-LEN([.$B69]))&amp;&quot;&lt;Set PrereqTech=&quot;&quot;TECH_&quot;&amp;UPPER([.$C69])&amp;&quot;&quot;&quot;/&gt;&lt;/Update&gt;&quot;)" office:value-type="string" office:string-value="&lt;Update&gt;&lt;Where BuildingClass=&quot;BUILDINGCLASS_CHURCHES_LALIBELA&quot;/&gt;        &lt;Set PrereqTech=&quot;TECH_PHILOSOPHY&quot;/&gt;&lt;/Update&gt;" calcext:value-type="string">
            <text:p>&lt;Update&gt;&lt;Where BuildingClass="BUILDINGCLASS_CHURCHES_LALIBELA"/&gt; <text:s text:c="7"/>&lt;Set PrereqTech="TECH_PHILOSOPHY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Colossus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Iron_Working</text:p>
          </table:table-cell>
          <table:table-cell/>
          <table:table-cell table:style-name="ce199" table:number-columns-repeated="2"/>
          <table:table-cell table:style-name="ce201" table:formula="of:=IF([.B70]=0;&quot;&quot;;&quot;&lt;Update&gt;&lt;Where BuildingClass=&quot;&quot;&quot;&amp;[.$F$32]&amp;UPPER([.$B70])&amp;&quot;&quot;&quot;/&gt;&quot;&amp;REPT(&quot; &quot;;25-LEN([.$B70]))&amp;&quot;&lt;Set PrereqTech=&quot;&quot;TECH_&quot;&amp;UPPER([.$C70])&amp;&quot;&quot;&quot;/&gt;&lt;/Update&gt;&quot;)" office:value-type="string" office:string-value="&lt;Update&gt;&lt;Where BuildingClass=&quot;BUILDINGCLASS_COLOSSUS&quot;/&gt;                 &lt;Set PrereqTech=&quot;TECH_CURRENCY&quot;/&gt;&lt;/Update&gt;" calcext:value-type="string">
            <text:p>&lt;Update&gt;&lt;Where BuildingClass="BUILDINGCLASS_COLOSSUS"/&gt; <text:s text:c="16"/>&lt;Set PrereqTech="TECH_CURRENCY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Cristo_Redentor</text:p>
          </table:table-cell>
          <table:table-cell office:value-type="string" calcext:value-type="string">
            <text:p>Ecology</text:p>
          </table:table-cell>
          <table:table-cell/>
          <table:table-cell office:value-type="string" calcext:value-type="string">
            <text:p>Plastics</text:p>
          </table:table-cell>
          <table:table-cell/>
          <table:table-cell table:style-name="ce199" table:number-columns-repeated="2"/>
          <table:table-cell table:style-name="ce201" table:formula="of:=IF([.B71]=0;&quot;&quot;;&quot;&lt;Update&gt;&lt;Where BuildingClass=&quot;&quot;&quot;&amp;[.$F$32]&amp;UPPER([.$B71])&amp;&quot;&quot;&quot;/&gt;&quot;&amp;REPT(&quot; &quot;;25-LEN([.$B71]))&amp;&quot;&lt;Set PrereqTech=&quot;&quot;TECH_&quot;&amp;UPPER([.$C71])&amp;&quot;&quot;&quot;/&gt;&lt;/Update&gt;&quot;)" office:value-type="string" office:string-value="&lt;Update&gt;&lt;Where BuildingClass=&quot;BUILDINGCLASS_CRISTO_REDENTOR&quot;/&gt;          &lt;Set PrereqTech=&quot;TECH_ECOLOGY&quot;/&gt;&lt;/Update&gt;" calcext:value-type="string">
            <text:p>&lt;Update&gt;&lt;Where BuildingClass="BUILDINGCLASS_CRISTO_REDENTOR"/&gt; <text:s text:c="9"/>&lt;Set PrereqTech="TECH_ECOLOGY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Eiffel_Tower</text:p>
          </table:table-cell>
          <table:table-cell office:value-type="string" calcext:value-type="string">
            <text:p>Electricity</text:p>
          </table:table-cell>
          <table:table-cell/>
          <table:table-cell office:value-type="string" calcext:value-type="string">
            <text:p>Industrialization</text:p>
          </table:table-cell>
          <table:table-cell/>
          <table:table-cell table:style-name="ce199" table:number-columns-repeated="2"/>
          <table:table-cell table:style-name="ce201" table:formula="of:=IF([.B72]=0;&quot;&quot;;&quot;&lt;Update&gt;&lt;Where BuildingClass=&quot;&quot;&quot;&amp;[.$F$32]&amp;UPPER([.$B72])&amp;&quot;&quot;&quot;/&gt;&quot;&amp;REPT(&quot; &quot;;25-LEN([.$B72]))&amp;&quot;&lt;Set PrereqTech=&quot;&quot;TECH_&quot;&amp;UPPER([.$C72])&amp;&quot;&quot;&quot;/&gt;&lt;/Update&gt;&quot;)" office:value-type="string" office:string-value="&lt;Update&gt;&lt;Where BuildingClass=&quot;BUILDINGCLASS_EIFFEL_TOWER&quot;/&gt;             &lt;Set PrereqTech=&quot;TECH_ELECTRICITY&quot;/&gt;&lt;/Update&gt;" calcext:value-type="string">
            <text:p>&lt;Update&gt;&lt;Where BuildingClass="BUILDINGCLASS_EIFFEL_TOWER"/&gt; <text:s text:c="12"/>&lt;Set PrereqTech="TECH_ELECTRICITY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Forbidden_Palace</text:p>
          </table:table-cell>
          <table:table-cell office:value-type="string" calcext:value-type="string">
            <text:p>Printing_Press</text:p>
          </table:table-cell>
          <table:table-cell/>
          <table:table-cell office:value-type="string" calcext:value-type="string">
            <text:p>Banking</text:p>
          </table:table-cell>
          <table:table-cell/>
          <table:table-cell table:style-name="ce199" table:number-columns-repeated="2"/>
          <table:table-cell table:style-name="ce201" table:formula="of:=IF([.B73]=0;&quot;&quot;;&quot;&lt;Update&gt;&lt;Where BuildingClass=&quot;&quot;&quot;&amp;[.$F$32]&amp;UPPER([.$B73])&amp;&quot;&quot;&quot;/&gt;&quot;&amp;REPT(&quot; &quot;;25-LEN([.$B73]))&amp;&quot;&lt;Set PrereqTech=&quot;&quot;TECH_&quot;&amp;UPPER([.$C73])&amp;&quot;&quot;&quot;/&gt;&lt;/Update&gt;&quot;)" office:value-type="string" office:string-value="&lt;Update&gt;&lt;Where BuildingClass=&quot;BUILDINGCLASS_FORBIDDEN_PALACE&quot;/&gt;         &lt;Set PrereqTech=&quot;TECH_PRINTING_PRESS&quot;/&gt;&lt;/Update&gt;" calcext:value-type="string">
            <text:p>&lt;Update&gt;&lt;Where BuildingClass="BUILDINGCLASS_FORBIDDEN_PALACE"/&gt; <text:s text:c="8"/>&lt;Set PrereqTech="TECH_PRINTING_PRESS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Globe_Theater</text:p>
          </table:table-cell>
          <table:table-cell office:value-type="string" calcext:value-type="string">
            <text:p>Architecture</text:p>
          </table:table-cell>
          <table:table-cell/>
          <table:table-cell office:value-type="string" calcext:value-type="string">
            <text:p>Printing_Press</text:p>
          </table:table-cell>
          <table:table-cell/>
          <table:table-cell table:style-name="ce199" table:number-columns-repeated="2"/>
          <table:table-cell table:style-name="ce201" table:formula="of:=IF([.B74]=0;&quot;&quot;;&quot;&lt;Update&gt;&lt;Where BuildingClass=&quot;&quot;&quot;&amp;[.$F$32]&amp;UPPER([.$B74])&amp;&quot;&quot;&quot;/&gt;&quot;&amp;REPT(&quot; &quot;;25-LEN([.$B74]))&amp;&quot;&lt;Set PrereqTech=&quot;&quot;TECH_&quot;&amp;UPPER([.$C74])&amp;&quot;&quot;&quot;/&gt;&lt;/Update&gt;&quot;)" office:value-type="string" office:string-value="&lt;Update&gt;&lt;Where BuildingClass=&quot;BUILDINGCLASS_GLOBE_THEATER&quot;/&gt;            &lt;Set PrereqTech=&quot;TECH_ARCHITECTURE&quot;/&gt;&lt;/Update&gt;" calcext:value-type="string">
            <text:p>&lt;Update&gt;&lt;Where BuildingClass="BUILDINGCLASS_GLOBE_THEATER"/&gt; <text:s text:c="11"/>&lt;Set PrereqTech="TECH_ARCHITECTURE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Great_Lighthouse</text:p>
          </table:table-cell>
          <table:table-cell office:value-type="string" calcext:value-type="string">
            <text:p>Optics</text:p>
          </table:table-cell>
          <table:table-cell/>
          <table:table-cell office:value-type="string" calcext:value-type="string">
            <text:p>Optics</text:p>
          </table:table-cell>
          <table:table-cell/>
          <table:table-cell table:style-name="ce199" table:number-columns-repeated="2"/>
          <table:table-cell table:style-name="ce201" table:formula="of:=IF([.B75]=0;&quot;&quot;;&quot;&lt;Update&gt;&lt;Where BuildingClass=&quot;&quot;&quot;&amp;[.$F$32]&amp;UPPER([.$B75])&amp;&quot;&quot;&quot;/&gt;&quot;&amp;REPT(&quot; &quot;;25-LEN([.$B75]))&amp;&quot;&lt;Set PrereqTech=&quot;&quot;TECH_&quot;&amp;UPPER([.$C75])&amp;&quot;&quot;&quot;/&gt;&lt;/Update&gt;&quot;)" office:value-type="string" office:string-value="&lt;Update&gt;&lt;Where BuildingClass=&quot;BUILDINGCLASS_GREAT_LIGHTHOUSE&quot;/&gt;         &lt;Set PrereqTech=&quot;TECH_OPTICS&quot;/&gt;&lt;/Update&gt;" calcext:value-type="string">
            <text:p>&lt;Update&gt;&lt;Where BuildingClass="BUILDINGCLASS_GREAT_LIGHTHOUSE"/&gt; <text:s text:c="8"/>&lt;Set PrereqTech="TECH_OPTICS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Great_Wall</text:p>
          </table:table-cell>
          <table:table-cell office:value-type="string" calcext:value-type="string">
            <text:p>Masonry</text:p>
          </table:table-cell>
          <table:table-cell/>
          <table:table-cell office:value-type="string" calcext:value-type="string">
            <text:p>Engineering</text:p>
          </table:table-cell>
          <table:table-cell/>
          <table:table-cell table:style-name="ce199" table:number-columns-repeated="2"/>
          <table:table-cell table:style-name="ce201" table:formula="of:=IF([.B76]=0;&quot;&quot;;&quot;&lt;Update&gt;&lt;Where BuildingClass=&quot;&quot;&quot;&amp;[.$F$32]&amp;UPPER([.$B76])&amp;&quot;&quot;&quot;/&gt;&quot;&amp;REPT(&quot; &quot;;25-LEN([.$B76]))&amp;&quot;&lt;Set PrereqTech=&quot;&quot;TECH_&quot;&amp;UPPER([.$C76])&amp;&quot;&quot;&quot;/&gt;&lt;/Update&gt;&quot;)" office:value-type="string" office:string-value="&lt;Update&gt;&lt;Where BuildingClass=&quot;BUILDINGCLASS_GREAT_WALL&quot;/&gt;               &lt;Set PrereqTech=&quot;TECH_MASONRY&quot;/&gt;&lt;/Update&gt;" calcext:value-type="string">
            <text:p>&lt;Update&gt;&lt;Where BuildingClass="BUILDINGCLASS_GREAT_WALL"/&gt; <text:s text:c="14"/>&lt;Set PrereqTech="TECH_MASONRY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Hagia_Sophia</text:p>
          </table:table-cell>
          <table:table-cell office:value-type="string" calcext:value-type="string">
            <text:p>Construction</text:p>
          </table:table-cell>
          <table:table-cell/>
          <table:table-cell office:value-type="string" calcext:value-type="string">
            <text:p>Theology</text:p>
          </table:table-cell>
          <table:table-cell/>
          <table:table-cell table:style-name="ce199" table:number-columns-repeated="2"/>
          <table:table-cell table:style-name="ce201" table:formula="of:=IF([.B77]=0;&quot;&quot;;&quot;&lt;Update&gt;&lt;Where BuildingClass=&quot;&quot;&quot;&amp;[.$F$32]&amp;UPPER([.$B77])&amp;&quot;&quot;&quot;/&gt;&quot;&amp;REPT(&quot; &quot;;25-LEN([.$B77]))&amp;&quot;&lt;Set PrereqTech=&quot;&quot;TECH_&quot;&amp;UPPER([.$C77])&amp;&quot;&quot;&quot;/&gt;&lt;/Update&gt;&quot;)" office:value-type="string" office:string-value="&lt;Update&gt;&lt;Where BuildingClass=&quot;BUILDINGCLASS_HAGIA_SOPHIA&quot;/&gt;             &lt;Set PrereqTech=&quot;TECH_CONSTRUCTION&quot;/&gt;&lt;/Update&gt;" calcext:value-type="string">
            <text:p>&lt;Update&gt;&lt;Where BuildingClass="BUILDINGCLASS_HAGIA_SOPHIA"/&gt; <text:s text:c="12"/>&lt;Set PrereqTech="TECH_CONSTRUCTION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Hanging_Garden</text:p>
          </table:table-cell>
          <table:table-cell office:value-type="string" calcext:value-type="string">
            <text:p>Engineering</text:p>
          </table:table-cell>
          <table:table-cell/>
          <table:table-cell office:value-type="string" calcext:value-type="string">
            <text:p>Mathematics</text:p>
          </table:table-cell>
          <table:table-cell/>
          <table:table-cell table:style-name="ce199" table:number-columns-repeated="2"/>
          <table:table-cell table:style-name="ce201" table:formula="of:=IF([.B78]=0;&quot;&quot;;&quot;&lt;Update&gt;&lt;Where BuildingClass=&quot;&quot;&quot;&amp;[.$F$32]&amp;UPPER([.$B78])&amp;&quot;&quot;&quot;/&gt;&quot;&amp;REPT(&quot; &quot;;25-LEN([.$B78]))&amp;&quot;&lt;Set PrereqTech=&quot;&quot;TECH_&quot;&amp;UPPER([.$C78])&amp;&quot;&quot;&quot;/&gt;&lt;/Update&gt;&quot;)" office:value-type="string" office:string-value="&lt;Update&gt;&lt;Where BuildingClass=&quot;BUILDINGCLASS_HANGING_GARDEN&quot;/&gt;           &lt;Set PrereqTech=&quot;TECH_ENGINEERING&quot;/&gt;&lt;/Update&gt;" calcext:value-type="string">
            <text:p>&lt;Update&gt;&lt;Where BuildingClass="BUILDINGCLASS_HANGING_GARDEN"/&gt; <text:s text:c="10"/>&lt;Set PrereqTech="TECH_ENGINEERING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Himeji_Castle</text:p>
          </table:table-cell>
          <table:table-cell office:value-type="string" calcext:value-type="string">
            <text:p>Chivalry</text:p>
          </table:table-cell>
          <table:table-cell/>
          <table:table-cell office:value-type="string" calcext:value-type="string">
            <text:p>Gunpowder</text:p>
          </table:table-cell>
          <table:table-cell/>
          <table:table-cell table:style-name="ce199" table:number-columns-repeated="2"/>
          <table:table-cell table:style-name="ce201" table:formula="of:=IF([.B79]=0;&quot;&quot;;&quot;&lt;Update&gt;&lt;Where BuildingClass=&quot;&quot;&quot;&amp;[.$F$32]&amp;UPPER([.$B79])&amp;&quot;&quot;&quot;/&gt;&quot;&amp;REPT(&quot; &quot;;25-LEN([.$B79]))&amp;&quot;&lt;Set PrereqTech=&quot;&quot;TECH_&quot;&amp;UPPER([.$C79])&amp;&quot;&quot;&quot;/&gt;&lt;/Update&gt;&quot;)" office:value-type="string" office:string-value="&lt;Update&gt;&lt;Where BuildingClass=&quot;BUILDINGCLASS_HIMEJI_CASTLE&quot;/&gt;            &lt;Set PrereqTech=&quot;TECH_CHIVALRY&quot;/&gt;&lt;/Update&gt;" calcext:value-type="string">
            <text:p>&lt;Update&gt;&lt;Where BuildingClass="BUILDINGCLASS_HIMEJI_CASTLE"/&gt; <text:s text:c="11"/>&lt;Set PrereqTech="TECH_CHIVALRY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Hollywood</text:p>
          </table:table-cell>
          <table:table-cell office:value-type="string" calcext:value-type="string">
            <text:p>Replaceable_Parts</text:p>
          </table:table-cell>
          <table:table-cell table:number-columns-repeated="3"/>
          <table:table-cell table:style-name="ce199" table:number-columns-repeated="2"/>
          <table:table-cell table:style-name="ce201" table:formula="of:=IF([.B80]=0;&quot;&quot;;&quot;&lt;Update&gt;&lt;Where BuildingClass=&quot;&quot;&quot;&amp;[.$F$32]&amp;UPPER([.$B80])&amp;&quot;&quot;&quot;/&gt;&quot;&amp;REPT(&quot; &quot;;25-LEN([.$B80]))&amp;&quot;&lt;Set PrereqTech=&quot;&quot;TECH_&quot;&amp;UPPER([.$C80])&amp;&quot;&quot;&quot;/&gt;&lt;/Update&gt;&quot;)" office:value-type="string" office:string-value="&lt;Update&gt;&lt;Where BuildingClass=&quot;BUILDINGCLASS_HOLLYWOOD&quot;/&gt;                &lt;Set PrereqTech=&quot;TECH_REPLACEABLE_PARTS&quot;/&gt;&lt;/Update&gt;" calcext:value-type="string">
            <text:p>&lt;Update&gt;&lt;Where BuildingClass="BUILDINGCLASS_HOLLYWOOD"/&gt; <text:s text:c="15"/>&lt;Set PrereqTech="TECH_REPLACEABLE_PARTS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Hubble</text:p>
          </table:table-cell>
          <table:table-cell office:value-type="string" calcext:value-type="string">
            <text:p>Rocketry</text:p>
          </table:table-cell>
          <table:table-cell/>
          <table:table-cell office:value-type="string" calcext:value-type="string">
            <text:p>Satellites</text:p>
          </table:table-cell>
          <table:table-cell/>
          <table:table-cell table:style-name="ce199" table:number-columns-repeated="2"/>
          <table:table-cell table:style-name="ce201" table:formula="of:=IF([.B81]=0;&quot;&quot;;&quot;&lt;Update&gt;&lt;Where BuildingClass=&quot;&quot;&quot;&amp;[.$F$32]&amp;UPPER([.$B81])&amp;&quot;&quot;&quot;/&gt;&quot;&amp;REPT(&quot; &quot;;25-LEN([.$B81]))&amp;&quot;&lt;Set PrereqTech=&quot;&quot;TECH_&quot;&amp;UPPER([.$C81])&amp;&quot;&quot;&quot;/&gt;&lt;/Update&gt;&quot;)" office:value-type="string" office:string-value="&lt;Update&gt;&lt;Where BuildingClass=&quot;BUILDINGCLASS_HUBBLE&quot;/&gt;                   &lt;Set PrereqTech=&quot;TECH_ROCKETRY&quot;/&gt;&lt;/Update&gt;" calcext:value-type="string">
            <text:p>&lt;Update&gt;&lt;Where BuildingClass="BUILDINGCLASS_HUBBLE"/&gt; <text:s text:c="18"/>&lt;Set PrereqTech="TECH_ROCKETRY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Itaipu_Dam</text:p>
          </table:table-cell>
          <table:table-cell office:value-type="string" calcext:value-type="string">
            <text:p>Electronics</text:p>
          </table:table-cell>
          <table:table-cell table:number-columns-repeated="3"/>
          <table:table-cell table:style-name="ce199" table:number-columns-repeated="2"/>
          <table:table-cell table:style-name="ce201" table:formula="of:=IF([.B82]=0;&quot;&quot;;&quot;&lt;Update&gt;&lt;Where BuildingClass=&quot;&quot;&quot;&amp;[.$F$32]&amp;UPPER([.$B82])&amp;&quot;&quot;&quot;/&gt;&quot;&amp;REPT(&quot; &quot;;25-LEN([.$B82]))&amp;&quot;&lt;Set PrereqTech=&quot;&quot;TECH_&quot;&amp;UPPER([.$C82])&amp;&quot;&quot;&quot;/&gt;&lt;/Update&gt;&quot;)" office:value-type="string" office:string-value="&lt;Update&gt;&lt;Where BuildingClass=&quot;BUILDINGCLASS_ITAIPU_DAM&quot;/&gt;               &lt;Set PrereqTech=&quot;TECH_ELECTRONICS&quot;/&gt;&lt;/Update&gt;" calcext:value-type="string">
            <text:p>&lt;Update&gt;&lt;Where BuildingClass="BUILDINGCLASS_ITAIPU_DAM"/&gt; <text:s text:c="14"/>&lt;Set PrereqTech="TECH_ELECTRONICS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Kremlin</text:p>
          </table:table-cell>
          <table:table-cell office:value-type="string" calcext:value-type="string">
            <text:p>Railroad</text:p>
          </table:table-cell>
          <table:table-cell/>
          <table:table-cell office:value-type="string" calcext:value-type="string">
            <text:p>Metallurgy</text:p>
          </table:table-cell>
          <table:table-cell/>
          <table:table-cell table:style-name="ce199" table:number-columns-repeated="2"/>
          <table:table-cell table:style-name="ce201" table:formula="of:=IF([.B83]=0;&quot;&quot;;&quot;&lt;Update&gt;&lt;Where BuildingClass=&quot;&quot;&quot;&amp;[.$F$32]&amp;UPPER([.$B83])&amp;&quot;&quot;&quot;/&gt;&quot;&amp;REPT(&quot; &quot;;25-LEN([.$B83]))&amp;&quot;&lt;Set PrereqTech=&quot;&quot;TECH_&quot;&amp;UPPER([.$C83])&amp;&quot;&quot;&quot;/&gt;&lt;/Update&gt;&quot;)" office:value-type="string" office:string-value="&lt;Update&gt;&lt;Where BuildingClass=&quot;BUILDINGCLASS_KREMLIN&quot;/&gt;                  &lt;Set PrereqTech=&quot;TECH_RAILROAD&quot;/&gt;&lt;/Update&gt;" calcext:value-type="string">
            <text:p>&lt;Update&gt;&lt;Where BuildingClass="BUILDINGCLASS_KREMLIN"/&gt; <text:s text:c="17"/>&lt;Set PrereqTech="TECH_RAILROAD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Large_Hadron_Collider</text:p>
          </table:table-cell>
          <table:table-cell office:value-type="string" calcext:value-type="string">
            <text:p>Particle_Physics</text:p>
          </table:table-cell>
          <table:table-cell table:number-columns-repeated="3"/>
          <table:table-cell table:style-name="ce199" table:number-columns-repeated="2"/>
          <table:table-cell table:style-name="ce201" table:formula="of:=IF([.B84]=0;&quot;&quot;;&quot;&lt;Update&gt;&lt;Where BuildingClass=&quot;&quot;&quot;&amp;[.$F$32]&amp;UPPER([.$B84])&amp;&quot;&quot;&quot;/&gt;&quot;&amp;REPT(&quot; &quot;;25-LEN([.$B84]))&amp;&quot;&lt;Set PrereqTech=&quot;&quot;TECH_&quot;&amp;UPPER([.$C84])&amp;&quot;&quot;&quot;/&gt;&lt;/Update&gt;&quot;)" office:value-type="string" office:string-value="&lt;Update&gt;&lt;Where BuildingClass=&quot;BUILDINGCLASS_LARGE_HADRON_COLLIDER&quot;/&gt;    &lt;Set PrereqTech=&quot;TECH_PARTICLE_PHYSICS&quot;/&gt;&lt;/Update&gt;" calcext:value-type="string">
            <text:p>&lt;Update&gt;&lt;Where BuildingClass="BUILDINGCLASS_LARGE_HADRON_COLLIDER"/&gt; <text:s text:c="3"/>&lt;Set PrereqTech="TECH_PARTICLE_PHYSICS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Leaning_Tower</text:p>
          </table:table-cell>
          <table:table-cell office:value-type="string" calcext:value-type="string">
            <text:p>Banking</text:p>
          </table:table-cell>
          <table:table-cell/>
          <table:table-cell office:value-type="string" calcext:value-type="string">
            <text:p>Printing_Press</text:p>
          </table:table-cell>
          <table:table-cell/>
          <table:table-cell table:style-name="ce199" table:number-columns-repeated="2"/>
          <table:table-cell table:style-name="ce201" table:formula="of:=IF([.B85]=0;&quot;&quot;;&quot;&lt;Update&gt;&lt;Where BuildingClass=&quot;&quot;&quot;&amp;[.$F$32]&amp;UPPER([.$B85])&amp;&quot;&quot;&quot;/&gt;&quot;&amp;REPT(&quot; &quot;;25-LEN([.$B85]))&amp;&quot;&lt;Set PrereqTech=&quot;&quot;TECH_&quot;&amp;UPPER([.$C85])&amp;&quot;&quot;&quot;/&gt;&lt;/Update&gt;&quot;)" office:value-type="string" office:string-value="&lt;Update&gt;&lt;Where BuildingClass=&quot;BUILDINGCLASS_LEANING_TOWER&quot;/&gt;            &lt;Set PrereqTech=&quot;TECH_BANKING&quot;/&gt;&lt;/Update&gt;" calcext:value-type="string">
            <text:p>&lt;Update&gt;&lt;Where BuildingClass="BUILDINGCLASS_LEANING_TOWER"/&gt; <text:s text:c="11"/>&lt;Set PrereqTech="TECH_BANKING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Machu_Pichu</text:p>
          </table:table-cell>
          <table:table-cell office:value-type="string" calcext:value-type="string">
            <text:p>Engineering</text:p>
          </table:table-cell>
          <table:table-cell/>
          <table:table-cell office:value-type="string" calcext:value-type="string">
            <text:p>Guilds</text:p>
          </table:table-cell>
          <table:table-cell/>
          <table:table-cell table:style-name="ce199" table:number-columns-repeated="2"/>
          <table:table-cell table:style-name="ce201" table:formula="of:=IF([.B86]=0;&quot;&quot;;&quot;&lt;Update&gt;&lt;Where BuildingClass=&quot;&quot;&quot;&amp;[.$F$32]&amp;UPPER([.$B86])&amp;&quot;&quot;&quot;/&gt;&quot;&amp;REPT(&quot; &quot;;25-LEN([.$B86]))&amp;&quot;&lt;Set PrereqTech=&quot;&quot;TECH_&quot;&amp;UPPER([.$C86])&amp;&quot;&quot;&quot;/&gt;&lt;/Update&gt;&quot;)" office:value-type="string" office:string-value="&lt;Update&gt;&lt;Where BuildingClass=&quot;BUILDINGCLASS_MACHU_PICHU&quot;/&gt;              &lt;Set PrereqTech=&quot;TECH_ENGINEERING&quot;/&gt;&lt;/Update&gt;" calcext:value-type="string">
            <text:p>&lt;Update&gt;&lt;Where BuildingClass="BUILDINGCLASS_MACHU_PICHU"/&gt; <text:s text:c="13"/>&lt;Set PrereqTech="TECH_ENGINEERING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Mausoleum_Halicarnassus</text:p>
          </table:table-cell>
          <table:table-cell office:value-type="string" calcext:value-type="string">
            <text:p>Horseback_Riding</text:p>
          </table:table-cell>
          <table:table-cell/>
          <table:table-cell office:value-type="string" calcext:value-type="string">
            <text:p>Masonry</text:p>
          </table:table-cell>
          <table:table-cell/>
          <table:table-cell table:style-name="ce199" table:number-columns-repeated="2"/>
          <table:table-cell table:style-name="ce201" table:formula="of:=IF([.B87]=0;&quot;&quot;;&quot;&lt;Update&gt;&lt;Where BuildingClass=&quot;&quot;&quot;&amp;[.$F$32]&amp;UPPER([.$B87])&amp;&quot;&quot;&quot;/&gt;&quot;&amp;REPT(&quot; &quot;;25-LEN([.$B87]))&amp;&quot;&lt;Set PrereqTech=&quot;&quot;TECH_&quot;&amp;UPPER([.$C87])&amp;&quot;&quot;&quot;/&gt;&lt;/Update&gt;&quot;)" office:value-type="string" office:string-value="&lt;Update&gt;&lt;Where BuildingClass=&quot;BUILDINGCLASS_MAUSOLEUM_HALICARNASSUS&quot;/&gt;  &lt;Set PrereqTech=&quot;TECH_HORSEBACK_RIDING&quot;/&gt;&lt;/Update&gt;" calcext:value-type="string">
            <text:p>&lt;Update&gt;&lt;Where BuildingClass="BUILDINGCLASS_MAUSOLEUM_HALICARNASSUS"/&gt; <text:s/>&lt;Set PrereqTech="TECH_HORSEBACK_RIDING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Neuschwanstein</text:p>
          </table:table-cell>
          <table:table-cell office:value-type="string" calcext:value-type="string">
            <text:p>Replaceable_Parts</text:p>
          </table:table-cell>
          <table:table-cell/>
          <table:table-cell office:value-type="string" calcext:value-type="string">
            <text:p>Masonry</text:p>
          </table:table-cell>
          <table:table-cell/>
          <table:table-cell table:style-name="ce199" table:number-columns-repeated="2"/>
          <table:table-cell table:style-name="ce201" table:formula="of:=IF([.B88]=0;&quot;&quot;;&quot;&lt;Update&gt;&lt;Where BuildingClass=&quot;&quot;&quot;&amp;[.$F$32]&amp;UPPER([.$B88])&amp;&quot;&quot;&quot;/&gt;&quot;&amp;REPT(&quot; &quot;;25-LEN([.$B88]))&amp;&quot;&lt;Set PrereqTech=&quot;&quot;TECH_&quot;&amp;UPPER([.$C88])&amp;&quot;&quot;&quot;/&gt;&lt;/Update&gt;&quot;)" office:value-type="string" office:string-value="&lt;Update&gt;&lt;Where BuildingClass=&quot;BUILDINGCLASS_NEUSCHWANSTEIN&quot;/&gt;           &lt;Set PrereqTech=&quot;TECH_REPLACEABLE_PARTS&quot;/&gt;&lt;/Update&gt;" calcext:value-type="string">
            <text:p>&lt;Update&gt;&lt;Where BuildingClass="BUILDINGCLASS_NEUSCHWANSTEIN"/&gt; <text:s text:c="10"/>&lt;Set PrereqTech="TECH_REPLACEABLE_PARTS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Oracle</text:p>
          </table:table-cell>
          <table:table-cell office:value-type="string" calcext:value-type="string">
            <text:p>Drama</text:p>
          </table:table-cell>
          <table:table-cell/>
          <table:table-cell office:value-type="string" calcext:value-type="string">
            <text:p>Philosophy</text:p>
          </table:table-cell>
          <table:table-cell/>
          <table:table-cell table:style-name="ce199" table:number-columns-repeated="2"/>
          <table:table-cell table:style-name="ce201" table:formula="of:=IF([.B89]=0;&quot;&quot;;&quot;&lt;Update&gt;&lt;Where BuildingClass=&quot;&quot;&quot;&amp;[.$F$32]&amp;UPPER([.$B89])&amp;&quot;&quot;&quot;/&gt;&quot;&amp;REPT(&quot; &quot;;25-LEN([.$B89]))&amp;&quot;&lt;Set PrereqTech=&quot;&quot;TECH_&quot;&amp;UPPER([.$C89])&amp;&quot;&quot;&quot;/&gt;&lt;/Update&gt;&quot;)" office:value-type="string" office:string-value="&lt;Update&gt;&lt;Where BuildingClass=&quot;BUILDINGCLASS_ORACLE&quot;/&gt;                   &lt;Set PrereqTech=&quot;TECH_DRAMA&quot;/&gt;&lt;/Update&gt;" calcext:value-type="string">
            <text:p>&lt;Update&gt;&lt;Where BuildingClass="BUILDINGCLASS_ORACLE"/&gt; <text:s text:c="18"/>&lt;Set PrereqTech="TECH_DRAMA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Panama_Canal</text:p>
          </table:table-cell>
          <table:table-cell office:value-type="string" calcext:value-type="string">
            <text:p>Dynamite</text:p>
          </table:table-cell>
          <table:table-cell table:number-columns-repeated="3"/>
          <table:table-cell table:style-name="ce199" table:number-columns-repeated="2"/>
          <table:table-cell table:style-name="ce201" table:formula="of:=IF([.B90]=0;&quot;&quot;;&quot;&lt;Update&gt;&lt;Where BuildingClass=&quot;&quot;&quot;&amp;[.$F$32]&amp;UPPER([.$B90])&amp;&quot;&quot;&quot;/&gt;&quot;&amp;REPT(&quot; &quot;;25-LEN([.$B90]))&amp;&quot;&lt;Set PrereqTech=&quot;&quot;TECH_&quot;&amp;UPPER([.$C90])&amp;&quot;&quot;&quot;/&gt;&lt;/Update&gt;&quot;)" office:value-type="string" office:string-value="&lt;Update&gt;&lt;Where BuildingClass=&quot;BUILDINGCLASS_PANAMA_CANAL&quot;/&gt;             &lt;Set PrereqTech=&quot;TECH_DYNAMITE&quot;/&gt;&lt;/Update&gt;" calcext:value-type="string">
            <text:p>&lt;Update&gt;&lt;Where BuildingClass="BUILDINGCLASS_PANAMA_CANAL"/&gt; <text:s text:c="12"/>&lt;Set PrereqTech="TECH_DYNAMITE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Parthenon</text:p>
          </table:table-cell>
          <table:table-cell office:value-type="string" calcext:value-type="string">
            <text:p>Philosophy</text:p>
          </table:table-cell>
          <table:table-cell/>
          <table:table-cell office:value-type="string" calcext:value-type="string">
            <text:p>Drama</text:p>
          </table:table-cell>
          <table:table-cell/>
          <table:table-cell table:style-name="ce199" table:number-columns-repeated="2"/>
          <table:table-cell table:style-name="ce201" table:formula="of:=IF([.B91]=0;&quot;&quot;;&quot;&lt;Update&gt;&lt;Where BuildingClass=&quot;&quot;&quot;&amp;[.$F$32]&amp;UPPER([.$B91])&amp;&quot;&quot;&quot;/&gt;&quot;&amp;REPT(&quot; &quot;;25-LEN([.$B91]))&amp;&quot;&lt;Set PrereqTech=&quot;&quot;TECH_&quot;&amp;UPPER([.$C91])&amp;&quot;&quot;&quot;/&gt;&lt;/Update&gt;&quot;)" office:value-type="string" office:string-value="&lt;Update&gt;&lt;Where BuildingClass=&quot;BUILDINGCLASS_PARTHENON&quot;/&gt;                &lt;Set PrereqTech=&quot;TECH_PHILOSOPHY&quot;/&gt;&lt;/Update&gt;" calcext:value-type="string">
            <text:p>&lt;Update&gt;&lt;Where BuildingClass="BUILDINGCLASS_PARTHENON"/&gt; <text:s text:c="15"/>&lt;Set PrereqTech="TECH_PHILOSOPHY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Petra</text:p>
          </table:table-cell>
          <table:table-cell office:value-type="string" calcext:value-type="string">
            <text:p>Construction</text:p>
          </table:table-cell>
          <table:table-cell/>
          <table:table-cell office:value-type="string" calcext:value-type="string">
            <text:p>Currency</text:p>
          </table:table-cell>
          <table:table-cell/>
          <table:table-cell table:style-name="ce199" table:number-columns-repeated="2"/>
          <table:table-cell table:style-name="ce201" table:formula="of:=IF([.B92]=0;&quot;&quot;;&quot;&lt;Update&gt;&lt;Where BuildingClass=&quot;&quot;&quot;&amp;[.$F$32]&amp;UPPER([.$B92])&amp;&quot;&quot;&quot;/&gt;&quot;&amp;REPT(&quot; &quot;;25-LEN([.$B92]))&amp;&quot;&lt;Set PrereqTech=&quot;&quot;TECH_&quot;&amp;UPPER([.$C92])&amp;&quot;&quot;&quot;/&gt;&lt;/Update&gt;&quot;)" office:value-type="string" office:string-value="&lt;Update&gt;&lt;Where BuildingClass=&quot;BUILDINGCLASS_PETRA&quot;/&gt;                    &lt;Set PrereqTech=&quot;TECH_CONSTRUCTION&quot;/&gt;&lt;/Update&gt;" calcext:value-type="string">
            <text:p>&lt;Update&gt;&lt;Where BuildingClass="BUILDINGCLASS_PETRA"/&gt; <text:s text:c="19"/>&lt;Set PrereqTech="TECH_CONSTRUCTION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Porcelain_Tower</text:p>
          </table:table-cell>
          <table:table-cell office:value-type="string" calcext:value-type="string">
            <text:p>Education</text:p>
          </table:table-cell>
          <table:table-cell/>
          <table:table-cell office:value-type="string" calcext:value-type="string">
            <text:p>Architecture</text:p>
          </table:table-cell>
          <table:table-cell/>
          <table:table-cell table:style-name="ce199" table:number-columns-repeated="2"/>
          <table:table-cell table:style-name="ce201" table:formula="of:=IF([.B93]=0;&quot;&quot;;&quot;&lt;Update&gt;&lt;Where BuildingClass=&quot;&quot;&quot;&amp;[.$F$32]&amp;UPPER([.$B93])&amp;&quot;&quot;&quot;/&gt;&quot;&amp;REPT(&quot; &quot;;25-LEN([.$B93]))&amp;&quot;&lt;Set PrereqTech=&quot;&quot;TECH_&quot;&amp;UPPER([.$C93])&amp;&quot;&quot;&quot;/&gt;&lt;/Update&gt;&quot;)" office:value-type="string" office:string-value="&lt;Update&gt;&lt;Where BuildingClass=&quot;BUILDINGCLASS_PORCELAIN_TOWER&quot;/&gt;          &lt;Set PrereqTech=&quot;TECH_EDUCATION&quot;/&gt;&lt;/Update&gt;" calcext:value-type="string">
            <text:p>&lt;Update&gt;&lt;Where BuildingClass="BUILDINGCLASS_PORCELAIN_TOWER"/&gt; <text:s text:c="9"/>&lt;Set PrereqTech="TECH_EDUCATION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Prora_Resort</text:p>
          </table:table-cell>
          <table:table-cell office:value-type="string" calcext:value-type="string">
            <text:p>Replaceable_Parts</text:p>
          </table:table-cell>
          <table:table-cell/>
          <table:table-cell office:value-type="string" calcext:value-type="string">
            <text:p>Flight</text:p>
          </table:table-cell>
          <table:table-cell/>
          <table:table-cell table:style-name="ce199" table:number-columns-repeated="2"/>
          <table:table-cell table:style-name="ce201" table:formula="of:=IF([.B94]=0;&quot;&quot;;&quot;&lt;Update&gt;&lt;Where BuildingClass=&quot;&quot;&quot;&amp;[.$F$32]&amp;UPPER([.$B94])&amp;&quot;&quot;&quot;/&gt;&quot;&amp;REPT(&quot; &quot;;25-LEN([.$B94]))&amp;&quot;&lt;Set PrereqTech=&quot;&quot;TECH_&quot;&amp;UPPER([.$C94])&amp;&quot;&quot;&quot;/&gt;&lt;/Update&gt;&quot;)" office:value-type="string" office:string-value="&lt;Update&gt;&lt;Where BuildingClass=&quot;BUILDINGCLASS_PRORA_RESORT&quot;/&gt;             &lt;Set PrereqTech=&quot;TECH_REPLACEABLE_PARTS&quot;/&gt;&lt;/Update&gt;" calcext:value-type="string">
            <text:p>&lt;Update&gt;&lt;Where BuildingClass="BUILDINGCLASS_PRORA_RESORT"/&gt; <text:s text:c="12"/>&lt;Set PrereqTech="TECH_REPLACEABLE_PARTS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Pyramid</text:p>
          </table:table-cell>
          <table:table-cell office:value-type="string" calcext:value-type="string">
            <text:p>Trapping</text:p>
          </table:table-cell>
          <table:table-cell/>
          <table:table-cell office:value-type="string" calcext:value-type="string">
            <text:p>Masonry</text:p>
          </table:table-cell>
          <table:table-cell/>
          <table:table-cell table:style-name="ce199" table:number-columns-repeated="2"/>
          <table:table-cell table:style-name="ce201" table:formula="of:=IF([.B95]=0;&quot;&quot;;&quot;&lt;Update&gt;&lt;Where BuildingClass=&quot;&quot;&quot;&amp;[.$F$32]&amp;UPPER([.$B95])&amp;&quot;&quot;&quot;/&gt;&quot;&amp;REPT(&quot; &quot;;25-LEN([.$B95]))&amp;&quot;&lt;Set PrereqTech=&quot;&quot;TECH_&quot;&amp;UPPER([.$C95])&amp;&quot;&quot;&quot;/&gt;&lt;/Update&gt;&quot;)" office:value-type="string" office:string-value="&lt;Update&gt;&lt;Where BuildingClass=&quot;BUILDINGCLASS_PYRAMID&quot;/&gt;                  &lt;Set PrereqTech=&quot;TECH_TRAPPING&quot;/&gt;&lt;/Update&gt;" calcext:value-type="string">
            <text:p>&lt;Update&gt;&lt;Where BuildingClass="BUILDINGCLASS_PYRAMID"/&gt; <text:s text:c="17"/>&lt;Set PrereqTech="TECH_TRAPPING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Sistine_Chapel</text:p>
          </table:table-cell>
          <table:table-cell office:value-type="string" calcext:value-type="string">
            <text:p>Architecture</text:p>
          </table:table-cell>
          <table:table-cell/>
          <table:table-cell office:value-type="string" calcext:value-type="string">
            <text:p>Acoustics</text:p>
          </table:table-cell>
          <table:table-cell/>
          <table:table-cell table:style-name="ce199" table:number-columns-repeated="2"/>
          <table:table-cell table:style-name="ce201" table:formula="of:=IF([.B96]=0;&quot;&quot;;&quot;&lt;Update&gt;&lt;Where BuildingClass=&quot;&quot;&quot;&amp;[.$F$32]&amp;UPPER([.$B96])&amp;&quot;&quot;&quot;/&gt;&quot;&amp;REPT(&quot; &quot;;25-LEN([.$B96]))&amp;&quot;&lt;Set PrereqTech=&quot;&quot;TECH_&quot;&amp;UPPER([.$C96])&amp;&quot;&quot;&quot;/&gt;&lt;/Update&gt;&quot;)" office:value-type="string" office:string-value="&lt;Update&gt;&lt;Where BuildingClass=&quot;BUILDINGCLASS_SISTINE_CHAPEL&quot;/&gt;           &lt;Set PrereqTech=&quot;TECH_ARCHITECTURE&quot;/&gt;&lt;/Update&gt;" calcext:value-type="string">
            <text:p>&lt;Update&gt;&lt;Where BuildingClass="BUILDINGCLASS_SISTINE_CHAPEL"/&gt; <text:s text:c="10"/>&lt;Set PrereqTech="TECH_ARCHITECTURE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Statue_of_Liberty</text:p>
          </table:table-cell>
          <table:table-cell office:value-type="string" calcext:value-type="string">
            <text:p>Refrigeration</text:p>
          </table:table-cell>
          <table:table-cell/>
          <table:table-cell office:value-type="string" calcext:value-type="string">
            <text:p>Plastics</text:p>
          </table:table-cell>
          <table:table-cell/>
          <table:table-cell table:style-name="ce199" table:number-columns-repeated="2"/>
          <table:table-cell table:style-name="ce201" table:formula="of:=IF([.B97]=0;&quot;&quot;;&quot;&lt;Update&gt;&lt;Where BuildingClass=&quot;&quot;&quot;&amp;[.$F$32]&amp;UPPER([.$B97])&amp;&quot;&quot;&quot;/&gt;&quot;&amp;REPT(&quot; &quot;;25-LEN([.$B97]))&amp;&quot;&lt;Set PrereqTech=&quot;&quot;TECH_&quot;&amp;UPPER([.$C97])&amp;&quot;&quot;&quot;/&gt;&lt;/Update&gt;&quot;)" office:value-type="string" office:string-value="&lt;Update&gt;&lt;Where BuildingClass=&quot;BUILDINGCLASS_STATUE_OF_LIBERTY&quot;/&gt;        &lt;Set PrereqTech=&quot;TECH_REFRIGERATION&quot;/&gt;&lt;/Update&gt;" calcext:value-type="string">
            <text:p>&lt;Update&gt;&lt;Where BuildingClass="BUILDINGCLASS_STATUE_OF_LIBERTY"/&gt; <text:s text:c="7"/>&lt;Set PrereqTech="TECH_REFRIGERATION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Statue_Zeus</text:p>
          </table:table-cell>
          <table:table-cell office:value-type="string" calcext:value-type="string">
            <text:p>Mathematics</text:p>
          </table:table-cell>
          <table:table-cell/>
          <table:table-cell office:value-type="string" calcext:value-type="string">
            <text:p>Bronze_Working</text:p>
          </table:table-cell>
          <table:table-cell/>
          <table:table-cell table:style-name="ce199" table:number-columns-repeated="2"/>
          <table:table-cell table:style-name="ce201" table:formula="of:=IF([.B98]=0;&quot;&quot;;&quot;&lt;Update&gt;&lt;Where BuildingClass=&quot;&quot;&quot;&amp;[.$F$32]&amp;UPPER([.$B98])&amp;&quot;&quot;&quot;/&gt;&quot;&amp;REPT(&quot; &quot;;25-LEN([.$B98]))&amp;&quot;&lt;Set PrereqTech=&quot;&quot;TECH_&quot;&amp;UPPER([.$C98])&amp;&quot;&quot;&quot;/&gt;&lt;/Update&gt;&quot;)" office:value-type="string" office:string-value="&lt;Update&gt;&lt;Where BuildingClass=&quot;BUILDINGCLASS_STATUE_ZEUS&quot;/&gt;              &lt;Set PrereqTech=&quot;TECH_MATHEMATICS&quot;/&gt;&lt;/Update&gt;" calcext:value-type="string">
            <text:p>&lt;Update&gt;&lt;Where BuildingClass="BUILDINGCLASS_STATUE_ZEUS"/&gt; <text:s text:c="13"/>&lt;Set PrereqTech="TECH_MATHEMATICS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Stonehenge</text:p>
          </table:table-cell>
          <table:table-cell office:value-type="string" calcext:value-type="string">
            <text:p>Calendar</text:p>
          </table:table-cell>
          <table:table-cell/>
          <table:table-cell office:value-type="string" calcext:value-type="string">
            <text:p>Calendar</text:p>
          </table:table-cell>
          <table:table-cell/>
          <table:table-cell table:style-name="ce199" table:number-columns-repeated="2"/>
          <table:table-cell table:style-name="ce201" table:formula="of:=IF([.B99]=0;&quot;&quot;;&quot;&lt;Update&gt;&lt;Where BuildingClass=&quot;&quot;&quot;&amp;[.$F$32]&amp;UPPER([.$B99])&amp;&quot;&quot;&quot;/&gt;&quot;&amp;REPT(&quot; &quot;;25-LEN([.$B99]))&amp;&quot;&lt;Set PrereqTech=&quot;&quot;TECH_&quot;&amp;UPPER([.$C99])&amp;&quot;&quot;&quot;/&gt;&lt;/Update&gt;&quot;)" office:value-type="string" office:string-value="&lt;Update&gt;&lt;Where BuildingClass=&quot;BUILDINGCLASS_STONEHENGE&quot;/&gt;               &lt;Set PrereqTech=&quot;TECH_CALENDAR&quot;/&gt;&lt;/Update&gt;" calcext:value-type="string">
            <text:p>&lt;Update&gt;&lt;Where BuildingClass="BUILDINGCLASS_STONEHENGE"/&gt; <text:s text:c="14"/>&lt;Set PrereqTech="TECH_CALENDAR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Taj_Mahal</text:p>
          </table:table-cell>
          <table:table-cell office:value-type="string" calcext:value-type="string">
            <text:p>Printing_Press</text:p>
          </table:table-cell>
          <table:table-cell/>
          <table:table-cell office:value-type="string" calcext:value-type="string">
            <text:p>Architecture</text:p>
          </table:table-cell>
          <table:table-cell/>
          <table:table-cell table:style-name="ce199" table:number-columns-repeated="2"/>
          <table:table-cell table:style-name="ce201" table:formula="of:=IF([.B100]=0;&quot;&quot;;&quot;&lt;Update&gt;&lt;Where BuildingClass=&quot;&quot;&quot;&amp;[.$F$32]&amp;UPPER([.$B100])&amp;&quot;&quot;&quot;/&gt;&quot;&amp;REPT(&quot; &quot;;25-LEN([.$B100]))&amp;&quot;&lt;Set PrereqTech=&quot;&quot;TECH_&quot;&amp;UPPER([.$C100])&amp;&quot;&quot;&quot;/&gt;&lt;/Update&gt;&quot;)" office:value-type="string" office:string-value="&lt;Update&gt;&lt;Where BuildingClass=&quot;BUILDINGCLASS_TAJ_MAHAL&quot;/&gt;                &lt;Set PrereqTech=&quot;TECH_PRINTING_PRESS&quot;/&gt;&lt;/Update&gt;" calcext:value-type="string">
            <text:p>&lt;Update&gt;&lt;Where BuildingClass="BUILDINGCLASS_TAJ_MAHAL"/&gt; <text:s text:c="15"/>&lt;Set PrereqTech="TECH_PRINTING_PRESS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Terracotta_Army</text:p>
          </table:table-cell>
          <table:table-cell office:value-type="string" calcext:value-type="string">
            <text:p>Calendar</text:p>
          </table:table-cell>
          <table:table-cell/>
          <table:table-cell office:value-type="string" calcext:value-type="string">
            <text:p>Construction</text:p>
          </table:table-cell>
          <table:table-cell/>
          <table:table-cell table:style-name="ce199" table:number-columns-repeated="2"/>
          <table:table-cell table:style-name="ce201" table:formula="of:=IF([.B101]=0;&quot;&quot;;&quot;&lt;Update&gt;&lt;Where BuildingClass=&quot;&quot;&quot;&amp;[.$F$32]&amp;UPPER([.$B101])&amp;&quot;&quot;&quot;/&gt;&quot;&amp;REPT(&quot; &quot;;25-LEN([.$B101]))&amp;&quot;&lt;Set PrereqTech=&quot;&quot;TECH_&quot;&amp;UPPER([.$C101])&amp;&quot;&quot;&quot;/&gt;&lt;/Update&gt;&quot;)" office:value-type="string" office:string-value="&lt;Update&gt;&lt;Where BuildingClass=&quot;BUILDINGCLASS_TERRACOTTA_ARMY&quot;/&gt;          &lt;Set PrereqTech=&quot;TECH_CALENDAR&quot;/&gt;&lt;/Update&gt;" calcext:value-type="string">
            <text:p>&lt;Update&gt;&lt;Where BuildingClass="BUILDINGCLASS_TERRACOTTA_ARMY"/&gt; <text:s text:c="9"/>&lt;Set PrereqTech="TECH_CALENDAR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Uffizi</text:p>
          </table:table-cell>
          <table:table-cell office:value-type="string" calcext:value-type="string">
            <text:p>Acoustics</text:p>
          </table:table-cell>
          <table:table-cell/>
          <table:table-cell office:value-type="string" calcext:value-type="string">
            <text:p>Architecture</text:p>
          </table:table-cell>
          <table:table-cell/>
          <table:table-cell table:style-name="ce199" table:number-columns-repeated="2"/>
          <table:table-cell table:style-name="ce201" table:formula="of:=IF([.B102]=0;&quot;&quot;;&quot;&lt;Update&gt;&lt;Where BuildingClass=&quot;&quot;&quot;&amp;[.$F$32]&amp;UPPER([.$B102])&amp;&quot;&quot;&quot;/&gt;&quot;&amp;REPT(&quot; &quot;;25-LEN([.$B102]))&amp;&quot;&lt;Set PrereqTech=&quot;&quot;TECH_&quot;&amp;UPPER([.$C102])&amp;&quot;&quot;&quot;/&gt;&lt;/Update&gt;&quot;)" office:value-type="string" office:string-value="&lt;Update&gt;&lt;Where BuildingClass=&quot;BUILDINGCLASS_UFFIZI&quot;/&gt;                   &lt;Set PrereqTech=&quot;TECH_ACOUSTICS&quot;/&gt;&lt;/Update&gt;" calcext:value-type="string">
            <text:p>&lt;Update&gt;&lt;Where BuildingClass="BUILDINGCLASS_UFFIZI"/&gt; <text:s text:c="18"/>&lt;Set PrereqTech="TECH_ACOUSTICS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Wat_Phra_Kaew</text:p>
          </table:table-cell>
          <table:table-cell office:value-type="string" calcext:value-type="string">
            <text:p>Acoustics</text:p>
          </table:table-cell>
          <table:table-cell table:number-columns-repeated="3"/>
          <table:table-cell table:style-name="ce199" table:number-columns-repeated="2"/>
          <table:table-cell table:style-name="ce201" table:formula="of:=IF([.B103]=0;&quot;&quot;;&quot;&lt;Update&gt;&lt;Where BuildingClass=&quot;&quot;&quot;&amp;[.$F$32]&amp;UPPER([.$B103])&amp;&quot;&quot;&quot;/&gt;&quot;&amp;REPT(&quot; &quot;;25-LEN([.$B103]))&amp;&quot;&lt;Set PrereqTech=&quot;&quot;TECH_&quot;&amp;UPPER([.$C103])&amp;&quot;&quot;&quot;/&gt;&lt;/Update&gt;&quot;)" office:value-type="string" office:string-value="&lt;Update&gt;&lt;Where BuildingClass=&quot;BUILDINGCLASS_WAT_PHRA_KAEW&quot;/&gt;            &lt;Set PrereqTech=&quot;TECH_ACOUSTICS&quot;/&gt;&lt;/Update&gt;" calcext:value-type="string">
            <text:p>&lt;Update&gt;&lt;Where BuildingClass="BUILDINGCLASS_WAT_PHRA_KAEW"/&gt; <text:s text:c="11"/>&lt;Set PrereqTech="TECH_ACOUSTICS"/&gt;&lt;/Update&gt;</text:p>
          </table:table-cell>
          <table:table-cell table:number-columns-repeated="1015"/>
        </table:table-row>
        <table:table-row table:style-name="ro14">
          <table:table-cell table:number-columns-repeated="6"/>
          <table:table-cell table:style-name="ce199" table:number-columns-repeated="2"/>
          <table:table-cell table:style-name="ce201" table:formula="of:=IF([.B104]=0;&quot;&quot;;&quot;&lt;Update&gt;&lt;Where BuildingClass=&quot;&quot;&quot;&amp;[.$F$32]&amp;UPPER([.$B104])&amp;&quot;&quot;&quot;/&gt;&quot;&amp;REPT(&quot; &quot;;25-LEN([.$B104]))&amp;&quot;&lt;Set PrereqTech=&quot;&quot;TECH_&quot;&amp;UPPER([.$C104])&amp;&quot;&quot;&quot;/&gt;&lt;/Update&gt;&quot;)">
            <text:p/>
          </table:table-cell>
          <table:table-cell table:number-columns-repeated="1015"/>
        </table:table-row>
        <table:table-row table:style-name="ro14">
          <table:table-cell table:style-name="ce29" table:number-columns-repeated="6"/>
          <table:table-cell table:style-name="ce198"/>
          <table:table-cell table:style-name="ce200" office:value-type="string" calcext:value-type="string" table:number-columns-spanned="2" table:number-rows-spanned="1">
            <text:p>&lt;/<text:span text:style-name="T1">Buildings</text:span><text:span text:style-name="T2">&gt;</text:span></text:p>
          </table:table-cell>
          <table:covered-table-cell table:style-name="ce200"/>
          <table:table-cell table:style-name="ce29" table:number-columns-repeated="1015"/>
        </table:table-row>
        <table:table-row table:style-name="ro14">
          <table:table-cell table:style-name="ce29" table:number-columns-repeated="5"/>
          <table:table-cell table:style-name="ce29" office:value-type="string" calcext:value-type="string">
            <text:p>BUILDING_</text:p>
          </table:table-cell>
          <table:table-cell table:style-name="ce198"/>
          <table:table-cell table:style-name="ce200" office:value-type="string" calcext:value-type="string" table:number-columns-spanned="2" table:number-rows-spanned="1">
            <text:p>&lt;<text:span text:style-name="T1">Buildings</text:span><text:span text:style-name="T2">&gt;</text:span></text:p>
          </table:table-cell>
          <table:covered-table-cell table:style-name="ce200"/>
          <table:table-cell table:style-name="ce29" table:number-columns-repeated="1015"/>
        </table:table-row>
        <table:table-row table:style-name="ro14">
          <table:table-cell/>
          <table:table-cell office:value-type="string" calcext:value-type="string">
            <text:p>English_Steam_Mill</text:p>
          </table:table-cell>
          <table:table-cell office:value-type="string" calcext:value-type="string">
            <text:p>Steam_Power</text:p>
          </table:table-cell>
          <table:table-cell/>
          <table:table-cell office:value-type="string" calcext:value-type="string">
            <text:p>Steam_Power</text:p>
          </table:table-cell>
          <table:table-cell/>
          <table:table-cell table:style-name="ce199" table:number-columns-repeated="2"/>
          <table:table-cell table:style-name="ce201" table:formula="of:=IF([.B107]=0;&quot;&quot;;&quot;&lt;Update&gt;&lt;Where Type=&quot;&quot;&quot;&amp;[.F$106]&amp;UPPER([.$B107])&amp;&quot;&quot;&quot;/&gt;&quot;&amp;REPT(&quot; &quot;;25-LEN([.$B107]))&amp;&quot;&lt;Set PrereqTech=&quot;&quot;TECH_&quot;&amp;UPPER([.$C107])&amp;&quot;&quot;&quot;/&gt;&lt;/Update&gt;&quot;)" office:value-type="string" office:string-value="&lt;Update&gt;&lt;Where Type=&quot;BUILDING_ENGLISH_STEAM_MILL&quot;/&gt;       &lt;Set PrereqTech=&quot;TECH_STEAM_POWER&quot;/&gt;&lt;/Update&gt;" calcext:value-type="string">
            <text:p>&lt;Update&gt;&lt;Where Type="BUILDING_ENGLISH_STEAM_MILL"/&gt; <text:s text:c="6"/>&lt;Set PrereqTech="TECH_STEAM_POWER"/&gt;&lt;/Update&gt;</text:p>
          </table:table-cell>
          <table:table-cell table:number-columns-repeated="1015"/>
        </table:table-row>
        <table:table-row table:style-name="ro14">
          <table:table-cell table:number-columns-repeated="6"/>
          <table:table-cell table:style-name="ce199" table:number-columns-repeated="2"/>
          <table:table-cell table:style-name="ce201" table:formula="of:=IF([.B108]=0;&quot;&quot;;&quot;&lt;Update&gt;&lt;Where Type=&quot;&quot;&quot;&amp;[.F$106]&amp;UPPER([.$B108])&amp;&quot;&quot;&quot;/&gt;&quot;&amp;REPT(&quot; &quot;;25-LEN([.$B108]))&amp;&quot;&lt;Set PrereqTech=&quot;&quot;TECH_&quot;&amp;UPPER([.$C108])&amp;&quot;&quot;&quot;/&gt;&lt;/Update&gt;&quot;)">
            <text:p/>
          </table:table-cell>
          <table:table-cell table:number-columns-repeated="1015"/>
        </table:table-row>
        <table:table-row table:style-name="ro14">
          <table:table-cell table:number-columns-repeated="6"/>
          <table:table-cell table:style-name="ce199" table:number-columns-repeated="2"/>
          <table:table-cell table:style-name="ce201" table:formula="of:=IF([.B109]=0;&quot;&quot;;&quot;&lt;Update&gt;&lt;Where Type=&quot;&quot;&quot;&amp;[.F$106]&amp;UPPER([.$B109])&amp;&quot;&quot;&quot;/&gt;&quot;&amp;REPT(&quot; &quot;;25-LEN([.$B109]))&amp;&quot;&lt;Set PrereqTech=&quot;&quot;TECH_&quot;&amp;UPPER([.$C109])&amp;&quot;&quot;&quot;/&gt;&lt;/Update&gt;&quot;)">
            <text:p/>
          </table:table-cell>
          <table:table-cell table:number-columns-repeated="1015"/>
        </table:table-row>
        <table:table-row table:style-name="ro14">
          <table:table-cell table:number-columns-repeated="6"/>
          <table:table-cell table:style-name="ce199" table:number-columns-repeated="2"/>
          <table:table-cell table:style-name="ce201" table:formula="of:=IF([.B110]=0;&quot;&quot;;&quot;&lt;Update&gt;&lt;Where Type=&quot;&quot;&quot;&amp;[.F$106]&amp;UPPER([.$B110])&amp;&quot;&quot;&quot;/&gt;&quot;&amp;REPT(&quot; &quot;;25-LEN([.$B110]))&amp;&quot;&lt;Set PrereqTech=&quot;&quot;TECH_&quot;&amp;UPPER([.$C110])&amp;&quot;&quot;&quot;/&gt;&lt;/Update&gt;&quot;)">
            <text:p/>
          </table:table-cell>
          <table:table-cell table:number-columns-repeated="1015"/>
        </table:table-row>
        <table:table-row table:style-name="ro14">
          <table:table-cell table:number-columns-repeated="6"/>
          <table:table-cell table:style-name="ce199" table:number-columns-repeated="2"/>
          <table:table-cell table:style-name="ce201" table:formula="of:=IF([.B111]=0;&quot;&quot;;&quot;&lt;Update&gt;&lt;Where Type=&quot;&quot;&quot;&amp;[.F$106]&amp;UPPER([.$B111])&amp;&quot;&quot;&quot;/&gt;&quot;&amp;REPT(&quot; &quot;;25-LEN([.$B111]))&amp;&quot;&lt;Set PrereqTech=&quot;&quot;TECH_&quot;&amp;UPPER([.$C111])&amp;&quot;&quot;&quot;/&gt;&lt;/Update&gt;&quot;)">
            <text:p/>
          </table:table-cell>
          <table:table-cell table:number-columns-repeated="1015"/>
        </table:table-row>
        <table:table-row table:style-name="ro14">
          <table:table-cell table:number-columns-repeated="6"/>
          <table:table-cell table:style-name="ce199" table:number-columns-repeated="2"/>
          <table:table-cell table:style-name="ce201"/>
          <table:table-cell table:number-columns-repeated="1015"/>
        </table:table-row>
        <table:table-row table:style-name="ro14">
          <table:table-cell table:style-name="ce29" table:number-columns-repeated="6"/>
          <table:table-cell table:style-name="ce198"/>
          <table:table-cell table:style-name="ce200" office:value-type="string" calcext:value-type="string" table:number-columns-spanned="2" table:number-rows-spanned="1">
            <text:p>&lt;/<text:span text:style-name="T1">Buildings</text:span><text:span text:style-name="T2">&gt;</text:span></text:p>
          </table:table-cell>
          <table:covered-table-cell table:style-name="ce200"/>
          <table:table-cell table:style-name="ce29" table:number-columns-repeated="1015"/>
        </table:table-row>
        <table:table-row table:style-name="ro14">
          <table:table-cell table:style-name="ce29" table:number-columns-repeated="5"/>
          <table:table-cell table:style-name="ce29" office:value-type="string" calcext:value-type="string">
            <text:p>UNIT_</text:p>
          </table:table-cell>
          <table:table-cell table:style-name="ce198"/>
          <table:table-cell table:style-name="ce200" office:value-type="string" calcext:value-type="string" table:number-columns-spanned="2" table:number-rows-spanned="1">
            <text:p>&lt;<text:span text:style-name="T1">Units</text:span><text:span text:style-name="T2">&gt;</text:span></text:p>
          </table:table-cell>
          <table:covered-table-cell table:style-name="ce200"/>
          <table:table-cell table:style-name="ce29" table:number-columns-repeated="1015"/>
        </table:table-row>
        <table:table-row table:style-name="ro14">
          <table:table-cell/>
          <table:table-cell office:value-type="string" calcext:value-type="string">
            <text:p>ROMAN_LEGION</text:p>
          </table:table-cell>
          <table:table-cell office:value-type="string" calcext:value-type="string">
            <text:p>Bronze_Working</text:p>
          </table:table-cell>
          <table:table-cell/>
          <table:table-cell office:value-type="string" calcext:value-type="string">
            <text:p>Iron_Working</text:p>
          </table:table-cell>
          <table:table-cell/>
          <table:table-cell table:style-name="ce199" table:number-columns-repeated="2"/>
          <table:table-cell table:style-name="ce201" table:formula="of:=IF([.B115]=0;&quot;&quot;;&quot;&lt;Update&gt;&lt;Where Type=&quot;&quot;&quot;&amp;[.F$114]&amp;UPPER([.$B115])&amp;&quot;&quot;&quot;/&gt;&quot;&amp;REPT(&quot; &quot;;25-LEN([.$B115]))&amp;&quot;&lt;Set PrereqTech=&quot;&quot;TECH_&quot;&amp;UPPER([.$C115])&amp;&quot;&quot;&quot;/&gt;&lt;/Update&gt;&quot;)" office:value-type="string" office:string-value="&lt;Update&gt;&lt;Where Type=&quot;UNIT_ROMAN_LEGION&quot;/&gt;             &lt;Set PrereqTech=&quot;TECH_BRONZE_WORKING&quot;/&gt;&lt;/Update&gt;" calcext:value-type="string">
            <text:p>&lt;Update&gt;&lt;Where Type="UNIT_ROMAN_LEGION"/&gt; <text:s text:c="12"/>&lt;Set PrereqTech="TECH_BRONZE_WORKING"/&gt;&lt;/Update&gt;</text:p>
          </table:table-cell>
          <table:table-cell table:number-columns-repeated="1015"/>
        </table:table-row>
        <table:table-row table:style-name="ro14">
          <table:table-cell table:number-columns-repeated="6"/>
          <table:table-cell table:style-name="ce199" table:number-columns-repeated="2"/>
          <table:table-cell table:style-name="ce201" table:formula="of:=IF([.B116]=0;&quot;&quot;;&quot;&lt;Update&gt;&lt;Where Type=&quot;&quot;&quot;&amp;[.F$106]&amp;UPPER([.$B116])&amp;&quot;&quot;&quot;/&gt;&quot;&amp;REPT(&quot; &quot;;25-LEN([.$B116]))&amp;&quot;&lt;Set PrereqTech=&quot;&quot;TECH_&quot;&amp;UPPER([.$C116])&amp;&quot;&quot;&quot;/&gt;&lt;/Update&gt;&quot;)">
            <text:p/>
          </table:table-cell>
          <table:table-cell table:number-columns-repeated="1015"/>
        </table:table-row>
        <table:table-row table:style-name="ro14">
          <table:table-cell table:number-columns-repeated="6"/>
          <table:table-cell table:style-name="ce199" table:number-columns-repeated="2"/>
          <table:table-cell table:style-name="ce201" table:formula="of:=IF([.B117]=0;&quot;&quot;;&quot;&lt;Update&gt;&lt;Where Type=&quot;&quot;&quot;&amp;[.F$106]&amp;UPPER([.$B117])&amp;&quot;&quot;&quot;/&gt;&quot;&amp;REPT(&quot; &quot;;25-LEN([.$B117]))&amp;&quot;&lt;Set PrereqTech=&quot;&quot;TECH_&quot;&amp;UPPER([.$C117])&amp;&quot;&quot;&quot;/&gt;&lt;/Update&gt;&quot;)">
            <text:p/>
          </table:table-cell>
          <table:table-cell table:number-columns-repeated="1015"/>
        </table:table-row>
        <table:table-row table:style-name="ro14">
          <table:table-cell table:number-columns-repeated="6"/>
          <table:table-cell table:style-name="ce199" table:number-columns-repeated="2"/>
          <table:table-cell table:style-name="ce201" table:formula="of:=IF([.B118]=0;&quot;&quot;;&quot;&lt;Update&gt;&lt;Where Type=&quot;&quot;&quot;&amp;[.F$106]&amp;UPPER([.$B118])&amp;&quot;&quot;&quot;/&gt;&quot;&amp;REPT(&quot; &quot;;25-LEN([.$B118]))&amp;&quot;&lt;Set PrereqTech=&quot;&quot;TECH_&quot;&amp;UPPER([.$C118])&amp;&quot;&quot;&quot;/&gt;&lt;/Update&gt;&quot;)">
            <text:p/>
          </table:table-cell>
          <table:table-cell table:number-columns-repeated="1015"/>
        </table:table-row>
        <table:table-row table:style-name="ro14">
          <table:table-cell table:number-columns-repeated="6"/>
          <table:table-cell table:style-name="ce199" table:number-columns-repeated="2"/>
          <table:table-cell table:style-name="ce201" table:formula="of:=IF([.B119]=0;&quot;&quot;;&quot;&lt;Update&gt;&lt;Where Type=&quot;&quot;&quot;&amp;[.F$106]&amp;UPPER([.$B119])&amp;&quot;&quot;&quot;/&gt;&quot;&amp;REPT(&quot; &quot;;25-LEN([.$B119]))&amp;&quot;&lt;Set PrereqTech=&quot;&quot;TECH_&quot;&amp;UPPER([.$C119])&amp;&quot;&quot;&quot;/&gt;&lt;/Update&gt;&quot;)">
            <text:p/>
          </table:table-cell>
          <table:table-cell table:number-columns-repeated="1015"/>
        </table:table-row>
        <table:table-row table:style-name="ro14">
          <table:table-cell table:number-columns-repeated="6"/>
          <table:table-cell table:style-name="ce199" table:number-columns-repeated="2"/>
          <table:table-cell table:style-name="ce201"/>
          <table:table-cell table:number-columns-repeated="1015"/>
        </table:table-row>
        <table:table-row table:style-name="ro14">
          <table:table-cell table:style-name="ce29" table:number-columns-repeated="6"/>
          <table:table-cell table:style-name="ce198"/>
          <table:table-cell table:style-name="ce200" office:value-type="string" calcext:value-type="string" table:number-columns-spanned="2" table:number-rows-spanned="1">
            <text:p>&lt;/<text:span text:style-name="T1">Units</text:span><text:span text:style-name="T2">&gt;</text:span></text:p>
          </table:table-cell>
          <table:covered-table-cell table:style-name="ce200"/>
          <table:table-cell table:style-name="ce29" table:number-columns-repeated="1015"/>
        </table:table-row>
        <table:table-row table:style-name="ro14">
          <table:table-cell table:style-name="ce29" table:number-columns-repeated="5"/>
          <table:table-cell table:style-name="ce29" office:value-type="string" calcext:value-type="string">
            <text:p>UNITCLASS_</text:p>
          </table:table-cell>
          <table:table-cell table:style-name="ce198"/>
          <table:table-cell table:style-name="ce200" office:value-type="string" calcext:value-type="string" table:number-columns-spanned="2" table:number-rows-spanned="1">
            <text:p>&lt;<text:span text:style-name="T1">Units</text:span><text:span text:style-name="T2">&gt;</text:span></text:p>
          </table:table-cell>
          <table:covered-table-cell table:style-name="ce200"/>
          <table:table-cell table:style-name="ce29" table:number-columns-repeated="1015"/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string" calcext:value-type="string">
            <text:p>Cargo_Ship</text:p>
          </table:table-cell>
          <table:table-cell office:value-type="string" calcext:value-type="string">
            <text:p>Optics</text:p>
          </table:table-cell>
          <table:table-cell/>
          <table:table-cell office:value-type="string" calcext:value-type="string">
            <text:p>Sailing</text:p>
          </table:table-cell>
          <table:table-cell/>
          <table:table-cell table:style-name="ce199" table:number-columns-repeated="2"/>
          <table:table-cell table:style-name="ce201" table:formula="of:=IF([.B123]=0;&quot;&quot;;&quot;&lt;Update&gt;&lt;Where Class=&quot;&quot;&quot;&amp;[.$F$122]&amp;UPPER([.$B123])&amp;&quot;&quot;&quot;/&gt;&quot;&amp;REPT(&quot; &quot;;20-LEN([.$B123]))&amp;&quot;&lt;Set PrereqTech=&quot;&quot;TECH_&quot;&amp;UPPER([.$C123])&amp;&quot;&quot;&quot;/&gt;&lt;/Update&gt;&quot;)" office:value-type="string" office:string-value="&lt;Update&gt;&lt;Where Class=&quot;UNITCLASS_CARGO_SHIP&quot;/&gt;          &lt;Set PrereqTech=&quot;TECH_OPTICS&quot;/&gt;&lt;/Update&gt;" calcext:value-type="string">
            <text:p>&lt;Update&gt;&lt;Where Class="UNITCLASS_CARGO_SHIP"/&gt; <text:s text:c="9"/>&lt;Set PrereqTech="TECH_OPTICS"/&gt;&lt;/Update&gt;</text:p>
          </table:table-cell>
          <table:table-cell table:number-columns-repeated="1015"/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string" calcext:value-type="string">
            <text:p>Caravel</text:p>
          </table:table-cell>
          <table:table-cell office:value-type="string" calcext:value-type="string">
            <text:p>Carvel_Hulls</text:p>
          </table:table-cell>
          <table:table-cell/>
          <table:table-cell office:value-type="string" calcext:value-type="string">
            <text:p>Astronomy</text:p>
          </table:table-cell>
          <table:table-cell/>
          <table:table-cell table:style-name="ce199" table:number-columns-repeated="2"/>
          <table:table-cell table:style-name="ce201" table:formula="of:=IF([.B124]=0;&quot;&quot;;&quot;&lt;Update&gt;&lt;Where Class=&quot;&quot;&quot;&amp;[.$F$122]&amp;UPPER([.$B124])&amp;&quot;&quot;&quot;/&gt;&quot;&amp;REPT(&quot; &quot;;20-LEN([.$B124]))&amp;&quot;&lt;Set PrereqTech=&quot;&quot;TECH_&quot;&amp;UPPER([.$C124])&amp;&quot;&quot;&quot;/&gt;&lt;/Update&gt;&quot;)" office:value-type="string" office:string-value="&lt;Update&gt;&lt;Where Class=&quot;UNITCLASS_CARAVEL&quot;/&gt;             &lt;Set PrereqTech=&quot;TECH_CARVEL_HULLS&quot;/&gt;&lt;/Update&gt;" calcext:value-type="string">
            <text:p>&lt;Update&gt;&lt;Where Class="UNITCLASS_CARAVEL"/&gt; <text:s text:c="12"/>&lt;Set PrereqTech="TECH_CARVEL_HULLS"/&gt;&lt;/Update&gt;</text:p>
          </table:table-cell>
          <table:table-cell table:number-columns-repeated="1015"/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string" calcext:value-type="string">
            <text:p>Galleass</text:p>
          </table:table-cell>
          <table:table-cell office:value-type="string" calcext:value-type="string">
            <text:p>Carvel_Hulls</text:p>
          </table:table-cell>
          <table:table-cell/>
          <table:table-cell office:value-type="string" calcext:value-type="string">
            <text:p>Compass</text:p>
          </table:table-cell>
          <table:table-cell/>
          <table:table-cell table:style-name="ce199" table:number-columns-repeated="2"/>
          <table:table-cell table:style-name="ce201" table:formula="of:=IF([.B125]=0;&quot;&quot;;&quot;&lt;Update&gt;&lt;Where Class=&quot;&quot;&quot;&amp;[.$F$122]&amp;UPPER([.$B125])&amp;&quot;&quot;&quot;/&gt;&quot;&amp;REPT(&quot; &quot;;20-LEN([.$B125]))&amp;&quot;&lt;Set PrereqTech=&quot;&quot;TECH_&quot;&amp;UPPER([.$C125])&amp;&quot;&quot;&quot;/&gt;&lt;/Update&gt;&quot;)" office:value-type="string" office:string-value="&lt;Update&gt;&lt;Where Class=&quot;UNITCLASS_GALLEASS&quot;/&gt;            &lt;Set PrereqTech=&quot;TECH_CARVEL_HULLS&quot;/&gt;&lt;/Update&gt;" calcext:value-type="string">
            <text:p>&lt;Update&gt;&lt;Where Class="UNITCLASS_GALLEASS"/&gt; <text:s text:c="11"/>&lt;Set PrereqTech="TECH_CARVEL_HULLS"/&gt;&lt;/Update&gt;</text:p>
          </table:table-cell>
          <table:table-cell table:number-columns-repeated="1015"/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string" calcext:value-type="string">
            <text:p>Sentinel</text:p>
          </table:table-cell>
          <table:table-cell office:value-type="string" calcext:value-type="string">
            <text:p>Mining</text:p>
          </table:table-cell>
          <table:table-cell table:number-columns-repeated="3"/>
          <table:table-cell table:style-name="ce199" table:number-columns-repeated="2"/>
          <table:table-cell table:style-name="ce201" table:formula="of:=IF([.B126]=0;&quot;&quot;;&quot;&lt;Update&gt;&lt;Where Class=&quot;&quot;&quot;&amp;[.$F$122]&amp;UPPER([.$B126])&amp;&quot;&quot;&quot;/&gt;&quot;&amp;REPT(&quot; &quot;;20-LEN([.$B126]))&amp;&quot;&lt;Set PrereqTech=&quot;&quot;TECH_&quot;&amp;UPPER([.$C126])&amp;&quot;&quot;&quot;/&gt;&lt;/Update&gt;&quot;)" office:value-type="string" office:string-value="&lt;Update&gt;&lt;Where Class=&quot;UNITCLASS_SENTINEL&quot;/&gt;            &lt;Set PrereqTech=&quot;TECH_MINING&quot;/&gt;&lt;/Update&gt;" calcext:value-type="string">
            <text:p>&lt;Update&gt;&lt;Where Class="UNITCLASS_SENTINEL"/&gt; <text:s text:c="11"/>&lt;Set PrereqTech="TECH_MINING"/&gt;&lt;/Update&gt;</text:p>
          </table:table-cell>
          <table:table-cell table:number-columns-repeated="1015"/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string" calcext:value-type="string">
            <text:p>Composite_Bowman</text:p>
          </table:table-cell>
          <table:table-cell office:value-type="string" calcext:value-type="string">
            <text:p>Mathematics</text:p>
          </table:table-cell>
          <table:table-cell/>
          <table:table-cell office:value-type="string" calcext:value-type="string">
            <text:p>Construction</text:p>
          </table:table-cell>
          <table:table-cell/>
          <table:table-cell table:style-name="ce199" table:number-columns-repeated="2"/>
          <table:table-cell table:style-name="ce201" table:formula="of:=IF([.B127]=0;&quot;&quot;;&quot;&lt;Update&gt;&lt;Where Class=&quot;&quot;&quot;&amp;[.$F$122]&amp;UPPER([.$B127])&amp;&quot;&quot;&quot;/&gt;&quot;&amp;REPT(&quot; &quot;;20-LEN([.$B127]))&amp;&quot;&lt;Set PrereqTech=&quot;&quot;TECH_&quot;&amp;UPPER([.$C127])&amp;&quot;&quot;&quot;/&gt;&lt;/Update&gt;&quot;)" office:value-type="string" office:string-value="&lt;Update&gt;&lt;Where Class=&quot;UNITCLASS_COMPOSITE_BOWMAN&quot;/&gt;    &lt;Set PrereqTech=&quot;TECH_MATHEMATICS&quot;/&gt;&lt;/Update&gt;" calcext:value-type="string">
            <text:p>&lt;Update&gt;&lt;Where Class="UNITCLASS_COMPOSITE_BOWMAN"/&gt; <text:s text:c="3"/>&lt;Set PrereqTech="TECH_MATHEMATICS"/&gt;&lt;/Update&gt;</text:p>
          </table:table-cell>
          <table:table-cell table:number-columns-repeated="1015"/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string" calcext:value-type="string">
            <text:p>Pikeman</text:p>
          </table:table-cell>
          <table:table-cell office:value-type="string" calcext:value-type="string">
            <text:p>Metal_Casting</text:p>
          </table:table-cell>
          <table:table-cell/>
          <table:table-cell office:value-type="string" calcext:value-type="string">
            <text:p>Civil_Service</text:p>
          </table:table-cell>
          <table:table-cell/>
          <table:table-cell table:style-name="ce199" table:number-columns-repeated="2"/>
          <table:table-cell table:style-name="ce201" table:formula="of:=IF([.B128]=0;&quot;&quot;;&quot;&lt;Update&gt;&lt;Where Class=&quot;&quot;&quot;&amp;[.$F$122]&amp;UPPER([.$B128])&amp;&quot;&quot;&quot;/&gt;&quot;&amp;REPT(&quot; &quot;;20-LEN([.$B128]))&amp;&quot;&lt;Set PrereqTech=&quot;&quot;TECH_&quot;&amp;UPPER([.$C128])&amp;&quot;&quot;&quot;/&gt;&lt;/Update&gt;&quot;)" office:value-type="string" office:string-value="&lt;Update&gt;&lt;Where Class=&quot;UNITCLASS_PIKEMAN&quot;/&gt;             &lt;Set PrereqTech=&quot;TECH_METAL_CASTING&quot;/&gt;&lt;/Update&gt;" calcext:value-type="string">
            <text:p>&lt;Update&gt;&lt;Where Class="UNITCLASS_PIKEMAN"/&gt; <text:s text:c="12"/>&lt;Set PrereqTech="TECH_METAL_CASTING"/&gt;&lt;/Update&gt;</text:p>
          </table:table-cell>
          <table:table-cell table:number-columns-repeated="1015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string" calcext:value-type="string">
            <text:p>Conscript</text:p>
          </table:table-cell>
          <table:table-cell office:value-type="string" calcext:value-type="string">
            <text:p>Biology</text:p>
          </table:table-cell>
          <table:table-cell table:number-columns-repeated="3"/>
          <table:table-cell table:style-name="ce199" table:number-columns-repeated="2"/>
          <table:table-cell table:style-name="ce201" table:formula="of:=IF([.B129]=0;&quot;&quot;;&quot;&lt;Update&gt;&lt;Where Class=&quot;&quot;&quot;&amp;[.$F$122]&amp;UPPER([.$B129])&amp;&quot;&quot;&quot;/&gt;&quot;&amp;REPT(&quot; &quot;;20-LEN([.$B129]))&amp;&quot;&lt;Set PrereqTech=&quot;&quot;TECH_&quot;&amp;UPPER([.$C129])&amp;&quot;&quot;&quot;/&gt;&lt;/Update&gt;&quot;)" office:value-type="string" office:string-value="&lt;Update&gt;&lt;Where Class=&quot;UNITCLASS_CONSCRIPT&quot;/&gt;           &lt;Set PrereqTech=&quot;TECH_BIOLOGY&quot;/&gt;&lt;/Update&gt;" calcext:value-type="string">
            <text:p>&lt;Update&gt;&lt;Where Class="UNITCLASS_CONSCRIPT"/&gt; <text:s text:c="10"/>&lt;Set PrereqTech="TECH_BIOLOGY"/&gt;&lt;/Update&gt;</text:p>
          </table:table-cell>
          <table:table-cell table:number-columns-repeated="1015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string" calcext:value-type="string">
            <text:p>GatlingGun</text:p>
          </table:table-cell>
          <table:table-cell office:value-type="string" calcext:value-type="string">
            <text:p>Steam_Power</text:p>
          </table:table-cell>
          <table:table-cell/>
          <table:table-cell office:value-type="string" calcext:value-type="string">
            <text:p>Industrialization</text:p>
          </table:table-cell>
          <table:table-cell/>
          <table:table-cell table:style-name="ce199" table:number-columns-repeated="2"/>
          <table:table-cell table:style-name="ce201" table:formula="of:=IF([.B130]=0;&quot;&quot;;&quot;&lt;Update&gt;&lt;Where Class=&quot;&quot;&quot;&amp;[.$F$122]&amp;UPPER([.$B130])&amp;&quot;&quot;&quot;/&gt;&quot;&amp;REPT(&quot; &quot;;20-LEN([.$B130]))&amp;&quot;&lt;Set PrereqTech=&quot;&quot;TECH_&quot;&amp;UPPER([.$C130])&amp;&quot;&quot;&quot;/&gt;&lt;/Update&gt;&quot;)" office:value-type="string" office:string-value="&lt;Update&gt;&lt;Where Class=&quot;UNITCLASS_GATLINGGUN&quot;/&gt;          &lt;Set PrereqTech=&quot;TECH_STEAM_POWER&quot;/&gt;&lt;/Update&gt;" calcext:value-type="string">
            <text:p>&lt;Update&gt;&lt;Where Class="UNITCLASS_GATLINGGUN"/&gt; <text:s text:c="9"/>&lt;Set PrereqTech="TECH_STEAM_POWER"/&gt;&lt;/Update&gt;</text:p>
          </table:table-cell>
          <table:table-cell table:number-columns-repeated="1015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string" calcext:value-type="string">
            <text:p>Great_War_Infantry</text:p>
          </table:table-cell>
          <table:table-cell office:value-type="string" calcext:value-type="string">
            <text:p>Industrialization</text:p>
          </table:table-cell>
          <table:table-cell/>
          <table:table-cell office:value-type="string" calcext:value-type="string">
            <text:p>Replaceable_Parts</text:p>
          </table:table-cell>
          <table:table-cell/>
          <table:table-cell table:style-name="ce199" table:number-columns-repeated="2"/>
          <table:table-cell table:style-name="ce201" table:formula="of:=IF([.B131]=0;&quot;&quot;;&quot;&lt;Update&gt;&lt;Where Class=&quot;&quot;&quot;&amp;[.$F$122]&amp;UPPER([.$B131])&amp;&quot;&quot;&quot;/&gt;&quot;&amp;REPT(&quot; &quot;;20-LEN([.$B131]))&amp;&quot;&lt;Set PrereqTech=&quot;&quot;TECH_&quot;&amp;UPPER([.$C131])&amp;&quot;&quot;&quot;/&gt;&lt;/Update&gt;&quot;)" office:value-type="string" office:string-value="&lt;Update&gt;&lt;Where Class=&quot;UNITCLASS_GREAT_WAR_INFANTRY&quot;/&gt;  &lt;Set PrereqTech=&quot;TECH_INDUSTRIALIZATION&quot;/&gt;&lt;/Update&gt;" calcext:value-type="string">
            <text:p>&lt;Update&gt;&lt;Where Class="UNITCLASS_GREAT_WAR_INFANTRY"/&gt; <text:s/>&lt;Set PrereqTech="TECH_INDUSTRIALIZATION"/&gt;&lt;/Update&gt;</text:p>
          </table:table-cell>
          <table:table-cell table:number-columns-repeated="1015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string" calcext:value-type="string">
            <text:p>Ironclad</text:p>
          </table:table-cell>
          <table:table-cell office:value-type="string" calcext:value-type="string">
            <text:p>Industrialization</text:p>
          </table:table-cell>
          <table:table-cell/>
          <table:table-cell office:value-type="string" calcext:value-type="string">
            <text:p>Steam_Power</text:p>
          </table:table-cell>
          <table:table-cell/>
          <table:table-cell table:style-name="ce199" table:number-columns-repeated="2"/>
          <table:table-cell table:style-name="ce201" table:formula="of:=IF([.B132]=0;&quot;&quot;;&quot;&lt;Update&gt;&lt;Where Class=&quot;&quot;&quot;&amp;[.$F$122]&amp;UPPER([.$B132])&amp;&quot;&quot;&quot;/&gt;&quot;&amp;REPT(&quot; &quot;;20-LEN([.$B132]))&amp;&quot;&lt;Set PrereqTech=&quot;&quot;TECH_&quot;&amp;UPPER([.$C132])&amp;&quot;&quot;&quot;/&gt;&lt;/Update&gt;&quot;)" office:value-type="string" office:string-value="&lt;Update&gt;&lt;Where Class=&quot;UNITCLASS_IRONCLAD&quot;/&gt;            &lt;Set PrereqTech=&quot;TECH_INDUSTRIALIZATION&quot;/&gt;&lt;/Update&gt;" calcext:value-type="string">
            <text:p>&lt;Update&gt;&lt;Where Class="UNITCLASS_IRONCLAD"/&gt; <text:s text:c="11"/>&lt;Set PrereqTech="TECH_INDUSTRIALIZATION"/&gt;&lt;/Update&gt;</text:p>
          </table:table-cell>
          <table:table-cell table:number-columns-repeated="1015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string" calcext:value-type="string">
            <text:p>WWI_Tank</text:p>
          </table:table-cell>
          <table:table-cell office:value-type="string" calcext:value-type="string">
            <text:p>Railroad</text:p>
          </table:table-cell>
          <table:table-cell/>
          <table:table-cell office:value-type="string" calcext:value-type="string">
            <text:p>Combustion</text:p>
          </table:table-cell>
          <table:table-cell/>
          <table:table-cell table:style-name="ce199" table:number-columns-repeated="2"/>
          <table:table-cell table:style-name="ce201" table:formula="of:=IF([.B133]=0;&quot;&quot;;&quot;&lt;Update&gt;&lt;Where Class=&quot;&quot;&quot;&amp;[.$F$122]&amp;UPPER([.$B133])&amp;&quot;&quot;&quot;/&gt;&quot;&amp;REPT(&quot; &quot;;20-LEN([.$B133]))&amp;&quot;&lt;Set PrereqTech=&quot;&quot;TECH_&quot;&amp;UPPER([.$C133])&amp;&quot;&quot;&quot;/&gt;&lt;/Update&gt;&quot;)" office:value-type="string" office:string-value="&lt;Update&gt;&lt;Where Class=&quot;UNITCLASS_WWI_TANK&quot;/&gt;            &lt;Set PrereqTech=&quot;TECH_RAILROAD&quot;/&gt;&lt;/Update&gt;" calcext:value-type="string">
            <text:p>&lt;Update&gt;&lt;Where Class="UNITCLASS_WWI_TANK"/&gt; <text:s text:c="11"/>&lt;Set PrereqTech="TECH_RAILROAD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Anti_Aircraft_Gun</text:p>
          </table:table-cell>
          <table:table-cell office:value-type="string" calcext:value-type="string">
            <text:p>Combustion</text:p>
          </table:table-cell>
          <table:table-cell/>
          <table:table-cell office:value-type="string" calcext:value-type="string">
            <text:p>Ballistics</text:p>
          </table:table-cell>
          <table:table-cell/>
          <table:table-cell table:style-name="ce199" table:number-columns-repeated="2"/>
          <table:table-cell table:style-name="ce201" table:formula="of:=IF([.B134]=0;&quot;&quot;;&quot;&lt;Update&gt;&lt;Where Class=&quot;&quot;&quot;&amp;[.$F$122]&amp;UPPER([.$B134])&amp;&quot;&quot;&quot;/&gt;&quot;&amp;REPT(&quot; &quot;;20-LEN([.$B134]))&amp;&quot;&lt;Set PrereqTech=&quot;&quot;TECH_&quot;&amp;UPPER([.$C134])&amp;&quot;&quot;&quot;/&gt;&lt;/Update&gt;&quot;)" office:value-type="string" office:string-value="&lt;Update&gt;&lt;Where Class=&quot;UNITCLASS_ANTI_AIRCRAFT_GUN&quot;/&gt;   &lt;Set PrereqTech=&quot;TECH_COMBUSTION&quot;/&gt;&lt;/Update&gt;" calcext:value-type="string">
            <text:p>&lt;Update&gt;&lt;Where Class="UNITCLASS_ANTI_AIRCRAFT_GUN"/&gt; <text:s text:c="2"/>&lt;Set PrereqTech="TECH_COMBUSTION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Anti_Tank_Gun</text:p>
          </table:table-cell>
          <table:table-cell office:value-type="string" calcext:value-type="string">
            <text:p>Combustion</text:p>
          </table:table-cell>
          <table:table-cell/>
          <table:table-cell office:value-type="string" calcext:value-type="string">
            <text:p>Combined_Arms</text:p>
          </table:table-cell>
          <table:table-cell/>
          <table:table-cell table:style-name="ce199" table:number-columns-repeated="2"/>
          <table:table-cell table:style-name="ce201" table:formula="of:=IF([.B135]=0;&quot;&quot;;&quot;&lt;Update&gt;&lt;Where Class=&quot;&quot;&quot;&amp;[.$F$122]&amp;UPPER([.$B135])&amp;&quot;&quot;&quot;/&gt;&quot;&amp;REPT(&quot; &quot;;20-LEN([.$B135]))&amp;&quot;&lt;Set PrereqTech=&quot;&quot;TECH_&quot;&amp;UPPER([.$C135])&amp;&quot;&quot;&quot;/&gt;&lt;/Update&gt;&quot;)" office:value-type="string" office:string-value="&lt;Update&gt;&lt;Where Class=&quot;UNITCLASS_ANTI_TANK_GUN&quot;/&gt;       &lt;Set PrereqTech=&quot;TECH_COMBUSTION&quot;/&gt;&lt;/Update&gt;" calcext:value-type="string">
            <text:p>&lt;Update&gt;&lt;Where Class="UNITCLASS_ANTI_TANK_GUN"/&gt; <text:s text:c="6"/>&lt;Set PrereqTech="TECH_COMBUSTION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Battleship</text:p>
          </table:table-cell>
          <table:table-cell office:value-type="string" calcext:value-type="string">
            <text:p>Combustion</text:p>
          </table:table-cell>
          <table:table-cell/>
          <table:table-cell office:value-type="string" calcext:value-type="string">
            <text:p>Electronics</text:p>
          </table:table-cell>
          <table:table-cell/>
          <table:table-cell table:style-name="ce199" table:number-columns-repeated="2"/>
          <table:table-cell table:style-name="ce201" table:formula="of:=IF([.B136]=0;&quot;&quot;;&quot;&lt;Update&gt;&lt;Where Class=&quot;&quot;&quot;&amp;[.$F$122]&amp;UPPER([.$B136])&amp;&quot;&quot;&quot;/&gt;&quot;&amp;REPT(&quot; &quot;;20-LEN([.$B136]))&amp;&quot;&lt;Set PrereqTech=&quot;&quot;TECH_&quot;&amp;UPPER([.$C136])&amp;&quot;&quot;&quot;/&gt;&lt;/Update&gt;&quot;)" office:value-type="string" office:string-value="&lt;Update&gt;&lt;Where Class=&quot;UNITCLASS_BATTLESHIP&quot;/&gt;          &lt;Set PrereqTech=&quot;TECH_COMBUSTION&quot;/&gt;&lt;/Update&gt;" calcext:value-type="string">
            <text:p>&lt;Update&gt;&lt;Where Class="UNITCLASS_BATTLESHIP"/&gt; <text:s text:c="9"/>&lt;Set PrereqTech="TECH_COMBUSTION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Bazooka</text:p>
          </table:table-cell>
          <table:table-cell office:value-type="string" calcext:value-type="string">
            <text:p>Computers</text:p>
          </table:table-cell>
          <table:table-cell/>
          <table:table-cell office:value-type="string" calcext:value-type="string">
            <text:p>Nuclear_Fission</text:p>
          </table:table-cell>
          <table:table-cell/>
          <table:table-cell table:style-name="ce199" table:number-columns-repeated="2"/>
          <table:table-cell table:style-name="ce201" table:formula="of:=IF([.B137]=0;&quot;&quot;;&quot;&lt;Update&gt;&lt;Where Class=&quot;&quot;&quot;&amp;[.$F$122]&amp;UPPER([.$B137])&amp;&quot;&quot;&quot;/&gt;&quot;&amp;REPT(&quot; &quot;;20-LEN([.$B137]))&amp;&quot;&lt;Set PrereqTech=&quot;&quot;TECH_&quot;&amp;UPPER([.$C137])&amp;&quot;&quot;&quot;/&gt;&lt;/Update&gt;&quot;)" office:value-type="string" office:string-value="&lt;Update&gt;&lt;Where Class=&quot;UNITCLASS_BAZOOKA&quot;/&gt;             &lt;Set PrereqTech=&quot;TECH_COMPUTERS&quot;/&gt;&lt;/Update&gt;" calcext:value-type="string">
            <text:p>&lt;Update&gt;&lt;Where Class="UNITCLASS_BAZOOKA"/&gt; <text:s text:c="12"/>&lt;Set PrereqTech="TECH_COMPUTERS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Bomber</text:p>
          </table:table-cell>
          <table:table-cell office:value-type="string" calcext:value-type="string">
            <text:p>Combined_Arms</text:p>
          </table:table-cell>
          <table:table-cell/>
          <table:table-cell office:value-type="string" calcext:value-type="string">
            <text:p>Radar</text:p>
          </table:table-cell>
          <table:table-cell/>
          <table:table-cell table:style-name="ce199" table:number-columns-repeated="2"/>
          <table:table-cell table:style-name="ce201" table:formula="of:=IF([.B138]=0;&quot;&quot;;&quot;&lt;Update&gt;&lt;Where Class=&quot;&quot;&quot;&amp;[.$F$122]&amp;UPPER([.$B138])&amp;&quot;&quot;&quot;/&gt;&quot;&amp;REPT(&quot; &quot;;20-LEN([.$B138]))&amp;&quot;&lt;Set PrereqTech=&quot;&quot;TECH_&quot;&amp;UPPER([.$C138])&amp;&quot;&quot;&quot;/&gt;&lt;/Update&gt;&quot;)" office:value-type="string" office:string-value="&lt;Update&gt;&lt;Where Class=&quot;UNITCLASS_BOMBER&quot;/&gt;              &lt;Set PrereqTech=&quot;TECH_COMBINED_ARMS&quot;/&gt;&lt;/Update&gt;" calcext:value-type="string">
            <text:p>&lt;Update&gt;&lt;Where Class="UNITCLASS_BOMBER"/&gt; <text:s text:c="13"/>&lt;Set PrereqTech="TECH_COMBINED_ARMS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Carrier</text:p>
          </table:table-cell>
          <table:table-cell office:value-type="string" calcext:value-type="string">
            <text:p>Combustion</text:p>
          </table:table-cell>
          <table:table-cell/>
          <table:table-cell office:value-type="string" calcext:value-type="string">
            <text:p>Electronics</text:p>
          </table:table-cell>
          <table:table-cell/>
          <table:table-cell table:style-name="ce199" table:number-columns-repeated="2"/>
          <table:table-cell table:style-name="ce201" table:formula="of:=IF([.B139]=0;&quot;&quot;;&quot;&lt;Update&gt;&lt;Where Class=&quot;&quot;&quot;&amp;[.$F$122]&amp;UPPER([.$B139])&amp;&quot;&quot;&quot;/&gt;&quot;&amp;REPT(&quot; &quot;;20-LEN([.$B139]))&amp;&quot;&lt;Set PrereqTech=&quot;&quot;TECH_&quot;&amp;UPPER([.$C139])&amp;&quot;&quot;&quot;/&gt;&lt;/Update&gt;&quot;)" office:value-type="string" office:string-value="&lt;Update&gt;&lt;Where Class=&quot;UNITCLASS_CARRIER&quot;/&gt;             &lt;Set PrereqTech=&quot;TECH_COMBUSTION&quot;/&gt;&lt;/Update&gt;" calcext:value-type="string">
            <text:p>&lt;Update&gt;&lt;Where Class="UNITCLASS_CARRIER"/&gt; <text:s text:c="12"/>&lt;Set PrereqTech="TECH_COMBUSTION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Destroyer</text:p>
          </table:table-cell>
          <table:table-cell office:value-type="string" calcext:value-type="string">
            <text:p>Refrigeration</text:p>
          </table:table-cell>
          <table:table-cell/>
          <table:table-cell office:value-type="string" calcext:value-type="string">
            <text:p>Combustion</text:p>
          </table:table-cell>
          <table:table-cell/>
          <table:table-cell table:style-name="ce199" table:number-columns-repeated="2"/>
          <table:table-cell table:style-name="ce201" table:formula="of:=IF([.B140]=0;&quot;&quot;;&quot;&lt;Update&gt;&lt;Where Class=&quot;&quot;&quot;&amp;[.$F$122]&amp;UPPER([.$B140])&amp;&quot;&quot;&quot;/&gt;&quot;&amp;REPT(&quot; &quot;;20-LEN([.$B140]))&amp;&quot;&lt;Set PrereqTech=&quot;&quot;TECH_&quot;&amp;UPPER([.$C140])&amp;&quot;&quot;&quot;/&gt;&lt;/Update&gt;&quot;)" office:value-type="string" office:string-value="&lt;Update&gt;&lt;Where Class=&quot;UNITCLASS_DESTROYER&quot;/&gt;           &lt;Set PrereqTech=&quot;TECH_REFRIGERATION&quot;/&gt;&lt;/Update&gt;" calcext:value-type="string">
            <text:p>&lt;Update&gt;&lt;Where Class="UNITCLASS_DESTROYER"/&gt; <text:s text:c="10"/>&lt;Set PrereqTech="TECH_REFRIGERATION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Fighter</text:p>
          </table:table-cell>
          <table:table-cell office:value-type="string" calcext:value-type="string">
            <text:p>Combined_Arms</text:p>
          </table:table-cell>
          <table:table-cell/>
          <table:table-cell office:value-type="string" calcext:value-type="string">
            <text:p>Radar</text:p>
          </table:table-cell>
          <table:table-cell/>
          <table:table-cell table:style-name="ce199" table:number-columns-repeated="2"/>
          <table:table-cell table:style-name="ce201" table:formula="of:=IF([.B141]=0;&quot;&quot;;&quot;&lt;Update&gt;&lt;Where Class=&quot;&quot;&quot;&amp;[.$F$122]&amp;UPPER([.$B141])&amp;&quot;&quot;&quot;/&gt;&quot;&amp;REPT(&quot; &quot;;20-LEN([.$B141]))&amp;&quot;&lt;Set PrereqTech=&quot;&quot;TECH_&quot;&amp;UPPER([.$C141])&amp;&quot;&quot;&quot;/&gt;&lt;/Update&gt;&quot;)" office:value-type="string" office:string-value="&lt;Update&gt;&lt;Where Class=&quot;UNITCLASS_FIGHTER&quot;/&gt;             &lt;Set PrereqTech=&quot;TECH_COMBINED_ARMS&quot;/&gt;&lt;/Update&gt;" calcext:value-type="string">
            <text:p>&lt;Update&gt;&lt;Where Class="UNITCLASS_FIGHTER"/&gt; <text:s text:c="12"/>&lt;Set PrereqTech="TECH_COMBINED_ARMS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Guided_Missile</text:p>
          </table:table-cell>
          <table:table-cell office:value-type="string" calcext:value-type="string">
            <text:p>Rocketry</text:p>
          </table:table-cell>
          <table:table-cell/>
          <table:table-cell office:value-type="string" calcext:value-type="string">
            <text:p>Advanced_Ballistics</text:p>
          </table:table-cell>
          <table:table-cell/>
          <table:table-cell table:style-name="ce199" table:number-columns-repeated="2"/>
          <table:table-cell table:style-name="ce201" table:formula="of:=IF([.B142]=0;&quot;&quot;;&quot;&lt;Update&gt;&lt;Where Class=&quot;&quot;&quot;&amp;[.$F$122]&amp;UPPER([.$B142])&amp;&quot;&quot;&quot;/&gt;&quot;&amp;REPT(&quot; &quot;;20-LEN([.$B142]))&amp;&quot;&lt;Set PrereqTech=&quot;&quot;TECH_&quot;&amp;UPPER([.$C142])&amp;&quot;&quot;&quot;/&gt;&lt;/Update&gt;&quot;)" office:value-type="string" office:string-value="&lt;Update&gt;&lt;Where Class=&quot;UNITCLASS_GUIDED_MISSILE&quot;/&gt;      &lt;Set PrereqTech=&quot;TECH_ROCKETRY&quot;/&gt;&lt;/Update&gt;" calcext:value-type="string">
            <text:p>&lt;Update&gt;&lt;Where Class="UNITCLASS_GUIDED_MISSILE"/&gt; <text:s text:c="5"/>&lt;Set PrereqTech="TECH_ROCKETRY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Helicopter_Gunship</text:p>
          </table:table-cell>
          <table:table-cell office:value-type="string" calcext:value-type="string">
            <text:p>Robotics</text:p>
          </table:table-cell>
          <table:table-cell/>
          <table:table-cell office:value-type="string" calcext:value-type="string">
            <text:p>Computers</text:p>
          </table:table-cell>
          <table:table-cell/>
          <table:table-cell table:style-name="ce199" table:number-columns-repeated="2"/>
          <table:table-cell table:style-name="ce201" table:formula="of:=IF([.B143]=0;&quot;&quot;;&quot;&lt;Update&gt;&lt;Where Class=&quot;&quot;&quot;&amp;[.$F$122]&amp;UPPER([.$B143])&amp;&quot;&quot;&quot;/&gt;&quot;&amp;REPT(&quot; &quot;;20-LEN([.$B143]))&amp;&quot;&lt;Set PrereqTech=&quot;&quot;TECH_&quot;&amp;UPPER([.$C143])&amp;&quot;&quot;&quot;/&gt;&lt;/Update&gt;&quot;)" office:value-type="string" office:string-value="&lt;Update&gt;&lt;Where Class=&quot;UNITCLASS_HELICOPTER_GUNSHIP&quot;/&gt;  &lt;Set PrereqTech=&quot;TECH_ROBOTICS&quot;/&gt;&lt;/Update&gt;" calcext:value-type="string">
            <text:p>&lt;Update&gt;&lt;Where Class="UNITCLASS_HELICOPTER_GUNSHIP"/&gt; <text:s/>&lt;Set PrereqTech="TECH_ROBOTICS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Combustion</text:p>
          </table:table-cell>
          <table:table-cell/>
          <table:table-cell office:value-type="string" calcext:value-type="string">
            <text:p>Plastic</text:p>
          </table:table-cell>
          <table:table-cell/>
          <table:table-cell table:style-name="ce199" table:number-columns-repeated="2"/>
          <table:table-cell table:style-name="ce201" table:formula="of:=IF([.B144]=0;&quot;&quot;;&quot;&lt;Update&gt;&lt;Where Class=&quot;&quot;&quot;&amp;[.$F$122]&amp;UPPER([.$B144])&amp;&quot;&quot;&quot;/&gt;&quot;&amp;REPT(&quot; &quot;;20-LEN([.$B144]))&amp;&quot;&lt;Set PrereqTech=&quot;&quot;TECH_&quot;&amp;UPPER([.$C144])&amp;&quot;&quot;&quot;/&gt;&lt;/Update&gt;&quot;)" office:value-type="string" office:string-value="&lt;Update&gt;&lt;Where Class=&quot;UNITCLASS_INFANTRY&quot;/&gt;            &lt;Set PrereqTech=&quot;TECH_COMBUSTION&quot;/&gt;&lt;/Update&gt;" calcext:value-type="string">
            <text:p>&lt;Update&gt;&lt;Where Class="UNITCLASS_INFANTRY"/&gt; <text:s text:c="11"/>&lt;Set PrereqTech="TECH_COMBUSTION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Machine_Gun</text:p>
          </table:table-cell>
          <table:table-cell office:value-type="string" calcext:value-type="string">
            <text:p>Electronics</text:p>
          </table:table-cell>
          <table:table-cell/>
          <table:table-cell office:value-type="string" calcext:value-type="string">
            <text:p>Ballistics</text:p>
          </table:table-cell>
          <table:table-cell/>
          <table:table-cell table:style-name="ce199" table:number-columns-repeated="2"/>
          <table:table-cell table:style-name="ce201" table:formula="of:=IF([.B145]=0;&quot;&quot;;&quot;&lt;Update&gt;&lt;Where Class=&quot;&quot;&quot;&amp;[.$F$122]&amp;UPPER([.$B145])&amp;&quot;&quot;&quot;/&gt;&quot;&amp;REPT(&quot; &quot;;20-LEN([.$B145]))&amp;&quot;&lt;Set PrereqTech=&quot;&quot;TECH_&quot;&amp;UPPER([.$C145])&amp;&quot;&quot;&quot;/&gt;&lt;/Update&gt;&quot;)" office:value-type="string" office:string-value="&lt;Update&gt;&lt;Where Class=&quot;UNITCLASS_MACHINE_GUN&quot;/&gt;         &lt;Set PrereqTech=&quot;TECH_ELECTRONICS&quot;/&gt;&lt;/Update&gt;" calcext:value-type="string">
            <text:p>&lt;Update&gt;&lt;Where Class="UNITCLASS_MACHINE_GUN"/&gt; <text:s text:c="8"/>&lt;Set PrereqTech="TECH_ELECTRONICS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Combined_Arms</text:p>
          </table:table-cell>
          <table:table-cell/>
          <table:table-cell office:value-type="string" calcext:value-type="string">
            <text:p>Penecillin</text:p>
          </table:table-cell>
          <table:table-cell/>
          <table:table-cell table:style-name="ce199" table:number-columns-repeated="2"/>
          <table:table-cell table:style-name="ce201" table:formula="of:=IF([.B146]=0;&quot;&quot;;&quot;&lt;Update&gt;&lt;Where Class=&quot;&quot;&quot;&amp;[.$F$122]&amp;UPPER([.$B146])&amp;&quot;&quot;&quot;/&gt;&quot;&amp;REPT(&quot; &quot;;20-LEN([.$B146]))&amp;&quot;&lt;Set PrereqTech=&quot;&quot;TECH_&quot;&amp;UPPER([.$C146])&amp;&quot;&quot;&quot;/&gt;&lt;/Update&gt;&quot;)" office:value-type="string" office:string-value="&lt;Update&gt;&lt;Where Class=&quot;UNITCLASS_MARINE&quot;/&gt;              &lt;Set PrereqTech=&quot;TECH_COMBINED_ARMS&quot;/&gt;&lt;/Update&gt;" calcext:value-type="string">
            <text:p>&lt;Update&gt;&lt;Where Class="UNITCLASS_MARINE"/&gt; <text:s text:c="13"/>&lt;Set PrereqTech="TECH_COMBINED_ARMS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Mechanized_Infantry</text:p>
          </table:table-cell>
          <table:table-cell office:value-type="string" calcext:value-type="string">
            <text:p>Robotics</text:p>
          </table:table-cell>
          <table:table-cell/>
          <table:table-cell office:value-type="string" calcext:value-type="string">
            <text:p>Mobile_Tactics</text:p>
          </table:table-cell>
          <table:table-cell/>
          <table:table-cell table:style-name="ce199" table:number-columns-repeated="2"/>
          <table:table-cell table:style-name="ce201" table:formula="of:=IF([.B147]=0;&quot;&quot;;&quot;&lt;Update&gt;&lt;Where Class=&quot;&quot;&quot;&amp;[.$F$122]&amp;UPPER([.$B147])&amp;&quot;&quot;&quot;/&gt;&quot;&amp;REPT(&quot; &quot;;20-LEN([.$B147]))&amp;&quot;&lt;Set PrereqTech=&quot;&quot;TECH_&quot;&amp;UPPER([.$C147])&amp;&quot;&quot;&quot;/&gt;&lt;/Update&gt;&quot;)" office:value-type="string" office:string-value="&lt;Update&gt;&lt;Where Class=&quot;UNITCLASS_MECHANIZED_INFANTRY&quot;/&gt; &lt;Set PrereqTech=&quot;TECH_ROBOTICS&quot;/&gt;&lt;/Update&gt;" calcext:value-type="string">
            <text:p>&lt;Update&gt;&lt;Where Class="UNITCLASS_MECHANIZED_INFANTRY"/&gt; &lt;Set PrereqTech="TECH_ROBOTICS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Missile_Destroyer</text:p>
          </table:table-cell>
          <table:table-cell office:value-type="string" calcext:value-type="string">
            <text:p>Computers</text:p>
          </table:table-cell>
          <table:table-cell/>
          <table:table-cell office:value-type="string" calcext:value-type="string">
            <text:p>Nuclear_Fission</text:p>
          </table:table-cell>
          <table:table-cell/>
          <table:table-cell table:style-name="ce199" table:number-columns-repeated="2"/>
          <table:table-cell table:style-name="ce201" table:formula="of:=IF([.B148]=0;&quot;&quot;;&quot;&lt;Update&gt;&lt;Where Class=&quot;&quot;&quot;&amp;[.$F$122]&amp;UPPER([.$B148])&amp;&quot;&quot;&quot;/&gt;&quot;&amp;REPT(&quot; &quot;;20-LEN([.$B148]))&amp;&quot;&lt;Set PrereqTech=&quot;&quot;TECH_&quot;&amp;UPPER([.$C148])&amp;&quot;&quot;&quot;/&gt;&lt;/Update&gt;&quot;)" office:value-type="string" office:string-value="&lt;Update&gt;&lt;Where Class=&quot;UNITCLASS_MISSILE_DESTROYER&quot;/&gt;   &lt;Set PrereqTech=&quot;TECH_COMPUTERS&quot;/&gt;&lt;/Update&gt;" calcext:value-type="string">
            <text:p>&lt;Update&gt;&lt;Where Class="UNITCLASS_MISSILE_DESTROYER"/&gt; <text:s text:c="2"/>&lt;Set PrereqTech="TECH_COMPUTERS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Nuclear_Missile</text:p>
          </table:table-cell>
          <table:table-cell office:value-type="string" calcext:value-type="string">
            <text:p>Particle_Physics</text:p>
          </table:table-cell>
          <table:table-cell/>
          <table:table-cell office:value-type="string" calcext:value-type="string">
            <text:p>Advanced_Ballistics</text:p>
          </table:table-cell>
          <table:table-cell/>
          <table:table-cell table:style-name="ce199" table:number-columns-repeated="2"/>
          <table:table-cell table:style-name="ce201" table:formula="of:=IF([.B149]=0;&quot;&quot;;&quot;&lt;Update&gt;&lt;Where Class=&quot;&quot;&quot;&amp;[.$F$122]&amp;UPPER([.$B149])&amp;&quot;&quot;&quot;/&gt;&quot;&amp;REPT(&quot; &quot;;20-LEN([.$B149]))&amp;&quot;&lt;Set PrereqTech=&quot;&quot;TECH_&quot;&amp;UPPER([.$C149])&amp;&quot;&quot;&quot;/&gt;&lt;/Update&gt;&quot;)" office:value-type="string" office:string-value="&lt;Update&gt;&lt;Where Class=&quot;UNITCLASS_NUCLEAR_MISSILE&quot;/&gt;     &lt;Set PrereqTech=&quot;TECH_PARTICLE_PHYSICS&quot;/&gt;&lt;/Update&gt;" calcext:value-type="string">
            <text:p>&lt;Update&gt;&lt;Where Class="UNITCLASS_NUCLEAR_MISSILE"/&gt; <text:s text:c="4"/>&lt;Set PrereqTech="TECH_PARTICLE_PHYSICS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Nuclear_Submarine</text:p>
          </table:table-cell>
          <table:table-cell office:value-type="string" calcext:value-type="string">
            <text:p>Computers</text:p>
          </table:table-cell>
          <table:table-cell/>
          <table:table-cell office:value-type="string" calcext:value-type="string">
            <text:p>Telecom</text:p>
          </table:table-cell>
          <table:table-cell/>
          <table:table-cell table:style-name="ce199" table:number-columns-repeated="2"/>
          <table:table-cell table:style-name="ce201" table:formula="of:=IF([.B150]=0;&quot;&quot;;&quot;&lt;Update&gt;&lt;Where Class=&quot;&quot;&quot;&amp;[.$F$122]&amp;UPPER([.$B150])&amp;&quot;&quot;&quot;/&gt;&quot;&amp;REPT(&quot; &quot;;20-LEN([.$B150]))&amp;&quot;&lt;Set PrereqTech=&quot;&quot;TECH_&quot;&amp;UPPER([.$C150])&amp;&quot;&quot;&quot;/&gt;&lt;/Update&gt;&quot;)" office:value-type="string" office:string-value="&lt;Update&gt;&lt;Where Class=&quot;UNITCLASS_NUCLEAR_SUBMARINE&quot;/&gt;   &lt;Set PrereqTech=&quot;TECH_COMPUTERS&quot;/&gt;&lt;/Update&gt;" calcext:value-type="string">
            <text:p>&lt;Update&gt;&lt;Where Class="UNITCLASS_NUCLEAR_SUBMARINE"/&gt; <text:s text:c="2"/>&lt;Set PrereqTech="TECH_COMPUTERS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Paratrooper</text:p>
          </table:table-cell>
          <table:table-cell office:value-type="string" calcext:value-type="string">
            <text:p>Combined_Arms</text:p>
          </table:table-cell>
          <table:table-cell/>
          <table:table-cell office:value-type="string" calcext:value-type="string">
            <text:p>Radar</text:p>
          </table:table-cell>
          <table:table-cell/>
          <table:table-cell table:style-name="ce199" table:number-columns-repeated="2"/>
          <table:table-cell table:style-name="ce201" table:formula="of:=IF([.B151]=0;&quot;&quot;;&quot;&lt;Update&gt;&lt;Where Class=&quot;&quot;&quot;&amp;[.$F$122]&amp;UPPER([.$B151])&amp;&quot;&quot;&quot;/&gt;&quot;&amp;REPT(&quot; &quot;;20-LEN([.$B151]))&amp;&quot;&lt;Set PrereqTech=&quot;&quot;TECH_&quot;&amp;UPPER([.$C151])&amp;&quot;&quot;&quot;/&gt;&lt;/Update&gt;&quot;)" office:value-type="string" office:string-value="&lt;Update&gt;&lt;Where Class=&quot;UNITCLASS_PARATROOPER&quot;/&gt;         &lt;Set PrereqTech=&quot;TECH_COMBINED_ARMS&quot;/&gt;&lt;/Update&gt;" calcext:value-type="string">
            <text:p>&lt;Update&gt;&lt;Where Class="UNITCLASS_PARATROOPER"/&gt; <text:s text:c="8"/>&lt;Set PrereqTech="TECH_COMBINED_ARMS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Submarine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Refrigeration</text:p>
          </table:table-cell>
          <table:table-cell/>
          <table:table-cell table:style-name="ce199" table:number-columns-repeated="2"/>
          <table:table-cell table:style-name="ce201" table:formula="of:=IF([.B152]=0;&quot;&quot;;&quot;&lt;Update&gt;&lt;Where Class=&quot;&quot;&quot;&amp;[.$F$122]&amp;UPPER([.$B152])&amp;&quot;&quot;&quot;/&gt;&quot;&amp;REPT(&quot; &quot;;20-LEN([.$B152]))&amp;&quot;&lt;Set PrereqTech=&quot;&quot;TECH_&quot;&amp;UPPER([.$C152])&amp;&quot;&quot;&quot;/&gt;&lt;/Update&gt;&quot;)" office:value-type="string" office:string-value="&lt;Update&gt;&lt;Where Class=&quot;UNITCLASS_SUBMARINE&quot;/&gt;           &lt;Set PrereqTech=&quot;TECH_RADIO&quot;/&gt;&lt;/Update&gt;" calcext:value-type="string">
            <text:p>&lt;Update&gt;&lt;Where Class="UNITCLASS_SUBMARINE"/&gt; <text:s text:c="10"/>&lt;Set PrereqTech="TECH_RADIO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Mobile_SAM</text:p>
          </table:table-cell>
          <table:table-cell office:value-type="string" calcext:value-type="string">
            <text:p>Computers</text:p>
          </table:table-cell>
          <table:table-cell/>
          <table:table-cell office:value-type="string" calcext:value-type="string">
            <text:p>Rocketry</text:p>
          </table:table-cell>
          <table:table-cell/>
          <table:table-cell table:style-name="ce199" table:number-columns-repeated="2"/>
          <table:table-cell table:style-name="ce201" table:formula="of:=IF([.B153]=0;&quot;&quot;;&quot;&lt;Update&gt;&lt;Where Class=&quot;&quot;&quot;&amp;[.$F$122]&amp;UPPER([.$B153])&amp;&quot;&quot;&quot;/&gt;&quot;&amp;REPT(&quot; &quot;;20-LEN([.$B153]))&amp;&quot;&lt;Set PrereqTech=&quot;&quot;TECH_&quot;&amp;UPPER([.$C153])&amp;&quot;&quot;&quot;/&gt;&lt;/Update&gt;&quot;)" office:value-type="string" office:string-value="&lt;Update&gt;&lt;Where Class=&quot;UNITCLASS_MOBILE_SAM&quot;/&gt;          &lt;Set PrereqTech=&quot;TECH_COMPUTERS&quot;/&gt;&lt;/Update&gt;" calcext:value-type="string">
            <text:p>&lt;Update&gt;&lt;Where Class="UNITCLASS_MOBILE_SAM"/&gt; <text:s text:c="9"/>&lt;Set PrereqTech="TECH_COMPUTERS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Guided_Missile</text:p>
          </table:table-cell>
          <table:table-cell office:value-type="string" calcext:value-type="string">
            <text:p>Satellites</text:p>
          </table:table-cell>
          <table:table-cell/>
          <table:table-cell office:value-type="string" calcext:value-type="string">
            <text:p>Rocketry</text:p>
          </table:table-cell>
          <table:table-cell/>
          <table:table-cell table:style-name="ce199" table:number-columns-repeated="2"/>
          <table:table-cell table:style-name="ce201" table:formula="of:=IF([.B154]=0;&quot;&quot;;&quot;&lt;Update&gt;&lt;Where Class=&quot;&quot;&quot;&amp;[.$F$122]&amp;UPPER([.$B154])&amp;&quot;&quot;&quot;/&gt;&quot;&amp;REPT(&quot; &quot;;20-LEN([.$B154]))&amp;&quot;&lt;Set PrereqTech=&quot;&quot;TECH_&quot;&amp;UPPER([.$C154])&amp;&quot;&quot;&quot;/&gt;&lt;/Update&gt;&quot;)" office:value-type="string" office:string-value="&lt;Update&gt;&lt;Where Class=&quot;UNITCLASS_GUIDED_MISSILE&quot;/&gt;      &lt;Set PrereqTech=&quot;TECH_SATELLITES&quot;/&gt;&lt;/Update&gt;" calcext:value-type="string">
            <text:p>&lt;Update&gt;&lt;Where Class="UNITCLASS_GUIDED_MISSILE"/&gt; <text:s text:c="5"/>&lt;Set PrereqTech="TECH_SATELLITES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SS_Booster</text:p>
          </table:table-cell>
          <table:table-cell office:value-type="string" calcext:value-type="string">
            <text:p>Satellites</text:p>
          </table:table-cell>
          <table:table-cell/>
          <table:table-cell office:value-type="string" calcext:value-type="string">
            <text:p>Advanced_Ballistics</text:p>
          </table:table-cell>
          <table:table-cell/>
          <table:table-cell table:style-name="ce199" table:number-columns-repeated="2"/>
          <table:table-cell table:style-name="ce201" table:formula="of:=IF([.B155]=0;&quot;&quot;;&quot;&lt;Update&gt;&lt;Where Class=&quot;&quot;&quot;&amp;[.$F$122]&amp;UPPER([.$B155])&amp;&quot;&quot;&quot;/&gt;&quot;&amp;REPT(&quot; &quot;;20-LEN([.$B155]))&amp;&quot;&lt;Set PrereqTech=&quot;&quot;TECH_&quot;&amp;UPPER([.$C155])&amp;&quot;&quot;&quot;/&gt;&lt;/Update&gt;&quot;)" office:value-type="string" office:string-value="&lt;Update&gt;&lt;Where Class=&quot;UNITCLASS_SS_BOOSTER&quot;/&gt;          &lt;Set PrereqTech=&quot;TECH_SATELLITES&quot;/&gt;&lt;/Update&gt;" calcext:value-type="string">
            <text:p>&lt;Update&gt;&lt;Where Class="UNITCLASS_SS_BOOSTER"/&gt; <text:s text:c="9"/>&lt;Set PrereqTech="TECH_SATELLITES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SS_Engine</text:p>
          </table:table-cell>
          <table:table-cell office:value-type="string" calcext:value-type="string">
            <text:p>Advanced_Ballistics</text:p>
          </table:table-cell>
          <table:table-cell/>
          <table:table-cell office:value-type="string" calcext:value-type="string">
            <text:p>Particle_Physics</text:p>
          </table:table-cell>
          <table:table-cell/>
          <table:table-cell table:style-name="ce199" table:number-columns-repeated="2"/>
          <table:table-cell table:style-name="ce201" table:formula="of:=IF([.B156]=0;&quot;&quot;;&quot;&lt;Update&gt;&lt;Where Class=&quot;&quot;&quot;&amp;[.$F$122]&amp;UPPER([.$B156])&amp;&quot;&quot;&quot;/&gt;&quot;&amp;REPT(&quot; &quot;;20-LEN([.$B156]))&amp;&quot;&lt;Set PrereqTech=&quot;&quot;TECH_&quot;&amp;UPPER([.$C156])&amp;&quot;&quot;&quot;/&gt;&lt;/Update&gt;&quot;)" office:value-type="string" office:string-value="&lt;Update&gt;&lt;Where Class=&quot;UNITCLASS_SS_ENGINE&quot;/&gt;           &lt;Set PrereqTech=&quot;TECH_ADVANCED_BALLISTICS&quot;/&gt;&lt;/Update&gt;" calcext:value-type="string">
            <text:p>&lt;Update&gt;&lt;Where Class="UNITCLASS_SS_ENGINE"/&gt; <text:s text:c="10"/>&lt;Set PrereqTech="TECH_ADVANCED_BALLISTICS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SS_Cockpit</text:p>
          </table:table-cell>
          <table:table-cell office:value-type="string" calcext:value-type="string">
            <text:p>Particle_Physics</text:p>
          </table:table-cell>
          <table:table-cell/>
          <table:table-cell office:value-type="string" calcext:value-type="string">
            <text:p>Satellites</text:p>
          </table:table-cell>
          <table:table-cell/>
          <table:table-cell table:style-name="ce199" table:number-columns-repeated="2"/>
          <table:table-cell table:style-name="ce201" table:formula="of:=IF([.B157]=0;&quot;&quot;;&quot;&lt;Update&gt;&lt;Where Class=&quot;&quot;&quot;&amp;[.$F$122]&amp;UPPER([.$B157])&amp;&quot;&quot;&quot;/&gt;&quot;&amp;REPT(&quot; &quot;;20-LEN([.$B157]))&amp;&quot;&lt;Set PrereqTech=&quot;&quot;TECH_&quot;&amp;UPPER([.$C157])&amp;&quot;&quot;&quot;/&gt;&lt;/Update&gt;&quot;)" office:value-type="string" office:string-value="&lt;Update&gt;&lt;Where Class=&quot;UNITCLASS_SS_COCKPIT&quot;/&gt;          &lt;Set PrereqTech=&quot;TECH_PARTICLE_PHYSICS&quot;/&gt;&lt;/Update&gt;" calcext:value-type="string">
            <text:p>&lt;Update&gt;&lt;Where Class="UNITCLASS_SS_COCKPIT"/&gt; <text:s text:c="9"/>&lt;Set PrereqTech="TECH_PARTICLE_PHYSICS"/&gt;&lt;/Update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XCOM_Squad</text:p>
          </table:table-cell>
          <table:table-cell office:value-type="string" calcext:value-type="string">
            <text:p>Nuclear_Fusion</text:p>
          </table:table-cell>
          <table:table-cell/>
          <table:table-cell office:value-type="string" calcext:value-type="string">
            <text:p>Nanotechnology</text:p>
          </table:table-cell>
          <table:table-cell/>
          <table:table-cell table:style-name="ce199" table:number-columns-repeated="2"/>
          <table:table-cell table:style-name="ce201" table:formula="of:=IF([.B158]=0;&quot;&quot;;&quot;&lt;Update&gt;&lt;Where Class=&quot;&quot;&quot;&amp;[.$F$122]&amp;UPPER([.$B158])&amp;&quot;&quot;&quot;/&gt;&quot;&amp;REPT(&quot; &quot;;20-LEN([.$B158]))&amp;&quot;&lt;Set PrereqTech=&quot;&quot;TECH_&quot;&amp;UPPER([.$C158])&amp;&quot;&quot;&quot;/&gt;&lt;/Update&gt;&quot;)" office:value-type="string" office:string-value="&lt;Update&gt;&lt;Where Class=&quot;UNITCLASS_XCOM_SQUAD&quot;/&gt;          &lt;Set PrereqTech=&quot;TECH_NUCLEAR_FUSION&quot;/&gt;&lt;/Update&gt;" calcext:value-type="string">
            <text:p>&lt;Update&gt;&lt;Where Class="UNITCLASS_XCOM_SQUAD"/&gt; <text:s text:c="9"/>&lt;Set PrereqTech="TECH_NUCLEAR_FUSION"/&gt;&lt;/Update&gt;</text:p>
          </table:table-cell>
          <table:table-cell table:number-columns-repeated="1015"/>
        </table:table-row>
        <table:table-row table:style-name="ro14">
          <table:table-cell table:number-columns-repeated="6"/>
          <table:table-cell table:style-name="ce199" table:number-columns-repeated="2"/>
          <table:table-cell table:style-name="ce201" table:formula="of:=IF([.B159]=0;&quot;&quot;;&quot;&lt;Update&gt;&lt;Where Class=&quot;&quot;&quot;&amp;[.$F$122]&amp;UPPER([.$B159])&amp;&quot;&quot;&quot;/&gt;&quot;&amp;REPT(&quot; &quot;;20-LEN([.$B159]))&amp;&quot;&lt;Set PrereqTech=&quot;&quot;TECH_&quot;&amp;UPPER([.$C159])&amp;&quot;&quot;&quot;/&gt;&lt;/Update&gt;&quot;)">
            <text:p/>
          </table:table-cell>
          <table:table-cell table:number-columns-repeated="1015"/>
        </table:table-row>
        <table:table-row table:style-name="ro14">
          <table:table-cell table:number-columns-repeated="6"/>
          <table:table-cell table:style-name="ce199" table:number-columns-repeated="2"/>
          <table:table-cell table:style-name="ce201" table:formula="of:=IF([.B160]=0;&quot;&quot;;&quot;&lt;Update&gt;&lt;Where Class=&quot;&quot;&quot;&amp;[.$F$122]&amp;UPPER([.$B160])&amp;&quot;&quot;&quot;/&gt;&quot;&amp;REPT(&quot; &quot;;20-LEN([.$B160]))&amp;&quot;&lt;Set PrereqTech=&quot;&quot;TECH_&quot;&amp;UPPER([.$C160])&amp;&quot;&quot;&quot;/&gt;&lt;/Update&gt;&quot;)">
            <text:p/>
          </table:table-cell>
          <table:table-cell table:number-columns-repeated="1015"/>
        </table:table-row>
        <table:table-row table:style-name="ro14">
          <table:table-cell table:number-columns-repeated="6"/>
          <table:table-cell table:style-name="ce199" table:number-columns-repeated="2"/>
          <table:table-cell table:style-name="ce201" table:formula="of:=IF([.B161]=0;&quot;&quot;;&quot;&lt;Update&gt;&lt;Where Class=&quot;&quot;&quot;&amp;[.$F$122]&amp;UPPER([.$B161])&amp;&quot;&quot;&quot;/&gt;&quot;&amp;REPT(&quot; &quot;;20-LEN([.$B161]))&amp;&quot;&lt;Set PrereqTech=&quot;&quot;TECH_&quot;&amp;UPPER([.$C161])&amp;&quot;&quot;&quot;/&gt;&lt;/Update&gt;&quot;)">
            <text:p/>
          </table:table-cell>
          <table:table-cell table:number-columns-repeated="1015"/>
        </table:table-row>
        <table:table-row table:style-name="ro14">
          <table:table-cell table:style-name="ce29" table:number-columns-repeated="6"/>
          <table:table-cell table:style-name="ce198"/>
          <table:table-cell table:style-name="ce200" office:value-type="string" calcext:value-type="string" table:number-columns-spanned="2" table:number-rows-spanned="1">
            <text:p>&lt;<text:span text:style-name="T1">/Units</text:span><text:span text:style-name="T2">&gt;</text:span></text:p>
          </table:table-cell>
          <table:covered-table-cell table:style-name="ce200"/>
          <table:table-cell table:style-name="ce29" table:number-columns-repeated="1015"/>
        </table:table-row>
        <table:table-row table:style-name="ro14">
          <table:table-cell table:style-name="ce29" table:number-columns-repeated="6"/>
          <table:table-cell table:style-name="ce198" office:value-type="string" calcext:value-type="string" table:number-columns-spanned="3" table:number-rows-spanned="1">
            <text:p>&lt;/<text:span text:style-name="T1">GameData</text:span><text:span text:style-name="T2">&gt;</text:span></text:p>
          </table:table-cell>
          <table:covered-table-cell table:number-columns-repeated="2" table:style-name="ce198"/>
          <table:table-cell table:style-name="ce29" table:number-columns-repeated="1015"/>
        </table:table-row>
        <table:table-row table:style-name="ro14">
          <table:table-cell table:number-columns-repeated="6"/>
          <table:table-cell table:style-name="ce199" table:number-columns-repeated="2"/>
          <table:table-cell table:style-name="ce201"/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+1 embarkation</text:p>
          </table:table-cell>
          <table:table-cell office:value-type="string" calcext:value-type="string">
            <text:p>Steam Power</text:p>
          </table:table-cell>
          <table:table-cell/>
          <table:table-cell office:value-type="string" calcext:value-type="string">
            <text:p>Industrialization</text:p>
          </table:table-cell>
          <table:table-cell/>
          <table:table-cell table:style-name="ce199" table:number-columns-repeated="2"/>
          <table:table-cell table:style-name="ce202"/>
          <table:table-cell table:number-columns-repeated="1015"/>
        </table:table-row>
        <table:table-row table:style-name="ro4">
          <table:table-cell/>
          <table:table-cell office:value-type="string" calcext:value-type="string">
            <text:p>+1 dry lumbermills</text:p>
          </table:table-cell>
          <table:table-cell office:value-type="string" calcext:value-type="string">
            <text:p>Steam Power</text:p>
          </table:table-cell>
          <table:table-cell/>
          <table:table-cell office:value-type="string" calcext:value-type="string">
            <text:p>Industrialization</text:p>
          </table:table-cell>
          <table:table-cell/>
          <table:table-cell table:style-name="ce199" table:number-columns-repeated="2"/>
          <table:table-cell table:style-name="ce202"/>
          <table:table-cell table:number-columns-repeated="1015"/>
        </table:table-row>
        <table:table-row table:style-name="ro4">
          <table:table-cell/>
          <table:table-cell office:value-type="string" calcext:value-type="string">
            <text:p>+1 quarries</text:p>
          </table:table-cell>
          <table:table-cell office:value-type="string" calcext:value-type="string">
            <text:p>Gunpowder</text:p>
          </table:table-cell>
          <table:table-cell/>
          <table:table-cell office:value-type="string" calcext:value-type="string">
            <text:p>Chemistry</text:p>
          </table:table-cell>
          <table:table-cell table:number-columns-repeated="1019"/>
        </table:table-row>
        <table:table-row table:style-name="ro5" table:number-rows-repeated="104840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ech_Deletes" table:style-name="ta12">
        <table:table-column table:style-name="co25" table:number-columns-repeated="2" table:default-cell-style-name="ce1"/>
        <table:table-column table:style-name="co9" table:number-columns-repeated="255" table:default-cell-style-name="ce1"/>
        <table:table-column table:style-name="co9" table:number-columns-repeated="767" table:default-cell-style-name="Default"/>
        <table:table-row table:style-name="ro3">
          <table:table-cell table:number-columns-repeated="2"/>
          <table:table-cell office:value-type="string" calcext:value-type="string">
            <text:p>Units</text:p>
          </table:table-cell>
          <table:table-cell office:value-type="string" calcext:value-type="string">
            <text:p>Builds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Traits</text:p>
          </table:table-cell>
          <table:table-cell office:value-type="string" calcext:value-type="string">
            <text:p>Policies</text:p>
          </table:table-cell>
          <table:table-cell office:value-type="string" calcext:value-type="string">
            <text:p>UnitPromotions</text:p>
          </table:table-cell>
          <table:table-cell office:value-type="string" calcext:value-type="string">
            <text:p>AICityStrategies</text:p>
          </table:table-cell>
          <table:table-cell office:value-type="string" calcext:value-type="string">
            <text:p>AIEconomicStrategies</text:p>
          </table:table-cell>
          <table:table-cell office:value-type="string" calcext:value-type="string">
            <text:p>AIMilitaryStrategies</text:p>
          </table:table-cell>
          <table:table-cell table:number-columns-repeated="1011"/>
        </table:table-row>
        <table:table-row table:style-name="ro4">
          <table:table-cell table:number-columns-repeated="2"/>
          <table:table-cell table:number-columns-repeated="3" table:style-name="ce187" office:value-type="string" calcext:value-type="string">
            <text:p>PrereqTech</text:p>
          </table:table-cell>
          <table:table-cell table:number-columns-repeated="2" office:value-type="string" calcext:value-type="string">
            <text:p>TechPrereq</text:p>
          </table:table-cell>
          <table:table-cell table:style-name="ce187" office:value-type="string" calcext:value-type="string">
            <text:p>PrereqTech</text:p>
          </table:table-cell>
          <table:table-cell table:number-columns-repeated="5" office:value-type="string" calcext:value-type="string">
            <text:p>TechPrereq</text:p>
          </table:table-cell>
          <table:table-cell table:number-columns-repeated="1011"/>
        </table:table-row>
        <table:table-row table:style-name="ro13">
          <table:table-cell table:number-columns-repeated="2"/>
          <table:table-cell table:style-name="ce204" office:value-type="string" calcext:value-type="string" table:number-columns-spanned="11" table:number-rows-spanned="1">
            <text:p>-- This CER_End.sql data automatically created by:</text:p>
          </table:table-cell>
          <table:covered-table-cell table:number-columns-repeated="10" table:style-name="ce204"/>
          <table:table-cell table:number-columns-repeated="1011"/>
        </table:table-row>
        <table:table-row table:style-name="ro13">
          <table:table-cell table:style-name="ce7" office:value-type="string" calcext:value-type="string">
            <text:p>Old</text:p>
          </table:table-cell>
          <table:table-cell table:style-name="ce7" office:value-type="string" calcext:value-type="string">
            <text:p>New</text:p>
          </table:table-cell>
          <table:table-cell table:style-name="ce204" office:value-type="string" calcext:value-type="string" table:number-columns-spanned="11" table:number-rows-spanned="1">
            <text:p>-- Tech_Deletes tab of GEM_Details.xlsspreadsheet (in mod folder).</text:p>
          </table:table-cell>
          <table:covered-table-cell table:number-columns-repeated="10" table:style-name="ce204"/>
          <table:table-cell table:number-columns-repeated="1011"/>
        </table:table-row>
        <table:table-row table:style-name="ro3">
          <table:table-cell office:value-type="string" calcext:value-type="string">
            <text:p>Ballistics</text:p>
          </table:table-cell>
          <table:table-cell office:value-type="string" calcext:value-type="string">
            <text:p>Electronics</text:p>
          </table:table-cell>
          <table:table-cell table:style-name="ce187" table:formula="of:=&quot;UPDATE &quot;&amp;[.C$1]&amp;&quot; SET &quot;&amp;[.C$2]&amp;&quot;='TECH_&quot;&amp;UPPER([.$B5])&amp;&quot;'  WHERE &quot;&amp;[.C$2]&amp;&quot;='TECH_&quot;&amp;UPPER([.$A5])&amp;&quot;';&quot;" office:value-type="string" office:string-value="UPDATE Units SET PrereqTech='TECH_ELECTRONICS'  WHERE PrereqTech='TECH_BALLISTICS';" calcext:value-type="string">
            <text:p>UPDATE Units SET PrereqTech='TECH_ELECTRONICS' <text:s/>WHERE PrereqTech='TECH_BALLISTICS';</text:p>
          </table:table-cell>
          <table:table-cell table:style-name="ce187" table:formula="of:=&quot;UPDATE &quot;&amp;[.D$1]&amp;&quot; SET &quot;&amp;[.D$2]&amp;&quot;='TECH_&quot;&amp;UPPER([.$B5])&amp;&quot;'  WHERE &quot;&amp;[.D$2]&amp;&quot;='TECH_&quot;&amp;UPPER([.$A5])&amp;&quot;';&quot;" office:value-type="string" office:string-value="UPDATE Builds SET PrereqTech='TECH_ELECTRONICS'  WHERE PrereqTech='TECH_BALLISTICS';" calcext:value-type="string">
            <text:p>UPDATE Builds SET PrereqTech='TECH_ELECTRONICS' <text:s/>WHERE PrereqTech='TECH_BALLISTICS';</text:p>
          </table:table-cell>
          <table:table-cell table:style-name="ce187" table:formula="of:=&quot;UPDATE &quot;&amp;[.E$1]&amp;&quot; SET &quot;&amp;[.E$2]&amp;&quot;='TECH_&quot;&amp;UPPER([.$B5])&amp;&quot;'  WHERE &quot;&amp;[.E$2]&amp;&quot;='TECH_&quot;&amp;UPPER([.$A5])&amp;&quot;';&quot;" office:value-type="string" office:string-value="UPDATE Buildings SET PrereqTech='TECH_ELECTRONICS'  WHERE PrereqTech='TECH_BALLISTICS';" calcext:value-type="string">
            <text:p>UPDATE Buildings SET PrereqTech='TECH_ELECTRONICS' <text:s/>WHERE PrereqTech='TECH_BALLISTICS';</text:p>
          </table:table-cell>
          <table:table-cell table:style-name="ce187" table:formula="of:=&quot;UPDATE &quot;&amp;[.F$1]&amp;&quot; SET &quot;&amp;[.F$2]&amp;&quot;='TECH_&quot;&amp;UPPER([.$B5])&amp;&quot;'  WHERE &quot;&amp;[.F$2]&amp;&quot;='TECH_&quot;&amp;UPPER([.$A5])&amp;&quot;';&quot;" office:value-type="string" office:string-value="UPDATE Projects SET TechPrereq='TECH_ELECTRONICS'  WHERE TechPrereq='TECH_BALLISTICS';" calcext:value-type="string">
            <text:p>UPDATE Projects SET TechPrereq='TECH_ELECTRONICS' <text:s/>WHERE TechPrereq='TECH_BALLISTICS';</text:p>
          </table:table-cell>
          <table:table-cell table:style-name="ce187" table:formula="of:=&quot;UPDATE &quot;&amp;[.G$1]&amp;&quot; SET &quot;&amp;[.G$2]&amp;&quot;='TECH_&quot;&amp;UPPER([.$B5])&amp;&quot;'  WHERE &quot;&amp;[.G$2]&amp;&quot;='TECH_&quot;&amp;UPPER([.$A5])&amp;&quot;';&quot;" office:value-type="string" office:string-value="UPDATE Processes SET TechPrereq='TECH_ELECTRONICS'  WHERE TechPrereq='TECH_BALLISTICS';" calcext:value-type="string">
            <text:p>UPDATE Processes SET TechPrereq='TECH_ELECTRONICS' <text:s/>WHERE TechPrereq='TECH_BALLISTICS';</text:p>
          </table:table-cell>
          <table:table-cell table:style-name="ce187" table:formula="of:=&quot;UPDATE &quot;&amp;[.H$1]&amp;&quot; SET &quot;&amp;[.H$2]&amp;&quot;='TECH_&quot;&amp;UPPER([.$B5])&amp;&quot;'  WHERE &quot;&amp;[.H$2]&amp;&quot;='TECH_&quot;&amp;UPPER([.$A5])&amp;&quot;';&quot;" office:value-type="string" office:string-value="UPDATE Traits SET PrereqTech='TECH_ELECTRONICS'  WHERE PrereqTech='TECH_BALLISTICS';" calcext:value-type="string">
            <text:p>UPDATE Traits SET PrereqTech='TECH_ELECTRONICS' <text:s/>WHERE PrereqTech='TECH_BALLISTICS';</text:p>
          </table:table-cell>
          <table:table-cell table:style-name="ce187" table:formula="of:=&quot;UPDATE &quot;&amp;[.I$1]&amp;&quot; SET &quot;&amp;[.I$2]&amp;&quot;='TECH_&quot;&amp;UPPER([.$B5])&amp;&quot;'  WHERE &quot;&amp;[.I$2]&amp;&quot;='TECH_&quot;&amp;UPPER([.$A5])&amp;&quot;';&quot;" office:value-type="string" office:string-value="UPDATE Policies SET TechPrereq='TECH_ELECTRONICS'  WHERE TechPrereq='TECH_BALLISTICS';" calcext:value-type="string">
            <text:p>UPDATE Policies SET TechPrereq='TECH_ELECTRONICS' <text:s/>WHERE TechPrereq='TECH_BALLISTICS';</text:p>
          </table:table-cell>
          <table:table-cell table:style-name="ce187" table:formula="of:=&quot;UPDATE &quot;&amp;[.J$1]&amp;&quot; SET &quot;&amp;[.J$2]&amp;&quot;='TECH_&quot;&amp;UPPER([.$B5])&amp;&quot;'  WHERE &quot;&amp;[.J$2]&amp;&quot;='TECH_&quot;&amp;UPPER([.$A5])&amp;&quot;';&quot;" office:value-type="string" office:string-value="UPDATE UnitPromotions SET TechPrereq='TECH_ELECTRONICS'  WHERE TechPrereq='TECH_BALLISTICS';" calcext:value-type="string">
            <text:p>UPDATE UnitPromotions SET TechPrereq='TECH_ELECTRONICS' <text:s/>WHERE TechPrereq='TECH_BALLISTICS';</text:p>
          </table:table-cell>
          <table:table-cell table:style-name="ce187" table:formula="of:=&quot;UPDATE &quot;&amp;[.K$1]&amp;&quot; SET &quot;&amp;[.K$2]&amp;&quot;='TECH_&quot;&amp;UPPER([.$B5])&amp;&quot;'  WHERE &quot;&amp;[.K$2]&amp;&quot;='TECH_&quot;&amp;UPPER([.$A5])&amp;&quot;';&quot;" office:value-type="string" office:string-value="UPDATE AICityStrategies SET TechPrereq='TECH_ELECTRONICS'  WHERE TechPrereq='TECH_BALLISTICS';" calcext:value-type="string">
            <text:p>UPDATE AICityStrategies SET TechPrereq='TECH_ELECTRONICS' <text:s/>WHERE TechPrereq='TECH_BALLISTICS';</text:p>
          </table:table-cell>
          <table:table-cell table:style-name="ce187" table:formula="of:=&quot;UPDATE &quot;&amp;[.L$1]&amp;&quot; SET &quot;&amp;[.L$2]&amp;&quot;='TECH_&quot;&amp;UPPER([.$B5])&amp;&quot;'  WHERE &quot;&amp;[.L$2]&amp;&quot;='TECH_&quot;&amp;UPPER([.$A5])&amp;&quot;';&quot;" office:value-type="string" office:string-value="UPDATE AIEconomicStrategies SET TechPrereq='TECH_ELECTRONICS'  WHERE TechPrereq='TECH_BALLISTICS';" calcext:value-type="string">
            <text:p>UPDATE AIEconomicStrategies SET TechPrereq='TECH_ELECTRONICS' <text:s/>WHERE TechPrereq='TECH_BALLISTICS';</text:p>
          </table:table-cell>
          <table:table-cell table:style-name="ce187" table:formula="of:=&quot;UPDATE &quot;&amp;[.M$1]&amp;&quot; SET &quot;&amp;[.M$2]&amp;&quot;='TECH_&quot;&amp;UPPER([.$B5])&amp;&quot;'  WHERE &quot;&amp;[.M$2]&amp;&quot;='TECH_&quot;&amp;UPPER([.$A5])&amp;&quot;';&quot;" office:value-type="string" office:string-value="UPDATE AIMilitaryStrategies SET TechPrereq='TECH_ELECTRONICS'  WHERE TechPrereq='TECH_BALLISTICS';" calcext:value-type="string">
            <text:p>UPDATE AIMilitaryStrategies SET TechPrereq='TECH_ELECTRONICS' <text:s/>WHERE TechPrereq='TECH_BALLISTICS';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elecom</text:p>
          </table:table-cell>
          <table:table-cell office:value-type="string" calcext:value-type="string">
            <text:p>Internet</text:p>
          </table:table-cell>
          <table:table-cell table:style-name="ce187" table:formula="of:=&quot;UPDATE &quot;&amp;[.C$1]&amp;&quot; SET &quot;&amp;[.C$2]&amp;&quot;='TECH_&quot;&amp;UPPER([.$B6])&amp;&quot;'  WHERE &quot;&amp;[.C$2]&amp;&quot;='TECH_&quot;&amp;UPPER([.$A6])&amp;&quot;';&quot;" office:value-type="string" office:string-value="UPDATE Units SET PrereqTech='TECH_INTERNET'  WHERE PrereqTech='TECH_TELECOM';" calcext:value-type="string">
            <text:p>UPDATE Units SET PrereqTech='TECH_INTERNET' <text:s/>WHERE PrereqTech='TECH_TELECOM';</text:p>
          </table:table-cell>
          <table:table-cell table:style-name="ce187" table:formula="of:=&quot;UPDATE &quot;&amp;[.D$1]&amp;&quot; SET &quot;&amp;[.D$2]&amp;&quot;='TECH_&quot;&amp;UPPER([.$B6])&amp;&quot;'  WHERE &quot;&amp;[.D$2]&amp;&quot;='TECH_&quot;&amp;UPPER([.$A6])&amp;&quot;';&quot;" office:value-type="string" office:string-value="UPDATE Builds SET PrereqTech='TECH_INTERNET'  WHERE PrereqTech='TECH_TELECOM';" calcext:value-type="string">
            <text:p>UPDATE Builds SET PrereqTech='TECH_INTERNET' <text:s/>WHERE PrereqTech='TECH_TELECOM';</text:p>
          </table:table-cell>
          <table:table-cell table:style-name="ce187" table:formula="of:=&quot;UPDATE &quot;&amp;[.E$1]&amp;&quot; SET &quot;&amp;[.E$2]&amp;&quot;='TECH_&quot;&amp;UPPER([.$B6])&amp;&quot;'  WHERE &quot;&amp;[.E$2]&amp;&quot;='TECH_&quot;&amp;UPPER([.$A6])&amp;&quot;';&quot;" office:value-type="string" office:string-value="UPDATE Buildings SET PrereqTech='TECH_INTERNET'  WHERE PrereqTech='TECH_TELECOM';" calcext:value-type="string">
            <text:p>UPDATE Buildings SET PrereqTech='TECH_INTERNET' <text:s/>WHERE PrereqTech='TECH_TELECOM';</text:p>
          </table:table-cell>
          <table:table-cell table:style-name="ce187" table:formula="of:=&quot;UPDATE &quot;&amp;[.F$1]&amp;&quot; SET &quot;&amp;[.F$2]&amp;&quot;='TECH_&quot;&amp;UPPER([.$B6])&amp;&quot;'  WHERE &quot;&amp;[.F$2]&amp;&quot;='TECH_&quot;&amp;UPPER([.$A6])&amp;&quot;';&quot;" office:value-type="string" office:string-value="UPDATE Projects SET TechPrereq='TECH_INTERNET'  WHERE TechPrereq='TECH_TELECOM';" calcext:value-type="string">
            <text:p>UPDATE Projects SET TechPrereq='TECH_INTERNET' <text:s/>WHERE TechPrereq='TECH_TELECOM';</text:p>
          </table:table-cell>
          <table:table-cell table:style-name="ce187" table:formula="of:=&quot;UPDATE &quot;&amp;[.G$1]&amp;&quot; SET &quot;&amp;[.G$2]&amp;&quot;='TECH_&quot;&amp;UPPER([.$B6])&amp;&quot;'  WHERE &quot;&amp;[.G$2]&amp;&quot;='TECH_&quot;&amp;UPPER([.$A6])&amp;&quot;';&quot;" office:value-type="string" office:string-value="UPDATE Processes SET TechPrereq='TECH_INTERNET'  WHERE TechPrereq='TECH_TELECOM';" calcext:value-type="string">
            <text:p>UPDATE Processes SET TechPrereq='TECH_INTERNET' <text:s/>WHERE TechPrereq='TECH_TELECOM';</text:p>
          </table:table-cell>
          <table:table-cell table:style-name="ce187" table:formula="of:=&quot;UPDATE &quot;&amp;[.H$1]&amp;&quot; SET &quot;&amp;[.H$2]&amp;&quot;='TECH_&quot;&amp;UPPER([.$B6])&amp;&quot;'  WHERE &quot;&amp;[.H$2]&amp;&quot;='TECH_&quot;&amp;UPPER([.$A6])&amp;&quot;';&quot;" office:value-type="string" office:string-value="UPDATE Traits SET PrereqTech='TECH_INTERNET'  WHERE PrereqTech='TECH_TELECOM';" calcext:value-type="string">
            <text:p>UPDATE Traits SET PrereqTech='TECH_INTERNET' <text:s/>WHERE PrereqTech='TECH_TELECOM';</text:p>
          </table:table-cell>
          <table:table-cell table:style-name="ce187" table:formula="of:=&quot;UPDATE &quot;&amp;[.I$1]&amp;&quot; SET &quot;&amp;[.I$2]&amp;&quot;='TECH_&quot;&amp;UPPER([.$B6])&amp;&quot;'  WHERE &quot;&amp;[.I$2]&amp;&quot;='TECH_&quot;&amp;UPPER([.$A6])&amp;&quot;';&quot;" office:value-type="string" office:string-value="UPDATE Policies SET TechPrereq='TECH_INTERNET'  WHERE TechPrereq='TECH_TELECOM';" calcext:value-type="string">
            <text:p>UPDATE Policies SET TechPrereq='TECH_INTERNET' <text:s/>WHERE TechPrereq='TECH_TELECOM';</text:p>
          </table:table-cell>
          <table:table-cell table:style-name="ce187" table:formula="of:=&quot;UPDATE &quot;&amp;[.J$1]&amp;&quot; SET &quot;&amp;[.J$2]&amp;&quot;='TECH_&quot;&amp;UPPER([.$B6])&amp;&quot;'  WHERE &quot;&amp;[.J$2]&amp;&quot;='TECH_&quot;&amp;UPPER([.$A6])&amp;&quot;';&quot;" office:value-type="string" office:string-value="UPDATE UnitPromotions SET TechPrereq='TECH_INTERNET'  WHERE TechPrereq='TECH_TELECOM';" calcext:value-type="string">
            <text:p>UPDATE UnitPromotions SET TechPrereq='TECH_INTERNET' <text:s/>WHERE TechPrereq='TECH_TELECOM';</text:p>
          </table:table-cell>
          <table:table-cell table:style-name="ce187" table:formula="of:=&quot;UPDATE &quot;&amp;[.K$1]&amp;&quot; SET &quot;&amp;[.K$2]&amp;&quot;='TECH_&quot;&amp;UPPER([.$B6])&amp;&quot;'  WHERE &quot;&amp;[.K$2]&amp;&quot;='TECH_&quot;&amp;UPPER([.$A6])&amp;&quot;';&quot;" office:value-type="string" office:string-value="UPDATE AICityStrategies SET TechPrereq='TECH_INTERNET'  WHERE TechPrereq='TECH_TELECOM';" calcext:value-type="string">
            <text:p>UPDATE AICityStrategies SET TechPrereq='TECH_INTERNET' <text:s/>WHERE TechPrereq='TECH_TELECOM';</text:p>
          </table:table-cell>
          <table:table-cell table:style-name="ce187" table:formula="of:=&quot;UPDATE &quot;&amp;[.L$1]&amp;&quot; SET &quot;&amp;[.L$2]&amp;&quot;='TECH_&quot;&amp;UPPER([.$B6])&amp;&quot;'  WHERE &quot;&amp;[.L$2]&amp;&quot;='TECH_&quot;&amp;UPPER([.$A6])&amp;&quot;';&quot;" office:value-type="string" office:string-value="UPDATE AIEconomicStrategies SET TechPrereq='TECH_INTERNET'  WHERE TechPrereq='TECH_TELECOM';" calcext:value-type="string">
            <text:p>UPDATE AIEconomicStrategies SET TechPrereq='TECH_INTERNET' <text:s/>WHERE TechPrereq='TECH_TELECOM';</text:p>
          </table:table-cell>
          <table:table-cell table:style-name="ce187" table:formula="of:=&quot;UPDATE &quot;&amp;[.M$1]&amp;&quot; SET &quot;&amp;[.M$2]&amp;&quot;='TECH_&quot;&amp;UPPER([.$B6])&amp;&quot;'  WHERE &quot;&amp;[.M$2]&amp;&quot;='TECH_&quot;&amp;UPPER([.$A6])&amp;&quot;';&quot;" office:value-type="string" office:string-value="UPDATE AIMilitaryStrategies SET TechPrereq='TECH_INTERNET'  WHERE TechPrereq='TECH_TELECOM';" calcext:value-type="string">
            <text:p>UPDATE AIMilitaryStrategies SET TechPrereq='TECH_INTERNET' <text:s/>WHERE TechPrereq='TECH_TELECOM';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Penicilin</text:p>
          </table:table-cell>
          <table:table-cell office:value-type="string" calcext:value-type="string">
            <text:p>Refrigeration</text:p>
          </table:table-cell>
          <table:table-cell table:style-name="ce187" table:formula="of:=&quot;UPDATE &quot;&amp;[.C$1]&amp;&quot; SET &quot;&amp;[.C$2]&amp;&quot;='TECH_&quot;&amp;UPPER([.$B7])&amp;&quot;'  WHERE &quot;&amp;[.C$2]&amp;&quot;='TECH_&quot;&amp;UPPER([.$A7])&amp;&quot;';&quot;" office:value-type="string" office:string-value="UPDATE Units SET PrereqTech='TECH_REFRIGERATION'  WHERE PrereqTech='TECH_PENICILIN';" calcext:value-type="string">
            <text:p>UPDATE Units SET PrereqTech='TECH_REFRIGERATION' <text:s/>WHERE PrereqTech='TECH_PENICILIN';</text:p>
          </table:table-cell>
          <table:table-cell table:style-name="ce187" table:formula="of:=&quot;UPDATE &quot;&amp;[.D$1]&amp;&quot; SET &quot;&amp;[.D$2]&amp;&quot;='TECH_&quot;&amp;UPPER([.$B7])&amp;&quot;'  WHERE &quot;&amp;[.D$2]&amp;&quot;='TECH_&quot;&amp;UPPER([.$A7])&amp;&quot;';&quot;" office:value-type="string" office:string-value="UPDATE Builds SET PrereqTech='TECH_REFRIGERATION'  WHERE PrereqTech='TECH_PENICILIN';" calcext:value-type="string">
            <text:p>UPDATE Builds SET PrereqTech='TECH_REFRIGERATION' <text:s/>WHERE PrereqTech='TECH_PENICILIN';</text:p>
          </table:table-cell>
          <table:table-cell table:style-name="ce187" table:formula="of:=&quot;UPDATE &quot;&amp;[.E$1]&amp;&quot; SET &quot;&amp;[.E$2]&amp;&quot;='TECH_&quot;&amp;UPPER([.$B7])&amp;&quot;'  WHERE &quot;&amp;[.E$2]&amp;&quot;='TECH_&quot;&amp;UPPER([.$A7])&amp;&quot;';&quot;" office:value-type="string" office:string-value="UPDATE Buildings SET PrereqTech='TECH_REFRIGERATION'  WHERE PrereqTech='TECH_PENICILIN';" calcext:value-type="string">
            <text:p>UPDATE Buildings SET PrereqTech='TECH_REFRIGERATION' <text:s/>WHERE PrereqTech='TECH_PENICILIN';</text:p>
          </table:table-cell>
          <table:table-cell table:style-name="ce187" table:formula="of:=&quot;UPDATE &quot;&amp;[.F$1]&amp;&quot; SET &quot;&amp;[.F$2]&amp;&quot;='TECH_&quot;&amp;UPPER([.$B7])&amp;&quot;'  WHERE &quot;&amp;[.F$2]&amp;&quot;='TECH_&quot;&amp;UPPER([.$A7])&amp;&quot;';&quot;" office:value-type="string" office:string-value="UPDATE Projects SET TechPrereq='TECH_REFRIGERATION'  WHERE TechPrereq='TECH_PENICILIN';" calcext:value-type="string">
            <text:p>UPDATE Projects SET TechPrereq='TECH_REFRIGERATION' <text:s/>WHERE TechPrereq='TECH_PENICILIN';</text:p>
          </table:table-cell>
          <table:table-cell table:style-name="ce187" table:formula="of:=&quot;UPDATE &quot;&amp;[.G$1]&amp;&quot; SET &quot;&amp;[.G$2]&amp;&quot;='TECH_&quot;&amp;UPPER([.$B7])&amp;&quot;'  WHERE &quot;&amp;[.G$2]&amp;&quot;='TECH_&quot;&amp;UPPER([.$A7])&amp;&quot;';&quot;" office:value-type="string" office:string-value="UPDATE Processes SET TechPrereq='TECH_REFRIGERATION'  WHERE TechPrereq='TECH_PENICILIN';" calcext:value-type="string">
            <text:p>UPDATE Processes SET TechPrereq='TECH_REFRIGERATION' <text:s/>WHERE TechPrereq='TECH_PENICILIN';</text:p>
          </table:table-cell>
          <table:table-cell table:style-name="ce187" table:formula="of:=&quot;UPDATE &quot;&amp;[.H$1]&amp;&quot; SET &quot;&amp;[.H$2]&amp;&quot;='TECH_&quot;&amp;UPPER([.$B7])&amp;&quot;'  WHERE &quot;&amp;[.H$2]&amp;&quot;='TECH_&quot;&amp;UPPER([.$A7])&amp;&quot;';&quot;" office:value-type="string" office:string-value="UPDATE Traits SET PrereqTech='TECH_REFRIGERATION'  WHERE PrereqTech='TECH_PENICILIN';" calcext:value-type="string">
            <text:p>UPDATE Traits SET PrereqTech='TECH_REFRIGERATION' <text:s/>WHERE PrereqTech='TECH_PENICILIN';</text:p>
          </table:table-cell>
          <table:table-cell table:style-name="ce187" table:formula="of:=&quot;UPDATE &quot;&amp;[.I$1]&amp;&quot; SET &quot;&amp;[.I$2]&amp;&quot;='TECH_&quot;&amp;UPPER([.$B7])&amp;&quot;'  WHERE &quot;&amp;[.I$2]&amp;&quot;='TECH_&quot;&amp;UPPER([.$A7])&amp;&quot;';&quot;" office:value-type="string" office:string-value="UPDATE Policies SET TechPrereq='TECH_REFRIGERATION'  WHERE TechPrereq='TECH_PENICILIN';" calcext:value-type="string">
            <text:p>UPDATE Policies SET TechPrereq='TECH_REFRIGERATION' <text:s/>WHERE TechPrereq='TECH_PENICILIN';</text:p>
          </table:table-cell>
          <table:table-cell table:style-name="ce187" table:formula="of:=&quot;UPDATE &quot;&amp;[.J$1]&amp;&quot; SET &quot;&amp;[.J$2]&amp;&quot;='TECH_&quot;&amp;UPPER([.$B7])&amp;&quot;'  WHERE &quot;&amp;[.J$2]&amp;&quot;='TECH_&quot;&amp;UPPER([.$A7])&amp;&quot;';&quot;" office:value-type="string" office:string-value="UPDATE UnitPromotions SET TechPrereq='TECH_REFRIGERATION'  WHERE TechPrereq='TECH_PENICILIN';" calcext:value-type="string">
            <text:p>UPDATE UnitPromotions SET TechPrereq='TECH_REFRIGERATION' <text:s/>WHERE TechPrereq='TECH_PENICILIN';</text:p>
          </table:table-cell>
          <table:table-cell table:style-name="ce187" table:formula="of:=&quot;UPDATE &quot;&amp;[.K$1]&amp;&quot; SET &quot;&amp;[.K$2]&amp;&quot;='TECH_&quot;&amp;UPPER([.$B7])&amp;&quot;'  WHERE &quot;&amp;[.K$2]&amp;&quot;='TECH_&quot;&amp;UPPER([.$A7])&amp;&quot;';&quot;" office:value-type="string" office:string-value="UPDATE AICityStrategies SET TechPrereq='TECH_REFRIGERATION'  WHERE TechPrereq='TECH_PENICILIN';" calcext:value-type="string">
            <text:p>UPDATE AICityStrategies SET TechPrereq='TECH_REFRIGERATION' <text:s/>WHERE TechPrereq='TECH_PENICILIN';</text:p>
          </table:table-cell>
          <table:table-cell table:style-name="ce187" table:formula="of:=&quot;UPDATE &quot;&amp;[.L$1]&amp;&quot; SET &quot;&amp;[.L$2]&amp;&quot;='TECH_&quot;&amp;UPPER([.$B7])&amp;&quot;'  WHERE &quot;&amp;[.L$2]&amp;&quot;='TECH_&quot;&amp;UPPER([.$A7])&amp;&quot;';&quot;" office:value-type="string" office:string-value="UPDATE AIEconomicStrategies SET TechPrereq='TECH_REFRIGERATION'  WHERE TechPrereq='TECH_PENICILIN';" calcext:value-type="string">
            <text:p>UPDATE AIEconomicStrategies SET TechPrereq='TECH_REFRIGERATION' <text:s/>WHERE TechPrereq='TECH_PENICILIN';</text:p>
          </table:table-cell>
          <table:table-cell table:style-name="ce187" table:formula="of:=&quot;UPDATE &quot;&amp;[.M$1]&amp;&quot; SET &quot;&amp;[.M$2]&amp;&quot;='TECH_&quot;&amp;UPPER([.$B7])&amp;&quot;'  WHERE &quot;&amp;[.M$2]&amp;&quot;='TECH_&quot;&amp;UPPER([.$A7])&amp;&quot;';&quot;" office:value-type="string" office:string-value="UPDATE AIMilitaryStrategies SET TechPrereq='TECH_REFRIGERATION'  WHERE TechPrereq='TECH_PENICILIN';" calcext:value-type="string">
            <text:p>UPDATE AIMilitaryStrategies SET TechPrereq='TECH_REFRIGERATION' <text:s/>WHERE TechPrereq='TECH_PENICILIN';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Mobile_Tactics</text:p>
          </table:table-cell>
          <table:table-cell office:value-type="string" calcext:value-type="string">
            <text:p>Lasers</text:p>
          </table:table-cell>
          <table:table-cell table:style-name="ce187" table:formula="of:=&quot;UPDATE &quot;&amp;[.C$1]&amp;&quot; SET &quot;&amp;[.C$2]&amp;&quot;='TECH_&quot;&amp;UPPER([.$B8])&amp;&quot;'  WHERE &quot;&amp;[.C$2]&amp;&quot;='TECH_&quot;&amp;UPPER([.$A8])&amp;&quot;';&quot;" office:value-type="string" office:string-value="UPDATE Units SET PrereqTech='TECH_LASERS'  WHERE PrereqTech='TECH_MOBILE_TACTICS';" calcext:value-type="string">
            <text:p>UPDATE Units SET PrereqTech='TECH_LASERS' <text:s/>WHERE PrereqTech='TECH_MOBILE_TACTICS';</text:p>
          </table:table-cell>
          <table:table-cell table:style-name="ce187" table:formula="of:=&quot;UPDATE &quot;&amp;[.D$1]&amp;&quot; SET &quot;&amp;[.D$2]&amp;&quot;='TECH_&quot;&amp;UPPER([.$B8])&amp;&quot;'  WHERE &quot;&amp;[.D$2]&amp;&quot;='TECH_&quot;&amp;UPPER([.$A8])&amp;&quot;';&quot;" office:value-type="string" office:string-value="UPDATE Builds SET PrereqTech='TECH_LASERS'  WHERE PrereqTech='TECH_MOBILE_TACTICS';" calcext:value-type="string">
            <text:p>UPDATE Builds SET PrereqTech='TECH_LASERS' <text:s/>WHERE PrereqTech='TECH_MOBILE_TACTICS';</text:p>
          </table:table-cell>
          <table:table-cell table:style-name="ce187" table:formula="of:=&quot;UPDATE &quot;&amp;[.E$1]&amp;&quot; SET &quot;&amp;[.E$2]&amp;&quot;='TECH_&quot;&amp;UPPER([.$B8])&amp;&quot;'  WHERE &quot;&amp;[.E$2]&amp;&quot;='TECH_&quot;&amp;UPPER([.$A8])&amp;&quot;';&quot;" office:value-type="string" office:string-value="UPDATE Buildings SET PrereqTech='TECH_LASERS'  WHERE PrereqTech='TECH_MOBILE_TACTICS';" calcext:value-type="string">
            <text:p>UPDATE Buildings SET PrereqTech='TECH_LASERS' <text:s/>WHERE PrereqTech='TECH_MOBILE_TACTICS';</text:p>
          </table:table-cell>
          <table:table-cell table:style-name="ce187" table:formula="of:=&quot;UPDATE &quot;&amp;[.F$1]&amp;&quot; SET &quot;&amp;[.F$2]&amp;&quot;='TECH_&quot;&amp;UPPER([.$B8])&amp;&quot;'  WHERE &quot;&amp;[.F$2]&amp;&quot;='TECH_&quot;&amp;UPPER([.$A8])&amp;&quot;';&quot;" office:value-type="string" office:string-value="UPDATE Projects SET TechPrereq='TECH_LASERS'  WHERE TechPrereq='TECH_MOBILE_TACTICS';" calcext:value-type="string">
            <text:p>UPDATE Projects SET TechPrereq='TECH_LASERS' <text:s/>WHERE TechPrereq='TECH_MOBILE_TACTICS';</text:p>
          </table:table-cell>
          <table:table-cell table:style-name="ce187" table:formula="of:=&quot;UPDATE &quot;&amp;[.G$1]&amp;&quot; SET &quot;&amp;[.G$2]&amp;&quot;='TECH_&quot;&amp;UPPER([.$B8])&amp;&quot;'  WHERE &quot;&amp;[.G$2]&amp;&quot;='TECH_&quot;&amp;UPPER([.$A8])&amp;&quot;';&quot;" office:value-type="string" office:string-value="UPDATE Processes SET TechPrereq='TECH_LASERS'  WHERE TechPrereq='TECH_MOBILE_TACTICS';" calcext:value-type="string">
            <text:p>UPDATE Processes SET TechPrereq='TECH_LASERS' <text:s/>WHERE TechPrereq='TECH_MOBILE_TACTICS';</text:p>
          </table:table-cell>
          <table:table-cell table:style-name="ce187" table:formula="of:=&quot;UPDATE &quot;&amp;[.H$1]&amp;&quot; SET &quot;&amp;[.H$2]&amp;&quot;='TECH_&quot;&amp;UPPER([.$B8])&amp;&quot;'  WHERE &quot;&amp;[.H$2]&amp;&quot;='TECH_&quot;&amp;UPPER([.$A8])&amp;&quot;';&quot;" office:value-type="string" office:string-value="UPDATE Traits SET PrereqTech='TECH_LASERS'  WHERE PrereqTech='TECH_MOBILE_TACTICS';" calcext:value-type="string">
            <text:p>UPDATE Traits SET PrereqTech='TECH_LASERS' <text:s/>WHERE PrereqTech='TECH_MOBILE_TACTICS';</text:p>
          </table:table-cell>
          <table:table-cell table:style-name="ce187" table:formula="of:=&quot;UPDATE &quot;&amp;[.I$1]&amp;&quot; SET &quot;&amp;[.I$2]&amp;&quot;='TECH_&quot;&amp;UPPER([.$B8])&amp;&quot;'  WHERE &quot;&amp;[.I$2]&amp;&quot;='TECH_&quot;&amp;UPPER([.$A8])&amp;&quot;';&quot;" office:value-type="string" office:string-value="UPDATE Policies SET TechPrereq='TECH_LASERS'  WHERE TechPrereq='TECH_MOBILE_TACTICS';" calcext:value-type="string">
            <text:p>UPDATE Policies SET TechPrereq='TECH_LASERS' <text:s/>WHERE TechPrereq='TECH_MOBILE_TACTICS';</text:p>
          </table:table-cell>
          <table:table-cell table:style-name="ce187" table:formula="of:=&quot;UPDATE &quot;&amp;[.J$1]&amp;&quot; SET &quot;&amp;[.J$2]&amp;&quot;='TECH_&quot;&amp;UPPER([.$B8])&amp;&quot;'  WHERE &quot;&amp;[.J$2]&amp;&quot;='TECH_&quot;&amp;UPPER([.$A8])&amp;&quot;';&quot;" office:value-type="string" office:string-value="UPDATE UnitPromotions SET TechPrereq='TECH_LASERS'  WHERE TechPrereq='TECH_MOBILE_TACTICS';" calcext:value-type="string">
            <text:p>UPDATE UnitPromotions SET TechPrereq='TECH_LASERS' <text:s/>WHERE TechPrereq='TECH_MOBILE_TACTICS';</text:p>
          </table:table-cell>
          <table:table-cell table:style-name="ce187" table:formula="of:=&quot;UPDATE &quot;&amp;[.K$1]&amp;&quot; SET &quot;&amp;[.K$2]&amp;&quot;='TECH_&quot;&amp;UPPER([.$B8])&amp;&quot;'  WHERE &quot;&amp;[.K$2]&amp;&quot;='TECH_&quot;&amp;UPPER([.$A8])&amp;&quot;';&quot;" office:value-type="string" office:string-value="UPDATE AICityStrategies SET TechPrereq='TECH_LASERS'  WHERE TechPrereq='TECH_MOBILE_TACTICS';" calcext:value-type="string">
            <text:p>UPDATE AICityStrategies SET TechPrereq='TECH_LASERS' <text:s/>WHERE TechPrereq='TECH_MOBILE_TACTICS';</text:p>
          </table:table-cell>
          <table:table-cell table:style-name="ce187" table:formula="of:=&quot;UPDATE &quot;&amp;[.L$1]&amp;&quot; SET &quot;&amp;[.L$2]&amp;&quot;='TECH_&quot;&amp;UPPER([.$B8])&amp;&quot;'  WHERE &quot;&amp;[.L$2]&amp;&quot;='TECH_&quot;&amp;UPPER([.$A8])&amp;&quot;';&quot;" office:value-type="string" office:string-value="UPDATE AIEconomicStrategies SET TechPrereq='TECH_LASERS'  WHERE TechPrereq='TECH_MOBILE_TACTICS';" calcext:value-type="string">
            <text:p>UPDATE AIEconomicStrategies SET TechPrereq='TECH_LASERS' <text:s/>WHERE TechPrereq='TECH_MOBILE_TACTICS';</text:p>
          </table:table-cell>
          <table:table-cell table:style-name="ce187" table:formula="of:=&quot;UPDATE &quot;&amp;[.M$1]&amp;&quot; SET &quot;&amp;[.M$2]&amp;&quot;='TECH_&quot;&amp;UPPER([.$B8])&amp;&quot;'  WHERE &quot;&amp;[.M$2]&amp;&quot;='TECH_&quot;&amp;UPPER([.$A8])&amp;&quot;';&quot;" office:value-type="string" office:string-value="UPDATE AIMilitaryStrategies SET TechPrereq='TECH_LASERS'  WHERE TechPrereq='TECH_MOBILE_TACTICS';" calcext:value-type="string">
            <text:p>UPDATE AIMilitaryStrategies SET TechPrereq='TECH_LASERS' <text:s/>WHERE TechPrereq='TECH_MOBILE_TACTICS';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Radar</text:p>
          </table:table-cell>
          <table:table-cell office:value-type="string" calcext:value-type="string">
            <text:p>Electronics</text:p>
          </table:table-cell>
          <table:table-cell table:style-name="ce187" table:formula="of:=&quot;UPDATE &quot;&amp;[.C$1]&amp;&quot; SET &quot;&amp;[.C$2]&amp;&quot;='TECH_&quot;&amp;UPPER([.$B9])&amp;&quot;'  WHERE &quot;&amp;[.C$2]&amp;&quot;='TECH_&quot;&amp;UPPER([.$A9])&amp;&quot;';&quot;" office:value-type="string" office:string-value="UPDATE Units SET PrereqTech='TECH_ELECTRONICS'  WHERE PrereqTech='TECH_RADAR';" calcext:value-type="string">
            <text:p>UPDATE Units SET PrereqTech='TECH_ELECTRONICS' <text:s/>WHERE PrereqTech='TECH_RADAR';</text:p>
          </table:table-cell>
          <table:table-cell table:style-name="ce187" table:formula="of:=&quot;UPDATE &quot;&amp;[.D$1]&amp;&quot; SET &quot;&amp;[.D$2]&amp;&quot;='TECH_&quot;&amp;UPPER([.$B9])&amp;&quot;'  WHERE &quot;&amp;[.D$2]&amp;&quot;='TECH_&quot;&amp;UPPER([.$A9])&amp;&quot;';&quot;" office:value-type="string" office:string-value="UPDATE Builds SET PrereqTech='TECH_ELECTRONICS'  WHERE PrereqTech='TECH_RADAR';" calcext:value-type="string">
            <text:p>UPDATE Builds SET PrereqTech='TECH_ELECTRONICS' <text:s/>WHERE PrereqTech='TECH_RADAR';</text:p>
          </table:table-cell>
          <table:table-cell table:style-name="ce187" table:formula="of:=&quot;UPDATE &quot;&amp;[.E$1]&amp;&quot; SET &quot;&amp;[.E$2]&amp;&quot;='TECH_&quot;&amp;UPPER([.$B9])&amp;&quot;'  WHERE &quot;&amp;[.E$2]&amp;&quot;='TECH_&quot;&amp;UPPER([.$A9])&amp;&quot;';&quot;" office:value-type="string" office:string-value="UPDATE Buildings SET PrereqTech='TECH_ELECTRONICS'  WHERE PrereqTech='TECH_RADAR';" calcext:value-type="string">
            <text:p>UPDATE Buildings SET PrereqTech='TECH_ELECTRONICS' <text:s/>WHERE PrereqTech='TECH_RADAR';</text:p>
          </table:table-cell>
          <table:table-cell table:style-name="ce187" table:formula="of:=&quot;UPDATE &quot;&amp;[.F$1]&amp;&quot; SET &quot;&amp;[.F$2]&amp;&quot;='TECH_&quot;&amp;UPPER([.$B9])&amp;&quot;'  WHERE &quot;&amp;[.F$2]&amp;&quot;='TECH_&quot;&amp;UPPER([.$A9])&amp;&quot;';&quot;" office:value-type="string" office:string-value="UPDATE Projects SET TechPrereq='TECH_ELECTRONICS'  WHERE TechPrereq='TECH_RADAR';" calcext:value-type="string">
            <text:p>UPDATE Projects SET TechPrereq='TECH_ELECTRONICS' <text:s/>WHERE TechPrereq='TECH_RADAR';</text:p>
          </table:table-cell>
          <table:table-cell table:style-name="ce187" table:formula="of:=&quot;UPDATE &quot;&amp;[.G$1]&amp;&quot; SET &quot;&amp;[.G$2]&amp;&quot;='TECH_&quot;&amp;UPPER([.$B9])&amp;&quot;'  WHERE &quot;&amp;[.G$2]&amp;&quot;='TECH_&quot;&amp;UPPER([.$A9])&amp;&quot;';&quot;" office:value-type="string" office:string-value="UPDATE Processes SET TechPrereq='TECH_ELECTRONICS'  WHERE TechPrereq='TECH_RADAR';" calcext:value-type="string">
            <text:p>UPDATE Processes SET TechPrereq='TECH_ELECTRONICS' <text:s/>WHERE TechPrereq='TECH_RADAR';</text:p>
          </table:table-cell>
          <table:table-cell table:style-name="ce187" table:formula="of:=&quot;UPDATE &quot;&amp;[.H$1]&amp;&quot; SET &quot;&amp;[.H$2]&amp;&quot;='TECH_&quot;&amp;UPPER([.$B9])&amp;&quot;'  WHERE &quot;&amp;[.H$2]&amp;&quot;='TECH_&quot;&amp;UPPER([.$A9])&amp;&quot;';&quot;" office:value-type="string" office:string-value="UPDATE Traits SET PrereqTech='TECH_ELECTRONICS'  WHERE PrereqTech='TECH_RADAR';" calcext:value-type="string">
            <text:p>UPDATE Traits SET PrereqTech='TECH_ELECTRONICS' <text:s/>WHERE PrereqTech='TECH_RADAR';</text:p>
          </table:table-cell>
          <table:table-cell table:style-name="ce187" table:formula="of:=&quot;UPDATE &quot;&amp;[.I$1]&amp;&quot; SET &quot;&amp;[.I$2]&amp;&quot;='TECH_&quot;&amp;UPPER([.$B9])&amp;&quot;'  WHERE &quot;&amp;[.I$2]&amp;&quot;='TECH_&quot;&amp;UPPER([.$A9])&amp;&quot;';&quot;" office:value-type="string" office:string-value="UPDATE Policies SET TechPrereq='TECH_ELECTRONICS'  WHERE TechPrereq='TECH_RADAR';" calcext:value-type="string">
            <text:p>UPDATE Policies SET TechPrereq='TECH_ELECTRONICS' <text:s/>WHERE TechPrereq='TECH_RADAR';</text:p>
          </table:table-cell>
          <table:table-cell table:style-name="ce187" table:formula="of:=&quot;UPDATE &quot;&amp;[.J$1]&amp;&quot; SET &quot;&amp;[.J$2]&amp;&quot;='TECH_&quot;&amp;UPPER([.$B9])&amp;&quot;'  WHERE &quot;&amp;[.J$2]&amp;&quot;='TECH_&quot;&amp;UPPER([.$A9])&amp;&quot;';&quot;" office:value-type="string" office:string-value="UPDATE UnitPromotions SET TechPrereq='TECH_ELECTRONICS'  WHERE TechPrereq='TECH_RADAR';" calcext:value-type="string">
            <text:p>UPDATE UnitPromotions SET TechPrereq='TECH_ELECTRONICS' <text:s/>WHERE TechPrereq='TECH_RADAR';</text:p>
          </table:table-cell>
          <table:table-cell table:style-name="ce187" table:formula="of:=&quot;UPDATE &quot;&amp;[.K$1]&amp;&quot; SET &quot;&amp;[.K$2]&amp;&quot;='TECH_&quot;&amp;UPPER([.$B9])&amp;&quot;'  WHERE &quot;&amp;[.K$2]&amp;&quot;='TECH_&quot;&amp;UPPER([.$A9])&amp;&quot;';&quot;" office:value-type="string" office:string-value="UPDATE AICityStrategies SET TechPrereq='TECH_ELECTRONICS'  WHERE TechPrereq='TECH_RADAR';" calcext:value-type="string">
            <text:p>UPDATE AICityStrategies SET TechPrereq='TECH_ELECTRONICS' <text:s/>WHERE TechPrereq='TECH_RADAR';</text:p>
          </table:table-cell>
          <table:table-cell table:style-name="ce187" table:formula="of:=&quot;UPDATE &quot;&amp;[.L$1]&amp;&quot; SET &quot;&amp;[.L$2]&amp;&quot;='TECH_&quot;&amp;UPPER([.$B9])&amp;&quot;'  WHERE &quot;&amp;[.L$2]&amp;&quot;='TECH_&quot;&amp;UPPER([.$A9])&amp;&quot;';&quot;" office:value-type="string" office:string-value="UPDATE AIEconomicStrategies SET TechPrereq='TECH_ELECTRONICS'  WHERE TechPrereq='TECH_RADAR';" calcext:value-type="string">
            <text:p>UPDATE AIEconomicStrategies SET TechPrereq='TECH_ELECTRONICS' <text:s/>WHERE TechPrereq='TECH_RADAR';</text:p>
          </table:table-cell>
          <table:table-cell table:style-name="ce187" table:formula="of:=&quot;UPDATE &quot;&amp;[.M$1]&amp;&quot; SET &quot;&amp;[.M$2]&amp;&quot;='TECH_&quot;&amp;UPPER([.$B9])&amp;&quot;'  WHERE &quot;&amp;[.M$2]&amp;&quot;='TECH_&quot;&amp;UPPER([.$A9])&amp;&quot;';&quot;" office:value-type="string" office:string-value="UPDATE AIMilitaryStrategies SET TechPrereq='TECH_ELECTRONICS'  WHERE TechPrereq='TECH_RADAR';" calcext:value-type="string">
            <text:p>UPDATE AIMilitaryStrategies SET TechPrereq='TECH_ELECTRONICS' <text:s/>WHERE TechPrereq='TECH_RADAR';</text:p>
          </table:table-cell>
          <table:table-cell table:number-columns-repeated="1011"/>
        </table:table-row>
        <table:table-row table:style-name="ro5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trategic_Resources" table:style-name="ta13">
        <table:table-column table:style-name="co22" table:number-columns-repeated="11" table:default-cell-style-name="ce38"/>
        <table:table-column table:style-name="co31" table:number-columns-repeated="4" table:default-cell-style-name="ce38"/>
        <table:table-column table:style-name="co31" table:default-cell-style-name="ce29"/>
        <table:table-column table:style-name="co31" table:number-columns-repeated="2" table:default-cell-style-name="ce38"/>
        <table:table-column table:style-name="co31" table:number-columns-repeated="2" table:default-cell-style-name="ce29"/>
        <table:table-column table:style-name="co9" table:number-columns-repeated="237" table:default-cell-style-name="ce29"/>
        <table:table-column table:style-name="co9" table:number-columns-repeated="767" table:default-cell-style-name="Default"/>
        <table:table-row table:style-name="ro4"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Weigh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UM([.C2:.D2])" office:value-type="float" office:value="7" calcext:value-type="float">
            <text:p>7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 table:number-rows-repeated="3">
          <table:table-cell table:number-columns-repeated="2"/>
          <table:table-cell table:style-name="ce29" table:number-columns-repeated="6"/>
          <table:table-cell table:number-columns-repeated="1016"/>
        </table:table-row>
        <table:table-row table:style-name="ro4">
          <table:table-cell table:number-columns-repeated="2"/>
          <table:table-cell office:value-type="float" office:value="2" calcext:value-type="float">
            <text:p>2</text:p>
          </table:table-cell>
          <table:table-cell table:style-name="ce29" table:number-columns-repeated="5"/>
          <table:table-cell table:number-columns-repeated="1016"/>
        </table:table-row>
        <table:table-row table:style-name="ro4">
          <table:table-cell office:value-type="float" office:value="0.8" calcext:value-type="float">
            <text:p>0.8</text:p>
          </table:table-cell>
          <table:table-cell/>
          <table:table-cell table:style-name="ce29" table:number-columns-repeated="6"/>
          <table:table-cell table:number-columns-repeated="1016"/>
        </table:table-row>
        <table:table-row table:style-name="ro9">
          <table:table-cell office:value-type="float" office:value="1.25" calcext:value-type="float">
            <text:p>1.25</text:p>
          </table:table-cell>
          <table:table-cell table:style-name="ce205" office:value-type="string" calcext:value-type="string" table:number-columns-spanned="4" table:number-rows-spanned="1">
            <text:p>Boosted Weight</text:p>
          </table:table-cell>
          <table:covered-table-cell table:number-columns-repeated="3" table:style-name="ce205"/>
          <table:table-cell table:style-name="ce208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208"/>
          <table:table-cell table:number-columns-repeated="1016"/>
        </table:table-row>
        <table:table-row table:style-name="ro15">
          <table:table-cell office:value-type="string" calcext:value-type="string">
            <text:p>Total</text:p>
          </table:table-cell>
          <table:table-cell table:style-name="ce206" office:value-type="string" calcext:value-type="string">
            <text:p>Rand</text:p>
          </table:table-cell>
          <table:table-cell table:style-name="ce206" table:formula="of:=[.C1]" office:value-type="string" office:string-value="H" calcext:value-type="string">
            <text:p>H</text:p>
          </table:table-cell>
          <table:table-cell table:style-name="ce206" table:formula="of:=[.D1]" office:value-type="string" office:string-value="S" calcext:value-type="string">
            <text:p>S</text:p>
          </table:table-cell>
          <table:table-cell table:style-name="ce206" office:value-type="string" calcext:value-type="string">
            <text:p>Total</text:p>
          </table:table-cell>
          <table:table-cell table:style-name="ce209" table:formula="of:=[.C1]" office:value-type="string" office:string-value="H" calcext:value-type="string">
            <text:p>H</text:p>
          </table:table-cell>
          <table:table-cell table:style-name="ce209" table:formula="of:=[.D1]" office:value-type="string" office:string-value="S" calcext:value-type="string">
            <text:p>S</text:p>
          </table:table-cell>
          <table:table-cell table:style-name="ce209" office:value-type="string" calcext:value-type="string">
            <text:p>Total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ce211" office:value-type="string" calcext:value-type="string">
            <text:p>Num</text:p>
          </table:table-cell>
          <table:table-cell table:style-name="ce211" office:value-type="string" calcext:value-type="string">
            <text:p>Total</text:p>
          </table:table-cell>
          <table:table-cell table:style-name="ce211" office:value-type="string" calcext:value-type="string">
            <text:p>Horses</text:p>
          </table:table-cell>
          <table:table-cell table:style-name="ce211" office:value-type="string" calcext:value-type="string">
            <text:p>Swords</text:p>
          </table:table-cell>
          <table:table-cell table:style-name="ce211" office:value-type="string" calcext:value-type="string">
            <text:p>Diff</text:p>
          </table:table-cell>
          <table:table-cell table:style-name="ce29" table:number-columns-repeated="2"/>
          <table:table-cell table:style-name="ce38"/>
          <table:table-cell table:style-name="ce211" office:value-type="string" calcext:value-type="string">
            <text:p>Diff</text:p>
          </table:table-cell>
          <table:table-cell table:number-columns-repeated="237"/>
          <table:table-cell table:style-name="ce29" table:number-columns-repeated="767"/>
        </table:table-row>
        <table:table-row table:style-name="ro4">
          <table:table-cell table:formula="of:=ROUND(SUM([.C$2:.D$2])*([.$A$8]+RAND()*([.$A$9]-[.A$8]));0)" office:value-type="float" office:value="8" calcext:value-type="float">
            <text:p>8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11]=[.C$1];[.C$2]*[.$C$7];[.C$2])" office:value-type="float" office:value="8" calcext:value-type="float">
            <text:p>8</text:p>
          </table:table-cell>
          <table:table-cell table:style-name="ce207" table:formula="of:=IF([.$B11]=[.D$1];[.D$2]*[.$C$7];[.D$2])" office:value-type="float" office:value="3" calcext:value-type="float">
            <text:p>3</text:p>
          </table:table-cell>
          <table:table-cell table:style-name="ce207" table:formula="of:=SUM([.C11:.D11])" office:value-type="float" office:value="11" calcext:value-type="float">
            <text:p>11</text:p>
          </table:table-cell>
          <table:table-cell table:style-name="ce209" table:formula="of:=ROUND([.C11]*[.A11]/[.E11];0)" office:value-type="float" office:value="6" calcext:value-type="float">
            <text:p>6</text:p>
          </table:table-cell>
          <table:table-cell table:style-name="ce209" table:formula="of:=ROUND([.D11]*[.A11]/[.E11];0)" office:value-type="float" office:value="2" calcext:value-type="float">
            <text:p>2</text:p>
          </table:table-cell>
          <table:table-cell table:style-name="ce210" table:formula="of:=SUM([.F11:.G11])" office:value-type="float" office:value="8" calcext:value-type="float">
            <text:p>8</text:p>
          </table:table-cell>
          <table:table-cell table:formula="of:=[.F11]-[.G11]" office:value-type="float" office:value="4" calcext:value-type="float">
            <text:p>4</text:p>
          </table:table-cell>
          <table:table-cell table:formula="of:=ABS([.I11])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13" table:number-matrix-columns-spanned="1" table:number-matrix-rows-spanned="17" table:formula="of:=FREQUENCY([.H11:.H161];[.L11:.L26])" office:value-type="float" office:value="0" calcext:value-type="float">
            <text:p/>
          </table:table-cell>
          <table:table-cell table:style-name="ce213" table:number-matrix-columns-spanned="1" table:number-matrix-rows-spanned="17" table:formula="of:=FREQUENCY([.F11:.F161];[.L11:.L26])" office:value-type="float" office:value="0" calcext:value-type="float">
            <text:p/>
          </table:table-cell>
          <table:table-cell table:style-name="ce213" table:number-matrix-columns-spanned="1" table:number-matrix-rows-spanned="17" table:formula="of:=FREQUENCY([.G11:.G161];[.L11:.L26])" office:value-type="float" office:value="0" calcext:value-type="float">
            <text:p/>
          </table:table-cell>
          <table:table-cell table:style-name="ce213" table:number-matrix-columns-spanned="1" table:number-matrix-rows-spanned="17" table:formula="of:=FREQUENCY([.J11:.J161];[.L11:.L27])" office:value-type="float" office:value="0" calcext:value-type="float">
            <text:p/>
          </table:table-cell>
          <table:table-cell table:style-name="ce29" table:number-columns-repeated="2"/>
          <table:table-cell table:style-name="ce215" office:value-type="float" office:value="-8" calcext:value-type="float">
            <text:p>-8</text:p>
          </table:table-cell>
          <table:table-cell table:style-name="ce217" table:number-matrix-columns-spanned="1" table:number-matrix-rows-spanned="17" table:formula="of:=FREQUENCY([.I11:.I161];[.S11:.S26])" office:value-type="float" office:value="0" calcext:value-type="float">
            <text:p/>
          </table:table-cell>
          <table:table-cell table:number-columns-repeated="237"/>
          <table:table-cell table:style-name="ce29" table:number-columns-repeated="767"/>
        </table:table-row>
        <table:table-row table:style-name="ro4">
          <table:table-cell table:formula="of:=ROUND(SUM([.C$2:.D$2])*([.$A$8]+RAND()*([.$A$9]-[.A$8]));0)" office:value-type="float" office:value="6" calcext:value-type="float">
            <text:p>6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12]=[.C$1];[.C$2]*[.$C$7];[.C$2])" office:value-type="float" office:value="4" calcext:value-type="float">
            <text:p>4</text:p>
          </table:table-cell>
          <table:table-cell table:style-name="ce207" table:formula="of:=IF([.$B12]=[.D$1];[.D$2]*[.$C$7];[.D$2])" office:value-type="float" office:value="6" calcext:value-type="float">
            <text:p>6</text:p>
          </table:table-cell>
          <table:table-cell table:style-name="ce207" table:formula="of:=SUM([.C12:.D12])" office:value-type="float" office:value="10" calcext:value-type="float">
            <text:p>10</text:p>
          </table:table-cell>
          <table:table-cell table:style-name="ce209" table:formula="of:=ROUND([.C12]*[.A12]/[.E12];0)" office:value-type="float" office:value="2" calcext:value-type="float">
            <text:p>2</text:p>
          </table:table-cell>
          <table:table-cell table:style-name="ce209" table:formula="of:=ROUND([.D12]*[.A12]/[.E12];0)" office:value-type="float" office:value="4" calcext:value-type="float">
            <text:p>4</text:p>
          </table:table-cell>
          <table:table-cell table:style-name="ce210" table:formula="of:=SUM([.F12:.G12])" office:value-type="float" office:value="6" calcext:value-type="float">
            <text:p>6</text:p>
          </table:table-cell>
          <table:table-cell table:formula="of:=[.F12]-[.G12]" office:value-type="float" office:value="-2" calcext:value-type="float">
            <text:p>-2</text:p>
          </table:table-cell>
          <table:table-cell table:formula="of:=ABS([.I12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13" office:value-type="float" office:value="0" calcext:value-type="float">
            <text:p/>
          </table:table-cell>
          <table:table-cell table:style-name="ce213" office:value-type="float" office:value="0" calcext:value-type="float">
            <text:p/>
          </table:table-cell>
          <table:table-cell table:style-name="ce213" office:value-type="float" office:value="0" calcext:value-type="float">
            <text:p/>
          </table:table-cell>
          <table:table-cell table:style-name="ce213" office:value-type="float" office:value="31" calcext:value-type="float">
            <text:p>31</text:p>
          </table:table-cell>
          <table:table-cell table:style-name="ce29" table:number-columns-repeated="2"/>
          <table:table-cell table:style-name="ce215" office:value-type="float" office:value="-7" calcext:value-type="float">
            <text:p>-7</text:p>
          </table:table-cell>
          <table:table-cell table:style-name="ce217" office:value-type="float" office:value="0" calcext:value-type="float">
            <text:p/>
          </table:table-cell>
          <table:table-cell table:number-columns-repeated="237"/>
          <table:table-cell table:style-name="ce29" table:number-columns-repeated="767"/>
        </table:table-row>
        <table:table-row table:style-name="ro4">
          <table:table-cell table:formula="of:=ROUND(SUM([.C$2:.D$2])*([.$A$8]+RAND()*([.$A$9]-[.A$8]));0)" office:value-type="float" office:value="6" calcext:value-type="float">
            <text:p>6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13]=[.C$1];[.C$2]*[.$C$7];[.C$2])" office:value-type="float" office:value="4" calcext:value-type="float">
            <text:p>4</text:p>
          </table:table-cell>
          <table:table-cell table:style-name="ce207" table:formula="of:=IF([.$B13]=[.D$1];[.D$2]*[.$C$7];[.D$2])" office:value-type="float" office:value="6" calcext:value-type="float">
            <text:p>6</text:p>
          </table:table-cell>
          <table:table-cell table:style-name="ce207" table:formula="of:=SUM([.C13:.D13])" office:value-type="float" office:value="10" calcext:value-type="float">
            <text:p>10</text:p>
          </table:table-cell>
          <table:table-cell table:style-name="ce209" table:formula="of:=ROUND([.C13]*[.A13]/[.E13];0)" office:value-type="float" office:value="2" calcext:value-type="float">
            <text:p>2</text:p>
          </table:table-cell>
          <table:table-cell table:style-name="ce209" table:formula="of:=ROUND([.D13]*[.A13]/[.E13];0)" office:value-type="float" office:value="4" calcext:value-type="float">
            <text:p>4</text:p>
          </table:table-cell>
          <table:table-cell table:style-name="ce210" table:formula="of:=SUM([.F13:.G13])" office:value-type="float" office:value="6" calcext:value-type="float">
            <text:p>6</text:p>
          </table:table-cell>
          <table:table-cell table:formula="of:=[.F13]-[.G13]" office:value-type="float" office:value="-2" calcext:value-type="float">
            <text:p>-2</text:p>
          </table:table-cell>
          <table:table-cell table:formula="of:=ABS([.I13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4" office:value-type="float" office:value="0" calcext:value-type="float">
            <text:p/>
          </table:table-cell>
          <table:table-cell table:style-name="ce214" office:value-type="float" office:value="26" calcext:value-type="float">
            <text:p>26</text:p>
          </table:table-cell>
          <table:table-cell table:style-name="ce214" office:value-type="float" office:value="68" calcext:value-type="float">
            <text:p>68</text:p>
          </table:table-cell>
          <table:table-cell table:style-name="ce214" office:value-type="float" office:value="70" calcext:value-type="float">
            <text:p>70</text:p>
          </table:table-cell>
          <table:table-cell table:style-name="ce29" table:number-columns-repeated="2"/>
          <table:table-cell table:style-name="ce215" office:value-type="float" office:value="-6" calcext:value-type="float">
            <text:p>-6</text:p>
          </table:table-cell>
          <table:table-cell table:style-name="ce217" office:value-type="float" office:value="0" calcext:value-type="float">
            <text:p/>
          </table:table-cell>
          <table:table-cell table:number-columns-repeated="237"/>
          <table:table-cell table:style-name="ce29" table:number-columns-repeated="767"/>
        </table:table-row>
        <table:table-row table:style-name="ro4">
          <table:table-cell table:formula="of:=ROUND(SUM([.C$2:.D$2])*([.$A$8]+RAND()*([.$A$9]-[.A$8]));0)" office:value-type="float" office:value="6" calcext:value-type="float">
            <text:p>6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14]=[.C$1];[.C$2]*[.$C$7];[.C$2])" office:value-type="float" office:value="4" calcext:value-type="float">
            <text:p>4</text:p>
          </table:table-cell>
          <table:table-cell table:style-name="ce207" table:formula="of:=IF([.$B14]=[.D$1];[.D$2]*[.$C$7];[.D$2])" office:value-type="float" office:value="6" calcext:value-type="float">
            <text:p>6</text:p>
          </table:table-cell>
          <table:table-cell table:style-name="ce207" table:formula="of:=SUM([.C14:.D14])" office:value-type="float" office:value="10" calcext:value-type="float">
            <text:p>10</text:p>
          </table:table-cell>
          <table:table-cell table:style-name="ce209" table:formula="of:=ROUND([.C14]*[.A14]/[.E14];0)" office:value-type="float" office:value="2" calcext:value-type="float">
            <text:p>2</text:p>
          </table:table-cell>
          <table:table-cell table:style-name="ce209" table:formula="of:=ROUND([.D14]*[.A14]/[.E14];0)" office:value-type="float" office:value="4" calcext:value-type="float">
            <text:p>4</text:p>
          </table:table-cell>
          <table:table-cell table:style-name="ce210" table:formula="of:=SUM([.F14:.G14])" office:value-type="float" office:value="6" calcext:value-type="float">
            <text:p>6</text:p>
          </table:table-cell>
          <table:table-cell table:formula="of:=[.F14]-[.G14]" office:value-type="float" office:value="-2" calcext:value-type="float">
            <text:p>-2</text:p>
          </table:table-cell>
          <table:table-cell table:formula="of:=ABS([.I14]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style-name="ce214" office:value-type="float" office:value="0" calcext:value-type="float">
            <text:p/>
          </table:table-cell>
          <table:table-cell table:style-name="ce214" office:value-type="float" office:value="48" calcext:value-type="float">
            <text:p>48</text:p>
          </table:table-cell>
          <table:table-cell table:style-name="ce214" office:value-type="float" office:value="0" calcext:value-type="float">
            <text:p/>
          </table:table-cell>
          <table:table-cell table:style-name="ce214" office:value-type="float" office:value="19" calcext:value-type="float">
            <text:p>19</text:p>
          </table:table-cell>
          <table:table-cell table:style-name="ce29" table:number-columns-repeated="2"/>
          <table:table-cell table:style-name="ce215" office:value-type="float" office:value="-5" calcext:value-type="float">
            <text:p>-5</text:p>
          </table:table-cell>
          <table:table-cell table:style-name="ce217" office:value-type="float" office:value="0" calcext:value-type="float">
            <text:p/>
          </table:table-cell>
          <table:table-cell table:number-columns-repeated="237"/>
          <table:table-cell table:style-name="ce29" table:number-columns-repeated="767"/>
        </table:table-row>
        <table:table-row table:style-name="ro4">
          <table:table-cell table:formula="of:=ROUND(SUM([.C$2:.D$2])*([.$A$8]+RAND()*([.$A$9]-[.A$8]));0)" office:value-type="float" office:value="7" calcext:value-type="float">
            <text:p>7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15]=[.C$1];[.C$2]*[.$C$7];[.C$2])" office:value-type="float" office:value="8" calcext:value-type="float">
            <text:p>8</text:p>
          </table:table-cell>
          <table:table-cell table:style-name="ce207" table:formula="of:=IF([.$B15]=[.D$1];[.D$2]*[.$C$7];[.D$2])" office:value-type="float" office:value="3" calcext:value-type="float">
            <text:p>3</text:p>
          </table:table-cell>
          <table:table-cell table:style-name="ce207" table:formula="of:=SUM([.C15:.D15])" office:value-type="float" office:value="11" calcext:value-type="float">
            <text:p>11</text:p>
          </table:table-cell>
          <table:table-cell table:style-name="ce209" table:formula="of:=ROUND([.C15]*[.A15]/[.E15];0)" office:value-type="float" office:value="5" calcext:value-type="float">
            <text:p>5</text:p>
          </table:table-cell>
          <table:table-cell table:style-name="ce209" table:formula="of:=ROUND([.D15]*[.A15]/[.E15];0)" office:value-type="float" office:value="2" calcext:value-type="float">
            <text:p>2</text:p>
          </table:table-cell>
          <table:table-cell table:style-name="ce210" table:formula="of:=SUM([.F15:.G15])" office:value-type="float" office:value="7" calcext:value-type="float">
            <text:p>7</text:p>
          </table:table-cell>
          <table:table-cell table:formula="of:=[.F15]-[.G15]" office:value-type="float" office:value="3" calcext:value-type="float">
            <text:p>3</text:p>
          </table:table-cell>
          <table:table-cell table:formula="of:=ABS([.I15])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style-name="ce213" office:value-type="float" office:value="0" calcext:value-type="float">
            <text:p/>
          </table:table-cell>
          <table:table-cell table:style-name="ce213" office:value-type="float" office:value="27" calcext:value-type="float">
            <text:p>27</text:p>
          </table:table-cell>
          <table:table-cell table:style-name="ce213" office:value-type="float" office:value="48" calcext:value-type="float">
            <text:p>48</text:p>
          </table:table-cell>
          <table:table-cell table:style-name="ce213" office:value-type="float" office:value="25" calcext:value-type="float">
            <text:p>25</text:p>
          </table:table-cell>
          <table:table-cell table:style-name="ce29" table:number-columns-repeated="2"/>
          <table:table-cell table:style-name="ce215" office:value-type="float" office:value="-4" calcext:value-type="float">
            <text:p>-4</text:p>
          </table:table-cell>
          <table:table-cell table:style-name="ce217" office:value-type="float" office:value="0" calcext:value-type="float">
            <text:p/>
          </table:table-cell>
          <table:table-cell table:number-columns-repeated="237"/>
          <table:table-cell table:style-name="ce29" table:number-columns-repeated="767"/>
        </table:table-row>
        <table:table-row table:style-name="ro4">
          <table:table-cell table:formula="of:=ROUND(SUM([.C$2:.D$2])*([.$A$8]+RAND()*([.$A$9]-[.A$8]));0)" office:value-type="float" office:value="6" calcext:value-type="float">
            <text:p>6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16]=[.C$1];[.C$2]*[.$C$7];[.C$2])" office:value-type="float" office:value="8" calcext:value-type="float">
            <text:p>8</text:p>
          </table:table-cell>
          <table:table-cell table:style-name="ce207" table:formula="of:=IF([.$B16]=[.D$1];[.D$2]*[.$C$7];[.D$2])" office:value-type="float" office:value="3" calcext:value-type="float">
            <text:p>3</text:p>
          </table:table-cell>
          <table:table-cell table:style-name="ce207" table:formula="of:=SUM([.C16:.D16])" office:value-type="float" office:value="11" calcext:value-type="float">
            <text:p>11</text:p>
          </table:table-cell>
          <table:table-cell table:style-name="ce209" table:formula="of:=ROUND([.C16]*[.A16]/[.E16];0)" office:value-type="float" office:value="4" calcext:value-type="float">
            <text:p>4</text:p>
          </table:table-cell>
          <table:table-cell table:style-name="ce209" table:formula="of:=ROUND([.D16]*[.A16]/[.E16];0)" office:value-type="float" office:value="2" calcext:value-type="float">
            <text:p>2</text:p>
          </table:table-cell>
          <table:table-cell table:style-name="ce210" table:formula="of:=SUM([.F16:.G16])" office:value-type="float" office:value="6" calcext:value-type="float">
            <text:p>6</text:p>
          </table:table-cell>
          <table:table-cell table:formula="of:=[.F16]-[.G16]" office:value-type="float" office:value="2" calcext:value-type="float">
            <text:p>2</text:p>
          </table:table-cell>
          <table:table-cell table:formula="of:=ABS([.I16])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style-name="ce213" office:value-type="float" office:value="0" calcext:value-type="float">
            <text:p/>
          </table:table-cell>
          <table:table-cell table:style-name="ce213" office:value-type="float" office:value="19" calcext:value-type="float">
            <text:p>19</text:p>
          </table:table-cell>
          <table:table-cell table:style-name="ce213" office:value-type="float" office:value="35" calcext:value-type="float">
            <text:p>35</text:p>
          </table:table-cell>
          <table:table-cell table:style-name="ce213" office:value-type="float" office:value="6" calcext:value-type="float">
            <text:p>6</text:p>
          </table:table-cell>
          <table:table-cell table:style-name="ce29" table:number-columns-repeated="2"/>
          <table:table-cell table:style-name="ce215" office:value-type="float" office:value="-3" calcext:value-type="float">
            <text:p>-3</text:p>
          </table:table-cell>
          <table:table-cell table:style-name="ce217" office:value-type="float" office:value="0" calcext:value-type="float">
            <text:p/>
          </table:table-cell>
          <table:table-cell table:number-columns-repeated="237"/>
          <table:table-cell table:style-name="ce29" table:number-columns-repeated="767"/>
        </table:table-row>
        <table:table-row table:style-name="ro4">
          <table:table-cell table:formula="of:=ROUND(SUM([.C$2:.D$2])*([.$A$8]+RAND()*([.$A$9]-[.A$8]));0)" office:value-type="float" office:value="8" calcext:value-type="float">
            <text:p>8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17]=[.C$1];[.C$2]*[.$C$7];[.C$2])" office:value-type="float" office:value="8" calcext:value-type="float">
            <text:p>8</text:p>
          </table:table-cell>
          <table:table-cell table:style-name="ce207" table:formula="of:=IF([.$B17]=[.D$1];[.D$2]*[.$C$7];[.D$2])" office:value-type="float" office:value="3" calcext:value-type="float">
            <text:p>3</text:p>
          </table:table-cell>
          <table:table-cell table:style-name="ce207" table:formula="of:=SUM([.C17:.D17])" office:value-type="float" office:value="11" calcext:value-type="float">
            <text:p>11</text:p>
          </table:table-cell>
          <table:table-cell table:style-name="ce209" table:formula="of:=ROUND([.C17]*[.A17]/[.E17];0)" office:value-type="float" office:value="6" calcext:value-type="float">
            <text:p>6</text:p>
          </table:table-cell>
          <table:table-cell table:style-name="ce209" table:formula="of:=ROUND([.D17]*[.A17]/[.E17];0)" office:value-type="float" office:value="2" calcext:value-type="float">
            <text:p>2</text:p>
          </table:table-cell>
          <table:table-cell table:style-name="ce210" table:formula="of:=SUM([.F17:.G17])" office:value-type="float" office:value="8" calcext:value-type="float">
            <text:p>8</text:p>
          </table:table-cell>
          <table:table-cell table:formula="of:=[.F17]-[.G17]" office:value-type="float" office:value="4" calcext:value-type="float">
            <text:p>4</text:p>
          </table:table-cell>
          <table:table-cell table:formula="of:=ABS([.I17])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style-name="ce214" office:value-type="float" office:value="44" calcext:value-type="float">
            <text:p>44</text:p>
          </table:table-cell>
          <table:table-cell table:style-name="ce214" office:value-type="float" office:value="25" calcext:value-type="float">
            <text:p>25</text:p>
          </table:table-cell>
          <table:table-cell table:style-name="ce214" office:value-type="float" office:value="0" calcext:value-type="float">
            <text:p/>
          </table:table-cell>
          <table:table-cell table:style-name="ce214" office:value-type="float" office:value="0" calcext:value-type="float">
            <text:p/>
          </table:table-cell>
          <table:table-cell table:style-name="ce29" table:number-columns-repeated="2"/>
          <table:table-cell table:style-name="ce215" office:value-type="float" office:value="-2" calcext:value-type="float">
            <text:p>-2</text:p>
          </table:table-cell>
          <table:table-cell table:style-name="ce217" office:value-type="float" office:value="52" calcext:value-type="float">
            <text:p>52</text:p>
          </table:table-cell>
          <table:table-cell table:number-columns-repeated="237"/>
          <table:table-cell table:style-name="ce29" table:number-columns-repeated="767"/>
        </table:table-row>
        <table:table-row table:style-name="ro4">
          <table:table-cell table:formula="of:=ROUND(SUM([.C$2:.D$2])*([.$A$8]+RAND()*([.$A$9]-[.A$8]));0)" office:value-type="float" office:value="7" calcext:value-type="float">
            <text:p>7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18]=[.C$1];[.C$2]*[.$C$7];[.C$2])" office:value-type="float" office:value="4" calcext:value-type="float">
            <text:p>4</text:p>
          </table:table-cell>
          <table:table-cell table:style-name="ce207" table:formula="of:=IF([.$B18]=[.D$1];[.D$2]*[.$C$7];[.D$2])" office:value-type="float" office:value="6" calcext:value-type="float">
            <text:p>6</text:p>
          </table:table-cell>
          <table:table-cell table:style-name="ce207" table:formula="of:=SUM([.C18:.D18])" office:value-type="float" office:value="10" calcext:value-type="float">
            <text:p>10</text:p>
          </table:table-cell>
          <table:table-cell table:style-name="ce209" table:formula="of:=ROUND([.C18]*[.A18]/[.E18];0)" office:value-type="float" office:value="3" calcext:value-type="float">
            <text:p>3</text:p>
          </table:table-cell>
          <table:table-cell table:style-name="ce209" table:formula="of:=ROUND([.D18]*[.A18]/[.E18];0)" office:value-type="float" office:value="4" calcext:value-type="float">
            <text:p>4</text:p>
          </table:table-cell>
          <table:table-cell table:style-name="ce210" table:formula="of:=SUM([.F18:.G18])" office:value-type="float" office:value="7" calcext:value-type="float">
            <text:p>7</text:p>
          </table:table-cell>
          <table:table-cell table:formula="of:=[.F18]-[.G18]" office:value-type="float" office:value="-1" calcext:value-type="float">
            <text:p>-1</text:p>
          </table:table-cell>
          <table:table-cell table:formula="of:=ABS([.I18])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style-name="ce214" office:value-type="float" office:value="41" calcext:value-type="float">
            <text:p>41</text:p>
          </table:table-cell>
          <table:table-cell table:style-name="ce214" office:value-type="float" office:value="6" calcext:value-type="float">
            <text:p>6</text:p>
          </table:table-cell>
          <table:table-cell table:style-name="ce214" office:value-type="float" office:value="0" calcext:value-type="float">
            <text:p/>
          </table:table-cell>
          <table:table-cell table:style-name="ce214" office:value-type="float" office:value="0" calcext:value-type="float">
            <text:p/>
          </table:table-cell>
          <table:table-cell table:style-name="ce29" table:number-columns-repeated="2"/>
          <table:table-cell table:style-name="ce215" office:value-type="float" office:value="-1" calcext:value-type="float">
            <text:p>-1</text:p>
          </table:table-cell>
          <table:table-cell table:style-name="ce217" office:value-type="float" office:value="31" calcext:value-type="float">
            <text:p>31</text:p>
          </table:table-cell>
          <table:table-cell table:number-columns-repeated="237"/>
          <table:table-cell table:style-name="ce29" table:number-columns-repeated="767"/>
        </table:table-row>
        <table:table-row table:style-name="ro4">
          <table:table-cell table:formula="of:=ROUND(SUM([.C$2:.D$2])*([.$A$8]+RAND()*([.$A$9]-[.A$8]));0)" office:value-type="float" office:value="6" calcext:value-type="float">
            <text:p>6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19]=[.C$1];[.C$2]*[.$C$7];[.C$2])" office:value-type="float" office:value="4" calcext:value-type="float">
            <text:p>4</text:p>
          </table:table-cell>
          <table:table-cell table:style-name="ce207" table:formula="of:=IF([.$B19]=[.D$1];[.D$2]*[.$C$7];[.D$2])" office:value-type="float" office:value="6" calcext:value-type="float">
            <text:p>6</text:p>
          </table:table-cell>
          <table:table-cell table:style-name="ce207" table:formula="of:=SUM([.C19:.D19])" office:value-type="float" office:value="10" calcext:value-type="float">
            <text:p>10</text:p>
          </table:table-cell>
          <table:table-cell table:style-name="ce209" table:formula="of:=ROUND([.C19]*[.A19]/[.E19];0)" office:value-type="float" office:value="2" calcext:value-type="float">
            <text:p>2</text:p>
          </table:table-cell>
          <table:table-cell table:style-name="ce209" table:formula="of:=ROUND([.D19]*[.A19]/[.E19];0)" office:value-type="float" office:value="4" calcext:value-type="float">
            <text:p>4</text:p>
          </table:table-cell>
          <table:table-cell table:style-name="ce210" table:formula="of:=SUM([.F19:.G19])" office:value-type="float" office:value="6" calcext:value-type="float">
            <text:p>6</text:p>
          </table:table-cell>
          <table:table-cell table:formula="of:=[.F19]-[.G19]" office:value-type="float" office:value="-2" calcext:value-type="float">
            <text:p>-2</text:p>
          </table:table-cell>
          <table:table-cell table:formula="of:=ABS([.I19])"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style-name="ce213" office:value-type="float" office:value="51" calcext:value-type="float">
            <text:p>51</text:p>
          </table:table-cell>
          <table:table-cell table:style-name="ce213" office:value-type="float" office:value="0" calcext:value-type="float">
            <text:p/>
          </table:table-cell>
          <table:table-cell table:style-name="ce213" office:value-type="float" office:value="0" calcext:value-type="float">
            <text:p/>
          </table:table-cell>
          <table:table-cell table:style-name="ce213" office:value-type="float" office:value="0" calcext:value-type="float">
            <text:p/>
          </table:table-cell>
          <table:table-cell table:style-name="ce29" table:number-columns-repeated="2"/>
          <table:table-cell table:style-name="ce212" office:value-type="float" office:value="0" calcext:value-type="float">
            <text:p>0</text:p>
          </table:table-cell>
          <table:table-cell table:style-name="ce214" office:value-type="float" office:value="0" calcext:value-type="float">
            <text:p/>
          </table:table-cell>
          <table:table-cell table:number-columns-repeated="237"/>
          <table:table-cell table:style-name="ce29" table:number-columns-repeated="767"/>
        </table:table-row>
        <table:table-row table:style-name="ro4">
          <table:table-cell table:formula="of:=ROUND(SUM([.C$2:.D$2])*([.$A$8]+RAND()*([.$A$9]-[.A$8]));0)" office:value-type="float" office:value="7" calcext:value-type="float">
            <text:p>7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20]=[.C$1];[.C$2]*[.$C$7];[.C$2])" office:value-type="float" office:value="4" calcext:value-type="float">
            <text:p>4</text:p>
          </table:table-cell>
          <table:table-cell table:style-name="ce207" table:formula="of:=IF([.$B20]=[.D$1];[.D$2]*[.$C$7];[.D$2])" office:value-type="float" office:value="6" calcext:value-type="float">
            <text:p>6</text:p>
          </table:table-cell>
          <table:table-cell table:style-name="ce207" table:formula="of:=SUM([.C20:.D20])" office:value-type="float" office:value="10" calcext:value-type="float">
            <text:p>10</text:p>
          </table:table-cell>
          <table:table-cell table:style-name="ce209" table:formula="of:=ROUND([.C20]*[.A20]/[.E20];0)" office:value-type="float" office:value="3" calcext:value-type="float">
            <text:p>3</text:p>
          </table:table-cell>
          <table:table-cell table:style-name="ce209" table:formula="of:=ROUND([.D20]*[.A20]/[.E20];0)" office:value-type="float" office:value="4" calcext:value-type="float">
            <text:p>4</text:p>
          </table:table-cell>
          <table:table-cell table:style-name="ce210" table:formula="of:=SUM([.F20:.G20])" office:value-type="float" office:value="7" calcext:value-type="float">
            <text:p>7</text:p>
          </table:table-cell>
          <table:table-cell table:formula="of:=[.F20]-[.G20]" office:value-type="float" office:value="-1" calcext:value-type="float">
            <text:p>-1</text:p>
          </table:table-cell>
          <table:table-cell table:formula="of:=ABS([.I20])"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style-name="ce213" office:value-type="float" office:value="15" calcext:value-type="float">
            <text:p>15</text:p>
          </table:table-cell>
          <table:table-cell table:style-name="ce213" office:value-type="float" office:value="0" calcext:value-type="float">
            <text:p/>
          </table:table-cell>
          <table:table-cell table:style-name="ce213" office:value-type="float" office:value="0" calcext:value-type="float">
            <text:p/>
          </table:table-cell>
          <table:table-cell table:style-name="ce213" office:value-type="float" office:value="0" calcext:value-type="float">
            <text:p/>
          </table:table-cell>
          <table:table-cell table:style-name="ce29" table:number-columns-repeated="2"/>
          <table:table-cell table:style-name="ce216" office:value-type="float" office:value="1" calcext:value-type="float">
            <text:p>1</text:p>
          </table:table-cell>
          <table:table-cell table:style-name="ce218" office:value-type="float" office:value="0" calcext:value-type="float">
            <text:p/>
          </table:table-cell>
          <table:table-cell table:number-columns-repeated="237"/>
          <table:table-cell table:style-name="ce29" table:number-columns-repeated="767"/>
        </table:table-row>
        <table:table-row table:style-name="ro4">
          <table:table-cell table:formula="of:=ROUND(SUM([.C$2:.D$2])*([.$A$8]+RAND()*([.$A$9]-[.A$8]));0)" office:value-type="float" office:value="6" calcext:value-type="float">
            <text:p>6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21]=[.C$1];[.C$2]*[.$C$7];[.C$2])" office:value-type="float" office:value="8" calcext:value-type="float">
            <text:p>8</text:p>
          </table:table-cell>
          <table:table-cell table:style-name="ce207" table:formula="of:=IF([.$B21]=[.D$1];[.D$2]*[.$C$7];[.D$2])" office:value-type="float" office:value="3" calcext:value-type="float">
            <text:p>3</text:p>
          </table:table-cell>
          <table:table-cell table:style-name="ce207" table:formula="of:=SUM([.C21:.D21])" office:value-type="float" office:value="11" calcext:value-type="float">
            <text:p>11</text:p>
          </table:table-cell>
          <table:table-cell table:style-name="ce209" table:formula="of:=ROUND([.C21]*[.A21]/[.E21];0)" office:value-type="float" office:value="4" calcext:value-type="float">
            <text:p>4</text:p>
          </table:table-cell>
          <table:table-cell table:style-name="ce209" table:formula="of:=ROUND([.D21]*[.A21]/[.E21];0)" office:value-type="float" office:value="2" calcext:value-type="float">
            <text:p>2</text:p>
          </table:table-cell>
          <table:table-cell table:style-name="ce210" table:formula="of:=SUM([.F21:.G21])" office:value-type="float" office:value="6" calcext:value-type="float">
            <text:p>6</text:p>
          </table:table-cell>
          <table:table-cell table:formula="of:=[.F21]-[.G21]" office:value-type="float" office:value="2" calcext:value-type="float">
            <text:p>2</text:p>
          </table:table-cell>
          <table:table-cell table:formula="of:=ABS([.I21])"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14" office:value-type="float" office:value="0" calcext:value-type="float">
            <text:p/>
          </table:table-cell>
          <table:table-cell table:style-name="ce214" office:value-type="float" office:value="0" calcext:value-type="float">
            <text:p/>
          </table:table-cell>
          <table:table-cell table:style-name="ce214" office:value-type="float" office:value="0" calcext:value-type="float">
            <text:p/>
          </table:table-cell>
          <table:table-cell table:style-name="ce214" office:value-type="float" office:value="0" calcext:value-type="float">
            <text:p/>
          </table:table-cell>
          <table:table-cell table:style-name="ce29" table:number-columns-repeated="2"/>
          <table:table-cell table:style-name="ce216" office:value-type="float" office:value="2" calcext:value-type="float">
            <text:p>2</text:p>
          </table:table-cell>
          <table:table-cell table:style-name="ce218" office:value-type="float" office:value="18" calcext:value-type="float">
            <text:p>18</text:p>
          </table:table-cell>
          <table:table-cell table:number-columns-repeated="237"/>
          <table:table-cell table:style-name="ce29" table:number-columns-repeated="767"/>
        </table:table-row>
        <table:table-row table:style-name="ro4">
          <table:table-cell table:formula="of:=ROUND(SUM([.C$2:.D$2])*([.$A$8]+RAND()*([.$A$9]-[.A$8]));0)" office:value-type="float" office:value="8" calcext:value-type="float">
            <text:p>8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22]=[.C$1];[.C$2]*[.$C$7];[.C$2])" office:value-type="float" office:value="4" calcext:value-type="float">
            <text:p>4</text:p>
          </table:table-cell>
          <table:table-cell table:style-name="ce207" table:formula="of:=IF([.$B22]=[.D$1];[.D$2]*[.$C$7];[.D$2])" office:value-type="float" office:value="6" calcext:value-type="float">
            <text:p>6</text:p>
          </table:table-cell>
          <table:table-cell table:style-name="ce207" table:formula="of:=SUM([.C22:.D22])" office:value-type="float" office:value="10" calcext:value-type="float">
            <text:p>10</text:p>
          </table:table-cell>
          <table:table-cell table:style-name="ce209" table:formula="of:=ROUND([.C22]*[.A22]/[.E22];0)" office:value-type="float" office:value="3" calcext:value-type="float">
            <text:p>3</text:p>
          </table:table-cell>
          <table:table-cell table:style-name="ce209" table:formula="of:=ROUND([.D22]*[.A22]/[.E22];0)" office:value-type="float" office:value="5" calcext:value-type="float">
            <text:p>5</text:p>
          </table:table-cell>
          <table:table-cell table:style-name="ce210" table:formula="of:=SUM([.F22:.G22])" office:value-type="float" office:value="8" calcext:value-type="float">
            <text:p>8</text:p>
          </table:table-cell>
          <table:table-cell table:formula="of:=[.F22]-[.G22]" office:value-type="float" office:value="-2" calcext:value-type="float">
            <text:p>-2</text:p>
          </table:table-cell>
          <table:table-cell table:formula="of:=ABS([.I22])"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14" office:value-type="float" office:value="0" calcext:value-type="float">
            <text:p/>
          </table:table-cell>
          <table:table-cell table:style-name="ce214" office:value-type="float" office:value="0" calcext:value-type="float">
            <text:p/>
          </table:table-cell>
          <table:table-cell table:style-name="ce214" office:value-type="float" office:value="0" calcext:value-type="float">
            <text:p/>
          </table:table-cell>
          <table:table-cell table:style-name="ce214" office:value-type="float" office:value="0" calcext:value-type="float">
            <text:p/>
          </table:table-cell>
          <table:table-cell table:style-name="ce29" table:number-columns-repeated="2"/>
          <table:table-cell table:style-name="ce216" office:value-type="float" office:value="3" calcext:value-type="float">
            <text:p>3</text:p>
          </table:table-cell>
          <table:table-cell table:style-name="ce218" office:value-type="float" office:value="19" calcext:value-type="float">
            <text:p>19</text:p>
          </table:table-cell>
          <table:table-cell table:number-columns-repeated="237"/>
          <table:table-cell table:style-name="ce29" table:number-columns-repeated="767"/>
        </table:table-row>
        <table:table-row table:style-name="ro4">
          <table:table-cell table:formula="of:=ROUND(SUM([.C$2:.D$2])*([.$A$8]+RAND()*([.$A$9]-[.A$8]));0)" office:value-type="float" office:value="8" calcext:value-type="float">
            <text:p>8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23]=[.C$1];[.C$2]*[.$C$7];[.C$2])" office:value-type="float" office:value="4" calcext:value-type="float">
            <text:p>4</text:p>
          </table:table-cell>
          <table:table-cell table:style-name="ce207" table:formula="of:=IF([.$B23]=[.D$1];[.D$2]*[.$C$7];[.D$2])" office:value-type="float" office:value="6" calcext:value-type="float">
            <text:p>6</text:p>
          </table:table-cell>
          <table:table-cell table:style-name="ce207" table:formula="of:=SUM([.C23:.D23])" office:value-type="float" office:value="10" calcext:value-type="float">
            <text:p>10</text:p>
          </table:table-cell>
          <table:table-cell table:style-name="ce209" table:formula="of:=ROUND([.C23]*[.A23]/[.E23];0)" office:value-type="float" office:value="3" calcext:value-type="float">
            <text:p>3</text:p>
          </table:table-cell>
          <table:table-cell table:style-name="ce209" table:formula="of:=ROUND([.D23]*[.A23]/[.E23];0)" office:value-type="float" office:value="5" calcext:value-type="float">
            <text:p>5</text:p>
          </table:table-cell>
          <table:table-cell table:style-name="ce210" table:formula="of:=SUM([.F23:.G23])" office:value-type="float" office:value="8" calcext:value-type="float">
            <text:p>8</text:p>
          </table:table-cell>
          <table:table-cell table:formula="of:=[.F23]-[.G23]" office:value-type="float" office:value="-2" calcext:value-type="float">
            <text:p>-2</text:p>
          </table:table-cell>
          <table:table-cell table:formula="of:=ABS([.I23])"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13" office:value-type="float" office:value="0" calcext:value-type="float">
            <text:p/>
          </table:table-cell>
          <table:table-cell table:style-name="ce213" office:value-type="float" office:value="0" calcext:value-type="float">
            <text:p/>
          </table:table-cell>
          <table:table-cell table:style-name="ce213" office:value-type="float" office:value="0" calcext:value-type="float">
            <text:p/>
          </table:table-cell>
          <table:table-cell table:style-name="ce213" office:value-type="float" office:value="0" calcext:value-type="float">
            <text:p/>
          </table:table-cell>
          <table:table-cell table:style-name="ce29" table:number-columns-repeated="2"/>
          <table:table-cell table:style-name="ce216" office:value-type="float" office:value="4" calcext:value-type="float">
            <text:p>4</text:p>
          </table:table-cell>
          <table:table-cell table:style-name="ce218" office:value-type="float" office:value="25" calcext:value-type="float">
            <text:p>25</text:p>
          </table:table-cell>
          <table:table-cell table:number-columns-repeated="237"/>
          <table:table-cell table:style-name="ce29" table:number-columns-repeated="767"/>
        </table:table-row>
        <table:table-row table:style-name="ro4">
          <table:table-cell table:formula="of:=ROUND(SUM([.C$2:.D$2])*([.$A$8]+RAND()*([.$A$9]-[.A$8]));0)" office:value-type="float" office:value="7" calcext:value-type="float">
            <text:p>7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24]=[.C$1];[.C$2]*[.$C$7];[.C$2])" office:value-type="float" office:value="8" calcext:value-type="float">
            <text:p>8</text:p>
          </table:table-cell>
          <table:table-cell table:style-name="ce207" table:formula="of:=IF([.$B24]=[.D$1];[.D$2]*[.$C$7];[.D$2])" office:value-type="float" office:value="3" calcext:value-type="float">
            <text:p>3</text:p>
          </table:table-cell>
          <table:table-cell table:style-name="ce207" table:formula="of:=SUM([.C24:.D24])" office:value-type="float" office:value="11" calcext:value-type="float">
            <text:p>11</text:p>
          </table:table-cell>
          <table:table-cell table:style-name="ce209" table:formula="of:=ROUND([.C24]*[.A24]/[.E24];0)" office:value-type="float" office:value="5" calcext:value-type="float">
            <text:p>5</text:p>
          </table:table-cell>
          <table:table-cell table:style-name="ce209" table:formula="of:=ROUND([.D24]*[.A24]/[.E24];0)" office:value-type="float" office:value="2" calcext:value-type="float">
            <text:p>2</text:p>
          </table:table-cell>
          <table:table-cell table:style-name="ce210" table:formula="of:=SUM([.F24:.G24])" office:value-type="float" office:value="7" calcext:value-type="float">
            <text:p>7</text:p>
          </table:table-cell>
          <table:table-cell table:formula="of:=[.F24]-[.G24]" office:value-type="float" office:value="3" calcext:value-type="float">
            <text:p>3</text:p>
          </table:table-cell>
          <table:table-cell table:formula="of:=ABS([.I24])"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13" office:value-type="float" office:value="0" calcext:value-type="float">
            <text:p/>
          </table:table-cell>
          <table:table-cell table:style-name="ce213" office:value-type="float" office:value="0" calcext:value-type="float">
            <text:p/>
          </table:table-cell>
          <table:table-cell table:style-name="ce213" office:value-type="float" office:value="0" calcext:value-type="float">
            <text:p/>
          </table:table-cell>
          <table:table-cell table:style-name="ce213" office:value-type="float" office:value="0" calcext:value-type="float">
            <text:p/>
          </table:table-cell>
          <table:table-cell table:style-name="ce29" table:number-columns-repeated="2"/>
          <table:table-cell table:style-name="ce216" office:value-type="float" office:value="5" calcext:value-type="float">
            <text:p>5</text:p>
          </table:table-cell>
          <table:table-cell table:style-name="ce218" office:value-type="float" office:value="6" calcext:value-type="float">
            <text:p>6</text:p>
          </table:table-cell>
          <table:table-cell table:number-columns-repeated="237"/>
          <table:table-cell table:style-name="ce29" table:number-columns-repeated="767"/>
        </table:table-row>
        <table:table-row table:style-name="ro4">
          <table:table-cell table:formula="of:=ROUND(SUM([.C$2:.D$2])*([.$A$8]+RAND()*([.$A$9]-[.A$8]));0)" office:value-type="float" office:value="7" calcext:value-type="float">
            <text:p>7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25]=[.C$1];[.C$2]*[.$C$7];[.C$2])" office:value-type="float" office:value="4" calcext:value-type="float">
            <text:p>4</text:p>
          </table:table-cell>
          <table:table-cell table:style-name="ce207" table:formula="of:=IF([.$B25]=[.D$1];[.D$2]*[.$C$7];[.D$2])" office:value-type="float" office:value="6" calcext:value-type="float">
            <text:p>6</text:p>
          </table:table-cell>
          <table:table-cell table:style-name="ce207" table:formula="of:=SUM([.C25:.D25])" office:value-type="float" office:value="10" calcext:value-type="float">
            <text:p>10</text:p>
          </table:table-cell>
          <table:table-cell table:style-name="ce209" table:formula="of:=ROUND([.C25]*[.A25]/[.E25];0)" office:value-type="float" office:value="3" calcext:value-type="float">
            <text:p>3</text:p>
          </table:table-cell>
          <table:table-cell table:style-name="ce209" table:formula="of:=ROUND([.D25]*[.A25]/[.E25];0)" office:value-type="float" office:value="4" calcext:value-type="float">
            <text:p>4</text:p>
          </table:table-cell>
          <table:table-cell table:style-name="ce210" table:formula="of:=SUM([.F25:.G25])" office:value-type="float" office:value="7" calcext:value-type="float">
            <text:p>7</text:p>
          </table:table-cell>
          <table:table-cell table:formula="of:=[.F25]-[.G25]" office:value-type="float" office:value="-1" calcext:value-type="float">
            <text:p>-1</text:p>
          </table:table-cell>
          <table:table-cell table:formula="of:=ABS([.I25])"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214" office:value-type="float" office:value="0" calcext:value-type="float">
            <text:p/>
          </table:table-cell>
          <table:table-cell table:style-name="ce214" office:value-type="float" office:value="0" calcext:value-type="float">
            <text:p/>
          </table:table-cell>
          <table:table-cell table:style-name="ce214" office:value-type="float" office:value="0" calcext:value-type="float">
            <text:p/>
          </table:table-cell>
          <table:table-cell table:style-name="ce214" office:value-type="float" office:value="0" calcext:value-type="float">
            <text:p/>
          </table:table-cell>
          <table:table-cell table:style-name="ce29" table:number-columns-repeated="2"/>
          <table:table-cell table:style-name="ce216" office:value-type="float" office:value="6" calcext:value-type="float">
            <text:p>6</text:p>
          </table:table-cell>
          <table:table-cell table:style-name="ce218" office:value-type="float" office:value="0" calcext:value-type="float">
            <text:p/>
          </table:table-cell>
          <table:table-cell table:number-columns-repeated="237"/>
          <table:table-cell table:style-name="ce29" table:number-columns-repeated="767"/>
        </table:table-row>
        <table:table-row table:style-name="ro4">
          <table:table-cell table:formula="of:=ROUND(SUM([.C$2:.D$2])*([.$A$8]+RAND()*([.$A$9]-[.A$8]));0)" office:value-type="float" office:value="7" calcext:value-type="float">
            <text:p>7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26]=[.C$1];[.C$2]*[.$C$7];[.C$2])" office:value-type="float" office:value="8" calcext:value-type="float">
            <text:p>8</text:p>
          </table:table-cell>
          <table:table-cell table:style-name="ce207" table:formula="of:=IF([.$B26]=[.D$1];[.D$2]*[.$C$7];[.D$2])" office:value-type="float" office:value="3" calcext:value-type="float">
            <text:p>3</text:p>
          </table:table-cell>
          <table:table-cell table:style-name="ce207" table:formula="of:=SUM([.C26:.D26])" office:value-type="float" office:value="11" calcext:value-type="float">
            <text:p>11</text:p>
          </table:table-cell>
          <table:table-cell table:style-name="ce209" table:formula="of:=ROUND([.C26]*[.A26]/[.E26];0)" office:value-type="float" office:value="5" calcext:value-type="float">
            <text:p>5</text:p>
          </table:table-cell>
          <table:table-cell table:style-name="ce209" table:formula="of:=ROUND([.D26]*[.A26]/[.E26];0)" office:value-type="float" office:value="2" calcext:value-type="float">
            <text:p>2</text:p>
          </table:table-cell>
          <table:table-cell table:style-name="ce210" table:formula="of:=SUM([.F26:.G26])" office:value-type="float" office:value="7" calcext:value-type="float">
            <text:p>7</text:p>
          </table:table-cell>
          <table:table-cell table:formula="of:=[.F26]-[.G26]" office:value-type="float" office:value="3" calcext:value-type="float">
            <text:p>3</text:p>
          </table:table-cell>
          <table:table-cell table:formula="of:=ABS([.I26])"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14" office:value-type="float" office:value="0" calcext:value-type="float">
            <text:p/>
          </table:table-cell>
          <table:table-cell table:style-name="ce214" office:value-type="float" office:value="0" calcext:value-type="float">
            <text:p/>
          </table:table-cell>
          <table:table-cell table:style-name="ce214" office:value-type="float" office:value="0" calcext:value-type="float">
            <text:p/>
          </table:table-cell>
          <table:table-cell table:style-name="ce214" office:value-type="float" office:value="0" calcext:value-type="float">
            <text:p/>
          </table:table-cell>
          <table:table-cell table:style-name="ce29" table:number-columns-repeated="2"/>
          <table:table-cell table:style-name="ce216" office:value-type="float" office:value="7" calcext:value-type="float">
            <text:p>7</text:p>
          </table:table-cell>
          <table:table-cell table:style-name="ce218" office:value-type="float" office:value="0" calcext:value-type="float">
            <text:p/>
          </table:table-cell>
          <table:table-cell table:number-columns-repeated="237"/>
          <table:table-cell table:style-name="ce29" table:number-columns-repeated="767"/>
        </table:table-row>
        <table:table-row table:style-name="ro4">
          <table:table-cell table:formula="of:=ROUND(SUM([.C$2:.D$2])*([.$A$8]+RAND()*([.$A$9]-[.A$8]));0)" office:value-type="float" office:value="7" calcext:value-type="float">
            <text:p>7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27]=[.C$1];[.C$2]*[.$C$7];[.C$2])" office:value-type="float" office:value="8" calcext:value-type="float">
            <text:p>8</text:p>
          </table:table-cell>
          <table:table-cell table:style-name="ce207" table:formula="of:=IF([.$B27]=[.D$1];[.D$2]*[.$C$7];[.D$2])" office:value-type="float" office:value="3" calcext:value-type="float">
            <text:p>3</text:p>
          </table:table-cell>
          <table:table-cell table:style-name="ce207" table:formula="of:=SUM([.C27:.D27])" office:value-type="float" office:value="11" calcext:value-type="float">
            <text:p>11</text:p>
          </table:table-cell>
          <table:table-cell table:style-name="ce209" table:formula="of:=ROUND([.C27]*[.A27]/[.E27];0)" office:value-type="float" office:value="5" calcext:value-type="float">
            <text:p>5</text:p>
          </table:table-cell>
          <table:table-cell table:style-name="ce209" table:formula="of:=ROUND([.D27]*[.A27]/[.E27];0)" office:value-type="float" office:value="2" calcext:value-type="float">
            <text:p>2</text:p>
          </table:table-cell>
          <table:table-cell table:style-name="ce210" table:formula="of:=SUM([.F27:.G27])" office:value-type="float" office:value="7" calcext:value-type="float">
            <text:p>7</text:p>
          </table:table-cell>
          <table:table-cell table:formula="of:=[.F27]-[.G27]" office:value-type="float" office:value="3" calcext:value-type="float">
            <text:p>3</text:p>
          </table:table-cell>
          <table:table-cell table:formula="of:=ABS([.I27])"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13" office:value-type="float" office:value="0" calcext:value-type="float">
            <text:p/>
          </table:table-cell>
          <table:table-cell table:style-name="ce213" office:value-type="float" office:value="0" calcext:value-type="float">
            <text:p/>
          </table:table-cell>
          <table:table-cell table:style-name="ce213" office:value-type="float" office:value="0" calcext:value-type="float">
            <text:p/>
          </table:table-cell>
          <table:table-cell table:style-name="ce213" office:value-type="float" office:value="0" calcext:value-type="float">
            <text:p/>
          </table:table-cell>
          <table:table-cell table:style-name="ce29" table:number-columns-repeated="2"/>
          <table:table-cell table:style-name="ce216" office:value-type="float" office:value="8" calcext:value-type="float">
            <text:p>8</text:p>
          </table:table-cell>
          <table:table-cell table:style-name="ce218" office:value-type="float" office:value="0" calcext:value-type="float">
            <text:p/>
          </table:table-cell>
          <table:table-cell table:number-columns-repeated="237"/>
          <table:table-cell table:style-name="ce29" table:number-columns-repeated="767"/>
        </table:table-row>
        <table:table-row table:style-name="ro4">
          <table:table-cell table:formula="of:=ROUND(SUM([.C$2:.D$2])*([.$A$8]+RAND()*([.$A$9]-[.A$8]));0)" office:value-type="float" office:value="6" calcext:value-type="float">
            <text:p>6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28]=[.C$1];[.C$2]*[.$C$7];[.C$2])" office:value-type="float" office:value="8" calcext:value-type="float">
            <text:p>8</text:p>
          </table:table-cell>
          <table:table-cell table:style-name="ce207" table:formula="of:=IF([.$B28]=[.D$1];[.D$2]*[.$C$7];[.D$2])" office:value-type="float" office:value="3" calcext:value-type="float">
            <text:p>3</text:p>
          </table:table-cell>
          <table:table-cell table:style-name="ce207" table:formula="of:=SUM([.C28:.D28])" office:value-type="float" office:value="11" calcext:value-type="float">
            <text:p>11</text:p>
          </table:table-cell>
          <table:table-cell table:style-name="ce209" table:formula="of:=ROUND([.C28]*[.A28]/[.E28];0)" office:value-type="float" office:value="4" calcext:value-type="float">
            <text:p>4</text:p>
          </table:table-cell>
          <table:table-cell table:style-name="ce209" table:formula="of:=ROUND([.D28]*[.A28]/[.E28];0)" office:value-type="float" office:value="2" calcext:value-type="float">
            <text:p>2</text:p>
          </table:table-cell>
          <table:table-cell table:style-name="ce210" table:formula="of:=SUM([.F28:.G28])" office:value-type="float" office:value="6" calcext:value-type="float">
            <text:p>6</text:p>
          </table:table-cell>
          <table:table-cell table:formula="of:=[.F28]-[.G28]" office:value-type="float" office:value="2" calcext:value-type="float">
            <text:p>2</text:p>
          </table:table-cell>
          <table:table-cell table:formula="of:=ABS([.I28])" office:value-type="float" office:value="2" calcext:value-type="float">
            <text:p>2</text:p>
          </table:table-cell>
          <table:table-cell/>
          <table:table-cell office:value-type="string" calcext:value-type="string">
            <text:p>&gt;16</text:p>
          </table:table-cell>
          <table:table-cell table:style-name="ce209"/>
          <table:table-cell table:style-name="ce31" table:number-columns-repeated="3"/>
          <table:table-cell table:number-columns-repeated="1008"/>
        </table:table-row>
        <table:table-row table:style-name="ro4">
          <table:table-cell table:formula="of:=ROUND(SUM([.C$2:.D$2])*([.$A$8]+RAND()*([.$A$9]-[.A$8]));0)" office:value-type="float" office:value="6" calcext:value-type="float">
            <text:p>6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29]=[.C$1];[.C$2]*[.$C$7];[.C$2])" office:value-type="float" office:value="4" calcext:value-type="float">
            <text:p>4</text:p>
          </table:table-cell>
          <table:table-cell table:style-name="ce207" table:formula="of:=IF([.$B29]=[.D$1];[.D$2]*[.$C$7];[.D$2])" office:value-type="float" office:value="6" calcext:value-type="float">
            <text:p>6</text:p>
          </table:table-cell>
          <table:table-cell table:style-name="ce207" table:formula="of:=SUM([.C29:.D29])" office:value-type="float" office:value="10" calcext:value-type="float">
            <text:p>10</text:p>
          </table:table-cell>
          <table:table-cell table:style-name="ce209" table:formula="of:=ROUND([.C29]*[.A29]/[.E29];0)" office:value-type="float" office:value="2" calcext:value-type="float">
            <text:p>2</text:p>
          </table:table-cell>
          <table:table-cell table:style-name="ce209" table:formula="of:=ROUND([.D29]*[.A29]/[.E29];0)" office:value-type="float" office:value="4" calcext:value-type="float">
            <text:p>4</text:p>
          </table:table-cell>
          <table:table-cell table:style-name="ce210" table:formula="of:=SUM([.F29:.G29])" office:value-type="float" office:value="6" calcext:value-type="float">
            <text:p>6</text:p>
          </table:table-cell>
          <table:table-cell table:formula="of:=[.F29]-[.G29]" office:value-type="float" office:value="-2" calcext:value-type="float">
            <text:p>-2</text:p>
          </table:table-cell>
          <table:table-cell table:formula="of:=ABS([.I29])" office:value-type="float" office:value="2" calcext:value-type="float">
            <text:p>2</text:p>
          </table:table-cell>
          <table:table-cell/>
          <table:table-cell table:style-name="ce212" office:value-type="string" calcext:value-type="string">
            <text:p>Average</text:p>
          </table:table-cell>
          <table:table-cell/>
          <table:table-cell table:formula="of:=AVERAGE([.F11:.F161])" office:value-type="float" office:value="3.91390728476821" calcext:value-type="float">
            <text:p>3.9139072848</text:p>
          </table:table-cell>
          <table:table-cell table:formula="of:=AVERAGE([.G11:.G161])" office:value-type="float" office:value="3.33112582781457" calcext:value-type="float">
            <text:p>3.3311258278</text:p>
          </table:table-cell>
          <table:table-cell table:style-name="ce38" table:formula="of:=AVERAGE([.J11:.J161])" office:value-type="float" office:value="2.37086092715232" calcext:value-type="float">
            <text:p>2.3708609272</text:p>
          </table:table-cell>
          <table:table-cell table:number-columns-repeated="1008"/>
        </table:table-row>
        <table:table-row table:style-name="ro4">
          <table:table-cell table:formula="of:=ROUND(SUM([.C$2:.D$2])*([.$A$8]+RAND()*([.$A$9]-[.A$8]));0)" office:value-type="float" office:value="6" calcext:value-type="float">
            <text:p>6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30]=[.C$1];[.C$2]*[.$C$7];[.C$2])" office:value-type="float" office:value="4" calcext:value-type="float">
            <text:p>4</text:p>
          </table:table-cell>
          <table:table-cell table:style-name="ce207" table:formula="of:=IF([.$B30]=[.D$1];[.D$2]*[.$C$7];[.D$2])" office:value-type="float" office:value="6" calcext:value-type="float">
            <text:p>6</text:p>
          </table:table-cell>
          <table:table-cell table:style-name="ce207" table:formula="of:=SUM([.C30:.D30])" office:value-type="float" office:value="10" calcext:value-type="float">
            <text:p>10</text:p>
          </table:table-cell>
          <table:table-cell table:style-name="ce209" table:formula="of:=ROUND([.C30]*[.A30]/[.E30];0)" office:value-type="float" office:value="2" calcext:value-type="float">
            <text:p>2</text:p>
          </table:table-cell>
          <table:table-cell table:style-name="ce209" table:formula="of:=ROUND([.D30]*[.A30]/[.E30];0)" office:value-type="float" office:value="4" calcext:value-type="float">
            <text:p>4</text:p>
          </table:table-cell>
          <table:table-cell table:style-name="ce210" table:formula="of:=SUM([.F30:.G30])" office:value-type="float" office:value="6" calcext:value-type="float">
            <text:p>6</text:p>
          </table:table-cell>
          <table:table-cell table:formula="of:=[.F30]-[.G30]" office:value-type="float" office:value="-2" calcext:value-type="float">
            <text:p>-2</text:p>
          </table:table-cell>
          <table:table-cell table:formula="of:=ABS([.I30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6" calcext:value-type="float">
            <text:p>6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31]=[.C$1];[.C$2]*[.$C$7];[.C$2])" office:value-type="float" office:value="4" calcext:value-type="float">
            <text:p>4</text:p>
          </table:table-cell>
          <table:table-cell table:style-name="ce207" table:formula="of:=IF([.$B31]=[.D$1];[.D$2]*[.$C$7];[.D$2])" office:value-type="float" office:value="6" calcext:value-type="float">
            <text:p>6</text:p>
          </table:table-cell>
          <table:table-cell table:style-name="ce207" table:formula="of:=SUM([.C31:.D31])" office:value-type="float" office:value="10" calcext:value-type="float">
            <text:p>10</text:p>
          </table:table-cell>
          <table:table-cell table:style-name="ce209" table:formula="of:=ROUND([.C31]*[.A31]/[.E31];0)" office:value-type="float" office:value="2" calcext:value-type="float">
            <text:p>2</text:p>
          </table:table-cell>
          <table:table-cell table:style-name="ce209" table:formula="of:=ROUND([.D31]*[.A31]/[.E31];0)" office:value-type="float" office:value="4" calcext:value-type="float">
            <text:p>4</text:p>
          </table:table-cell>
          <table:table-cell table:style-name="ce210" table:formula="of:=SUM([.F31:.G31])" office:value-type="float" office:value="6" calcext:value-type="float">
            <text:p>6</text:p>
          </table:table-cell>
          <table:table-cell table:formula="of:=[.F31]-[.G31]" office:value-type="float" office:value="-2" calcext:value-type="float">
            <text:p>-2</text:p>
          </table:table-cell>
          <table:table-cell table:formula="of:=ABS([.I31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7" calcext:value-type="float">
            <text:p>7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32]=[.C$1];[.C$2]*[.$C$7];[.C$2])" office:value-type="float" office:value="8" calcext:value-type="float">
            <text:p>8</text:p>
          </table:table-cell>
          <table:table-cell table:style-name="ce207" table:formula="of:=IF([.$B32]=[.D$1];[.D$2]*[.$C$7];[.D$2])" office:value-type="float" office:value="3" calcext:value-type="float">
            <text:p>3</text:p>
          </table:table-cell>
          <table:table-cell table:style-name="ce207" table:formula="of:=SUM([.C32:.D32])" office:value-type="float" office:value="11" calcext:value-type="float">
            <text:p>11</text:p>
          </table:table-cell>
          <table:table-cell table:style-name="ce209" table:formula="of:=ROUND([.C32]*[.A32]/[.E32];0)" office:value-type="float" office:value="5" calcext:value-type="float">
            <text:p>5</text:p>
          </table:table-cell>
          <table:table-cell table:style-name="ce209" table:formula="of:=ROUND([.D32]*[.A32]/[.E32];0)" office:value-type="float" office:value="2" calcext:value-type="float">
            <text:p>2</text:p>
          </table:table-cell>
          <table:table-cell table:style-name="ce210" table:formula="of:=SUM([.F32:.G32])" office:value-type="float" office:value="7" calcext:value-type="float">
            <text:p>7</text:p>
          </table:table-cell>
          <table:table-cell table:formula="of:=[.F32]-[.G32]" office:value-type="float" office:value="3" calcext:value-type="float">
            <text:p>3</text:p>
          </table:table-cell>
          <table:table-cell table:formula="of:=ABS([.I32])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6" calcext:value-type="float">
            <text:p>6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33]=[.C$1];[.C$2]*[.$C$7];[.C$2])" office:value-type="float" office:value="8" calcext:value-type="float">
            <text:p>8</text:p>
          </table:table-cell>
          <table:table-cell table:style-name="ce207" table:formula="of:=IF([.$B33]=[.D$1];[.D$2]*[.$C$7];[.D$2])" office:value-type="float" office:value="3" calcext:value-type="float">
            <text:p>3</text:p>
          </table:table-cell>
          <table:table-cell table:style-name="ce207" table:formula="of:=SUM([.C33:.D33])" office:value-type="float" office:value="11" calcext:value-type="float">
            <text:p>11</text:p>
          </table:table-cell>
          <table:table-cell table:style-name="ce209" table:formula="of:=ROUND([.C33]*[.A33]/[.E33];0)" office:value-type="float" office:value="4" calcext:value-type="float">
            <text:p>4</text:p>
          </table:table-cell>
          <table:table-cell table:style-name="ce209" table:formula="of:=ROUND([.D33]*[.A33]/[.E33];0)" office:value-type="float" office:value="2" calcext:value-type="float">
            <text:p>2</text:p>
          </table:table-cell>
          <table:table-cell table:style-name="ce210" table:formula="of:=SUM([.F33:.G33])" office:value-type="float" office:value="6" calcext:value-type="float">
            <text:p>6</text:p>
          </table:table-cell>
          <table:table-cell table:formula="of:=[.F33]-[.G33]" office:value-type="float" office:value="2" calcext:value-type="float">
            <text:p>2</text:p>
          </table:table-cell>
          <table:table-cell table:formula="of:=ABS([.I33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8" calcext:value-type="float">
            <text:p>8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34]=[.C$1];[.C$2]*[.$C$7];[.C$2])" office:value-type="float" office:value="8" calcext:value-type="float">
            <text:p>8</text:p>
          </table:table-cell>
          <table:table-cell table:style-name="ce207" table:formula="of:=IF([.$B34]=[.D$1];[.D$2]*[.$C$7];[.D$2])" office:value-type="float" office:value="3" calcext:value-type="float">
            <text:p>3</text:p>
          </table:table-cell>
          <table:table-cell table:style-name="ce207" table:formula="of:=SUM([.C34:.D34])" office:value-type="float" office:value="11" calcext:value-type="float">
            <text:p>11</text:p>
          </table:table-cell>
          <table:table-cell table:style-name="ce209" table:formula="of:=ROUND([.C34]*[.A34]/[.E34];0)" office:value-type="float" office:value="6" calcext:value-type="float">
            <text:p>6</text:p>
          </table:table-cell>
          <table:table-cell table:style-name="ce209" table:formula="of:=ROUND([.D34]*[.A34]/[.E34];0)" office:value-type="float" office:value="2" calcext:value-type="float">
            <text:p>2</text:p>
          </table:table-cell>
          <table:table-cell table:style-name="ce210" table:formula="of:=SUM([.F34:.G34])" office:value-type="float" office:value="8" calcext:value-type="float">
            <text:p>8</text:p>
          </table:table-cell>
          <table:table-cell table:formula="of:=[.F34]-[.G34]" office:value-type="float" office:value="4" calcext:value-type="float">
            <text:p>4</text:p>
          </table:table-cell>
          <table:table-cell table:formula="of:=ABS([.I34])"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9" calcext:value-type="float">
            <text:p>9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35]=[.C$1];[.C$2]*[.$C$7];[.C$2])" office:value-type="float" office:value="4" calcext:value-type="float">
            <text:p>4</text:p>
          </table:table-cell>
          <table:table-cell table:style-name="ce207" table:formula="of:=IF([.$B35]=[.D$1];[.D$2]*[.$C$7];[.D$2])" office:value-type="float" office:value="6" calcext:value-type="float">
            <text:p>6</text:p>
          </table:table-cell>
          <table:table-cell table:style-name="ce207" table:formula="of:=SUM([.C35:.D35])" office:value-type="float" office:value="10" calcext:value-type="float">
            <text:p>10</text:p>
          </table:table-cell>
          <table:table-cell table:style-name="ce209" table:formula="of:=ROUND([.C35]*[.A35]/[.E35];0)" office:value-type="float" office:value="4" calcext:value-type="float">
            <text:p>4</text:p>
          </table:table-cell>
          <table:table-cell table:style-name="ce209" table:formula="of:=ROUND([.D35]*[.A35]/[.E35];0)" office:value-type="float" office:value="5" calcext:value-type="float">
            <text:p>5</text:p>
          </table:table-cell>
          <table:table-cell table:style-name="ce210" table:formula="of:=SUM([.F35:.G35])" office:value-type="float" office:value="9" calcext:value-type="float">
            <text:p>9</text:p>
          </table:table-cell>
          <table:table-cell table:formula="of:=[.F35]-[.G35]" office:value-type="float" office:value="-1" calcext:value-type="float">
            <text:p>-1</text:p>
          </table:table-cell>
          <table:table-cell table:formula="of:=ABS([.I35])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7" calcext:value-type="float">
            <text:p>7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36]=[.C$1];[.C$2]*[.$C$7];[.C$2])" office:value-type="float" office:value="4" calcext:value-type="float">
            <text:p>4</text:p>
          </table:table-cell>
          <table:table-cell table:style-name="ce207" table:formula="of:=IF([.$B36]=[.D$1];[.D$2]*[.$C$7];[.D$2])" office:value-type="float" office:value="6" calcext:value-type="float">
            <text:p>6</text:p>
          </table:table-cell>
          <table:table-cell table:style-name="ce207" table:formula="of:=SUM([.C36:.D36])" office:value-type="float" office:value="10" calcext:value-type="float">
            <text:p>10</text:p>
          </table:table-cell>
          <table:table-cell table:style-name="ce209" table:formula="of:=ROUND([.C36]*[.A36]/[.E36];0)" office:value-type="float" office:value="3" calcext:value-type="float">
            <text:p>3</text:p>
          </table:table-cell>
          <table:table-cell table:style-name="ce209" table:formula="of:=ROUND([.D36]*[.A36]/[.E36];0)" office:value-type="float" office:value="4" calcext:value-type="float">
            <text:p>4</text:p>
          </table:table-cell>
          <table:table-cell table:style-name="ce210" table:formula="of:=SUM([.F36:.G36])" office:value-type="float" office:value="7" calcext:value-type="float">
            <text:p>7</text:p>
          </table:table-cell>
          <table:table-cell table:formula="of:=[.F36]-[.G36]" office:value-type="float" office:value="-1" calcext:value-type="float">
            <text:p>-1</text:p>
          </table:table-cell>
          <table:table-cell table:formula="of:=ABS([.I36])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8" calcext:value-type="float">
            <text:p>8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37]=[.C$1];[.C$2]*[.$C$7];[.C$2])" office:value-type="float" office:value="4" calcext:value-type="float">
            <text:p>4</text:p>
          </table:table-cell>
          <table:table-cell table:style-name="ce207" table:formula="of:=IF([.$B37]=[.D$1];[.D$2]*[.$C$7];[.D$2])" office:value-type="float" office:value="6" calcext:value-type="float">
            <text:p>6</text:p>
          </table:table-cell>
          <table:table-cell table:style-name="ce207" table:formula="of:=SUM([.C37:.D37])" office:value-type="float" office:value="10" calcext:value-type="float">
            <text:p>10</text:p>
          </table:table-cell>
          <table:table-cell table:style-name="ce209" table:formula="of:=ROUND([.C37]*[.A37]/[.E37];0)" office:value-type="float" office:value="3" calcext:value-type="float">
            <text:p>3</text:p>
          </table:table-cell>
          <table:table-cell table:style-name="ce209" table:formula="of:=ROUND([.D37]*[.A37]/[.E37];0)" office:value-type="float" office:value="5" calcext:value-type="float">
            <text:p>5</text:p>
          </table:table-cell>
          <table:table-cell table:style-name="ce210" table:formula="of:=SUM([.F37:.G37])" office:value-type="float" office:value="8" calcext:value-type="float">
            <text:p>8</text:p>
          </table:table-cell>
          <table:table-cell table:formula="of:=[.F37]-[.G37]" office:value-type="float" office:value="-2" calcext:value-type="float">
            <text:p>-2</text:p>
          </table:table-cell>
          <table:table-cell table:formula="of:=ABS([.I37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8" calcext:value-type="float">
            <text:p>8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38]=[.C$1];[.C$2]*[.$C$7];[.C$2])" office:value-type="float" office:value="4" calcext:value-type="float">
            <text:p>4</text:p>
          </table:table-cell>
          <table:table-cell table:style-name="ce207" table:formula="of:=IF([.$B38]=[.D$1];[.D$2]*[.$C$7];[.D$2])" office:value-type="float" office:value="6" calcext:value-type="float">
            <text:p>6</text:p>
          </table:table-cell>
          <table:table-cell table:style-name="ce207" table:formula="of:=SUM([.C38:.D38])" office:value-type="float" office:value="10" calcext:value-type="float">
            <text:p>10</text:p>
          </table:table-cell>
          <table:table-cell table:style-name="ce209" table:formula="of:=ROUND([.C38]*[.A38]/[.E38];0)" office:value-type="float" office:value="3" calcext:value-type="float">
            <text:p>3</text:p>
          </table:table-cell>
          <table:table-cell table:style-name="ce209" table:formula="of:=ROUND([.D38]*[.A38]/[.E38];0)" office:value-type="float" office:value="5" calcext:value-type="float">
            <text:p>5</text:p>
          </table:table-cell>
          <table:table-cell table:style-name="ce210" table:formula="of:=SUM([.F38:.G38])" office:value-type="float" office:value="8" calcext:value-type="float">
            <text:p>8</text:p>
          </table:table-cell>
          <table:table-cell table:formula="of:=[.F38]-[.G38]" office:value-type="float" office:value="-2" calcext:value-type="float">
            <text:p>-2</text:p>
          </table:table-cell>
          <table:table-cell table:formula="of:=ABS([.I38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8" calcext:value-type="float">
            <text:p>8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39]=[.C$1];[.C$2]*[.$C$7];[.C$2])" office:value-type="float" office:value="4" calcext:value-type="float">
            <text:p>4</text:p>
          </table:table-cell>
          <table:table-cell table:style-name="ce207" table:formula="of:=IF([.$B39]=[.D$1];[.D$2]*[.$C$7];[.D$2])" office:value-type="float" office:value="6" calcext:value-type="float">
            <text:p>6</text:p>
          </table:table-cell>
          <table:table-cell table:style-name="ce207" table:formula="of:=SUM([.C39:.D39])" office:value-type="float" office:value="10" calcext:value-type="float">
            <text:p>10</text:p>
          </table:table-cell>
          <table:table-cell table:style-name="ce209" table:formula="of:=ROUND([.C39]*[.A39]/[.E39];0)" office:value-type="float" office:value="3" calcext:value-type="float">
            <text:p>3</text:p>
          </table:table-cell>
          <table:table-cell table:style-name="ce209" table:formula="of:=ROUND([.D39]*[.A39]/[.E39];0)" office:value-type="float" office:value="5" calcext:value-type="float">
            <text:p>5</text:p>
          </table:table-cell>
          <table:table-cell table:style-name="ce210" table:formula="of:=SUM([.F39:.G39])" office:value-type="float" office:value="8" calcext:value-type="float">
            <text:p>8</text:p>
          </table:table-cell>
          <table:table-cell table:formula="of:=[.F39]-[.G39]" office:value-type="float" office:value="-2" calcext:value-type="float">
            <text:p>-2</text:p>
          </table:table-cell>
          <table:table-cell table:formula="of:=ABS([.I39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8" calcext:value-type="float">
            <text:p>8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40]=[.C$1];[.C$2]*[.$C$7];[.C$2])" office:value-type="float" office:value="8" calcext:value-type="float">
            <text:p>8</text:p>
          </table:table-cell>
          <table:table-cell table:style-name="ce207" table:formula="of:=IF([.$B40]=[.D$1];[.D$2]*[.$C$7];[.D$2])" office:value-type="float" office:value="3" calcext:value-type="float">
            <text:p>3</text:p>
          </table:table-cell>
          <table:table-cell table:style-name="ce207" table:formula="of:=SUM([.C40:.D40])" office:value-type="float" office:value="11" calcext:value-type="float">
            <text:p>11</text:p>
          </table:table-cell>
          <table:table-cell table:style-name="ce209" table:formula="of:=ROUND([.C40]*[.A40]/[.E40];0)" office:value-type="float" office:value="6" calcext:value-type="float">
            <text:p>6</text:p>
          </table:table-cell>
          <table:table-cell table:style-name="ce209" table:formula="of:=ROUND([.D40]*[.A40]/[.E40];0)" office:value-type="float" office:value="2" calcext:value-type="float">
            <text:p>2</text:p>
          </table:table-cell>
          <table:table-cell table:style-name="ce210" table:formula="of:=SUM([.F40:.G40])" office:value-type="float" office:value="8" calcext:value-type="float">
            <text:p>8</text:p>
          </table:table-cell>
          <table:table-cell table:formula="of:=[.F40]-[.G40]" office:value-type="float" office:value="4" calcext:value-type="float">
            <text:p>4</text:p>
          </table:table-cell>
          <table:table-cell table:formula="of:=ABS([.I40])"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8" calcext:value-type="float">
            <text:p>8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41]=[.C$1];[.C$2]*[.$C$7];[.C$2])" office:value-type="float" office:value="8" calcext:value-type="float">
            <text:p>8</text:p>
          </table:table-cell>
          <table:table-cell table:style-name="ce207" table:formula="of:=IF([.$B41]=[.D$1];[.D$2]*[.$C$7];[.D$2])" office:value-type="float" office:value="3" calcext:value-type="float">
            <text:p>3</text:p>
          </table:table-cell>
          <table:table-cell table:style-name="ce207" table:formula="of:=SUM([.C41:.D41])" office:value-type="float" office:value="11" calcext:value-type="float">
            <text:p>11</text:p>
          </table:table-cell>
          <table:table-cell table:style-name="ce209" table:formula="of:=ROUND([.C41]*[.A41]/[.E41];0)" office:value-type="float" office:value="6" calcext:value-type="float">
            <text:p>6</text:p>
          </table:table-cell>
          <table:table-cell table:style-name="ce209" table:formula="of:=ROUND([.D41]*[.A41]/[.E41];0)" office:value-type="float" office:value="2" calcext:value-type="float">
            <text:p>2</text:p>
          </table:table-cell>
          <table:table-cell table:style-name="ce210" table:formula="of:=SUM([.F41:.G41])" office:value-type="float" office:value="8" calcext:value-type="float">
            <text:p>8</text:p>
          </table:table-cell>
          <table:table-cell table:formula="of:=[.F41]-[.G41]" office:value-type="float" office:value="4" calcext:value-type="float">
            <text:p>4</text:p>
          </table:table-cell>
          <table:table-cell table:formula="of:=ABS([.I41])"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6" calcext:value-type="float">
            <text:p>6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42]=[.C$1];[.C$2]*[.$C$7];[.C$2])" office:value-type="float" office:value="8" calcext:value-type="float">
            <text:p>8</text:p>
          </table:table-cell>
          <table:table-cell table:style-name="ce207" table:formula="of:=IF([.$B42]=[.D$1];[.D$2]*[.$C$7];[.D$2])" office:value-type="float" office:value="3" calcext:value-type="float">
            <text:p>3</text:p>
          </table:table-cell>
          <table:table-cell table:style-name="ce207" table:formula="of:=SUM([.C42:.D42])" office:value-type="float" office:value="11" calcext:value-type="float">
            <text:p>11</text:p>
          </table:table-cell>
          <table:table-cell table:style-name="ce209" table:formula="of:=ROUND([.C42]*[.A42]/[.E42];0)" office:value-type="float" office:value="4" calcext:value-type="float">
            <text:p>4</text:p>
          </table:table-cell>
          <table:table-cell table:style-name="ce209" table:formula="of:=ROUND([.D42]*[.A42]/[.E42];0)" office:value-type="float" office:value="2" calcext:value-type="float">
            <text:p>2</text:p>
          </table:table-cell>
          <table:table-cell table:style-name="ce210" table:formula="of:=SUM([.F42:.G42])" office:value-type="float" office:value="6" calcext:value-type="float">
            <text:p>6</text:p>
          </table:table-cell>
          <table:table-cell table:formula="of:=[.F42]-[.G42]" office:value-type="float" office:value="2" calcext:value-type="float">
            <text:p>2</text:p>
          </table:table-cell>
          <table:table-cell table:formula="of:=ABS([.I42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6" calcext:value-type="float">
            <text:p>6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43]=[.C$1];[.C$2]*[.$C$7];[.C$2])" office:value-type="float" office:value="4" calcext:value-type="float">
            <text:p>4</text:p>
          </table:table-cell>
          <table:table-cell table:style-name="ce207" table:formula="of:=IF([.$B43]=[.D$1];[.D$2]*[.$C$7];[.D$2])" office:value-type="float" office:value="6" calcext:value-type="float">
            <text:p>6</text:p>
          </table:table-cell>
          <table:table-cell table:style-name="ce207" table:formula="of:=SUM([.C43:.D43])" office:value-type="float" office:value="10" calcext:value-type="float">
            <text:p>10</text:p>
          </table:table-cell>
          <table:table-cell table:style-name="ce209" table:formula="of:=ROUND([.C43]*[.A43]/[.E43];0)" office:value-type="float" office:value="2" calcext:value-type="float">
            <text:p>2</text:p>
          </table:table-cell>
          <table:table-cell table:style-name="ce209" table:formula="of:=ROUND([.D43]*[.A43]/[.E43];0)" office:value-type="float" office:value="4" calcext:value-type="float">
            <text:p>4</text:p>
          </table:table-cell>
          <table:table-cell table:style-name="ce210" table:formula="of:=SUM([.F43:.G43])" office:value-type="float" office:value="6" calcext:value-type="float">
            <text:p>6</text:p>
          </table:table-cell>
          <table:table-cell table:formula="of:=[.F43]-[.G43]" office:value-type="float" office:value="-2" calcext:value-type="float">
            <text:p>-2</text:p>
          </table:table-cell>
          <table:table-cell table:formula="of:=ABS([.I43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6" calcext:value-type="float">
            <text:p>6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44]=[.C$1];[.C$2]*[.$C$7];[.C$2])" office:value-type="float" office:value="4" calcext:value-type="float">
            <text:p>4</text:p>
          </table:table-cell>
          <table:table-cell table:style-name="ce207" table:formula="of:=IF([.$B44]=[.D$1];[.D$2]*[.$C$7];[.D$2])" office:value-type="float" office:value="6" calcext:value-type="float">
            <text:p>6</text:p>
          </table:table-cell>
          <table:table-cell table:style-name="ce207" table:formula="of:=SUM([.C44:.D44])" office:value-type="float" office:value="10" calcext:value-type="float">
            <text:p>10</text:p>
          </table:table-cell>
          <table:table-cell table:style-name="ce209" table:formula="of:=ROUND([.C44]*[.A44]/[.E44];0)" office:value-type="float" office:value="2" calcext:value-type="float">
            <text:p>2</text:p>
          </table:table-cell>
          <table:table-cell table:style-name="ce209" table:formula="of:=ROUND([.D44]*[.A44]/[.E44];0)" office:value-type="float" office:value="4" calcext:value-type="float">
            <text:p>4</text:p>
          </table:table-cell>
          <table:table-cell table:style-name="ce210" table:formula="of:=SUM([.F44:.G44])" office:value-type="float" office:value="6" calcext:value-type="float">
            <text:p>6</text:p>
          </table:table-cell>
          <table:table-cell table:formula="of:=[.F44]-[.G44]" office:value-type="float" office:value="-2" calcext:value-type="float">
            <text:p>-2</text:p>
          </table:table-cell>
          <table:table-cell table:formula="of:=ABS([.I44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9" calcext:value-type="float">
            <text:p>9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45]=[.C$1];[.C$2]*[.$C$7];[.C$2])" office:value-type="float" office:value="8" calcext:value-type="float">
            <text:p>8</text:p>
          </table:table-cell>
          <table:table-cell table:style-name="ce207" table:formula="of:=IF([.$B45]=[.D$1];[.D$2]*[.$C$7];[.D$2])" office:value-type="float" office:value="3" calcext:value-type="float">
            <text:p>3</text:p>
          </table:table-cell>
          <table:table-cell table:style-name="ce207" table:formula="of:=SUM([.C45:.D45])" office:value-type="float" office:value="11" calcext:value-type="float">
            <text:p>11</text:p>
          </table:table-cell>
          <table:table-cell table:style-name="ce209" table:formula="of:=ROUND([.C45]*[.A45]/[.E45];0)" office:value-type="float" office:value="7" calcext:value-type="float">
            <text:p>7</text:p>
          </table:table-cell>
          <table:table-cell table:style-name="ce209" table:formula="of:=ROUND([.D45]*[.A45]/[.E45];0)" office:value-type="float" office:value="2" calcext:value-type="float">
            <text:p>2</text:p>
          </table:table-cell>
          <table:table-cell table:style-name="ce210" table:formula="of:=SUM([.F45:.G45])" office:value-type="float" office:value="9" calcext:value-type="float">
            <text:p>9</text:p>
          </table:table-cell>
          <table:table-cell table:formula="of:=[.F45]-[.G45]" office:value-type="float" office:value="5" calcext:value-type="float">
            <text:p>5</text:p>
          </table:table-cell>
          <table:table-cell table:formula="of:=ABS([.I45])" office:value-type="float" office:value="5" calcext:value-type="float">
            <text:p>5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8" calcext:value-type="float">
            <text:p>8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46]=[.C$1];[.C$2]*[.$C$7];[.C$2])" office:value-type="float" office:value="4" calcext:value-type="float">
            <text:p>4</text:p>
          </table:table-cell>
          <table:table-cell table:style-name="ce207" table:formula="of:=IF([.$B46]=[.D$1];[.D$2]*[.$C$7];[.D$2])" office:value-type="float" office:value="6" calcext:value-type="float">
            <text:p>6</text:p>
          </table:table-cell>
          <table:table-cell table:style-name="ce207" table:formula="of:=SUM([.C46:.D46])" office:value-type="float" office:value="10" calcext:value-type="float">
            <text:p>10</text:p>
          </table:table-cell>
          <table:table-cell table:style-name="ce209" table:formula="of:=ROUND([.C46]*[.A46]/[.E46];0)" office:value-type="float" office:value="3" calcext:value-type="float">
            <text:p>3</text:p>
          </table:table-cell>
          <table:table-cell table:style-name="ce209" table:formula="of:=ROUND([.D46]*[.A46]/[.E46];0)" office:value-type="float" office:value="5" calcext:value-type="float">
            <text:p>5</text:p>
          </table:table-cell>
          <table:table-cell table:style-name="ce210" table:formula="of:=SUM([.F46:.G46])" office:value-type="float" office:value="8" calcext:value-type="float">
            <text:p>8</text:p>
          </table:table-cell>
          <table:table-cell table:formula="of:=[.F46]-[.G46]" office:value-type="float" office:value="-2" calcext:value-type="float">
            <text:p>-2</text:p>
          </table:table-cell>
          <table:table-cell table:formula="of:=ABS([.I46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6" calcext:value-type="float">
            <text:p>6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47]=[.C$1];[.C$2]*[.$C$7];[.C$2])" office:value-type="float" office:value="8" calcext:value-type="float">
            <text:p>8</text:p>
          </table:table-cell>
          <table:table-cell table:style-name="ce207" table:formula="of:=IF([.$B47]=[.D$1];[.D$2]*[.$C$7];[.D$2])" office:value-type="float" office:value="3" calcext:value-type="float">
            <text:p>3</text:p>
          </table:table-cell>
          <table:table-cell table:style-name="ce207" table:formula="of:=SUM([.C47:.D47])" office:value-type="float" office:value="11" calcext:value-type="float">
            <text:p>11</text:p>
          </table:table-cell>
          <table:table-cell table:style-name="ce209" table:formula="of:=ROUND([.C47]*[.A47]/[.E47];0)" office:value-type="float" office:value="4" calcext:value-type="float">
            <text:p>4</text:p>
          </table:table-cell>
          <table:table-cell table:style-name="ce209" table:formula="of:=ROUND([.D47]*[.A47]/[.E47];0)" office:value-type="float" office:value="2" calcext:value-type="float">
            <text:p>2</text:p>
          </table:table-cell>
          <table:table-cell table:style-name="ce210" table:formula="of:=SUM([.F47:.G47])" office:value-type="float" office:value="6" calcext:value-type="float">
            <text:p>6</text:p>
          </table:table-cell>
          <table:table-cell table:formula="of:=[.F47]-[.G47]" office:value-type="float" office:value="2" calcext:value-type="float">
            <text:p>2</text:p>
          </table:table-cell>
          <table:table-cell table:formula="of:=ABS([.I47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8" calcext:value-type="float">
            <text:p>8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48]=[.C$1];[.C$2]*[.$C$7];[.C$2])" office:value-type="float" office:value="4" calcext:value-type="float">
            <text:p>4</text:p>
          </table:table-cell>
          <table:table-cell table:style-name="ce207" table:formula="of:=IF([.$B48]=[.D$1];[.D$2]*[.$C$7];[.D$2])" office:value-type="float" office:value="6" calcext:value-type="float">
            <text:p>6</text:p>
          </table:table-cell>
          <table:table-cell table:style-name="ce207" table:formula="of:=SUM([.C48:.D48])" office:value-type="float" office:value="10" calcext:value-type="float">
            <text:p>10</text:p>
          </table:table-cell>
          <table:table-cell table:style-name="ce209" table:formula="of:=ROUND([.C48]*[.A48]/[.E48];0)" office:value-type="float" office:value="3" calcext:value-type="float">
            <text:p>3</text:p>
          </table:table-cell>
          <table:table-cell table:style-name="ce209" table:formula="of:=ROUND([.D48]*[.A48]/[.E48];0)" office:value-type="float" office:value="5" calcext:value-type="float">
            <text:p>5</text:p>
          </table:table-cell>
          <table:table-cell table:style-name="ce210" table:formula="of:=SUM([.F48:.G48])" office:value-type="float" office:value="8" calcext:value-type="float">
            <text:p>8</text:p>
          </table:table-cell>
          <table:table-cell table:formula="of:=[.F48]-[.G48]" office:value-type="float" office:value="-2" calcext:value-type="float">
            <text:p>-2</text:p>
          </table:table-cell>
          <table:table-cell table:formula="of:=ABS([.I48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7" calcext:value-type="float">
            <text:p>7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49]=[.C$1];[.C$2]*[.$C$7];[.C$2])" office:value-type="float" office:value="4" calcext:value-type="float">
            <text:p>4</text:p>
          </table:table-cell>
          <table:table-cell table:style-name="ce207" table:formula="of:=IF([.$B49]=[.D$1];[.D$2]*[.$C$7];[.D$2])" office:value-type="float" office:value="6" calcext:value-type="float">
            <text:p>6</text:p>
          </table:table-cell>
          <table:table-cell table:style-name="ce207" table:formula="of:=SUM([.C49:.D49])" office:value-type="float" office:value="10" calcext:value-type="float">
            <text:p>10</text:p>
          </table:table-cell>
          <table:table-cell table:style-name="ce209" table:formula="of:=ROUND([.C49]*[.A49]/[.E49];0)" office:value-type="float" office:value="3" calcext:value-type="float">
            <text:p>3</text:p>
          </table:table-cell>
          <table:table-cell table:style-name="ce209" table:formula="of:=ROUND([.D49]*[.A49]/[.E49];0)" office:value-type="float" office:value="4" calcext:value-type="float">
            <text:p>4</text:p>
          </table:table-cell>
          <table:table-cell table:style-name="ce210" table:formula="of:=SUM([.F49:.G49])" office:value-type="float" office:value="7" calcext:value-type="float">
            <text:p>7</text:p>
          </table:table-cell>
          <table:table-cell table:formula="of:=[.F49]-[.G49]" office:value-type="float" office:value="-1" calcext:value-type="float">
            <text:p>-1</text:p>
          </table:table-cell>
          <table:table-cell table:formula="of:=ABS([.I49])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7" calcext:value-type="float">
            <text:p>7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50]=[.C$1];[.C$2]*[.$C$7];[.C$2])" office:value-type="float" office:value="4" calcext:value-type="float">
            <text:p>4</text:p>
          </table:table-cell>
          <table:table-cell table:style-name="ce207" table:formula="of:=IF([.$B50]=[.D$1];[.D$2]*[.$C$7];[.D$2])" office:value-type="float" office:value="6" calcext:value-type="float">
            <text:p>6</text:p>
          </table:table-cell>
          <table:table-cell table:style-name="ce207" table:formula="of:=SUM([.C50:.D50])" office:value-type="float" office:value="10" calcext:value-type="float">
            <text:p>10</text:p>
          </table:table-cell>
          <table:table-cell table:style-name="ce209" table:formula="of:=ROUND([.C50]*[.A50]/[.E50];0)" office:value-type="float" office:value="3" calcext:value-type="float">
            <text:p>3</text:p>
          </table:table-cell>
          <table:table-cell table:style-name="ce209" table:formula="of:=ROUND([.D50]*[.A50]/[.E50];0)" office:value-type="float" office:value="4" calcext:value-type="float">
            <text:p>4</text:p>
          </table:table-cell>
          <table:table-cell table:style-name="ce210" table:formula="of:=SUM([.F50:.G50])" office:value-type="float" office:value="7" calcext:value-type="float">
            <text:p>7</text:p>
          </table:table-cell>
          <table:table-cell table:formula="of:=[.F50]-[.G50]" office:value-type="float" office:value="-1" calcext:value-type="float">
            <text:p>-1</text:p>
          </table:table-cell>
          <table:table-cell table:formula="of:=ABS([.I50])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6" calcext:value-type="float">
            <text:p>6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51]=[.C$1];[.C$2]*[.$C$7];[.C$2])" office:value-type="float" office:value="4" calcext:value-type="float">
            <text:p>4</text:p>
          </table:table-cell>
          <table:table-cell table:style-name="ce207" table:formula="of:=IF([.$B51]=[.D$1];[.D$2]*[.$C$7];[.D$2])" office:value-type="float" office:value="6" calcext:value-type="float">
            <text:p>6</text:p>
          </table:table-cell>
          <table:table-cell table:style-name="ce207" table:formula="of:=SUM([.C51:.D51])" office:value-type="float" office:value="10" calcext:value-type="float">
            <text:p>10</text:p>
          </table:table-cell>
          <table:table-cell table:style-name="ce209" table:formula="of:=ROUND([.C51]*[.A51]/[.E51];0)" office:value-type="float" office:value="2" calcext:value-type="float">
            <text:p>2</text:p>
          </table:table-cell>
          <table:table-cell table:style-name="ce209" table:formula="of:=ROUND([.D51]*[.A51]/[.E51];0)" office:value-type="float" office:value="4" calcext:value-type="float">
            <text:p>4</text:p>
          </table:table-cell>
          <table:table-cell table:style-name="ce210" table:formula="of:=SUM([.F51:.G51])" office:value-type="float" office:value="6" calcext:value-type="float">
            <text:p>6</text:p>
          </table:table-cell>
          <table:table-cell table:formula="of:=[.F51]-[.G51]" office:value-type="float" office:value="-2" calcext:value-type="float">
            <text:p>-2</text:p>
          </table:table-cell>
          <table:table-cell table:formula="of:=ABS([.I51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7" calcext:value-type="float">
            <text:p>7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52]=[.C$1];[.C$2]*[.$C$7];[.C$2])" office:value-type="float" office:value="4" calcext:value-type="float">
            <text:p>4</text:p>
          </table:table-cell>
          <table:table-cell table:style-name="ce207" table:formula="of:=IF([.$B52]=[.D$1];[.D$2]*[.$C$7];[.D$2])" office:value-type="float" office:value="6" calcext:value-type="float">
            <text:p>6</text:p>
          </table:table-cell>
          <table:table-cell table:style-name="ce207" table:formula="of:=SUM([.C52:.D52])" office:value-type="float" office:value="10" calcext:value-type="float">
            <text:p>10</text:p>
          </table:table-cell>
          <table:table-cell table:style-name="ce209" table:formula="of:=ROUND([.C52]*[.A52]/[.E52];0)" office:value-type="float" office:value="3" calcext:value-type="float">
            <text:p>3</text:p>
          </table:table-cell>
          <table:table-cell table:style-name="ce209" table:formula="of:=ROUND([.D52]*[.A52]/[.E52];0)" office:value-type="float" office:value="4" calcext:value-type="float">
            <text:p>4</text:p>
          </table:table-cell>
          <table:table-cell table:style-name="ce210" table:formula="of:=SUM([.F52:.G52])" office:value-type="float" office:value="7" calcext:value-type="float">
            <text:p>7</text:p>
          </table:table-cell>
          <table:table-cell table:formula="of:=[.F52]-[.G52]" office:value-type="float" office:value="-1" calcext:value-type="float">
            <text:p>-1</text:p>
          </table:table-cell>
          <table:table-cell table:formula="of:=ABS([.I52])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8" calcext:value-type="float">
            <text:p>8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53]=[.C$1];[.C$2]*[.$C$7];[.C$2])" office:value-type="float" office:value="4" calcext:value-type="float">
            <text:p>4</text:p>
          </table:table-cell>
          <table:table-cell table:style-name="ce207" table:formula="of:=IF([.$B53]=[.D$1];[.D$2]*[.$C$7];[.D$2])" office:value-type="float" office:value="6" calcext:value-type="float">
            <text:p>6</text:p>
          </table:table-cell>
          <table:table-cell table:style-name="ce207" table:formula="of:=SUM([.C53:.D53])" office:value-type="float" office:value="10" calcext:value-type="float">
            <text:p>10</text:p>
          </table:table-cell>
          <table:table-cell table:style-name="ce209" table:formula="of:=ROUND([.C53]*[.A53]/[.E53];0)" office:value-type="float" office:value="3" calcext:value-type="float">
            <text:p>3</text:p>
          </table:table-cell>
          <table:table-cell table:style-name="ce209" table:formula="of:=ROUND([.D53]*[.A53]/[.E53];0)" office:value-type="float" office:value="5" calcext:value-type="float">
            <text:p>5</text:p>
          </table:table-cell>
          <table:table-cell table:style-name="ce210" table:formula="of:=SUM([.F53:.G53])" office:value-type="float" office:value="8" calcext:value-type="float">
            <text:p>8</text:p>
          </table:table-cell>
          <table:table-cell table:formula="of:=[.F53]-[.G53]" office:value-type="float" office:value="-2" calcext:value-type="float">
            <text:p>-2</text:p>
          </table:table-cell>
          <table:table-cell table:formula="of:=ABS([.I53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7" calcext:value-type="float">
            <text:p>7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54]=[.C$1];[.C$2]*[.$C$7];[.C$2])" office:value-type="float" office:value="4" calcext:value-type="float">
            <text:p>4</text:p>
          </table:table-cell>
          <table:table-cell table:style-name="ce207" table:formula="of:=IF([.$B54]=[.D$1];[.D$2]*[.$C$7];[.D$2])" office:value-type="float" office:value="6" calcext:value-type="float">
            <text:p>6</text:p>
          </table:table-cell>
          <table:table-cell table:style-name="ce207" table:formula="of:=SUM([.C54:.D54])" office:value-type="float" office:value="10" calcext:value-type="float">
            <text:p>10</text:p>
          </table:table-cell>
          <table:table-cell table:style-name="ce209" table:formula="of:=ROUND([.C54]*[.A54]/[.E54];0)" office:value-type="float" office:value="3" calcext:value-type="float">
            <text:p>3</text:p>
          </table:table-cell>
          <table:table-cell table:style-name="ce209" table:formula="of:=ROUND([.D54]*[.A54]/[.E54];0)" office:value-type="float" office:value="4" calcext:value-type="float">
            <text:p>4</text:p>
          </table:table-cell>
          <table:table-cell table:style-name="ce210" table:formula="of:=SUM([.F54:.G54])" office:value-type="float" office:value="7" calcext:value-type="float">
            <text:p>7</text:p>
          </table:table-cell>
          <table:table-cell table:formula="of:=[.F54]-[.G54]" office:value-type="float" office:value="-1" calcext:value-type="float">
            <text:p>-1</text:p>
          </table:table-cell>
          <table:table-cell table:formula="of:=ABS([.I54])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9" calcext:value-type="float">
            <text:p>9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55]=[.C$1];[.C$2]*[.$C$7];[.C$2])" office:value-type="float" office:value="4" calcext:value-type="float">
            <text:p>4</text:p>
          </table:table-cell>
          <table:table-cell table:style-name="ce207" table:formula="of:=IF([.$B55]=[.D$1];[.D$2]*[.$C$7];[.D$2])" office:value-type="float" office:value="6" calcext:value-type="float">
            <text:p>6</text:p>
          </table:table-cell>
          <table:table-cell table:style-name="ce207" table:formula="of:=SUM([.C55:.D55])" office:value-type="float" office:value="10" calcext:value-type="float">
            <text:p>10</text:p>
          </table:table-cell>
          <table:table-cell table:style-name="ce209" table:formula="of:=ROUND([.C55]*[.A55]/[.E55];0)" office:value-type="float" office:value="4" calcext:value-type="float">
            <text:p>4</text:p>
          </table:table-cell>
          <table:table-cell table:style-name="ce209" table:formula="of:=ROUND([.D55]*[.A55]/[.E55];0)" office:value-type="float" office:value="5" calcext:value-type="float">
            <text:p>5</text:p>
          </table:table-cell>
          <table:table-cell table:style-name="ce210" table:formula="of:=SUM([.F55:.G55])" office:value-type="float" office:value="9" calcext:value-type="float">
            <text:p>9</text:p>
          </table:table-cell>
          <table:table-cell table:formula="of:=[.F55]-[.G55]" office:value-type="float" office:value="-1" calcext:value-type="float">
            <text:p>-1</text:p>
          </table:table-cell>
          <table:table-cell table:formula="of:=ABS([.I55])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8" calcext:value-type="float">
            <text:p>8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56]=[.C$1];[.C$2]*[.$C$7];[.C$2])" office:value-type="float" office:value="8" calcext:value-type="float">
            <text:p>8</text:p>
          </table:table-cell>
          <table:table-cell table:style-name="ce207" table:formula="of:=IF([.$B56]=[.D$1];[.D$2]*[.$C$7];[.D$2])" office:value-type="float" office:value="3" calcext:value-type="float">
            <text:p>3</text:p>
          </table:table-cell>
          <table:table-cell table:style-name="ce207" table:formula="of:=SUM([.C56:.D56])" office:value-type="float" office:value="11" calcext:value-type="float">
            <text:p>11</text:p>
          </table:table-cell>
          <table:table-cell table:style-name="ce209" table:formula="of:=ROUND([.C56]*[.A56]/[.E56];0)" office:value-type="float" office:value="6" calcext:value-type="float">
            <text:p>6</text:p>
          </table:table-cell>
          <table:table-cell table:style-name="ce209" table:formula="of:=ROUND([.D56]*[.A56]/[.E56];0)" office:value-type="float" office:value="2" calcext:value-type="float">
            <text:p>2</text:p>
          </table:table-cell>
          <table:table-cell table:style-name="ce210" table:formula="of:=SUM([.F56:.G56])" office:value-type="float" office:value="8" calcext:value-type="float">
            <text:p>8</text:p>
          </table:table-cell>
          <table:table-cell table:formula="of:=[.F56]-[.G56]" office:value-type="float" office:value="4" calcext:value-type="float">
            <text:p>4</text:p>
          </table:table-cell>
          <table:table-cell table:formula="of:=ABS([.I56])"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9" calcext:value-type="float">
            <text:p>9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57]=[.C$1];[.C$2]*[.$C$7];[.C$2])" office:value-type="float" office:value="8" calcext:value-type="float">
            <text:p>8</text:p>
          </table:table-cell>
          <table:table-cell table:style-name="ce207" table:formula="of:=IF([.$B57]=[.D$1];[.D$2]*[.$C$7];[.D$2])" office:value-type="float" office:value="3" calcext:value-type="float">
            <text:p>3</text:p>
          </table:table-cell>
          <table:table-cell table:style-name="ce207" table:formula="of:=SUM([.C57:.D57])" office:value-type="float" office:value="11" calcext:value-type="float">
            <text:p>11</text:p>
          </table:table-cell>
          <table:table-cell table:style-name="ce209" table:formula="of:=ROUND([.C57]*[.A57]/[.E57];0)" office:value-type="float" office:value="7" calcext:value-type="float">
            <text:p>7</text:p>
          </table:table-cell>
          <table:table-cell table:style-name="ce209" table:formula="of:=ROUND([.D57]*[.A57]/[.E57];0)" office:value-type="float" office:value="2" calcext:value-type="float">
            <text:p>2</text:p>
          </table:table-cell>
          <table:table-cell table:style-name="ce210" table:formula="of:=SUM([.F57:.G57])" office:value-type="float" office:value="9" calcext:value-type="float">
            <text:p>9</text:p>
          </table:table-cell>
          <table:table-cell table:formula="of:=[.F57]-[.G57]" office:value-type="float" office:value="5" calcext:value-type="float">
            <text:p>5</text:p>
          </table:table-cell>
          <table:table-cell table:formula="of:=ABS([.I57])" office:value-type="float" office:value="5" calcext:value-type="float">
            <text:p>5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7" calcext:value-type="float">
            <text:p>7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58]=[.C$1];[.C$2]*[.$C$7];[.C$2])" office:value-type="float" office:value="8" calcext:value-type="float">
            <text:p>8</text:p>
          </table:table-cell>
          <table:table-cell table:style-name="ce207" table:formula="of:=IF([.$B58]=[.D$1];[.D$2]*[.$C$7];[.D$2])" office:value-type="float" office:value="3" calcext:value-type="float">
            <text:p>3</text:p>
          </table:table-cell>
          <table:table-cell table:style-name="ce207" table:formula="of:=SUM([.C58:.D58])" office:value-type="float" office:value="11" calcext:value-type="float">
            <text:p>11</text:p>
          </table:table-cell>
          <table:table-cell table:style-name="ce209" table:formula="of:=ROUND([.C58]*[.A58]/[.E58];0)" office:value-type="float" office:value="5" calcext:value-type="float">
            <text:p>5</text:p>
          </table:table-cell>
          <table:table-cell table:style-name="ce209" table:formula="of:=ROUND([.D58]*[.A58]/[.E58];0)" office:value-type="float" office:value="2" calcext:value-type="float">
            <text:p>2</text:p>
          </table:table-cell>
          <table:table-cell table:style-name="ce210" table:formula="of:=SUM([.F58:.G58])" office:value-type="float" office:value="7" calcext:value-type="float">
            <text:p>7</text:p>
          </table:table-cell>
          <table:table-cell table:formula="of:=[.F58]-[.G58]" office:value-type="float" office:value="3" calcext:value-type="float">
            <text:p>3</text:p>
          </table:table-cell>
          <table:table-cell table:formula="of:=ABS([.I58])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6" calcext:value-type="float">
            <text:p>6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59]=[.C$1];[.C$2]*[.$C$7];[.C$2])" office:value-type="float" office:value="4" calcext:value-type="float">
            <text:p>4</text:p>
          </table:table-cell>
          <table:table-cell table:style-name="ce207" table:formula="of:=IF([.$B59]=[.D$1];[.D$2]*[.$C$7];[.D$2])" office:value-type="float" office:value="6" calcext:value-type="float">
            <text:p>6</text:p>
          </table:table-cell>
          <table:table-cell table:style-name="ce207" table:formula="of:=SUM([.C59:.D59])" office:value-type="float" office:value="10" calcext:value-type="float">
            <text:p>10</text:p>
          </table:table-cell>
          <table:table-cell table:style-name="ce209" table:formula="of:=ROUND([.C59]*[.A59]/[.E59];0)" office:value-type="float" office:value="2" calcext:value-type="float">
            <text:p>2</text:p>
          </table:table-cell>
          <table:table-cell table:style-name="ce209" table:formula="of:=ROUND([.D59]*[.A59]/[.E59];0)" office:value-type="float" office:value="4" calcext:value-type="float">
            <text:p>4</text:p>
          </table:table-cell>
          <table:table-cell table:style-name="ce210" table:formula="of:=SUM([.F59:.G59])" office:value-type="float" office:value="6" calcext:value-type="float">
            <text:p>6</text:p>
          </table:table-cell>
          <table:table-cell table:formula="of:=[.F59]-[.G59]" office:value-type="float" office:value="-2" calcext:value-type="float">
            <text:p>-2</text:p>
          </table:table-cell>
          <table:table-cell table:formula="of:=ABS([.I59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8" calcext:value-type="float">
            <text:p>8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60]=[.C$1];[.C$2]*[.$C$7];[.C$2])" office:value-type="float" office:value="8" calcext:value-type="float">
            <text:p>8</text:p>
          </table:table-cell>
          <table:table-cell table:style-name="ce207" table:formula="of:=IF([.$B60]=[.D$1];[.D$2]*[.$C$7];[.D$2])" office:value-type="float" office:value="3" calcext:value-type="float">
            <text:p>3</text:p>
          </table:table-cell>
          <table:table-cell table:style-name="ce207" table:formula="of:=SUM([.C60:.D60])" office:value-type="float" office:value="11" calcext:value-type="float">
            <text:p>11</text:p>
          </table:table-cell>
          <table:table-cell table:style-name="ce209" table:formula="of:=ROUND([.C60]*[.A60]/[.E60];0)" office:value-type="float" office:value="6" calcext:value-type="float">
            <text:p>6</text:p>
          </table:table-cell>
          <table:table-cell table:style-name="ce209" table:formula="of:=ROUND([.D60]*[.A60]/[.E60];0)" office:value-type="float" office:value="2" calcext:value-type="float">
            <text:p>2</text:p>
          </table:table-cell>
          <table:table-cell table:style-name="ce210" table:formula="of:=SUM([.F60:.G60])" office:value-type="float" office:value="8" calcext:value-type="float">
            <text:p>8</text:p>
          </table:table-cell>
          <table:table-cell table:formula="of:=[.F60]-[.G60]" office:value-type="float" office:value="4" calcext:value-type="float">
            <text:p>4</text:p>
          </table:table-cell>
          <table:table-cell table:formula="of:=ABS([.I60])"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7" calcext:value-type="float">
            <text:p>7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61]=[.C$1];[.C$2]*[.$C$7];[.C$2])" office:value-type="float" office:value="4" calcext:value-type="float">
            <text:p>4</text:p>
          </table:table-cell>
          <table:table-cell table:style-name="ce207" table:formula="of:=IF([.$B61]=[.D$1];[.D$2]*[.$C$7];[.D$2])" office:value-type="float" office:value="6" calcext:value-type="float">
            <text:p>6</text:p>
          </table:table-cell>
          <table:table-cell table:style-name="ce207" table:formula="of:=SUM([.C61:.D61])" office:value-type="float" office:value="10" calcext:value-type="float">
            <text:p>10</text:p>
          </table:table-cell>
          <table:table-cell table:style-name="ce209" table:formula="of:=ROUND([.C61]*[.A61]/[.E61];0)" office:value-type="float" office:value="3" calcext:value-type="float">
            <text:p>3</text:p>
          </table:table-cell>
          <table:table-cell table:style-name="ce209" table:formula="of:=ROUND([.D61]*[.A61]/[.E61];0)" office:value-type="float" office:value="4" calcext:value-type="float">
            <text:p>4</text:p>
          </table:table-cell>
          <table:table-cell table:style-name="ce210" table:formula="of:=SUM([.F61:.G61])" office:value-type="float" office:value="7" calcext:value-type="float">
            <text:p>7</text:p>
          </table:table-cell>
          <table:table-cell table:formula="of:=[.F61]-[.G61]" office:value-type="float" office:value="-1" calcext:value-type="float">
            <text:p>-1</text:p>
          </table:table-cell>
          <table:table-cell table:formula="of:=ABS([.I61])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9" calcext:value-type="float">
            <text:p>9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62]=[.C$1];[.C$2]*[.$C$7];[.C$2])" office:value-type="float" office:value="4" calcext:value-type="float">
            <text:p>4</text:p>
          </table:table-cell>
          <table:table-cell table:style-name="ce207" table:formula="of:=IF([.$B62]=[.D$1];[.D$2]*[.$C$7];[.D$2])" office:value-type="float" office:value="6" calcext:value-type="float">
            <text:p>6</text:p>
          </table:table-cell>
          <table:table-cell table:style-name="ce207" table:formula="of:=SUM([.C62:.D62])" office:value-type="float" office:value="10" calcext:value-type="float">
            <text:p>10</text:p>
          </table:table-cell>
          <table:table-cell table:style-name="ce209" table:formula="of:=ROUND([.C62]*[.A62]/[.E62];0)" office:value-type="float" office:value="4" calcext:value-type="float">
            <text:p>4</text:p>
          </table:table-cell>
          <table:table-cell table:style-name="ce209" table:formula="of:=ROUND([.D62]*[.A62]/[.E62];0)" office:value-type="float" office:value="5" calcext:value-type="float">
            <text:p>5</text:p>
          </table:table-cell>
          <table:table-cell table:style-name="ce210" table:formula="of:=SUM([.F62:.G62])" office:value-type="float" office:value="9" calcext:value-type="float">
            <text:p>9</text:p>
          </table:table-cell>
          <table:table-cell table:formula="of:=[.F62]-[.G62]" office:value-type="float" office:value="-1" calcext:value-type="float">
            <text:p>-1</text:p>
          </table:table-cell>
          <table:table-cell table:formula="of:=ABS([.I62])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8" calcext:value-type="float">
            <text:p>8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63]=[.C$1];[.C$2]*[.$C$7];[.C$2])" office:value-type="float" office:value="4" calcext:value-type="float">
            <text:p>4</text:p>
          </table:table-cell>
          <table:table-cell table:style-name="ce207" table:formula="of:=IF([.$B63]=[.D$1];[.D$2]*[.$C$7];[.D$2])" office:value-type="float" office:value="6" calcext:value-type="float">
            <text:p>6</text:p>
          </table:table-cell>
          <table:table-cell table:style-name="ce207" table:formula="of:=SUM([.C63:.D63])" office:value-type="float" office:value="10" calcext:value-type="float">
            <text:p>10</text:p>
          </table:table-cell>
          <table:table-cell table:style-name="ce209" table:formula="of:=ROUND([.C63]*[.A63]/[.E63];0)" office:value-type="float" office:value="3" calcext:value-type="float">
            <text:p>3</text:p>
          </table:table-cell>
          <table:table-cell table:style-name="ce209" table:formula="of:=ROUND([.D63]*[.A63]/[.E63];0)" office:value-type="float" office:value="5" calcext:value-type="float">
            <text:p>5</text:p>
          </table:table-cell>
          <table:table-cell table:style-name="ce210" table:formula="of:=SUM([.F63:.G63])" office:value-type="float" office:value="8" calcext:value-type="float">
            <text:p>8</text:p>
          </table:table-cell>
          <table:table-cell table:formula="of:=[.F63]-[.G63]" office:value-type="float" office:value="-2" calcext:value-type="float">
            <text:p>-2</text:p>
          </table:table-cell>
          <table:table-cell table:formula="of:=ABS([.I63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6" calcext:value-type="float">
            <text:p>6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64]=[.C$1];[.C$2]*[.$C$7];[.C$2])" office:value-type="float" office:value="4" calcext:value-type="float">
            <text:p>4</text:p>
          </table:table-cell>
          <table:table-cell table:style-name="ce207" table:formula="of:=IF([.$B64]=[.D$1];[.D$2]*[.$C$7];[.D$2])" office:value-type="float" office:value="6" calcext:value-type="float">
            <text:p>6</text:p>
          </table:table-cell>
          <table:table-cell table:style-name="ce207" table:formula="of:=SUM([.C64:.D64])" office:value-type="float" office:value="10" calcext:value-type="float">
            <text:p>10</text:p>
          </table:table-cell>
          <table:table-cell table:style-name="ce209" table:formula="of:=ROUND([.C64]*[.A64]/[.E64];0)" office:value-type="float" office:value="2" calcext:value-type="float">
            <text:p>2</text:p>
          </table:table-cell>
          <table:table-cell table:style-name="ce209" table:formula="of:=ROUND([.D64]*[.A64]/[.E64];0)" office:value-type="float" office:value="4" calcext:value-type="float">
            <text:p>4</text:p>
          </table:table-cell>
          <table:table-cell table:style-name="ce210" table:formula="of:=SUM([.F64:.G64])" office:value-type="float" office:value="6" calcext:value-type="float">
            <text:p>6</text:p>
          </table:table-cell>
          <table:table-cell table:formula="of:=[.F64]-[.G64]" office:value-type="float" office:value="-2" calcext:value-type="float">
            <text:p>-2</text:p>
          </table:table-cell>
          <table:table-cell table:formula="of:=ABS([.I64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7" calcext:value-type="float">
            <text:p>7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65]=[.C$1];[.C$2]*[.$C$7];[.C$2])" office:value-type="float" office:value="4" calcext:value-type="float">
            <text:p>4</text:p>
          </table:table-cell>
          <table:table-cell table:style-name="ce207" table:formula="of:=IF([.$B65]=[.D$1];[.D$2]*[.$C$7];[.D$2])" office:value-type="float" office:value="6" calcext:value-type="float">
            <text:p>6</text:p>
          </table:table-cell>
          <table:table-cell table:style-name="ce207" table:formula="of:=SUM([.C65:.D65])" office:value-type="float" office:value="10" calcext:value-type="float">
            <text:p>10</text:p>
          </table:table-cell>
          <table:table-cell table:style-name="ce209" table:formula="of:=ROUND([.C65]*[.A65]/[.E65];0)" office:value-type="float" office:value="3" calcext:value-type="float">
            <text:p>3</text:p>
          </table:table-cell>
          <table:table-cell table:style-name="ce209" table:formula="of:=ROUND([.D65]*[.A65]/[.E65];0)" office:value-type="float" office:value="4" calcext:value-type="float">
            <text:p>4</text:p>
          </table:table-cell>
          <table:table-cell table:style-name="ce210" table:formula="of:=SUM([.F65:.G65])" office:value-type="float" office:value="7" calcext:value-type="float">
            <text:p>7</text:p>
          </table:table-cell>
          <table:table-cell table:formula="of:=[.F65]-[.G65]" office:value-type="float" office:value="-1" calcext:value-type="float">
            <text:p>-1</text:p>
          </table:table-cell>
          <table:table-cell table:formula="of:=ABS([.I65])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8" calcext:value-type="float">
            <text:p>8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66]=[.C$1];[.C$2]*[.$C$7];[.C$2])" office:value-type="float" office:value="8" calcext:value-type="float">
            <text:p>8</text:p>
          </table:table-cell>
          <table:table-cell table:style-name="ce207" table:formula="of:=IF([.$B66]=[.D$1];[.D$2]*[.$C$7];[.D$2])" office:value-type="float" office:value="3" calcext:value-type="float">
            <text:p>3</text:p>
          </table:table-cell>
          <table:table-cell table:style-name="ce207" table:formula="of:=SUM([.C66:.D66])" office:value-type="float" office:value="11" calcext:value-type="float">
            <text:p>11</text:p>
          </table:table-cell>
          <table:table-cell table:style-name="ce209" table:formula="of:=ROUND([.C66]*[.A66]/[.E66];0)" office:value-type="float" office:value="6" calcext:value-type="float">
            <text:p>6</text:p>
          </table:table-cell>
          <table:table-cell table:style-name="ce209" table:formula="of:=ROUND([.D66]*[.A66]/[.E66];0)" office:value-type="float" office:value="2" calcext:value-type="float">
            <text:p>2</text:p>
          </table:table-cell>
          <table:table-cell table:style-name="ce210" table:formula="of:=SUM([.F66:.G66])" office:value-type="float" office:value="8" calcext:value-type="float">
            <text:p>8</text:p>
          </table:table-cell>
          <table:table-cell table:formula="of:=[.F66]-[.G66]" office:value-type="float" office:value="4" calcext:value-type="float">
            <text:p>4</text:p>
          </table:table-cell>
          <table:table-cell table:formula="of:=ABS([.I66])"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8" calcext:value-type="float">
            <text:p>8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67]=[.C$1];[.C$2]*[.$C$7];[.C$2])" office:value-type="float" office:value="4" calcext:value-type="float">
            <text:p>4</text:p>
          </table:table-cell>
          <table:table-cell table:style-name="ce207" table:formula="of:=IF([.$B67]=[.D$1];[.D$2]*[.$C$7];[.D$2])" office:value-type="float" office:value="6" calcext:value-type="float">
            <text:p>6</text:p>
          </table:table-cell>
          <table:table-cell table:style-name="ce207" table:formula="of:=SUM([.C67:.D67])" office:value-type="float" office:value="10" calcext:value-type="float">
            <text:p>10</text:p>
          </table:table-cell>
          <table:table-cell table:style-name="ce209" table:formula="of:=ROUND([.C67]*[.A67]/[.E67];0)" office:value-type="float" office:value="3" calcext:value-type="float">
            <text:p>3</text:p>
          </table:table-cell>
          <table:table-cell table:style-name="ce209" table:formula="of:=ROUND([.D67]*[.A67]/[.E67];0)" office:value-type="float" office:value="5" calcext:value-type="float">
            <text:p>5</text:p>
          </table:table-cell>
          <table:table-cell table:style-name="ce210" table:formula="of:=SUM([.F67:.G67])" office:value-type="float" office:value="8" calcext:value-type="float">
            <text:p>8</text:p>
          </table:table-cell>
          <table:table-cell table:formula="of:=[.F67]-[.G67]" office:value-type="float" office:value="-2" calcext:value-type="float">
            <text:p>-2</text:p>
          </table:table-cell>
          <table:table-cell table:formula="of:=ABS([.I67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6" calcext:value-type="float">
            <text:p>6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68]=[.C$1];[.C$2]*[.$C$7];[.C$2])" office:value-type="float" office:value="4" calcext:value-type="float">
            <text:p>4</text:p>
          </table:table-cell>
          <table:table-cell table:style-name="ce207" table:formula="of:=IF([.$B68]=[.D$1];[.D$2]*[.$C$7];[.D$2])" office:value-type="float" office:value="6" calcext:value-type="float">
            <text:p>6</text:p>
          </table:table-cell>
          <table:table-cell table:style-name="ce207" table:formula="of:=SUM([.C68:.D68])" office:value-type="float" office:value="10" calcext:value-type="float">
            <text:p>10</text:p>
          </table:table-cell>
          <table:table-cell table:style-name="ce209" table:formula="of:=ROUND([.C68]*[.A68]/[.E68];0)" office:value-type="float" office:value="2" calcext:value-type="float">
            <text:p>2</text:p>
          </table:table-cell>
          <table:table-cell table:style-name="ce209" table:formula="of:=ROUND([.D68]*[.A68]/[.E68];0)" office:value-type="float" office:value="4" calcext:value-type="float">
            <text:p>4</text:p>
          </table:table-cell>
          <table:table-cell table:style-name="ce210" table:formula="of:=SUM([.F68:.G68])" office:value-type="float" office:value="6" calcext:value-type="float">
            <text:p>6</text:p>
          </table:table-cell>
          <table:table-cell table:formula="of:=[.F68]-[.G68]" office:value-type="float" office:value="-2" calcext:value-type="float">
            <text:p>-2</text:p>
          </table:table-cell>
          <table:table-cell table:formula="of:=ABS([.I68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9" calcext:value-type="float">
            <text:p>9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69]=[.C$1];[.C$2]*[.$C$7];[.C$2])" office:value-type="float" office:value="4" calcext:value-type="float">
            <text:p>4</text:p>
          </table:table-cell>
          <table:table-cell table:style-name="ce207" table:formula="of:=IF([.$B69]=[.D$1];[.D$2]*[.$C$7];[.D$2])" office:value-type="float" office:value="6" calcext:value-type="float">
            <text:p>6</text:p>
          </table:table-cell>
          <table:table-cell table:style-name="ce207" table:formula="of:=SUM([.C69:.D69])" office:value-type="float" office:value="10" calcext:value-type="float">
            <text:p>10</text:p>
          </table:table-cell>
          <table:table-cell table:style-name="ce209" table:formula="of:=ROUND([.C69]*[.A69]/[.E69];0)" office:value-type="float" office:value="4" calcext:value-type="float">
            <text:p>4</text:p>
          </table:table-cell>
          <table:table-cell table:style-name="ce209" table:formula="of:=ROUND([.D69]*[.A69]/[.E69];0)" office:value-type="float" office:value="5" calcext:value-type="float">
            <text:p>5</text:p>
          </table:table-cell>
          <table:table-cell table:style-name="ce210" table:formula="of:=SUM([.F69:.G69])" office:value-type="float" office:value="9" calcext:value-type="float">
            <text:p>9</text:p>
          </table:table-cell>
          <table:table-cell table:formula="of:=[.F69]-[.G69]" office:value-type="float" office:value="-1" calcext:value-type="float">
            <text:p>-1</text:p>
          </table:table-cell>
          <table:table-cell table:formula="of:=ABS([.I69])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9" calcext:value-type="float">
            <text:p>9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70]=[.C$1];[.C$2]*[.$C$7];[.C$2])" office:value-type="float" office:value="4" calcext:value-type="float">
            <text:p>4</text:p>
          </table:table-cell>
          <table:table-cell table:style-name="ce207" table:formula="of:=IF([.$B70]=[.D$1];[.D$2]*[.$C$7];[.D$2])" office:value-type="float" office:value="6" calcext:value-type="float">
            <text:p>6</text:p>
          </table:table-cell>
          <table:table-cell table:style-name="ce207" table:formula="of:=SUM([.C70:.D70])" office:value-type="float" office:value="10" calcext:value-type="float">
            <text:p>10</text:p>
          </table:table-cell>
          <table:table-cell table:style-name="ce209" table:formula="of:=ROUND([.C70]*[.A70]/[.E70];0)" office:value-type="float" office:value="4" calcext:value-type="float">
            <text:p>4</text:p>
          </table:table-cell>
          <table:table-cell table:style-name="ce209" table:formula="of:=ROUND([.D70]*[.A70]/[.E70];0)" office:value-type="float" office:value="5" calcext:value-type="float">
            <text:p>5</text:p>
          </table:table-cell>
          <table:table-cell table:style-name="ce210" table:formula="of:=SUM([.F70:.G70])" office:value-type="float" office:value="9" calcext:value-type="float">
            <text:p>9</text:p>
          </table:table-cell>
          <table:table-cell table:formula="of:=[.F70]-[.G70]" office:value-type="float" office:value="-1" calcext:value-type="float">
            <text:p>-1</text:p>
          </table:table-cell>
          <table:table-cell table:formula="of:=ABS([.I70])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8" calcext:value-type="float">
            <text:p>8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71]=[.C$1];[.C$2]*[.$C$7];[.C$2])" office:value-type="float" office:value="8" calcext:value-type="float">
            <text:p>8</text:p>
          </table:table-cell>
          <table:table-cell table:style-name="ce207" table:formula="of:=IF([.$B71]=[.D$1];[.D$2]*[.$C$7];[.D$2])" office:value-type="float" office:value="3" calcext:value-type="float">
            <text:p>3</text:p>
          </table:table-cell>
          <table:table-cell table:style-name="ce207" table:formula="of:=SUM([.C71:.D71])" office:value-type="float" office:value="11" calcext:value-type="float">
            <text:p>11</text:p>
          </table:table-cell>
          <table:table-cell table:style-name="ce209" table:formula="of:=ROUND([.C71]*[.A71]/[.E71];0)" office:value-type="float" office:value="6" calcext:value-type="float">
            <text:p>6</text:p>
          </table:table-cell>
          <table:table-cell table:style-name="ce209" table:formula="of:=ROUND([.D71]*[.A71]/[.E71];0)" office:value-type="float" office:value="2" calcext:value-type="float">
            <text:p>2</text:p>
          </table:table-cell>
          <table:table-cell table:style-name="ce210" table:formula="of:=SUM([.F71:.G71])" office:value-type="float" office:value="8" calcext:value-type="float">
            <text:p>8</text:p>
          </table:table-cell>
          <table:table-cell table:formula="of:=[.F71]-[.G71]" office:value-type="float" office:value="4" calcext:value-type="float">
            <text:p>4</text:p>
          </table:table-cell>
          <table:table-cell table:formula="of:=ABS([.I71])"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8" calcext:value-type="float">
            <text:p>8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72]=[.C$1];[.C$2]*[.$C$7];[.C$2])" office:value-type="float" office:value="4" calcext:value-type="float">
            <text:p>4</text:p>
          </table:table-cell>
          <table:table-cell table:style-name="ce207" table:formula="of:=IF([.$B72]=[.D$1];[.D$2]*[.$C$7];[.D$2])" office:value-type="float" office:value="6" calcext:value-type="float">
            <text:p>6</text:p>
          </table:table-cell>
          <table:table-cell table:style-name="ce207" table:formula="of:=SUM([.C72:.D72])" office:value-type="float" office:value="10" calcext:value-type="float">
            <text:p>10</text:p>
          </table:table-cell>
          <table:table-cell table:style-name="ce209" table:formula="of:=ROUND([.C72]*[.A72]/[.E72];0)" office:value-type="float" office:value="3" calcext:value-type="float">
            <text:p>3</text:p>
          </table:table-cell>
          <table:table-cell table:style-name="ce209" table:formula="of:=ROUND([.D72]*[.A72]/[.E72];0)" office:value-type="float" office:value="5" calcext:value-type="float">
            <text:p>5</text:p>
          </table:table-cell>
          <table:table-cell table:style-name="ce210" table:formula="of:=SUM([.F72:.G72])" office:value-type="float" office:value="8" calcext:value-type="float">
            <text:p>8</text:p>
          </table:table-cell>
          <table:table-cell table:formula="of:=[.F72]-[.G72]" office:value-type="float" office:value="-2" calcext:value-type="float">
            <text:p>-2</text:p>
          </table:table-cell>
          <table:table-cell table:formula="of:=ABS([.I72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8" calcext:value-type="float">
            <text:p>8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73]=[.C$1];[.C$2]*[.$C$7];[.C$2])" office:value-type="float" office:value="8" calcext:value-type="float">
            <text:p>8</text:p>
          </table:table-cell>
          <table:table-cell table:style-name="ce207" table:formula="of:=IF([.$B73]=[.D$1];[.D$2]*[.$C$7];[.D$2])" office:value-type="float" office:value="3" calcext:value-type="float">
            <text:p>3</text:p>
          </table:table-cell>
          <table:table-cell table:style-name="ce207" table:formula="of:=SUM([.C73:.D73])" office:value-type="float" office:value="11" calcext:value-type="float">
            <text:p>11</text:p>
          </table:table-cell>
          <table:table-cell table:style-name="ce209" table:formula="of:=ROUND([.C73]*[.A73]/[.E73];0)" office:value-type="float" office:value="6" calcext:value-type="float">
            <text:p>6</text:p>
          </table:table-cell>
          <table:table-cell table:style-name="ce209" table:formula="of:=ROUND([.D73]*[.A73]/[.E73];0)" office:value-type="float" office:value="2" calcext:value-type="float">
            <text:p>2</text:p>
          </table:table-cell>
          <table:table-cell table:style-name="ce210" table:formula="of:=SUM([.F73:.G73])" office:value-type="float" office:value="8" calcext:value-type="float">
            <text:p>8</text:p>
          </table:table-cell>
          <table:table-cell table:formula="of:=[.F73]-[.G73]" office:value-type="float" office:value="4" calcext:value-type="float">
            <text:p>4</text:p>
          </table:table-cell>
          <table:table-cell table:formula="of:=ABS([.I73])"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6" calcext:value-type="float">
            <text:p>6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74]=[.C$1];[.C$2]*[.$C$7];[.C$2])" office:value-type="float" office:value="8" calcext:value-type="float">
            <text:p>8</text:p>
          </table:table-cell>
          <table:table-cell table:style-name="ce207" table:formula="of:=IF([.$B74]=[.D$1];[.D$2]*[.$C$7];[.D$2])" office:value-type="float" office:value="3" calcext:value-type="float">
            <text:p>3</text:p>
          </table:table-cell>
          <table:table-cell table:style-name="ce207" table:formula="of:=SUM([.C74:.D74])" office:value-type="float" office:value="11" calcext:value-type="float">
            <text:p>11</text:p>
          </table:table-cell>
          <table:table-cell table:style-name="ce209" table:formula="of:=ROUND([.C74]*[.A74]/[.E74];0)" office:value-type="float" office:value="4" calcext:value-type="float">
            <text:p>4</text:p>
          </table:table-cell>
          <table:table-cell table:style-name="ce209" table:formula="of:=ROUND([.D74]*[.A74]/[.E74];0)" office:value-type="float" office:value="2" calcext:value-type="float">
            <text:p>2</text:p>
          </table:table-cell>
          <table:table-cell table:style-name="ce210" table:formula="of:=SUM([.F74:.G74])" office:value-type="float" office:value="6" calcext:value-type="float">
            <text:p>6</text:p>
          </table:table-cell>
          <table:table-cell table:formula="of:=[.F74]-[.G74]" office:value-type="float" office:value="2" calcext:value-type="float">
            <text:p>2</text:p>
          </table:table-cell>
          <table:table-cell table:formula="of:=ABS([.I74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7" calcext:value-type="float">
            <text:p>7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75]=[.C$1];[.C$2]*[.$C$7];[.C$2])" office:value-type="float" office:value="4" calcext:value-type="float">
            <text:p>4</text:p>
          </table:table-cell>
          <table:table-cell table:style-name="ce207" table:formula="of:=IF([.$B75]=[.D$1];[.D$2]*[.$C$7];[.D$2])" office:value-type="float" office:value="6" calcext:value-type="float">
            <text:p>6</text:p>
          </table:table-cell>
          <table:table-cell table:style-name="ce207" table:formula="of:=SUM([.C75:.D75])" office:value-type="float" office:value="10" calcext:value-type="float">
            <text:p>10</text:p>
          </table:table-cell>
          <table:table-cell table:style-name="ce209" table:formula="of:=ROUND([.C75]*[.A75]/[.E75];0)" office:value-type="float" office:value="3" calcext:value-type="float">
            <text:p>3</text:p>
          </table:table-cell>
          <table:table-cell table:style-name="ce209" table:formula="of:=ROUND([.D75]*[.A75]/[.E75];0)" office:value-type="float" office:value="4" calcext:value-type="float">
            <text:p>4</text:p>
          </table:table-cell>
          <table:table-cell table:style-name="ce210" table:formula="of:=SUM([.F75:.G75])" office:value-type="float" office:value="7" calcext:value-type="float">
            <text:p>7</text:p>
          </table:table-cell>
          <table:table-cell table:formula="of:=[.F75]-[.G75]" office:value-type="float" office:value="-1" calcext:value-type="float">
            <text:p>-1</text:p>
          </table:table-cell>
          <table:table-cell table:formula="of:=ABS([.I75])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8" calcext:value-type="float">
            <text:p>8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76]=[.C$1];[.C$2]*[.$C$7];[.C$2])" office:value-type="float" office:value="8" calcext:value-type="float">
            <text:p>8</text:p>
          </table:table-cell>
          <table:table-cell table:style-name="ce207" table:formula="of:=IF([.$B76]=[.D$1];[.D$2]*[.$C$7];[.D$2])" office:value-type="float" office:value="3" calcext:value-type="float">
            <text:p>3</text:p>
          </table:table-cell>
          <table:table-cell table:style-name="ce207" table:formula="of:=SUM([.C76:.D76])" office:value-type="float" office:value="11" calcext:value-type="float">
            <text:p>11</text:p>
          </table:table-cell>
          <table:table-cell table:style-name="ce209" table:formula="of:=ROUND([.C76]*[.A76]/[.E76];0)" office:value-type="float" office:value="6" calcext:value-type="float">
            <text:p>6</text:p>
          </table:table-cell>
          <table:table-cell table:style-name="ce209" table:formula="of:=ROUND([.D76]*[.A76]/[.E76];0)" office:value-type="float" office:value="2" calcext:value-type="float">
            <text:p>2</text:p>
          </table:table-cell>
          <table:table-cell table:style-name="ce210" table:formula="of:=SUM([.F76:.G76])" office:value-type="float" office:value="8" calcext:value-type="float">
            <text:p>8</text:p>
          </table:table-cell>
          <table:table-cell table:formula="of:=[.F76]-[.G76]" office:value-type="float" office:value="4" calcext:value-type="float">
            <text:p>4</text:p>
          </table:table-cell>
          <table:table-cell table:formula="of:=ABS([.I76])"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7" calcext:value-type="float">
            <text:p>7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77]=[.C$1];[.C$2]*[.$C$7];[.C$2])" office:value-type="float" office:value="8" calcext:value-type="float">
            <text:p>8</text:p>
          </table:table-cell>
          <table:table-cell table:style-name="ce207" table:formula="of:=IF([.$B77]=[.D$1];[.D$2]*[.$C$7];[.D$2])" office:value-type="float" office:value="3" calcext:value-type="float">
            <text:p>3</text:p>
          </table:table-cell>
          <table:table-cell table:style-name="ce207" table:formula="of:=SUM([.C77:.D77])" office:value-type="float" office:value="11" calcext:value-type="float">
            <text:p>11</text:p>
          </table:table-cell>
          <table:table-cell table:style-name="ce209" table:formula="of:=ROUND([.C77]*[.A77]/[.E77];0)" office:value-type="float" office:value="5" calcext:value-type="float">
            <text:p>5</text:p>
          </table:table-cell>
          <table:table-cell table:style-name="ce209" table:formula="of:=ROUND([.D77]*[.A77]/[.E77];0)" office:value-type="float" office:value="2" calcext:value-type="float">
            <text:p>2</text:p>
          </table:table-cell>
          <table:table-cell table:style-name="ce210" table:formula="of:=SUM([.F77:.G77])" office:value-type="float" office:value="7" calcext:value-type="float">
            <text:p>7</text:p>
          </table:table-cell>
          <table:table-cell table:formula="of:=[.F77]-[.G77]" office:value-type="float" office:value="3" calcext:value-type="float">
            <text:p>3</text:p>
          </table:table-cell>
          <table:table-cell table:formula="of:=ABS([.I77])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8" calcext:value-type="float">
            <text:p>8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78]=[.C$1];[.C$2]*[.$C$7];[.C$2])" office:value-type="float" office:value="4" calcext:value-type="float">
            <text:p>4</text:p>
          </table:table-cell>
          <table:table-cell table:style-name="ce207" table:formula="of:=IF([.$B78]=[.D$1];[.D$2]*[.$C$7];[.D$2])" office:value-type="float" office:value="6" calcext:value-type="float">
            <text:p>6</text:p>
          </table:table-cell>
          <table:table-cell table:style-name="ce207" table:formula="of:=SUM([.C78:.D78])" office:value-type="float" office:value="10" calcext:value-type="float">
            <text:p>10</text:p>
          </table:table-cell>
          <table:table-cell table:style-name="ce209" table:formula="of:=ROUND([.C78]*[.A78]/[.E78];0)" office:value-type="float" office:value="3" calcext:value-type="float">
            <text:p>3</text:p>
          </table:table-cell>
          <table:table-cell table:style-name="ce209" table:formula="of:=ROUND([.D78]*[.A78]/[.E78];0)" office:value-type="float" office:value="5" calcext:value-type="float">
            <text:p>5</text:p>
          </table:table-cell>
          <table:table-cell table:style-name="ce210" table:formula="of:=SUM([.F78:.G78])" office:value-type="float" office:value="8" calcext:value-type="float">
            <text:p>8</text:p>
          </table:table-cell>
          <table:table-cell table:formula="of:=[.F78]-[.G78]" office:value-type="float" office:value="-2" calcext:value-type="float">
            <text:p>-2</text:p>
          </table:table-cell>
          <table:table-cell table:formula="of:=ABS([.I78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7" calcext:value-type="float">
            <text:p>7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79]=[.C$1];[.C$2]*[.$C$7];[.C$2])" office:value-type="float" office:value="8" calcext:value-type="float">
            <text:p>8</text:p>
          </table:table-cell>
          <table:table-cell table:style-name="ce207" table:formula="of:=IF([.$B79]=[.D$1];[.D$2]*[.$C$7];[.D$2])" office:value-type="float" office:value="3" calcext:value-type="float">
            <text:p>3</text:p>
          </table:table-cell>
          <table:table-cell table:style-name="ce207" table:formula="of:=SUM([.C79:.D79])" office:value-type="float" office:value="11" calcext:value-type="float">
            <text:p>11</text:p>
          </table:table-cell>
          <table:table-cell table:style-name="ce209" table:formula="of:=ROUND([.C79]*[.A79]/[.E79];0)" office:value-type="float" office:value="5" calcext:value-type="float">
            <text:p>5</text:p>
          </table:table-cell>
          <table:table-cell table:style-name="ce209" table:formula="of:=ROUND([.D79]*[.A79]/[.E79];0)" office:value-type="float" office:value="2" calcext:value-type="float">
            <text:p>2</text:p>
          </table:table-cell>
          <table:table-cell table:style-name="ce210" table:formula="of:=SUM([.F79:.G79])" office:value-type="float" office:value="7" calcext:value-type="float">
            <text:p>7</text:p>
          </table:table-cell>
          <table:table-cell table:formula="of:=[.F79]-[.G79]" office:value-type="float" office:value="3" calcext:value-type="float">
            <text:p>3</text:p>
          </table:table-cell>
          <table:table-cell table:formula="of:=ABS([.I79])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7" calcext:value-type="float">
            <text:p>7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80]=[.C$1];[.C$2]*[.$C$7];[.C$2])" office:value-type="float" office:value="4" calcext:value-type="float">
            <text:p>4</text:p>
          </table:table-cell>
          <table:table-cell table:style-name="ce207" table:formula="of:=IF([.$B80]=[.D$1];[.D$2]*[.$C$7];[.D$2])" office:value-type="float" office:value="6" calcext:value-type="float">
            <text:p>6</text:p>
          </table:table-cell>
          <table:table-cell table:style-name="ce207" table:formula="of:=SUM([.C80:.D80])" office:value-type="float" office:value="10" calcext:value-type="float">
            <text:p>10</text:p>
          </table:table-cell>
          <table:table-cell table:style-name="ce209" table:formula="of:=ROUND([.C80]*[.A80]/[.E80];0)" office:value-type="float" office:value="3" calcext:value-type="float">
            <text:p>3</text:p>
          </table:table-cell>
          <table:table-cell table:style-name="ce209" table:formula="of:=ROUND([.D80]*[.A80]/[.E80];0)" office:value-type="float" office:value="4" calcext:value-type="float">
            <text:p>4</text:p>
          </table:table-cell>
          <table:table-cell table:style-name="ce210" table:formula="of:=SUM([.F80:.G80])" office:value-type="float" office:value="7" calcext:value-type="float">
            <text:p>7</text:p>
          </table:table-cell>
          <table:table-cell table:formula="of:=[.F80]-[.G80]" office:value-type="float" office:value="-1" calcext:value-type="float">
            <text:p>-1</text:p>
          </table:table-cell>
          <table:table-cell table:formula="of:=ABS([.I80])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7" calcext:value-type="float">
            <text:p>7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81]=[.C$1];[.C$2]*[.$C$7];[.C$2])" office:value-type="float" office:value="4" calcext:value-type="float">
            <text:p>4</text:p>
          </table:table-cell>
          <table:table-cell table:style-name="ce207" table:formula="of:=IF([.$B81]=[.D$1];[.D$2]*[.$C$7];[.D$2])" office:value-type="float" office:value="6" calcext:value-type="float">
            <text:p>6</text:p>
          </table:table-cell>
          <table:table-cell table:style-name="ce207" table:formula="of:=SUM([.C81:.D81])" office:value-type="float" office:value="10" calcext:value-type="float">
            <text:p>10</text:p>
          </table:table-cell>
          <table:table-cell table:style-name="ce209" table:formula="of:=ROUND([.C81]*[.A81]/[.E81];0)" office:value-type="float" office:value="3" calcext:value-type="float">
            <text:p>3</text:p>
          </table:table-cell>
          <table:table-cell table:style-name="ce209" table:formula="of:=ROUND([.D81]*[.A81]/[.E81];0)" office:value-type="float" office:value="4" calcext:value-type="float">
            <text:p>4</text:p>
          </table:table-cell>
          <table:table-cell table:style-name="ce210" table:formula="of:=SUM([.F81:.G81])" office:value-type="float" office:value="7" calcext:value-type="float">
            <text:p>7</text:p>
          </table:table-cell>
          <table:table-cell table:formula="of:=[.F81]-[.G81]" office:value-type="float" office:value="-1" calcext:value-type="float">
            <text:p>-1</text:p>
          </table:table-cell>
          <table:table-cell table:formula="of:=ABS([.I81])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8" calcext:value-type="float">
            <text:p>8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82]=[.C$1];[.C$2]*[.$C$7];[.C$2])" office:value-type="float" office:value="8" calcext:value-type="float">
            <text:p>8</text:p>
          </table:table-cell>
          <table:table-cell table:style-name="ce207" table:formula="of:=IF([.$B82]=[.D$1];[.D$2]*[.$C$7];[.D$2])" office:value-type="float" office:value="3" calcext:value-type="float">
            <text:p>3</text:p>
          </table:table-cell>
          <table:table-cell table:style-name="ce207" table:formula="of:=SUM([.C82:.D82])" office:value-type="float" office:value="11" calcext:value-type="float">
            <text:p>11</text:p>
          </table:table-cell>
          <table:table-cell table:style-name="ce209" table:formula="of:=ROUND([.C82]*[.A82]/[.E82];0)" office:value-type="float" office:value="6" calcext:value-type="float">
            <text:p>6</text:p>
          </table:table-cell>
          <table:table-cell table:style-name="ce209" table:formula="of:=ROUND([.D82]*[.A82]/[.E82];0)" office:value-type="float" office:value="2" calcext:value-type="float">
            <text:p>2</text:p>
          </table:table-cell>
          <table:table-cell table:style-name="ce210" table:formula="of:=SUM([.F82:.G82])" office:value-type="float" office:value="8" calcext:value-type="float">
            <text:p>8</text:p>
          </table:table-cell>
          <table:table-cell table:formula="of:=[.F82]-[.G82]" office:value-type="float" office:value="4" calcext:value-type="float">
            <text:p>4</text:p>
          </table:table-cell>
          <table:table-cell table:formula="of:=ABS([.I82])"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8" calcext:value-type="float">
            <text:p>8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83]=[.C$1];[.C$2]*[.$C$7];[.C$2])" office:value-type="float" office:value="4" calcext:value-type="float">
            <text:p>4</text:p>
          </table:table-cell>
          <table:table-cell table:style-name="ce207" table:formula="of:=IF([.$B83]=[.D$1];[.D$2]*[.$C$7];[.D$2])" office:value-type="float" office:value="6" calcext:value-type="float">
            <text:p>6</text:p>
          </table:table-cell>
          <table:table-cell table:style-name="ce207" table:formula="of:=SUM([.C83:.D83])" office:value-type="float" office:value="10" calcext:value-type="float">
            <text:p>10</text:p>
          </table:table-cell>
          <table:table-cell table:style-name="ce209" table:formula="of:=ROUND([.C83]*[.A83]/[.E83];0)" office:value-type="float" office:value="3" calcext:value-type="float">
            <text:p>3</text:p>
          </table:table-cell>
          <table:table-cell table:style-name="ce209" table:formula="of:=ROUND([.D83]*[.A83]/[.E83];0)" office:value-type="float" office:value="5" calcext:value-type="float">
            <text:p>5</text:p>
          </table:table-cell>
          <table:table-cell table:style-name="ce210" table:formula="of:=SUM([.F83:.G83])" office:value-type="float" office:value="8" calcext:value-type="float">
            <text:p>8</text:p>
          </table:table-cell>
          <table:table-cell table:formula="of:=[.F83]-[.G83]" office:value-type="float" office:value="-2" calcext:value-type="float">
            <text:p>-2</text:p>
          </table:table-cell>
          <table:table-cell table:formula="of:=ABS([.I83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8" calcext:value-type="float">
            <text:p>8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84]=[.C$1];[.C$2]*[.$C$7];[.C$2])" office:value-type="float" office:value="8" calcext:value-type="float">
            <text:p>8</text:p>
          </table:table-cell>
          <table:table-cell table:style-name="ce207" table:formula="of:=IF([.$B84]=[.D$1];[.D$2]*[.$C$7];[.D$2])" office:value-type="float" office:value="3" calcext:value-type="float">
            <text:p>3</text:p>
          </table:table-cell>
          <table:table-cell table:style-name="ce207" table:formula="of:=SUM([.C84:.D84])" office:value-type="float" office:value="11" calcext:value-type="float">
            <text:p>11</text:p>
          </table:table-cell>
          <table:table-cell table:style-name="ce209" table:formula="of:=ROUND([.C84]*[.A84]/[.E84];0)" office:value-type="float" office:value="6" calcext:value-type="float">
            <text:p>6</text:p>
          </table:table-cell>
          <table:table-cell table:style-name="ce209" table:formula="of:=ROUND([.D84]*[.A84]/[.E84];0)" office:value-type="float" office:value="2" calcext:value-type="float">
            <text:p>2</text:p>
          </table:table-cell>
          <table:table-cell table:style-name="ce210" table:formula="of:=SUM([.F84:.G84])" office:value-type="float" office:value="8" calcext:value-type="float">
            <text:p>8</text:p>
          </table:table-cell>
          <table:table-cell table:formula="of:=[.F84]-[.G84]" office:value-type="float" office:value="4" calcext:value-type="float">
            <text:p>4</text:p>
          </table:table-cell>
          <table:table-cell table:formula="of:=ABS([.I84])"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6" calcext:value-type="float">
            <text:p>6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85]=[.C$1];[.C$2]*[.$C$7];[.C$2])" office:value-type="float" office:value="4" calcext:value-type="float">
            <text:p>4</text:p>
          </table:table-cell>
          <table:table-cell table:style-name="ce207" table:formula="of:=IF([.$B85]=[.D$1];[.D$2]*[.$C$7];[.D$2])" office:value-type="float" office:value="6" calcext:value-type="float">
            <text:p>6</text:p>
          </table:table-cell>
          <table:table-cell table:style-name="ce207" table:formula="of:=SUM([.C85:.D85])" office:value-type="float" office:value="10" calcext:value-type="float">
            <text:p>10</text:p>
          </table:table-cell>
          <table:table-cell table:style-name="ce209" table:formula="of:=ROUND([.C85]*[.A85]/[.E85];0)" office:value-type="float" office:value="2" calcext:value-type="float">
            <text:p>2</text:p>
          </table:table-cell>
          <table:table-cell table:style-name="ce209" table:formula="of:=ROUND([.D85]*[.A85]/[.E85];0)" office:value-type="float" office:value="4" calcext:value-type="float">
            <text:p>4</text:p>
          </table:table-cell>
          <table:table-cell table:style-name="ce210" table:formula="of:=SUM([.F85:.G85])" office:value-type="float" office:value="6" calcext:value-type="float">
            <text:p>6</text:p>
          </table:table-cell>
          <table:table-cell table:formula="of:=[.F85]-[.G85]" office:value-type="float" office:value="-2" calcext:value-type="float">
            <text:p>-2</text:p>
          </table:table-cell>
          <table:table-cell table:formula="of:=ABS([.I85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6" calcext:value-type="float">
            <text:p>6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86]=[.C$1];[.C$2]*[.$C$7];[.C$2])" office:value-type="float" office:value="8" calcext:value-type="float">
            <text:p>8</text:p>
          </table:table-cell>
          <table:table-cell table:style-name="ce207" table:formula="of:=IF([.$B86]=[.D$1];[.D$2]*[.$C$7];[.D$2])" office:value-type="float" office:value="3" calcext:value-type="float">
            <text:p>3</text:p>
          </table:table-cell>
          <table:table-cell table:style-name="ce207" table:formula="of:=SUM([.C86:.D86])" office:value-type="float" office:value="11" calcext:value-type="float">
            <text:p>11</text:p>
          </table:table-cell>
          <table:table-cell table:style-name="ce209" table:formula="of:=ROUND([.C86]*[.A86]/[.E86];0)" office:value-type="float" office:value="4" calcext:value-type="float">
            <text:p>4</text:p>
          </table:table-cell>
          <table:table-cell table:style-name="ce209" table:formula="of:=ROUND([.D86]*[.A86]/[.E86];0)" office:value-type="float" office:value="2" calcext:value-type="float">
            <text:p>2</text:p>
          </table:table-cell>
          <table:table-cell table:style-name="ce210" table:formula="of:=SUM([.F86:.G86])" office:value-type="float" office:value="6" calcext:value-type="float">
            <text:p>6</text:p>
          </table:table-cell>
          <table:table-cell table:formula="of:=[.F86]-[.G86]" office:value-type="float" office:value="2" calcext:value-type="float">
            <text:p>2</text:p>
          </table:table-cell>
          <table:table-cell table:formula="of:=ABS([.I86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7" calcext:value-type="float">
            <text:p>7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87]=[.C$1];[.C$2]*[.$C$7];[.C$2])" office:value-type="float" office:value="4" calcext:value-type="float">
            <text:p>4</text:p>
          </table:table-cell>
          <table:table-cell table:style-name="ce207" table:formula="of:=IF([.$B87]=[.D$1];[.D$2]*[.$C$7];[.D$2])" office:value-type="float" office:value="6" calcext:value-type="float">
            <text:p>6</text:p>
          </table:table-cell>
          <table:table-cell table:style-name="ce207" table:formula="of:=SUM([.C87:.D87])" office:value-type="float" office:value="10" calcext:value-type="float">
            <text:p>10</text:p>
          </table:table-cell>
          <table:table-cell table:style-name="ce209" table:formula="of:=ROUND([.C87]*[.A87]/[.E87];0)" office:value-type="float" office:value="3" calcext:value-type="float">
            <text:p>3</text:p>
          </table:table-cell>
          <table:table-cell table:style-name="ce209" table:formula="of:=ROUND([.D87]*[.A87]/[.E87];0)" office:value-type="float" office:value="4" calcext:value-type="float">
            <text:p>4</text:p>
          </table:table-cell>
          <table:table-cell table:style-name="ce210" table:formula="of:=SUM([.F87:.G87])" office:value-type="float" office:value="7" calcext:value-type="float">
            <text:p>7</text:p>
          </table:table-cell>
          <table:table-cell table:formula="of:=[.F87]-[.G87]" office:value-type="float" office:value="-1" calcext:value-type="float">
            <text:p>-1</text:p>
          </table:table-cell>
          <table:table-cell table:formula="of:=ABS([.I87])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9" calcext:value-type="float">
            <text:p>9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88]=[.C$1];[.C$2]*[.$C$7];[.C$2])" office:value-type="float" office:value="4" calcext:value-type="float">
            <text:p>4</text:p>
          </table:table-cell>
          <table:table-cell table:style-name="ce207" table:formula="of:=IF([.$B88]=[.D$1];[.D$2]*[.$C$7];[.D$2])" office:value-type="float" office:value="6" calcext:value-type="float">
            <text:p>6</text:p>
          </table:table-cell>
          <table:table-cell table:style-name="ce207" table:formula="of:=SUM([.C88:.D88])" office:value-type="float" office:value="10" calcext:value-type="float">
            <text:p>10</text:p>
          </table:table-cell>
          <table:table-cell table:style-name="ce209" table:formula="of:=ROUND([.C88]*[.A88]/[.E88];0)" office:value-type="float" office:value="4" calcext:value-type="float">
            <text:p>4</text:p>
          </table:table-cell>
          <table:table-cell table:style-name="ce209" table:formula="of:=ROUND([.D88]*[.A88]/[.E88];0)" office:value-type="float" office:value="5" calcext:value-type="float">
            <text:p>5</text:p>
          </table:table-cell>
          <table:table-cell table:style-name="ce210" table:formula="of:=SUM([.F88:.G88])" office:value-type="float" office:value="9" calcext:value-type="float">
            <text:p>9</text:p>
          </table:table-cell>
          <table:table-cell table:formula="of:=[.F88]-[.G88]" office:value-type="float" office:value="-1" calcext:value-type="float">
            <text:p>-1</text:p>
          </table:table-cell>
          <table:table-cell table:formula="of:=ABS([.I88])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6" calcext:value-type="float">
            <text:p>6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89]=[.C$1];[.C$2]*[.$C$7];[.C$2])" office:value-type="float" office:value="4" calcext:value-type="float">
            <text:p>4</text:p>
          </table:table-cell>
          <table:table-cell table:style-name="ce207" table:formula="of:=IF([.$B89]=[.D$1];[.D$2]*[.$C$7];[.D$2])" office:value-type="float" office:value="6" calcext:value-type="float">
            <text:p>6</text:p>
          </table:table-cell>
          <table:table-cell table:style-name="ce207" table:formula="of:=SUM([.C89:.D89])" office:value-type="float" office:value="10" calcext:value-type="float">
            <text:p>10</text:p>
          </table:table-cell>
          <table:table-cell table:style-name="ce209" table:formula="of:=ROUND([.C89]*[.A89]/[.E89];0)" office:value-type="float" office:value="2" calcext:value-type="float">
            <text:p>2</text:p>
          </table:table-cell>
          <table:table-cell table:style-name="ce209" table:formula="of:=ROUND([.D89]*[.A89]/[.E89];0)" office:value-type="float" office:value="4" calcext:value-type="float">
            <text:p>4</text:p>
          </table:table-cell>
          <table:table-cell table:style-name="ce210" table:formula="of:=SUM([.F89:.G89])" office:value-type="float" office:value="6" calcext:value-type="float">
            <text:p>6</text:p>
          </table:table-cell>
          <table:table-cell table:formula="of:=[.F89]-[.G89]" office:value-type="float" office:value="-2" calcext:value-type="float">
            <text:p>-2</text:p>
          </table:table-cell>
          <table:table-cell table:formula="of:=ABS([.I89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6" calcext:value-type="float">
            <text:p>6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90]=[.C$1];[.C$2]*[.$C$7];[.C$2])" office:value-type="float" office:value="4" calcext:value-type="float">
            <text:p>4</text:p>
          </table:table-cell>
          <table:table-cell table:style-name="ce207" table:formula="of:=IF([.$B90]=[.D$1];[.D$2]*[.$C$7];[.D$2])" office:value-type="float" office:value="6" calcext:value-type="float">
            <text:p>6</text:p>
          </table:table-cell>
          <table:table-cell table:style-name="ce207" table:formula="of:=SUM([.C90:.D90])" office:value-type="float" office:value="10" calcext:value-type="float">
            <text:p>10</text:p>
          </table:table-cell>
          <table:table-cell table:style-name="ce209" table:formula="of:=ROUND([.C90]*[.A90]/[.E90];0)" office:value-type="float" office:value="2" calcext:value-type="float">
            <text:p>2</text:p>
          </table:table-cell>
          <table:table-cell table:style-name="ce209" table:formula="of:=ROUND([.D90]*[.A90]/[.E90];0)" office:value-type="float" office:value="4" calcext:value-type="float">
            <text:p>4</text:p>
          </table:table-cell>
          <table:table-cell table:style-name="ce210" table:formula="of:=SUM([.F90:.G90])" office:value-type="float" office:value="6" calcext:value-type="float">
            <text:p>6</text:p>
          </table:table-cell>
          <table:table-cell table:formula="of:=[.F90]-[.G90]" office:value-type="float" office:value="-2" calcext:value-type="float">
            <text:p>-2</text:p>
          </table:table-cell>
          <table:table-cell table:formula="of:=ABS([.I90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9" calcext:value-type="float">
            <text:p>9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91]=[.C$1];[.C$2]*[.$C$7];[.C$2])" office:value-type="float" office:value="8" calcext:value-type="float">
            <text:p>8</text:p>
          </table:table-cell>
          <table:table-cell table:style-name="ce207" table:formula="of:=IF([.$B91]=[.D$1];[.D$2]*[.$C$7];[.D$2])" office:value-type="float" office:value="3" calcext:value-type="float">
            <text:p>3</text:p>
          </table:table-cell>
          <table:table-cell table:style-name="ce207" table:formula="of:=SUM([.C91:.D91])" office:value-type="float" office:value="11" calcext:value-type="float">
            <text:p>11</text:p>
          </table:table-cell>
          <table:table-cell table:style-name="ce209" table:formula="of:=ROUND([.C91]*[.A91]/[.E91];0)" office:value-type="float" office:value="7" calcext:value-type="float">
            <text:p>7</text:p>
          </table:table-cell>
          <table:table-cell table:style-name="ce209" table:formula="of:=ROUND([.D91]*[.A91]/[.E91];0)" office:value-type="float" office:value="2" calcext:value-type="float">
            <text:p>2</text:p>
          </table:table-cell>
          <table:table-cell table:style-name="ce210" table:formula="of:=SUM([.F91:.G91])" office:value-type="float" office:value="9" calcext:value-type="float">
            <text:p>9</text:p>
          </table:table-cell>
          <table:table-cell table:formula="of:=[.F91]-[.G91]" office:value-type="float" office:value="5" calcext:value-type="float">
            <text:p>5</text:p>
          </table:table-cell>
          <table:table-cell table:formula="of:=ABS([.I91])" office:value-type="float" office:value="5" calcext:value-type="float">
            <text:p>5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9" calcext:value-type="float">
            <text:p>9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92]=[.C$1];[.C$2]*[.$C$7];[.C$2])" office:value-type="float" office:value="8" calcext:value-type="float">
            <text:p>8</text:p>
          </table:table-cell>
          <table:table-cell table:style-name="ce207" table:formula="of:=IF([.$B92]=[.D$1];[.D$2]*[.$C$7];[.D$2])" office:value-type="float" office:value="3" calcext:value-type="float">
            <text:p>3</text:p>
          </table:table-cell>
          <table:table-cell table:style-name="ce207" table:formula="of:=SUM([.C92:.D92])" office:value-type="float" office:value="11" calcext:value-type="float">
            <text:p>11</text:p>
          </table:table-cell>
          <table:table-cell table:style-name="ce209" table:formula="of:=ROUND([.C92]*[.A92]/[.E92];0)" office:value-type="float" office:value="7" calcext:value-type="float">
            <text:p>7</text:p>
          </table:table-cell>
          <table:table-cell table:style-name="ce209" table:formula="of:=ROUND([.D92]*[.A92]/[.E92];0)" office:value-type="float" office:value="2" calcext:value-type="float">
            <text:p>2</text:p>
          </table:table-cell>
          <table:table-cell table:style-name="ce210" table:formula="of:=SUM([.F92:.G92])" office:value-type="float" office:value="9" calcext:value-type="float">
            <text:p>9</text:p>
          </table:table-cell>
          <table:table-cell table:formula="of:=[.F92]-[.G92]" office:value-type="float" office:value="5" calcext:value-type="float">
            <text:p>5</text:p>
          </table:table-cell>
          <table:table-cell table:formula="of:=ABS([.I92])" office:value-type="float" office:value="5" calcext:value-type="float">
            <text:p>5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8" calcext:value-type="float">
            <text:p>8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93]=[.C$1];[.C$2]*[.$C$7];[.C$2])" office:value-type="float" office:value="8" calcext:value-type="float">
            <text:p>8</text:p>
          </table:table-cell>
          <table:table-cell table:style-name="ce207" table:formula="of:=IF([.$B93]=[.D$1];[.D$2]*[.$C$7];[.D$2])" office:value-type="float" office:value="3" calcext:value-type="float">
            <text:p>3</text:p>
          </table:table-cell>
          <table:table-cell table:style-name="ce207" table:formula="of:=SUM([.C93:.D93])" office:value-type="float" office:value="11" calcext:value-type="float">
            <text:p>11</text:p>
          </table:table-cell>
          <table:table-cell table:style-name="ce209" table:formula="of:=ROUND([.C93]*[.A93]/[.E93];0)" office:value-type="float" office:value="6" calcext:value-type="float">
            <text:p>6</text:p>
          </table:table-cell>
          <table:table-cell table:style-name="ce209" table:formula="of:=ROUND([.D93]*[.A93]/[.E93];0)" office:value-type="float" office:value="2" calcext:value-type="float">
            <text:p>2</text:p>
          </table:table-cell>
          <table:table-cell table:style-name="ce210" table:formula="of:=SUM([.F93:.G93])" office:value-type="float" office:value="8" calcext:value-type="float">
            <text:p>8</text:p>
          </table:table-cell>
          <table:table-cell table:formula="of:=[.F93]-[.G93]" office:value-type="float" office:value="4" calcext:value-type="float">
            <text:p>4</text:p>
          </table:table-cell>
          <table:table-cell table:formula="of:=ABS([.I93])"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6" calcext:value-type="float">
            <text:p>6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94]=[.C$1];[.C$2]*[.$C$7];[.C$2])" office:value-type="float" office:value="8" calcext:value-type="float">
            <text:p>8</text:p>
          </table:table-cell>
          <table:table-cell table:style-name="ce207" table:formula="of:=IF([.$B94]=[.D$1];[.D$2]*[.$C$7];[.D$2])" office:value-type="float" office:value="3" calcext:value-type="float">
            <text:p>3</text:p>
          </table:table-cell>
          <table:table-cell table:style-name="ce207" table:formula="of:=SUM([.C94:.D94])" office:value-type="float" office:value="11" calcext:value-type="float">
            <text:p>11</text:p>
          </table:table-cell>
          <table:table-cell table:style-name="ce209" table:formula="of:=ROUND([.C94]*[.A94]/[.E94];0)" office:value-type="float" office:value="4" calcext:value-type="float">
            <text:p>4</text:p>
          </table:table-cell>
          <table:table-cell table:style-name="ce209" table:formula="of:=ROUND([.D94]*[.A94]/[.E94];0)" office:value-type="float" office:value="2" calcext:value-type="float">
            <text:p>2</text:p>
          </table:table-cell>
          <table:table-cell table:style-name="ce210" table:formula="of:=SUM([.F94:.G94])" office:value-type="float" office:value="6" calcext:value-type="float">
            <text:p>6</text:p>
          </table:table-cell>
          <table:table-cell table:formula="of:=[.F94]-[.G94]" office:value-type="float" office:value="2" calcext:value-type="float">
            <text:p>2</text:p>
          </table:table-cell>
          <table:table-cell table:formula="of:=ABS([.I94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8" calcext:value-type="float">
            <text:p>8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95]=[.C$1];[.C$2]*[.$C$7];[.C$2])" office:value-type="float" office:value="4" calcext:value-type="float">
            <text:p>4</text:p>
          </table:table-cell>
          <table:table-cell table:style-name="ce207" table:formula="of:=IF([.$B95]=[.D$1];[.D$2]*[.$C$7];[.D$2])" office:value-type="float" office:value="6" calcext:value-type="float">
            <text:p>6</text:p>
          </table:table-cell>
          <table:table-cell table:style-name="ce207" table:formula="of:=SUM([.C95:.D95])" office:value-type="float" office:value="10" calcext:value-type="float">
            <text:p>10</text:p>
          </table:table-cell>
          <table:table-cell table:style-name="ce209" table:formula="of:=ROUND([.C95]*[.A95]/[.E95];0)" office:value-type="float" office:value="3" calcext:value-type="float">
            <text:p>3</text:p>
          </table:table-cell>
          <table:table-cell table:style-name="ce209" table:formula="of:=ROUND([.D95]*[.A95]/[.E95];0)" office:value-type="float" office:value="5" calcext:value-type="float">
            <text:p>5</text:p>
          </table:table-cell>
          <table:table-cell table:style-name="ce210" table:formula="of:=SUM([.F95:.G95])" office:value-type="float" office:value="8" calcext:value-type="float">
            <text:p>8</text:p>
          </table:table-cell>
          <table:table-cell table:formula="of:=[.F95]-[.G95]" office:value-type="float" office:value="-2" calcext:value-type="float">
            <text:p>-2</text:p>
          </table:table-cell>
          <table:table-cell table:formula="of:=ABS([.I95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8" calcext:value-type="float">
            <text:p>8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96]=[.C$1];[.C$2]*[.$C$7];[.C$2])" office:value-type="float" office:value="4" calcext:value-type="float">
            <text:p>4</text:p>
          </table:table-cell>
          <table:table-cell table:style-name="ce207" table:formula="of:=IF([.$B96]=[.D$1];[.D$2]*[.$C$7];[.D$2])" office:value-type="float" office:value="6" calcext:value-type="float">
            <text:p>6</text:p>
          </table:table-cell>
          <table:table-cell table:style-name="ce207" table:formula="of:=SUM([.C96:.D96])" office:value-type="float" office:value="10" calcext:value-type="float">
            <text:p>10</text:p>
          </table:table-cell>
          <table:table-cell table:style-name="ce209" table:formula="of:=ROUND([.C96]*[.A96]/[.E96];0)" office:value-type="float" office:value="3" calcext:value-type="float">
            <text:p>3</text:p>
          </table:table-cell>
          <table:table-cell table:style-name="ce209" table:formula="of:=ROUND([.D96]*[.A96]/[.E96];0)" office:value-type="float" office:value="5" calcext:value-type="float">
            <text:p>5</text:p>
          </table:table-cell>
          <table:table-cell table:style-name="ce210" table:formula="of:=SUM([.F96:.G96])" office:value-type="float" office:value="8" calcext:value-type="float">
            <text:p>8</text:p>
          </table:table-cell>
          <table:table-cell table:formula="of:=[.F96]-[.G96]" office:value-type="float" office:value="-2" calcext:value-type="float">
            <text:p>-2</text:p>
          </table:table-cell>
          <table:table-cell table:formula="of:=ABS([.I96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6" calcext:value-type="float">
            <text:p>6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97]=[.C$1];[.C$2]*[.$C$7];[.C$2])" office:value-type="float" office:value="4" calcext:value-type="float">
            <text:p>4</text:p>
          </table:table-cell>
          <table:table-cell table:style-name="ce207" table:formula="of:=IF([.$B97]=[.D$1];[.D$2]*[.$C$7];[.D$2])" office:value-type="float" office:value="6" calcext:value-type="float">
            <text:p>6</text:p>
          </table:table-cell>
          <table:table-cell table:style-name="ce207" table:formula="of:=SUM([.C97:.D97])" office:value-type="float" office:value="10" calcext:value-type="float">
            <text:p>10</text:p>
          </table:table-cell>
          <table:table-cell table:style-name="ce209" table:formula="of:=ROUND([.C97]*[.A97]/[.E97];0)" office:value-type="float" office:value="2" calcext:value-type="float">
            <text:p>2</text:p>
          </table:table-cell>
          <table:table-cell table:style-name="ce209" table:formula="of:=ROUND([.D97]*[.A97]/[.E97];0)" office:value-type="float" office:value="4" calcext:value-type="float">
            <text:p>4</text:p>
          </table:table-cell>
          <table:table-cell table:style-name="ce210" table:formula="of:=SUM([.F97:.G97])" office:value-type="float" office:value="6" calcext:value-type="float">
            <text:p>6</text:p>
          </table:table-cell>
          <table:table-cell table:formula="of:=[.F97]-[.G97]" office:value-type="float" office:value="-2" calcext:value-type="float">
            <text:p>-2</text:p>
          </table:table-cell>
          <table:table-cell table:formula="of:=ABS([.I97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6" calcext:value-type="float">
            <text:p>6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98]=[.C$1];[.C$2]*[.$C$7];[.C$2])" office:value-type="float" office:value="4" calcext:value-type="float">
            <text:p>4</text:p>
          </table:table-cell>
          <table:table-cell table:style-name="ce207" table:formula="of:=IF([.$B98]=[.D$1];[.D$2]*[.$C$7];[.D$2])" office:value-type="float" office:value="6" calcext:value-type="float">
            <text:p>6</text:p>
          </table:table-cell>
          <table:table-cell table:style-name="ce207" table:formula="of:=SUM([.C98:.D98])" office:value-type="float" office:value="10" calcext:value-type="float">
            <text:p>10</text:p>
          </table:table-cell>
          <table:table-cell table:style-name="ce209" table:formula="of:=ROUND([.C98]*[.A98]/[.E98];0)" office:value-type="float" office:value="2" calcext:value-type="float">
            <text:p>2</text:p>
          </table:table-cell>
          <table:table-cell table:style-name="ce209" table:formula="of:=ROUND([.D98]*[.A98]/[.E98];0)" office:value-type="float" office:value="4" calcext:value-type="float">
            <text:p>4</text:p>
          </table:table-cell>
          <table:table-cell table:style-name="ce210" table:formula="of:=SUM([.F98:.G98])" office:value-type="float" office:value="6" calcext:value-type="float">
            <text:p>6</text:p>
          </table:table-cell>
          <table:table-cell table:formula="of:=[.F98]-[.G98]" office:value-type="float" office:value="-2" calcext:value-type="float">
            <text:p>-2</text:p>
          </table:table-cell>
          <table:table-cell table:formula="of:=ABS([.I98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8" calcext:value-type="float">
            <text:p>8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99]=[.C$1];[.C$2]*[.$C$7];[.C$2])" office:value-type="float" office:value="8" calcext:value-type="float">
            <text:p>8</text:p>
          </table:table-cell>
          <table:table-cell table:style-name="ce207" table:formula="of:=IF([.$B99]=[.D$1];[.D$2]*[.$C$7];[.D$2])" office:value-type="float" office:value="3" calcext:value-type="float">
            <text:p>3</text:p>
          </table:table-cell>
          <table:table-cell table:style-name="ce207" table:formula="of:=SUM([.C99:.D99])" office:value-type="float" office:value="11" calcext:value-type="float">
            <text:p>11</text:p>
          </table:table-cell>
          <table:table-cell table:style-name="ce209" table:formula="of:=ROUND([.C99]*[.A99]/[.E99];0)" office:value-type="float" office:value="6" calcext:value-type="float">
            <text:p>6</text:p>
          </table:table-cell>
          <table:table-cell table:style-name="ce209" table:formula="of:=ROUND([.D99]*[.A99]/[.E99];0)" office:value-type="float" office:value="2" calcext:value-type="float">
            <text:p>2</text:p>
          </table:table-cell>
          <table:table-cell table:style-name="ce210" table:formula="of:=SUM([.F99:.G99])" office:value-type="float" office:value="8" calcext:value-type="float">
            <text:p>8</text:p>
          </table:table-cell>
          <table:table-cell table:formula="of:=[.F99]-[.G99]" office:value-type="float" office:value="4" calcext:value-type="float">
            <text:p>4</text:p>
          </table:table-cell>
          <table:table-cell table:formula="of:=ABS([.I99])"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6" calcext:value-type="float">
            <text:p>6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100]=[.C$1];[.C$2]*[.$C$7];[.C$2])" office:value-type="float" office:value="4" calcext:value-type="float">
            <text:p>4</text:p>
          </table:table-cell>
          <table:table-cell table:style-name="ce207" table:formula="of:=IF([.$B100]=[.D$1];[.D$2]*[.$C$7];[.D$2])" office:value-type="float" office:value="6" calcext:value-type="float">
            <text:p>6</text:p>
          </table:table-cell>
          <table:table-cell table:style-name="ce207" table:formula="of:=SUM([.C100:.D100])" office:value-type="float" office:value="10" calcext:value-type="float">
            <text:p>10</text:p>
          </table:table-cell>
          <table:table-cell table:style-name="ce209" table:formula="of:=ROUND([.C100]*[.A100]/[.E100];0)" office:value-type="float" office:value="2" calcext:value-type="float">
            <text:p>2</text:p>
          </table:table-cell>
          <table:table-cell table:style-name="ce209" table:formula="of:=ROUND([.D100]*[.A100]/[.E100];0)" office:value-type="float" office:value="4" calcext:value-type="float">
            <text:p>4</text:p>
          </table:table-cell>
          <table:table-cell table:style-name="ce210" table:formula="of:=SUM([.F100:.G100])" office:value-type="float" office:value="6" calcext:value-type="float">
            <text:p>6</text:p>
          </table:table-cell>
          <table:table-cell table:formula="of:=[.F100]-[.G100]" office:value-type="float" office:value="-2" calcext:value-type="float">
            <text:p>-2</text:p>
          </table:table-cell>
          <table:table-cell table:formula="of:=ABS([.I100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7" calcext:value-type="float">
            <text:p>7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101]=[.C$1];[.C$2]*[.$C$7];[.C$2])" office:value-type="float" office:value="8" calcext:value-type="float">
            <text:p>8</text:p>
          </table:table-cell>
          <table:table-cell table:style-name="ce207" table:formula="of:=IF([.$B101]=[.D$1];[.D$2]*[.$C$7];[.D$2])" office:value-type="float" office:value="3" calcext:value-type="float">
            <text:p>3</text:p>
          </table:table-cell>
          <table:table-cell table:style-name="ce207" table:formula="of:=SUM([.C101:.D101])" office:value-type="float" office:value="11" calcext:value-type="float">
            <text:p>11</text:p>
          </table:table-cell>
          <table:table-cell table:style-name="ce209" table:formula="of:=ROUND([.C101]*[.A101]/[.E101];0)" office:value-type="float" office:value="5" calcext:value-type="float">
            <text:p>5</text:p>
          </table:table-cell>
          <table:table-cell table:style-name="ce209" table:formula="of:=ROUND([.D101]*[.A101]/[.E101];0)" office:value-type="float" office:value="2" calcext:value-type="float">
            <text:p>2</text:p>
          </table:table-cell>
          <table:table-cell table:style-name="ce210" table:formula="of:=SUM([.F101:.G101])" office:value-type="float" office:value="7" calcext:value-type="float">
            <text:p>7</text:p>
          </table:table-cell>
          <table:table-cell table:formula="of:=[.F101]-[.G101]" office:value-type="float" office:value="3" calcext:value-type="float">
            <text:p>3</text:p>
          </table:table-cell>
          <table:table-cell table:formula="of:=ABS([.I101])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7" calcext:value-type="float">
            <text:p>7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102]=[.C$1];[.C$2]*[.$C$7];[.C$2])" office:value-type="float" office:value="8" calcext:value-type="float">
            <text:p>8</text:p>
          </table:table-cell>
          <table:table-cell table:style-name="ce207" table:formula="of:=IF([.$B102]=[.D$1];[.D$2]*[.$C$7];[.D$2])" office:value-type="float" office:value="3" calcext:value-type="float">
            <text:p>3</text:p>
          </table:table-cell>
          <table:table-cell table:style-name="ce207" table:formula="of:=SUM([.C102:.D102])" office:value-type="float" office:value="11" calcext:value-type="float">
            <text:p>11</text:p>
          </table:table-cell>
          <table:table-cell table:style-name="ce209" table:formula="of:=ROUND([.C102]*[.A102]/[.E102];0)" office:value-type="float" office:value="5" calcext:value-type="float">
            <text:p>5</text:p>
          </table:table-cell>
          <table:table-cell table:style-name="ce209" table:formula="of:=ROUND([.D102]*[.A102]/[.E102];0)" office:value-type="float" office:value="2" calcext:value-type="float">
            <text:p>2</text:p>
          </table:table-cell>
          <table:table-cell table:style-name="ce210" table:formula="of:=SUM([.F102:.G102])" office:value-type="float" office:value="7" calcext:value-type="float">
            <text:p>7</text:p>
          </table:table-cell>
          <table:table-cell table:formula="of:=[.F102]-[.G102]" office:value-type="float" office:value="3" calcext:value-type="float">
            <text:p>3</text:p>
          </table:table-cell>
          <table:table-cell table:formula="of:=ABS([.I102])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6" calcext:value-type="float">
            <text:p>6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103]=[.C$1];[.C$2]*[.$C$7];[.C$2])" office:value-type="float" office:value="4" calcext:value-type="float">
            <text:p>4</text:p>
          </table:table-cell>
          <table:table-cell table:style-name="ce207" table:formula="of:=IF([.$B103]=[.D$1];[.D$2]*[.$C$7];[.D$2])" office:value-type="float" office:value="6" calcext:value-type="float">
            <text:p>6</text:p>
          </table:table-cell>
          <table:table-cell table:style-name="ce207" table:formula="of:=SUM([.C103:.D103])" office:value-type="float" office:value="10" calcext:value-type="float">
            <text:p>10</text:p>
          </table:table-cell>
          <table:table-cell table:style-name="ce209" table:formula="of:=ROUND([.C103]*[.A103]/[.E103];0)" office:value-type="float" office:value="2" calcext:value-type="float">
            <text:p>2</text:p>
          </table:table-cell>
          <table:table-cell table:style-name="ce209" table:formula="of:=ROUND([.D103]*[.A103]/[.E103];0)" office:value-type="float" office:value="4" calcext:value-type="float">
            <text:p>4</text:p>
          </table:table-cell>
          <table:table-cell table:style-name="ce210" table:formula="of:=SUM([.F103:.G103])" office:value-type="float" office:value="6" calcext:value-type="float">
            <text:p>6</text:p>
          </table:table-cell>
          <table:table-cell table:formula="of:=[.F103]-[.G103]" office:value-type="float" office:value="-2" calcext:value-type="float">
            <text:p>-2</text:p>
          </table:table-cell>
          <table:table-cell table:formula="of:=ABS([.I103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7" calcext:value-type="float">
            <text:p>7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104]=[.C$1];[.C$2]*[.$C$7];[.C$2])" office:value-type="float" office:value="8" calcext:value-type="float">
            <text:p>8</text:p>
          </table:table-cell>
          <table:table-cell table:style-name="ce207" table:formula="of:=IF([.$B104]=[.D$1];[.D$2]*[.$C$7];[.D$2])" office:value-type="float" office:value="3" calcext:value-type="float">
            <text:p>3</text:p>
          </table:table-cell>
          <table:table-cell table:style-name="ce207" table:formula="of:=SUM([.C104:.D104])" office:value-type="float" office:value="11" calcext:value-type="float">
            <text:p>11</text:p>
          </table:table-cell>
          <table:table-cell table:style-name="ce209" table:formula="of:=ROUND([.C104]*[.A104]/[.E104];0)" office:value-type="float" office:value="5" calcext:value-type="float">
            <text:p>5</text:p>
          </table:table-cell>
          <table:table-cell table:style-name="ce209" table:formula="of:=ROUND([.D104]*[.A104]/[.E104];0)" office:value-type="float" office:value="2" calcext:value-type="float">
            <text:p>2</text:p>
          </table:table-cell>
          <table:table-cell table:style-name="ce210" table:formula="of:=SUM([.F104:.G104])" office:value-type="float" office:value="7" calcext:value-type="float">
            <text:p>7</text:p>
          </table:table-cell>
          <table:table-cell table:formula="of:=[.F104]-[.G104]" office:value-type="float" office:value="3" calcext:value-type="float">
            <text:p>3</text:p>
          </table:table-cell>
          <table:table-cell table:formula="of:=ABS([.I104])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7" calcext:value-type="float">
            <text:p>7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105]=[.C$1];[.C$2]*[.$C$7];[.C$2])" office:value-type="float" office:value="4" calcext:value-type="float">
            <text:p>4</text:p>
          </table:table-cell>
          <table:table-cell table:style-name="ce207" table:formula="of:=IF([.$B105]=[.D$1];[.D$2]*[.$C$7];[.D$2])" office:value-type="float" office:value="6" calcext:value-type="float">
            <text:p>6</text:p>
          </table:table-cell>
          <table:table-cell table:style-name="ce207" table:formula="of:=SUM([.C105:.D105])" office:value-type="float" office:value="10" calcext:value-type="float">
            <text:p>10</text:p>
          </table:table-cell>
          <table:table-cell table:style-name="ce209" table:formula="of:=ROUND([.C105]*[.A105]/[.E105];0)" office:value-type="float" office:value="3" calcext:value-type="float">
            <text:p>3</text:p>
          </table:table-cell>
          <table:table-cell table:style-name="ce209" table:formula="of:=ROUND([.D105]*[.A105]/[.E105];0)" office:value-type="float" office:value="4" calcext:value-type="float">
            <text:p>4</text:p>
          </table:table-cell>
          <table:table-cell table:style-name="ce210" table:formula="of:=SUM([.F105:.G105])" office:value-type="float" office:value="7" calcext:value-type="float">
            <text:p>7</text:p>
          </table:table-cell>
          <table:table-cell table:formula="of:=[.F105]-[.G105]" office:value-type="float" office:value="-1" calcext:value-type="float">
            <text:p>-1</text:p>
          </table:table-cell>
          <table:table-cell table:formula="of:=ABS([.I105])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9" calcext:value-type="float">
            <text:p>9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106]=[.C$1];[.C$2]*[.$C$7];[.C$2])" office:value-type="float" office:value="4" calcext:value-type="float">
            <text:p>4</text:p>
          </table:table-cell>
          <table:table-cell table:style-name="ce207" table:formula="of:=IF([.$B106]=[.D$1];[.D$2]*[.$C$7];[.D$2])" office:value-type="float" office:value="6" calcext:value-type="float">
            <text:p>6</text:p>
          </table:table-cell>
          <table:table-cell table:style-name="ce207" table:formula="of:=SUM([.C106:.D106])" office:value-type="float" office:value="10" calcext:value-type="float">
            <text:p>10</text:p>
          </table:table-cell>
          <table:table-cell table:style-name="ce209" table:formula="of:=ROUND([.C106]*[.A106]/[.E106];0)" office:value-type="float" office:value="4" calcext:value-type="float">
            <text:p>4</text:p>
          </table:table-cell>
          <table:table-cell table:style-name="ce209" table:formula="of:=ROUND([.D106]*[.A106]/[.E106];0)" office:value-type="float" office:value="5" calcext:value-type="float">
            <text:p>5</text:p>
          </table:table-cell>
          <table:table-cell table:style-name="ce210" table:formula="of:=SUM([.F106:.G106])" office:value-type="float" office:value="9" calcext:value-type="float">
            <text:p>9</text:p>
          </table:table-cell>
          <table:table-cell table:formula="of:=[.F106]-[.G106]" office:value-type="float" office:value="-1" calcext:value-type="float">
            <text:p>-1</text:p>
          </table:table-cell>
          <table:table-cell table:formula="of:=ABS([.I106])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6" calcext:value-type="float">
            <text:p>6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107]=[.C$1];[.C$2]*[.$C$7];[.C$2])" office:value-type="float" office:value="8" calcext:value-type="float">
            <text:p>8</text:p>
          </table:table-cell>
          <table:table-cell table:style-name="ce207" table:formula="of:=IF([.$B107]=[.D$1];[.D$2]*[.$C$7];[.D$2])" office:value-type="float" office:value="3" calcext:value-type="float">
            <text:p>3</text:p>
          </table:table-cell>
          <table:table-cell table:style-name="ce207" table:formula="of:=SUM([.C107:.D107])" office:value-type="float" office:value="11" calcext:value-type="float">
            <text:p>11</text:p>
          </table:table-cell>
          <table:table-cell table:style-name="ce209" table:formula="of:=ROUND([.C107]*[.A107]/[.E107];0)" office:value-type="float" office:value="4" calcext:value-type="float">
            <text:p>4</text:p>
          </table:table-cell>
          <table:table-cell table:style-name="ce209" table:formula="of:=ROUND([.D107]*[.A107]/[.E107];0)" office:value-type="float" office:value="2" calcext:value-type="float">
            <text:p>2</text:p>
          </table:table-cell>
          <table:table-cell table:style-name="ce210" table:formula="of:=SUM([.F107:.G107])" office:value-type="float" office:value="6" calcext:value-type="float">
            <text:p>6</text:p>
          </table:table-cell>
          <table:table-cell table:formula="of:=[.F107]-[.G107]" office:value-type="float" office:value="2" calcext:value-type="float">
            <text:p>2</text:p>
          </table:table-cell>
          <table:table-cell table:formula="of:=ABS([.I107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6" calcext:value-type="float">
            <text:p>6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108]=[.C$1];[.C$2]*[.$C$7];[.C$2])" office:value-type="float" office:value="4" calcext:value-type="float">
            <text:p>4</text:p>
          </table:table-cell>
          <table:table-cell table:style-name="ce207" table:formula="of:=IF([.$B108]=[.D$1];[.D$2]*[.$C$7];[.D$2])" office:value-type="float" office:value="6" calcext:value-type="float">
            <text:p>6</text:p>
          </table:table-cell>
          <table:table-cell table:style-name="ce207" table:formula="of:=SUM([.C108:.D108])" office:value-type="float" office:value="10" calcext:value-type="float">
            <text:p>10</text:p>
          </table:table-cell>
          <table:table-cell table:style-name="ce209" table:formula="of:=ROUND([.C108]*[.A108]/[.E108];0)" office:value-type="float" office:value="2" calcext:value-type="float">
            <text:p>2</text:p>
          </table:table-cell>
          <table:table-cell table:style-name="ce209" table:formula="of:=ROUND([.D108]*[.A108]/[.E108];0)" office:value-type="float" office:value="4" calcext:value-type="float">
            <text:p>4</text:p>
          </table:table-cell>
          <table:table-cell table:style-name="ce210" table:formula="of:=SUM([.F108:.G108])" office:value-type="float" office:value="6" calcext:value-type="float">
            <text:p>6</text:p>
          </table:table-cell>
          <table:table-cell table:formula="of:=[.F108]-[.G108]" office:value-type="float" office:value="-2" calcext:value-type="float">
            <text:p>-2</text:p>
          </table:table-cell>
          <table:table-cell table:formula="of:=ABS([.I108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7" calcext:value-type="float">
            <text:p>7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109]=[.C$1];[.C$2]*[.$C$7];[.C$2])" office:value-type="float" office:value="8" calcext:value-type="float">
            <text:p>8</text:p>
          </table:table-cell>
          <table:table-cell table:style-name="ce207" table:formula="of:=IF([.$B109]=[.D$1];[.D$2]*[.$C$7];[.D$2])" office:value-type="float" office:value="3" calcext:value-type="float">
            <text:p>3</text:p>
          </table:table-cell>
          <table:table-cell table:style-name="ce207" table:formula="of:=SUM([.C109:.D109])" office:value-type="float" office:value="11" calcext:value-type="float">
            <text:p>11</text:p>
          </table:table-cell>
          <table:table-cell table:style-name="ce209" table:formula="of:=ROUND([.C109]*[.A109]/[.E109];0)" office:value-type="float" office:value="5" calcext:value-type="float">
            <text:p>5</text:p>
          </table:table-cell>
          <table:table-cell table:style-name="ce209" table:formula="of:=ROUND([.D109]*[.A109]/[.E109];0)" office:value-type="float" office:value="2" calcext:value-type="float">
            <text:p>2</text:p>
          </table:table-cell>
          <table:table-cell table:style-name="ce210" table:formula="of:=SUM([.F109:.G109])" office:value-type="float" office:value="7" calcext:value-type="float">
            <text:p>7</text:p>
          </table:table-cell>
          <table:table-cell table:formula="of:=[.F109]-[.G109]" office:value-type="float" office:value="3" calcext:value-type="float">
            <text:p>3</text:p>
          </table:table-cell>
          <table:table-cell table:formula="of:=ABS([.I109])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6" calcext:value-type="float">
            <text:p>6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110]=[.C$1];[.C$2]*[.$C$7];[.C$2])" office:value-type="float" office:value="8" calcext:value-type="float">
            <text:p>8</text:p>
          </table:table-cell>
          <table:table-cell table:style-name="ce207" table:formula="of:=IF([.$B110]=[.D$1];[.D$2]*[.$C$7];[.D$2])" office:value-type="float" office:value="3" calcext:value-type="float">
            <text:p>3</text:p>
          </table:table-cell>
          <table:table-cell table:style-name="ce207" table:formula="of:=SUM([.C110:.D110])" office:value-type="float" office:value="11" calcext:value-type="float">
            <text:p>11</text:p>
          </table:table-cell>
          <table:table-cell table:style-name="ce209" table:formula="of:=ROUND([.C110]*[.A110]/[.E110];0)" office:value-type="float" office:value="4" calcext:value-type="float">
            <text:p>4</text:p>
          </table:table-cell>
          <table:table-cell table:style-name="ce209" table:formula="of:=ROUND([.D110]*[.A110]/[.E110];0)" office:value-type="float" office:value="2" calcext:value-type="float">
            <text:p>2</text:p>
          </table:table-cell>
          <table:table-cell table:style-name="ce210" table:formula="of:=SUM([.F110:.G110])" office:value-type="float" office:value="6" calcext:value-type="float">
            <text:p>6</text:p>
          </table:table-cell>
          <table:table-cell table:formula="of:=[.F110]-[.G110]" office:value-type="float" office:value="2" calcext:value-type="float">
            <text:p>2</text:p>
          </table:table-cell>
          <table:table-cell table:formula="of:=ABS([.I110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6" calcext:value-type="float">
            <text:p>6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111]=[.C$1];[.C$2]*[.$C$7];[.C$2])" office:value-type="float" office:value="8" calcext:value-type="float">
            <text:p>8</text:p>
          </table:table-cell>
          <table:table-cell table:style-name="ce207" table:formula="of:=IF([.$B111]=[.D$1];[.D$2]*[.$C$7];[.D$2])" office:value-type="float" office:value="3" calcext:value-type="float">
            <text:p>3</text:p>
          </table:table-cell>
          <table:table-cell table:style-name="ce207" table:formula="of:=SUM([.C111:.D111])" office:value-type="float" office:value="11" calcext:value-type="float">
            <text:p>11</text:p>
          </table:table-cell>
          <table:table-cell table:style-name="ce209" table:formula="of:=ROUND([.C111]*[.A111]/[.E111];0)" office:value-type="float" office:value="4" calcext:value-type="float">
            <text:p>4</text:p>
          </table:table-cell>
          <table:table-cell table:style-name="ce209" table:formula="of:=ROUND([.D111]*[.A111]/[.E111];0)" office:value-type="float" office:value="2" calcext:value-type="float">
            <text:p>2</text:p>
          </table:table-cell>
          <table:table-cell table:style-name="ce210" table:formula="of:=SUM([.F111:.G111])" office:value-type="float" office:value="6" calcext:value-type="float">
            <text:p>6</text:p>
          </table:table-cell>
          <table:table-cell table:formula="of:=[.F111]-[.G111]" office:value-type="float" office:value="2" calcext:value-type="float">
            <text:p>2</text:p>
          </table:table-cell>
          <table:table-cell table:formula="of:=ABS([.I111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8" calcext:value-type="float">
            <text:p>8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112]=[.C$1];[.C$2]*[.$C$7];[.C$2])" office:value-type="float" office:value="4" calcext:value-type="float">
            <text:p>4</text:p>
          </table:table-cell>
          <table:table-cell table:style-name="ce207" table:formula="of:=IF([.$B112]=[.D$1];[.D$2]*[.$C$7];[.D$2])" office:value-type="float" office:value="6" calcext:value-type="float">
            <text:p>6</text:p>
          </table:table-cell>
          <table:table-cell table:style-name="ce207" table:formula="of:=SUM([.C112:.D112])" office:value-type="float" office:value="10" calcext:value-type="float">
            <text:p>10</text:p>
          </table:table-cell>
          <table:table-cell table:style-name="ce209" table:formula="of:=ROUND([.C112]*[.A112]/[.E112];0)" office:value-type="float" office:value="3" calcext:value-type="float">
            <text:p>3</text:p>
          </table:table-cell>
          <table:table-cell table:style-name="ce209" table:formula="of:=ROUND([.D112]*[.A112]/[.E112];0)" office:value-type="float" office:value="5" calcext:value-type="float">
            <text:p>5</text:p>
          </table:table-cell>
          <table:table-cell table:style-name="ce210" table:formula="of:=SUM([.F112:.G112])" office:value-type="float" office:value="8" calcext:value-type="float">
            <text:p>8</text:p>
          </table:table-cell>
          <table:table-cell table:formula="of:=[.F112]-[.G112]" office:value-type="float" office:value="-2" calcext:value-type="float">
            <text:p>-2</text:p>
          </table:table-cell>
          <table:table-cell table:formula="of:=ABS([.I112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6" calcext:value-type="float">
            <text:p>6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113]=[.C$1];[.C$2]*[.$C$7];[.C$2])" office:value-type="float" office:value="8" calcext:value-type="float">
            <text:p>8</text:p>
          </table:table-cell>
          <table:table-cell table:style-name="ce207" table:formula="of:=IF([.$B113]=[.D$1];[.D$2]*[.$C$7];[.D$2])" office:value-type="float" office:value="3" calcext:value-type="float">
            <text:p>3</text:p>
          </table:table-cell>
          <table:table-cell table:style-name="ce207" table:formula="of:=SUM([.C113:.D113])" office:value-type="float" office:value="11" calcext:value-type="float">
            <text:p>11</text:p>
          </table:table-cell>
          <table:table-cell table:style-name="ce209" table:formula="of:=ROUND([.C113]*[.A113]/[.E113];0)" office:value-type="float" office:value="4" calcext:value-type="float">
            <text:p>4</text:p>
          </table:table-cell>
          <table:table-cell table:style-name="ce209" table:formula="of:=ROUND([.D113]*[.A113]/[.E113];0)" office:value-type="float" office:value="2" calcext:value-type="float">
            <text:p>2</text:p>
          </table:table-cell>
          <table:table-cell table:style-name="ce210" table:formula="of:=SUM([.F113:.G113])" office:value-type="float" office:value="6" calcext:value-type="float">
            <text:p>6</text:p>
          </table:table-cell>
          <table:table-cell table:formula="of:=[.F113]-[.G113]" office:value-type="float" office:value="2" calcext:value-type="float">
            <text:p>2</text:p>
          </table:table-cell>
          <table:table-cell table:formula="of:=ABS([.I113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8" calcext:value-type="float">
            <text:p>8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114]=[.C$1];[.C$2]*[.$C$7];[.C$2])" office:value-type="float" office:value="8" calcext:value-type="float">
            <text:p>8</text:p>
          </table:table-cell>
          <table:table-cell table:style-name="ce207" table:formula="of:=IF([.$B114]=[.D$1];[.D$2]*[.$C$7];[.D$2])" office:value-type="float" office:value="3" calcext:value-type="float">
            <text:p>3</text:p>
          </table:table-cell>
          <table:table-cell table:style-name="ce207" table:formula="of:=SUM([.C114:.D114])" office:value-type="float" office:value="11" calcext:value-type="float">
            <text:p>11</text:p>
          </table:table-cell>
          <table:table-cell table:style-name="ce209" table:formula="of:=ROUND([.C114]*[.A114]/[.E114];0)" office:value-type="float" office:value="6" calcext:value-type="float">
            <text:p>6</text:p>
          </table:table-cell>
          <table:table-cell table:style-name="ce209" table:formula="of:=ROUND([.D114]*[.A114]/[.E114];0)" office:value-type="float" office:value="2" calcext:value-type="float">
            <text:p>2</text:p>
          </table:table-cell>
          <table:table-cell table:style-name="ce210" table:formula="of:=SUM([.F114:.G114])" office:value-type="float" office:value="8" calcext:value-type="float">
            <text:p>8</text:p>
          </table:table-cell>
          <table:table-cell table:formula="of:=[.F114]-[.G114]" office:value-type="float" office:value="4" calcext:value-type="float">
            <text:p>4</text:p>
          </table:table-cell>
          <table:table-cell table:formula="of:=ABS([.I114])"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6" calcext:value-type="float">
            <text:p>6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115]=[.C$1];[.C$2]*[.$C$7];[.C$2])" office:value-type="float" office:value="4" calcext:value-type="float">
            <text:p>4</text:p>
          </table:table-cell>
          <table:table-cell table:style-name="ce207" table:formula="of:=IF([.$B115]=[.D$1];[.D$2]*[.$C$7];[.D$2])" office:value-type="float" office:value="6" calcext:value-type="float">
            <text:p>6</text:p>
          </table:table-cell>
          <table:table-cell table:style-name="ce207" table:formula="of:=SUM([.C115:.D115])" office:value-type="float" office:value="10" calcext:value-type="float">
            <text:p>10</text:p>
          </table:table-cell>
          <table:table-cell table:style-name="ce209" table:formula="of:=ROUND([.C115]*[.A115]/[.E115];0)" office:value-type="float" office:value="2" calcext:value-type="float">
            <text:p>2</text:p>
          </table:table-cell>
          <table:table-cell table:style-name="ce209" table:formula="of:=ROUND([.D115]*[.A115]/[.E115];0)" office:value-type="float" office:value="4" calcext:value-type="float">
            <text:p>4</text:p>
          </table:table-cell>
          <table:table-cell table:style-name="ce210" table:formula="of:=SUM([.F115:.G115])" office:value-type="float" office:value="6" calcext:value-type="float">
            <text:p>6</text:p>
          </table:table-cell>
          <table:table-cell table:formula="of:=[.F115]-[.G115]" office:value-type="float" office:value="-2" calcext:value-type="float">
            <text:p>-2</text:p>
          </table:table-cell>
          <table:table-cell table:formula="of:=ABS([.I115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7" calcext:value-type="float">
            <text:p>7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116]=[.C$1];[.C$2]*[.$C$7];[.C$2])" office:value-type="float" office:value="8" calcext:value-type="float">
            <text:p>8</text:p>
          </table:table-cell>
          <table:table-cell table:style-name="ce207" table:formula="of:=IF([.$B116]=[.D$1];[.D$2]*[.$C$7];[.D$2])" office:value-type="float" office:value="3" calcext:value-type="float">
            <text:p>3</text:p>
          </table:table-cell>
          <table:table-cell table:style-name="ce207" table:formula="of:=SUM([.C116:.D116])" office:value-type="float" office:value="11" calcext:value-type="float">
            <text:p>11</text:p>
          </table:table-cell>
          <table:table-cell table:style-name="ce209" table:formula="of:=ROUND([.C116]*[.A116]/[.E116];0)" office:value-type="float" office:value="5" calcext:value-type="float">
            <text:p>5</text:p>
          </table:table-cell>
          <table:table-cell table:style-name="ce209" table:formula="of:=ROUND([.D116]*[.A116]/[.E116];0)" office:value-type="float" office:value="2" calcext:value-type="float">
            <text:p>2</text:p>
          </table:table-cell>
          <table:table-cell table:style-name="ce210" table:formula="of:=SUM([.F116:.G116])" office:value-type="float" office:value="7" calcext:value-type="float">
            <text:p>7</text:p>
          </table:table-cell>
          <table:table-cell table:formula="of:=[.F116]-[.G116]" office:value-type="float" office:value="3" calcext:value-type="float">
            <text:p>3</text:p>
          </table:table-cell>
          <table:table-cell table:formula="of:=ABS([.I116])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7" calcext:value-type="float">
            <text:p>7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117]=[.C$1];[.C$2]*[.$C$7];[.C$2])" office:value-type="float" office:value="8" calcext:value-type="float">
            <text:p>8</text:p>
          </table:table-cell>
          <table:table-cell table:style-name="ce207" table:formula="of:=IF([.$B117]=[.D$1];[.D$2]*[.$C$7];[.D$2])" office:value-type="float" office:value="3" calcext:value-type="float">
            <text:p>3</text:p>
          </table:table-cell>
          <table:table-cell table:style-name="ce207" table:formula="of:=SUM([.C117:.D117])" office:value-type="float" office:value="11" calcext:value-type="float">
            <text:p>11</text:p>
          </table:table-cell>
          <table:table-cell table:style-name="ce209" table:formula="of:=ROUND([.C117]*[.A117]/[.E117];0)" office:value-type="float" office:value="5" calcext:value-type="float">
            <text:p>5</text:p>
          </table:table-cell>
          <table:table-cell table:style-name="ce209" table:formula="of:=ROUND([.D117]*[.A117]/[.E117];0)" office:value-type="float" office:value="2" calcext:value-type="float">
            <text:p>2</text:p>
          </table:table-cell>
          <table:table-cell table:style-name="ce210" table:formula="of:=SUM([.F117:.G117])" office:value-type="float" office:value="7" calcext:value-type="float">
            <text:p>7</text:p>
          </table:table-cell>
          <table:table-cell table:formula="of:=[.F117]-[.G117]" office:value-type="float" office:value="3" calcext:value-type="float">
            <text:p>3</text:p>
          </table:table-cell>
          <table:table-cell table:formula="of:=ABS([.I117])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8" calcext:value-type="float">
            <text:p>8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118]=[.C$1];[.C$2]*[.$C$7];[.C$2])" office:value-type="float" office:value="8" calcext:value-type="float">
            <text:p>8</text:p>
          </table:table-cell>
          <table:table-cell table:style-name="ce207" table:formula="of:=IF([.$B118]=[.D$1];[.D$2]*[.$C$7];[.D$2])" office:value-type="float" office:value="3" calcext:value-type="float">
            <text:p>3</text:p>
          </table:table-cell>
          <table:table-cell table:style-name="ce207" table:formula="of:=SUM([.C118:.D118])" office:value-type="float" office:value="11" calcext:value-type="float">
            <text:p>11</text:p>
          </table:table-cell>
          <table:table-cell table:style-name="ce209" table:formula="of:=ROUND([.C118]*[.A118]/[.E118];0)" office:value-type="float" office:value="6" calcext:value-type="float">
            <text:p>6</text:p>
          </table:table-cell>
          <table:table-cell table:style-name="ce209" table:formula="of:=ROUND([.D118]*[.A118]/[.E118];0)" office:value-type="float" office:value="2" calcext:value-type="float">
            <text:p>2</text:p>
          </table:table-cell>
          <table:table-cell table:style-name="ce210" table:formula="of:=SUM([.F118:.G118])" office:value-type="float" office:value="8" calcext:value-type="float">
            <text:p>8</text:p>
          </table:table-cell>
          <table:table-cell table:formula="of:=[.F118]-[.G118]" office:value-type="float" office:value="4" calcext:value-type="float">
            <text:p>4</text:p>
          </table:table-cell>
          <table:table-cell table:formula="of:=ABS([.I118])"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6" calcext:value-type="float">
            <text:p>6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119]=[.C$1];[.C$2]*[.$C$7];[.C$2])" office:value-type="float" office:value="8" calcext:value-type="float">
            <text:p>8</text:p>
          </table:table-cell>
          <table:table-cell table:style-name="ce207" table:formula="of:=IF([.$B119]=[.D$1];[.D$2]*[.$C$7];[.D$2])" office:value-type="float" office:value="3" calcext:value-type="float">
            <text:p>3</text:p>
          </table:table-cell>
          <table:table-cell table:style-name="ce207" table:formula="of:=SUM([.C119:.D119])" office:value-type="float" office:value="11" calcext:value-type="float">
            <text:p>11</text:p>
          </table:table-cell>
          <table:table-cell table:style-name="ce209" table:formula="of:=ROUND([.C119]*[.A119]/[.E119];0)" office:value-type="float" office:value="4" calcext:value-type="float">
            <text:p>4</text:p>
          </table:table-cell>
          <table:table-cell table:style-name="ce209" table:formula="of:=ROUND([.D119]*[.A119]/[.E119];0)" office:value-type="float" office:value="2" calcext:value-type="float">
            <text:p>2</text:p>
          </table:table-cell>
          <table:table-cell table:style-name="ce210" table:formula="of:=SUM([.F119:.G119])" office:value-type="float" office:value="6" calcext:value-type="float">
            <text:p>6</text:p>
          </table:table-cell>
          <table:table-cell table:formula="of:=[.F119]-[.G119]" office:value-type="float" office:value="2" calcext:value-type="float">
            <text:p>2</text:p>
          </table:table-cell>
          <table:table-cell table:formula="of:=ABS([.I119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6" calcext:value-type="float">
            <text:p>6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120]=[.C$1];[.C$2]*[.$C$7];[.C$2])" office:value-type="float" office:value="4" calcext:value-type="float">
            <text:p>4</text:p>
          </table:table-cell>
          <table:table-cell table:style-name="ce207" table:formula="of:=IF([.$B120]=[.D$1];[.D$2]*[.$C$7];[.D$2])" office:value-type="float" office:value="6" calcext:value-type="float">
            <text:p>6</text:p>
          </table:table-cell>
          <table:table-cell table:style-name="ce207" table:formula="of:=SUM([.C120:.D120])" office:value-type="float" office:value="10" calcext:value-type="float">
            <text:p>10</text:p>
          </table:table-cell>
          <table:table-cell table:style-name="ce209" table:formula="of:=ROUND([.C120]*[.A120]/[.E120];0)" office:value-type="float" office:value="2" calcext:value-type="float">
            <text:p>2</text:p>
          </table:table-cell>
          <table:table-cell table:style-name="ce209" table:formula="of:=ROUND([.D120]*[.A120]/[.E120];0)" office:value-type="float" office:value="4" calcext:value-type="float">
            <text:p>4</text:p>
          </table:table-cell>
          <table:table-cell table:style-name="ce210" table:formula="of:=SUM([.F120:.G120])" office:value-type="float" office:value="6" calcext:value-type="float">
            <text:p>6</text:p>
          </table:table-cell>
          <table:table-cell table:formula="of:=[.F120]-[.G120]" office:value-type="float" office:value="-2" calcext:value-type="float">
            <text:p>-2</text:p>
          </table:table-cell>
          <table:table-cell table:formula="of:=ABS([.I120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7" calcext:value-type="float">
            <text:p>7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121]=[.C$1];[.C$2]*[.$C$7];[.C$2])" office:value-type="float" office:value="4" calcext:value-type="float">
            <text:p>4</text:p>
          </table:table-cell>
          <table:table-cell table:style-name="ce207" table:formula="of:=IF([.$B121]=[.D$1];[.D$2]*[.$C$7];[.D$2])" office:value-type="float" office:value="6" calcext:value-type="float">
            <text:p>6</text:p>
          </table:table-cell>
          <table:table-cell table:style-name="ce207" table:formula="of:=SUM([.C121:.D121])" office:value-type="float" office:value="10" calcext:value-type="float">
            <text:p>10</text:p>
          </table:table-cell>
          <table:table-cell table:style-name="ce209" table:formula="of:=ROUND([.C121]*[.A121]/[.E121];0)" office:value-type="float" office:value="3" calcext:value-type="float">
            <text:p>3</text:p>
          </table:table-cell>
          <table:table-cell table:style-name="ce209" table:formula="of:=ROUND([.D121]*[.A121]/[.E121];0)" office:value-type="float" office:value="4" calcext:value-type="float">
            <text:p>4</text:p>
          </table:table-cell>
          <table:table-cell table:style-name="ce210" table:formula="of:=SUM([.F121:.G121])" office:value-type="float" office:value="7" calcext:value-type="float">
            <text:p>7</text:p>
          </table:table-cell>
          <table:table-cell table:formula="of:=[.F121]-[.G121]" office:value-type="float" office:value="-1" calcext:value-type="float">
            <text:p>-1</text:p>
          </table:table-cell>
          <table:table-cell table:formula="of:=ABS([.I121])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8" calcext:value-type="float">
            <text:p>8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122]=[.C$1];[.C$2]*[.$C$7];[.C$2])" office:value-type="float" office:value="4" calcext:value-type="float">
            <text:p>4</text:p>
          </table:table-cell>
          <table:table-cell table:style-name="ce207" table:formula="of:=IF([.$B122]=[.D$1];[.D$2]*[.$C$7];[.D$2])" office:value-type="float" office:value="6" calcext:value-type="float">
            <text:p>6</text:p>
          </table:table-cell>
          <table:table-cell table:style-name="ce207" table:formula="of:=SUM([.C122:.D122])" office:value-type="float" office:value="10" calcext:value-type="float">
            <text:p>10</text:p>
          </table:table-cell>
          <table:table-cell table:style-name="ce209" table:formula="of:=ROUND([.C122]*[.A122]/[.E122];0)" office:value-type="float" office:value="3" calcext:value-type="float">
            <text:p>3</text:p>
          </table:table-cell>
          <table:table-cell table:style-name="ce209" table:formula="of:=ROUND([.D122]*[.A122]/[.E122];0)" office:value-type="float" office:value="5" calcext:value-type="float">
            <text:p>5</text:p>
          </table:table-cell>
          <table:table-cell table:style-name="ce210" table:formula="of:=SUM([.F122:.G122])" office:value-type="float" office:value="8" calcext:value-type="float">
            <text:p>8</text:p>
          </table:table-cell>
          <table:table-cell table:formula="of:=[.F122]-[.G122]" office:value-type="float" office:value="-2" calcext:value-type="float">
            <text:p>-2</text:p>
          </table:table-cell>
          <table:table-cell table:formula="of:=ABS([.I122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7" calcext:value-type="float">
            <text:p>7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123]=[.C$1];[.C$2]*[.$C$7];[.C$2])" office:value-type="float" office:value="8" calcext:value-type="float">
            <text:p>8</text:p>
          </table:table-cell>
          <table:table-cell table:style-name="ce207" table:formula="of:=IF([.$B123]=[.D$1];[.D$2]*[.$C$7];[.D$2])" office:value-type="float" office:value="3" calcext:value-type="float">
            <text:p>3</text:p>
          </table:table-cell>
          <table:table-cell table:style-name="ce207" table:formula="of:=SUM([.C123:.D123])" office:value-type="float" office:value="11" calcext:value-type="float">
            <text:p>11</text:p>
          </table:table-cell>
          <table:table-cell table:style-name="ce209" table:formula="of:=ROUND([.C123]*[.A123]/[.E123];0)" office:value-type="float" office:value="5" calcext:value-type="float">
            <text:p>5</text:p>
          </table:table-cell>
          <table:table-cell table:style-name="ce209" table:formula="of:=ROUND([.D123]*[.A123]/[.E123];0)" office:value-type="float" office:value="2" calcext:value-type="float">
            <text:p>2</text:p>
          </table:table-cell>
          <table:table-cell table:style-name="ce210" table:formula="of:=SUM([.F123:.G123])" office:value-type="float" office:value="7" calcext:value-type="float">
            <text:p>7</text:p>
          </table:table-cell>
          <table:table-cell table:formula="of:=[.F123]-[.G123]" office:value-type="float" office:value="3" calcext:value-type="float">
            <text:p>3</text:p>
          </table:table-cell>
          <table:table-cell table:formula="of:=ABS([.I123])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8" calcext:value-type="float">
            <text:p>8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124]=[.C$1];[.C$2]*[.$C$7];[.C$2])" office:value-type="float" office:value="8" calcext:value-type="float">
            <text:p>8</text:p>
          </table:table-cell>
          <table:table-cell table:style-name="ce207" table:formula="of:=IF([.$B124]=[.D$1];[.D$2]*[.$C$7];[.D$2])" office:value-type="float" office:value="3" calcext:value-type="float">
            <text:p>3</text:p>
          </table:table-cell>
          <table:table-cell table:style-name="ce207" table:formula="of:=SUM([.C124:.D124])" office:value-type="float" office:value="11" calcext:value-type="float">
            <text:p>11</text:p>
          </table:table-cell>
          <table:table-cell table:style-name="ce209" table:formula="of:=ROUND([.C124]*[.A124]/[.E124];0)" office:value-type="float" office:value="6" calcext:value-type="float">
            <text:p>6</text:p>
          </table:table-cell>
          <table:table-cell table:style-name="ce209" table:formula="of:=ROUND([.D124]*[.A124]/[.E124];0)" office:value-type="float" office:value="2" calcext:value-type="float">
            <text:p>2</text:p>
          </table:table-cell>
          <table:table-cell table:style-name="ce210" table:formula="of:=SUM([.F124:.G124])" office:value-type="float" office:value="8" calcext:value-type="float">
            <text:p>8</text:p>
          </table:table-cell>
          <table:table-cell table:formula="of:=[.F124]-[.G124]" office:value-type="float" office:value="4" calcext:value-type="float">
            <text:p>4</text:p>
          </table:table-cell>
          <table:table-cell table:formula="of:=ABS([.I124])"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6" calcext:value-type="float">
            <text:p>6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125]=[.C$1];[.C$2]*[.$C$7];[.C$2])" office:value-type="float" office:value="4" calcext:value-type="float">
            <text:p>4</text:p>
          </table:table-cell>
          <table:table-cell table:style-name="ce207" table:formula="of:=IF([.$B125]=[.D$1];[.D$2]*[.$C$7];[.D$2])" office:value-type="float" office:value="6" calcext:value-type="float">
            <text:p>6</text:p>
          </table:table-cell>
          <table:table-cell table:style-name="ce207" table:formula="of:=SUM([.C125:.D125])" office:value-type="float" office:value="10" calcext:value-type="float">
            <text:p>10</text:p>
          </table:table-cell>
          <table:table-cell table:style-name="ce209" table:formula="of:=ROUND([.C125]*[.A125]/[.E125];0)" office:value-type="float" office:value="2" calcext:value-type="float">
            <text:p>2</text:p>
          </table:table-cell>
          <table:table-cell table:style-name="ce209" table:formula="of:=ROUND([.D125]*[.A125]/[.E125];0)" office:value-type="float" office:value="4" calcext:value-type="float">
            <text:p>4</text:p>
          </table:table-cell>
          <table:table-cell table:style-name="ce210" table:formula="of:=SUM([.F125:.G125])" office:value-type="float" office:value="6" calcext:value-type="float">
            <text:p>6</text:p>
          </table:table-cell>
          <table:table-cell table:formula="of:=[.F125]-[.G125]" office:value-type="float" office:value="-2" calcext:value-type="float">
            <text:p>-2</text:p>
          </table:table-cell>
          <table:table-cell table:formula="of:=ABS([.I125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7" calcext:value-type="float">
            <text:p>7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126]=[.C$1];[.C$2]*[.$C$7];[.C$2])" office:value-type="float" office:value="4" calcext:value-type="float">
            <text:p>4</text:p>
          </table:table-cell>
          <table:table-cell table:style-name="ce207" table:formula="of:=IF([.$B126]=[.D$1];[.D$2]*[.$C$7];[.D$2])" office:value-type="float" office:value="6" calcext:value-type="float">
            <text:p>6</text:p>
          </table:table-cell>
          <table:table-cell table:style-name="ce207" table:formula="of:=SUM([.C126:.D126])" office:value-type="float" office:value="10" calcext:value-type="float">
            <text:p>10</text:p>
          </table:table-cell>
          <table:table-cell table:style-name="ce209" table:formula="of:=ROUND([.C126]*[.A126]/[.E126];0)" office:value-type="float" office:value="3" calcext:value-type="float">
            <text:p>3</text:p>
          </table:table-cell>
          <table:table-cell table:style-name="ce209" table:formula="of:=ROUND([.D126]*[.A126]/[.E126];0)" office:value-type="float" office:value="4" calcext:value-type="float">
            <text:p>4</text:p>
          </table:table-cell>
          <table:table-cell table:style-name="ce210" table:formula="of:=SUM([.F126:.G126])" office:value-type="float" office:value="7" calcext:value-type="float">
            <text:p>7</text:p>
          </table:table-cell>
          <table:table-cell table:formula="of:=[.F126]-[.G126]" office:value-type="float" office:value="-1" calcext:value-type="float">
            <text:p>-1</text:p>
          </table:table-cell>
          <table:table-cell table:formula="of:=ABS([.I126])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7" calcext:value-type="float">
            <text:p>7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127]=[.C$1];[.C$2]*[.$C$7];[.C$2])" office:value-type="float" office:value="8" calcext:value-type="float">
            <text:p>8</text:p>
          </table:table-cell>
          <table:table-cell table:style-name="ce207" table:formula="of:=IF([.$B127]=[.D$1];[.D$2]*[.$C$7];[.D$2])" office:value-type="float" office:value="3" calcext:value-type="float">
            <text:p>3</text:p>
          </table:table-cell>
          <table:table-cell table:style-name="ce207" table:formula="of:=SUM([.C127:.D127])" office:value-type="float" office:value="11" calcext:value-type="float">
            <text:p>11</text:p>
          </table:table-cell>
          <table:table-cell table:style-name="ce209" table:formula="of:=ROUND([.C127]*[.A127]/[.E127];0)" office:value-type="float" office:value="5" calcext:value-type="float">
            <text:p>5</text:p>
          </table:table-cell>
          <table:table-cell table:style-name="ce209" table:formula="of:=ROUND([.D127]*[.A127]/[.E127];0)" office:value-type="float" office:value="2" calcext:value-type="float">
            <text:p>2</text:p>
          </table:table-cell>
          <table:table-cell table:style-name="ce210" table:formula="of:=SUM([.F127:.G127])" office:value-type="float" office:value="7" calcext:value-type="float">
            <text:p>7</text:p>
          </table:table-cell>
          <table:table-cell table:formula="of:=[.F127]-[.G127]" office:value-type="float" office:value="3" calcext:value-type="float">
            <text:p>3</text:p>
          </table:table-cell>
          <table:table-cell table:formula="of:=ABS([.I127])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8" calcext:value-type="float">
            <text:p>8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128]=[.C$1];[.C$2]*[.$C$7];[.C$2])" office:value-type="float" office:value="8" calcext:value-type="float">
            <text:p>8</text:p>
          </table:table-cell>
          <table:table-cell table:style-name="ce207" table:formula="of:=IF([.$B128]=[.D$1];[.D$2]*[.$C$7];[.D$2])" office:value-type="float" office:value="3" calcext:value-type="float">
            <text:p>3</text:p>
          </table:table-cell>
          <table:table-cell table:style-name="ce207" table:formula="of:=SUM([.C128:.D128])" office:value-type="float" office:value="11" calcext:value-type="float">
            <text:p>11</text:p>
          </table:table-cell>
          <table:table-cell table:style-name="ce209" table:formula="of:=ROUND([.C128]*[.A128]/[.E128];0)" office:value-type="float" office:value="6" calcext:value-type="float">
            <text:p>6</text:p>
          </table:table-cell>
          <table:table-cell table:style-name="ce209" table:formula="of:=ROUND([.D128]*[.A128]/[.E128];0)" office:value-type="float" office:value="2" calcext:value-type="float">
            <text:p>2</text:p>
          </table:table-cell>
          <table:table-cell table:style-name="ce210" table:formula="of:=SUM([.F128:.G128])" office:value-type="float" office:value="8" calcext:value-type="float">
            <text:p>8</text:p>
          </table:table-cell>
          <table:table-cell table:formula="of:=[.F128]-[.G128]" office:value-type="float" office:value="4" calcext:value-type="float">
            <text:p>4</text:p>
          </table:table-cell>
          <table:table-cell table:formula="of:=ABS([.I128])"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8" calcext:value-type="float">
            <text:p>8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129]=[.C$1];[.C$2]*[.$C$7];[.C$2])" office:value-type="float" office:value="4" calcext:value-type="float">
            <text:p>4</text:p>
          </table:table-cell>
          <table:table-cell table:style-name="ce207" table:formula="of:=IF([.$B129]=[.D$1];[.D$2]*[.$C$7];[.D$2])" office:value-type="float" office:value="6" calcext:value-type="float">
            <text:p>6</text:p>
          </table:table-cell>
          <table:table-cell table:style-name="ce207" table:formula="of:=SUM([.C129:.D129])" office:value-type="float" office:value="10" calcext:value-type="float">
            <text:p>10</text:p>
          </table:table-cell>
          <table:table-cell table:style-name="ce209" table:formula="of:=ROUND([.C129]*[.A129]/[.E129];0)" office:value-type="float" office:value="3" calcext:value-type="float">
            <text:p>3</text:p>
          </table:table-cell>
          <table:table-cell table:style-name="ce209" table:formula="of:=ROUND([.D129]*[.A129]/[.E129];0)" office:value-type="float" office:value="5" calcext:value-type="float">
            <text:p>5</text:p>
          </table:table-cell>
          <table:table-cell table:style-name="ce210" table:formula="of:=SUM([.F129:.G129])" office:value-type="float" office:value="8" calcext:value-type="float">
            <text:p>8</text:p>
          </table:table-cell>
          <table:table-cell table:formula="of:=[.F129]-[.G129]" office:value-type="float" office:value="-2" calcext:value-type="float">
            <text:p>-2</text:p>
          </table:table-cell>
          <table:table-cell table:formula="of:=ABS([.I129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6" calcext:value-type="float">
            <text:p>6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130]=[.C$1];[.C$2]*[.$C$7];[.C$2])" office:value-type="float" office:value="4" calcext:value-type="float">
            <text:p>4</text:p>
          </table:table-cell>
          <table:table-cell table:style-name="ce207" table:formula="of:=IF([.$B130]=[.D$1];[.D$2]*[.$C$7];[.D$2])" office:value-type="float" office:value="6" calcext:value-type="float">
            <text:p>6</text:p>
          </table:table-cell>
          <table:table-cell table:style-name="ce207" table:formula="of:=SUM([.C130:.D130])" office:value-type="float" office:value="10" calcext:value-type="float">
            <text:p>10</text:p>
          </table:table-cell>
          <table:table-cell table:style-name="ce209" table:formula="of:=ROUND([.C130]*[.A130]/[.E130];0)" office:value-type="float" office:value="2" calcext:value-type="float">
            <text:p>2</text:p>
          </table:table-cell>
          <table:table-cell table:style-name="ce209" table:formula="of:=ROUND([.D130]*[.A130]/[.E130];0)" office:value-type="float" office:value="4" calcext:value-type="float">
            <text:p>4</text:p>
          </table:table-cell>
          <table:table-cell table:style-name="ce210" table:formula="of:=SUM([.F130:.G130])" office:value-type="float" office:value="6" calcext:value-type="float">
            <text:p>6</text:p>
          </table:table-cell>
          <table:table-cell table:formula="of:=[.F130]-[.G130]" office:value-type="float" office:value="-2" calcext:value-type="float">
            <text:p>-2</text:p>
          </table:table-cell>
          <table:table-cell table:formula="of:=ABS([.I130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8" calcext:value-type="float">
            <text:p>8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131]=[.C$1];[.C$2]*[.$C$7];[.C$2])" office:value-type="float" office:value="4" calcext:value-type="float">
            <text:p>4</text:p>
          </table:table-cell>
          <table:table-cell table:style-name="ce207" table:formula="of:=IF([.$B131]=[.D$1];[.D$2]*[.$C$7];[.D$2])" office:value-type="float" office:value="6" calcext:value-type="float">
            <text:p>6</text:p>
          </table:table-cell>
          <table:table-cell table:style-name="ce207" table:formula="of:=SUM([.C131:.D131])" office:value-type="float" office:value="10" calcext:value-type="float">
            <text:p>10</text:p>
          </table:table-cell>
          <table:table-cell table:style-name="ce209" table:formula="of:=ROUND([.C131]*[.A131]/[.E131];0)" office:value-type="float" office:value="3" calcext:value-type="float">
            <text:p>3</text:p>
          </table:table-cell>
          <table:table-cell table:style-name="ce209" table:formula="of:=ROUND([.D131]*[.A131]/[.E131];0)" office:value-type="float" office:value="5" calcext:value-type="float">
            <text:p>5</text:p>
          </table:table-cell>
          <table:table-cell table:style-name="ce210" table:formula="of:=SUM([.F131:.G131])" office:value-type="float" office:value="8" calcext:value-type="float">
            <text:p>8</text:p>
          </table:table-cell>
          <table:table-cell table:formula="of:=[.F131]-[.G131]" office:value-type="float" office:value="-2" calcext:value-type="float">
            <text:p>-2</text:p>
          </table:table-cell>
          <table:table-cell table:formula="of:=ABS([.I131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9" calcext:value-type="float">
            <text:p>9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132]=[.C$1];[.C$2]*[.$C$7];[.C$2])" office:value-type="float" office:value="4" calcext:value-type="float">
            <text:p>4</text:p>
          </table:table-cell>
          <table:table-cell table:style-name="ce207" table:formula="of:=IF([.$B132]=[.D$1];[.D$2]*[.$C$7];[.D$2])" office:value-type="float" office:value="6" calcext:value-type="float">
            <text:p>6</text:p>
          </table:table-cell>
          <table:table-cell table:style-name="ce207" table:formula="of:=SUM([.C132:.D132])" office:value-type="float" office:value="10" calcext:value-type="float">
            <text:p>10</text:p>
          </table:table-cell>
          <table:table-cell table:style-name="ce209" table:formula="of:=ROUND([.C132]*[.A132]/[.E132];0)" office:value-type="float" office:value="4" calcext:value-type="float">
            <text:p>4</text:p>
          </table:table-cell>
          <table:table-cell table:style-name="ce209" table:formula="of:=ROUND([.D132]*[.A132]/[.E132];0)" office:value-type="float" office:value="5" calcext:value-type="float">
            <text:p>5</text:p>
          </table:table-cell>
          <table:table-cell table:style-name="ce210" table:formula="of:=SUM([.F132:.G132])" office:value-type="float" office:value="9" calcext:value-type="float">
            <text:p>9</text:p>
          </table:table-cell>
          <table:table-cell table:formula="of:=[.F132]-[.G132]" office:value-type="float" office:value="-1" calcext:value-type="float">
            <text:p>-1</text:p>
          </table:table-cell>
          <table:table-cell table:formula="of:=ABS([.I132])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8" calcext:value-type="float">
            <text:p>8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133]=[.C$1];[.C$2]*[.$C$7];[.C$2])" office:value-type="float" office:value="4" calcext:value-type="float">
            <text:p>4</text:p>
          </table:table-cell>
          <table:table-cell table:style-name="ce207" table:formula="of:=IF([.$B133]=[.D$1];[.D$2]*[.$C$7];[.D$2])" office:value-type="float" office:value="6" calcext:value-type="float">
            <text:p>6</text:p>
          </table:table-cell>
          <table:table-cell table:style-name="ce207" table:formula="of:=SUM([.C133:.D133])" office:value-type="float" office:value="10" calcext:value-type="float">
            <text:p>10</text:p>
          </table:table-cell>
          <table:table-cell table:style-name="ce209" table:formula="of:=ROUND([.C133]*[.A133]/[.E133];0)" office:value-type="float" office:value="3" calcext:value-type="float">
            <text:p>3</text:p>
          </table:table-cell>
          <table:table-cell table:style-name="ce209" table:formula="of:=ROUND([.D133]*[.A133]/[.E133];0)" office:value-type="float" office:value="5" calcext:value-type="float">
            <text:p>5</text:p>
          </table:table-cell>
          <table:table-cell table:style-name="ce210" table:formula="of:=SUM([.F133:.G133])" office:value-type="float" office:value="8" calcext:value-type="float">
            <text:p>8</text:p>
          </table:table-cell>
          <table:table-cell table:formula="of:=[.F133]-[.G133]" office:value-type="float" office:value="-2" calcext:value-type="float">
            <text:p>-2</text:p>
          </table:table-cell>
          <table:table-cell table:formula="of:=ABS([.I133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8" calcext:value-type="float">
            <text:p>8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134]=[.C$1];[.C$2]*[.$C$7];[.C$2])" office:value-type="float" office:value="4" calcext:value-type="float">
            <text:p>4</text:p>
          </table:table-cell>
          <table:table-cell table:style-name="ce207" table:formula="of:=IF([.$B134]=[.D$1];[.D$2]*[.$C$7];[.D$2])" office:value-type="float" office:value="6" calcext:value-type="float">
            <text:p>6</text:p>
          </table:table-cell>
          <table:table-cell table:style-name="ce207" table:formula="of:=SUM([.C134:.D134])" office:value-type="float" office:value="10" calcext:value-type="float">
            <text:p>10</text:p>
          </table:table-cell>
          <table:table-cell table:style-name="ce209" table:formula="of:=ROUND([.C134]*[.A134]/[.E134];0)" office:value-type="float" office:value="3" calcext:value-type="float">
            <text:p>3</text:p>
          </table:table-cell>
          <table:table-cell table:style-name="ce209" table:formula="of:=ROUND([.D134]*[.A134]/[.E134];0)" office:value-type="float" office:value="5" calcext:value-type="float">
            <text:p>5</text:p>
          </table:table-cell>
          <table:table-cell table:style-name="ce210" table:formula="of:=SUM([.F134:.G134])" office:value-type="float" office:value="8" calcext:value-type="float">
            <text:p>8</text:p>
          </table:table-cell>
          <table:table-cell table:formula="of:=[.F134]-[.G134]" office:value-type="float" office:value="-2" calcext:value-type="float">
            <text:p>-2</text:p>
          </table:table-cell>
          <table:table-cell table:formula="of:=ABS([.I134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7" calcext:value-type="float">
            <text:p>7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135]=[.C$1];[.C$2]*[.$C$7];[.C$2])" office:value-type="float" office:value="4" calcext:value-type="float">
            <text:p>4</text:p>
          </table:table-cell>
          <table:table-cell table:style-name="ce207" table:formula="of:=IF([.$B135]=[.D$1];[.D$2]*[.$C$7];[.D$2])" office:value-type="float" office:value="6" calcext:value-type="float">
            <text:p>6</text:p>
          </table:table-cell>
          <table:table-cell table:style-name="ce207" table:formula="of:=SUM([.C135:.D135])" office:value-type="float" office:value="10" calcext:value-type="float">
            <text:p>10</text:p>
          </table:table-cell>
          <table:table-cell table:style-name="ce209" table:formula="of:=ROUND([.C135]*[.A135]/[.E135];0)" office:value-type="float" office:value="3" calcext:value-type="float">
            <text:p>3</text:p>
          </table:table-cell>
          <table:table-cell table:style-name="ce209" table:formula="of:=ROUND([.D135]*[.A135]/[.E135];0)" office:value-type="float" office:value="4" calcext:value-type="float">
            <text:p>4</text:p>
          </table:table-cell>
          <table:table-cell table:style-name="ce210" table:formula="of:=SUM([.F135:.G135])" office:value-type="float" office:value="7" calcext:value-type="float">
            <text:p>7</text:p>
          </table:table-cell>
          <table:table-cell table:formula="of:=[.F135]-[.G135]" office:value-type="float" office:value="-1" calcext:value-type="float">
            <text:p>-1</text:p>
          </table:table-cell>
          <table:table-cell table:formula="of:=ABS([.I135])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9" calcext:value-type="float">
            <text:p>9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136]=[.C$1];[.C$2]*[.$C$7];[.C$2])" office:value-type="float" office:value="8" calcext:value-type="float">
            <text:p>8</text:p>
          </table:table-cell>
          <table:table-cell table:style-name="ce207" table:formula="of:=IF([.$B136]=[.D$1];[.D$2]*[.$C$7];[.D$2])" office:value-type="float" office:value="3" calcext:value-type="float">
            <text:p>3</text:p>
          </table:table-cell>
          <table:table-cell table:style-name="ce207" table:formula="of:=SUM([.C136:.D136])" office:value-type="float" office:value="11" calcext:value-type="float">
            <text:p>11</text:p>
          </table:table-cell>
          <table:table-cell table:style-name="ce209" table:formula="of:=ROUND([.C136]*[.A136]/[.E136];0)" office:value-type="float" office:value="7" calcext:value-type="float">
            <text:p>7</text:p>
          </table:table-cell>
          <table:table-cell table:style-name="ce209" table:formula="of:=ROUND([.D136]*[.A136]/[.E136];0)" office:value-type="float" office:value="2" calcext:value-type="float">
            <text:p>2</text:p>
          </table:table-cell>
          <table:table-cell table:style-name="ce210" table:formula="of:=SUM([.F136:.G136])" office:value-type="float" office:value="9" calcext:value-type="float">
            <text:p>9</text:p>
          </table:table-cell>
          <table:table-cell table:formula="of:=[.F136]-[.G136]" office:value-type="float" office:value="5" calcext:value-type="float">
            <text:p>5</text:p>
          </table:table-cell>
          <table:table-cell table:formula="of:=ABS([.I136])" office:value-type="float" office:value="5" calcext:value-type="float">
            <text:p>5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6" calcext:value-type="float">
            <text:p>6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137]=[.C$1];[.C$2]*[.$C$7];[.C$2])" office:value-type="float" office:value="8" calcext:value-type="float">
            <text:p>8</text:p>
          </table:table-cell>
          <table:table-cell table:style-name="ce207" table:formula="of:=IF([.$B137]=[.D$1];[.D$2]*[.$C$7];[.D$2])" office:value-type="float" office:value="3" calcext:value-type="float">
            <text:p>3</text:p>
          </table:table-cell>
          <table:table-cell table:style-name="ce207" table:formula="of:=SUM([.C137:.D137])" office:value-type="float" office:value="11" calcext:value-type="float">
            <text:p>11</text:p>
          </table:table-cell>
          <table:table-cell table:style-name="ce209" table:formula="of:=ROUND([.C137]*[.A137]/[.E137];0)" office:value-type="float" office:value="4" calcext:value-type="float">
            <text:p>4</text:p>
          </table:table-cell>
          <table:table-cell table:style-name="ce209" table:formula="of:=ROUND([.D137]*[.A137]/[.E137];0)" office:value-type="float" office:value="2" calcext:value-type="float">
            <text:p>2</text:p>
          </table:table-cell>
          <table:table-cell table:style-name="ce210" table:formula="of:=SUM([.F137:.G137])" office:value-type="float" office:value="6" calcext:value-type="float">
            <text:p>6</text:p>
          </table:table-cell>
          <table:table-cell table:formula="of:=[.F137]-[.G137]" office:value-type="float" office:value="2" calcext:value-type="float">
            <text:p>2</text:p>
          </table:table-cell>
          <table:table-cell table:formula="of:=ABS([.I137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8" calcext:value-type="float">
            <text:p>8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138]=[.C$1];[.C$2]*[.$C$7];[.C$2])" office:value-type="float" office:value="4" calcext:value-type="float">
            <text:p>4</text:p>
          </table:table-cell>
          <table:table-cell table:style-name="ce207" table:formula="of:=IF([.$B138]=[.D$1];[.D$2]*[.$C$7];[.D$2])" office:value-type="float" office:value="6" calcext:value-type="float">
            <text:p>6</text:p>
          </table:table-cell>
          <table:table-cell table:style-name="ce207" table:formula="of:=SUM([.C138:.D138])" office:value-type="float" office:value="10" calcext:value-type="float">
            <text:p>10</text:p>
          </table:table-cell>
          <table:table-cell table:style-name="ce209" table:formula="of:=ROUND([.C138]*[.A138]/[.E138];0)" office:value-type="float" office:value="3" calcext:value-type="float">
            <text:p>3</text:p>
          </table:table-cell>
          <table:table-cell table:style-name="ce209" table:formula="of:=ROUND([.D138]*[.A138]/[.E138];0)" office:value-type="float" office:value="5" calcext:value-type="float">
            <text:p>5</text:p>
          </table:table-cell>
          <table:table-cell table:style-name="ce210" table:formula="of:=SUM([.F138:.G138])" office:value-type="float" office:value="8" calcext:value-type="float">
            <text:p>8</text:p>
          </table:table-cell>
          <table:table-cell table:formula="of:=[.F138]-[.G138]" office:value-type="float" office:value="-2" calcext:value-type="float">
            <text:p>-2</text:p>
          </table:table-cell>
          <table:table-cell table:formula="of:=ABS([.I138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8" calcext:value-type="float">
            <text:p>8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139]=[.C$1];[.C$2]*[.$C$7];[.C$2])" office:value-type="float" office:value="4" calcext:value-type="float">
            <text:p>4</text:p>
          </table:table-cell>
          <table:table-cell table:style-name="ce207" table:formula="of:=IF([.$B139]=[.D$1];[.D$2]*[.$C$7];[.D$2])" office:value-type="float" office:value="6" calcext:value-type="float">
            <text:p>6</text:p>
          </table:table-cell>
          <table:table-cell table:style-name="ce207" table:formula="of:=SUM([.C139:.D139])" office:value-type="float" office:value="10" calcext:value-type="float">
            <text:p>10</text:p>
          </table:table-cell>
          <table:table-cell table:style-name="ce209" table:formula="of:=ROUND([.C139]*[.A139]/[.E139];0)" office:value-type="float" office:value="3" calcext:value-type="float">
            <text:p>3</text:p>
          </table:table-cell>
          <table:table-cell table:style-name="ce209" table:formula="of:=ROUND([.D139]*[.A139]/[.E139];0)" office:value-type="float" office:value="5" calcext:value-type="float">
            <text:p>5</text:p>
          </table:table-cell>
          <table:table-cell table:style-name="ce210" table:formula="of:=SUM([.F139:.G139])" office:value-type="float" office:value="8" calcext:value-type="float">
            <text:p>8</text:p>
          </table:table-cell>
          <table:table-cell table:formula="of:=[.F139]-[.G139]" office:value-type="float" office:value="-2" calcext:value-type="float">
            <text:p>-2</text:p>
          </table:table-cell>
          <table:table-cell table:formula="of:=ABS([.I139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7" calcext:value-type="float">
            <text:p>7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140]=[.C$1];[.C$2]*[.$C$7];[.C$2])" office:value-type="float" office:value="4" calcext:value-type="float">
            <text:p>4</text:p>
          </table:table-cell>
          <table:table-cell table:style-name="ce207" table:formula="of:=IF([.$B140]=[.D$1];[.D$2]*[.$C$7];[.D$2])" office:value-type="float" office:value="6" calcext:value-type="float">
            <text:p>6</text:p>
          </table:table-cell>
          <table:table-cell table:style-name="ce207" table:formula="of:=SUM([.C140:.D140])" office:value-type="float" office:value="10" calcext:value-type="float">
            <text:p>10</text:p>
          </table:table-cell>
          <table:table-cell table:style-name="ce209" table:formula="of:=ROUND([.C140]*[.A140]/[.E140];0)" office:value-type="float" office:value="3" calcext:value-type="float">
            <text:p>3</text:p>
          </table:table-cell>
          <table:table-cell table:style-name="ce209" table:formula="of:=ROUND([.D140]*[.A140]/[.E140];0)" office:value-type="float" office:value="4" calcext:value-type="float">
            <text:p>4</text:p>
          </table:table-cell>
          <table:table-cell table:style-name="ce210" table:formula="of:=SUM([.F140:.G140])" office:value-type="float" office:value="7" calcext:value-type="float">
            <text:p>7</text:p>
          </table:table-cell>
          <table:table-cell table:formula="of:=[.F140]-[.G140]" office:value-type="float" office:value="-1" calcext:value-type="float">
            <text:p>-1</text:p>
          </table:table-cell>
          <table:table-cell table:formula="of:=ABS([.I140])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8" calcext:value-type="float">
            <text:p>8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141]=[.C$1];[.C$2]*[.$C$7];[.C$2])" office:value-type="float" office:value="8" calcext:value-type="float">
            <text:p>8</text:p>
          </table:table-cell>
          <table:table-cell table:style-name="ce207" table:formula="of:=IF([.$B141]=[.D$1];[.D$2]*[.$C$7];[.D$2])" office:value-type="float" office:value="3" calcext:value-type="float">
            <text:p>3</text:p>
          </table:table-cell>
          <table:table-cell table:style-name="ce207" table:formula="of:=SUM([.C141:.D141])" office:value-type="float" office:value="11" calcext:value-type="float">
            <text:p>11</text:p>
          </table:table-cell>
          <table:table-cell table:style-name="ce209" table:formula="of:=ROUND([.C141]*[.A141]/[.E141];0)" office:value-type="float" office:value="6" calcext:value-type="float">
            <text:p>6</text:p>
          </table:table-cell>
          <table:table-cell table:style-name="ce209" table:formula="of:=ROUND([.D141]*[.A141]/[.E141];0)" office:value-type="float" office:value="2" calcext:value-type="float">
            <text:p>2</text:p>
          </table:table-cell>
          <table:table-cell table:style-name="ce210" table:formula="of:=SUM([.F141:.G141])" office:value-type="float" office:value="8" calcext:value-type="float">
            <text:p>8</text:p>
          </table:table-cell>
          <table:table-cell table:formula="of:=[.F141]-[.G141]" office:value-type="float" office:value="4" calcext:value-type="float">
            <text:p>4</text:p>
          </table:table-cell>
          <table:table-cell table:formula="of:=ABS([.I141])"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7" calcext:value-type="float">
            <text:p>7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142]=[.C$1];[.C$2]*[.$C$7];[.C$2])" office:value-type="float" office:value="8" calcext:value-type="float">
            <text:p>8</text:p>
          </table:table-cell>
          <table:table-cell table:style-name="ce207" table:formula="of:=IF([.$B142]=[.D$1];[.D$2]*[.$C$7];[.D$2])" office:value-type="float" office:value="3" calcext:value-type="float">
            <text:p>3</text:p>
          </table:table-cell>
          <table:table-cell table:style-name="ce207" table:formula="of:=SUM([.C142:.D142])" office:value-type="float" office:value="11" calcext:value-type="float">
            <text:p>11</text:p>
          </table:table-cell>
          <table:table-cell table:style-name="ce209" table:formula="of:=ROUND([.C142]*[.A142]/[.E142];0)" office:value-type="float" office:value="5" calcext:value-type="float">
            <text:p>5</text:p>
          </table:table-cell>
          <table:table-cell table:style-name="ce209" table:formula="of:=ROUND([.D142]*[.A142]/[.E142];0)" office:value-type="float" office:value="2" calcext:value-type="float">
            <text:p>2</text:p>
          </table:table-cell>
          <table:table-cell table:style-name="ce210" table:formula="of:=SUM([.F142:.G142])" office:value-type="float" office:value="7" calcext:value-type="float">
            <text:p>7</text:p>
          </table:table-cell>
          <table:table-cell table:formula="of:=[.F142]-[.G142]" office:value-type="float" office:value="3" calcext:value-type="float">
            <text:p>3</text:p>
          </table:table-cell>
          <table:table-cell table:formula="of:=ABS([.I142])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7" calcext:value-type="float">
            <text:p>7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143]=[.C$1];[.C$2]*[.$C$7];[.C$2])" office:value-type="float" office:value="4" calcext:value-type="float">
            <text:p>4</text:p>
          </table:table-cell>
          <table:table-cell table:style-name="ce207" table:formula="of:=IF([.$B143]=[.D$1];[.D$2]*[.$C$7];[.D$2])" office:value-type="float" office:value="6" calcext:value-type="float">
            <text:p>6</text:p>
          </table:table-cell>
          <table:table-cell table:style-name="ce207" table:formula="of:=SUM([.C143:.D143])" office:value-type="float" office:value="10" calcext:value-type="float">
            <text:p>10</text:p>
          </table:table-cell>
          <table:table-cell table:style-name="ce209" table:formula="of:=ROUND([.C143]*[.A143]/[.E143];0)" office:value-type="float" office:value="3" calcext:value-type="float">
            <text:p>3</text:p>
          </table:table-cell>
          <table:table-cell table:style-name="ce209" table:formula="of:=ROUND([.D143]*[.A143]/[.E143];0)" office:value-type="float" office:value="4" calcext:value-type="float">
            <text:p>4</text:p>
          </table:table-cell>
          <table:table-cell table:style-name="ce210" table:formula="of:=SUM([.F143:.G143])" office:value-type="float" office:value="7" calcext:value-type="float">
            <text:p>7</text:p>
          </table:table-cell>
          <table:table-cell table:formula="of:=[.F143]-[.G143]" office:value-type="float" office:value="-1" calcext:value-type="float">
            <text:p>-1</text:p>
          </table:table-cell>
          <table:table-cell table:formula="of:=ABS([.I143])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8" calcext:value-type="float">
            <text:p>8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144]=[.C$1];[.C$2]*[.$C$7];[.C$2])" office:value-type="float" office:value="8" calcext:value-type="float">
            <text:p>8</text:p>
          </table:table-cell>
          <table:table-cell table:style-name="ce207" table:formula="of:=IF([.$B144]=[.D$1];[.D$2]*[.$C$7];[.D$2])" office:value-type="float" office:value="3" calcext:value-type="float">
            <text:p>3</text:p>
          </table:table-cell>
          <table:table-cell table:style-name="ce207" table:formula="of:=SUM([.C144:.D144])" office:value-type="float" office:value="11" calcext:value-type="float">
            <text:p>11</text:p>
          </table:table-cell>
          <table:table-cell table:style-name="ce209" table:formula="of:=ROUND([.C144]*[.A144]/[.E144];0)" office:value-type="float" office:value="6" calcext:value-type="float">
            <text:p>6</text:p>
          </table:table-cell>
          <table:table-cell table:style-name="ce209" table:formula="of:=ROUND([.D144]*[.A144]/[.E144];0)" office:value-type="float" office:value="2" calcext:value-type="float">
            <text:p>2</text:p>
          </table:table-cell>
          <table:table-cell table:style-name="ce210" table:formula="of:=SUM([.F144:.G144])" office:value-type="float" office:value="8" calcext:value-type="float">
            <text:p>8</text:p>
          </table:table-cell>
          <table:table-cell table:formula="of:=[.F144]-[.G144]" office:value-type="float" office:value="4" calcext:value-type="float">
            <text:p>4</text:p>
          </table:table-cell>
          <table:table-cell table:formula="of:=ABS([.I144])"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8" calcext:value-type="float">
            <text:p>8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145]=[.C$1];[.C$2]*[.$C$7];[.C$2])" office:value-type="float" office:value="8" calcext:value-type="float">
            <text:p>8</text:p>
          </table:table-cell>
          <table:table-cell table:style-name="ce207" table:formula="of:=IF([.$B145]=[.D$1];[.D$2]*[.$C$7];[.D$2])" office:value-type="float" office:value="3" calcext:value-type="float">
            <text:p>3</text:p>
          </table:table-cell>
          <table:table-cell table:style-name="ce207" table:formula="of:=SUM([.C145:.D145])" office:value-type="float" office:value="11" calcext:value-type="float">
            <text:p>11</text:p>
          </table:table-cell>
          <table:table-cell table:style-name="ce209" table:formula="of:=ROUND([.C145]*[.A145]/[.E145];0)" office:value-type="float" office:value="6" calcext:value-type="float">
            <text:p>6</text:p>
          </table:table-cell>
          <table:table-cell table:style-name="ce209" table:formula="of:=ROUND([.D145]*[.A145]/[.E145];0)" office:value-type="float" office:value="2" calcext:value-type="float">
            <text:p>2</text:p>
          </table:table-cell>
          <table:table-cell table:style-name="ce210" table:formula="of:=SUM([.F145:.G145])" office:value-type="float" office:value="8" calcext:value-type="float">
            <text:p>8</text:p>
          </table:table-cell>
          <table:table-cell table:formula="of:=[.F145]-[.G145]" office:value-type="float" office:value="4" calcext:value-type="float">
            <text:p>4</text:p>
          </table:table-cell>
          <table:table-cell table:formula="of:=ABS([.I145])"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7" calcext:value-type="float">
            <text:p>7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146]=[.C$1];[.C$2]*[.$C$7];[.C$2])" office:value-type="float" office:value="4" calcext:value-type="float">
            <text:p>4</text:p>
          </table:table-cell>
          <table:table-cell table:style-name="ce207" table:formula="of:=IF([.$B146]=[.D$1];[.D$2]*[.$C$7];[.D$2])" office:value-type="float" office:value="6" calcext:value-type="float">
            <text:p>6</text:p>
          </table:table-cell>
          <table:table-cell table:style-name="ce207" table:formula="of:=SUM([.C146:.D146])" office:value-type="float" office:value="10" calcext:value-type="float">
            <text:p>10</text:p>
          </table:table-cell>
          <table:table-cell table:style-name="ce209" table:formula="of:=ROUND([.C146]*[.A146]/[.E146];0)" office:value-type="float" office:value="3" calcext:value-type="float">
            <text:p>3</text:p>
          </table:table-cell>
          <table:table-cell table:style-name="ce209" table:formula="of:=ROUND([.D146]*[.A146]/[.E146];0)" office:value-type="float" office:value="4" calcext:value-type="float">
            <text:p>4</text:p>
          </table:table-cell>
          <table:table-cell table:style-name="ce210" table:formula="of:=SUM([.F146:.G146])" office:value-type="float" office:value="7" calcext:value-type="float">
            <text:p>7</text:p>
          </table:table-cell>
          <table:table-cell table:formula="of:=[.F146]-[.G146]" office:value-type="float" office:value="-1" calcext:value-type="float">
            <text:p>-1</text:p>
          </table:table-cell>
          <table:table-cell table:formula="of:=ABS([.I146])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8" calcext:value-type="float">
            <text:p>8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147]=[.C$1];[.C$2]*[.$C$7];[.C$2])" office:value-type="float" office:value="8" calcext:value-type="float">
            <text:p>8</text:p>
          </table:table-cell>
          <table:table-cell table:style-name="ce207" table:formula="of:=IF([.$B147]=[.D$1];[.D$2]*[.$C$7];[.D$2])" office:value-type="float" office:value="3" calcext:value-type="float">
            <text:p>3</text:p>
          </table:table-cell>
          <table:table-cell table:style-name="ce207" table:formula="of:=SUM([.C147:.D147])" office:value-type="float" office:value="11" calcext:value-type="float">
            <text:p>11</text:p>
          </table:table-cell>
          <table:table-cell table:style-name="ce209" table:formula="of:=ROUND([.C147]*[.A147]/[.E147];0)" office:value-type="float" office:value="6" calcext:value-type="float">
            <text:p>6</text:p>
          </table:table-cell>
          <table:table-cell table:style-name="ce209" table:formula="of:=ROUND([.D147]*[.A147]/[.E147];0)" office:value-type="float" office:value="2" calcext:value-type="float">
            <text:p>2</text:p>
          </table:table-cell>
          <table:table-cell table:style-name="ce210" table:formula="of:=SUM([.F147:.G147])" office:value-type="float" office:value="8" calcext:value-type="float">
            <text:p>8</text:p>
          </table:table-cell>
          <table:table-cell table:formula="of:=[.F147]-[.G147]" office:value-type="float" office:value="4" calcext:value-type="float">
            <text:p>4</text:p>
          </table:table-cell>
          <table:table-cell table:formula="of:=ABS([.I147])"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8" calcext:value-type="float">
            <text:p>8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148]=[.C$1];[.C$2]*[.$C$7];[.C$2])" office:value-type="float" office:value="4" calcext:value-type="float">
            <text:p>4</text:p>
          </table:table-cell>
          <table:table-cell table:style-name="ce207" table:formula="of:=IF([.$B148]=[.D$1];[.D$2]*[.$C$7];[.D$2])" office:value-type="float" office:value="6" calcext:value-type="float">
            <text:p>6</text:p>
          </table:table-cell>
          <table:table-cell table:style-name="ce207" table:formula="of:=SUM([.C148:.D148])" office:value-type="float" office:value="10" calcext:value-type="float">
            <text:p>10</text:p>
          </table:table-cell>
          <table:table-cell table:style-name="ce209" table:formula="of:=ROUND([.C148]*[.A148]/[.E148];0)" office:value-type="float" office:value="3" calcext:value-type="float">
            <text:p>3</text:p>
          </table:table-cell>
          <table:table-cell table:style-name="ce209" table:formula="of:=ROUND([.D148]*[.A148]/[.E148];0)" office:value-type="float" office:value="5" calcext:value-type="float">
            <text:p>5</text:p>
          </table:table-cell>
          <table:table-cell table:style-name="ce210" table:formula="of:=SUM([.F148:.G148])" office:value-type="float" office:value="8" calcext:value-type="float">
            <text:p>8</text:p>
          </table:table-cell>
          <table:table-cell table:formula="of:=[.F148]-[.G148]" office:value-type="float" office:value="-2" calcext:value-type="float">
            <text:p>-2</text:p>
          </table:table-cell>
          <table:table-cell table:formula="of:=ABS([.I148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6" calcext:value-type="float">
            <text:p>6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149]=[.C$1];[.C$2]*[.$C$7];[.C$2])" office:value-type="float" office:value="8" calcext:value-type="float">
            <text:p>8</text:p>
          </table:table-cell>
          <table:table-cell table:style-name="ce207" table:formula="of:=IF([.$B149]=[.D$1];[.D$2]*[.$C$7];[.D$2])" office:value-type="float" office:value="3" calcext:value-type="float">
            <text:p>3</text:p>
          </table:table-cell>
          <table:table-cell table:style-name="ce207" table:formula="of:=SUM([.C149:.D149])" office:value-type="float" office:value="11" calcext:value-type="float">
            <text:p>11</text:p>
          </table:table-cell>
          <table:table-cell table:style-name="ce209" table:formula="of:=ROUND([.C149]*[.A149]/[.E149];0)" office:value-type="float" office:value="4" calcext:value-type="float">
            <text:p>4</text:p>
          </table:table-cell>
          <table:table-cell table:style-name="ce209" table:formula="of:=ROUND([.D149]*[.A149]/[.E149];0)" office:value-type="float" office:value="2" calcext:value-type="float">
            <text:p>2</text:p>
          </table:table-cell>
          <table:table-cell table:style-name="ce210" table:formula="of:=SUM([.F149:.G149])" office:value-type="float" office:value="6" calcext:value-type="float">
            <text:p>6</text:p>
          </table:table-cell>
          <table:table-cell table:formula="of:=[.F149]-[.G149]" office:value-type="float" office:value="2" calcext:value-type="float">
            <text:p>2</text:p>
          </table:table-cell>
          <table:table-cell table:formula="of:=ABS([.I149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7" calcext:value-type="float">
            <text:p>7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150]=[.C$1];[.C$2]*[.$C$7];[.C$2])" office:value-type="float" office:value="8" calcext:value-type="float">
            <text:p>8</text:p>
          </table:table-cell>
          <table:table-cell table:style-name="ce207" table:formula="of:=IF([.$B150]=[.D$1];[.D$2]*[.$C$7];[.D$2])" office:value-type="float" office:value="3" calcext:value-type="float">
            <text:p>3</text:p>
          </table:table-cell>
          <table:table-cell table:style-name="ce207" table:formula="of:=SUM([.C150:.D150])" office:value-type="float" office:value="11" calcext:value-type="float">
            <text:p>11</text:p>
          </table:table-cell>
          <table:table-cell table:style-name="ce209" table:formula="of:=ROUND([.C150]*[.A150]/[.E150];0)" office:value-type="float" office:value="5" calcext:value-type="float">
            <text:p>5</text:p>
          </table:table-cell>
          <table:table-cell table:style-name="ce209" table:formula="of:=ROUND([.D150]*[.A150]/[.E150];0)" office:value-type="float" office:value="2" calcext:value-type="float">
            <text:p>2</text:p>
          </table:table-cell>
          <table:table-cell table:style-name="ce210" table:formula="of:=SUM([.F150:.G150])" office:value-type="float" office:value="7" calcext:value-type="float">
            <text:p>7</text:p>
          </table:table-cell>
          <table:table-cell table:formula="of:=[.F150]-[.G150]" office:value-type="float" office:value="3" calcext:value-type="float">
            <text:p>3</text:p>
          </table:table-cell>
          <table:table-cell table:formula="of:=ABS([.I150])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6" calcext:value-type="float">
            <text:p>6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151]=[.C$1];[.C$2]*[.$C$7];[.C$2])" office:value-type="float" office:value="4" calcext:value-type="float">
            <text:p>4</text:p>
          </table:table-cell>
          <table:table-cell table:style-name="ce207" table:formula="of:=IF([.$B151]=[.D$1];[.D$2]*[.$C$7];[.D$2])" office:value-type="float" office:value="6" calcext:value-type="float">
            <text:p>6</text:p>
          </table:table-cell>
          <table:table-cell table:style-name="ce207" table:formula="of:=SUM([.C151:.D151])" office:value-type="float" office:value="10" calcext:value-type="float">
            <text:p>10</text:p>
          </table:table-cell>
          <table:table-cell table:style-name="ce209" table:formula="of:=ROUND([.C151]*[.A151]/[.E151];0)" office:value-type="float" office:value="2" calcext:value-type="float">
            <text:p>2</text:p>
          </table:table-cell>
          <table:table-cell table:style-name="ce209" table:formula="of:=ROUND([.D151]*[.A151]/[.E151];0)" office:value-type="float" office:value="4" calcext:value-type="float">
            <text:p>4</text:p>
          </table:table-cell>
          <table:table-cell table:style-name="ce210" table:formula="of:=SUM([.F151:.G151])" office:value-type="float" office:value="6" calcext:value-type="float">
            <text:p>6</text:p>
          </table:table-cell>
          <table:table-cell table:formula="of:=[.F151]-[.G151]" office:value-type="float" office:value="-2" calcext:value-type="float">
            <text:p>-2</text:p>
          </table:table-cell>
          <table:table-cell table:formula="of:=ABS([.I151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8" calcext:value-type="float">
            <text:p>8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152]=[.C$1];[.C$2]*[.$C$7];[.C$2])" office:value-type="float" office:value="8" calcext:value-type="float">
            <text:p>8</text:p>
          </table:table-cell>
          <table:table-cell table:style-name="ce207" table:formula="of:=IF([.$B152]=[.D$1];[.D$2]*[.$C$7];[.D$2])" office:value-type="float" office:value="3" calcext:value-type="float">
            <text:p>3</text:p>
          </table:table-cell>
          <table:table-cell table:style-name="ce207" table:formula="of:=SUM([.C152:.D152])" office:value-type="float" office:value="11" calcext:value-type="float">
            <text:p>11</text:p>
          </table:table-cell>
          <table:table-cell table:style-name="ce209" table:formula="of:=ROUND([.C152]*[.A152]/[.E152];0)" office:value-type="float" office:value="6" calcext:value-type="float">
            <text:p>6</text:p>
          </table:table-cell>
          <table:table-cell table:style-name="ce209" table:formula="of:=ROUND([.D152]*[.A152]/[.E152];0)" office:value-type="float" office:value="2" calcext:value-type="float">
            <text:p>2</text:p>
          </table:table-cell>
          <table:table-cell table:style-name="ce210" table:formula="of:=SUM([.F152:.G152])" office:value-type="float" office:value="8" calcext:value-type="float">
            <text:p>8</text:p>
          </table:table-cell>
          <table:table-cell table:formula="of:=[.F152]-[.G152]" office:value-type="float" office:value="4" calcext:value-type="float">
            <text:p>4</text:p>
          </table:table-cell>
          <table:table-cell table:formula="of:=ABS([.I152])"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7" calcext:value-type="float">
            <text:p>7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153]=[.C$1];[.C$2]*[.$C$7];[.C$2])" office:value-type="float" office:value="8" calcext:value-type="float">
            <text:p>8</text:p>
          </table:table-cell>
          <table:table-cell table:style-name="ce207" table:formula="of:=IF([.$B153]=[.D$1];[.D$2]*[.$C$7];[.D$2])" office:value-type="float" office:value="3" calcext:value-type="float">
            <text:p>3</text:p>
          </table:table-cell>
          <table:table-cell table:style-name="ce207" table:formula="of:=SUM([.C153:.D153])" office:value-type="float" office:value="11" calcext:value-type="float">
            <text:p>11</text:p>
          </table:table-cell>
          <table:table-cell table:style-name="ce209" table:formula="of:=ROUND([.C153]*[.A153]/[.E153];0)" office:value-type="float" office:value="5" calcext:value-type="float">
            <text:p>5</text:p>
          </table:table-cell>
          <table:table-cell table:style-name="ce209" table:formula="of:=ROUND([.D153]*[.A153]/[.E153];0)" office:value-type="float" office:value="2" calcext:value-type="float">
            <text:p>2</text:p>
          </table:table-cell>
          <table:table-cell table:style-name="ce210" table:formula="of:=SUM([.F153:.G153])" office:value-type="float" office:value="7" calcext:value-type="float">
            <text:p>7</text:p>
          </table:table-cell>
          <table:table-cell table:formula="of:=[.F153]-[.G153]" office:value-type="float" office:value="3" calcext:value-type="float">
            <text:p>3</text:p>
          </table:table-cell>
          <table:table-cell table:formula="of:=ABS([.I153])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7" calcext:value-type="float">
            <text:p>7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154]=[.C$1];[.C$2]*[.$C$7];[.C$2])" office:value-type="float" office:value="4" calcext:value-type="float">
            <text:p>4</text:p>
          </table:table-cell>
          <table:table-cell table:style-name="ce207" table:formula="of:=IF([.$B154]=[.D$1];[.D$2]*[.$C$7];[.D$2])" office:value-type="float" office:value="6" calcext:value-type="float">
            <text:p>6</text:p>
          </table:table-cell>
          <table:table-cell table:style-name="ce207" table:formula="of:=SUM([.C154:.D154])" office:value-type="float" office:value="10" calcext:value-type="float">
            <text:p>10</text:p>
          </table:table-cell>
          <table:table-cell table:style-name="ce209" table:formula="of:=ROUND([.C154]*[.A154]/[.E154];0)" office:value-type="float" office:value="3" calcext:value-type="float">
            <text:p>3</text:p>
          </table:table-cell>
          <table:table-cell table:style-name="ce209" table:formula="of:=ROUND([.D154]*[.A154]/[.E154];0)" office:value-type="float" office:value="4" calcext:value-type="float">
            <text:p>4</text:p>
          </table:table-cell>
          <table:table-cell table:style-name="ce210" table:formula="of:=SUM([.F154:.G154])" office:value-type="float" office:value="7" calcext:value-type="float">
            <text:p>7</text:p>
          </table:table-cell>
          <table:table-cell table:formula="of:=[.F154]-[.G154]" office:value-type="float" office:value="-1" calcext:value-type="float">
            <text:p>-1</text:p>
          </table:table-cell>
          <table:table-cell table:formula="of:=ABS([.I154])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8" calcext:value-type="float">
            <text:p>8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155]=[.C$1];[.C$2]*[.$C$7];[.C$2])" office:value-type="float" office:value="4" calcext:value-type="float">
            <text:p>4</text:p>
          </table:table-cell>
          <table:table-cell table:style-name="ce207" table:formula="of:=IF([.$B155]=[.D$1];[.D$2]*[.$C$7];[.D$2])" office:value-type="float" office:value="6" calcext:value-type="float">
            <text:p>6</text:p>
          </table:table-cell>
          <table:table-cell table:style-name="ce207" table:formula="of:=SUM([.C155:.D155])" office:value-type="float" office:value="10" calcext:value-type="float">
            <text:p>10</text:p>
          </table:table-cell>
          <table:table-cell table:style-name="ce209" table:formula="of:=ROUND([.C155]*[.A155]/[.E155];0)" office:value-type="float" office:value="3" calcext:value-type="float">
            <text:p>3</text:p>
          </table:table-cell>
          <table:table-cell table:style-name="ce209" table:formula="of:=ROUND([.D155]*[.A155]/[.E155];0)" office:value-type="float" office:value="5" calcext:value-type="float">
            <text:p>5</text:p>
          </table:table-cell>
          <table:table-cell table:style-name="ce210" table:formula="of:=SUM([.F155:.G155])" office:value-type="float" office:value="8" calcext:value-type="float">
            <text:p>8</text:p>
          </table:table-cell>
          <table:table-cell table:formula="of:=[.F155]-[.G155]" office:value-type="float" office:value="-2" calcext:value-type="float">
            <text:p>-2</text:p>
          </table:table-cell>
          <table:table-cell table:formula="of:=ABS([.I155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9" calcext:value-type="float">
            <text:p>9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156]=[.C$1];[.C$2]*[.$C$7];[.C$2])" office:value-type="float" office:value="8" calcext:value-type="float">
            <text:p>8</text:p>
          </table:table-cell>
          <table:table-cell table:style-name="ce207" table:formula="of:=IF([.$B156]=[.D$1];[.D$2]*[.$C$7];[.D$2])" office:value-type="float" office:value="3" calcext:value-type="float">
            <text:p>3</text:p>
          </table:table-cell>
          <table:table-cell table:style-name="ce207" table:formula="of:=SUM([.C156:.D156])" office:value-type="float" office:value="11" calcext:value-type="float">
            <text:p>11</text:p>
          </table:table-cell>
          <table:table-cell table:style-name="ce209" table:formula="of:=ROUND([.C156]*[.A156]/[.E156];0)" office:value-type="float" office:value="7" calcext:value-type="float">
            <text:p>7</text:p>
          </table:table-cell>
          <table:table-cell table:style-name="ce209" table:formula="of:=ROUND([.D156]*[.A156]/[.E156];0)" office:value-type="float" office:value="2" calcext:value-type="float">
            <text:p>2</text:p>
          </table:table-cell>
          <table:table-cell table:style-name="ce210" table:formula="of:=SUM([.F156:.G156])" office:value-type="float" office:value="9" calcext:value-type="float">
            <text:p>9</text:p>
          </table:table-cell>
          <table:table-cell table:formula="of:=[.F156]-[.G156]" office:value-type="float" office:value="5" calcext:value-type="float">
            <text:p>5</text:p>
          </table:table-cell>
          <table:table-cell table:formula="of:=ABS([.I156])" office:value-type="float" office:value="5" calcext:value-type="float">
            <text:p>5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9" calcext:value-type="float">
            <text:p>9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157]=[.C$1];[.C$2]*[.$C$7];[.C$2])" office:value-type="float" office:value="4" calcext:value-type="float">
            <text:p>4</text:p>
          </table:table-cell>
          <table:table-cell table:style-name="ce207" table:formula="of:=IF([.$B157]=[.D$1];[.D$2]*[.$C$7];[.D$2])" office:value-type="float" office:value="6" calcext:value-type="float">
            <text:p>6</text:p>
          </table:table-cell>
          <table:table-cell table:style-name="ce207" table:formula="of:=SUM([.C157:.D157])" office:value-type="float" office:value="10" calcext:value-type="float">
            <text:p>10</text:p>
          </table:table-cell>
          <table:table-cell table:style-name="ce209" table:formula="of:=ROUND([.C157]*[.A157]/[.E157];0)" office:value-type="float" office:value="4" calcext:value-type="float">
            <text:p>4</text:p>
          </table:table-cell>
          <table:table-cell table:style-name="ce209" table:formula="of:=ROUND([.D157]*[.A157]/[.E157];0)" office:value-type="float" office:value="5" calcext:value-type="float">
            <text:p>5</text:p>
          </table:table-cell>
          <table:table-cell table:style-name="ce210" table:formula="of:=SUM([.F157:.G157])" office:value-type="float" office:value="9" calcext:value-type="float">
            <text:p>9</text:p>
          </table:table-cell>
          <table:table-cell table:formula="of:=[.F157]-[.G157]" office:value-type="float" office:value="-1" calcext:value-type="float">
            <text:p>-1</text:p>
          </table:table-cell>
          <table:table-cell table:formula="of:=ABS([.I157])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6" calcext:value-type="float">
            <text:p>6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158]=[.C$1];[.C$2]*[.$C$7];[.C$2])" office:value-type="float" office:value="8" calcext:value-type="float">
            <text:p>8</text:p>
          </table:table-cell>
          <table:table-cell table:style-name="ce207" table:formula="of:=IF([.$B158]=[.D$1];[.D$2]*[.$C$7];[.D$2])" office:value-type="float" office:value="3" calcext:value-type="float">
            <text:p>3</text:p>
          </table:table-cell>
          <table:table-cell table:style-name="ce207" table:formula="of:=SUM([.C158:.D158])" office:value-type="float" office:value="11" calcext:value-type="float">
            <text:p>11</text:p>
          </table:table-cell>
          <table:table-cell table:style-name="ce209" table:formula="of:=ROUND([.C158]*[.A158]/[.E158];0)" office:value-type="float" office:value="4" calcext:value-type="float">
            <text:p>4</text:p>
          </table:table-cell>
          <table:table-cell table:style-name="ce209" table:formula="of:=ROUND([.D158]*[.A158]/[.E158];0)" office:value-type="float" office:value="2" calcext:value-type="float">
            <text:p>2</text:p>
          </table:table-cell>
          <table:table-cell table:style-name="ce210" table:formula="of:=SUM([.F158:.G158])" office:value-type="float" office:value="6" calcext:value-type="float">
            <text:p>6</text:p>
          </table:table-cell>
          <table:table-cell table:formula="of:=[.F158]-[.G158]" office:value-type="float" office:value="2" calcext:value-type="float">
            <text:p>2</text:p>
          </table:table-cell>
          <table:table-cell table:formula="of:=ABS([.I158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6" calcext:value-type="float">
            <text:p>6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159]=[.C$1];[.C$2]*[.$C$7];[.C$2])" office:value-type="float" office:value="8" calcext:value-type="float">
            <text:p>8</text:p>
          </table:table-cell>
          <table:table-cell table:style-name="ce207" table:formula="of:=IF([.$B159]=[.D$1];[.D$2]*[.$C$7];[.D$2])" office:value-type="float" office:value="3" calcext:value-type="float">
            <text:p>3</text:p>
          </table:table-cell>
          <table:table-cell table:style-name="ce207" table:formula="of:=SUM([.C159:.D159])" office:value-type="float" office:value="11" calcext:value-type="float">
            <text:p>11</text:p>
          </table:table-cell>
          <table:table-cell table:style-name="ce209" table:formula="of:=ROUND([.C159]*[.A159]/[.E159];0)" office:value-type="float" office:value="4" calcext:value-type="float">
            <text:p>4</text:p>
          </table:table-cell>
          <table:table-cell table:style-name="ce209" table:formula="of:=ROUND([.D159]*[.A159]/[.E159];0)" office:value-type="float" office:value="2" calcext:value-type="float">
            <text:p>2</text:p>
          </table:table-cell>
          <table:table-cell table:style-name="ce210" table:formula="of:=SUM([.F159:.G159])" office:value-type="float" office:value="6" calcext:value-type="float">
            <text:p>6</text:p>
          </table:table-cell>
          <table:table-cell table:formula="of:=[.F159]-[.G159]" office:value-type="float" office:value="2" calcext:value-type="float">
            <text:p>2</text:p>
          </table:table-cell>
          <table:table-cell table:formula="of:=ABS([.I159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8" calcext:value-type="float">
            <text:p>8</text:p>
          </table:table-cell>
          <table:table-cell table:style-name="ce206" table:formula="of:=IF(RAND()&gt;0.5;[.C$1];[.D$1])" office:value-type="string" office:string-value="S" calcext:value-type="string">
            <text:p>S</text:p>
          </table:table-cell>
          <table:table-cell table:style-name="ce207" table:formula="of:=IF([.$B160]=[.C$1];[.C$2]*[.$C$7];[.C$2])" office:value-type="float" office:value="4" calcext:value-type="float">
            <text:p>4</text:p>
          </table:table-cell>
          <table:table-cell table:style-name="ce207" table:formula="of:=IF([.$B160]=[.D$1];[.D$2]*[.$C$7];[.D$2])" office:value-type="float" office:value="6" calcext:value-type="float">
            <text:p>6</text:p>
          </table:table-cell>
          <table:table-cell table:style-name="ce207" table:formula="of:=SUM([.C160:.D160])" office:value-type="float" office:value="10" calcext:value-type="float">
            <text:p>10</text:p>
          </table:table-cell>
          <table:table-cell table:style-name="ce209" table:formula="of:=ROUND([.C160]*[.A160]/[.E160];0)" office:value-type="float" office:value="3" calcext:value-type="float">
            <text:p>3</text:p>
          </table:table-cell>
          <table:table-cell table:style-name="ce209" table:formula="of:=ROUND([.D160]*[.A160]/[.E160];0)" office:value-type="float" office:value="5" calcext:value-type="float">
            <text:p>5</text:p>
          </table:table-cell>
          <table:table-cell table:style-name="ce210" table:formula="of:=SUM([.F160:.G160])" office:value-type="float" office:value="8" calcext:value-type="float">
            <text:p>8</text:p>
          </table:table-cell>
          <table:table-cell table:formula="of:=[.F160]-[.G160]" office:value-type="float" office:value="-2" calcext:value-type="float">
            <text:p>-2</text:p>
          </table:table-cell>
          <table:table-cell table:formula="of:=ABS([.I160])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ROUND(SUM([.C$2:.D$2])*([.$A$8]+RAND()*([.$A$9]-[.A$8]));0)" office:value-type="float" office:value="8" calcext:value-type="float">
            <text:p>8</text:p>
          </table:table-cell>
          <table:table-cell table:style-name="ce206" table:formula="of:=IF(RAND()&gt;0.5;[.C$1];[.D$1])" office:value-type="string" office:string-value="H" calcext:value-type="string">
            <text:p>H</text:p>
          </table:table-cell>
          <table:table-cell table:style-name="ce207" table:formula="of:=IF([.$B161]=[.C$1];[.C$2]*[.$C$7];[.C$2])" office:value-type="float" office:value="8" calcext:value-type="float">
            <text:p>8</text:p>
          </table:table-cell>
          <table:table-cell table:style-name="ce207" table:formula="of:=IF([.$B161]=[.D$1];[.D$2]*[.$C$7];[.D$2])" office:value-type="float" office:value="3" calcext:value-type="float">
            <text:p>3</text:p>
          </table:table-cell>
          <table:table-cell table:style-name="ce207" table:formula="of:=SUM([.C161:.D161])" office:value-type="float" office:value="11" calcext:value-type="float">
            <text:p>11</text:p>
          </table:table-cell>
          <table:table-cell table:style-name="ce209" table:formula="of:=ROUND([.C161]*[.A161]/[.E161];0)" office:value-type="float" office:value="6" calcext:value-type="float">
            <text:p>6</text:p>
          </table:table-cell>
          <table:table-cell table:style-name="ce209" table:formula="of:=ROUND([.D161]*[.A161]/[.E161];0)" office:value-type="float" office:value="2" calcext:value-type="float">
            <text:p>2</text:p>
          </table:table-cell>
          <table:table-cell table:style-name="ce210" table:formula="of:=SUM([.F161:.G161])" office:value-type="float" office:value="8" calcext:value-type="float">
            <text:p>8</text:p>
          </table:table-cell>
          <table:table-cell table:formula="of:=[.F161]-[.G161]" office:value-type="float" office:value="4" calcext:value-type="float">
            <text:p>4</text:p>
          </table:table-cell>
          <table:table-cell table:formula="of:=ABS([.I161])" office:value-type="float" office:value="4" calcext:value-type="float">
            <text:p>4</text:p>
          </table:table-cell>
          <table:table-cell table:number-columns-repeated="1014"/>
        </table:table-row>
        <table:table-row table:style-name="ro4" table:number-rows-repeated="10484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ch_Costs" table:style-name="ta14">
        <table:table-column table:style-name="co22" table:default-cell-style-name="ce1"/>
        <table:table-column table:style-name="co22" table:number-columns-repeated="4" table:default-cell-style-name="ce17"/>
        <table:table-column table:style-name="co22" table:number-columns-repeated="2" table:default-cell-style-name="ce57"/>
        <table:table-column table:style-name="co22" table:number-columns-repeated="3" table:default-cell-style-name="ce17"/>
        <table:table-column table:style-name="co22" table:default-cell-style-name="ce57"/>
        <table:table-column table:style-name="co9" table:default-cell-style-name="ce57"/>
        <table:table-column table:style-name="co9" table:number-columns-repeated="245" table:default-cell-style-name="ce17"/>
        <table:table-column table:style-name="co9" table:number-columns-repeated="767" table:default-cell-style-name="Default"/>
        <table:table-row table:style-name="ro4">
          <table:table-cell table:number-columns-repeated="3"/>
          <table:table-cell table:style-name="ce1"/>
          <table:table-cell office:value-type="string" calcext:value-type="string">
            <text:p>Constant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1"/>
          <table:table-cell table:style-name="ce57" office:value-type="string" calcext:value-type="string">
            <text:p>Multiplier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1"/>
          <table:table-cell table:style-name="ce57" office:value-type="string" calcext:value-type="string">
            <text:p>Exponent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4"/>
          <table:table-cell table:style-name="ce21"/>
          <table:table-cell table:number-columns-repeated="3"/>
          <table:table-cell table:style-name="ce224" office:value-type="string" calcext:value-type="string" table:number-columns-spanned="3" table:number-rows-spanned="1">
            <text:p>Increase</text:p>
          </table:table-cell>
          <table:covered-table-cell table:number-columns-repeated="2" table:style-name="ce224"/>
          <table:table-cell table:style-name="ce227"/>
          <table:table-cell table:number-columns-repeated="1012"/>
        </table:table-row>
        <table:table-row table:style-name="ro16">
          <table:table-cell office:value-type="string" calcext:value-type="string">
            <text:p>Round</text:p>
          </table:table-cell>
          <table:table-cell office:value-type="string" calcext:value-type="string">
            <text:p>Column</text:p>
          </table:table-cell>
          <table:table-cell table:style-name="ce219" office:value-type="string" calcext:value-type="string">
            <text:p>G&amp;K</text:p>
          </table:table-cell>
          <table:table-cell table:style-name="ce57" office:value-type="string" calcext:value-type="string">
            <text:p>Gem</text:p>
          </table:table-cell>
          <table:table-cell table:style-name="ce57" office:value-type="string" calcext:value-type="string">
            <text:p>BNW</text:p>
          </table:table-cell>
          <table:table-cell office:value-type="string" calcext:value-type="string">
            <text:p>CEP</text:p>
          </table:table-cell>
          <table:table-cell office:value-type="string" calcext:value-type="string">
            <text:p>Gem (New)</text:p>
          </table:table-cell>
          <table:table-cell table:style-name="ce219" table:formula="of:=[.C6]" office:value-type="string" office:string-value="G&amp;K" calcext:value-type="string">
            <text:p>G&amp;K</text:p>
          </table:table-cell>
          <table:table-cell table:style-name="ce219" table:formula="of:=[.D6]" office:value-type="string" office:string-value="Gem" calcext:value-type="string">
            <text:p>Gem</text:p>
          </table:table-cell>
          <table:table-cell table:style-name="ce219" table:formula="of:=[.E6]" office:value-type="string" office:string-value="BNW" calcext:value-type="string">
            <text:p>BNW</text:p>
          </table:table-cell>
          <table:table-cell table:style-name="ce219" table:formula="of:=[.F6]" office:value-type="string" office:string-value="CEP" calcext:value-type="string">
            <text:p>CEP</text:p>
          </table:table-cell>
          <table:table-cell table:style-name="ce219" table:formula="of:=[.G6]" office:value-type="string" office:string-value="Gem (New)" calcext:value-type="string">
            <text:p>Gem (New)</text:p>
          </table:table-cell>
          <table:table-cell table:style-name="ce228" office:value-type="string" calcext:value-type="string">
            <text:p>-- This CER_Start.sql data from:</text:p>
            <text:p>-- Tech_Costs tab of CEP_PoliciesTechsBeliefs.xls spreadsheet (in mod folder).</text:p>
          </table:table-cell>
          <table:table-cell table:style-name="ce1">
            <draw:frame table:end-cell-address="Tech_Costs.U24" table:end-x="0.178in" table:end-y="0.1008in" draw:z-index="0" draw:name="Chart 1" draw:style-name="gr1" draw:text-style-name="P1" svg:width="6.3441in" svg:height="3.5535in" svg:x="0.0803in" svg:y="0.0776in">
              <draw:object draw:notify-on-update-of-ranges="Tech_Costs.J6:Tech_Costs.J6 Tech_Costs.J7:Tech_Costs.J24 Tech_Costs.K6:Tech_Costs.K6 Tech_Costs.K7:Tech_Costs.K24 Tech_Costs.L6:Tech_Costs.L6 Tech_Costs.L7:Tech_Costs.L24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style-name="ce1"/>
          <table:table-cell table:number-columns-repeated="1009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style-name="ce21"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table:style-name="ce221" table:formula="of:=ROUND(([.F$2]*[.$E7]^[.F$3]+[.F$1])/[.$A7];0)*[.$A7]" office:value-type="float" office:value="35" calcext:value-type="float">
            <text:p>35</text:p>
          </table:table-cell>
          <table:table-cell table:style-name="ce221" table:formula="of:=ROUND(([.G$2]*[.$E7]^[.G$3]+[.G$1])/[.$A7];0)*[.$A7]" office:value-type="float" office:value="45" calcext:value-type="float">
            <text:p>45</text:p>
          </table:table-cell>
          <table:table-cell table:style-name="ce54" table:formula="of:=[.C7]/[.$E7]" office:value-type="float" office:value="2" calcext:value-type="float">
            <text:p>2.00</text:p>
          </table:table-cell>
          <table:table-cell table:style-name="ce54" table:formula="of:=[.D7]/[.$E7]" office:value-type="float" office:value="3.42857142857143" calcext:value-type="float">
            <text:p>3.43</text:p>
          </table:table-cell>
          <table:table-cell table:style-name="ce54" table:formula="of:=[.E7]/[.$E7]" office:value-type="float" office:value="1" calcext:value-type="float">
            <text:p>1.00</text:p>
          </table:table-cell>
          <table:table-cell table:style-name="ce226" table:formula="of:=[.F7]/[.$E7]" office:value-type="float" office:value="1" calcext:value-type="float">
            <text:p>1.00</text:p>
          </table:table-cell>
          <table:table-cell table:style-name="ce226" table:formula="of:=[.G7]/[.$E7]" office:value-type="float" office:value="1.28571428571429" calcext:value-type="float">
            <text:p>1.29</text:p>
          </table:table-cell>
          <table:table-cell table:formula="of:=&quot;UPDATE Technologies SET Cost =  &quot;&amp;REPT(&quot; &quot;;5-LEN([.G7]))&amp;[.G7]&amp;&quot; WHERE GridX = &quot;&amp;REPT(&quot; &quot;;2-LEN([.B7]))&amp;[.B7]&amp;&quot;;&quot;" office:value-type="string" office:string-value="UPDATE Technologies SET Cost =     45 WHERE GridX =  1;" calcext:value-type="string">
            <text:p>UPDATE Technologies SET Cost = <text:s text:c="4"/>45 WHERE GridX = <text:s/>1;</text:p>
          </table:table-cell>
          <table:table-cell table:style-name="ce1" table:number-columns-repeated="2"/>
          <table:table-cell table:number-columns-repeated="1009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style-name="ce21" office:value-type="float" office:value="160" calcext:value-type="float">
            <text:p>160</text:p>
          </table:table-cell>
          <table:table-cell office:value-type="float" office:value="55" calcext:value-type="float">
            <text:p>55</text:p>
          </table:table-cell>
          <table:table-cell table:style-name="ce221" table:formula="of:=ROUND(([.F$2]*[.$E8]^[.F$3]+[.F$1])/[.$A8];0)*[.$A8]" office:value-type="float" office:value="55" calcext:value-type="float">
            <text:p>55</text:p>
          </table:table-cell>
          <table:table-cell table:style-name="ce221" table:formula="of:=ROUND(([.G$2]*[.$E8]^[.G$3]+[.G$1])/[.$A8];0)*[.$A8]" office:value-type="float" office:value="65" calcext:value-type="float">
            <text:p>65</text:p>
          </table:table-cell>
          <table:table-cell table:style-name="ce54" table:formula="of:=[.C8]/[.$E8]" office:value-type="float" office:value="2" calcext:value-type="float">
            <text:p>2.00</text:p>
          </table:table-cell>
          <table:table-cell table:style-name="ce54" table:formula="of:=[.D8]/[.$E8]" office:value-type="float" office:value="2.90909090909091" calcext:value-type="float">
            <text:p>2.91</text:p>
          </table:table-cell>
          <table:table-cell table:style-name="ce54" table:formula="of:=[.E8]/[.$E8]" office:value-type="float" office:value="1" calcext:value-type="float">
            <text:p>1.00</text:p>
          </table:table-cell>
          <table:table-cell table:style-name="ce226" table:formula="of:=[.F8]/[.$E8]" office:value-type="float" office:value="1" calcext:value-type="float">
            <text:p>1.00</text:p>
          </table:table-cell>
          <table:table-cell table:style-name="ce226" table:formula="of:=[.G8]/[.$E8]" office:value-type="float" office:value="1.18181818181818" calcext:value-type="float">
            <text:p>1.18</text:p>
          </table:table-cell>
          <table:table-cell table:formula="of:=&quot;UPDATE Technologies SET Cost =  &quot;&amp;REPT(&quot; &quot;;5-LEN([.G8]))&amp;[.G8]&amp;&quot; WHERE GridX = &quot;&amp;REPT(&quot; &quot;;2-LEN([.B8]))&amp;[.B8]&amp;&quot;;&quot;" office:value-type="string" office:string-value="UPDATE Technologies SET Cost =     65 WHERE GridX =  2;" calcext:value-type="string">
            <text:p>UPDATE Technologies SET Cost = <text:s text:c="4"/>65 WHERE GridX = <text:s/>2;</text:p>
          </table:table-cell>
          <table:table-cell table:style-name="ce1" table:number-columns-repeated="2"/>
          <table:table-cell table:number-columns-repeated="1009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table:style-name="ce21" office:value-type="float" office:value="230" calcext:value-type="float">
            <text:p>230</text:p>
          </table:table-cell>
          <table:table-cell office:value-type="float" office:value="105" calcext:value-type="float">
            <text:p>105</text:p>
          </table:table-cell>
          <table:table-cell table:style-name="ce221" table:formula="of:=ROUND(([.F$2]*[.$E9]^[.F$3]+[.F$1])/[.$A9];0)*[.$A9]" office:value-type="float" office:value="105" calcext:value-type="float">
            <text:p>105</text:p>
          </table:table-cell>
          <table:table-cell table:style-name="ce221" table:formula="of:=ROUND(([.G$2]*[.$E9]^[.G$3]+[.G$1])/[.$A9];0)*[.$A9]" office:value-type="float" office:value="115" calcext:value-type="float">
            <text:p>115</text:p>
          </table:table-cell>
          <table:table-cell table:style-name="ce54" table:formula="of:=[.C9]/[.$E9]" office:value-type="float" office:value="1.61904761904762" calcext:value-type="float">
            <text:p>1.62</text:p>
          </table:table-cell>
          <table:table-cell table:style-name="ce54" table:formula="of:=[.D9]/[.$E9]" office:value-type="float" office:value="2.19047619047619" calcext:value-type="float">
            <text:p>2.19</text:p>
          </table:table-cell>
          <table:table-cell table:style-name="ce54" table:formula="of:=[.E9]/[.$E9]" office:value-type="float" office:value="1" calcext:value-type="float">
            <text:p>1.00</text:p>
          </table:table-cell>
          <table:table-cell table:style-name="ce226" table:formula="of:=[.F9]/[.$E9]" office:value-type="float" office:value="1" calcext:value-type="float">
            <text:p>1.00</text:p>
          </table:table-cell>
          <table:table-cell table:style-name="ce226" table:formula="of:=[.G9]/[.$E9]" office:value-type="float" office:value="1.0952380952381" calcext:value-type="float">
            <text:p>1.10</text:p>
          </table:table-cell>
          <table:table-cell table:formula="of:=&quot;UPDATE Technologies SET Cost =  &quot;&amp;REPT(&quot; &quot;;5-LEN([.G9]))&amp;[.G9]&amp;&quot; WHERE GridX = &quot;&amp;REPT(&quot; &quot;;2-LEN([.B9]))&amp;[.B9]&amp;&quot;;&quot;" office:value-type="string" office:string-value="UPDATE Technologies SET Cost =    115 WHERE GridX =  3;" calcext:value-type="string">
            <text:p>UPDATE Technologies SET Cost = <text:s text:c="3"/>115 WHERE GridX = <text:s/>3;</text:p>
          </table:table-cell>
          <table:table-cell table:style-name="ce1" table:number-columns-repeated="2"/>
          <table:table-cell table:number-columns-repeated="1009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50" calcext:value-type="float">
            <text:p>350</text:p>
          </table:table-cell>
          <table:table-cell table:style-name="ce21" office:value-type="float" office:value="430" calcext:value-type="float">
            <text:p>430</text:p>
          </table:table-cell>
          <table:table-cell office:value-type="float" office:value="175" calcext:value-type="float">
            <text:p>175</text:p>
          </table:table-cell>
          <table:table-cell table:style-name="ce221" table:formula="of:=ROUND(([.F$2]*[.$E10]^[.F$3]+[.F$1])/[.$A10];0)*[.$A10]" office:value-type="float" office:value="175" calcext:value-type="float">
            <text:p>175</text:p>
          </table:table-cell>
          <table:table-cell table:style-name="ce221" table:formula="of:=ROUND(([.G$2]*[.$E10]^[.G$3]+[.G$1])/[.$A10];0)*[.$A10]" office:value-type="float" office:value="185" calcext:value-type="float">
            <text:p>185</text:p>
          </table:table-cell>
          <table:table-cell table:style-name="ce54" table:formula="of:=[.C10]/[.$E10]" office:value-type="float" office:value="2" calcext:value-type="float">
            <text:p>2.00</text:p>
          </table:table-cell>
          <table:table-cell table:style-name="ce54" table:formula="of:=[.D10]/[.$E10]" office:value-type="float" office:value="2.45714285714286" calcext:value-type="float">
            <text:p>2.46</text:p>
          </table:table-cell>
          <table:table-cell table:style-name="ce54" table:formula="of:=[.E10]/[.$E10]" office:value-type="float" office:value="1" calcext:value-type="float">
            <text:p>1.00</text:p>
          </table:table-cell>
          <table:table-cell table:style-name="ce226" table:formula="of:=[.F10]/[.$E10]" office:value-type="float" office:value="1" calcext:value-type="float">
            <text:p>1.00</text:p>
          </table:table-cell>
          <table:table-cell table:style-name="ce226" table:formula="of:=[.G10]/[.$E10]" office:value-type="float" office:value="1.05714285714286" calcext:value-type="float">
            <text:p>1.06</text:p>
          </table:table-cell>
          <table:table-cell table:formula="of:=&quot;UPDATE Technologies SET Cost =  &quot;&amp;REPT(&quot; &quot;;5-LEN([.G10]))&amp;[.G10]&amp;&quot; WHERE GridX = &quot;&amp;REPT(&quot; &quot;;2-LEN([.B10]))&amp;[.B10]&amp;&quot;;&quot;" office:value-type="string" office:string-value="UPDATE Technologies SET Cost =    185 WHERE GridX =  4;" calcext:value-type="string">
            <text:p>UPDATE Technologies SET Cost = <text:s text:c="3"/>185 WHERE GridX = <text:s/>4;</text:p>
          </table:table-cell>
          <table:table-cell table:style-name="ce1" table:number-columns-repeated="2"/>
          <table:table-cell table:number-columns-repeated="1009"/>
        </table:table-row>
        <table:table-row table:style-name="ro4">
          <table:table-cell table:number-columns-repeated="2" office:value-type="float" office:value="5" calcext:value-type="float">
            <text:p>5</text:p>
          </table:table-cell>
          <table:table-cell office:value-type="float" office:value="550" calcext:value-type="float">
            <text:p>550</text:p>
          </table:table-cell>
          <table:table-cell table:style-name="ce21" office:value-type="float" office:value="660" calcext:value-type="float">
            <text:p>660</text:p>
          </table:table-cell>
          <table:table-cell office:value-type="float" office:value="275" calcext:value-type="float">
            <text:p>275</text:p>
          </table:table-cell>
          <table:table-cell table:style-name="ce221" table:formula="of:=ROUND(([.F$2]*[.$E11]^[.F$3]+[.F$1])/[.$A11];0)*[.$A11]" office:value-type="float" office:value="275" calcext:value-type="float">
            <text:p>275</text:p>
          </table:table-cell>
          <table:table-cell table:style-name="ce221" table:formula="of:=ROUND(([.G$2]*[.$E11]^[.G$3]+[.G$1])/[.$A11];0)*[.$A11]" office:value-type="float" office:value="285" calcext:value-type="float">
            <text:p>285</text:p>
          </table:table-cell>
          <table:table-cell table:style-name="ce54" table:formula="of:=[.C11]/[.$E11]" office:value-type="float" office:value="2" calcext:value-type="float">
            <text:p>2.00</text:p>
          </table:table-cell>
          <table:table-cell table:style-name="ce54" table:formula="of:=[.D11]/[.$E11]" office:value-type="float" office:value="2.4" calcext:value-type="float">
            <text:p>2.40</text:p>
          </table:table-cell>
          <table:table-cell table:style-name="ce54" table:formula="of:=[.E11]/[.$E11]" office:value-type="float" office:value="1" calcext:value-type="float">
            <text:p>1.00</text:p>
          </table:table-cell>
          <table:table-cell table:style-name="ce226" table:formula="of:=[.F11]/[.$E11]" office:value-type="float" office:value="1" calcext:value-type="float">
            <text:p>1.00</text:p>
          </table:table-cell>
          <table:table-cell table:style-name="ce226" table:formula="of:=[.G11]/[.$E11]" office:value-type="float" office:value="1.03636363636364" calcext:value-type="float">
            <text:p>1.04</text:p>
          </table:table-cell>
          <table:table-cell table:formula="of:=&quot;UPDATE Technologies SET Cost =  &quot;&amp;REPT(&quot; &quot;;5-LEN([.G11]))&amp;[.G11]&amp;&quot; WHERE GridX = &quot;&amp;REPT(&quot; &quot;;2-LEN([.B11]))&amp;[.B11]&amp;&quot;;&quot;" office:value-type="string" office:string-value="UPDATE Technologies SET Cost =    285 WHERE GridX =  5;" calcext:value-type="string">
            <text:p>UPDATE Technologies SET Cost = <text:s text:c="3"/>285 WHERE GridX = <text:s/>5;</text:p>
          </table:table-cell>
          <table:table-cell table:style-name="ce1" table:number-columns-repeated="2"/>
          <table:table-cell table:number-columns-repeated="1009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50" calcext:value-type="float">
            <text:p>750</text:p>
          </table:table-cell>
          <table:table-cell table:style-name="ce21" office:value-type="float" office:value="900" calcext:value-type="float">
            <text:p>900</text:p>
          </table:table-cell>
          <table:table-cell office:value-type="float" office:value="375" calcext:value-type="float">
            <text:p>375</text:p>
          </table:table-cell>
          <table:table-cell table:style-name="ce221" table:formula="of:=ROUND(([.F$2]*[.$E12]^[.F$3]+[.F$1])/[.$A12];0)*[.$A12]" office:value-type="float" office:value="375" calcext:value-type="float">
            <text:p>375</text:p>
          </table:table-cell>
          <table:table-cell table:style-name="ce221" table:formula="of:=ROUND(([.G$2]*[.$E12]^[.G$3]+[.G$1])/[.$A12];0)*[.$A12]" office:value-type="float" office:value="385" calcext:value-type="float">
            <text:p>385</text:p>
          </table:table-cell>
          <table:table-cell table:style-name="ce54" table:formula="of:=[.C12]/[.$E12]" office:value-type="float" office:value="2" calcext:value-type="float">
            <text:p>2.00</text:p>
          </table:table-cell>
          <table:table-cell table:style-name="ce54" table:formula="of:=[.D12]/[.$E12]" office:value-type="float" office:value="2.4" calcext:value-type="float">
            <text:p>2.40</text:p>
          </table:table-cell>
          <table:table-cell table:style-name="ce54" table:formula="of:=[.E12]/[.$E12]" office:value-type="float" office:value="1" calcext:value-type="float">
            <text:p>1.00</text:p>
          </table:table-cell>
          <table:table-cell table:style-name="ce226" table:formula="of:=[.F12]/[.$E12]" office:value-type="float" office:value="1" calcext:value-type="float">
            <text:p>1.00</text:p>
          </table:table-cell>
          <table:table-cell table:style-name="ce226" table:formula="of:=[.G12]/[.$E12]" office:value-type="float" office:value="1.02666666666667" calcext:value-type="float">
            <text:p>1.03</text:p>
          </table:table-cell>
          <table:table-cell table:formula="of:=&quot;UPDATE Technologies SET Cost =  &quot;&amp;REPT(&quot; &quot;;5-LEN([.G12]))&amp;[.G12]&amp;&quot; WHERE GridX = &quot;&amp;REPT(&quot; &quot;;2-LEN([.B12]))&amp;[.B12]&amp;&quot;;&quot;" office:value-type="string" office:string-value="UPDATE Technologies SET Cost =    385 WHERE GridX =  6;" calcext:value-type="string">
            <text:p>UPDATE Technologies SET Cost = <text:s text:c="3"/>385 WHERE GridX = <text:s/>6;</text:p>
          </table:table-cell>
          <table:table-cell table:style-name="ce1" table:number-columns-repeated="2"/>
          <table:table-cell table:number-columns-repeated="1009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60" calcext:value-type="float">
            <text:p>1560</text:p>
          </table:table-cell>
          <table:table-cell table:style-name="ce21" office:value-type="float" office:value="1850" calcext:value-type="float">
            <text:p>1850</text:p>
          </table:table-cell>
          <table:table-cell office:value-type="float" office:value="780" calcext:value-type="float">
            <text:p>780</text:p>
          </table:table-cell>
          <table:table-cell table:style-name="ce221" table:formula="of:=ROUND(([.F$2]*[.$E13]^[.F$3]+[.F$1])/[.$A13];0)*[.$A13]" office:value-type="float" office:value="780" calcext:value-type="float">
            <text:p>780</text:p>
          </table:table-cell>
          <table:table-cell table:style-name="ce221" table:formula="of:=ROUND(([.G$2]*[.$E13]^[.G$3]+[.G$1])/[.$A13];0)*[.$A13]" office:value-type="float" office:value="790" calcext:value-type="float">
            <text:p>790</text:p>
          </table:table-cell>
          <table:table-cell table:style-name="ce54" table:formula="of:=[.C13]/[.$E13]" office:value-type="float" office:value="2" calcext:value-type="float">
            <text:p>2.00</text:p>
          </table:table-cell>
          <table:table-cell table:style-name="ce54" table:formula="of:=[.D13]/[.$E13]" office:value-type="float" office:value="2.37179487179487" calcext:value-type="float">
            <text:p>2.37</text:p>
          </table:table-cell>
          <table:table-cell table:style-name="ce54" table:formula="of:=[.E13]/[.$E13]" office:value-type="float" office:value="1" calcext:value-type="float">
            <text:p>1.00</text:p>
          </table:table-cell>
          <table:table-cell table:style-name="ce226" table:formula="of:=[.F13]/[.$E13]" office:value-type="float" office:value="1" calcext:value-type="float">
            <text:p>1.00</text:p>
          </table:table-cell>
          <table:table-cell table:style-name="ce226" table:formula="of:=[.G13]/[.$E13]" office:value-type="float" office:value="1.01282051282051" calcext:value-type="float">
            <text:p>1.01</text:p>
          </table:table-cell>
          <table:table-cell table:formula="of:=&quot;UPDATE Technologies SET Cost =  &quot;&amp;REPT(&quot; &quot;;5-LEN([.G13]))&amp;[.G13]&amp;&quot; WHERE GridX = &quot;&amp;REPT(&quot; &quot;;2-LEN([.B13]))&amp;[.B13]&amp;&quot;;&quot;" office:value-type="string" office:string-value="UPDATE Technologies SET Cost =    790 WHERE GridX =  7;" calcext:value-type="string">
            <text:p>UPDATE Technologies SET Cost = <text:s text:c="3"/>790 WHERE GridX = <text:s/>7;</text:p>
          </table:table-cell>
          <table:table-cell table:style-name="ce1" table:number-columns-repeated="2"/>
          <table:table-cell table:number-columns-repeated="1009"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300" calcext:value-type="float">
            <text:p>2300</text:p>
          </table:table-cell>
          <table:table-cell table:style-name="ce21" office:value-type="float" office:value="2700" calcext:value-type="float">
            <text:p>2700</text:p>
          </table:table-cell>
          <table:table-cell office:value-type="float" office:value="1150" calcext:value-type="float">
            <text:p>1150</text:p>
          </table:table-cell>
          <table:table-cell table:style-name="ce221" table:formula="of:=ROUND(([.F$2]*[.$E14]^[.F$3]+[.F$1])/[.$A14];0)*[.$A14]" office:value-type="float" office:value="1150" calcext:value-type="float">
            <text:p>1150</text:p>
          </table:table-cell>
          <table:table-cell table:style-name="ce221" table:formula="of:=ROUND(([.G$2]*[.$E14]^[.G$3]+[.G$1])/[.$A14];0)*[.$A14]" office:value-type="float" office:value="1150" calcext:value-type="float">
            <text:p>1150</text:p>
          </table:table-cell>
          <table:table-cell table:style-name="ce54" table:formula="of:=[.C14]/[.$E14]" office:value-type="float" office:value="2" calcext:value-type="float">
            <text:p>2.00</text:p>
          </table:table-cell>
          <table:table-cell table:style-name="ce54" table:formula="of:=[.D14]/[.$E14]" office:value-type="float" office:value="2.34782608695652" calcext:value-type="float">
            <text:p>2.35</text:p>
          </table:table-cell>
          <table:table-cell table:style-name="ce54" table:formula="of:=[.E14]/[.$E14]" office:value-type="float" office:value="1" calcext:value-type="float">
            <text:p>1.00</text:p>
          </table:table-cell>
          <table:table-cell table:style-name="ce226" table:formula="of:=[.F14]/[.$E14]" office:value-type="float" office:value="1" calcext:value-type="float">
            <text:p>1.00</text:p>
          </table:table-cell>
          <table:table-cell table:style-name="ce226" table:formula="of:=[.G14]/[.$E14]" office:value-type="float" office:value="1" calcext:value-type="float">
            <text:p>1.00</text:p>
          </table:table-cell>
          <table:table-cell table:formula="of:=&quot;UPDATE Technologies SET Cost =  &quot;&amp;REPT(&quot; &quot;;5-LEN([.G14]))&amp;[.G14]&amp;&quot; WHERE GridX = &quot;&amp;REPT(&quot; &quot;;2-LEN([.B14]))&amp;[.B14]&amp;&quot;;&quot;" office:value-type="string" office:string-value="UPDATE Technologies SET Cost =   1150 WHERE GridX =  8;" calcext:value-type="string">
            <text:p>UPDATE Technologies SET Cost = <text:s text:c="2"/>1150 WHERE GridX = <text:s/>8;</text:p>
          </table:table-cell>
          <table:table-cell table:style-name="ce1" table:number-columns-repeated="2"/>
          <table:table-cell table:number-columns-repeated="1009"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3200" calcext:value-type="float">
            <text:p>3200</text:p>
          </table:table-cell>
          <table:table-cell table:style-name="ce21" office:value-type="float" office:value="3800" calcext:value-type="float">
            <text:p>3800</text:p>
          </table:table-cell>
          <table:table-cell office:value-type="float" office:value="1600" calcext:value-type="float">
            <text:p>1600</text:p>
          </table:table-cell>
          <table:table-cell table:style-name="ce221" table:formula="of:=ROUND(([.F$2]*[.$E15]^[.F$3]+[.F$1])/[.$A15];0)*[.$A15]" office:value-type="float" office:value="1600" calcext:value-type="float">
            <text:p>1600</text:p>
          </table:table-cell>
          <table:table-cell table:style-name="ce221" table:formula="of:=ROUND(([.G$2]*[.$E15]^[.G$3]+[.G$1])/[.$A15];0)*[.$A15]" office:value-type="float" office:value="1600" calcext:value-type="float">
            <text:p>1600</text:p>
          </table:table-cell>
          <table:table-cell table:style-name="ce54" table:formula="of:=[.C15]/[.$E15]" office:value-type="float" office:value="2" calcext:value-type="float">
            <text:p>2.00</text:p>
          </table:table-cell>
          <table:table-cell table:style-name="ce54" table:formula="of:=[.D15]/[.$E15]" office:value-type="float" office:value="2.375" calcext:value-type="float">
            <text:p>2.38</text:p>
          </table:table-cell>
          <table:table-cell table:style-name="ce54" table:formula="of:=[.E15]/[.$E15]" office:value-type="float" office:value="1" calcext:value-type="float">
            <text:p>1.00</text:p>
          </table:table-cell>
          <table:table-cell table:style-name="ce226" table:formula="of:=[.F15]/[.$E15]" office:value-type="float" office:value="1" calcext:value-type="float">
            <text:p>1.00</text:p>
          </table:table-cell>
          <table:table-cell table:style-name="ce226" table:formula="of:=[.G15]/[.$E15]" office:value-type="float" office:value="1" calcext:value-type="float">
            <text:p>1.00</text:p>
          </table:table-cell>
          <table:table-cell table:formula="of:=&quot;UPDATE Technologies SET Cost =  &quot;&amp;REPT(&quot; &quot;;5-LEN([.G15]))&amp;[.G15]&amp;&quot; WHERE GridX = &quot;&amp;REPT(&quot; &quot;;2-LEN([.B15]))&amp;[.B15]&amp;&quot;;&quot;" office:value-type="string" office:string-value="UPDATE Technologies SET Cost =   1600 WHERE GridX =  9;" calcext:value-type="string">
            <text:p>UPDATE Technologies SET Cost = <text:s text:c="2"/>1600 WHERE GridX = <text:s/>9;</text:p>
          </table:table-cell>
          <table:table-cell table:style-name="ce1" table:number-columns-repeated="2"/>
          <table:table-cell table:number-columns-repeated="1009"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700" calcext:value-type="float">
            <text:p>4700</text:p>
          </table:table-cell>
          <table:table-cell table:style-name="ce21" office:value-type="float" office:value="5600" calcext:value-type="float">
            <text:p>5600</text:p>
          </table:table-cell>
          <table:table-cell office:value-type="float" office:value="2350" calcext:value-type="float">
            <text:p>2350</text:p>
          </table:table-cell>
          <table:table-cell table:style-name="ce221" table:formula="of:=ROUND(([.F$2]*[.$E16]^[.F$3]+[.F$1])/[.$A16];0)*[.$A16]" office:value-type="float" office:value="2350" calcext:value-type="float">
            <text:p>2350</text:p>
          </table:table-cell>
          <table:table-cell table:style-name="ce221" table:formula="of:=ROUND(([.G$2]*[.$E16]^[.G$3]+[.G$1])/[.$A16];0)*[.$A16]" office:value-type="float" office:value="2350" calcext:value-type="float">
            <text:p>2350</text:p>
          </table:table-cell>
          <table:table-cell table:style-name="ce54" table:formula="of:=[.C16]/[.$E16]" office:value-type="float" office:value="2" calcext:value-type="float">
            <text:p>2.00</text:p>
          </table:table-cell>
          <table:table-cell table:style-name="ce54" table:formula="of:=[.D16]/[.$E16]" office:value-type="float" office:value="2.38297872340426" calcext:value-type="float">
            <text:p>2.38</text:p>
          </table:table-cell>
          <table:table-cell table:style-name="ce54" table:formula="of:=[.E16]/[.$E16]" office:value-type="float" office:value="1" calcext:value-type="float">
            <text:p>1.00</text:p>
          </table:table-cell>
          <table:table-cell table:style-name="ce226" table:formula="of:=[.F16]/[.$E16]" office:value-type="float" office:value="1" calcext:value-type="float">
            <text:p>1.00</text:p>
          </table:table-cell>
          <table:table-cell table:style-name="ce226" table:formula="of:=[.G16]/[.$E16]" office:value-type="float" office:value="1" calcext:value-type="float">
            <text:p>1.00</text:p>
          </table:table-cell>
          <table:table-cell table:formula="of:=&quot;UPDATE Technologies SET Cost =  &quot;&amp;REPT(&quot; &quot;;5-LEN([.G16]))&amp;[.G16]&amp;&quot; WHERE GridX = &quot;&amp;REPT(&quot; &quot;;2-LEN([.B16]))&amp;[.B16]&amp;&quot;;&quot;" office:value-type="string" office:string-value="UPDATE Technologies SET Cost =   2350 WHERE GridX = 10;" calcext:value-type="string">
            <text:p>UPDATE Technologies SET Cost = <text:s text:c="2"/>2350 WHERE GridX = 10;</text:p>
          </table:table-cell>
          <table:table-cell table:style-name="ce1" table:number-columns-repeated="2"/>
          <table:table-cell table:number-columns-repeated="1009"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6200" calcext:value-type="float">
            <text:p>6200</text:p>
          </table:table-cell>
          <table:table-cell table:style-name="ce21" office:value-type="float" office:value="7400" calcext:value-type="float">
            <text:p>7400</text:p>
          </table:table-cell>
          <table:table-cell office:value-type="float" office:value="3100" calcext:value-type="float">
            <text:p>3100</text:p>
          </table:table-cell>
          <table:table-cell table:style-name="ce221" table:formula="of:=ROUND(([.F$2]*[.$E17]^[.F$3]+[.F$1])/[.$A17];0)*[.$A17]" office:value-type="float" office:value="3100" calcext:value-type="float">
            <text:p>3100</text:p>
          </table:table-cell>
          <table:table-cell table:style-name="ce221" table:formula="of:=ROUND(([.G$2]*[.$E17]^[.G$3]+[.G$1])/[.$A17];0)*[.$A17]" office:value-type="float" office:value="3100" calcext:value-type="float">
            <text:p>3100</text:p>
          </table:table-cell>
          <table:table-cell table:style-name="ce54" table:formula="of:=[.C17]/[.$E17]" office:value-type="float" office:value="2" calcext:value-type="float">
            <text:p>2.00</text:p>
          </table:table-cell>
          <table:table-cell table:style-name="ce54" table:formula="of:=[.D17]/[.$E17]" office:value-type="float" office:value="2.38709677419355" calcext:value-type="float">
            <text:p>2.39</text:p>
          </table:table-cell>
          <table:table-cell table:style-name="ce54" table:formula="of:=[.E17]/[.$E17]" office:value-type="float" office:value="1" calcext:value-type="float">
            <text:p>1.00</text:p>
          </table:table-cell>
          <table:table-cell table:style-name="ce226" table:formula="of:=[.F17]/[.$E17]" office:value-type="float" office:value="1" calcext:value-type="float">
            <text:p>1.00</text:p>
          </table:table-cell>
          <table:table-cell table:style-name="ce226" table:formula="of:=[.G17]/[.$E17]" office:value-type="float" office:value="1" calcext:value-type="float">
            <text:p>1.00</text:p>
          </table:table-cell>
          <table:table-cell table:formula="of:=&quot;UPDATE Technologies SET Cost =  &quot;&amp;REPT(&quot; &quot;;5-LEN([.G17]))&amp;[.G17]&amp;&quot; WHERE GridX = &quot;&amp;REPT(&quot; &quot;;2-LEN([.B17]))&amp;[.B17]&amp;&quot;;&quot;" office:value-type="string" office:string-value="UPDATE Technologies SET Cost =   3100 WHERE GridX = 11;" calcext:value-type="string">
            <text:p>UPDATE Technologies SET Cost = <text:s text:c="2"/>3100 WHERE GridX = 11;</text:p>
          </table:table-cell>
          <table:table-cell table:style-name="ce1" table:number-columns-repeated="2"/>
          <table:table-cell table:number-columns-repeated="1009"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8200" calcext:value-type="float">
            <text:p>8200</text:p>
          </table:table-cell>
          <table:table-cell table:style-name="ce21" office:value-type="float" office:value="9900" calcext:value-type="float">
            <text:p>9900</text:p>
          </table:table-cell>
          <table:table-cell office:value-type="float" office:value="4100" calcext:value-type="float">
            <text:p>4100</text:p>
          </table:table-cell>
          <table:table-cell table:style-name="ce221" table:formula="of:=ROUND(([.F$2]*[.$E18]^[.F$3]+[.F$1])/[.$A18];0)*[.$A18]" office:value-type="float" office:value="4100" calcext:value-type="float">
            <text:p>4100</text:p>
          </table:table-cell>
          <table:table-cell table:style-name="ce221" table:formula="of:=ROUND(([.G$2]*[.$E18]^[.G$3]+[.G$1])/[.$A18];0)*[.$A18]" office:value-type="float" office:value="4100" calcext:value-type="float">
            <text:p>4100</text:p>
          </table:table-cell>
          <table:table-cell table:style-name="ce54" table:formula="of:=[.C18]/[.$E18]" office:value-type="float" office:value="2" calcext:value-type="float">
            <text:p>2.00</text:p>
          </table:table-cell>
          <table:table-cell table:style-name="ce54" table:formula="of:=[.D18]/[.$E18]" office:value-type="float" office:value="2.41463414634146" calcext:value-type="float">
            <text:p>2.41</text:p>
          </table:table-cell>
          <table:table-cell table:style-name="ce54" table:formula="of:=[.E18]/[.$E18]" office:value-type="float" office:value="1" calcext:value-type="float">
            <text:p>1.00</text:p>
          </table:table-cell>
          <table:table-cell table:style-name="ce226" table:formula="of:=[.F18]/[.$E18]" office:value-type="float" office:value="1" calcext:value-type="float">
            <text:p>1.00</text:p>
          </table:table-cell>
          <table:table-cell table:style-name="ce226" table:formula="of:=[.G18]/[.$E18]" office:value-type="float" office:value="1" calcext:value-type="float">
            <text:p>1.00</text:p>
          </table:table-cell>
          <table:table-cell table:formula="of:=&quot;UPDATE Technologies SET Cost =  &quot;&amp;REPT(&quot; &quot;;5-LEN([.G18]))&amp;[.G18]&amp;&quot; WHERE GridX = &quot;&amp;REPT(&quot; &quot;;2-LEN([.B18]))&amp;[.B18]&amp;&quot;;&quot;" office:value-type="string" office:string-value="UPDATE Technologies SET Cost =   4100 WHERE GridX = 12;" calcext:value-type="string">
            <text:p>UPDATE Technologies SET Cost = <text:s text:c="2"/>4100 WHERE GridX = 12;</text:p>
          </table:table-cell>
          <table:table-cell table:style-name="ce1" table:number-columns-repeated="2"/>
          <table:table-cell table:number-columns-repeated="1009"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0200" calcext:value-type="float">
            <text:p>10200</text:p>
          </table:table-cell>
          <table:table-cell table:style-name="ce21" office:value-type="float" office:value="12300" calcext:value-type="float">
            <text:p>12300</text:p>
          </table:table-cell>
          <table:table-cell office:value-type="float" office:value="5100" calcext:value-type="float">
            <text:p>5100</text:p>
          </table:table-cell>
          <table:table-cell table:style-name="ce221" table:formula="of:=ROUND(([.F$2]*[.$E19]^[.F$3]+[.F$1])/[.$A19];0)*[.$A19]" office:value-type="float" office:value="5100" calcext:value-type="float">
            <text:p>5100</text:p>
          </table:table-cell>
          <table:table-cell table:style-name="ce221" table:formula="of:=ROUND(([.G$2]*[.$E19]^[.G$3]+[.G$1])/[.$A19];0)*[.$A19]" office:value-type="float" office:value="5100" calcext:value-type="float">
            <text:p>5100</text:p>
          </table:table-cell>
          <table:table-cell table:style-name="ce54" table:formula="of:=[.C19]/[.$E19]" office:value-type="float" office:value="2" calcext:value-type="float">
            <text:p>2.00</text:p>
          </table:table-cell>
          <table:table-cell table:style-name="ce54" table:formula="of:=[.D19]/[.$E19]" office:value-type="float" office:value="2.41176470588235" calcext:value-type="float">
            <text:p>2.41</text:p>
          </table:table-cell>
          <table:table-cell table:style-name="ce54" table:formula="of:=[.E19]/[.$E19]" office:value-type="float" office:value="1" calcext:value-type="float">
            <text:p>1.00</text:p>
          </table:table-cell>
          <table:table-cell table:style-name="ce226" table:formula="of:=[.F19]/[.$E19]" office:value-type="float" office:value="1" calcext:value-type="float">
            <text:p>1.00</text:p>
          </table:table-cell>
          <table:table-cell table:style-name="ce226" table:formula="of:=[.G19]/[.$E19]" office:value-type="float" office:value="1" calcext:value-type="float">
            <text:p>1.00</text:p>
          </table:table-cell>
          <table:table-cell table:formula="of:=&quot;UPDATE Technologies SET Cost =  &quot;&amp;REPT(&quot; &quot;;5-LEN([.G19]))&amp;[.G19]&amp;&quot; WHERE GridX = &quot;&amp;REPT(&quot; &quot;;2-LEN([.B19]))&amp;[.B19]&amp;&quot;;&quot;" office:value-type="string" office:string-value="UPDATE Technologies SET Cost =   5100 WHERE GridX = 13;" calcext:value-type="string">
            <text:p>UPDATE Technologies SET Cost = <text:s text:c="2"/>5100 WHERE GridX = 13;</text:p>
          </table:table-cell>
          <table:table-cell table:style-name="ce1" table:number-columns-repeated="2"/>
          <table:table-cell table:number-columns-repeated="1009"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2800" calcext:value-type="float">
            <text:p>12800</text:p>
          </table:table-cell>
          <table:table-cell table:style-name="ce21" office:value-type="float" office:value="15500" calcext:value-type="float">
            <text:p>15500</text:p>
          </table:table-cell>
          <table:table-cell office:value-type="float" office:value="6400" calcext:value-type="float">
            <text:p>6400</text:p>
          </table:table-cell>
          <table:table-cell table:style-name="ce221" table:formula="of:=ROUND(([.F$2]*[.$E20]^[.F$3]+[.F$1])/[.$A20];0)*[.$A20]" office:value-type="float" office:value="6400" calcext:value-type="float">
            <text:p>6400</text:p>
          </table:table-cell>
          <table:table-cell table:style-name="ce221" table:formula="of:=ROUND(([.G$2]*[.$E20]^[.G$3]+[.G$1])/[.$A20];0)*[.$A20]" office:value-type="float" office:value="6400" calcext:value-type="float">
            <text:p>6400</text:p>
          </table:table-cell>
          <table:table-cell table:style-name="ce54" table:formula="of:=[.C20]/[.$E20]" office:value-type="float" office:value="2" calcext:value-type="float">
            <text:p>2.00</text:p>
          </table:table-cell>
          <table:table-cell table:style-name="ce54" table:formula="of:=[.D20]/[.$E20]" office:value-type="float" office:value="2.421875" calcext:value-type="float">
            <text:p>2.42</text:p>
          </table:table-cell>
          <table:table-cell table:style-name="ce54" table:formula="of:=[.E20]/[.$E20]" office:value-type="float" office:value="1" calcext:value-type="float">
            <text:p>1.00</text:p>
          </table:table-cell>
          <table:table-cell table:style-name="ce226" table:formula="of:=[.F20]/[.$E20]" office:value-type="float" office:value="1" calcext:value-type="float">
            <text:p>1.00</text:p>
          </table:table-cell>
          <table:table-cell table:style-name="ce226" table:formula="of:=[.G20]/[.$E20]" office:value-type="float" office:value="1" calcext:value-type="float">
            <text:p>1.00</text:p>
          </table:table-cell>
          <table:table-cell table:formula="of:=&quot;UPDATE Technologies SET Cost =  &quot;&amp;REPT(&quot; &quot;;5-LEN([.G20]))&amp;[.G20]&amp;&quot; WHERE GridX = &quot;&amp;REPT(&quot; &quot;;2-LEN([.B20]))&amp;[.B20]&amp;&quot;;&quot;" office:value-type="string" office:string-value="UPDATE Technologies SET Cost =   6400 WHERE GridX = 14;" calcext:value-type="string">
            <text:p>UPDATE Technologies SET Cost = <text:s text:c="2"/>6400 WHERE GridX = 14;</text:p>
          </table:table-cell>
          <table:table-cell table:style-name="ce1" table:number-columns-repeated="2"/>
          <table:table-cell table:number-columns-repeated="1009"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5400" calcext:value-type="float">
            <text:p>15400</text:p>
          </table:table-cell>
          <table:table-cell table:style-name="ce21" office:value-type="float" office:value="18700" calcext:value-type="float">
            <text:p>18700</text:p>
          </table:table-cell>
          <table:table-cell office:value-type="float" office:value="7700" calcext:value-type="float">
            <text:p>7700</text:p>
          </table:table-cell>
          <table:table-cell table:style-name="ce221" table:formula="of:=ROUND(([.F$2]*[.$E21]^[.F$3]+[.F$1])/[.$A21];0)*[.$A21]" office:value-type="float" office:value="7700" calcext:value-type="float">
            <text:p>7700</text:p>
          </table:table-cell>
          <table:table-cell table:style-name="ce221" table:formula="of:=ROUND(([.G$2]*[.$E21]^[.G$3]+[.G$1])/[.$A21];0)*[.$A21]" office:value-type="float" office:value="7700" calcext:value-type="float">
            <text:p>7700</text:p>
          </table:table-cell>
          <table:table-cell table:style-name="ce54" table:formula="of:=[.C21]/[.$E21]" office:value-type="float" office:value="2" calcext:value-type="float">
            <text:p>2.00</text:p>
          </table:table-cell>
          <table:table-cell table:style-name="ce54" table:formula="of:=[.D21]/[.$E21]" office:value-type="float" office:value="2.42857142857143" calcext:value-type="float">
            <text:p>2.43</text:p>
          </table:table-cell>
          <table:table-cell table:style-name="ce54" table:formula="of:=[.E21]/[.$E21]" office:value-type="float" office:value="1" calcext:value-type="float">
            <text:p>1.00</text:p>
          </table:table-cell>
          <table:table-cell table:style-name="ce226" table:formula="of:=[.F21]/[.$E21]" office:value-type="float" office:value="1" calcext:value-type="float">
            <text:p>1.00</text:p>
          </table:table-cell>
          <table:table-cell table:style-name="ce226" table:formula="of:=[.G21]/[.$E21]" office:value-type="float" office:value="1" calcext:value-type="float">
            <text:p>1.00</text:p>
          </table:table-cell>
          <table:table-cell table:formula="of:=&quot;UPDATE Technologies SET Cost =  &quot;&amp;REPT(&quot; &quot;;5-LEN([.G21]))&amp;[.G21]&amp;&quot; WHERE GridX = &quot;&amp;REPT(&quot; &quot;;2-LEN([.B21]))&amp;[.B21]&amp;&quot;;&quot;" office:value-type="string" office:string-value="UPDATE Technologies SET Cost =   7700 WHERE GridX = 15;" calcext:value-type="string">
            <text:p>UPDATE Technologies SET Cost = <text:s text:c="2"/>7700 WHERE GridX = 15;</text:p>
          </table:table-cell>
          <table:table-cell table:style-name="ce1" table:number-columns-repeated="2"/>
          <table:table-cell table:number-columns-repeated="1009"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7600" calcext:value-type="float">
            <text:p>17600</text:p>
          </table:table-cell>
          <table:table-cell table:style-name="ce21" office:value-type="float" office:value="21000" calcext:value-type="float">
            <text:p>21000</text:p>
          </table:table-cell>
          <table:table-cell office:value-type="float" office:value="8800" calcext:value-type="float">
            <text:p>8800</text:p>
          </table:table-cell>
          <table:table-cell table:style-name="ce221" table:formula="of:=ROUND(([.F$2]*[.$E22]^[.F$3]+[.F$1])/[.$A22];0)*[.$A22]" office:value-type="float" office:value="8800" calcext:value-type="float">
            <text:p>8800</text:p>
          </table:table-cell>
          <table:table-cell table:style-name="ce221" table:formula="of:=ROUND(([.G$2]*[.$E22]^[.G$3]+[.G$1])/[.$A22];0)*[.$A22]" office:value-type="float" office:value="8800" calcext:value-type="float">
            <text:p>8800</text:p>
          </table:table-cell>
          <table:table-cell table:style-name="ce54" table:formula="of:=[.C22]/[.$E22]" office:value-type="float" office:value="2" calcext:value-type="float">
            <text:p>2.00</text:p>
          </table:table-cell>
          <table:table-cell table:style-name="ce54" table:formula="of:=[.D22]/[.$E22]" office:value-type="float" office:value="2.38636363636364" calcext:value-type="float">
            <text:p>2.39</text:p>
          </table:table-cell>
          <table:table-cell table:style-name="ce54" table:formula="of:=[.E22]/[.$E22]" office:value-type="float" office:value="1" calcext:value-type="float">
            <text:p>1.00</text:p>
          </table:table-cell>
          <table:table-cell table:style-name="ce226" table:formula="of:=[.F22]/[.$E22]" office:value-type="float" office:value="1" calcext:value-type="float">
            <text:p>1.00</text:p>
          </table:table-cell>
          <table:table-cell table:style-name="ce226" table:formula="of:=[.G22]/[.$E22]" office:value-type="float" office:value="1" calcext:value-type="float">
            <text:p>1.00</text:p>
          </table:table-cell>
          <table:table-cell table:formula="of:=&quot;UPDATE Technologies SET Cost =  &quot;&amp;REPT(&quot; &quot;;5-LEN([.G22]))&amp;[.G22]&amp;&quot; WHERE GridX = &quot;&amp;REPT(&quot; &quot;;2-LEN([.B22]))&amp;[.B22]&amp;&quot;;&quot;" office:value-type="string" office:string-value="UPDATE Technologies SET Cost =   8800 WHERE GridX = 16;" calcext:value-type="string">
            <text:p>UPDATE Technologies SET Cost = <text:s text:c="2"/>8800 WHERE GridX = 16;</text:p>
          </table:table-cell>
          <table:table-cell table:style-name="ce1" table:number-columns-repeated="2"/>
          <table:table-cell table:number-columns-repeated="1009"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9000" calcext:value-type="float">
            <text:p>19000</text:p>
          </table:table-cell>
          <table:table-cell table:style-name="ce21" office:value-type="float" office:value="23000" calcext:value-type="float">
            <text:p>23000</text:p>
          </table:table-cell>
          <table:table-cell office:value-type="float" office:value="9500" calcext:value-type="float">
            <text:p>9500</text:p>
          </table:table-cell>
          <table:table-cell table:style-name="ce221" table:formula="of:=ROUND(([.F$2]*[.$E23]^[.F$3]+[.F$1])/[.$A23];0)*[.$A23]" office:value-type="float" office:value="9500" calcext:value-type="float">
            <text:p>9500</text:p>
          </table:table-cell>
          <table:table-cell table:style-name="ce221" table:formula="of:=ROUND(([.G$2]*[.$E23]^[.G$3]+[.G$1])/[.$A23];0)*[.$A23]" office:value-type="float" office:value="9500" calcext:value-type="float">
            <text:p>9500</text:p>
          </table:table-cell>
          <table:table-cell table:style-name="ce54" table:formula="of:=[.C23]/[.$E23]" office:value-type="float" office:value="2" calcext:value-type="float">
            <text:p>2.00</text:p>
          </table:table-cell>
          <table:table-cell table:style-name="ce54" table:formula="of:=[.D23]/[.$E23]" office:value-type="float" office:value="2.42105263157895" calcext:value-type="float">
            <text:p>2.42</text:p>
          </table:table-cell>
          <table:table-cell table:style-name="ce54" table:formula="of:=[.E23]/[.$E23]" office:value-type="float" office:value="1" calcext:value-type="float">
            <text:p>1.00</text:p>
          </table:table-cell>
          <table:table-cell table:style-name="ce226" table:formula="of:=[.F23]/[.$E23]" office:value-type="float" office:value="1" calcext:value-type="float">
            <text:p>1.00</text:p>
          </table:table-cell>
          <table:table-cell table:style-name="ce226" table:formula="of:=[.G23]/[.$E23]" office:value-type="float" office:value="1" calcext:value-type="float">
            <text:p>1.00</text:p>
          </table:table-cell>
          <table:table-cell table:formula="of:=&quot;UPDATE Technologies SET Cost =  &quot;&amp;REPT(&quot; &quot;;5-LEN([.G23]))&amp;[.G23]&amp;&quot; WHERE GridX = &quot;&amp;REPT(&quot; &quot;;2-LEN([.B23]))&amp;[.B23]&amp;&quot;;&quot;" office:value-type="string" office:string-value="UPDATE Technologies SET Cost =   9500 WHERE GridX = 17;" calcext:value-type="string">
            <text:p>UPDATE Technologies SET Cost = <text:s text:c="2"/>9500 WHERE GridX = 17;</text:p>
          </table:table-cell>
          <table:table-cell table:style-name="ce1" table:number-columns-repeated="2"/>
          <table:table-cell table:number-columns-repeated="1009"/>
        </table:table-row>
        <table:table-row table:style-name="ro4">
          <table:table-cell table:number-columns-repeated="2"/>
          <table:table-cell office:value-type="float" office:value="103340" calcext:value-type="float">
            <text:p>103340</text:p>
          </table:table-cell>
          <table:table-cell office:value-type="float" office:value="124250" calcext:value-type="float">
            <text:p>124250</text:p>
          </table:table-cell>
          <table:table-cell office:value-type="float" office:value="103340" calcext:value-type="float">
            <text:p>103340</text:p>
          </table:table-cell>
          <table:table-cell table:formula="of:=SUM([.F7:.F23])" office:value-type="float" office:value="51600" calcext:value-type="float">
            <text:p>51600</text:p>
          </table:table-cell>
          <table:table-cell table:formula="of:=SUM([.G7:.G23])" office:value-type="float" office:value="51670" calcext:value-type="float">
            <text:p>51670</text:p>
          </table:table-cell>
          <table:table-cell table:style-name="ce54" table:formula="of:=[.C24]/[.$E24]" office:value-type="float" office:value="1" calcext:value-type="float">
            <text:p>1.00</text:p>
          </table:table-cell>
          <table:table-cell table:style-name="ce54" table:formula="of:=[.D24]/[.$E24]" office:value-type="float" office:value="1.20234178440101" calcext:value-type="float">
            <text:p>1.20</text:p>
          </table:table-cell>
          <table:table-cell table:style-name="ce54" table:formula="of:=[.E24]/[.$E24]" office:value-type="float" office:value="1" calcext:value-type="float">
            <text:p>1.00</text:p>
          </table:table-cell>
          <table:table-cell table:style-name="ce226" table:formula="of:=[.F24]/[.$E24]" office:value-type="float" office:value="0.499322624346816" calcext:value-type="float">
            <text:p>0.50</text:p>
          </table:table-cell>
          <table:table-cell table:style-name="ce226" table:formula="of:=[.G24]/[.$E24]" office:value-type="float" office:value="0.5" calcext:value-type="float">
            <text:p>0.50</text:p>
          </table:table-cell>
          <table:table-cell/>
          <table:table-cell table:style-name="ce1" table:number-columns-repeated="2"/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table:style-name="ce1" table:number-columns-repeated="2"/>
          <table:table-cell table:style-name="ce222" table:number-columns-repeated="2"/>
          <table:table-cell table:style-name="ce1" table:number-columns-repeated="5"/>
          <table:table-cell table:number-columns-repeated="1007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/>
          <table:table-cell table:style-name="ce220" table:formula="of:=1-1/(1+([.$B27]/8)*[.D$26]/100)" office:value-type="percentage" office:value="0.111111111111111" calcext:value-type="percentage">
            <text:p>11%</text:p>
          </table:table-cell>
          <table:table-cell/>
          <table:table-cell table:style-name="ce222" office:value-type="float" office:value="100" calcext:value-type="float">
            <text:p>100</text:p>
          </table:table-cell>
          <table:table-cell table:style-name="ce222"/>
          <table:table-cell table:style-name="ce1" table:number-columns-repeated="3"/>
          <table:table-cell table:style-name="ce222" table:number-columns-repeated="2"/>
          <table:table-cell table:style-name="ce1" table:number-columns-repeated="5"/>
          <table:table-cell table:number-columns-repeated="1007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/>
          <table:table-cell table:style-name="ce220" table:formula="of:=1-1/(1+([.$B28]/8)*[.D$26]/100)" office:value-type="percentage" office:value="0.2" calcext:value-type="percentage">
            <text:p>20%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"/>
          <table:table-cell table:style-name="ce1"/>
          <table:table-cell table:number-columns-repeated="1007"/>
        </table:table-row>
        <table:table-row table:style-name="ro9">
          <table:table-cell/>
          <table:table-cell office:value-type="float" office:value="3" calcext:value-type="float">
            <text:p>3</text:p>
          </table:table-cell>
          <table:table-cell/>
          <table:table-cell table:style-name="ce220" table:formula="of:=1-1/(1+([.$B29]/8)*[.D$26]/100)" office:value-type="percentage" office:value="0.272727272727273" calcext:value-type="percentage">
            <text:p>27%</text:p>
          </table:table-cell>
          <table:table-cell table:style-name="ce1"/>
          <table:table-cell table:number-columns-repeated="3"/>
          <table:table-cell table:style-name="ce1"/>
          <table:table-cell table:style-name="ce34" office:value-type="string" calcext:value-type="string" table:number-columns-spanned="8" table:number-rows-spanned="1">
            <text:p>Era</text:p>
          </table:table-cell>
          <table:covered-table-cell table:number-columns-repeated="7" table:style-name="ce34"/>
          <table:table-cell table:number-columns-repeated="1007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/>
          <table:table-cell table:style-name="ce220" table:formula="of:=1-1/(1+([.$B30]/8)*[.D$26]/100)" office:value-type="percentage" office:value="0.333333333333333" calcext:value-type="percentage">
            <text:p>33%</text:p>
          </table:table-cell>
          <table:table-cell table:style-name="ce1"/>
          <table:table-cell table:number-columns-repeated="3"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222" office:value-type="float" office:value="1" calcext:value-type="float">
            <text:p>1</text:p>
          </table:table-cell>
          <table:table-cell table:style-name="ce22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/>
          <table:table-cell table:style-name="ce220" table:formula="of:=1-1/(1+([.$B31]/8)*[.D$26]/100)" office:value-type="percentage" office:value="0.384615384615385" calcext:value-type="percentage">
            <text:p>38%</text:p>
          </table:table-cell>
          <table:table-cell table:style-name="ce1"/>
          <table:table-cell table:style-name="ce223" office:value-type="string" calcext:value-type="string" table:number-columns-spanned="1" table:number-rows-spanned="10">
            <text:p>Population</text:p>
          </table:table-cell>
          <table:table-cell table:style-name="ce223" table:number-columns-repeated="2"/>
          <table:table-cell office:value-type="float" office:value="2" calcext:value-type="float">
            <text:p>2</text:p>
          </table:table-cell>
          <table:table-cell table:style-name="ce225" table:formula="of:=[.$F$26]+[.$F$28]*[.$I31]+[.$F$27]*[.J$30]" office:value-type="float" office:value="120" calcext:value-type="float">
            <text:p>120</text:p>
          </table:table-cell>
          <table:table-cell table:style-name="ce219" table:formula="of:=[.$F$26]+[.$F$28]*[.$I31]+[.$F$27]*[.K$30]" office:value-type="float" office:value="220" calcext:value-type="float">
            <text:p>220</text:p>
          </table:table-cell>
          <table:table-cell table:style-name="ce219"/>
          <table:table-cell table:style-name="ce225" table:formula="of:=[.$F$26]+[.$F$28]*[.$I31]+[.$F$27]*[.M$30]" office:value-type="float" office:value="320" calcext:value-type="float">
            <text:p>320</text:p>
          </table:table-cell>
          <table:table-cell table:style-name="ce225" table:formula="of:=[.$F$26]+[.$F$28]*[.$I31]+[.$F$27]*[.N$30]" office:value-type="float" office:value="420" calcext:value-type="float">
            <text:p>420</text:p>
          </table:table-cell>
          <table:table-cell table:style-name="ce225" table:formula="of:=[.$F$26]+[.$F$28]*[.$I31]+[.$F$27]*[.O$30]" office:value-type="float" office:value="520" calcext:value-type="float">
            <text:p>520</text:p>
          </table:table-cell>
          <table:table-cell table:style-name="ce225" table:formula="of:=[.$F$26]+[.$F$28]*[.$I31]+[.$F$27]*[.P$30]" office:value-type="float" office:value="620" calcext:value-type="float">
            <text:p>620</text:p>
          </table:table-cell>
          <table:table-cell table:style-name="ce225" table:formula="of:=[.$F$26]+[.$F$28]*[.$I31]+[.$F$27]*[.Q$30]" office:value-type="float" office:value="720" calcext:value-type="float">
            <text:p>72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/>
          <table:table-cell table:style-name="ce220" table:formula="of:=1-1/(1+([.$B32]/8)*[.D$26]/100)" office:value-type="percentage" office:value="0.428571428571429" calcext:value-type="percentage">
            <text:p>43%</text:p>
          </table:table-cell>
          <table:table-cell table:style-name="ce1"/>
          <table:covered-table-cell table:style-name="ce223"/>
          <table:table-cell table:style-name="ce223"/>
          <table:table-cell table:style-name="ce74"/>
          <table:table-cell office:value-type="float" office:value="4" calcext:value-type="float">
            <text:p>4</text:p>
          </table:table-cell>
          <table:table-cell table:style-name="ce225" table:formula="of:=[.$F$26]+[.$F$28]*[.$I32]+[.$F$27]*[.J$30]" office:value-type="float" office:value="140" calcext:value-type="float">
            <text:p>140</text:p>
          </table:table-cell>
          <table:table-cell table:style-name="ce219" table:formula="of:=[.$F$26]+[.$F$28]*[.$I32]+[.$F$27]*[.K$30]" office:value-type="float" office:value="240" calcext:value-type="float">
            <text:p>240</text:p>
          </table:table-cell>
          <table:table-cell table:style-name="ce219"/>
          <table:table-cell table:style-name="ce225" table:formula="of:=[.$F$26]+[.$F$28]*[.$I32]+[.$F$27]*[.M$30]" office:value-type="float" office:value="340" calcext:value-type="float">
            <text:p>340</text:p>
          </table:table-cell>
          <table:table-cell table:style-name="ce225" table:formula="of:=[.$F$26]+[.$F$28]*[.$I32]+[.$F$27]*[.N$30]" office:value-type="float" office:value="440" calcext:value-type="float">
            <text:p>440</text:p>
          </table:table-cell>
          <table:table-cell table:style-name="ce225" table:formula="of:=[.$F$26]+[.$F$28]*[.$I32]+[.$F$27]*[.O$30]" office:value-type="float" office:value="540" calcext:value-type="float">
            <text:p>540</text:p>
          </table:table-cell>
          <table:table-cell table:style-name="ce225" table:formula="of:=[.$F$26]+[.$F$28]*[.$I32]+[.$F$27]*[.P$30]" office:value-type="float" office:value="640" calcext:value-type="float">
            <text:p>640</text:p>
          </table:table-cell>
          <table:table-cell table:style-name="ce225" table:formula="of:=[.$F$26]+[.$F$28]*[.$I32]+[.$F$27]*[.Q$30]" office:value-type="float" office:value="740" calcext:value-type="float">
            <text:p>74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/>
          <table:table-cell table:style-name="ce220" table:formula="of:=1-1/(1+([.$B33]/8)*[.D$26]/100)" office:value-type="percentage" office:value="0.466666666666667" calcext:value-type="percentage">
            <text:p>47%</text:p>
          </table:table-cell>
          <table:table-cell table:style-name="ce1"/>
          <table:covered-table-cell table:style-name="ce223"/>
          <table:table-cell table:style-name="ce223"/>
          <table:table-cell table:style-name="ce74"/>
          <table:table-cell office:value-type="float" office:value="6" calcext:value-type="float">
            <text:p>6</text:p>
          </table:table-cell>
          <table:table-cell table:style-name="ce225" table:formula="of:=[.$F$26]+[.$F$28]*[.$I33]+[.$F$27]*[.J$30]" office:value-type="float" office:value="160" calcext:value-type="float">
            <text:p>160</text:p>
          </table:table-cell>
          <table:table-cell table:style-name="ce219" table:formula="of:=[.$F$26]+[.$F$28]*[.$I33]+[.$F$27]*[.K$30]" office:value-type="float" office:value="260" calcext:value-type="float">
            <text:p>260</text:p>
          </table:table-cell>
          <table:table-cell table:style-name="ce219"/>
          <table:table-cell table:style-name="ce225" table:formula="of:=[.$F$26]+[.$F$28]*[.$I33]+[.$F$27]*[.M$30]" office:value-type="float" office:value="360" calcext:value-type="float">
            <text:p>360</text:p>
          </table:table-cell>
          <table:table-cell table:style-name="ce225" table:formula="of:=[.$F$26]+[.$F$28]*[.$I33]+[.$F$27]*[.N$30]" office:value-type="float" office:value="460" calcext:value-type="float">
            <text:p>460</text:p>
          </table:table-cell>
          <table:table-cell table:style-name="ce225" table:formula="of:=[.$F$26]+[.$F$28]*[.$I33]+[.$F$27]*[.O$30]" office:value-type="float" office:value="560" calcext:value-type="float">
            <text:p>560</text:p>
          </table:table-cell>
          <table:table-cell table:style-name="ce225" table:formula="of:=[.$F$26]+[.$F$28]*[.$I33]+[.$F$27]*[.P$30]" office:value-type="float" office:value="660" calcext:value-type="float">
            <text:p>660</text:p>
          </table:table-cell>
          <table:table-cell table:style-name="ce225" table:formula="of:=[.$F$26]+[.$F$28]*[.$I33]+[.$F$27]*[.Q$30]" office:value-type="float" office:value="760" calcext:value-type="float">
            <text:p>760</text:p>
          </table:table-cell>
          <table:table-cell table:number-columns-repeated="1007"/>
        </table:table-row>
        <table:table-row table:style-name="ro4">
          <table:table-cell table:number-columns-repeated="4"/>
          <table:table-cell table:style-name="ce1"/>
          <table:covered-table-cell table:style-name="ce223"/>
          <table:table-cell table:style-name="ce223"/>
          <table:table-cell table:style-name="ce74"/>
          <table:table-cell office:value-type="float" office:value="8" calcext:value-type="float">
            <text:p>8</text:p>
          </table:table-cell>
          <table:table-cell table:style-name="ce225" table:formula="of:=[.$F$26]+[.$F$28]*[.$I34]+[.$F$27]*[.J$30]" office:value-type="float" office:value="180" calcext:value-type="float">
            <text:p>180</text:p>
          </table:table-cell>
          <table:table-cell table:style-name="ce219" table:formula="of:=[.$F$26]+[.$F$28]*[.$I34]+[.$F$27]*[.K$30]" office:value-type="float" office:value="280" calcext:value-type="float">
            <text:p>280</text:p>
          </table:table-cell>
          <table:table-cell table:style-name="ce219"/>
          <table:table-cell table:style-name="ce225" table:formula="of:=[.$F$26]+[.$F$28]*[.$I34]+[.$F$27]*[.M$30]" office:value-type="float" office:value="380" calcext:value-type="float">
            <text:p>380</text:p>
          </table:table-cell>
          <table:table-cell table:style-name="ce225" table:formula="of:=[.$F$26]+[.$F$28]*[.$I34]+[.$F$27]*[.N$30]" office:value-type="float" office:value="480" calcext:value-type="float">
            <text:p>480</text:p>
          </table:table-cell>
          <table:table-cell table:style-name="ce225" table:formula="of:=[.$F$26]+[.$F$28]*[.$I34]+[.$F$27]*[.O$30]" office:value-type="float" office:value="580" calcext:value-type="float">
            <text:p>580</text:p>
          </table:table-cell>
          <table:table-cell table:style-name="ce225" table:formula="of:=[.$F$26]+[.$F$28]*[.$I34]+[.$F$27]*[.P$30]" office:value-type="float" office:value="680" calcext:value-type="float">
            <text:p>680</text:p>
          </table:table-cell>
          <table:table-cell table:style-name="ce225" table:formula="of:=[.$F$26]+[.$F$28]*[.$I34]+[.$F$27]*[.Q$30]" office:value-type="float" office:value="780" calcext:value-type="float">
            <text:p>780</text:p>
          </table:table-cell>
          <table:table-cell table:number-columns-repeated="1007"/>
        </table:table-row>
        <table:table-row table:style-name="ro4">
          <table:table-cell table:number-columns-repeated="4"/>
          <table:table-cell table:style-name="ce1"/>
          <table:covered-table-cell table:style-name="ce223"/>
          <table:table-cell table:style-name="ce223"/>
          <table:table-cell table:style-name="ce74"/>
          <table:table-cell office:value-type="float" office:value="10" calcext:value-type="float">
            <text:p>10</text:p>
          </table:table-cell>
          <table:table-cell table:style-name="ce225" table:formula="of:=[.$F$26]+[.$F$28]*[.$I35]+[.$F$27]*[.J$30]" office:value-type="float" office:value="200" calcext:value-type="float">
            <text:p>200</text:p>
          </table:table-cell>
          <table:table-cell table:style-name="ce219" table:formula="of:=[.$F$26]+[.$F$28]*[.$I35]+[.$F$27]*[.K$30]" office:value-type="float" office:value="300" calcext:value-type="float">
            <text:p>300</text:p>
          </table:table-cell>
          <table:table-cell table:style-name="ce219"/>
          <table:table-cell table:style-name="ce225" table:formula="of:=[.$F$26]+[.$F$28]*[.$I35]+[.$F$27]*[.M$30]" office:value-type="float" office:value="400" calcext:value-type="float">
            <text:p>400</text:p>
          </table:table-cell>
          <table:table-cell table:style-name="ce225" table:formula="of:=[.$F$26]+[.$F$28]*[.$I35]+[.$F$27]*[.N$30]" office:value-type="float" office:value="500" calcext:value-type="float">
            <text:p>500</text:p>
          </table:table-cell>
          <table:table-cell table:style-name="ce225" table:formula="of:=[.$F$26]+[.$F$28]*[.$I35]+[.$F$27]*[.O$30]" office:value-type="float" office:value="600" calcext:value-type="float">
            <text:p>600</text:p>
          </table:table-cell>
          <table:table-cell table:style-name="ce225" table:formula="of:=[.$F$26]+[.$F$28]*[.$I35]+[.$F$27]*[.P$30]" office:value-type="float" office:value="700" calcext:value-type="float">
            <text:p>700</text:p>
          </table:table-cell>
          <table:table-cell table:style-name="ce225" table:formula="of:=[.$F$26]+[.$F$28]*[.$I35]+[.$F$27]*[.Q$30]" office:value-type="float" office:value="800" calcext:value-type="float">
            <text:p>800</text:p>
          </table:table-cell>
          <table:table-cell table:number-columns-repeated="1007"/>
        </table:table-row>
        <table:table-row table:style-name="ro4">
          <table:table-cell table:number-columns-repeated="4"/>
          <table:table-cell table:style-name="ce1"/>
          <table:covered-table-cell table:style-name="ce223"/>
          <table:table-cell table:style-name="ce223"/>
          <table:table-cell table:style-name="ce74"/>
          <table:table-cell office:value-type="float" office:value="12" calcext:value-type="float">
            <text:p>12</text:p>
          </table:table-cell>
          <table:table-cell table:style-name="ce225" table:formula="of:=[.$F$26]+[.$F$28]*[.$I36]+[.$F$27]*[.J$30]" office:value-type="float" office:value="220" calcext:value-type="float">
            <text:p>220</text:p>
          </table:table-cell>
          <table:table-cell table:style-name="ce219" table:formula="of:=[.$F$26]+[.$F$28]*[.$I36]+[.$F$27]*[.K$30]" office:value-type="float" office:value="320" calcext:value-type="float">
            <text:p>320</text:p>
          </table:table-cell>
          <table:table-cell table:style-name="ce219"/>
          <table:table-cell table:style-name="ce225" table:formula="of:=[.$F$26]+[.$F$28]*[.$I36]+[.$F$27]*[.M$30]" office:value-type="float" office:value="420" calcext:value-type="float">
            <text:p>420</text:p>
          </table:table-cell>
          <table:table-cell table:style-name="ce225" table:formula="of:=[.$F$26]+[.$F$28]*[.$I36]+[.$F$27]*[.N$30]" office:value-type="float" office:value="520" calcext:value-type="float">
            <text:p>520</text:p>
          </table:table-cell>
          <table:table-cell table:style-name="ce225" table:formula="of:=[.$F$26]+[.$F$28]*[.$I36]+[.$F$27]*[.O$30]" office:value-type="float" office:value="620" calcext:value-type="float">
            <text:p>620</text:p>
          </table:table-cell>
          <table:table-cell table:style-name="ce225" table:formula="of:=[.$F$26]+[.$F$28]*[.$I36]+[.$F$27]*[.P$30]" office:value-type="float" office:value="720" calcext:value-type="float">
            <text:p>720</text:p>
          </table:table-cell>
          <table:table-cell table:style-name="ce225" table:formula="of:=[.$F$26]+[.$F$28]*[.$I36]+[.$F$27]*[.Q$30]" office:value-type="float" office:value="820" calcext:value-type="float">
            <text:p>820</text:p>
          </table:table-cell>
          <table:table-cell table:number-columns-repeated="1007"/>
        </table:table-row>
        <table:table-row table:style-name="ro4">
          <table:table-cell table:number-columns-repeated="4"/>
          <table:table-cell table:style-name="ce1"/>
          <table:covered-table-cell table:style-name="ce223"/>
          <table:table-cell table:style-name="ce223"/>
          <table:table-cell table:style-name="ce74"/>
          <table:table-cell office:value-type="float" office:value="14" calcext:value-type="float">
            <text:p>14</text:p>
          </table:table-cell>
          <table:table-cell table:style-name="ce225" table:formula="of:=[.$F$26]+[.$F$28]*[.$I37]+[.$F$27]*[.J$30]" office:value-type="float" office:value="240" calcext:value-type="float">
            <text:p>240</text:p>
          </table:table-cell>
          <table:table-cell table:style-name="ce219" table:formula="of:=[.$F$26]+[.$F$28]*[.$I37]+[.$F$27]*[.K$30]" office:value-type="float" office:value="340" calcext:value-type="float">
            <text:p>340</text:p>
          </table:table-cell>
          <table:table-cell table:style-name="ce219"/>
          <table:table-cell table:style-name="ce225" table:formula="of:=[.$F$26]+[.$F$28]*[.$I37]+[.$F$27]*[.M$30]" office:value-type="float" office:value="440" calcext:value-type="float">
            <text:p>440</text:p>
          </table:table-cell>
          <table:table-cell table:style-name="ce225" table:formula="of:=[.$F$26]+[.$F$28]*[.$I37]+[.$F$27]*[.N$30]" office:value-type="float" office:value="540" calcext:value-type="float">
            <text:p>540</text:p>
          </table:table-cell>
          <table:table-cell table:style-name="ce225" table:formula="of:=[.$F$26]+[.$F$28]*[.$I37]+[.$F$27]*[.O$30]" office:value-type="float" office:value="640" calcext:value-type="float">
            <text:p>640</text:p>
          </table:table-cell>
          <table:table-cell table:style-name="ce225" table:formula="of:=[.$F$26]+[.$F$28]*[.$I37]+[.$F$27]*[.P$30]" office:value-type="float" office:value="740" calcext:value-type="float">
            <text:p>740</text:p>
          </table:table-cell>
          <table:table-cell table:style-name="ce225" table:formula="of:=[.$F$26]+[.$F$28]*[.$I37]+[.$F$27]*[.Q$30]" office:value-type="float" office:value="840" calcext:value-type="float">
            <text:p>840</text:p>
          </table:table-cell>
          <table:table-cell table:number-columns-repeated="1007"/>
        </table:table-row>
        <table:table-row table:style-name="ro4">
          <table:table-cell table:number-columns-repeated="4"/>
          <table:table-cell table:style-name="ce1"/>
          <table:covered-table-cell table:style-name="ce223"/>
          <table:table-cell table:style-name="ce223"/>
          <table:table-cell table:style-name="ce74"/>
          <table:table-cell office:value-type="float" office:value="16" calcext:value-type="float">
            <text:p>16</text:p>
          </table:table-cell>
          <table:table-cell table:style-name="ce225" table:formula="of:=[.$F$26]+[.$F$28]*[.$I38]+[.$F$27]*[.J$30]" office:value-type="float" office:value="260" calcext:value-type="float">
            <text:p>260</text:p>
          </table:table-cell>
          <table:table-cell table:style-name="ce219" table:formula="of:=[.$F$26]+[.$F$28]*[.$I38]+[.$F$27]*[.K$30]" office:value-type="float" office:value="360" calcext:value-type="float">
            <text:p>360</text:p>
          </table:table-cell>
          <table:table-cell table:style-name="ce219"/>
          <table:table-cell table:style-name="ce225" table:formula="of:=[.$F$26]+[.$F$28]*[.$I38]+[.$F$27]*[.M$30]" office:value-type="float" office:value="460" calcext:value-type="float">
            <text:p>460</text:p>
          </table:table-cell>
          <table:table-cell table:style-name="ce225" table:formula="of:=[.$F$26]+[.$F$28]*[.$I38]+[.$F$27]*[.N$30]" office:value-type="float" office:value="560" calcext:value-type="float">
            <text:p>560</text:p>
          </table:table-cell>
          <table:table-cell table:style-name="ce225" table:formula="of:=[.$F$26]+[.$F$28]*[.$I38]+[.$F$27]*[.O$30]" office:value-type="float" office:value="660" calcext:value-type="float">
            <text:p>660</text:p>
          </table:table-cell>
          <table:table-cell table:style-name="ce225" table:formula="of:=[.$F$26]+[.$F$28]*[.$I38]+[.$F$27]*[.P$30]" office:value-type="float" office:value="760" calcext:value-type="float">
            <text:p>760</text:p>
          </table:table-cell>
          <table:table-cell table:style-name="ce225" table:formula="of:=[.$F$26]+[.$F$28]*[.$I38]+[.$F$27]*[.Q$30]" office:value-type="float" office:value="860" calcext:value-type="float">
            <text:p>860</text:p>
          </table:table-cell>
          <table:table-cell table:number-columns-repeated="1007"/>
        </table:table-row>
        <table:table-row table:style-name="ro4">
          <table:table-cell table:number-columns-repeated="4"/>
          <table:table-cell table:style-name="ce1"/>
          <table:covered-table-cell table:style-name="ce223"/>
          <table:table-cell table:style-name="ce223"/>
          <table:table-cell table:style-name="ce74"/>
          <table:table-cell office:value-type="float" office:value="18" calcext:value-type="float">
            <text:p>18</text:p>
          </table:table-cell>
          <table:table-cell table:style-name="ce225" table:formula="of:=[.$F$26]+[.$F$28]*[.$I39]+[.$F$27]*[.J$30]" office:value-type="float" office:value="280" calcext:value-type="float">
            <text:p>280</text:p>
          </table:table-cell>
          <table:table-cell table:style-name="ce219" table:formula="of:=[.$F$26]+[.$F$28]*[.$I39]+[.$F$27]*[.K$30]" office:value-type="float" office:value="380" calcext:value-type="float">
            <text:p>380</text:p>
          </table:table-cell>
          <table:table-cell table:style-name="ce219"/>
          <table:table-cell table:style-name="ce225" table:formula="of:=[.$F$26]+[.$F$28]*[.$I39]+[.$F$27]*[.M$30]" office:value-type="float" office:value="480" calcext:value-type="float">
            <text:p>480</text:p>
          </table:table-cell>
          <table:table-cell table:style-name="ce225" table:formula="of:=[.$F$26]+[.$F$28]*[.$I39]+[.$F$27]*[.N$30]" office:value-type="float" office:value="580" calcext:value-type="float">
            <text:p>580</text:p>
          </table:table-cell>
          <table:table-cell table:style-name="ce225" table:formula="of:=[.$F$26]+[.$F$28]*[.$I39]+[.$F$27]*[.O$30]" office:value-type="float" office:value="680" calcext:value-type="float">
            <text:p>680</text:p>
          </table:table-cell>
          <table:table-cell table:style-name="ce225" table:formula="of:=[.$F$26]+[.$F$28]*[.$I39]+[.$F$27]*[.P$30]" office:value-type="float" office:value="780" calcext:value-type="float">
            <text:p>780</text:p>
          </table:table-cell>
          <table:table-cell table:style-name="ce225" table:formula="of:=[.$F$26]+[.$F$28]*[.$I39]+[.$F$27]*[.Q$30]" office:value-type="float" office:value="880" calcext:value-type="float">
            <text:p>880</text:p>
          </table:table-cell>
          <table:table-cell table:number-columns-repeated="1007"/>
        </table:table-row>
        <table:table-row table:style-name="ro4">
          <table:table-cell table:number-columns-repeated="4"/>
          <table:table-cell table:style-name="ce1"/>
          <table:covered-table-cell table:style-name="ce223"/>
          <table:table-cell table:style-name="ce223"/>
          <table:table-cell table:style-name="ce74"/>
          <table:table-cell office:value-type="float" office:value="20" calcext:value-type="float">
            <text:p>20</text:p>
          </table:table-cell>
          <table:table-cell table:style-name="ce225" table:formula="of:=[.$F$26]+[.$F$28]*[.$I40]+[.$F$27]*[.J$30]" office:value-type="float" office:value="300" calcext:value-type="float">
            <text:p>300</text:p>
          </table:table-cell>
          <table:table-cell table:style-name="ce219" table:formula="of:=[.$F$26]+[.$F$28]*[.$I40]+[.$F$27]*[.K$30]" office:value-type="float" office:value="400" calcext:value-type="float">
            <text:p>400</text:p>
          </table:table-cell>
          <table:table-cell table:style-name="ce219"/>
          <table:table-cell table:style-name="ce225" table:formula="of:=[.$F$26]+[.$F$28]*[.$I40]+[.$F$27]*[.M$30]" office:value-type="float" office:value="500" calcext:value-type="float">
            <text:p>500</text:p>
          </table:table-cell>
          <table:table-cell table:style-name="ce225" table:formula="of:=[.$F$26]+[.$F$28]*[.$I40]+[.$F$27]*[.N$30]" office:value-type="float" office:value="600" calcext:value-type="float">
            <text:p>600</text:p>
          </table:table-cell>
          <table:table-cell table:style-name="ce225" table:formula="of:=[.$F$26]+[.$F$28]*[.$I40]+[.$F$27]*[.O$30]" office:value-type="float" office:value="700" calcext:value-type="float">
            <text:p>700</text:p>
          </table:table-cell>
          <table:table-cell table:style-name="ce225" table:formula="of:=[.$F$26]+[.$F$28]*[.$I40]+[.$F$27]*[.P$30]" office:value-type="float" office:value="800" calcext:value-type="float">
            <text:p>800</text:p>
          </table:table-cell>
          <table:table-cell table:style-name="ce225" table:formula="of:=[.$F$26]+[.$F$28]*[.$I40]+[.$F$27]*[.Q$30]" office:value-type="float" office:value="900" calcext:value-type="float">
            <text:p>900</text:p>
          </table:table-cell>
          <table:table-cell table:number-columns-repeated="1007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A Value" table:style-name="ta15">
        <table:table-column table:style-name="co32" table:default-cell-style-name="ce1"/>
        <table:table-column table:style-name="co13" table:number-columns-repeated="3" table:default-cell-style-name="ce1"/>
        <table:table-column table:style-name="co9" table:number-columns-repeated="253" table:default-cell-style-name="ce1"/>
        <table:table-column table:style-name="co9" table:number-columns-repeated="767" table:default-cell-style-name="Default"/>
        <table:table-row table:style-name="ro4">
          <table:table-cell table:number-columns-repeated="1024"/>
        </table:table-row>
        <table:table-row table:style-name="ro4">
          <table:table-cell table:style-name="ce229" office:value-type="string" calcext:value-type="string">
            <text:p>sci income</text:p>
          </table:table-cell>
          <table:table-cell table:style-name="ce230" table:formula="of:=250/[.B3]" office:value-type="float" office:value="62.5" calcext:value-type="float">
            <text:p>63</text:p>
          </table:table-cell>
          <table:table-cell table:style-name="ce230" table:formula="of:=250/[.C3]" office:value-type="float" office:value="41.6666666666667" calcext:value-type="float">
            <text:p>42</text:p>
          </table:table-cell>
          <table:table-cell table:style-name="ce230" table:formula="of:=250/[.D3]" office:value-type="float" office:value="31.25" calcext:value-type="float">
            <text:p>31</text:p>
          </table:table-cell>
          <table:table-cell table:style-name="ce230" table:formula="of:=250/[.E3]" office:value-type="float" office:value="25" calcext:value-type="float">
            <text:p>25</text:p>
          </table:table-cell>
          <table:table-cell table:style-name="ce230" table:formula="of:=250/[.F3]" office:value-type="float" office:value="20.8333333333333" calcext:value-type="float">
            <text:p>21</text:p>
          </table:table-cell>
          <table:table-cell table:style-name="ce230" table:formula="of:=250/[.G3]" office:value-type="float" office:value="17.8571428571429" calcext:value-type="float">
            <text:p>18</text:p>
          </table:table-cell>
          <table:table-cell table:style-name="ce230" table:formula="of:=250/[.H3]" office:value-type="float" office:value="15.625" calcext:value-type="float">
            <text:p>16</text:p>
          </table:table-cell>
          <table:table-cell table:style-name="ce230" table:formula="of:=250/[.I3]" office:value-type="float" office:value="13.8888888888889" calcext:value-type="float">
            <text:p>14</text:p>
          </table:table-cell>
          <table:table-cell table:style-name="ce230" table:formula="of:=250/[.J3]" office:value-type="float" office:value="12.5" calcext:value-type="float">
            <text:p>13</text:p>
          </table:table-cell>
          <table:table-cell table:number-columns-repeated="1014"/>
        </table:table-row>
        <table:table-row table:style-name="ro4">
          <table:table-cell table:style-name="ce229" office:value-type="string" calcext:value-type="string">
            <text:p># turns for tech</text:p>
          </table:table-cell>
          <table:table-cell table:style-name="ce230" office:value-type="float" office:value="4" calcext:value-type="float">
            <text:p>4</text:p>
          </table:table-cell>
          <table:table-cell table:style-name="ce230" office:value-type="float" office:value="6" calcext:value-type="float">
            <text:p>6</text:p>
          </table:table-cell>
          <table:table-cell table:style-name="ce230" office:value-type="float" office:value="8" calcext:value-type="float">
            <text:p>8</text:p>
          </table:table-cell>
          <table:table-cell table:style-name="ce230" office:value-type="float" office:value="10" calcext:value-type="float">
            <text:p>10</text:p>
          </table:table-cell>
          <table:table-cell table:style-name="ce230" office:value-type="float" office:value="12" calcext:value-type="float">
            <text:p>12</text:p>
          </table:table-cell>
          <table:table-cell table:style-name="ce230" office:value-type="float" office:value="14" calcext:value-type="float">
            <text:p>14</text:p>
          </table:table-cell>
          <table:table-cell table:style-name="ce230" office:value-type="float" office:value="16" calcext:value-type="float">
            <text:p>16</text:p>
          </table:table-cell>
          <table:table-cell table:style-name="ce230" office:value-type="float" office:value="18" calcext:value-type="float">
            <text:p>18</text:p>
          </table:table-cell>
          <table:table-cell table:style-name="ce230" office:value-type="float" office:value="20" calcext:value-type="float">
            <text:p>20</text:p>
          </table:table-cell>
          <table:table-cell table:number-columns-repeated="1014"/>
        </table:table-row>
        <table:table-row table:style-name="ro4">
          <table:table-cell table:style-name="ce229" office:value-type="string" calcext:value-type="string">
            <text:p>RA Cost per Turn</text:p>
          </table:table-cell>
          <table:table-cell table:number-columns-repeated="9" table:style-name="ce15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29" office:value-type="string" calcext:value-type="string">
            <text:p>RA Income per Turn</text:p>
          </table:table-cell>
          <table:table-cell table:style-name="ce231" table:formula="of:=[.B2]*0.12" office:value-type="float" office:value="7.5" calcext:value-type="float">
            <text:p>7.5</text:p>
          </table:table-cell>
          <table:table-cell table:style-name="ce231" table:formula="of:=[.C2]*0.12" office:value-type="float" office:value="5" calcext:value-type="float">
            <text:p>5.0</text:p>
          </table:table-cell>
          <table:table-cell table:style-name="ce231" table:formula="of:=[.D2]*0.12" office:value-type="float" office:value="3.75" calcext:value-type="float">
            <text:p>3.8</text:p>
          </table:table-cell>
          <table:table-cell table:style-name="ce231" table:formula="of:=[.E2]*0.12" office:value-type="float" office:value="3" calcext:value-type="float">
            <text:p>3.0</text:p>
          </table:table-cell>
          <table:table-cell table:style-name="ce231" table:formula="of:=[.F2]*0.12" office:value-type="float" office:value="2.5" calcext:value-type="float">
            <text:p>2.5</text:p>
          </table:table-cell>
          <table:table-cell table:style-name="ce231" table:formula="of:=[.G2]*0.12" office:value-type="float" office:value="2.14285714285714" calcext:value-type="float">
            <text:p>2.1</text:p>
          </table:table-cell>
          <table:table-cell table:style-name="ce231" table:formula="of:=[.H2]*0.12" office:value-type="float" office:value="1.875" calcext:value-type="float">
            <text:p>1.9</text:p>
          </table:table-cell>
          <table:table-cell table:style-name="ce231" table:formula="of:=[.I2]*0.12" office:value-type="float" office:value="1.66666666666667" calcext:value-type="float">
            <text:p>1.7</text:p>
          </table:table-cell>
          <table:table-cell table:style-name="ce231" table:formula="of:=[.J2]*0.12" office:value-type="float" office:value="1.5" calcext:value-type="float">
            <text:p>1.5</text:p>
          </table:table-cell>
          <table:table-cell table:number-columns-repeated="1014"/>
        </table:table-row>
        <table:table-row table:style-name="ro4">
          <table:table-cell table:style-name="ce229" office:value-type="string" calcext:value-type="string">
            <text:p>RA Income per Turn (without DoF)</text:p>
          </table:table-cell>
          <table:table-cell table:style-name="ce231" table:formula="of:=[.B2]*0.06" office:value-type="float" office:value="3.75" calcext:value-type="float">
            <text:p>3.8</text:p>
          </table:table-cell>
          <table:table-cell table:style-name="ce231" table:formula="of:=[.C2]*0.06" office:value-type="float" office:value="2.5" calcext:value-type="float">
            <text:p>2.5</text:p>
          </table:table-cell>
          <table:table-cell table:style-name="ce231" table:formula="of:=[.D2]*0.06" office:value-type="float" office:value="1.875" calcext:value-type="float">
            <text:p>1.9</text:p>
          </table:table-cell>
          <table:table-cell table:style-name="ce231" table:formula="of:=[.E2]*0.06" office:value-type="float" office:value="1.5" calcext:value-type="float">
            <text:p>1.5</text:p>
          </table:table-cell>
          <table:table-cell table:style-name="ce231" table:formula="of:=[.F2]*0.06" office:value-type="float" office:value="1.25" calcext:value-type="float">
            <text:p>1.3</text:p>
          </table:table-cell>
          <table:table-cell table:style-name="ce231" table:formula="of:=[.G2]*0.06" office:value-type="float" office:value="1.07142857142857" calcext:value-type="float">
            <text:p>1.1</text:p>
          </table:table-cell>
          <table:table-cell table:style-name="ce231" table:formula="of:=[.H2]*0.06" office:value-type="float" office:value="0.9375" calcext:value-type="float">
            <text:p>0.9</text:p>
          </table:table-cell>
          <table:table-cell table:style-name="ce231" table:formula="of:=[.I2]*0.06" office:value-type="float" office:value="0.833333333333333" calcext:value-type="float">
            <text:p>0.8</text:p>
          </table:table-cell>
          <table:table-cell table:style-name="ce231" table:formula="of:=[.J2]*0.06" office:value-type="float" office:value="0.75" calcext:value-type="float">
            <text:p>0.8</text:p>
          </table:table-cell>
          <table:table-cell table:number-columns-repeated="1014"/>
        </table:table-row>
        <table:table-row table:style-name="ro4">
          <table:table-cell/>
          <table:table-cell>
            <draw:frame table:end-cell-address="'RA Value'.I27" table:end-x="0.3079in" table:end-y="0.0441in" draw:z-index="0" draw:name="Chart 1" draw:style-name="gr1" draw:text-style-name="P1" svg:width="5.0303in" svg:height="3.6264in" svg:x="0.0469in" svg:y="0.1815in">
              <draw:object draw:notify-on-update-of-ranges="'RA Value'.B3:'RA Value'.J3 'RA Value'.A4:'RA Value'.A4 'RA Value'.B4:'RA Value'.J4 'RA Value'.A5:'RA Value'.A5 'RA Value'.B5:'RA Value'.J5 'RA Value'.A6:'RA Value'.A6 'RA Value'.B6:'RA Value'.J6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 table:number-rows-repeated="5">
          <table:table-cell table:style-name="ce29" table:number-columns-repeated="10"/>
          <table:table-cell table:number-columns-repeated="1014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1" svg:font-family="Consolas" style:font-family-generic="modern" style:font-pitch="fixed"/>
    <style:font-face style:name="Arial" svg:font-family="Arial" style:font-family-generic="swiss" style:font-pitch="variable"/>
    <style:font-face style:name="Consolas" svg:font-family="Consolas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1" number:min-integer-digits="1"/>
    </number:number-style>
    <number:number-style style:name="N125">
      <number:number number:decimal-places="0" number:min-integer-digits="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lueText" style:family="table-cell" style:parent-style-name="Default">
      <style:table-cell-properties fo:padding="0.028in"/>
      <style:text-properties fo:color="#000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dText" style:family="table-cell" style:parent-style-name="Default">
      <style:table-cell-properties fo:padding="0.028in"/>
      <style:text-properties fo:color="#8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Untitled1" style:family="table-cell" style:parent-style-name="Default">
      <style:table-cell-properties fo:padding="0.028in"/>
      <style:text-properties fo:color="#000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liefs" style:display-name="PageStyle_Belief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order_20_costs" style:display-name="PageStyle_Border cost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olicy_5f_Grid" style:display-name="PageStyle_Policy_Grid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olicies_5f_2" style:display-name="PageStyle_Policies_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olicy_5f_Themes" style:display-name="PageStyle_Policy_Them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olicy_20_Costs" style:display-name="PageStyle_Policy Cost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olicy_20_Costs_5f_Old" style:display-name="PageStyle_Policy Costs_Old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poils" style:display-name="PageStyle_Spoil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ucated_20_Elite" style:display-name="PageStyle_Educated Elit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echPrereqs" style:display-name="PageStyle_TechPrereq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ech_5f_Unlocks" style:display-name="PageStyle_Tech_Unlock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ech_5f_Deletes" style:display-name="PageStyle_Tech_Delet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trategic_5f_Resources" style:display-name="PageStyle_Strategic_Resourc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ech_5f_Costs" style:display-name="PageStyle_Tech_Cost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A_20_Value" style:display-name="PageStyle_RA Valu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 I</meta:initial-creator>
    <meta:creation-date>2013-02-23T08:27:04</meta:creation-date>
    <dc:date>2013-10-26T14:22:33.813000000</dc:date>
    <meta:editing-cycles>63</meta:editing-cycles>
    <meta:editing-duration>P1DT13H32M16S</meta:editing-duration>
    <meta:document-statistic meta:table-count="15" meta:cell-count="6566" meta:object-count="7"/>
    <meta:generator>LibreOffice/4.1.1.2$Windows_x86 LibreOffice_project/7e4286b58adc75a14f6d83f53a03b6c11fa2903</meta:generator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Function STRJOIN(range, Optional delimiter As String, Optional before As String, Optional after As String)
    Dim row, col As Integer
    Dim result, cell As String

    result = ""

    If IsMissing(delimiter) Then
        delimiter = ","
    End If
    If IsMissing(before) Then
        before = ""
    End If
    If IsMissing(after) Then
        after = ""
    End If

    If NOT IsMissing(range) Then
        If NOT IsArray(range) Then
            result = before &amp; range &amp; after
        Else
            For row = LBound(range, 1) To UBound(range, 1)
                For col = LBound(range, 2) To UBound(range, 2)
                    cell = range(row, col)
                    If Len(Trim(cell)) &lt;&gt; 0 Then
                        If result &lt;&gt; "" Then
                            result = result &amp; delimiter
                        End If
                        result = result &amp; before &amp; range(row, col) &amp; after
                    End If
                Next
            Next
        End If
    End If

    STRJOIN = result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cecec"/>
    </style:style>
    <style:style style:name="ch2" style:family="chart">
      <style:graphic-properties draw:stroke="none" draw:fill="none" draw:fill-color="#000000"/>
      <style:text-properties fo:color="#000000" fo:font-size="10pt" style:font-size-asian="10pt" style:font-family-complex="Arial" style:font-size-complex="10pt"/>
    </style:style>
    <style:style style:name="ch3" style:family="chart">
      <style:chart-properties chart:interpolation="cubic-spline"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fo:font-size="15pt" style:font-size-asian="15pt" style:font-family-complex="Arial" style:font-size-complex="15pt"/>
    </style:style>
    <style:style style:name="ch6" style:family="chart" style:data-style-name="N0">
      <style:chart-properties chart:display-label="false" chart:logarithmic="false" chart:maximum="120" chart:reverse-direction="false" text:line-break="false" chart:axis-position="1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fo:font-size="15pt" style:font-size-asian="15pt" style:font-family-complex="Arial" style:font-size-complex="15pt"/>
    </style:style>
    <style:style style:name="ch8" style:family="chart" style:data-style-name="N0">
      <style:chart-properties chart:symbol-type="none"/>
      <style:graphic-properties svg:stroke-width="0.105cm" svg:stroke-color="#660066" draw:fill-color="#66006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105cm" svg:stroke-color="#0084d1" draw:fill-color="#0084d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105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7.651cm" svg:height="15.557cm" xlink:href=".." xlink:type="simple" chart:class="chart:line" chart:style-name="ch1">
        <chart:legend svg:x="12.299cm" svg:y="6.697cm" style:legend-expansion="custom" chartooo:width="3.951cm" chartooo:height="2.187cm" style:legend-expansion-aspect-ratio="1.80658436213992" chart:style-name="ch2"/>
        <chart:plot-area chart:style-name="ch3" table:cell-range-address="'Border costs'.A1:'Border costs'.D21" chart:data-source-has-labels="row" svg:x="1.71cm" svg:y="1.375cm" svg:width="10.16cm" svg:height="12.481cm">
          <chartooo:coordinate-region svg:x="1.803cm" svg:y="1.375cm" svg:width="9.88cm" svg:height="11.808cm"/>
          <chart:axis chart:dimension="x" chart:name="primary-x" chart:style-name="ch4">
            <chart:title svg:x="4.406cm" svg:y="14.168cm" chart:style-name="ch5">
              <text:p>Border Tiles (GEM)</text:p>
            </chart:title>
          </chart:axis>
          <chart:axis chart:dimension="y" chart:name="primary-y" chart:style-name="ch6">
            <chart:title svg:x="0.43cm" svg:y="8.53cm" chart:style-name="ch7">
              <text:p>Culture</text:p>
            </chart:title>
          </chart:axis>
          <chart:series chart:style-name="ch8" chart:values-cell-range-address="'Border costs'.A2:'Border costs'.A21" chart:label-cell-address="'Border costs'.A1:'Border costs'.A1" chart:class="chart:line">
            <chart:data-point chart:repeated="20"/>
          </chart:series>
          <chart:series chart:style-name="ch9" chart:values-cell-range-address="'Border costs'.B2:'Border costs'.B21" chart:label-cell-address="'Border costs'.B1:'Border costs'.B1" chart:class="chart:line">
            <chart:data-point chart:repeated="20"/>
          </chart:series>
          <chart:series chart:style-name="ch10" chart:values-cell-range-address="'Border costs'.C2:'Border costs'.C21" chart:label-cell-address="'Border costs'.C1:'Border costs'.C1" chart:class="chart:line">
            <chart:data-point chart:repeated="20"/>
          </chart:series>
          <chart:series chart:style-name="ch11" chart:values-cell-range-address="'Border costs'.D2:'Border costs'.D21" chart:label-cell-address="'Border costs'.D1:'Border costs'.D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rder cost</text:p>
                <draw:g>
                  <svg:desc>'Border costs'.A1:'Border costs'.A1</svg:desc>
                </draw:g>
              </table:table-cell>
              <table:table-cell office:value-type="string">
                <text:p>Monument Income</text:p>
                <draw:g>
                  <svg:desc>'Border costs'.B1:'Border costs'.B1</svg:desc>
                </draw:g>
              </table:table-cell>
              <table:table-cell office:value-type="string">
                <text:p>Theater Income</text:p>
                <draw:g>
                  <svg:desc>'Border costs'.C1:'Border costs'.C1</svg:desc>
                </draw:g>
              </table:table-cell>
              <table:table-cell office:value-type="string">
                <text:p>Opera Income</text:p>
                <draw:g>
                  <svg:desc>'Border costs'.D1:'Border cost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order costs'.A2:'Border costs'.A21</svg:desc>
                </draw:g>
              </table:table-cell>
              <table:table-cell office:value-type="float" office:value="2">
                <text:p>2</text:p>
                <draw:g>
                  <svg:desc>'Border costs'.B2:'Border costs'.B21</svg:desc>
                </draw:g>
              </table:table-cell>
              <table:table-cell office:value-type="float" office:value="1">
                <text:p>1</text:p>
                <draw:g>
                  <svg:desc>'Border costs'.C2:'Border costs'.C21</svg:desc>
                </draw:g>
              </table:table-cell>
              <table:table-cell office:value-type="float" office:value="2">
                <text:p>2</text:p>
                <draw:g>
                  <svg:desc>'Border costs'.D2:'Border costs'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">
                <text:p>4.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945">
                <text:p>6.94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98675">
                <text:p>9.9867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4847625">
                <text:p>13.484762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.507476875">
                <text:p>17.507476875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13359840625">
                <text:p>22.13359840625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4536381671875">
                <text:p>27.4536381671875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.5716838922656">
                <text:p>33.5716838922656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.6074364761055">
                <text:p>40.6074364761055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.6985519475213">
                <text:p>48.6985519475213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.0033347396495">
                <text:p>58.0033347396495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.7038349505969">
                <text:p>68.7038349505969</text:p>
              </table:table-cell>
              <table:table-cell office:value-type="float" office:value="28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.0094101931864">
                <text:p>81.0094101931864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5.1608217221643">
                <text:p>95.1608217221643</text:p>
              </table:table-cell>
              <table:table-cell office:value-type="float" office:value="32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1.434944980489">
                <text:p>111.434944980489</text:p>
              </table:table-cell>
              <table:table-cell office:value-type="float" office:value="34">
                <text:p>34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0.150186727562">
                <text:p>130.150186727562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1.672714736697">
                <text:p>151.672714736697</text:p>
              </table:table-cell>
              <table:table-cell office:value-type="float" office:value="38">
                <text:p>3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6.423621947201">
                <text:p>176.423621947201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Windows_x86 LibreOffice_project/7e4286b58adc75a14f6d83f53a03b6c11fa290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cecec"/>
    </style:style>
    <style:style style:name="ch2" style:family="chart">
      <style:chart-properties chart:auto-position="true"/>
      <style:graphic-properties draw:stroke="none" draw:fill="none" draw:fill-color="#000000"/>
      <style:text-properties fo:color="#000000" fo:font-size="15pt" style:font-size-asian="15pt" style:font-family-complex="Arial" style:font-size-complex="15pt"/>
    </style:style>
    <style:style style:name="ch3" style:family="chart">
      <style:chart-properties chart:interpolation="cubic-spline"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fo:font-size="15pt" style:font-size-asian="15pt" style:font-family-complex="Arial" style:font-size-complex="15pt"/>
    </style:style>
    <style:style style:name="ch6" style:family="chart" style:data-style-name="N0">
      <style:chart-properties chart:display-label="false" chart:logarithmic="false" chart:maximum="120" chart:reverse-direction="false" text:line-break="false" chart:axis-position="1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fo:font-size="15pt" style:font-size-asian="15pt" style:font-family-complex="Arial" style:font-size-complex="15pt"/>
    </style:style>
    <style:style style:name="ch8" style:family="chart" style:data-style-name="N0">
      <style:chart-properties chart:symbol-type="none"/>
      <style:graphic-properties svg:stroke-width="0.105cm" svg:stroke-color="#660066" draw:fill-color="#66006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105cm" svg:stroke-color="#0084d1" draw:fill-color="#0084d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7.653cm" svg:height="15.555cm" xlink:href=".." xlink:type="simple" chart:class="chart:line" chart:style-name="ch1">
        <chart:legend chart:legend-position="end" svg:x="11.917cm" svg:y="6.294cm" style:legend-expansion="high" chart:style-name="ch2"/>
        <chart:plot-area chart:style-name="ch3" table:cell-range-address="'Border costs'.A38:'Border costs'.D58" chart:data-source-has-labels="row" svg:x="1.706cm" svg:y="1.371cm" svg:width="10.148cm" svg:height="12.487cm">
          <chartooo:coordinate-region svg:x="1.799cm" svg:y="1.371cm" svg:width="9.868cm" svg:height="11.814cm"/>
          <chart:axis chart:dimension="x" chart:name="primary-x" chart:style-name="ch4">
            <chart:title svg:x="3.801cm" svg:y="14.17cm" chart:style-name="ch5">
              <text:p>Border Tiles (unmodded)</text:p>
            </chart:title>
          </chart:axis>
          <chart:axis chart:dimension="y" chart:name="primary-y" chart:style-name="ch6">
            <chart:title svg:x="0.426cm" svg:y="8.529cm" chart:style-name="ch7">
              <text:p>Culture</text:p>
            </chart:title>
          </chart:axis>
          <chart:series chart:style-name="ch8" chart:values-cell-range-address="'Border costs'.A39:'Border costs'.A58" chart:label-cell-address="'Border costs'.A38:'Border costs'.A38" chart:class="chart:line">
            <chart:data-point chart:repeated="20"/>
          </chart:series>
          <chart:series chart:style-name="ch9" chart:values-cell-range-address="'Border costs'.B39:'Border costs'.B58" chart:label-cell-address="'Border costs'.B38:'Border costs'.B38" chart:class="chart:line">
            <chart:data-point chart:repeated="20"/>
          </chart:series>
          <chart:series chart:style-name="ch10" chart:values-cell-range-address="'Border costs'.C39:'Border costs'.C58" chart:label-cell-address="'Border costs'.C38:'Border costs'.C38" chart:class="chart:line">
            <chart:data-point chart:repeated="20"/>
          </chart:series>
          <chart:series chart:style-name="ch11" chart:values-cell-range-address="'Border costs'.D39:'Border costs'.D58" chart:label-cell-address="'Border costs'.D38:'Border costs'.D38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rder cost</text:p>
                <draw:g>
                  <svg:desc>'Border costs'.A38:'Border costs'.A38</svg:desc>
                </draw:g>
              </table:table-cell>
              <table:table-cell office:value-type="string">
                <text:p>Monument Income</text:p>
                <draw:g>
                  <svg:desc>'Border costs'.B38:'Border costs'.B38</svg:desc>
                </draw:g>
              </table:table-cell>
              <table:table-cell office:value-type="string">
                <text:p>Theater Income</text:p>
                <draw:g>
                  <svg:desc>'Border costs'.C38:'Border costs'.C38</svg:desc>
                </draw:g>
              </table:table-cell>
              <table:table-cell office:value-type="string">
                <text:p>Opera Income</text:p>
                <draw:g>
                  <svg:desc>'Border costs'.D38:'Border costs'.D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order costs'.A39:'Border costs'.A58</svg:desc>
                </draw:g>
              </table:table-cell>
              <table:table-cell office:value-type="float" office:value="2">
                <text:p>2</text:p>
                <draw:g>
                  <svg:desc>'Border costs'.B39:'Border costs'.B58</svg:desc>
                </draw:g>
              </table:table-cell>
              <table:table-cell office:value-type="float" office:value="6">
                <text:p>6</text:p>
                <draw:g>
                  <svg:desc>'Border costs'.C39:'Border costs'.C58</svg:desc>
                </draw:g>
              </table:table-cell>
              <table:table-cell office:value-type="float" office:value="12">
                <text:p>12</text:p>
                <draw:g>
                  <svg:desc>'Border costs'.D39:'Border costs'.D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54">
                <text:p>5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66">
                <text:p>6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78">
                <text:p>7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84">
                <text:p>8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90">
                <text:p>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96">
                <text:p>9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102">
                <text:p>10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108">
                <text:p>10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114">
                <text:p>11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  <table:table-cell office:value-type="float" office:value="240">
                <text:p>2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Windows_x86 LibreOffice_project/7e4286b58adc75a14f6d83f53a03b6c11fa290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draw:fill-color="#ececec"/>
    </style:style>
    <style:style style:name="ch2" style:family="chart">
      <style:graphic-properties draw:stroke="none" draw:fill="none" draw:fill-color="#000000"/>
      <style:text-properties fo:color="#000000" fo:font-size="10pt" style:font-size-asian="10pt" style:font-family-complex="Arial" style:font-size-complex="10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fo:font-size="11pt" style:font-size-asian="11pt" style:font-family-complex="Arial" style:font-size-complex="11pt"/>
    </style:style>
    <style:style style:name="ch6" style:family="chart" style:data-style-name="N1">
      <style:chart-properties chart:display-label="true" chart:logarithmic="false" chart:maximum="7" chart:reverse-direction="false" text:line-break="false" chart:link-data-style-to-source="false" chart:axis-position="1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fo:font-size="11pt" style:font-size-asian="11pt" style:font-family-complex="Arial" style:font-size-complex="11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none"/>
      <style:graphic-properties svg:stroke-width="0.105cm" svg:stroke-color="#c5000b" draw:fill-color="#c5000b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5.104cm" svg:height="18.036cm" xlink:href=".." xlink:type="simple" chart:class="chart:line" chart:style-name="ch1">
        <chart:legend svg:x="12.46cm" svg:y="8.316cm" style:legend-expansion="custom" chartooo:width="2.575cm" chartooo:height="1.658cm" style:legend-expansion-aspect-ratio="1.55307599517491" chart:style-name="ch2"/>
        <chart:plot-area chart:style-name="ch3" table:cell-range-address="'Policy Costs'.T9:'Policy Costs'.W31" chart:data-source-has-labels="both" svg:x="2.147cm" svg:y="4.874cm" svg:width="9.989cm" svg:height="8.675cm">
          <chartooo:coordinate-region svg:x="2.583cm" svg:y="5.086cm" svg:width="9.459cm" svg:height="7.79cm"/>
          <chart:axis chart:dimension="x" chart:name="primary-x" chart:style-name="ch4" chartooo:axis-type="auto">
            <chartooo:date-scale/>
            <chart:title svg:x="5.311cm" svg:y="13.909cm" chart:style-name="ch5">
              <text:p># Trees (unmodded)</text:p>
            </chart:title>
            <chart:categories table:cell-range-address="'Policy Costs'.T10:'Policy Costs'.T31"/>
          </chart:axis>
          <chart:axis chart:dimension="y" chart:name="primary-y" chart:style-name="ch6">
            <chart:title svg:x="1.163cm" svg:y="9.943cm" chart:style-name="ch7">
              <text:p># Trees</text:p>
            </chart:title>
            <chart:grid chart:style-name="ch8" chart:class="major"/>
          </chart:axis>
          <chart:series chart:style-name="ch9" chart:values-cell-range-address="'Policy Costs'.U10:'Policy Costs'.U31" chart:label-cell-address="'Policy Costs'.U9:'Policy Costs'.U9" chart:class="chart:line">
            <chart:data-point chart:repeated="22"/>
          </chart:series>
          <chart:series chart:style-name="ch10" chart:values-cell-range-address="'Policy Costs'.V10:'Policy Costs'.V31" chart:label-cell-address="'Policy Costs'.V9:'Policy Costs'.V9" chart:class="chart:line">
            <chart:data-point chart:repeated="22"/>
          </chart:series>
          <chart:series chart:style-name="ch11" chart:values-cell-range-address="'Policy Costs'.W10:'Policy Costs'.W31" chart:label-cell-address="'Policy Costs'.W9:'Policy Costs'.W9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mod</text:p>
                <draw:g>
                  <svg:desc>'Policy Costs'.U9:'Policy Costs'.U9</svg:desc>
                </draw:g>
              </table:table-cell>
              <table:table-cell office:value-type="string">
                <text:p>Mod Old</text:p>
                <draw:g>
                  <svg:desc>'Policy Costs'.V9:'Policy Costs'.V9</svg:desc>
                </draw:g>
              </table:table-cell>
              <table:table-cell office:value-type="string">
                <text:p>Mod New</text:p>
                <draw:g>
                  <svg:desc>'Policy Costs'.W9:'Policy Costs'.W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Policy Costs'.T10:'Policy Costs'.T31</svg:desc>
                </draw:g>
              </table:table-cell>
              <table:table-cell office:value-type="float" office:value="0">
                <text:p>0</text:p>
                <draw:g>
                  <svg:desc>'Policy Costs'.U10:'Policy Costs'.U31</svg:desc>
                </draw:g>
              </table:table-cell>
              <table:table-cell office:value-type="float" office:value="0">
                <text:p>0</text:p>
                <draw:g>
                  <svg:desc>'Policy Costs'.V10:'Policy Costs'.V31</svg:desc>
                </draw:g>
              </table:table-cell>
              <table:table-cell office:value-type="float" office:value="0">
                <text:p>0</text:p>
                <draw:g>
                  <svg:desc>'Policy Costs'.W10:'Policy Costs'.W3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">
                <text:p>0.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5">
                <text:p>1.5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.16666666666667">
                <text:p>2.1666666666666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2.83333333333333">
                <text:p>2.83333333333333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">
                <text:p>2.5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83333333333333">
                <text:p>2.83333333333333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4.83333333333333">
                <text:p>4.8333333333333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Windows_x86 LibreOffice_project/7e4286b58adc75a14f6d83f53a03b6c11fa290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 draw:fill-color="#ececec"/>
    </style:style>
    <style:style style:name="ch2" style:family="chart">
      <style:graphic-properties draw:stroke="none" draw:fill="none" draw:fill-color="#000000"/>
      <style:text-properties fo:color="#000000" fo:font-size="10pt" style:font-size-asian="10pt" style:font-family-complex="Arial" style:font-size-complex="10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fo:font-size="11pt" style:font-size-asian="11pt" style:font-family-complex="Arial" style:font-size-complex="11pt"/>
    </style:style>
    <style:style style:name="ch6" style:family="chart" style:data-style-name="N10">
      <style:chart-properties chart:display-label="true" chart:logarithmic="false" chart:maximum="2" chart:interval-major="0.5" chart:reverse-direction="false" text:line-break="false" chart:axis-position="1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fo:font-size="11pt" style:font-size-asian="11pt" style:font-family-complex="Arial" style:font-size-complex="11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symbol-type="none"/>
      <style:graphic-properties svg:stroke-width="0.105cm" svg:stroke-color="#7e0021" draw:fill-color="#7e0021"/>
      <style:text-properties fo:font-size="10pt" style:font-size-asian="10pt" style:font-size-complex="10pt"/>
    </style:style>
    <style:style style:name="ch10" style:family="chart" style:data-style-name="N10">
      <style:chart-properties chart:symbol-type="none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1" style:family="chart" style:data-style-name="N10">
      <style:chart-properties chart:symbol-type="non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5.104cm" svg:height="10.224cm" xlink:href=".." xlink:type="simple" chart:class="chart:line" chart:style-name="ch1">
        <chart:legend svg:x="12.249cm" svg:y="4.716cm" style:legend-expansion="custom" chartooo:width="2.786cm" chartooo:height="1.658cm" style:legend-expansion-aspect-ratio="1.68033775633293" chart:style-name="ch2"/>
        <chart:plot-area chart:style-name="ch3" table:cell-range-address="'Policy Costs_Old'.I35:'Policy Costs_Old'.L71" chart:data-source-has-labels="both" svg:x="1.367cm" svg:y="2.679cm" svg:width="10.691cm" svg:height="5.737cm">
          <chartooo:coordinate-region svg:x="2.491cm" svg:y="2.891cm" svg:width="9.38cm" svg:height="4.428cm"/>
          <chart:axis chart:dimension="x" chart:name="primary-x" chart:style-name="ch4" chartooo:axis-type="auto">
            <chartooo:date-scale/>
            <chart:title svg:x="5.808cm" svg:y="8.62cm" chart:style-name="ch5">
              <text:p># Policies</text:p>
            </chart:title>
            <chart:categories table:cell-range-address="'Policy Costs_Old'.I36:'Policy Costs_Old'.I71"/>
          </chart:axis>
          <chart:axis chart:dimension="y" chart:name="primary-y" chart:style-name="ch6">
            <chart:title svg:x="0.383cm" svg:y="8.012cm" chart:style-name="ch7">
              <text:p>Cumulative Cost (vs vanilla)</text:p>
            </chart:title>
            <chart:grid chart:style-name="ch8" chart:class="major"/>
          </chart:axis>
          <chart:series chart:style-name="ch9" chart:values-cell-range-address="'Policy Costs_Old'.J36:'Policy Costs_Old'.J71" chart:label-cell-address="'Policy Costs_Old'.J35:'Policy Costs_Old'.J35" chart:class="chart:line">
            <chart:data-point chart:repeated="36"/>
          </chart:series>
          <chart:series chart:style-name="ch10" chart:values-cell-range-address="'Policy Costs_Old'.K36:'Policy Costs_Old'.K71" chart:label-cell-address="'Policy Costs_Old'.K35:'Policy Costs_Old'.K35" chart:class="chart:line">
            <chart:data-point chart:repeated="36"/>
          </chart:series>
          <chart:series chart:style-name="ch11" chart:values-cell-range-address="'Policy Costs_Old'.L36:'Policy Costs_Old'.L71" chart:label-cell-address="'Policy Costs_Old'.L35:'Policy Costs_Old'.L35" chart:class="chart:line">
            <chart:data-point chart:repeated="3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modded</text:p>
                <draw:g>
                  <svg:desc>'Policy Costs_Old'.J35:'Policy Costs_Old'.J35</svg:desc>
                </draw:g>
              </table:table-cell>
              <table:table-cell office:value-type="string">
                <text:p>v13</text:p>
                <draw:g>
                  <svg:desc>'Policy Costs_Old'.K35:'Policy Costs_Old'.K35</svg:desc>
                </draw:g>
              </table:table-cell>
              <table:table-cell office:value-type="string">
                <text:p>v13.1</text:p>
                <draw:g>
                  <svg:desc>'Policy Costs_Old'.L35:'Policy Costs_Old'.L3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Policy Costs_Old'.I36:'Policy Costs_Old'.I71</svg:desc>
                </draw:g>
              </table:table-cell>
              <table:table-cell office:value-type="float" office:value="1">
                <text:p>1</text:p>
                <draw:g>
                  <svg:desc>'Policy Costs_Old'.J36:'Policy Costs_Old'.J71</svg:desc>
                </draw:g>
              </table:table-cell>
              <table:table-cell office:value-type="float" office:value="2">
                <text:p>2</text:p>
                <draw:g>
                  <svg:desc>'Policy Costs_Old'.K36:'Policy Costs_Old'.K71</svg:desc>
                </draw:g>
              </table:table-cell>
              <table:table-cell office:value-type="float" office:value="2">
                <text:p>2</text:p>
                <draw:g>
                  <svg:desc>'Policy Costs_Old'.L36:'Policy Costs_Old'.L7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.90909090909091">
                <text:p>1.90909090909091</text:p>
              </table:table-cell>
              <table:table-cell office:value-type="float" office:value="1.81818181818182">
                <text:p>1.8181818181818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.56521739130435">
                <text:p>1.56521739130435</text:p>
              </table:table-cell>
              <table:table-cell office:value-type="float" office:value="1.43478260869565">
                <text:p>1.4347826086956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.29545454545455">
                <text:p>1.29545454545455</text:p>
              </table:table-cell>
              <table:table-cell office:value-type="float" office:value="1.15909090909091">
                <text:p>1.1590909090909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.1025641025641">
                <text:p>1.1025641025641</text:p>
              </table:table-cell>
              <table:table-cell office:value-type="float" office:value="0.974358974358974">
                <text:p>0.97435897435897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968992248062015">
                <text:p>0.968992248062015</text:p>
              </table:table-cell>
              <table:table-cell office:value-type="float" office:value="0.86046511627907">
                <text:p>0.8604651162790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885">
                <text:p>0.885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820338983050847">
                <text:p>0.820338983050847</text:p>
              </table:table-cell>
              <table:table-cell office:value-type="float" office:value="0.738983050847458">
                <text:p>0.73898305084745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772727272727273">
                <text:p>0.772727272727273</text:p>
              </table:table-cell>
              <table:table-cell office:value-type="float" office:value="0.705741626794258">
                <text:p>0.7057416267942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734729493891798">
                <text:p>0.734729493891798</text:p>
              </table:table-cell>
              <table:table-cell office:value-type="float" office:value="0.682373472949389">
                <text:p>0.6823734729493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705497382198953">
                <text:p>0.705497382198953</text:p>
              </table:table-cell>
              <table:table-cell office:value-type="float" office:value="0.664921465968586">
                <text:p>0.66492146596858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681086519114688">
                <text:p>0.681086519114688</text:p>
              </table:table-cell>
              <table:table-cell office:value-type="float" office:value="0.652917505030181">
                <text:p>0.6529175050301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661404893449092">
                <text:p>0.661404893449092</text:p>
              </table:table-cell>
              <table:table-cell office:value-type="float" office:value="0.644830307813733">
                <text:p>0.64483030781373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64461247637051">
                <text:p>0.64461247637051</text:p>
              </table:table-cell>
              <table:table-cell office:value-type="float" office:value="0.638941398865785">
                <text:p>0.6389413988657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63023493360572">
                <text:p>0.63023493360572</text:p>
              </table:table-cell>
              <table:table-cell office:value-type="float" office:value="0.634320735444331">
                <text:p>0.63432073544433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617708770457407">
                <text:p>0.617708770457407</text:p>
              </table:table-cell>
              <table:table-cell office:value-type="float" office:value="0.631137221989089">
                <text:p>0.6311372219890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606769016050244">
                <text:p>0.606769016050244</text:p>
              </table:table-cell>
              <table:table-cell office:value-type="float" office:value="0.629099790648988">
                <text:p>0.62909979064898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597010550996483">
                <text:p>0.597010550996483</text:p>
              </table:table-cell>
              <table:table-cell office:value-type="float" office:value="0.627491207502931">
                <text:p>0.6274912075029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588366890380313">
                <text:p>0.588366890380313</text:p>
              </table:table-cell>
              <table:table-cell office:value-type="float" office:value="0.626646781009197">
                <text:p>0.62664678100919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580569727891156">
                <text:p>0.580569727891156</text:p>
              </table:table-cell>
              <table:table-cell office:value-type="float" office:value="0.626275510204082">
                <text:p>0.626275510204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573365085180436">
                <text:p>0.573365085180436</text:p>
              </table:table-cell>
              <table:table-cell office:value-type="float" office:value="0.626122000366367">
                <text:p>0.62612200036636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566841519631219">
                <text:p>0.566841519631219</text:p>
              </table:table-cell>
              <table:table-cell office:value-type="float" office:value="0.626291527579081">
                <text:p>0.6262915275790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560799555802332">
                <text:p>0.560799555802332</text:p>
              </table:table-cell>
              <table:table-cell office:value-type="float" office:value="0.626735147140477">
                <text:p>0.62673514714047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555230431602048">
                <text:p>0.555230431602048</text:p>
              </table:table-cell>
              <table:table-cell office:value-type="float" office:value="0.627286027798098">
                <text:p>0.6272860277980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550005382710733">
                <text:p>0.550005382710733</text:p>
              </table:table-cell>
              <table:table-cell office:value-type="float" office:value="0.627947034126386">
                <text:p>0.62794703412638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545185326709973">
                <text:p>0.545185326709973</text:p>
              </table:table-cell>
              <table:table-cell office:value-type="float" office:value="0.628773404661827">
                <text:p>0.628773404661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54074767946862">
                <text:p>0.54074767946862</text:p>
              </table:table-cell>
              <table:table-cell office:value-type="float" office:value="0.629651707400153">
                <text:p>0.62965170740015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536473816601875">
                <text:p>0.536473816601875</text:p>
              </table:table-cell>
              <table:table-cell office:value-type="float" office:value="0.630612089336077">
                <text:p>0.630612089336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532502226179875">
                <text:p>0.532502226179875</text:p>
              </table:table-cell>
              <table:table-cell office:value-type="float" office:value="0.631618604013974">
                <text:p>0.63161860401397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528728530829112">
                <text:p>0.528728530829112</text:p>
              </table:table-cell>
              <table:table-cell office:value-type="float" office:value="0.632645496107747">
                <text:p>0.632645496107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525132792843165">
                <text:p>0.525132792843165</text:p>
              </table:table-cell>
              <table:table-cell office:value-type="float" office:value="0.633715403969807">
                <text:p>0.63371540396980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521725888324873">
                <text:p>0.521725888324873</text:p>
              </table:table-cell>
              <table:table-cell office:value-type="float" office:value="0.634771573604061">
                <text:p>0.6347715736040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518489414810021">
                <text:p>0.518489414810021</text:p>
              </table:table-cell>
              <table:table-cell office:value-type="float" office:value="0.635850975316631">
                <text:p>0.63585097531663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515385589464354">
                <text:p>0.515385589464354</text:p>
              </table:table-cell>
              <table:table-cell office:value-type="float" office:value="0.636950740787641">
                <text:p>0.6369507407876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512425120772947">
                <text:p>0.512425120772947</text:p>
              </table:table-cell>
              <table:table-cell office:value-type="float" office:value="0.638067632850242">
                <text:p>0.63806763285024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509613338063143">
                <text:p>0.509613338063143</text:p>
              </table:table-cell>
              <table:table-cell office:value-type="float" office:value="0.639162823696346">
                <text:p>0.63916282369634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Windows_x86 LibreOffice_project/7e4286b58adc75a14f6d83f53a03b6c11fa290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math xmlns="http://www.w3.org/1998/Math/MathML">
  <semantics>
    <mrow>
      <mstyle mathsize="12pt">
        <mrow>
          <mrow>
            <mrow>
              <mrow>
                <mrow>
                  <mfrac>
                    <mrow>
                      <msub>
                        <mi>c</mi>
                        <mrow>
                          <mstyle mathsize="8pt">
                            <mrow>
                              <mrow>
                                <mstyle mathvariant="italic">
                                  <mrow>
                                    <mtext>after</mtext>
                                  </mrow>
                                </mstyle>
                              </mrow>
                            </mrow>
                          </mstyle>
                        </mrow>
                      </msub>
                    </mrow>
                    <mrow>
                      <msub>
                        <mi>i</mi>
                        <mrow>
                          <mstyle mathsize="8pt">
                            <mrow>
                              <mrow>
                                <mstyle mathvariant="italic">
                                  <mrow>
                                    <mtext>after</mtext>
                                  </mrow>
                                </mstyle>
                              </mrow>
                            </mrow>
                          </mstyle>
                        </mrow>
                      </msub>
                    </mrow>
                  </mfrac>
                </mrow>
                <mo stretchy="false">/</mo>
                <mrow>
                  <mfrac>
                    <mrow>
                      <msub>
                        <mi>c</mi>
                        <mrow>
                          <mstyle mathsize="8pt">
                            <mrow>
                              <mrow>
                                <mstyle mathvariant="italic">
                                  <mrow>
                                    <mtext>before</mtext>
                                  </mrow>
                                </mstyle>
                              </mrow>
                            </mrow>
                          </mstyle>
                        </mrow>
                      </msub>
                    </mrow>
                    <mrow>
                      <msub>
                        <mi>i</mi>
                        <mrow>
                          <mstyle mathsize="8pt">
                            <mrow>
                              <mrow>
                                <mstyle mathvariant="italic">
                                  <mrow>
                                    <mtext>before</mtext>
                                  </mrow>
                                </mstyle>
                              </mrow>
                            </mrow>
                          </mstyle>
                        </mrow>
                      </msub>
                    </mrow>
                  </mfrac>
                </mrow>
              </mrow>
              <mo stretchy="false">=</mo>
              <mrow>
                <mrow>
                  <mfrac>
                    <mrow>
                      <mrow>
                        <mn>1</mn>
                        <mo stretchy="false">+</mo>
                        <mfenced open="(" close=")"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</mfenced>
                      </mrow>
                      <msub>
                        <mi>c</mi>
                        <mrow>
                          <mstyle mathsize="8pt">
                            <mrow>
                              <mrow>
                                <mi>a</mi>
                              </mrow>
                            </mrow>
                          </mstyle>
                        </mrow>
                      </msub>
                    </mrow>
                    <mrow>
                      <mstyle mathvariant="italic">
                        <mrow>
                          <msub>
                            <mtext>p+ni</mtext>
                            <mrow>
                              <mstyle mathsize="8pt">
                                <mrow>
                                  <mrow>
                                    <mi>a</mi>
                                  </mrow>
                                </mrow>
                              </mstyle>
                            </mrow>
                          </msub>
                        </mrow>
                      </mstyle>
                    </mrow>
                  </mfrac>
                </mrow>
                <mo stretchy="false">/</mo>
                <mrow>
                  <mfrac>
                    <mrow>
                      <mrow>
                        <mn>1</mn>
                        <mo stretchy="false">+</mo>
                        <mfenced open="(" close=")"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</mfenced>
                      </mrow>
                      <msub>
                        <mi>c</mi>
                        <mrow>
                          <mstyle mathsize="8pt">
                            <mrow>
                              <mrow>
                                <mi>b</mi>
                              </mrow>
                            </mrow>
                          </mstyle>
                        </mrow>
                      </msub>
                    </mrow>
                    <mrow>
                      <mstyle mathvariant="italic">
                        <mrow>
                          <mtext>p+</mtext>
                        </mrow>
                      </mstyle>
                      <mfenced open="(" close=")">
                        <mrow>
                          <mrow>
                            <mstyle mathvariant="italic">
                              <mrow>
                                <msub>
                                  <mtext>n+m</mtext>
                                  <mrow>
                                    <mstyle mathsize="8pt">
                                      <mrow>
                                        <mrow>
                                          <mi>b</mi>
                                        </mrow>
                                      </mrow>
                                    </mstyle>
                                  </mrow>
                                </msub>
                              </mrow>
                            </mstyle>
                            <mo stretchy="false">−</mo>
                            <mn>1</mn>
                          </mrow>
                        </mrow>
                      </mfenced>
                      <msub>
                        <mi>i</mi>
                        <mrow>
                          <mstyle mathsize="8pt">
                            <mrow>
                              <mrow>
                                <mi>b</mi>
                              </mrow>
                            </mrow>
                          </mstyle>
                        </mrow>
                      </msub>
                    </mrow>
                  </mfrac>
                </mrow>
              </mrow>
            </mrow>
          </mrow>
        </mrow>
      </mstyle>
      <mrow/>
    </mrow>
    <annotation encoding="StarMath 5.0"> size 12{ {  {c rSub { size 8{ ital "after"} } }  over  {i rSub { size 8{ ital "after"} } } } / {  {c rSub { size 8{ ital "before"} } }  over  {i rSub { size 8{ ital "before"} } } } = {  {1+ left (n - 1 right )c rSub { size 8{a} } }  over  { ital "p+ni" rSub { size 8{a} } } } / {  {1+ left (n - 1 right )c rSub { size 8{b} } }  over  { ital "p+" left ( ital "n+m" rSub { size 8{b} }  - 1 right )i rSub { size 8{b} } } } } {}</annotation>
  </semantics>
</math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000000"/>
      <style:text-properties fo:color="#000000" fo:font-size="10pt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fo:font-size="9pt" style:font-size-asian="9pt" style:font-family-complex="Arial" style:font-size-complex="9pt"/>
    </style:style>
    <style:style style:name="ch6" style:family="chart" style:data-style-name="N2">
      <style:chart-properties chart:display-label="true" chart:logarithmic="false" chart:minimum="1" chart:reverse-direction="false" text:line-break="false" chart:axis-position="1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fo:font-size="9pt" style:font-size-asian="9pt" style:font-family-complex="Arial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/>
      <style:graphic-properties svg:stroke-width="0.105cm" svg:stroke-color="#7e0021" draw:fill-color="#7e0021"/>
      <style:text-properties fo:font-size="10pt" style:font-size-asian="10pt" style:font-size-complex="10pt"/>
    </style:style>
    <style:style style:name="ch10" style:family="chart" style:data-style-name="N2">
      <style:chart-properties chart:symbol-type="none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6.115cm" svg:height="9.027cm" xlink:href=".." xlink:type="simple" chart:class="chart:line" chart:style-name="ch1">
        <chart:legend chart:legend-position="end" svg:x="13.051cm" svg:y="3.677cm" style:legend-expansion="high" chart:style-name="ch2"/>
        <chart:plot-area chart:style-name="ch3" table:cell-range-address="Tech_Costs.J6:Tech_Costs.L24" chart:data-source-has-labels="row" svg:x="1.36cm" svg:y="0.855cm" svg:width="11.047cm" svg:height="6.984cm">
          <chartooo:coordinate-region svg:x="2.272cm" svg:y="1.067cm" svg:width="9.948cm" svg:height="6.099cm"/>
          <chart:axis chart:dimension="x" chart:name="primary-x" chart:style-name="ch4">
            <chart:title svg:x="5.847cm" svg:y="8.02cm" chart:style-name="ch5">
              <text:p>Tech Column</text:p>
            </chart:title>
          </chart:axis>
          <chart:axis chart:dimension="y" chart:name="primary-y" chart:style-name="ch6">
            <chart:title svg:x="0.451cm" svg:y="5.555cm" chart:style-name="ch7">
              <text:p>Change vs G&amp;K</text:p>
            </chart:title>
            <chart:grid chart:style-name="ch8" chart:class="major"/>
          </chart:axis>
          <chart:series chart:style-name="ch9" chart:values-cell-range-address="Tech_Costs.J7:Tech_Costs.J24" chart:label-cell-address="Tech_Costs.J6:Tech_Costs.J6" chart:class="chart:line">
            <chart:data-point chart:repeated="18"/>
          </chart:series>
          <chart:series chart:style-name="ch10" chart:values-cell-range-address="Tech_Costs.K7:Tech_Costs.K24" chart:label-cell-address="Tech_Costs.K6:Tech_Costs.K6" chart:class="chart:line">
            <chart:data-point chart:repeated="18"/>
          </chart:series>
          <chart:series chart:style-name="ch11" chart:values-cell-range-address="Tech_Costs.L7:Tech_Costs.L24" chart:label-cell-address="Tech_Costs.L6:Tech_Costs.L6" chart:class="chart:line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NW</text:p>
                <draw:g>
                  <svg:desc>Tech_Costs.J6:Tech_Costs.J6</svg:desc>
                </draw:g>
              </table:table-cell>
              <table:table-cell office:value-type="string">
                <text:p>CEP</text:p>
                <draw:g>
                  <svg:desc>Tech_Costs.K6:Tech_Costs.K6</svg:desc>
                </draw:g>
              </table:table-cell>
              <table:table-cell office:value-type="string">
                <text:p>Gem (New)</text:p>
                <draw:g>
                  <svg:desc>Tech_Costs.L6:Tech_Costs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ech_Costs.J7:Tech_Costs.J24</svg:desc>
                </draw:g>
              </table:table-cell>
              <table:table-cell office:value-type="float" office:value="1">
                <text:p>1</text:p>
                <draw:g>
                  <svg:desc>Tech_Costs.K7:Tech_Costs.K24</svg:desc>
                </draw:g>
              </table:table-cell>
              <table:table-cell office:value-type="float" office:value="1.28571428571429">
                <text:p>1.28571428571429</text:p>
                <draw:g>
                  <svg:desc>Tech_Costs.L7:Tech_Costs.L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8181818181818">
                <text:p>1.18181818181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952380952381">
                <text:p>1.09523809523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5714285714286">
                <text:p>1.05714285714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3636363636364">
                <text:p>1.036363636363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2666666666667">
                <text:p>1.02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1282051282051">
                <text:p>1.012820512820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499322624346816">
                <text:p>0.499322624346816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Windows_x86 LibreOffice_project/7e4286b58adc75a14f6d83f53a03b6c11fa290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none" draw:fill-color="#ececec"/>
    </style:style>
    <style:style style:name="ch2" style:family="chart">
      <style:chart-properties chart:auto-position="true"/>
      <style:graphic-properties draw:stroke="none" draw:fill="none" draw:fill-color="#000000"/>
      <style:text-properties fo:color="#000000" fo:font-size="10pt" style:font-size-asian="10pt" style:font-family-complex="Arial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/>
    </style:style>
    <style:style style:name="ch4" style:family="chart" style:data-style-name="N1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fo:font-size="9pt" style:font-size-asian="9pt" style:font-family-complex="Arial" style:font-size-complex="9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symbol-type="none"/>
      <style:graphic-properties svg:stroke-width="0.105cm" svg:stroke-color="#ffd320" draw:fill-color="#ffd320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105cm" svg:stroke-color="#0084d1" draw:fill-color="#0084d1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2.778cm" svg:height="9.212cm" xlink:href=".." xlink:type="simple" chart:class="chart:line" chart:style-name="ch1">
        <chart:legend chart:legend-position="end" svg:x="8.391cm" svg:y="3.558cm" style:legend-expansion="high" chart:style-name="ch2"/>
        <chart:plot-area chart:style-name="ch3" table:cell-range-address="'RA Value'.A3:'RA Value'.J6" chart:data-source-has-labels="both" svg:x="0.705cm" svg:y="0.871cm" svg:width="7.176cm" svg:height="7.149cm">
          <chartooo:coordinate-region svg:x="1.141cm" svg:y="1.083cm" svg:width="6.553cm" svg:height="6.264cm"/>
          <chart:axis chart:dimension="x" chart:name="primary-x" chart:style-name="ch4" chartooo:axis-type="auto">
            <chartooo:date-scale/>
            <chart:title svg:x="2.278cm" svg:y="8.205cm" chart:style-name="ch5">
              <text:p># Turns per Classical Tech</text:p>
            </chart:title>
            <chart:categories table:cell-range-address="'RA Value'.B3:'RA Value'.J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RA Value'.B4:'RA Value'.J4" chart:label-cell-address="'RA Value'.A4:'RA Value'.A4" chart:class="chart:line">
            <chart:data-point chart:repeated="9"/>
          </chart:series>
          <chart:series chart:style-name="ch9" chart:values-cell-range-address="'RA Value'.B5:'RA Value'.J5" chart:label-cell-address="'RA Value'.A5:'RA Value'.A5" chart:class="chart:line">
            <chart:data-point chart:repeated="9"/>
          </chart:series>
          <chart:series chart:style-name="ch10" chart:values-cell-range-address="'RA Value'.B6:'RA Value'.J6" chart:label-cell-address="'RA Value'.A6:'RA Value'.A6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'RA Value'.B3:'RA Value'.J3</svg:desc>
                </draw:g>
              </table:table-cell>
              <table:table-cell office:value-type="float" office:value="6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A Cost per Turn</text:p>
                <draw:g>
                  <svg:desc>'RA Value'.A4:'RA Value'.A4</svg:desc>
                </draw:g>
              </table:table-cell>
              <table:table-cell office:value-type="float" office:value="3">
                <text:p>3</text:p>
                <draw:g>
                  <svg:desc>'RA Value'.B4:'RA Value'.J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A Income per Turn</text:p>
                <draw:g>
                  <svg:desc>'RA Value'.A5:'RA Value'.A5</svg:desc>
                </draw:g>
              </table:table-cell>
              <table:table-cell office:value-type="float" office:value="7.5">
                <text:p>7.5</text:p>
                <draw:g>
                  <svg:desc>'RA Value'.B5:'RA Value'.J5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3.75">
                <text:p>3.75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.14285714285714">
                <text:p>2.14285714285714</text:p>
              </table:table-cell>
              <table:table-cell office:value-type="float" office:value="1.875">
                <text:p>1.875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RA Income per Turn (without DoF)</text:p>
                <draw:g>
                  <svg:desc>'RA Value'.A6:'RA Value'.A6</svg:desc>
                </draw:g>
              </table:table-cell>
              <table:table-cell office:value-type="float" office:value="3.75">
                <text:p>3.75</text:p>
                <draw:g>
                  <svg:desc>'RA Value'.B6:'RA Value'.J6</svg:desc>
                </draw:g>
              </table:table-cell>
              <table:table-cell office:value-type="float" office:value="2.5">
                <text:p>2.5</text:p>
              </table:table-cell>
              <table:table-cell office:value-type="float" office:value="1.875">
                <text:p>1.875</text:p>
              </table:table-cell>
              <table:table-cell office:value-type="float" office:value="1.5">
                <text:p>1.5</text:p>
              </table:table-cell>
              <table:table-cell office:value-type="float" office:value="1.25">
                <text:p>1.25</text:p>
              </table:table-cell>
              <table:table-cell office:value-type="float" office:value="1.07142857142857">
                <text:p>1.07142857142857</text:p>
              </table:table-cell>
              <table:table-cell office:value-type="float" office:value="0.9375">
                <text:p>0.937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5">
                <text:p>0.7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Windows_x86 LibreOffice_project/7e4286b58adc75a14f6d83f53a03b6c11fa290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